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3402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2189in"/>
    </style:style>
    <style:style style:name="co4" style:family="table-column">
      <style:table-column-properties fo:break-before="auto" style:column-width="0.9272in"/>
    </style:style>
    <style:style style:name="co5" style:family="table-column">
      <style:table-column-properties fo:break-before="auto" style:column-width="1.8193in"/>
    </style:style>
    <style:style style:name="co6" style:family="table-column">
      <style:table-column-properties fo:break-before="auto" style:column-width="2.222in"/>
    </style:style>
    <style:style style:name="co7" style:family="table-column">
      <style:table-column-properties fo:break-before="auto" style:column-width="1.7543in"/>
    </style:style>
    <style:style style:name="co8" style:family="table-column">
      <style:table-column-properties fo:break-before="auto" style:column-width="2.157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PlanetComboName</text:p>
          </table:table-cell>
          <table:table-cell office:value-type="string">
            <text:p>JulianDay</text:p>
          </table:table-cell>
          <table:table-cell office:value-type="string">
            <text:p>Datetime</text:p>
          </table:table-cell>
          <table:table-cell office:value-type="string">
            <text:p>AspectAngle</text:p>
          </table:table-cell>
          <table:table-cell office:value-type="string">
            <text:p>Planet1_GeoTropLongitude</text:p>
          </table:table-cell>
          <table:table-cell office:value-type="string">
            <text:p>Planet2_GeoTropLongitude</text:p>
          </table:table-cell>
          <table:table-cell office:value-type="string">
            <text:p>Planet1_GeoTropLongitude</text:p>
          </table:table-cell>
          <table:table-cell office:value-type="string">
            <text:p>Planet2_GeoTropLongitude</text:p>
          </table:table-cell>
          <table:table-cell office:value-type="string">
            <text:p>Planet1_GeoTropLongitudeSpeed</text:p>
          </table:table-cell>
          <table:table-cell office:value-type="string">
            <text:p>Planet2_GeoTropLongitudeSpeed</text:p>
          </table:table-cell>
          <table:table-cell office:value-type="string">
            <text:p>Planet1_GeoSidLongitude</text:p>
          </table:table-cell>
          <table:table-cell office:value-type="string">
            <text:p>Planet2_GeoSidLongitude</text:p>
          </table:table-cell>
          <table:table-cell office:value-type="string">
            <text:p>Planet1_GeoSidLongitude</text:p>
          </table:table-cell>
          <table:table-cell office:value-type="string">
            <text:p>Planet2_GeoSidLongitude</text:p>
          </table:table-cell>
          <table:table-cell office:value-type="string">
            <text:p>Planet1_GeoSidLongitudeSpeed</text:p>
          </table:table-cell>
          <table:table-cell office:value-type="string">
            <text:p>Planet2_GeoSidLongitudeSpeed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11377.7315162">
            <text:p>2411377.7315162</text:p>
          </table:table-cell>
          <table:table-cell office:value-type="string">
            <text:p>1890-01-10 00:33:23.906250 EST-0500</text:p>
          </table:table-cell>
          <table:table-cell office:value-type="float" office:value="0">
            <text:p>0</text:p>
          </table:table-cell>
          <table:table-cell office:value-type="float" office:value="289.99465091721">
            <text:p>289.9946509172</text:p>
          </table:table-cell>
          <table:table-cell office:value-type="float" office:value="289.994634989534">
            <text:p>289.9946349895</text:p>
          </table:table-cell>
          <table:table-cell table:number-columns-repeated="2" office:value-type="string">
            <text:p>19 ♑ 59' 40"</text:p>
          </table:table-cell>
          <table:table-cell office:value-type="float" office:value="1.0187410132107">
            <text:p>1.0187410132</text:p>
          </table:table-cell>
          <table:table-cell office:value-type="float" office:value="0.234069384594099">
            <text:p>0.2340693846</text:p>
          </table:table-cell>
          <table:table-cell office:value-type="float" office:value="267.677901917611">
            <text:p>267.6779019176</text:p>
          </table:table-cell>
          <table:table-cell office:value-type="float" office:value="267.677885989935">
            <text:p>267.6778859899</text:p>
          </table:table-cell>
          <table:table-cell table:number-columns-repeated="2" office:value-type="string">
            <text:p>27 ♐ 40' 40"</text:p>
          </table:table-cell>
          <table:table-cell office:value-type="float" office:value="1.01874561052121">
            <text:p>1.0187456105</text:p>
          </table:table-cell>
          <table:table-cell office:value-type="float" office:value="0.234073962551198">
            <text:p>0.2340739626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11386.95613426">
            <text:p>2411386.95613426</text:p>
          </table:table-cell>
          <table:table-cell office:value-type="string">
            <text:p>1890-01-19 05:56:50.156250 EST-0500</text:p>
          </table:table-cell>
          <table:table-cell office:value-type="float" office:value="0">
            <text:p>0</text:p>
          </table:table-cell>
          <table:table-cell office:value-type="float" office:value="292.152716748165">
            <text:p>292.1527167482</text:p>
          </table:table-cell>
          <table:table-cell office:value-type="float" office:value="292.152576950218">
            <text:p>292.1525769502</text:p>
          </table:table-cell>
          <table:table-cell table:number-columns-repeated="2" office:value-type="string">
            <text:p>22 ♑ 09' 09"</text:p>
          </table:table-cell>
          <table:table-cell office:value-type="float" office:value="1.256752240849">
            <text:p>1.2567522408</text:p>
          </table:table-cell>
          <table:table-cell office:value-type="float" office:value="0.233508247077929">
            <text:p>0.2335082471</text:p>
          </table:table-cell>
          <table:table-cell office:value-type="float" office:value="269.835567597878">
            <text:p>269.8355675979</text:p>
          </table:table-cell>
          <table:table-cell office:value-type="float" office:value="269.835427799931">
            <text:p>269.8354277999</text:p>
          </table:table-cell>
          <table:table-cell office:value-type="string">
            <text:p>29 ♐ 50' 08"</text:p>
          </table:table-cell>
          <table:table-cell office:value-type="string">
            <text:p>29 ♐ 50' 07"</text:p>
          </table:table-cell>
          <table:table-cell office:value-type="float" office:value="1.25670146393664">
            <text:p>1.2567014639</text:p>
          </table:table-cell>
          <table:table-cell office:value-type="float" office:value="0.233457495416736">
            <text:p>0.233457495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1397.24104167">
            <text:p>2411397.24104167</text:p>
          </table:table-cell>
          <table:table-cell office:value-type="string">
            <text:p>1890-01-29 12:47:06.562500 EST-0500</text:p>
          </table:table-cell>
          <table:table-cell office:value-type="float" office:value="0">
            <text:p>0</text:p>
          </table:table-cell>
          <table:table-cell office:value-type="float" office:value="309.847256695264">
            <text:p>309.8472566953</text:p>
          </table:table-cell>
          <table:table-cell office:value-type="float" office:value="309.847493349978">
            <text:p>309.84749335</text:p>
          </table:table-cell>
          <table:table-cell table:number-columns-repeated="2" office:value-type="string">
            <text:p><text:s/>9 ♒ 50' 50"</text:p>
          </table:table-cell>
          <table:table-cell office:value-type="float" office:value="-1.23830857843302">
            <text:p>-1.2383085784</text:p>
          </table:table-cell>
          <table:table-cell office:value-type="float" office:value="1.01513617304496">
            <text:p>1.015136173</text:p>
          </table:table-cell>
          <table:table-cell office:value-type="float" office:value="287.5297001706">
            <text:p>287.5297001706</text:p>
          </table:table-cell>
          <table:table-cell office:value-type="float" office:value="287.529936825313">
            <text:p>287.5299368253</text:p>
          </table:table-cell>
          <table:table-cell office:value-type="string">
            <text:p>17 ♑ 31' 46"</text:p>
          </table:table-cell>
          <table:table-cell office:value-type="string">
            <text:p>17 ♑ 31' 47"</text:p>
          </table:table-cell>
          <table:table-cell office:value-type="float" office:value="-1.23831871624905">
            <text:p>-1.2383187162</text:p>
          </table:table-cell>
          <table:table-cell office:value-type="float" office:value="1.01512614607123">
            <text:p>1.0151261461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1399.16047454">
            <text:p>2411399.16047454</text:p>
          </table:table-cell>
          <table:table-cell office:value-type="string">
            <text:p>1890-01-31 10:51:05.625000 EST-0500</text:p>
          </table:table-cell>
          <table:table-cell office:value-type="float" office:value="0">
            <text:p>0</text:p>
          </table:table-cell>
          <table:table-cell office:value-type="float" office:value="307.480858009051">
            <text:p>307.4808580091</text:p>
          </table:table-cell>
          <table:table-cell office:value-type="float" office:value="307.480922667185">
            <text:p>307.4809226672</text:p>
          </table:table-cell>
          <table:table-cell table:number-columns-repeated="2" office:value-type="string">
            <text:p><text:s/>7 ♒ 28' 51"</text:p>
          </table:table-cell>
          <table:table-cell office:value-type="float" office:value="-1.20640593623198">
            <text:p>-1.2064059362</text:p>
          </table:table-cell>
          <table:table-cell office:value-type="float" office:value="1.25504685552253">
            <text:p>1.2550468555</text:p>
          </table:table-cell>
          <table:table-cell office:value-type="float" office:value="285.163195735821">
            <text:p>285.1631957358</text:p>
          </table:table-cell>
          <table:table-cell office:value-type="float" office:value="285.163260393955">
            <text:p>285.163260394</text:p>
          </table:table-cell>
          <table:table-cell table:number-columns-repeated="2" office:value-type="string">
            <text:p>15 ♑ 09' 47"</text:p>
          </table:table-cell>
          <table:table-cell office:value-type="float" office:value="-1.2064275223134">
            <text:p>-1.2064275223</text:p>
          </table:table-cell>
          <table:table-cell office:value-type="float" office:value="1.25502510056491">
            <text:p>1.2550251006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1416.97101852">
            <text:p>2411416.97101852</text:p>
          </table:table-cell>
          <table:table-cell office:value-type="string">
            <text:p>1890-02-18 06:18:16.875000 EST-0500</text:p>
          </table:table-cell>
          <table:table-cell office:value-type="float" office:value="0">
            <text:p>0</text:p>
          </table:table-cell>
          <table:table-cell office:value-type="float" office:value="329.809322917024">
            <text:p>329.809322917</text:p>
          </table:table-cell>
          <table:table-cell office:value-type="float" office:value="329.80930471191">
            <text:p>329.8093047119</text:p>
          </table:table-cell>
          <table:table-cell table:number-columns-repeated="2" office:value-type="string">
            <text:p>29 ♒ 48' 33"</text:p>
          </table:table-cell>
          <table:table-cell office:value-type="float" office:value="1.25223120515435">
            <text:p>1.2522312052</text:p>
          </table:table-cell>
          <table:table-cell office:value-type="float" office:value="1.00836009429087">
            <text:p>1.0083600943</text:p>
          </table:table-cell>
          <table:table-cell office:value-type="float" office:value="307.490931052156">
            <text:p>307.4909310522</text:p>
          </table:table-cell>
          <table:table-cell office:value-type="float" office:value="307.490912847043">
            <text:p>307.490912847</text:p>
          </table:table-cell>
          <table:table-cell table:number-columns-repeated="2" office:value-type="string">
            <text:p><text:s/>7 ♒ 29' 27"</text:p>
          </table:table-cell>
          <table:table-cell office:value-type="float" office:value="1.25222674869917">
            <text:p>1.2522267487</text:p>
          </table:table-cell>
          <table:table-cell office:value-type="float" office:value="1.00835612481396">
            <text:p>1.008356124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1466.82552083">
            <text:p>2411466.82552083</text:p>
          </table:table-cell>
          <table:table-cell office:value-type="string">
            <text:p>1890-04-09 02:48:45.000000 EST-0500</text:p>
          </table:table-cell>
          <table:table-cell office:value-type="float" office:value="0">
            <text:p>0</text:p>
          </table:table-cell>
          <table:table-cell office:value-type="float" office:value="19.4160167802502">
            <text:p>19.4160167803</text:p>
          </table:table-cell>
          <table:table-cell office:value-type="float" office:value="19.4159633407165">
            <text:p>19.4159633407</text:p>
          </table:table-cell>
          <table:table-cell table:number-columns-repeated="2" office:value-type="string">
            <text:p>19 ♈ 24' 57"</text:p>
          </table:table-cell>
          <table:table-cell office:value-type="float" office:value="2.07928689355434">
            <text:p>2.0792868936</text:p>
          </table:table-cell>
          <table:table-cell office:value-type="float" office:value="0.980971254654753">
            <text:p>0.9809712547</text:p>
          </table:table-cell>
          <table:table-cell office:value-type="float" office:value="357.096389701774">
            <text:p>357.0963897018</text:p>
          </table:table-cell>
          <table:table-cell office:value-type="float" office:value="357.09633626224">
            <text:p>357.0963362622</text:p>
          </table:table-cell>
          <table:table-cell office:value-type="string">
            <text:p>27 ♓ 05' 47"</text:p>
          </table:table-cell>
          <table:table-cell office:value-type="string">
            <text:p>27 ♓ 05' 46"</text:p>
          </table:table-cell>
          <table:table-cell office:value-type="float" office:value="2.0792740179001">
            <text:p>2.0792740179</text:p>
          </table:table-cell>
          <table:table-cell office:value-type="float" office:value="0.980958212864237">
            <text:p>0.9809582129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1482.63923611">
            <text:p>2411482.63923611</text:p>
          </table:table-cell>
          <table:table-cell office:value-type="string">
            <text:p>1890-04-24 22:20:30.468750 EST-0500</text:p>
          </table:table-cell>
          <table:table-cell office:value-type="float" office:value="0">
            <text:p>0</text:p>
          </table:table-cell>
          <table:table-cell office:value-type="float" office:value="51.3364393501287">
            <text:p>51.3364393501</text:p>
          </table:table-cell>
          <table:table-cell office:value-type="float" office:value="51.3364173794466">
            <text:p>51.3364173794</text:p>
          </table:table-cell>
          <table:table-cell table:number-columns-repeated="2" office:value-type="string">
            <text:p>21 ♉ 20' 11"</text:p>
          </table:table-cell>
          <table:table-cell office:value-type="float" office:value="1.75623276848089">
            <text:p>1.7562327685</text:p>
          </table:table-cell>
          <table:table-cell office:value-type="float" office:value="1.22861117961581">
            <text:p>1.2286111796</text:p>
          </table:table-cell>
          <table:table-cell office:value-type="float" office:value="29.0162310910785">
            <text:p>29.0162310911</text:p>
          </table:table-cell>
          <table:table-cell office:value-type="float" office:value="29.0162091203965">
            <text:p>29.0162091204</text:p>
          </table:table-cell>
          <table:table-cell table:number-columns-repeated="2" office:value-type="string">
            <text:p>29 ♈ 00' 58"</text:p>
          </table:table-cell>
          <table:table-cell office:value-type="float" office:value="1.75621514580175">
            <text:p>1.7562151458</text:p>
          </table:table-cell>
          <table:table-cell office:value-type="float" office:value="1.2285935642259">
            <text:p>1.2285935642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1490.71956018">
            <text:p>2411490.71956018</text:p>
          </table:table-cell>
          <table:table-cell office:value-type="string">
            <text:p>1890-05-03 00:16:10.312500 EST-0500</text:p>
          </table:table-cell>
          <table:table-cell office:value-type="float" office:value="0">
            <text:p>0</text:p>
          </table:table-cell>
          <table:table-cell office:value-type="float" office:value="63.4369946698048">
            <text:p>63.4369946698</text:p>
          </table:table-cell>
          <table:table-cell office:value-type="float" office:value="63.436873335342">
            <text:p>63.4368733353</text:p>
          </table:table-cell>
          <table:table-cell office:value-type="string">
            <text:p><text:s/>3 ♊ 26' 13"</text:p>
          </table:table-cell>
          <table:table-cell office:value-type="string">
            <text:p><text:s/>3 ♊ 26' 12"</text:p>
          </table:table-cell>
          <table:table-cell office:value-type="float" office:value="1.21772545975626">
            <text:p>1.2177254598</text:p>
          </table:table-cell>
          <table:table-cell office:value-type="float" office:value="0.03543817990279">
            <text:p>0.0354381799</text:p>
          </table:table-cell>
          <table:table-cell office:value-type="float" office:value="41.1165750904572">
            <text:p>41.1165750905</text:p>
          </table:table-cell>
          <table:table-cell office:value-type="float" office:value="41.1164537559943">
            <text:p>41.116453756</text:p>
          </table:table-cell>
          <table:table-cell table:number-columns-repeated="2" office:value-type="string">
            <text:p>11 ♉ 06' 59"</text:p>
          </table:table-cell>
          <table:table-cell office:value-type="float" office:value="1.2177516297912">
            <text:p>1.2177516298</text:p>
          </table:table-cell>
          <table:table-cell office:value-type="float" office:value="0.0354646736030673">
            <text:p>0.0354646736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1492.56184028">
            <text:p>2411492.56184028</text:p>
          </table:table-cell>
          <table:table-cell office:value-type="string">
            <text:p>1890-05-04 20:29:03.750000 EST-0500</text:p>
          </table:table-cell>
          <table:table-cell office:value-type="float" office:value="0">
            <text:p>0</text:p>
          </table:table-cell>
          <table:table-cell office:value-type="float" office:value="63.5026107782814">
            <text:p>63.5026107783</text:p>
          </table:table-cell>
          <table:table-cell office:value-type="float" office:value="63.5024709662177">
            <text:p>63.5024709662</text:p>
          </table:table-cell>
          <table:table-cell office:value-type="string">
            <text:p><text:s/>3 ♊ 30' 09"</text:p>
          </table:table-cell>
          <table:table-cell office:value-type="string">
            <text:p><text:s/>3 ♊ 30' 08"</text:p>
          </table:table-cell>
          <table:table-cell office:value-type="float" office:value="1.22364100327436">
            <text:p>1.2236410033</text:p>
          </table:table-cell>
          <table:table-cell office:value-type="float" office:value="0.0357736569744317">
            <text:p>0.035773657</text:p>
          </table:table-cell>
          <table:table-cell office:value-type="float" office:value="41.1821489994446">
            <text:p>41.1821489994</text:p>
          </table:table-cell>
          <table:table-cell office:value-type="float" office:value="41.1820091873809">
            <text:p>41.1820091874</text:p>
          </table:table-cell>
          <table:table-cell table:number-columns-repeated="2" office:value-type="string">
            <text:p>11 ♉ 10' 55"</text:p>
          </table:table-cell>
          <table:table-cell office:value-type="float" office:value="1.22364247175967">
            <text:p>1.2236424718</text:p>
          </table:table-cell>
          <table:table-cell office:value-type="float" office:value="0.0357753863023478">
            <text:p>0.0357753863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1492.88875">
            <text:p>2411492.88875</text:p>
          </table:table-cell>
          <table:table-cell office:value-type="string">
            <text:p>1890-05-05 04:19:48.281250 EST-0500</text:p>
          </table:table-cell>
          <table:table-cell office:value-type="float" office:value="0">
            <text:p>0</text:p>
          </table:table-cell>
          <table:table-cell office:value-type="float" office:value="65.904065504493">
            <text:p>65.9040655045</text:p>
          </table:table-cell>
          <table:table-cell office:value-type="float" office:value="65.9039667826593">
            <text:p>65.9039667827</text:p>
          </table:table-cell>
          <table:table-cell table:number-columns-repeated="2" office:value-type="string">
            <text:p><text:s/>5 ♊ 54' 14"</text:p>
          </table:table-cell>
          <table:table-cell office:value-type="float" office:value="1.05603147348154">
            <text:p>1.0560314735</text:p>
          </table:table-cell>
          <table:table-cell office:value-type="float" office:value="0.021431211534844">
            <text:p>0.0214312115</text:p>
          </table:table-cell>
          <table:table-cell office:value-type="float" office:value="43.5835907983095">
            <text:p>43.5835907983</text:p>
          </table:table-cell>
          <table:table-cell office:value-type="float" office:value="43.5834920764758">
            <text:p>43.5834920765</text:p>
          </table:table-cell>
          <table:table-cell table:number-columns-repeated="2" office:value-type="string">
            <text:p>13 ♉ 35' 00"</text:p>
          </table:table-cell>
          <table:table-cell office:value-type="float" office:value="1.05602697770867">
            <text:p>1.0560269777</text:p>
          </table:table-cell>
          <table:table-cell office:value-type="float" office:value="0.021428466258758">
            <text:p>0.0214284663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11494.55451389">
            <text:p>2411494.55451389</text:p>
          </table:table-cell>
          <table:table-cell office:value-type="string">
            <text:p>1890-05-06 20:18:30.937500 EST-0500</text:p>
          </table:table-cell>
          <table:table-cell office:value-type="float" office:value="0">
            <text:p>0</text:p>
          </table:table-cell>
          <table:table-cell office:value-type="float" office:value="65.9400062131375">
            <text:p>65.9400062131</text:p>
          </table:table-cell>
          <table:table-cell office:value-type="float" office:value="65.9398531153339">
            <text:p>65.9398531153</text:p>
          </table:table-cell>
          <table:table-cell office:value-type="string">
            <text:p><text:s/>5 ♊ 56' 24"</text:p>
          </table:table-cell>
          <table:table-cell office:value-type="string">
            <text:p><text:s/>5 ♊ 56' 23"</text:p>
          </table:table-cell>
          <table:table-cell office:value-type="float" office:value="1.22272073095385">
            <text:p>1.222720731</text:p>
          </table:table-cell>
          <table:table-cell office:value-type="float" office:value="0.0216495454335284">
            <text:p>0.0216495454</text:p>
          </table:table-cell>
          <table:table-cell office:value-type="float" office:value="43.6194374349538">
            <text:p>43.619437435</text:p>
          </table:table-cell>
          <table:table-cell office:value-type="float" office:value="43.6192843371502">
            <text:p>43.6192843372</text:p>
          </table:table-cell>
          <table:table-cell table:number-columns-repeated="2" office:value-type="string">
            <text:p>13 ♉ 37' 09"</text:p>
          </table:table-cell>
          <table:table-cell office:value-type="float" office:value="1.22268984790091">
            <text:p>1.2226898479</text:p>
          </table:table-cell>
          <table:table-cell office:value-type="float" office:value="0.0216197577182908">
            <text:p>0.0216197577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1498.24104167">
            <text:p>2411498.24104167</text:p>
          </table:table-cell>
          <table:table-cell office:value-type="string">
            <text:p>1890-05-10 12:47:06.562500 EST-0500</text:p>
          </table:table-cell>
          <table:table-cell office:value-type="float" office:value="0">
            <text:p>0</text:p>
          </table:table-cell>
          <table:table-cell office:value-type="float" office:value="70.4444990070164">
            <text:p>70.444499007</text:p>
          </table:table-cell>
          <table:table-cell office:value-type="float" office:value="70.4445092937804">
            <text:p>70.4445092938</text:p>
          </table:table-cell>
          <table:table-cell table:number-columns-repeated="2" office:value-type="string">
            <text:p>10 ♊ 26' 40"</text:p>
          </table:table-cell>
          <table:table-cell office:value-type="float" office:value="0.635881151446503">
            <text:p>0.6358811514</text:p>
          </table:table-cell>
          <table:table-cell office:value-type="float" office:value="1.22104342896059">
            <text:p>1.221043429</text:p>
          </table:table-cell>
          <table:table-cell office:value-type="float" office:value="48.1236616914989">
            <text:p>48.1236616915</text:p>
          </table:table-cell>
          <table:table-cell office:value-type="float" office:value="48.1236719782629">
            <text:p>48.1236719783</text:p>
          </table:table-cell>
          <table:table-cell table:number-columns-repeated="2" office:value-type="string">
            <text:p>18 ♉ 07' 25"</text:p>
          </table:table-cell>
          <table:table-cell office:value-type="float" office:value="0.635861528530597">
            <text:p>0.6358615285</text:p>
          </table:table-cell>
          <table:table-cell office:value-type="float" office:value="1.22102369999736">
            <text:p>1.2210237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11513.07380787">
            <text:p>2411513.07380787</text:p>
          </table:table-cell>
          <table:table-cell office:value-type="string">
            <text:p>1890-05-25 08:46:17.343750 EST-0500</text:p>
          </table:table-cell>
          <table:table-cell office:value-type="float" office:value="0">
            <text:p>0</text:p>
          </table:table-cell>
          <table:table-cell office:value-type="float" office:value="64.2598850926239">
            <text:p>64.2598850926</text:p>
          </table:table-cell>
          <table:table-cell office:value-type="float" office:value="64.2596735803174">
            <text:p>64.2596735803</text:p>
          </table:table-cell>
          <table:table-cell office:value-type="string">
            <text:p><text:s/>4 ♊ 15' 35"</text:p>
          </table:table-cell>
          <table:table-cell office:value-type="string">
            <text:p><text:s/>4 ♊ 15' 34"</text:p>
          </table:table-cell>
          <table:table-cell office:value-type="float" office:value="0.959830876281958">
            <text:p>0.9598308763</text:p>
          </table:table-cell>
          <table:table-cell office:value-type="float" office:value="0.0374643444029195">
            <text:p>0.0374643444</text:p>
          </table:table-cell>
          <table:table-cell office:value-type="float" office:value="41.9384213956181">
            <text:p>41.9384213956</text:p>
          </table:table-cell>
          <table:table-cell office:value-type="float" office:value="41.9382098833116">
            <text:p>41.9382098833</text:p>
          </table:table-cell>
          <table:table-cell office:value-type="string">
            <text:p>11 ♉ 56' 18"</text:p>
          </table:table-cell>
          <table:table-cell office:value-type="string">
            <text:p>11 ♉ 56' 17"</text:p>
          </table:table-cell>
          <table:table-cell office:value-type="float" office:value="0.959826987715376">
            <text:p>0.9598269877</text:p>
          </table:table-cell>
          <table:table-cell office:value-type="float" office:value="0.0374603463489494">
            <text:p>0.0374603463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11515.3096412">
            <text:p>2411515.3096412</text:p>
          </table:table-cell>
          <table:table-cell office:value-type="string">
            <text:p>1890-05-27 14:25:53.906250 EST-0500</text:p>
          </table:table-cell>
          <table:table-cell office:value-type="float" office:value="0">
            <text:p>0</text:p>
          </table:table-cell>
          <table:table-cell office:value-type="float" office:value="66.4049011325785">
            <text:p>66.4049011326</text:p>
          </table:table-cell>
          <table:table-cell office:value-type="float" office:value="66.4048918703211">
            <text:p>66.4048918703</text:p>
          </table:table-cell>
          <table:table-cell table:number-columns-repeated="2" office:value-type="string">
            <text:p><text:s/>6 ♊ 24' 17"</text:p>
          </table:table-cell>
          <table:table-cell office:value-type="float" office:value="0.958937443220975">
            <text:p>0.9589374432</text:p>
          </table:table-cell>
          <table:table-cell office:value-type="float" office:value="0.0227619482051319">
            <text:p>0.0227619482</text:p>
          </table:table-cell>
          <table:table-cell office:value-type="float" office:value="44.0833676217812">
            <text:p>44.0833676218</text:p>
          </table:table-cell>
          <table:table-cell office:value-type="float" office:value="44.0833583595239">
            <text:p>44.0833583595</text:p>
          </table:table-cell>
          <table:table-cell table:number-columns-repeated="2" office:value-type="string">
            <text:p>14 ♉ 05' 00"</text:p>
          </table:table-cell>
          <table:table-cell office:value-type="float" office:value="0.958953971642205">
            <text:p>0.9589539716</text:p>
          </table:table-cell>
          <table:table-cell office:value-type="float" office:value="0.0227780111267838">
            <text:p>0.022778011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1517.7237037">
            <text:p>2411517.7237037</text:p>
          </table:table-cell>
          <table:table-cell office:value-type="string">
            <text:p>1890-05-30 00:22:08.906250 EST-0500</text:p>
          </table:table-cell>
          <table:table-cell office:value-type="float" office:value="0">
            <text:p>0</text:p>
          </table:table-cell>
          <table:table-cell office:value-type="float" office:value="68.7185894515194">
            <text:p>68.7185894515</text:p>
          </table:table-cell>
          <table:table-cell office:value-type="float" office:value="68.7187348031433">
            <text:p>68.7187348031</text:p>
          </table:table-cell>
          <table:table-cell office:value-type="string">
            <text:p><text:s/>8 ♊ 43' 06"</text:p>
          </table:table-cell>
          <table:table-cell office:value-type="string">
            <text:p><text:s/>8 ♊ 43' 07"</text:p>
          </table:table-cell>
          <table:table-cell office:value-type="float" office:value="-0.562177465655422">
            <text:p>-0.5621774657</text:p>
          </table:table-cell>
          <table:table-cell office:value-type="float" office:value="0.958041720199334">
            <text:p>0.9580417202</text:p>
          </table:table-cell>
          <table:table-cell office:value-type="float" office:value="46.3970129899744">
            <text:p>46.39701299</text:p>
          </table:table-cell>
          <table:table-cell office:value-type="float" office:value="46.3971583415983">
            <text:p>46.3971583416</text:p>
          </table:table-cell>
          <table:table-cell table:number-columns-repeated="2" office:value-type="string">
            <text:p>16 ♉ 23' 49"</text:p>
          </table:table-cell>
          <table:table-cell office:value-type="float" office:value="-0.562157991317373">
            <text:p>-0.5621579913</text:p>
          </table:table-cell>
          <table:table-cell office:value-type="float" office:value="0.958061112016367">
            <text:p>0.958061112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1521.74982639">
            <text:p>2411521.74982639</text:p>
          </table:table-cell>
          <table:table-cell office:value-type="string">
            <text:p>1890-06-03 00:59:45.937500 EST-0500</text:p>
          </table:table-cell>
          <table:table-cell office:value-type="float" office:value="0">
            <text:p>0</text:p>
          </table:table-cell>
          <table:table-cell office:value-type="float" office:value="66.5512223476149">
            <text:p>66.5512223476</text:p>
          </table:table-cell>
          <table:table-cell office:value-type="float" office:value="66.5512955031765">
            <text:p>66.5512955032</text:p>
          </table:table-cell>
          <table:table-cell table:number-columns-repeated="2" office:value-type="string">
            <text:p><text:s/>6 ♊ 33' 04"</text:p>
          </table:table-cell>
          <table:table-cell office:value-type="float" office:value="-0.489492954674642">
            <text:p>-0.4894929547</text:p>
          </table:table-cell>
          <table:table-cell office:value-type="float" office:value="0.0226988491012683">
            <text:p>0.0226988491</text:p>
          </table:table-cell>
          <table:table-cell office:value-type="float" office:value="44.2294670008716">
            <text:p>44.2294670009</text:p>
          </table:table-cell>
          <table:table-cell office:value-type="float" office:value="44.2295401564332">
            <text:p>44.2295401564</text:p>
          </table:table-cell>
          <table:table-cell table:number-columns-repeated="2" office:value-type="string">
            <text:p>14 ♉ 13' 46"</text:p>
          </table:table-cell>
          <table:table-cell office:value-type="float" office:value="-0.489531875516728">
            <text:p>-0.4895318755</text:p>
          </table:table-cell>
          <table:table-cell office:value-type="float" office:value="0.0226606086545466">
            <text:p>0.0226606087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1526.50739583">
            <text:p>2411526.50739583</text:p>
          </table:table-cell>
          <table:table-cell office:value-type="string">
            <text:p>1890-06-07 19:10:39.843750 EST-0500</text:p>
          </table:table-cell>
          <table:table-cell office:value-type="float" office:value="0">
            <text:p>0</text:p>
          </table:table-cell>
          <table:table-cell office:value-type="float" office:value="64.7596177608847">
            <text:p>64.7596177609</text:p>
          </table:table-cell>
          <table:table-cell office:value-type="float" office:value="64.7596649550775">
            <text:p>64.7596649551</text:p>
          </table:table-cell>
          <table:table-cell table:number-columns-repeated="2" office:value-type="string">
            <text:p><text:s/>4 ♊ 45' 34"</text:p>
          </table:table-cell>
          <table:table-cell office:value-type="float" office:value="-0.24030421191285">
            <text:p>-0.2403042119</text:p>
          </table:table-cell>
          <table:table-cell office:value-type="float" office:value="0.0367477081674064">
            <text:p>0.0367477082</text:p>
          </table:table-cell>
          <table:table-cell office:value-type="float" office:value="42.4374876534861">
            <text:p>42.4374876535</text:p>
          </table:table-cell>
          <table:table-cell office:value-type="float" office:value="42.4375348476789">
            <text:p>42.4375348477</text:p>
          </table:table-cell>
          <table:table-cell office:value-type="string">
            <text:p>12 ♉ 26' 14"</text:p>
          </table:table-cell>
          <table:table-cell office:value-type="string">
            <text:p>12 ♉ 26' 15"</text:p>
          </table:table-cell>
          <table:table-cell office:value-type="float" office:value="-0.240316532489882">
            <text:p>-0.2403165325</text:p>
          </table:table-cell>
          <table:table-cell office:value-type="float" office:value="0.0367356669281744">
            <text:p>0.0367356669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1534.18489583">
            <text:p>2411534.18489583</text:p>
          </table:table-cell>
          <table:table-cell office:value-type="string">
            <text:p>1890-06-15 11:26:15.000000 EST-0500</text:p>
          </table:table-cell>
          <table:table-cell office:value-type="float" office:value="0">
            <text:p>0</text:p>
          </table:table-cell>
          <table:table-cell office:value-type="float" office:value="65.0380786024625">
            <text:p>65.0380786025</text:p>
          </table:table-cell>
          <table:table-cell office:value-type="float" office:value="65.0380428607055">
            <text:p>65.0380428607</text:p>
          </table:table-cell>
          <table:table-cell office:value-type="string">
            <text:p><text:s/>5 ♊ 02' 17"</text:p>
          </table:table-cell>
          <table:table-cell office:value-type="string">
            <text:p><text:s/>5 ♊ 02' 16"</text:p>
          </table:table-cell>
          <table:table-cell office:value-type="float" office:value="0.325758224429378">
            <text:p>0.3257582244</text:p>
          </table:table-cell>
          <table:table-cell office:value-type="float" office:value="0.0357351835551889">
            <text:p>0.0357351836</text:p>
          </table:table-cell>
          <table:table-cell office:value-type="float" office:value="42.7156906433567">
            <text:p>42.7156906434</text:p>
          </table:table-cell>
          <table:table-cell office:value-type="float" office:value="42.7156549015998">
            <text:p>42.7156549016</text:p>
          </table:table-cell>
          <table:table-cell table:number-columns-repeated="2" office:value-type="string">
            <text:p>12 ♉ 42' 56"</text:p>
          </table:table-cell>
          <table:table-cell office:value-type="float" office:value="0.325735108790162">
            <text:p>0.3257351088</text:p>
          </table:table-cell>
          <table:table-cell office:value-type="float" office:value="0.0357118852729708">
            <text:p>0.0357118853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1538.13972222">
            <text:p>2411538.13972222</text:p>
          </table:table-cell>
          <table:table-cell office:value-type="string">
            <text:p>1890-06-19 10:21:12.656250 EST-0500</text:p>
          </table:table-cell>
          <table:table-cell office:value-type="float" office:value="0">
            <text:p>0</text:p>
          </table:table-cell>
          <table:table-cell office:value-type="float" office:value="66.9147501283822">
            <text:p>66.9147501284</text:p>
          </table:table-cell>
          <table:table-cell office:value-type="float" office:value="66.9147278762245">
            <text:p>66.9147278762</text:p>
          </table:table-cell>
          <table:table-cell table:number-columns-repeated="2" office:value-type="string">
            <text:p><text:s/>6 ♊ 54' 53"</text:p>
          </table:table-cell>
          <table:table-cell office:value-type="float" office:value="0.621023348489341">
            <text:p>0.6210233485</text:p>
          </table:table-cell>
          <table:table-cell office:value-type="float" office:value="0.021444592653164">
            <text:p>0.0214445927</text:p>
          </table:table-cell>
          <table:table-cell office:value-type="float" office:value="44.5920857560724">
            <text:p>44.5920857561</text:p>
          </table:table-cell>
          <table:table-cell office:value-type="float" office:value="44.5920635039147">
            <text:p>44.5920635039</text:p>
          </table:table-cell>
          <table:table-cell table:number-columns-repeated="2" office:value-type="string">
            <text:p>14 ♉ 35' 31"</text:p>
          </table:table-cell>
          <table:table-cell office:value-type="float" office:value="0.620994450562701">
            <text:p>0.6209944506</text:p>
          </table:table-cell>
          <table:table-cell office:value-type="float" office:value="0.0214152705994305">
            <text:p>0.0214152706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1566.15534722">
            <text:p>2411566.15534722</text:p>
          </table:table-cell>
          <table:table-cell office:value-type="string">
            <text:p>1890-07-17 10:43:42.656250 EST-0500</text:p>
          </table:table-cell>
          <table:table-cell office:value-type="float" office:value="0">
            <text:p>0</text:p>
          </table:table-cell>
          <table:table-cell office:value-type="float" office:value="151.971159634429">
            <text:p>151.9711596344</text:p>
          </table:table-cell>
          <table:table-cell office:value-type="float" office:value="151.970990596911">
            <text:p>151.9709905969</text:p>
          </table:table-cell>
          <table:table-cell office:value-type="string">
            <text:p><text:s/>1 ♍ 58' 16"</text:p>
          </table:table-cell>
          <table:table-cell office:value-type="string">
            <text:p><text:s/>1 ♍ 58' 15"</text:p>
          </table:table-cell>
          <table:table-cell office:value-type="float" office:value="1.17252903815261">
            <text:p>1.1725290382</text:p>
          </table:table-cell>
          <table:table-cell office:value-type="float" office:value="0.109584418620325">
            <text:p>0.1095844186</text:p>
          </table:table-cell>
          <table:table-cell office:value-type="float" office:value="129.647116371891">
            <text:p>129.6471163719</text:p>
          </table:table-cell>
          <table:table-cell office:value-type="float" office:value="129.646947334373">
            <text:p>129.6469473344</text:p>
          </table:table-cell>
          <table:table-cell table:number-columns-repeated="2" office:value-type="string">
            <text:p><text:s/>9 ♌ 38' 49"</text:p>
          </table:table-cell>
          <table:table-cell office:value-type="float" office:value="1.17251051288063">
            <text:p>1.1725105129</text:p>
          </table:table-cell>
          <table:table-cell office:value-type="float" office:value="0.109565871482244">
            <text:p>0.109565871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1571.43415509">
            <text:p>2411571.43415509</text:p>
          </table:table-cell>
          <table:table-cell office:value-type="string">
            <text:p>1890-07-22 17:25:11.718750 EST-0500</text:p>
          </table:table-cell>
          <table:table-cell office:value-type="float" office:value="0">
            <text:p>0</text:p>
          </table:table-cell>
          <table:table-cell office:value-type="float" office:value="119.990762911001">
            <text:p>119.990762911</text:p>
          </table:table-cell>
          <table:table-cell office:value-type="float" office:value="119.99058979911">
            <text:p>119.9905897991</text:p>
          </table:table-cell>
          <table:table-cell table:number-columns-repeated="2" office:value-type="string">
            <text:p>29 ♋ 59' 26"</text:p>
          </table:table-cell>
          <table:table-cell office:value-type="float" office:value="2.11380159000191">
            <text:p>2.11380159</text:p>
          </table:table-cell>
          <table:table-cell office:value-type="float" office:value="0.955191505086944">
            <text:p>0.9551915051</text:p>
          </table:table-cell>
          <table:table-cell office:value-type="float" office:value="97.6665549144101">
            <text:p>97.6665549144</text:p>
          </table:table-cell>
          <table:table-cell office:value-type="float" office:value="97.6663818025186">
            <text:p>97.6663818025</text:p>
          </table:table-cell>
          <table:table-cell office:value-type="string">
            <text:p><text:s/>7 ♋ 39' 59"</text:p>
          </table:table-cell>
          <table:table-cell office:value-type="string">
            <text:p><text:s/>7 ♋ 39' 58"</text:p>
          </table:table-cell>
          <table:table-cell office:value-type="float" office:value="2.11382596297711">
            <text:p>2.113825963</text:p>
          </table:table-cell>
          <table:table-cell office:value-type="float" office:value="0.955215976920695">
            <text:p>0.9552159769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1589.57356481">
            <text:p>2411589.57356481</text:p>
          </table:table-cell>
          <table:table-cell office:value-type="string">
            <text:p>1890-08-09 20:45:56.250000 EST-0500</text:p>
          </table:table-cell>
          <table:table-cell office:value-type="float" office:value="0">
            <text:p>0</text:p>
          </table:table-cell>
          <table:table-cell office:value-type="float" office:value="154.708535425446">
            <text:p>154.7085354254</text:p>
          </table:table-cell>
          <table:table-cell office:value-type="float" office:value="154.708231274731">
            <text:p>154.7082312747</text:p>
          </table:table-cell>
          <table:table-cell office:value-type="string">
            <text:p><text:s/>4 ♍ 42' 30"</text:p>
          </table:table-cell>
          <table:table-cell office:value-type="string">
            <text:p><text:s/>4 ♍ 42' 29"</text:p>
          </table:table-cell>
          <table:table-cell office:value-type="float" office:value="1.68347365300539">
            <text:p>1.683473653</text:p>
          </table:table-cell>
          <table:table-cell office:value-type="float" office:value="0.122701466660287">
            <text:p>0.1227014667</text:p>
          </table:table-cell>
          <table:table-cell office:value-type="float" office:value="132.383583035852">
            <text:p>132.3835830359</text:p>
          </table:table-cell>
          <table:table-cell office:value-type="float" office:value="132.383278885137">
            <text:p>132.3832788851</text:p>
          </table:table-cell>
          <table:table-cell office:value-type="string">
            <text:p>12 ♌ 23' 00"</text:p>
          </table:table-cell>
          <table:table-cell office:value-type="string">
            <text:p>12 ♌ 22' 59"</text:p>
          </table:table-cell>
          <table:table-cell office:value-type="float" office:value="1.68345554967679">
            <text:p>1.6834555497</text:p>
          </table:table-cell>
          <table:table-cell office:value-type="float" office:value="0.122683364262185">
            <text:p>0.1226833643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11610.27913194">
            <text:p>2411610.27913194</text:p>
          </table:table-cell>
          <table:table-cell office:value-type="string">
            <text:p>1890-08-30 13:41:57.187500 EST-0500</text:p>
          </table:table-cell>
          <table:table-cell office:value-type="float" office:value="0">
            <text:p>0</text:p>
          </table:table-cell>
          <table:table-cell office:value-type="float" office:value="157.300110921865">
            <text:p>157.3001109219</text:p>
          </table:table-cell>
          <table:table-cell office:value-type="float" office:value="157.300075164133">
            <text:p>157.3000751641</text:p>
          </table:table-cell>
          <table:table-cell table:number-columns-repeated="2" office:value-type="string">
            <text:p><text:s/>7 ♍ 18' 00"</text:p>
          </table:table-cell>
          <table:table-cell office:value-type="float" office:value="0.967366009105534">
            <text:p>0.9673660091</text:p>
          </table:table-cell>
          <table:table-cell office:value-type="float" office:value="0.126342468378493">
            <text:p>0.1263424684</text:p>
          </table:table-cell>
          <table:table-cell office:value-type="float" office:value="134.974388914187">
            <text:p>134.9743889142</text:p>
          </table:table-cell>
          <table:table-cell office:value-type="float" office:value="134.974353156455">
            <text:p>134.9743531565</text:p>
          </table:table-cell>
          <table:table-cell table:number-columns-repeated="2" office:value-type="string">
            <text:p>14 ♌ 58' 27"</text:p>
          </table:table-cell>
          <table:table-cell office:value-type="float" office:value="0.967398158405174">
            <text:p>0.9673981584</text:p>
          </table:table-cell>
          <table:table-cell office:value-type="float" office:value="0.126374186311863">
            <text:p>0.1263741863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1612.2158912">
            <text:p>2411612.2158912</text:p>
          </table:table-cell>
          <table:table-cell office:value-type="string">
            <text:p>1890-09-01 12:10:53.906250 EST-0500</text:p>
          </table:table-cell>
          <table:table-cell office:value-type="float" office:value="0">
            <text:p>0</text:p>
          </table:table-cell>
          <table:table-cell office:value-type="float" office:value="204.245183107559">
            <text:p>204.2451831076</text:p>
          </table:table-cell>
          <table:table-cell office:value-type="float" office:value="204.244944085066">
            <text:p>204.2449440851</text:p>
          </table:table-cell>
          <table:table-cell office:value-type="string">
            <text:p>24 ♎ 14' 42"</text:p>
          </table:table-cell>
          <table:table-cell office:value-type="string">
            <text:p>24 ♎ 14' 41"</text:p>
          </table:table-cell>
          <table:table-cell office:value-type="float" office:value="1.08204495963391">
            <text:p>1.0820449596</text:p>
          </table:table-cell>
          <table:table-cell office:value-type="float" office:value="0.048733582061981">
            <text:p>0.0487335821</text:p>
          </table:table-cell>
          <table:table-cell office:value-type="float" office:value="181.919461026197">
            <text:p>181.9194610262</text:p>
          </table:table-cell>
          <table:table-cell office:value-type="float" office:value="181.919222003704">
            <text:p>181.9192220037</text:p>
          </table:table-cell>
          <table:table-cell office:value-type="string">
            <text:p><text:s/>1 ♎ 55' 10"</text:p>
          </table:table-cell>
          <table:table-cell office:value-type="string">
            <text:p><text:s/>1 ♎ 55' 09"</text:p>
          </table:table-cell>
          <table:table-cell office:value-type="float" office:value="1.08208314451808">
            <text:p>1.0820831445</text:p>
          </table:table-cell>
          <table:table-cell office:value-type="float" office:value="0.0487717197741186">
            <text:p>0.048771719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1640.29451389">
            <text:p>2411640.29451389</text:p>
          </table:table-cell>
          <table:table-cell office:value-type="string">
            <text:p>1890-09-29 14:04:06.093750 EST-0500</text:p>
          </table:table-cell>
          <table:table-cell office:value-type="float" office:value="0">
            <text:p>0</text:p>
          </table:table-cell>
          <table:table-cell office:value-type="float" office:value="186.575455851881">
            <text:p>186.5754558519</text:p>
          </table:table-cell>
          <table:table-cell office:value-type="float" office:value="186.575644509716">
            <text:p>186.5756445097</text:p>
          </table:table-cell>
          <table:table-cell office:value-type="string">
            <text:p><text:s/>6 ♎ 34' 31"</text:p>
          </table:table-cell>
          <table:table-cell office:value-type="string">
            <text:p><text:s/>6 ♎ 34' 32"</text:p>
          </table:table-cell>
          <table:table-cell office:value-type="float" office:value="-1.13400702310349">
            <text:p>-1.1340070231</text:p>
          </table:table-cell>
          <table:table-cell office:value-type="float" office:value="0.9830472881755">
            <text:p>0.9830472882</text:p>
          </table:table-cell>
          <table:table-cell office:value-type="float" office:value="164.248987829715">
            <text:p>164.2489878297</text:p>
          </table:table-cell>
          <table:table-cell office:value-type="float" office:value="164.24917648755">
            <text:p>164.2491764876</text:p>
          </table:table-cell>
          <table:table-cell office:value-type="string">
            <text:p>14 ♍ 14' 56"</text:p>
          </table:table-cell>
          <table:table-cell office:value-type="string">
            <text:p>14 ♍ 14' 57"</text:p>
          </table:table-cell>
          <table:table-cell office:value-type="float" office:value="-1.13397205642665">
            <text:p>-1.1339720564</text:p>
          </table:table-cell>
          <table:table-cell office:value-type="float" office:value="0.983082571900516">
            <text:p>0.9830825719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11661.01984954">
            <text:p>2411661.01984954</text:p>
          </table:table-cell>
          <table:table-cell office:value-type="string">
            <text:p>1890-10-20 07:28:35.625000 EST-0500</text:p>
          </table:table-cell>
          <table:table-cell office:value-type="float" office:value="0">
            <text:p>0</text:p>
          </table:table-cell>
          <table:table-cell office:value-type="float" office:value="207.08212337798">
            <text:p>207.082123378</text:p>
          </table:table-cell>
          <table:table-cell office:value-type="float" office:value="207.08196522053">
            <text:p>207.0819652205</text:p>
          </table:table-cell>
          <table:table-cell table:number-columns-repeated="2" office:value-type="string">
            <text:p>27 ♎ 04' 55"</text:p>
          </table:table-cell>
          <table:table-cell office:value-type="float" office:value="0.995252994420357">
            <text:p>0.9952529944</text:p>
          </table:table-cell>
          <table:table-cell office:value-type="float" office:value="0.0629820572272222">
            <text:p>0.0629820572</text:p>
          </table:table-cell>
          <table:table-cell office:value-type="float" office:value="184.755004549436">
            <text:p>184.7550045494</text:p>
          </table:table-cell>
          <table:table-cell office:value-type="float" office:value="184.754846391986">
            <text:p>184.754846392</text:p>
          </table:table-cell>
          <table:table-cell office:value-type="string">
            <text:p><text:s/>4 ♎ 45' 18"</text:p>
          </table:table-cell>
          <table:table-cell office:value-type="string">
            <text:p><text:s/>4 ♎ 45' 17"</text:p>
          </table:table-cell>
          <table:table-cell office:value-type="float" office:value="0.995225910169805">
            <text:p>0.9952259102</text:p>
          </table:table-cell>
          <table:table-cell office:value-type="float" office:value="0.0629549380685953">
            <text:p>0.0629549381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1672.01789352">
            <text:p>2411672.01789352</text:p>
          </table:table-cell>
          <table:table-cell office:value-type="string">
            <text:p>1890-10-31 07:25:46.875000 EST-0500</text:p>
          </table:table-cell>
          <table:table-cell office:value-type="float" office:value="0">
            <text:p>0</text:p>
          </table:table-cell>
          <table:table-cell office:value-type="float" office:value="207.771663155452">
            <text:p>207.7716631555</text:p>
          </table:table-cell>
          <table:table-cell office:value-type="float" office:value="207.771347128419">
            <text:p>207.7713471284</text:p>
          </table:table-cell>
          <table:table-cell office:value-type="string">
            <text:p>27 ♎ 46' 17"</text:p>
          </table:table-cell>
          <table:table-cell office:value-type="string">
            <text:p>27 ♎ 46' 16"</text:p>
          </table:table-cell>
          <table:table-cell office:value-type="float" office:value="1.65109831031964">
            <text:p>1.6510983103</text:p>
          </table:table-cell>
          <table:table-cell office:value-type="float" office:value="0.0622124768419109">
            <text:p>0.0622124768</text:p>
          </table:table-cell>
          <table:table-cell office:value-type="float" office:value="185.444202415322">
            <text:p>185.4442024153</text:p>
          </table:table-cell>
          <table:table-cell office:value-type="float" office:value="185.443886388288">
            <text:p>185.4438863883</text:p>
          </table:table-cell>
          <table:table-cell office:value-type="string">
            <text:p><text:s/>5 ♎ 26' 39"</text:p>
          </table:table-cell>
          <table:table-cell office:value-type="string">
            <text:p><text:s/>5 ♎ 26' 37"</text:p>
          </table:table-cell>
          <table:table-cell office:value-type="float" office:value="1.65107460788094">
            <text:p>1.6510746079</text:p>
          </table:table-cell>
          <table:table-cell office:value-type="float" office:value="0.0621886385011889">
            <text:p>0.0621886385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11685.8643287">
            <text:p>2411685.8643287</text:p>
          </table:table-cell>
          <table:table-cell office:value-type="string">
            <text:p>1890-11-14 03:44:38.906250 EST-0500</text:p>
          </table:table-cell>
          <table:table-cell office:value-type="float" office:value="0">
            <text:p>0</text:p>
          </table:table-cell>
          <table:table-cell office:value-type="float" office:value="305.748246340399">
            <text:p>305.7482463404</text:p>
          </table:table-cell>
          <table:table-cell office:value-type="float" office:value="305.748124064343">
            <text:p>305.7481240643</text:p>
          </table:table-cell>
          <table:table-cell table:number-columns-repeated="2" office:value-type="string">
            <text:p><text:s/>5 ♒ 44' 53"</text:p>
          </table:table-cell>
          <table:table-cell office:value-type="float" office:value="0.732316435435444">
            <text:p>0.7323164354</text:p>
          </table:table-cell>
          <table:table-cell office:value-type="float" office:value="0.1382875260101">
            <text:p>0.138287526</text:p>
          </table:table-cell>
          <table:table-cell office:value-type="float" office:value="283.420277528634">
            <text:p>283.4202775286</text:p>
          </table:table-cell>
          <table:table-cell office:value-type="float" office:value="283.420155252577">
            <text:p>283.4201552526</text:p>
          </table:table-cell>
          <table:table-cell table:number-columns-repeated="2" office:value-type="string">
            <text:p>13 ♑ 25' 12"</text:p>
          </table:table-cell>
          <table:table-cell office:value-type="float" office:value="0.73228398606784">
            <text:p>0.7322839861</text:p>
          </table:table-cell>
          <table:table-cell office:value-type="float" office:value="0.138254952135644">
            <text:p>0.138254952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1688.64997685">
            <text:p>2411688.64997685</text:p>
          </table:table-cell>
          <table:table-cell office:value-type="string">
            <text:p>1890-11-16 22:35:58.593750 EST-0500</text:p>
          </table:table-cell>
          <table:table-cell office:value-type="float" office:value="0">
            <text:p>0</text:p>
          </table:table-cell>
          <table:table-cell office:value-type="float" office:value="234.777894041157">
            <text:p>234.7778940412</text:p>
          </table:table-cell>
          <table:table-cell office:value-type="float" office:value="234.777801077889">
            <text:p>234.7778010779</text:p>
          </table:table-cell>
          <table:table-cell table:number-columns-repeated="2" office:value-type="string">
            <text:p>24 ♏ 46' 40"</text:p>
          </table:table-cell>
          <table:table-cell office:value-type="float" office:value="1.58644059640611">
            <text:p>1.5864405964</text:p>
          </table:table-cell>
          <table:table-cell office:value-type="float" office:value="1.00923538775039">
            <text:p>1.0092353878</text:p>
          </table:table-cell>
          <table:table-cell office:value-type="float" office:value="212.449707171642">
            <text:p>212.4497071716</text:p>
          </table:table-cell>
          <table:table-cell office:value-type="float" office:value="212.449614208374">
            <text:p>212.4496142084</text:p>
          </table:table-cell>
          <table:table-cell table:number-columns-repeated="2" office:value-type="string">
            <text:p><text:s/>2 ♏ 26' 58"</text:p>
          </table:table-cell>
          <table:table-cell office:value-type="float" office:value="1.58640382318384">
            <text:p>1.5864038232</text:p>
          </table:table-cell>
          <table:table-cell office:value-type="float" office:value="1.00919859564567">
            <text:p>1.0091985956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1701.31501157">
            <text:p>2411701.31501157</text:p>
          </table:table-cell>
          <table:table-cell office:value-type="string">
            <text:p>1890-11-29 14:33:37.968750 EST-0500</text:p>
          </table:table-cell>
          <table:table-cell office:value-type="float" office:value="0">
            <text:p>0</text:p>
          </table:table-cell>
          <table:table-cell office:value-type="float" office:value="254.632712478834">
            <text:p>254.6327124788</text:p>
          </table:table-cell>
          <table:table-cell office:value-type="float" office:value="254.63259930926">
            <text:p>254.6325993093</text:p>
          </table:table-cell>
          <table:table-cell table:number-columns-repeated="2" office:value-type="string">
            <text:p>14 ♐ 37' 57"</text:p>
          </table:table-cell>
          <table:table-cell office:value-type="float" office:value="1.55558350645206">
            <text:p>1.5555835065</text:p>
          </table:table-cell>
          <table:table-cell office:value-type="float" office:value="-0.568800334418239">
            <text:p>-0.5688003344</text:p>
          </table:table-cell>
          <table:table-cell office:value-type="float" office:value="232.303935368204">
            <text:p>232.3039353682</text:p>
          </table:table-cell>
          <table:table-cell office:value-type="float" office:value="232.303822198629">
            <text:p>232.3038221986</text:p>
          </table:table-cell>
          <table:table-cell office:value-type="string">
            <text:p>22 ♏ 18' 14"</text:p>
          </table:table-cell>
          <table:table-cell office:value-type="string">
            <text:p>22 ♏ 18' 13"</text:p>
          </table:table-cell>
          <table:table-cell office:value-type="float" office:value="1.55554939604444">
            <text:p>1.555549396</text:p>
          </table:table-cell>
          <table:table-cell office:value-type="float" office:value="-0.568834443187035">
            <text:p>-0.5688344432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1705.69368056">
            <text:p>2411705.69368056</text:p>
          </table:table-cell>
          <table:table-cell office:value-type="string">
            <text:p>1890-12-03 23:38:54.375000 EST-0500</text:p>
          </table:table-cell>
          <table:table-cell office:value-type="float" office:value="0">
            <text:p>0</text:p>
          </table:table-cell>
          <table:table-cell office:value-type="float" office:value="252.027099908043">
            <text:p>252.027099908</text:p>
          </table:table-cell>
          <table:table-cell office:value-type="float" office:value="252.027304812495">
            <text:p>252.0273048125</text:p>
          </table:table-cell>
          <table:table-cell office:value-type="string">
            <text:p>12 ♐ 01' 37"</text:p>
          </table:table-cell>
          <table:table-cell office:value-type="string">
            <text:p>12 ♐ 01' 38"</text:p>
          </table:table-cell>
          <table:table-cell office:value-type="float" office:value="-0.608084192247459">
            <text:p>-0.6080841922</text:p>
          </table:table-cell>
          <table:table-cell office:value-type="float" office:value="1.01511655763758">
            <text:p>1.0151165576</text:p>
          </table:table-cell>
          <table:table-cell office:value-type="float" office:value="229.698093500739">
            <text:p>229.6980935007</text:p>
          </table:table-cell>
          <table:table-cell office:value-type="float" office:value="229.698298405191">
            <text:p>229.6982984052</text:p>
          </table:table-cell>
          <table:table-cell table:number-columns-repeated="2" office:value-type="string">
            <text:p>19 ♏ 41' 53"</text:p>
          </table:table-cell>
          <table:table-cell office:value-type="float" office:value="-0.608076422413792">
            <text:p>-0.6080764224</text:p>
          </table:table-cell>
          <table:table-cell office:value-type="float" office:value="1.01512430160442">
            <text:p>1.015124301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1746.23201389">
            <text:p>2411746.23201389</text:p>
          </table:table-cell>
          <table:table-cell office:value-type="string">
            <text:p>1891-01-13 12:34:06.093750 EST-0500</text:p>
          </table:table-cell>
          <table:table-cell office:value-type="float" office:value="0">
            <text:p>0</text:p>
          </table:table-cell>
          <table:table-cell office:value-type="float" office:value="293.311765817599">
            <text:p>293.3117658176</text:p>
          </table:table-cell>
          <table:table-cell office:value-type="float" office:value="293.312009986901">
            <text:p>293.3120099869</text:p>
          </table:table-cell>
          <table:table-cell office:value-type="string">
            <text:p>23 ♑ 18' 42"</text:p>
          </table:table-cell>
          <table:table-cell office:value-type="string">
            <text:p>23 ♑ 18' 43"</text:p>
          </table:table-cell>
          <table:table-cell office:value-type="float" office:value="-1.31607876406024">
            <text:p>-1.3160787641</text:p>
          </table:table-cell>
          <table:table-cell office:value-type="float" office:value="1.01897430943739">
            <text:p>1.0189743094</text:p>
          </table:table-cell>
          <table:table-cell office:value-type="float" office:value="270.980614690734">
            <text:p>270.9806146907</text:p>
          </table:table-cell>
          <table:table-cell office:value-type="float" office:value="270.980858860035">
            <text:p>270.98085886</text:p>
          </table:table-cell>
          <table:table-cell office:value-type="string">
            <text:p><text:s/>0 ♑ 58' 50"</text:p>
          </table:table-cell>
          <table:table-cell office:value-type="string">
            <text:p><text:s/>0 ♑ 58' 51"</text:p>
          </table:table-cell>
          <table:table-cell office:value-type="float" office:value="-1.31607347358965">
            <text:p>-1.3160734736</text:p>
          </table:table-cell>
          <table:table-cell office:value-type="float" office:value="1.01897916225209">
            <text:p>1.0189791623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11777.11164352">
            <text:p>2411777.11164352</text:p>
          </table:table-cell>
          <table:table-cell office:value-type="string">
            <text:p>1891-02-13 09:40:46.875000 EST-0500</text:p>
          </table:table-cell>
          <table:table-cell office:value-type="float" office:value="0">
            <text:p>0</text:p>
          </table:table-cell>
          <table:table-cell office:value-type="float" office:value="324.660740442448">
            <text:p>324.6607404424</text:p>
          </table:table-cell>
          <table:table-cell office:value-type="float" office:value="324.660712893959">
            <text:p>324.660712894</text:p>
          </table:table-cell>
          <table:table-cell table:number-columns-repeated="2" office:value-type="string">
            <text:p>24 ♒ 39' 38"</text:p>
          </table:table-cell>
          <table:table-cell office:value-type="float" office:value="1.01041272322211">
            <text:p>1.0104127232</text:p>
          </table:table-cell>
          <table:table-cell office:value-type="float" office:value="0.240329078777239">
            <text:p>0.2403290788</text:p>
          </table:table-cell>
          <table:table-cell office:value-type="float" office:value="302.328364887134">
            <text:p>302.3283648871</text:p>
          </table:table-cell>
          <table:table-cell office:value-type="float" office:value="302.328337338645">
            <text:p>302.3283373386</text:p>
          </table:table-cell>
          <table:table-cell table:number-columns-repeated="2" office:value-type="string">
            <text:p><text:s/>2 ♒ 19' 42"</text:p>
          </table:table-cell>
          <table:table-cell office:value-type="float" office:value="1.0104359643918">
            <text:p>1.0104359644</text:p>
          </table:table-cell>
          <table:table-cell office:value-type="float" office:value="0.240352352839545">
            <text:p>0.2403523528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1797.16462963">
            <text:p>2411797.16462963</text:p>
          </table:table-cell>
          <table:table-cell office:value-type="string">
            <text:p>1891-03-05 10:57:04.218750 EST-0500</text:p>
          </table:table-cell>
          <table:table-cell office:value-type="float" office:value="0">
            <text:p>0</text:p>
          </table:table-cell>
          <table:table-cell office:value-type="float" office:value="329.45168092487">
            <text:p>329.4516809249</text:p>
          </table:table-cell>
          <table:table-cell office:value-type="float" office:value="329.4513425958">
            <text:p>329.4513425958</text:p>
          </table:table-cell>
          <table:table-cell office:value-type="string">
            <text:p>29 ♒ 27' 06"</text:p>
          </table:table-cell>
          <table:table-cell office:value-type="string">
            <text:p>29 ♒ 27' 04"</text:p>
          </table:table-cell>
          <table:table-cell office:value-type="float" office:value="1.65629999244146">
            <text:p>1.6562999924</text:p>
          </table:table-cell>
          <table:table-cell office:value-type="float" office:value="0.236169683075369">
            <text:p>0.2361696831</text:p>
          </table:table-cell>
          <table:table-cell office:value-type="float" office:value="307.1186434334">
            <text:p>307.1186434334</text:p>
          </table:table-cell>
          <table:table-cell office:value-type="float" office:value="307.118305104329">
            <text:p>307.1183051043</text:p>
          </table:table-cell>
          <table:table-cell office:value-type="string">
            <text:p><text:s/>7 ♒ 07' 07"</text:p>
          </table:table-cell>
          <table:table-cell office:value-type="string">
            <text:p><text:s/>7 ♒ 07' 05"</text:p>
          </table:table-cell>
          <table:table-cell office:value-type="float" office:value="1.65627144587414">
            <text:p>1.6562714459</text:p>
          </table:table-cell>
          <table:table-cell office:value-type="float" office:value="0.236141269238644">
            <text:p>0.236141269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1815.53571759">
            <text:p>2411815.53571759</text:p>
          </table:table-cell>
          <table:table-cell office:value-type="string">
            <text:p>1891-03-23 19:51:26.718750 EST-0500</text:p>
          </table:table-cell>
          <table:table-cell office:value-type="float" office:value="0">
            <text:p>0</text:p>
          </table:table-cell>
          <table:table-cell office:value-type="float" office:value="3.12176610721007">
            <text:p>3.1217661072</text:p>
          </table:table-cell>
          <table:table-cell office:value-type="float" office:value="3.12174592548435">
            <text:p>3.1217459255</text:p>
          </table:table-cell>
          <table:table-cell table:number-columns-repeated="2" office:value-type="string">
            <text:p><text:s/>3 ♈ 07' 18"</text:p>
          </table:table-cell>
          <table:table-cell office:value-type="float" office:value="2.00495231705814">
            <text:p>2.0049523171</text:p>
          </table:table-cell>
          <table:table-cell office:value-type="float" office:value="0.990332145423677">
            <text:p>0.9903321454</text:p>
          </table:table-cell>
          <table:table-cell office:value-type="float" office:value="340.788171764244">
            <text:p>340.7881717642</text:p>
          </table:table-cell>
          <table:table-cell office:value-type="float" office:value="340.788151582518">
            <text:p>340.7881515825</text:p>
          </table:table-cell>
          <table:table-cell table:number-columns-repeated="2" office:value-type="string">
            <text:p>10 ♓ 47' 17"</text:p>
          </table:table-cell>
          <table:table-cell office:value-type="float" office:value="2.00498931369007">
            <text:p>2.0049893137</text:p>
          </table:table-cell>
          <table:table-cell office:value-type="float" office:value="0.990369320516845">
            <text:p>0.9903693205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11830.3074537">
            <text:p>2411830.3074537</text:p>
          </table:table-cell>
          <table:table-cell office:value-type="string">
            <text:p>1891-04-07 14:22:44.062500 EST-0500</text:p>
          </table:table-cell>
          <table:table-cell office:value-type="float" office:value="0">
            <text:p>0</text:p>
          </table:table-cell>
          <table:table-cell office:value-type="float" office:value="336.910112744435">
            <text:p>336.9101127444</text:p>
          </table:table-cell>
          <table:table-cell office:value-type="float" office:value="336.910104033621">
            <text:p>336.9101040336</text:p>
          </table:table-cell>
          <table:table-cell table:number-columns-repeated="2" office:value-type="string">
            <text:p><text:s/>6 ♓ 54' 36"</text:p>
          </table:table-cell>
          <table:table-cell office:value-type="float" office:value="1.16663034286774">
            <text:p>1.1666303429</text:p>
          </table:table-cell>
          <table:table-cell office:value-type="float" office:value="0.209972027522538">
            <text:p>0.2099720275</text:p>
          </table:table-cell>
          <table:table-cell office:value-type="float" office:value="314.576126226457">
            <text:p>314.5761262265</text:p>
          </table:table-cell>
          <table:table-cell office:value-type="float" office:value="314.576117515644">
            <text:p>314.5761175156</text:p>
          </table:table-cell>
          <table:table-cell table:number-columns-repeated="2" office:value-type="string">
            <text:p>14 ♒ 34' 34"</text:p>
          </table:table-cell>
          <table:table-cell office:value-type="float" office:value="1.16667156755884">
            <text:p>1.1666715676</text:p>
          </table:table-cell>
          <table:table-cell office:value-type="float" office:value="0.210013249947409">
            <text:p>0.2100132499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11850.56306713">
            <text:p>2411850.56306713</text:p>
          </table:table-cell>
          <table:table-cell office:value-type="string">
            <text:p>1891-04-27 20:30:49.218750 EST-0500</text:p>
          </table:table-cell>
          <table:table-cell office:value-type="float" office:value="0">
            <text:p>0</text:p>
          </table:table-cell>
          <table:table-cell office:value-type="float" office:value="65.4165136568263">
            <text:p>65.4165136568</text:p>
          </table:table-cell>
          <table:table-cell office:value-type="float" office:value="65.4163839539319">
            <text:p>65.4163839539</text:p>
          </table:table-cell>
          <table:table-cell office:value-type="string">
            <text:p><text:s/>5 ♊ 24' 59"</text:p>
          </table:table-cell>
          <table:table-cell office:value-type="string">
            <text:p><text:s/>5 ♊ 24' 58"</text:p>
          </table:table-cell>
          <table:table-cell office:value-type="float" office:value="0.682003837026996">
            <text:p>0.682003837</text:p>
          </table:table-cell>
          <table:table-cell office:value-type="float" office:value="0.0338788087270782">
            <text:p>0.0338788087</text:p>
          </table:table-cell>
          <table:table-cell office:value-type="float" office:value="43.0819096914842">
            <text:p>43.0819096915</text:p>
          </table:table-cell>
          <table:table-cell office:value-type="float" office:value="43.0817799885899">
            <text:p>43.0817799886</text:p>
          </table:table-cell>
          <table:table-cell table:number-columns-repeated="2" office:value-type="string">
            <text:p>13 ♉ 04' 54"</text:p>
          </table:table-cell>
          <table:table-cell office:value-type="float" office:value="0.681975332618041">
            <text:p>0.6819753326</text:p>
          </table:table-cell>
          <table:table-cell office:value-type="float" office:value="0.033850447049676">
            <text:p>0.033850447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11852.48469907">
            <text:p>2411852.48469907</text:p>
          </table:table-cell>
          <table:table-cell office:value-type="string">
            <text:p>1891-04-29 18:37:58.125000 EST-0500</text:p>
          </table:table-cell>
          <table:table-cell office:value-type="float" office:value="0">
            <text:p>0</text:p>
          </table:table-cell>
          <table:table-cell office:value-type="float" office:value="66.7259467177483">
            <text:p>66.7259467177</text:p>
          </table:table-cell>
          <table:table-cell office:value-type="float" office:value="66.7258571794046">
            <text:p>66.7258571794</text:p>
          </table:table-cell>
          <table:table-cell table:number-columns-repeated="2" office:value-type="string">
            <text:p><text:s/>6 ♊ 43' 33"</text:p>
          </table:table-cell>
          <table:table-cell office:value-type="float" office:value="0.680832559699908">
            <text:p>0.6808325597</text:p>
          </table:table-cell>
          <table:table-cell office:value-type="float" office:value="0.0205874084605001">
            <text:p>0.0205874085</text:p>
          </table:table-cell>
          <table:table-cell office:value-type="float" office:value="44.3912085882139">
            <text:p>44.3912085882</text:p>
          </table:table-cell>
          <table:table-cell office:value-type="float" office:value="44.3911190498702">
            <text:p>44.3911190499</text:p>
          </table:table-cell>
          <table:table-cell table:number-columns-repeated="2" office:value-type="string">
            <text:p>14 ♉ 23' 28"</text:p>
          </table:table-cell>
          <table:table-cell office:value-type="float" office:value="0.680802237631118">
            <text:p>0.6808022376</text:p>
          </table:table-cell>
          <table:table-cell office:value-type="float" office:value="0.0205567633899994">
            <text:p>0.020556763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1862.61799769">
            <text:p>2411862.61799769</text:p>
          </table:table-cell>
          <table:table-cell office:value-type="string">
            <text:p>1891-05-09 21:49:55.312500 EST-0500</text:p>
          </table:table-cell>
          <table:table-cell office:value-type="float" office:value="0">
            <text:p>0</text:p>
          </table:table-cell>
          <table:table-cell office:value-type="float" office:value="49.1550184535963">
            <text:p>49.1550184536</text:p>
          </table:table-cell>
          <table:table-cell office:value-type="float" office:value="49.1550922827947">
            <text:p>49.1550922828</text:p>
          </table:table-cell>
          <table:table-cell table:number-columns-repeated="2" office:value-type="string">
            <text:p>19 ♉ 09' 18"</text:p>
          </table:table-cell>
          <table:table-cell office:value-type="float" office:value="-0.603090728594735">
            <text:p>-0.6030907286</text:p>
          </table:table-cell>
          <table:table-cell office:value-type="float" office:value="0.96618323204768">
            <text:p>0.966183232</text:p>
          </table:table-cell>
          <table:table-cell office:value-type="float" office:value="26.8199307275745">
            <text:p>26.8199307276</text:p>
          </table:table-cell>
          <table:table-cell office:value-type="float" office:value="26.8200045567728">
            <text:p>26.8200045568</text:p>
          </table:table-cell>
          <table:table-cell office:value-type="string">
            <text:p>26 ♈ 49' 11"</text:p>
          </table:table-cell>
          <table:table-cell office:value-type="string">
            <text:p>26 ♈ 49' 12"</text:p>
          </table:table-cell>
          <table:table-cell office:value-type="float" office:value="-0.60312032499955">
            <text:p>-0.603120325</text:p>
          </table:table-cell>
          <table:table-cell office:value-type="float" office:value="0.966153604143322">
            <text:p>0.9661536041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11880.65364583">
            <text:p>2411880.65364583</text:p>
          </table:table-cell>
          <table:table-cell office:value-type="string">
            <text:p>1891-05-27 22:41:15.000000 EST-0500</text:p>
          </table:table-cell>
          <table:table-cell office:value-type="float" office:value="0">
            <text:p>0</text:p>
          </table:table-cell>
          <table:table-cell office:value-type="float" office:value="66.5074460332311">
            <text:p>66.5074460332</text:p>
          </table:table-cell>
          <table:table-cell office:value-type="float" office:value="66.5073508829013">
            <text:p>66.5073508829</text:p>
          </table:table-cell>
          <table:table-cell table:number-columns-repeated="2" office:value-type="string">
            <text:p><text:s/>6 ♊ 30' 26"</text:p>
          </table:table-cell>
          <table:table-cell office:value-type="float" office:value="0.958840811279867">
            <text:p>0.9588408113</text:p>
          </table:table-cell>
          <table:table-cell office:value-type="float" office:value="0.037467548011684">
            <text:p>0.037467548</text:p>
          </table:table-cell>
          <table:table-cell office:value-type="float" office:value="44.1714703250753">
            <text:p>44.1714703251</text:p>
          </table:table-cell>
          <table:table-cell office:value-type="float" office:value="44.1713751747454">
            <text:p>44.1713751747</text:p>
          </table:table-cell>
          <table:table-cell office:value-type="string">
            <text:p>14 ♉ 10' 17"</text:p>
          </table:table-cell>
          <table:table-cell office:value-type="string">
            <text:p>14 ♉ 10' 16"</text:p>
          </table:table-cell>
          <table:table-cell office:value-type="float" office:value="0.958808827821454">
            <text:p>0.9588088278</text:p>
          </table:table-cell>
          <table:table-cell office:value-type="float" office:value="0.0374354478245204">
            <text:p>0.0374354478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11881.55061343">
            <text:p>2411881.55061343</text:p>
          </table:table-cell>
          <table:table-cell office:value-type="string">
            <text:p>1891-05-28 20:12:53.437500 EST-0500</text:p>
          </table:table-cell>
          <table:table-cell office:value-type="float" office:value="0">
            <text:p>0</text:p>
          </table:table-cell>
          <table:table-cell office:value-type="float" office:value="67.367395001565">
            <text:p>67.3673950016</text:p>
          </table:table-cell>
          <table:table-cell office:value-type="float" office:value="67.3672520822193">
            <text:p>67.3672520822</text:p>
          </table:table-cell>
          <table:table-cell table:number-columns-repeated="2" office:value-type="string">
            <text:p><text:s/>7 ♊ 22' 02"</text:p>
          </table:table-cell>
          <table:table-cell office:value-type="float" office:value="0.958619379985565">
            <text:p>0.95861938</text:p>
          </table:table-cell>
          <table:table-cell office:value-type="float" office:value="0.0228292927236079">
            <text:p>0.0228292927</text:p>
          </table:table-cell>
          <table:table-cell office:value-type="float" office:value="45.0313621659235">
            <text:p>45.0313621659</text:p>
          </table:table-cell>
          <table:table-cell office:value-type="float" office:value="45.0312192465778">
            <text:p>45.0312192466</text:p>
          </table:table-cell>
          <table:table-cell table:number-columns-repeated="2" office:value-type="string">
            <text:p>15 ♉ 01' 52"</text:p>
          </table:table-cell>
          <table:table-cell office:value-type="float" office:value="0.958600947404738">
            <text:p>0.9586009474</text:p>
          </table:table-cell>
          <table:table-cell office:value-type="float" office:value="0.0228097964074029">
            <text:p>0.0228097964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1901.87800926">
            <text:p>2411901.87800926</text:p>
          </table:table-cell>
          <table:table-cell office:value-type="string">
            <text:p>1891-06-18 04:04:20.156250 EST-0500</text:p>
          </table:table-cell>
          <table:table-cell office:value-type="float" office:value="0">
            <text:p>0</text:p>
          </table:table-cell>
          <table:table-cell office:value-type="float" office:value="67.2896864715617">
            <text:p>67.2896864716</text:p>
          </table:table-cell>
          <table:table-cell office:value-type="float" office:value="67.2896083842992">
            <text:p>67.2896083843</text:p>
          </table:table-cell>
          <table:table-cell table:number-columns-repeated="2" office:value-type="string">
            <text:p><text:s/>7 ♊ 17' 22"</text:p>
          </table:table-cell>
          <table:table-cell office:value-type="float" office:value="1.62010958141816">
            <text:p>1.6201095814</text:p>
          </table:table-cell>
          <table:table-cell office:value-type="float" office:value="0.0356576465314926">
            <text:p>0.0356576465</text:p>
          </table:table-cell>
          <table:table-cell office:value-type="float" office:value="44.9527795602329">
            <text:p>44.9527795602</text:p>
          </table:table-cell>
          <table:table-cell office:value-type="float" office:value="44.9527014729704">
            <text:p>44.952701473</text:p>
          </table:table-cell>
          <table:table-cell office:value-type="string">
            <text:p>14 ♉ 57' 10"</text:p>
          </table:table-cell>
          <table:table-cell office:value-type="string">
            <text:p>14 ♉ 57' 09"</text:p>
          </table:table-cell>
          <table:table-cell office:value-type="float" office:value="1.62010814472394">
            <text:p>1.6201081447</text:p>
          </table:table-cell>
          <table:table-cell office:value-type="float" office:value="0.035656188359206">
            <text:p>0.0356561884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1902.21052083">
            <text:p>2411902.21052083</text:p>
          </table:table-cell>
          <table:table-cell office:value-type="string">
            <text:p>1891-06-18 12:03:09.843750 EST-0500</text:p>
          </table:table-cell>
          <table:table-cell office:value-type="float" office:value="0">
            <text:p>0</text:p>
          </table:table-cell>
          <table:table-cell office:value-type="float" office:value="67.831136358658">
            <text:p>67.8311363587</text:p>
          </table:table-cell>
          <table:table-cell office:value-type="float" office:value="67.8309339472383">
            <text:p>67.8309339472</text:p>
          </table:table-cell>
          <table:table-cell office:value-type="string">
            <text:p><text:s/>7 ♊ 49' 52"</text:p>
          </table:table-cell>
          <table:table-cell office:value-type="string">
            <text:p><text:s/>7 ♊ 49' 51"</text:p>
          </table:table-cell>
          <table:table-cell office:value-type="float" office:value="1.63660850461191">
            <text:p>1.6366085046</text:p>
          </table:table-cell>
          <table:table-cell office:value-type="float" office:value="0.0216850909001623">
            <text:p>0.0216850909</text:p>
          </table:table-cell>
          <table:table-cell office:value-type="float" office:value="45.4942154771152">
            <text:p>45.4942154771</text:p>
          </table:table-cell>
          <table:table-cell office:value-type="float" office:value="45.4940130656955">
            <text:p>45.4940130657</text:p>
          </table:table-cell>
          <table:table-cell office:value-type="string">
            <text:p>15 ♉ 29' 39"</text:p>
          </table:table-cell>
          <table:table-cell office:value-type="string">
            <text:p>15 ♉ 29' 38"</text:p>
          </table:table-cell>
          <table:table-cell office:value-type="float" office:value="1.63660258280519">
            <text:p>1.6366025828</text:p>
          </table:table-cell>
          <table:table-cell office:value-type="float" office:value="0.0216798944428404">
            <text:p>0.0216798944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1906.25886574">
            <text:p>2411906.25886574</text:p>
          </table:table-cell>
          <table:table-cell office:value-type="string">
            <text:p>1891-06-22 13:12:46.406250 EST-0500</text:p>
          </table:table-cell>
          <table:table-cell office:value-type="float" office:value="0">
            <text:p>0</text:p>
          </table:table-cell>
          <table:table-cell office:value-type="float" office:value="67.4444426075106">
            <text:p>67.4444426075</text:p>
          </table:table-cell>
          <table:table-cell office:value-type="float" office:value="67.4442527465968">
            <text:p>67.4442527466</text:p>
          </table:table-cell>
          <table:table-cell table:number-columns-repeated="2" office:value-type="string">
            <text:p><text:s/>7 ♊ 26' 39"</text:p>
          </table:table-cell>
          <table:table-cell office:value-type="float" office:value="1.20904145472762">
            <text:p>1.2090414547</text:p>
          </table:table-cell>
          <table:table-cell office:value-type="float" office:value="0.0349107745512751">
            <text:p>0.0349107746</text:p>
          </table:table-cell>
          <table:table-cell office:value-type="float" office:value="45.1072323779274">
            <text:p>45.1072323779</text:p>
          </table:table-cell>
          <table:table-cell office:value-type="float" office:value="45.1070425170136">
            <text:p>45.107042517</text:p>
          </table:table-cell>
          <table:table-cell office:value-type="string">
            <text:p>15 ♉ 06' 26"</text:p>
          </table:table-cell>
          <table:table-cell office:value-type="string">
            <text:p>15 ♉ 06' 25"</text:p>
          </table:table-cell>
          <table:table-cell office:value-type="float" office:value="1.20899092844354">
            <text:p>1.2089909284</text:p>
          </table:table-cell>
          <table:table-cell office:value-type="float" office:value="0.0348602354124836">
            <text:p>0.0348602354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11906.6575463">
            <text:p>2411906.6575463</text:p>
          </table:table-cell>
          <table:table-cell office:value-type="string">
            <text:p>1891-06-22 22:46:52.500000 EST-0500</text:p>
          </table:table-cell>
          <table:table-cell office:value-type="float" office:value="0">
            <text:p>0</text:p>
          </table:table-cell>
          <table:table-cell office:value-type="float" office:value="67.9264982745023">
            <text:p>67.9264982745</text:p>
          </table:table-cell>
          <table:table-cell office:value-type="float" office:value="67.926357569144">
            <text:p>67.9263575691</text:p>
          </table:table-cell>
          <table:table-cell office:value-type="string">
            <text:p><text:s/>7 ♊ 55' 35"</text:p>
          </table:table-cell>
          <table:table-cell office:value-type="string">
            <text:p><text:s/>7 ♊ 55' 34"</text:p>
          </table:table-cell>
          <table:table-cell office:value-type="float" office:value="1.2092139637429">
            <text:p>1.2092139637</text:p>
          </table:table-cell>
          <table:table-cell office:value-type="float" office:value="0.0212014250679236">
            <text:p>0.0212014251</text:p>
          </table:table-cell>
          <table:table-cell office:value-type="float" office:value="45.5892528131273">
            <text:p>45.5892528131</text:p>
          </table:table-cell>
          <table:table-cell office:value-type="float" office:value="45.589112107769">
            <text:p>45.5891121078</text:p>
          </table:table-cell>
          <table:table-cell office:value-type="string">
            <text:p>15 ♉ 35' 21"</text:p>
          </table:table-cell>
          <table:table-cell office:value-type="string">
            <text:p>15 ♉ 35' 20"</text:p>
          </table:table-cell>
          <table:table-cell office:value-type="float" office:value="1.20916436061599">
            <text:p>1.2091643606</text:p>
          </table:table-cell>
          <table:table-cell office:value-type="float" office:value="0.0211513326251087">
            <text:p>0.021151332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1920.7549537">
            <text:p>2411920.7549537</text:p>
          </table:table-cell>
          <table:table-cell office:value-type="string">
            <text:p>1891-07-07 01:07:08.906250 EST-0500</text:p>
          </table:table-cell>
          <table:table-cell office:value-type="float" office:value="0">
            <text:p>0</text:p>
          </table:table-cell>
          <table:table-cell office:value-type="float" office:value="104.806789149622">
            <text:p>104.8067891496</text:p>
          </table:table-cell>
          <table:table-cell office:value-type="float" office:value="104.806759095549">
            <text:p>104.8067590955</text:p>
          </table:table-cell>
          <table:table-cell table:number-columns-repeated="2" office:value-type="string">
            <text:p>14 ♋ 48' 24"</text:p>
          </table:table-cell>
          <table:table-cell office:value-type="float" office:value="2.16244562033347">
            <text:p>2.1624456203</text:p>
          </table:table-cell>
          <table:table-cell office:value-type="float" office:value="0.953703240344018">
            <text:p>0.9537032403</text:p>
          </table:table-cell>
          <table:table-cell office:value-type="float" office:value="82.4687781893409">
            <text:p>82.4687781893</text:p>
          </table:table-cell>
          <table:table-cell office:value-type="float" office:value="82.4687481352682">
            <text:p>82.4687481353</text:p>
          </table:table-cell>
          <table:table-cell table:number-columns-repeated="2" office:value-type="string">
            <text:p>22 ♊ 28' 07"</text:p>
          </table:table-cell>
          <table:table-cell office:value-type="float" office:value="2.16241689648426">
            <text:p>2.1624168965</text:p>
          </table:table-cell>
          <table:table-cell office:value-type="float" office:value="0.953674601670004">
            <text:p>0.9536746017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1925.58333333">
            <text:p>2411925.58333333</text:p>
          </table:table-cell>
          <table:table-cell office:value-type="string">
            <text:p>1891-07-11 21:00:00.000000 EST-0500</text:p>
          </table:table-cell>
          <table:table-cell office:value-type="float" office:value="0">
            <text:p>0</text:p>
          </table:table-cell>
          <table:table-cell office:value-type="float" office:value="115.083334407674">
            <text:p>115.0833344077</text:p>
          </table:table-cell>
          <table:table-cell office:value-type="float" office:value="115.083125328697">
            <text:p>115.0831253287</text:p>
          </table:table-cell>
          <table:table-cell office:value-type="string">
            <text:p>25 ♋ 05' 00"</text:p>
          </table:table-cell>
          <table:table-cell office:value-type="string">
            <text:p>25 ♋ 04' 59"</text:p>
          </table:table-cell>
          <table:table-cell office:value-type="float" office:value="2.08253990534127">
            <text:p>2.0825399053</text:p>
          </table:table-cell>
          <table:table-cell office:value-type="float" office:value="0.646088553431893">
            <text:p>0.6460885534</text:p>
          </table:table-cell>
          <table:table-cell office:value-type="float" office:value="92.7451339402218">
            <text:p>92.7451339402</text:p>
          </table:table-cell>
          <table:table-cell office:value-type="float" office:value="92.7449248612448">
            <text:p>92.7449248612</text:p>
          </table:table-cell>
          <table:table-cell office:value-type="string">
            <text:p><text:s/>2 ♋ 44' 42"</text:p>
          </table:table-cell>
          <table:table-cell office:value-type="string">
            <text:p><text:s/>2 ♋ 44' 41"</text:p>
          </table:table-cell>
          <table:table-cell office:value-type="float" office:value="2.08255970067513">
            <text:p>2.0825597007</text:p>
          </table:table-cell>
          <table:table-cell office:value-type="float" office:value="0.646108392313093">
            <text:p>0.6461083923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11943.80842593">
            <text:p>2411943.80842593</text:p>
          </table:table-cell>
          <table:table-cell office:value-type="string">
            <text:p>1891-07-30 02:24:08.437500 EST-0500</text:p>
          </table:table-cell>
          <table:table-cell office:value-type="float" office:value="0">
            <text:p>0</text:p>
          </table:table-cell>
          <table:table-cell office:value-type="float" office:value="126.809600787837">
            <text:p>126.8096007878</text:p>
          </table:table-cell>
          <table:table-cell office:value-type="float" office:value="126.809536359026">
            <text:p>126.809536359</text:p>
          </table:table-cell>
          <table:table-cell table:number-columns-repeated="2" office:value-type="string">
            <text:p><text:s/>6 ♌ 48' 34"</text:p>
          </table:table-cell>
          <table:table-cell office:value-type="float" office:value="0.956645306001343">
            <text:p>0.956645306</text:p>
          </table:table-cell>
          <table:table-cell office:value-type="float" office:value="0.641259267687512">
            <text:p>0.6412592677</text:p>
          </table:table-cell>
          <table:table-cell office:value-type="float" office:value="104.470613391429">
            <text:p>104.4706133914</text:p>
          </table:table-cell>
          <table:table-cell office:value-type="float" office:value="104.470548962619">
            <text:p>104.4705489626</text:p>
          </table:table-cell>
          <table:table-cell office:value-type="string">
            <text:p>14 ♋ 28' 14"</text:p>
          </table:table-cell>
          <table:table-cell office:value-type="string">
            <text:p>14 ♋ 28' 13"</text:p>
          </table:table-cell>
          <table:table-cell office:value-type="float" office:value="0.956624045487277">
            <text:p>0.9566240455</text:p>
          </table:table-cell>
          <table:table-cell office:value-type="float" office:value="0.641238070616286">
            <text:p>0.6412380706</text:p>
          </table:table-cell>
        </table:table-row>
        <table:table-row table:style-name="ro1">
          <table:table-cell office:value-type="string">
            <text:p>Neptune/Pluto</text:p>
          </table:table-cell>
          <table:table-cell office:value-type="float" office:value="2411947.1612037">
            <text:p>2411947.1612037</text:p>
          </table:table-cell>
          <table:table-cell office:value-type="string">
            <text:p>1891-08-02 10:52:08.906250 EST-0500</text:p>
          </table:table-cell>
          <table:table-cell office:value-type="float" office:value="0">
            <text:p>0</text:p>
          </table:table-cell>
          <table:table-cell office:value-type="float" office:value="68.6264754603465">
            <text:p>68.6264754603</text:p>
          </table:table-cell>
          <table:table-cell office:value-type="float" office:value="68.6264752626219">
            <text:p>68.6264752626</text:p>
          </table:table-cell>
          <table:table-cell table:number-columns-repeated="2" office:value-type="string">
            <text:p><text:s/>8 ♊ 37' 35"</text:p>
          </table:table-cell>
          <table:table-cell office:value-type="float" office:value="0.0211755829903567">
            <text:p>0.021175583</text:p>
          </table:table-cell>
          <table:table-cell office:value-type="float" office:value="0.0122924360596974">
            <text:p>0.0122924361</text:p>
          </table:table-cell>
          <table:table-cell office:value-type="float" office:value="46.2872598082186">
            <text:p>46.2872598082</text:p>
          </table:table-cell>
          <table:table-cell office:value-type="float" office:value="46.287259610494">
            <text:p>46.2872596105</text:p>
          </table:table-cell>
          <table:table-cell table:number-columns-repeated="2" office:value-type="string">
            <text:p>16 ♉ 17' 14"</text:p>
          </table:table-cell>
          <table:table-cell office:value-type="float" office:value="0.021147895441454">
            <text:p>0.0211478954</text:p>
          </table:table-cell>
          <table:table-cell office:value-type="float" office:value="0.0122639652089708">
            <text:p>0.0122639652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1957.14240741">
            <text:p>2411957.14240741</text:p>
          </table:table-cell>
          <table:table-cell office:value-type="string">
            <text:p>1891-08-12 10:25:04.687500 EST-0500</text:p>
          </table:table-cell>
          <table:table-cell office:value-type="float" office:value="0">
            <text:p>0</text:p>
          </table:table-cell>
          <table:table-cell office:value-type="float" office:value="166.555134142379">
            <text:p>166.5551341424</text:p>
          </table:table-cell>
          <table:table-cell office:value-type="float" office:value="166.554980523017">
            <text:p>166.554980523</text:p>
          </table:table-cell>
          <table:table-cell office:value-type="string">
            <text:p>16 ♍ 33' 18"</text:p>
          </table:table-cell>
          <table:table-cell office:value-type="string">
            <text:p>16 ♍ 33' 17"</text:p>
          </table:table-cell>
          <table:table-cell office:value-type="float" office:value="1.13976357622856">
            <text:p>1.1397635762</text:p>
          </table:table-cell>
          <table:table-cell office:value-type="float" office:value="0.116181846881713">
            <text:p>0.1161818469</text:p>
          </table:table-cell>
          <table:table-cell office:value-type="float" office:value="144.215654526031">
            <text:p>144.215654526</text:p>
          </table:table-cell>
          <table:table-cell office:value-type="float" office:value="144.215500906669">
            <text:p>144.2155009067</text:p>
          </table:table-cell>
          <table:table-cell office:value-type="string">
            <text:p>24 ♌ 12' 56"</text:p>
          </table:table-cell>
          <table:table-cell office:value-type="string">
            <text:p>24 ♌ 12' 55"</text:p>
          </table:table-cell>
          <table:table-cell office:value-type="float" office:value="1.13976846594355">
            <text:p>1.1397684659</text:p>
          </table:table-cell>
          <table:table-cell office:value-type="float" office:value="0.11618703058365">
            <text:p>0.1161870306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11966.85920139">
            <text:p>2411966.85920139</text:p>
          </table:table-cell>
          <table:table-cell office:value-type="string">
            <text:p>1891-08-22 03:37:15.937500 EST-0500</text:p>
          </table:table-cell>
          <table:table-cell office:value-type="float" office:value="0">
            <text:p>0</text:p>
          </table:table-cell>
          <table:table-cell office:value-type="float" office:value="141.538291886062">
            <text:p>141.5382918861</text:p>
          </table:table-cell>
          <table:table-cell office:value-type="float" office:value="141.538161175576">
            <text:p>141.5381611756</text:p>
          </table:table-cell>
          <table:table-cell table:number-columns-repeated="2" office:value-type="string">
            <text:p>21 ♌ 32' 17"</text:p>
          </table:table-cell>
          <table:table-cell office:value-type="float" office:value="1.23613312811952">
            <text:p>1.2361331281</text:p>
          </table:table-cell>
          <table:table-cell office:value-type="float" office:value="0.636934019639764">
            <text:p>0.6369340196</text:p>
          </table:table-cell>
          <table:table-cell office:value-type="float" office:value="119.198364207788">
            <text:p>119.1983642078</text:p>
          </table:table-cell>
          <table:table-cell office:value-type="float" office:value="119.198233497303">
            <text:p>119.1982334973</text:p>
          </table:table-cell>
          <table:table-cell office:value-type="string">
            <text:p>29 ♋ 11' 54"</text:p>
          </table:table-cell>
          <table:table-cell office:value-type="string">
            <text:p>29 ♋ 11' 53"</text:p>
          </table:table-cell>
          <table:table-cell office:value-type="float" office:value="1.23617019059342">
            <text:p>1.2361701906</text:p>
          </table:table-cell>
          <table:table-cell office:value-type="float" office:value="0.636971084082455">
            <text:p>0.6369710841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1988.44782407">
            <text:p>2411988.44782407</text:p>
          </table:table-cell>
          <table:table-cell office:value-type="string">
            <text:p>1891-09-12 17:44:52.968750 EST-0500</text:p>
          </table:table-cell>
          <table:table-cell office:value-type="float" office:value="0">
            <text:p>0</text:p>
          </table:table-cell>
          <table:table-cell office:value-type="float" office:value="170.375977354538">
            <text:p>170.3759773545</text:p>
          </table:table-cell>
          <table:table-cell office:value-type="float" office:value="170.376165495269">
            <text:p>170.3761654953</text:p>
          </table:table-cell>
          <table:table-cell office:value-type="string">
            <text:p>20 ♍ 22' 33"</text:p>
          </table:table-cell>
          <table:table-cell office:value-type="string">
            <text:p>20 ♍ 22' 34"</text:p>
          </table:table-cell>
          <table:table-cell office:value-type="float" office:value="-1.03015094632203">
            <text:p>-1.0301509463</text:p>
          </table:table-cell>
          <table:table-cell office:value-type="float" office:value="0.125121443311285">
            <text:p>0.1251214433</text:p>
          </table:table-cell>
          <table:table-cell office:value-type="float" office:value="148.035400087368">
            <text:p>148.0354000874</text:p>
          </table:table-cell>
          <table:table-cell office:value-type="float" office:value="148.035588228099">
            <text:p>148.0355882281</text:p>
          </table:table-cell>
          <table:table-cell office:value-type="string">
            <text:p>28 ♌ 02' 07"</text:p>
          </table:table-cell>
          <table:table-cell office:value-type="string">
            <text:p>28 ♌ 02' 08"</text:p>
          </table:table-cell>
          <table:table-cell office:value-type="float" office:value="-1.0301756827669">
            <text:p>-1.0301756828</text:p>
          </table:table-cell>
          <table:table-cell office:value-type="float" office:value="0.125096199034752">
            <text:p>0.12509619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1988.70833333">
            <text:p>2411988.70833333</text:p>
          </table:table-cell>
          <table:table-cell office:value-type="string">
            <text:p>1891-09-13 00:00:00.000000 EST-0500</text:p>
          </table:table-cell>
          <table:table-cell office:value-type="float" office:value="0">
            <text:p>0</text:p>
          </table:table-cell>
          <table:table-cell office:value-type="float" office:value="170.108039138019">
            <text:p>170.108039138</text:p>
          </table:table-cell>
          <table:table-cell office:value-type="float" office:value="170.10831141723">
            <text:p>170.1083114172</text:p>
          </table:table-cell>
          <table:table-cell office:value-type="string">
            <text:p>20 ♍ 06' 28"</text:p>
          </table:table-cell>
          <table:table-cell office:value-type="string">
            <text:p>20 ♍ 06' 29"</text:p>
          </table:table-cell>
          <table:table-cell office:value-type="float" office:value="-1.02660840289519">
            <text:p>-1.0266084029</text:p>
          </table:table-cell>
          <table:table-cell office:value-type="float" office:value="0.974080732815274">
            <text:p>0.9740807328</text:p>
          </table:table-cell>
          <table:table-cell office:value-type="float" office:value="147.767445377443">
            <text:p>147.7674453774</text:p>
          </table:table-cell>
          <table:table-cell office:value-type="float" office:value="147.767717656654">
            <text:p>147.7677176567</text:p>
          </table:table-cell>
          <table:table-cell office:value-type="string">
            <text:p>27 ♌ 46' 02"</text:p>
          </table:table-cell>
          <table:table-cell office:value-type="string">
            <text:p>27 ♌ 46' 03"</text:p>
          </table:table-cell>
          <table:table-cell office:value-type="float" office:value="-1.02663300198033">
            <text:p>-1.026633002</text:p>
          </table:table-cell>
          <table:table-cell office:value-type="float" office:value="0.97405571034536">
            <text:p>0.9740557103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11989.06232639">
            <text:p>2411989.06232639</text:p>
          </table:table-cell>
          <table:table-cell office:value-type="string">
            <text:p>1891-09-13 08:29:45.937500 EST-0500</text:p>
          </table:table-cell>
          <table:table-cell office:value-type="float" office:value="0">
            <text:p>0</text:p>
          </table:table-cell>
          <table:table-cell office:value-type="float" office:value="170.453156836435">
            <text:p>170.4531568364</text:p>
          </table:table-cell>
          <table:table-cell office:value-type="float" office:value="170.453052301062">
            <text:p>170.4530523011</text:p>
          </table:table-cell>
          <table:table-cell office:value-type="string">
            <text:p>20 ♍ 27' 11"</text:p>
          </table:table-cell>
          <table:table-cell office:value-type="string">
            <text:p>20 ♍ 27' 10"</text:p>
          </table:table-cell>
          <table:table-cell office:value-type="float" office:value="0.974236718241881">
            <text:p>0.9742367182</text:p>
          </table:table-cell>
          <table:table-cell office:value-type="float" office:value="0.125118351479434">
            <text:p>0.1251183515</text:p>
          </table:table-cell>
          <table:table-cell office:value-type="float" office:value="148.112540817902">
            <text:p>148.1125408179</text:p>
          </table:table-cell>
          <table:table-cell office:value-type="float" office:value="148.112436282529">
            <text:p>148.1124362825</text:p>
          </table:table-cell>
          <table:table-cell office:value-type="string">
            <text:p>28 ♌ 06' 45"</text:p>
          </table:table-cell>
          <table:table-cell office:value-type="string">
            <text:p>28 ♌ 06' 44"</text:p>
          </table:table-cell>
          <table:table-cell office:value-type="float" office:value="0.974212608881551">
            <text:p>0.9742126089</text:p>
          </table:table-cell>
          <table:table-cell office:value-type="float" office:value="0.125093918810441">
            <text:p>0.1250939188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1989.3565162">
            <text:p>2411989.3565162</text:p>
          </table:table-cell>
          <table:table-cell office:value-type="string">
            <text:p>1891-09-13 15:33:23.906250 EST-0500</text:p>
          </table:table-cell>
          <table:table-cell office:value-type="float" office:value="0">
            <text:p>0</text:p>
          </table:table-cell>
          <table:table-cell office:value-type="float" office:value="169.447249036402">
            <text:p>169.4472490364</text:p>
          </table:table-cell>
          <table:table-cell office:value-type="float" office:value="169.447649094528">
            <text:p>169.4476490945</text:p>
          </table:table-cell>
          <table:table-cell office:value-type="string">
            <text:p>19 ♍ 26' 50"</text:p>
          </table:table-cell>
          <table:table-cell office:value-type="string">
            <text:p>19 ♍ 26' 51"</text:p>
          </table:table-cell>
          <table:table-cell office:value-type="float" office:value="-1.01056598239918">
            <text:p>-1.0105659824</text:p>
          </table:table-cell>
          <table:table-cell office:value-type="float" office:value="1.24403673228657">
            <text:p>1.2440367323</text:p>
          </table:table-cell>
          <table:table-cell office:value-type="float" office:value="147.10661488861">
            <text:p>147.1066148886</text:p>
          </table:table-cell>
          <table:table-cell office:value-type="float" office:value="147.107014946736">
            <text:p>147.1070149467</text:p>
          </table:table-cell>
          <table:table-cell office:value-type="string">
            <text:p>27 ♌ 06' 23"</text:p>
          </table:table-cell>
          <table:table-cell office:value-type="string">
            <text:p>27 ♌ 06' 25"</text:p>
          </table:table-cell>
          <table:table-cell office:value-type="float" office:value="-1.01058790230251">
            <text:p>-1.0105879023</text:p>
          </table:table-cell>
          <table:table-cell office:value-type="float" office:value="1.24401387686319">
            <text:p>1.2440138769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1990.28791667">
            <text:p>2411990.28791667</text:p>
          </table:table-cell>
          <table:table-cell office:value-type="string">
            <text:p>1891-09-14 13:54:36.562500 EST-0500</text:p>
          </table:table-cell>
          <table:table-cell office:value-type="float" office:value="0">
            <text:p>0</text:p>
          </table:table-cell>
          <table:table-cell office:value-type="float" office:value="170.606441963811">
            <text:p>170.6064419638</text:p>
          </table:table-cell>
          <table:table-cell office:value-type="float" office:value="170.606378176251">
            <text:p>170.6063781763</text:p>
          </table:table-cell>
          <table:table-cell office:value-type="string">
            <text:p>20 ♍ 36' 23"</text:p>
          </table:table-cell>
          <table:table-cell office:value-type="string">
            <text:p>20 ♍ 36' 22"</text:p>
          </table:table-cell>
          <table:table-cell office:value-type="float" office:value="1.24424325878865">
            <text:p>1.2442432588</text:p>
          </table:table-cell>
          <table:table-cell office:value-type="float" office:value="0.125083674349156">
            <text:p>0.1250836743</text:p>
          </table:table-cell>
          <table:table-cell office:value-type="float" office:value="148.265755108533">
            <text:p>148.2657551085</text:p>
          </table:table-cell>
          <table:table-cell office:value-type="float" office:value="148.265691320972">
            <text:p>148.265691321</text:p>
          </table:table-cell>
          <table:table-cell table:number-columns-repeated="2" office:value-type="string">
            <text:p>28 ♌ 15' 56"</text:p>
          </table:table-cell>
          <table:table-cell office:value-type="float" office:value="1.24422982429065">
            <text:p>1.2442298243</text:p>
          </table:table-cell>
          <table:table-cell office:value-type="float" office:value="0.12507009203993">
            <text:p>0.125070092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1994.15851852">
            <text:p>2411994.15851852</text:p>
          </table:table-cell>
          <table:table-cell office:value-type="string">
            <text:p>1891-09-18 10:48:16.875000 EST-0500</text:p>
          </table:table-cell>
          <table:table-cell office:value-type="float" office:value="0">
            <text:p>0</text:p>
          </table:table-cell>
          <table:table-cell office:value-type="float" office:value="175.424041969232">
            <text:p>175.4240419692</text:p>
          </table:table-cell>
          <table:table-cell office:value-type="float" office:value="175.423998961855">
            <text:p>175.4239989619</text:p>
          </table:table-cell>
          <table:table-cell table:number-columns-repeated="2" office:value-type="string">
            <text:p>25 ♍ 25' 26"</text:p>
          </table:table-cell>
          <table:table-cell office:value-type="float" office:value="1.24510571705049">
            <text:p>1.2451057171</text:p>
          </table:table-cell>
          <table:table-cell office:value-type="float" office:value="0.976662426853346">
            <text:p>0.9766624269</text:p>
          </table:table-cell>
          <table:table-cell office:value-type="float" office:value="153.083282196372">
            <text:p>153.0832821964</text:p>
          </table:table-cell>
          <table:table-cell office:value-type="float" office:value="153.083239188995">
            <text:p>153.083239189</text:p>
          </table:table-cell>
          <table:table-cell table:number-columns-repeated="2" office:value-type="string">
            <text:p><text:s/>3 ♍ 04' 59"</text:p>
          </table:table-cell>
          <table:table-cell office:value-type="float" office:value="1.24514902657741">
            <text:p>1.2451490266</text:p>
          </table:table-cell>
          <table:table-cell office:value-type="float" office:value="0.976705860290094">
            <text:p>0.9767058603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2008.74689815">
            <text:p>2412008.74689815</text:p>
          </table:table-cell>
          <table:table-cell office:value-type="string">
            <text:p>1891-10-03 00:55:32.812500 EST-0500</text:p>
          </table:table-cell>
          <table:table-cell office:value-type="float" office:value="0">
            <text:p>0</text:p>
          </table:table-cell>
          <table:table-cell office:value-type="float" office:value="172.892471586441">
            <text:p>172.8924715864</text:p>
          </table:table-cell>
          <table:table-cell office:value-type="float" office:value="172.892422990775">
            <text:p>172.8924229908</text:p>
          </table:table-cell>
          <table:table-cell table:number-columns-repeated="2" office:value-type="string">
            <text:p>22 ♍ 53' 32"</text:p>
          </table:table-cell>
          <table:table-cell office:value-type="float" office:value="1.4099520661016">
            <text:p>1.4099520661</text:p>
          </table:table-cell>
          <table:table-cell office:value-type="float" office:value="0.121577222857746">
            <text:p>0.1215772229</text:p>
          </table:table-cell>
          <table:table-cell office:value-type="float" office:value="150.551331677842">
            <text:p>150.5513316778</text:p>
          </table:table-cell>
          <table:table-cell office:value-type="float" office:value="150.551283082176">
            <text:p>150.5512830822</text:p>
          </table:table-cell>
          <table:table-cell table:number-columns-repeated="2" office:value-type="string">
            <text:p><text:s/>0 ♍ 33' 04"</text:p>
          </table:table-cell>
          <table:table-cell office:value-type="float" office:value="1.4099923286362">
            <text:p>1.4099923286</text:p>
          </table:table-cell>
          <table:table-cell office:value-type="float" office:value="0.121617496172815">
            <text:p>0.1216174962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12017.9658912">
            <text:p>2412017.9658912</text:p>
          </table:table-cell>
          <table:table-cell office:value-type="string">
            <text:p>1891-10-12 06:10:53.906250 EST-0500</text:p>
          </table:table-cell>
          <table:table-cell office:value-type="float" office:value="0">
            <text:p>0</text:p>
          </table:table-cell>
          <table:table-cell office:value-type="float" office:value="173.995660521482">
            <text:p>173.9956605215</text:p>
          </table:table-cell>
          <table:table-cell office:value-type="float" office:value="173.99555105432">
            <text:p>173.9955510543</text:p>
          </table:table-cell>
          <table:table-cell office:value-type="string">
            <text:p>23 ♍ 59' 44"</text:p>
          </table:table-cell>
          <table:table-cell office:value-type="string">
            <text:p>23 ♍ 59' 43"</text:p>
          </table:table-cell>
          <table:table-cell office:value-type="float" office:value="0.634047891679795">
            <text:p>0.6340478917</text:p>
          </table:table-cell>
          <table:table-cell office:value-type="float" office:value="0.117433763476088">
            <text:p>0.1174337635</text:p>
          </table:table-cell>
          <table:table-cell office:value-type="float" office:value="151.654175257286">
            <text:p>151.6541752573</text:p>
          </table:table-cell>
          <table:table-cell office:value-type="float" office:value="151.654065790124">
            <text:p>151.6540657901</text:p>
          </table:table-cell>
          <table:table-cell office:value-type="string">
            <text:p><text:s/>1 ♍ 39' 15"</text:p>
          </table:table-cell>
          <table:table-cell office:value-type="string">
            <text:p><text:s/>1 ♍ 39' 14"</text:p>
          </table:table-cell>
          <table:table-cell office:value-type="float" office:value="0.63403906254134">
            <text:p>0.6340390625</text:p>
          </table:table-cell>
          <table:table-cell office:value-type="float" office:value="0.11742475065889">
            <text:p>0.1174247507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2022.87385417">
            <text:p>2412022.87385417</text:p>
          </table:table-cell>
          <table:table-cell office:value-type="string">
            <text:p>1891-10-17 03:58:21.562500 EST-0500</text:p>
          </table:table-cell>
          <table:table-cell office:value-type="float" office:value="0">
            <text:p>0</text:p>
          </table:table-cell>
          <table:table-cell office:value-type="float" office:value="211.260278774429">
            <text:p>211.2602787744</text:p>
          </table:table-cell>
          <table:table-cell office:value-type="float" office:value="211.260195752694">
            <text:p>211.2601957527</text:p>
          </table:table-cell>
          <table:table-cell office:value-type="string">
            <text:p><text:s/>1 ♏ 15' 37"</text:p>
          </table:table-cell>
          <table:table-cell office:value-type="string">
            <text:p><text:s/>1 ♏ 15' 36"</text:p>
          </table:table-cell>
          <table:table-cell office:value-type="float" office:value="1.24951717273819">
            <text:p>1.2495171727</text:p>
          </table:table-cell>
          <table:table-cell office:value-type="float" office:value="0.062372347948552">
            <text:p>0.0623723479</text:p>
          </table:table-cell>
          <table:table-cell office:value-type="float" office:value="188.918724745098">
            <text:p>188.9187247451</text:p>
          </table:table-cell>
          <table:table-cell office:value-type="float" office:value="188.918641723363">
            <text:p>188.9186417234</text:p>
          </table:table-cell>
          <table:table-cell table:number-columns-repeated="2" office:value-type="string">
            <text:p><text:s/>8 ♎ 55' 07"</text:p>
          </table:table-cell>
          <table:table-cell office:value-type="float" office:value="1.2495497307678">
            <text:p>1.2495497308</text:p>
          </table:table-cell>
          <table:table-cell office:value-type="float" office:value="0.0624048529683104">
            <text:p>0.062404853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12030.96784722">
            <text:p>2412030.96784722</text:p>
          </table:table-cell>
          <table:table-cell office:value-type="string">
            <text:p>1891-10-25 06:13:42.656250 EST-0500</text:p>
          </table:table-cell>
          <table:table-cell office:value-type="float" office:value="0">
            <text:p>0</text:p>
          </table:table-cell>
          <table:table-cell office:value-type="float" office:value="211.767911750055">
            <text:p>211.7679117501</text:p>
          </table:table-cell>
          <table:table-cell office:value-type="float" office:value="211.767695786404">
            <text:p>211.7676957864</text:p>
          </table:table-cell>
          <table:table-cell office:value-type="string">
            <text:p><text:s/>1 ♏ 46' 04"</text:p>
          </table:table-cell>
          <table:table-cell office:value-type="string">
            <text:p><text:s/>1 ♏ 46' 03"</text:p>
          </table:table-cell>
          <table:table-cell office:value-type="float" office:value="0.997754854358812">
            <text:p>0.9977548544</text:p>
          </table:table-cell>
          <table:table-cell office:value-type="float" office:value="0.0628467683930268">
            <text:p>0.0628467684</text:p>
          </table:table-cell>
          <table:table-cell office:value-type="float" office:value="189.425960279708">
            <text:p>189.4259602797</text:p>
          </table:table-cell>
          <table:table-cell office:value-type="float" office:value="189.425744316056">
            <text:p>189.4257443161</text:p>
          </table:table-cell>
          <table:table-cell office:value-type="string">
            <text:p><text:s/>9 ♎ 25' 33"</text:p>
          </table:table-cell>
          <table:table-cell office:value-type="string">
            <text:p><text:s/>9 ♎ 25' 32"</text:p>
          </table:table-cell>
          <table:table-cell office:value-type="float" office:value="0.99775444865451">
            <text:p>0.9977544487</text:p>
          </table:table-cell>
          <table:table-cell office:value-type="float" office:value="0.0628462970650517">
            <text:p>0.0628462971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2032.05476852">
            <text:p>2412032.05476852</text:p>
          </table:table-cell>
          <table:table-cell office:value-type="string">
            <text:p>1891-10-26 08:18:52.031250 EST-0500</text:p>
          </table:table-cell>
          <table:table-cell office:value-type="float" office:value="0">
            <text:p>0</text:p>
          </table:table-cell>
          <table:table-cell office:value-type="float" office:value="211.836224761015">
            <text:p>211.836224761</text:p>
          </table:table-cell>
          <table:table-cell office:value-type="float" office:value="211.835998296886">
            <text:p>211.8359982969</text:p>
          </table:table-cell>
          <table:table-cell office:value-type="string">
            <text:p><text:s/>1 ♏ 50' 10"</text:p>
          </table:table-cell>
          <table:table-cell office:value-type="string">
            <text:p><text:s/>1 ♏ 50' 09"</text:p>
          </table:table-cell>
          <table:table-cell office:value-type="float" office:value="1.65650652808777">
            <text:p>1.6565065281</text:p>
          </table:table-cell>
          <table:table-cell office:value-type="float" office:value="0.0628317072204748">
            <text:p>0.0628317072</text:p>
          </table:table-cell>
          <table:table-cell office:value-type="float" office:value="189.494238584627">
            <text:p>189.4942385846</text:p>
          </table:table-cell>
          <table:table-cell office:value-type="float" office:value="189.494012120497">
            <text:p>189.4940121205</text:p>
          </table:table-cell>
          <table:table-cell office:value-type="string">
            <text:p><text:s/>9 ♎ 29' 39"</text:p>
          </table:table-cell>
          <table:table-cell office:value-type="string">
            <text:p><text:s/>9 ♎ 29' 38"</text:p>
          </table:table-cell>
          <table:table-cell office:value-type="float" office:value="1.65651924262771">
            <text:p>1.6565192426</text:p>
          </table:table-cell>
          <table:table-cell office:value-type="float" office:value="0.0628444418035665">
            <text:p>0.062844441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2033.61628472">
            <text:p>2412033.61628472</text:p>
          </table:table-cell>
          <table:table-cell office:value-type="string">
            <text:p>1891-10-27 21:47:27.656250 EST-0500</text:p>
          </table:table-cell>
          <table:table-cell office:value-type="float" office:value="0">
            <text:p>0</text:p>
          </table:table-cell>
          <table:table-cell office:value-type="float" office:value="214.4125342002">
            <text:p>214.4125342002</text:p>
          </table:table-cell>
          <table:table-cell office:value-type="float" office:value="214.412495226152">
            <text:p>214.4124952262</text:p>
          </table:table-cell>
          <table:table-cell office:value-type="string">
            <text:p><text:s/>4 ♏ 24' 45"</text:p>
          </table:table-cell>
          <table:table-cell office:value-type="string">
            <text:p><text:s/>4 ♏ 24' 44"</text:p>
          </table:table-cell>
          <table:table-cell office:value-type="float" office:value="1.64329278514774">
            <text:p>1.6432927851</text:p>
          </table:table-cell>
          <table:table-cell office:value-type="float" office:value="0.999325449489047">
            <text:p>0.9993254495</text:p>
          </table:table-cell>
          <table:table-cell office:value-type="float" office:value="192.070520749559">
            <text:p>192.0705207496</text:p>
          </table:table-cell>
          <table:table-cell office:value-type="float" office:value="192.070481775511">
            <text:p>192.0704817755</text:p>
          </table:table-cell>
          <table:table-cell table:number-columns-repeated="2" office:value-type="string">
            <text:p>12 ♎ 04' 13"</text:p>
          </table:table-cell>
          <table:table-cell office:value-type="float" office:value="1.64332029101088">
            <text:p>1.643320291</text:p>
          </table:table-cell>
          <table:table-cell office:value-type="float" office:value="0.999352986173417">
            <text:p>0.9993529862</text:p>
          </table:table-cell>
        </table:table-row>
        <table:table-row table:style-name="ro1">
          <table:table-cell office:value-type="string">
            <text:p>Neptune/Pluto</text:p>
          </table:table-cell>
          <table:table-cell office:value-type="float" office:value="2412042.48908565">
            <text:p>2412042.48908565</text:p>
          </table:table-cell>
          <table:table-cell office:value-type="string">
            <text:p>1891-11-05 18:44:17.812500 EST-0500</text:p>
          </table:table-cell>
          <table:table-cell office:value-type="float" office:value="0">
            <text:p>0</text:p>
          </table:table-cell>
          <table:table-cell office:value-type="float" office:value="68.3019715487206">
            <text:p>68.3019715487</text:p>
          </table:table-cell>
          <table:table-cell office:value-type="float" office:value="68.3019717682359">
            <text:p>68.3019717682</text:p>
          </table:table-cell>
          <table:table-cell table:number-columns-repeated="2" office:value-type="string">
            <text:p><text:s/>8 ♊ 18' 07"</text:p>
          </table:table-cell>
          <table:table-cell office:value-type="float" office:value="-0.0250410574971581">
            <text:p>-0.0250410575</text:p>
          </table:table-cell>
          <table:table-cell office:value-type="float" office:value="-0.0169695687035667">
            <text:p>-0.0169695687</text:p>
          </table:table-cell>
          <table:table-cell office:value-type="float" office:value="45.959693506937">
            <text:p>45.9596935069</text:p>
          </table:table-cell>
          <table:table-cell office:value-type="float" office:value="45.9596937264523">
            <text:p>45.9596937265</text:p>
          </table:table-cell>
          <table:table-cell table:number-columns-repeated="2" office:value-type="string">
            <text:p>15 ♉ 57' 34"</text:p>
          </table:table-cell>
          <table:table-cell office:value-type="float" office:value="-0.0250736606715602">
            <text:p>-0.0250736607</text:p>
          </table:table-cell>
          <table:table-cell office:value-type="float" office:value="-0.0170018370380024">
            <text:p>-0.017001837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2072.59163194">
            <text:p>2412072.59163194</text:p>
          </table:table-cell>
          <table:table-cell office:value-type="string">
            <text:p>1891-12-05 21:11:57.187500 EST-0500</text:p>
          </table:table-cell>
          <table:table-cell office:value-type="float" office:value="0">
            <text:p>0</text:p>
          </table:table-cell>
          <table:table-cell office:value-type="float" office:value="273.420583803517">
            <text:p>273.4205838035</text:p>
          </table:table-cell>
          <table:table-cell office:value-type="float" office:value="273.420573326449">
            <text:p>273.4205733264</text:p>
          </table:table-cell>
          <table:table-cell table:number-columns-repeated="2" office:value-type="string">
            <text:p><text:s/>3 ♑ 25' 14"</text:p>
          </table:table-cell>
          <table:table-cell office:value-type="float" office:value="1.29800935877703">
            <text:p>1.2980093588</text:p>
          </table:table-cell>
          <table:table-cell office:value-type="float" office:value="1.24955780606814">
            <text:p>1.2495578061</text:p>
          </table:table-cell>
          <table:table-cell office:value-type="float" office:value="251.076814080416">
            <text:p>251.0768140804</text:p>
          </table:table-cell>
          <table:table-cell office:value-type="float" office:value="251.076803603347">
            <text:p>251.0768036033</text:p>
          </table:table-cell>
          <table:table-cell table:number-columns-repeated="2" office:value-type="string">
            <text:p>11 ♐ 04' 36"</text:p>
          </table:table-cell>
          <table:table-cell office:value-type="float" office:value="1.29798321994384">
            <text:p>1.2979832199</text:p>
          </table:table-cell>
          <table:table-cell office:value-type="float" office:value="1.24953168402179">
            <text:p>1.249531684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2075.14997685">
            <text:p>2412075.14997685</text:p>
          </table:table-cell>
          <table:table-cell office:value-type="string">
            <text:p>1891-12-08 10:35:58.593750 EST-0500</text:p>
          </table:table-cell>
          <table:table-cell office:value-type="float" office:value="0">
            <text:p>0</text:p>
          </table:table-cell>
          <table:table-cell office:value-type="float" office:value="276.616841235442">
            <text:p>276.6168412354</text:p>
          </table:table-cell>
          <table:table-cell office:value-type="float" office:value="276.616846062275">
            <text:p>276.6168460623</text:p>
          </table:table-cell>
          <table:table-cell table:number-columns-repeated="2" office:value-type="string">
            <text:p><text:s/>6 ♑ 37' 00"</text:p>
          </table:table-cell>
          <table:table-cell office:value-type="float" office:value="1.19411596460457">
            <text:p>1.1941159646</text:p>
          </table:table-cell>
          <table:table-cell office:value-type="float" office:value="1.24913246941409">
            <text:p>1.2491324694</text:p>
          </table:table-cell>
          <table:table-cell office:value-type="float" office:value="254.272956862557">
            <text:p>254.2729568626</text:p>
          </table:table-cell>
          <table:table-cell office:value-type="float" office:value="254.27296168939">
            <text:p>254.2729616894</text:p>
          </table:table-cell>
          <table:table-cell table:number-columns-repeated="2" office:value-type="string">
            <text:p>14 ♐ 16' 22"</text:p>
          </table:table-cell>
          <table:table-cell office:value-type="float" office:value="1.19412704734703">
            <text:p>1.1941270473</text:p>
          </table:table-cell>
          <table:table-cell office:value-type="float" office:value="1.24914357106335">
            <text:p>1.2491435711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12082.18391204">
            <text:p>2412082.18391204</text:p>
          </table:table-cell>
          <table:table-cell office:value-type="string">
            <text:p>1891-12-15 11:24:50.625000 EST-0500</text:p>
          </table:table-cell>
          <table:table-cell office:value-type="float" office:value="0">
            <text:p>0</text:p>
          </table:table-cell>
          <table:table-cell office:value-type="float" office:value="214.705465018435">
            <text:p>214.7054650184</text:p>
          </table:table-cell>
          <table:table-cell office:value-type="float" office:value="214.705431597457">
            <text:p>214.7054315975</text:p>
          </table:table-cell>
          <table:table-cell table:number-columns-repeated="2" office:value-type="string">
            <text:p><text:s/>4 ♏ 42' 19"</text:p>
          </table:table-cell>
          <table:table-cell office:value-type="float" office:value="0.632849491479243">
            <text:p>0.6328494915</text:p>
          </table:table-cell>
          <table:table-cell office:value-type="float" office:value="0.0465054955023231">
            <text:p>0.0465054955</text:p>
          </table:table-cell>
          <table:table-cell office:value-type="float" office:value="192.36124209168">
            <text:p>192.3612420917</text:p>
          </table:table-cell>
          <table:table-cell office:value-type="float" office:value="192.361208670701">
            <text:p>192.3612086707</text:p>
          </table:table-cell>
          <table:table-cell table:number-columns-repeated="2" office:value-type="string">
            <text:p>12 ♎ 21' 40"</text:p>
          </table:table-cell>
          <table:table-cell office:value-type="float" office:value="0.632797680377041">
            <text:p>0.6327976804</text:p>
          </table:table-cell>
          <table:table-cell office:value-type="float" office:value="0.0464536598057713">
            <text:p>0.046453659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2095.41438657">
            <text:p>2412095.41438657</text:p>
          </table:table-cell>
          <table:table-cell office:value-type="string">
            <text:p>1891-12-28 16:56:43.125000 EST-0500</text:p>
          </table:table-cell>
          <table:table-cell office:value-type="float" office:value="0">
            <text:p>0</text:p>
          </table:table-cell>
          <table:table-cell office:value-type="float" office:value="276.93910777594">
            <text:p>276.9391077759</text:p>
          </table:table-cell>
          <table:table-cell office:value-type="float" office:value="276.939300244516">
            <text:p>276.9393002445</text:p>
          </table:table-cell>
          <table:table-cell office:value-type="string">
            <text:p><text:s/>6 ♑ 56' 20"</text:p>
          </table:table-cell>
          <table:table-cell office:value-type="string">
            <text:p><text:s/>6 ♑ 56' 21"</text:p>
          </table:table-cell>
          <table:table-cell office:value-type="float" office:value="-1.36601014508963">
            <text:p>-1.3660101451</text:p>
          </table:table-cell>
          <table:table-cell office:value-type="float" office:value="1.01967153185766">
            <text:p>1.0196715319</text:p>
          </table:table-cell>
          <table:table-cell office:value-type="float" office:value="254.594222424295">
            <text:p>254.5942224243</text:p>
          </table:table-cell>
          <table:table-cell office:value-type="float" office:value="254.594414892871">
            <text:p>254.5944148929</text:p>
          </table:table-cell>
          <table:table-cell table:number-columns-repeated="2" office:value-type="string">
            <text:p>14 ♐ 35' 39"</text:p>
          </table:table-cell>
          <table:table-cell office:value-type="float" office:value="-1.36604599720241">
            <text:p>-1.3660459972</text:p>
          </table:table-cell>
          <table:table-cell office:value-type="float" office:value="1.01963571665924">
            <text:p>1.0196357167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12134.92561343">
            <text:p>2412134.92561343</text:p>
          </table:table-cell>
          <table:table-cell office:value-type="string">
            <text:p>1892-02-06 05:12:53.437500 EST-0500</text:p>
          </table:table-cell>
          <table:table-cell office:value-type="float" office:value="0">
            <text:p>0</text:p>
          </table:table-cell>
          <table:table-cell office:value-type="float" office:value="350.699554136878">
            <text:p>350.6995541369</text:p>
          </table:table-cell>
          <table:table-cell office:value-type="float" office:value="350.699443560503">
            <text:p>350.6994435605</text:p>
          </table:table-cell>
          <table:table-cell office:value-type="string">
            <text:p>20 ♓ 41' 58"</text:p>
          </table:table-cell>
          <table:table-cell office:value-type="string">
            <text:p>20 ♓ 41' 57"</text:p>
          </table:table-cell>
          <table:table-cell office:value-type="float" office:value="1.22093997120427">
            <text:p>1.2209399712</text:p>
          </table:table-cell>
          <table:table-cell office:value-type="float" office:value="0.22228225185863">
            <text:p>0.2222822519</text:p>
          </table:table-cell>
          <table:table-cell office:value-type="float" office:value="328.352734945979">
            <text:p>328.352734946</text:p>
          </table:table-cell>
          <table:table-cell office:value-type="float" office:value="328.352624369604">
            <text:p>328.3526243696</text:p>
          </table:table-cell>
          <table:table-cell table:number-columns-repeated="2" office:value-type="string">
            <text:p>28 ♒ 21' 09"</text:p>
          </table:table-cell>
          <table:table-cell office:value-type="float" office:value="1.22092146787092">
            <text:p>1.2209214679</text:p>
          </table:table-cell>
          <table:table-cell office:value-type="float" office:value="0.222263747264739">
            <text:p>0.222263747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2163.76399306">
            <text:p>2412163.76399306</text:p>
          </table:table-cell>
          <table:table-cell office:value-type="string">
            <text:p>1892-03-06 01:20:09.375000 EST-0500</text:p>
          </table:table-cell>
          <table:table-cell office:value-type="float" office:value="0">
            <text:p>0</text:p>
          </table:table-cell>
          <table:table-cell office:value-type="float" office:value="346.18378796723">
            <text:p>346.1837879672</text:p>
          </table:table-cell>
          <table:table-cell office:value-type="float" office:value="346.183606675399">
            <text:p>346.1836066754</text:p>
          </table:table-cell>
          <table:table-cell office:value-type="string">
            <text:p>16 ♓ 11' 01"</text:p>
          </table:table-cell>
          <table:table-cell office:value-type="string">
            <text:p>16 ♓ 11' 00"</text:p>
          </table:table-cell>
          <table:table-cell office:value-type="float" office:value="1.91771706887065">
            <text:p>1.9177170689</text:p>
          </table:table-cell>
          <table:table-cell office:value-type="float" office:value="1.00012586412681">
            <text:p>1.0001258641</text:p>
          </table:table-cell>
          <table:table-cell office:value-type="float" office:value="323.835926112609">
            <text:p>323.8359261126</text:p>
          </table:table-cell>
          <table:table-cell office:value-type="float" office:value="323.835744820778">
            <text:p>323.8357448208</text:p>
          </table:table-cell>
          <table:table-cell office:value-type="string">
            <text:p>23 ♒ 50' 09"</text:p>
          </table:table-cell>
          <table:table-cell office:value-type="string">
            <text:p>23 ♒ 50' 08"</text:p>
          </table:table-cell>
          <table:table-cell office:value-type="float" office:value="1.91769261624849">
            <text:p>1.9176926162</text:p>
          </table:table-cell>
          <table:table-cell office:value-type="float" office:value="1.00010136762565">
            <text:p>1.0001013676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2170.31331018">
            <text:p>2412170.31331018</text:p>
          </table:table-cell>
          <table:table-cell office:value-type="string">
            <text:p>1892-03-12 14:31:10.312500 EST-0500</text:p>
          </table:table-cell>
          <table:table-cell office:value-type="float" office:value="0">
            <text:p>0</text:p>
          </table:table-cell>
          <table:table-cell office:value-type="float" office:value="358.997659036511">
            <text:p>358.9976590365</text:p>
          </table:table-cell>
          <table:table-cell office:value-type="float" office:value="358.997493198703">
            <text:p>358.9974931987</text:p>
          </table:table-cell>
          <table:table-cell office:value-type="string">
            <text:p>28 ♓ 59' 51"</text:p>
          </table:table-cell>
          <table:table-cell office:value-type="string">
            <text:p>28 ♓ 59' 50"</text:p>
          </table:table-cell>
          <table:table-cell office:value-type="float" office:value="1.98071813565065">
            <text:p>1.9807181357</text:p>
          </table:table-cell>
          <table:table-cell office:value-type="float" office:value="0.241808609868973">
            <text:p>0.2418086099</text:p>
          </table:table-cell>
          <table:table-cell office:value-type="float" office:value="336.649548115501">
            <text:p>336.6495481155</text:p>
          </table:table-cell>
          <table:table-cell office:value-type="float" office:value="336.649382277692">
            <text:p>336.6493822777</text:p>
          </table:table-cell>
          <table:table-cell office:value-type="string">
            <text:p><text:s/>6 ♓ 38' 58"</text:p>
          </table:table-cell>
          <table:table-cell office:value-type="string">
            <text:p><text:s/>6 ♓ 38' 57"</text:p>
          </table:table-cell>
          <table:table-cell office:value-type="float" office:value="1.98075412174225">
            <text:p>1.9807541217</text:p>
          </table:table-cell>
          <table:table-cell office:value-type="float" office:value="0.241844558289091">
            <text:p>0.2418445583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12178.66291667">
            <text:p>2412178.66291667</text:p>
          </table:table-cell>
          <table:table-cell office:value-type="string">
            <text:p>1892-03-20 22:54:36.562500 EST-0500</text:p>
          </table:table-cell>
          <table:table-cell office:value-type="float" office:value="0">
            <text:p>0</text:p>
          </table:table-cell>
          <table:table-cell office:value-type="float" office:value="1.02032693168402">
            <text:p>1.0203269317</text:p>
          </table:table-cell>
          <table:table-cell office:value-type="float" office:value="1.02021418520915">
            <text:p>1.0202141852</text:p>
          </table:table-cell>
          <table:table-cell office:value-type="string">
            <text:p><text:s/>1 ♈ 01' 13"</text:p>
          </table:table-cell>
          <table:table-cell office:value-type="string">
            <text:p><text:s/>1 ♈ 01' 12"</text:p>
          </table:table-cell>
          <table:table-cell office:value-type="float" office:value="0.991940694750037">
            <text:p>0.9919406948</text:p>
          </table:table-cell>
          <table:table-cell office:value-type="float" office:value="0.242503747955436">
            <text:p>0.242503748</text:p>
          </table:table-cell>
          <table:table-cell office:value-type="float" office:value="338.672068880061">
            <text:p>338.6720688801</text:p>
          </table:table-cell>
          <table:table-cell office:value-type="float" office:value="338.671956133586">
            <text:p>338.6719561336</text:p>
          </table:table-cell>
          <table:table-cell table:number-columns-repeated="2" office:value-type="string">
            <text:p><text:s/>8 ♓ 40' 19"</text:p>
          </table:table-cell>
          <table:table-cell office:value-type="float" office:value="0.991923383311306">
            <text:p>0.9919233833</text:p>
          </table:table-cell>
          <table:table-cell office:value-type="float" office:value="0.242486492991761">
            <text:p>0.242486493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2200.54572917">
            <text:p>2412200.54572917</text:p>
          </table:table-cell>
          <table:table-cell office:value-type="string">
            <text:p>1892-04-11 20:05:51.562500 EST-0500</text:p>
          </table:table-cell>
          <table:table-cell office:value-type="float" office:value="0">
            <text:p>0</text:p>
          </table:table-cell>
          <table:table-cell office:value-type="float" office:value="67.1142677189392">
            <text:p>67.1142677189</text:p>
          </table:table-cell>
          <table:table-cell office:value-type="float" office:value="67.1140153068683">
            <text:p>67.1140153069</text:p>
          </table:table-cell>
          <table:table-cell office:value-type="string">
            <text:p><text:s/>7 ♊ 06' 51"</text:p>
          </table:table-cell>
          <table:table-cell office:value-type="string">
            <text:p><text:s/>7 ♊ 06' 50"</text:p>
          </table:table-cell>
          <table:table-cell office:value-type="float" office:value="1.07392181930923">
            <text:p>1.0739218193</text:p>
          </table:table-cell>
          <table:table-cell office:value-type="float" office:value="0.028505406724004">
            <text:p>0.0285054067</text:p>
          </table:table-cell>
          <table:table-cell office:value-type="float" office:value="44.7653474797506">
            <text:p>44.7653474798</text:p>
          </table:table-cell>
          <table:table-cell office:value-type="float" office:value="44.7650950676797">
            <text:p>44.7650950677</text:p>
          </table:table-cell>
          <table:table-cell office:value-type="string">
            <text:p>14 ♉ 45' 55"</text:p>
          </table:table-cell>
          <table:table-cell office:value-type="string">
            <text:p>14 ♉ 45' 54"</text:p>
          </table:table-cell>
          <table:table-cell office:value-type="float" office:value="1.07395516053738">
            <text:p>1.0739551605</text:p>
          </table:table-cell>
          <table:table-cell office:value-type="float" office:value="0.0285390056099843">
            <text:p>0.0285390056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12200.76667824">
            <text:p>2412200.76667824</text:p>
          </table:table-cell>
          <table:table-cell office:value-type="string">
            <text:p>1892-04-12 01:24:01.406250 EST-0500</text:p>
          </table:table-cell>
          <table:table-cell office:value-type="float" office:value="0">
            <text:p>0</text:p>
          </table:table-cell>
          <table:table-cell office:value-type="float" office:value="67.3514420554679">
            <text:p>67.3514420555</text:p>
          </table:table-cell>
          <table:table-cell office:value-type="float" office:value="67.3512797124513">
            <text:p>67.3512797125</text:p>
          </table:table-cell>
          <table:table-cell office:value-type="string">
            <text:p><text:s/>7 ♊ 21' 05"</text:p>
          </table:table-cell>
          <table:table-cell office:value-type="string">
            <text:p><text:s/>7 ♊ 21' 04"</text:p>
          </table:table-cell>
          <table:table-cell office:value-type="float" office:value="1.0729465330741">
            <text:p>1.0729465331</text:p>
          </table:table-cell>
          <table:table-cell office:value-type="float" office:value="0.0170108554157643">
            <text:p>0.0170108554</text:p>
          </table:table-cell>
          <table:table-cell office:value-type="float" office:value="45.002520603105">
            <text:p>45.0025206031</text:p>
          </table:table-cell>
          <table:table-cell office:value-type="float" office:value="45.0023582600883">
            <text:p>45.0023582601</text:p>
          </table:table-cell>
          <table:table-cell office:value-type="string">
            <text:p>15 ♉ 00' 09"</text:p>
          </table:table-cell>
          <table:table-cell office:value-type="string">
            <text:p>15 ♉ 00' 08"</text:p>
          </table:table-cell>
          <table:table-cell office:value-type="float" office:value="1.07297829073772">
            <text:p>1.0729782907</text:p>
          </table:table-cell>
          <table:table-cell office:value-type="float" office:value="0.0170435512071959">
            <text:p>0.017043551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2208.15998843">
            <text:p>2412208.15998843</text:p>
          </table:table-cell>
          <table:table-cell office:value-type="string">
            <text:p>1892-04-19 10:50:23.437500 EST-0500</text:p>
          </table:table-cell>
          <table:table-cell office:value-type="float" office:value="0">
            <text:p>0</text:p>
          </table:table-cell>
          <table:table-cell office:value-type="float" office:value="30.0332779937314">
            <text:p>30.0332779937</text:p>
          </table:table-cell>
          <table:table-cell office:value-type="float" office:value="30.0335035650064">
            <text:p>30.033503565</text:p>
          </table:table-cell>
          <table:table-cell office:value-type="string">
            <text:p><text:s/>0 ♉ 01' 59"</text:p>
          </table:table-cell>
          <table:table-cell office:value-type="string">
            <text:p><text:s/>0 ♉ 02' 00"</text:p>
          </table:table-cell>
          <table:table-cell office:value-type="float" office:value="-0.69328016472218">
            <text:p>-0.6932801647</text:p>
          </table:table-cell>
          <table:table-cell office:value-type="float" office:value="0.975429810839673">
            <text:p>0.9754298108</text:p>
          </table:table-cell>
          <table:table-cell office:value-type="float" office:value="7.68404338230502">
            <text:p>7.6840433823</text:p>
          </table:table-cell>
          <table:table-cell office:value-type="float" office:value="7.68426895358006">
            <text:p>7.6842689536</text:p>
          </table:table-cell>
          <table:table-cell office:value-type="string">
            <text:p><text:s/>7 ♈ 41' 02"</text:p>
          </table:table-cell>
          <table:table-cell office:value-type="string">
            <text:p><text:s/>7 ♈ 41' 03"</text:p>
          </table:table-cell>
          <table:table-cell office:value-type="float" office:value="-0.693301356365729">
            <text:p>-0.6933013564</text:p>
          </table:table-cell>
          <table:table-cell office:value-type="float" office:value="0.975408485347908">
            <text:p>0.9754084853</text:p>
          </table:table-cell>
        </table:table-row>
        <table:table-row table:style-name="ro1">
          <table:table-cell office:value-type="string">
            <text:p>Neptune/Pluto</text:p>
          </table:table-cell>
          <table:table-cell office:value-type="float" office:value="2412219.13630787">
            <text:p>2412219.13630787</text:p>
          </table:table-cell>
          <table:table-cell office:value-type="string">
            <text:p>1892-04-30 10:16:17.343750 EST-0500</text:p>
          </table:table-cell>
          <table:table-cell office:value-type="float" office:value="0">
            <text:p>0</text:p>
          </table:table-cell>
          <table:table-cell office:value-type="float" office:value="67.7000979216292">
            <text:p>67.7000979216</text:p>
          </table:table-cell>
          <table:table-cell office:value-type="float" office:value="67.7000962653238">
            <text:p>67.7000962653</text:p>
          </table:table-cell>
          <table:table-cell table:number-columns-repeated="2" office:value-type="string">
            <text:p><text:s/>7 ♊ 42' 00"</text:p>
          </table:table-cell>
          <table:table-cell office:value-type="float" office:value="0.0341383550494616">
            <text:p>0.034138355</text:p>
          </table:table-cell>
          <table:table-cell office:value-type="float" office:value="0.0207067767589531">
            <text:p>0.0207067768</text:p>
          </table:table-cell>
          <table:table-cell office:value-type="float" office:value="45.3504595017505">
            <text:p>45.3504595018</text:p>
          </table:table-cell>
          <table:table-cell office:value-type="float" office:value="45.3504578454451">
            <text:p>45.3504578454</text:p>
          </table:table-cell>
          <table:table-cell table:number-columns-repeated="2" office:value-type="string">
            <text:p>15 ♉ 21' 01"</text:p>
          </table:table-cell>
          <table:table-cell office:value-type="float" office:value="0.0340982303013564">
            <text:p>0.0340982303</text:p>
          </table:table-cell>
          <table:table-cell office:value-type="float" office:value="0.0206669316957578">
            <text:p>0.0206669317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12247.79890046">
            <text:p>2412247.79890046</text:p>
          </table:table-cell>
          <table:table-cell office:value-type="string">
            <text:p>1892-05-29 02:10:25.781250 EST-0500</text:p>
          </table:table-cell>
          <table:table-cell office:value-type="float" office:value="0">
            <text:p>0</text:p>
          </table:table-cell>
          <table:table-cell office:value-type="float" office:value="68.3344119764407">
            <text:p>68.3344119764</text:p>
          </table:table-cell>
          <table:table-cell office:value-type="float" office:value="68.3342536967328">
            <text:p>68.3342536967</text:p>
          </table:table-cell>
          <table:table-cell table:number-columns-repeated="2" office:value-type="string">
            <text:p><text:s/>8 ♊ 20' 03"</text:p>
          </table:table-cell>
          <table:table-cell office:value-type="float" office:value="0.958811768142857">
            <text:p>0.9588117681</text:p>
          </table:table-cell>
          <table:table-cell office:value-type="float" office:value="0.022898922643989">
            <text:p>0.0228989226</text:p>
          </table:table-cell>
          <table:table-cell office:value-type="float" office:value="45.9834509671905">
            <text:p>45.9834509672</text:p>
          </table:table-cell>
          <table:table-cell office:value-type="float" office:value="45.9832926874827">
            <text:p>45.9832926875</text:p>
          </table:table-cell>
          <table:table-cell office:value-type="string">
            <text:p>15 ♉ 59' 00"</text:p>
          </table:table-cell>
          <table:table-cell office:value-type="string">
            <text:p>15 ♉ 58' 59"</text:p>
          </table:table-cell>
          <table:table-cell office:value-type="float" office:value="0.958769182194043">
            <text:p>0.9587691822</text:p>
          </table:table-cell>
          <table:table-cell office:value-type="float" office:value="0.022855876054454">
            <text:p>0.0228558761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12248.24006944">
            <text:p>2412248.24006944</text:p>
          </table:table-cell>
          <table:table-cell office:value-type="string">
            <text:p>1892-05-29 12:45:42.187500 EST-0500</text:p>
          </table:table-cell>
          <table:table-cell office:value-type="float" office:value="0">
            <text:p>0</text:p>
          </table:table-cell>
          <table:table-cell office:value-type="float" office:value="68.7573743578357">
            <text:p>68.7573743578</text:p>
          </table:table-cell>
          <table:table-cell office:value-type="float" office:value="68.7572491328197">
            <text:p>68.7572491328</text:p>
          </table:table-cell>
          <table:table-cell table:number-columns-repeated="2" office:value-type="string">
            <text:p><text:s/>8 ♊ 45' 26"</text:p>
          </table:table-cell>
          <table:table-cell office:value-type="float" office:value="0.958650016414004">
            <text:p>0.9586500164</text:p>
          </table:table-cell>
          <table:table-cell office:value-type="float" office:value="0.0374757220865143">
            <text:p>0.0374757221</text:p>
          </table:table-cell>
          <table:table-cell office:value-type="float" office:value="46.406378935862">
            <text:p>46.4063789359</text:p>
          </table:table-cell>
          <table:table-cell office:value-type="float" office:value="46.4062537108459">
            <text:p>46.4062537108</text:p>
          </table:table-cell>
          <table:table-cell table:number-columns-repeated="2" office:value-type="string">
            <text:p>16 ♉ 24' 22"</text:p>
          </table:table-cell>
          <table:table-cell office:value-type="float" office:value="0.958613199608675">
            <text:p>0.9586131996</text:p>
          </table:table-cell>
          <table:table-cell office:value-type="float" office:value="0.0374388215080625">
            <text:p>0.0374388215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2260.32429398">
            <text:p>2412260.32429398</text:p>
          </table:table-cell>
          <table:table-cell office:value-type="string">
            <text:p>1892-06-10 14:46:59.531250 EST-0500</text:p>
          </table:table-cell>
          <table:table-cell office:value-type="float" office:value="0">
            <text:p>0</text:p>
          </table:table-cell>
          <table:table-cell office:value-type="float" office:value="68.6191271577657">
            <text:p>68.6191271578</text:p>
          </table:table-cell>
          <table:table-cell office:value-type="float" office:value="68.6187339530885">
            <text:p>68.6187339531</text:p>
          </table:table-cell>
          <table:table-cell office:value-type="string">
            <text:p><text:s/>8 ♊ 37' 08"</text:p>
          </table:table-cell>
          <table:table-cell office:value-type="string">
            <text:p><text:s/>8 ♊ 37' 07"</text:p>
          </table:table-cell>
          <table:table-cell office:value-type="float" office:value="2.02144339216298">
            <text:p>2.0214433922</text:p>
          </table:table-cell>
          <table:table-cell office:value-type="float" office:value="0.0224640040158426">
            <text:p>0.022464004</text:p>
          </table:table-cell>
          <table:table-cell office:value-type="float" office:value="46.267625045803">
            <text:p>46.2676250458</text:p>
          </table:table-cell>
          <table:table-cell office:value-type="float" office:value="46.2672318411258">
            <text:p>46.2672318411</text:p>
          </table:table-cell>
          <table:table-cell office:value-type="string">
            <text:p>16 ♉ 16' 03"</text:p>
          </table:table-cell>
          <table:table-cell office:value-type="string">
            <text:p>16 ♉ 16' 02"</text:p>
          </table:table-cell>
          <table:table-cell office:value-type="float" office:value="2.02140366879581">
            <text:p>2.0214036688</text:p>
          </table:table-cell>
          <table:table-cell office:value-type="float" office:value="0.0224246204847981">
            <text:p>0.0224246205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2260.6199537">
            <text:p>2412260.6199537</text:p>
          </table:table-cell>
          <table:table-cell office:value-type="string">
            <text:p>1892-06-10 21:52:44.062500 EST-0500</text:p>
          </table:table-cell>
          <table:table-cell office:value-type="float" office:value="0">
            <text:p>0</text:p>
          </table:table-cell>
          <table:table-cell office:value-type="float" office:value="69.2182728407891">
            <text:p>69.2182728408</text:p>
          </table:table-cell>
          <table:table-cell office:value-type="float" office:value="69.2180857684596">
            <text:p>69.2180857685</text:p>
          </table:table-cell>
          <table:table-cell table:number-columns-repeated="2" office:value-type="string">
            <text:p><text:s/>9 ♊ 13' 05"</text:p>
          </table:table-cell>
          <table:table-cell office:value-type="float" office:value="2.03146546710367">
            <text:p>2.0314654671</text:p>
          </table:table-cell>
          <table:table-cell office:value-type="float" office:value="0.0368492268460064">
            <text:p>0.0368492268</text:p>
          </table:table-cell>
          <table:table-cell office:value-type="float" office:value="46.8667474397063">
            <text:p>46.8667474397</text:p>
          </table:table-cell>
          <table:table-cell office:value-type="float" office:value="46.8665603673769">
            <text:p>46.8665603674</text:p>
          </table:table-cell>
          <table:table-cell office:value-type="string">
            <text:p>16 ♉ 52' 00"</text:p>
          </table:table-cell>
          <table:table-cell office:value-type="string">
            <text:p>16 ♉ 51' 59"</text:p>
          </table:table-cell>
          <table:table-cell office:value-type="float" office:value="2.03142420924906">
            <text:p>2.0314242092</text:p>
          </table:table-cell>
          <table:table-cell office:value-type="float" office:value="0.0368079897421368">
            <text:p>0.036807989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2270.19929398">
            <text:p>2412270.19929398</text:p>
          </table:table-cell>
          <table:table-cell office:value-type="string">
            <text:p>1892-06-20 11:46:59.531250 EST-0500</text:p>
          </table:table-cell>
          <table:table-cell office:value-type="float" office:value="0">
            <text:p>0</text:p>
          </table:table-cell>
          <table:table-cell office:value-type="float" office:value="89.743136254598">
            <text:p>89.7431362546</text:p>
          </table:table-cell>
          <table:table-cell office:value-type="float" office:value="89.742851442651">
            <text:p>89.7428514427</text:p>
          </table:table-cell>
          <table:table-cell office:value-type="string">
            <text:p>29 ♊ 44' 35"</text:p>
          </table:table-cell>
          <table:table-cell office:value-type="string">
            <text:p>29 ♊ 44' 34"</text:p>
          </table:table-cell>
          <table:table-cell office:value-type="float" office:value="2.19208581053307">
            <text:p>2.1920858105</text:p>
          </table:table-cell>
          <table:table-cell office:value-type="float" office:value="0.954132242233327">
            <text:p>0.9541322422</text:p>
          </table:table-cell>
          <table:table-cell office:value-type="float" office:value="67.3911551796409">
            <text:p>67.3911551796</text:p>
          </table:table-cell>
          <table:table-cell office:value-type="float" office:value="67.3908703676939">
            <text:p>67.3908703677</text:p>
          </table:table-cell>
          <table:table-cell office:value-type="string">
            <text:p><text:s/>7 ♊ 23' 28"</text:p>
          </table:table-cell>
          <table:table-cell office:value-type="string">
            <text:p><text:s/>7 ♊ 23' 27"</text:p>
          </table:table-cell>
          <table:table-cell office:value-type="float" office:value="2.19208068678826">
            <text:p>2.1920806868</text:p>
          </table:table-cell>
          <table:table-cell office:value-type="float" office:value="0.95412711968157">
            <text:p>0.9541271197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2281.12678241">
            <text:p>2412281.12678241</text:p>
          </table:table-cell>
          <table:table-cell office:value-type="string">
            <text:p>1892-07-01 10:02:34.687500 EST-0500</text:p>
          </table:table-cell>
          <table:table-cell office:value-type="float" office:value="0">
            <text:p>0</text:p>
          </table:table-cell>
          <table:table-cell office:value-type="float" office:value="112.677780740819">
            <text:p>112.6777807408</text:p>
          </table:table-cell>
          <table:table-cell office:value-type="float" office:value="112.677221123292">
            <text:p>112.6772211233</text:p>
          </table:table-cell>
          <table:table-cell office:value-type="string">
            <text:p>22 ♋ 40' 40"</text:p>
          </table:table-cell>
          <table:table-cell office:value-type="string">
            <text:p>22 ♋ 40' 37"</text:p>
          </table:table-cell>
          <table:table-cell office:value-type="float" office:value="1.95508070163832">
            <text:p>1.9550807016</text:p>
          </table:table-cell>
          <table:table-cell office:value-type="float" office:value="-0.498486342798194">
            <text:p>-0.4984863428</text:p>
          </table:table-cell>
          <table:table-cell office:value-type="float" office:value="90.3251476797772">
            <text:p>90.3251476798</text:p>
          </table:table-cell>
          <table:table-cell office:value-type="float" office:value="90.3245880622497">
            <text:p>90.3245880622</text:p>
          </table:table-cell>
          <table:table-cell office:value-type="string">
            <text:p><text:s/>0 ♋ 19' 30"</text:p>
          </table:table-cell>
          <table:table-cell office:value-type="string">
            <text:p><text:s/>0 ♋ 19' 28"</text:p>
          </table:table-cell>
          <table:table-cell office:value-type="float" office:value="1.95509956049122">
            <text:p>1.9550995605</text:p>
          </table:table-cell>
          <table:table-cell office:value-type="float" office:value="-0.498467401653881">
            <text:p>-0.4984674017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2289.27521991">
            <text:p>2412289.27521991</text:p>
          </table:table-cell>
          <table:table-cell office:value-type="string">
            <text:p>1892-07-09 13:36:19.687500 EST-0500</text:p>
          </table:table-cell>
          <table:table-cell office:value-type="float" office:value="0">
            <text:p>0</text:p>
          </table:table-cell>
          <table:table-cell office:value-type="float" office:value="107.931340782331">
            <text:p>107.9313407823</text:p>
          </table:table-cell>
          <table:table-cell office:value-type="float" office:value="107.931586750799">
            <text:p>107.9315867508</text:p>
          </table:table-cell>
          <table:table-cell office:value-type="string">
            <text:p>17 ♋ 55' 52"</text:p>
          </table:table-cell>
          <table:table-cell office:value-type="string">
            <text:p>17 ♋ 55' 53"</text:p>
          </table:table-cell>
          <table:table-cell office:value-type="float" office:value="-0.626812582857456">
            <text:p>-0.6268125829</text:p>
          </table:table-cell>
          <table:table-cell office:value-type="float" office:value="0.953127231116425">
            <text:p>0.9531272311</text:p>
          </table:table-cell>
          <table:table-cell office:value-type="float" office:value="85.5782849110881">
            <text:p>85.5782849111</text:p>
          </table:table-cell>
          <table:table-cell office:value-type="float" office:value="85.578530879556">
            <text:p>85.5785308796</text:p>
          </table:table-cell>
          <table:table-cell office:value-type="string">
            <text:p>25 ♊ 34' 41"</text:p>
          </table:table-cell>
          <table:table-cell office:value-type="string">
            <text:p>25 ♊ 34' 42"</text:p>
          </table:table-cell>
          <table:table-cell office:value-type="float" office:value="-0.626853321844505">
            <text:p>-0.6268533218</text:p>
          </table:table-cell>
          <table:table-cell office:value-type="float" office:value="0.953086252948035">
            <text:p>0.953086252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2336.63190972">
            <text:p>2412336.63190972</text:p>
          </table:table-cell>
          <table:table-cell office:value-type="string">
            <text:p>1892-08-25 22:09:57.656250 EST-0500</text:p>
          </table:table-cell>
          <table:table-cell office:value-type="float" office:value="0">
            <text:p>0</text:p>
          </table:table-cell>
          <table:table-cell office:value-type="float" office:value="153.309121391924">
            <text:p>153.3091213919</text:p>
          </table:table-cell>
          <table:table-cell office:value-type="float" office:value="153.309419826124">
            <text:p>153.3094198261</text:p>
          </table:table-cell>
          <table:table-cell office:value-type="string">
            <text:p><text:s/>3 ♍ 18' 32"</text:p>
          </table:table-cell>
          <table:table-cell office:value-type="string">
            <text:p><text:s/>3 ♍ 18' 33"</text:p>
          </table:table-cell>
          <table:table-cell office:value-type="float" office:value="-0.911481552781203">
            <text:p>-0.9114815528</text:p>
          </table:table-cell>
          <table:table-cell office:value-type="float" office:value="0.966123544812467">
            <text:p>0.9661235448</text:p>
          </table:table-cell>
          <table:table-cell office:value-type="float" office:value="130.954093547191">
            <text:p>130.9540935472</text:p>
          </table:table-cell>
          <table:table-cell office:value-type="float" office:value="130.95439198139">
            <text:p>130.9543919814</text:p>
          </table:table-cell>
          <table:table-cell office:value-type="string">
            <text:p>10 ♌ 57' 14"</text:p>
          </table:table-cell>
          <table:table-cell office:value-type="string">
            <text:p>10 ♌ 57' 15"</text:p>
          </table:table-cell>
          <table:table-cell office:value-type="float" office:value="-0.911447066234333">
            <text:p>-0.9114470662</text:p>
          </table:table-cell>
          <table:table-cell office:value-type="float" office:value="0.966157999949452">
            <text:p>0.9661579999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12367.42805556">
            <text:p>2412367.42805556</text:p>
          </table:table-cell>
          <table:table-cell office:value-type="string">
            <text:p>1892-09-25 17:16:24.375000 EST-0500</text:p>
          </table:table-cell>
          <table:table-cell office:value-type="float" office:value="0">
            <text:p>0</text:p>
          </table:table-cell>
          <table:table-cell office:value-type="float" office:value="183.286798210697">
            <text:p>183.2867982107</text:p>
          </table:table-cell>
          <table:table-cell office:value-type="float" office:value="183.286602188376">
            <text:p>183.2866021884</text:p>
          </table:table-cell>
          <table:table-cell office:value-type="string">
            <text:p><text:s/>3 ♎ 17' 12"</text:p>
          </table:table-cell>
          <table:table-cell office:value-type="string">
            <text:p><text:s/>3 ♎ 17' 11"</text:p>
          </table:table-cell>
          <table:table-cell office:value-type="float" office:value="0.981783163941749">
            <text:p>0.9817831639</text:p>
          </table:table-cell>
          <table:table-cell office:value-type="float" office:value="0.123814572508642">
            <text:p>0.1238145725</text:p>
          </table:table-cell>
          <table:table-cell office:value-type="float" office:value="160.930881647629">
            <text:p>160.9308816476</text:p>
          </table:table-cell>
          <table:table-cell office:value-type="float" office:value="160.930685625308">
            <text:p>160.9306856253</text:p>
          </table:table-cell>
          <table:table-cell office:value-type="string">
            <text:p>10 ♍ 55' 51"</text:p>
          </table:table-cell>
          <table:table-cell office:value-type="string">
            <text:p>10 ♍ 55' 50"</text:p>
          </table:table-cell>
          <table:table-cell office:value-type="float" office:value="0.981788083030498">
            <text:p>0.981788083</text:p>
          </table:table-cell>
          <table:table-cell office:value-type="float" office:value="0.12381991527205">
            <text:p>0.1238199153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2373.26082176">
            <text:p>2412373.26082176</text:p>
          </table:table-cell>
          <table:table-cell office:value-type="string">
            <text:p>1892-10-01 13:15:35.156250 EST-0500</text:p>
          </table:table-cell>
          <table:table-cell office:value-type="float" office:value="0">
            <text:p>0</text:p>
          </table:table-cell>
          <table:table-cell office:value-type="float" office:value="184.008515198409">
            <text:p>184.0085151984</text:p>
          </table:table-cell>
          <table:table-cell office:value-type="float" office:value="184.008145633747">
            <text:p>184.0081456337</text:p>
          </table:table-cell>
          <table:table-cell office:value-type="string">
            <text:p><text:s/>4 ♎ 00' 30"</text:p>
          </table:table-cell>
          <table:table-cell office:value-type="string">
            <text:p><text:s/>4 ♎ 00' 29"</text:p>
          </table:table-cell>
          <table:table-cell office:value-type="float" office:value="1.796524834917">
            <text:p>1.7965248349</text:p>
          </table:table-cell>
          <table:table-cell office:value-type="float" office:value="0.123465877722171">
            <text:p>0.1234658777</text:p>
          </table:table-cell>
          <table:table-cell office:value-type="float" office:value="161.652307812302">
            <text:p>161.6523078123</text:p>
          </table:table-cell>
          <table:table-cell office:value-type="float" office:value="161.651938247639">
            <text:p>161.6519382476</text:p>
          </table:table-cell>
          <table:table-cell office:value-type="string">
            <text:p>11 ♍ 39' 08"</text:p>
          </table:table-cell>
          <table:table-cell office:value-type="string">
            <text:p>11 ♍ 39' 06"</text:p>
          </table:table-cell>
          <table:table-cell office:value-type="float" office:value="1.79652153627925">
            <text:p>1.7965215363</text:p>
          </table:table-cell>
          <table:table-cell office:value-type="float" office:value="0.123462453332844">
            <text:p>0.123462453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2379.71344907">
            <text:p>2412379.71344907</text:p>
          </table:table-cell>
          <table:table-cell office:value-type="string">
            <text:p>1892-10-08 00:07:22.968750 EST-0500</text:p>
          </table:table-cell>
          <table:table-cell office:value-type="float" office:value="0">
            <text:p>0</text:p>
          </table:table-cell>
          <table:table-cell office:value-type="float" office:value="195.386330069391">
            <text:p>195.3863300694</text:p>
          </table:table-cell>
          <table:table-cell office:value-type="float" office:value="195.386203571357">
            <text:p>195.3862035714</text:p>
          </table:table-cell>
          <table:table-cell table:number-columns-repeated="2" office:value-type="string">
            <text:p>15 ♎ 23' 10"</text:p>
          </table:table-cell>
          <table:table-cell office:value-type="float" office:value="1.72633711274272">
            <text:p>1.7263371127</text:p>
          </table:table-cell>
          <table:table-cell office:value-type="float" office:value="0.98817398888523">
            <text:p>0.9881739889</text:p>
          </table:table-cell>
          <table:table-cell office:value-type="float" office:value="173.030044554567">
            <text:p>173.0300445546</text:p>
          </table:table-cell>
          <table:table-cell office:value-type="float" office:value="173.029918056533">
            <text:p>173.0299180565</text:p>
          </table:table-cell>
          <table:table-cell office:value-type="string">
            <text:p>23 ♍ 01' 48"</text:p>
          </table:table-cell>
          <table:table-cell office:value-type="string">
            <text:p>23 ♍ 01' 47"</text:p>
          </table:table-cell>
          <table:table-cell office:value-type="float" office:value="1.7263445870697">
            <text:p>1.7263445871</text:p>
          </table:table-cell>
          <table:table-cell office:value-type="float" office:value="0.988181120185267">
            <text:p>0.9881811202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2392.09748843">
            <text:p>2412392.09748843</text:p>
          </table:table-cell>
          <table:table-cell office:value-type="string">
            <text:p>1892-10-20 09:20:23.437500 EST-0500</text:p>
          </table:table-cell>
          <table:table-cell office:value-type="float" office:value="0">
            <text:p>0</text:p>
          </table:table-cell>
          <table:table-cell office:value-type="float" office:value="215.878509925433">
            <text:p>215.8785099254</text:p>
          </table:table-cell>
          <table:table-cell office:value-type="float" office:value="215.878200695514">
            <text:p>215.8782006955</text:p>
          </table:table-cell>
          <table:table-cell office:value-type="string">
            <text:p><text:s/>5 ♏ 52' 42"</text:p>
          </table:table-cell>
          <table:table-cell office:value-type="string">
            <text:p><text:s/>5 ♏ 52' 41"</text:p>
          </table:table-cell>
          <table:table-cell office:value-type="float" office:value="1.58870753137407">
            <text:p>1.5887075314</text:p>
          </table:table-cell>
          <table:table-cell office:value-type="float" office:value="0.062223921623221">
            <text:p>0.0622239216</text:p>
          </table:table-cell>
          <table:table-cell office:value-type="float" office:value="193.52178988188">
            <text:p>193.5217898819</text:p>
          </table:table-cell>
          <table:table-cell office:value-type="float" office:value="193.52148065196">
            <text:p>193.521480652</text:p>
          </table:table-cell>
          <table:table-cell office:value-type="string">
            <text:p>13 ♎ 31' 18"</text:p>
          </table:table-cell>
          <table:table-cell office:value-type="string">
            <text:p>13 ♎ 31' 17"</text:p>
          </table:table-cell>
          <table:table-cell office:value-type="float" office:value="1.5887350176173">
            <text:p>1.5887350176</text:p>
          </table:table-cell>
          <table:table-cell office:value-type="float" office:value="0.06225153111527">
            <text:p>0.0622515311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12400.8684838">
            <text:p>2412400.8684838</text:p>
          </table:table-cell>
          <table:table-cell office:value-type="string">
            <text:p>1892-10-29 03:50:37.500000 EST-0500</text:p>
          </table:table-cell>
          <table:table-cell office:value-type="float" office:value="0">
            <text:p>0</text:p>
          </table:table-cell>
          <table:table-cell office:value-type="float" office:value="216.427179683295">
            <text:p>216.4271796833</text:p>
          </table:table-cell>
          <table:table-cell office:value-type="float" office:value="216.427067603937">
            <text:p>216.4270676039</text:p>
          </table:table-cell>
          <table:table-cell table:number-columns-repeated="2" office:value-type="string">
            <text:p><text:s/>6 ♏ 25' 37"</text:p>
          </table:table-cell>
          <table:table-cell office:value-type="float" office:value="1.00020653466264">
            <text:p>1.0002065347</text:p>
          </table:table-cell>
          <table:table-cell office:value-type="float" office:value="0.0627245952856937">
            <text:p>0.0627245953</text:p>
          </table:table-cell>
          <table:table-cell office:value-type="float" office:value="194.070052288662">
            <text:p>194.0700522887</text:p>
          </table:table-cell>
          <table:table-cell office:value-type="float" office:value="194.069940209305">
            <text:p>194.0699402093</text:p>
          </table:table-cell>
          <table:table-cell office:value-type="string">
            <text:p>14 ♎ 04' 12"</text:p>
          </table:table-cell>
          <table:table-cell office:value-type="string">
            <text:p>14 ♎ 04' 11"</text:p>
          </table:table-cell>
          <table:table-cell office:value-type="float" office:value="1.00020020439097">
            <text:p>1.0002002044</text:p>
          </table:table-cell>
          <table:table-cell office:value-type="float" office:value="0.0627181999696686">
            <text:p>0.0627182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2413.14167824">
            <text:p>2412413.14167824</text:p>
          </table:table-cell>
          <table:table-cell office:value-type="string">
            <text:p>1892-11-10 10:24:01.406250 EST-0500</text:p>
          </table:table-cell>
          <table:table-cell office:value-type="float" office:value="0">
            <text:p>0</text:p>
          </table:table-cell>
          <table:table-cell office:value-type="float" office:value="188.64923978285">
            <text:p>188.6492397829</text:p>
          </table:table-cell>
          <table:table-cell office:value-type="float" office:value="188.649226232075">
            <text:p>188.6492262321</text:p>
          </table:table-cell>
          <table:table-cell table:number-columns-repeated="2" office:value-type="string">
            <text:p><text:s/>8 ♎ 38' 57"</text:p>
          </table:table-cell>
          <table:table-cell office:value-type="float" office:value="1.18862947369819">
            <text:p>1.1886294737</text:p>
          </table:table-cell>
          <table:table-cell office:value-type="float" office:value="0.104245474224741">
            <text:p>0.1042454742</text:p>
          </table:table-cell>
          <table:table-cell office:value-type="float" office:value="166.291553969054">
            <text:p>166.2915539691</text:p>
          </table:table-cell>
          <table:table-cell office:value-type="float" office:value="166.291540418278">
            <text:p>166.2915404183</text:p>
          </table:table-cell>
          <table:table-cell table:number-columns-repeated="2" office:value-type="string">
            <text:p>16 ♍ 17' 29"</text:p>
          </table:table-cell>
          <table:table-cell office:value-type="float" office:value="1.18861403275285">
            <text:p>1.1886140328</text:p>
          </table:table-cell>
          <table:table-cell office:value-type="float" office:value="0.104229948723673">
            <text:p>0.1042299487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2437.97321759">
            <text:p>2412437.97321759</text:p>
          </table:table-cell>
          <table:table-cell office:value-type="string">
            <text:p>1892-12-05 06:21:26.718750 EST-0500</text:p>
          </table:table-cell>
          <table:table-cell office:value-type="float" office:value="0">
            <text:p>0</text:p>
          </table:table-cell>
          <table:table-cell office:value-type="float" office:value="218.647163108753">
            <text:p>218.6471631088</text:p>
          </table:table-cell>
          <table:table-cell office:value-type="float" office:value="218.64692337382">
            <text:p>218.6469233738</text:p>
          </table:table-cell>
          <table:table-cell office:value-type="string">
            <text:p><text:s/>8 ♏ 38' 49"</text:p>
          </table:table-cell>
          <table:table-cell office:value-type="string">
            <text:p><text:s/>8 ♏ 38' 48"</text:p>
          </table:table-cell>
          <table:table-cell office:value-type="float" office:value="1.22349087677435">
            <text:p>1.2234908768</text:p>
          </table:table-cell>
          <table:table-cell office:value-type="float" office:value="0.05407803451334">
            <text:p>0.0540780345</text:p>
          </table:table-cell>
          <table:table-cell office:value-type="float" office:value="196.288337565611">
            <text:p>196.2883375656</text:p>
          </table:table-cell>
          <table:table-cell office:value-type="float" office:value="196.288097830679">
            <text:p>196.2880978307</text:p>
          </table:table-cell>
          <table:table-cell office:value-type="string">
            <text:p>16 ♎ 17' 18"</text:p>
          </table:table-cell>
          <table:table-cell office:value-type="string">
            <text:p>16 ♎ 17' 17"</text:p>
          </table:table-cell>
          <table:table-cell office:value-type="float" office:value="1.22343005545028">
            <text:p>1.2234300555</text:p>
          </table:table-cell>
          <table:table-cell office:value-type="float" office:value="0.0540171882340368">
            <text:p>0.054017188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2444.70052083">
            <text:p>2412444.70052083</text:p>
          </table:table-cell>
          <table:table-cell office:value-type="string">
            <text:p>1892-12-11 23:48:45.000000 EST-0500</text:p>
          </table:table-cell>
          <table:table-cell office:value-type="float" office:value="0">
            <text:p>0</text:p>
          </table:table-cell>
          <table:table-cell office:value-type="float" office:value="260.690990954397">
            <text:p>260.6909909544</text:p>
          </table:table-cell>
          <table:table-cell office:value-type="float" office:value="260.691508120449">
            <text:p>260.6915081205</text:p>
          </table:table-cell>
          <table:table-cell office:value-type="string">
            <text:p>20 ♐ 41' 27"</text:p>
          </table:table-cell>
          <table:table-cell office:value-type="string">
            <text:p>20 ♐ 41' 29"</text:p>
          </table:table-cell>
          <table:table-cell office:value-type="float" office:value="-1.38621552131663">
            <text:p>-1.3862155213</text:p>
          </table:table-cell>
          <table:table-cell office:value-type="float" office:value="1.01730565517408">
            <text:p>1.0173056552</text:p>
          </table:table-cell>
          <table:table-cell office:value-type="float" office:value="238.331795170559">
            <text:p>238.3317951706</text:p>
          </table:table-cell>
          <table:table-cell office:value-type="float" office:value="238.332312336611">
            <text:p>238.3323123366</text:p>
          </table:table-cell>
          <table:table-cell office:value-type="string">
            <text:p>28 ♏ 19' 54"</text:p>
          </table:table-cell>
          <table:table-cell office:value-type="string">
            <text:p>28 ♏ 19' 56"</text:p>
          </table:table-cell>
          <table:table-cell office:value-type="float" office:value="-1.38619920152647">
            <text:p>-1.3861992015</text:p>
          </table:table-cell>
          <table:table-cell office:value-type="float" office:value="1.01732197248045">
            <text:p>1.0173219725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12488.48298611">
            <text:p>2412488.48298611</text:p>
          </table:table-cell>
          <table:table-cell office:value-type="string">
            <text:p>1893-01-24 18:35:30.468750 EST-0500</text:p>
          </table:table-cell>
          <table:table-cell office:value-type="float" office:value="0">
            <text:p>0</text:p>
          </table:table-cell>
          <table:table-cell office:value-type="float" office:value="18.4735653670877">
            <text:p>18.4735653671</text:p>
          </table:table-cell>
          <table:table-cell office:value-type="float" office:value="18.4735281962659">
            <text:p>18.4735281963</text:p>
          </table:table-cell>
          <table:table-cell table:number-columns-repeated="2" office:value-type="string">
            <text:p>18 ♈ 28' 24"</text:p>
          </table:table-cell>
          <table:table-cell office:value-type="float" office:value="0.663792739750538">
            <text:p>0.6637927398</text:p>
          </table:table-cell>
          <table:table-cell office:value-type="float" office:value="0.141615842787599">
            <text:p>0.1416158428</text:p>
          </table:table-cell>
          <table:table-cell office:value-type="float" office:value="356.112138062686">
            <text:p>356.1121380627</text:p>
          </table:table-cell>
          <table:table-cell office:value-type="float" office:value="356.112100891864">
            <text:p>356.1121008919</text:p>
          </table:table-cell>
          <table:table-cell table:number-columns-repeated="2" office:value-type="string">
            <text:p>26 ♓ 06' 43"</text:p>
          </table:table-cell>
          <table:table-cell office:value-type="float" office:value="0.663800095954976">
            <text:p>0.663800096</text:p>
          </table:table-cell>
          <table:table-cell office:value-type="float" office:value="0.141623374254418">
            <text:p>0.141623374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2511.32990741">
            <text:p>2412511.32990741</text:p>
          </table:table-cell>
          <table:table-cell office:value-type="string">
            <text:p>1893-02-16 14:55:04.687500 EST-0500</text:p>
          </table:table-cell>
          <table:table-cell office:value-type="float" office:value="0">
            <text:p>0</text:p>
          </table:table-cell>
          <table:table-cell office:value-type="float" office:value="328.427277092322">
            <text:p>328.4272770923</text:p>
          </table:table-cell>
          <table:table-cell office:value-type="float" office:value="328.427271270502">
            <text:p>328.4272712705</text:p>
          </table:table-cell>
          <table:table-cell table:number-columns-repeated="2" office:value-type="string">
            <text:p>28 ♒ 25' 38"</text:p>
          </table:table-cell>
          <table:table-cell office:value-type="float" office:value="1.82207280971767">
            <text:p>1.8220728097</text:p>
          </table:table-cell>
          <table:table-cell office:value-type="float" office:value="1.00895121223213">
            <text:p>1.0089512122</text:p>
          </table:table-cell>
          <table:table-cell office:value-type="float" office:value="306.064777141962">
            <text:p>306.064777142</text:p>
          </table:table-cell>
          <table:table-cell office:value-type="float" office:value="306.064771320142">
            <text:p>306.0647713201</text:p>
          </table:table-cell>
          <table:table-cell table:number-columns-repeated="2" office:value-type="string">
            <text:p><text:s/>6 ♒ 03' 53"</text:p>
          </table:table-cell>
          <table:table-cell office:value-type="float" office:value="1.82208822389495">
            <text:p>1.8220882239</text:p>
          </table:table-cell>
          <table:table-cell office:value-type="float" office:value="1.00896721567282">
            <text:p>1.008967215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2554.58259259">
            <text:p>2412554.58259259</text:p>
          </table:table-cell>
          <table:table-cell office:value-type="string">
            <text:p>1893-03-31 20:58:56.718750 EST-0500</text:p>
          </table:table-cell>
          <table:table-cell office:value-type="float" office:value="0">
            <text:p>0</text:p>
          </table:table-cell>
          <table:table-cell office:value-type="float" office:value="11.5792138009152">
            <text:p>11.5792138009</text:p>
          </table:table-cell>
          <table:table-cell office:value-type="float" office:value="11.5794509445737">
            <text:p>11.5794509446</text:p>
          </table:table-cell>
          <table:table-cell office:value-type="string">
            <text:p>11 ♈ 34' 45"</text:p>
          </table:table-cell>
          <table:table-cell office:value-type="string">
            <text:p>11 ♈ 34' 46"</text:p>
          </table:table-cell>
          <table:table-cell office:value-type="float" office:value="-0.812298024176451">
            <text:p>-0.8122980242</text:p>
          </table:table-cell>
          <table:table-cell office:value-type="float" office:value="0.98540033056416">
            <text:p>0.9854003306</text:p>
          </table:table-cell>
          <table:table-cell office:value-type="float" office:value="349.215409946402">
            <text:p>349.2154099464</text:p>
          </table:table-cell>
          <table:table-cell office:value-type="float" office:value="349.21564709006">
            <text:p>349.2156470901</text:p>
          </table:table-cell>
          <table:table-cell office:value-type="string">
            <text:p>19 ♓ 12' 55"</text:p>
          </table:table-cell>
          <table:table-cell office:value-type="string">
            <text:p>19 ♓ 12' 56"</text:p>
          </table:table-cell>
          <table:table-cell office:value-type="float" office:value="-0.812257986514116">
            <text:p>-0.8122579865</text:p>
          </table:table-cell>
          <table:table-cell office:value-type="float" office:value="0.985440571820535">
            <text:p>0.9854405718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2558.56770833">
            <text:p>2412558.56770833</text:p>
          </table:table-cell>
          <table:table-cell office:value-type="string">
            <text:p>1893-04-04 20:37:30.000000 EST-0500</text:p>
          </table:table-cell>
          <table:table-cell office:value-type="float" office:value="0">
            <text:p>0</text:p>
          </table:table-cell>
          <table:table-cell office:value-type="float" office:value="8.39798760384778">
            <text:p>8.3979876038</text:p>
          </table:table-cell>
          <table:table-cell office:value-type="float" office:value="8.3979894078428">
            <text:p>8.3979894078</text:p>
          </table:table-cell>
          <table:table-cell table:number-columns-repeated="2" office:value-type="string">
            <text:p><text:s/>8 ♈ 23' 52"</text:p>
          </table:table-cell>
          <table:table-cell office:value-type="float" office:value="-0.74485449175342">
            <text:p>-0.7448544918</text:p>
          </table:table-cell>
          <table:table-cell office:value-type="float" office:value="1.23898422095819">
            <text:p>1.238984221</text:p>
          </table:table-cell>
          <table:table-cell office:value-type="float" office:value="346.034124645668">
            <text:p>346.0341246457</text:p>
          </table:table-cell>
          <table:table-cell office:value-type="float" office:value="346.034126449663">
            <text:p>346.0341264497</text:p>
          </table:table-cell>
          <table:table-cell table:number-columns-repeated="2" office:value-type="string">
            <text:p>16 ♓ 02' 02"</text:p>
          </table:table-cell>
          <table:table-cell office:value-type="float" office:value="-0.74485348732706">
            <text:p>-0.7448534873</text:p>
          </table:table-cell>
          <table:table-cell office:value-type="float" office:value="1.23898602112388">
            <text:p>1.2389860211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12563.94148148">
            <text:p>2412563.94148148</text:p>
          </table:table-cell>
          <table:table-cell office:value-type="string">
            <text:p>1893-04-10 05:35:44.531250 EST-0500</text:p>
          </table:table-cell>
          <table:table-cell office:value-type="float" office:value="0">
            <text:p>0</text:p>
          </table:table-cell>
          <table:table-cell office:value-type="float" office:value="68.2697552398882">
            <text:p>68.2697552399</text:p>
          </table:table-cell>
          <table:table-cell office:value-type="float" office:value="68.2696280447032">
            <text:p>68.2696280447</text:p>
          </table:table-cell>
          <table:table-cell office:value-type="string">
            <text:p><text:s/>8 ♊ 16' 11"</text:p>
          </table:table-cell>
          <table:table-cell office:value-type="string">
            <text:p><text:s/>8 ♊ 16' 10"</text:p>
          </table:table-cell>
          <table:table-cell office:value-type="float" office:value="0.65092908745062">
            <text:p>0.6509290875</text:p>
          </table:table-cell>
          <table:table-cell office:value-type="float" office:value="0.0163289146518969">
            <text:p>0.0163289147</text:p>
          </table:table-cell>
          <table:table-cell office:value-type="float" office:value="45.9056158963567">
            <text:p>45.9056158964</text:p>
          </table:table-cell>
          <table:table-cell office:value-type="float" office:value="45.9054887011718">
            <text:p>45.9054887012</text:p>
          </table:table-cell>
          <table:table-cell office:value-type="string">
            <text:p>15 ♉ 54' 20"</text:p>
          </table:table-cell>
          <table:table-cell office:value-type="string">
            <text:p>15 ♉ 54' 19"</text:p>
          </table:table-cell>
          <table:table-cell office:value-type="float" office:value="0.650920900622734">
            <text:p>0.6509209006</text:p>
          </table:table-cell>
          <table:table-cell office:value-type="float" office:value="0.0163200031837605">
            <text:p>0.0163200032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12565.51302083">
            <text:p>2412565.51302083</text:p>
          </table:table-cell>
          <table:table-cell office:value-type="string">
            <text:p>1893-04-11 19:18:45.000000 EST-0500</text:p>
          </table:table-cell>
          <table:table-cell office:value-type="float" office:value="0">
            <text:p>0</text:p>
          </table:table-cell>
          <table:table-cell office:value-type="float" office:value="69.2923792111534">
            <text:p>69.2923792112</text:p>
          </table:table-cell>
          <table:table-cell office:value-type="float" office:value="69.2922221360188">
            <text:p>69.292222136</text:p>
          </table:table-cell>
          <table:table-cell office:value-type="string">
            <text:p><text:s/>9 ♊ 17' 32"</text:p>
          </table:table-cell>
          <table:table-cell office:value-type="string">
            <text:p><text:s/>9 ♊ 17' 31"</text:p>
          </table:table-cell>
          <table:table-cell office:value-type="float" office:value="0.650501268446503">
            <text:p>0.6505012684</text:p>
          </table:table-cell>
          <table:table-cell office:value-type="float" office:value="0.0275612114049301">
            <text:p>0.0275612114</text:p>
          </table:table-cell>
          <table:table-cell office:value-type="float" office:value="46.9281808017223">
            <text:p>46.9281808017</text:p>
          </table:table-cell>
          <table:table-cell office:value-type="float" office:value="46.9280237265876">
            <text:p>46.9280237266</text:p>
          </table:table-cell>
          <table:table-cell office:value-type="string">
            <text:p>16 ♉ 55' 41"</text:p>
          </table:table-cell>
          <table:table-cell office:value-type="string">
            <text:p>16 ♉ 55' 40"</text:p>
          </table:table-cell>
          <table:table-cell office:value-type="float" office:value="0.650511990146441">
            <text:p>0.6505119901</text:p>
          </table:table-cell>
          <table:table-cell office:value-type="float" office:value="0.0275717427713183">
            <text:p>0.0275717428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12581.50446759">
            <text:p>2412581.50446759</text:p>
          </table:table-cell>
          <table:table-cell office:value-type="string">
            <text:p>1893-04-27 19:06:26.718750 EST-0500</text:p>
          </table:table-cell>
          <table:table-cell office:value-type="float" office:value="0">
            <text:p>0</text:p>
          </table:table-cell>
          <table:table-cell office:value-type="float" office:value="37.9195643836597">
            <text:p>37.9195643837</text:p>
          </table:table-cell>
          <table:table-cell office:value-type="float" office:value="37.9195080033669">
            <text:p>37.9195080034</text:p>
          </table:table-cell>
          <table:table-cell table:number-columns-repeated="2" office:value-type="string">
            <text:p><text:s/>7 ♉ 55' 10"</text:p>
          </table:table-cell>
          <table:table-cell office:value-type="float" office:value="0.970908907774282">
            <text:p>0.9709089078</text:p>
          </table:table-cell>
          <table:table-cell office:value-type="float" office:value="0.239238701299025">
            <text:p>0.2392387013</text:p>
          </table:table-cell>
          <table:table-cell office:value-type="float" office:value="15.5548257450392">
            <text:p>15.554825745</text:p>
          </table:table-cell>
          <table:table-cell office:value-type="float" office:value="15.5547693647463">
            <text:p>15.5547693647</text:p>
          </table:table-cell>
          <table:table-cell table:number-columns-repeated="2" office:value-type="string">
            <text:p>15 ♈ 33' 17"</text:p>
          </table:table-cell>
          <table:table-cell office:value-type="float" office:value="0.970941700648528">
            <text:p>0.9709417006</text:p>
          </table:table-cell>
          <table:table-cell office:value-type="float" office:value="0.239271564495741">
            <text:p>0.2392715645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12582.66633102">
            <text:p>2412582.66633102</text:p>
          </table:table-cell>
          <table:table-cell office:value-type="string">
            <text:p>1893-04-28 22:59:31.875000 EST-0500</text:p>
          </table:table-cell>
          <table:table-cell office:value-type="float" office:value="0">
            <text:p>0</text:p>
          </table:table-cell>
          <table:table-cell office:value-type="float" office:value="38.1975606342266">
            <text:p>38.1975606342</text:p>
          </table:table-cell>
          <table:table-cell office:value-type="float" office:value="38.1974412471085">
            <text:p>38.1974412471</text:p>
          </table:table-cell>
          <table:table-cell office:value-type="string">
            <text:p><text:s/>8 ♉ 11' 51"</text:p>
          </table:table-cell>
          <table:table-cell office:value-type="string">
            <text:p><text:s/>8 ♉ 11' 50"</text:p>
          </table:table-cell>
          <table:table-cell office:value-type="float" office:value="1.23372181112909">
            <text:p>1.2337218111</text:p>
          </table:table-cell>
          <table:table-cell office:value-type="float" office:value="0.239185118905856">
            <text:p>0.2391851189</text:p>
          </table:table-cell>
          <table:table-cell office:value-type="float" office:value="15.8328130460487">
            <text:p>15.832813046</text:p>
          </table:table-cell>
          <table:table-cell office:value-type="float" office:value="15.8326936589306">
            <text:p>15.8326936589</text:p>
          </table:table-cell>
          <table:table-cell office:value-type="string">
            <text:p>15 ♈ 49' 58"</text:p>
          </table:table-cell>
          <table:table-cell office:value-type="string">
            <text:p>15 ♈ 49' 57"</text:p>
          </table:table-cell>
          <table:table-cell office:value-type="float" office:value="1.23374910990081">
            <text:p>1.2337491099</text:p>
          </table:table-cell>
          <table:table-cell office:value-type="float" office:value="0.239212428465606">
            <text:p>0.2392124285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2585.88655093">
            <text:p>2412585.88655093</text:p>
          </table:table-cell>
          <table:table-cell office:value-type="string">
            <text:p>1893-05-02 04:16:38.437500 EST-0500</text:p>
          </table:table-cell>
          <table:table-cell office:value-type="float" office:value="0">
            <text:p>0</text:p>
          </table:table-cell>
          <table:table-cell office:value-type="float" office:value="42.1693773741848">
            <text:p>42.1693773742</text:p>
          </table:table-cell>
          <table:table-cell office:value-type="float" office:value="42.1693470262972">
            <text:p>42.1693470263</text:p>
          </table:table-cell>
          <table:table-cell table:number-columns-repeated="2" office:value-type="string">
            <text:p>12 ♉ 10' 09"</text:p>
          </table:table-cell>
          <table:table-cell office:value-type="float" office:value="1.23309384112068">
            <text:p>1.2330938411</text:p>
          </table:table-cell>
          <table:table-cell office:value-type="float" office:value="0.968775291725109">
            <text:p>0.9687752917</text:p>
          </table:table-cell>
          <table:table-cell office:value-type="float" office:value="19.8045408162791">
            <text:p>19.8045408163</text:p>
          </table:table-cell>
          <table:table-cell office:value-type="float" office:value="19.8045104683915">
            <text:p>19.8045104684</text:p>
          </table:table-cell>
          <table:table-cell table:number-columns-repeated="2" office:value-type="string">
            <text:p>19 ♈ 48' 16"</text:p>
          </table:table-cell>
          <table:table-cell office:value-type="float" office:value="1.23308612697916">
            <text:p>1.233086127</text:p>
          </table:table-cell>
          <table:table-cell office:value-type="float" office:value="0.968767412696202">
            <text:p>0.9687674127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2604.47175926">
            <text:p>2412604.47175926</text:p>
          </table:table-cell>
          <table:table-cell office:value-type="string">
            <text:p>1893-05-20 18:19:20.156250 EST-0500</text:p>
          </table:table-cell>
          <table:table-cell office:value-type="float" office:value="0">
            <text:p>0</text:p>
          </table:table-cell>
          <table:table-cell office:value-type="float" office:value="43.3688713619423">
            <text:p>43.3688713619</text:p>
          </table:table-cell>
          <table:table-cell office:value-type="float" office:value="43.3687652065402">
            <text:p>43.3687652065</text:p>
          </table:table-cell>
          <table:table-cell table:number-columns-repeated="2" office:value-type="string">
            <text:p>13 ♉ 22' 07"</text:p>
          </table:table-cell>
          <table:table-cell office:value-type="float" office:value="1.82833298903638">
            <text:p>1.828332989</text:p>
          </table:table-cell>
          <table:table-cell office:value-type="float" office:value="0.23351318736569">
            <text:p>0.2335131874</text:p>
          </table:table-cell>
          <table:table-cell office:value-type="float" office:value="21.0030508971865">
            <text:p>21.0030508972</text:p>
          </table:table-cell>
          <table:table-cell office:value-type="float" office:value="21.0029447417844">
            <text:p>21.0029447418</text:p>
          </table:table-cell>
          <table:table-cell table:number-columns-repeated="2" office:value-type="string">
            <text:p>21 ♈ 00' 10"</text:p>
          </table:table-cell>
          <table:table-cell office:value-type="float" office:value="1.82831181542487">
            <text:p>1.8283118154</text:p>
          </table:table-cell>
          <table:table-cell office:value-type="float" office:value="0.233492149032933">
            <text:p>0.233492149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12607.8096412">
            <text:p>2412607.8096412</text:p>
          </table:table-cell>
          <table:table-cell office:value-type="string">
            <text:p>1893-05-24 02:25:53.906250 EST-0500</text:p>
          </table:table-cell>
          <table:table-cell office:value-type="float" office:value="0">
            <text:p>0</text:p>
          </table:table-cell>
          <table:table-cell office:value-type="float" office:value="69.1631318959159">
            <text:p>69.1631318959</text:p>
          </table:table-cell>
          <table:table-cell office:value-type="float" office:value="69.1629976628781">
            <text:p>69.1629976629</text:p>
          </table:table-cell>
          <table:table-cell office:value-type="string">
            <text:p><text:s/>9 ♊ 09' 47"</text:p>
          </table:table-cell>
          <table:table-cell office:value-type="string">
            <text:p><text:s/>9 ♊ 09' 46"</text:p>
          </table:table-cell>
          <table:table-cell office:value-type="float" office:value="1.2292731099922">
            <text:p>1.22927311</text:p>
          </table:table-cell>
          <table:table-cell office:value-type="float" office:value="0.0227582481438298">
            <text:p>0.0227582481</text:p>
          </table:table-cell>
          <table:table-cell office:value-type="float" office:value="46.7972001820217">
            <text:p>46.797200182</text:p>
          </table:table-cell>
          <table:table-cell office:value-type="float" office:value="46.7970659489839">
            <text:p>46.797065949</text:p>
          </table:table-cell>
          <table:table-cell table:number-columns-repeated="2" office:value-type="string">
            <text:p>16 ♉ 47' 49"</text:p>
          </table:table-cell>
          <table:table-cell office:value-type="float" office:value="1.22929479418561">
            <text:p>1.2292947942</text:p>
          </table:table-cell>
          <table:table-cell office:value-type="float" office:value="0.022779853641466">
            <text:p>0.0227798536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2609.10677083">
            <text:p>2412609.10677083</text:p>
          </table:table-cell>
          <table:table-cell office:value-type="string">
            <text:p>1893-05-25 09:33:45.000000 EST-0500</text:p>
          </table:table-cell>
          <table:table-cell office:value-type="float" office:value="0">
            <text:p>0</text:p>
          </table:table-cell>
          <table:table-cell office:value-type="float" office:value="70.7574925501508">
            <text:p>70.7574925502</text:p>
          </table:table-cell>
          <table:table-cell office:value-type="float" office:value="70.7574072838425">
            <text:p>70.7574072838</text:p>
          </table:table-cell>
          <table:table-cell table:number-columns-repeated="2" office:value-type="string">
            <text:p>10 ♊ 45' 26"</text:p>
          </table:table-cell>
          <table:table-cell office:value-type="float" office:value="1.22902053439736">
            <text:p>1.2290205344</text:p>
          </table:table-cell>
          <table:table-cell office:value-type="float" office:value="0.0372103187820379">
            <text:p>0.0372103188</text:p>
          </table:table-cell>
          <table:table-cell office:value-type="float" office:value="48.3915402902625">
            <text:p>48.3915402903</text:p>
          </table:table-cell>
          <table:table-cell office:value-type="float" office:value="48.3914550239542">
            <text:p>48.391455024</text:p>
          </table:table-cell>
          <table:table-cell table:number-columns-repeated="2" office:value-type="string">
            <text:p>18 ♉ 23' 29"</text:p>
          </table:table-cell>
          <table:table-cell office:value-type="float" office:value="1.22904203103668">
            <text:p>1.229042031</text:p>
          </table:table-cell>
          <table:table-cell office:value-type="float" office:value="0.037231873075176">
            <text:p>0.0372318731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12614.05866898">
            <text:p>2412614.05866898</text:p>
          </table:table-cell>
          <table:table-cell office:value-type="string">
            <text:p>1893-05-30 08:24:29.531250 EST-0500</text:p>
          </table:table-cell>
          <table:table-cell office:value-type="float" office:value="0">
            <text:p>0</text:p>
          </table:table-cell>
          <table:table-cell office:value-type="float" office:value="69.3057809601498">
            <text:p>69.3057809601</text:p>
          </table:table-cell>
          <table:table-cell office:value-type="float" office:value="69.3057337819606">
            <text:p>69.305733782</text:p>
          </table:table-cell>
          <table:table-cell table:number-columns-repeated="2" office:value-type="string">
            <text:p><text:s/>9 ♊ 18' 20"</text:p>
          </table:table-cell>
          <table:table-cell office:value-type="float" office:value="0.957866340730372">
            <text:p>0.9578663407</text:p>
          </table:table-cell>
          <table:table-cell office:value-type="float" office:value="0.0229040852252909">
            <text:p>0.0229040852</text:p>
          </table:table-cell>
          <table:table-cell office:value-type="float" office:value="46.9396365929133">
            <text:p>46.9396365929</text:p>
          </table:table-cell>
          <table:table-cell office:value-type="float" office:value="46.9395894147241">
            <text:p>46.9395894147</text:p>
          </table:table-cell>
          <table:table-cell table:number-columns-repeated="2" office:value-type="string">
            <text:p>16 ♉ 56' 22"</text:p>
          </table:table-cell>
          <table:table-cell office:value-type="float" office:value="0.957839663351114">
            <text:p>0.9578396634</text:p>
          </table:table-cell>
          <table:table-cell office:value-type="float" office:value="0.022878214717213">
            <text:p>0.0228782147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12615.8372338">
            <text:p>2412615.8372338</text:p>
          </table:table-cell>
          <table:table-cell office:value-type="string">
            <text:p>1893-06-01 03:05:37.500000 EST-0500</text:p>
          </table:table-cell>
          <table:table-cell office:value-type="float" office:value="0">
            <text:p>0</text:p>
          </table:table-cell>
          <table:table-cell office:value-type="float" office:value="71.0089822752747">
            <text:p>71.0089822753</text:p>
          </table:table-cell>
          <table:table-cell office:value-type="float" office:value="71.008818188601">
            <text:p>71.0088181886</text:p>
          </table:table-cell>
          <table:table-cell office:value-type="string">
            <text:p>11 ♊ 00' 32"</text:p>
          </table:table-cell>
          <table:table-cell office:value-type="string">
            <text:p>11 ♊ 00' 31"</text:p>
          </table:table-cell>
          <table:table-cell office:value-type="float" office:value="0.957396431886734">
            <text:p>0.9573964319</text:p>
          </table:table-cell>
          <table:table-cell office:value-type="float" office:value="0.0374388783037283">
            <text:p>0.0374388783</text:p>
          </table:table-cell>
          <table:table-cell office:value-type="float" office:value="48.6427119321002">
            <text:p>48.6427119321</text:p>
          </table:table-cell>
          <table:table-cell office:value-type="float" office:value="48.6425478454264">
            <text:p>48.6425478454</text:p>
          </table:table-cell>
          <table:table-cell table:number-columns-repeated="2" office:value-type="string">
            <text:p>18 ♉ 38' 33"</text:p>
          </table:table-cell>
          <table:table-cell office:value-type="float" office:value="0.957359958141798">
            <text:p>0.9573599581</text:p>
          </table:table-cell>
          <table:table-cell office:value-type="float" office:value="0.0374024351632354">
            <text:p>0.0374024352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2617.26984954">
            <text:p>2412617.26984954</text:p>
          </table:table-cell>
          <table:table-cell office:value-type="string">
            <text:p>1893-06-02 13:28:35.625000 EST-0500</text:p>
          </table:table-cell>
          <table:table-cell office:value-type="float" office:value="0">
            <text:p>0</text:p>
          </table:table-cell>
          <table:table-cell office:value-type="float" office:value="69.3792982436348">
            <text:p>69.3792982436</text:p>
          </table:table-cell>
          <table:table-cell office:value-type="float" office:value="69.3792822853328">
            <text:p>69.3792822853</text:p>
          </table:table-cell>
          <table:table-cell table:number-columns-repeated="2" office:value-type="string">
            <text:p><text:s/>9 ♊ 22' 45"</text:p>
          </table:table-cell>
          <table:table-cell office:value-type="float" office:value="2.18732083702032">
            <text:p>2.187320837</text:p>
          </table:table-cell>
          <table:table-cell office:value-type="float" office:value="0.0228870689899366">
            <text:p>0.022887069</text:p>
          </table:table-cell>
          <table:table-cell office:value-type="float" office:value="47.012921328159">
            <text:p>47.0129213282</text:p>
          </table:table-cell>
          <table:table-cell office:value-type="float" office:value="47.0129053698571">
            <text:p>47.0129053699</text:p>
          </table:table-cell>
          <table:table-cell table:number-columns-repeated="2" office:value-type="string">
            <text:p>17 ♉ 00' 46"</text:p>
          </table:table-cell>
          <table:table-cell office:value-type="float" office:value="2.18728661327666">
            <text:p>2.1872866133</text:p>
          </table:table-cell>
          <table:table-cell office:value-type="float" office:value="0.0228525608726913">
            <text:p>0.0228525609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2618.05134259">
            <text:p>2412618.05134259</text:p>
          </table:table-cell>
          <table:table-cell office:value-type="string">
            <text:p>1893-06-03 08:13:56.718750 EST-0500</text:p>
          </table:table-cell>
          <table:table-cell office:value-type="float" office:value="0">
            <text:p>0</text:p>
          </table:table-cell>
          <table:table-cell office:value-type="float" office:value="71.0918133544985">
            <text:p>71.0918133545</text:p>
          </table:table-cell>
          <table:table-cell office:value-type="float" office:value="71.0916957964977">
            <text:p>71.0916957965</text:p>
          </table:table-cell>
          <table:table-cell table:number-columns-repeated="2" office:value-type="string">
            <text:p>11 ♊ 05' 30"</text:p>
          </table:table-cell>
          <table:table-cell office:value-type="float" office:value="2.19491518094256">
            <text:p>2.1949151809</text:p>
          </table:table-cell>
          <table:table-cell office:value-type="float" office:value="0.0374145307000329">
            <text:p>0.0374145307</text:p>
          </table:table-cell>
          <table:table-cell office:value-type="float" office:value="48.7253816679798">
            <text:p>48.725381668</text:p>
          </table:table-cell>
          <table:table-cell office:value-type="float" office:value="48.7252641099791">
            <text:p>48.72526411</text:p>
          </table:table-cell>
          <table:table-cell office:value-type="string">
            <text:p>18 ♉ 43' 31"</text:p>
          </table:table-cell>
          <table:table-cell office:value-type="string">
            <text:p>18 ♉ 43' 30"</text:p>
          </table:table-cell>
          <table:table-cell office:value-type="float" office:value="2.19488614668047">
            <text:p>2.1948861467</text:p>
          </table:table-cell>
          <table:table-cell office:value-type="float" office:value="0.0373854102941716">
            <text:p>0.037385410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2619.69001157">
            <text:p>2412619.69001157</text:p>
          </table:table-cell>
          <table:table-cell office:value-type="string">
            <text:p>1893-06-04 23:33:37.968750 EST-0500</text:p>
          </table:table-cell>
          <table:table-cell office:value-type="float" office:value="0">
            <text:p>0</text:p>
          </table:table-cell>
          <table:table-cell office:value-type="float" office:value="74.6960409290759">
            <text:p>74.6960409291</text:p>
          </table:table-cell>
          <table:table-cell office:value-type="float" office:value="74.6959227180718">
            <text:p>74.6959227181</text:p>
          </table:table-cell>
          <table:table-cell table:number-columns-repeated="2" office:value-type="string">
            <text:p>14 ♊ 41' 45"</text:p>
          </table:table-cell>
          <table:table-cell office:value-type="float" office:value="2.20202793728348">
            <text:p>2.2020279373</text:p>
          </table:table-cell>
          <table:table-cell office:value-type="float" office:value="0.95655554093518">
            <text:p>0.9565555409</text:p>
          </table:table-cell>
          <table:table-cell office:value-type="float" office:value="52.32951235773">
            <text:p>52.3295123577</text:p>
          </table:table-cell>
          <table:table-cell office:value-type="float" office:value="52.3293941467259">
            <text:p>52.3293941467</text:p>
          </table:table-cell>
          <table:table-cell office:value-type="string">
            <text:p>22 ♉ 19' 46"</text:p>
          </table:table-cell>
          <table:table-cell office:value-type="string">
            <text:p>22 ♉ 19' 45"</text:p>
          </table:table-cell>
          <table:table-cell office:value-type="float" office:value="2.20201635813355">
            <text:p>2.2020163581</text:p>
          </table:table-cell>
          <table:table-cell office:value-type="float" office:value="0.95654391971259">
            <text:p>0.9565439197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2629.65950231">
            <text:p>2412629.65950231</text:p>
          </table:table-cell>
          <table:table-cell office:value-type="string">
            <text:p>1893-06-14 22:49:41.250000 EST-0500</text:p>
          </table:table-cell>
          <table:table-cell office:value-type="float" office:value="0">
            <text:p>0</text:p>
          </table:table-cell>
          <table:table-cell office:value-type="float" office:value="95.9887765123767">
            <text:p>95.9887765124</text:p>
          </table:table-cell>
          <table:table-cell office:value-type="float" office:value="95.9887756390003">
            <text:p>95.988775639</text:p>
          </table:table-cell>
          <table:table-cell table:number-columns-repeated="2" office:value-type="string">
            <text:p><text:s/>5 ♋ 59' 19"</text:p>
          </table:table-cell>
          <table:table-cell office:value-type="float" office:value="2.01280383297267">
            <text:p>2.012803833</text:p>
          </table:table-cell>
          <table:table-cell office:value-type="float" office:value="1.22659010648325">
            <text:p>1.2265901065</text:p>
          </table:table-cell>
          <table:table-cell office:value-type="float" office:value="73.621744350284">
            <text:p>73.6217443503</text:p>
          </table:table-cell>
          <table:table-cell office:value-type="float" office:value="73.6217434769077">
            <text:p>73.6217434769</text:p>
          </table:table-cell>
          <table:table-cell table:number-columns-repeated="2" office:value-type="string">
            <text:p>13 ♊ 37' 18"</text:p>
          </table:table-cell>
          <table:table-cell office:value-type="float" office:value="2.01274169741977">
            <text:p>2.0127416974</text:p>
          </table:table-cell>
          <table:table-cell office:value-type="float" office:value="1.22652797728205">
            <text:p>1.2265279773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2642.27083333">
            <text:p>2412642.27083333</text:p>
          </table:table-cell>
          <table:table-cell office:value-type="string">
            <text:p>1893-06-27 13:30:00.000000 EST-0500</text:p>
          </table:table-cell>
          <table:table-cell office:value-type="float" office:value="0">
            <text:p>0</text:p>
          </table:table-cell>
          <table:table-cell office:value-type="float" office:value="118.488929350074">
            <text:p>118.4889293501</text:p>
          </table:table-cell>
          <table:table-cell office:value-type="float" office:value="118.488791649658">
            <text:p>118.4887916497</text:p>
          </table:table-cell>
          <table:table-cell office:value-type="string">
            <text:p>28 ♋ 29' 20"</text:p>
          </table:table-cell>
          <table:table-cell office:value-type="string">
            <text:p>28 ♋ 29' 19"</text:p>
          </table:table-cell>
          <table:table-cell office:value-type="float" office:value="1.54591258720261">
            <text:p>1.5459125872</text:p>
          </table:table-cell>
          <table:table-cell office:value-type="float" office:value="0.634000737768887">
            <text:p>0.6340007378</text:p>
          </table:table-cell>
          <table:table-cell office:value-type="float" office:value="96.1212782873976">
            <text:p>96.1212782874</text:p>
          </table:table-cell>
          <table:table-cell office:value-type="float" office:value="96.1211405869809">
            <text:p>96.121140587</text:p>
          </table:table-cell>
          <table:table-cell table:number-columns-repeated="2" office:value-type="string">
            <text:p><text:s/>6 ♋ 07' 16"</text:p>
          </table:table-cell>
          <table:table-cell office:value-type="float" office:value="1.5458766030089">
            <text:p>1.545876603</text:p>
          </table:table-cell>
          <table:table-cell office:value-type="float" office:value="0.633964742681067">
            <text:p>0.6339647427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12654.21150463">
            <text:p>2412654.21150463</text:p>
          </table:table-cell>
          <table:table-cell office:value-type="string">
            <text:p>1893-07-09 12:04:34.218750 EST-0500</text:p>
          </table:table-cell>
          <table:table-cell office:value-type="float" office:value="0">
            <text:p>0</text:p>
          </table:table-cell>
          <table:table-cell office:value-type="float" office:value="126.054526764291">
            <text:p>126.0545267643</text:p>
          </table:table-cell>
          <table:table-cell office:value-type="float" office:value="126.054405161349">
            <text:p>126.0544051614</text:p>
          </table:table-cell>
          <table:table-cell office:value-type="string">
            <text:p><text:s/>6 ♌ 03' 16"</text:p>
          </table:table-cell>
          <table:table-cell office:value-type="string">
            <text:p><text:s/>6 ♌ 03' 15"</text:p>
          </table:table-cell>
          <table:table-cell office:value-type="float" office:value="1.22285508247289">
            <text:p>1.2228550825</text:p>
          </table:table-cell>
          <table:table-cell office:value-type="float" office:value="0.633471305284274">
            <text:p>0.6334713053</text:p>
          </table:table-cell>
          <table:table-cell office:value-type="float" office:value="103.686311104399">
            <text:p>103.6863111044</text:p>
          </table:table-cell>
          <table:table-cell office:value-type="float" office:value="103.686189501457">
            <text:p>103.6861895015</text:p>
          </table:table-cell>
          <table:table-cell table:number-columns-repeated="2" office:value-type="string">
            <text:p>13 ♋ 41' 10"</text:p>
          </table:table-cell>
          <table:table-cell office:value-type="float" office:value="1.22282642675108">
            <text:p>1.2228264268</text:p>
          </table:table-cell>
          <table:table-cell office:value-type="float" office:value="0.633442610209671">
            <text:p>0.6334426102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2668.03351852">
            <text:p>2412668.03351852</text:p>
          </table:table-cell>
          <table:table-cell office:value-type="string">
            <text:p>1893-07-23 07:48:16.875000 EST-0500</text:p>
          </table:table-cell>
          <table:table-cell office:value-type="float" office:value="0">
            <text:p>0</text:p>
          </table:table-cell>
          <table:table-cell office:value-type="float" office:value="142.939039948193">
            <text:p>142.9390399482</text:p>
          </table:table-cell>
          <table:table-cell office:value-type="float" office:value="142.939218419514">
            <text:p>142.9392184195</text:p>
          </table:table-cell>
          <table:table-cell office:value-type="string">
            <text:p>22 ♌ 56' 20"</text:p>
          </table:table-cell>
          <table:table-cell office:value-type="string">
            <text:p>22 ♌ 56' 21"</text:p>
          </table:table-cell>
          <table:table-cell office:value-type="float" office:value="0.16521312740365">
            <text:p>0.1652131274</text:p>
          </table:table-cell>
          <table:table-cell office:value-type="float" office:value="1.21991562365522">
            <text:p>1.2199156237</text:p>
          </table:table-cell>
          <table:table-cell office:value-type="float" office:value="120.570106239508">
            <text:p>120.5701062395</text:p>
          </table:table-cell>
          <table:table-cell office:value-type="float" office:value="120.570284710829">
            <text:p>120.5702847108</text:p>
          </table:table-cell>
          <table:table-cell office:value-type="string">
            <text:p><text:s/>0 ♌ 34' 12"</text:p>
          </table:table-cell>
          <table:table-cell office:value-type="string">
            <text:p><text:s/>0 ♌ 34' 13"</text:p>
          </table:table-cell>
          <table:table-cell office:value-type="float" office:value="0.165193987920375">
            <text:p>0.1651939879</text:p>
          </table:table-cell>
          <table:table-cell office:value-type="float" office:value="1.21989685219503">
            <text:p>1.2198968522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2677.48225694">
            <text:p>2412677.48225694</text:p>
          </table:table-cell>
          <table:table-cell office:value-type="string">
            <text:p>1893-08-01 18:34:27.187500 EST-0500</text:p>
          </table:table-cell>
          <table:table-cell office:value-type="float" office:value="0">
            <text:p>0</text:p>
          </table:table-cell>
          <table:table-cell office:value-type="float" office:value="140.794513138737">
            <text:p>140.7945131387</text:p>
          </table:table-cell>
          <table:table-cell office:value-type="float" office:value="140.794666574308">
            <text:p>140.7946665743</text:p>
          </table:table-cell>
          <table:table-cell table:number-columns-repeated="2" office:value-type="string">
            <text:p>20 ♌ 47' 40"</text:p>
          </table:table-cell>
          <table:table-cell office:value-type="float" office:value="-0.599059410578568">
            <text:p>-0.5990594106</text:p>
          </table:table-cell>
          <table:table-cell office:value-type="float" office:value="0.633673780909142">
            <text:p>0.6336737809</text:p>
          </table:table-cell>
          <table:table-cell office:value-type="float" office:value="118.425114813206">
            <text:p>118.4251148132</text:p>
          </table:table-cell>
          <table:table-cell office:value-type="float" office:value="118.425268248777">
            <text:p>118.4252682488</text:p>
          </table:table-cell>
          <table:table-cell table:number-columns-repeated="2" office:value-type="string">
            <text:p>28 ♋ 25' 30"</text:p>
          </table:table-cell>
          <table:table-cell office:value-type="float" office:value="-0.59903065934385">
            <text:p>-0.5990306593</text:p>
          </table:table-cell>
          <table:table-cell office:value-type="float" office:value="0.633701940062768">
            <text:p>0.633701940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2683.91877315">
            <text:p>2412683.91877315</text:p>
          </table:table-cell>
          <table:table-cell office:value-type="string">
            <text:p>1893-08-08 05:03:02.812500 EST-0500</text:p>
          </table:table-cell>
          <table:table-cell office:value-type="float" office:value="0">
            <text:p>0</text:p>
          </table:table-cell>
          <table:table-cell office:value-type="float" office:value="136.028586627947">
            <text:p>136.0285866279</text:p>
          </table:table-cell>
          <table:table-cell office:value-type="float" office:value="136.029011587725">
            <text:p>136.0290115877</text:p>
          </table:table-cell>
          <table:table-cell office:value-type="string">
            <text:p>16 ♌ 01' 42"</text:p>
          </table:table-cell>
          <table:table-cell office:value-type="string">
            <text:p>16 ♌ 01' 44"</text:p>
          </table:table-cell>
          <table:table-cell office:value-type="float" office:value="-0.796457163094011">
            <text:p>-0.7964571631</text:p>
          </table:table-cell>
          <table:table-cell office:value-type="float" office:value="0.959453787248855">
            <text:p>0.9594537872</text:p>
          </table:table-cell>
          <table:table-cell office:value-type="float" office:value="113.658905089942">
            <text:p>113.6589050899</text:p>
          </table:table-cell>
          <table:table-cell office:value-type="float" office:value="113.65933004972">
            <text:p>113.6593300497</text:p>
          </table:table-cell>
          <table:table-cell office:value-type="string">
            <text:p>23 ♋ 39' 32"</text:p>
          </table:table-cell>
          <table:table-cell office:value-type="string">
            <text:p>23 ♋ 39' 33"</text:p>
          </table:table-cell>
          <table:table-cell office:value-type="float" office:value="-0.796504072008422">
            <text:p>-0.796504072</text:p>
          </table:table-cell>
          <table:table-cell office:value-type="float" office:value="0.959406598028468">
            <text:p>0.959406598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2707.94929398">
            <text:p>2412707.94929398</text:p>
          </table:table-cell>
          <table:table-cell office:value-type="string">
            <text:p>1893-09-01 05:46:59.531250 EST-0500</text:p>
          </table:table-cell>
          <table:table-cell office:value-type="float" office:value="0">
            <text:p>0</text:p>
          </table:table-cell>
          <table:table-cell office:value-type="float" office:value="191.379481035984">
            <text:p>191.379481036</text:p>
          </table:table-cell>
          <table:table-cell office:value-type="float" office:value="191.379259102553">
            <text:p>191.3792591026</text:p>
          </table:table-cell>
          <table:table-cell office:value-type="string">
            <text:p>11 ♎ 22' 46"</text:p>
          </table:table-cell>
          <table:table-cell office:value-type="string">
            <text:p>11 ♎ 22' 45"</text:p>
          </table:table-cell>
          <table:table-cell office:value-type="float" office:value="1.20530071443192">
            <text:p>1.2053007144</text:p>
          </table:table-cell>
          <table:table-cell office:value-type="float" office:value="0.109948946980245">
            <text:p>0.109948947</text:p>
          </table:table-cell>
          <table:table-cell office:value-type="float" office:value="169.008998737446">
            <text:p>169.0089987374</text:p>
          </table:table-cell>
          <table:table-cell office:value-type="float" office:value="169.008776804014">
            <text:p>169.008776804</text:p>
          </table:table-cell>
          <table:table-cell office:value-type="string">
            <text:p>19 ♍ 00' 32"</text:p>
          </table:table-cell>
          <table:table-cell office:value-type="string">
            <text:p>19 ♍ 00' 31"</text:p>
          </table:table-cell>
          <table:table-cell office:value-type="float" office:value="1.20530672096219">
            <text:p>1.205306721</text:p>
          </table:table-cell>
          <table:table-cell office:value-type="float" office:value="0.109955316934043">
            <text:p>0.1099553169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12710.8877662">
            <text:p>2412710.8877662</text:p>
          </table:table-cell>
          <table:table-cell office:value-type="string">
            <text:p>1893-09-04 04:18:23.906250 EST-0500</text:p>
          </table:table-cell>
          <table:table-cell office:value-type="float" office:value="0">
            <text:p>0</text:p>
          </table:table-cell>
          <table:table-cell office:value-type="float" office:value="162.032032865233">
            <text:p>162.0320328652</text:p>
          </table:table-cell>
          <table:table-cell office:value-type="float" office:value="162.032005357845">
            <text:p>162.0320053578</text:p>
          </table:table-cell>
          <table:table-cell table:number-columns-repeated="2" office:value-type="string">
            <text:p>12 ♍ 01' 55"</text:p>
          </table:table-cell>
          <table:table-cell office:value-type="float" office:value="0.970175918644707">
            <text:p>0.9701759186</text:p>
          </table:table-cell>
          <table:table-cell office:value-type="float" office:value="0.638514265411832">
            <text:p>0.6385142654</text:p>
          </table:table-cell>
          <table:table-cell office:value-type="float" office:value="139.661385056785">
            <text:p>139.6613850568</text:p>
          </table:table-cell>
          <table:table-cell office:value-type="float" office:value="139.661357549397">
            <text:p>139.6613575494</text:p>
          </table:table-cell>
          <table:table-cell table:number-columns-repeated="2" office:value-type="string">
            <text:p>19 ♌ 39' 40"</text:p>
          </table:table-cell>
          <table:table-cell office:value-type="float" office:value="0.970141169460213">
            <text:p>0.9701411695</text:p>
          </table:table-cell>
          <table:table-cell office:value-type="float" office:value="0.63847951377948">
            <text:p>0.6384795138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2722.43708333">
            <text:p>2412722.43708333</text:p>
          </table:table-cell>
          <table:table-cell office:value-type="string">
            <text:p>1893-09-15 17:29:24.843750 EST-0500</text:p>
          </table:table-cell>
          <table:table-cell office:value-type="float" office:value="0">
            <text:p>0</text:p>
          </table:table-cell>
          <table:table-cell office:value-type="float" office:value="169.421629629937">
            <text:p>169.4216296299</text:p>
          </table:table-cell>
          <table:table-cell office:value-type="float" office:value="169.421357474172">
            <text:p>169.4213574742</text:p>
          </table:table-cell>
          <table:table-cell office:value-type="string">
            <text:p>19 ♍ 25' 17"</text:p>
          </table:table-cell>
          <table:table-cell office:value-type="string">
            <text:p>19 ♍ 25' 16"</text:p>
          </table:table-cell>
          <table:table-cell office:value-type="float" office:value="1.87768607931941">
            <text:p>1.8776860793</text:p>
          </table:table-cell>
          <table:table-cell office:value-type="float" office:value="0.641102763167713">
            <text:p>0.6411027632</text:p>
          </table:table-cell>
          <table:table-cell office:value-type="float" office:value="147.050666435934">
            <text:p>147.0506664359</text:p>
          </table:table-cell>
          <table:table-cell office:value-type="float" office:value="147.05039428017">
            <text:p>147.0503942802</text:p>
          </table:table-cell>
          <table:table-cell office:value-type="string">
            <text:p>27 ♌ 03' 02"</text:p>
          </table:table-cell>
          <table:table-cell office:value-type="string">
            <text:p>27 ♌ 03' 01"</text:p>
          </table:table-cell>
          <table:table-cell office:value-type="float" office:value="1.8776862615537">
            <text:p>1.8776862616</text:p>
          </table:table-cell>
          <table:table-cell office:value-type="float" office:value="0.641102823070525">
            <text:p>0.641102823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2726.84333333">
            <text:p>2412726.84333333</text:p>
          </table:table-cell>
          <table:table-cell office:value-type="string">
            <text:p>1893-09-20 03:14:24.843750 EST-0500</text:p>
          </table:table-cell>
          <table:table-cell office:value-type="float" office:value="0">
            <text:p>0</text:p>
          </table:table-cell>
          <table:table-cell office:value-type="float" office:value="177.577937459498">
            <text:p>177.5779374595</text:p>
          </table:table-cell>
          <table:table-cell office:value-type="float" office:value="177.577811019324">
            <text:p>177.5778110193</text:p>
          </table:table-cell>
          <table:table-cell table:number-columns-repeated="2" office:value-type="string">
            <text:p>27 ♍ 34' 40"</text:p>
          </table:table-cell>
          <table:table-cell office:value-type="float" office:value="1.82112159212358">
            <text:p>1.8211215921</text:p>
          </table:table-cell>
          <table:table-cell office:value-type="float" office:value="0.978187877372612">
            <text:p>0.9781878774</text:p>
          </table:table-cell>
          <table:table-cell office:value-type="float" office:value="155.206752620146">
            <text:p>155.2067526201</text:p>
          </table:table-cell>
          <table:table-cell office:value-type="float" office:value="155.206626179973">
            <text:p>155.20662618</text:p>
          </table:table-cell>
          <table:table-cell office:value-type="string">
            <text:p><text:s/>5 ♍ 12' 24"</text:p>
          </table:table-cell>
          <table:table-cell office:value-type="string">
            <text:p><text:s/>5 ♍ 12' 23"</text:p>
          </table:table-cell>
          <table:table-cell office:value-type="float" office:value="1.82111042285224">
            <text:p>1.8211104229</text:p>
          </table:table-cell>
          <table:table-cell office:value-type="float" office:value="0.978176957132771">
            <text:p>0.9781769571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2730.7215162">
            <text:p>2412730.7215162</text:p>
          </table:table-cell>
          <table:table-cell office:value-type="string">
            <text:p>1893-09-24 00:18:59.062500 EST-0500</text:p>
          </table:table-cell>
          <table:table-cell office:value-type="float" office:value="0">
            <text:p>0</text:p>
          </table:table-cell>
          <table:table-cell office:value-type="float" office:value="218.688156735729">
            <text:p>218.6881567357</text:p>
          </table:table-cell>
          <table:table-cell office:value-type="float" office:value="218.687912538704">
            <text:p>218.6879125387</text:p>
          </table:table-cell>
          <table:table-cell office:value-type="string">
            <text:p><text:s/>8 ♏ 41' 17"</text:p>
          </table:table-cell>
          <table:table-cell office:value-type="string">
            <text:p><text:s/>8 ♏ 41' 16"</text:p>
          </table:table-cell>
          <table:table-cell office:value-type="float" office:value="1.19163493464544">
            <text:p>1.1916349346</text:p>
          </table:table-cell>
          <table:table-cell office:value-type="float" office:value="0.0527870914478851">
            <text:p>0.0527870914</text:p>
          </table:table-cell>
          <table:table-cell office:value-type="float" office:value="196.316862545712">
            <text:p>196.3168625457</text:p>
          </table:table-cell>
          <table:table-cell office:value-type="float" office:value="196.316618348688">
            <text:p>196.3166183487</text:p>
          </table:table-cell>
          <table:table-cell office:value-type="string">
            <text:p>16 ♎ 19' 00"</text:p>
          </table:table-cell>
          <table:table-cell office:value-type="string">
            <text:p>16 ♎ 18' 59"</text:p>
          </table:table-cell>
          <table:table-cell office:value-type="float" office:value="1.19166886489657">
            <text:p>1.1916688649</text:p>
          </table:table-cell>
          <table:table-cell office:value-type="float" office:value="0.0528208586777217">
            <text:p>0.0528208587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2736.67341435">
            <text:p>2412736.67341435</text:p>
          </table:table-cell>
          <table:table-cell office:value-type="string">
            <text:p>1893-09-29 23:09:43.593750 EST-0500</text:p>
          </table:table-cell>
          <table:table-cell office:value-type="float" office:value="0">
            <text:p>0</text:p>
          </table:table-cell>
          <table:table-cell office:value-type="float" office:value="194.743128692823">
            <text:p>194.7431286928</text:p>
          </table:table-cell>
          <table:table-cell office:value-type="float" office:value="194.74304277211">
            <text:p>194.7430427721</text:p>
          </table:table-cell>
          <table:table-cell office:value-type="string">
            <text:p>14 ♎ 44' 35"</text:p>
          </table:table-cell>
          <table:table-cell office:value-type="string">
            <text:p>14 ♎ 44' 34"</text:p>
          </table:table-cell>
          <table:table-cell office:value-type="float" office:value="1.67232265608718">
            <text:p>1.6723226561</text:p>
          </table:table-cell>
          <table:table-cell office:value-type="float" office:value="0.121825473808173">
            <text:p>0.1218254738</text:p>
          </table:table-cell>
          <table:table-cell office:value-type="float" office:value="172.371747842842">
            <text:p>172.3717478428</text:p>
          </table:table-cell>
          <table:table-cell office:value-type="float" office:value="172.37166192213">
            <text:p>172.3716619221</text:p>
          </table:table-cell>
          <table:table-cell office:value-type="string">
            <text:p>22 ♍ 22' 18"</text:p>
          </table:table-cell>
          <table:table-cell office:value-type="string">
            <text:p>22 ♍ 22' 17"</text:p>
          </table:table-cell>
          <table:table-cell office:value-type="float" office:value="1.67230318667469">
            <text:p>1.6723031867</text:p>
          </table:table-cell>
          <table:table-cell office:value-type="float" office:value="0.121806418163682">
            <text:p>0.1218064182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12745.38142361">
            <text:p>2412745.38142361</text:p>
          </table:table-cell>
          <table:table-cell office:value-type="string">
            <text:p>1893-10-08 16:09:15.468750 EST-0500</text:p>
          </table:table-cell>
          <table:table-cell office:value-type="float" office:value="0">
            <text:p>0</text:p>
          </table:table-cell>
          <table:table-cell office:value-type="float" office:value="195.808201588944">
            <text:p>195.8082015889</text:p>
          </table:table-cell>
          <table:table-cell office:value-type="float" office:value="195.808070249379">
            <text:p>195.8080702494</text:p>
          </table:table-cell>
          <table:table-cell table:number-columns-repeated="2" office:value-type="string">
            <text:p>15 ♎ 48' 29"</text:p>
          </table:table-cell>
          <table:table-cell office:value-type="float" office:value="0.989101547185665">
            <text:p>0.9891015472</text:p>
          </table:table-cell>
          <table:table-cell office:value-type="float" office:value="0.122519859277222">
            <text:p>0.1225198593</text:p>
          </table:table-cell>
          <table:table-cell office:value-type="float" office:value="173.436476468989">
            <text:p>173.436476469</text:p>
          </table:table-cell>
          <table:table-cell office:value-type="float" office:value="173.436345129423">
            <text:p>173.4363451294</text:p>
          </table:table-cell>
          <table:table-cell office:value-type="string">
            <text:p>23 ♍ 26' 11"</text:p>
          </table:table-cell>
          <table:table-cell office:value-type="string">
            <text:p>23 ♍ 26' 10"</text:p>
          </table:table-cell>
          <table:table-cell office:value-type="float" office:value="0.989141801587448">
            <text:p>0.9891418016</text:p>
          </table:table-cell>
          <table:table-cell office:value-type="float" office:value="0.122560241351243">
            <text:p>0.1225602414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2752.74616898">
            <text:p>2412752.74616898</text:p>
          </table:table-cell>
          <table:table-cell office:value-type="string">
            <text:p>1893-10-16 00:54:29.531250 EST-0500</text:p>
          </table:table-cell>
          <table:table-cell office:value-type="float" office:value="0">
            <text:p>0</text:p>
          </table:table-cell>
          <table:table-cell office:value-type="float" office:value="219.946517166737">
            <text:p>219.9465171667</text:p>
          </table:table-cell>
          <table:table-cell office:value-type="float" office:value="219.946405452726">
            <text:p>219.9464054527</text:p>
          </table:table-cell>
          <table:table-cell table:number-columns-repeated="2" office:value-type="string">
            <text:p><text:s/>9 ♏ 56' 47"</text:p>
          </table:table-cell>
          <table:table-cell office:value-type="float" office:value="1.47154226751029">
            <text:p>1.4715422675</text:p>
          </table:table-cell>
          <table:table-cell office:value-type="float" office:value="0.0605811830645286">
            <text:p>0.0605811831</text:p>
          </table:table-cell>
          <table:table-cell office:value-type="float" office:value="197.574564633315">
            <text:p>197.5745646333</text:p>
          </table:table-cell>
          <table:table-cell office:value-type="float" office:value="197.574452919304">
            <text:p>197.5744529193</text:p>
          </table:table-cell>
          <table:table-cell table:number-columns-repeated="2" office:value-type="string">
            <text:p>17 ♎ 34' 28"</text:p>
          </table:table-cell>
          <table:table-cell office:value-type="float" office:value="1.4715225875032">
            <text:p>1.4715225875</text:p>
          </table:table-cell>
          <table:table-cell office:value-type="float" office:value="0.0605615522808089">
            <text:p>0.0605615523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12767.27961806">
            <text:p>2412767.27961806</text:p>
          </table:table-cell>
          <table:table-cell office:value-type="string">
            <text:p>1893-10-30 13:42:39.375000 EST-0500</text:p>
          </table:table-cell>
          <table:table-cell office:value-type="float" office:value="0">
            <text:p>0</text:p>
          </table:table-cell>
          <table:table-cell office:value-type="float" office:value="198.458513335243">
            <text:p>198.4585133352</text:p>
          </table:table-cell>
          <table:table-cell office:value-type="float" office:value="198.458415280491">
            <text:p>198.4584152805</text:p>
          </table:table-cell>
          <table:table-cell table:number-columns-repeated="2" office:value-type="string">
            <text:p>18 ♎ 27' 30"</text:p>
          </table:table-cell>
          <table:table-cell office:value-type="float" office:value="0.654991375736199">
            <text:p>0.6549913757</text:p>
          </table:table-cell>
          <table:table-cell office:value-type="float" office:value="0.11808210893954">
            <text:p>0.1180821089</text:p>
          </table:table-cell>
          <table:table-cell office:value-type="float" office:value="176.085963233768">
            <text:p>176.0859632338</text:p>
          </table:table-cell>
          <table:table-cell office:value-type="float" office:value="176.085865179015">
            <text:p>176.085865179</text:p>
          </table:table-cell>
          <table:table-cell table:number-columns-repeated="2" office:value-type="string">
            <text:p>26 ♍ 05' 09"</text:p>
          </table:table-cell>
          <table:table-cell office:value-type="float" office:value="0.654957908293857">
            <text:p>0.6549579083</text:p>
          </table:table-cell>
          <table:table-cell office:value-type="float" office:value="0.11804847449098">
            <text:p>0.1180484745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12770.74006944">
            <text:p>2412770.74006944</text:p>
          </table:table-cell>
          <table:table-cell office:value-type="string">
            <text:p>1893-11-03 00:45:42.187500 EST-0500</text:p>
          </table:table-cell>
          <table:table-cell office:value-type="float" office:value="0">
            <text:p>0</text:p>
          </table:table-cell>
          <table:table-cell office:value-type="float" office:value="221.060351525794">
            <text:p>221.0603515258</text:p>
          </table:table-cell>
          <table:table-cell office:value-type="float" office:value="221.060137551062">
            <text:p>221.0601375511</text:p>
          </table:table-cell>
          <table:table-cell office:value-type="string">
            <text:p>11 ♏ 03' 37"</text:p>
          </table:table-cell>
          <table:table-cell office:value-type="string">
            <text:p>11 ♏ 03' 36"</text:p>
          </table:table-cell>
          <table:table-cell office:value-type="float" office:value="1.00279028526645">
            <text:p>1.0027902853</text:p>
          </table:table-cell>
          <table:table-cell office:value-type="float" office:value="0.0625698123358441">
            <text:p>0.0625698123</text:p>
          </table:table-cell>
          <table:table-cell office:value-type="float" office:value="198.687654576751">
            <text:p>198.6876545768</text:p>
          </table:table-cell>
          <table:table-cell office:value-type="float" office:value="198.687440602018">
            <text:p>198.687440602</text:p>
          </table:table-cell>
          <table:table-cell office:value-type="string">
            <text:p>18 ♎ 41' 15"</text:p>
          </table:table-cell>
          <table:table-cell office:value-type="string">
            <text:p>18 ♎ 41' 14"</text:p>
          </table:table-cell>
          <table:table-cell office:value-type="float" office:value="1.00281236377333">
            <text:p>1.0028123638</text:p>
          </table:table-cell>
          <table:table-cell office:value-type="float" office:value="0.0625918608394442">
            <text:p>0.062591860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2794.01130787">
            <text:p>2412794.01130787</text:p>
          </table:table-cell>
          <table:table-cell office:value-type="string">
            <text:p>1893-11-26 07:16:17.343750 EST-0500</text:p>
          </table:table-cell>
          <table:table-cell office:value-type="float" office:value="0">
            <text:p>0</text:p>
          </table:table-cell>
          <table:table-cell office:value-type="float" office:value="244.518191936102">
            <text:p>244.5181919361</text:p>
          </table:table-cell>
          <table:table-cell office:value-type="float" office:value="244.518752017353">
            <text:p>244.5187520174</text:p>
          </table:table-cell>
          <table:table-cell office:value-type="string">
            <text:p><text:s/>4 ♐ 31' 05"</text:p>
          </table:table-cell>
          <table:table-cell office:value-type="string">
            <text:p><text:s/>4 ♐ 31' 07"</text:p>
          </table:table-cell>
          <table:table-cell office:value-type="float" office:value="-1.37630674473501">
            <text:p>-1.3763067447</text:p>
          </table:table-cell>
          <table:table-cell office:value-type="float" office:value="1.0125107674382">
            <text:p>1.0125107674</text:p>
          </table:table-cell>
          <table:table-cell office:value-type="float" office:value="222.14444918657">
            <text:p>222.1444491866</text:p>
          </table:table-cell>
          <table:table-cell office:value-type="float" office:value="222.145009267822">
            <text:p>222.1450092678</text:p>
          </table:table-cell>
          <table:table-cell office:value-type="string">
            <text:p>12 ♏ 08' 40"</text:p>
          </table:table-cell>
          <table:table-cell office:value-type="string">
            <text:p>12 ♏ 08' 42"</text:p>
          </table:table-cell>
          <table:table-cell office:value-type="float" office:value="-1.37636359943699">
            <text:p>-1.3763635994</text:p>
          </table:table-cell>
          <table:table-cell office:value-type="float" office:value="1.01245394100891">
            <text:p>1.012453941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12804.48738426">
            <text:p>2412804.48738426</text:p>
          </table:table-cell>
          <table:table-cell office:value-type="string">
            <text:p>1893-12-06 18:41:50.156250 EST-0500</text:p>
          </table:table-cell>
          <table:table-cell office:value-type="float" office:value="0">
            <text:p>0</text:p>
          </table:table-cell>
          <table:table-cell office:value-type="float" office:value="223.091306790457">
            <text:p>223.0913067905</text:p>
          </table:table-cell>
          <table:table-cell office:value-type="float" office:value="223.091289059389">
            <text:p>223.0912890594</text:p>
          </table:table-cell>
          <table:table-cell table:number-columns-repeated="2" office:value-type="string">
            <text:p>13 ♏ 05' 28"</text:p>
          </table:table-cell>
          <table:table-cell office:value-type="float" office:value="0.669463005829161">
            <text:p>0.6694630058</text:p>
          </table:table-cell>
          <table:table-cell office:value-type="float" office:value="0.0554121705175035">
            <text:p>0.0554121705</text:p>
          </table:table-cell>
          <table:table-cell office:value-type="float" office:value="200.717103504005">
            <text:p>200.717103504</text:p>
          </table:table-cell>
          <table:table-cell office:value-type="float" office:value="200.717085772937">
            <text:p>200.7170857729</text:p>
          </table:table-cell>
          <table:table-cell table:number-columns-repeated="2" office:value-type="string">
            <text:p>20 ♎ 43' 01"</text:p>
          </table:table-cell>
          <table:table-cell office:value-type="float" office:value="0.669437516994489">
            <text:p>0.669437517</text:p>
          </table:table-cell>
          <table:table-cell office:value-type="float" office:value="0.0553866587428157">
            <text:p>0.055386658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2858.01447917">
            <text:p>2412858.01447917</text:p>
          </table:table-cell>
          <table:table-cell office:value-type="string">
            <text:p>1894-01-29 07:20:51.562500 EST-0500</text:p>
          </table:table-cell>
          <table:table-cell office:value-type="float" office:value="0">
            <text:p>0</text:p>
          </table:table-cell>
          <table:table-cell office:value-type="float" office:value="309.642200772699">
            <text:p>309.6422007727</text:p>
          </table:table-cell>
          <table:table-cell office:value-type="float" office:value="309.642170575936">
            <text:p>309.6421705759</text:p>
          </table:table-cell>
          <table:table-cell table:number-columns-repeated="2" office:value-type="string">
            <text:p><text:s/>9 ♒ 38' 31"</text:p>
          </table:table-cell>
          <table:table-cell office:value-type="float" office:value="1.72559955444727">
            <text:p>1.7255995544</text:p>
          </table:table-cell>
          <table:table-cell office:value-type="float" office:value="1.01530085630554">
            <text:p>1.0153008563</text:p>
          </table:table-cell>
          <table:table-cell office:value-type="float" office:value="287.265142054054">
            <text:p>287.2651420541</text:p>
          </table:table-cell>
          <table:table-cell office:value-type="float" office:value="287.265111857292">
            <text:p>287.2651118573</text:p>
          </table:table-cell>
          <table:table-cell table:number-columns-repeated="2" office:value-type="string">
            <text:p>17 ♑ 15' 54"</text:p>
          </table:table-cell>
          <table:table-cell office:value-type="float" office:value="1.72559294147921">
            <text:p>1.7255929415</text:p>
          </table:table-cell>
          <table:table-cell office:value-type="float" office:value="1.01529407500577">
            <text:p>1.015294075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2870.10701389">
            <text:p>2412870.10701389</text:p>
          </table:table-cell>
          <table:table-cell office:value-type="string">
            <text:p>1894-02-10 09:34:06.093750 EST-0500</text:p>
          </table:table-cell>
          <table:table-cell office:value-type="float" office:value="0">
            <text:p>0</text:p>
          </table:table-cell>
          <table:table-cell office:value-type="float" office:value="331.212058966816">
            <text:p>331.2120589668</text:p>
          </table:table-cell>
          <table:table-cell office:value-type="float" office:value="331.211957022192">
            <text:p>331.2119570222</text:p>
          </table:table-cell>
          <table:table-cell table:number-columns-repeated="2" office:value-type="string">
            <text:p><text:s/>1 ♓ 12' 43"</text:p>
          </table:table-cell>
          <table:table-cell office:value-type="float" office:value="1.81726182335284">
            <text:p>1.8172618234</text:p>
          </table:table-cell>
          <table:table-cell office:value-type="float" office:value="-0.558738801393594">
            <text:p>-0.5587388014</text:p>
          </table:table-cell>
          <table:table-cell office:value-type="float" office:value="308.834498574525">
            <text:p>308.8344985745</text:p>
          </table:table-cell>
          <table:table-cell office:value-type="float" office:value="308.834396629901">
            <text:p>308.8343966299</text:p>
          </table:table-cell>
          <table:table-cell office:value-type="string">
            <text:p><text:s/>8 ♒ 50' 04"</text:p>
          </table:table-cell>
          <table:table-cell office:value-type="string">
            <text:p><text:s/>8 ♒ 50' 03"</text:p>
          </table:table-cell>
          <table:table-cell office:value-type="float" office:value="1.81728925794433">
            <text:p>1.8172892579</text:p>
          </table:table-cell>
          <table:table-cell office:value-type="float" office:value="-0.558711633030669">
            <text:p>-0.558711633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2875.87922454">
            <text:p>2412875.87922454</text:p>
          </table:table-cell>
          <table:table-cell office:value-type="string">
            <text:p>1894-02-16 04:06:05.625000 EST-0500</text:p>
          </table:table-cell>
          <table:table-cell office:value-type="float" office:value="0">
            <text:p>0</text:p>
          </table:table-cell>
          <table:table-cell office:value-type="float" office:value="327.728890838549">
            <text:p>327.7288908385</text:p>
          </table:table-cell>
          <table:table-cell office:value-type="float" office:value="327.729216399318">
            <text:p>327.7292163993</text:p>
          </table:table-cell>
          <table:table-cell office:value-type="string">
            <text:p>27 ♒ 43' 44"</text:p>
          </table:table-cell>
          <table:table-cell office:value-type="string">
            <text:p>27 ♒ 43' 45"</text:p>
          </table:table-cell>
          <table:table-cell office:value-type="float" office:value="-0.625530374559848">
            <text:p>-0.6255303746</text:p>
          </table:table-cell>
          <table:table-cell office:value-type="float" office:value="1.00861833357522">
            <text:p>1.0086183336</text:p>
          </table:table-cell>
          <table:table-cell office:value-type="float" office:value="305.351034216399">
            <text:p>305.3510342164</text:p>
          </table:table-cell>
          <table:table-cell office:value-type="float" office:value="305.351359777167">
            <text:p>305.3513597772</text:p>
          </table:table-cell>
          <table:table-cell office:value-type="string">
            <text:p><text:s/>5 ♒ 21' 03"</text:p>
          </table:table-cell>
          <table:table-cell office:value-type="string">
            <text:p><text:s/>5 ♒ 21' 04"</text:p>
          </table:table-cell>
          <table:table-cell office:value-type="float" office:value="-0.625572953615615">
            <text:p>-0.6255729536</text:p>
          </table:table-cell>
          <table:table-cell office:value-type="float" office:value="1.00857459949813">
            <text:p>1.008574599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2901.84480324">
            <text:p>2412901.84480324</text:p>
          </table:table-cell>
          <table:table-cell office:value-type="string">
            <text:p>1894-03-14 03:16:31.406250 EST-0500</text:p>
          </table:table-cell>
          <table:table-cell office:value-type="float" office:value="0">
            <text:p>0</text:p>
          </table:table-cell>
          <table:table-cell office:value-type="float" office:value="353.763456079723">
            <text:p>353.7634560797</text:p>
          </table:table-cell>
          <table:table-cell office:value-type="float" office:value="353.763753459643">
            <text:p>353.7637534596</text:p>
          </table:table-cell>
          <table:table-cell office:value-type="string">
            <text:p>23 ♓ 45' 48"</text:p>
          </table:table-cell>
          <table:table-cell office:value-type="string">
            <text:p>23 ♓ 45' 49"</text:p>
          </table:table-cell>
          <table:table-cell office:value-type="float" office:value="-0.940901749984659">
            <text:p>-0.94090175</text:p>
          </table:table-cell>
          <table:table-cell office:value-type="float" office:value="0.99598651731633">
            <text:p>0.9959865173</text:p>
          </table:table-cell>
          <table:table-cell office:value-type="float" office:value="331.38479283774">
            <text:p>331.3847928377</text:p>
          </table:table-cell>
          <table:table-cell office:value-type="float" office:value="331.385090217659">
            <text:p>331.3850902177</text:p>
          </table:table-cell>
          <table:table-cell office:value-type="string">
            <text:p><text:s/>1 ♓ 23' 05"</text:p>
          </table:table-cell>
          <table:table-cell office:value-type="string">
            <text:p><text:s/>1 ♓ 23' 06"</text:p>
          </table:table-cell>
          <table:table-cell office:value-type="float" office:value="-0.940931814461534">
            <text:p>-0.9409318145</text:p>
          </table:table-cell>
          <table:table-cell office:value-type="float" office:value="0.995956794401981">
            <text:p>0.9959567944</text:p>
          </table:table-cell>
        </table:table-row>
        <table:table-row table:style-name="ro1">
          <table:table-cell office:value-type="string">
            <text:p>Jupiter/Pluto</text:p>
          </table:table-cell>
          <table:table-cell office:value-type="float" office:value="2412967.21760417">
            <text:p>2412967.21760417</text:p>
          </table:table-cell>
          <table:table-cell office:value-type="string">
            <text:p>1894-05-18 12:13:21.562500 EST-0500</text:p>
          </table:table-cell>
          <table:table-cell office:value-type="float" office:value="0">
            <text:p>0</text:p>
          </table:table-cell>
          <table:table-cell office:value-type="float" office:value="69.9828509809744">
            <text:p>69.982850981</text:p>
          </table:table-cell>
          <table:table-cell office:value-type="float" office:value="69.9828224723106">
            <text:p>69.9828224723</text:p>
          </table:table-cell>
          <table:table-cell table:number-columns-repeated="2" office:value-type="string">
            <text:p><text:s/>9 ♊ 58' 58"</text:p>
          </table:table-cell>
          <table:table-cell office:value-type="float" office:value="0.230212098729633">
            <text:p>0.2302120987</text:p>
          </table:table-cell>
          <table:table-cell office:value-type="float" office:value="0.0224626225277055">
            <text:p>0.0224626225</text:p>
          </table:table-cell>
          <table:table-cell office:value-type="float" office:value="47.6018441165164">
            <text:p>47.6018441165</text:p>
          </table:table-cell>
          <table:table-cell office:value-type="float" office:value="47.6018156078526">
            <text:p>47.6018156079</text:p>
          </table:table-cell>
          <table:table-cell table:number-columns-repeated="2" office:value-type="string">
            <text:p>17 ♉ 36' 06"</text:p>
          </table:table-cell>
          <table:table-cell office:value-type="float" office:value="0.230204720209757">
            <text:p>0.2302047202</text:p>
          </table:table-cell>
          <table:table-cell office:value-type="float" office:value="0.0224563743836522">
            <text:p>0.022456374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2969.15681713">
            <text:p>2412969.15681713</text:p>
          </table:table-cell>
          <table:table-cell office:value-type="string">
            <text:p>1894-05-20 10:45:49.218750 EST-0500</text:p>
          </table:table-cell>
          <table:table-cell office:value-type="float" office:value="0">
            <text:p>0</text:p>
          </table:table-cell>
          <table:table-cell office:value-type="float" office:value="59.5706615833026">
            <text:p>59.5706615833</text:p>
          </table:table-cell>
          <table:table-cell office:value-type="float" office:value="59.5704666878338">
            <text:p>59.5704666878</text:p>
          </table:table-cell>
          <table:table-cell office:value-type="string">
            <text:p>29 ♉ 34' 14"</text:p>
          </table:table-cell>
          <table:table-cell office:value-type="string">
            <text:p>29 ♉ 34' 13"</text:p>
          </table:table-cell>
          <table:table-cell office:value-type="float" office:value="2.19228904681044">
            <text:p>2.1922890468</text:p>
          </table:table-cell>
          <table:table-cell office:value-type="float" office:value="0.961254717263036">
            <text:p>0.9612547173</text:p>
          </table:table-cell>
          <table:table-cell office:value-type="float" office:value="37.189543864233">
            <text:p>37.1895438642</text:p>
          </table:table-cell>
          <table:table-cell office:value-type="float" office:value="37.1893489687642">
            <text:p>37.1893489688</text:p>
          </table:table-cell>
          <table:table-cell office:value-type="string">
            <text:p><text:s/>7 ♉ 11' 22"</text:p>
          </table:table-cell>
          <table:table-cell office:value-type="string">
            <text:p><text:s/>7 ♉ 11' 21"</text:p>
          </table:table-cell>
          <table:table-cell office:value-type="float" office:value="2.19226045375682">
            <text:p>2.1922604538</text:p>
          </table:table-cell>
          <table:table-cell office:value-type="float" office:value="0.961226165119306">
            <text:p>0.9612261651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2973.98811343">
            <text:p>2412973.98811343</text:p>
          </table:table-cell>
          <table:table-cell office:value-type="string">
            <text:p>1894-05-25 06:42:53.437500 EST-0500</text:p>
          </table:table-cell>
          <table:table-cell office:value-type="float" office:value="0">
            <text:p>0</text:p>
          </table:table-cell>
          <table:table-cell office:value-type="float" office:value="70.1367149643505">
            <text:p>70.1367149644</text:p>
          </table:table-cell>
          <table:table-cell office:value-type="float" office:value="70.1363778468507">
            <text:p>70.1363778469</text:p>
          </table:table-cell>
          <table:table-cell office:value-type="string">
            <text:p>10 ♊ 08' 12"</text:p>
          </table:table-cell>
          <table:table-cell office:value-type="string">
            <text:p>10 ♊ 08' 10"</text:p>
          </table:table-cell>
          <table:table-cell office:value-type="float" office:value="2.16388262252483">
            <text:p>2.1638826225</text:p>
          </table:table-cell>
          <table:table-cell office:value-type="float" office:value="0.0228275336737038">
            <text:p>0.0228275337</text:p>
          </table:table-cell>
          <table:table-cell office:value-type="float" office:value="47.7552719202327">
            <text:p>47.7552719202</text:p>
          </table:table-cell>
          <table:table-cell office:value-type="float" office:value="47.7549348027329">
            <text:p>47.7549348027</text:p>
          </table:table-cell>
          <table:table-cell office:value-type="string">
            <text:p>17 ♉ 45' 18"</text:p>
          </table:table-cell>
          <table:table-cell office:value-type="string">
            <text:p>17 ♉ 45' 17"</text:p>
          </table:table-cell>
          <table:table-cell office:value-type="float" office:value="2.1638686539298">
            <text:p>2.1638686539</text:p>
          </table:table-cell>
          <table:table-cell office:value-type="float" office:value="0.0228129521567559">
            <text:p>0.0228129522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2974.72077546">
            <text:p>2412974.72077546</text:p>
          </table:table-cell>
          <table:table-cell office:value-type="string">
            <text:p>1894-05-26 00:17:55.781250 EST-0500</text:p>
          </table:table-cell>
          <table:table-cell office:value-type="float" office:value="0">
            <text:p>0</text:p>
          </table:table-cell>
          <table:table-cell office:value-type="float" office:value="71.7173089023202">
            <text:p>71.7173089023</text:p>
          </table:table-cell>
          <table:table-cell office:value-type="float" office:value="71.7170734624117">
            <text:p>71.7170734624</text:p>
          </table:table-cell>
          <table:table-cell office:value-type="string">
            <text:p>11 ♊ 43' 02"</text:p>
          </table:table-cell>
          <table:table-cell office:value-type="string">
            <text:p>11 ♊ 43' 01"</text:p>
          </table:table-cell>
          <table:table-cell office:value-type="float" office:value="2.15039992030249">
            <text:p>2.1503999203</text:p>
          </table:table-cell>
          <table:table-cell office:value-type="float" office:value="0.231856688225185">
            <text:p>0.2318566882</text:p>
          </table:table-cell>
          <table:table-cell office:value-type="float" office:value="49.335830575976">
            <text:p>49.335830576</text:p>
          </table:table-cell>
          <table:table-cell office:value-type="float" office:value="49.3355951360675">
            <text:p>49.3355951361</text:p>
          </table:table-cell>
          <table:table-cell table:number-columns-repeated="2" office:value-type="string">
            <text:p>19 ♉ 20' 08"</text:p>
          </table:table-cell>
          <table:table-cell office:value-type="float" office:value="2.1503942101576">
            <text:p>2.1503942102</text:p>
          </table:table-cell>
          <table:table-cell office:value-type="float" office:value="0.231850890069122">
            <text:p>0.2318508901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2975.29914352">
            <text:p>2412975.29914352</text:p>
          </table:table-cell>
          <table:table-cell office:value-type="string">
            <text:p>1894-05-26 14:10:46.875000 EST-0500</text:p>
          </table:table-cell>
          <table:table-cell office:value-type="float" office:value="0">
            <text:p>0</text:p>
          </table:table-cell>
          <table:table-cell office:value-type="float" office:value="72.9575660458577">
            <text:p>72.9575660459</text:p>
          </table:table-cell>
          <table:table-cell office:value-type="float" office:value="72.9575649655552">
            <text:p>72.9575649656</text:p>
          </table:table-cell>
          <table:table-cell table:number-columns-repeated="2" office:value-type="string">
            <text:p>12 ♊ 57' 27"</text:p>
          </table:table-cell>
          <table:table-cell office:value-type="float" office:value="2.13819214691117">
            <text:p>2.1381921469</text:p>
          </table:table-cell>
          <table:table-cell office:value-type="float" office:value="0.0371358946014871">
            <text:p>0.0371358946</text:p>
          </table:table-cell>
          <table:table-cell office:value-type="float" office:value="50.5760641754369">
            <text:p>50.5760641754</text:p>
          </table:table-cell>
          <table:table-cell office:value-type="float" office:value="50.5760630951344">
            <text:p>50.5760630951</text:p>
          </table:table-cell>
          <table:table-cell table:number-columns-repeated="2" office:value-type="string">
            <text:p>20 ♉ 34' 33"</text:p>
          </table:table-cell>
          <table:table-cell office:value-type="float" office:value="2.13819299115625">
            <text:p>2.1381929912</text:p>
          </table:table-cell>
          <table:table-cell office:value-type="float" office:value="0.0371366109607793">
            <text:p>0.037136611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12980.31819444">
            <text:p>2412980.31819444</text:p>
          </table:table-cell>
          <table:table-cell office:value-type="string">
            <text:p>1894-05-31 14:38:12.187500 EST-0500</text:p>
          </table:table-cell>
          <table:table-cell office:value-type="float" office:value="0">
            <text:p>0</text:p>
          </table:table-cell>
          <table:table-cell office:value-type="float" office:value="70.2814097792938">
            <text:p>70.2814097793</text:p>
          </table:table-cell>
          <table:table-cell office:value-type="float" office:value="70.2812093925299">
            <text:p>70.2812093925</text:p>
          </table:table-cell>
          <table:table-cell office:value-type="string">
            <text:p>10 ♊ 16' 53"</text:p>
          </table:table-cell>
          <table:table-cell office:value-type="string">
            <text:p>10 ♊ 16' 52"</text:p>
          </table:table-cell>
          <table:table-cell office:value-type="float" office:value="0.958290395112368">
            <text:p>0.9582903951</text:p>
          </table:table-cell>
          <table:table-cell office:value-type="float" office:value="0.0229246755179058">
            <text:p>0.0229246755</text:p>
          </table:table-cell>
          <table:table-cell office:value-type="float" office:value="47.8997909128861">
            <text:p>47.8997909129</text:p>
          </table:table-cell>
          <table:table-cell office:value-type="float" office:value="47.8995905261221">
            <text:p>47.8995905261</text:p>
          </table:table-cell>
          <table:table-cell office:value-type="string">
            <text:p>17 ♉ 53' 59"</text:p>
          </table:table-cell>
          <table:table-cell office:value-type="string">
            <text:p>17 ♉ 53' 58"</text:p>
          </table:table-cell>
          <table:table-cell office:value-type="float" office:value="0.958296479072703">
            <text:p>0.9582964791</text:p>
          </table:table-cell>
          <table:table-cell office:value-type="float" office:value="0.0229317972568221">
            <text:p>0.0229317973</text:p>
          </table:table-cell>
        </table:table-row>
        <table:table-row table:style-name="ro1">
          <table:table-cell office:value-type="string">
            <text:p>Jupiter/Neptune</text:p>
          </table:table-cell>
          <table:table-cell office:value-type="float" office:value="2412980.97395833">
            <text:p>2412980.97395833</text:p>
          </table:table-cell>
          <table:table-cell office:value-type="string">
            <text:p>1894-06-01 06:22:30.000000 EST-0500</text:p>
          </table:table-cell>
          <table:table-cell office:value-type="float" office:value="0">
            <text:p>0</text:p>
          </table:table-cell>
          <table:table-cell office:value-type="float" office:value="73.1690791051102">
            <text:p>73.1690791051</text:p>
          </table:table-cell>
          <table:table-cell office:value-type="float" office:value="73.1690676732098">
            <text:p>73.1690676732</text:p>
          </table:table-cell>
          <table:table-cell table:number-columns-repeated="2" office:value-type="string">
            <text:p>13 ♊ 10' 08"</text:p>
          </table:table-cell>
          <table:table-cell office:value-type="float" office:value="0.232456888331089">
            <text:p>0.2324568883</text:p>
          </table:table-cell>
          <table:table-cell office:value-type="float" office:value="0.0373927357817417">
            <text:p>0.0373927358</text:p>
          </table:table-cell>
          <table:table-cell office:value-type="float" office:value="50.7874355770624">
            <text:p>50.7874355771</text:p>
          </table:table-cell>
          <table:table-cell office:value-type="float" office:value="50.787424145162">
            <text:p>50.7874241452</text:p>
          </table:table-cell>
          <table:table-cell table:number-columns-repeated="2" office:value-type="string">
            <text:p>20 ♉ 47' 14"</text:p>
          </table:table-cell>
          <table:table-cell office:value-type="float" office:value="0.232451656836727">
            <text:p>0.2324516568</text:p>
          </table:table-cell>
          <table:table-cell office:value-type="float" office:value="0.0373875983320951">
            <text:p>0.0373875983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12983.42854167">
            <text:p>2412983.42854167</text:p>
          </table:table-cell>
          <table:table-cell office:value-type="string">
            <text:p>1894-06-03 17:17:06.562500 EST-0500</text:p>
          </table:table-cell>
          <table:table-cell office:value-type="float" office:value="0">
            <text:p>0</text:p>
          </table:table-cell>
          <table:table-cell office:value-type="float" office:value="73.2610126921159">
            <text:p>73.2610126921</text:p>
          </table:table-cell>
          <table:table-cell office:value-type="float" office:value="73.2609554237409">
            <text:p>73.2609554237</text:p>
          </table:table-cell>
          <table:table-cell table:number-columns-repeated="2" office:value-type="string">
            <text:p>13 ♊ 15' 39"</text:p>
          </table:table-cell>
          <table:table-cell office:value-type="float" office:value="0.957621652573091">
            <text:p>0.9576216526</text:p>
          </table:table-cell>
          <table:table-cell office:value-type="float" office:value="0.0374665547142017">
            <text:p>0.0374665547</text:p>
          </table:table-cell>
          <table:table-cell office:value-type="float" office:value="50.8792005679094">
            <text:p>50.8792005679</text:p>
          </table:table-cell>
          <table:table-cell office:value-type="float" office:value="50.8791432995344">
            <text:p>50.8791432995</text:p>
          </table:table-cell>
          <table:table-cell office:value-type="string">
            <text:p>20 ♉ 52' 45"</text:p>
          </table:table-cell>
          <table:table-cell office:value-type="string">
            <text:p>20 ♉ 52' 44"</text:p>
          </table:table-cell>
          <table:table-cell office:value-type="float" office:value="0.95756809930749">
            <text:p>0.9575680993</text:p>
          </table:table-cell>
          <table:table-cell office:value-type="float" office:value="0.0374130978083572">
            <text:p>0.0374130978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12984.08894676">
            <text:p>2412984.08894676</text:p>
          </table:table-cell>
          <table:table-cell office:value-type="string">
            <text:p>1894-06-04 09:08:05.156250 EST-0500</text:p>
          </table:table-cell>
          <table:table-cell office:value-type="float" office:value="0">
            <text:p>0</text:p>
          </table:table-cell>
          <table:table-cell office:value-type="float" office:value="73.893377545606">
            <text:p>73.8933775456</text:p>
          </table:table-cell>
          <table:table-cell office:value-type="float" office:value="73.8933245478733">
            <text:p>73.8933245479</text:p>
          </table:table-cell>
          <table:table-cell office:value-type="string">
            <text:p>13 ♊ 53' 36"</text:p>
          </table:table-cell>
          <table:table-cell office:value-type="string">
            <text:p>13 ♊ 53' 35"</text:p>
          </table:table-cell>
          <table:table-cell office:value-type="float" office:value="0.957458179161234">
            <text:p>0.9574581792</text:p>
          </table:table-cell>
          <table:table-cell office:value-type="float" office:value="0.232506471936242">
            <text:p>0.2325064719</text:p>
          </table:table-cell>
          <table:table-cell office:value-type="float" office:value="51.5115022550441">
            <text:p>51.511502255</text:p>
          </table:table-cell>
          <table:table-cell office:value-type="float" office:value="51.5114492573113">
            <text:p>51.5114492573</text:p>
          </table:table-cell>
          <table:table-cell table:number-columns-repeated="2" office:value-type="string">
            <text:p>21 ♉ 30' 41"</text:p>
          </table:table-cell>
          <table:table-cell office:value-type="float" office:value="0.957397688654225">
            <text:p>0.9573976887</text:p>
          </table:table-cell>
          <table:table-cell office:value-type="float" office:value="0.232445998431596">
            <text:p>0.2324459984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13018.76594907">
            <text:p>2413018.76594907</text:p>
          </table:table-cell>
          <table:table-cell office:value-type="string">
            <text:p>1894-07-09 01:22:58.125000 EST-0500</text:p>
          </table:table-cell>
          <table:table-cell office:value-type="float" office:value="0">
            <text:p>0</text:p>
          </table:table-cell>
          <table:table-cell office:value-type="float" office:value="71.1139085688911">
            <text:p>71.1139085689</text:p>
          </table:table-cell>
          <table:table-cell office:value-type="float" office:value="71.1137214258931">
            <text:p>71.1137214259</text:p>
          </table:table-cell>
          <table:table-cell office:value-type="string">
            <text:p>11 ♊ 06' 50"</text:p>
          </table:table-cell>
          <table:table-cell office:value-type="string">
            <text:p>11 ♊ 06' 49"</text:p>
          </table:table-cell>
          <table:table-cell office:value-type="float" office:value="1.17002313998662">
            <text:p>1.17002314</text:p>
          </table:table-cell>
          <table:table-cell office:value-type="float" office:value="0.0190736225955612">
            <text:p>0.0190736226</text:p>
          </table:table-cell>
          <table:table-cell office:value-type="float" office:value="48.7301564510237">
            <text:p>48.730156451</text:p>
          </table:table-cell>
          <table:table-cell office:value-type="float" office:value="48.7299693080256">
            <text:p>48.729969308</text:p>
          </table:table-cell>
          <table:table-cell office:value-type="string">
            <text:p>18 ♉ 43' 48"</text:p>
          </table:table-cell>
          <table:table-cell office:value-type="string">
            <text:p>18 ♉ 43' 47"</text:p>
          </table:table-cell>
          <table:table-cell office:value-type="float" office:value="1.17004217068006">
            <text:p>1.1700421707</text:p>
          </table:table-cell>
          <table:table-cell office:value-type="float" office:value="0.0190927320338157">
            <text:p>0.019092732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3021.76008102">
            <text:p>2413021.76008102</text:p>
          </table:table-cell>
          <table:table-cell office:value-type="string">
            <text:p>1894-07-12 01:14:31.875000 EST-0500</text:p>
          </table:table-cell>
          <table:table-cell office:value-type="float" office:value="0">
            <text:p>0</text:p>
          </table:table-cell>
          <table:table-cell office:value-type="float" office:value="74.6221065984041">
            <text:p>74.6221065984</text:p>
          </table:table-cell>
          <table:table-cell office:value-type="float" office:value="74.6220021997988">
            <text:p>74.6220021998</text:p>
          </table:table-cell>
          <table:table-cell table:number-columns-repeated="2" office:value-type="string">
            <text:p>14 ♊ 37' 19"</text:p>
          </table:table-cell>
          <table:table-cell office:value-type="float" office:value="1.17336262976111">
            <text:p>1.1733626298</text:p>
          </table:table-cell>
          <table:table-cell office:value-type="float" office:value="0.0317377854978739">
            <text:p>0.0317377855</text:p>
          </table:table-cell>
          <table:table-cell office:value-type="float" office:value="52.2382555025856">
            <text:p>52.2382555026</text:p>
          </table:table-cell>
          <table:table-cell office:value-type="float" office:value="52.2381511039803">
            <text:p>52.238151104</text:p>
          </table:table-cell>
          <table:table-cell table:number-columns-repeated="2" office:value-type="string">
            <text:p>22 ♉ 14' 17"</text:p>
          </table:table-cell>
          <table:table-cell office:value-type="float" office:value="1.17335054897481">
            <text:p>1.173350549</text:p>
          </table:table-cell>
          <table:table-cell office:value-type="float" office:value="0.0317256973728827">
            <text:p>0.0317256974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13029.88923611">
            <text:p>2413029.88923611</text:p>
          </table:table-cell>
          <table:table-cell office:value-type="string">
            <text:p>1894-07-20 04:20:30.468750 EST-0500</text:p>
          </table:table-cell>
          <table:table-cell office:value-type="float" office:value="0">
            <text:p>0</text:p>
          </table:table-cell>
          <table:table-cell office:value-type="float" office:value="84.1972846994852">
            <text:p>84.1972846995</text:p>
          </table:table-cell>
          <table:table-cell office:value-type="float" office:value="84.1971987489038">
            <text:p>84.1971987489</text:p>
          </table:table-cell>
          <table:table-cell office:value-type="string">
            <text:p>24 ♊ 11' 50"</text:p>
          </table:table-cell>
          <table:table-cell office:value-type="string">
            <text:p>24 ♊ 11' 49"</text:p>
          </table:table-cell>
          <table:table-cell office:value-type="float" office:value="1.1823679986036">
            <text:p>1.1823679986</text:p>
          </table:table-cell>
          <table:table-cell office:value-type="float" office:value="0.21070651890645">
            <text:p>0.2107065189</text:p>
          </table:table-cell>
          <table:table-cell office:value-type="float" office:value="61.8129299026072">
            <text:p>61.8129299026</text:p>
          </table:table-cell>
          <table:table-cell office:value-type="float" office:value="61.8128439520259">
            <text:p>61.812843952</text:p>
          </table:table-cell>
          <table:table-cell table:number-columns-repeated="2" office:value-type="string">
            <text:p><text:s/>1 ♊ 48' 46"</text:p>
          </table:table-cell>
          <table:table-cell office:value-type="float" office:value="1.18237122581131">
            <text:p>1.1823712258</text:p>
          </table:table-cell>
          <table:table-cell office:value-type="float" office:value="0.210709771197326">
            <text:p>0.210709771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3030.42951389">
            <text:p>2413030.42951389</text:p>
          </table:table-cell>
          <table:table-cell office:value-type="string">
            <text:p>1894-07-20 17:18:30.937500 EST-0500</text:p>
          </table:table-cell>
          <table:table-cell office:value-type="float" office:value="0">
            <text:p>0</text:p>
          </table:table-cell>
          <table:table-cell office:value-type="float" office:value="118.115934892121">
            <text:p>118.1159348921</text:p>
          </table:table-cell>
          <table:table-cell office:value-type="float" office:value="118.115985085092">
            <text:p>118.1159850851</text:p>
          </table:table-cell>
          <table:table-cell table:number-columns-repeated="2" office:value-type="string">
            <text:p>28 ♋ 06' 57"</text:p>
          </table:table-cell>
          <table:table-cell office:value-type="float" office:value="-0.691485607313189">
            <text:p>-0.6914856073</text:p>
          </table:table-cell>
          <table:table-cell office:value-type="float" office:value="0.954471703653065">
            <text:p>0.9544717037</text:p>
          </table:table-cell>
          <table:table-cell office:value-type="float" office:value="95.7315628649617">
            <text:p>95.731562865</text:p>
          </table:table-cell>
          <table:table-cell office:value-type="float" office:value="95.7316130579329">
            <text:p>95.7316130579</text:p>
          </table:table-cell>
          <table:table-cell table:number-columns-repeated="2" office:value-type="string">
            <text:p><text:s/>5 ♋ 43' 53"</text:p>
          </table:table-cell>
          <table:table-cell office:value-type="float" office:value="-0.691475646185503">
            <text:p>-0.6914756462</text:p>
          </table:table-cell>
          <table:table-cell office:value-type="float" office:value="0.954481025112541">
            <text:p>0.954481025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3074.77913194">
            <text:p>2413074.77913194</text:p>
          </table:table-cell>
          <table:table-cell office:value-type="string">
            <text:p>1894-09-03 01:41:57.187500 EST-0500</text:p>
          </table:table-cell>
          <table:table-cell office:value-type="float" office:value="0">
            <text:p>0</text:p>
          </table:table-cell>
          <table:table-cell office:value-type="float" office:value="160.733508677662">
            <text:p>160.7335086777</text:p>
          </table:table-cell>
          <table:table-cell office:value-type="float" office:value="160.733475771722">
            <text:p>160.7334757717</text:p>
          </table:table-cell>
          <table:table-cell table:number-columns-repeated="2" office:value-type="string">
            <text:p>10 ♍ 44' 00"</text:p>
          </table:table-cell>
          <table:table-cell office:value-type="float" office:value="1.91609208390668">
            <text:p>1.9160920839</text:p>
          </table:table-cell>
          <table:table-cell office:value-type="float" office:value="0.969656423079575">
            <text:p>0.9696564231</text:p>
          </table:table-cell>
          <table:table-cell office:value-type="float" office:value="138.347424923906">
            <text:p>138.3474249239</text:p>
          </table:table-cell>
          <table:table-cell office:value-type="float" office:value="138.347392017966">
            <text:p>138.347392018</text:p>
          </table:table-cell>
          <table:table-cell table:number-columns-repeated="2" office:value-type="string">
            <text:p>18 ♌ 20' 50"</text:p>
          </table:table-cell>
          <table:table-cell office:value-type="float" office:value="1.9161181068374">
            <text:p>1.9161181068</text:p>
          </table:table-cell>
          <table:table-cell office:value-type="float" office:value="0.969682186395687">
            <text:p>0.9696821864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3101.34700231">
            <text:p>2413101.34700231</text:p>
          </table:table-cell>
          <table:table-cell office:value-type="string">
            <text:p>1894-09-29 15:19:41.250000 EST-0500</text:p>
          </table:table-cell>
          <table:table-cell office:value-type="float" office:value="0">
            <text:p>0</text:p>
          </table:table-cell>
          <table:table-cell office:value-type="float" office:value="205.448396145784">
            <text:p>205.4483961458</text:p>
          </table:table-cell>
          <table:table-cell office:value-type="float" office:value="205.448300050309">
            <text:p>205.4483000503</text:p>
          </table:table-cell>
          <table:table-cell office:value-type="string">
            <text:p>25 ♎ 26' 54"</text:p>
          </table:table-cell>
          <table:table-cell office:value-type="string">
            <text:p>25 ♎ 26' 53"</text:p>
          </table:table-cell>
          <table:table-cell office:value-type="float" office:value="1.46621322250159">
            <text:p>1.4662132225</text:p>
          </table:table-cell>
          <table:table-cell office:value-type="float" office:value="0.117070692463446">
            <text:p>0.1170706925</text:p>
          </table:table-cell>
          <table:table-cell office:value-type="float" office:value="183.061480756489">
            <text:p>183.0614807565</text:p>
          </table:table-cell>
          <table:table-cell office:value-type="float" office:value="183.061384661013">
            <text:p>183.061384661</text:p>
          </table:table-cell>
          <table:table-cell office:value-type="string">
            <text:p><text:s/>3 ♎ 03' 41"</text:p>
          </table:table-cell>
          <table:table-cell office:value-type="string">
            <text:p><text:s/>3 ♎ 03' 40"</text:p>
          </table:table-cell>
          <table:table-cell office:value-type="float" office:value="1.46625073942463">
            <text:p>1.4662507394</text:p>
          </table:table-cell>
          <table:table-cell office:value-type="float" office:value="0.117108680469283">
            <text:p>0.1171086805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3115.22981481">
            <text:p>2413115.22981481</text:p>
          </table:table-cell>
          <table:table-cell office:value-type="string">
            <text:p>1894-10-13 12:30:56.250000 EST-0500</text:p>
          </table:table-cell>
          <table:table-cell office:value-type="float" office:value="0">
            <text:p>0</text:p>
          </table:table-cell>
          <table:table-cell office:value-type="float" office:value="224.119221125352">
            <text:p>224.1192211254</text:p>
          </table:table-cell>
          <table:table-cell office:value-type="float" office:value="224.118948115995">
            <text:p>224.118948116</text:p>
          </table:table-cell>
          <table:table-cell office:value-type="string">
            <text:p>14 ♏ 07' 09"</text:p>
          </table:table-cell>
          <table:table-cell office:value-type="string">
            <text:p>14 ♏ 07' 08"</text:p>
          </table:table-cell>
          <table:table-cell office:value-type="float" office:value="1.19566393257306">
            <text:p>1.1956639326</text:p>
          </table:table-cell>
          <table:table-cell office:value-type="float" office:value="0.0583724646868543">
            <text:p>0.0583724647</text:p>
          </table:table-cell>
          <table:table-cell office:value-type="float" office:value="201.731889406409">
            <text:p>201.7318894064</text:p>
          </table:table-cell>
          <table:table-cell office:value-type="float" office:value="201.731616397052">
            <text:p>201.7316163971</text:p>
          </table:table-cell>
          <table:table-cell office:value-type="string">
            <text:p>21 ♎ 43' 54"</text:p>
          </table:table-cell>
          <table:table-cell office:value-type="string">
            <text:p>21 ♎ 43' 53"</text:p>
          </table:table-cell>
          <table:table-cell office:value-type="float" office:value="1.19570177752339">
            <text:p>1.1957017775</text:p>
          </table:table-cell>
          <table:table-cell office:value-type="float" office:value="0.058410572633408">
            <text:p>0.0584105726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13122.94416667">
            <text:p>2413122.94416667</text:p>
          </table:table-cell>
          <table:table-cell office:value-type="string">
            <text:p>1894-10-21 05:39:36.562500 EST-0500</text:p>
          </table:table-cell>
          <table:table-cell office:value-type="float" office:value="0">
            <text:p>0</text:p>
          </table:table-cell>
          <table:table-cell office:value-type="float" office:value="208.037992342961">
            <text:p>208.037992343</text:p>
          </table:table-cell>
          <table:table-cell office:value-type="float" office:value="208.037848305623">
            <text:p>208.0378483056</text:p>
          </table:table-cell>
          <table:table-cell table:number-columns-repeated="2" office:value-type="string">
            <text:p>28 ♎ 02' 16"</text:p>
          </table:table-cell>
          <table:table-cell office:value-type="float" office:value="0.995622980633221">
            <text:p>0.9956229806</text:p>
          </table:table-cell>
          <table:table-cell office:value-type="float" office:value="0.121363673644426">
            <text:p>0.1213636736</text:p>
          </table:table-cell>
          <table:table-cell office:value-type="float" office:value="185.650304164669">
            <text:p>185.6503041647</text:p>
          </table:table-cell>
          <table:table-cell office:value-type="float" office:value="185.650160127331">
            <text:p>185.6501601273</text:p>
          </table:table-cell>
          <table:table-cell office:value-type="string">
            <text:p><text:s/>5 ♎ 39' 01"</text:p>
          </table:table-cell>
          <table:table-cell office:value-type="string">
            <text:p><text:s/>5 ♎ 39' 00"</text:p>
          </table:table-cell>
          <table:table-cell office:value-type="float" office:value="0.995595706996154">
            <text:p>0.995595707</text:p>
          </table:table-cell>
          <table:table-cell office:value-type="float" office:value="0.121336128238484">
            <text:p>0.1213361282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3131.8216088">
            <text:p>2413131.8216088</text:p>
          </table:table-cell>
          <table:table-cell office:value-type="string">
            <text:p>1894-10-30 02:43:07.500000 EST-0500</text:p>
          </table:table-cell>
          <table:table-cell office:value-type="float" office:value="0">
            <text:p>0</text:p>
          </table:table-cell>
          <table:table-cell office:value-type="float" office:value="209.113245562833">
            <text:p>209.1132455628</text:p>
          </table:table-cell>
          <table:table-cell office:value-type="float" office:value="209.112977885106">
            <text:p>209.1129778851</text:p>
          </table:table-cell>
          <table:table-cell office:value-type="string">
            <text:p>29 ♎ 06' 47"</text:p>
          </table:table-cell>
          <table:table-cell office:value-type="string">
            <text:p>29 ♎ 06' 46"</text:p>
          </table:table-cell>
          <table:table-cell office:value-type="float" office:value="1.2542020990816">
            <text:p>1.2542020991</text:p>
          </table:table-cell>
          <table:table-cell office:value-type="float" office:value="0.120648998243369">
            <text:p>0.1206489982</text:p>
          </table:table-cell>
          <table:table-cell office:value-type="float" office:value="186.725329967591">
            <text:p>186.7253299676</text:p>
          </table:table-cell>
          <table:table-cell office:value-type="float" office:value="186.725062289864">
            <text:p>186.7250622899</text:p>
          </table:table-cell>
          <table:table-cell office:value-type="string">
            <text:p><text:s/>6 ♎ 43' 31"</text:p>
          </table:table-cell>
          <table:table-cell office:value-type="string">
            <text:p><text:s/>6 ♎ 43' 30"</text:p>
          </table:table-cell>
          <table:table-cell office:value-type="float" office:value="1.25418996730706">
            <text:p>1.2541899673</text:p>
          </table:table-cell>
          <table:table-cell office:value-type="float" office:value="0.120637164317822">
            <text:p>0.1206371643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13140.5637963">
            <text:p>2413140.5637963</text:p>
          </table:table-cell>
          <table:table-cell office:value-type="string">
            <text:p>1894-11-07 20:31:52.500000 EST-0500</text:p>
          </table:table-cell>
          <table:table-cell office:value-type="float" office:value="0">
            <text:p>0</text:p>
          </table:table-cell>
          <table:table-cell office:value-type="float" office:value="225.66666242612">
            <text:p>225.6666624261</text:p>
          </table:table-cell>
          <table:table-cell office:value-type="float" office:value="225.666511133208">
            <text:p>225.6665111332</text:p>
          </table:table-cell>
          <table:table-cell table:number-columns-repeated="2" office:value-type="string">
            <text:p>15 ♏ 39' 59"</text:p>
          </table:table-cell>
          <table:table-cell office:value-type="float" office:value="1.00461005469862">
            <text:p>1.0046100547</text:p>
          </table:table-cell>
          <table:table-cell office:value-type="float" office:value="0.0623949573448254">
            <text:p>0.0623949573</text:p>
          </table:table-cell>
          <table:table-cell office:value-type="float" office:value="203.278310879312">
            <text:p>203.2783108793</text:p>
          </table:table-cell>
          <table:table-cell office:value-type="float" office:value="203.2781595864">
            <text:p>203.2781595864</text:p>
          </table:table-cell>
          <table:table-cell table:number-columns-repeated="2" office:value-type="string">
            <text:p>23 ♎ 16' 41"</text:p>
          </table:table-cell>
          <table:table-cell office:value-type="float" office:value="1.00463300548706">
            <text:p>1.0046330055</text:p>
          </table:table-cell>
          <table:table-cell office:value-type="float" office:value="0.0624178983748307">
            <text:p>0.062417898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3143.27424768">
            <text:p>2413143.27424768</text:p>
          </table:table-cell>
          <table:table-cell office:value-type="string">
            <text:p>1894-11-10 13:34:55.312500 EST-0500</text:p>
          </table:table-cell>
          <table:table-cell office:value-type="float" office:value="0">
            <text:p>0</text:p>
          </table:table-cell>
          <table:table-cell office:value-type="float" office:value="228.390709052167">
            <text:p>228.3907090522</text:p>
          </table:table-cell>
          <table:table-cell office:value-type="float" office:value="228.391122738513">
            <text:p>228.3911227385</text:p>
          </table:table-cell>
          <table:table-cell office:value-type="string">
            <text:p>18 ♏ 23' 26"</text:p>
          </table:table-cell>
          <table:table-cell office:value-type="string">
            <text:p>18 ♏ 23' 28"</text:p>
          </table:table-cell>
          <table:table-cell office:value-type="float" office:value="-1.33773734127055">
            <text:p>-1.3377373413</text:p>
          </table:table-cell>
          <table:table-cell office:value-type="float" office:value="1.00573825659789">
            <text:p>1.0057382566</text:p>
          </table:table-cell>
          <table:table-cell office:value-type="float" office:value="206.002325394596">
            <text:p>206.0023253946</text:p>
          </table:table-cell>
          <table:table-cell office:value-type="float" office:value="206.002739080942">
            <text:p>206.0027390809</text:p>
          </table:table-cell>
          <table:table-cell office:value-type="string">
            <text:p>26 ♎ 00' 08"</text:p>
          </table:table-cell>
          <table:table-cell office:value-type="string">
            <text:p>26 ♎ 00' 09"</text:p>
          </table:table-cell>
          <table:table-cell office:value-type="float" office:value="-1.3377147815897">
            <text:p>-1.3377147816</text:p>
          </table:table-cell>
          <table:table-cell office:value-type="float" office:value="1.00576080444391">
            <text:p>1.0057608044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3145.1455787">
            <text:p>2413145.1455787</text:p>
          </table:table-cell>
          <table:table-cell office:value-type="string">
            <text:p>1894-11-12 10:29:38.906250 EST-0500</text:p>
          </table:table-cell>
          <table:table-cell office:value-type="float" office:value="0">
            <text:p>0</text:p>
          </table:table-cell>
          <table:table-cell office:value-type="float" office:value="225.952145155056">
            <text:p>225.9521451551</text:p>
          </table:table-cell>
          <table:table-cell office:value-type="float" office:value="225.95217390131">
            <text:p>225.9521739013</text:p>
          </table:table-cell>
          <table:table-cell table:number-columns-repeated="2" office:value-type="string">
            <text:p>15 ♏ 57' 07"</text:p>
          </table:table-cell>
          <table:table-cell office:value-type="float" office:value="-1.2433366688132">
            <text:p>-1.2433366688</text:p>
          </table:table-cell>
          <table:table-cell office:value-type="float" office:value="0.0622796638862605">
            <text:p>0.0622796639</text:p>
          </table:table-cell>
          <table:table-cell office:value-type="float" office:value="203.563709817808">
            <text:p>203.5637098178</text:p>
          </table:table-cell>
          <table:table-cell office:value-type="float" office:value="203.563738564061">
            <text:p>203.5637385641</text:p>
          </table:table-cell>
          <table:table-cell table:number-columns-repeated="2" office:value-type="string">
            <text:p>23 ♎ 33' 49"</text:p>
          </table:table-cell>
          <table:table-cell office:value-type="float" office:value="-1.24334099769264">
            <text:p>-1.2433409977</text:p>
          </table:table-cell>
          <table:table-cell office:value-type="float" office:value="0.0622752401322898">
            <text:p>0.0622752401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3145.19123843">
            <text:p>2413145.19123843</text:p>
          </table:table-cell>
          <table:table-cell office:value-type="string">
            <text:p>1894-11-12 11:35:23.437500 EST-0500</text:p>
          </table:table-cell>
          <table:table-cell office:value-type="float" office:value="0">
            <text:p>0</text:p>
          </table:table-cell>
          <table:table-cell office:value-type="float" office:value="225.895469183087">
            <text:p>225.8954691831</text:p>
          </table:table-cell>
          <table:table-cell office:value-type="float" office:value="225.895733533588">
            <text:p>225.8957335336</text:p>
          </table:table-cell>
          <table:table-cell office:value-type="string">
            <text:p>15 ♏ 53' 43"</text:p>
          </table:table-cell>
          <table:table-cell office:value-type="string">
            <text:p>15 ♏ 53' 44"</text:p>
          </table:table-cell>
          <table:table-cell office:value-type="float" office:value="-1.23918671955664">
            <text:p>-1.2391867196</text:p>
          </table:table-cell>
          <table:table-cell office:value-type="float" office:value="1.25616700207224">
            <text:p>1.2561670021</text:p>
          </table:table-cell>
          <table:table-cell office:value-type="float" office:value="203.507031874649">
            <text:p>203.5070318747</text:p>
          </table:table-cell>
          <table:table-cell office:value-type="float" office:value="203.50729622515">
            <text:p>203.5072962252</text:p>
          </table:table-cell>
          <table:table-cell office:value-type="string">
            <text:p>23 ♎ 30' 25"</text:p>
          </table:table-cell>
          <table:table-cell office:value-type="string">
            <text:p>23 ♎ 30' 26"</text:p>
          </table:table-cell>
          <table:table-cell office:value-type="float" office:value="-1.23919190414354">
            <text:p>-1.2391919041</text:p>
          </table:table-cell>
          <table:table-cell office:value-type="float" office:value="1.2561618506254">
            <text:p>1.2561618506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3145.24104167">
            <text:p>2413145.24104167</text:p>
          </table:table-cell>
          <table:table-cell office:value-type="string">
            <text:p>1894-11-12 12:47:06.562500 EST-0500</text:p>
          </table:table-cell>
          <table:table-cell office:value-type="float" office:value="0">
            <text:p>0</text:p>
          </table:table-cell>
          <table:table-cell office:value-type="float" office:value="225.958294914772">
            <text:p>225.9582949148</text:p>
          </table:table-cell>
          <table:table-cell office:value-type="float" office:value="225.958119130233">
            <text:p>225.9581191302</text:p>
          </table:table-cell>
          <table:table-cell table:number-columns-repeated="2" office:value-type="string">
            <text:p>15 ♏ 57' 29"</text:p>
          </table:table-cell>
          <table:table-cell office:value-type="float" office:value="1.25617433155859">
            <text:p>1.2561743316</text:p>
          </table:table-cell>
          <table:table-cell office:value-type="float" office:value="0.0622758592215787">
            <text:p>0.0622758592</text:p>
          </table:table-cell>
          <table:table-cell office:value-type="float" office:value="203.569855411336">
            <text:p>203.5698554113</text:p>
          </table:table-cell>
          <table:table-cell office:value-type="float" office:value="203.569679626797">
            <text:p>203.5696796268</text:p>
          </table:table-cell>
          <table:table-cell office:value-type="string">
            <text:p>23 ♎ 34' 11"</text:p>
          </table:table-cell>
          <table:table-cell office:value-type="string">
            <text:p>23 ♎ 34' 10"</text:p>
          </table:table-cell>
          <table:table-cell office:value-type="float" office:value="1.25616823625356">
            <text:p>1.2561682363</text:p>
          </table:table-cell>
          <table:table-cell office:value-type="float" office:value="0.0622696317154134">
            <text:p>0.0622696317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3161.6184838">
            <text:p>2413161.6184838</text:p>
          </table:table-cell>
          <table:table-cell office:value-type="string">
            <text:p>1894-11-28 21:50:37.500000 EST-0500</text:p>
          </table:table-cell>
          <table:table-cell office:value-type="float" office:value="0">
            <text:p>0</text:p>
          </table:table-cell>
          <table:table-cell office:value-type="float" office:value="226.961529676526">
            <text:p>226.9615296765</text:p>
          </table:table-cell>
          <table:table-cell office:value-type="float" office:value="226.961338743853">
            <text:p>226.9613387439</text:p>
          </table:table-cell>
          <table:table-cell office:value-type="string">
            <text:p>16 ♏ 57' 41"</text:p>
          </table:table-cell>
          <table:table-cell office:value-type="string">
            <text:p>16 ♏ 57' 40"</text:p>
          </table:table-cell>
          <table:table-cell office:value-type="float" office:value="1.11043607041607">
            <text:p>1.1104360704</text:p>
          </table:table-cell>
          <table:table-cell office:value-type="float" office:value="0.059666922811281">
            <text:p>0.0596669228</text:p>
          </table:table-cell>
          <table:table-cell office:value-type="float" office:value="204.572192553149">
            <text:p>204.5721925531</text:p>
          </table:table-cell>
          <table:table-cell office:value-type="float" office:value="204.572001620476">
            <text:p>204.5720016205</text:p>
          </table:table-cell>
          <table:table-cell table:number-columns-repeated="2" office:value-type="string">
            <text:p>24 ♎ 34' 19"</text:p>
          </table:table-cell>
          <table:table-cell office:value-type="float" office:value="1.1103957004011">
            <text:p>1.1103957004</text:p>
          </table:table-cell>
          <table:table-cell office:value-type="float" office:value="0.0596264271069186">
            <text:p>0.0596264271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3163.13606481">
            <text:p>2413163.13606481</text:p>
          </table:table-cell>
          <table:table-cell office:value-type="string">
            <text:p>1894-11-30 10:15:56.250000 EST-0500</text:p>
          </table:table-cell>
          <table:table-cell office:value-type="float" office:value="0">
            <text:p>0</text:p>
          </table:table-cell>
          <table:table-cell office:value-type="float" office:value="248.457922151474">
            <text:p>248.4579221515</text:p>
          </table:table-cell>
          <table:table-cell office:value-type="float" office:value="248.457891159865">
            <text:p>248.4578911599</text:p>
          </table:table-cell>
          <table:table-cell table:number-columns-repeated="2" office:value-type="string">
            <text:p><text:s/>8 ♐ 27' 28"</text:p>
          </table:table-cell>
          <table:table-cell office:value-type="float" office:value="1.25805192361557">
            <text:p>1.2580519236</text:p>
          </table:table-cell>
          <table:table-cell office:value-type="float" office:value="1.01433962028713">
            <text:p>1.0143396203</text:p>
          </table:table-cell>
          <table:table-cell office:value-type="float" office:value="226.068468177528">
            <text:p>226.0684681775</text:p>
          </table:table-cell>
          <table:table-cell office:value-type="float" office:value="226.068437185918">
            <text:p>226.0684371859</text:p>
          </table:table-cell>
          <table:table-cell table:number-columns-repeated="2" office:value-type="string">
            <text:p>16 ♏ 04' 06"</text:p>
          </table:table-cell>
          <table:table-cell office:value-type="float" office:value="1.25801669540311">
            <text:p>1.2580166954</text:p>
          </table:table-cell>
          <table:table-cell office:value-type="float" office:value="1.01430439537808">
            <text:p>1.014304395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3203.63020833">
            <text:p>2413203.63020833</text:p>
          </table:table-cell>
          <table:table-cell office:value-type="string">
            <text:p>1895-01-09 22:07:30.000000 EST-0500</text:p>
          </table:table-cell>
          <table:table-cell office:value-type="float" office:value="0">
            <text:p>0</text:p>
          </table:table-cell>
          <table:table-cell office:value-type="float" office:value="289.676018675603">
            <text:p>289.6760186756</text:p>
          </table:table-cell>
          <table:table-cell office:value-type="float" office:value="289.675928409971">
            <text:p>289.67592841</text:p>
          </table:table-cell>
          <table:table-cell table:number-columns-repeated="2" office:value-type="string">
            <text:p>19 ♑ 40' 33"</text:p>
          </table:table-cell>
          <table:table-cell office:value-type="float" office:value="1.64080907690884">
            <text:p>1.6408090769</text:p>
          </table:table-cell>
          <table:table-cell office:value-type="float" office:value="1.01861788495986">
            <text:p>1.018617885</text:p>
          </table:table-cell>
          <table:table-cell office:value-type="float" office:value="267.284369229027">
            <text:p>267.284369229</text:p>
          </table:table-cell>
          <table:table-cell office:value-type="float" office:value="267.284278963395">
            <text:p>267.2842789634</text:p>
          </table:table-cell>
          <table:table-cell table:number-columns-repeated="2" office:value-type="string">
            <text:p>27 ♐ 17' 03"</text:p>
          </table:table-cell>
          <table:table-cell office:value-type="float" office:value="1.64074645823183">
            <text:p>1.6407464582</text:p>
          </table:table-cell>
          <table:table-cell office:value-type="float" office:value="1.01855533124564">
            <text:p>1.0185553312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3225.50471065">
            <text:p>2413225.50471065</text:p>
          </table:table-cell>
          <table:table-cell office:value-type="string">
            <text:p>1895-01-31 19:06:47.812500 EST-0500</text:p>
          </table:table-cell>
          <table:table-cell office:value-type="float" office:value="0">
            <text:p>0</text:p>
          </table:table-cell>
          <table:table-cell office:value-type="float" office:value="326.806384257601">
            <text:p>326.8063842576</text:p>
          </table:table-cell>
          <table:table-cell office:value-type="float" office:value="326.806382198456">
            <text:p>326.8063821985</text:p>
          </table:table-cell>
          <table:table-cell table:number-columns-repeated="2" office:value-type="string">
            <text:p>26 ♒ 48' 22"</text:p>
          </table:table-cell>
          <table:table-cell office:value-type="float" office:value="1.63810243902674">
            <text:p>1.638102439</text:p>
          </table:table-cell>
          <table:table-cell office:value-type="float" office:value="1.25118054085282">
            <text:p>1.2511805409</text:p>
          </table:table-cell>
          <table:table-cell office:value-type="float" office:value="304.413724837258">
            <text:p>304.4137248373</text:p>
          </table:table-cell>
          <table:table-cell office:value-type="float" office:value="304.413722778113">
            <text:p>304.4137227781</text:p>
          </table:table-cell>
          <table:table-cell table:number-columns-repeated="2" office:value-type="string">
            <text:p><text:s/>4 ♒ 24' 49"</text:p>
          </table:table-cell>
          <table:table-cell office:value-type="float" office:value="1.63812341593288">
            <text:p>1.6381234159</text:p>
          </table:table-cell>
          <table:table-cell office:value-type="float" office:value="1.251201539464">
            <text:p>1.2512015395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3237.06184028">
            <text:p>2413237.06184028</text:p>
          </table:table-cell>
          <table:table-cell office:value-type="string">
            <text:p>1895-02-12 08:29:03.750000 EST-0500</text:p>
          </table:table-cell>
          <table:table-cell office:value-type="float" office:value="0">
            <text:p>0</text:p>
          </table:table-cell>
          <table:table-cell office:value-type="float" office:value="341.241125684165">
            <text:p>341.2411256842</text:p>
          </table:table-cell>
          <table:table-cell office:value-type="float" office:value="341.241138026486">
            <text:p>341.2411380265</text:p>
          </table:table-cell>
          <table:table-cell table:number-columns-repeated="2" office:value-type="string">
            <text:p>11 ♓ 14' 28"</text:p>
          </table:table-cell>
          <table:table-cell office:value-type="float" office:value="0.611973967539741">
            <text:p>0.6119739675</text:p>
          </table:table-cell>
          <table:table-cell office:value-type="float" office:value="1.24663542620381">
            <text:p>1.2466354262</text:p>
          </table:table-cell>
          <table:table-cell office:value-type="float" office:value="318.847898519769">
            <text:p>318.8478985198</text:p>
          </table:table-cell>
          <table:table-cell office:value-type="float" office:value="318.84791086209">
            <text:p>318.8479108621</text:p>
          </table:table-cell>
          <table:table-cell table:number-columns-repeated="2" office:value-type="string">
            <text:p>18 ♒ 50' 52"</text:p>
          </table:table-cell>
          <table:table-cell office:value-type="float" office:value="0.612007561148886">
            <text:p>0.6120075611</text:p>
          </table:table-cell>
          <table:table-cell office:value-type="float" office:value="1.24666889308528">
            <text:p>1.246668893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3249.7918287">
            <text:p>2413249.7918287</text:p>
          </table:table-cell>
          <table:table-cell office:value-type="string">
            <text:p>1895-02-25 02:00:14.062500 EST-0500</text:p>
          </table:table-cell>
          <table:table-cell office:value-type="float" office:value="0">
            <text:p>0</text:p>
          </table:table-cell>
          <table:table-cell office:value-type="float" office:value="336.459027882505">
            <text:p>336.4590278825</text:p>
          </table:table-cell>
          <table:table-cell office:value-type="float" office:value="336.459187915917">
            <text:p>336.4591879159</text:p>
          </table:table-cell>
          <table:table-cell office:value-type="string">
            <text:p><text:s/>6 ♓ 27' 32"</text:p>
          </table:table-cell>
          <table:table-cell office:value-type="string">
            <text:p><text:s/>6 ♓ 27' 33"</text:p>
          </table:table-cell>
          <table:table-cell office:value-type="float" office:value="-1.06723141803501">
            <text:p>-1.067231418</text:p>
          </table:table-cell>
          <table:table-cell office:value-type="float" office:value="1.00524762815164">
            <text:p>1.0052476282</text:p>
          </table:table-cell>
          <table:table-cell office:value-type="float" office:value="314.065319785925">
            <text:p>314.0653197859</text:p>
          </table:table-cell>
          <table:table-cell office:value-type="float" office:value="314.065479819337">
            <text:p>314.0654798193</text:p>
          </table:table-cell>
          <table:table-cell table:number-columns-repeated="2" office:value-type="string">
            <text:p>14 ♒ 03' 55"</text:p>
          </table:table-cell>
          <table:table-cell office:value-type="float" office:value="-1.06719783698202">
            <text:p>-1.067197837</text:p>
          </table:table-cell>
          <table:table-cell office:value-type="float" office:value="1.00528056105902">
            <text:p>1.0052805611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13271.67829861">
            <text:p>2413271.67829861</text:p>
          </table:table-cell>
          <table:table-cell office:value-type="string">
            <text:p>1895-03-18 23:16:45.468750 EST-0500</text:p>
          </table:table-cell>
          <table:table-cell office:value-type="float" office:value="0">
            <text:p>0</text:p>
          </table:table-cell>
          <table:table-cell office:value-type="float" office:value="69.9016161411758">
            <text:p>69.9016161412</text:p>
          </table:table-cell>
          <table:table-cell office:value-type="float" office:value="69.9015388566628">
            <text:p>69.9015388567</text:p>
          </table:table-cell>
          <table:table-cell table:number-columns-repeated="2" office:value-type="string">
            <text:p><text:s/>9 ♊ 54' 05"</text:p>
          </table:table-cell>
          <table:table-cell office:value-type="float" office:value="0.580106663613921">
            <text:p>0.5801066636</text:p>
          </table:table-cell>
          <table:table-cell office:value-type="float" office:value="0.00897919674491356">
            <text:p>0.0089791967</text:p>
          </table:table-cell>
          <table:table-cell office:value-type="float" office:value="47.5072053985939">
            <text:p>47.5072053986</text:p>
          </table:table-cell>
          <table:table-cell office:value-type="float" office:value="47.5071281140809">
            <text:p>47.5071281141</text:p>
          </table:table-cell>
          <table:table-cell table:number-columns-repeated="2" office:value-type="string">
            <text:p>17 ♉ 30' 25"</text:p>
          </table:table-cell>
          <table:table-cell office:value-type="float" office:value="0.580090374655317">
            <text:p>0.5800903747</text:p>
          </table:table-cell>
          <table:table-cell office:value-type="float" office:value="0.00896257991051923">
            <text:p>0.0089625799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13277.46418981">
            <text:p>2413277.46418981</text:p>
          </table:table-cell>
          <table:table-cell office:value-type="string">
            <text:p>1895-03-24 18:08:26.250000 EST-0500</text:p>
          </table:table-cell>
          <table:table-cell office:value-type="float" office:value="0">
            <text:p>0</text:p>
          </table:table-cell>
          <table:table-cell office:value-type="float" office:value="73.2712887226523">
            <text:p>73.2712887227</text:p>
          </table:table-cell>
          <table:table-cell office:value-type="float" office:value="73.2711903992998">
            <text:p>73.2711903993</text:p>
          </table:table-cell>
          <table:table-cell table:number-columns-repeated="2" office:value-type="string">
            <text:p>13 ♊ 16' 16"</text:p>
          </table:table-cell>
          <table:table-cell office:value-type="float" office:value="0.58460055410281">
            <text:p>0.5846005541</text:p>
          </table:table-cell>
          <table:table-cell office:value-type="float" office:value="0.0171234976464292">
            <text:p>0.0171234976</text:p>
          </table:table-cell>
          <table:table-cell office:value-type="float" office:value="50.8767250889117">
            <text:p>50.8767250889</text:p>
          </table:table-cell>
          <table:table-cell office:value-type="float" office:value="50.8766267655591">
            <text:p>50.8766267656</text:p>
          </table:table-cell>
          <table:table-cell office:value-type="string">
            <text:p>20 ♉ 52' 36"</text:p>
          </table:table-cell>
          <table:table-cell office:value-type="string">
            <text:p>20 ♉ 52' 35"</text:p>
          </table:table-cell>
          <table:table-cell office:value-type="float" office:value="0.584639908213859">
            <text:p>0.5846399082</text:p>
          </table:table-cell>
          <table:table-cell office:value-type="float" office:value="0.0171627903295252">
            <text:p>0.0171627903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13309.66608796">
            <text:p>2413309.66608796</text:p>
          </table:table-cell>
          <table:table-cell office:value-type="string">
            <text:p>1895-04-25 22:59:10.781250 EST-0500</text:p>
          </table:table-cell>
          <table:table-cell office:value-type="float" office:value="0">
            <text:p>0</text:p>
          </table:table-cell>
          <table:table-cell office:value-type="float" office:value="92.3818822418782">
            <text:p>92.3818822419</text:p>
          </table:table-cell>
          <table:table-cell office:value-type="float" office:value="92.3818004694403">
            <text:p>92.3818004694</text:p>
          </table:table-cell>
          <table:table-cell table:number-columns-repeated="2" office:value-type="string">
            <text:p><text:s/>2 ♋ 22' 54"</text:p>
          </table:table-cell>
          <table:table-cell office:value-type="float" office:value="0.600611563491284">
            <text:p>0.6006115635</text:p>
          </table:table-cell>
          <table:table-cell office:value-type="float" office:value="0.168580811586202">
            <text:p>0.1685808116</text:p>
          </table:table-cell>
          <table:table-cell office:value-type="float" office:value="69.9863564398911">
            <text:p>69.9863564399</text:p>
          </table:table-cell>
          <table:table-cell office:value-type="float" office:value="69.9862746674532">
            <text:p>69.9862746675</text:p>
          </table:table-cell>
          <table:table-cell table:number-columns-repeated="2" office:value-type="string">
            <text:p><text:s/>9 ♊ 59' 10"</text:p>
          </table:table-cell>
          <table:table-cell office:value-type="float" office:value="0.600606418382591">
            <text:p>0.6006064184</text:p>
          </table:table-cell>
          <table:table-cell office:value-type="float" office:value="0.168575645168488">
            <text:p>0.1685756452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13310.0340162">
            <text:p>2413310.0340162</text:p>
          </table:table-cell>
          <table:table-cell office:value-type="string">
            <text:p>1895-04-26 07:48:59.062500 EST-0500</text:p>
          </table:table-cell>
          <table:table-cell office:value-type="float" office:value="0">
            <text:p>0</text:p>
          </table:table-cell>
          <table:table-cell office:value-type="float" office:value="70.4639794505373">
            <text:p>70.4639794505</text:p>
          </table:table-cell>
          <table:table-cell office:value-type="float" office:value="70.4638071136994">
            <text:p>70.4638071137</text:p>
          </table:table-cell>
          <table:table-cell office:value-type="string">
            <text:p>10 ♊ 27' 50"</text:p>
          </table:table-cell>
          <table:table-cell office:value-type="string">
            <text:p>10 ♊ 27' 49"</text:p>
          </table:table-cell>
          <table:table-cell office:value-type="float" office:value="1.18883748259864">
            <text:p>1.1888374826</text:p>
          </table:table-cell>
          <table:table-cell office:value-type="float" office:value="0.019433067760965">
            <text:p>0.0194330678</text:p>
          </table:table-cell>
          <table:table-cell office:value-type="float" office:value="48.0684365523851">
            <text:p>48.0684365524</text:p>
          </table:table-cell>
          <table:table-cell office:value-type="float" office:value="48.0682642155472">
            <text:p>48.0682642155</text:p>
          </table:table-cell>
          <table:table-cell office:value-type="string">
            <text:p>18 ♉ 04' 06"</text:p>
          </table:table-cell>
          <table:table-cell office:value-type="string">
            <text:p>18 ♉ 04' 05"</text:p>
          </table:table-cell>
          <table:table-cell office:value-type="float" office:value="1.18882602619182">
            <text:p>1.1888260262</text:p>
          </table:table-cell>
          <table:table-cell office:value-type="float" office:value="0.0194230082287497">
            <text:p>0.0194230082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3313.15461806">
            <text:p>2413313.15461806</text:p>
          </table:table-cell>
          <table:table-cell office:value-type="string">
            <text:p>1895-04-29 10:42:39.375000 EST-0500</text:p>
          </table:table-cell>
          <table:table-cell office:value-type="float" office:value="0">
            <text:p>0</text:p>
          </table:table-cell>
          <table:table-cell office:value-type="float" office:value="74.1676848542506">
            <text:p>74.1676848543</text:p>
          </table:table-cell>
          <table:table-cell office:value-type="float" office:value="74.1675342190065">
            <text:p>74.167534219</text:p>
          </table:table-cell>
          <table:table-cell table:number-columns-repeated="2" office:value-type="string">
            <text:p>14 ♊ 10' 03"</text:p>
          </table:table-cell>
          <table:table-cell office:value-type="float" office:value="1.18481065451173">
            <text:p>1.1848106545</text:p>
          </table:table-cell>
          <table:table-cell office:value-type="float" office:value="0.0318254743433756">
            <text:p>0.0318254743</text:p>
          </table:table-cell>
          <table:table-cell office:value-type="float" office:value="51.7719278049706">
            <text:p>51.771927805</text:p>
          </table:table-cell>
          <table:table-cell office:value-type="float" office:value="51.7717771697266">
            <text:p>51.7717771697</text:p>
          </table:table-cell>
          <table:table-cell table:number-columns-repeated="2" office:value-type="string">
            <text:p>21 ♉ 46' 18"</text:p>
          </table:table-cell>
          <table:table-cell office:value-type="float" office:value="1.18477136821729">
            <text:p>1.1847713682</text:p>
          </table:table-cell>
          <table:table-cell office:value-type="float" office:value="0.0317862115415733">
            <text:p>0.031786211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3318.52546296">
            <text:p>2413318.52546296</text:p>
          </table:table-cell>
          <table:table-cell office:value-type="string">
            <text:p>1895-05-04 19:36:40.781250 EST-0500</text:p>
          </table:table-cell>
          <table:table-cell office:value-type="float" office:value="0">
            <text:p>0</text:p>
          </table:table-cell>
          <table:table-cell office:value-type="float" office:value="44.2593213713608">
            <text:p>44.2593213714</text:p>
          </table:table-cell>
          <table:table-cell office:value-type="float" office:value="44.2592748053704">
            <text:p>44.2592748054</text:p>
          </table:table-cell>
          <table:table-cell table:number-columns-repeated="2" office:value-type="string">
            <text:p>14 ♉ 15' 33"</text:p>
          </table:table-cell>
          <table:table-cell office:value-type="float" office:value="2.16295161876336">
            <text:p>2.1629516188</text:p>
          </table:table-cell>
          <table:table-cell office:value-type="float" office:value="0.96787691551705">
            <text:p>0.9678769155</text:p>
          </table:table-cell>
          <table:table-cell office:value-type="float" office:value="21.8633268487609">
            <text:p>21.8633268488</text:p>
          </table:table-cell>
          <table:table-cell office:value-type="float" office:value="21.8632802827704">
            <text:p>21.8632802828</text:p>
          </table:table-cell>
          <table:table-cell table:number-columns-repeated="2" office:value-type="string">
            <text:p>21 ♈ 51' 47"</text:p>
          </table:table-cell>
          <table:table-cell office:value-type="float" office:value="2.16298142456484">
            <text:p>2.1629814246</text:p>
          </table:table-cell>
          <table:table-cell office:value-type="float" office:value="0.967906719679787">
            <text:p>0.9679067197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3331.20222222">
            <text:p>2413331.20222222</text:p>
          </table:table-cell>
          <table:table-cell office:value-type="string">
            <text:p>1895-05-17 11:51:12.656250 EST-0500</text:p>
          </table:table-cell>
          <table:table-cell office:value-type="float" office:value="0">
            <text:p>0</text:p>
          </table:table-cell>
          <table:table-cell office:value-type="float" office:value="70.9099920844846">
            <text:p>70.9099920845</text:p>
          </table:table-cell>
          <table:table-cell office:value-type="float" office:value="70.9098631492841">
            <text:p>70.9098631493</text:p>
          </table:table-cell>
          <table:table-cell table:number-columns-repeated="2" office:value-type="string">
            <text:p>10 ♊ 54' 35"</text:p>
          </table:table-cell>
          <table:table-cell office:value-type="float" office:value="1.92659882403085">
            <text:p>1.926598824</text:p>
          </table:table-cell>
          <table:table-cell office:value-type="float" office:value="0.0223105699570519">
            <text:p>0.02231057</text:p>
          </table:table-cell>
          <table:table-cell office:value-type="float" office:value="48.5134172871643">
            <text:p>48.5134172872</text:p>
          </table:table-cell>
          <table:table-cell office:value-type="float" office:value="48.5132883519637">
            <text:p>48.513288352</text:p>
          </table:table-cell>
          <table:table-cell office:value-type="string">
            <text:p>18 ♉ 30' 48"</text:p>
          </table:table-cell>
          <table:table-cell office:value-type="string">
            <text:p>18 ♉ 30' 47"</text:p>
          </table:table-cell>
          <table:table-cell office:value-type="float" office:value="1.9266154261901">
            <text:p>1.9266154262</text:p>
          </table:table-cell>
          <table:table-cell office:value-type="float" office:value="0.0223268988495655">
            <text:p>0.0223268988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13332.29207176">
            <text:p>2413332.29207176</text:p>
          </table:table-cell>
          <table:table-cell office:value-type="string">
            <text:p>1895-05-18 14:00:35.156250 EST-0500</text:p>
          </table:table-cell>
          <table:table-cell office:value-type="float" office:value="0">
            <text:p>0</text:p>
          </table:table-cell>
          <table:table-cell office:value-type="float" office:value="96.5629494684672">
            <text:p>96.5629494685</text:p>
          </table:table-cell>
          <table:table-cell office:value-type="float" office:value="96.5627206142326">
            <text:p>96.5627206142</text:p>
          </table:table-cell>
          <table:table-cell office:value-type="string">
            <text:p><text:s/>6 ♋ 33' 46"</text:p>
          </table:table-cell>
          <table:table-cell office:value-type="string">
            <text:p><text:s/>6 ♋ 33' 45"</text:p>
          </table:table-cell>
          <table:table-cell office:value-type="float" office:value="1.15443870163355">
            <text:p>1.1544387016</text:p>
          </table:table-cell>
          <table:table-cell office:value-type="float" office:value="0.19877282742416">
            <text:p>0.1987728274</text:p>
          </table:table-cell>
          <table:table-cell office:value-type="float" office:value="74.1663550441166">
            <text:p>74.1663550441</text:p>
          </table:table-cell>
          <table:table-cell office:value-type="float" office:value="74.166126189882">
            <text:p>74.1661261899</text:p>
          </table:table-cell>
          <table:table-cell table:number-columns-repeated="2" office:value-type="string">
            <text:p>14 ♊ 09' 58"</text:p>
          </table:table-cell>
          <table:table-cell office:value-type="float" office:value="1.15446178196985">
            <text:p>1.154461782</text:p>
          </table:table-cell>
          <table:table-cell office:value-type="float" office:value="0.198795903674885">
            <text:p>0.1987959037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3333.30134259">
            <text:p>2413333.30134259</text:p>
          </table:table-cell>
          <table:table-cell office:value-type="string">
            <text:p>1895-05-19 14:13:56.718750 EST-0500</text:p>
          </table:table-cell>
          <table:table-cell office:value-type="float" office:value="0">
            <text:p>0</text:p>
          </table:table-cell>
          <table:table-cell office:value-type="float" office:value="74.8570332044414">
            <text:p>74.8570332044</text:p>
          </table:table-cell>
          <table:table-cell office:value-type="float" office:value="74.8568972524766">
            <text:p>74.8568972525</text:p>
          </table:table-cell>
          <table:table-cell office:value-type="string">
            <text:p>14 ♊ 51' 25"</text:p>
          </table:table-cell>
          <table:table-cell office:value-type="string">
            <text:p>14 ♊ 51' 24"</text:p>
          </table:table-cell>
          <table:table-cell office:value-type="float" office:value="1.83264789356632">
            <text:p>1.8326478936</text:p>
          </table:table-cell>
          <table:table-cell office:value-type="float" office:value="0.0361254639271781">
            <text:p>0.0361254639</text:p>
          </table:table-cell>
          <table:table-cell office:value-type="float" office:value="52.460424527419">
            <text:p>52.4604245274</text:p>
          </table:table-cell>
          <table:table-cell office:value-type="float" office:value="52.4602885754543">
            <text:p>52.4602885755</text:p>
          </table:table-cell>
          <table:table-cell table:number-columns-repeated="2" office:value-type="string">
            <text:p>22 ♉ 27' 37"</text:p>
          </table:table-cell>
          <table:table-cell office:value-type="float" office:value="1.83267210846851">
            <text:p>1.8326721085</text:p>
          </table:table-cell>
          <table:table-cell office:value-type="float" office:value="0.0361497806542971">
            <text:p>0.0361497807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13346.57844907">
            <text:p>2413346.57844907</text:p>
          </table:table-cell>
          <table:table-cell office:value-type="string">
            <text:p>1895-06-01 20:52:58.125000 EST-0500</text:p>
          </table:table-cell>
          <table:table-cell office:value-type="float" office:value="0">
            <text:p>0</text:p>
          </table:table-cell>
          <table:table-cell office:value-type="float" office:value="71.2600724303888">
            <text:p>71.2600724304</text:p>
          </table:table-cell>
          <table:table-cell office:value-type="float" office:value="71.259882258649">
            <text:p>71.2598822586</text:p>
          </table:table-cell>
          <table:table-cell office:value-type="string">
            <text:p>11 ♊ 15' 36"</text:p>
          </table:table-cell>
          <table:table-cell office:value-type="string">
            <text:p>11 ♊ 15' 35"</text:p>
          </table:table-cell>
          <table:table-cell office:value-type="float" office:value="0.957542855507522">
            <text:p>0.9575428555</text:p>
          </table:table-cell>
          <table:table-cell office:value-type="float" office:value="0.0229386820707289">
            <text:p>0.0229386821</text:p>
          </table:table-cell>
          <table:table-cell office:value-type="float" office:value="48.8627863989444">
            <text:p>48.8627863989</text:p>
          </table:table-cell>
          <table:table-cell office:value-type="float" office:value="48.8625962272046">
            <text:p>48.8625962272</text:p>
          </table:table-cell>
          <table:table-cell office:value-type="string">
            <text:p>18 ♉ 51' 46"</text:p>
          </table:table-cell>
          <table:table-cell office:value-type="string">
            <text:p>18 ♉ 51' 45"</text:p>
          </table:table-cell>
          <table:table-cell office:value-type="float" office:value="0.957563632969278">
            <text:p>0.957563633</text:p>
          </table:table-cell>
          <table:table-cell office:value-type="float" office:value="0.0229598363813601">
            <text:p>0.0229598364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13350.30939815">
            <text:p>2413350.30939815</text:p>
          </table:table-cell>
          <table:table-cell office:value-type="string">
            <text:p>1895-06-05 14:25:32.812500 EST-0500</text:p>
          </table:table-cell>
          <table:table-cell office:value-type="float" office:value="0">
            <text:p>0</text:p>
          </table:table-cell>
          <table:table-cell office:value-type="float" office:value="117.028644518557">
            <text:p>117.0286445186</text:p>
          </table:table-cell>
          <table:table-cell office:value-type="float" office:value="117.028554538265">
            <text:p>117.0285545383</text:p>
          </table:table-cell>
          <table:table-cell office:value-type="string">
            <text:p>27 ♋ 01' 43"</text:p>
          </table:table-cell>
          <table:table-cell office:value-type="string">
            <text:p>27 ♋ 01' 42"</text:p>
          </table:table-cell>
          <table:table-cell office:value-type="float" office:value="1.11416630725265">
            <text:p>1.1141663073</text:p>
          </table:table-cell>
          <table:table-cell office:value-type="float" office:value="0.611592120517273">
            <text:p>0.6115921205</text:p>
          </table:table-cell>
          <table:table-cell office:value-type="float" office:value="94.6312180462996">
            <text:p>94.6312180463</text:p>
          </table:table-cell>
          <table:table-cell office:value-type="float" office:value="94.6311280660076">
            <text:p>94.631128066</text:p>
          </table:table-cell>
          <table:table-cell table:number-columns-repeated="2" office:value-type="string">
            <text:p><text:s/>4 ♋ 37' 52"</text:p>
          </table:table-cell>
          <table:table-cell office:value-type="float" office:value="1.11414002381238">
            <text:p>1.1141400238</text:p>
          </table:table-cell>
          <table:table-cell office:value-type="float" office:value="0.611565707474859">
            <text:p>0.6115657075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13351.02253472">
            <text:p>2413351.02253472</text:p>
          </table:table-cell>
          <table:table-cell office:value-type="string">
            <text:p>1895-06-06 07:32:27.656250 EST-0500</text:p>
          </table:table-cell>
          <table:table-cell office:value-type="float" office:value="0">
            <text:p>0</text:p>
          </table:table-cell>
          <table:table-cell office:value-type="float" office:value="75.5124215655326">
            <text:p>75.5124215655</text:p>
          </table:table-cell>
          <table:table-cell office:value-type="float" office:value="75.5122985780146">
            <text:p>75.512298578</text:p>
          </table:table-cell>
          <table:table-cell table:number-columns-repeated="2" office:value-type="string">
            <text:p>15 ♊ 30' 44"</text:p>
          </table:table-cell>
          <table:table-cell office:value-type="float" office:value="0.956250010438943">
            <text:p>0.9562500104</text:p>
          </table:table-cell>
          <table:table-cell office:value-type="float" office:value="0.0374024331146285">
            <text:p>0.0374024331</text:p>
          </table:table-cell>
          <table:table-cell office:value-type="float" office:value="53.1149455800929">
            <text:p>53.1149455801</text:p>
          </table:table-cell>
          <table:table-cell office:value-type="float" office:value="53.1148225925748">
            <text:p>53.1148225926</text:p>
          </table:table-cell>
          <table:table-cell table:number-columns-repeated="2" office:value-type="string">
            <text:p>23 ♉ 06' 53"</text:p>
          </table:table-cell>
          <table:table-cell office:value-type="float" office:value="0.95621461326275">
            <text:p>0.9562146133</text:p>
          </table:table-cell>
          <table:table-cell office:value-type="float" office:value="0.037367124589963">
            <text:p>0.0373671246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3353.28571759">
            <text:p>2413353.28571759</text:p>
          </table:table-cell>
          <table:table-cell office:value-type="string">
            <text:p>1895-06-08 13:51:26.718750 EST-0500</text:p>
          </table:table-cell>
          <table:table-cell office:value-type="float" office:value="0">
            <text:p>0</text:p>
          </table:table-cell>
          <table:table-cell office:value-type="float" office:value="100.933760838461">
            <text:p>100.9337608385</text:p>
          </table:table-cell>
          <table:table-cell office:value-type="float" office:value="100.933702080644">
            <text:p>100.9337020806</text:p>
          </table:table-cell>
          <table:table-cell table:number-columns-repeated="2" office:value-type="string">
            <text:p>10 ♋ 56' 01"</text:p>
          </table:table-cell>
          <table:table-cell office:value-type="float" office:value="0.717258823701295">
            <text:p>0.7172588237</text:p>
          </table:table-cell>
          <table:table-cell office:value-type="float" office:value="0.215900340300626">
            <text:p>0.2159003403</text:p>
          </table:table-cell>
          <table:table-cell office:value-type="float" office:value="78.5361032702081">
            <text:p>78.5361032702</text:p>
          </table:table-cell>
          <table:table-cell office:value-type="float" office:value="78.5360445123909">
            <text:p>78.5360445124</text:p>
          </table:table-cell>
          <table:table-cell table:number-columns-repeated="2" office:value-type="string">
            <text:p>18 ♊ 32' 09"</text:p>
          </table:table-cell>
          <table:table-cell office:value-type="float" office:value="0.717215670637483">
            <text:p>0.7172156706</text:p>
          </table:table-cell>
          <table:table-cell office:value-type="float" office:value="0.215857186258243">
            <text:p>0.2158571863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3367.08479167">
            <text:p>2413367.08479167</text:p>
          </table:table-cell>
          <table:table-cell office:value-type="string">
            <text:p>1895-06-22 09:02:06.562500 EST-0500</text:p>
          </table:table-cell>
          <table:table-cell office:value-type="float" office:value="0">
            <text:p>0</text:p>
          </table:table-cell>
          <table:table-cell office:value-type="float" office:value="103.960394998281">
            <text:p>103.9603949983</text:p>
          </table:table-cell>
          <table:table-cell office:value-type="float" office:value="103.960497283577">
            <text:p>103.9604972836</text:p>
          </table:table-cell>
          <table:table-cell table:number-columns-repeated="2" office:value-type="string">
            <text:p>13 ♋ 57' 37"</text:p>
          </table:table-cell>
          <table:table-cell office:value-type="float" office:value="-0.285238202651024">
            <text:p>-0.2852382027</text:p>
          </table:table-cell>
          <table:table-cell office:value-type="float" office:value="0.222261990908938">
            <text:p>0.2222619909</text:p>
          </table:table-cell>
          <table:table-cell office:value-type="float" office:value="81.5620469139251">
            <text:p>81.5620469139</text:p>
          </table:table-cell>
          <table:table-cell office:value-type="float" office:value="81.5621491992212">
            <text:p>81.5621491992</text:p>
          </table:table-cell>
          <table:table-cell table:number-columns-repeated="2" office:value-type="string">
            <text:p>21 ♊ 33' 43"</text:p>
          </table:table-cell>
          <table:table-cell office:value-type="float" office:value="-0.285295323950033">
            <text:p>-0.285295324</text:p>
          </table:table-cell>
          <table:table-cell office:value-type="float" office:value="0.222204892896602">
            <text:p>0.222204892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3376.0950463">
            <text:p>2413376.0950463</text:p>
          </table:table-cell>
          <table:table-cell office:value-type="string">
            <text:p>1895-07-01 09:16:52.500000 EST-0500</text:p>
          </table:table-cell>
          <table:table-cell office:value-type="float" office:value="0">
            <text:p>0</text:p>
          </table:table-cell>
          <table:table-cell office:value-type="float" office:value="99.4464540141517">
            <text:p>99.4464540142</text:p>
          </table:table-cell>
          <table:table-cell office:value-type="float" office:value="99.4464910301381">
            <text:p>99.4464910301</text:p>
          </table:table-cell>
          <table:table-cell table:number-columns-repeated="2" office:value-type="string">
            <text:p><text:s/>9 ♋ 26' 47"</text:p>
          </table:table-cell>
          <table:table-cell office:value-type="float" office:value="-0.607332213401681">
            <text:p>-0.6073322134</text:p>
          </table:table-cell>
          <table:table-cell office:value-type="float" office:value="0.953249431081356">
            <text:p>0.9532494311</text:p>
          </table:table-cell>
          <table:table-cell office:value-type="float" office:value="77.047653559104">
            <text:p>77.0476535591</text:p>
          </table:table-cell>
          <table:table-cell office:value-type="float" office:value="77.0476905750904">
            <text:p>77.0476905751</text:p>
          </table:table-cell>
          <table:table-cell table:number-columns-repeated="2" office:value-type="string">
            <text:p>17 ♊ 02' 51"</text:p>
          </table:table-cell>
          <table:table-cell office:value-type="float" office:value="-0.607337517039995">
            <text:p>-0.607337517</text:p>
          </table:table-cell>
          <table:table-cell office:value-type="float" office:value="0.953244306009102">
            <text:p>0.953244306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13385.0528125">
            <text:p>2413385.0528125</text:p>
          </table:table-cell>
          <table:table-cell office:value-type="string">
            <text:p>1895-07-10 08:16:03.281250 EST-0500</text:p>
          </table:table-cell>
          <table:table-cell office:value-type="float" office:value="0">
            <text:p>0</text:p>
          </table:table-cell>
          <table:table-cell office:value-type="float" office:value="107.984673406217">
            <text:p>107.9846734062</text:p>
          </table:table-cell>
          <table:table-cell office:value-type="float" office:value="107.984612049372">
            <text:p>107.9846120494</text:p>
          </table:table-cell>
          <table:table-cell table:number-columns-repeated="2" office:value-type="string">
            <text:p>17 ♋ 59' 04"</text:p>
          </table:table-cell>
          <table:table-cell office:value-type="float" office:value="0.953327586145285">
            <text:p>0.9533275861</text:p>
          </table:table-cell>
          <table:table-cell office:value-type="float" office:value="0.224687690154138">
            <text:p>0.2246876902</text:p>
          </table:table-cell>
          <table:table-cell office:value-type="float" office:value="85.5852954524928">
            <text:p>85.5852954525</text:p>
          </table:table-cell>
          <table:table-cell office:value-type="float" office:value="85.5852340956477">
            <text:p>85.5852340956</text:p>
          </table:table-cell>
          <table:table-cell office:value-type="string">
            <text:p>25 ♊ 35' 07"</text:p>
          </table:table-cell>
          <table:table-cell office:value-type="string">
            <text:p>25 ♊ 35' 06"</text:p>
          </table:table-cell>
          <table:table-cell office:value-type="float" office:value="0.953332300279953">
            <text:p>0.9533323003</text:p>
          </table:table-cell>
          <table:table-cell office:value-type="float" office:value="0.224692392041209">
            <text:p>0.224692392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3407.17756944">
            <text:p>2413407.17756944</text:p>
          </table:table-cell>
          <table:table-cell office:value-type="string">
            <text:p>1895-08-01 11:15:42.187500 EST-0500</text:p>
          </table:table-cell>
          <table:table-cell office:value-type="float" office:value="0">
            <text:p>0</text:p>
          </table:table-cell>
          <table:table-cell office:value-type="float" office:value="112.917588210168">
            <text:p>112.9175882102</text:p>
          </table:table-cell>
          <table:table-cell office:value-type="float" office:value="112.917517416256">
            <text:p>112.9175174163</text:p>
          </table:table-cell>
          <table:table-cell table:number-columns-repeated="2" office:value-type="string">
            <text:p>22 ♋ 55' 03"</text:p>
          </table:table-cell>
          <table:table-cell office:value-type="float" office:value="1.70034303047787">
            <text:p>1.7003430305</text:p>
          </table:table-cell>
          <table:table-cell office:value-type="float" office:value="0.219555097901549">
            <text:p>0.2195550979</text:p>
          </table:table-cell>
          <table:table-cell office:value-type="float" office:value="90.51719478589">
            <text:p>90.5171947859</text:p>
          </table:table-cell>
          <table:table-cell office:value-type="float" office:value="90.517123991978">
            <text:p>90.517123992</text:p>
          </table:table-cell>
          <table:table-cell table:number-columns-repeated="2" office:value-type="string">
            <text:p><text:s/>0 ♋ 31' 01"</text:p>
          </table:table-cell>
          <table:table-cell office:value-type="float" office:value="1.70030854989184">
            <text:p>1.7003085499</text:p>
          </table:table-cell>
          <table:table-cell office:value-type="float" office:value="0.219520614239997">
            <text:p>0.219520614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3423.2981713">
            <text:p>2413423.2981713</text:p>
          </table:table-cell>
          <table:table-cell office:value-type="string">
            <text:p>1895-08-17 14:09:22.500000 EST-0500</text:p>
          </table:table-cell>
          <table:table-cell office:value-type="float" office:value="0">
            <text:p>0</text:p>
          </table:table-cell>
          <table:table-cell office:value-type="float" office:value="144.583171088397">
            <text:p>144.5831710884</text:p>
          </table:table-cell>
          <table:table-cell office:value-type="float" office:value="144.582926439262">
            <text:p>144.5829264393</text:p>
          </table:table-cell>
          <table:table-cell office:value-type="string">
            <text:p>24 ♌ 34' 59"</text:p>
          </table:table-cell>
          <table:table-cell office:value-type="string">
            <text:p>24 ♌ 34' 58"</text:p>
          </table:table-cell>
          <table:table-cell office:value-type="float" office:value="2.00349042206356">
            <text:p>2.0034904221</text:p>
          </table:table-cell>
          <table:table-cell office:value-type="float" office:value="0.962600911608698">
            <text:p>0.9626009116</text:p>
          </table:table-cell>
          <table:table-cell office:value-type="float" office:value="122.182099337047">
            <text:p>122.182099337</text:p>
          </table:table-cell>
          <table:table-cell office:value-type="float" office:value="122.181854687912">
            <text:p>122.1818546879</text:p>
          </table:table-cell>
          <table:table-cell office:value-type="string">
            <text:p><text:s/>2 ♌ 10' 55"</text:p>
          </table:table-cell>
          <table:table-cell office:value-type="string">
            <text:p><text:s/>2 ♌ 10' 54"</text:p>
          </table:table-cell>
          <table:table-cell office:value-type="float" office:value="2.00345252336753">
            <text:p>2.0034525234</text:p>
          </table:table-cell>
          <table:table-cell office:value-type="float" office:value="0.962563369706497">
            <text:p>0.9625633697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3437.93415509">
            <text:p>2413437.93415509</text:p>
          </table:table-cell>
          <table:table-cell office:value-type="string">
            <text:p>1895-09-01 05:25:11.718750 EST-0500</text:p>
          </table:table-cell>
          <table:table-cell office:value-type="float" office:value="0">
            <text:p>0</text:p>
          </table:table-cell>
          <table:table-cell office:value-type="float" office:value="171.771976526813">
            <text:p>171.7719765268</text:p>
          </table:table-cell>
          <table:table-cell office:value-type="float" office:value="171.771853937103">
            <text:p>171.7718539371</text:p>
          </table:table-cell>
          <table:table-cell office:value-type="string">
            <text:p>21 ♍ 46' 19"</text:p>
          </table:table-cell>
          <table:table-cell office:value-type="string">
            <text:p>21 ♍ 46' 18"</text:p>
          </table:table-cell>
          <table:table-cell office:value-type="float" office:value="1.70274067975645">
            <text:p>1.7027406798</text:p>
          </table:table-cell>
          <table:table-cell office:value-type="float" office:value="0.641265019804827">
            <text:p>0.6412650198</text:p>
          </table:table-cell>
          <table:table-cell office:value-type="float" office:value="149.370332570648">
            <text:p>149.3703325706</text:p>
          </table:table-cell>
          <table:table-cell office:value-type="float" office:value="149.370209980938">
            <text:p>149.3702099809</text:p>
          </table:table-cell>
          <table:table-cell office:value-type="string">
            <text:p>29 ♌ 22' 13"</text:p>
          </table:table-cell>
          <table:table-cell office:value-type="string">
            <text:p>29 ♌ 22' 12"</text:p>
          </table:table-cell>
          <table:table-cell office:value-type="float" office:value="1.70274439936054">
            <text:p>1.7027443994</text:p>
          </table:table-cell>
          <table:table-cell office:value-type="float" office:value="0.641268734869692">
            <text:p>0.6412687349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3444.27302083">
            <text:p>2413444.27302083</text:p>
          </table:table-cell>
          <table:table-cell office:value-type="string">
            <text:p>1895-09-07 13:33:09.843750 EST-0500</text:p>
          </table:table-cell>
          <table:table-cell office:value-type="float" office:value="0">
            <text:p>0</text:p>
          </table:table-cell>
          <table:table-cell office:value-type="float" office:value="182.161800209275">
            <text:p>182.1618002093</text:p>
          </table:table-cell>
          <table:table-cell office:value-type="float" office:value="182.161504502453">
            <text:p>182.1615045025</text:p>
          </table:table-cell>
          <table:table-cell office:value-type="string">
            <text:p><text:s/>2 ♎ 09' 42"</text:p>
          </table:table-cell>
          <table:table-cell office:value-type="string">
            <text:p><text:s/>2 ♎ 09' 41"</text:p>
          </table:table-cell>
          <table:table-cell office:value-type="float" office:value="1.57697189722183">
            <text:p>1.5769718972</text:p>
          </table:table-cell>
          <table:table-cell office:value-type="float" office:value="-0.376683451188202">
            <text:p>-0.3766834512</text:p>
          </table:table-cell>
          <table:table-cell office:value-type="float" office:value="159.760102586718">
            <text:p>159.7601025867</text:p>
          </table:table-cell>
          <table:table-cell office:value-type="float" office:value="159.759806879896">
            <text:p>159.7598068799</text:p>
          </table:table-cell>
          <table:table-cell office:value-type="string">
            <text:p><text:s/>9 ♍ 45' 36"</text:p>
          </table:table-cell>
          <table:table-cell office:value-type="string">
            <text:p><text:s/>9 ♍ 45' 35"</text:p>
          </table:table-cell>
          <table:table-cell office:value-type="float" office:value="1.57700220174893">
            <text:p>1.5770022017</text:p>
          </table:table-cell>
          <table:table-cell office:value-type="float" office:value="-0.376654305788704">
            <text:p>-0.3766543058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13449.94513889">
            <text:p>2413449.94513889</text:p>
          </table:table-cell>
          <table:table-cell office:value-type="string">
            <text:p>1895-09-13 05:41:00.937500 EST-0500</text:p>
          </table:table-cell>
          <table:table-cell office:value-type="float" office:value="0">
            <text:p>0</text:p>
          </table:table-cell>
          <table:table-cell office:value-type="float" office:value="179.509160503627">
            <text:p>179.5091605036</text:p>
          </table:table-cell>
          <table:table-cell office:value-type="float" office:value="179.509292220774">
            <text:p>179.5092922208</text:p>
          </table:table-cell>
          <table:table-cell office:value-type="string">
            <text:p>29 ♍ 30' 32"</text:p>
          </table:table-cell>
          <table:table-cell office:value-type="string">
            <text:p>29 ♍ 30' 33"</text:p>
          </table:table-cell>
          <table:table-cell office:value-type="float" office:value="-0.545723416141541">
            <text:p>-0.5457234161</text:p>
          </table:table-cell>
          <table:table-cell office:value-type="float" office:value="0.647382321692929">
            <text:p>0.6473823217</text:p>
          </table:table-cell>
          <table:table-cell office:value-type="float" office:value="157.107220870268">
            <text:p>157.1072208703</text:p>
          </table:table-cell>
          <table:table-cell office:value-type="float" office:value="157.107352587416">
            <text:p>157.1073525874</text:p>
          </table:table-cell>
          <table:table-cell office:value-type="string">
            <text:p><text:s/>7 ♍ 06' 25"</text:p>
          </table:table-cell>
          <table:table-cell office:value-type="string">
            <text:p><text:s/>7 ♍ 06' 26"</text:p>
          </table:table-cell>
          <table:table-cell office:value-type="float" office:value="-0.545752806099214">
            <text:p>-0.5457528061</text:p>
          </table:table-cell>
          <table:table-cell office:value-type="float" office:value="0.647352106547922">
            <text:p>0.6473521065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3455.77302083">
            <text:p>2413455.77302083</text:p>
          </table:table-cell>
          <table:table-cell office:value-type="string">
            <text:p>1895-09-19 01:33:09.843750 EST-0500</text:p>
          </table:table-cell>
          <table:table-cell office:value-type="float" office:value="0">
            <text:p>0</text:p>
          </table:table-cell>
          <table:table-cell office:value-type="float" office:value="176.06478526641">
            <text:p>176.0647852664</text:p>
          </table:table-cell>
          <table:table-cell office:value-type="float" office:value="176.064833930766">
            <text:p>176.0648339308</text:p>
          </table:table-cell>
          <table:table-cell table:number-columns-repeated="2" office:value-type="string">
            <text:p>26 ♍ 03' 53"</text:p>
          </table:table-cell>
          <table:table-cell office:value-type="float" office:value="-0.615427973845697">
            <text:p>-0.6154279738</text:p>
          </table:table-cell>
          <table:table-cell office:value-type="float" office:value="0.977814608789558">
            <text:p>0.9778146088</text:p>
          </table:table-cell>
          <table:table-cell office:value-type="float" office:value="153.662664098047">
            <text:p>153.662664098</text:p>
          </table:table-cell>
          <table:table-cell office:value-type="float" office:value="153.662712762404">
            <text:p>153.6627127624</text:p>
          </table:table-cell>
          <table:table-cell table:number-columns-repeated="2" office:value-type="string">
            <text:p><text:s/>3 ♍ 39' 45"</text:p>
          </table:table-cell>
          <table:table-cell office:value-type="float" office:value="-0.615385188839791">
            <text:p>-0.6153851888</text:p>
          </table:table-cell>
          <table:table-cell office:value-type="float" office:value="0.977857718012607">
            <text:p>0.977857718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3471.22224537">
            <text:p>2413471.22224537</text:p>
          </table:table-cell>
          <table:table-cell office:value-type="string">
            <text:p>1895-10-04 12:20:02.343750 EST-0500</text:p>
          </table:table-cell>
          <table:table-cell office:value-type="float" office:value="0">
            <text:p>0</text:p>
          </table:table-cell>
          <table:table-cell office:value-type="float" office:value="216.600181002844">
            <text:p>216.6001810028</text:p>
          </table:table-cell>
          <table:table-cell office:value-type="float" office:value="216.600032890751">
            <text:p>216.6000328908</text:p>
          </table:table-cell>
          <table:table-cell table:number-columns-repeated="2" office:value-type="string">
            <text:p><text:s/>6 ♏ 36' 00"</text:p>
          </table:table-cell>
          <table:table-cell office:value-type="float" office:value="0.835615891026691">
            <text:p>0.835615891</text:p>
          </table:table-cell>
          <table:table-cell office:value-type="float" office:value="0.11250931187744">
            <text:p>0.1125093119</text:p>
          </table:table-cell>
          <table:table-cell office:value-type="float" office:value="194.197654149278">
            <text:p>194.1976541493</text:p>
          </table:table-cell>
          <table:table-cell office:value-type="float" office:value="194.197506037185">
            <text:p>194.1975060372</text:p>
          </table:table-cell>
          <table:table-cell table:number-columns-repeated="2" office:value-type="string">
            <text:p>14 ♎ 11' 51"</text:p>
          </table:table-cell>
          <table:table-cell office:value-type="float" office:value="0.835648923703574">
            <text:p>0.8356489237</text:p>
          </table:table-cell>
          <table:table-cell office:value-type="float" office:value="0.112543203016894">
            <text:p>0.112543203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13477.87288194">
            <text:p>2413477.87288194</text:p>
          </table:table-cell>
          <table:table-cell office:value-type="string">
            <text:p>1895-10-11 03:56:57.187500 EST-0500</text:p>
          </table:table-cell>
          <table:table-cell office:value-type="float" office:value="0">
            <text:p>0</text:p>
          </table:table-cell>
          <table:table-cell office:value-type="float" office:value="197.800105619805">
            <text:p>197.8001056198</text:p>
          </table:table-cell>
          <table:table-cell office:value-type="float" office:value="197.800062149219">
            <text:p>197.8000621492</text:p>
          </table:table-cell>
          <table:table-cell table:number-columns-repeated="2" office:value-type="string">
            <text:p>17 ♎ 48' 00"</text:p>
          </table:table-cell>
          <table:table-cell office:value-type="float" office:value="0.989869395499911">
            <text:p>0.9898693955</text:p>
          </table:table-cell>
          <table:table-cell office:value-type="float" office:value="0.662965040905067">
            <text:p>0.6629650409</text:p>
          </table:table-cell>
          <table:table-cell office:value-type="float" office:value="175.397291897657">
            <text:p>175.3972918977</text:p>
          </table:table-cell>
          <table:table-cell office:value-type="float" office:value="175.397248427071">
            <text:p>175.3972484271</text:p>
          </table:table-cell>
          <table:table-cell table:number-columns-repeated="2" office:value-type="string">
            <text:p>25 ♍ 23' 50"</text:p>
          </table:table-cell>
          <table:table-cell office:value-type="float" office:value="0.989843046488421">
            <text:p>0.9898430465</text:p>
          </table:table-cell>
          <table:table-cell office:value-type="float" office:value="0.662938647507211">
            <text:p>0.6629386475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3487.00349537">
            <text:p>2413487.00349537</text:p>
          </table:table-cell>
          <table:table-cell office:value-type="string">
            <text:p>1895-10-20 07:05:02.343750 EST-0500</text:p>
          </table:table-cell>
          <table:table-cell office:value-type="float" office:value="0">
            <text:p>0</text:p>
          </table:table-cell>
          <table:table-cell office:value-type="float" office:value="218.430576083991">
            <text:p>218.430576084</text:p>
          </table:table-cell>
          <table:table-cell office:value-type="float" office:value="218.430622480234">
            <text:p>218.4306224802</text:p>
          </table:table-cell>
          <table:table-cell table:number-columns-repeated="2" office:value-type="string">
            <text:p><text:s/>8 ♏ 25' 50"</text:p>
          </table:table-cell>
          <table:table-cell office:value-type="float" office:value="-0.873453646609906">
            <text:p>-0.8734536466</text:p>
          </table:table-cell>
          <table:table-cell office:value-type="float" office:value="0.118735505140044">
            <text:p>0.1187355051</text:p>
          </table:table-cell>
          <table:table-cell office:value-type="float" office:value="196.027523541198">
            <text:p>196.0275235412</text:p>
          </table:table-cell>
          <table:table-cell office:value-type="float" office:value="196.027569937441">
            <text:p>196.0275699374</text:p>
          </table:table-cell>
          <table:table-cell table:number-columns-repeated="2" office:value-type="string">
            <text:p>16 ♎ 01' 39"</text:p>
          </table:table-cell>
          <table:table-cell office:value-type="float" office:value="-0.873471315916638">
            <text:p>-0.8734713159</text:p>
          </table:table-cell>
          <table:table-cell office:value-type="float" office:value="0.118719095208274">
            <text:p>0.118719095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3492.41364583">
            <text:p>2413492.41364583</text:p>
          </table:table-cell>
          <table:table-cell office:value-type="string">
            <text:p>1895-10-25 16:55:39.843750 EST-0500</text:p>
          </table:table-cell>
          <table:table-cell office:value-type="float" office:value="0">
            <text:p>0</text:p>
          </table:table-cell>
          <table:table-cell office:value-type="float" office:value="212.255929014934">
            <text:p>212.2559290149</text:p>
          </table:table-cell>
          <table:table-cell office:value-type="float" office:value="212.256202608823">
            <text:p>212.2562026088</text:p>
          </table:table-cell>
          <table:table-cell office:value-type="string">
            <text:p><text:s/>2 ♏ 15' 21"</text:p>
          </table:table-cell>
          <table:table-cell office:value-type="string">
            <text:p><text:s/>2 ♏ 15' 22"</text:p>
          </table:table-cell>
          <table:table-cell office:value-type="float" office:value="-1.27357737982549">
            <text:p>-1.2735773798</text:p>
          </table:table-cell>
          <table:table-cell office:value-type="float" office:value="0.997932398980996">
            <text:p>0.997932399</text:p>
          </table:table-cell>
          <table:table-cell office:value-type="float" office:value="189.852549125691">
            <text:p>189.8525491257</text:p>
          </table:table-cell>
          <table:table-cell office:value-type="float" office:value="189.852822719581">
            <text:p>189.8528227196</text:p>
          </table:table-cell>
          <table:table-cell office:value-type="string">
            <text:p><text:s/>9 ♎ 51' 09"</text:p>
          </table:table-cell>
          <table:table-cell office:value-type="string">
            <text:p><text:s/>9 ♎ 51' 10"</text:p>
          </table:table-cell>
          <table:table-cell office:value-type="float" office:value="-1.2735791109125">
            <text:p>-1.2735791109</text:p>
          </table:table-cell>
          <table:table-cell office:value-type="float" office:value="0.997930574721935">
            <text:p>0.9979305747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3494.93001157">
            <text:p>2413494.93001157</text:p>
          </table:table-cell>
          <table:table-cell office:value-type="string">
            <text:p>1895-10-28 05:19:13.125000 EST-0500</text:p>
          </table:table-cell>
          <table:table-cell office:value-type="float" office:value="0">
            <text:p>0</text:p>
          </table:table-cell>
          <table:table-cell office:value-type="float" office:value="209.198174866793">
            <text:p>209.1981748668</text:p>
          </table:table-cell>
          <table:table-cell office:value-type="float" office:value="209.198229229287">
            <text:p>209.1982292293</text:p>
          </table:table-cell>
          <table:table-cell table:number-columns-repeated="2" office:value-type="string">
            <text:p>29 ♎ 11' 53"</text:p>
          </table:table-cell>
          <table:table-cell office:value-type="float" office:value="-1.11634937926264">
            <text:p>-1.1163493793</text:p>
          </table:table-cell>
          <table:table-cell office:value-type="float" office:value="0.673385324822794">
            <text:p>0.6733853248</text:p>
          </table:table-cell>
          <table:table-cell office:value-type="float" office:value="186.794731146706">
            <text:p>186.7947311467</text:p>
          </table:table-cell>
          <table:table-cell office:value-type="float" office:value="186.7947855092">
            <text:p>186.7947855092</text:p>
          </table:table-cell>
          <table:table-cell table:number-columns-repeated="2" office:value-type="string">
            <text:p><text:s/>6 ♎ 47' 41"</text:p>
          </table:table-cell>
          <table:table-cell office:value-type="float" office:value="-1.11632380382042">
            <text:p>-1.1163238038</text:p>
          </table:table-cell>
          <table:table-cell office:value-type="float" office:value="0.673410880120034">
            <text:p>0.6734108801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13500.16633102">
            <text:p>2413500.16633102</text:p>
          </table:table-cell>
          <table:table-cell office:value-type="string">
            <text:p>1895-11-02 10:59:31.875000 EST-0500</text:p>
          </table:table-cell>
          <table:table-cell office:value-type="float" office:value="0">
            <text:p>0</text:p>
          </table:table-cell>
          <table:table-cell office:value-type="float" office:value="220.006878683546">
            <text:p>220.0068786835</text:p>
          </table:table-cell>
          <table:table-cell office:value-type="float" office:value="220.006869228369">
            <text:p>220.0068692284</text:p>
          </table:table-cell>
          <table:table-cell table:number-columns-repeated="2" office:value-type="string">
            <text:p>10 ♏ 00' 24"</text:p>
          </table:table-cell>
          <table:table-cell office:value-type="float" office:value="1.00164830973232">
            <text:p>1.0016483097</text:p>
          </table:table-cell>
          <table:table-cell office:value-type="float" office:value="0.120256027530913">
            <text:p>0.1202560275</text:p>
          </table:table-cell>
          <table:table-cell office:value-type="float" office:value="197.603367734032">
            <text:p>197.603367734</text:p>
          </table:table-cell>
          <table:table-cell office:value-type="float" office:value="197.603358278855">
            <text:p>197.6033582789</text:p>
          </table:table-cell>
          <table:table-cell table:number-columns-repeated="2" office:value-type="string">
            <text:p>17 ♎ 36' 12"</text:p>
          </table:table-cell>
          <table:table-cell office:value-type="float" office:value="1.00165256657503">
            <text:p>1.0016525666</text:p>
          </table:table-cell>
          <table:table-cell office:value-type="float" office:value="0.120260861010898">
            <text:p>0.120260861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13510.36091435">
            <text:p>2413510.36091435</text:p>
          </table:table-cell>
          <table:table-cell office:value-type="string">
            <text:p>1895-11-12 15:39:43.593750 EST-0500</text:p>
          </table:table-cell>
          <table:table-cell office:value-type="float" office:value="0">
            <text:p>0</text:p>
          </table:table-cell>
          <table:table-cell office:value-type="float" office:value="230.246557297234">
            <text:p>230.2465572972</text:p>
          </table:table-cell>
          <table:table-cell office:value-type="float" office:value="230.246447744625">
            <text:p>230.2464477446</text:p>
          </table:table-cell>
          <table:table-cell table:number-columns-repeated="2" office:value-type="string">
            <text:p>20 ♏ 14' 47"</text:p>
          </table:table-cell>
          <table:table-cell office:value-type="float" office:value="1.0071928711306">
            <text:p>1.0071928711</text:p>
          </table:table-cell>
          <table:table-cell office:value-type="float" office:value="0.0622487380615659">
            <text:p>0.0622487381</text:p>
          </table:table-cell>
          <table:table-cell office:value-type="float" office:value="207.842527127753">
            <text:p>207.8425271278</text:p>
          </table:table-cell>
          <table:table-cell office:value-type="float" office:value="207.842417575144">
            <text:p>207.8424175751</text:p>
          </table:table-cell>
          <table:table-cell office:value-type="string">
            <text:p>27 ♎ 50' 33"</text:p>
          </table:table-cell>
          <table:table-cell office:value-type="string">
            <text:p>27 ♎ 50' 32"</text:p>
          </table:table-cell>
          <table:table-cell office:value-type="float" office:value="1.00722049795149">
            <text:p>1.007220498</text:p>
          </table:table-cell>
          <table:table-cell office:value-type="float" office:value="0.0622763860363841">
            <text:p>0.062276386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13513.12508102">
            <text:p>2413513.12508102</text:p>
          </table:table-cell>
          <table:table-cell office:value-type="string">
            <text:p>1895-11-15 10:00:07.031250 EST-0500</text:p>
          </table:table-cell>
          <table:table-cell office:value-type="float" office:value="0">
            <text:p>0</text:p>
          </table:table-cell>
          <table:table-cell office:value-type="float" office:value="221.559123760982">
            <text:p>221.559123761</text:p>
          </table:table-cell>
          <table:table-cell office:value-type="float" office:value="221.559024258293">
            <text:p>221.5590242583</text:p>
          </table:table-cell>
          <table:table-cell table:number-columns-repeated="2" office:value-type="string">
            <text:p>11 ♏ 33' 32"</text:p>
          </table:table-cell>
          <table:table-cell office:value-type="float" office:value="0.68553446563135">
            <text:p>0.6855344656</text:p>
          </table:table-cell>
          <table:table-cell office:value-type="float" office:value="0.118755868878419">
            <text:p>0.1187558689</text:p>
          </table:table-cell>
          <table:table-cell office:value-type="float" office:value="199.155031027131">
            <text:p>199.1550310271</text:p>
          </table:table-cell>
          <table:table-cell office:value-type="float" office:value="199.154931524443">
            <text:p>199.1549315244</text:p>
          </table:table-cell>
          <table:table-cell office:value-type="string">
            <text:p>19 ♎ 09' 18"</text:p>
          </table:table-cell>
          <table:table-cell office:value-type="string">
            <text:p>19 ♎ 09' 17"</text:p>
          </table:table-cell>
          <table:table-cell office:value-type="float" office:value="0.685529082975619">
            <text:p>0.685529083</text:p>
          </table:table-cell>
          <table:table-cell office:value-type="float" office:value="0.118751053958138">
            <text:p>0.118751054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3518.31428241">
            <text:p>2413518.31428241</text:p>
          </table:table-cell>
          <table:table-cell office:value-type="string">
            <text:p>1895-11-20 14:32:34.687500 EST-0500</text:p>
          </table:table-cell>
          <table:table-cell office:value-type="float" office:value="0">
            <text:p>0</text:p>
          </table:table-cell>
          <table:table-cell office:value-type="float" office:value="222.171726055905">
            <text:p>222.1717260559</text:p>
          </table:table-cell>
          <table:table-cell office:value-type="float" office:value="222.171624771006">
            <text:p>222.171624771</text:p>
          </table:table-cell>
          <table:table-cell office:value-type="string">
            <text:p>12 ♏ 10' 18"</text:p>
          </table:table-cell>
          <table:table-cell office:value-type="string">
            <text:p>12 ♏ 10' 17"</text:p>
          </table:table-cell>
          <table:table-cell office:value-type="float" office:value="1.4804320166119">
            <text:p>1.4804320166</text:p>
          </table:table-cell>
          <table:table-cell office:value-type="float" office:value="0.117225652817006">
            <text:p>0.1172256528</text:p>
          </table:table-cell>
          <table:table-cell office:value-type="float" office:value="199.767258672657">
            <text:p>199.7672586727</text:p>
          </table:table-cell>
          <table:table-cell office:value-type="float" office:value="199.767157387759">
            <text:p>199.7671573878</text:p>
          </table:table-cell>
          <table:table-cell office:value-type="string">
            <text:p>19 ♎ 46' 02"</text:p>
          </table:table-cell>
          <table:table-cell office:value-type="string">
            <text:p>19 ♎ 46' 01"</text:p>
          </table:table-cell>
          <table:table-cell office:value-type="float" office:value="1.48039962314097">
            <text:p>1.4803996231</text:p>
          </table:table-cell>
          <table:table-cell office:value-type="float" office:value="0.117193237399323">
            <text:p>0.1171932374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3521.93415509">
            <text:p>2413521.93415509</text:p>
          </table:table-cell>
          <table:table-cell office:value-type="string">
            <text:p>1895-11-24 05:25:11.718750 EST-0500</text:p>
          </table:table-cell>
          <table:table-cell office:value-type="float" office:value="0">
            <text:p>0</text:p>
          </table:table-cell>
          <table:table-cell office:value-type="float" office:value="227.623640472648">
            <text:p>227.6236404726</text:p>
          </table:table-cell>
          <table:table-cell office:value-type="float" office:value="227.623479515245">
            <text:p>227.6234795152</text:p>
          </table:table-cell>
          <table:table-cell office:value-type="string">
            <text:p>17 ♏ 37' 25"</text:p>
          </table:table-cell>
          <table:table-cell office:value-type="string">
            <text:p>17 ♏ 37' 24"</text:p>
          </table:table-cell>
          <table:table-cell office:value-type="float" office:value="1.52616192098123">
            <text:p>1.526161921</text:p>
          </table:table-cell>
          <table:table-cell office:value-type="float" office:value="0.691219785941648">
            <text:p>0.6912197859</text:p>
          </table:table-cell>
          <table:table-cell office:value-type="float" office:value="205.218998392253">
            <text:p>205.2189983923</text:p>
          </table:table-cell>
          <table:table-cell office:value-type="float" office:value="205.21883743485">
            <text:p>205.2188374349</text:p>
          </table:table-cell>
          <table:table-cell office:value-type="string">
            <text:p>25 ♎ 13' 08"</text:p>
          </table:table-cell>
          <table:table-cell office:value-type="string">
            <text:p>25 ♎ 13' 07"</text:p>
          </table:table-cell>
          <table:table-cell office:value-type="float" office:value="1.52617263140859">
            <text:p>1.5261726314</text:p>
          </table:table-cell>
          <table:table-cell office:value-type="float" office:value="0.691230555394125">
            <text:p>0.6912305554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3524.20197917">
            <text:p>2413524.20197917</text:p>
          </table:table-cell>
          <table:table-cell office:value-type="string">
            <text:p>1895-11-26 11:50:51.562500 EST-0500</text:p>
          </table:table-cell>
          <table:table-cell office:value-type="float" office:value="0">
            <text:p>0</text:p>
          </table:table-cell>
          <table:table-cell office:value-type="float" office:value="231.103165061626">
            <text:p>231.1031650616</text:p>
          </table:table-cell>
          <table:table-cell office:value-type="float" office:value="231.102894558615">
            <text:p>231.1028945586</text:p>
          </table:table-cell>
          <table:table-cell office:value-type="string">
            <text:p>21 ♏ 06' 11"</text:p>
          </table:table-cell>
          <table:table-cell office:value-type="string">
            <text:p>21 ♏ 06' 10"</text:p>
          </table:table-cell>
          <table:table-cell office:value-type="float" office:value="1.54115553477205">
            <text:p>1.5411555348</text:p>
          </table:table-cell>
          <table:table-cell office:value-type="float" office:value="0.0610106533003522">
            <text:p>0.0610106533</text:p>
          </table:table-cell>
          <table:table-cell office:value-type="float" office:value="208.698476035485">
            <text:p>208.6984760355</text:p>
          </table:table-cell>
          <table:table-cell office:value-type="float" office:value="208.698205532474">
            <text:p>208.6982055325</text:p>
          </table:table-cell>
          <table:table-cell office:value-type="string">
            <text:p>28 ♎ 41' 54"</text:p>
          </table:table-cell>
          <table:table-cell office:value-type="string">
            <text:p>28 ♎ 41' 53"</text:p>
          </table:table-cell>
          <table:table-cell office:value-type="float" office:value="1.54117614920811">
            <text:p>1.5411761492</text:p>
          </table:table-cell>
          <table:table-cell office:value-type="float" office:value="0.0610312168897765">
            <text:p>0.0610312169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13527.2200463">
            <text:p>2413527.2200463</text:p>
          </table:table-cell>
          <table:table-cell office:value-type="string">
            <text:p>1895-11-29 12:16:52.500000 EST-0500</text:p>
          </table:table-cell>
          <table:table-cell office:value-type="float" office:value="0">
            <text:p>0</text:p>
          </table:table-cell>
          <table:table-cell office:value-type="float" office:value="231.286246926697">
            <text:p>231.2862469267</text:p>
          </table:table-cell>
          <table:table-cell office:value-type="float" office:value="231.28617966007">
            <text:p>231.2861796601</text:p>
          </table:table-cell>
          <table:table-cell table:number-columns-repeated="2" office:value-type="string">
            <text:p>21 ♏ 17' 10"</text:p>
          </table:table-cell>
          <table:table-cell office:value-type="float" office:value="0.694688299810196">
            <text:p>0.6946882998</text:p>
          </table:table-cell>
          <table:table-cell office:value-type="float" office:value="0.0604364472525147">
            <text:p>0.0604364473</text:p>
          </table:table-cell>
          <table:table-cell office:value-type="float" office:value="208.881478137064">
            <text:p>208.8814781371</text:p>
          </table:table-cell>
          <table:table-cell office:value-type="float" office:value="208.881410870438">
            <text:p>208.8814108704</text:p>
          </table:table-cell>
          <table:table-cell table:number-columns-repeated="2" office:value-type="string">
            <text:p>28 ♎ 52' 53"</text:p>
          </table:table-cell>
          <table:table-cell office:value-type="float" office:value="0.694684549806621">
            <text:p>0.6946845498</text:p>
          </table:table-cell>
          <table:table-cell office:value-type="float" office:value="0.0604327246372611">
            <text:p>0.060432724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3548.20734954">
            <text:p>2413548.20734954</text:p>
          </table:table-cell>
          <table:table-cell office:value-type="string">
            <text:p>1895-12-20 11:58:35.625000 EST-0500</text:p>
          </table:table-cell>
          <table:table-cell office:value-type="float" office:value="0">
            <text:p>0</text:p>
          </table:table-cell>
          <table:table-cell office:value-type="float" office:value="268.619034613593">
            <text:p>268.6190346136</text:p>
          </table:table-cell>
          <table:table-cell office:value-type="float" office:value="268.618905753847">
            <text:p>268.6189057538</text:p>
          </table:table-cell>
          <table:table-cell table:number-columns-repeated="2" office:value-type="string">
            <text:p>28 ♐ 37' 08"</text:p>
          </table:table-cell>
          <table:table-cell office:value-type="float" office:value="1.58478478361455">
            <text:p>1.5847847836</text:p>
          </table:table-cell>
          <table:table-cell office:value-type="float" office:value="1.01881833325643">
            <text:p>1.0188183333</text:p>
          </table:table-cell>
          <table:table-cell office:value-type="float" office:value="246.212962019974">
            <text:p>246.21296202</text:p>
          </table:table-cell>
          <table:table-cell office:value-type="float" office:value="246.212833160228">
            <text:p>246.2128331602</text:p>
          </table:table-cell>
          <table:table-cell table:number-columns-repeated="2" office:value-type="string">
            <text:p><text:s/>6 ♐ 12' 46"</text:p>
          </table:table-cell>
          <table:table-cell office:value-type="float" office:value="1.58477785402352">
            <text:p>1.584777854</text:p>
          </table:table-cell>
          <table:table-cell office:value-type="float" office:value="1.01881139632569">
            <text:p>1.0188113963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3550.51545139">
            <text:p>2413550.51545139</text:p>
          </table:table-cell>
          <table:table-cell office:value-type="string">
            <text:p>1895-12-22 19:22:15.937500 EST-0500</text:p>
          </table:table-cell>
          <table:table-cell office:value-type="float" office:value="0">
            <text:p>0</text:p>
          </table:table-cell>
          <table:table-cell office:value-type="float" office:value="225.658287693051">
            <text:p>225.6582876931</text:p>
          </table:table-cell>
          <table:table-cell office:value-type="float" office:value="225.658110778929">
            <text:p>225.6581107789</text:p>
          </table:table-cell>
          <table:table-cell table:number-columns-repeated="2" office:value-type="string">
            <text:p>15 ♏ 39' 29"</text:p>
          </table:table-cell>
          <table:table-cell office:value-type="float" office:value="1.12911469124282">
            <text:p>1.1291146912</text:p>
          </table:table-cell>
          <table:table-cell office:value-type="float" office:value="0.0959633388755878">
            <text:p>0.0959633389</text:p>
          </table:table-cell>
          <table:table-cell office:value-type="float" office:value="203.25213814223">
            <text:p>203.2521381422</text:p>
          </table:table-cell>
          <table:table-cell office:value-type="float" office:value="203.251961228108">
            <text:p>203.2519612281</text:p>
          </table:table-cell>
          <table:table-cell table:number-columns-repeated="2" office:value-type="string">
            <text:p>23 ♎ 15' 07"</text:p>
          </table:table-cell>
          <table:table-cell office:value-type="float" office:value="1.1291280287796">
            <text:p>1.1291280288</text:p>
          </table:table-cell>
          <table:table-cell office:value-type="float" office:value="0.095976700643172">
            <text:p>0.0959767006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3556.90193287">
            <text:p>2413556.90193287</text:p>
          </table:table-cell>
          <table:table-cell office:value-type="string">
            <text:p>1895-12-29 04:38:47.343750 EST-0500</text:p>
          </table:table-cell>
          <table:table-cell office:value-type="float" office:value="0">
            <text:p>0</text:p>
          </table:table-cell>
          <table:table-cell office:value-type="float" office:value="232.931879018142">
            <text:p>232.9318790181</text:p>
          </table:table-cell>
          <table:table-cell office:value-type="float" office:value="232.931767932736">
            <text:p>232.9317679327</text:p>
          </table:table-cell>
          <table:table-cell table:number-columns-repeated="2" office:value-type="string">
            <text:p>22 ♏ 55' 54"</text:p>
          </table:table-cell>
          <table:table-cell office:value-type="float" office:value="1.14815441648949">
            <text:p>1.1481544165</text:p>
          </table:table-cell>
          <table:table-cell office:value-type="float" office:value="0.0486396836447836">
            <text:p>0.0486396836</text:p>
          </table:table-cell>
          <table:table-cell office:value-type="float" office:value="210.525465903915">
            <text:p>210.5254659039</text:p>
          </table:table-cell>
          <table:table-cell office:value-type="float" office:value="210.525354818509">
            <text:p>210.5253548185</text:p>
          </table:table-cell>
          <table:table-cell table:number-columns-repeated="2" office:value-type="string">
            <text:p><text:s/>0 ♏ 31' 31"</text:p>
          </table:table-cell>
          <table:table-cell office:value-type="float" office:value="1.14811346695632">
            <text:p>1.148113467</text:p>
          </table:table-cell>
          <table:table-cell office:value-type="float" office:value="0.048598484983231">
            <text:p>0.04859848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3598.25715278">
            <text:p>2413598.25715278</text:p>
          </table:table-cell>
          <table:table-cell office:value-type="string">
            <text:p>1896-02-08 13:10:18.750000 EST-0500</text:p>
          </table:table-cell>
          <table:table-cell office:value-type="float" office:value="0">
            <text:p>0</text:p>
          </table:table-cell>
          <table:table-cell office:value-type="float" office:value="319.540268348273">
            <text:p>319.5402683483</text:p>
          </table:table-cell>
          <table:table-cell office:value-type="float" office:value="319.540685123278">
            <text:p>319.5406851233</text:p>
          </table:table-cell>
          <table:table-cell office:value-type="string">
            <text:p>19 ♒ 32' 24"</text:p>
          </table:table-cell>
          <table:table-cell office:value-type="string">
            <text:p>19 ♒ 32' 26"</text:p>
          </table:table-cell>
          <table:table-cell office:value-type="float" office:value="-1.18131013971444">
            <text:p>-1.1813101397</text:p>
          </table:table-cell>
          <table:table-cell office:value-type="float" office:value="1.01237777362158">
            <text:p>1.0123777736</text:p>
          </table:table-cell>
          <table:table-cell office:value-type="float" office:value="297.131736198899">
            <text:p>297.1317361989</text:p>
          </table:table-cell>
          <table:table-cell office:value-type="float" office:value="297.132152973905">
            <text:p>297.1321529739</text:p>
          </table:table-cell>
          <table:table-cell office:value-type="string">
            <text:p>27 ♑ 07' 54"</text:p>
          </table:table-cell>
          <table:table-cell office:value-type="string">
            <text:p>27 ♑ 07' 55"</text:p>
          </table:table-cell>
          <table:table-cell office:value-type="float" office:value="-1.1813439877178">
            <text:p>-1.1813439877</text:p>
          </table:table-cell>
          <table:table-cell office:value-type="float" office:value="1.01234381297448">
            <text:p>1.012343813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13598.98225694">
            <text:p>2413598.98225694</text:p>
          </table:table-cell>
          <table:table-cell office:value-type="string">
            <text:p>1896-02-09 06:34:27.187500 EST-0500</text:p>
          </table:table-cell>
          <table:table-cell office:value-type="float" office:value="0">
            <text:p>0</text:p>
          </table:table-cell>
          <table:table-cell office:value-type="float" office:value="282.852760367193">
            <text:p>282.8527603672</text:p>
          </table:table-cell>
          <table:table-cell office:value-type="float" office:value="282.852716669085">
            <text:p>282.8527166691</text:p>
          </table:table-cell>
          <table:table-cell table:number-columns-repeated="2" office:value-type="string">
            <text:p>12 ♑ 51' 09"</text:p>
          </table:table-cell>
          <table:table-cell office:value-type="float" office:value="1.21062185368221">
            <text:p>1.2106218537</text:p>
          </table:table-cell>
          <table:table-cell office:value-type="float" office:value="0.740955235898056">
            <text:p>0.7409552359</text:p>
          </table:table-cell>
          <table:table-cell office:value-type="float" office:value="260.444176234769">
            <text:p>260.4441762348</text:p>
          </table:table-cell>
          <table:table-cell office:value-type="float" office:value="260.444132536662">
            <text:p>260.4441325367</text:p>
          </table:table-cell>
          <table:table-cell office:value-type="string">
            <text:p>20 ♐ 26' 39"</text:p>
          </table:table-cell>
          <table:table-cell office:value-type="string">
            <text:p>20 ♐ 26' 38"</text:p>
          </table:table-cell>
          <table:table-cell office:value-type="float" office:value="1.21058946143308">
            <text:p>1.2105894614</text:p>
          </table:table-cell>
          <table:table-cell office:value-type="float" office:value="0.740922798989459">
            <text:p>0.74092279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3667.71809028">
            <text:p>2413667.71809028</text:p>
          </table:table-cell>
          <table:table-cell office:value-type="string">
            <text:p>1896-04-18 00:14:03.750000 EST-0500</text:p>
          </table:table-cell>
          <table:table-cell office:value-type="float" office:value="0">
            <text:p>0</text:p>
          </table:table-cell>
          <table:table-cell office:value-type="float" office:value="28.6645668698928">
            <text:p>28.6645668699</text:p>
          </table:table-cell>
          <table:table-cell office:value-type="float" office:value="28.6644215559325">
            <text:p>28.6644215559</text:p>
          </table:table-cell>
          <table:table-cell office:value-type="string">
            <text:p>28 ♈ 39' 52"</text:p>
          </table:table-cell>
          <table:table-cell office:value-type="string">
            <text:p>28 ♈ 39' 51"</text:p>
          </table:table-cell>
          <table:table-cell office:value-type="float" office:value="2.11517713621535">
            <text:p>2.1151771362</text:p>
          </table:table-cell>
          <table:table-cell office:value-type="float" office:value="0.976340887484027">
            <text:p>0.9763408875</text:p>
          </table:table-cell>
          <table:table-cell office:value-type="float" office:value="6.25379968383094">
            <text:p>6.2537996838</text:p>
          </table:table-cell>
          <table:table-cell office:value-type="float" office:value="6.25365436987062">
            <text:p>6.2536543699</text:p>
          </table:table-cell>
          <table:table-cell table:number-columns-repeated="2" office:value-type="string">
            <text:p><text:s/>6 ♈ 15' 13"</text:p>
          </table:table-cell>
          <table:table-cell office:value-type="float" office:value="2.1151503946112">
            <text:p>2.1151503946</text:p>
          </table:table-cell>
          <table:table-cell office:value-type="float" office:value="0.976314089485023">
            <text:p>0.9763140895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3690.52083333">
            <text:p>2413690.52083333</text:p>
          </table:table-cell>
          <table:table-cell office:value-type="string">
            <text:p>1896-05-10 19:30:00.000000 EST-0500</text:p>
          </table:table-cell>
          <table:table-cell office:value-type="float" office:value="0">
            <text:p>0</text:p>
          </table:table-cell>
          <table:table-cell office:value-type="float" office:value="71.7372705078623">
            <text:p>71.7372705079</text:p>
          </table:table-cell>
          <table:table-cell office:value-type="float" office:value="71.7370013360771">
            <text:p>71.7370013361</text:p>
          </table:table-cell>
          <table:table-cell office:value-type="string">
            <text:p>11 ♊ 44' 14"</text:p>
          </table:table-cell>
          <table:table-cell office:value-type="string">
            <text:p>11 ♊ 44' 13"</text:p>
          </table:table-cell>
          <table:table-cell office:value-type="float" office:value="1.34406243680567">
            <text:p>1.3440624368</text:p>
          </table:table-cell>
          <table:table-cell office:value-type="float" office:value="0.0216584263170633">
            <text:p>0.0216584263</text:p>
          </table:table-cell>
          <table:table-cell office:value-type="float" office:value="49.3256415795243">
            <text:p>49.3256415795</text:p>
          </table:table-cell>
          <table:table-cell office:value-type="float" office:value="49.3253724077392">
            <text:p>49.3253724077</text:p>
          </table:table-cell>
          <table:table-cell office:value-type="string">
            <text:p>19 ♉ 19' 32"</text:p>
          </table:table-cell>
          <table:table-cell office:value-type="string">
            <text:p>19 ♉ 19' 31"</text:p>
          </table:table-cell>
          <table:table-cell office:value-type="float" office:value="1.34407304822059">
            <text:p>1.3440730482</text:p>
          </table:table-cell>
          <table:table-cell office:value-type="float" office:value="0.02167028968949">
            <text:p>0.0216702897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3694.80329861">
            <text:p>2413694.80329861</text:p>
          </table:table-cell>
          <table:table-cell office:value-type="string">
            <text:p>1896-05-15 02:16:45.468750 EST-0500</text:p>
          </table:table-cell>
          <table:table-cell office:value-type="float" office:value="0">
            <text:p>0</text:p>
          </table:table-cell>
          <table:table-cell office:value-type="float" office:value="76.8893826811015">
            <text:p>76.8893826811</text:p>
          </table:table-cell>
          <table:table-cell office:value-type="float" office:value="76.8892612927845">
            <text:p>76.8892612928</text:p>
          </table:table-cell>
          <table:table-cell table:number-columns-repeated="2" office:value-type="string">
            <text:p>16 ♊ 53' 21"</text:p>
          </table:table-cell>
          <table:table-cell office:value-type="float" office:value="1.05906886955789">
            <text:p>1.0590688696</text:p>
          </table:table-cell>
          <table:table-cell office:value-type="float" office:value="0.0351835430746855">
            <text:p>0.0351835431</text:p>
          </table:table-cell>
          <table:table-cell office:value-type="float" office:value="54.4775234568551">
            <text:p>54.4775234569</text:p>
          </table:table-cell>
          <table:table-cell office:value-type="float" office:value="54.4774020685381">
            <text:p>54.4774020685</text:p>
          </table:table-cell>
          <table:table-cell office:value-type="string">
            <text:p>24 ♉ 28' 39"</text:p>
          </table:table-cell>
          <table:table-cell office:value-type="string">
            <text:p>24 ♉ 28' 38"</text:p>
          </table:table-cell>
          <table:table-cell office:value-type="float" office:value="1.05903188784524">
            <text:p>1.0590318878</text:p>
          </table:table-cell>
          <table:table-cell office:value-type="float" office:value="0.0351466815019728">
            <text:p>0.0351466815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13712.84553241">
            <text:p>2413712.84553241</text:p>
          </table:table-cell>
          <table:table-cell office:value-type="string">
            <text:p>1896-06-02 03:17:34.687500 EST-0500</text:p>
          </table:table-cell>
          <table:table-cell office:value-type="float" office:value="0">
            <text:p>0</text:p>
          </table:table-cell>
          <table:table-cell office:value-type="float" office:value="72.2410427410972">
            <text:p>72.2410427411</text:p>
          </table:table-cell>
          <table:table-cell office:value-type="float" office:value="72.2408693643414">
            <text:p>72.2408693643</text:p>
          </table:table-cell>
          <table:table-cell table:number-columns-repeated="2" office:value-type="string">
            <text:p>12 ♊ 14' 27"</text:p>
          </table:table-cell>
          <table:table-cell office:value-type="float" office:value="0.957247791868345">
            <text:p>0.9572477919</text:p>
          </table:table-cell>
          <table:table-cell office:value-type="float" office:value="0.0229915610309964">
            <text:p>0.022991561</text:p>
          </table:table-cell>
          <table:table-cell office:value-type="float" office:value="49.8282070585692">
            <text:p>49.8282070586</text:p>
          </table:table-cell>
          <table:table-cell office:value-type="float" office:value="49.8280336818133">
            <text:p>49.8280336818</text:p>
          </table:table-cell>
          <table:table-cell office:value-type="string">
            <text:p>19 ♉ 49' 41"</text:p>
          </table:table-cell>
          <table:table-cell office:value-type="string">
            <text:p>19 ♉ 49' 40"</text:p>
          </table:table-cell>
          <table:table-cell office:value-type="float" office:value="0.957256106486945">
            <text:p>0.9572561065</text:p>
          </table:table-cell>
          <table:table-cell office:value-type="float" office:value="0.0229995290925055">
            <text:p>0.0229995291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13718.61555556">
            <text:p>2413718.61555556</text:p>
          </table:table-cell>
          <table:table-cell office:value-type="string">
            <text:p>1896-06-07 21:46:24.375000 EST-0500</text:p>
          </table:table-cell>
          <table:table-cell office:value-type="float" office:value="0">
            <text:p>0</text:p>
          </table:table-cell>
          <table:table-cell office:value-type="float" office:value="77.7614146867068">
            <text:p>77.7614146867</text:p>
          </table:table-cell>
          <table:table-cell office:value-type="float" office:value="77.7613774354628">
            <text:p>77.7613774355</text:p>
          </table:table-cell>
          <table:table-cell office:value-type="string">
            <text:p>17 ♊ 45' 41"</text:p>
          </table:table-cell>
          <table:table-cell office:value-type="string">
            <text:p>17 ♊ 45' 40"</text:p>
          </table:table-cell>
          <table:table-cell office:value-type="float" office:value="0.956260311568682">
            <text:p>0.9562603116</text:p>
          </table:table-cell>
          <table:table-cell office:value-type="float" office:value="0.0373760938634547">
            <text:p>0.0373760939</text:p>
          </table:table-cell>
          <table:table-cell office:value-type="float" office:value="55.3484299611292">
            <text:p>55.3484299611</text:p>
          </table:table-cell>
          <table:table-cell office:value-type="float" office:value="55.3483927098852">
            <text:p>55.3483927099</text:p>
          </table:table-cell>
          <table:table-cell table:number-columns-repeated="2" office:value-type="string">
            <text:p>25 ♉ 20' 54"</text:p>
          </table:table-cell>
          <table:table-cell office:value-type="float" office:value="0.95625319765775">
            <text:p>0.9562531977</text:p>
          </table:table-cell>
          <table:table-cell office:value-type="float" office:value="0.0373690624002385">
            <text:p>0.037369062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3721.06696759">
            <text:p>2413721.06696759</text:p>
          </table:table-cell>
          <table:table-cell office:value-type="string">
            <text:p>1896-06-10 08:36:26.718750 EST-0500</text:p>
          </table:table-cell>
          <table:table-cell office:value-type="float" office:value="0">
            <text:p>0</text:p>
          </table:table-cell>
          <table:table-cell office:value-type="float" office:value="80.1050349461086">
            <text:p>80.1050349461</text:p>
          </table:table-cell>
          <table:table-cell office:value-type="float" office:value="80.1051234879891">
            <text:p>80.105123488</text:p>
          </table:table-cell>
          <table:table-cell table:number-columns-repeated="2" office:value-type="string">
            <text:p>20 ♊ 06' 18"</text:p>
          </table:table-cell>
          <table:table-cell office:value-type="float" office:value="-0.562182975396056">
            <text:p>-0.5621829754</text:p>
          </table:table-cell>
          <table:table-cell office:value-type="float" office:value="0.955863313416667">
            <text:p>0.9558633134</text:p>
          </table:table-cell>
          <table:table-cell office:value-type="float" office:value="57.6918999114682">
            <text:p>57.6918999115</text:p>
          </table:table-cell>
          <table:table-cell office:value-type="float" office:value="57.6919884533487">
            <text:p>57.6919884533</text:p>
          </table:table-cell>
          <table:table-cell office:value-type="string">
            <text:p>27 ♉ 41' 30"</text:p>
          </table:table-cell>
          <table:table-cell office:value-type="string">
            <text:p>27 ♉ 41' 31"</text:p>
          </table:table-cell>
          <table:table-cell office:value-type="float" office:value="-0.562220660857031">
            <text:p>-0.5622206609</text:p>
          </table:table-cell>
          <table:table-cell office:value-type="float" office:value="0.955825523961506">
            <text:p>0.955825524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13721.28547454">
            <text:p>2413721.28547454</text:p>
          </table:table-cell>
          <table:table-cell office:value-type="string">
            <text:p>1896-06-10 13:51:05.625000 EST-0500</text:p>
          </table:table-cell>
          <table:table-cell office:value-type="float" office:value="0">
            <text:p>0</text:p>
          </table:table-cell>
          <table:table-cell office:value-type="float" office:value="72.434554190048">
            <text:p>72.43455419</text:p>
          </table:table-cell>
          <table:table-cell office:value-type="float" office:value="72.434499118822">
            <text:p>72.4344991188</text:p>
          </table:table-cell>
          <table:table-cell table:number-columns-repeated="2" office:value-type="string">
            <text:p>12 ♊ 26' 04"</text:p>
          </table:table-cell>
          <table:table-cell office:value-type="float" office:value="1.22623352251009">
            <text:p>1.2262335225</text:p>
          </table:table-cell>
          <table:table-cell office:value-type="float" office:value="0.0228594077892969">
            <text:p>0.0228594078</text:p>
          </table:table-cell>
          <table:table-cell office:value-type="float" office:value="50.0214023199882">
            <text:p>50.02140232</text:p>
          </table:table-cell>
          <table:table-cell office:value-type="float" office:value="50.0213472487623">
            <text:p>50.0213472488</text:p>
          </table:table-cell>
          <table:table-cell office:value-type="string">
            <text:p>20 ♉ 01' 17"</text:p>
          </table:table-cell>
          <table:table-cell office:value-type="string">
            <text:p>20 ♉ 01' 16"</text:p>
          </table:table-cell>
          <table:table-cell office:value-type="float" office:value="1.22619372653637">
            <text:p>1.2261937265</text:p>
          </table:table-cell>
          <table:table-cell office:value-type="float" office:value="0.0228201141904218">
            <text:p>0.0228201142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3725.00300926">
            <text:p>2413725.00300926</text:p>
          </table:table-cell>
          <table:table-cell office:value-type="string">
            <text:p>1896-06-14 07:04:20.156250 EST-0500</text:p>
          </table:table-cell>
          <table:table-cell office:value-type="float" office:value="0">
            <text:p>0</text:p>
          </table:table-cell>
          <table:table-cell office:value-type="float" office:value="77.9999000509385">
            <text:p>77.9999000509</text:p>
          </table:table-cell>
          <table:table-cell office:value-type="float" office:value="77.9999533886343">
            <text:p>77.9999533886</text:p>
          </table:table-cell>
          <table:table-cell table:number-columns-repeated="2" office:value-type="string">
            <text:p>17 ♊ 59' 59"</text:p>
          </table:table-cell>
          <table:table-cell office:value-type="float" office:value="-0.483847841762392">
            <text:p>-0.4838478418</text:p>
          </table:table-cell>
          <table:table-cell office:value-type="float" office:value="0.0372342392582882">
            <text:p>0.0372342393</text:p>
          </table:table-cell>
          <table:table-cell office:value-type="float" office:value="55.5864505220234">
            <text:p>55.586450522</text:p>
          </table:table-cell>
          <table:table-cell office:value-type="float" office:value="55.5865038597191">
            <text:p>55.5865038597</text:p>
          </table:table-cell>
          <table:table-cell table:number-columns-repeated="2" office:value-type="string">
            <text:p>25 ♉ 35' 11"</text:p>
          </table:table-cell>
          <table:table-cell office:value-type="float" office:value="-0.48387666140813">
            <text:p>-0.4838766614</text:p>
          </table:table-cell>
          <table:table-cell office:value-type="float" office:value="0.0372055355163285">
            <text:p>0.0372055355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3725.59528935">
            <text:p>2413725.59528935</text:p>
          </table:table-cell>
          <table:table-cell office:value-type="string">
            <text:p>1896-06-14 21:17:13.593750 EST-0500</text:p>
          </table:table-cell>
          <table:table-cell office:value-type="float" office:value="0">
            <text:p>0</text:p>
          </table:table-cell>
          <table:table-cell office:value-type="float" office:value="77.7201576557447">
            <text:p>77.7201576557</text:p>
          </table:table-cell>
          <table:table-cell office:value-type="float" office:value="77.720201508674">
            <text:p>77.7202015087</text:p>
          </table:table-cell>
          <table:table-cell table:number-columns-repeated="2" office:value-type="string">
            <text:p>17 ♊ 43' 12"</text:p>
          </table:table-cell>
          <table:table-cell office:value-type="float" office:value="-0.460314340504482">
            <text:p>-0.4603143405</text:p>
          </table:table-cell>
          <table:table-cell office:value-type="float" office:value="1.22657320993751">
            <text:p>1.2265732099</text:p>
          </table:table-cell>
          <table:table-cell office:value-type="float" office:value="55.306671160222">
            <text:p>55.3066711602</text:p>
          </table:table-cell>
          <table:table-cell office:value-type="float" office:value="55.3067150131513">
            <text:p>55.3067150132</text:p>
          </table:table-cell>
          <table:table-cell table:number-columns-repeated="2" office:value-type="string">
            <text:p>25 ♉ 18' 24"</text:p>
          </table:table-cell>
          <table:table-cell office:value-type="float" office:value="-0.460334106093103">
            <text:p>-0.4603341061</text:p>
          </table:table-cell>
          <table:table-cell office:value-type="float" office:value="1.22655363743252">
            <text:p>1.2265536374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3725.84920139">
            <text:p>2413725.84920139</text:p>
          </table:table-cell>
          <table:table-cell office:value-type="string">
            <text:p>1896-06-15 03:22:51.093750 EST-0500</text:p>
          </table:table-cell>
          <table:table-cell office:value-type="float" office:value="0">
            <text:p>0</text:p>
          </table:table-cell>
          <table:table-cell office:value-type="float" office:value="78.0316450488404">
            <text:p>78.0316450488</text:p>
          </table:table-cell>
          <table:table-cell office:value-type="float" office:value="78.0314354756762">
            <text:p>78.0314354757</text:p>
          </table:table-cell>
          <table:table-cell table:number-columns-repeated="2" office:value-type="string">
            <text:p>18 ♊ 01' 53"</text:p>
          </table:table-cell>
          <table:table-cell office:value-type="float" office:value="1.22658764335364">
            <text:p>1.2265876434</text:p>
          </table:table-cell>
          <table:table-cell office:value-type="float" office:value="0.0371734493837459">
            <text:p>0.0371734494</text:p>
          </table:table-cell>
          <table:table-cell office:value-type="float" office:value="55.6181444020778">
            <text:p>55.6181444021</text:p>
          </table:table-cell>
          <table:table-cell office:value-type="float" office:value="55.6179348289135">
            <text:p>55.6179348289</text:p>
          </table:table-cell>
          <table:table-cell office:value-type="string">
            <text:p>25 ♉ 37' 05"</text:p>
          </table:table-cell>
          <table:table-cell office:value-type="string">
            <text:p>25 ♉ 37' 04"</text:p>
          </table:table-cell>
          <table:table-cell office:value-type="float" office:value="1.22657219897889">
            <text:p>1.226572199</text:p>
          </table:table-cell>
          <table:table-cell office:value-type="float" office:value="0.0371579467697176">
            <text:p>0.0371579468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3741.11579861">
            <text:p>2413741.11579861</text:p>
          </table:table-cell>
          <table:table-cell office:value-type="string">
            <text:p>1896-06-30 09:46:45.468750 EST-0500</text:p>
          </table:table-cell>
          <table:table-cell office:value-type="float" office:value="0">
            <text:p>0</text:p>
          </table:table-cell>
          <table:table-cell office:value-type="float" office:value="78.5875427227625">
            <text:p>78.5875427228</text:p>
          </table:table-cell>
          <table:table-cell office:value-type="float" office:value="78.5874543323652">
            <text:p>78.5874543324</text:p>
          </table:table-cell>
          <table:table-cell office:value-type="string">
            <text:p>18 ♊ 35' 15"</text:p>
          </table:table-cell>
          <table:table-cell office:value-type="string">
            <text:p>18 ♊ 35' 14"</text:p>
          </table:table-cell>
          <table:table-cell office:value-type="float" office:value="0.655918335753583">
            <text:p>0.6559183358</text:p>
          </table:table-cell>
          <table:table-cell office:value-type="float" office:value="0.0353621548367646">
            <text:p>0.0353621548</text:p>
          </table:table-cell>
          <table:table-cell office:value-type="float" office:value="56.1732468254961">
            <text:p>56.1732468255</text:p>
          </table:table-cell>
          <table:table-cell office:value-type="float" office:value="56.1731584350988">
            <text:p>56.1731584351</text:p>
          </table:table-cell>
          <table:table-cell table:number-columns-repeated="2" office:value-type="string">
            <text:p>26 ♉ 10' 23"</text:p>
          </table:table-cell>
          <table:table-cell office:value-type="float" office:value="0.655933045150556">
            <text:p>0.6559330452</text:p>
          </table:table-cell>
          <table:table-cell office:value-type="float" office:value="0.0353769188899702">
            <text:p>0.0353769189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3750.04792824">
            <text:p>2413750.04792824</text:p>
          </table:table-cell>
          <table:table-cell office:value-type="string">
            <text:p>1896-07-09 08:09:01.406250 EST-0500</text:p>
          </table:table-cell>
          <table:table-cell office:value-type="float" office:value="0">
            <text:p>0</text:p>
          </table:table-cell>
          <table:table-cell office:value-type="float" office:value="107.749469308039">
            <text:p>107.749469308</text:p>
          </table:table-cell>
          <table:table-cell office:value-type="float" office:value="107.749405761403">
            <text:p>107.7494057614</text:p>
          </table:table-cell>
          <table:table-cell office:value-type="string">
            <text:p>17 ♋ 44' 58"</text:p>
          </table:table-cell>
          <table:table-cell office:value-type="string">
            <text:p>17 ♋ 44' 57"</text:p>
          </table:table-cell>
          <table:table-cell office:value-type="float" office:value="1.23024462805625">
            <text:p>1.2302446281</text:p>
          </table:table-cell>
          <table:table-cell office:value-type="float" office:value="0.953933354812962">
            <text:p>0.9539333548</text:p>
          </table:table-cell>
          <table:table-cell office:value-type="float" office:value="85.3347645741697">
            <text:p>85.3347645742</text:p>
          </table:table-cell>
          <table:table-cell office:value-type="float" office:value="85.3347010275339">
            <text:p>85.3347010275</text:p>
          </table:table-cell>
          <table:table-cell office:value-type="string">
            <text:p>25 ♊ 20' 05"</text:p>
          </table:table-cell>
          <table:table-cell office:value-type="string">
            <text:p>25 ♊ 20' 04"</text:p>
          </table:table-cell>
          <table:table-cell office:value-type="float" office:value="1.23019883600548">
            <text:p>1.230198836</text:p>
          </table:table-cell>
          <table:table-cell office:value-type="float" office:value="0.953887578418418">
            <text:p>0.953887578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3772.2278588">
            <text:p>2413772.2278588</text:p>
          </table:table-cell>
          <table:table-cell office:value-type="string">
            <text:p>1896-07-31 12:28:07.500000 EST-0500</text:p>
          </table:table-cell>
          <table:table-cell office:value-type="float" office:value="0">
            <text:p>0</text:p>
          </table:table-cell>
          <table:table-cell office:value-type="float" office:value="128.928662076758">
            <text:p>128.9286620768</text:p>
          </table:table-cell>
          <table:table-cell office:value-type="float" office:value="128.928644334926">
            <text:p>128.9286443349</text:p>
          </table:table-cell>
          <table:table-cell table:number-columns-repeated="2" office:value-type="string">
            <text:p><text:s/>8 ♌ 55' 43"</text:p>
          </table:table-cell>
          <table:table-cell office:value-type="float" office:value="2.07783279965742">
            <text:p>2.0778327997</text:p>
          </table:table-cell>
          <table:table-cell office:value-type="float" office:value="0.956981979482665">
            <text:p>0.9569819795</text:p>
          </table:table-cell>
          <table:table-cell office:value-type="float" office:value="106.51296167566">
            <text:p>106.5129616757</text:p>
          </table:table-cell>
          <table:table-cell office:value-type="float" office:value="106.512943933827">
            <text:p>106.5129439338</text:p>
          </table:table-cell>
          <table:table-cell table:number-columns-repeated="2" office:value-type="string">
            <text:p>16 ♋ 30' 46"</text:p>
          </table:table-cell>
          <table:table-cell office:value-type="float" office:value="2.07784639991166">
            <text:p>2.0778463999</text:p>
          </table:table-cell>
          <table:table-cell office:value-type="float" office:value="0.956995446577503">
            <text:p>0.9569954466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13774.66023148">
            <text:p>2413774.66023148</text:p>
          </table:table-cell>
          <table:table-cell office:value-type="string">
            <text:p>1896-08-02 22:50:44.531250 EST-0500</text:p>
          </table:table-cell>
          <table:table-cell office:value-type="float" office:value="0">
            <text:p>0</text:p>
          </table:table-cell>
          <table:table-cell office:value-type="float" office:value="138.071054711909">
            <text:p>138.0710547119</text:p>
          </table:table-cell>
          <table:table-cell office:value-type="float" office:value="138.07097646416">
            <text:p>138.0709764642</text:p>
          </table:table-cell>
          <table:table-cell table:number-columns-repeated="2" office:value-type="string">
            <text:p>18 ♌ 04' 15"</text:p>
          </table:table-cell>
          <table:table-cell office:value-type="float" office:value="1.23390098248309">
            <text:p>1.2339009825</text:p>
          </table:table-cell>
          <table:table-cell office:value-type="float" office:value="0.218258135924779">
            <text:p>0.2182581359</text:p>
          </table:table-cell>
          <table:table-cell office:value-type="float" office:value="115.655260276396">
            <text:p>115.6552602764</text:p>
          </table:table-cell>
          <table:table-cell office:value-type="float" office:value="115.655182028647">
            <text:p>115.6551820286</text:p>
          </table:table-cell>
          <table:table-cell table:number-columns-repeated="2" office:value-type="string">
            <text:p>25 ♋ 39' 18"</text:p>
          </table:table-cell>
          <table:table-cell office:value-type="float" office:value="1.23388589092765">
            <text:p>1.2338858909</text:p>
          </table:table-cell>
          <table:table-cell office:value-type="float" office:value="0.218242980305367">
            <text:p>0.2182429803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3776.96296296">
            <text:p>2413776.96296296</text:p>
          </table:table-cell>
          <table:table-cell office:value-type="string">
            <text:p>1896-08-05 06:06:40.781250 EST-0500</text:p>
          </table:table-cell>
          <table:table-cell office:value-type="float" office:value="0">
            <text:p>0</text:p>
          </table:table-cell>
          <table:table-cell office:value-type="float" office:value="138.574089510504">
            <text:p>138.5740895105</text:p>
          </table:table-cell>
          <table:table-cell office:value-type="float" office:value="138.574035697359">
            <text:p>138.5740356974</text:p>
          </table:table-cell>
          <table:table-cell table:number-columns-repeated="2" office:value-type="string">
            <text:p>18 ♌ 34' 26"</text:p>
          </table:table-cell>
          <table:table-cell office:value-type="float" office:value="1.98934330823673">
            <text:p>1.9893433082</text:p>
          </table:table-cell>
          <table:table-cell office:value-type="float" office:value="0.218644874788031">
            <text:p>0.2186448748</text:p>
          </table:table-cell>
          <table:table-cell office:value-type="float" office:value="116.158144893724">
            <text:p>116.1581448937</text:p>
          </table:table-cell>
          <table:table-cell office:value-type="float" office:value="116.158091080578">
            <text:p>116.1580910806</text:p>
          </table:table-cell>
          <table:table-cell table:number-columns-repeated="2" office:value-type="string">
            <text:p>26 ♋ 09' 29"</text:p>
          </table:table-cell>
          <table:table-cell office:value-type="float" office:value="1.98930772860694">
            <text:p>1.9893077286</text:p>
          </table:table-cell>
          <table:table-cell office:value-type="float" office:value="0.21860933710132">
            <text:p>0.2186093371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3780.22517361">
            <text:p>2413780.22517361</text:p>
          </table:table-cell>
          <table:table-cell office:value-type="string">
            <text:p>1896-08-08 12:24:15.468750 EST-0500</text:p>
          </table:table-cell>
          <table:table-cell office:value-type="float" office:value="0">
            <text:p>0</text:p>
          </table:table-cell>
          <table:table-cell office:value-type="float" office:value="144.940233419453">
            <text:p>144.9402334195</text:p>
          </table:table-cell>
          <table:table-cell office:value-type="float" office:value="144.940203913591">
            <text:p>144.9402039136</text:p>
          </table:table-cell>
          <table:table-cell table:number-columns-repeated="2" office:value-type="string">
            <text:p>24 ♌ 56' 24"</text:p>
          </table:table-cell>
          <table:table-cell office:value-type="float" office:value="1.91252278512544">
            <text:p>1.9125227851</text:p>
          </table:table-cell>
          <table:table-cell office:value-type="float" office:value="1.23474564760686">
            <text:p>1.2347456476</text:p>
          </table:table-cell>
          <table:table-cell office:value-type="float" office:value="122.524070282742">
            <text:p>122.5240702827</text:p>
          </table:table-cell>
          <table:table-cell office:value-type="float" office:value="122.52404077688">
            <text:p>122.5240407769</text:p>
          </table:table-cell>
          <table:table-cell table:number-columns-repeated="2" office:value-type="string">
            <text:p><text:s/>2 ♌ 31' 26"</text:p>
          </table:table-cell>
          <table:table-cell office:value-type="float" office:value="1.91251266101329">
            <text:p>1.912512661</text:p>
          </table:table-cell>
          <table:table-cell office:value-type="float" office:value="1.23473559686749">
            <text:p>1.2347355969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13783.86042824">
            <text:p>2413783.86042824</text:p>
          </table:table-cell>
          <table:table-cell office:value-type="string">
            <text:p>1896-08-12 03:39:01.406250 EST-0500</text:p>
          </table:table-cell>
          <table:table-cell office:value-type="float" office:value="0">
            <text:p>0</text:p>
          </table:table-cell>
          <table:table-cell office:value-type="float" office:value="140.083986315722">
            <text:p>140.0839863157</text:p>
          </table:table-cell>
          <table:table-cell office:value-type="float" office:value="140.0839521185">
            <text:p>140.0839521185</text:p>
          </table:table-cell>
          <table:table-cell table:number-columns-repeated="2" office:value-type="string">
            <text:p>20 ♌ 05' 02"</text:p>
          </table:table-cell>
          <table:table-cell office:value-type="float" office:value="0.960803621697445">
            <text:p>0.9608036217</text:p>
          </table:table-cell>
          <table:table-cell office:value-type="float" office:value="0.21898893376161">
            <text:p>0.2189889338</text:p>
          </table:table-cell>
          <table:table-cell office:value-type="float" office:value="117.667751121564">
            <text:p>117.6677511216</text:p>
          </table:table-cell>
          <table:table-cell office:value-type="float" office:value="117.667716924341">
            <text:p>117.6677169243</text:p>
          </table:table-cell>
          <table:table-cell table:number-columns-repeated="2" office:value-type="string">
            <text:p>27 ♋ 40' 03"</text:p>
          </table:table-cell>
          <table:table-cell office:value-type="float" office:value="0.960836300865802">
            <text:p>0.9608363009</text:p>
          </table:table-cell>
          <table:table-cell office:value-type="float" office:value="0.219021612637399">
            <text:p>0.2190216126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13812.31892361">
            <text:p>2413812.31892361</text:p>
          </table:table-cell>
          <table:table-cell office:value-type="string">
            <text:p>1896-09-09 14:39:15.468750 EST-0500</text:p>
          </table:table-cell>
          <table:table-cell office:value-type="float" office:value="0">
            <text:p>0</text:p>
          </table:table-cell>
          <table:table-cell office:value-type="float" office:value="73.7421725739176">
            <text:p>73.7421725739</text:p>
          </table:table-cell>
          <table:table-cell office:value-type="float" office:value="73.7420936091264">
            <text:p>73.7420936091</text:p>
          </table:table-cell>
          <table:table-cell table:number-columns-repeated="2" office:value-type="string">
            <text:p>13 ♊ 44' 31"</text:p>
          </table:table-cell>
          <table:table-cell office:value-type="float" office:value="0.500576739932834">
            <text:p>0.5005767399</text:p>
          </table:table-cell>
          <table:table-cell office:value-type="float" office:value="0.000918015422655692">
            <text:p>0.0009180154</text:p>
          </table:table-cell>
          <table:table-cell office:value-type="float" office:value="51.3249980869144">
            <text:p>51.3249980869</text:p>
          </table:table-cell>
          <table:table-cell office:value-type="float" office:value="51.3249191221232">
            <text:p>51.3249191221</text:p>
          </table:table-cell>
          <table:table-cell table:number-columns-repeated="2" office:value-type="string">
            <text:p>21 ♉ 19' 29"</text:p>
          </table:table-cell>
          <table:table-cell office:value-type="float" office:value="0.500608144232819">
            <text:p>0.5006081442</text:p>
          </table:table-cell>
          <table:table-cell office:value-type="float" office:value="0.00094998157781088">
            <text:p>0.0009499816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13826.60945602">
            <text:p>2413826.60945602</text:p>
          </table:table-cell>
          <table:table-cell office:value-type="string">
            <text:p>1896-09-23 21:37:37.031250 EST-0500</text:p>
          </table:table-cell>
          <table:table-cell office:value-type="float" office:value="0">
            <text:p>0</text:p>
          </table:table-cell>
          <table:table-cell office:value-type="float" office:value="80.3095046769013">
            <text:p>80.3095046769</text:p>
          </table:table-cell>
          <table:table-cell office:value-type="float" office:value="80.309446134193">
            <text:p>80.3094461342</text:p>
          </table:table-cell>
          <table:table-cell table:number-columns-repeated="2" office:value-type="string">
            <text:p>20 ♊ 18' 34"</text:p>
          </table:table-cell>
          <table:table-cell office:value-type="float" office:value="0.414691726124329">
            <text:p>0.4146917261</text:p>
          </table:table-cell>
          <table:table-cell office:value-type="float" office:value="-0.000872880649168013">
            <text:p>-0.0008728806</text:p>
          </table:table-cell>
          <table:table-cell office:value-type="float" office:value="57.8919171512401">
            <text:p>57.8919171512</text:p>
          </table:table-cell>
          <table:table-cell office:value-type="float" office:value="57.8918586085318">
            <text:p>57.8918586085</text:p>
          </table:table-cell>
          <table:table-cell table:number-columns-repeated="2" office:value-type="string">
            <text:p>27 ♉ 53' 30"</text:p>
          </table:table-cell>
          <table:table-cell office:value-type="float" office:value="0.41472191004338">
            <text:p>0.41472191</text:p>
          </table:table-cell>
          <table:table-cell office:value-type="float" office:value="-0.000842668500005718">
            <text:p>-0.0008426685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3828.79451389">
            <text:p>2413828.79451389</text:p>
          </table:table-cell>
          <table:table-cell office:value-type="string">
            <text:p>1896-09-26 02:04:06.093750 EST-0500</text:p>
          </table:table-cell>
          <table:table-cell office:value-type="float" office:value="0">
            <text:p>0</text:p>
          </table:table-cell>
          <table:table-cell office:value-type="float" office:value="204.942496681703">
            <text:p>204.9424966817</text:p>
          </table:table-cell>
          <table:table-cell office:value-type="float" office:value="204.94271802187">
            <text:p>204.9427180219</text:p>
          </table:table-cell>
          <table:table-cell office:value-type="string">
            <text:p>24 ♎ 56' 32"</text:p>
          </table:table-cell>
          <table:table-cell office:value-type="string">
            <text:p>24 ♎ 56' 33"</text:p>
          </table:table-cell>
          <table:table-cell office:value-type="float" office:value="0.0170401098323885">
            <text:p>0.0170401098</text:p>
          </table:table-cell>
          <table:table-cell office:value-type="float" office:value="1.23438598007771">
            <text:p>1.2343859801</text:p>
          </table:table-cell>
          <table:table-cell office:value-type="float" office:value="182.52486557376">
            <text:p>182.5248655738</text:p>
          </table:table-cell>
          <table:table-cell office:value-type="float" office:value="182.525086913926">
            <text:p>182.5250869139</text:p>
          </table:table-cell>
          <table:table-cell office:value-type="string">
            <text:p><text:s/>2 ♎ 31' 29"</text:p>
          </table:table-cell>
          <table:table-cell office:value-type="string">
            <text:p><text:s/>2 ♎ 31' 30"</text:p>
          </table:table-cell>
          <table:table-cell office:value-type="float" office:value="0.0170447356230285">
            <text:p>0.0170447356</text:p>
          </table:table-cell>
          <table:table-cell office:value-type="float" office:value="1.23439155047947">
            <text:p>1.234391550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3841.34797454">
            <text:p>2413841.34797454</text:p>
          </table:table-cell>
          <table:table-cell office:value-type="string">
            <text:p>1896-10-08 15:21:05.625000 EST-0500</text:p>
          </table:table-cell>
          <table:table-cell office:value-type="float" office:value="0">
            <text:p>0</text:p>
          </table:table-cell>
          <table:table-cell office:value-type="float" office:value="196.053435853705">
            <text:p>196.0534358537</text:p>
          </table:table-cell>
          <table:table-cell office:value-type="float" office:value="196.05374591035">
            <text:p>196.0537459104</text:p>
          </table:table-cell>
          <table:table-cell office:value-type="string">
            <text:p>16 ♎ 03' 12"</text:p>
          </table:table-cell>
          <table:table-cell office:value-type="string">
            <text:p>16 ♎ 03' 13"</text:p>
          </table:table-cell>
          <table:table-cell office:value-type="float" office:value="-1.18861507651514">
            <text:p>-1.1886150765</text:p>
          </table:table-cell>
          <table:table-cell office:value-type="float" office:value="0.989256726333931">
            <text:p>0.9892567263</text:p>
          </table:table-cell>
          <table:table-cell office:value-type="float" office:value="173.635417749086">
            <text:p>173.6354177491</text:p>
          </table:table-cell>
          <table:table-cell office:value-type="float" office:value="173.635727805732">
            <text:p>173.6357278057</text:p>
          </table:table-cell>
          <table:table-cell office:value-type="string">
            <text:p>23 ♍ 38' 07"</text:p>
          </table:table-cell>
          <table:table-cell office:value-type="string">
            <text:p>23 ♍ 38' 08"</text:p>
          </table:table-cell>
          <table:table-cell office:value-type="float" office:value="-1.18861640879734">
            <text:p>-1.1886164088</text:p>
          </table:table-cell>
          <table:table-cell office:value-type="float" office:value="0.98925609333561">
            <text:p>0.9892560933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3847.75178241">
            <text:p>2413847.75178241</text:p>
          </table:table-cell>
          <table:table-cell office:value-type="string">
            <text:p>1896-10-15 01:02:34.687500 EST-0500</text:p>
          </table:table-cell>
          <table:table-cell office:value-type="float" office:value="0">
            <text:p>0</text:p>
          </table:table-cell>
          <table:table-cell office:value-type="float" office:value="228.328199369745">
            <text:p>228.3281993697</text:p>
          </table:table-cell>
          <table:table-cell office:value-type="float" office:value="228.32792969851">
            <text:p>228.3279296985</text:p>
          </table:table-cell>
          <table:table-cell office:value-type="string">
            <text:p>18 ♏ 19' 41"</text:p>
          </table:table-cell>
          <table:table-cell office:value-type="string">
            <text:p>18 ♏ 19' 40"</text:p>
          </table:table-cell>
          <table:table-cell office:value-type="float" office:value="1.23225633338653">
            <text:p>1.2322563334</text:p>
          </table:table-cell>
          <table:table-cell office:value-type="float" office:value="0.11140668503433">
            <text:p>0.111406685</text:p>
          </table:table-cell>
          <table:table-cell office:value-type="float" office:value="205.909812723398">
            <text:p>205.9098127234</text:p>
          </table:table-cell>
          <table:table-cell office:value-type="float" office:value="205.909543052163">
            <text:p>205.9095430522</text:p>
          </table:table-cell>
          <table:table-cell office:value-type="string">
            <text:p>25 ♎ 54' 35"</text:p>
          </table:table-cell>
          <table:table-cell office:value-type="string">
            <text:p>25 ♎ 54' 34"</text:p>
          </table:table-cell>
          <table:table-cell office:value-type="float" office:value="1.23226289994636">
            <text:p>1.2322628999</text:p>
          </table:table-cell>
          <table:table-cell office:value-type="float" office:value="0.111413023027624">
            <text:p>0.111413023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3851.6075">
            <text:p>2413851.6075</text:p>
          </table:table-cell>
          <table:table-cell office:value-type="string">
            <text:p>1896-10-18 21:34:48.281250 EST-0500</text:p>
          </table:table-cell>
          <table:table-cell office:value-type="float" office:value="0">
            <text:p>0</text:p>
          </table:table-cell>
          <table:table-cell office:value-type="float" office:value="233.077811000505">
            <text:p>233.0778110005</text:p>
          </table:table-cell>
          <table:table-cell office:value-type="float" office:value="233.077666836135">
            <text:p>233.0776668361</text:p>
          </table:table-cell>
          <table:table-cell office:value-type="string">
            <text:p>23 ♏ 04' 40"</text:p>
          </table:table-cell>
          <table:table-cell office:value-type="string">
            <text:p>23 ♏ 04' 39"</text:p>
          </table:table-cell>
          <table:table-cell office:value-type="float" office:value="1.23142335232956">
            <text:p>1.2314233523</text:p>
          </table:table-cell>
          <table:table-cell office:value-type="float" office:value="0.0569755203775534">
            <text:p>0.0569755204</text:p>
          </table:table-cell>
          <table:table-cell office:value-type="float" office:value="210.659380057115">
            <text:p>210.6593800571</text:p>
          </table:table-cell>
          <table:table-cell office:value-type="float" office:value="210.659235892744">
            <text:p>210.6592358927</text:p>
          </table:table-cell>
          <table:table-cell table:number-columns-repeated="2" office:value-type="string">
            <text:p><text:s/>0 ♏ 39' 33"</text:p>
          </table:table-cell>
          <table:table-cell office:value-type="float" office:value="1.23146031763529">
            <text:p>1.2314603176</text:p>
          </table:table-cell>
          <table:table-cell office:value-type="float" office:value="0.0570125302672934">
            <text:p>0.0570125303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13877.09528935">
            <text:p>2413877.09528935</text:p>
          </table:table-cell>
          <table:table-cell office:value-type="string">
            <text:p>1896-11-13 09:17:13.593750 EST-0500</text:p>
          </table:table-cell>
          <table:table-cell office:value-type="float" office:value="0">
            <text:p>0</text:p>
          </table:table-cell>
          <table:table-cell office:value-type="float" office:value="231.753596785471">
            <text:p>231.7535967855</text:p>
          </table:table-cell>
          <table:table-cell office:value-type="float" office:value="231.753448416493">
            <text:p>231.7534484165</text:p>
          </table:table-cell>
          <table:table-cell table:number-columns-repeated="2" office:value-type="string">
            <text:p>21 ♏ 45' 12"</text:p>
          </table:table-cell>
          <table:table-cell office:value-type="float" office:value="1.00756500540239">
            <text:p>1.0075650054</text:p>
          </table:table-cell>
          <table:table-cell office:value-type="float" office:value="0.119401881606168">
            <text:p>0.1194018816</text:p>
          </table:table-cell>
          <table:table-cell office:value-type="float" office:value="209.334105099115">
            <text:p>209.3341050991</text:p>
          </table:table-cell>
          <table:table-cell office:value-type="float" office:value="209.333956730137">
            <text:p>209.3339567301</text:p>
          </table:table-cell>
          <table:table-cell table:number-columns-repeated="2" office:value-type="string">
            <text:p>29 ♎ 20' 02"</text:p>
          </table:table-cell>
          <table:table-cell office:value-type="float" office:value="1.00758385503209">
            <text:p>1.007583855</text:p>
          </table:table-cell>
          <table:table-cell office:value-type="float" office:value="0.119420698765296">
            <text:p>0.1194206988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13880.11652778">
            <text:p>2413880.11652778</text:p>
          </table:table-cell>
          <table:table-cell office:value-type="string">
            <text:p>1896-11-16 09:47:48.750000 EST-0500</text:p>
          </table:table-cell>
          <table:table-cell office:value-type="float" office:value="0">
            <text:p>0</text:p>
          </table:table-cell>
          <table:table-cell office:value-type="float" office:value="234.799378618441">
            <text:p>234.7993786184</text:p>
          </table:table-cell>
          <table:table-cell office:value-type="float" office:value="234.799171665417">
            <text:p>234.7991716654</text:p>
          </table:table-cell>
          <table:table-cell table:number-columns-repeated="2" office:value-type="string">
            <text:p>24 ♏ 47' 57"</text:p>
          </table:table-cell>
          <table:table-cell office:value-type="float" office:value="1.00869188101707">
            <text:p>1.008691881</text:p>
          </table:table-cell>
          <table:table-cell office:value-type="float" office:value="0.0620509628827775">
            <text:p>0.0620509629</text:p>
          </table:table-cell>
          <table:table-cell office:value-type="float" office:value="212.379841906632">
            <text:p>212.3798419066</text:p>
          </table:table-cell>
          <table:table-cell office:value-type="float" office:value="212.379634953608">
            <text:p>212.3796349536</text:p>
          </table:table-cell>
          <table:table-cell office:value-type="string">
            <text:p><text:s/>2 ♏ 22' 47"</text:p>
          </table:table-cell>
          <table:table-cell office:value-type="string">
            <text:p><text:s/>2 ♏ 22' 46"</text:p>
          </table:table-cell>
          <table:table-cell office:value-type="float" office:value="1.00871235629163">
            <text:p>1.0087123563</text:p>
          </table:table-cell>
          <table:table-cell office:value-type="float" office:value="0.0620714694372958">
            <text:p>0.0620714694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3883.01423611">
            <text:p>2413883.01423611</text:p>
          </table:table-cell>
          <table:table-cell office:value-type="string">
            <text:p>1896-11-19 07:20:30.468750 EST-0500</text:p>
          </table:table-cell>
          <table:table-cell office:value-type="float" office:value="0">
            <text:p>0</text:p>
          </table:table-cell>
          <table:table-cell office:value-type="float" office:value="232.459586348066">
            <text:p>232.4595863481</text:p>
          </table:table-cell>
          <table:table-cell office:value-type="float" office:value="232.459451187599">
            <text:p>232.4594511876</text:p>
          </table:table-cell>
          <table:table-cell table:number-columns-repeated="2" office:value-type="string">
            <text:p>22 ♏ 27' 34"</text:p>
          </table:table-cell>
          <table:table-cell office:value-type="float" office:value="1.59287424358252">
            <text:p>1.5928742436</text:p>
          </table:table-cell>
          <table:table-cell office:value-type="float" office:value="0.119071860244514">
            <text:p>0.1190718602</text:p>
          </table:table-cell>
          <table:table-cell office:value-type="float" office:value="210.039958437737">
            <text:p>210.0399584377</text:p>
          </table:table-cell>
          <table:table-cell office:value-type="float" office:value="210.03982327727">
            <text:p>210.0398232773</text:p>
          </table:table-cell>
          <table:table-cell table:number-columns-repeated="2" office:value-type="string">
            <text:p><text:s/>0 ♏ 02' 23"</text:p>
          </table:table-cell>
          <table:table-cell office:value-type="float" office:value="1.59286446468596">
            <text:p>1.5928644647</text:p>
          </table:table-cell>
          <table:table-cell office:value-type="float" office:value="0.119062424061735">
            <text:p>0.1190624241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3884.66267361">
            <text:p>2413884.66267361</text:p>
          </table:table-cell>
          <table:table-cell office:value-type="string">
            <text:p>1896-11-20 22:54:15.468750 EST-0500</text:p>
          </table:table-cell>
          <table:table-cell office:value-type="float" office:value="0">
            <text:p>0</text:p>
          </table:table-cell>
          <table:table-cell office:value-type="float" office:value="235.081381570108">
            <text:p>235.0813815701</text:p>
          </table:table-cell>
          <table:table-cell office:value-type="float" office:value="235.08115534223">
            <text:p>235.0811553422</text:p>
          </table:table-cell>
          <table:table-cell table:number-columns-repeated="2" office:value-type="string">
            <text:p>25 ♏ 04' 52"</text:p>
          </table:table-cell>
          <table:table-cell office:value-type="float" office:value="1.58810389119934">
            <text:p>1.5881038912</text:p>
          </table:table-cell>
          <table:table-cell office:value-type="float" office:value="0.0619640865442091">
            <text:p>0.0619640865</text:p>
          </table:table-cell>
          <table:table-cell office:value-type="float" office:value="212.661658545476">
            <text:p>212.6616585455</text:p>
          </table:table-cell>
          <table:table-cell office:value-type="float" office:value="212.661432317598">
            <text:p>212.6614323176</text:p>
          </table:table-cell>
          <table:table-cell table:number-columns-repeated="2" office:value-type="string">
            <text:p><text:s/>2 ♏ 39' 41"</text:p>
          </table:table-cell>
          <table:table-cell office:value-type="float" office:value="1.58807562621518">
            <text:p>1.5880756262</text:p>
          </table:table-cell>
          <table:table-cell office:value-type="float" office:value="0.0619358468318999">
            <text:p>0.061935846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3892.26179398">
            <text:p>2413892.26179398</text:p>
          </table:table-cell>
          <table:table-cell office:value-type="string">
            <text:p>1896-11-28 13:16:59.531250 EST-0500</text:p>
          </table:table-cell>
          <table:table-cell office:value-type="float" office:value="0">
            <text:p>0</text:p>
          </table:table-cell>
          <table:table-cell office:value-type="float" office:value="247.080166857708">
            <text:p>247.0801668577</text:p>
          </table:table-cell>
          <table:table-cell office:value-type="float" office:value="247.080077814648">
            <text:p>247.0800778146</text:p>
          </table:table-cell>
          <table:table-cell table:number-columns-repeated="2" office:value-type="string">
            <text:p><text:s/>7 ♐ 04' 48"</text:p>
          </table:table-cell>
          <table:table-cell office:value-type="float" office:value="1.57186123433994">
            <text:p>1.5718612343</text:p>
          </table:table-cell>
          <table:table-cell office:value-type="float" office:value="1.01366213902706">
            <text:p>1.013662139</text:p>
          </table:table-cell>
          <table:table-cell office:value-type="float" office:value="224.660002005692">
            <text:p>224.6600020057</text:p>
          </table:table-cell>
          <table:table-cell office:value-type="float" office:value="224.659912962632">
            <text:p>224.6599129626</text:p>
          </table:table-cell>
          <table:table-cell office:value-type="string">
            <text:p>14 ♏ 39' 36"</text:p>
          </table:table-cell>
          <table:table-cell office:value-type="string">
            <text:p>14 ♏ 39' 35"</text:p>
          </table:table-cell>
          <table:table-cell office:value-type="float" office:value="1.57187861893299">
            <text:p>1.5718786189</text:p>
          </table:table-cell>
          <table:table-cell office:value-type="float" office:value="1.0136795211429">
            <text:p>1.0136795211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13907.18758102">
            <text:p>2413907.18758102</text:p>
          </table:table-cell>
          <table:table-cell office:value-type="string">
            <text:p>1896-12-13 11:30:07.031250 EST-0500</text:p>
          </table:table-cell>
          <table:table-cell office:value-type="float" office:value="0">
            <text:p>0</text:p>
          </table:table-cell>
          <table:table-cell office:value-type="float" office:value="78.8005221043808">
            <text:p>78.8005221044</text:p>
          </table:table-cell>
          <table:table-cell office:value-type="float" office:value="78.8005902438876">
            <text:p>78.8005902439</text:p>
          </table:table-cell>
          <table:table-cell office:value-type="string">
            <text:p>18 ♊ 48' 01"</text:p>
          </table:table-cell>
          <table:table-cell office:value-type="string">
            <text:p>18 ♊ 48' 02"</text:p>
          </table:table-cell>
          <table:table-cell office:value-type="float" office:value="-0.381517985121336">
            <text:p>-0.3815179851</text:p>
          </table:table-cell>
          <table:table-cell office:value-type="float" office:value="-0.028309293944243">
            <text:p>-0.0283092939</text:p>
          </table:table-cell>
          <table:table-cell office:value-type="float" office:value="56.3795887532629">
            <text:p>56.3795887533</text:p>
          </table:table-cell>
          <table:table-cell office:value-type="float" office:value="56.3796568927697">
            <text:p>56.3796568928</text:p>
          </table:table-cell>
          <table:table-cell table:number-columns-repeated="2" office:value-type="string">
            <text:p>26 ♉ 22' 46"</text:p>
          </table:table-cell>
          <table:table-cell office:value-type="float" office:value="-0.381504929687697">
            <text:p>-0.3815049297</text:p>
          </table:table-cell>
          <table:table-cell office:value-type="float" office:value="-0.0282961168682719">
            <text:p>-0.0282961169</text:p>
          </table:table-cell>
        </table:table-row>
        <table:table-row table:style-name="ro1">
          <table:table-cell office:value-type="string">
            <text:p>Saturn/Uranus</text:p>
          </table:table-cell>
          <table:table-cell office:value-type="float" office:value="2413930.7862037">
            <text:p>2413930.7862037</text:p>
          </table:table-cell>
          <table:table-cell office:value-type="string">
            <text:p>1897-01-06 01:52:08.906250 EST-0500</text:p>
          </table:table-cell>
          <table:table-cell office:value-type="float" office:value="0">
            <text:p>0</text:p>
          </table:table-cell>
          <table:table-cell office:value-type="float" office:value="237.671335513345">
            <text:p>237.6713355133</text:p>
          </table:table-cell>
          <table:table-cell office:value-type="float" office:value="237.67133251768">
            <text:p>237.6713325177</text:p>
          </table:table-cell>
          <table:table-cell table:number-columns-repeated="2" office:value-type="string">
            <text:p>27 ♏ 40' 16"</text:p>
          </table:table-cell>
          <table:table-cell office:value-type="float" office:value="0.0917405744477654">
            <text:p>0.0917405744</text:p>
          </table:table-cell>
          <table:table-cell office:value-type="float" office:value="0.0459909899013472">
            <text:p>0.0459909899</text:p>
          </table:table-cell>
          <table:table-cell office:value-type="float" office:value="215.249005559232">
            <text:p>215.2490055592</text:p>
          </table:table-cell>
          <table:table-cell office:value-type="float" office:value="215.249002563568">
            <text:p>215.2490025636</text:p>
          </table:table-cell>
          <table:table-cell table:number-columns-repeated="2" office:value-type="string">
            <text:p><text:s/>5 ♏ 14' 56"</text:p>
          </table:table-cell>
          <table:table-cell office:value-type="float" office:value="0.0917393200844792">
            <text:p>0.0917393201</text:p>
          </table:table-cell>
          <table:table-cell office:value-type="float" office:value="0.0459899758384765">
            <text:p>0.0459899758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13931.60261574">
            <text:p>2413931.60261574</text:p>
          </table:table-cell>
          <table:table-cell office:value-type="string">
            <text:p>1897-01-06 21:27:46.406250 EST-0500</text:p>
          </table:table-cell>
          <table:table-cell office:value-type="float" office:value="0">
            <text:p>0</text:p>
          </table:table-cell>
          <table:table-cell office:value-type="float" office:value="72.1346118586183">
            <text:p>72.1346118586</text:p>
          </table:table-cell>
          <table:table-cell office:value-type="float" office:value="72.1346149145477">
            <text:p>72.1346149145</text:p>
          </table:table-cell>
          <table:table-cell table:number-columns-repeated="2" office:value-type="string">
            <text:p>12 ♊ 08' 04"</text:p>
          </table:table-cell>
          <table:table-cell office:value-type="float" office:value="-0.124508012324548">
            <text:p>-0.1245080123</text:p>
          </table:table-cell>
          <table:table-cell office:value-type="float" office:value="-0.0152433413248156">
            <text:p>-0.0152433413</text:p>
          </table:table-cell>
          <table:table-cell office:value-type="float" office:value="49.7122542441871">
            <text:p>49.7122542442</text:p>
          </table:table-cell>
          <table:table-cell office:value-type="float" office:value="49.7122573001165">
            <text:p>49.7122573001</text:p>
          </table:table-cell>
          <table:table-cell table:number-columns-repeated="2" office:value-type="string">
            <text:p>19 ♉ 42' 44"</text:p>
          </table:table-cell>
          <table:table-cell office:value-type="float" office:value="-0.124498710948484">
            <text:p>-0.1244987109</text:p>
          </table:table-cell>
          <table:table-cell office:value-type="float" office:value="-0.0152348579320639">
            <text:p>-0.015234857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3947.09236111">
            <text:p>2413947.09236111</text:p>
          </table:table-cell>
          <table:table-cell office:value-type="string">
            <text:p>1897-01-22 09:13:00.468750 EST-0500</text:p>
          </table:table-cell>
          <table:table-cell office:value-type="float" office:value="0">
            <text:p>0</text:p>
          </table:table-cell>
          <table:table-cell office:value-type="float" office:value="302.891371439464">
            <text:p>302.8913714395</text:p>
          </table:table-cell>
          <table:table-cell office:value-type="float" office:value="302.891521823303">
            <text:p>302.8915218233</text:p>
          </table:table-cell>
          <table:table-cell office:value-type="string">
            <text:p><text:s/>2 ♒ 53' 28"</text:p>
          </table:table-cell>
          <table:table-cell office:value-type="string">
            <text:p><text:s/>2 ♒ 53' 29"</text:p>
          </table:table-cell>
          <table:table-cell office:value-type="float" office:value="-1.27524508721177">
            <text:p>-1.2752450872</text:p>
          </table:table-cell>
          <table:table-cell office:value-type="float" office:value="1.01670390932388">
            <text:p>1.0167039093</text:p>
          </table:table-cell>
          <table:table-cell office:value-type="float" office:value="280.468295890912">
            <text:p>280.4682958909</text:p>
          </table:table-cell>
          <table:table-cell office:value-type="float" office:value="280.468446274751">
            <text:p>280.4684462748</text:p>
          </table:table-cell>
          <table:table-cell office:value-type="string">
            <text:p>10 ♑ 28' 05"</text:p>
          </table:table-cell>
          <table:table-cell office:value-type="string">
            <text:p>10 ♑ 28' 06"</text:p>
          </table:table-cell>
          <table:table-cell office:value-type="float" office:value="-1.27522163885225">
            <text:p>-1.2752216389</text:p>
          </table:table-cell>
          <table:table-cell office:value-type="float" office:value="1.01672714577096">
            <text:p>1.0167271458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13948.3606713">
            <text:p>2413948.3606713</text:p>
          </table:table-cell>
          <table:table-cell office:value-type="string">
            <text:p>1897-01-23 15:39:22.500000 EST-0500</text:p>
          </table:table-cell>
          <table:table-cell office:value-type="float" office:value="0">
            <text:p>0</text:p>
          </table:table-cell>
          <table:table-cell office:value-type="float" office:value="71.9153898268298">
            <text:p>71.9153898268</text:p>
          </table:table-cell>
          <table:table-cell office:value-type="float" office:value="71.9153854346576">
            <text:p>71.9153854347</text:p>
          </table:table-cell>
          <table:table-cell table:number-columns-repeated="2" office:value-type="string">
            <text:p>11 ♊ 54' 55"</text:p>
          </table:table-cell>
          <table:table-cell office:value-type="float" office:value="0.0908685459207089">
            <text:p>0.0908685459</text:p>
          </table:table-cell>
          <table:table-cell office:value-type="float" office:value="-0.0107506880338111">
            <text:p>-0.010750688</text:p>
          </table:table-cell>
          <table:table-cell office:value-type="float" office:value="49.4922960872972">
            <text:p>49.4922960873</text:p>
          </table:table-cell>
          <table:table-cell office:value-type="float" office:value="49.492291695125">
            <text:p>49.4922916951</text:p>
          </table:table-cell>
          <table:table-cell table:number-columns-repeated="2" office:value-type="string">
            <text:p>19 ♉ 29' 32"</text:p>
          </table:table-cell>
          <table:table-cell office:value-type="float" office:value="0.0908906856404131">
            <text:p>0.0908906856</text:p>
          </table:table-cell>
          <table:table-cell office:value-type="float" office:value="-0.0107283235194215">
            <text:p>-0.0107283235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13974.22101852">
            <text:p>2413974.22101852</text:p>
          </table:table-cell>
          <table:table-cell office:value-type="string">
            <text:p>1897-02-18 12:18:16.875000 EST-0500</text:p>
          </table:table-cell>
          <table:table-cell office:value-type="float" office:value="0">
            <text:p>0</text:p>
          </table:table-cell>
          <table:table-cell office:value-type="float" office:value="77.5100712913279">
            <text:p>77.5100712913</text:p>
          </table:table-cell>
          <table:table-cell office:value-type="float" office:value="77.5100260395788">
            <text:p>77.5100260396</text:p>
          </table:table-cell>
          <table:table-cell table:number-columns-repeated="2" office:value-type="string">
            <text:p>17 ♊ 30' 36"</text:p>
          </table:table-cell>
          <table:table-cell office:value-type="float" office:value="0.319617766209509">
            <text:p>0.3196177662</text:p>
          </table:table-cell>
          <table:table-cell office:value-type="float" office:value="-0.00421375160578635">
            <text:p>-0.0042137516</text:p>
          </table:table-cell>
          <table:table-cell office:value-type="float" office:value="55.0858704250578">
            <text:p>55.0858704251</text:p>
          </table:table-cell>
          <table:table-cell office:value-type="float" office:value="55.0858251733088">
            <text:p>55.0858251733</text:p>
          </table:table-cell>
          <table:table-cell office:value-type="string">
            <text:p>25 ♉ 05' 09"</text:p>
          </table:table-cell>
          <table:table-cell office:value-type="string">
            <text:p>25 ♉ 05' 08"</text:p>
          </table:table-cell>
          <table:table-cell office:value-type="float" office:value="0.31965245093398">
            <text:p>0.3196524509</text:p>
          </table:table-cell>
          <table:table-cell office:value-type="float" office:value="-0.00417918828091956">
            <text:p>-0.004179188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4016.63630787">
            <text:p>2414016.63630787</text:p>
          </table:table-cell>
          <table:table-cell office:value-type="string">
            <text:p>1897-04-01 22:16:17.343750 EST-0500</text:p>
          </table:table-cell>
          <table:table-cell office:value-type="float" office:value="0">
            <text:p>0</text:p>
          </table:table-cell>
          <table:table-cell office:value-type="float" office:value="12.6550481646386">
            <text:p>12.6550481646</text:p>
          </table:table-cell>
          <table:table-cell office:value-type="float" office:value="12.6548317121986">
            <text:p>12.6548317122</text:p>
          </table:table-cell>
          <table:table-cell office:value-type="string">
            <text:p>12 ♈ 39' 18"</text:p>
          </table:table-cell>
          <table:table-cell office:value-type="string">
            <text:p>12 ♈ 39' 17"</text:p>
          </table:table-cell>
          <table:table-cell office:value-type="float" office:value="2.04983575956196">
            <text:p>2.0498357596</text:p>
          </table:table-cell>
          <table:table-cell office:value-type="float" office:value="0.985497636503253">
            <text:p>0.9854976365</text:p>
          </table:table-cell>
          <table:table-cell office:value-type="float" office:value="350.229594160293">
            <text:p>350.2295941603</text:p>
          </table:table-cell>
          <table:table-cell office:value-type="float" office:value="350.229377707853">
            <text:p>350.2293777079</text:p>
          </table:table-cell>
          <table:table-cell office:value-type="string">
            <text:p>20 ♓ 13' 46"</text:p>
          </table:table-cell>
          <table:table-cell office:value-type="string">
            <text:p>20 ♓ 13' 45"</text:p>
          </table:table-cell>
          <table:table-cell office:value-type="float" office:value="2.04987300126533">
            <text:p>2.0498730013</text:p>
          </table:table-cell>
          <table:table-cell office:value-type="float" office:value="0.98553470029663">
            <text:p>0.9855347003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4032.60822917">
            <text:p>2414032.60822917</text:p>
          </table:table-cell>
          <table:table-cell office:value-type="string">
            <text:p>1897-04-17 21:35:51.562500 EST-0500</text:p>
          </table:table-cell>
          <table:table-cell office:value-type="float" office:value="0">
            <text:p>0</text:p>
          </table:table-cell>
          <table:table-cell office:value-type="float" office:value="44.6259116055124">
            <text:p>44.6259116055</text:p>
          </table:table-cell>
          <table:table-cell office:value-type="float" office:value="44.6259085084569">
            <text:p>44.6259085085</text:p>
          </table:table-cell>
          <table:table-cell table:number-columns-repeated="2" office:value-type="string">
            <text:p>14 ♉ 37' 33"</text:p>
          </table:table-cell>
          <table:table-cell office:value-type="float" office:value="1.74294003439305">
            <text:p>1.7429400344</text:p>
          </table:table-cell>
          <table:table-cell office:value-type="float" office:value="-0.425265004882647">
            <text:p>-0.4252650049</text:p>
          </table:table-cell>
          <table:table-cell office:value-type="float" office:value="22.2000042036272">
            <text:p>22.2000042036</text:p>
          </table:table-cell>
          <table:table-cell office:value-type="float" office:value="22.2000011065717">
            <text:p>22.2000011066</text:p>
          </table:table-cell>
          <table:table-cell table:number-columns-repeated="2" office:value-type="string">
            <text:p>22 ♈ 12' 00"</text:p>
          </table:table-cell>
          <table:table-cell office:value-type="float" office:value="1.74293889267083">
            <text:p>1.7429388927</text:p>
          </table:table-cell>
          <table:table-cell office:value-type="float" office:value="-0.425267627099971">
            <text:p>-0.4252676271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4043.2449537">
            <text:p>2414043.2449537</text:p>
          </table:table-cell>
          <table:table-cell office:value-type="string">
            <text:p>1897-04-28 12:52:44.062500 EST-0500</text:p>
          </table:table-cell>
          <table:table-cell office:value-type="float" office:value="0">
            <text:p>0</text:p>
          </table:table-cell>
          <table:table-cell office:value-type="float" office:value="38.6721380285743">
            <text:p>38.6721380286</text:p>
          </table:table-cell>
          <table:table-cell office:value-type="float" office:value="38.6723657667393">
            <text:p>38.6723657667</text:p>
          </table:table-cell>
          <table:table-cell office:value-type="string">
            <text:p><text:s/>8 ♉ 40' 19"</text:p>
          </table:table-cell>
          <table:table-cell office:value-type="string">
            <text:p><text:s/>8 ♉ 40' 20"</text:p>
          </table:table-cell>
          <table:table-cell office:value-type="float" office:value="-0.629798209938617">
            <text:p>-0.6297982099</text:p>
          </table:table-cell>
          <table:table-cell office:value-type="float" office:value="0.971079129377253">
            <text:p>0.9710791294</text:p>
          </table:table-cell>
          <table:table-cell office:value-type="float" office:value="16.2457690323033">
            <text:p>16.2457690323</text:p>
          </table:table-cell>
          <table:table-cell office:value-type="float" office:value="16.2459967704683">
            <text:p>16.2459967705</text:p>
          </table:table-cell>
          <table:table-cell office:value-type="string">
            <text:p>16 ♈ 14' 44"</text:p>
          </table:table-cell>
          <table:table-cell office:value-type="string">
            <text:p>16 ♈ 14' 45"</text:p>
          </table:table-cell>
          <table:table-cell office:value-type="float" office:value="-0.629767298856591">
            <text:p>-0.6297672989</text:p>
          </table:table-cell>
          <table:table-cell office:value-type="float" office:value="0.971110769962272">
            <text:p>0.9711107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4065.80842593">
            <text:p>2414065.80842593</text:p>
          </table:table-cell>
          <table:table-cell office:value-type="string">
            <text:p>1897-05-21 02:24:08.437500 EST-0500</text:p>
          </table:table-cell>
          <table:table-cell office:value-type="float" office:value="0">
            <text:p>0</text:p>
          </table:table-cell>
          <table:table-cell office:value-type="float" office:value="60.4618049711843">
            <text:p>60.4618049712</text:p>
          </table:table-cell>
          <table:table-cell office:value-type="float" office:value="60.4621529651307">
            <text:p>60.4621529651</text:p>
          </table:table-cell>
          <table:table-cell office:value-type="string">
            <text:p><text:s/>0 ♊ 27' 42"</text:p>
          </table:table-cell>
          <table:table-cell office:value-type="string">
            <text:p><text:s/>0 ♊ 27' 43"</text:p>
          </table:table-cell>
          <table:table-cell office:value-type="float" office:value="-0.573315086470255">
            <text:p>-0.5733150865</text:p>
          </table:table-cell>
          <table:table-cell office:value-type="float" office:value="0.960975127163124">
            <text:p>0.9609751272</text:p>
          </table:table-cell>
          <table:table-cell office:value-type="float" office:value="38.0343802443725">
            <text:p>38.0343802444</text:p>
          </table:table-cell>
          <table:table-cell office:value-type="float" office:value="38.034728238319">
            <text:p>38.0347282383</text:p>
          </table:table-cell>
          <table:table-cell office:value-type="string">
            <text:p><text:s/>8 ♉ 02' 03"</text:p>
          </table:table-cell>
          <table:table-cell office:value-type="string">
            <text:p><text:s/>8 ♉ 02' 05"</text:p>
          </table:table-cell>
          <table:table-cell office:value-type="float" office:value="-0.573333392784277">
            <text:p>-0.5733333928</text:p>
          </table:table-cell>
          <table:table-cell office:value-type="float" office:value="0.960956921399922">
            <text:p>0.9609569214</text:p>
          </table:table-cell>
        </table:table-row>
        <table:table-row table:style-name="ro1">
          <table:table-cell office:value-type="string">
            <text:p>Saturn/Uranus</text:p>
          </table:table-cell>
          <table:table-cell office:value-type="float" office:value="2414076.91243056">
            <text:p>2414076.91243056</text:p>
          </table:table-cell>
          <table:table-cell office:value-type="string">
            <text:p>1897-06-01 04:53:54.375000 EST-0500</text:p>
          </table:table-cell>
          <table:table-cell office:value-type="float" office:value="0">
            <text:p>0</text:p>
          </table:table-cell>
          <table:table-cell office:value-type="float" office:value="236.428135003759">
            <text:p>236.4281350038</text:p>
          </table:table-cell>
          <table:table-cell office:value-type="float" office:value="236.428142176073">
            <text:p>236.4281421761</text:p>
          </table:table-cell>
          <table:table-cell table:number-columns-repeated="2" office:value-type="string">
            <text:p>26 ♏ 25' 41"</text:p>
          </table:table-cell>
          <table:table-cell office:value-type="float" office:value="-0.0708479903479517">
            <text:p>-0.0708479903</text:p>
          </table:table-cell>
          <table:table-cell office:value-type="float" office:value="-0.0398698202788696">
            <text:p>-0.0398698203</text:p>
          </table:table-cell>
          <table:table-cell office:value-type="float" office:value="214.000291990689">
            <text:p>214.0002919907</text:p>
          </table:table-cell>
          <table:table-cell office:value-type="float" office:value="214.000299163003">
            <text:p>214.000299163</text:p>
          </table:table-cell>
          <table:table-cell table:number-columns-repeated="2" office:value-type="string">
            <text:p><text:s/>4 ♏ 00' 01"</text:p>
          </table:table-cell>
          <table:table-cell office:value-type="float" office:value="-0.0708824938255906">
            <text:p>-0.0708824938</text:p>
          </table:table-cell>
          <table:table-cell office:value-type="float" office:value="-0.0399044614929734">
            <text:p>-0.0399044615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14079.11287037">
            <text:p>2414079.11287037</text:p>
          </table:table-cell>
          <table:table-cell office:value-type="string">
            <text:p>1897-06-03 09:42:32.343750 EST-0500</text:p>
          </table:table-cell>
          <table:table-cell office:value-type="float" office:value="0">
            <text:p>0</text:p>
          </table:table-cell>
          <table:table-cell office:value-type="float" office:value="73.2237772084151">
            <text:p>73.2237772084</text:p>
          </table:table-cell>
          <table:table-cell office:value-type="float" office:value="73.2236438405025">
            <text:p>73.2236438405</text:p>
          </table:table-cell>
          <table:table-cell table:number-columns-repeated="2" office:value-type="string">
            <text:p>13 ♊ 13' 25"</text:p>
          </table:table-cell>
          <table:table-cell office:value-type="float" office:value="0.95740007984297">
            <text:p>0.9574000798</text:p>
          </table:table-cell>
          <table:table-cell office:value-type="float" office:value="0.0230807470430865">
            <text:p>0.023080747</text:p>
          </table:table-cell>
          <table:table-cell office:value-type="float" office:value="50.7957735475441">
            <text:p>50.7957735475</text:p>
          </table:table-cell>
          <table:table-cell office:value-type="float" office:value="50.7956401796315">
            <text:p>50.7956401796</text:p>
          </table:table-cell>
          <table:table-cell table:number-columns-repeated="2" office:value-type="string">
            <text:p>20 ♉ 47' 44"</text:p>
          </table:table-cell>
          <table:table-cell office:value-type="float" office:value="0.957369060392313">
            <text:p>0.9573690604</text:p>
          </table:table-cell>
          <table:table-cell office:value-type="float" office:value="0.0230495129273329">
            <text:p>0.0230495129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14086.20662037">
            <text:p>2414086.20662037</text:p>
          </table:table-cell>
          <table:table-cell office:value-type="string">
            <text:p>1897-06-10 11:57:32.343750 EST-0500</text:p>
          </table:table-cell>
          <table:table-cell office:value-type="float" office:value="0">
            <text:p>0</text:p>
          </table:table-cell>
          <table:table-cell office:value-type="float" office:value="80.0075552743797">
            <text:p>80.0075552744</text:p>
          </table:table-cell>
          <table:table-cell office:value-type="float" office:value="80.0074197565293">
            <text:p>80.0074197565</text:p>
          </table:table-cell>
          <table:table-cell office:value-type="string">
            <text:p>20 ♊ 00' 27"</text:p>
          </table:table-cell>
          <table:table-cell office:value-type="string">
            <text:p>20 ♊ 00' 26"</text:p>
          </table:table-cell>
          <table:table-cell office:value-type="float" office:value="0.9552587470964">
            <text:p>0.9552587471</text:p>
          </table:table-cell>
          <table:table-cell office:value-type="float" office:value="0.0373240162112678">
            <text:p>0.0373240162</text:p>
          </table:table-cell>
          <table:table-cell office:value-type="float" office:value="57.5792926735998">
            <text:p>57.5792926736</text:p>
          </table:table-cell>
          <table:table-cell office:value-type="float" office:value="57.5791571557495">
            <text:p>57.5791571557</text:p>
          </table:table-cell>
          <table:table-cell office:value-type="string">
            <text:p>27 ♉ 34' 45"</text:p>
          </table:table-cell>
          <table:table-cell office:value-type="string">
            <text:p>27 ♉ 34' 44"</text:p>
          </table:table-cell>
          <table:table-cell office:value-type="float" office:value="0.955265564219415">
            <text:p>0.9552655642</text:p>
          </table:table-cell>
          <table:table-cell office:value-type="float" office:value="0.0373309019416053">
            <text:p>0.0373309019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4100.86579861">
            <text:p>2414100.86579861</text:p>
          </table:table-cell>
          <table:table-cell office:value-type="string">
            <text:p>1897-06-25 03:46:45.468750 EST-0500</text:p>
          </table:table-cell>
          <table:table-cell office:value-type="float" office:value="0">
            <text:p>0</text:p>
          </table:table-cell>
          <table:table-cell office:value-type="float" office:value="73.7161987516543">
            <text:p>73.7161987517</text:p>
          </table:table-cell>
          <table:table-cell office:value-type="float" office:value="73.7159451813318">
            <text:p>73.7159451813</text:p>
          </table:table-cell>
          <table:table-cell office:value-type="string">
            <text:p>13 ♊ 42' 58"</text:p>
          </table:table-cell>
          <table:table-cell office:value-type="string">
            <text:p>13 ♊ 42' 57"</text:p>
          </table:table-cell>
          <table:table-cell office:value-type="float" office:value="1.49674454012124">
            <text:p>1.4967445401</text:p>
          </table:table-cell>
          <table:table-cell office:value-type="float" office:value="0.0218053856554908">
            <text:p>0.0218053857</text:p>
          </table:table-cell>
          <table:table-cell office:value-type="float" office:value="51.2871555669788">
            <text:p>51.287155567</text:p>
          </table:table-cell>
          <table:table-cell office:value-type="float" office:value="51.2869019966563">
            <text:p>51.2869019967</text:p>
          </table:table-cell>
          <table:table-cell office:value-type="string">
            <text:p>21 ♉ 17' 13"</text:p>
          </table:table-cell>
          <table:table-cell office:value-type="string">
            <text:p>21 ♉ 17' 12"</text:p>
          </table:table-cell>
          <table:table-cell office:value-type="float" office:value="1.49673565769003">
            <text:p>1.4967356577</text:p>
          </table:table-cell>
          <table:table-cell office:value-type="float" office:value="0.0217970206707286">
            <text:p>0.0217970207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4105.19221065">
            <text:p>2414105.19221065</text:p>
          </table:table-cell>
          <table:table-cell office:value-type="string">
            <text:p>1897-06-29 11:36:47.812500 EST-0500</text:p>
          </table:table-cell>
          <table:table-cell office:value-type="float" office:value="0">
            <text:p>0</text:p>
          </table:table-cell>
          <table:table-cell office:value-type="float" office:value="80.7076616061296">
            <text:p>80.7076616061</text:p>
          </table:table-cell>
          <table:table-cell office:value-type="float" office:value="80.7076484789187">
            <text:p>80.7076484789</text:p>
          </table:table-cell>
          <table:table-cell table:number-columns-repeated="2" office:value-type="string">
            <text:p>20 ♊ 42' 27"</text:p>
          </table:table-cell>
          <table:table-cell office:value-type="float" office:value="1.73223063494882">
            <text:p>1.7322306349</text:p>
          </table:table-cell>
          <table:table-cell office:value-type="float" office:value="0.0359767825179603">
            <text:p>0.0359767825</text:p>
          </table:table-cell>
          <table:table-cell office:value-type="float" office:value="58.2783305968215">
            <text:p>58.2783305968</text:p>
          </table:table-cell>
          <table:table-cell office:value-type="float" office:value="58.2783174696107">
            <text:p>58.2783174696</text:p>
          </table:table-cell>
          <table:table-cell table:number-columns-repeated="2" office:value-type="string">
            <text:p>28 ♉ 16' 41"</text:p>
          </table:table-cell>
          <table:table-cell office:value-type="float" office:value="1.73219265481609">
            <text:p>1.7321926548</text:p>
          </table:table-cell>
          <table:table-cell office:value-type="float" office:value="0.0359388004985704">
            <text:p>0.035938800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4121.43635417">
            <text:p>2414121.43635417</text:p>
          </table:table-cell>
          <table:table-cell office:value-type="string">
            <text:p>1897-07-15 17:28:21.562500 EST-0500</text:p>
          </table:table-cell>
          <table:table-cell office:value-type="float" office:value="0">
            <text:p>0</text:p>
          </table:table-cell>
          <table:table-cell office:value-type="float" office:value="113.611049631325">
            <text:p>113.6110496313</text:p>
          </table:table-cell>
          <table:table-cell office:value-type="float" office:value="113.611015193416">
            <text:p>113.6110151934</text:p>
          </table:table-cell>
          <table:table-cell table:number-columns-repeated="2" office:value-type="string">
            <text:p>23 ♋ 36' 39"</text:p>
          </table:table-cell>
          <table:table-cell office:value-type="float" office:value="2.13640131750515">
            <text:p>2.1364013175</text:p>
          </table:table-cell>
          <table:table-cell office:value-type="float" office:value="0.953754384036389">
            <text:p>0.953754384</text:p>
          </table:table-cell>
          <table:table-cell office:value-type="float" office:value="91.1808147971095">
            <text:p>91.1808147971</text:p>
          </table:table-cell>
          <table:table-cell office:value-type="float" office:value="91.1807803592005">
            <text:p>91.1807803592</text:p>
          </table:table-cell>
          <table:table-cell table:number-columns-repeated="2" office:value-type="string">
            <text:p><text:s/>1 ♋ 10' 50"</text:p>
          </table:table-cell>
          <table:table-cell office:value-type="float" office:value="2.13639488287344">
            <text:p>2.1363948829</text:p>
          </table:table-cell>
          <table:table-cell office:value-type="float" office:value="0.953748131398767">
            <text:p>0.9537481314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14127.37898148">
            <text:p>2414127.37898148</text:p>
          </table:table-cell>
          <table:table-cell office:value-type="string">
            <text:p>1897-07-21 16:05:44.531250 EST-0500</text:p>
          </table:table-cell>
          <table:table-cell office:value-type="float" office:value="0">
            <text:p>0</text:p>
          </table:table-cell>
          <table:table-cell office:value-type="float" office:value="74.2387340132585">
            <text:p>74.2387340133</text:p>
          </table:table-cell>
          <table:table-cell office:value-type="float" office:value="74.2387155561188">
            <text:p>74.2387155561</text:p>
          </table:table-cell>
          <table:table-cell table:number-columns-repeated="2" office:value-type="string">
            <text:p>14 ♊ 14' 19"</text:p>
          </table:table-cell>
          <table:table-cell office:value-type="float" office:value="1.03387918971319">
            <text:p>1.0338791897</text:p>
          </table:table-cell>
          <table:table-cell office:value-type="float" office:value="0.0170765334535392">
            <text:p>0.0170765335</text:p>
          </table:table-cell>
          <table:table-cell office:value-type="float" office:value="51.8083614188554">
            <text:p>51.8083614189</text:p>
          </table:table-cell>
          <table:table-cell office:value-type="float" office:value="51.8083429617156">
            <text:p>51.8083429617</text:p>
          </table:table-cell>
          <table:table-cell table:number-columns-repeated="2" office:value-type="string">
            <text:p>21 ♉ 48' 30"</text:p>
          </table:table-cell>
          <table:table-cell office:value-type="float" office:value="1.03388447655955">
            <text:p>1.0338844766</text:p>
          </table:table-cell>
          <table:table-cell office:value-type="float" office:value="0.0170821246642582">
            <text:p>0.0170821247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14131.02180556">
            <text:p>2414131.02180556</text:p>
          </table:table-cell>
          <table:table-cell office:value-type="string">
            <text:p>1897-07-25 07:31:24.375000 EST-0500</text:p>
          </table:table-cell>
          <table:table-cell office:value-type="float" office:value="0">
            <text:p>0</text:p>
          </table:table-cell>
          <table:table-cell office:value-type="float" office:value="160.360220266992">
            <text:p>160.360220267</text:p>
          </table:table-cell>
          <table:table-cell office:value-type="float" office:value="160.36017239314">
            <text:p>160.3601723931</text:p>
          </table:table-cell>
          <table:table-cell table:number-columns-repeated="2" office:value-type="string">
            <text:p>10 ♍ 21' 36"</text:p>
          </table:table-cell>
          <table:table-cell office:value-type="float" office:value="0.618930693832704">
            <text:p>0.6189306938</text:p>
          </table:table-cell>
          <table:table-cell office:value-type="float" office:value="0.191248896717307">
            <text:p>0.1912488967</text:p>
          </table:table-cell>
          <table:table-cell office:value-type="float" office:value="137.929658789096">
            <text:p>137.9296587891</text:p>
          </table:table-cell>
          <table:table-cell office:value-type="float" office:value="137.929610915244">
            <text:p>137.9296109152</text:p>
          </table:table-cell>
          <table:table-cell table:number-columns-repeated="2" office:value-type="string">
            <text:p>17 ♌ 55' 46"</text:p>
          </table:table-cell>
          <table:table-cell office:value-type="float" office:value="0.618901723625832">
            <text:p>0.6189017236</text:p>
          </table:table-cell>
          <table:table-cell office:value-type="float" office:value="0.191219929008908">
            <text:p>0.191219929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4134.45539352">
            <text:p>2414134.45539352</text:p>
          </table:table-cell>
          <table:table-cell office:value-type="string">
            <text:p>1897-07-28 17:55:46.875000 EST-0500</text:p>
          </table:table-cell>
          <table:table-cell office:value-type="float" office:value="0">
            <text:p>0</text:p>
          </table:table-cell>
          <table:table-cell office:value-type="float" office:value="81.665415305067">
            <text:p>81.6654153051</text:p>
          </table:table-cell>
          <table:table-cell office:value-type="float" office:value="81.6653824853795">
            <text:p>81.6653824854</text:p>
          </table:table-cell>
          <table:table-cell table:number-columns-repeated="2" office:value-type="string">
            <text:p>21 ♊ 39' 55"</text:p>
          </table:table-cell>
          <table:table-cell office:value-type="float" office:value="1.06404694410209">
            <text:p>1.0640469441</text:p>
          </table:table-cell>
          <table:table-cell office:value-type="float" office:value="0.0285232748982017">
            <text:p>0.0285232749</text:p>
          </table:table-cell>
          <table:table-cell office:value-type="float" office:value="59.2346246471594">
            <text:p>59.2346246472</text:p>
          </table:table-cell>
          <table:table-cell office:value-type="float" office:value="59.2345918274719">
            <text:p>59.2345918275</text:p>
          </table:table-cell>
          <table:table-cell table:number-columns-repeated="2" office:value-type="string">
            <text:p>29 ♉ 14' 04"</text:p>
          </table:table-cell>
          <table:table-cell office:value-type="float" office:value="1.06402833804805">
            <text:p>1.064028338</text:p>
          </table:table-cell>
          <table:table-cell office:value-type="float" office:value="0.0285047210826594">
            <text:p>0.0285047211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4149.35994213">
            <text:p>2414149.35994213</text:p>
          </table:table-cell>
          <table:table-cell office:value-type="string">
            <text:p>1897-08-12 15:38:19.218750 EST-0500</text:p>
          </table:table-cell>
          <table:table-cell office:value-type="float" office:value="0">
            <text:p>0</text:p>
          </table:table-cell>
          <table:table-cell office:value-type="float" office:value="164.016298063301">
            <text:p>164.0162980633</text:p>
          </table:table-cell>
          <table:table-cell office:value-type="float" office:value="164.016248250413">
            <text:p>164.0162482504</text:p>
          </table:table-cell>
          <table:table-cell table:number-columns-repeated="2" office:value-type="string">
            <text:p>14 ♍ 00' 58"</text:p>
          </table:table-cell>
          <table:table-cell office:value-type="float" office:value="1.43147581130064">
            <text:p>1.4314758113</text:p>
          </table:table-cell>
          <table:table-cell office:value-type="float" office:value="0.206218897023261">
            <text:p>0.206218897</text:p>
          </table:table-cell>
          <table:table-cell office:value-type="float" office:value="141.584857955923">
            <text:p>141.5848579559</text:p>
          </table:table-cell>
          <table:table-cell office:value-type="float" office:value="141.584808143036">
            <text:p>141.584808143</text:p>
          </table:table-cell>
          <table:table-cell table:number-columns-repeated="2" office:value-type="string">
            <text:p>21 ♌ 35' 05"</text:p>
          </table:table-cell>
          <table:table-cell office:value-type="float" office:value="1.4314887438447">
            <text:p>1.4314887438</text:p>
          </table:table-cell>
          <table:table-cell office:value-type="float" office:value="0.206231524488651">
            <text:p>0.2062315245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4162.55939815">
            <text:p>2414162.55939815</text:p>
          </table:table-cell>
          <table:table-cell office:value-type="string">
            <text:p>1897-08-25 20:25:32.812500 EST-0500</text:p>
          </table:table-cell>
          <table:table-cell office:value-type="float" office:value="0">
            <text:p>0</text:p>
          </table:table-cell>
          <table:table-cell office:value-type="float" office:value="180.241522539169">
            <text:p>180.2415225392</text:p>
          </table:table-cell>
          <table:table-cell office:value-type="float" office:value="180.241459349904">
            <text:p>180.2414593499</text:p>
          </table:table-cell>
          <table:table-cell table:number-columns-repeated="2" office:value-type="string">
            <text:p><text:s/>0 ♎ 14' 29"</text:p>
          </table:table-cell>
          <table:table-cell office:value-type="float" office:value="0.993889731237081">
            <text:p>0.9938897312</text:p>
          </table:table-cell>
          <table:table-cell office:value-type="float" office:value="0.642219854240288">
            <text:p>0.6422198542</text:p>
          </table:table-cell>
          <table:table-cell office:value-type="float" office:value="157.809645112897">
            <text:p>157.8096451129</text:p>
          </table:table-cell>
          <table:table-cell office:value-type="float" office:value="157.809581923631">
            <text:p>157.8095819236</text:p>
          </table:table-cell>
          <table:table-cell table:number-columns-repeated="2" office:value-type="string">
            <text:p><text:s/>7 ♍ 48' 34"</text:p>
          </table:table-cell>
          <table:table-cell office:value-type="float" office:value="0.993891165284021">
            <text:p>0.9938911653</text:p>
          </table:table-cell>
          <table:table-cell office:value-type="float" office:value="0.642220503898423">
            <text:p>0.6422205039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4174.9033912">
            <text:p>2414174.9033912</text:p>
          </table:table-cell>
          <table:table-cell office:value-type="string">
            <text:p>1897-09-07 04:40:53.906250 EST-0500</text:p>
          </table:table-cell>
          <table:table-cell office:value-type="float" office:value="0">
            <text:p>0</text:p>
          </table:table-cell>
          <table:table-cell office:value-type="float" office:value="188.22746710257">
            <text:p>188.2274671026</text:p>
          </table:table-cell>
          <table:table-cell office:value-type="float" office:value="188.227559342976">
            <text:p>188.227559343</text:p>
          </table:table-cell>
          <table:table-cell office:value-type="string">
            <text:p><text:s/>8 ♎ 13' 38"</text:p>
          </table:table-cell>
          <table:table-cell office:value-type="string">
            <text:p><text:s/>8 ♎ 13' 39"</text:p>
          </table:table-cell>
          <table:table-cell office:value-type="float" office:value="0.196458323359128">
            <text:p>0.1964583234</text:p>
          </table:table-cell>
          <table:table-cell office:value-type="float" office:value="0.651618965905862">
            <text:p>0.6516189659</text:p>
          </table:table-cell>
          <table:table-cell office:value-type="float" office:value="165.795173727792">
            <text:p>165.7951737278</text:p>
          </table:table-cell>
          <table:table-cell office:value-type="float" office:value="165.795265968199">
            <text:p>165.7952659682</text:p>
          </table:table-cell>
          <table:table-cell table:number-columns-repeated="2" office:value-type="string">
            <text:p>15 ♍ 47' 42"</text:p>
          </table:table-cell>
          <table:table-cell office:value-type="float" office:value="0.196451553922443">
            <text:p>0.1964515539</text:p>
          </table:table-cell>
          <table:table-cell office:value-type="float" office:value="0.651611082895249">
            <text:p>0.6516110829</text:p>
          </table:table-cell>
        </table:table-row>
        <table:table-row table:style-name="ro1">
          <table:table-cell office:value-type="string">
            <text:p>Saturn/Uranus</text:p>
          </table:table-cell>
          <table:table-cell office:value-type="float" office:value="2414176.91731481">
            <text:p>2414176.91731481</text:p>
          </table:table-cell>
          <table:table-cell office:value-type="string">
            <text:p>1897-09-09 05:00:56.250000 EST-0500</text:p>
          </table:table-cell>
          <table:table-cell office:value-type="float" office:value="0">
            <text:p>0</text:p>
          </table:table-cell>
          <table:table-cell office:value-type="float" office:value="235.582376183491">
            <text:p>235.5823761835</text:p>
          </table:table-cell>
          <table:table-cell office:value-type="float" office:value="235.582371186874">
            <text:p>235.5823711869</text:p>
          </table:table-cell>
          <table:table-cell table:number-columns-repeated="2" office:value-type="string">
            <text:p>25 ♏ 34' 56"</text:p>
          </table:table-cell>
          <table:table-cell office:value-type="float" office:value="0.0655595835703739">
            <text:p>0.0655595836</text:p>
          </table:table-cell>
          <table:table-cell office:value-type="float" office:value="0.0313150791754363">
            <text:p>0.0313150792</text:p>
          </table:table-cell>
          <table:table-cell office:value-type="float" office:value="213.150024054218">
            <text:p>213.1500240542</text:p>
          </table:table-cell>
          <table:table-cell office:value-type="float" office:value="213.150019057601">
            <text:p>213.1500190576</text:p>
          </table:table-cell>
          <table:table-cell table:number-columns-repeated="2" office:value-type="string">
            <text:p><text:s/>3 ♏ 09' 00"</text:p>
          </table:table-cell>
          <table:table-cell office:value-type="float" office:value="0.0655843579292683">
            <text:p>0.0655843579</text:p>
          </table:table-cell>
          <table:table-cell office:value-type="float" office:value="0.0313400683810545">
            <text:p>0.0313400684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14180.76350694">
            <text:p>2414180.76350694</text:p>
          </table:table-cell>
          <table:table-cell office:value-type="string">
            <text:p>1897-09-13 01:19:27.187500 EST-0500</text:p>
          </table:table-cell>
          <table:table-cell office:value-type="float" office:value="0">
            <text:p>0</text:p>
          </table:table-cell>
          <table:table-cell office:value-type="float" office:value="170.703135952302">
            <text:p>170.7031359523</text:p>
          </table:table-cell>
          <table:table-cell office:value-type="float" office:value="170.70311660246">
            <text:p>170.7031166025</text:p>
          </table:table-cell>
          <table:table-cell table:number-columns-repeated="2" office:value-type="string">
            <text:p>20 ♍ 42' 11"</text:p>
          </table:table-cell>
          <table:table-cell office:value-type="float" office:value="0.974251941307983">
            <text:p>0.9742519413</text:p>
          </table:table-cell>
          <table:table-cell office:value-type="float" office:value="0.216261992224359">
            <text:p>0.2162619922</text:p>
          </table:table-cell>
          <table:table-cell office:value-type="float" office:value="148.270780673987">
            <text:p>148.270780674</text:p>
          </table:table-cell>
          <table:table-cell office:value-type="float" office:value="148.270761324145">
            <text:p>148.2707613241</text:p>
          </table:table-cell>
          <table:table-cell table:number-columns-repeated="2" office:value-type="string">
            <text:p>28 ♌ 16' 14"</text:p>
          </table:table-cell>
          <table:table-cell office:value-type="float" office:value="0.974287089680126">
            <text:p>0.9742870897</text:p>
          </table:table-cell>
          <table:table-cell office:value-type="float" office:value="0.216297291721336">
            <text:p>0.216297291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4189.98371528">
            <text:p>2414189.98371528</text:p>
          </table:table-cell>
          <table:table-cell office:value-type="string">
            <text:p>1897-09-22 06:36:33.750000 EST-0500</text:p>
          </table:table-cell>
          <table:table-cell office:value-type="float" office:value="0">
            <text:p>0</text:p>
          </table:table-cell>
          <table:table-cell office:value-type="float" office:value="179.711118009082">
            <text:p>179.7111180091</text:p>
          </table:table-cell>
          <table:table-cell office:value-type="float" office:value="179.711398468186">
            <text:p>179.7113984682</text:p>
          </table:table-cell>
          <table:table-cell office:value-type="string">
            <text:p>29 ♍ 42' 40"</text:p>
          </table:table-cell>
          <table:table-cell office:value-type="string">
            <text:p>29 ♍ 42' 41"</text:p>
          </table:table-cell>
          <table:table-cell office:value-type="float" office:value="-1.08861799746266">
            <text:p>-1.0886179975</text:p>
          </table:table-cell>
          <table:table-cell office:value-type="float" office:value="0.979827389185433">
            <text:p>0.9798273892</text:p>
          </table:table-cell>
          <table:table-cell office:value-type="float" office:value="157.278423332624">
            <text:p>157.2784233326</text:p>
          </table:table-cell>
          <table:table-cell office:value-type="float" office:value="157.278703791728">
            <text:p>157.2787037917</text:p>
          </table:table-cell>
          <table:table-cell office:value-type="string">
            <text:p><text:s/>7 ♍ 16' 42"</text:p>
          </table:table-cell>
          <table:table-cell office:value-type="string">
            <text:p><text:s/>7 ♍ 16' 43"</text:p>
          </table:table-cell>
          <table:table-cell office:value-type="float" office:value="-1.08861072235915">
            <text:p>-1.0886107224</text:p>
          </table:table-cell>
          <table:table-cell office:value-type="float" office:value="0.979834081193249">
            <text:p>0.9798340812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4196.67292824">
            <text:p>2414196.67292824</text:p>
          </table:table-cell>
          <table:table-cell office:value-type="string">
            <text:p>1897-09-28 23:09:01.406250 EST-0500</text:p>
          </table:table-cell>
          <table:table-cell office:value-type="float" office:value="0">
            <text:p>0</text:p>
          </table:table-cell>
          <table:table-cell office:value-type="float" office:value="174.132684944208">
            <text:p>174.1326849442</text:p>
          </table:table-cell>
          <table:table-cell office:value-type="float" office:value="174.132789394744">
            <text:p>174.1327893947</text:p>
          </table:table-cell>
          <table:table-cell office:value-type="string">
            <text:p>24 ♍ 07' 57"</text:p>
          </table:table-cell>
          <table:table-cell office:value-type="string">
            <text:p>24 ♍ 07' 58"</text:p>
          </table:table-cell>
          <table:table-cell office:value-type="float" office:value="-0.410266895225578">
            <text:p>-0.4102668952</text:p>
          </table:table-cell>
          <table:table-cell office:value-type="float" office:value="0.213954038361133">
            <text:p>0.2139540384</text:p>
          </table:table-cell>
          <table:table-cell office:value-type="float" office:value="151.699927898394">
            <text:p>151.6999278984</text:p>
          </table:table-cell>
          <table:table-cell office:value-type="float" office:value="151.70003234893">
            <text:p>151.7000323489</text:p>
          </table:table-cell>
          <table:table-cell office:value-type="string">
            <text:p><text:s/>1 ♍ 41' 59"</text:p>
          </table:table-cell>
          <table:table-cell office:value-type="string">
            <text:p><text:s/>1 ♍ 42' 00"</text:p>
          </table:table-cell>
          <table:table-cell office:value-type="float" office:value="-0.410262693641353">
            <text:p>-0.4102626936</text:p>
          </table:table-cell>
          <table:table-cell office:value-type="float" office:value="0.213958834030206">
            <text:p>0.213958834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4204.00569444">
            <text:p>2414204.00569444</text:p>
          </table:table-cell>
          <table:table-cell office:value-type="string">
            <text:p>1897-10-06 07:08:12.187500 EST-0500</text:p>
          </table:table-cell>
          <table:table-cell office:value-type="float" office:value="0">
            <text:p>0</text:p>
          </table:table-cell>
          <table:table-cell office:value-type="float" office:value="175.691443057815">
            <text:p>175.6914430578</text:p>
          </table:table-cell>
          <table:table-cell office:value-type="float" office:value="175.691425040008">
            <text:p>175.69142504</text:p>
          </table:table-cell>
          <table:table-cell table:number-columns-repeated="2" office:value-type="string">
            <text:p>25 ♍ 41' 29"</text:p>
          </table:table-cell>
          <table:table-cell office:value-type="float" office:value="0.799211684002515">
            <text:p>0.799211684</text:p>
          </table:table-cell>
          <table:table-cell office:value-type="float" office:value="0.210919807234302">
            <text:p>0.2109198072</text:p>
          </table:table-cell>
          <table:table-cell office:value-type="float" office:value="153.258312416412">
            <text:p>153.2583124164</text:p>
          </table:table-cell>
          <table:table-cell office:value-type="float" office:value="153.258294398605">
            <text:p>153.2582943986</text:p>
          </table:table-cell>
          <table:table-cell table:number-columns-repeated="2" office:value-type="string">
            <text:p><text:s/>3 ♍ 15' 29"</text:p>
          </table:table-cell>
          <table:table-cell office:value-type="float" office:value="0.799234474394426">
            <text:p>0.7992344744</text:p>
          </table:table-cell>
          <table:table-cell office:value-type="float" office:value="0.210942628062704">
            <text:p>0.2109426281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14217.54988426">
            <text:p>2414217.54988426</text:p>
          </table:table-cell>
          <table:table-cell office:value-type="string">
            <text:p>1897-10-19 20:11:50.156250 EST-0500</text:p>
          </table:table-cell>
          <table:table-cell office:value-type="float" office:value="0">
            <text:p>0</text:p>
          </table:table-cell>
          <table:table-cell office:value-type="float" office:value="178.495678011641">
            <text:p>178.4956780116</text:p>
          </table:table-cell>
          <table:table-cell office:value-type="float" office:value="178.495489526149">
            <text:p>178.4954895261</text:p>
          </table:table-cell>
          <table:table-cell office:value-type="string">
            <text:p>28 ♍ 29' 44"</text:p>
          </table:table-cell>
          <table:table-cell office:value-type="string">
            <text:p>28 ♍ 29' 43"</text:p>
          </table:table-cell>
          <table:table-cell office:value-type="float" office:value="1.23056584504093">
            <text:p>1.230565845</text:p>
          </table:table-cell>
          <table:table-cell office:value-type="float" office:value="0.202474960265306">
            <text:p>0.2024749603</text:p>
          </table:table-cell>
          <table:table-cell office:value-type="float" office:value="156.06216450596">
            <text:p>156.062164506</text:p>
          </table:table-cell>
          <table:table-cell office:value-type="float" office:value="156.061976020468">
            <text:p>156.0619760205</text:p>
          </table:table-cell>
          <table:table-cell table:number-columns-repeated="2" office:value-type="string">
            <text:p><text:s/>6 ♍ 03' 43"</text:p>
          </table:table-cell>
          <table:table-cell office:value-type="float" office:value="1.23057069047679">
            <text:p>1.2305706905</text:p>
          </table:table-cell>
          <table:table-cell office:value-type="float" office:value="0.202479857974419">
            <text:p>0.20247985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4236.69440972">
            <text:p>2414236.69440972</text:p>
          </table:table-cell>
          <table:table-cell office:value-type="string">
            <text:p>1897-11-07 23:39:57.656250 EST-0500</text:p>
          </table:table-cell>
          <table:table-cell office:value-type="float" office:value="0">
            <text:p>0</text:p>
          </table:table-cell>
          <table:table-cell office:value-type="float" office:value="226.078400230459">
            <text:p>226.0784002305</text:p>
          </table:table-cell>
          <table:table-cell office:value-type="float" office:value="226.078295540463">
            <text:p>226.0782955405</text:p>
          </table:table-cell>
          <table:table-cell office:value-type="string">
            <text:p>16 ♏ 04' 42"</text:p>
          </table:table-cell>
          <table:table-cell office:value-type="string">
            <text:p>16 ♏ 04' 41"</text:p>
          </table:table-cell>
          <table:table-cell office:value-type="float" office:value="1.60594247185325">
            <text:p>1.6059424719</text:p>
          </table:table-cell>
          <table:table-cell office:value-type="float" office:value="1.00470343000645">
            <text:p>1.00470343</text:p>
          </table:table-cell>
          <table:table-cell office:value-type="float" office:value="203.644271015721">
            <text:p>203.6442710157</text:p>
          </table:table-cell>
          <table:table-cell office:value-type="float" office:value="203.644166325725">
            <text:p>203.6441663257</text:p>
          </table:table-cell>
          <table:table-cell office:value-type="string">
            <text:p>23 ♎ 38' 39"</text:p>
          </table:table-cell>
          <table:table-cell office:value-type="string">
            <text:p>23 ♎ 38' 38"</text:p>
          </table:table-cell>
          <table:table-cell office:value-type="float" office:value="1.60595169220838">
            <text:p>1.6059516922</text:p>
          </table:table-cell>
          <table:table-cell office:value-type="float" office:value="1.0047126411539">
            <text:p>1.0047126412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4241.18001157">
            <text:p>2414241.18001157</text:p>
          </table:table-cell>
          <table:table-cell office:value-type="string">
            <text:p>1897-11-12 11:19:13.125000 EST-0500</text:p>
          </table:table-cell>
          <table:table-cell office:value-type="float" office:value="0">
            <text:p>0</text:p>
          </table:table-cell>
          <table:table-cell office:value-type="float" office:value="233.226109111724">
            <text:p>233.2261091117</text:p>
          </table:table-cell>
          <table:table-cell office:value-type="float" office:value="233.226076184628">
            <text:p>233.2260761846</text:p>
          </table:table-cell>
          <table:table-cell table:number-columns-repeated="2" office:value-type="string">
            <text:p>23 ♏ 13' 33"</text:p>
          </table:table-cell>
          <table:table-cell office:value-type="float" office:value="1.58187382209975">
            <text:p>1.5818738221</text:p>
          </table:table-cell>
          <table:table-cell office:value-type="float" office:value="0.707063734582693">
            <text:p>0.7070637346</text:p>
          </table:table-cell>
          <table:table-cell office:value-type="float" office:value="210.791748650911">
            <text:p>210.7917486509</text:p>
          </table:table-cell>
          <table:table-cell office:value-type="float" office:value="210.791715723815">
            <text:p>210.7917157238</text:p>
          </table:table-cell>
          <table:table-cell table:number-columns-repeated="2" office:value-type="string">
            <text:p><text:s/>0 ♏ 47' 30"</text:p>
          </table:table-cell>
          <table:table-cell office:value-type="float" office:value="1.58184603543017">
            <text:p>1.5818460354</text:p>
          </table:table-cell>
          <table:table-cell office:value-type="float" office:value="0.707035972728248">
            <text:p>0.7070359727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4244.85920139">
            <text:p>2414244.85920139</text:p>
          </table:table-cell>
          <table:table-cell office:value-type="string">
            <text:p>1897-11-16 03:37:15.937500 EST-0500</text:p>
          </table:table-cell>
          <table:table-cell office:value-type="float" office:value="0">
            <text:p>0</text:p>
          </table:table-cell>
          <table:table-cell office:value-type="float" office:value="239.016039971914">
            <text:p>239.0160399719</text:p>
          </table:table-cell>
          <table:table-cell office:value-type="float" office:value="239.015994010464">
            <text:p>239.0159940105</text:p>
          </table:table-cell>
          <table:table-cell table:number-columns-repeated="2" office:value-type="string">
            <text:p>29 ♏ 00' 57"</text:p>
          </table:table-cell>
          <table:table-cell office:value-type="float" office:value="1.56612597484872">
            <text:p>1.5661259748</text:p>
          </table:table-cell>
          <table:table-cell office:value-type="float" office:value="0.061739724054314">
            <text:p>0.0617397241</text:p>
          </table:table-cell>
          <table:table-cell office:value-type="float" office:value="216.581463209456">
            <text:p>216.5814632095</text:p>
          </table:table-cell>
          <table:table-cell office:value-type="float" office:value="216.581417248006">
            <text:p>216.581417248</text:p>
          </table:table-cell>
          <table:table-cell table:number-columns-repeated="2" office:value-type="string">
            <text:p><text:s/>6 ♏ 34' 53"</text:p>
          </table:table-cell>
          <table:table-cell office:value-type="float" office:value="1.56612044133793">
            <text:p>1.5661204413</text:p>
          </table:table-cell>
          <table:table-cell office:value-type="float" office:value="0.0617341385620034">
            <text:p>0.0617341386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4247.10725694">
            <text:p>2414247.10725694</text:p>
          </table:table-cell>
          <table:table-cell office:value-type="string">
            <text:p>1897-11-18 09:34:27.187500 EST-0500</text:p>
          </table:table-cell>
          <table:table-cell office:value-type="float" office:value="0">
            <text:p>0</text:p>
          </table:table-cell>
          <table:table-cell office:value-type="float" office:value="242.527674568187">
            <text:p>242.5276745682</text:p>
          </table:table-cell>
          <table:table-cell office:value-type="float" office:value="242.527653680491">
            <text:p>242.5276536805</text:p>
          </table:table-cell>
          <table:table-cell table:number-columns-repeated="2" office:value-type="string">
            <text:p><text:s/>2 ♐ 31' 39"</text:p>
          </table:table-cell>
          <table:table-cell office:value-type="float" office:value="1.55823364210036">
            <text:p>1.5582336421</text:p>
          </table:table-cell>
          <table:table-cell office:value-type="float" office:value="0.118315508987645">
            <text:p>0.118315509</text:p>
          </table:table-cell>
          <table:table-cell office:value-type="float" office:value="220.093027483502">
            <text:p>220.0930274835</text:p>
          </table:table-cell>
          <table:table-cell office:value-type="float" office:value="220.093006595806">
            <text:p>220.0930065958</text:p>
          </table:table-cell>
          <table:table-cell table:number-columns-repeated="2" office:value-type="string">
            <text:p>10 ♏ 05' 34"</text:p>
          </table:table-cell>
          <table:table-cell office:value-type="float" office:value="1.55825203026815">
            <text:p>1.5582520303</text:p>
          </table:table-cell>
          <table:table-cell office:value-type="float" office:value="0.11833388418711">
            <text:p>0.1183338842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14249.75105324">
            <text:p>2414249.75105324</text:p>
          </table:table-cell>
          <table:table-cell office:value-type="string">
            <text:p>1897-11-21 01:01:31.406250 EST-0500</text:p>
          </table:table-cell>
          <table:table-cell office:value-type="float" office:value="0">
            <text:p>0</text:p>
          </table:table-cell>
          <table:table-cell office:value-type="float" office:value="239.318584883951">
            <text:p>239.318584884</text:p>
          </table:table-cell>
          <table:table-cell office:value-type="float" office:value="239.318479423809">
            <text:p>239.3184794238</text:p>
          </table:table-cell>
          <table:table-cell table:number-columns-repeated="2" office:value-type="string">
            <text:p>29 ♏ 19' 06"</text:p>
          </table:table-cell>
          <table:table-cell office:value-type="float" office:value="0.71460343187733">
            <text:p>0.7146034319</text:p>
          </table:table-cell>
          <table:table-cell office:value-type="float" office:value="0.0618974835517291">
            <text:p>0.0618974836</text:p>
          </table:table-cell>
          <table:table-cell office:value-type="float" office:value="216.883894650082">
            <text:p>216.8838946501</text:p>
          </table:table-cell>
          <table:table-cell office:value-type="float" office:value="216.883789189939">
            <text:p>216.8837891899</text:p>
          </table:table-cell>
          <table:table-cell office:value-type="string">
            <text:p><text:s/>6 ♏ 53' 02"</text:p>
          </table:table-cell>
          <table:table-cell office:value-type="string">
            <text:p><text:s/>6 ♏ 53' 01"</text:p>
          </table:table-cell>
          <table:table-cell office:value-type="float" office:value="0.714619741485386">
            <text:p>0.7146197415</text:p>
          </table:table-cell>
          <table:table-cell office:value-type="float" office:value="0.0619138539598286">
            <text:p>0.061913854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14249.83601852">
            <text:p>2414249.83601852</text:p>
          </table:table-cell>
          <table:table-cell office:value-type="string">
            <text:p>1897-11-21 03:03:52.031250 EST-0500</text:p>
          </table:table-cell>
          <table:table-cell office:value-type="float" office:value="0">
            <text:p>0</text:p>
          </table:table-cell>
          <table:table-cell office:value-type="float" office:value="239.323905973966">
            <text:p>239.323905974</text:p>
          </table:table-cell>
          <table:table-cell office:value-type="float" office:value="239.323738623174">
            <text:p>239.3237386232</text:p>
          </table:table-cell>
          <table:table-cell office:value-type="string">
            <text:p>29 ♏ 19' 26"</text:p>
          </table:table-cell>
          <table:table-cell office:value-type="string">
            <text:p>29 ♏ 19' 25"</text:p>
          </table:table-cell>
          <table:table-cell office:value-type="float" office:value="1.01110875403553">
            <text:p>1.011108754</text:p>
          </table:table-cell>
          <table:table-cell office:value-type="float" office:value="0.0618988883389111">
            <text:p>0.0618988883</text:p>
          </table:table-cell>
          <table:table-cell office:value-type="float" office:value="216.889213836429">
            <text:p>216.8892138364</text:p>
          </table:table-cell>
          <table:table-cell office:value-type="float" office:value="216.889046485636">
            <text:p>216.8890464856</text:p>
          </table:table-cell>
          <table:table-cell office:value-type="string">
            <text:p><text:s/>6 ♏ 53' 21"</text:p>
          </table:table-cell>
          <table:table-cell office:value-type="string">
            <text:p><text:s/>6 ♏ 53' 20"</text:p>
          </table:table-cell>
          <table:table-cell office:value-type="float" office:value="1.01112404692383">
            <text:p>1.0111240469</text:p>
          </table:table-cell>
          <table:table-cell office:value-type="float" office:value="0.0619142105920992">
            <text:p>0.0619142106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14250.02302083">
            <text:p>2414250.02302083</text:p>
          </table:table-cell>
          <table:table-cell office:value-type="string">
            <text:p>1897-11-21 07:33:09.843750 EST-0500</text:p>
          </table:table-cell>
          <table:table-cell office:value-type="float" office:value="0">
            <text:p>0</text:p>
          </table:table-cell>
          <table:table-cell office:value-type="float" office:value="239.5129938135">
            <text:p>239.5129938135</text:p>
          </table:table-cell>
          <table:table-cell office:value-type="float" office:value="239.512966780282">
            <text:p>239.5129667803</text:p>
          </table:table-cell>
          <table:table-cell table:number-columns-repeated="2" office:value-type="string">
            <text:p>29 ♏ 30' 46"</text:p>
          </table:table-cell>
          <table:table-cell office:value-type="float" office:value="1.01119589395095">
            <text:p>1.011195894</text:p>
          </table:table-cell>
          <table:table-cell office:value-type="float" office:value="0.714845564416225">
            <text:p>0.7148455644</text:p>
          </table:table-cell>
          <table:table-cell office:value-type="float" office:value="217.07829715502">
            <text:p>217.078297155</text:p>
          </table:table-cell>
          <table:table-cell office:value-type="float" office:value="217.078270121801">
            <text:p>217.0782701218</text:p>
          </table:table-cell>
          <table:table-cell table:number-columns-repeated="2" office:value-type="string">
            <text:p><text:s/>7 ♏ 04' 41"</text:p>
          </table:table-cell>
          <table:table-cell office:value-type="float" office:value="1.01120865524681">
            <text:p>1.0112086552</text:p>
          </table:table-cell>
          <table:table-cell office:value-type="float" office:value="0.714858289755677">
            <text:p>0.7148582898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14253.78474537">
            <text:p>2414253.78474537</text:p>
          </table:table-cell>
          <table:table-cell office:value-type="string">
            <text:p>1897-11-25 01:50:02.343750 EST-0500</text:p>
          </table:table-cell>
          <table:table-cell office:value-type="float" office:value="0">
            <text:p>0</text:p>
          </table:table-cell>
          <table:table-cell office:value-type="float" office:value="243.319920278443">
            <text:p>243.3199202784</text:p>
          </table:table-cell>
          <table:table-cell office:value-type="float" office:value="243.319903003911">
            <text:p>243.3199030039</text:p>
          </table:table-cell>
          <table:table-cell table:number-columns-repeated="2" office:value-type="string">
            <text:p><text:s/>3 ♐ 19' 11"</text:p>
          </table:table-cell>
          <table:table-cell office:value-type="float" office:value="1.01276159383299">
            <text:p>1.0127615938</text:p>
          </table:table-cell>
          <table:table-cell office:value-type="float" office:value="0.11884928038939">
            <text:p>0.1188492804</text:p>
          </table:table-cell>
          <table:table-cell office:value-type="float" office:value="220.884991530467">
            <text:p>220.8849915305</text:p>
          </table:table-cell>
          <table:table-cell office:value-type="float" office:value="220.884974255935">
            <text:p>220.8849742559</text:p>
          </table:table-cell>
          <table:table-cell table:number-columns-repeated="2" office:value-type="string">
            <text:p>10 ♏ 53' 05"</text:p>
          </table:table-cell>
          <table:table-cell office:value-type="float" office:value="1.01270624198873">
            <text:p>1.012706242</text:p>
          </table:table-cell>
          <table:table-cell office:value-type="float" office:value="0.118794101850508">
            <text:p>0.1187941019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14255.63728009">
            <text:p>2414255.63728009</text:p>
          </table:table-cell>
          <table:table-cell office:value-type="string">
            <text:p>1897-11-26 22:17:41.718750 EST-0500</text:p>
          </table:table-cell>
          <table:table-cell office:value-type="float" office:value="0">
            <text:p>0</text:p>
          </table:table-cell>
          <table:table-cell office:value-type="float" office:value="243.540074642775">
            <text:p>243.5400746428</text:p>
          </table:table-cell>
          <table:table-cell office:value-type="float" office:value="243.540049829355">
            <text:p>243.5400498294</text:p>
          </table:table-cell>
          <table:table-cell table:number-columns-repeated="2" office:value-type="string">
            <text:p><text:s/>3 ♐ 32' 24"</text:p>
          </table:table-cell>
          <table:table-cell office:value-type="float" office:value="0.719665017623249">
            <text:p>0.7196650176</text:p>
          </table:table-cell>
          <table:table-cell office:value-type="float" office:value="0.118802725211333">
            <text:p>0.1188027252</text:p>
          </table:table-cell>
          <table:table-cell office:value-type="float" office:value="221.104972825035">
            <text:p>221.104972825</text:p>
          </table:table-cell>
          <table:table-cell office:value-type="float" office:value="221.104948011615">
            <text:p>221.1049480116</text:p>
          </table:table-cell>
          <table:table-cell table:number-columns-repeated="2" office:value-type="string">
            <text:p>11 ♏ 06' 17"</text:p>
          </table:table-cell>
          <table:table-cell office:value-type="float" office:value="0.719616586629517">
            <text:p>0.7196165866</text:p>
          </table:table-cell>
          <table:table-cell office:value-type="float" office:value="0.118754240788905">
            <text:p>0.1187542408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4267.2237037">
            <text:p>2414267.2237037</text:p>
          </table:table-cell>
          <table:table-cell office:value-type="string">
            <text:p>1897-12-08 12:22:08.906250 EST-0500</text:p>
          </table:table-cell>
          <table:table-cell office:value-type="float" office:value="0">
            <text:p>0</text:p>
          </table:table-cell>
          <table:table-cell office:value-type="float" office:value="240.389300155561">
            <text:p>240.3893001556</text:p>
          </table:table-cell>
          <table:table-cell office:value-type="float" office:value="240.38907924991">
            <text:p>240.3890792499</text:p>
          </table:table-cell>
          <table:table-cell office:value-type="string">
            <text:p><text:s/>0 ♐ 23' 21"</text:p>
          </table:table-cell>
          <table:table-cell office:value-type="string">
            <text:p><text:s/>0 ♐ 23' 20"</text:p>
          </table:table-cell>
          <table:table-cell office:value-type="float" office:value="1.25512635108101">
            <text:p>1.2551263511</text:p>
          </table:table-cell>
          <table:table-cell office:value-type="float" office:value="0.0599777522556881">
            <text:p>0.0599777523</text:p>
          </table:table-cell>
          <table:table-cell office:value-type="float" office:value="217.953692570438">
            <text:p>217.9536925704</text:p>
          </table:table-cell>
          <table:table-cell office:value-type="float" office:value="217.953471664786">
            <text:p>217.9534716648</text:p>
          </table:table-cell>
          <table:table-cell office:value-type="string">
            <text:p><text:s/>7 ♏ 57' 13"</text:p>
          </table:table-cell>
          <table:table-cell office:value-type="string">
            <text:p><text:s/>7 ♏ 57' 12"</text:p>
          </table:table-cell>
          <table:table-cell office:value-type="float" office:value="1.25509302101654">
            <text:p>1.255093021</text:p>
          </table:table-cell>
          <table:table-cell office:value-type="float" office:value="0.0599443587160738">
            <text:p>0.0599443587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4271.19123843">
            <text:p>2414271.19123843</text:p>
          </table:table-cell>
          <table:table-cell office:value-type="string">
            <text:p>1897-12-12 11:35:23.437500 EST-0500</text:p>
          </table:table-cell>
          <table:table-cell office:value-type="float" office:value="0">
            <text:p>0</text:p>
          </table:table-cell>
          <table:table-cell office:value-type="float" office:value="245.370462515999">
            <text:p>245.370462516</text:p>
          </table:table-cell>
          <table:table-cell office:value-type="float" office:value="245.370346731769">
            <text:p>245.3703467318</text:p>
          </table:table-cell>
          <table:table-cell table:number-columns-repeated="2" office:value-type="string">
            <text:p><text:s/>5 ♐ 22' 13"</text:p>
          </table:table-cell>
          <table:table-cell office:value-type="float" office:value="1.25581832338912">
            <text:p>1.2558183234</text:p>
          </table:table-cell>
          <table:table-cell office:value-type="float" office:value="0.115855673521942">
            <text:p>0.1158556735</text:p>
          </table:table-cell>
          <table:table-cell office:value-type="float" office:value="222.934569169416">
            <text:p>222.9345691694</text:p>
          </table:table-cell>
          <table:table-cell office:value-type="float" office:value="222.934453385186">
            <text:p>222.9344533852</text:p>
          </table:table-cell>
          <table:table-cell table:number-columns-repeated="2" office:value-type="string">
            <text:p>12 ♏ 56' 04"</text:p>
          </table:table-cell>
          <table:table-cell office:value-type="float" office:value="1.2557948122936">
            <text:p>1.2557948123</text:p>
          </table:table-cell>
          <table:table-cell office:value-type="float" office:value="0.11583211081228">
            <text:p>0.1158321108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14289.47957176">
            <text:p>2414289.47957176</text:p>
          </table:table-cell>
          <table:table-cell office:value-type="string">
            <text:p>1897-12-30 18:30:35.156250 EST-0500</text:p>
          </table:table-cell>
          <table:table-cell office:value-type="float" office:value="0">
            <text:p>0</text:p>
          </table:table-cell>
          <table:table-cell office:value-type="float" office:value="268.35652628968">
            <text:p>268.3565262897</text:p>
          </table:table-cell>
          <table:table-cell office:value-type="float" office:value="268.356420867325">
            <text:p>268.3564208673</text:p>
          </table:table-cell>
          <table:table-cell table:number-columns-repeated="2" office:value-type="string">
            <text:p>28 ♐ 21' 23"</text:p>
          </table:table-cell>
          <table:table-cell office:value-type="float" office:value="1.2571566812461">
            <text:p>1.2571566812</text:p>
          </table:table-cell>
          <table:table-cell office:value-type="float" office:value="0.746392291127037">
            <text:p>0.7463922911</text:p>
          </table:table-cell>
          <table:table-cell office:value-type="float" office:value="245.919696591388">
            <text:p>245.9196965914</text:p>
          </table:table-cell>
          <table:table-cell office:value-type="float" office:value="245.919591169033">
            <text:p>245.919591169</text:p>
          </table:table-cell>
          <table:table-cell table:number-columns-repeated="2" office:value-type="string">
            <text:p><text:s/>5 ♐ 55' 10"</text:p>
          </table:table-cell>
          <table:table-cell office:value-type="float" office:value="1.25716903517607">
            <text:p>1.2571690352</text:p>
          </table:table-cell>
          <table:table-cell office:value-type="float" office:value="0.746404642692118">
            <text:p>0.746404642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4296.17927083">
            <text:p>2414296.17927083</text:p>
          </table:table-cell>
          <table:table-cell office:value-type="string">
            <text:p>1898-01-06 11:18:09.843750 EST-0500</text:p>
          </table:table-cell>
          <table:table-cell office:value-type="float" office:value="0">
            <text:p>0</text:p>
          </table:table-cell>
          <table:table-cell office:value-type="float" office:value="286.444691454805">
            <text:p>286.4446914548</text:p>
          </table:table-cell>
          <table:table-cell office:value-type="float" office:value="286.445015142846">
            <text:p>286.4450151428</text:p>
          </table:table-cell>
          <table:table-cell office:value-type="string">
            <text:p>16 ♑ 26' 40"</text:p>
          </table:table-cell>
          <table:table-cell office:value-type="string">
            <text:p>16 ♑ 26' 42"</text:p>
          </table:table-cell>
          <table:table-cell office:value-type="float" office:value="-1.34211361243472">
            <text:p>-1.3421136124</text:p>
          </table:table-cell>
          <table:table-cell office:value-type="float" office:value="1.01884018875785">
            <text:p>1.0188401888</text:p>
          </table:table-cell>
          <table:table-cell office:value-type="float" office:value="264.007488992713">
            <text:p>264.0074889927</text:p>
          </table:table-cell>
          <table:table-cell office:value-type="float" office:value="264.007812680754">
            <text:p>264.0078126808</text:p>
          </table:table-cell>
          <table:table-cell office:value-type="string">
            <text:p>24 ♐ 00' 26"</text:p>
          </table:table-cell>
          <table:table-cell office:value-type="string">
            <text:p>24 ♐ 00' 28"</text:p>
          </table:table-cell>
          <table:table-cell office:value-type="float" office:value="-1.34215003424054">
            <text:p>-1.3421500342</text:p>
          </table:table-cell>
          <table:table-cell office:value-type="float" office:value="1.01880371087277">
            <text:p>1.0188037109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4300.01496528">
            <text:p>2414300.01496528</text:p>
          </table:table-cell>
          <table:table-cell office:value-type="string">
            <text:p>1898-01-10 07:21:33.750000 EST-0500</text:p>
          </table:table-cell>
          <table:table-cell office:value-type="float" office:value="0">
            <text:p>0</text:p>
          </table:table-cell>
          <table:table-cell office:value-type="float" office:value="281.599553575202">
            <text:p>281.5995535752</text:p>
          </table:table-cell>
          <table:table-cell office:value-type="float" office:value="281.599895391523">
            <text:p>281.5998953915</text:p>
          </table:table-cell>
          <table:table-cell office:value-type="string">
            <text:p>11 ♑ 35' 58"</text:p>
          </table:table-cell>
          <table:table-cell office:value-type="string">
            <text:p>11 ♑ 35' 59"</text:p>
          </table:table-cell>
          <table:table-cell office:value-type="float" office:value="-1.09607316576439">
            <text:p>-1.0960731658</text:p>
          </table:table-cell>
          <table:table-cell office:value-type="float" office:value="1.25689891979254">
            <text:p>1.2568989198</text:p>
          </table:table-cell>
          <table:table-cell office:value-type="float" office:value="259.162115199039">
            <text:p>259.162115199</text:p>
          </table:table-cell>
          <table:table-cell office:value-type="float" office:value="259.16245701536">
            <text:p>259.1624570154</text:p>
          </table:table-cell>
          <table:table-cell office:value-type="string">
            <text:p>19 ♐ 09' 43"</text:p>
          </table:table-cell>
          <table:table-cell office:value-type="string">
            <text:p>19 ♐ 09' 44"</text:p>
          </table:table-cell>
          <table:table-cell office:value-type="float" office:value="-1.09607598139128">
            <text:p>-1.0960759814</text:p>
          </table:table-cell>
          <table:table-cell office:value-type="float" office:value="1.25689592082637">
            <text:p>1.2568959208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4303.32552083">
            <text:p>2414303.32552083</text:p>
          </table:table-cell>
          <table:table-cell office:value-type="string">
            <text:p>1898-01-13 14:48:45.000000 EST-0500</text:p>
          </table:table-cell>
          <table:table-cell office:value-type="float" office:value="0">
            <text:p>0</text:p>
          </table:table-cell>
          <table:table-cell office:value-type="float" office:value="278.757734714537">
            <text:p>278.7577347145</text:p>
          </table:table-cell>
          <table:table-cell office:value-type="float" office:value="278.757859939788">
            <text:p>278.7578599398</text:p>
          </table:table-cell>
          <table:table-cell office:value-type="string">
            <text:p><text:s/>8 ♑ 45' 27"</text:p>
          </table:table-cell>
          <table:table-cell office:value-type="string">
            <text:p><text:s/>8 ♑ 45' 28"</text:p>
          </table:table-cell>
          <table:table-cell office:value-type="float" office:value="-0.601175412162032">
            <text:p>-0.6011754122</text:p>
          </table:table-cell>
          <table:table-cell office:value-type="float" office:value="0.755993854769924">
            <text:p>0.7559938548</text:p>
          </table:table-cell>
          <table:table-cell office:value-type="float" office:value="256.320211398082">
            <text:p>256.3202113981</text:p>
          </table:table-cell>
          <table:table-cell office:value-type="float" office:value="256.320336623333">
            <text:p>256.3203366233</text:p>
          </table:table-cell>
          <table:table-cell office:value-type="string">
            <text:p>16 ♐ 19' 12"</text:p>
          </table:table-cell>
          <table:table-cell office:value-type="string">
            <text:p>16 ♐ 19' 13"</text:p>
          </table:table-cell>
          <table:table-cell office:value-type="float" office:value="-0.601155301858207">
            <text:p>-0.6011553019</text:p>
          </table:table-cell>
          <table:table-cell office:value-type="float" office:value="0.756013972683642">
            <text:p>0.7560139727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4332.23542824">
            <text:p>2414332.23542824</text:p>
          </table:table-cell>
          <table:table-cell office:value-type="string">
            <text:p>1898-02-11 12:39:01.406250 EST-0500</text:p>
          </table:table-cell>
          <table:table-cell office:value-type="float" office:value="0">
            <text:p>0</text:p>
          </table:table-cell>
          <table:table-cell office:value-type="float" office:value="300.858154925427">
            <text:p>300.8581549254</text:p>
          </table:table-cell>
          <table:table-cell office:value-type="float" office:value="300.858099324513">
            <text:p>300.8580993245</text:p>
          </table:table-cell>
          <table:table-cell table:number-columns-repeated="2" office:value-type="string">
            <text:p><text:s/>0 ♒ 51' 29"</text:p>
          </table:table-cell>
          <table:table-cell office:value-type="float" office:value="1.39189818696377">
            <text:p>1.391898187</text:p>
          </table:table-cell>
          <table:table-cell office:value-type="float" office:value="0.771720234136197">
            <text:p>0.7717202341</text:p>
          </table:table-cell>
          <table:table-cell office:value-type="float" office:value="278.419404507806">
            <text:p>278.4194045078</text:p>
          </table:table-cell>
          <table:table-cell office:value-type="float" office:value="278.419348906892">
            <text:p>278.4193489069</text:p>
          </table:table-cell>
          <table:table-cell table:number-columns-repeated="2" office:value-type="string">
            <text:p><text:s/>8 ♑ 25' 09"</text:p>
          </table:table-cell>
          <table:table-cell office:value-type="float" office:value="1.3919174310386">
            <text:p>1.391917431</text:p>
          </table:table-cell>
          <table:table-cell office:value-type="float" office:value="0.771739479090853">
            <text:p>0.7717394791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4336.42585648">
            <text:p>2414336.42585648</text:p>
          </table:table-cell>
          <table:table-cell office:value-type="string">
            <text:p>1898-02-15 17:13:14.531250 EST-0500</text:p>
          </table:table-cell>
          <table:table-cell office:value-type="float" office:value="0">
            <text:p>0</text:p>
          </table:table-cell>
          <table:table-cell office:value-type="float" office:value="327.306936099755">
            <text:p>327.3069360998</text:p>
          </table:table-cell>
          <table:table-cell office:value-type="float" office:value="327.306931772695">
            <text:p>327.3069317727</text:p>
          </table:table-cell>
          <table:table-cell table:number-columns-repeated="2" office:value-type="string">
            <text:p>27 ♒ 18' 24"</text:p>
          </table:table-cell>
          <table:table-cell office:value-type="float" office:value="1.25266529154304">
            <text:p>1.2526652915</text:p>
          </table:table-cell>
          <table:table-cell office:value-type="float" office:value="1.00923075227606">
            <text:p>1.0092307523</text:p>
          </table:table-cell>
          <table:table-cell office:value-type="float" office:value="304.867972137876">
            <text:p>304.8679721379</text:p>
          </table:table-cell>
          <table:table-cell office:value-type="float" office:value="304.867967810815">
            <text:p>304.8679678108</text:p>
          </table:table-cell>
          <table:table-cell table:number-columns-repeated="2" office:value-type="string">
            <text:p><text:s/>4 ♒ 52' 04"</text:p>
          </table:table-cell>
          <table:table-cell office:value-type="float" office:value="1.25262775866318">
            <text:p>1.2526277587</text:p>
          </table:table-cell>
          <table:table-cell office:value-type="float" office:value="1.00919324000378">
            <text:p>1.0091932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4365.16023148">
            <text:p>2414365.16023148</text:p>
          </table:table-cell>
          <table:table-cell office:value-type="string">
            <text:p>1898-03-16 10:50:44.531250 EST-0500</text:p>
          </table:table-cell>
          <table:table-cell office:value-type="float" office:value="0">
            <text:p>0</text:p>
          </table:table-cell>
          <table:table-cell office:value-type="float" office:value="356.102583596705">
            <text:p>356.1025835967</text:p>
          </table:table-cell>
          <table:table-cell office:value-type="float" office:value="356.102533306964">
            <text:p>356.102533307</text:p>
          </table:table-cell>
          <table:table-cell table:number-columns-repeated="2" office:value-type="string">
            <text:p>26 ♓ 06' 09"</text:p>
          </table:table-cell>
          <table:table-cell office:value-type="float" office:value="1.96926988595718">
            <text:p>1.969269886</text:p>
          </table:table-cell>
          <table:table-cell office:value-type="float" office:value="0.994763000735382">
            <text:p>0.9947630007</text:p>
          </table:table-cell>
          <table:table-cell office:value-type="float" office:value="333.662681176571">
            <text:p>333.6626811766</text:p>
          </table:table-cell>
          <table:table-cell office:value-type="float" office:value="333.66263088683">
            <text:p>333.6626308868</text:p>
          </table:table-cell>
          <table:table-cell table:number-columns-repeated="2" office:value-type="string">
            <text:p><text:s/>3 ♓ 39' 45"</text:p>
          </table:table-cell>
          <table:table-cell office:value-type="float" office:value="1.96924776917157">
            <text:p>1.9692477692</text:p>
          </table:table-cell>
          <table:table-cell office:value-type="float" office:value="0.994741075427194">
            <text:p>0.9947410754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4374.42976852">
            <text:p>2414374.42976852</text:p>
          </table:table-cell>
          <table:table-cell office:value-type="string">
            <text:p>1898-03-25 17:18:52.031250 EST-0500</text:p>
          </table:table-cell>
          <table:table-cell office:value-type="float" office:value="0">
            <text:p>0</text:p>
          </table:table-cell>
          <table:table-cell office:value-type="float" office:value="14.7103398321305">
            <text:p>14.7103398321</text:p>
          </table:table-cell>
          <table:table-cell office:value-type="float" office:value="14.7101871825919">
            <text:p>14.7101871826</text:p>
          </table:table-cell>
          <table:table-cell office:value-type="string">
            <text:p>14 ♈ 42' 37"</text:p>
          </table:table-cell>
          <table:table-cell office:value-type="string">
            <text:p>14 ♈ 42' 36"</text:p>
          </table:table-cell>
          <table:table-cell office:value-type="float" office:value="1.99774966267869">
            <text:p>1.9977496627</text:p>
          </table:table-cell>
          <table:table-cell office:value-type="float" office:value="1.24111173366262">
            <text:p>1.2411117337</text:p>
          </table:table-cell>
          <table:table-cell office:value-type="float" office:value="352.270283376267">
            <text:p>352.2702833763</text:p>
          </table:table-cell>
          <table:table-cell office:value-type="float" office:value="352.270130726729">
            <text:p>352.2701307267</text:p>
          </table:table-cell>
          <table:table-cell office:value-type="string">
            <text:p>22 ♓ 16' 13"</text:p>
          </table:table-cell>
          <table:table-cell office:value-type="string">
            <text:p>22 ♓ 16' 12"</text:p>
          </table:table-cell>
          <table:table-cell office:value-type="float" office:value="1.99775744176378">
            <text:p>1.9977574418</text:p>
          </table:table-cell>
          <table:table-cell office:value-type="float" office:value="1.24111977505054">
            <text:p>1.2411197751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4399.14289352">
            <text:p>2414399.14289352</text:p>
          </table:table-cell>
          <table:table-cell office:value-type="string">
            <text:p>1898-04-19 10:25:46.875000 EST-0500</text:p>
          </table:table-cell>
          <table:table-cell office:value-type="float" office:value="0">
            <text:p>0</text:p>
          </table:table-cell>
          <table:table-cell office:value-type="float" office:value="45.2499954970906">
            <text:p>45.2499954971</text:p>
          </table:table-cell>
          <table:table-cell office:value-type="float" office:value="45.250185000616">
            <text:p>45.2501850006</text:p>
          </table:table-cell>
          <table:table-cell office:value-type="string">
            <text:p>15 ♉ 14' 59"</text:p>
          </table:table-cell>
          <table:table-cell office:value-type="string">
            <text:p>15 ♉ 15' 00"</text:p>
          </table:table-cell>
          <table:table-cell office:value-type="float" office:value="0.108351285412729">
            <text:p>0.1083512854</text:p>
          </table:table-cell>
          <table:table-cell office:value-type="float" office:value="1.23061800326116">
            <text:p>1.2306180033</text:p>
          </table:table-cell>
          <table:table-cell office:value-type="float" office:value="22.8091678774073">
            <text:p>22.8091678774</text:p>
          </table:table-cell>
          <table:table-cell office:value-type="float" office:value="22.8093573809328">
            <text:p>22.8093573809</text:p>
          </table:table-cell>
          <table:table-cell table:number-columns-repeated="2" office:value-type="string">
            <text:p>22 ♈ 48' 33"</text:p>
          </table:table-cell>
          <table:table-cell office:value-type="float" office:value="0.108381211164918">
            <text:p>0.1083812112</text:p>
          </table:table-cell>
          <table:table-cell office:value-type="float" office:value="1.23064849108459">
            <text:p>1.230648491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4410.92951389">
            <text:p>2414410.92951389</text:p>
          </table:table-cell>
          <table:table-cell office:value-type="string">
            <text:p>1898-05-01 05:18:30.937500 EST-0500</text:p>
          </table:table-cell>
          <table:table-cell office:value-type="float" office:value="0">
            <text:p>0</text:p>
          </table:table-cell>
          <table:table-cell office:value-type="float" office:value="41.0438898730085">
            <text:p>41.043889873</text:p>
          </table:table-cell>
          <table:table-cell office:value-type="float" office:value="41.0441840285469">
            <text:p>41.0441840285</text:p>
          </table:table-cell>
          <table:table-cell office:value-type="string">
            <text:p>11 ♉ 02' 38"</text:p>
          </table:table-cell>
          <table:table-cell office:value-type="string">
            <text:p>11 ♉ 02' 39"</text:p>
          </table:table-cell>
          <table:table-cell office:value-type="float" office:value="-0.637574068235309">
            <text:p>-0.6375740682</text:p>
          </table:table-cell>
          <table:table-cell office:value-type="float" office:value="0.969447321183687">
            <text:p>0.9694473212</text:p>
          </table:table-cell>
          <table:table-cell office:value-type="float" office:value="18.6026062566285">
            <text:p>18.6026062566</text:p>
          </table:table-cell>
          <table:table-cell office:value-type="float" office:value="18.6029004121669">
            <text:p>18.6029004122</text:p>
          </table:table-cell>
          <table:table-cell office:value-type="string">
            <text:p>18 ♈ 36' 09"</text:p>
          </table:table-cell>
          <table:table-cell office:value-type="string">
            <text:p>18 ♈ 36' 10"</text:p>
          </table:table-cell>
          <table:table-cell office:value-type="float" office:value="-0.637548038728772">
            <text:p>-0.6375480387</text:p>
          </table:table-cell>
          <table:table-cell office:value-type="float" office:value="0.969473350248676">
            <text:p>0.9694733502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14422.3575">
            <text:p>2414422.3575</text:p>
          </table:table-cell>
          <table:table-cell office:value-type="string">
            <text:p>1898-05-12 15:34:48.281250 EST-0500</text:p>
          </table:table-cell>
          <table:table-cell office:value-type="float" office:value="0">
            <text:p>0</text:p>
          </table:table-cell>
          <table:table-cell office:value-type="float" office:value="73.687801206128">
            <text:p>73.6878012061</text:p>
          </table:table-cell>
          <table:table-cell office:value-type="float" office:value="73.6875129392451">
            <text:p>73.6875129392</text:p>
          </table:table-cell>
          <table:table-cell office:value-type="string">
            <text:p>13 ♊ 41' 16"</text:p>
          </table:table-cell>
          <table:table-cell office:value-type="string">
            <text:p>13 ♊ 41' 15"</text:p>
          </table:table-cell>
          <table:table-cell office:value-type="float" office:value="1.21922771707762">
            <text:p>1.2192277171</text:p>
          </table:table-cell>
          <table:table-cell office:value-type="float" office:value="0.0216508355719859">
            <text:p>0.0216508356</text:p>
          </table:table-cell>
          <table:table-cell office:value-type="float" office:value="51.2459874534067">
            <text:p>51.2459874534</text:p>
          </table:table-cell>
          <table:table-cell office:value-type="float" office:value="51.2456991865238">
            <text:p>51.2456991865</text:p>
          </table:table-cell>
          <table:table-cell office:value-type="string">
            <text:p>21 ♉ 14' 45"</text:p>
          </table:table-cell>
          <table:table-cell office:value-type="string">
            <text:p>21 ♉ 14' 44"</text:p>
          </table:table-cell>
          <table:table-cell office:value-type="float" office:value="1.2192342147394">
            <text:p>1.2192342147</text:p>
          </table:table-cell>
          <table:table-cell office:value-type="float" office:value="0.0216570181745558">
            <text:p>0.0216570182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4428.63435185">
            <text:p>2414428.63435185</text:p>
          </table:table-cell>
          <table:table-cell office:value-type="string">
            <text:p>1898-05-18 22:13:28.593750 EST-0500</text:p>
          </table:table-cell>
          <table:table-cell office:value-type="float" office:value="0">
            <text:p>0</text:p>
          </table:table-cell>
          <table:table-cell office:value-type="float" office:value="81.3314462504118">
            <text:p>81.3314462504</text:p>
          </table:table-cell>
          <table:table-cell office:value-type="float" office:value="81.3314226133827">
            <text:p>81.3314226134</text:p>
          </table:table-cell>
          <table:table-cell table:number-columns-repeated="2" office:value-type="string">
            <text:p>21 ♊ 19' 53"</text:p>
          </table:table-cell>
          <table:table-cell office:value-type="float" office:value="1.21626208797251">
            <text:p>1.216262088</text:p>
          </table:table-cell>
          <table:table-cell office:value-type="float" office:value="0.0348562852358319">
            <text:p>0.0348562852</text:p>
          </table:table-cell>
          <table:table-cell office:value-type="float" office:value="58.8894979493314">
            <text:p>58.8894979493</text:p>
          </table:table-cell>
          <table:table-cell office:value-type="float" office:value="58.8894743123023">
            <text:p>58.8894743123</text:p>
          </table:table-cell>
          <table:table-cell table:number-columns-repeated="2" office:value-type="string">
            <text:p>28 ♉ 53' 22"</text:p>
          </table:table-cell>
          <table:table-cell office:value-type="float" office:value="1.21625753854973">
            <text:p>1.2162575385</text:p>
          </table:table-cell>
          <table:table-cell office:value-type="float" office:value="0.0348518492643017">
            <text:p>0.0348518493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14445.38459491">
            <text:p>2414445.38459491</text:p>
          </table:table-cell>
          <table:table-cell office:value-type="string">
            <text:p>1898-06-04 16:13:49.687500 EST-0500</text:p>
          </table:table-cell>
          <table:table-cell office:value-type="float" office:value="0">
            <text:p>0</text:p>
          </table:table-cell>
          <table:table-cell office:value-type="float" office:value="74.2083776837469">
            <text:p>74.2083776837</text:p>
          </table:table-cell>
          <table:table-cell office:value-type="float" office:value="74.2082712737436">
            <text:p>74.2082712737</text:p>
          </table:table-cell>
          <table:table-cell office:value-type="string">
            <text:p>14 ♊ 12' 30"</text:p>
          </table:table-cell>
          <table:table-cell office:value-type="string">
            <text:p>14 ♊ 12' 29"</text:p>
          </table:table-cell>
          <table:table-cell office:value-type="float" office:value="0.95649393405882">
            <text:p>0.9564939341</text:p>
          </table:table-cell>
          <table:table-cell office:value-type="float" office:value="0.0231332116043936">
            <text:p>0.0231332116</text:p>
          </table:table-cell>
          <table:table-cell office:value-type="float" office:value="51.7656098280586">
            <text:p>51.7656098281</text:p>
          </table:table-cell>
          <table:table-cell office:value-type="float" office:value="51.7655034180553">
            <text:p>51.7655034181</text:p>
          </table:table-cell>
          <table:table-cell office:value-type="string">
            <text:p>21 ♉ 45' 56"</text:p>
          </table:table-cell>
          <table:table-cell office:value-type="string">
            <text:p>21 ♉ 45' 55"</text:p>
          </table:table-cell>
          <table:table-cell office:value-type="float" office:value="0.956438140436065">
            <text:p>0.9564381404</text:p>
          </table:table-cell>
          <table:table-cell office:value-type="float" office:value="0.0230778602242644">
            <text:p>0.0230778602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14453.79865741">
            <text:p>2414453.79865741</text:p>
          </table:table-cell>
          <table:table-cell office:value-type="string">
            <text:p>1898-06-13 02:10:04.687500 EST-0500</text:p>
          </table:table-cell>
          <table:table-cell office:value-type="float" office:value="0">
            <text:p>0</text:p>
          </table:table-cell>
          <table:table-cell office:value-type="float" office:value="82.2500367521529">
            <text:p>82.2500367522</text:p>
          </table:table-cell>
          <table:table-cell office:value-type="float" office:value="82.2500213025024">
            <text:p>82.2500213025</text:p>
          </table:table-cell>
          <table:table-cell table:number-columns-repeated="2" office:value-type="string">
            <text:p>22 ♊ 15' 00"</text:p>
          </table:table-cell>
          <table:table-cell office:value-type="float" office:value="0.955191860154097">
            <text:p>0.9551918602</text:p>
          </table:table-cell>
          <table:table-cell office:value-type="float" office:value="0.0373125970107187">
            <text:p>0.037312597</text:p>
          </table:table-cell>
          <table:table-cell office:value-type="float" office:value="59.8068446873984">
            <text:p>59.8068446874</text:p>
          </table:table-cell>
          <table:table-cell office:value-type="float" office:value="59.8068292377479">
            <text:p>59.8068292377</text:p>
          </table:table-cell>
          <table:table-cell table:number-columns-repeated="2" office:value-type="string">
            <text:p>29 ♉ 48' 24"</text:p>
          </table:table-cell>
          <table:table-cell office:value-type="float" office:value="0.955203318094174">
            <text:p>0.9552033181</text:p>
          </table:table-cell>
          <table:table-cell office:value-type="float" office:value="0.0373240924488336">
            <text:p>0.0373240924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4459.50813657">
            <text:p>2414459.50813657</text:p>
          </table:table-cell>
          <table:table-cell office:value-type="string">
            <text:p>1898-06-18 19:11:43.125000 EST-0500</text:p>
          </table:table-cell>
          <table:table-cell office:value-type="float" office:value="0">
            <text:p>0</text:p>
          </table:table-cell>
          <table:table-cell office:value-type="float" office:value="74.5323055041593">
            <text:p>74.5323055042</text:p>
          </table:table-cell>
          <table:table-cell office:value-type="float" office:value="74.5320464543683">
            <text:p>74.5320464544</text:p>
          </table:table-cell>
          <table:table-cell office:value-type="string">
            <text:p>14 ♊ 31' 56"</text:p>
          </table:table-cell>
          <table:table-cell office:value-type="string">
            <text:p>14 ♊ 31' 55"</text:p>
          </table:table-cell>
          <table:table-cell office:value-type="float" office:value="1.97050641609732">
            <text:p>1.9705064161</text:p>
          </table:table-cell>
          <table:table-cell office:value-type="float" office:value="0.0225981424405528">
            <text:p>0.0225981424</text:p>
          </table:table-cell>
          <table:table-cell office:value-type="float" office:value="52.088801661372">
            <text:p>52.0888016614</text:p>
          </table:table-cell>
          <table:table-cell office:value-type="float" office:value="52.0885426115809">
            <text:p>52.0885426116</text:p>
          </table:table-cell>
          <table:table-cell office:value-type="string">
            <text:p>22 ♉ 05' 19"</text:p>
          </table:table-cell>
          <table:table-cell office:value-type="string">
            <text:p>22 ♉ 05' 18"</text:p>
          </table:table-cell>
          <table:table-cell office:value-type="float" office:value="1.97047194779112">
            <text:p>1.9704719478</text:p>
          </table:table-cell>
          <table:table-cell office:value-type="float" office:value="0.0225637547636588">
            <text:p>0.0225637548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4463.46784722">
            <text:p>2414463.46784722</text:p>
          </table:table-cell>
          <table:table-cell office:value-type="string">
            <text:p>1898-06-22 18:13:42.656250 EST-0500</text:p>
          </table:table-cell>
          <table:table-cell office:value-type="float" office:value="0">
            <text:p>0</text:p>
          </table:table-cell>
          <table:table-cell office:value-type="float" office:value="82.6102668365056">
            <text:p>82.6102668365</text:p>
          </table:table-cell>
          <table:table-cell office:value-type="float" office:value="82.6099640971187">
            <text:p>82.6099640971</text:p>
          </table:table-cell>
          <table:table-cell office:value-type="string">
            <text:p>22 ♊ 36' 36"</text:p>
          </table:table-cell>
          <table:table-cell office:value-type="string">
            <text:p>22 ♊ 36' 35"</text:p>
          </table:table-cell>
          <table:table-cell office:value-type="float" office:value="2.10171255031322">
            <text:p>2.1017125503</text:p>
          </table:table-cell>
          <table:table-cell office:value-type="float" office:value="0.0369649574500255">
            <text:p>0.0369649575</text:p>
          </table:table-cell>
          <table:table-cell office:value-type="float" office:value="60.1665145606428">
            <text:p>60.1665145606</text:p>
          </table:table-cell>
          <table:table-cell office:value-type="float" office:value="60.1662118212559">
            <text:p>60.1662118213</text:p>
          </table:table-cell>
          <table:table-cell office:value-type="string">
            <text:p><text:s/>0 ♊ 09' 59"</text:p>
          </table:table-cell>
          <table:table-cell office:value-type="string">
            <text:p><text:s/>0 ♊ 09' 58"</text:p>
          </table:table-cell>
          <table:table-cell office:value-type="float" office:value="2.10170549640532">
            <text:p>2.1017054964</text:p>
          </table:table-cell>
          <table:table-cell office:value-type="float" office:value="0.0369578708122548">
            <text:p>0.036957870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4470.81916667">
            <text:p>2414470.81916667</text:p>
          </table:table-cell>
          <table:table-cell office:value-type="string">
            <text:p>1898-06-30 02:39:36.562500 EST-0500</text:p>
          </table:table-cell>
          <table:table-cell office:value-type="float" office:value="0">
            <text:p>0</text:p>
          </table:table-cell>
          <table:table-cell office:value-type="float" office:value="98.4907025969254">
            <text:p>98.4907025969</text:p>
          </table:table-cell>
          <table:table-cell office:value-type="float" office:value="98.4906961795069">
            <text:p>98.4906961795</text:p>
          </table:table-cell>
          <table:table-cell table:number-columns-repeated="2" office:value-type="string">
            <text:p><text:s/>8 ♋ 29' 26"</text:p>
          </table:table-cell>
          <table:table-cell office:value-type="float" office:value="2.17713765437334">
            <text:p>2.1771376544</text:p>
          </table:table-cell>
          <table:table-cell office:value-type="float" office:value="0.95311688226634">
            <text:p>0.9531168823</text:p>
          </table:table-cell>
          <table:table-cell office:value-type="float" office:value="76.0467147462001">
            <text:p>76.0467147462</text:p>
          </table:table-cell>
          <table:table-cell office:value-type="float" office:value="76.0467083287816">
            <text:p>76.0467083288</text:p>
          </table:table-cell>
          <table:table-cell table:number-columns-repeated="2" office:value-type="string">
            <text:p>16 ♊ 02' 48"</text:p>
          </table:table-cell>
          <table:table-cell office:value-type="float" office:value="2.17711170847625">
            <text:p>2.1771117085</text:p>
          </table:table-cell>
          <table:table-cell office:value-type="float" office:value="0.953090882223879">
            <text:p>0.9530908822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14512.53010417">
            <text:p>2414512.53010417</text:p>
          </table:table-cell>
          <table:table-cell office:value-type="string">
            <text:p>1898-08-10 19:43:21.562500 EST-0500</text:p>
          </table:table-cell>
          <table:table-cell office:value-type="float" office:value="0">
            <text:p>0</text:p>
          </table:table-cell>
          <table:table-cell office:value-type="float" office:value="75.5017911919187">
            <text:p>75.5017911919</text:p>
          </table:table-cell>
          <table:table-cell office:value-type="float" office:value="75.5017717030175">
            <text:p>75.501771703</text:p>
          </table:table-cell>
          <table:table-cell table:number-columns-repeated="2" office:value-type="string">
            <text:p>15 ♊ 30' 06"</text:p>
          </table:table-cell>
          <table:table-cell office:value-type="float" office:value="0.656696103126253">
            <text:p>0.6566961031</text:p>
          </table:table-cell>
          <table:table-cell office:value-type="float" office:value="0.0119747885437002">
            <text:p>0.0119747885</text:p>
          </table:table-cell>
          <table:table-cell office:value-type="float" office:value="53.0558571989306">
            <text:p>53.0558571989</text:p>
          </table:table-cell>
          <table:table-cell office:value-type="float" office:value="53.0558377100294">
            <text:p>53.05583771</text:p>
          </table:table-cell>
          <table:table-cell table:number-columns-repeated="2" office:value-type="string">
            <text:p>23 ♉ 03' 21"</text:p>
          </table:table-cell>
          <table:table-cell office:value-type="float" office:value="0.656678481175175">
            <text:p>0.6566784812</text:p>
          </table:table-cell>
          <table:table-cell office:value-type="float" office:value="0.0119573011893335">
            <text:p>0.0119573012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14520.06452546">
            <text:p>2414520.06452546</text:p>
          </table:table-cell>
          <table:table-cell office:value-type="string">
            <text:p>1898-08-18 08:32:55.781250 EST-0500</text:p>
          </table:table-cell>
          <table:table-cell office:value-type="float" office:value="0">
            <text:p>0</text:p>
          </table:table-cell>
          <table:table-cell office:value-type="float" office:value="189.047691193651">
            <text:p>189.0476911937</text:p>
          </table:table-cell>
          <table:table-cell office:value-type="float" office:value="189.047673875874">
            <text:p>189.0476738759</text:p>
          </table:table-cell>
          <table:table-cell table:number-columns-repeated="2" office:value-type="string">
            <text:p><text:s/>9 ♎ 02' 51"</text:p>
          </table:table-cell>
          <table:table-cell office:value-type="float" office:value="1.11456522414701">
            <text:p>1.1145652241</text:p>
          </table:table-cell>
          <table:table-cell office:value-type="float" office:value="0.182863824553248">
            <text:p>0.1828638246</text:p>
          </table:table-cell>
          <table:table-cell office:value-type="float" office:value="166.601438961138">
            <text:p>166.6014389611</text:p>
          </table:table-cell>
          <table:table-cell office:value-type="float" office:value="166.601421643361">
            <text:p>166.6014216434</text:p>
          </table:table-cell>
          <table:table-cell table:number-columns-repeated="2" office:value-type="string">
            <text:p>16 ♍ 36' 05"</text:p>
          </table:table-cell>
          <table:table-cell office:value-type="float" office:value="1.11459490185271">
            <text:p>1.1145949019</text:p>
          </table:table-cell>
          <table:table-cell office:value-type="float" office:value="0.182893260813613">
            <text:p>0.1828932608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14526.48859954">
            <text:p>2414526.48859954</text:p>
          </table:table-cell>
          <table:table-cell office:value-type="string">
            <text:p>1898-08-24 18:43:35.625000 EST-0500</text:p>
          </table:table-cell>
          <table:table-cell office:value-type="float" office:value="0">
            <text:p>0</text:p>
          </table:table-cell>
          <table:table-cell office:value-type="float" office:value="84.4824857158284">
            <text:p>84.4824857158</text:p>
          </table:table-cell>
          <table:table-cell office:value-type="float" office:value="84.4824201745988">
            <text:p>84.4824201746</text:p>
          </table:table-cell>
          <table:table-cell table:number-columns-repeated="2" office:value-type="string">
            <text:p>24 ♊ 28' 56"</text:p>
          </table:table-cell>
          <table:table-cell office:value-type="float" office:value="0.629332554180861">
            <text:p>0.6293325542</text:p>
          </table:table-cell>
          <table:table-cell office:value-type="float" office:value="0.0180848754720281">
            <text:p>0.0180848755</text:p>
          </table:table-cell>
          <table:table-cell office:value-type="float" office:value="62.036103146714">
            <text:p>62.0361031467</text:p>
          </table:table-cell>
          <table:table-cell office:value-type="float" office:value="62.0360376054843">
            <text:p>62.0360376055</text:p>
          </table:table-cell>
          <table:table-cell table:number-columns-repeated="2" office:value-type="string">
            <text:p><text:s/>2 ♊ 02' 09"</text:p>
          </table:table-cell>
          <table:table-cell office:value-type="float" office:value="0.629311170472966">
            <text:p>0.6293111705</text:p>
          </table:table-cell>
          <table:table-cell office:value-type="float" office:value="0.018063508309138">
            <text:p>0.018063508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4538.20539352">
            <text:p>2414538.20539352</text:p>
          </table:table-cell>
          <table:table-cell office:value-type="string">
            <text:p>1898-09-05 11:55:46.875000 EST-0500</text:p>
          </table:table-cell>
          <table:table-cell office:value-type="float" office:value="0">
            <text:p>0</text:p>
          </table:table-cell>
          <table:table-cell office:value-type="float" office:value="163.114652126964">
            <text:p>163.114652127</text:p>
          </table:table-cell>
          <table:table-cell office:value-type="float" office:value="163.115105923767">
            <text:p>163.1151059238</text:p>
          </table:table-cell>
          <table:table-cell office:value-type="string">
            <text:p>13 ♍ 06' 52"</text:p>
          </table:table-cell>
          <table:table-cell office:value-type="string">
            <text:p>13 ♍ 06' 54"</text:p>
          </table:table-cell>
          <table:table-cell office:value-type="float" office:value="-0.97848538416676">
            <text:p>-0.9784853842</text:p>
          </table:table-cell>
          <table:table-cell office:value-type="float" office:value="0.970463155336339">
            <text:p>0.9704631553</text:p>
          </table:table-cell>
          <table:table-cell office:value-type="float" office:value="140.66789325027">
            <text:p>140.6678932503</text:p>
          </table:table-cell>
          <table:table-cell office:value-type="float" office:value="140.668347047072">
            <text:p>140.6683470471</text:p>
          </table:table-cell>
          <table:table-cell office:value-type="string">
            <text:p>20 ♌ 40' 04"</text:p>
          </table:table-cell>
          <table:table-cell office:value-type="string">
            <text:p>20 ♌ 40' 06"</text:p>
          </table:table-cell>
          <table:table-cell office:value-type="float" office:value="-0.978481782980515">
            <text:p>-0.978481783</text:p>
          </table:table-cell>
          <table:table-cell office:value-type="float" office:value="0.970467440099026">
            <text:p>0.9704674401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4571.75935185">
            <text:p>2414571.75935185</text:p>
          </table:table-cell>
          <table:table-cell office:value-type="string">
            <text:p>1898-10-09 01:13:28.593750 EST-0500</text:p>
          </table:table-cell>
          <table:table-cell office:value-type="float" office:value="0">
            <text:p>0</text:p>
          </table:table-cell>
          <table:table-cell office:value-type="float" office:value="241.096816517095">
            <text:p>241.0968165171</text:p>
          </table:table-cell>
          <table:table-cell office:value-type="float" office:value="241.096687943327">
            <text:p>241.0966879433</text:p>
          </table:table-cell>
          <table:table-cell table:number-columns-repeated="2" office:value-type="string">
            <text:p><text:s/>1 ♐ 05' 48"</text:p>
          </table:table-cell>
          <table:table-cell office:value-type="float" office:value="0.820055489382657">
            <text:p>0.8200554894</text:p>
          </table:table-cell>
          <table:table-cell office:value-type="float" office:value="0.0478338903187173">
            <text:p>0.0478338903</text:p>
          </table:table-cell>
          <table:table-cell office:value-type="float" office:value="218.649035392721">
            <text:p>218.6490353927</text:p>
          </table:table-cell>
          <table:table-cell office:value-type="float" office:value="218.648906818953">
            <text:p>218.648906819</text:p>
          </table:table-cell>
          <table:table-cell table:number-columns-repeated="2" office:value-type="string">
            <text:p><text:s/>8 ♏ 38' 56"</text:p>
          </table:table-cell>
          <table:table-cell office:value-type="float" office:value="0.820061287586278">
            <text:p>0.8200612876</text:p>
          </table:table-cell>
          <table:table-cell office:value-type="float" office:value="0.0478394350893788">
            <text:p>0.0478394351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14576.46271991">
            <text:p>2414576.46271991</text:p>
          </table:table-cell>
          <table:table-cell office:value-type="string">
            <text:p>1898-10-13 18:06:19.687500 EST-0500</text:p>
          </table:table-cell>
          <table:table-cell office:value-type="float" office:value="0">
            <text:p>0</text:p>
          </table:table-cell>
          <table:table-cell office:value-type="float" office:value="200.640593955639">
            <text:p>200.6405939556</text:p>
          </table:table-cell>
          <table:table-cell office:value-type="float" office:value="200.640427825041">
            <text:p>200.640427825</text:p>
          </table:table-cell>
          <table:table-cell office:value-type="string">
            <text:p>20 ♎ 38' 26"</text:p>
          </table:table-cell>
          <table:table-cell office:value-type="string">
            <text:p>20 ♎ 38' 25"</text:p>
          </table:table-cell>
          <table:table-cell office:value-type="float" office:value="0.99187284418613">
            <text:p>0.9918728442</text:p>
          </table:table-cell>
          <table:table-cell office:value-type="float" office:value="0.217214833048727">
            <text:p>0.217214833</text:p>
          </table:table-cell>
          <table:table-cell office:value-type="float" office:value="178.192761336616">
            <text:p>178.1927613366</text:p>
          </table:table-cell>
          <table:table-cell office:value-type="float" office:value="178.192595206018">
            <text:p>178.192595206</text:p>
          </table:table-cell>
          <table:table-cell table:number-columns-repeated="2" office:value-type="string">
            <text:p>28 ♍ 11' 33"</text:p>
          </table:table-cell>
          <table:table-cell office:value-type="float" office:value="0.991911965219713">
            <text:p>0.9919119652</text:p>
          </table:table-cell>
          <table:table-cell office:value-type="float" office:value="0.21725410918933">
            <text:p>0.2172541092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4579.14777778">
            <text:p>2414579.14777778</text:p>
          </table:table-cell>
          <table:table-cell office:value-type="string">
            <text:p>1898-10-16 10:32:48.750000 EST-0500</text:p>
          </table:table-cell>
          <table:table-cell office:value-type="float" office:value="0">
            <text:p>0</text:p>
          </table:table-cell>
          <table:table-cell office:value-type="float" office:value="201.223948878265">
            <text:p>201.2239488783</text:p>
          </table:table-cell>
          <table:table-cell office:value-type="float" office:value="201.2237143669">
            <text:p>201.2237143669</text:p>
          </table:table-cell>
          <table:table-cell office:value-type="string">
            <text:p>21 ♎ 13' 26"</text:p>
          </table:table-cell>
          <table:table-cell office:value-type="string">
            <text:p>21 ♎ 13' 25"</text:p>
          </table:table-cell>
          <table:table-cell office:value-type="float" office:value="1.70674970645149">
            <text:p>1.7067497065</text:p>
          </table:table-cell>
          <table:table-cell office:value-type="float" office:value="0.217230543625336">
            <text:p>0.2172305436</text:p>
          </table:table-cell>
          <table:table-cell office:value-type="float" office:value="178.776087345815">
            <text:p>178.7760873458</text:p>
          </table:table-cell>
          <table:table-cell office:value-type="float" office:value="178.77585283445">
            <text:p>178.7758528345</text:p>
          </table:table-cell>
          <table:table-cell table:number-columns-repeated="2" office:value-type="string">
            <text:p>28 ♍ 46' 33"</text:p>
          </table:table-cell>
          <table:table-cell office:value-type="float" office:value="1.70675898663551">
            <text:p>1.7067589866</text:p>
          </table:table-cell>
          <table:table-cell office:value-type="float" office:value="0.217239832154776">
            <text:p>0.217239832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4582.13289352">
            <text:p>2414582.13289352</text:p>
          </table:table-cell>
          <table:table-cell office:value-type="string">
            <text:p>1898-10-19 10:11:22.031250 EST-0500</text:p>
          </table:table-cell>
          <table:table-cell office:value-type="float" office:value="0">
            <text:p>0</text:p>
          </table:table-cell>
          <table:table-cell office:value-type="float" office:value="206.273939340774">
            <text:p>206.2739393408</text:p>
          </table:table-cell>
          <table:table-cell office:value-type="float" office:value="206.27381345966">
            <text:p>206.2738134597</text:p>
          </table:table-cell>
          <table:table-cell office:value-type="string">
            <text:p>26 ♎ 16' 26"</text:p>
          </table:table-cell>
          <table:table-cell office:value-type="string">
            <text:p>26 ♎ 16' 25"</text:p>
          </table:table-cell>
          <table:table-cell office:value-type="float" office:value="1.67661760034082">
            <text:p>1.6766176003</text:p>
          </table:table-cell>
          <table:table-cell office:value-type="float" office:value="0.994987687984231">
            <text:p>0.994987688</text:p>
          </table:table-cell>
          <table:table-cell office:value-type="float" office:value="183.825919480571">
            <text:p>183.8259194806</text:p>
          </table:table-cell>
          <table:table-cell office:value-type="float" office:value="183.825793599457">
            <text:p>183.8257935995</text:p>
          </table:table-cell>
          <table:table-cell office:value-type="string">
            <text:p><text:s/>3 ♎ 49' 33"</text:p>
          </table:table-cell>
          <table:table-cell office:value-type="string">
            <text:p><text:s/>3 ♎ 49' 32"</text:p>
          </table:table-cell>
          <table:table-cell office:value-type="float" office:value="1.67658614989267">
            <text:p>1.6765861499</text:p>
          </table:table-cell>
          <table:table-cell office:value-type="float" office:value="0.994956126840912">
            <text:p>0.9949561268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4583.1497338">
            <text:p>2414583.1497338</text:p>
          </table:table-cell>
          <table:table-cell office:value-type="string">
            <text:p>1898-10-20 10:35:37.500000 EST-0500</text:p>
          </table:table-cell>
          <table:table-cell office:value-type="float" office:value="0">
            <text:p>0</text:p>
          </table:table-cell>
          <table:table-cell office:value-type="float" office:value="249.50601370525">
            <text:p>249.5060137053</text:p>
          </table:table-cell>
          <table:table-cell office:value-type="float" office:value="249.50594317038">
            <text:p>249.5059431704</text:p>
          </table:table-cell>
          <table:table-cell table:number-columns-repeated="2" office:value-type="string">
            <text:p><text:s/>9 ♐ 30' 21"</text:p>
          </table:table-cell>
          <table:table-cell office:value-type="float" office:value="0.6425625652314">
            <text:p>0.6425625652</text:p>
          </table:table-cell>
          <table:table-cell office:value-type="float" office:value="0.0975191030373846">
            <text:p>0.097519103</text:p>
          </table:table-cell>
          <table:table-cell office:value-type="float" office:value="227.057922422984">
            <text:p>227.057922423</text:p>
          </table:table-cell>
          <table:table-cell office:value-type="float" office:value="227.057851888114">
            <text:p>227.0578518881</text:p>
          </table:table-cell>
          <table:table-cell table:number-columns-repeated="2" office:value-type="string">
            <text:p>17 ♏ 03' 28"</text:p>
          </table:table-cell>
          <table:table-cell office:value-type="float" office:value="0.642531609215831">
            <text:p>0.6425316092</text:p>
          </table:table-cell>
          <table:table-cell office:value-type="float" office:value="0.0974882253322359">
            <text:p>0.0974882253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4605.36726852">
            <text:p>2414605.36726852</text:p>
          </table:table-cell>
          <table:table-cell office:value-type="string">
            <text:p>1898-11-11 15:48:52.031250 EST-0500</text:p>
          </table:table-cell>
          <table:table-cell office:value-type="float" office:value="0">
            <text:p>0</text:p>
          </table:table-cell>
          <table:table-cell office:value-type="float" office:value="242.951998047315">
            <text:p>242.9519980473</text:p>
          </table:table-cell>
          <table:table-cell office:value-type="float" office:value="242.951662426092">
            <text:p>242.9516624261</text:p>
          </table:table-cell>
          <table:table-cell office:value-type="string">
            <text:p><text:s/>2 ♐ 57' 07"</text:p>
          </table:table-cell>
          <table:table-cell office:value-type="string">
            <text:p><text:s/>2 ♐ 57' 05"</text:p>
          </table:table-cell>
          <table:table-cell office:value-type="float" office:value="1.5000466986499">
            <text:p>1.5000466986</text:p>
          </table:table-cell>
          <table:table-cell office:value-type="float" office:value="0.0604317803065453">
            <text:p>0.0604317803</text:p>
          </table:table-cell>
          <table:table-cell office:value-type="float" office:value="220.503189635165">
            <text:p>220.5031896352</text:p>
          </table:table-cell>
          <table:table-cell office:value-type="float" office:value="220.502854013942">
            <text:p>220.5028540139</text:p>
          </table:table-cell>
          <table:table-cell office:value-type="string">
            <text:p>10 ♏ 30' 11"</text:p>
          </table:table-cell>
          <table:table-cell office:value-type="string">
            <text:p>10 ♏ 30' 10"</text:p>
          </table:table-cell>
          <table:table-cell office:value-type="float" office:value="1.50006228797684">
            <text:p>1.500062288</text:p>
          </table:table-cell>
          <table:table-cell office:value-type="float" office:value="0.0604476507398348">
            <text:p>0.0604476507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4611.89070602">
            <text:p>2414611.89070602</text:p>
          </table:table-cell>
          <table:table-cell office:value-type="string">
            <text:p>1898-11-18 04:22:37.031250 EST-0500</text:p>
          </table:table-cell>
          <table:table-cell office:value-type="float" office:value="0">
            <text:p>0</text:p>
          </table:table-cell>
          <table:table-cell office:value-type="float" office:value="252.595593224669">
            <text:p>252.5955932247</text:p>
          </table:table-cell>
          <table:table-cell office:value-type="float" office:value="252.595499450918">
            <text:p>252.5954994509</text:p>
          </table:table-cell>
          <table:table-cell office:value-type="string">
            <text:p>12 ♐ 35' 44"</text:p>
          </table:table-cell>
          <table:table-cell office:value-type="string">
            <text:p>12 ♐ 35' 43"</text:p>
          </table:table-cell>
          <table:table-cell office:value-type="float" office:value="1.45328181593951">
            <text:p>1.4532818159</text:p>
          </table:table-cell>
          <table:table-cell office:value-type="float" office:value="0.115112954793878">
            <text:p>0.1151129548</text:p>
          </table:table-cell>
          <table:table-cell office:value-type="float" office:value="230.146359849906">
            <text:p>230.1463598499</text:p>
          </table:table-cell>
          <table:table-cell office:value-type="float" office:value="230.146266076155">
            <text:p>230.1462660762</text:p>
          </table:table-cell>
          <table:table-cell table:number-columns-repeated="2" office:value-type="string">
            <text:p>20 ♏ 08' 46"</text:p>
          </table:table-cell>
          <table:table-cell office:value-type="float" office:value="1.45325344038187">
            <text:p>1.4532534404</text:p>
          </table:table-cell>
          <table:table-cell office:value-type="float" office:value="0.115084469064395">
            <text:p>0.1150844691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4613.91071759">
            <text:p>2414613.91071759</text:p>
          </table:table-cell>
          <table:table-cell office:value-type="string">
            <text:p>1898-11-20 04:51:26.718750 EST-0500</text:p>
          </table:table-cell>
          <table:table-cell office:value-type="float" office:value="0">
            <text:p>0</text:p>
          </table:table-cell>
          <table:table-cell office:value-type="float" office:value="255.511382604755">
            <text:p>255.5113826048</text:p>
          </table:table-cell>
          <table:table-cell office:value-type="float" office:value="255.510997220161">
            <text:p>255.5109972202</text:p>
          </table:table-cell>
          <table:table-cell office:value-type="string">
            <text:p>15 ♐ 30' 40"</text:p>
          </table:table-cell>
          <table:table-cell office:value-type="string">
            <text:p>15 ♐ 30' 39"</text:p>
          </table:table-cell>
          <table:table-cell office:value-type="float" office:value="1.43291242738764">
            <text:p>1.4329124274</text:p>
          </table:table-cell>
          <table:table-cell office:value-type="float" office:value="-0.368762316542628">
            <text:p>-0.3687623165</text:p>
          </table:table-cell>
          <table:table-cell office:value-type="float" office:value="233.062050237069">
            <text:p>233.0620502371</text:p>
          </table:table-cell>
          <table:table-cell office:value-type="float" office:value="233.061664852475">
            <text:p>233.0616648525</text:p>
          </table:table-cell>
          <table:table-cell office:value-type="string">
            <text:p>23 ♏ 03' 43"</text:p>
          </table:table-cell>
          <table:table-cell office:value-type="string">
            <text:p>23 ♏ 03' 41"</text:p>
          </table:table-cell>
          <table:table-cell office:value-type="float" office:value="1.43291871157579">
            <text:p>1.4329187116</text:p>
          </table:table-cell>
          <table:table-cell office:value-type="float" office:value="-0.368756003871937">
            <text:p>-0.3687560039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4618.65364583">
            <text:p>2414618.65364583</text:p>
          </table:table-cell>
          <table:table-cell office:value-type="string">
            <text:p>1898-11-24 22:41:15.000000 EST-0500</text:p>
          </table:table-cell>
          <table:table-cell office:value-type="float" office:value="0">
            <text:p>0</text:p>
          </table:table-cell>
          <table:table-cell office:value-type="float" office:value="253.380457903763">
            <text:p>253.3804579038</text:p>
          </table:table-cell>
          <table:table-cell office:value-type="float" office:value="253.380606359979">
            <text:p>253.38060636</text:p>
          </table:table-cell>
          <table:table-cell office:value-type="string">
            <text:p>13 ♐ 22' 49"</text:p>
          </table:table-cell>
          <table:table-cell office:value-type="string">
            <text:p>13 ♐ 22' 50"</text:p>
          </table:table-cell>
          <table:table-cell office:value-type="float" office:value="-0.520695100585543">
            <text:p>-0.5206951006</text:p>
          </table:table-cell>
          <table:table-cell office:value-type="float" office:value="0.116964607092672">
            <text:p>0.1169646071</text:p>
          </table:table-cell>
          <table:table-cell office:value-type="float" office:value="230.931024349351">
            <text:p>230.9310243494</text:p>
          </table:table-cell>
          <table:table-cell office:value-type="float" office:value="230.931172805566">
            <text:p>230.9311728056</text:p>
          </table:table-cell>
          <table:table-cell office:value-type="string">
            <text:p>20 ♏ 55' 51"</text:p>
          </table:table-cell>
          <table:table-cell office:value-type="string">
            <text:p>20 ♏ 55' 52"</text:p>
          </table:table-cell>
          <table:table-cell office:value-type="float" office:value="-0.520690520382193">
            <text:p>-0.5206905204</text:p>
          </table:table-cell>
          <table:table-cell office:value-type="float" office:value="0.116969557562228">
            <text:p>0.1169695576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14619.52131944">
            <text:p>2414619.52131944</text:p>
          </table:table-cell>
          <table:table-cell office:value-type="string">
            <text:p>1898-11-25 19:30:42.187500 EST-0500</text:p>
          </table:table-cell>
          <table:table-cell office:value-type="float" office:value="0">
            <text:p>0</text:p>
          </table:table-cell>
          <table:table-cell office:value-type="float" office:value="243.819391280372">
            <text:p>243.8193912804</text:p>
          </table:table-cell>
          <table:table-cell office:value-type="float" office:value="243.819175631505">
            <text:p>243.8191756315</text:p>
          </table:table-cell>
          <table:table-cell table:number-columns-repeated="2" office:value-type="string">
            <text:p><text:s/>3 ♐ 49' 09"</text:p>
          </table:table-cell>
          <table:table-cell office:value-type="float" office:value="1.01215326664156">
            <text:p>1.0121532666</text:p>
          </table:table-cell>
          <table:table-cell office:value-type="float" office:value="0.0616873469997094">
            <text:p>0.061687347</text:p>
          </table:table-cell>
          <table:table-cell office:value-type="float" office:value="221.369924102373">
            <text:p>221.3699241024</text:p>
          </table:table-cell>
          <table:table-cell office:value-type="float" office:value="221.369708453505">
            <text:p>221.3697084535</text:p>
          </table:table-cell>
          <table:table-cell office:value-type="string">
            <text:p>11 ♏ 22' 11"</text:p>
          </table:table-cell>
          <table:table-cell office:value-type="string">
            <text:p>11 ♏ 22' 10"</text:p>
          </table:table-cell>
          <table:table-cell office:value-type="float" office:value="1.01214732031723">
            <text:p>1.0121473203</text:p>
          </table:table-cell>
          <table:table-cell office:value-type="float" office:value="0.0616814189179888">
            <text:p>0.0616814189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4625.21076389">
            <text:p>2414625.21076389</text:p>
          </table:table-cell>
          <table:table-cell office:value-type="string">
            <text:p>1898-12-01 12:03:30.937500 EST-0500</text:p>
          </table:table-cell>
          <table:table-cell office:value-type="float" office:value="0">
            <text:p>0</text:p>
          </table:table-cell>
          <table:table-cell office:value-type="float" office:value="249.583341615055">
            <text:p>249.5833416151</text:p>
          </table:table-cell>
          <table:table-cell office:value-type="float" office:value="249.583564284696">
            <text:p>249.5835642847</text:p>
          </table:table-cell>
          <table:table-cell table:number-columns-repeated="2" office:value-type="string">
            <text:p><text:s/>9 ♐ 35' 00"</text:p>
          </table:table-cell>
          <table:table-cell office:value-type="float" office:value="-0.60906204471593">
            <text:p>-0.6090620447</text:p>
          </table:table-cell>
          <table:table-cell office:value-type="float" office:value="1.01412488362488">
            <text:p>1.0141248836</text:p>
          </table:table-cell>
          <table:table-cell office:value-type="float" office:value="227.133507662302">
            <text:p>227.1335076623</text:p>
          </table:table-cell>
          <table:table-cell office:value-type="float" office:value="227.133730331943">
            <text:p>227.1337303319</text:p>
          </table:table-cell>
          <table:table-cell office:value-type="string">
            <text:p>17 ♏ 08' 00"</text:p>
          </table:table-cell>
          <table:table-cell office:value-type="string">
            <text:p>17 ♏ 08' 01"</text:p>
          </table:table-cell>
          <table:table-cell office:value-type="float" office:value="-0.609087382165865">
            <text:p>-0.6090873822</text:p>
          </table:table-cell>
          <table:table-cell office:value-type="float" office:value="1.01409953029824">
            <text:p>1.0140995303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14630.30451389">
            <text:p>2414630.30451389</text:p>
          </table:table-cell>
          <table:table-cell office:value-type="string">
            <text:p>1898-12-06 14:18:30.937500 EST-0500</text:p>
          </table:table-cell>
          <table:table-cell office:value-type="float" office:value="0">
            <text:p>0</text:p>
          </table:table-cell>
          <table:table-cell office:value-type="float" office:value="254.753752710889">
            <text:p>254.7537527109</text:p>
          </table:table-cell>
          <table:table-cell office:value-type="float" office:value="254.753685575729">
            <text:p>254.7536855757</text:p>
          </table:table-cell>
          <table:table-cell table:number-columns-repeated="2" office:value-type="string">
            <text:p>14 ♐ 45' 13"</text:p>
          </table:table-cell>
          <table:table-cell office:value-type="float" office:value="1.0158802555505">
            <text:p>1.0158802556</text:p>
          </table:table-cell>
          <table:table-cell office:value-type="float" office:value="0.118287219530536">
            <text:p>0.1182872195</text:p>
          </table:table-cell>
          <table:table-cell office:value-type="float" office:value="232.303713869259">
            <text:p>232.3037138693</text:p>
          </table:table-cell>
          <table:table-cell office:value-type="float" office:value="232.303646734099">
            <text:p>232.3036467341</text:p>
          </table:table-cell>
          <table:table-cell table:number-columns-repeated="2" office:value-type="string">
            <text:p>22 ♏ 18' 13"</text:p>
          </table:table-cell>
          <table:table-cell office:value-type="float" office:value="1.01589739100221">
            <text:p>1.015897391</text:p>
          </table:table-cell>
          <table:table-cell office:value-type="float" office:value="0.118304373279763">
            <text:p>0.1183043733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4633.97834491">
            <text:p>2414633.97834491</text:p>
          </table:table-cell>
          <table:table-cell office:value-type="string">
            <text:p>1898-12-10 06:28:49.687500 EST-0500</text:p>
          </table:table-cell>
          <table:table-cell office:value-type="float" office:value="0">
            <text:p>0</text:p>
          </table:table-cell>
          <table:table-cell office:value-type="float" office:value="244.704724832072">
            <text:p>244.7047248321</text:p>
          </table:table-cell>
          <table:table-cell office:value-type="float" office:value="244.704761186291">
            <text:p>244.7047611863</text:p>
          </table:table-cell>
          <table:table-cell table:number-columns-repeated="2" office:value-type="string">
            <text:p><text:s/>4 ♐ 42' 17"</text:p>
          </table:table-cell>
          <table:table-cell office:value-type="float" office:value="-0.456650382634611">
            <text:p>-0.4566503826</text:p>
          </table:table-cell>
          <table:table-cell office:value-type="float" office:value="0.0603924181521024">
            <text:p>0.0603924182</text:p>
          </table:table-cell>
          <table:table-cell office:value-type="float" office:value="222.254578748474">
            <text:p>222.2545787485</text:p>
          </table:table-cell>
          <table:table-cell office:value-type="float" office:value="222.254615102693">
            <text:p>222.2546151027</text:p>
          </table:table-cell>
          <table:table-cell table:number-columns-repeated="2" office:value-type="string">
            <text:p>12 ♏ 15' 16"</text:p>
          </table:table-cell>
          <table:table-cell office:value-type="float" office:value="-0.456662652052661">
            <text:p>-0.4566626521</text:p>
          </table:table-cell>
          <table:table-cell office:value-type="float" office:value="0.0603799882795321">
            <text:p>0.060379988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4645.41707176">
            <text:p>2414645.41707176</text:p>
          </table:table-cell>
          <table:table-cell office:value-type="string">
            <text:p>1898-12-21 17:00:35.156250 EST-0500</text:p>
          </table:table-cell>
          <table:table-cell office:value-type="float" office:value="0">
            <text:p>0</text:p>
          </table:table-cell>
          <table:table-cell office:value-type="float" office:value="270.133736906755">
            <text:p>270.1337369068</text:p>
          </table:table-cell>
          <table:table-cell office:value-type="float" office:value="270.134110470576">
            <text:p>270.1341104706</text:p>
          </table:table-cell>
          <table:table-cell office:value-type="string">
            <text:p><text:s/>0 ♑ 08' 01"</text:p>
          </table:table-cell>
          <table:table-cell office:value-type="string">
            <text:p><text:s/>0 ♑ 08' 02"</text:p>
          </table:table-cell>
          <table:table-cell office:value-type="float" office:value="-1.37900126129796">
            <text:p>-1.3790012613</text:p>
          </table:table-cell>
          <table:table-cell office:value-type="float" office:value="1.01859933637336">
            <text:p>1.0185993364</text:p>
          </table:table-cell>
          <table:table-cell office:value-type="float" office:value="247.682926418203">
            <text:p>247.6829264182</text:p>
          </table:table-cell>
          <table:table-cell office:value-type="float" office:value="247.683299982025">
            <text:p>247.683299982</text:p>
          </table:table-cell>
          <table:table-cell office:value-type="string">
            <text:p><text:s/>7 ♐ 40' 58"</text:p>
          </table:table-cell>
          <table:table-cell office:value-type="string">
            <text:p><text:s/>7 ♐ 40' 59"</text:p>
          </table:table-cell>
          <table:table-cell office:value-type="float" office:value="-1.37899711024451">
            <text:p>-1.3789971102</text:p>
          </table:table-cell>
          <table:table-cell office:value-type="float" office:value="1.01860348857247">
            <text:p>1.0186034886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4661.03327546">
            <text:p>2414661.03327546</text:p>
          </table:table-cell>
          <table:table-cell office:value-type="string">
            <text:p>1899-01-06 07:47:55.781250 EST-0500</text:p>
          </table:table-cell>
          <table:table-cell office:value-type="float" office:value="0">
            <text:p>0</text:p>
          </table:table-cell>
          <table:table-cell office:value-type="float" office:value="246.229071518173">
            <text:p>246.2290715182</text:p>
          </table:table-cell>
          <table:table-cell office:value-type="float" office:value="246.229062936761">
            <text:p>246.2290629368</text:p>
          </table:table-cell>
          <table:table-cell table:number-columns-repeated="2" office:value-type="string">
            <text:p><text:s/>6 ♐ 13' 44"</text:p>
          </table:table-cell>
          <table:table-cell office:value-type="float" office:value="0.519933358977611">
            <text:p>0.519933359</text:p>
          </table:table-cell>
          <table:table-cell office:value-type="float" office:value="0.0508269709846194">
            <text:p>0.050826971</text:p>
          </table:table-cell>
          <table:table-cell office:value-type="float" office:value="223.777507391218">
            <text:p>223.7775073912</text:p>
          </table:table-cell>
          <table:table-cell office:value-type="float" office:value="223.777498809806">
            <text:p>223.7774988098</text:p>
          </table:table-cell>
          <table:table-cell office:value-type="string">
            <text:p>13 ♏ 46' 39"</text:p>
          </table:table-cell>
          <table:table-cell office:value-type="string">
            <text:p>13 ♏ 46' 38"</text:p>
          </table:table-cell>
          <table:table-cell office:value-type="float" office:value="0.51992888250554">
            <text:p>0.5199288825</text:p>
          </table:table-cell>
          <table:table-cell office:value-type="float" office:value="0.0508220846239053">
            <text:p>0.0508220846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4680.64412037">
            <text:p>2414680.64412037</text:p>
          </table:table-cell>
          <table:table-cell office:value-type="string">
            <text:p>1899-01-25 22:27:32.343750 EST-0500</text:p>
          </table:table-cell>
          <table:table-cell office:value-type="float" office:value="0">
            <text:p>0</text:p>
          </table:table-cell>
          <table:table-cell office:value-type="float" office:value="260.300630290554">
            <text:p>260.3006302906</text:p>
          </table:table-cell>
          <table:table-cell office:value-type="float" office:value="260.300511301877">
            <text:p>260.3005113019</text:p>
          </table:table-cell>
          <table:table-cell office:value-type="string">
            <text:p>20 ♐ 18' 02"</text:p>
          </table:table-cell>
          <table:table-cell office:value-type="string">
            <text:p>20 ♐ 18' 01"</text:p>
          </table:table-cell>
          <table:table-cell office:value-type="float" office:value="0.869706021312807">
            <text:p>0.8697060213</text:p>
          </table:table-cell>
          <table:table-cell office:value-type="float" office:value="0.0939494782451029">
            <text:p>0.0939494782</text:p>
          </table:table-cell>
          <table:table-cell office:value-type="float" office:value="237.847982126101">
            <text:p>237.8479821261</text:p>
          </table:table-cell>
          <table:table-cell office:value-type="float" office:value="237.847863137424">
            <text:p>237.8478631374</text:p>
          </table:table-cell>
          <table:table-cell table:number-columns-repeated="2" office:value-type="string">
            <text:p>27 ♏ 50' 52"</text:p>
          </table:table-cell>
          <table:table-cell office:value-type="float" office:value="0.869694661225099">
            <text:p>0.8696946612</text:p>
          </table:table-cell>
          <table:table-cell office:value-type="float" office:value="0.0939382403557132">
            <text:p>0.093938240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4713.13386574">
            <text:p>2414713.13386574</text:p>
          </table:table-cell>
          <table:table-cell office:value-type="string">
            <text:p>1899-02-27 10:12:46.406250 EST-0500</text:p>
          </table:table-cell>
          <table:table-cell office:value-type="float" office:value="0">
            <text:p>0</text:p>
          </table:table-cell>
          <table:table-cell office:value-type="float" office:value="338.850217793003">
            <text:p>338.850217793</text:p>
          </table:table-cell>
          <table:table-cell office:value-type="float" office:value="338.85018718721">
            <text:p>338.8501871872</text:p>
          </table:table-cell>
          <table:table-cell table:number-columns-repeated="2" office:value-type="string">
            <text:p><text:s/>8 ♓ 51' 00"</text:p>
          </table:table-cell>
          <table:table-cell office:value-type="float" office:value="1.87722804059818">
            <text:p>1.8772280406</text:p>
          </table:table-cell>
          <table:table-cell office:value-type="float" office:value="1.0034401664011">
            <text:p>1.0034401664</text:p>
          </table:table-cell>
          <table:table-cell office:value-type="float" office:value="316.396478463635">
            <text:p>316.3964784636</text:p>
          </table:table-cell>
          <table:table-cell office:value-type="float" office:value="316.396447857842">
            <text:p>316.3964478578</text:p>
          </table:table-cell>
          <table:table-cell table:number-columns-repeated="2" office:value-type="string">
            <text:p>16 ♒ 23' 47"</text:p>
          </table:table-cell>
          <table:table-cell office:value-type="float" office:value="1.87726643577073">
            <text:p>1.8772664358</text:p>
          </table:table-cell>
          <table:table-cell office:value-type="float" office:value="1.00347851984757">
            <text:p>1.003478519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4756.84064815">
            <text:p>2414756.84064815</text:p>
          </table:table-cell>
          <table:table-cell office:value-type="string">
            <text:p>1899-04-12 03:10:32.812500 EST-0500</text:p>
          </table:table-cell>
          <table:table-cell office:value-type="float" office:value="0">
            <text:p>0</text:p>
          </table:table-cell>
          <table:table-cell office:value-type="float" office:value="22.2090787436028">
            <text:p>22.2090787436</text:p>
          </table:table-cell>
          <table:table-cell office:value-type="float" office:value="22.2091875811034">
            <text:p>22.2091875811</text:p>
          </table:table-cell>
          <table:table-cell office:value-type="string">
            <text:p>22 ♈ 12' 32"</text:p>
          </table:table-cell>
          <table:table-cell office:value-type="string">
            <text:p>22 ♈ 12' 33"</text:p>
          </table:table-cell>
          <table:table-cell office:value-type="float" office:value="-0.740441790069029">
            <text:p>-0.7404417901</text:p>
          </table:table-cell>
          <table:table-cell office:value-type="float" office:value="0.98014091982359">
            <text:p>0.9801409198</text:p>
          </table:table-cell>
          <table:table-cell office:value-type="float" office:value="359.754163759537">
            <text:p>359.7541637595</text:p>
          </table:table-cell>
          <table:table-cell office:value-type="float" office:value="359.754272597037">
            <text:p>359.754272597</text:p>
          </table:table-cell>
          <table:table-cell office:value-type="string">
            <text:p>29 ♓ 45' 14"</text:p>
          </table:table-cell>
          <table:table-cell office:value-type="string">
            <text:p>29 ♓ 45' 15"</text:p>
          </table:table-cell>
          <table:table-cell office:value-type="float" office:value="-0.740442102221416">
            <text:p>-0.7404421022</text:p>
          </table:table-cell>
          <table:table-cell office:value-type="float" office:value="0.980141248018339">
            <text:p>0.980141248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14811.6512037">
            <text:p>2414811.6512037</text:p>
          </table:table-cell>
          <table:table-cell office:value-type="string">
            <text:p>1899-06-05 22:37:44.062500 EST-0500</text:p>
          </table:table-cell>
          <table:table-cell office:value-type="float" office:value="0">
            <text:p>0</text:p>
          </table:table-cell>
          <table:table-cell office:value-type="float" office:value="75.1950780306924">
            <text:p>75.1950780307</text:p>
          </table:table-cell>
          <table:table-cell office:value-type="float" office:value="75.1950418341634">
            <text:p>75.1950418342</text:p>
          </table:table-cell>
          <table:table-cell table:number-columns-repeated="2" office:value-type="string">
            <text:p>15 ♊ 11' 42"</text:p>
          </table:table-cell>
          <table:table-cell office:value-type="float" office:value="0.956940553270254">
            <text:p>0.9569405533</text:p>
          </table:table-cell>
          <table:table-cell office:value-type="float" office:value="0.0231603525943181">
            <text:p>0.0231603526</text:p>
          </table:table-cell>
          <table:table-cell office:value-type="float" office:value="52.7380089812497">
            <text:p>52.7380089812</text:p>
          </table:table-cell>
          <table:table-cell office:value-type="float" office:value="52.7379727847208">
            <text:p>52.7379727847</text:p>
          </table:table-cell>
          <table:table-cell table:number-columns-repeated="2" office:value-type="string">
            <text:p>22 ♉ 44' 16"</text:p>
          </table:table-cell>
          <table:table-cell office:value-type="float" office:value="0.956921405332535">
            <text:p>0.9569214053</text:p>
          </table:table-cell>
          <table:table-cell office:value-type="float" office:value="0.0231419078707471">
            <text:p>0.0231419079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4816.57673611">
            <text:p>2414816.57673611</text:p>
          </table:table-cell>
          <table:table-cell office:value-type="string">
            <text:p>1899-06-10 20:50:30.468750 EST-0500</text:p>
          </table:table-cell>
          <table:table-cell office:value-type="float" office:value="0">
            <text:p>0</text:p>
          </table:table-cell>
          <table:table-cell office:value-type="float" office:value="75.3092160983361">
            <text:p>75.3092160983</text:p>
          </table:table-cell>
          <table:table-cell office:value-type="float" office:value="75.3090715235487">
            <text:p>75.3090715235</text:p>
          </table:table-cell>
          <table:table-cell office:value-type="string">
            <text:p>15 ♊ 18' 33"</text:p>
          </table:table-cell>
          <table:table-cell office:value-type="string">
            <text:p>15 ♊ 18' 32"</text:p>
          </table:table-cell>
          <table:table-cell office:value-type="float" office:value="2.1750224277543">
            <text:p>2.1750224278</text:p>
          </table:table-cell>
          <table:table-cell office:value-type="float" office:value="0.023099125577013">
            <text:p>0.0230991256</text:p>
          </table:table-cell>
          <table:table-cell office:value-type="float" office:value="52.8518114224561">
            <text:p>52.8518114225</text:p>
          </table:table-cell>
          <table:table-cell office:value-type="float" office:value="52.8516668476687">
            <text:p>52.8516668477</text:p>
          </table:table-cell>
          <table:table-cell table:number-columns-repeated="2" office:value-type="string">
            <text:p>22 ♉ 51' 06"</text:p>
          </table:table-cell>
          <table:table-cell office:value-type="float" office:value="2.1749999472403">
            <text:p>2.1749999472</text:p>
          </table:table-cell>
          <table:table-cell office:value-type="float" office:value="0.0230764147886583">
            <text:p>0.023076414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4820.29353009">
            <text:p>2414820.29353009</text:p>
          </table:table-cell>
          <table:table-cell office:value-type="string">
            <text:p>1899-06-14 14:02:41.718750 EST-0500</text:p>
          </table:table-cell>
          <table:table-cell office:value-type="float" office:value="0">
            <text:p>0</text:p>
          </table:table-cell>
          <table:table-cell office:value-type="float" office:value="83.4569282901175">
            <text:p>83.4569282901</text:p>
          </table:table-cell>
          <table:table-cell office:value-type="float" office:value="83.4568797529776">
            <text:p>83.456879753</text:p>
          </table:table-cell>
          <table:table-cell table:number-columns-repeated="2" office:value-type="string">
            <text:p>23 ♊ 27' 24"</text:p>
          </table:table-cell>
          <table:table-cell office:value-type="float" office:value="2.19876419460395">
            <text:p>2.1987641946</text:p>
          </table:table-cell>
          <table:table-cell office:value-type="float" office:value="0.954923073791704">
            <text:p>0.9549230738</text:p>
          </table:table-cell>
          <table:table-cell office:value-type="float" office:value="60.9993665916879">
            <text:p>60.9993665917</text:p>
          </table:table-cell>
          <table:table-cell office:value-type="float" office:value="60.9993180545481">
            <text:p>60.9993180545</text:p>
          </table:table-cell>
          <table:table-cell table:number-columns-repeated="2" office:value-type="string">
            <text:p><text:s/>0 ♊ 59' 57"</text:p>
          </table:table-cell>
          <table:table-cell office:value-type="float" office:value="2.1987770919255">
            <text:p>2.1987770919</text:p>
          </table:table-cell>
          <table:table-cell office:value-type="float" office:value="0.954935964629808">
            <text:p>0.9549359646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4820.75251157">
            <text:p>2414820.75251157</text:p>
          </table:table-cell>
          <table:table-cell office:value-type="string">
            <text:p>1899-06-15 01:03:37.968750 EST-0500</text:p>
          </table:table-cell>
          <table:table-cell office:value-type="float" office:value="0">
            <text:p>0</text:p>
          </table:table-cell>
          <table:table-cell office:value-type="float" office:value="84.465821423472">
            <text:p>84.4658214235</text:p>
          </table:table-cell>
          <table:table-cell office:value-type="float" office:value="84.4658050693196">
            <text:p>84.4658050693</text:p>
          </table:table-cell>
          <table:table-cell table:number-columns-repeated="2" office:value-type="string">
            <text:p>24 ♊ 27' 56"</text:p>
          </table:table-cell>
          <table:table-cell office:value-type="float" office:value="2.19730162395401">
            <text:p>2.197301624</text:p>
          </table:table-cell>
          <table:table-cell office:value-type="float" office:value="0.0372857157113629">
            <text:p>0.0372857157</text:p>
          </table:table-cell>
          <table:table-cell office:value-type="float" office:value="62.0082487362338">
            <text:p>62.0082487362</text:p>
          </table:table-cell>
          <table:table-cell office:value-type="float" office:value="62.0082323820815">
            <text:p>62.0082323821</text:p>
          </table:table-cell>
          <table:table-cell table:number-columns-repeated="2" office:value-type="string">
            <text:p><text:s/>2 ♊ 00' 29"</text:p>
          </table:table-cell>
          <table:table-cell office:value-type="float" office:value="2.1973171845669">
            <text:p>2.1973171846</text:p>
          </table:table-cell>
          <table:table-cell office:value-type="float" office:value="0.037301270013499">
            <text:p>0.03730127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14821.37458333">
            <text:p>2414821.37458333</text:p>
          </table:table-cell>
          <table:table-cell office:value-type="string">
            <text:p>1899-06-15 15:59:24.843750 EST-0500</text:p>
          </table:table-cell>
          <table:table-cell office:value-type="float" office:value="0">
            <text:p>0</text:p>
          </table:table-cell>
          <table:table-cell office:value-type="float" office:value="84.4890628117184">
            <text:p>84.4890628117</text:p>
          </table:table-cell>
          <table:table-cell office:value-type="float" office:value="84.4889987005945">
            <text:p>84.4889987006</text:p>
          </table:table-cell>
          <table:table-cell table:number-columns-repeated="2" office:value-type="string">
            <text:p>24 ♊ 29' 20"</text:p>
          </table:table-cell>
          <table:table-cell office:value-type="float" office:value="0.954666377391169">
            <text:p>0.9546663774</text:p>
          </table:table-cell>
          <table:table-cell office:value-type="float" office:value="0.0372830225595756">
            <text:p>0.0372830226</text:p>
          </table:table-cell>
          <table:table-cell office:value-type="float" office:value="62.0314768313174">
            <text:p>62.0314768313</text:p>
          </table:table-cell>
          <table:table-cell office:value-type="float" office:value="62.0314127201936">
            <text:p>62.0314127202</text:p>
          </table:table-cell>
          <table:table-cell table:number-columns-repeated="2" office:value-type="string">
            <text:p><text:s/>2 ♊ 01' 53"</text:p>
          </table:table-cell>
          <table:table-cell office:value-type="float" office:value="0.954684276207076">
            <text:p>0.9546842762</text:p>
          </table:table-cell>
          <table:table-cell office:value-type="float" office:value="0.0373009234479874">
            <text:p>0.0373009234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14834.54914352">
            <text:p>2414834.54914352</text:p>
          </table:table-cell>
          <table:table-cell office:value-type="string">
            <text:p>1899-06-28 20:10:46.875000 EST-0500</text:p>
          </table:table-cell>
          <table:table-cell office:value-type="float" office:value="0">
            <text:p>0</text:p>
          </table:table-cell>
          <table:table-cell office:value-type="float" office:value="75.7145089341787">
            <text:p>75.7145089342</text:p>
          </table:table-cell>
          <table:table-cell office:value-type="float" office:value="75.71442051981">
            <text:p>75.7144205198</text:p>
          </table:table-cell>
          <table:table-cell office:value-type="string">
            <text:p>15 ♊ 42' 52"</text:p>
          </table:table-cell>
          <table:table-cell office:value-type="string">
            <text:p>15 ♊ 42' 51"</text:p>
          </table:table-cell>
          <table:table-cell office:value-type="float" office:value="1.21274702934376">
            <text:p>1.2127470293</text:p>
          </table:table-cell>
          <table:table-cell office:value-type="float" office:value="0.0217246720704459">
            <text:p>0.0217246721</text:p>
          </table:table-cell>
          <table:table-cell office:value-type="float" office:value="53.2562428076087">
            <text:p>53.2562428076</text:p>
          </table:table-cell>
          <table:table-cell office:value-type="float" office:value="53.2561543932399">
            <text:p>53.2561543932</text:p>
          </table:table-cell>
          <table:table-cell table:number-columns-repeated="2" office:value-type="string">
            <text:p>23 ♉ 15' 22"</text:p>
          </table:table-cell>
          <table:table-cell office:value-type="float" office:value="1.21276657527987">
            <text:p>1.2127665753</text:p>
          </table:table-cell>
          <table:table-cell office:value-type="float" office:value="0.0217442358573059">
            <text:p>0.0217442359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4842.40998843">
            <text:p>2414842.40998843</text:p>
          </table:table-cell>
          <table:table-cell office:value-type="string">
            <text:p>1899-07-06 16:50:23.437500 EST-0500</text:p>
          </table:table-cell>
          <table:table-cell office:value-type="float" office:value="0">
            <text:p>0</text:p>
          </table:table-cell>
          <table:table-cell office:value-type="float" office:value="85.2618840376749">
            <text:p>85.2618840377</text:p>
          </table:table-cell>
          <table:table-cell office:value-type="float" office:value="85.2616637986558">
            <text:p>85.2616637987</text:p>
          </table:table-cell>
          <table:table-cell office:value-type="string">
            <text:p>25 ♊ 15' 42"</text:p>
          </table:table-cell>
          <table:table-cell office:value-type="string">
            <text:p>25 ♊ 15' 41"</text:p>
          </table:table-cell>
          <table:table-cell office:value-type="float" office:value="1.2162825212734">
            <text:p>1.2162825213</text:p>
          </table:table-cell>
          <table:table-cell office:value-type="float" office:value="0.035615989840422">
            <text:p>0.0356159898</text:p>
          </table:table-cell>
          <table:table-cell office:value-type="float" office:value="62.8032314413629">
            <text:p>62.8032314414</text:p>
          </table:table-cell>
          <table:table-cell office:value-type="float" office:value="62.8030112023438">
            <text:p>62.8030112023</text:p>
          </table:table-cell>
          <table:table-cell office:value-type="string">
            <text:p><text:s/>2 ♊ 48' 11"</text:p>
          </table:table-cell>
          <table:table-cell office:value-type="string">
            <text:p><text:s/>2 ♊ 48' 10"</text:p>
          </table:table-cell>
          <table:table-cell office:value-type="float" office:value="1.21625112919568">
            <text:p>1.2162511292</text:p>
          </table:table-cell>
          <table:table-cell office:value-type="float" office:value="0.035584592946365">
            <text:p>0.035584592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4885.87702546">
            <text:p>2414885.87702546</text:p>
          </table:table-cell>
          <table:table-cell office:value-type="string">
            <text:p>1899-08-19 04:02:55.781250 EST-0500</text:p>
          </table:table-cell>
          <table:table-cell office:value-type="float" office:value="0">
            <text:p>0</text:p>
          </table:table-cell>
          <table:table-cell office:value-type="float" office:value="146.135958345173">
            <text:p>146.1359583452</text:p>
          </table:table-cell>
          <table:table-cell office:value-type="float" office:value="146.136023511152">
            <text:p>146.1360235112</text:p>
          </table:table-cell>
          <table:table-cell table:number-columns-repeated="2" office:value-type="string">
            <text:p>26 ♌ 08' 09"</text:p>
          </table:table-cell>
          <table:table-cell office:value-type="float" office:value="-0.863352299367913">
            <text:p>-0.8633522994</text:p>
          </table:table-cell>
          <table:table-cell office:value-type="float" office:value="0.962412908737663">
            <text:p>0.9624129087</text:p>
          </table:table-cell>
          <table:table-cell office:value-type="float" office:value="123.675481701794">
            <text:p>123.6754817018</text:p>
          </table:table-cell>
          <table:table-cell office:value-type="float" office:value="123.675546867772">
            <text:p>123.6755468678</text:p>
          </table:table-cell>
          <table:table-cell table:number-columns-repeated="2" office:value-type="string">
            <text:p><text:s/>3 ♌ 40' 31"</text:p>
          </table:table-cell>
          <table:table-cell office:value-type="float" office:value="-0.863364553292011">
            <text:p>-0.8633645533</text:p>
          </table:table-cell>
          <table:table-cell office:value-type="float" office:value="0.962399554714827">
            <text:p>0.9623995547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4889.61506944">
            <text:p>2414889.61506944</text:p>
          </table:table-cell>
          <table:table-cell office:value-type="string">
            <text:p>1899-08-22 21:45:42.187500 EST-0500</text:p>
          </table:table-cell>
          <table:table-cell office:value-type="float" office:value="0">
            <text:p>0</text:p>
          </table:table-cell>
          <table:table-cell office:value-type="float" office:value="143.162400553851">
            <text:p>143.1624005539</text:p>
          </table:table-cell>
          <table:table-cell office:value-type="float" office:value="143.162728672218">
            <text:p>143.1627286722</text:p>
          </table:table-cell>
          <table:table-cell office:value-type="string">
            <text:p>23 ♌ 09' 44"</text:p>
          </table:table-cell>
          <table:table-cell office:value-type="string">
            <text:p>23 ♌ 09' 45"</text:p>
          </table:table-cell>
          <table:table-cell office:value-type="float" office:value="-0.687434978242142">
            <text:p>-0.6874349782</text:p>
          </table:table-cell>
          <table:table-cell office:value-type="float" office:value="1.23668354177904">
            <text:p>1.2366835418</text:p>
          </table:table-cell>
          <table:table-cell office:value-type="float" office:value="120.701849732317">
            <text:p>120.7018497323</text:p>
          </table:table-cell>
          <table:table-cell office:value-type="float" office:value="120.702177850684">
            <text:p>120.7021778507</text:p>
          </table:table-cell>
          <table:table-cell office:value-type="string">
            <text:p><text:s/>0 ♌ 42' 06"</text:p>
          </table:table-cell>
          <table:table-cell office:value-type="string">
            <text:p><text:s/>0 ♌ 42' 07"</text:p>
          </table:table-cell>
          <table:table-cell office:value-type="float" office:value="-0.687397724820085">
            <text:p>-0.6873977248</text:p>
          </table:table-cell>
          <table:table-cell office:value-type="float" office:value="1.23672076787751">
            <text:p>1.2367207679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4913.84431713">
            <text:p>2414913.84431713</text:p>
          </table:table-cell>
          <table:table-cell office:value-type="string">
            <text:p>1899-09-16 03:15:49.218750 EST-0500</text:p>
          </table:table-cell>
          <table:table-cell office:value-type="float" office:value="0">
            <text:p>0</text:p>
          </table:table-cell>
          <table:table-cell office:value-type="float" office:value="173.236002205847">
            <text:p>173.2360022058</text:p>
          </table:table-cell>
          <table:table-cell office:value-type="float" office:value="173.235961048714">
            <text:p>173.2359610487</text:p>
          </table:table-cell>
          <table:table-cell table:number-columns-repeated="2" office:value-type="string">
            <text:p>23 ♍ 14' 09"</text:p>
          </table:table-cell>
          <table:table-cell office:value-type="float" office:value="1.2446131793201">
            <text:p>1.2446131793</text:p>
          </table:table-cell>
          <table:table-cell office:value-type="float" office:value="0.975567481335361">
            <text:p>0.9755674813</text:p>
          </table:table-cell>
          <table:table-cell office:value-type="float" office:value="150.774718563408">
            <text:p>150.7747185634</text:p>
          </table:table-cell>
          <table:table-cell office:value-type="float" office:value="150.774677406275">
            <text:p>150.7746774063</text:p>
          </table:table-cell>
          <table:table-cell table:number-columns-repeated="2" office:value-type="string">
            <text:p><text:s/>0 ♍ 46' 28"</text:p>
          </table:table-cell>
          <table:table-cell office:value-type="float" office:value="1.24461825480915">
            <text:p>1.2446182548</text:p>
          </table:table-cell>
          <table:table-cell office:value-type="float" office:value="0.9755728909204">
            <text:p>0.975572890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4928.6902662">
            <text:p>2414928.6902662</text:p>
          </table:table-cell>
          <table:table-cell office:value-type="string">
            <text:p>1899-09-30 23:33:59.062500 EST-0500</text:p>
          </table:table-cell>
          <table:table-cell office:value-type="float" office:value="0">
            <text:p>0</text:p>
          </table:table-cell>
          <table:table-cell office:value-type="float" office:value="187.78153551135">
            <text:p>187.7815355114</text:p>
          </table:table-cell>
          <table:table-cell office:value-type="float" office:value="187.781409587641">
            <text:p>187.7814095876</text:p>
          </table:table-cell>
          <table:table-cell table:number-columns-repeated="2" office:value-type="string">
            <text:p><text:s/>7 ♎ 46' 53"</text:p>
          </table:table-cell>
          <table:table-cell office:value-type="float" office:value="1.76637195378109">
            <text:p>1.7663719538</text:p>
          </table:table-cell>
          <table:table-cell office:value-type="float" office:value="0.984323219422122">
            <text:p>0.9843232194</text:p>
          </table:table-cell>
          <table:table-cell office:value-type="float" office:value="165.319883490384">
            <text:p>165.3198834904</text:p>
          </table:table-cell>
          <table:table-cell office:value-type="float" office:value="165.319757566675">
            <text:p>165.3197575667</text:p>
          </table:table-cell>
          <table:table-cell table:number-columns-repeated="2" office:value-type="string">
            <text:p>15 ♍ 19' 11"</text:p>
          </table:table-cell>
          <table:table-cell office:value-type="float" office:value="1.76640269998215">
            <text:p>1.7664027</text:p>
          </table:table-cell>
          <table:table-cell office:value-type="float" office:value="0.98435407962548">
            <text:p>0.9843540796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4937.28571759">
            <text:p>2414937.28571759</text:p>
          </table:table-cell>
          <table:table-cell office:value-type="string">
            <text:p>1899-10-09 13:51:26.718750 EST-0500</text:p>
          </table:table-cell>
          <table:table-cell office:value-type="float" office:value="0">
            <text:p>0</text:p>
          </table:table-cell>
          <table:table-cell office:value-type="float" office:value="202.469622019239">
            <text:p>202.4696220192</text:p>
          </table:table-cell>
          <table:table-cell office:value-type="float" office:value="202.469588212143">
            <text:p>202.4695882121</text:p>
          </table:table-cell>
          <table:table-cell table:number-columns-repeated="2" office:value-type="string">
            <text:p>22 ♎ 28' 10"</text:p>
          </table:table-cell>
          <table:table-cell office:value-type="float" office:value="1.65269571559146">
            <text:p>1.6526957156</text:p>
          </table:table-cell>
          <table:table-cell office:value-type="float" office:value="1.24900348817694">
            <text:p>1.2490034882</text:p>
          </table:table-cell>
          <table:table-cell office:value-type="float" office:value="180.007832222778">
            <text:p>180.0078322228</text:p>
          </table:table-cell>
          <table:table-cell office:value-type="float" office:value="180.007798415682">
            <text:p>180.0077984157</text:p>
          </table:table-cell>
          <table:table-cell table:number-columns-repeated="2" office:value-type="string">
            <text:p><text:s/>0 ♎ 00' 28"</text:p>
          </table:table-cell>
          <table:table-cell office:value-type="float" office:value="1.65267816422423">
            <text:p>1.6526781642</text:p>
          </table:table-cell>
          <table:table-cell office:value-type="float" office:value="1.24898602921809">
            <text:p>1.2489860292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14938.4856713">
            <text:p>2414938.4856713</text:p>
          </table:table-cell>
          <table:table-cell office:value-type="string">
            <text:p>1899-10-10 18:39:22.500000 EST-0500</text:p>
          </table:table-cell>
          <table:table-cell office:value-type="float" office:value="0">
            <text:p>0</text:p>
          </table:table-cell>
          <table:table-cell office:value-type="float" office:value="223.546352396308">
            <text:p>223.5463523963</text:p>
          </table:table-cell>
          <table:table-cell office:value-type="float" office:value="223.546348247482">
            <text:p>223.5463482475</text:p>
          </table:table-cell>
          <table:table-cell table:number-columns-repeated="2" office:value-type="string">
            <text:p>13 ♏ 32' 46"</text:p>
          </table:table-cell>
          <table:table-cell office:value-type="float" office:value="0.695509500208028">
            <text:p>0.6955095002</text:p>
          </table:table-cell>
          <table:table-cell office:value-type="float" office:value="0.208242383854025">
            <text:p>0.2082423839</text:p>
          </table:table-cell>
          <table:table-cell office:value-type="float" office:value="201.084492555419">
            <text:p>201.0844925554</text:p>
          </table:table-cell>
          <table:table-cell office:value-type="float" office:value="201.084488406592">
            <text:p>201.0844884066</text:p>
          </table:table-cell>
          <table:table-cell table:number-columns-repeated="2" office:value-type="string">
            <text:p>21 ♎ 05' 04"</text:p>
          </table:table-cell>
          <table:table-cell office:value-type="float" office:value="0.695488375447511">
            <text:p>0.6954883754</text:p>
          </table:table-cell>
          <table:table-cell office:value-type="float" office:value="0.208221293067622">
            <text:p>0.2082212931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4952.65681713">
            <text:p>2414952.65681713</text:p>
          </table:table-cell>
          <table:table-cell office:value-type="string">
            <text:p>1899-10-24 22:45:49.218750 EST-0500</text:p>
          </table:table-cell>
          <table:table-cell office:value-type="float" office:value="0">
            <text:p>0</text:p>
          </table:table-cell>
          <table:table-cell office:value-type="float" office:value="226.561343648643">
            <text:p>226.5613436486</text:p>
          </table:table-cell>
          <table:table-cell office:value-type="float" office:value="226.561255405535">
            <text:p>226.5612554055</text:p>
          </table:table-cell>
          <table:table-cell table:number-columns-repeated="2" office:value-type="string">
            <text:p>16 ♏ 33' 40"</text:p>
          </table:table-cell>
          <table:table-cell office:value-type="float" office:value="1.49033493789377">
            <text:p>1.4903349379</text:p>
          </table:table-cell>
          <table:table-cell office:value-type="float" office:value="0.21664938091901">
            <text:p>0.2166493809</text:p>
          </table:table-cell>
          <table:table-cell office:value-type="float" office:value="204.099007342526">
            <text:p>204.0990073425</text:p>
          </table:table-cell>
          <table:table-cell office:value-type="float" office:value="204.098919099417">
            <text:p>204.0989190994</text:p>
          </table:table-cell>
          <table:table-cell table:number-columns-repeated="2" office:value-type="string">
            <text:p>24 ♎ 05' 56"</text:p>
          </table:table-cell>
          <table:table-cell office:value-type="float" office:value="1.49032576365029">
            <text:p>1.4903257637</text:p>
          </table:table-cell>
          <table:table-cell office:value-type="float" office:value="0.216640174448821">
            <text:p>0.2166401744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14957.39094907">
            <text:p>2414957.39094907</text:p>
          </table:table-cell>
          <table:table-cell office:value-type="string">
            <text:p>1899-10-29 16:22:58.125000 EST-0500</text:p>
          </table:table-cell>
          <table:table-cell office:value-type="float" office:value="0">
            <text:p>0</text:p>
          </table:table-cell>
          <table:table-cell office:value-type="float" office:value="227.591658952004">
            <text:p>227.591658952</text:p>
          </table:table-cell>
          <table:table-cell office:value-type="float" office:value="227.591561938873">
            <text:p>227.5915619389</text:p>
          </table:table-cell>
          <table:table-cell table:number-columns-repeated="2" office:value-type="string">
            <text:p>17 ♏ 35' 29"</text:p>
          </table:table-cell>
          <table:table-cell office:value-type="float" office:value="1.25018636524193">
            <text:p>1.2501863652</text:p>
          </table:table-cell>
          <table:table-cell office:value-type="float" office:value="0.21854164388149">
            <text:p>0.2185416439</text:p>
          </table:table-cell>
          <table:table-cell office:value-type="float" office:value="205.129203802322">
            <text:p>205.1292038023</text:p>
          </table:table-cell>
          <table:table-cell office:value-type="float" office:value="205.129106789191">
            <text:p>205.1291067892</text:p>
          </table:table-cell>
          <table:table-cell office:value-type="string">
            <text:p>25 ♎ 07' 45"</text:p>
          </table:table-cell>
          <table:table-cell office:value-type="string">
            <text:p>25 ♎ 07' 44"</text:p>
          </table:table-cell>
          <table:table-cell office:value-type="float" office:value="1.25021760408948">
            <text:p>1.2502176041</text:p>
          </table:table-cell>
          <table:table-cell office:value-type="float" office:value="0.2185729053868">
            <text:p>0.2185729054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4962.22028935">
            <text:p>2414962.22028935</text:p>
          </table:table-cell>
          <table:table-cell office:value-type="string">
            <text:p>1899-11-03 12:17:13.593750 EST-0500</text:p>
          </table:table-cell>
          <table:table-cell office:value-type="float" office:value="0">
            <text:p>0</text:p>
          </table:table-cell>
          <table:table-cell office:value-type="float" office:value="240.346045080889">
            <text:p>240.3460450809</text:p>
          </table:table-cell>
          <table:table-cell office:value-type="float" office:value="240.345971209351">
            <text:p>240.3459712094</text:p>
          </table:table-cell>
          <table:table-cell table:number-columns-repeated="2" office:value-type="string">
            <text:p><text:s/>0 ♐ 20' 45"</text:p>
          </table:table-cell>
          <table:table-cell office:value-type="float" office:value="1.38556863088917">
            <text:p>1.3855686309</text:p>
          </table:table-cell>
          <table:table-cell office:value-type="float" office:value="0.720272708351851">
            <text:p>0.7202727084</text:p>
          </table:table-cell>
          <table:table-cell office:value-type="float" office:value="217.88351517832">
            <text:p>217.8835151783</text:p>
          </table:table-cell>
          <table:table-cell office:value-type="float" office:value="217.883441306782">
            <text:p>217.8834413068</text:p>
          </table:table-cell>
          <table:table-cell table:number-columns-repeated="2" office:value-type="string">
            <text:p><text:s/>7 ♏ 53' 00"</text:p>
          </table:table-cell>
          <table:table-cell office:value-type="float" office:value="1.38556672226721">
            <text:p>1.3855667223</text:p>
          </table:table-cell>
          <table:table-cell office:value-type="float" office:value="0.720271096390714">
            <text:p>0.7202710964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4967.12825231">
            <text:p>2414967.12825231</text:p>
          </table:table-cell>
          <table:table-cell office:value-type="string">
            <text:p>1899-11-08 10:04:41.250000 EST-0500</text:p>
          </table:table-cell>
          <table:table-cell office:value-type="float" office:value="0">
            <text:p>0</text:p>
          </table:table-cell>
          <table:table-cell office:value-type="float" office:value="246.951341319074">
            <text:p>246.9513413191</text:p>
          </table:table-cell>
          <table:table-cell office:value-type="float" office:value="246.951087684127">
            <text:p>246.9510876841</text:p>
          </table:table-cell>
          <table:table-cell office:value-type="string">
            <text:p><text:s/>6 ♐ 57' 04"</text:p>
          </table:table-cell>
          <table:table-cell office:value-type="string">
            <text:p><text:s/>6 ♐ 57' 03"</text:p>
          </table:table-cell>
          <table:table-cell office:value-type="float" office:value="1.29954467842174">
            <text:p>1.2995446784</text:p>
          </table:table-cell>
          <table:table-cell office:value-type="float" office:value="0.05847471914061">
            <text:p>0.0584747191</text:p>
          </table:table-cell>
          <table:table-cell office:value-type="float" office:value="224.488508520325">
            <text:p>224.4885085203</text:p>
          </table:table-cell>
          <table:table-cell office:value-type="float" office:value="224.488254885378">
            <text:p>224.4882548854</text:p>
          </table:table-cell>
          <table:table-cell office:value-type="string">
            <text:p>14 ♏ 29' 18"</text:p>
          </table:table-cell>
          <table:table-cell office:value-type="string">
            <text:p>14 ♏ 29' 17"</text:p>
          </table:table-cell>
          <table:table-cell office:value-type="float" office:value="1.29952223926028">
            <text:p>1.2995222393</text:p>
          </table:table-cell>
          <table:table-cell office:value-type="float" office:value="0.0584522315051506">
            <text:p>0.0584522315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14971.70393518">
            <text:p>2414971.70393518</text:p>
          </table:table-cell>
          <table:table-cell office:value-type="string">
            <text:p>1899-11-12 23:53:40.312500 EST-0500</text:p>
          </table:table-cell>
          <table:table-cell office:value-type="float" office:value="0">
            <text:p>0</text:p>
          </table:table-cell>
          <table:table-cell office:value-type="float" office:value="247.221255390681">
            <text:p>247.2212553907</text:p>
          </table:table-cell>
          <table:table-cell office:value-type="float" office:value="247.221147497991">
            <text:p>247.221147498</text:p>
          </table:table-cell>
          <table:table-cell table:number-columns-repeated="2" office:value-type="string">
            <text:p><text:s/>7 ♐ 13' 16"</text:p>
          </table:table-cell>
          <table:table-cell office:value-type="float" office:value="0.729472766161016">
            <text:p>0.7294727662</text:p>
          </table:table-cell>
          <table:table-cell office:value-type="float" office:value="0.0595331672941551">
            <text:p>0.0595331673</text:p>
          </table:table-cell>
          <table:table-cell office:value-type="float" office:value="224.758281646269">
            <text:p>224.7582816463</text:p>
          </table:table-cell>
          <table:table-cell office:value-type="float" office:value="224.758173753579">
            <text:p>224.7581737536</text:p>
          </table:table-cell>
          <table:table-cell table:number-columns-repeated="2" office:value-type="string">
            <text:p>14 ♏ 45' 29"</text:p>
          </table:table-cell>
          <table:table-cell office:value-type="float" office:value="0.72950022714051">
            <text:p>0.7295002271</text:p>
          </table:table-cell>
          <table:table-cell office:value-type="float" office:value="0.0595606662516304">
            <text:p>0.0595606663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14971.8543287">
            <text:p>2414971.8543287</text:p>
          </table:table-cell>
          <table:table-cell office:value-type="string">
            <text:p>1899-11-13 03:30:14.062500 EST-0500</text:p>
          </table:table-cell>
          <table:table-cell office:value-type="float" office:value="0">
            <text:p>0</text:p>
          </table:table-cell>
          <table:table-cell office:value-type="float" office:value="230.778141986022">
            <text:p>230.778141986</text:p>
          </table:table-cell>
          <table:table-cell office:value-type="float" office:value="230.778071317565">
            <text:p>230.7780713176</text:p>
          </table:table-cell>
          <table:table-cell table:number-columns-repeated="2" office:value-type="string">
            <text:p>20 ♏ 46' 41"</text:p>
          </table:table-cell>
          <table:table-cell office:value-type="float" office:value="1.00697750925998">
            <text:p>1.0069775093</text:p>
          </table:table-cell>
          <table:table-cell office:value-type="float" office:value="0.221203417590848">
            <text:p>0.2212034176</text:p>
          </table:table-cell>
          <table:table-cell office:value-type="float" office:value="208.315166613717">
            <text:p>208.3151666137</text:p>
          </table:table-cell>
          <table:table-cell office:value-type="float" office:value="208.315095945259">
            <text:p>208.3150959453</text:p>
          </table:table-cell>
          <table:table-cell table:number-columns-repeated="2" office:value-type="string">
            <text:p>28 ♎ 18' 54"</text:p>
          </table:table-cell>
          <table:table-cell office:value-type="float" office:value="1.0070047909896">
            <text:p>1.007004791</text:p>
          </table:table-cell>
          <table:table-cell office:value-type="float" office:value="0.221230790531636">
            <text:p>0.2212307905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4973.16023148">
            <text:p>2414973.16023148</text:p>
          </table:table-cell>
          <table:table-cell office:value-type="string">
            <text:p>1899-11-14 10:50:44.531250 EST-0500</text:p>
          </table:table-cell>
          <table:table-cell office:value-type="float" office:value="0">
            <text:p>0</text:p>
          </table:table-cell>
          <table:table-cell office:value-type="float" office:value="247.308112752507">
            <text:p>247.3081127525</text:p>
          </table:table-cell>
          <table:table-cell office:value-type="float" office:value="247.308071585249">
            <text:p>247.3080715852</text:p>
          </table:table-cell>
          <table:table-cell table:number-columns-repeated="2" office:value-type="string">
            <text:p><text:s/>7 ♐ 18' 29"</text:p>
          </table:table-cell>
          <table:table-cell office:value-type="float" office:value="1.24998902377855">
            <text:p>1.2499890238</text:p>
          </table:table-cell>
          <table:table-cell office:value-type="float" office:value="0.0598422219485057">
            <text:p>0.0598422219</text:p>
          </table:table-cell>
          <table:table-cell office:value-type="float" office:value="224.845118466878">
            <text:p>224.8451184669</text:p>
          </table:table-cell>
          <table:table-cell office:value-type="float" office:value="224.84507729962">
            <text:p>224.8450772996</text:p>
          </table:table-cell>
          <table:table-cell table:number-columns-repeated="2" office:value-type="string">
            <text:p>14 ♏ 50' 42"</text:p>
          </table:table-cell>
          <table:table-cell office:value-type="float" office:value="1.25000715100911">
            <text:p>1.250007151</text:p>
          </table:table-cell>
          <table:table-cell office:value-type="float" office:value="0.05986039661905">
            <text:p>0.0598603966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14975.04475694">
            <text:p>2414975.04475694</text:p>
          </table:table-cell>
          <table:table-cell office:value-type="string">
            <text:p>1899-11-16 08:04:27.187500 EST-0500</text:p>
          </table:table-cell>
          <table:table-cell office:value-type="float" office:value="0">
            <text:p>0</text:p>
          </table:table-cell>
          <table:table-cell office:value-type="float" office:value="249.663670220757">
            <text:p>249.6636702208</text:p>
          </table:table-cell>
          <table:table-cell office:value-type="float" office:value="249.663594762462">
            <text:p>249.6635947625</text:p>
          </table:table-cell>
          <table:table-cell office:value-type="string">
            <text:p><text:s/>9 ♐ 39' 49"</text:p>
          </table:table-cell>
          <table:table-cell office:value-type="string">
            <text:p><text:s/>9 ♐ 39' 48"</text:p>
          </table:table-cell>
          <table:table-cell office:value-type="float" office:value="1.24991025469654">
            <text:p>1.2499102547</text:p>
          </table:table-cell>
          <table:table-cell office:value-type="float" office:value="0.732657737004864">
            <text:p>0.732657737</text:p>
          </table:table-cell>
          <table:table-cell office:value-type="float" office:value="227.20061385153">
            <text:p>227.2006138515</text:p>
          </table:table-cell>
          <table:table-cell office:value-type="float" office:value="227.200538393235">
            <text:p>227.2005383932</text:p>
          </table:table-cell>
          <table:table-cell office:value-type="string">
            <text:p>17 ♏ 12' 02"</text:p>
          </table:table-cell>
          <table:table-cell office:value-type="string">
            <text:p>17 ♏ 12' 01"</text:p>
          </table:table-cell>
          <table:table-cell office:value-type="float" office:value="1.24990151928006">
            <text:p>1.2499015193</text:p>
          </table:table-cell>
          <table:table-cell office:value-type="float" office:value="0.732648977626355">
            <text:p>0.7326489776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4984.99568287">
            <text:p>2414984.99568287</text:p>
          </table:table-cell>
          <table:table-cell office:value-type="string">
            <text:p>1899-11-26 06:53:47.343750 EST-0500</text:p>
          </table:table-cell>
          <table:table-cell office:value-type="float" office:value="0">
            <text:p>0</text:p>
          </table:table-cell>
          <table:table-cell office:value-type="float" office:value="262.099763981927">
            <text:p>262.0997639819</text:p>
          </table:table-cell>
          <table:table-cell office:value-type="float" office:value="262.09996031233">
            <text:p>262.0999603123</text:p>
          </table:table-cell>
          <table:table-cell table:number-columns-repeated="2" office:value-type="string">
            <text:p>22 ♐ 05' 59"</text:p>
          </table:table-cell>
          <table:table-cell office:value-type="float" office:value="-0.0344369739233299">
            <text:p>-0.0344369739</text:p>
          </table:table-cell>
          <table:table-cell office:value-type="float" office:value="1.24963107678936">
            <text:p>1.2496310768</text:p>
          </table:table-cell>
          <table:table-cell office:value-type="float" office:value="239.636206282436">
            <text:p>239.6362062824</text:p>
          </table:table-cell>
          <table:table-cell office:value-type="float" office:value="239.636402612839">
            <text:p>239.6364026128</text:p>
          </table:table-cell>
          <table:table-cell office:value-type="string">
            <text:p>29 ♏ 38' 10"</text:p>
          </table:table-cell>
          <table:table-cell office:value-type="string">
            <text:p>29 ♏ 38' 11"</text:p>
          </table:table-cell>
          <table:table-cell office:value-type="float" office:value="-0.0344170693544622">
            <text:p>-0.0344170694</text:p>
          </table:table-cell>
          <table:table-cell office:value-type="float" office:value="1.24965098827504">
            <text:p>1.2496509883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4986.29231481">
            <text:p>2414986.29231481</text:p>
          </table:table-cell>
          <table:table-cell office:value-type="string">
            <text:p>1899-11-27 14:00:56.250000 EST-0500</text:p>
          </table:table-cell>
          <table:table-cell office:value-type="float" office:value="0">
            <text:p>0</text:p>
          </table:table-cell>
          <table:table-cell office:value-type="float" office:value="263.720253853664">
            <text:p>263.7202538537</text:p>
          </table:table-cell>
          <table:table-cell office:value-type="float" office:value="263.720106199179">
            <text:p>263.7201061992</text:p>
          </table:table-cell>
          <table:table-cell table:number-columns-repeated="2" office:value-type="string">
            <text:p>23 ♐ 43' 12"</text:p>
          </table:table-cell>
          <table:table-cell office:value-type="float" office:value="1.24960336828184">
            <text:p>1.2496033683</text:p>
          </table:table-cell>
          <table:table-cell office:value-type="float" office:value="0.114056125409851">
            <text:p>0.1140561254</text:p>
          </table:table-cell>
          <table:table-cell office:value-type="float" office:value="241.256672947002">
            <text:p>241.256672947</text:p>
          </table:table-cell>
          <table:table-cell office:value-type="float" office:value="241.256525292517">
            <text:p>241.2565252925</text:p>
          </table:table-cell>
          <table:table-cell office:value-type="string">
            <text:p><text:s/>1 ♐ 15' 24"</text:p>
          </table:table-cell>
          <table:table-cell office:value-type="string">
            <text:p><text:s/>1 ♐ 15' 23"</text:p>
          </table:table-cell>
          <table:table-cell office:value-type="float" office:value="1.24962287602466">
            <text:p>1.249622876</text:p>
          </table:table-cell>
          <table:table-cell office:value-type="float" office:value="0.1140756685032">
            <text:p>0.1140756685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14989.17537037">
            <text:p>2414989.17537037</text:p>
          </table:table-cell>
          <table:table-cell office:value-type="string">
            <text:p>1899-11-30 11:12:32.343750 EST-0500</text:p>
          </table:table-cell>
          <table:table-cell office:value-type="float" office:value="0">
            <text:p>0</text:p>
          </table:table-cell>
          <table:table-cell office:value-type="float" office:value="248.284350866046">
            <text:p>248.284350866</text:p>
          </table:table-cell>
          <table:table-cell office:value-type="float" office:value="248.284192730669">
            <text:p>248.2841927307</text:p>
          </table:table-cell>
          <table:table-cell table:number-columns-repeated="2" office:value-type="string">
            <text:p><text:s/>8 ♐ 17' 03"</text:p>
          </table:table-cell>
          <table:table-cell office:value-type="float" office:value="1.01436984338179">
            <text:p>1.0143698434</text:p>
          </table:table-cell>
          <table:table-cell office:value-type="float" office:value="0.061520418545445">
            <text:p>0.0615204185</text:p>
          </table:table-cell>
          <table:table-cell office:value-type="float" office:value="225.820684940571">
            <text:p>225.8206849406</text:p>
          </table:table-cell>
          <table:table-cell office:value-type="float" office:value="225.820526805195">
            <text:p>225.8205268052</text:p>
          </table:table-cell>
          <table:table-cell office:value-type="string">
            <text:p>15 ♏ 49' 14"</text:p>
          </table:table-cell>
          <table:table-cell office:value-type="string">
            <text:p>15 ♏ 49' 13"</text:p>
          </table:table-cell>
          <table:table-cell office:value-type="float" office:value="1.01436226540744">
            <text:p>1.0143622654</text:p>
          </table:table-cell>
          <table:table-cell office:value-type="float" office:value="0.061512848634518">
            <text:p>0.0615128486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4989.36677083">
            <text:p>2414989.36677083</text:p>
          </table:table-cell>
          <table:table-cell office:value-type="string">
            <text:p>1899-11-30 15:48:09.843750 EST-0500</text:p>
          </table:table-cell>
          <table:table-cell office:value-type="float" office:value="0">
            <text:p>0</text:p>
          </table:table-cell>
          <table:table-cell office:value-type="float" office:value="260.254247152901">
            <text:p>260.2542471529</text:p>
          </table:table-cell>
          <table:table-cell office:value-type="float" office:value="260.254356136089">
            <text:p>260.2543561361</text:p>
          </table:table-cell>
          <table:table-cell table:number-columns-repeated="2" office:value-type="string">
            <text:p>20 ♐ 15' 15"</text:p>
          </table:table-cell>
          <table:table-cell office:value-type="float" office:value="-0.819801677119779">
            <text:p>-0.8198016771</text:p>
          </table:table-cell>
          <table:table-cell office:value-type="float" office:value="0.746217667033279">
            <text:p>0.746217667</text:p>
          </table:table-cell>
          <table:table-cell office:value-type="float" office:value="237.790572196585">
            <text:p>237.7905721966</text:p>
          </table:table-cell>
          <table:table-cell office:value-type="float" office:value="237.790681179772">
            <text:p>237.7906811798</text:p>
          </table:table-cell>
          <table:table-cell table:number-columns-repeated="2" office:value-type="string">
            <text:p>27 ♏ 47' 26"</text:p>
          </table:table-cell>
          <table:table-cell office:value-type="float" office:value="-0.819812035104559">
            <text:p>-0.8198120351</text:p>
          </table:table-cell>
          <table:table-cell office:value-type="float" office:value="0.746207288664623">
            <text:p>0.746207288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4994.72200231">
            <text:p>2414994.72200231</text:p>
          </table:table-cell>
          <table:table-cell office:value-type="string">
            <text:p>1899-12-06 00:19:41.250000 EST-0500</text:p>
          </table:table-cell>
          <table:table-cell office:value-type="float" office:value="0">
            <text:p>0</text:p>
          </table:table-cell>
          <table:table-cell office:value-type="float" office:value="253.915332576076">
            <text:p>253.9153325761</text:p>
          </table:table-cell>
          <table:table-cell office:value-type="float" office:value="253.915682188453">
            <text:p>253.9156821885</text:p>
          </table:table-cell>
          <table:table-cell office:value-type="string">
            <text:p>13 ♐ 54' 55"</text:p>
          </table:table-cell>
          <table:table-cell office:value-type="string">
            <text:p>13 ♐ 54' 56"</text:p>
          </table:table-cell>
          <table:table-cell office:value-type="float" office:value="-1.38497199980902">
            <text:p>-1.3849719998</text:p>
          </table:table-cell>
          <table:table-cell office:value-type="float" office:value="1.01599918244626">
            <text:p>1.0159991824</text:p>
          </table:table-cell>
          <table:table-cell office:value-type="float" office:value="231.451265396718">
            <text:p>231.4512653967</text:p>
          </table:table-cell>
          <table:table-cell office:value-type="float" office:value="231.451615009095">
            <text:p>231.4516150091</text:p>
          </table:table-cell>
          <table:table-cell office:value-type="string">
            <text:p>21 ♏ 27' 04"</text:p>
          </table:table-cell>
          <table:table-cell office:value-type="string">
            <text:p>21 ♏ 27' 05"</text:p>
          </table:table-cell>
          <table:table-cell office:value-type="float" office:value="-1.38500256089706">
            <text:p>-1.3850025609</text:p>
          </table:table-cell>
          <table:table-cell office:value-type="float" office:value="1.01596866895229">
            <text:p>1.015968669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14995.4012037">
            <text:p>2414995.4012037</text:p>
          </table:table-cell>
          <table:table-cell office:value-type="string">
            <text:p>1899-12-06 16:37:44.062500 EST-0500</text:p>
          </table:table-cell>
          <table:table-cell office:value-type="float" office:value="0">
            <text:p>0</text:p>
          </table:table-cell>
          <table:table-cell office:value-type="float" office:value="264.77357848352">
            <text:p>264.7735784835</text:p>
          </table:table-cell>
          <table:table-cell office:value-type="float" office:value="264.773419836203">
            <text:p>264.7734198362</text:p>
          </table:table-cell>
          <table:table-cell table:number-columns-repeated="2" office:value-type="string">
            <text:p>24 ♐ 46' 24"</text:p>
          </table:table-cell>
          <table:table-cell office:value-type="float" office:value="0.751468866786471">
            <text:p>0.7514688668</text:p>
          </table:table-cell>
          <table:table-cell office:value-type="float" office:value="0.116891547777251">
            <text:p>0.1168915478</text:p>
          </table:table-cell>
          <table:table-cell office:value-type="float" office:value="242.309468047686">
            <text:p>242.3094680477</text:p>
          </table:table-cell>
          <table:table-cell office:value-type="float" office:value="242.30930940037">
            <text:p>242.3093094004</text:p>
          </table:table-cell>
          <table:table-cell office:value-type="string">
            <text:p><text:s/>2 ♐ 18' 34"</text:p>
          </table:table-cell>
          <table:table-cell office:value-type="string">
            <text:p><text:s/>2 ♐ 18' 33"</text:p>
          </table:table-cell>
          <table:table-cell office:value-type="float" office:value="0.751448716355944">
            <text:p>0.7514487164</text:p>
          </table:table-cell>
          <table:table-cell office:value-type="float" office:value="0.116871373382543">
            <text:p>0.1168713734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4998.71271991">
            <text:p>2414998.71271991</text:p>
          </table:table-cell>
          <table:table-cell office:value-type="string">
            <text:p>1899-12-10 00:06:19.687500 EST-0500</text:p>
          </table:table-cell>
          <table:table-cell office:value-type="float" office:value="0">
            <text:p>0</text:p>
          </table:table-cell>
          <table:table-cell office:value-type="float" office:value="248.869065132371">
            <text:p>248.8690651324</text:p>
          </table:table-cell>
          <table:table-cell office:value-type="float" office:value="248.86915276619">
            <text:p>248.8691527662</text:p>
          </table:table-cell>
          <table:table-cell table:number-columns-repeated="2" office:value-type="string">
            <text:p><text:s/>8 ♐ 52' 08"</text:p>
          </table:table-cell>
          <table:table-cell office:value-type="float" office:value="-1.03941397513729">
            <text:p>-1.0394139751</text:p>
          </table:table-cell>
          <table:table-cell office:value-type="float" office:value="0.060888272438576">
            <text:p>0.0608882724</text:p>
          </table:table-cell>
          <table:table-cell office:value-type="float" office:value="226.404838606823">
            <text:p>226.4048386068</text:p>
          </table:table-cell>
          <table:table-cell office:value-type="float" office:value="226.404926240642">
            <text:p>226.4049262406</text:p>
          </table:table-cell>
          <table:table-cell table:number-columns-repeated="2" office:value-type="string">
            <text:p>16 ♏ 24' 17"</text:p>
          </table:table-cell>
          <table:table-cell office:value-type="float" office:value="-1.03939625079811">
            <text:p>-1.0393962508</text:p>
          </table:table-cell>
          <table:table-cell office:value-type="float" office:value="0.0609059332632634">
            <text:p>0.0609059333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15006.70686343">
            <text:p>2415006.70686343</text:p>
          </table:table-cell>
          <table:table-cell office:value-type="string">
            <text:p>1899-12-17 23:57:53.437500 EST-0500</text:p>
          </table:table-cell>
          <table:table-cell office:value-type="float" office:value="0">
            <text:p>0</text:p>
          </table:table-cell>
          <table:table-cell office:value-type="float" office:value="266.103749632051">
            <text:p>266.1037496321</text:p>
          </table:table-cell>
          <table:table-cell office:value-type="float" office:value="266.103691784025">
            <text:p>266.103691784</text:p>
          </table:table-cell>
          <table:table-cell table:number-columns-repeated="2" office:value-type="string">
            <text:p>26 ♐ 06' 13"</text:p>
          </table:table-cell>
          <table:table-cell office:value-type="float" office:value="1.01791348990959">
            <text:p>1.0179134899</text:p>
          </table:table-cell>
          <table:table-cell office:value-type="float" office:value="0.118080157272886">
            <text:p>0.1180801573</text:p>
          </table:table-cell>
          <table:table-cell office:value-type="float" office:value="243.63908990954">
            <text:p>243.6390899095</text:p>
          </table:table-cell>
          <table:table-cell office:value-type="float" office:value="243.639032061514">
            <text:p>243.6390320615</text:p>
          </table:table-cell>
          <table:table-cell table:number-columns-repeated="2" office:value-type="string">
            <text:p><text:s/>3 ♐ 38' 20"</text:p>
          </table:table-cell>
          <table:table-cell office:value-type="float" office:value="1.01787884558682">
            <text:p>1.0178788456</text:p>
          </table:table-cell>
          <table:table-cell office:value-type="float" office:value="0.118045509318282">
            <text:p>0.1180455093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5012.14240741">
            <text:p>2415012.14240741</text:p>
          </table:table-cell>
          <table:table-cell office:value-type="string">
            <text:p>1899-12-23 10:25:04.687500 EST-0500</text:p>
          </table:table-cell>
          <table:table-cell office:value-type="float" office:value="0">
            <text:p>0</text:p>
          </table:table-cell>
          <table:table-cell office:value-type="float" office:value="249.67099857277">
            <text:p>249.6709985728</text:p>
          </table:table-cell>
          <table:table-cell office:value-type="float" office:value="249.670972741318">
            <text:p>249.6709727413</text:p>
          </table:table-cell>
          <table:table-cell table:number-columns-repeated="2" office:value-type="string">
            <text:p><text:s/>9 ♐ 40' 15"</text:p>
          </table:table-cell>
          <table:table-cell office:value-type="float" office:value="0.892585121153105">
            <text:p>0.8925851212</text:p>
          </table:table-cell>
          <table:table-cell office:value-type="float" office:value="0.0581070109592696">
            <text:p>0.058107011</text:p>
          </table:table-cell>
          <table:table-cell office:value-type="float" office:value="227.206086266564">
            <text:p>227.2060862666</text:p>
          </table:table-cell>
          <table:table-cell office:value-type="float" office:value="227.206060435111">
            <text:p>227.2060604351</text:p>
          </table:table-cell>
          <table:table-cell table:number-columns-repeated="2" office:value-type="string">
            <text:p>17 ♏ 12' 21"</text:p>
          </table:table-cell>
          <table:table-cell office:value-type="float" office:value="0.892599232068236">
            <text:p>0.8925992321</text:p>
          </table:table-cell>
          <table:table-cell office:value-type="float" office:value="0.0581211422043921">
            <text:p>0.0581211422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5027.55134259">
            <text:p>2415027.55134259</text:p>
          </table:table-cell>
          <table:table-cell office:value-type="string">
            <text:p>1900-01-07 20:13:56.718750 EST-0500</text:p>
          </table:table-cell>
          <table:table-cell office:value-type="float" office:value="0">
            <text:p>0</text:p>
          </table:table-cell>
          <table:table-cell office:value-type="float" office:value="268.536685462637">
            <text:p>268.5366854626</text:p>
          </table:table-cell>
          <table:table-cell office:value-type="float" office:value="268.536413810086">
            <text:p>268.5364138101</text:p>
          </table:table-cell>
          <table:table-cell office:value-type="string">
            <text:p>28 ♐ 32' 12"</text:p>
          </table:table-cell>
          <table:table-cell office:value-type="string">
            <text:p>28 ♐ 32' 11"</text:p>
          </table:table-cell>
          <table:table-cell office:value-type="float" office:value="1.41129290697412">
            <text:p>1.411292907</text:p>
          </table:table-cell>
          <table:table-cell office:value-type="float" office:value="0.113878839551622">
            <text:p>0.1138788396</text:p>
          </table:table-cell>
          <table:table-cell office:value-type="float" office:value="246.071032239484">
            <text:p>246.0710322395</text:p>
          </table:table-cell>
          <table:table-cell office:value-type="float" office:value="246.070760586933">
            <text:p>246.0707605869</text:p>
          </table:table-cell>
          <table:table-cell office:value-type="string">
            <text:p><text:s/>6 ♐ 04' 15"</text:p>
          </table:table-cell>
          <table:table-cell office:value-type="string">
            <text:p><text:s/>6 ♐ 04' 14"</text:p>
          </table:table-cell>
          <table:table-cell office:value-type="float" office:value="1.41130415706421">
            <text:p>1.4113041571</text:p>
          </table:table-cell>
          <table:table-cell office:value-type="float" office:value="0.113890092826316">
            <text:p>0.1138900928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15035.72175926">
            <text:p>2415035.72175926</text:p>
          </table:table-cell>
          <table:table-cell office:value-type="string">
            <text:p>1900-01-16 00:19:20.156250 EST-0500</text:p>
          </table:table-cell>
          <table:table-cell office:value-type="float" office:value="0">
            <text:p>0</text:p>
          </table:table-cell>
          <table:table-cell office:value-type="float" office:value="295.671470523168">
            <text:p>295.6714705232</text:p>
          </table:table-cell>
          <table:table-cell office:value-type="float" office:value="295.671449228471">
            <text:p>295.6714492285</text:p>
          </table:table-cell>
          <table:table-cell table:number-columns-repeated="2" office:value-type="string">
            <text:p>25 ♑ 40' 17"</text:p>
          </table:table-cell>
          <table:table-cell office:value-type="float" office:value="1.01797941638676">
            <text:p>1.0179794164</text:p>
          </table:table-cell>
          <table:table-cell office:value-type="float" office:value="0.778703365425829">
            <text:p>0.7787033654</text:p>
          </table:table-cell>
          <table:table-cell office:value-type="float" office:value="273.205335160362">
            <text:p>273.2053351604</text:p>
          </table:table-cell>
          <table:table-cell office:value-type="float" office:value="273.205313865665">
            <text:p>273.2053138657</text:p>
          </table:table-cell>
          <table:table-cell table:number-columns-repeated="2" office:value-type="string">
            <text:p><text:s/>3 ♑ 12' 19"</text:p>
          </table:table-cell>
          <table:table-cell office:value-type="float" office:value="1.01796615360692">
            <text:p>1.0179661536</text:p>
          </table:table-cell>
          <table:table-cell office:value-type="float" office:value="0.778690005109402">
            <text:p>0.7786900051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5054.37361111">
            <text:p>2415054.37361111</text:p>
          </table:table-cell>
          <table:table-cell office:value-type="string">
            <text:p>1900-02-03 15:58:00.468750 EST-0500</text:p>
          </table:table-cell>
          <table:table-cell office:value-type="float" office:value="0">
            <text:p>0</text:p>
          </table:table-cell>
          <table:table-cell office:value-type="float" office:value="310.271349971464">
            <text:p>310.2713499715</text:p>
          </table:table-cell>
          <table:table-cell office:value-type="float" office:value="310.271178734765">
            <text:p>310.2711787348</text:p>
          </table:table-cell>
          <table:table-cell table:number-columns-repeated="2" office:value-type="string">
            <text:p>10 ♒ 16' 16"</text:p>
          </table:table-cell>
          <table:table-cell office:value-type="float" office:value="1.70325013630245">
            <text:p>1.7032501363</text:p>
          </table:table-cell>
          <table:table-cell office:value-type="float" office:value="0.785971361856031">
            <text:p>0.7859713619</text:p>
          </table:table-cell>
          <table:table-cell office:value-type="float" office:value="287.804499342587">
            <text:p>287.8044993426</text:p>
          </table:table-cell>
          <table:table-cell office:value-type="float" office:value="287.804328105888">
            <text:p>287.8043281059</text:p>
          </table:table-cell>
          <table:table-cell office:value-type="string">
            <text:p>17 ♑ 48' 16"</text:p>
          </table:table-cell>
          <table:table-cell office:value-type="string">
            <text:p>17 ♑ 48' 15"</text:p>
          </table:table-cell>
          <table:table-cell office:value-type="float" office:value="1.70327654323343">
            <text:p>1.7032765432</text:p>
          </table:table-cell>
          <table:table-cell office:value-type="float" office:value="0.785997725989947">
            <text:p>0.78599772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5060.3543287">
            <text:p>2415060.3543287</text:p>
          </table:table-cell>
          <table:table-cell office:value-type="string">
            <text:p>1900-02-09 15:30:14.062500 EST-0500</text:p>
          </table:table-cell>
          <table:table-cell office:value-type="float" office:value="0">
            <text:p>0</text:p>
          </table:table-cell>
          <table:table-cell office:value-type="float" office:value="320.687620349294">
            <text:p>320.6876203493</text:p>
          </table:table-cell>
          <table:table-cell office:value-type="float" office:value="320.687583071316">
            <text:p>320.6875830713</text:p>
          </table:table-cell>
          <table:table-cell table:number-columns-repeated="2" office:value-type="string">
            <text:p>20 ♒ 41' 15"</text:p>
          </table:table-cell>
          <table:table-cell office:value-type="float" office:value="1.78027546602669">
            <text:p>1.780275466</text:p>
          </table:table-cell>
          <table:table-cell office:value-type="float" office:value="1.01154803491166">
            <text:p>1.0115480349</text:p>
          </table:table-cell>
          <table:table-cell office:value-type="float" office:value="298.220511258023">
            <text:p>298.220511258</text:p>
          </table:table-cell>
          <table:table-cell office:value-type="float" office:value="298.220473980045">
            <text:p>298.22047398</text:p>
          </table:table-cell>
          <table:table-cell table:number-columns-repeated="2" office:value-type="string">
            <text:p>28 ♑ 13' 13"</text:p>
          </table:table-cell>
          <table:table-cell office:value-type="float" office:value="1.78025362997359">
            <text:p>1.78025363</text:p>
          </table:table-cell>
          <table:table-cell office:value-type="float" office:value="1.01152634023449">
            <text:p>1.011526340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5103.6341088">
            <text:p>2415103.6341088</text:p>
          </table:table-cell>
          <table:table-cell office:value-type="string">
            <text:p>1900-03-24 22:13:07.500000 EST-0500</text:p>
          </table:table-cell>
          <table:table-cell office:value-type="float" office:value="0">
            <text:p>0</text:p>
          </table:table-cell>
          <table:table-cell office:value-type="float" office:value="4.03566824808414">
            <text:p>4.0356682481</text:p>
          </table:table-cell>
          <table:table-cell office:value-type="float" office:value="4.03566988509626">
            <text:p>4.0356698851</text:p>
          </table:table-cell>
          <table:table-cell table:number-columns-repeated="2" office:value-type="string">
            <text:p><text:s/>4 ♈ 02' 08"</text:p>
          </table:table-cell>
          <table:table-cell office:value-type="float" office:value="-0.865927710438059">
            <text:p>-0.8659277104</text:p>
          </table:table-cell>
          <table:table-cell office:value-type="float" office:value="0.990309479936047">
            <text:p>0.9903094799</text:p>
          </table:table-cell>
          <table:table-cell office:value-type="float" office:value="341.567344197553">
            <text:p>341.5673441976</text:p>
          </table:table-cell>
          <table:table-cell office:value-type="float" office:value="341.567345834565">
            <text:p>341.5673458346</text:p>
          </table:table-cell>
          <table:table-cell table:number-columns-repeated="2" office:value-type="string">
            <text:p>11 ♓ 34' 02"</text:p>
          </table:table-cell>
          <table:table-cell office:value-type="float" office:value="-0.865939401382515">
            <text:p>-0.8659394014</text:p>
          </table:table-cell>
          <table:table-cell office:value-type="float" office:value="0.990297489434254">
            <text:p>0.9902974894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5113.87336806">
            <text:p>2415113.87336806</text:p>
          </table:table-cell>
          <table:table-cell office:value-type="string">
            <text:p>1900-04-04 03:57:39.375000 EST-0500</text:p>
          </table:table-cell>
          <table:table-cell office:value-type="float" office:value="0">
            <text:p>0</text:p>
          </table:table-cell>
          <table:table-cell office:value-type="float" office:value="357.058194838418">
            <text:p>357.0581948384</text:p>
          </table:table-cell>
          <table:table-cell office:value-type="float" office:value="357.058253101739">
            <text:p>357.0582531017</text:p>
          </table:table-cell>
          <table:table-cell table:number-columns-repeated="2" office:value-type="string">
            <text:p>27 ♓ 03' 29"</text:p>
          </table:table-cell>
          <table:table-cell office:value-type="float" office:value="-0.312202262539313">
            <text:p>-0.3122022625</text:p>
          </table:table-cell>
          <table:table-cell office:value-type="float" office:value="0.779479077314557">
            <text:p>0.7794790773</text:p>
          </table:table-cell>
          <table:table-cell office:value-type="float" office:value="334.589638728024">
            <text:p>334.589638728</text:p>
          </table:table-cell>
          <table:table-cell office:value-type="float" office:value="334.589696991345">
            <text:p>334.5896969913</text:p>
          </table:table-cell>
          <table:table-cell table:number-columns-repeated="2" office:value-type="string">
            <text:p><text:s/>4 ♓ 35' 22"</text:p>
          </table:table-cell>
          <table:table-cell office:value-type="float" office:value="-0.312218341872922">
            <text:p>-0.3122183419</text:p>
          </table:table-cell>
          <table:table-cell office:value-type="float" office:value="0.779463267725181">
            <text:p>0.7794632677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15129.95490741">
            <text:p>2415129.95490741</text:p>
          </table:table-cell>
          <table:table-cell office:value-type="string">
            <text:p>1900-04-20 05:55:04.687500 EST-0500</text:p>
          </table:table-cell>
          <table:table-cell office:value-type="float" office:value="0">
            <text:p>0</text:p>
          </table:table-cell>
          <table:table-cell office:value-type="float" office:value="75.1706797185927">
            <text:p>75.1706797186</text:p>
          </table:table-cell>
          <table:table-cell office:value-type="float" office:value="75.1705740733894">
            <text:p>75.1705740734</text:p>
          </table:table-cell>
          <table:table-cell table:number-columns-repeated="2" office:value-type="string">
            <text:p>15 ♊ 10' 14"</text:p>
          </table:table-cell>
          <table:table-cell office:value-type="float" office:value="1.02607326838223">
            <text:p>1.0260732684</text:p>
          </table:table-cell>
          <table:table-cell office:value-type="float" office:value="0.0171256216819158">
            <text:p>0.0171256217</text:p>
          </table:table-cell>
          <table:table-cell office:value-type="float" office:value="52.7016701763028">
            <text:p>52.7016701763</text:p>
          </table:table-cell>
          <table:table-cell office:value-type="float" office:value="52.7015645310996">
            <text:p>52.7015645311</text:p>
          </table:table-cell>
          <table:table-cell office:value-type="string">
            <text:p>22 ♉ 42' 06"</text:p>
          </table:table-cell>
          <table:table-cell office:value-type="string">
            <text:p>22 ♉ 42' 05"</text:p>
          </table:table-cell>
          <table:table-cell office:value-type="float" office:value="1.02605313327842">
            <text:p>1.0260531333</text:p>
          </table:table-cell>
          <table:table-cell office:value-type="float" office:value="0.0171056768280692">
            <text:p>0.0171056768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5139.88069444">
            <text:p>2415139.88069444</text:p>
          </table:table-cell>
          <table:table-cell office:value-type="string">
            <text:p>1900-04-30 04:08:12.187500 EST-0500</text:p>
          </table:table-cell>
          <table:table-cell office:value-type="float" office:value="0">
            <text:p>0</text:p>
          </table:table-cell>
          <table:table-cell office:value-type="float" office:value="85.047590193039">
            <text:p>85.047590193</text:p>
          </table:table-cell>
          <table:table-cell office:value-type="float" office:value="85.0474901968877">
            <text:p>85.0474901969</text:p>
          </table:table-cell>
          <table:table-cell office:value-type="string">
            <text:p>25 ♊ 02' 51"</text:p>
          </table:table-cell>
          <table:table-cell office:value-type="string">
            <text:p>25 ♊ 02' 50"</text:p>
          </table:table-cell>
          <table:table-cell office:value-type="float" office:value="0.960868982062748">
            <text:p>0.9608689821</text:p>
          </table:table-cell>
          <table:table-cell office:value-type="float" office:value="0.0280614221994084">
            <text:p>0.0280614222</text:p>
          </table:table-cell>
          <table:table-cell office:value-type="float" office:value="62.5783022001655">
            <text:p>62.5783022002</text:p>
          </table:table-cell>
          <table:table-cell office:value-type="float" office:value="62.5782022040142">
            <text:p>62.578202204</text:p>
          </table:table-cell>
          <table:table-cell table:number-columns-repeated="2" office:value-type="string">
            <text:p><text:s/>2 ♊ 34' 41"</text:p>
          </table:table-cell>
          <table:table-cell office:value-type="float" office:value="0.960853644155446">
            <text:p>0.9608536442</text:p>
          </table:table-cell>
          <table:table-cell office:value-type="float" office:value="0.0280462191400451">
            <text:p>0.0280462191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5144.79597222">
            <text:p>2415144.79597222</text:p>
          </table:table-cell>
          <table:table-cell office:value-type="string">
            <text:p>1900-05-05 02:06:12.656250 EST-0500</text:p>
          </table:table-cell>
          <table:table-cell office:value-type="float" office:value="0">
            <text:p>0</text:p>
          </table:table-cell>
          <table:table-cell office:value-type="float" office:value="20.8848445614558">
            <text:p>20.8848445615</text:p>
          </table:table-cell>
          <table:table-cell office:value-type="float" office:value="20.8847660205825">
            <text:p>20.8847660206</text:p>
          </table:table-cell>
          <table:table-cell table:number-columns-repeated="2" office:value-type="string">
            <text:p>20 ♈ 53' 05"</text:p>
          </table:table-cell>
          <table:table-cell office:value-type="float" office:value="1.50120438078199">
            <text:p>1.5012043808</text:p>
          </table:table-cell>
          <table:table-cell office:value-type="float" office:value="0.760118834983694">
            <text:p>0.760118835</text:p>
          </table:table-cell>
          <table:table-cell office:value-type="float" office:value="358.415270119424">
            <text:p>358.4152701194</text:p>
          </table:table-cell>
          <table:table-cell office:value-type="float" office:value="358.41519157855">
            <text:p>358.4151915786</text:p>
          </table:table-cell>
          <table:table-cell table:number-columns-repeated="2" office:value-type="string">
            <text:p>28 ♓ 24' 54"</text:p>
          </table:table-cell>
          <table:table-cell office:value-type="float" office:value="1.50120004277657">
            <text:p>1.5012000428</text:p>
          </table:table-cell>
          <table:table-cell office:value-type="float" office:value="0.760114593866921">
            <text:p>0.760114593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5169.78230324">
            <text:p>2415169.78230324</text:p>
          </table:table-cell>
          <table:table-cell office:value-type="string">
            <text:p>1900-05-30 01:46:31.406250 EST-0500</text:p>
          </table:table-cell>
          <table:table-cell office:value-type="float" office:value="0">
            <text:p>0</text:p>
          </table:table-cell>
          <table:table-cell office:value-type="float" office:value="68.3868630415538">
            <text:p>68.3868630416</text:p>
          </table:table-cell>
          <table:table-cell office:value-type="float" office:value="68.3865743518794">
            <text:p>68.3865743519</text:p>
          </table:table-cell>
          <table:table-cell office:value-type="string">
            <text:p><text:s/>8 ♊ 23' 12"</text:p>
          </table:table-cell>
          <table:table-cell office:value-type="string">
            <text:p><text:s/>8 ♊ 23' 11"</text:p>
          </table:table-cell>
          <table:table-cell office:value-type="float" office:value="2.20068404857471">
            <text:p>2.2006840486</text:p>
          </table:table-cell>
          <table:table-cell office:value-type="float" office:value="0.958877873121579">
            <text:p>0.9588778731</text:p>
          </table:table-cell>
          <table:table-cell office:value-type="float" office:value="45.9163146240173">
            <text:p>45.916314624</text:p>
          </table:table-cell>
          <table:table-cell office:value-type="float" office:value="45.916025934343">
            <text:p>45.9160259343</text:p>
          </table:table-cell>
          <table:table-cell office:value-type="string">
            <text:p>15 ♉ 54' 58"</text:p>
          </table:table-cell>
          <table:table-cell office:value-type="string">
            <text:p>15 ♉ 54' 57"</text:p>
          </table:table-cell>
          <table:table-cell office:value-type="float" office:value="2.2006484864294">
            <text:p>2.2006484864</text:p>
          </table:table-cell>
          <table:table-cell office:value-type="float" office:value="0.958842324554689">
            <text:p>0.9588423246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5173.28474537">
            <text:p>2415173.28474537</text:p>
          </table:table-cell>
          <table:table-cell office:value-type="string">
            <text:p>1900-06-02 13:50:02.343750 EST-0500</text:p>
          </table:table-cell>
          <table:table-cell office:value-type="float" office:value="0">
            <text:p>0</text:p>
          </table:table-cell>
          <table:table-cell office:value-type="float" office:value="76.0771618323915">
            <text:p>76.0771618324</text:p>
          </table:table-cell>
          <table:table-cell office:value-type="float" office:value="76.0771335543484">
            <text:p>76.0771335543</text:p>
          </table:table-cell>
          <table:table-cell table:number-columns-repeated="2" office:value-type="string">
            <text:p>16 ♊ 04' 37"</text:p>
          </table:table-cell>
          <table:table-cell office:value-type="float" office:value="2.18138198055156">
            <text:p>2.1813819806</text:p>
          </table:table-cell>
          <table:table-cell office:value-type="float" office:value="0.0231320543378308">
            <text:p>0.0231320543</text:p>
          </table:table-cell>
          <table:table-cell office:value-type="float" office:value="53.6064084396222">
            <text:p>53.6064084396</text:p>
          </table:table-cell>
          <table:table-cell office:value-type="float" office:value="53.6063801615791">
            <text:p>53.6063801616</text:p>
          </table:table-cell>
          <table:table-cell office:value-type="string">
            <text:p>23 ♉ 36' 23"</text:p>
          </table:table-cell>
          <table:table-cell office:value-type="string">
            <text:p>23 ♉ 36' 22"</text:p>
          </table:table-cell>
          <table:table-cell office:value-type="float" office:value="2.18138088211395">
            <text:p>2.1813808821</text:p>
          </table:table-cell>
          <table:table-cell office:value-type="float" office:value="0.0231307172151707">
            <text:p>0.0231307172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15177.92658565">
            <text:p>2415177.92658565</text:p>
          </table:table-cell>
          <table:table-cell office:value-type="string">
            <text:p>1900-06-07 05:14:17.812500 EST-0500</text:p>
          </table:table-cell>
          <table:table-cell office:value-type="float" office:value="0">
            <text:p>0</text:p>
          </table:table-cell>
          <table:table-cell office:value-type="float" office:value="76.1846815333843">
            <text:p>76.1846815334</text:p>
          </table:table-cell>
          <table:table-cell office:value-type="float" office:value="76.1846004617106">
            <text:p>76.1846004617</text:p>
          </table:table-cell>
          <table:table-cell table:number-columns-repeated="2" office:value-type="string">
            <text:p>16 ♊ 11' 04"</text:p>
          </table:table-cell>
          <table:table-cell office:value-type="float" office:value="0.95617024841772">
            <text:p>0.9561702484</text:p>
          </table:table-cell>
          <table:table-cell office:value-type="float" office:value="0.023164786121462">
            <text:p>0.0231647861</text:p>
          </table:table-cell>
          <table:table-cell office:value-type="float" office:value="53.7138159215034">
            <text:p>53.7138159215</text:p>
          </table:table-cell>
          <table:table-cell office:value-type="float" office:value="53.7137348498297">
            <text:p>53.7137348498</text:p>
          </table:table-cell>
          <table:table-cell table:number-columns-repeated="2" office:value-type="string">
            <text:p>23 ♉ 42' 49"</text:p>
          </table:table-cell>
          <table:table-cell office:value-type="float" office:value="0.956186568641039">
            <text:p>0.9561865686</text:p>
          </table:table-cell>
          <table:table-cell office:value-type="float" office:value="0.0231814879287477">
            <text:p>0.0231814879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5178.08479167">
            <text:p>2415178.08479167</text:p>
          </table:table-cell>
          <table:table-cell office:value-type="string">
            <text:p>1900-06-07 09:02:06.562500 EST-0500</text:p>
          </table:table-cell>
          <table:table-cell office:value-type="float" office:value="0">
            <text:p>0</text:p>
          </table:table-cell>
          <table:table-cell office:value-type="float" office:value="86.3211552744344">
            <text:p>86.3211552744</text:p>
          </table:table-cell>
          <table:table-cell office:value-type="float" office:value="86.32099823058">
            <text:p>86.3209982306</text:p>
          </table:table-cell>
          <table:table-cell office:value-type="string">
            <text:p>26 ♊ 19' 16"</text:p>
          </table:table-cell>
          <table:table-cell office:value-type="string">
            <text:p>26 ♊ 19' 15"</text:p>
          </table:table-cell>
          <table:table-cell office:value-type="float" office:value="2.07350345587616">
            <text:p>2.0735034559</text:p>
          </table:table-cell>
          <table:table-cell office:value-type="float" office:value="0.0368011553312193">
            <text:p>0.0368011553</text:p>
          </table:table-cell>
          <table:table-cell office:value-type="float" office:value="63.8502861303823">
            <text:p>63.8502861304</text:p>
          </table:table-cell>
          <table:table-cell office:value-type="float" office:value="63.8501290865279">
            <text:p>63.8501290865</text:p>
          </table:table-cell>
          <table:table-cell office:value-type="string">
            <text:p><text:s/>3 ♊ 51' 01"</text:p>
          </table:table-cell>
          <table:table-cell office:value-type="string">
            <text:p><text:s/>3 ♊ 51' 00"</text:p>
          </table:table-cell>
          <table:table-cell office:value-type="float" office:value="2.07351890363603">
            <text:p>2.0735189036</text:p>
          </table:table-cell>
          <table:table-cell office:value-type="float" office:value="0.0368166366234781">
            <text:p>0.0368166366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15188.96418981">
            <text:p>2415188.96418981</text:p>
          </table:table-cell>
          <table:table-cell office:value-type="string">
            <text:p>1900-06-18 06:08:26.250000 EST-0500</text:p>
          </table:table-cell>
          <table:table-cell office:value-type="float" office:value="0">
            <text:p>0</text:p>
          </table:table-cell>
          <table:table-cell office:value-type="float" office:value="86.725062864412">
            <text:p>86.7250628644</text:p>
          </table:table-cell>
          <table:table-cell office:value-type="float" office:value="86.7250010017122">
            <text:p>86.7250010017</text:p>
          </table:table-cell>
          <table:table-cell table:number-columns-repeated="2" office:value-type="string">
            <text:p>26 ♊ 43' 30"</text:p>
          </table:table-cell>
          <table:table-cell office:value-type="float" office:value="0.954152754891057">
            <text:p>0.9541527549</text:p>
          </table:table-cell>
          <table:table-cell office:value-type="float" office:value="0.0372651017737361">
            <text:p>0.0372651018</text:p>
          </table:table-cell>
          <table:table-cell office:value-type="float" office:value="64.2536015772414">
            <text:p>64.2536015772</text:p>
          </table:table-cell>
          <table:table-cell office:value-type="float" office:value="64.2535397145416">
            <text:p>64.2535397145</text:p>
          </table:table-cell>
          <table:table-cell table:number-columns-repeated="2" office:value-type="string">
            <text:p><text:s/>4 ♊ 15' 12"</text:p>
          </table:table-cell>
          <table:table-cell office:value-type="float" office:value="0.954164924027769">
            <text:p>0.954164924</text:p>
          </table:table-cell>
          <table:table-cell office:value-type="float" office:value="0.0372772650777242">
            <text:p>0.0372772651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5193.13020833">
            <text:p>2415193.13020833</text:p>
          </table:table-cell>
          <table:table-cell office:value-type="string">
            <text:p>1900-06-22 10:07:30.000000 EST-0500</text:p>
          </table:table-cell>
          <table:table-cell office:value-type="float" office:value="0">
            <text:p>0</text:p>
          </table:table-cell>
          <table:table-cell office:value-type="float" office:value="113.36084447485">
            <text:p>113.3608444749</text:p>
          </table:table-cell>
          <table:table-cell office:value-type="float" office:value="113.36043633365">
            <text:p>113.3604363337</text:p>
          </table:table-cell>
          <table:table-cell office:value-type="string">
            <text:p>23 ♋ 21' 39"</text:p>
          </table:table-cell>
          <table:table-cell office:value-type="string">
            <text:p>23 ♋ 21' 37"</text:p>
          </table:table-cell>
          <table:table-cell office:value-type="float" office:value="1.49803412724516">
            <text:p>1.4980341272</text:p>
          </table:table-cell>
          <table:table-cell office:value-type="float" office:value="-0.22528670734037">
            <text:p>-0.2252867073</text:p>
          </table:table-cell>
          <table:table-cell office:value-type="float" office:value="90.8892742990069">
            <text:p>90.889274299</text:p>
          </table:table-cell>
          <table:table-cell office:value-type="float" office:value="90.8888661578071">
            <text:p>90.8888661578</text:p>
          </table:table-cell>
          <table:table-cell office:value-type="string">
            <text:p><text:s/>0 ♋ 53' 21"</text:p>
          </table:table-cell>
          <table:table-cell office:value-type="string">
            <text:p><text:s/>0 ♋ 53' 19"</text:p>
          </table:table-cell>
          <table:table-cell office:value-type="float" office:value="1.49802769419923">
            <text:p>1.4980276942</text:p>
          </table:table-cell>
          <table:table-cell office:value-type="float" office:value="-0.225293389105579">
            <text:p>-0.2252933891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5208.95734954">
            <text:p>2415208.95734954</text:p>
          </table:table-cell>
          <table:table-cell office:value-type="string">
            <text:p>1900-07-08 05:58:35.625000 EST-0500</text:p>
          </table:table-cell>
          <table:table-cell office:value-type="float" office:value="0">
            <text:p>0</text:p>
          </table:table-cell>
          <table:table-cell office:value-type="float" office:value="105.792065346875">
            <text:p>105.7920653469</text:p>
          </table:table-cell>
          <table:table-cell office:value-type="float" office:value="105.792214947279">
            <text:p>105.7922149473</text:p>
          </table:table-cell>
          <table:table-cell table:number-columns-repeated="2" office:value-type="string">
            <text:p>15 ♋ 47' 31"</text:p>
          </table:table-cell>
          <table:table-cell office:value-type="float" office:value="-0.626489001206797">
            <text:p>-0.6264890012</text:p>
          </table:table-cell>
          <table:table-cell office:value-type="float" office:value="0.953129899724359">
            <text:p>0.9531298997</text:p>
          </table:table-cell>
          <table:table-cell office:value-type="float" office:value="83.319757688591">
            <text:p>83.3197576886</text:p>
          </table:table-cell>
          <table:table-cell office:value-type="float" office:value="83.3199072889947">
            <text:p>83.319907289</text:p>
          </table:table-cell>
          <table:table-cell table:number-columns-repeated="2" office:value-type="string">
            <text:p>23 ♊ 19' 11"</text:p>
          </table:table-cell>
          <table:table-cell office:value-type="float" office:value="-0.626508795840644">
            <text:p>-0.6265087958</text:p>
          </table:table-cell>
          <table:table-cell office:value-type="float" office:value="0.953110292887953">
            <text:p>0.9531102929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15222.435625">
            <text:p>2415222.435625</text:p>
          </table:table-cell>
          <table:table-cell office:value-type="string">
            <text:p>1900-07-21 17:27:18.281250 EST-0500</text:p>
          </table:table-cell>
          <table:table-cell office:value-type="float" office:value="0">
            <text:p>0</text:p>
          </table:table-cell>
          <table:table-cell office:value-type="float" office:value="77.1398265839851">
            <text:p>77.139826584</text:p>
          </table:table-cell>
          <table:table-cell office:value-type="float" office:value="77.1397179463792">
            <text:p>77.1397179464</text:p>
          </table:table-cell>
          <table:table-cell office:value-type="string">
            <text:p>17 ♊ 08' 23"</text:p>
          </table:table-cell>
          <table:table-cell office:value-type="string">
            <text:p>17 ♊ 08' 22"</text:p>
          </table:table-cell>
          <table:table-cell office:value-type="float" office:value="0.684525464434218">
            <text:p>0.6845254644</text:p>
          </table:table-cell>
          <table:table-cell office:value-type="float" office:value="0.0180890242776259">
            <text:p>0.0180890243</text:p>
          </table:table-cell>
          <table:table-cell office:value-type="float" office:value="54.6668785287624">
            <text:p>54.6668785288</text:p>
          </table:table-cell>
          <table:table-cell office:value-type="float" office:value="54.6667698911565">
            <text:p>54.6667698912</text:p>
          </table:table-cell>
          <table:table-cell table:number-columns-repeated="2" office:value-type="string">
            <text:p>24 ♉ 40' 00"</text:p>
          </table:table-cell>
          <table:table-cell office:value-type="float" office:value="0.684499044453816">
            <text:p>0.6844990445</text:p>
          </table:table-cell>
          <table:table-cell office:value-type="float" office:value="0.0180628308593559">
            <text:p>0.018062830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5232.84724537">
            <text:p>2415232.84724537</text:p>
          </table:table-cell>
          <table:table-cell office:value-type="string">
            <text:p>1900-08-01 03:20:02.343750 EST-0500</text:p>
          </table:table-cell>
          <table:table-cell office:value-type="float" office:value="0">
            <text:p>0</text:p>
          </table:table-cell>
          <table:table-cell office:value-type="float" office:value="128.600299806915">
            <text:p>128.6002998069</text:p>
          </table:table-cell>
          <table:table-cell office:value-type="float" office:value="128.600572453711">
            <text:p>128.6005724537</text:p>
          </table:table-cell>
          <table:table-cell office:value-type="string">
            <text:p><text:s/>8 ♌ 36' 01"</text:p>
          </table:table-cell>
          <table:table-cell office:value-type="string">
            <text:p><text:s/>8 ♌ 36' 02"</text:p>
          </table:table-cell>
          <table:table-cell office:value-type="float" office:value="-0.749844941086463">
            <text:p>-0.7498449411</text:p>
          </table:table-cell>
          <table:table-cell office:value-type="float" office:value="0.957021364802942">
            <text:p>0.9570213648</text:p>
          </table:table-cell>
          <table:table-cell office:value-type="float" office:value="106.126939526311">
            <text:p>106.1269395263</text:p>
          </table:table-cell>
          <table:table-cell office:value-type="float" office:value="106.127212173108">
            <text:p>106.1272121731</text:p>
          </table:table-cell>
          <table:table-cell office:value-type="string">
            <text:p>16 ♋ 07' 36"</text:p>
          </table:table-cell>
          <table:table-cell office:value-type="string">
            <text:p>16 ♋ 07' 37"</text:p>
          </table:table-cell>
          <table:table-cell office:value-type="float" office:value="-0.749822161220707">
            <text:p>-0.7498221612</text:p>
          </table:table-cell>
          <table:table-cell office:value-type="float" office:value="0.957044298006194">
            <text:p>0.957044298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15239.18049768">
            <text:p>2415239.18049768</text:p>
          </table:table-cell>
          <table:table-cell office:value-type="string">
            <text:p>1900-08-07 11:19:55.312500 EST-0500</text:p>
          </table:table-cell>
          <table:table-cell office:value-type="float" office:value="0">
            <text:p>0</text:p>
          </table:table-cell>
          <table:table-cell office:value-type="float" office:value="88.4353161948389">
            <text:p>88.4353161948</text:p>
          </table:table-cell>
          <table:table-cell office:value-type="float" office:value="88.435231521116">
            <text:p>88.4352315211</text:p>
          </table:table-cell>
          <table:table-cell office:value-type="string">
            <text:p>28 ♊ 26' 07"</text:p>
          </table:table-cell>
          <table:table-cell office:value-type="string">
            <text:p>28 ♊ 26' 06"</text:p>
          </table:table-cell>
          <table:table-cell office:value-type="float" office:value="0.664388961981442">
            <text:p>0.664388962</text:p>
          </table:table-cell>
          <table:table-cell office:value-type="float" office:value="0.0277410633820775">
            <text:p>0.0277410634</text:p>
          </table:table-cell>
          <table:table-cell office:value-type="float" office:value="65.9616796502478">
            <text:p>65.9616796502</text:p>
          </table:table-cell>
          <table:table-cell office:value-type="float" office:value="65.961594976525">
            <text:p>65.9615949765</text:p>
          </table:table-cell>
          <table:table-cell office:value-type="string">
            <text:p><text:s/>5 ♊ 57' 42"</text:p>
          </table:table-cell>
          <table:table-cell office:value-type="string">
            <text:p><text:s/>5 ♊ 57' 41"</text:p>
          </table:table-cell>
          <table:table-cell office:value-type="float" office:value="0.6643605346703">
            <text:p>0.6643605347</text:p>
          </table:table-cell>
          <table:table-cell office:value-type="float" office:value="0.027712631832202">
            <text:p>0.027712631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5276.18976852">
            <text:p>2415276.18976852</text:p>
          </table:table-cell>
          <table:table-cell office:value-type="string">
            <text:p>1900-09-13 11:33:16.875000 EST-0500</text:p>
          </table:table-cell>
          <table:table-cell office:value-type="float" office:value="0">
            <text:p>0</text:p>
          </table:table-cell>
          <table:table-cell office:value-type="float" office:value="170.406355355282">
            <text:p>170.4063553553</text:p>
          </table:table-cell>
          <table:table-cell office:value-type="float" office:value="170.406345935501">
            <text:p>170.4063459355</text:p>
          </table:table-cell>
          <table:table-cell table:number-columns-repeated="2" office:value-type="string">
            <text:p>20 ♍ 24' 22"</text:p>
          </table:table-cell>
          <table:table-cell office:value-type="float" office:value="1.86193254260226">
            <text:p>1.8619325426</text:p>
          </table:table-cell>
          <table:table-cell office:value-type="float" office:value="0.974144626445595">
            <text:p>0.9741446264</text:p>
          </table:table-cell>
          <table:table-cell office:value-type="float" office:value="147.931659304265">
            <text:p>147.9316593043</text:p>
          </table:table-cell>
          <table:table-cell office:value-type="float" office:value="147.931649884485">
            <text:p>147.9316498845</text:p>
          </table:table-cell>
          <table:table-cell table:number-columns-repeated="2" office:value-type="string">
            <text:p>27 ♌ 55' 53"</text:p>
          </table:table-cell>
          <table:table-cell office:value-type="float" office:value="1.86192987831629">
            <text:p>1.8619298783</text:p>
          </table:table-cell>
          <table:table-cell office:value-type="float" office:value="0.974141620422088">
            <text:p>0.9741416204</text:p>
          </table:table-cell>
        </table:table-row>
        <table:table-row table:style-name="ro1">
          <table:table-cell office:value-type="string">
            <text:p>Jupiter/Uranus</text:p>
          </table:table-cell>
          <table:table-cell office:value-type="float" office:value="2415312.83552083">
            <text:p>2415312.83552083</text:p>
          </table:table-cell>
          <table:table-cell office:value-type="string">
            <text:p>1900-10-20 03:03:09.843750 EST-0500</text:p>
          </table:table-cell>
          <table:table-cell office:value-type="float" office:value="0">
            <text:p>0</text:p>
          </table:table-cell>
          <table:table-cell office:value-type="float" office:value="250.102111166915">
            <text:p>250.1021111669</text:p>
          </table:table-cell>
          <table:table-cell office:value-type="float" office:value="250.102096060658">
            <text:p>250.1020960607</text:p>
          </table:table-cell>
          <table:table-cell table:number-columns-repeated="2" office:value-type="string">
            <text:p>10 ♐ 06' 07"</text:p>
          </table:table-cell>
          <table:table-cell office:value-type="float" office:value="0.191768664571579">
            <text:p>0.1917686646</text:p>
          </table:table-cell>
          <table:table-cell office:value-type="float" office:value="0.0483583542627836">
            <text:p>0.0483583543</text:p>
          </table:table-cell>
          <table:table-cell office:value-type="float" office:value="227.626439876823">
            <text:p>227.6264398768</text:p>
          </table:table-cell>
          <table:table-cell office:value-type="float" office:value="227.626424770566">
            <text:p>227.6264247706</text:p>
          </table:table-cell>
          <table:table-cell table:number-columns-repeated="2" office:value-type="string">
            <text:p>17 ♏ 37' 35"</text:p>
          </table:table-cell>
          <table:table-cell office:value-type="float" office:value="0.191805178663419">
            <text:p>0.1918051787</text:p>
          </table:table-cell>
          <table:table-cell office:value-type="float" office:value="0.048394855472522">
            <text:p>0.048394855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5344.01984954">
            <text:p>2415344.01984954</text:p>
          </table:table-cell>
          <table:table-cell office:value-type="string">
            <text:p>1900-11-20 07:28:35.625000 EST-0500</text:p>
          </table:table-cell>
          <table:table-cell office:value-type="float" office:value="0">
            <text:p>0</text:p>
          </table:table-cell>
          <table:table-cell office:value-type="float" office:value="237.759032277514">
            <text:p>237.7590322775</text:p>
          </table:table-cell>
          <table:table-cell office:value-type="float" office:value="237.759440962716">
            <text:p>237.7594409627</text:p>
          </table:table-cell>
          <table:table-cell office:value-type="string">
            <text:p>27 ♏ 45' 32"</text:p>
          </table:table-cell>
          <table:table-cell office:value-type="string">
            <text:p>27 ♏ 45' 33"</text:p>
          </table:table-cell>
          <table:table-cell office:value-type="float" office:value="-1.36203910435182">
            <text:p>-1.3620391044</text:p>
          </table:table-cell>
          <table:table-cell office:value-type="float" office:value="1.01060747989192">
            <text:p>1.0106074799</text:p>
          </table:table-cell>
          <table:table-cell office:value-type="float" office:value="215.282335655873">
            <text:p>215.2823356559</text:p>
          </table:table-cell>
          <table:table-cell office:value-type="float" office:value="215.282744341076">
            <text:p>215.2827443411</text:p>
          </table:table-cell>
          <table:table-cell office:value-type="string">
            <text:p><text:s/>5 ♏ 16' 56"</text:p>
          </table:table-cell>
          <table:table-cell office:value-type="string">
            <text:p><text:s/>5 ♏ 16' 57"</text:p>
          </table:table-cell>
          <table:table-cell office:value-type="float" office:value="-1.36203783255374">
            <text:p>-1.3620378326</text:p>
          </table:table-cell>
          <table:table-cell office:value-type="float" office:value="1.01060865754971">
            <text:p>1.0106086575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15358.78523148">
            <text:p>2415358.78523148</text:p>
          </table:table-cell>
          <table:table-cell office:value-type="string">
            <text:p>1900-12-05 01:50:44.531250 EST-0500</text:p>
          </table:table-cell>
          <table:table-cell office:value-type="float" office:value="0">
            <text:p>0</text:p>
          </table:table-cell>
          <table:table-cell office:value-type="float" office:value="252.717653260347">
            <text:p>252.7176532603</text:p>
          </table:table-cell>
          <table:table-cell office:value-type="float" office:value="252.717568753439">
            <text:p>252.7175687534</text:p>
          </table:table-cell>
          <table:table-cell table:number-columns-repeated="2" office:value-type="string">
            <text:p>12 ♐ 43' 03"</text:p>
          </table:table-cell>
          <table:table-cell office:value-type="float" office:value="1.01503018772756">
            <text:p>1.0150301877</text:p>
          </table:table-cell>
          <table:table-cell office:value-type="float" office:value="0.0612940393764731">
            <text:p>0.0612940394</text:p>
          </table:table-cell>
          <table:table-cell office:value-type="float" office:value="230.240274372578">
            <text:p>230.2402743726</text:p>
          </table:table-cell>
          <table:table-cell office:value-type="float" office:value="230.24018986567">
            <text:p>230.2401898657</text:p>
          </table:table-cell>
          <table:table-cell table:number-columns-repeated="2" office:value-type="string">
            <text:p>20 ♏ 14' 24"</text:p>
          </table:table-cell>
          <table:table-cell office:value-type="float" office:value="1.01499874870543">
            <text:p>1.0149987487</text:p>
          </table:table-cell>
          <table:table-cell office:value-type="float" office:value="0.0612626012826916">
            <text:p>0.0612626013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15367.88875">
            <text:p>2415367.88875</text:p>
          </table:table-cell>
          <table:table-cell office:value-type="string">
            <text:p>1900-12-14 04:19:48.281250 EST-0500</text:p>
          </table:table-cell>
          <table:table-cell office:value-type="float" office:value="0">
            <text:p>0</text:p>
          </table:table-cell>
          <table:table-cell office:value-type="float" office:value="261.969614782386">
            <text:p>261.9696147824</text:p>
          </table:table-cell>
          <table:table-cell office:value-type="float" office:value="261.969541051979">
            <text:p>261.969541052</text:p>
          </table:table-cell>
          <table:table-cell table:number-columns-repeated="2" office:value-type="string">
            <text:p>21 ♐ 58' 10"</text:p>
          </table:table-cell>
          <table:table-cell office:value-type="float" office:value="1.01758337044975">
            <text:p>1.0175833704</text:p>
          </table:table-cell>
          <table:table-cell office:value-type="float" office:value="0.227788462984818">
            <text:p>0.227788463</text:p>
          </table:table-cell>
          <table:table-cell office:value-type="float" office:value="239.491742948815">
            <text:p>239.4917429488</text:p>
          </table:table-cell>
          <table:table-cell office:value-type="float" office:value="239.491669218408">
            <text:p>239.4916692184</text:p>
          </table:table-cell>
          <table:table-cell table:number-columns-repeated="2" office:value-type="string">
            <text:p>29 ♏ 29' 30"</text:p>
          </table:table-cell>
          <table:table-cell office:value-type="float" office:value="1.01759917025451">
            <text:p>1.0175991703</text:p>
          </table:table-cell>
          <table:table-cell office:value-type="float" office:value="0.227804266267697">
            <text:p>0.2278042663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5376.16633102">
            <text:p>2415376.16633102</text:p>
          </table:table-cell>
          <table:table-cell office:value-type="string">
            <text:p>1900-12-22 10:59:31.875000 EST-0500</text:p>
          </table:table-cell>
          <table:table-cell office:value-type="float" office:value="0">
            <text:p>0</text:p>
          </table:table-cell>
          <table:table-cell office:value-type="float" office:value="253.772017153255">
            <text:p>253.7720171533</text:p>
          </table:table-cell>
          <table:table-cell office:value-type="float" office:value="253.771758989688">
            <text:p>253.7717589897</text:p>
          </table:table-cell>
          <table:table-cell office:value-type="string">
            <text:p>13 ♐ 46' 19"</text:p>
          </table:table-cell>
          <table:table-cell office:value-type="string">
            <text:p>13 ♐ 46' 18"</text:p>
          </table:table-cell>
          <table:table-cell office:value-type="float" office:value="1.45299133805294">
            <text:p>1.4529913381</text:p>
          </table:table-cell>
          <table:table-cell office:value-type="float" office:value="0.0594002551145331">
            <text:p>0.0594002551</text:p>
          </table:table-cell>
          <table:table-cell office:value-type="float" office:value="231.293721971897">
            <text:p>231.2937219719</text:p>
          </table:table-cell>
          <table:table-cell office:value-type="float" office:value="231.29346380833">
            <text:p>231.2934638083</text:p>
          </table:table-cell>
          <table:table-cell office:value-type="string">
            <text:p>21 ♏ 17' 37"</text:p>
          </table:table-cell>
          <table:table-cell office:value-type="string">
            <text:p>21 ♏ 17' 36"</text:p>
          </table:table-cell>
          <table:table-cell office:value-type="float" office:value="1.45295501462283">
            <text:p>1.4529550146</text:p>
          </table:table-cell>
          <table:table-cell office:value-type="float" office:value="0.0593639410755859">
            <text:p>0.0593639411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15383.05354167">
            <text:p>2415383.05354167</text:p>
          </table:table-cell>
          <table:table-cell office:value-type="string">
            <text:p>1900-12-29 08:17:06.562500 EST-0500</text:p>
          </table:table-cell>
          <table:table-cell office:value-type="float" office:value="0">
            <text:p>0</text:p>
          </table:table-cell>
          <table:table-cell office:value-type="float" office:value="277.421355993027">
            <text:p>277.421355993</text:p>
          </table:table-cell>
          <table:table-cell office:value-type="float" office:value="277.421170356041">
            <text:p>277.421170356</text:p>
          </table:table-cell>
          <table:table-cell table:number-columns-repeated="2" office:value-type="string">
            <text:p><text:s/>7 ♑ 25' 16"</text:p>
          </table:table-cell>
          <table:table-cell office:value-type="float" office:value="1.0193163990311">
            <text:p>1.019316399</text:p>
          </table:table-cell>
          <table:table-cell office:value-type="float" office:value="0.118093655074521">
            <text:p>0.1180936551</text:p>
          </table:table-cell>
          <table:table-cell office:value-type="float" office:value="254.942771491666">
            <text:p>254.9427714917</text:p>
          </table:table-cell>
          <table:table-cell office:value-type="float" office:value="254.94258585468">
            <text:p>254.9425858547</text:p>
          </table:table-cell>
          <table:table-cell table:number-columns-repeated="2" office:value-type="string">
            <text:p>14 ♐ 56' 33"</text:p>
          </table:table-cell>
          <table:table-cell office:value-type="float" office:value="1.01932683447403">
            <text:p>1.0193268345</text:p>
          </table:table-cell>
          <table:table-cell office:value-type="float" office:value="0.118104078292758">
            <text:p>0.1181040783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5384.16707176">
            <text:p>2415384.16707176</text:p>
          </table:table-cell>
          <table:table-cell office:value-type="string">
            <text:p>1900-12-30 11:00:35.156250 EST-0500</text:p>
          </table:table-cell>
          <table:table-cell office:value-type="float" office:value="0">
            <text:p>0</text:p>
          </table:table-cell>
          <table:table-cell office:value-type="float" office:value="265.666467827293">
            <text:p>265.6664678273</text:p>
          </table:table-cell>
          <table:table-cell office:value-type="float" office:value="265.666385710848">
            <text:p>265.6663857108</text:p>
          </table:table-cell>
          <table:table-cell office:value-type="string">
            <text:p>25 ♐ 39' 59"</text:p>
          </table:table-cell>
          <table:table-cell office:value-type="string">
            <text:p>25 ♐ 39' 58"</text:p>
          </table:table-cell>
          <table:table-cell office:value-type="float" office:value="1.5150003872639">
            <text:p>1.5150003873</text:p>
          </table:table-cell>
          <table:table-cell office:value-type="float" office:value="0.225286094367102">
            <text:p>0.2252860944</text:p>
          </table:table-cell>
          <table:table-cell office:value-type="float" office:value="243.187845516877">
            <text:p>243.1878455169</text:p>
          </table:table-cell>
          <table:table-cell office:value-type="float" office:value="243.187763400432">
            <text:p>243.1877634004</text:p>
          </table:table-cell>
          <table:table-cell office:value-type="string">
            <text:p><text:s/>3 ♐ 11' 16"</text:p>
          </table:table-cell>
          <table:table-cell office:value-type="string">
            <text:p><text:s/>3 ♐ 11' 15"</text:p>
          </table:table-cell>
          <table:table-cell office:value-type="float" office:value="1.51499753516884">
            <text:p>1.5149975352</text:p>
          </table:table-cell>
          <table:table-cell office:value-type="float" office:value="0.225283254647777">
            <text:p>0.2252832546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5388.49665509">
            <text:p>2415388.49665509</text:p>
          </table:table-cell>
          <table:table-cell office:value-type="string">
            <text:p>1901-01-03 18:55:11.718750 EST-0500</text:p>
          </table:table-cell>
          <table:table-cell office:value-type="float" office:value="0">
            <text:p>0</text:p>
          </table:table-cell>
          <table:table-cell office:value-type="float" office:value="254.48299365138">
            <text:p>254.4829936514</text:p>
          </table:table-cell>
          <table:table-cell office:value-type="float" office:value="254.482791601837">
            <text:p>254.4827916018</text:p>
          </table:table-cell>
          <table:table-cell table:number-columns-repeated="2" office:value-type="string">
            <text:p>14 ♐ 28' 58"</text:p>
          </table:table-cell>
          <table:table-cell office:value-type="float" office:value="1.24216904514806">
            <text:p>1.2421690451</text:p>
          </table:table-cell>
          <table:table-cell office:value-type="float" office:value="0.0556775978255962">
            <text:p>0.0556775978</text:p>
          </table:table-cell>
          <table:table-cell office:value-type="float" office:value="232.004079079757">
            <text:p>232.0040790798</text:p>
          </table:table-cell>
          <table:table-cell office:value-type="float" office:value="232.003877030215">
            <text:p>232.0038770302</text:p>
          </table:table-cell>
          <table:table-cell office:value-type="string">
            <text:p>22 ♏ 00' 14"</text:p>
          </table:table-cell>
          <table:table-cell office:value-type="string">
            <text:p>22 ♏ 00' 13"</text:p>
          </table:table-cell>
          <table:table-cell office:value-type="float" office:value="1.2421280388902">
            <text:p>1.2421280389</text:p>
          </table:table-cell>
          <table:table-cell office:value-type="float" office:value="0.0556366068590648">
            <text:p>0.0556366069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5392.51765046">
            <text:p>2415392.51765046</text:p>
          </table:table-cell>
          <table:table-cell office:value-type="string">
            <text:p>1901-01-07 19:25:25.781250 EST-0500</text:p>
          </table:table-cell>
          <table:table-cell office:value-type="float" office:value="0">
            <text:p>0</text:p>
          </table:table-cell>
          <table:table-cell office:value-type="float" office:value="278.536245951864">
            <text:p>278.5362459519</text:p>
          </table:table-cell>
          <table:table-cell office:value-type="float" office:value="278.536206433497">
            <text:p>278.5362064335</text:p>
          </table:table-cell>
          <table:table-cell table:number-columns-repeated="2" office:value-type="string">
            <text:p><text:s/>8 ♑ 32' 10"</text:p>
          </table:table-cell>
          <table:table-cell office:value-type="float" office:value="1.56821121186063">
            <text:p>1.5682112119</text:p>
          </table:table-cell>
          <table:table-cell office:value-type="float" office:value="0.117220915481468">
            <text:p>0.1172209155</text:p>
          </table:table-cell>
          <table:table-cell office:value-type="float" office:value="256.057094167334">
            <text:p>256.0570941673</text:p>
          </table:table-cell>
          <table:table-cell office:value-type="float" office:value="256.057054648967">
            <text:p>256.057054649</text:p>
          </table:table-cell>
          <table:table-cell table:number-columns-repeated="2" office:value-type="string">
            <text:p>16 ♐ 03' 25"</text:p>
          </table:table-cell>
          <table:table-cell office:value-type="float" office:value="1.56821490628822">
            <text:p>1.5682149063</text:p>
          </table:table-cell>
          <table:table-cell office:value-type="float" office:value="0.117224662177364">
            <text:p>0.1172246622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15400.37336806">
            <text:p>2415400.37336806</text:p>
          </table:table-cell>
          <table:table-cell office:value-type="string">
            <text:p>1901-01-15 15:57:39.375000 EST-0500</text:p>
          </table:table-cell>
          <table:table-cell office:value-type="float" office:value="0">
            <text:p>0</text:p>
          </table:table-cell>
          <table:table-cell office:value-type="float" office:value="269.257068824507">
            <text:p>269.2570688245</text:p>
          </table:table-cell>
          <table:table-cell office:value-type="float" office:value="269.256824973759">
            <text:p>269.2568249738</text:p>
          </table:table-cell>
          <table:table-cell office:value-type="string">
            <text:p>29 ♐ 15' 25"</text:p>
          </table:table-cell>
          <table:table-cell office:value-type="string">
            <text:p>29 ♐ 15' 24"</text:p>
          </table:table-cell>
          <table:table-cell office:value-type="float" office:value="1.24550914056192">
            <text:p>1.2455091406</text:p>
          </table:table-cell>
          <table:table-cell office:value-type="float" office:value="0.216843588264258">
            <text:p>0.2168435883</text:p>
          </table:table-cell>
          <table:table-cell office:value-type="float" office:value="246.777673072697">
            <text:p>246.7776730727</text:p>
          </table:table-cell>
          <table:table-cell office:value-type="float" office:value="246.777429221949">
            <text:p>246.777429222</text:p>
          </table:table-cell>
          <table:table-cell office:value-type="string">
            <text:p><text:s/>6 ♐ 46' 39"</text:p>
          </table:table-cell>
          <table:table-cell office:value-type="string">
            <text:p><text:s/>6 ♐ 46' 38"</text:p>
          </table:table-cell>
          <table:table-cell office:value-type="float" office:value="1.24549023718116">
            <text:p>1.2454902372</text:p>
          </table:table-cell>
          <table:table-cell office:value-type="float" office:value="0.216824684410552">
            <text:p>0.216824684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5406.60188657">
            <text:p>2415406.60188657</text:p>
          </table:table-cell>
          <table:table-cell office:value-type="string">
            <text:p>1901-01-21 21:26:43.125000 EST-0500</text:p>
          </table:table-cell>
          <table:table-cell office:value-type="float" office:value="0">
            <text:p>0</text:p>
          </table:table-cell>
          <table:table-cell office:value-type="float" office:value="301.41270804841">
            <text:p>301.4127080484</text:p>
          </table:table-cell>
          <table:table-cell office:value-type="float" office:value="301.412643564515">
            <text:p>301.4126435645</text:p>
          </table:table-cell>
          <table:table-cell table:number-columns-repeated="2" office:value-type="string">
            <text:p><text:s/>1 ♒ 24' 45"</text:p>
          </table:table-cell>
          <table:table-cell office:value-type="float" office:value="1.68764683641382">
            <text:p>1.6876468364</text:p>
          </table:table-cell>
          <table:table-cell office:value-type="float" office:value="1.01772564328297">
            <text:p>1.0177256433</text:p>
          </table:table-cell>
          <table:table-cell office:value-type="float" office:value="278.932932969265">
            <text:p>278.9329329693</text:p>
          </table:table-cell>
          <table:table-cell office:value-type="float" office:value="278.93286848537">
            <text:p>278.9328684854</text:p>
          </table:table-cell>
          <table:table-cell table:number-columns-repeated="2" office:value-type="string">
            <text:p><text:s/>8 ♑ 55' 58"</text:p>
          </table:table-cell>
          <table:table-cell office:value-type="float" office:value="1.68765031194551">
            <text:p>1.6876503119</text:p>
          </table:table-cell>
          <table:table-cell office:value-type="float" office:value="1.01772939412403">
            <text:p>1.0177293941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5409.37288194">
            <text:p>2415409.37288194</text:p>
          </table:table-cell>
          <table:table-cell office:value-type="string">
            <text:p>1901-01-24 15:56:57.187500 EST-0500</text:p>
          </table:table-cell>
          <table:table-cell office:value-type="float" office:value="0">
            <text:p>0</text:p>
          </table:table-cell>
          <table:table-cell office:value-type="float" office:value="280.471627091262">
            <text:p>280.4716270913</text:p>
          </table:table-cell>
          <table:table-cell office:value-type="float" office:value="280.47159479927">
            <text:p>280.4715947993</text:p>
          </table:table-cell>
          <table:table-cell table:number-columns-repeated="2" office:value-type="string">
            <text:p>10 ♑ 28' 17"</text:p>
          </table:table-cell>
          <table:table-cell office:value-type="float" office:value="1.24646386424618">
            <text:p>1.2464638642</text:p>
          </table:table-cell>
          <table:table-cell office:value-type="float" office:value="0.111435683176706">
            <text:p>0.1114356832</text:p>
          </table:table-cell>
          <table:table-cell office:value-type="float" office:value="257.991795700106">
            <text:p>257.9917957001</text:p>
          </table:table-cell>
          <table:table-cell office:value-type="float" office:value="257.991763408115">
            <text:p>257.9917634081</text:p>
          </table:table-cell>
          <table:table-cell table:number-columns-repeated="2" office:value-type="string">
            <text:p>17 ♐ 59' 30"</text:p>
          </table:table-cell>
          <table:table-cell office:value-type="float" office:value="1.24648789205134">
            <text:p>1.2464878921</text:p>
          </table:table-cell>
          <table:table-cell office:value-type="float" office:value="0.111459711213547">
            <text:p>0.111459711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5451.21027778">
            <text:p>2415451.21027778</text:p>
          </table:table-cell>
          <table:table-cell office:value-type="string">
            <text:p>1901-03-07 12:02:48.750000 EST-0500</text:p>
          </table:table-cell>
          <table:table-cell office:value-type="float" office:value="0">
            <text:p>0</text:p>
          </table:table-cell>
          <table:table-cell office:value-type="float" office:value="346.458210106621">
            <text:p>346.4582101066</text:p>
          </table:table-cell>
          <table:table-cell office:value-type="float" office:value="346.458343287361">
            <text:p>346.4583432874</text:p>
          </table:table-cell>
          <table:table-cell office:value-type="string">
            <text:p>16 ♓ 27' 29"</text:p>
          </table:table-cell>
          <table:table-cell office:value-type="string">
            <text:p>16 ♓ 27' 30"</text:p>
          </table:table-cell>
          <table:table-cell office:value-type="float" office:value="-0.996579021418803">
            <text:p>-0.9965790214</text:p>
          </table:table-cell>
          <table:table-cell office:value-type="float" office:value="0.999555217268402">
            <text:p>0.9995552173</text:p>
          </table:table-cell>
          <table:table-cell office:value-type="float" office:value="323.977045889158">
            <text:p>323.9770458892</text:p>
          </table:table-cell>
          <table:table-cell office:value-type="float" office:value="323.977179069898">
            <text:p>323.9771790699</text:p>
          </table:table-cell>
          <table:table-cell table:number-columns-repeated="2" office:value-type="string">
            <text:p>23 ♒ 58' 37"</text:p>
          </table:table-cell>
          <table:table-cell office:value-type="float" office:value="-0.996543091850351">
            <text:p>-0.9965430919</text:p>
          </table:table-cell>
          <table:table-cell office:value-type="float" office:value="0.999591439162616">
            <text:p>0.9995914392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5457.63362268">
            <text:p>2415457.63362268</text:p>
          </table:table-cell>
          <table:table-cell office:value-type="string">
            <text:p>1901-03-13 22:12:25.312500 EST-0500</text:p>
          </table:table-cell>
          <table:table-cell office:value-type="float" office:value="0">
            <text:p>0</text:p>
          </table:table-cell>
          <table:table-cell office:value-type="float" office:value="340.60684993061">
            <text:p>340.6068499306</text:p>
          </table:table-cell>
          <table:table-cell office:value-type="float" office:value="340.607069908047">
            <text:p>340.607069908</text:p>
          </table:table-cell>
          <table:table-cell office:value-type="string">
            <text:p>10 ♓ 36' 24"</text:p>
          </table:table-cell>
          <table:table-cell office:value-type="string">
            <text:p>10 ♓ 36' 25"</text:p>
          </table:table-cell>
          <table:table-cell office:value-type="float" office:value="-0.70667377669818">
            <text:p>-0.7066737767</text:p>
          </table:table-cell>
          <table:table-cell office:value-type="float" office:value="1.24384282480569">
            <text:p>1.2438428248</text:p>
          </table:table-cell>
          <table:table-cell office:value-type="float" office:value="318.125511187019">
            <text:p>318.125511187</text:p>
          </table:table-cell>
          <table:table-cell office:value-type="float" office:value="318.125731164456">
            <text:p>318.1257311645</text:p>
          </table:table-cell>
          <table:table-cell office:value-type="string">
            <text:p>18 ♒ 07' 31"</text:p>
          </table:table-cell>
          <table:table-cell office:value-type="string">
            <text:p>18 ♒ 07' 32"</text:p>
          </table:table-cell>
          <table:table-cell office:value-type="float" office:value="-0.706682535389084">
            <text:p>-0.7066825354</text:p>
          </table:table-cell>
          <table:table-cell office:value-type="float" office:value="1.24383398414661">
            <text:p>1.2438339841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5505.5596412">
            <text:p>2415505.5596412</text:p>
          </table:table-cell>
          <table:table-cell office:value-type="string">
            <text:p>1901-04-30 20:25:53.906250 EST-0500</text:p>
          </table:table-cell>
          <table:table-cell office:value-type="float" office:value="0">
            <text:p>0</text:p>
          </table:table-cell>
          <table:table-cell office:value-type="float" office:value="39.9848571478746">
            <text:p>39.9848571479</text:p>
          </table:table-cell>
          <table:table-cell office:value-type="float" office:value="39.9848048543657">
            <text:p>39.9848048544</text:p>
          </table:table-cell>
          <table:table-cell table:number-columns-repeated="2" office:value-type="string">
            <text:p><text:s/>9 ♉ 59' 05"</text:p>
          </table:table-cell>
          <table:table-cell office:value-type="float" office:value="1.23353695686112">
            <text:p>1.2335369569</text:p>
          </table:table-cell>
          <table:table-cell office:value-type="float" office:value="0.969833311040029">
            <text:p>0.969833311</text:p>
          </table:table-cell>
          <table:table-cell office:value-type="float" office:value="17.502274940867">
            <text:p>17.5022749409</text:p>
          </table:table-cell>
          <table:table-cell office:value-type="float" office:value="17.5022226473582">
            <text:p>17.5022226474</text:p>
          </table:table-cell>
          <table:table-cell table:number-columns-repeated="2" office:value-type="string">
            <text:p>17 ♈ 30' 08"</text:p>
          </table:table-cell>
          <table:table-cell office:value-type="float" office:value="1.23356536871508">
            <text:p>1.2335653687</text:p>
          </table:table-cell>
          <table:table-cell office:value-type="float" office:value="0.969861589522081">
            <text:p>0.969861589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5519.21564815">
            <text:p>2415519.21564815</text:p>
          </table:table-cell>
          <table:table-cell office:value-type="string">
            <text:p>1901-05-14 12:10:32.812500 EST-0500</text:p>
          </table:table-cell>
          <table:table-cell office:value-type="float" office:value="0">
            <text:p>0</text:p>
          </table:table-cell>
          <table:table-cell office:value-type="float" office:value="53.1882028295071">
            <text:p>53.1882028295</text:p>
          </table:table-cell>
          <table:table-cell office:value-type="float" office:value="53.1881323837486">
            <text:p>53.1881323837</text:p>
          </table:table-cell>
          <table:table-cell table:number-columns-repeated="2" office:value-type="string">
            <text:p>23 ♉ 11' 17"</text:p>
          </table:table-cell>
          <table:table-cell office:value-type="float" office:value="2.18239306324493">
            <text:p>2.1823930632</text:p>
          </table:table-cell>
          <table:table-cell office:value-type="float" office:value="0.964285940608944">
            <text:p>0.9642859406</text:p>
          </table:table-cell>
          <table:table-cell office:value-type="float" office:value="30.7051443765066">
            <text:p>30.7051443765</text:p>
          </table:table-cell>
          <table:table-cell office:value-type="float" office:value="30.7050739307482">
            <text:p>30.7050739307</text:p>
          </table:table-cell>
          <table:table-cell table:number-columns-repeated="2" office:value-type="string">
            <text:p><text:s/>0 ♉ 42' 18"</text:p>
          </table:table-cell>
          <table:table-cell office:value-type="float" office:value="2.18241886822836">
            <text:p>2.1824188682</text:p>
          </table:table-cell>
          <table:table-cell office:value-type="float" office:value="0.964311766618044">
            <text:p>0.9643117666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5523.01447917">
            <text:p>2415523.01447917</text:p>
          </table:table-cell>
          <table:table-cell office:value-type="string">
            <text:p>1901-05-18 07:20:51.562500 EST-0500</text:p>
          </table:table-cell>
          <table:table-cell office:value-type="float" office:value="0">
            <text:p>0</text:p>
          </table:table-cell>
          <table:table-cell office:value-type="float" office:value="61.4885777064345">
            <text:p>61.4885777064</text:p>
          </table:table-cell>
          <table:table-cell office:value-type="float" office:value="61.4883998935431">
            <text:p>61.4883998935</text:p>
          </table:table-cell>
          <table:table-cell table:number-columns-repeated="2" office:value-type="string">
            <text:p><text:s/>1 ♊ 29' 18"</text:p>
          </table:table-cell>
          <table:table-cell office:value-type="float" office:value="2.17657984282588">
            <text:p>2.1765798428</text:p>
          </table:table-cell>
          <table:table-cell office:value-type="float" office:value="1.23059654756277">
            <text:p>1.2305965476</text:p>
          </table:table-cell>
          <table:table-cell office:value-type="float" office:value="39.0053795465376">
            <text:p>39.0053795465</text:p>
          </table:table-cell>
          <table:table-cell office:value-type="float" office:value="39.0052017336462">
            <text:p>39.0052017336</text:p>
          </table:table-cell>
          <table:table-cell office:value-type="string">
            <text:p><text:s/>9 ♉ 00' 19"</text:p>
          </table:table-cell>
          <table:table-cell office:value-type="string">
            <text:p><text:s/>9 ♉ 00' 18"</text:p>
          </table:table-cell>
          <table:table-cell office:value-type="float" office:value="2.1765514230613">
            <text:p>2.1765514231</text:p>
          </table:table-cell>
          <table:table-cell office:value-type="float" office:value="1.23056827455207">
            <text:p>1.2305682746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5530.33381944">
            <text:p>2415530.33381944</text:p>
          </table:table-cell>
          <table:table-cell office:value-type="string">
            <text:p>1901-05-25 15:00:42.187500 EST-0500</text:p>
          </table:table-cell>
          <table:table-cell office:value-type="float" office:value="0">
            <text:p>0</text:p>
          </table:table-cell>
          <table:table-cell office:value-type="float" office:value="76.8577123016326">
            <text:p>76.8577123016</text:p>
          </table:table-cell>
          <table:table-cell office:value-type="float" office:value="76.8576945069644">
            <text:p>76.857694507</text:p>
          </table:table-cell>
          <table:table-cell table:number-columns-repeated="2" office:value-type="string">
            <text:p>16 ♊ 51' 27"</text:p>
          </table:table-cell>
          <table:table-cell office:value-type="float" office:value="1.98921524084503">
            <text:p>1.9892152408</text:p>
          </table:table-cell>
          <table:table-cell office:value-type="float" office:value="0.0226986766166232">
            <text:p>0.0226986766</text:p>
          </table:table-cell>
          <table:table-cell office:value-type="float" office:value="54.3741259547211">
            <text:p>54.3741259547</text:p>
          </table:table-cell>
          <table:table-cell office:value-type="float" office:value="54.3741081600528">
            <text:p>54.3741081601</text:p>
          </table:table-cell>
          <table:table-cell table:number-columns-repeated="2" office:value-type="string">
            <text:p>24 ♉ 22' 26"</text:p>
          </table:table-cell>
          <table:table-cell office:value-type="float" office:value="1.98923450554097">
            <text:p>1.9892345055</text:p>
          </table:table-cell>
          <table:table-cell office:value-type="float" office:value="0.0227179938002908">
            <text:p>0.0227179938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15535.61506944">
            <text:p>2415535.61506944</text:p>
          </table:table-cell>
          <table:table-cell office:value-type="string">
            <text:p>1901-05-30 21:45:42.187500 EST-0500</text:p>
          </table:table-cell>
          <table:table-cell office:value-type="float" office:value="0">
            <text:p>0</text:p>
          </table:table-cell>
          <table:table-cell office:value-type="float" office:value="76.9786397036665">
            <text:p>76.9786397037</text:p>
          </table:table-cell>
          <table:table-cell office:value-type="float" office:value="76.978491361024">
            <text:p>76.978491361</text:p>
          </table:table-cell>
          <table:table-cell office:value-type="string">
            <text:p>16 ♊ 58' 43"</text:p>
          </table:table-cell>
          <table:table-cell office:value-type="string">
            <text:p>16 ♊ 58' 42"</text:p>
          </table:table-cell>
          <table:table-cell office:value-type="float" office:value="1.22809858371739">
            <text:p>1.2280985837</text:p>
          </table:table-cell>
          <table:table-cell office:value-type="float" office:value="0.0230354236654432">
            <text:p>0.0230354237</text:p>
          </table:table-cell>
          <table:table-cell office:value-type="float" office:value="54.4949255254725">
            <text:p>54.4949255255</text:p>
          </table:table-cell>
          <table:table-cell office:value-type="float" office:value="54.4947771828299">
            <text:p>54.4947771828</text:p>
          </table:table-cell>
          <table:table-cell table:number-columns-repeated="2" office:value-type="string">
            <text:p>24 ♉ 29' 41"</text:p>
          </table:table-cell>
          <table:table-cell office:value-type="float" office:value="1.22809395610469">
            <text:p>1.2280939561</text:p>
          </table:table-cell>
          <table:table-cell office:value-type="float" office:value="0.0230313383552834">
            <text:p>0.0230313384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5536.43195602">
            <text:p>2415536.43195602</text:p>
          </table:table-cell>
          <table:table-cell office:value-type="string">
            <text:p>1901-05-31 17:22:01.875000 EST-0500</text:p>
          </table:table-cell>
          <table:table-cell office:value-type="float" office:value="0">
            <text:p>0</text:p>
          </table:table-cell>
          <table:table-cell office:value-type="float" office:value="88.219598608673">
            <text:p>88.2195986087</text:p>
          </table:table-cell>
          <table:table-cell office:value-type="float" office:value="88.2193268338988">
            <text:p>88.2193268339</text:p>
          </table:table-cell>
          <table:table-cell office:value-type="string">
            <text:p>28 ♊ 13' 10"</text:p>
          </table:table-cell>
          <table:table-cell office:value-type="string">
            <text:p>28 ♊ 13' 09"</text:p>
          </table:table-cell>
          <table:table-cell office:value-type="float" office:value="1.7290555849459">
            <text:p>1.7290555849</text:p>
          </table:table-cell>
          <table:table-cell office:value-type="float" office:value="0.0356883966938971">
            <text:p>0.0356883967</text:p>
          </table:table-cell>
          <table:table-cell office:value-type="float" office:value="65.7358462350655">
            <text:p>65.7358462351</text:p>
          </table:table-cell>
          <table:table-cell office:value-type="float" office:value="65.7355744602913">
            <text:p>65.7355744603</text:p>
          </table:table-cell>
          <table:table-cell office:value-type="string">
            <text:p><text:s/>5 ♊ 44' 09"</text:p>
          </table:table-cell>
          <table:table-cell office:value-type="string">
            <text:p><text:s/>5 ♊ 44' 08"</text:p>
          </table:table-cell>
          <table:table-cell office:value-type="float" office:value="1.72904319812926">
            <text:p>1.7290431981</text:p>
          </table:table-cell>
          <table:table-cell office:value-type="float" office:value="0.035676034244139">
            <text:p>0.0356760342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15544.21394676">
            <text:p>2415544.21394676</text:p>
          </table:table-cell>
          <table:table-cell office:value-type="string">
            <text:p>1901-06-08 12:08:05.156250 EST-0500</text:p>
          </table:table-cell>
          <table:table-cell office:value-type="float" office:value="0">
            <text:p>0</text:p>
          </table:table-cell>
          <table:table-cell office:value-type="float" office:value="77.1780100869917">
            <text:p>77.178010087</text:p>
          </table:table-cell>
          <table:table-cell office:value-type="float" office:value="77.1778263828134">
            <text:p>77.1778263828</text:p>
          </table:table-cell>
          <table:table-cell table:number-columns-repeated="2" office:value-type="string">
            <text:p>17 ♊ 10' 40"</text:p>
          </table:table-cell>
          <table:table-cell office:value-type="float" office:value="0.955991010313332">
            <text:p>0.9559910103</text:p>
          </table:table-cell>
          <table:table-cell office:value-type="float" office:value="0.0232274074531738">
            <text:p>0.0232274075</text:p>
          </table:table-cell>
          <table:table-cell office:value-type="float" office:value="54.6938299819326">
            <text:p>54.6938299819</text:p>
          </table:table-cell>
          <table:table-cell office:value-type="float" office:value="54.6936462777543">
            <text:p>54.6936462778</text:p>
          </table:table-cell>
          <table:table-cell table:number-columns-repeated="2" office:value-type="string">
            <text:p>24 ♉ 41' 37"</text:p>
          </table:table-cell>
          <table:table-cell office:value-type="float" office:value="0.956001416723305">
            <text:p>0.9560014167</text:p>
          </table:table-cell>
          <table:table-cell office:value-type="float" office:value="0.0232376698150298">
            <text:p>0.0232376698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5545.02717593">
            <text:p>2415545.02717593</text:p>
          </table:table-cell>
          <table:table-cell office:value-type="string">
            <text:p>1901-06-09 07:39:08.437500 EST-0500</text:p>
          </table:table-cell>
          <table:table-cell office:value-type="float" office:value="0">
            <text:p>0</text:p>
          </table:table-cell>
          <table:table-cell office:value-type="float" office:value="88.5311714472527">
            <text:p>88.5311714473</text:p>
          </table:table-cell>
          <table:table-cell office:value-type="float" office:value="88.5310636051828">
            <text:p>88.5310636052</text:p>
          </table:table-cell>
          <table:table-cell office:value-type="string">
            <text:p>28 ♊ 31' 52"</text:p>
          </table:table-cell>
          <table:table-cell office:value-type="string">
            <text:p>28 ♊ 31' 51"</text:p>
          </table:table-cell>
          <table:table-cell office:value-type="float" office:value="1.22681929926757">
            <text:p>1.2268192993</text:p>
          </table:table-cell>
          <table:table-cell office:value-type="float" office:value="0.0367284510593326">
            <text:p>0.0367284511</text:p>
          </table:table-cell>
          <table:table-cell office:value-type="float" office:value="66.046971451968">
            <text:p>66.046971452</text:p>
          </table:table-cell>
          <table:table-cell office:value-type="float" office:value="66.0468636098981">
            <text:p>66.0468636099</text:p>
          </table:table-cell>
          <table:table-cell office:value-type="string">
            <text:p><text:s/>6 ♊ 02' 49"</text:p>
          </table:table-cell>
          <table:table-cell office:value-type="string">
            <text:p><text:s/>6 ♊ 02' 48"</text:p>
          </table:table-cell>
          <table:table-cell office:value-type="float" office:value="1.22683595164325">
            <text:p>1.2268359516</text:p>
          </table:table-cell>
          <table:table-cell office:value-type="float" office:value="0.0367451029346913">
            <text:p>0.0367451029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15556.54719907">
            <text:p>2415556.54719907</text:p>
          </table:table-cell>
          <table:table-cell office:value-type="string">
            <text:p>1901-06-20 20:07:58.125000 EST-0500</text:p>
          </table:table-cell>
          <table:table-cell office:value-type="float" office:value="0">
            <text:p>0</text:p>
          </table:table-cell>
          <table:table-cell office:value-type="float" office:value="88.9588344506992">
            <text:p>88.9588344507</text:p>
          </table:table-cell>
          <table:table-cell office:value-type="float" office:value="88.9586444228977">
            <text:p>88.9586444229</text:p>
          </table:table-cell>
          <table:table-cell table:number-columns-repeated="2" office:value-type="string">
            <text:p>28 ♊ 57' 31"</text:p>
          </table:table-cell>
          <table:table-cell office:value-type="float" office:value="0.95422747666215">
            <text:p>0.9542274767</text:p>
          </table:table-cell>
          <table:table-cell office:value-type="float" office:value="0.0372679793667698">
            <text:p>0.0372679794</text:p>
          </table:table-cell>
          <table:table-cell office:value-type="float" office:value="66.4740404050274">
            <text:p>66.474040405</text:p>
          </table:table-cell>
          <table:table-cell office:value-type="float" office:value="66.473850377226">
            <text:p>66.4738503772</text:p>
          </table:table-cell>
          <table:table-cell office:value-type="string">
            <text:p><text:s/>6 ♊ 28' 26"</text:p>
          </table:table-cell>
          <table:table-cell office:value-type="string">
            <text:p><text:s/>6 ♊ 28' 25"</text:p>
          </table:table-cell>
          <table:table-cell office:value-type="float" office:value="0.954233646937152">
            <text:p>0.9542336469</text:p>
          </table:table-cell>
          <table:table-cell office:value-type="float" office:value="0.0372741471095861">
            <text:p>0.0372741471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5567.34895833">
            <text:p>2415567.34895833</text:p>
          </table:table-cell>
          <table:table-cell office:value-type="string">
            <text:p>1901-07-01 15:22:30.000000 EST-0500</text:p>
          </table:table-cell>
          <table:table-cell office:value-type="float" office:value="0">
            <text:p>0</text:p>
          </table:table-cell>
          <table:table-cell office:value-type="float" office:value="115.883466881901">
            <text:p>115.8834668819</text:p>
          </table:table-cell>
          <table:table-cell office:value-type="float" office:value="115.883600953875">
            <text:p>115.8836009539</text:p>
          </table:table-cell>
          <table:table-cell table:number-columns-repeated="2" office:value-type="string">
            <text:p>25 ♋ 53' 00"</text:p>
          </table:table-cell>
          <table:table-cell office:value-type="float" office:value="-0.132883427813156">
            <text:p>-0.1328834278</text:p>
          </table:table-cell>
          <table:table-cell office:value-type="float" office:value="1.22345476662336">
            <text:p>1.2234547666</text:p>
          </table:table-cell>
          <table:table-cell office:value-type="float" office:value="93.3982237575028">
            <text:p>93.3982237575</text:p>
          </table:table-cell>
          <table:table-cell office:value-type="float" office:value="93.3983578294761">
            <text:p>93.3983578295</text:p>
          </table:table-cell>
          <table:table-cell office:value-type="string">
            <text:p><text:s/>3 ♋ 23' 53"</text:p>
          </table:table-cell>
          <table:table-cell office:value-type="string">
            <text:p><text:s/>3 ♋ 23' 54"</text:p>
          </table:table-cell>
          <table:table-cell office:value-type="float" office:value="-0.132912476595217">
            <text:p>-0.1329124766</text:p>
          </table:table-cell>
          <table:table-cell office:value-type="float" office:value="1.22342557999176">
            <text:p>1.2234255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5578.99372685">
            <text:p>2415578.99372685</text:p>
          </table:table-cell>
          <table:table-cell office:value-type="string">
            <text:p>1901-07-13 06:50:58.593750 EST-0500</text:p>
          </table:table-cell>
          <table:table-cell office:value-type="float" office:value="0">
            <text:p>0</text:p>
          </table:table-cell>
          <table:table-cell office:value-type="float" office:value="110.35851036718">
            <text:p>110.3585103672</text:p>
          </table:table-cell>
          <table:table-cell office:value-type="float" office:value="110.358810895046">
            <text:p>110.358810895</text:p>
          </table:table-cell>
          <table:table-cell office:value-type="string">
            <text:p>20 ♋ 21' 30"</text:p>
          </table:table-cell>
          <table:table-cell office:value-type="string">
            <text:p>20 ♋ 21' 31"</text:p>
          </table:table-cell>
          <table:table-cell office:value-type="float" office:value="-0.650795288190003">
            <text:p>-0.6507952882</text:p>
          </table:table-cell>
          <table:table-cell office:value-type="float" office:value="0.95406141968921">
            <text:p>0.9540614197</text:p>
          </table:table-cell>
          <table:table-cell office:value-type="float" office:value="87.8727628879075">
            <text:p>87.8727628879</text:p>
          </table:table-cell>
          <table:table-cell office:value-type="float" office:value="87.8730634157743">
            <text:p>87.8730634158</text:p>
          </table:table-cell>
          <table:table-cell office:value-type="string">
            <text:p>27 ♊ 52' 21"</text:p>
          </table:table-cell>
          <table:table-cell office:value-type="string">
            <text:p>27 ♊ 52' 23"</text:p>
          </table:table-cell>
          <table:table-cell office:value-type="float" office:value="-0.650833624072987">
            <text:p>-0.6508336241</text:p>
          </table:table-cell>
          <table:table-cell office:value-type="float" office:value="0.954023128967727">
            <text:p>0.95402312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5624.39753472">
            <text:p>2415624.39753472</text:p>
          </table:table-cell>
          <table:table-cell office:value-type="string">
            <text:p>1901-08-27 16:32:27.656250 EST-0500</text:p>
          </table:table-cell>
          <table:table-cell office:value-type="float" office:value="0">
            <text:p>0</text:p>
          </table:table-cell>
          <table:table-cell office:value-type="float" office:value="153.88245767318">
            <text:p>153.8824576732</text:p>
          </table:table-cell>
          <table:table-cell office:value-type="float" office:value="153.882337023221">
            <text:p>153.8823370232</text:p>
          </table:table-cell>
          <table:table-cell table:number-columns-repeated="2" office:value-type="string">
            <text:p><text:s/>3 ♍ 52' 56"</text:p>
          </table:table-cell>
          <table:table-cell office:value-type="float" office:value="1.95412388681858">
            <text:p>1.9541238868</text:p>
          </table:table-cell>
          <table:table-cell office:value-type="float" office:value="0.965737420507097">
            <text:p>0.9657374205</text:p>
          </table:table-cell>
          <table:table-cell office:value-type="float" office:value="131.395029584264">
            <text:p>131.3950295843</text:p>
          </table:table-cell>
          <table:table-cell office:value-type="float" office:value="131.394908934305">
            <text:p>131.3949089343</text:p>
          </table:table-cell>
          <table:table-cell office:value-type="string">
            <text:p>11 ♌ 23' 42"</text:p>
          </table:table-cell>
          <table:table-cell office:value-type="string">
            <text:p>11 ♌ 23' 41"</text:p>
          </table:table-cell>
          <table:table-cell office:value-type="float" office:value="1.95413130234404">
            <text:p>1.9541313023</text:p>
          </table:table-cell>
          <table:table-cell office:value-type="float" office:value="0.965745215627929">
            <text:p>0.9657452156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15667.63947917">
            <text:p>2415667.63947917</text:p>
          </table:table-cell>
          <table:table-cell office:value-type="string">
            <text:p>1901-10-09 22:20:51.562500 EST-0500</text:p>
          </table:table-cell>
          <table:table-cell office:value-type="float" office:value="0">
            <text:p>0</text:p>
          </table:table-cell>
          <table:table-cell office:value-type="float" office:value="236.880740691253">
            <text:p>236.8807406913</text:p>
          </table:table-cell>
          <table:table-cell office:value-type="float" office:value="236.8806641462">
            <text:p>236.8806641462</text:p>
          </table:table-cell>
          <table:table-cell table:number-columns-repeated="2" office:value-type="string">
            <text:p>26 ♏ 52' 50"</text:p>
          </table:table-cell>
          <table:table-cell office:value-type="float" office:value="1.17569633902109">
            <text:p>1.175696339</text:p>
          </table:table-cell>
          <table:table-cell office:value-type="float" office:value="0.709077085578457">
            <text:p>0.7090770856</text:p>
          </table:table-cell>
          <table:table-cell office:value-type="float" office:value="214.392300570984">
            <text:p>214.392300571</text:p>
          </table:table-cell>
          <table:table-cell office:value-type="float" office:value="214.392224025931">
            <text:p>214.3922240259</text:p>
          </table:table-cell>
          <table:table-cell table:number-columns-repeated="2" office:value-type="string">
            <text:p><text:s/>4 ♏ 23' 32"</text:p>
          </table:table-cell>
          <table:table-cell office:value-type="float" office:value="1.17573533918237">
            <text:p>1.1757353392</text:p>
          </table:table-cell>
          <table:table-cell office:value-type="float" office:value="0.709116105744675">
            <text:p>0.7091161057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5682.76887731">
            <text:p>2415682.76887731</text:p>
          </table:table-cell>
          <table:table-cell office:value-type="string">
            <text:p>1901-10-25 01:27:11.250000 EST-0500</text:p>
          </table:table-cell>
          <table:table-cell office:value-type="float" office:value="0">
            <text:p>0</text:p>
          </table:table-cell>
          <table:table-cell office:value-type="float" office:value="254.53035388023">
            <text:p>254.5303538802</text:p>
          </table:table-cell>
          <table:table-cell office:value-type="float" office:value="254.530185837594">
            <text:p>254.5301858376</text:p>
          </table:table-cell>
          <table:table-cell office:value-type="string">
            <text:p>14 ♐ 31' 49"</text:p>
          </table:table-cell>
          <table:table-cell office:value-type="string">
            <text:p>14 ♐ 31' 48"</text:p>
          </table:table-cell>
          <table:table-cell office:value-type="float" office:value="1.15562725959827">
            <text:p>1.1556272596</text:p>
          </table:table-cell>
          <table:table-cell office:value-type="float" office:value="0.0483109025949774">
            <text:p>0.0483109026</text:p>
          </table:table-cell>
          <table:table-cell office:value-type="float" office:value="232.041560475094">
            <text:p>232.0415604751</text:p>
          </table:table-cell>
          <table:table-cell office:value-type="float" office:value="232.041392432457">
            <text:p>232.0413924325</text:p>
          </table:table-cell>
          <table:table-cell table:number-columns-repeated="2" office:value-type="string">
            <text:p>22 ♏ 02' 29"</text:p>
          </table:table-cell>
          <table:table-cell office:value-type="float" office:value="1.15566265378275">
            <text:p>1.1556626538</text:p>
          </table:table-cell>
          <table:table-cell office:value-type="float" office:value="0.0483463852429721">
            <text:p>0.0483463852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15692.70662037">
            <text:p>2415692.70662037</text:p>
          </table:table-cell>
          <table:table-cell office:value-type="string">
            <text:p>1901-11-03 23:57:32.343750 EST-0500</text:p>
          </table:table-cell>
          <table:table-cell office:value-type="float" office:value="0">
            <text:p>0</text:p>
          </table:table-cell>
          <table:table-cell office:value-type="float" office:value="255.035563891337">
            <text:p>255.0355638913</text:p>
          </table:table-cell>
          <table:table-cell office:value-type="float" office:value="255.035401510619">
            <text:p>255.0354015106</text:p>
          </table:table-cell>
          <table:table-cell office:value-type="string">
            <text:p>15 ♐ 02' 08"</text:p>
          </table:table-cell>
          <table:table-cell office:value-type="string">
            <text:p>15 ♐ 02' 07"</text:p>
          </table:table-cell>
          <table:table-cell office:value-type="float" office:value="0.738608673719043">
            <text:p>0.7386086737</text:p>
          </table:table-cell>
          <table:table-cell office:value-type="float" office:value="0.0531533675173468">
            <text:p>0.0531533675</text:p>
          </table:table-cell>
          <table:table-cell office:value-type="float" office:value="232.546363830718">
            <text:p>232.5463638307</text:p>
          </table:table-cell>
          <table:table-cell office:value-type="float" office:value="232.546201450001">
            <text:p>232.54620145</text:p>
          </table:table-cell>
          <table:table-cell table:number-columns-repeated="2" office:value-type="string">
            <text:p>22 ♏ 32' 46"</text:p>
          </table:table-cell>
          <table:table-cell office:value-type="float" office:value="0.738624002568576">
            <text:p>0.7386240026</text:p>
          </table:table-cell>
          <table:table-cell office:value-type="float" office:value="0.0531686865718298">
            <text:p>0.053168686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5693.23762731">
            <text:p>2415693.23762731</text:p>
          </table:table-cell>
          <table:table-cell office:value-type="string">
            <text:p>1901-11-04 12:42:11.250000 EST-0500</text:p>
          </table:table-cell>
          <table:table-cell office:value-type="float" office:value="0">
            <text:p>0</text:p>
          </table:table-cell>
          <table:table-cell office:value-type="float" office:value="221.622556907425">
            <text:p>221.6225569074</text:p>
          </table:table-cell>
          <table:table-cell office:value-type="float" office:value="221.623014258834">
            <text:p>221.6230142588</text:p>
          </table:table-cell>
          <table:table-cell office:value-type="string">
            <text:p>11 ♏ 37' 21"</text:p>
          </table:table-cell>
          <table:table-cell office:value-type="string">
            <text:p>11 ♏ 37' 22"</text:p>
          </table:table-cell>
          <table:table-cell office:value-type="float" office:value="-1.31269009517976">
            <text:p>-1.3126900952</text:p>
          </table:table-cell>
          <table:table-cell office:value-type="float" office:value="1.00293341148419">
            <text:p>1.0029334115</text:p>
          </table:table-cell>
          <table:table-cell office:value-type="float" office:value="199.133346060391">
            <text:p>199.1333460604</text:p>
          </table:table-cell>
          <table:table-cell office:value-type="float" office:value="199.1338034118">
            <text:p>199.1338034118</text:p>
          </table:table-cell>
          <table:table-cell office:value-type="string">
            <text:p>19 ♎ 08' 00"</text:p>
          </table:table-cell>
          <table:table-cell office:value-type="string">
            <text:p>19 ♎ 08' 01"</text:p>
          </table:table-cell>
          <table:table-cell office:value-type="float" office:value="-1.31266974647911">
            <text:p>-1.3126697465</text:p>
          </table:table-cell>
          <table:table-cell office:value-type="float" office:value="1.00295375617218">
            <text:p>1.0029537562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15707.04353009">
            <text:p>2415707.04353009</text:p>
          </table:table-cell>
          <table:table-cell office:value-type="string">
            <text:p>1901-11-18 08:02:41.718750 EST-0500</text:p>
          </table:table-cell>
          <table:table-cell office:value-type="float" office:value="0">
            <text:p>0</text:p>
          </table:table-cell>
          <table:table-cell office:value-type="float" office:value="281.965923944192">
            <text:p>281.9659239442</text:p>
          </table:table-cell>
          <table:table-cell office:value-type="float" office:value="281.965766930678">
            <text:p>281.9657669307</text:p>
          </table:table-cell>
          <table:table-cell office:value-type="string">
            <text:p>11 ♑ 57' 57"</text:p>
          </table:table-cell>
          <table:table-cell office:value-type="string">
            <text:p>11 ♑ 57' 56"</text:p>
          </table:table-cell>
          <table:table-cell office:value-type="float" office:value="1.09743755529422">
            <text:p>1.0974375553</text:p>
          </table:table-cell>
          <table:table-cell office:value-type="float" office:value="0.194271436522174">
            <text:p>0.1942714365</text:p>
          </table:table-cell>
          <table:table-cell office:value-type="float" office:value="259.47623503452">
            <text:p>259.4762350345</text:p>
          </table:table-cell>
          <table:table-cell office:value-type="float" office:value="259.476078021005">
            <text:p>259.476078021</text:p>
          </table:table-cell>
          <table:table-cell office:value-type="string">
            <text:p>19 ♐ 28' 34"</text:p>
          </table:table-cell>
          <table:table-cell office:value-type="string">
            <text:p>19 ♐ 28' 33"</text:p>
          </table:table-cell>
          <table:table-cell office:value-type="float" office:value="1.09744081421976">
            <text:p>1.0974408142</text:p>
          </table:table-cell>
          <table:table-cell office:value-type="float" office:value="0.194274728213639">
            <text:p>0.1942747282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5708.09601852">
            <text:p>2415708.09601852</text:p>
          </table:table-cell>
          <table:table-cell office:value-type="string">
            <text:p>1901-11-19 09:18:16.875000 EST-0500</text:p>
          </table:table-cell>
          <table:table-cell office:value-type="float" office:value="0">
            <text:p>0</text:p>
          </table:table-cell>
          <table:table-cell office:value-type="float" office:value="283.118952466891">
            <text:p>283.1189524669</text:p>
          </table:table-cell>
          <table:table-cell office:value-type="float" office:value="283.11895222258">
            <text:p>283.1189522226</text:p>
          </table:table-cell>
          <table:table-cell table:number-columns-repeated="2" office:value-type="string">
            <text:p>13 ♑ 07' 08"</text:p>
          </table:table-cell>
          <table:table-cell office:value-type="float" office:value="1.09358808153148">
            <text:p>1.0935880815</text:p>
          </table:table-cell>
          <table:table-cell office:value-type="float" office:value="0.0931455034581878">
            <text:p>0.0931455035</text:p>
          </table:table-cell>
          <table:table-cell office:value-type="float" office:value="260.629232112187">
            <text:p>260.6292321122</text:p>
          </table:table-cell>
          <table:table-cell office:value-type="float" office:value="260.629231867875">
            <text:p>260.6292318679</text:p>
          </table:table-cell>
          <table:table-cell table:number-columns-repeated="2" office:value-type="string">
            <text:p>20 ♐ 37' 45"</text:p>
          </table:table-cell>
          <table:table-cell office:value-type="float" office:value="1.09360130955694">
            <text:p>1.0936013096</text:p>
          </table:table-cell>
          <table:table-cell office:value-type="float" office:value="0.0931587520664262">
            <text:p>0.0931587521</text:p>
          </table:table-cell>
        </table:table-row>
        <table:table-row table:style-name="ro1">
          <table:table-cell office:value-type="string">
            <text:p>Jupiter/Saturn</text:p>
          </table:table-cell>
          <table:table-cell office:value-type="float" office:value="2415717.18001157">
            <text:p>2415717.18001157</text:p>
          </table:table-cell>
          <table:table-cell office:value-type="string">
            <text:p>1901-11-28 11:19:13.125000 EST-0500</text:p>
          </table:table-cell>
          <table:table-cell office:value-type="float" office:value="0">
            <text:p>0</text:p>
          </table:table-cell>
          <table:table-cell office:value-type="float" office:value="284.002662085569">
            <text:p>284.0026620856</text:p>
          </table:table-cell>
          <table:table-cell office:value-type="float" office:value="284.002649672701">
            <text:p>284.0026496727</text:p>
          </table:table-cell>
          <table:table-cell table:number-columns-repeated="2" office:value-type="string">
            <text:p>14 ♑ 00' 09"</text:p>
          </table:table-cell>
          <table:table-cell office:value-type="float" office:value="0.207219093967443">
            <text:p>0.207219094</text:p>
          </table:table-cell>
          <table:table-cell office:value-type="float" office:value="0.101188575042231">
            <text:p>0.101188575</text:p>
          </table:table-cell>
          <table:table-cell office:value-type="float" office:value="261.512530101471">
            <text:p>261.5125301015</text:p>
          </table:table-cell>
          <table:table-cell office:value-type="float" office:value="261.512517688602">
            <text:p>261.5125176886</text:p>
          </table:table-cell>
          <table:table-cell table:number-columns-repeated="2" office:value-type="string">
            <text:p>21 ♐ 30' 45"</text:p>
          </table:table-cell>
          <table:table-cell office:value-type="float" office:value="0.207183830570038">
            <text:p>0.2071838306</text:p>
          </table:table-cell>
          <table:table-cell office:value-type="float" office:value="0.101153313782728">
            <text:p>0.1011533138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15728.36482639">
            <text:p>2415728.36482639</text:p>
          </table:table-cell>
          <table:table-cell office:value-type="string">
            <text:p>1901-12-09 15:45:21.093750 EST-0500</text:p>
          </table:table-cell>
          <table:table-cell office:value-type="float" office:value="0">
            <text:p>0</text:p>
          </table:table-cell>
          <table:table-cell office:value-type="float" office:value="257.118490785056">
            <text:p>257.1184907851</text:p>
          </table:table-cell>
          <table:table-cell office:value-type="float" office:value="257.118301212061">
            <text:p>257.1183012121</text:p>
          </table:table-cell>
          <table:table-cell office:value-type="string">
            <text:p>17 ♐ 07' 06"</text:p>
          </table:table-cell>
          <table:table-cell office:value-type="string">
            <text:p>17 ♐ 07' 05"</text:p>
          </table:table-cell>
          <table:table-cell office:value-type="float" office:value="1.01686751439593">
            <text:p>1.0168675144</text:p>
          </table:table-cell>
          <table:table-cell office:value-type="float" office:value="0.061103684338549">
            <text:p>0.0611036843</text:p>
          </table:table-cell>
          <table:table-cell office:value-type="float" office:value="234.627928709746">
            <text:p>234.6279287097</text:p>
          </table:table-cell>
          <table:table-cell office:value-type="float" office:value="234.62773913675">
            <text:p>234.6277391368</text:p>
          </table:table-cell>
          <table:table-cell office:value-type="string">
            <text:p>24 ♏ 37' 40"</text:p>
          </table:table-cell>
          <table:table-cell office:value-type="string">
            <text:p>24 ♏ 37' 39"</text:p>
          </table:table-cell>
          <table:table-cell office:value-type="float" office:value="1.01684633937853">
            <text:p>1.0168463394</text:p>
          </table:table-cell>
          <table:table-cell office:value-type="float" office:value="0.0610825075043595">
            <text:p>0.0610825075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15733.1653588">
            <text:p>2415733.1653588</text:p>
          </table:table-cell>
          <table:table-cell office:value-type="string">
            <text:p>1901-12-14 10:58:07.500000 EST-0500</text:p>
          </table:table-cell>
          <table:table-cell office:value-type="float" office:value="0">
            <text:p>0</text:p>
          </table:table-cell>
          <table:table-cell office:value-type="float" office:value="285.71082105009">
            <text:p>285.7108210501</text:p>
          </table:table-cell>
          <table:table-cell office:value-type="float" office:value="285.710766211497">
            <text:p>285.7107662115</text:p>
          </table:table-cell>
          <table:table-cell table:number-columns-repeated="2" office:value-type="string">
            <text:p>15 ♑ 42' 38"</text:p>
          </table:table-cell>
          <table:table-cell office:value-type="float" office:value="0.774941852401803">
            <text:p>0.7749418524</text:p>
          </table:table-cell>
          <table:table-cell office:value-type="float" office:value="0.111751463407521">
            <text:p>0.1117514634</text:p>
          </table:table-cell>
          <table:table-cell office:value-type="float" office:value="263.219955061838">
            <text:p>263.2199550618</text:p>
          </table:table-cell>
          <table:table-cell office:value-type="float" office:value="263.219900223245">
            <text:p>263.2199002232</text:p>
          </table:table-cell>
          <table:table-cell table:number-columns-repeated="2" office:value-type="string">
            <text:p>23 ♐ 13' 11"</text:p>
          </table:table-cell>
          <table:table-cell office:value-type="float" office:value="0.774926271048544">
            <text:p>0.774926271</text:p>
          </table:table-cell>
          <table:table-cell office:value-type="float" office:value="0.111735921386347">
            <text:p>0.1117359214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15736.3096412">
            <text:p>2415736.3096412</text:p>
          </table:table-cell>
          <table:table-cell office:value-type="string">
            <text:p>1901-12-17 14:25:53.906250 EST-0500</text:p>
          </table:table-cell>
          <table:table-cell office:value-type="float" office:value="0">
            <text:p>0</text:p>
          </table:table-cell>
          <table:table-cell office:value-type="float" office:value="288.150552057679">
            <text:p>288.1505520577</text:p>
          </table:table-cell>
          <table:table-cell office:value-type="float" office:value="288.150469682845">
            <text:p>288.1504696828</text:p>
          </table:table-cell>
          <table:table-cell table:number-columns-repeated="2" office:value-type="string">
            <text:p>18 ♑ 09' 01"</text:p>
          </table:table-cell>
          <table:table-cell office:value-type="float" office:value="0.776880465450412">
            <text:p>0.7768804655</text:p>
          </table:table-cell>
          <table:table-cell office:value-type="float" office:value="0.224895755498008">
            <text:p>0.2248957555</text:p>
          </table:table-cell>
          <table:table-cell office:value-type="float" office:value="265.65956377288">
            <text:p>265.6595637729</text:p>
          </table:table-cell>
          <table:table-cell office:value-type="float" office:value="265.659481398047">
            <text:p>265.659481398</text:p>
          </table:table-cell>
          <table:table-cell table:number-columns-repeated="2" office:value-type="string">
            <text:p>25 ♐ 39' 34"</text:p>
          </table:table-cell>
          <table:table-cell office:value-type="float" office:value="0.776892928224669">
            <text:p>0.7768929282</text:p>
          </table:table-cell>
          <table:table-cell office:value-type="float" office:value="0.224908229028481">
            <text:p>0.224908229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5736.98322917">
            <text:p>2415736.98322917</text:p>
          </table:table-cell>
          <table:table-cell office:value-type="string">
            <text:p>1901-12-18 06:35:51.562500 EST-0500</text:p>
          </table:table-cell>
          <table:table-cell office:value-type="float" office:value="0">
            <text:p>0</text:p>
          </table:table-cell>
          <table:table-cell office:value-type="float" office:value="257.643646374442">
            <text:p>257.6436463744</text:p>
          </table:table-cell>
          <table:table-cell office:value-type="float" office:value="257.643415253943">
            <text:p>257.6434152539</text:p>
          </table:table-cell>
          <table:table-cell office:value-type="string">
            <text:p>17 ♐ 38' 37"</text:p>
          </table:table-cell>
          <table:table-cell office:value-type="string">
            <text:p>17 ♐ 38' 36"</text:p>
          </table:table-cell>
          <table:table-cell office:value-type="float" office:value="1.55073746624029">
            <text:p>1.5507374662</text:p>
          </table:table-cell>
          <table:table-cell office:value-type="float" office:value="0.0605675183286839">
            <text:p>0.0605675183</text:p>
          </table:table-cell>
          <table:table-cell office:value-type="float" office:value="235.152641772253">
            <text:p>235.1526417723</text:p>
          </table:table-cell>
          <table:table-cell office:value-type="float" office:value="235.152410651754">
            <text:p>235.1524106518</text:p>
          </table:table-cell>
          <table:table-cell office:value-type="string">
            <text:p>25 ♏ 09' 09"</text:p>
          </table:table-cell>
          <table:table-cell office:value-type="string">
            <text:p>25 ♏ 09' 08"</text:p>
          </table:table-cell>
          <table:table-cell office:value-type="float" office:value="1.55075262143538">
            <text:p>1.5507526214</text:p>
          </table:table-cell>
          <table:table-cell office:value-type="float" office:value="0.0605826749530389">
            <text:p>0.06058267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5751.74251157">
            <text:p>2415751.74251157</text:p>
          </table:table-cell>
          <table:table-cell office:value-type="string">
            <text:p>1902-01-02 00:49:13.125000 EST-0500</text:p>
          </table:table-cell>
          <table:table-cell office:value-type="float" office:value="0">
            <text:p>0</text:p>
          </table:table-cell>
          <table:table-cell office:value-type="float" office:value="280.925858946062">
            <text:p>280.9258589461</text:p>
          </table:table-cell>
          <table:table-cell office:value-type="float" office:value="280.925853407263">
            <text:p>280.9258534073</text:p>
          </table:table-cell>
          <table:table-cell table:number-columns-repeated="2" office:value-type="string">
            <text:p>10 ♑ 55' 33"</text:p>
          </table:table-cell>
          <table:table-cell office:value-type="float" office:value="1.61260343570289">
            <text:p>1.6126034357</text:p>
          </table:table-cell>
          <table:table-cell office:value-type="float" office:value="1.01943817668164">
            <text:p>1.0194381767</text:p>
          </table:table-cell>
          <table:table-cell office:value-type="float" office:value="258.434145115273">
            <text:p>258.4341451153</text:p>
          </table:table-cell>
          <table:table-cell office:value-type="float" office:value="258.434139576473">
            <text:p>258.4341395765</text:p>
          </table:table-cell>
          <table:table-cell table:number-columns-repeated="2" office:value-type="string">
            <text:p>18 ♐ 26' 02"</text:p>
          </table:table-cell>
          <table:table-cell office:value-type="float" office:value="1.61261335708581">
            <text:p>1.6126133571</text:p>
          </table:table-cell>
          <table:table-cell office:value-type="float" office:value="1.01944806374479">
            <text:p>1.0194480637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5756.33381944">
            <text:p>2415756.33381944</text:p>
          </table:table-cell>
          <table:table-cell office:value-type="string">
            <text:p>1902-01-06 15:00:42.187500 EST-0500</text:p>
          </table:table-cell>
          <table:table-cell office:value-type="float" office:value="0">
            <text:p>0</text:p>
          </table:table-cell>
          <table:table-cell office:value-type="float" office:value="288.395347831054">
            <text:p>288.3953478311</text:p>
          </table:table-cell>
          <table:table-cell office:value-type="float" office:value="288.395133830164">
            <text:p>288.3951338302</text:p>
          </table:table-cell>
          <table:table-cell office:value-type="string">
            <text:p>18 ♑ 23' 43"</text:p>
          </table:table-cell>
          <table:table-cell office:value-type="string">
            <text:p>18 ♑ 23' 42"</text:p>
          </table:table-cell>
          <table:table-cell office:value-type="float" office:value="1.64163452067911">
            <text:p>1.6416345207</text:p>
          </table:table-cell>
          <table:table-cell office:value-type="float" office:value="0.118351632121078">
            <text:p>0.1183516321</text:p>
          </table:table-cell>
          <table:table-cell office:value-type="float" office:value="265.9034215811">
            <text:p>265.9034215811</text:p>
          </table:table-cell>
          <table:table-cell office:value-type="float" office:value="265.90320758021">
            <text:p>265.9032075802</text:p>
          </table:table-cell>
          <table:table-cell office:value-type="string">
            <text:p>25 ♐ 54' 12"</text:p>
          </table:table-cell>
          <table:table-cell office:value-type="string">
            <text:p>25 ♐ 54' 11"</text:p>
          </table:table-cell>
          <table:table-cell office:value-type="float" office:value="1.64160982114971">
            <text:p>1.6416098211</text:p>
          </table:table-cell>
          <table:table-cell office:value-type="float" office:value="0.118326900166597">
            <text:p>0.1183269002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5759.41364583">
            <text:p>2415759.41364583</text:p>
          </table:table-cell>
          <table:table-cell office:value-type="string">
            <text:p>1902-01-09 16:55:39.843750 EST-0500</text:p>
          </table:table-cell>
          <table:table-cell office:value-type="float" office:value="0">
            <text:p>0</text:p>
          </table:table-cell>
          <table:table-cell office:value-type="float" office:value="293.48242616549">
            <text:p>293.4824261655</text:p>
          </table:table-cell>
          <table:table-cell office:value-type="float" office:value="293.48213339904">
            <text:p>293.482133399</text:p>
          </table:table-cell>
          <table:table-cell office:value-type="string">
            <text:p>23 ♑ 28' 56"</text:p>
          </table:table-cell>
          <table:table-cell office:value-type="string">
            <text:p>23 ♑ 28' 55"</text:p>
          </table:table-cell>
          <table:table-cell office:value-type="float" office:value="1.66175440971742">
            <text:p>1.6617544097</text:p>
          </table:table-cell>
          <table:table-cell office:value-type="float" office:value="0.234703923048716">
            <text:p>0.234703923</text:p>
          </table:table-cell>
          <table:table-cell office:value-type="float" office:value="270.990300934864">
            <text:p>270.9903009349</text:p>
          </table:table-cell>
          <table:table-cell office:value-type="float" office:value="270.990008168415">
            <text:p>270.9900081684</text:p>
          </table:table-cell>
          <table:table-cell office:value-type="string">
            <text:p><text:s/>0 ♑ 59' 25"</text:p>
          </table:table-cell>
          <table:table-cell office:value-type="string">
            <text:p><text:s/>0 ♑ 59' 24"</text:p>
          </table:table-cell>
          <table:table-cell office:value-type="float" office:value="1.66173222309506">
            <text:p>1.6617322231</text:p>
          </table:table-cell>
          <table:table-cell office:value-type="float" office:value="0.234681853028822">
            <text:p>0.234681853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15759.4278125">
            <text:p>2415759.4278125</text:p>
          </table:table-cell>
          <table:table-cell office:value-type="string">
            <text:p>1902-01-09 17:16:03.281250 EST-0500</text:p>
          </table:table-cell>
          <table:table-cell office:value-type="float" office:value="0">
            <text:p>0</text:p>
          </table:table-cell>
          <table:table-cell office:value-type="float" office:value="288.761747946032">
            <text:p>288.761747946</text:p>
          </table:table-cell>
          <table:table-cell office:value-type="float" office:value="288.761529711251">
            <text:p>288.7615297113</text:p>
          </table:table-cell>
          <table:table-cell office:value-type="string">
            <text:p>18 ♑ 45' 42"</text:p>
          </table:table-cell>
          <table:table-cell office:value-type="string">
            <text:p>18 ♑ 45' 41"</text:p>
          </table:table-cell>
          <table:table-cell office:value-type="float" office:value="1.01953044248827">
            <text:p>1.0195304425</text:p>
          </table:table-cell>
          <table:table-cell office:value-type="float" office:value="0.118452405535061">
            <text:p>0.1184524055</text:p>
          </table:table-cell>
          <table:table-cell office:value-type="float" office:value="266.26962186212">
            <text:p>266.2696218621</text:p>
          </table:table-cell>
          <table:table-cell office:value-type="float" office:value="266.269403627339">
            <text:p>266.2694036273</text:p>
          </table:table-cell>
          <table:table-cell office:value-type="string">
            <text:p>26 ♐ 16' 10"</text:p>
          </table:table-cell>
          <table:table-cell office:value-type="string">
            <text:p>26 ♐ 16' 09"</text:p>
          </table:table-cell>
          <table:table-cell office:value-type="float" office:value="1.01950848633085">
            <text:p>1.0195084863</text:p>
          </table:table-cell>
          <table:table-cell office:value-type="float" office:value="0.118430457764354">
            <text:p>0.1184304578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15765.45222222">
            <text:p>2415765.45222222</text:p>
          </table:table-cell>
          <table:table-cell office:value-type="string">
            <text:p>1902-01-15 17:51:12.656250 EST-0500</text:p>
          </table:table-cell>
          <table:table-cell office:value-type="float" office:value="0">
            <text:p>0</text:p>
          </table:table-cell>
          <table:table-cell office:value-type="float" office:value="294.9012850156">
            <text:p>294.9012850156</text:p>
          </table:table-cell>
          <table:table-cell office:value-type="float" office:value="294.901216752412">
            <text:p>294.9012167524</text:p>
          </table:table-cell>
          <table:table-cell table:number-columns-repeated="2" office:value-type="string">
            <text:p>24 ♑ 54' 04"</text:p>
          </table:table-cell>
          <table:table-cell office:value-type="float" office:value="1.01855333959388">
            <text:p>1.0185533396</text:p>
          </table:table-cell>
          <table:table-cell office:value-type="float" office:value="0.235160965003963">
            <text:p>0.235160965</text:p>
          </table:table-cell>
          <table:table-cell office:value-type="float" office:value="272.408953512917">
            <text:p>272.4089535129</text:p>
          </table:table-cell>
          <table:table-cell office:value-type="float" office:value="272.408885249729">
            <text:p>272.4088852497</text:p>
          </table:table-cell>
          <table:table-cell office:value-type="string">
            <text:p><text:s/>2 ♑ 24' 32"</text:p>
          </table:table-cell>
          <table:table-cell office:value-type="string">
            <text:p><text:s/>2 ♑ 24' 31"</text:p>
          </table:table-cell>
          <table:table-cell office:value-type="float" office:value="1.01857122438211">
            <text:p>1.0185712244</text:p>
          </table:table-cell>
          <table:table-cell office:value-type="float" office:value="0.235178854116816">
            <text:p>0.2351788541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5773.71027778">
            <text:p>2415773.71027778</text:p>
          </table:table-cell>
          <table:table-cell office:value-type="string">
            <text:p>1902-01-24 00:02:48.750000 EST-0500</text:p>
          </table:table-cell>
          <table:table-cell office:value-type="float" office:value="0">
            <text:p>0</text:p>
          </table:table-cell>
          <table:table-cell office:value-type="float" office:value="317.524620313114">
            <text:p>317.5246203131</text:p>
          </table:table-cell>
          <table:table-cell office:value-type="float" office:value="317.524480654584">
            <text:p>317.5244806546</text:p>
          </table:table-cell>
          <table:table-cell table:number-columns-repeated="2" office:value-type="string">
            <text:p>17 ♒ 31' 28"</text:p>
          </table:table-cell>
          <table:table-cell office:value-type="float" office:value="1.6442412933155">
            <text:p>1.6442412933</text:p>
          </table:table-cell>
          <table:table-cell office:value-type="float" office:value="0.790585328248629">
            <text:p>0.7905853282</text:p>
          </table:table-cell>
          <table:table-cell office:value-type="float" office:value="295.031829859086">
            <text:p>295.0318298591</text:p>
          </table:table-cell>
          <table:table-cell office:value-type="float" office:value="295.031690200556">
            <text:p>295.0316902006</text:p>
          </table:table-cell>
          <table:table-cell table:number-columns-repeated="2" office:value-type="string">
            <text:p>25 ♑ 01' 54"</text:p>
          </table:table-cell>
          <table:table-cell office:value-type="float" office:value="1.64423065529536">
            <text:p>1.6442306553</text:p>
          </table:table-cell>
          <table:table-cell office:value-type="float" office:value="0.790574765831638">
            <text:p>0.7905747658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5783.64094907">
            <text:p>2415783.64094907</text:p>
          </table:table-cell>
          <table:table-cell office:value-type="string">
            <text:p>1902-02-02 22:22:58.125000 EST-0500</text:p>
          </table:table-cell>
          <table:table-cell office:value-type="float" office:value="0">
            <text:p>0</text:p>
          </table:table-cell>
          <table:table-cell office:value-type="float" office:value="331.667611294353">
            <text:p>331.6676112944</text:p>
          </table:table-cell>
          <table:table-cell office:value-type="float" office:value="331.667518443737">
            <text:p>331.6675184437</text:p>
          </table:table-cell>
          <table:table-cell table:number-columns-repeated="2" office:value-type="string">
            <text:p><text:s/>1 ♓ 40' 03"</text:p>
          </table:table-cell>
          <table:table-cell office:value-type="float" office:value="1.04525167411543">
            <text:p>1.0452516741</text:p>
          </table:table-cell>
          <table:table-cell office:value-type="float" office:value="-0.370022467857825">
            <text:p>-0.3700224679</text:p>
          </table:table-cell>
          <table:table-cell office:value-type="float" office:value="309.174535244103">
            <text:p>309.1745352441</text:p>
          </table:table-cell>
          <table:table-cell office:value-type="float" office:value="309.174442393488">
            <text:p>309.1744423935</text:p>
          </table:table-cell>
          <table:table-cell office:value-type="string">
            <text:p><text:s/>9 ♒ 10' 28"</text:p>
          </table:table-cell>
          <table:table-cell office:value-type="string">
            <text:p><text:s/>9 ♒ 10' 27"</text:p>
          </table:table-cell>
          <table:table-cell office:value-type="float" office:value="1.04523798450208">
            <text:p>1.0452379845</text:p>
          </table:table-cell>
          <table:table-cell office:value-type="float" office:value="-0.370036160278078">
            <text:p>-0.3700361603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15788.68049768">
            <text:p>2415788.68049768</text:p>
          </table:table-cell>
          <table:table-cell office:value-type="string">
            <text:p>1902-02-07 23:19:55.312500 EST-0500</text:p>
          </table:table-cell>
          <table:table-cell office:value-type="float" office:value="0">
            <text:p>0</text:p>
          </table:table-cell>
          <table:table-cell office:value-type="float" office:value="329.365870549766">
            <text:p>329.3658705498</text:p>
          </table:table-cell>
          <table:table-cell office:value-type="float" office:value="329.366116447979">
            <text:p>329.366116448</text:p>
          </table:table-cell>
          <table:table-cell office:value-type="string">
            <text:p>29 ♒ 21' 57"</text:p>
          </table:table-cell>
          <table:table-cell office:value-type="string">
            <text:p>29 ♒ 21' 58"</text:p>
          </table:table-cell>
          <table:table-cell office:value-type="float" office:value="-0.533390484862647">
            <text:p>-0.5333904849</text:p>
          </table:table-cell>
          <table:table-cell office:value-type="float" office:value="0.790963948830716">
            <text:p>0.7909639488</text:p>
          </table:table-cell>
          <table:table-cell office:value-type="float" office:value="306.872549259153">
            <text:p>306.8725492592</text:p>
          </table:table-cell>
          <table:table-cell office:value-type="float" office:value="306.872795157366">
            <text:p>306.8727951574</text:p>
          </table:table-cell>
          <table:table-cell office:value-type="string">
            <text:p><text:s/>6 ♒ 52' 21"</text:p>
          </table:table-cell>
          <table:table-cell office:value-type="string">
            <text:p><text:s/>6 ♒ 52' 22"</text:p>
          </table:table-cell>
          <table:table-cell office:value-type="float" office:value="-0.533381562140928">
            <text:p>-0.5333815621</text:p>
          </table:table-cell>
          <table:table-cell office:value-type="float" office:value="0.790970985382311">
            <text:p>0.7909709854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5794.53547454">
            <text:p>2415794.53547454</text:p>
          </table:table-cell>
          <table:table-cell office:value-type="string">
            <text:p>1902-02-13 19:51:05.625000 EST-0500</text:p>
          </table:table-cell>
          <table:table-cell office:value-type="float" office:value="0">
            <text:p>0</text:p>
          </table:table-cell>
          <table:table-cell office:value-type="float" office:value="333.994694384639">
            <text:p>333.9946943846</text:p>
          </table:table-cell>
          <table:table-cell office:value-type="float" office:value="333.994828721681">
            <text:p>333.9948287217</text:p>
          </table:table-cell>
          <table:table-cell office:value-type="string">
            <text:p><text:s/>3 ♓ 59' 40"</text:p>
          </table:table-cell>
          <table:table-cell office:value-type="string">
            <text:p><text:s/>3 ♓ 59' 41"</text:p>
          </table:table-cell>
          <table:table-cell office:value-type="float" office:value="-0.695679388919582">
            <text:p>-0.6956793889</text:p>
          </table:table-cell>
          <table:table-cell office:value-type="float" office:value="0.790064009081212">
            <text:p>0.7900640091</text:p>
          </table:table-cell>
          <table:table-cell office:value-type="float" office:value="311.501287959812">
            <text:p>311.5012879598</text:p>
          </table:table-cell>
          <table:table-cell office:value-type="float" office:value="311.501422296854">
            <text:p>311.5014222969</text:p>
          </table:table-cell>
          <table:table-cell office:value-type="string">
            <text:p>11 ♒ 30' 04"</text:p>
          </table:table-cell>
          <table:table-cell office:value-type="string">
            <text:p>11 ♒ 30' 05"</text:p>
          </table:table-cell>
          <table:table-cell office:value-type="float" office:value="-0.695667460512689">
            <text:p>-0.6956674605</text:p>
          </table:table-cell>
          <table:table-cell office:value-type="float" office:value="0.790076445537033">
            <text:p>0.7900764455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5795.45197917">
            <text:p>2415795.45197917</text:p>
          </table:table-cell>
          <table:table-cell office:value-type="string">
            <text:p>1902-02-14 17:50:51.562500 EST-0500</text:p>
          </table:table-cell>
          <table:table-cell office:value-type="float" office:value="0">
            <text:p>0</text:p>
          </table:table-cell>
          <table:table-cell office:value-type="float" office:value="325.347368999685">
            <text:p>325.3473689997</text:p>
          </table:table-cell>
          <table:table-cell office:value-type="float" office:value="325.34763030119">
            <text:p>325.3476303012</text:p>
          </table:table-cell>
          <table:table-cell office:value-type="string">
            <text:p>25 ♒ 20' 50"</text:p>
          </table:table-cell>
          <table:table-cell office:value-type="string">
            <text:p>25 ♒ 20' 51"</text:p>
          </table:table-cell>
          <table:table-cell office:value-type="float" office:value="-0.623612140161891">
            <text:p>-0.6236121402</text:p>
          </table:table-cell>
          <table:table-cell office:value-type="float" office:value="1.01000616628386">
            <text:p>1.0100061663</text:p>
          </table:table-cell>
          <table:table-cell office:value-type="float" office:value="302.853933156674">
            <text:p>302.8539331567</text:p>
          </table:table-cell>
          <table:table-cell office:value-type="float" office:value="302.854194458179">
            <text:p>302.8541944582</text:p>
          </table:table-cell>
          <table:table-cell office:value-type="string">
            <text:p><text:s/>2 ♒ 51' 14"</text:p>
          </table:table-cell>
          <table:table-cell office:value-type="string">
            <text:p><text:s/>2 ♒ 51' 15"</text:p>
          </table:table-cell>
          <table:table-cell office:value-type="float" office:value="-0.623613245636912">
            <text:p>-0.6236132456</text:p>
          </table:table-cell>
          <table:table-cell office:value-type="float" office:value="1.01000603655716">
            <text:p>1.010006036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5799.39802083">
            <text:p>2415799.39802083</text:p>
          </table:table-cell>
          <table:table-cell office:value-type="string">
            <text:p>1902-02-18 16:33:09.843750 EST-0500</text:p>
          </table:table-cell>
          <table:table-cell office:value-type="float" office:value="0">
            <text:p>0</text:p>
          </table:table-cell>
          <table:table-cell office:value-type="float" office:value="329.329064599261">
            <text:p>329.3290645993</text:p>
          </table:table-cell>
          <table:table-cell office:value-type="float" office:value="329.329278871322">
            <text:p>329.3292788713</text:p>
          </table:table-cell>
          <table:table-cell office:value-type="string">
            <text:p>29 ♒ 19' 44"</text:p>
          </table:table-cell>
          <table:table-cell office:value-type="string">
            <text:p>29 ♒ 19' 45"</text:p>
          </table:table-cell>
          <table:table-cell office:value-type="float" office:value="-1.11884456717892">
            <text:p>-1.1188445672</text:p>
          </table:table-cell>
          <table:table-cell office:value-type="float" office:value="1.00802303290665">
            <text:p>1.0080230329</text:p>
          </table:table-cell>
          <table:table-cell office:value-type="float" office:value="306.835412836929">
            <text:p>306.8354128369</text:p>
          </table:table-cell>
          <table:table-cell office:value-type="float" office:value="306.83562710899">
            <text:p>306.835627109</text:p>
          </table:table-cell>
          <table:table-cell office:value-type="string">
            <text:p><text:s/>6 ♒ 50' 07"</text:p>
          </table:table-cell>
          <table:table-cell office:value-type="string">
            <text:p><text:s/>6 ♒ 50' 08"</text:p>
          </table:table-cell>
          <table:table-cell office:value-type="float" office:value="-1.11886130347038">
            <text:p>-1.1188613035</text:p>
          </table:table-cell>
          <table:table-cell office:value-type="float" office:value="1.00800574502048">
            <text:p>1.008005745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15838.55574074">
            <text:p>2415838.55574074</text:p>
          </table:table-cell>
          <table:table-cell office:value-type="string">
            <text:p>1902-03-29 20:20:16.406250 EST-0500</text:p>
          </table:table-cell>
          <table:table-cell office:value-type="float" office:value="0">
            <text:p>0</text:p>
          </table:table-cell>
          <table:table-cell office:value-type="float" office:value="8.42137119779466">
            <text:p>8.4213711978</text:p>
          </table:table-cell>
          <table:table-cell office:value-type="float" office:value="8.42135856956995">
            <text:p>8.4213585696</text:p>
          </table:table-cell>
          <table:table-cell table:number-columns-repeated="2" office:value-type="string">
            <text:p><text:s/>8 ♈ 25' 16"</text:p>
          </table:table-cell>
          <table:table-cell office:value-type="float" office:value="0.987555216655847">
            <text:p>0.9875552167</text:p>
          </table:table-cell>
          <table:table-cell office:value-type="float" office:value="0.770603012155313">
            <text:p>0.7706030122</text:p>
          </table:table-cell>
          <table:table-cell office:value-type="float" office:value="345.926847568381">
            <text:p>345.9268475684</text:p>
          </table:table-cell>
          <table:table-cell office:value-type="float" office:value="345.926834940156">
            <text:p>345.9268349402</text:p>
          </table:table-cell>
          <table:table-cell table:number-columns-repeated="2" office:value-type="string">
            <text:p>15 ♓ 55' 36"</text:p>
          </table:table-cell>
          <table:table-cell office:value-type="float" office:value="0.98755482365968">
            <text:p>0.9875548237</text:p>
          </table:table-cell>
          <table:table-cell office:value-type="float" office:value="0.770602695787882">
            <text:p>0.7706026958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5863.67390046">
            <text:p>2415863.67390046</text:p>
          </table:table-cell>
          <table:table-cell office:value-type="string">
            <text:p>1902-04-23 23:10:25.781250 EST-0500</text:p>
          </table:table-cell>
          <table:table-cell office:value-type="float" office:value="0">
            <text:p>0</text:p>
          </table:table-cell>
          <table:table-cell office:value-type="float" office:value="27.5516768952285">
            <text:p>27.5516768952</text:p>
          </table:table-cell>
          <table:table-cell office:value-type="float" office:value="27.5516471955017">
            <text:p>27.5516471955</text:p>
          </table:table-cell>
          <table:table-cell office:value-type="string">
            <text:p>27 ♈ 33' 06"</text:p>
          </table:table-cell>
          <table:table-cell office:value-type="string">
            <text:p>27 ♈ 33' 05"</text:p>
          </table:table-cell>
          <table:table-cell office:value-type="float" office:value="2.06137944859219">
            <text:p>2.0613794486</text:p>
          </table:table-cell>
          <table:table-cell office:value-type="float" office:value="0.75174223418353">
            <text:p>0.7517422342</text:p>
          </table:table-cell>
          <table:table-cell office:value-type="float" office:value="5.05653975444226">
            <text:p>5.0565397544</text:p>
          </table:table-cell>
          <table:table-cell office:value-type="float" office:value="5.05651005471545">
            <text:p>5.0565100547</text:p>
          </table:table-cell>
          <table:table-cell table:number-columns-repeated="2" office:value-type="string">
            <text:p><text:s/>5 ♈ 03' 23"</text:p>
          </table:table-cell>
          <table:table-cell office:value-type="float" office:value="2.06138676112648">
            <text:p>2.0613867611</text:p>
          </table:table-cell>
          <table:table-cell office:value-type="float" office:value="0.751749408832105">
            <text:p>0.751749408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5868.5205787">
            <text:p>2415868.5205787</text:p>
          </table:table-cell>
          <table:table-cell office:value-type="string">
            <text:p>1902-04-28 19:29:38.906250 EST-0500</text:p>
          </table:table-cell>
          <table:table-cell office:value-type="float" office:value="0">
            <text:p>0</text:p>
          </table:table-cell>
          <table:table-cell office:value-type="float" office:value="37.767381528322">
            <text:p>37.7673815283</text:p>
          </table:table-cell>
          <table:table-cell office:value-type="float" office:value="37.7671683009937">
            <text:p>37.767168301</text:p>
          </table:table-cell>
          <table:table-cell office:value-type="string">
            <text:p><text:s/>7 ♉ 46' 02"</text:p>
          </table:table-cell>
          <table:table-cell office:value-type="string">
            <text:p><text:s/>7 ♉ 46' 01"</text:p>
          </table:table-cell>
          <table:table-cell office:value-type="float" office:value="2.14480615339594">
            <text:p>2.1448061534</text:p>
          </table:table-cell>
          <table:table-cell office:value-type="float" office:value="0.971257881883753">
            <text:p>0.9712578819</text:p>
          </table:table-cell>
          <table:table-cell office:value-type="float" office:value="15.2720323105479">
            <text:p>15.2720323105</text:p>
          </table:table-cell>
          <table:table-cell office:value-type="float" office:value="15.2718190832196">
            <text:p>15.2718190832</text:p>
          </table:table-cell>
          <table:table-cell office:value-type="string">
            <text:p>15 ♈ 16' 19"</text:p>
          </table:table-cell>
          <table:table-cell office:value-type="string">
            <text:p>15 ♈ 16' 18"</text:p>
          </table:table-cell>
          <table:table-cell office:value-type="float" office:value="2.14479949649535">
            <text:p>2.1447994965</text:p>
          </table:table-cell>
          <table:table-cell office:value-type="float" office:value="0.971251222862375">
            <text:p>0.9712512229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5888.8919213">
            <text:p>2415888.8919213</text:p>
          </table:table-cell>
          <table:table-cell office:value-type="string">
            <text:p>1902-05-19 04:24:22.500000 EST-0500</text:p>
          </table:table-cell>
          <table:table-cell office:value-type="float" office:value="0">
            <text:p>0</text:p>
          </table:table-cell>
          <table:table-cell office:value-type="float" office:value="77.6813991936654">
            <text:p>77.6813991937</text:p>
          </table:table-cell>
          <table:table-cell office:value-type="float" office:value="77.6813063755637">
            <text:p>77.6813063756</text:p>
          </table:table-cell>
          <table:table-cell office:value-type="string">
            <text:p>17 ♊ 40' 53"</text:p>
          </table:table-cell>
          <table:table-cell office:value-type="string">
            <text:p>17 ♊ 40' 52"</text:p>
          </table:table-cell>
          <table:table-cell office:value-type="float" office:value="1.52991371941217">
            <text:p>1.5299137194</text:p>
          </table:table-cell>
          <table:table-cell office:value-type="float" office:value="0.0220149017334617">
            <text:p>0.0220149017</text:p>
          </table:table-cell>
          <table:table-cell office:value-type="float" office:value="55.185383305698">
            <text:p>55.1853833057</text:p>
          </table:table-cell>
          <table:table-cell office:value-type="float" office:value="55.1852904875963">
            <text:p>55.1852904876</text:p>
          </table:table-cell>
          <table:table-cell table:number-columns-repeated="2" office:value-type="string">
            <text:p>25 ♉ 11' 07"</text:p>
          </table:table-cell>
          <table:table-cell office:value-type="float" office:value="1.52992820984116">
            <text:p>1.5299282098</text:p>
          </table:table-cell>
          <table:table-cell office:value-type="float" office:value="0.0220299662789723">
            <text:p>0.0220299663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5899.15266204">
            <text:p>2415899.15266204</text:p>
          </table:table-cell>
          <table:table-cell office:value-type="string">
            <text:p>1902-05-29 10:39:50.625000 EST-0500</text:p>
          </table:table-cell>
          <table:table-cell office:value-type="float" office:value="0">
            <text:p>0</text:p>
          </table:table-cell>
          <table:table-cell office:value-type="float" office:value="90.2806860549377">
            <text:p>90.2806860549</text:p>
          </table:table-cell>
          <table:table-cell office:value-type="float" office:value="90.2806032327389">
            <text:p>90.2806032327</text:p>
          </table:table-cell>
          <table:table-cell table:number-columns-repeated="2" office:value-type="string">
            <text:p><text:s/>0 ♋ 16' 50"</text:p>
          </table:table-cell>
          <table:table-cell office:value-type="float" office:value="0.910404238344707">
            <text:p>0.9104042383</text:p>
          </table:table-cell>
          <table:table-cell office:value-type="float" office:value="0.0348079540847835">
            <text:p>0.0348079541</text:p>
          </table:table-cell>
          <table:table-cell office:value-type="float" office:value="67.7841974136931">
            <text:p>67.7841974137</text:p>
          </table:table-cell>
          <table:table-cell office:value-type="float" office:value="67.7841145914943">
            <text:p>67.7841145915</text:p>
          </table:table-cell>
          <table:table-cell office:value-type="string">
            <text:p><text:s/>7 ♊ 47' 03"</text:p>
          </table:table-cell>
          <table:table-cell office:value-type="string">
            <text:p><text:s/>7 ♊ 47' 02"</text:p>
          </table:table-cell>
          <table:table-cell office:value-type="float" office:value="0.910413797652405">
            <text:p>0.9104137977</text:p>
          </table:table-cell>
          <table:table-cell office:value-type="float" office:value="0.034817514205113">
            <text:p>0.0348175142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15910.49421296">
            <text:p>2415910.49421296</text:p>
          </table:table-cell>
          <table:table-cell office:value-type="string">
            <text:p>1902-06-09 18:51:40.781250 EST-0500</text:p>
          </table:table-cell>
          <table:table-cell office:value-type="float" office:value="0">
            <text:p>0</text:p>
          </table:table-cell>
          <table:table-cell office:value-type="float" office:value="78.175830865346">
            <text:p>78.1758308653</text:p>
          </table:table-cell>
          <table:table-cell office:value-type="float" office:value="78.1756816845458">
            <text:p>78.1756816845</text:p>
          </table:table-cell>
          <table:table-cell table:number-columns-repeated="2" office:value-type="string">
            <text:p>18 ♊ 10' 32"</text:p>
          </table:table-cell>
          <table:table-cell office:value-type="float" office:value="0.956193294538171">
            <text:p>0.9561932945</text:p>
          </table:table-cell>
          <table:table-cell office:value-type="float" office:value="0.0233162247831844">
            <text:p>0.0233162248</text:p>
          </table:table-cell>
          <table:table-cell office:value-type="float" office:value="55.6787951843491">
            <text:p>55.6787951843</text:p>
          </table:table-cell>
          <table:table-cell office:value-type="float" office:value="55.6786460035489">
            <text:p>55.6786460035</text:p>
          </table:table-cell>
          <table:table-cell table:number-columns-repeated="2" office:value-type="string">
            <text:p>25 ♉ 40' 43"</text:p>
          </table:table-cell>
          <table:table-cell office:value-type="float" office:value="0.956182753948406">
            <text:p>0.9561827539</text:p>
          </table:table-cell>
          <table:table-cell office:value-type="float" office:value="0.0233054199856509">
            <text:p>0.02330542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15924.12873843">
            <text:p>2415924.12873843</text:p>
          </table:table-cell>
          <table:table-cell office:value-type="string">
            <text:p>1902-06-23 10:05:23.437500 EST-0500</text:p>
          </table:table-cell>
          <table:table-cell office:value-type="float" office:value="0">
            <text:p>0</text:p>
          </table:table-cell>
          <table:table-cell office:value-type="float" office:value="91.1911224118922">
            <text:p>91.1911224119</text:p>
          </table:table-cell>
          <table:table-cell office:value-type="float" office:value="91.1909962995854">
            <text:p>91.1909962996</text:p>
          </table:table-cell>
          <table:table-cell office:value-type="string">
            <text:p><text:s/>1 ♋ 11' 28"</text:p>
          </table:table-cell>
          <table:table-cell office:value-type="string">
            <text:p><text:s/>1 ♋ 11' 27"</text:p>
          </table:table-cell>
          <table:table-cell office:value-type="float" office:value="0.953529620202652">
            <text:p>0.9535296202</text:p>
          </table:table-cell>
          <table:table-cell office:value-type="float" office:value="0.0372566312472262">
            <text:p>0.0372566312</text:p>
          </table:table-cell>
          <table:table-cell office:value-type="float" office:value="68.693504710704">
            <text:p>68.6935047107</text:p>
          </table:table-cell>
          <table:table-cell office:value-type="float" office:value="68.6933785983972">
            <text:p>68.6933785984</text:p>
          </table:table-cell>
          <table:table-cell table:number-columns-repeated="2" office:value-type="string">
            <text:p><text:s/>8 ♊ 41' 36"</text:p>
          </table:table-cell>
          <table:table-cell office:value-type="float" office:value="0.953515582024447">
            <text:p>0.953515582</text:p>
          </table:table-cell>
          <table:table-cell office:value-type="float" office:value="0.0372425960546949">
            <text:p>0.037242596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5924.33137731">
            <text:p>2415924.33137731</text:p>
          </table:table-cell>
          <table:table-cell office:value-type="string">
            <text:p>1902-06-23 14:57:11.250000 EST-0500</text:p>
          </table:table-cell>
          <table:table-cell office:value-type="float" office:value="0">
            <text:p>0</text:p>
          </table:table-cell>
          <table:table-cell office:value-type="float" office:value="91.3839825440524">
            <text:p>91.3839825441</text:p>
          </table:table-cell>
          <table:table-cell office:value-type="float" office:value="91.3843432361939">
            <text:p>91.3843432362</text:p>
          </table:table-cell>
          <table:table-cell office:value-type="string">
            <text:p><text:s/>1 ♋ 23' 02"</text:p>
          </table:table-cell>
          <table:table-cell office:value-type="string">
            <text:p><text:s/>1 ♋ 23' 03"</text:p>
          </table:table-cell>
          <table:table-cell office:value-type="float" office:value="-0.583010419412087">
            <text:p>-0.5830104194</text:p>
          </table:table-cell>
          <table:table-cell office:value-type="float" office:value="0.953516281438474">
            <text:p>0.9535162814</text:p>
          </table:table-cell>
          <table:table-cell office:value-type="float" office:value="68.8863544169382">
            <text:p>68.8863544169</text:p>
          </table:table-cell>
          <table:table-cell office:value-type="float" office:value="68.8867151090797">
            <text:p>68.8867151091</text:p>
          </table:table-cell>
          <table:table-cell office:value-type="string">
            <text:p><text:s/>8 ♊ 53' 10"</text:p>
          </table:table-cell>
          <table:table-cell office:value-type="string">
            <text:p><text:s/>8 ♊ 53' 12"</text:p>
          </table:table-cell>
          <table:table-cell office:value-type="float" office:value="-0.58302280022191">
            <text:p>-0.5830228002</text:p>
          </table:table-cell>
          <table:table-cell office:value-type="float" office:value="0.953503887139581">
            <text:p>0.9535038871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5924.63069444">
            <text:p>2415924.63069444</text:p>
          </table:table-cell>
          <table:table-cell office:value-type="string">
            <text:p>1902-06-23 22:08:12.187500 EST-0500</text:p>
          </table:table-cell>
          <table:table-cell office:value-type="float" office:value="0">
            <text:p>0</text:p>
          </table:table-cell>
          <table:table-cell office:value-type="float" office:value="91.2096932711698">
            <text:p>91.2096932712</text:p>
          </table:table-cell>
          <table:table-cell office:value-type="float" office:value="91.2096964443899">
            <text:p>91.2096964444</text:p>
          </table:table-cell>
          <table:table-cell table:number-columns-repeated="2" office:value-type="string">
            <text:p><text:s/>1 ♋ 12' 34"</text:p>
          </table:table-cell>
          <table:table-cell office:value-type="float" office:value="-0.581419084862324">
            <text:p>-0.5814190849</text:p>
          </table:table-cell>
          <table:table-cell office:value-type="float" office:value="0.037252084203003">
            <text:p>0.0372520842</text:p>
          </table:table-cell>
          <table:table-cell office:value-type="float" office:value="68.7120503714459">
            <text:p>68.7120503714</text:p>
          </table:table-cell>
          <table:table-cell office:value-type="float" office:value="68.712053544666">
            <text:p>68.7120535447</text:p>
          </table:table-cell>
          <table:table-cell table:number-columns-repeated="2" office:value-type="string">
            <text:p><text:s/>8 ♊ 42' 43"</text:p>
          </table:table-cell>
          <table:table-cell office:value-type="float" office:value="-0.581428907305376">
            <text:p>-0.5814289073</text:p>
          </table:table-cell>
          <table:table-cell office:value-type="float" office:value="0.0372422525153938">
            <text:p>0.0372422525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15934.68025463">
            <text:p>2415934.68025463</text:p>
          </table:table-cell>
          <table:table-cell office:value-type="string">
            <text:p>1902-07-03 23:19:34.218750 EST-0500</text:p>
          </table:table-cell>
          <table:table-cell office:value-type="float" office:value="0">
            <text:p>0</text:p>
          </table:table-cell>
          <table:table-cell office:value-type="float" office:value="78.7267694804229">
            <text:p>78.7267694804</text:p>
          </table:table-cell>
          <table:table-cell office:value-type="float" office:value="78.7266809906619">
            <text:p>78.7266809907</text:p>
          </table:table-cell>
          <table:table-cell table:number-columns-repeated="2" office:value-type="string">
            <text:p>18 ♊ 43' 36"</text:p>
          </table:table-cell>
          <table:table-cell office:value-type="float" office:value="0.688975476746315">
            <text:p>0.6889754767</text:p>
          </table:table-cell>
          <table:table-cell office:value-type="float" office:value="0.0217949864883245">
            <text:p>0.0217949865</text:p>
          </table:table-cell>
          <table:table-cell office:value-type="float" office:value="56.2287182728947">
            <text:p>56.2287182729</text:p>
          </table:table-cell>
          <table:table-cell office:value-type="float" office:value="56.2286297831338">
            <text:p>56.2286297831</text:p>
          </table:table-cell>
          <table:table-cell table:number-columns-repeated="2" office:value-type="string">
            <text:p>26 ♉ 13' 43"</text:p>
          </table:table-cell>
          <table:table-cell office:value-type="float" office:value="0.688932898962916">
            <text:p>0.688932899</text:p>
          </table:table-cell>
          <table:table-cell office:value-type="float" office:value="0.0217524553732544">
            <text:p>0.0217524554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5946.39094907">
            <text:p>2415946.39094907</text:p>
          </table:table-cell>
          <table:table-cell office:value-type="string">
            <text:p>1902-07-15 16:22:58.125000 EST-0500</text:p>
          </table:table-cell>
          <table:table-cell office:value-type="float" office:value="0">
            <text:p>0</text:p>
          </table:table-cell>
          <table:table-cell office:value-type="float" office:value="92.0061469576249">
            <text:p>92.0061469576</text:p>
          </table:table-cell>
          <table:table-cell office:value-type="float" office:value="92.0060983856826">
            <text:p>92.0060983857</text:p>
          </table:table-cell>
          <table:table-cell office:value-type="string">
            <text:p><text:s/>2 ♋ 00' 22"</text:p>
          </table:table-cell>
          <table:table-cell office:value-type="string">
            <text:p><text:s/>2 ♋ 00' 21"</text:p>
          </table:table-cell>
          <table:table-cell office:value-type="float" office:value="0.907939468330015">
            <text:p>0.9079394683</text:p>
          </table:table-cell>
          <table:table-cell office:value-type="float" office:value="0.0353256381633518">
            <text:p>0.0353256382</text:p>
          </table:table-cell>
          <table:table-cell office:value-type="float" office:value="69.5076062661308">
            <text:p>69.5076062661</text:p>
          </table:table-cell>
          <table:table-cell office:value-type="float" office:value="69.5075576941884">
            <text:p>69.5075576942</text:p>
          </table:table-cell>
          <table:table-cell table:number-columns-repeated="2" office:value-type="string">
            <text:p><text:s/>9 ♊ 30' 27"</text:p>
          </table:table-cell>
          <table:table-cell office:value-type="float" office:value="0.907926388086619">
            <text:p>0.9079263881</text:p>
          </table:table-cell>
          <table:table-cell office:value-type="float" office:value="0.0353125623111286">
            <text:p>0.0353125623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15946.97981481">
            <text:p>2415946.97981481</text:p>
          </table:table-cell>
          <table:table-cell office:value-type="string">
            <text:p>1902-07-16 06:30:56.250000 EST-0500</text:p>
          </table:table-cell>
          <table:table-cell office:value-type="float" office:value="0">
            <text:p>0</text:p>
          </table:table-cell>
          <table:table-cell office:value-type="float" office:value="78.9832570296619">
            <text:p>78.9832570297</text:p>
          </table:table-cell>
          <table:table-cell office:value-type="float" office:value="78.9829837473742">
            <text:p>78.9829837474</text:p>
          </table:table-cell>
          <table:table-cell office:value-type="string">
            <text:p>18 ♊ 58' 59"</text:p>
          </table:table-cell>
          <table:table-cell office:value-type="string">
            <text:p>18 ♊ 58' 58"</text:p>
          </table:table-cell>
          <table:table-cell office:value-type="float" office:value="1.17924974213327">
            <text:p>1.1792497421</text:p>
          </table:table-cell>
          <table:table-cell office:value-type="float" office:value="0.0198096256380172">
            <text:p>0.0198096256</text:p>
          </table:table-cell>
          <table:table-cell office:value-type="float" office:value="56.4846850492537">
            <text:p>56.4846850493</text:p>
          </table:table-cell>
          <table:table-cell office:value-type="float" office:value="56.4844117669659">
            <text:p>56.484411767</text:p>
          </table:table-cell>
          <table:table-cell office:value-type="string">
            <text:p>26 ♉ 29' 04"</text:p>
          </table:table-cell>
          <table:table-cell office:value-type="string">
            <text:p>26 ♉ 29' 03"</text:p>
          </table:table-cell>
          <table:table-cell office:value-type="float" office:value="1.17923315540185">
            <text:p>1.1792331554</text:p>
          </table:table-cell>
          <table:table-cell office:value-type="float" office:value="0.0197931128188178">
            <text:p>0.0197931128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15954.63118056">
            <text:p>2415954.63118056</text:p>
          </table:table-cell>
          <table:table-cell office:value-type="string">
            <text:p>1902-07-23 22:08:54.375000 EST-0500</text:p>
          </table:table-cell>
          <table:table-cell office:value-type="float" office:value="0">
            <text:p>0</text:p>
          </table:table-cell>
          <table:table-cell office:value-type="float" office:value="92.2906444015471">
            <text:p>92.2906444015</text:p>
          </table:table-cell>
          <table:table-cell office:value-type="float" office:value="92.2906116199527">
            <text:p>92.29061162</text:p>
          </table:table-cell>
          <table:table-cell table:number-columns-repeated="2" office:value-type="string">
            <text:p><text:s/>2 ♋ 17' 26"</text:p>
          </table:table-cell>
          <table:table-cell office:value-type="float" office:value="0.671005625665339">
            <text:p>0.6710056257</text:p>
          </table:table-cell>
          <table:table-cell office:value-type="float" office:value="0.0336276954078983">
            <text:p>0.0336276954</text:p>
          </table:table-cell>
          <table:table-cell office:value-type="float" office:value="69.7917178930754">
            <text:p>69.7917178931</text:p>
          </table:table-cell>
          <table:table-cell office:value-type="float" office:value="69.7916851114811">
            <text:p>69.7916851115</text:p>
          </table:table-cell>
          <table:table-cell table:number-columns-repeated="2" office:value-type="string">
            <text:p><text:s/>9 ♊ 47' 30"</text:p>
          </table:table-cell>
          <table:table-cell office:value-type="float" office:value="0.671025076721065">
            <text:p>0.6710250767</text:p>
          </table:table-cell>
          <table:table-cell office:value-type="float" office:value="0.033647156598455">
            <text:p>0.0336471566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5958.310625">
            <text:p>2415958.310625</text:p>
          </table:table-cell>
          <table:table-cell office:value-type="string">
            <text:p>1902-07-27 14:27:18.281250 EST-0500</text:p>
          </table:table-cell>
          <table:table-cell office:value-type="float" office:value="0">
            <text:p>0</text:p>
          </table:table-cell>
          <table:table-cell office:value-type="float" office:value="92.4128508755509">
            <text:p>92.4128508756</text:p>
          </table:table-cell>
          <table:table-cell office:value-type="float" office:value="92.4127196393019">
            <text:p>92.4127196393</text:p>
          </table:table-cell>
          <table:table-cell office:value-type="string">
            <text:p><text:s/>2 ♋ 24' 46"</text:p>
          </table:table-cell>
          <table:table-cell office:value-type="string">
            <text:p><text:s/>2 ♋ 24' 45"</text:p>
          </table:table-cell>
          <table:table-cell office:value-type="float" office:value="1.19121762946686">
            <text:p>1.1912176295</text:p>
          </table:table-cell>
          <table:table-cell office:value-type="float" office:value="0.0327406726041896">
            <text:p>0.0327406726</text:p>
          </table:table-cell>
          <table:table-cell office:value-type="float" office:value="69.9138600302147">
            <text:p>69.9138600302</text:p>
          </table:table-cell>
          <table:table-cell office:value-type="float" office:value="69.9137287939657">
            <text:p>69.913728794</text:p>
          </table:table-cell>
          <table:table-cell table:number-columns-repeated="2" office:value-type="string">
            <text:p><text:s/>9 ♊ 54' 49"</text:p>
          </table:table-cell>
          <table:table-cell office:value-type="float" office:value="1.19122820395366">
            <text:p>1.191228204</text:p>
          </table:table-cell>
          <table:table-cell office:value-type="float" office:value="0.0327512462158564">
            <text:p>0.0327512462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15962.74909722">
            <text:p>2415962.74909722</text:p>
          </table:table-cell>
          <table:table-cell office:value-type="string">
            <text:p>1902-08-01 00:58:42.656250 EST-0500</text:p>
          </table:table-cell>
          <table:table-cell office:value-type="float" office:value="0">
            <text:p>0</text:p>
          </table:table-cell>
          <table:table-cell office:value-type="float" office:value="97.7102478370507">
            <text:p>97.7102478371</text:p>
          </table:table-cell>
          <table:table-cell office:value-type="float" office:value="97.7101481617734">
            <text:p>97.7101481618</text:p>
          </table:table-cell>
          <table:table-cell table:number-columns-repeated="2" office:value-type="string">
            <text:p><text:s/>7 ♋ 42' 36"</text:p>
          </table:table-cell>
          <table:table-cell office:value-type="float" office:value="1.19575426465701">
            <text:p>1.1957542647</text:p>
          </table:table-cell>
          <table:table-cell office:value-type="float" office:value="0.664170346473631">
            <text:p>0.6641703465</text:p>
          </table:table-cell>
          <table:table-cell office:value-type="float" office:value="75.2110144112705">
            <text:p>75.2110144113</text:p>
          </table:table-cell>
          <table:table-cell office:value-type="float" office:value="75.2109147359932">
            <text:p>75.210914736</text:p>
          </table:table-cell>
          <table:table-cell table:number-columns-repeated="2" office:value-type="string">
            <text:p>15 ♊ 12' 39"</text:p>
          </table:table-cell>
          <table:table-cell office:value-type="float" office:value="1.19572200753941">
            <text:p>1.1957220075</text:p>
          </table:table-cell>
          <table:table-cell office:value-type="float" office:value="0.664138070521183">
            <text:p>0.664138070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5973.11335648">
            <text:p>2415973.11335648</text:p>
          </table:table-cell>
          <table:table-cell office:value-type="string">
            <text:p>1902-08-11 09:43:14.531250 EST-0500</text:p>
          </table:table-cell>
          <table:table-cell office:value-type="float" office:value="0">
            <text:p>0</text:p>
          </table:table-cell>
          <table:table-cell office:value-type="float" office:value="137.977829020682">
            <text:p>137.9778290207</text:p>
          </table:table-cell>
          <table:table-cell office:value-type="float" office:value="137.977619457334">
            <text:p>137.9776194573</text:p>
          </table:table-cell>
          <table:table-cell office:value-type="string">
            <text:p>17 ♌ 58' 40"</text:p>
          </table:table-cell>
          <table:table-cell office:value-type="string">
            <text:p>17 ♌ 58' 39"</text:p>
          </table:table-cell>
          <table:table-cell office:value-type="float" office:value="2.03672081318952">
            <text:p>2.0367208132</text:p>
          </table:table-cell>
          <table:table-cell office:value-type="float" office:value="0.959752076097247">
            <text:p>0.9597520761</text:p>
          </table:table-cell>
          <table:table-cell office:value-type="float" office:value="115.47828464496">
            <text:p>115.478284645</text:p>
          </table:table-cell>
          <table:table-cell office:value-type="float" office:value="115.478075081613">
            <text:p>115.4780750816</text:p>
          </table:table-cell>
          <table:table-cell table:number-columns-repeated="2" office:value-type="string">
            <text:p>25 ♋ 28' 41"</text:p>
          </table:table-cell>
          <table:table-cell office:value-type="float" office:value="2.03672179953919">
            <text:p>2.0367217995</text:p>
          </table:table-cell>
          <table:table-cell office:value-type="float" office:value="0.959752969626877">
            <text:p>0.959752969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6042.30109954">
            <text:p>2416042.30109954</text:p>
          </table:table-cell>
          <table:table-cell office:value-type="string">
            <text:p>1902-10-19 14:13:35.625000 EST-0500</text:p>
          </table:table-cell>
          <table:table-cell office:value-type="float" office:value="0">
            <text:p>0</text:p>
          </table:table-cell>
          <table:table-cell office:value-type="float" office:value="205.47022908666">
            <text:p>205.4702290867</text:p>
          </table:table-cell>
          <table:table-cell office:value-type="float" office:value="205.470531357413">
            <text:p>205.4705313574</text:p>
          </table:table-cell>
          <table:table-cell office:value-type="string">
            <text:p>25 ♎ 28' 12"</text:p>
          </table:table-cell>
          <table:table-cell office:value-type="string">
            <text:p>25 ♎ 28' 13"</text:p>
          </table:table-cell>
          <table:table-cell office:value-type="float" office:value="-1.24047686196914">
            <text:p>-1.240476862</text:p>
          </table:table-cell>
          <table:table-cell office:value-type="float" office:value="0.993789419574603">
            <text:p>0.9937894196</text:p>
          </table:table-cell>
          <table:table-cell office:value-type="float" office:value="182.968995547865">
            <text:p>182.9689955479</text:p>
          </table:table-cell>
          <table:table-cell office:value-type="float" office:value="182.969297818617">
            <text:p>182.9692978186</text:p>
          </table:table-cell>
          <table:table-cell office:value-type="string">
            <text:p><text:s/>2 ♎ 58' 08"</text:p>
          </table:table-cell>
          <table:table-cell office:value-type="string">
            <text:p><text:s/>2 ♎ 58' 09"</text:p>
          </table:table-cell>
          <table:table-cell office:value-type="float" office:value="-1.24048564326049">
            <text:p>-1.2404856433</text:p>
          </table:table-cell>
          <table:table-cell office:value-type="float" office:value="0.993780946145904">
            <text:p>0.9937809461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6046.60481481">
            <text:p>2416046.60481481</text:p>
          </table:table-cell>
          <table:table-cell office:value-type="string">
            <text:p>1902-10-23 21:30:56.250000 EST-0500</text:p>
          </table:table-cell>
          <table:table-cell office:value-type="float" office:value="0">
            <text:p>0</text:p>
          </table:table-cell>
          <table:table-cell office:value-type="float" office:value="200.751162364285">
            <text:p>200.7511623643</text:p>
          </table:table-cell>
          <table:table-cell office:value-type="float" office:value="200.751271996722">
            <text:p>200.7512719967</text:p>
          </table:table-cell>
          <table:table-cell table:number-columns-repeated="2" office:value-type="string">
            <text:p>20 ♎ 45' 04"</text:p>
          </table:table-cell>
          <table:table-cell office:value-type="float" office:value="-0.850041316852223">
            <text:p>-0.8500413169</text:p>
          </table:table-cell>
          <table:table-cell office:value-type="float" office:value="1.25230279296079">
            <text:p>1.252302793</text:p>
          </table:table-cell>
          <table:table-cell office:value-type="float" office:value="178.249700077512">
            <text:p>178.2497000775</text:p>
          </table:table-cell>
          <table:table-cell office:value-type="float" office:value="178.249809709948">
            <text:p>178.2498097099</text:p>
          </table:table-cell>
          <table:table-cell office:value-type="string">
            <text:p>28 ♍ 14' 58"</text:p>
          </table:table-cell>
          <table:table-cell office:value-type="string">
            <text:p>28 ♍ 14' 59"</text:p>
          </table:table-cell>
          <table:table-cell office:value-type="float" office:value="-0.85004257589106">
            <text:p>-0.8500425759</text:p>
          </table:table-cell>
          <table:table-cell office:value-type="float" office:value="1.25230144464666">
            <text:p>1.2523014446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6082.58113426">
            <text:p>2416082.58113426</text:p>
          </table:table-cell>
          <table:table-cell office:value-type="string">
            <text:p>1902-11-28 20:56:50.156250 EST-0500</text:p>
          </table:table-cell>
          <table:table-cell office:value-type="float" office:value="0">
            <text:p>0</text:p>
          </table:table-cell>
          <table:table-cell office:value-type="float" office:value="245.92596043035">
            <text:p>245.9259604304</text:p>
          </table:table-cell>
          <table:table-cell office:value-type="float" office:value="245.925939174778">
            <text:p>245.9259391748</text:p>
          </table:table-cell>
          <table:table-cell table:number-columns-repeated="2" office:value-type="string">
            <text:p><text:s/>5 ♐ 55' 33"</text:p>
          </table:table-cell>
          <table:table-cell office:value-type="float" office:value="1.25784529357781">
            <text:p>1.2578452936</text:p>
          </table:table-cell>
          <table:table-cell office:value-type="float" office:value="1.01349537995916">
            <text:p>1.01349538</text:p>
          </table:table-cell>
          <table:table-cell office:value-type="float" office:value="223.423311892198">
            <text:p>223.4233118922</text:p>
          </table:table-cell>
          <table:table-cell office:value-type="float" office:value="223.423290636627">
            <text:p>223.4232906366</text:p>
          </table:table-cell>
          <table:table-cell table:number-columns-repeated="2" office:value-type="string">
            <text:p>13 ♏ 25' 23"</text:p>
          </table:table-cell>
          <table:table-cell office:value-type="float" office:value="1.25783379963468">
            <text:p>1.2578337996</text:p>
          </table:table-cell>
          <table:table-cell office:value-type="float" office:value="1.01348386293569">
            <text:p>1.0134838629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6094.80037037">
            <text:p>2416094.80037037</text:p>
          </table:table-cell>
          <table:table-cell office:value-type="string">
            <text:p>1902-12-11 02:12:32.343750 EST-0500</text:p>
          </table:table-cell>
          <table:table-cell office:value-type="float" office:value="0">
            <text:p>0</text:p>
          </table:table-cell>
          <table:table-cell office:value-type="float" office:value="261.296502615698">
            <text:p>261.2965026157</text:p>
          </table:table-cell>
          <table:table-cell office:value-type="float" office:value="261.296456098043">
            <text:p>261.296456098</text:p>
          </table:table-cell>
          <table:table-cell table:number-columns-repeated="2" office:value-type="string">
            <text:p>21 ♐ 17' 47"</text:p>
          </table:table-cell>
          <table:table-cell office:value-type="float" office:value="1.25773716204876">
            <text:p>1.257737162</text:p>
          </table:table-cell>
          <table:table-cell office:value-type="float" office:value="0.0607603871517139">
            <text:p>0.0607603872</text:p>
          </table:table-cell>
          <table:table-cell office:value-type="float" office:value="238.793328886152">
            <text:p>238.7933288862</text:p>
          </table:table-cell>
          <table:table-cell office:value-type="float" office:value="238.793282368497">
            <text:p>238.7932823685</text:p>
          </table:table-cell>
          <table:table-cell table:number-columns-repeated="2" office:value-type="string">
            <text:p>28 ♏ 47' 35"</text:p>
          </table:table-cell>
          <table:table-cell office:value-type="float" office:value="1.25774166539244">
            <text:p>1.2577416654</text:p>
          </table:table-cell>
          <table:table-cell office:value-type="float" office:value="0.0607648951777314">
            <text:p>0.060764895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6096.0012963">
            <text:p>2416096.0012963</text:p>
          </table:table-cell>
          <table:table-cell office:value-type="string">
            <text:p>1902-12-12 07:01:52.500000 EST-0500</text:p>
          </table:table-cell>
          <table:table-cell office:value-type="float" office:value="0">
            <text:p>0</text:p>
          </table:table-cell>
          <table:table-cell office:value-type="float" office:value="259.551244239678">
            <text:p>259.5512442397</text:p>
          </table:table-cell>
          <table:table-cell office:value-type="float" office:value="259.551152859079">
            <text:p>259.5511528591</text:p>
          </table:table-cell>
          <table:table-cell table:number-columns-repeated="2" office:value-type="string">
            <text:p>19 ♐ 33' 04"</text:p>
          </table:table-cell>
          <table:table-cell office:value-type="float" office:value="1.57300898019826">
            <text:p>1.5730089802</text:p>
          </table:table-cell>
          <table:table-cell office:value-type="float" office:value="1.01661324407375">
            <text:p>1.0166132441</text:p>
          </table:table-cell>
          <table:table-cell office:value-type="float" office:value="237.048020332945">
            <text:p>237.0480203329</text:p>
          </table:table-cell>
          <table:table-cell office:value-type="float" office:value="237.047928952346">
            <text:p>237.0479289523</text:p>
          </table:table-cell>
          <table:table-cell table:number-columns-repeated="2" office:value-type="string">
            <text:p>27 ♏ 02' 52"</text:p>
          </table:table-cell>
          <table:table-cell office:value-type="float" office:value="1.57299640726822">
            <text:p>1.5729964073</text:p>
          </table:table-cell>
          <table:table-cell office:value-type="float" office:value="1.01660072957334">
            <text:p>1.0166007296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6097.20320602">
            <text:p>2416097.20320602</text:p>
          </table:table-cell>
          <table:table-cell office:value-type="string">
            <text:p>1902-12-13 11:52:37.031250 EST-0500</text:p>
          </table:table-cell>
          <table:table-cell office:value-type="float" office:value="0">
            <text:p>0</text:p>
          </table:table-cell>
          <table:table-cell office:value-type="float" office:value="261.442928789925">
            <text:p>261.4429287899</text:p>
          </table:table-cell>
          <table:table-cell office:value-type="float" office:value="261.442568195153">
            <text:p>261.4425681952</text:p>
          </table:table-cell>
          <table:table-cell office:value-type="string">
            <text:p>21 ♐ 26' 34"</text:p>
          </table:table-cell>
          <table:table-cell office:value-type="string">
            <text:p>21 ♐ 26' 33"</text:p>
          </table:table-cell>
          <table:table-cell office:value-type="float" office:value="1.57485177309366">
            <text:p>1.5748517731</text:p>
          </table:table-cell>
          <table:table-cell office:value-type="float" office:value="0.060845889701847">
            <text:p>0.0608458897</text:p>
          </table:table-cell>
          <table:table-cell office:value-type="float" office:value="238.939632279963">
            <text:p>238.93963228</text:p>
          </table:table-cell>
          <table:table-cell office:value-type="float" office:value="238.939271685191">
            <text:p>238.9392716852</text:p>
          </table:table-cell>
          <table:table-cell office:value-type="string">
            <text:p>28 ♏ 56' 22"</text:p>
          </table:table-cell>
          <table:table-cell office:value-type="string">
            <text:p>28 ♏ 56' 21"</text:p>
          </table:table-cell>
          <table:table-cell office:value-type="float" office:value="1.57482020687773">
            <text:p>1.5748202069</text:p>
          </table:table-cell>
          <table:table-cell office:value-type="float" office:value="0.0608143651943447">
            <text:p>0.0608143652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16097.9033912">
            <text:p>2416097.9033912</text:p>
          </table:table-cell>
          <table:table-cell office:value-type="string">
            <text:p>1902-12-14 04:40:53.906250 EST-0500</text:p>
          </table:table-cell>
          <table:table-cell office:value-type="float" office:value="0">
            <text:p>0</text:p>
          </table:table-cell>
          <table:table-cell office:value-type="float" office:value="261.485184416085">
            <text:p>261.4851844161</text:p>
          </table:table-cell>
          <table:table-cell office:value-type="float" office:value="261.485175753341">
            <text:p>261.4851757533</text:p>
          </table:table-cell>
          <table:table-cell table:number-columns-repeated="2" office:value-type="string">
            <text:p>21 ♐ 29' 06"</text:p>
          </table:table-cell>
          <table:table-cell office:value-type="float" office:value="1.01697150092004">
            <text:p>1.0169715009</text:p>
          </table:table-cell>
          <table:table-cell office:value-type="float" office:value="0.0608563678808506">
            <text:p>0.0608563679</text:p>
          </table:table-cell>
          <table:table-cell office:value-type="float" office:value="238.981835836948">
            <text:p>238.9818358369</text:p>
          </table:table-cell>
          <table:table-cell office:value-type="float" office:value="238.981827174204">
            <text:p>238.9818271742</text:p>
          </table:table-cell>
          <table:table-cell table:number-columns-repeated="2" office:value-type="string">
            <text:p>28 ♏ 58' 54"</text:p>
          </table:table-cell>
          <table:table-cell office:value-type="float" office:value="1.0169312458196">
            <text:p>1.0169312458</text:p>
          </table:table-cell>
          <table:table-cell office:value-type="float" office:value="0.0608161102154889">
            <text:p>0.0608161102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6105.98274306">
            <text:p>2416105.98274306</text:p>
          </table:table-cell>
          <table:table-cell office:value-type="string">
            <text:p>1902-12-22 06:35:09.375000 EST-0500</text:p>
          </table:table-cell>
          <table:table-cell office:value-type="float" office:value="0">
            <text:p>0</text:p>
          </table:table-cell>
          <table:table-cell office:value-type="float" office:value="275.359791608162">
            <text:p>275.3597916082</text:p>
          </table:table-cell>
          <table:table-cell office:value-type="float" office:value="275.359753443321">
            <text:p>275.3597534433</text:p>
          </table:table-cell>
          <table:table-cell table:number-columns-repeated="2" office:value-type="string">
            <text:p><text:s/>5 ♑ 21' 35"</text:p>
          </table:table-cell>
          <table:table-cell office:value-type="float" office:value="1.59774686029896">
            <text:p>1.5977468603</text:p>
          </table:table-cell>
          <table:table-cell office:value-type="float" office:value="1.25757712305783">
            <text:p>1.2575771231</text:p>
          </table:table-cell>
          <table:table-cell office:value-type="float" office:value="252.856012371587">
            <text:p>252.8560123716</text:p>
          </table:table-cell>
          <table:table-cell office:value-type="float" office:value="252.855974206746">
            <text:p>252.8559742067</text:p>
          </table:table-cell>
          <table:table-cell table:number-columns-repeated="2" office:value-type="string">
            <text:p>12 ♐ 51' 21"</text:p>
          </table:table-cell>
          <table:table-cell office:value-type="float" office:value="1.59776016036118">
            <text:p>1.5977601604</text:p>
          </table:table-cell>
          <table:table-cell office:value-type="float" office:value="1.25759041383662">
            <text:p>1.2575904138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6120.2559375">
            <text:p>2416120.2559375</text:p>
          </table:table-cell>
          <table:table-cell office:value-type="string">
            <text:p>1903-01-05 13:08:33.281250 EST-0500</text:p>
          </table:table-cell>
          <table:table-cell office:value-type="float" office:value="0">
            <text:p>0</text:p>
          </table:table-cell>
          <table:table-cell office:value-type="float" office:value="298.334708705769">
            <text:p>298.3347087058</text:p>
          </table:table-cell>
          <table:table-cell office:value-type="float" office:value="298.334664814063">
            <text:p>298.3346648141</text:p>
          </table:table-cell>
          <table:table-cell table:number-columns-repeated="2" office:value-type="string">
            <text:p>28 ♑ 20' 04"</text:p>
          </table:table-cell>
          <table:table-cell office:value-type="float" office:value="1.59222051973462">
            <text:p>1.5922205197</text:p>
          </table:table-cell>
          <table:table-cell office:value-type="float" office:value="0.116552704355085">
            <text:p>0.1165527044</text:p>
          </table:table-cell>
          <table:table-cell office:value-type="float" office:value="275.830280585603">
            <text:p>275.8302805856</text:p>
          </table:table-cell>
          <table:table-cell office:value-type="float" office:value="275.830236693897">
            <text:p>275.8302366939</text:p>
          </table:table-cell>
          <table:table-cell office:value-type="string">
            <text:p><text:s/>5 ♑ 49' 49"</text:p>
          </table:table-cell>
          <table:table-cell office:value-type="string">
            <text:p><text:s/>5 ♑ 49' 48"</text:p>
          </table:table-cell>
          <table:table-cell office:value-type="float" office:value="1.59223671595403">
            <text:p>1.592236716</text:p>
          </table:table-cell>
          <table:table-cell office:value-type="float" office:value="0.116568913932602">
            <text:p>0.1165689139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6124.67219907">
            <text:p>2416124.67219907</text:p>
          </table:table-cell>
          <table:table-cell office:value-type="string">
            <text:p>1903-01-09 23:07:58.125000 EST-0500</text:p>
          </table:table-cell>
          <table:table-cell office:value-type="float" office:value="0">
            <text:p>0</text:p>
          </table:table-cell>
          <table:table-cell office:value-type="float" office:value="298.852290020965">
            <text:p>298.852290021</text:p>
          </table:table-cell>
          <table:table-cell office:value-type="float" office:value="298.852071296506">
            <text:p>298.8520712965</text:p>
          </table:table-cell>
          <table:table-cell office:value-type="string">
            <text:p>28 ♑ 51' 08"</text:p>
          </table:table-cell>
          <table:table-cell office:value-type="string">
            <text:p>28 ♑ 51' 07"</text:p>
          </table:table-cell>
          <table:table-cell office:value-type="float" office:value="1.25577146595837">
            <text:p>1.255771466</text:p>
          </table:table-cell>
          <table:table-cell office:value-type="float" office:value="0.117713574682448">
            <text:p>0.1177135747</text:p>
          </table:table-cell>
          <table:table-cell office:value-type="float" office:value="276.347691983983">
            <text:p>276.347691984</text:p>
          </table:table-cell>
          <table:table-cell office:value-type="float" office:value="276.347473259523">
            <text:p>276.3474732595</text:p>
          </table:table-cell>
          <table:table-cell office:value-type="string">
            <text:p><text:s/>6 ♑ 20' 51"</text:p>
          </table:table-cell>
          <table:table-cell office:value-type="string">
            <text:p><text:s/>6 ♑ 20' 50"</text:p>
          </table:table-cell>
          <table:table-cell office:value-type="float" office:value="1.25574368631268">
            <text:p>1.2557436863</text:p>
          </table:table-cell>
          <table:table-cell office:value-type="float" office:value="0.117685735662189">
            <text:p>0.1176857357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16135.89045139">
            <text:p>2416135.89045139</text:p>
          </table:table-cell>
          <table:table-cell office:value-type="string">
            <text:p>1903-01-21 04:22:15.937500 EST-0500</text:p>
          </table:table-cell>
          <table:table-cell office:value-type="float" office:value="0">
            <text:p>0</text:p>
          </table:table-cell>
          <table:table-cell office:value-type="float" office:value="300.181559139457">
            <text:p>300.1815591395</text:p>
          </table:table-cell>
          <table:table-cell office:value-type="float" office:value="300.181531951475">
            <text:p>300.1815319515</text:p>
          </table:table-cell>
          <table:table-cell table:number-columns-repeated="2" office:value-type="string">
            <text:p><text:s/>0 ♒ 10' 53"</text:p>
          </table:table-cell>
          <table:table-cell office:value-type="float" office:value="1.01762082428778">
            <text:p>1.0176208243</text:p>
          </table:table-cell>
          <table:table-cell office:value-type="float" office:value="0.118943997232891">
            <text:p>0.1189439972</text:p>
          </table:table-cell>
          <table:table-cell office:value-type="float" office:value="277.676445414992">
            <text:p>277.676445415</text:p>
          </table:table-cell>
          <table:table-cell office:value-type="float" office:value="277.67641822701">
            <text:p>277.676418227</text:p>
          </table:table-cell>
          <table:table-cell table:number-columns-repeated="2" office:value-type="string">
            <text:p><text:s/>7 ♑ 40' 35"</text:p>
          </table:table-cell>
          <table:table-cell office:value-type="float" office:value="1.01762169651257">
            <text:p>1.0176216965</text:p>
          </table:table-cell>
          <table:table-cell office:value-type="float" office:value="0.118944882190293">
            <text:p>0.1189448822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6140.67878472">
            <text:p>2416140.67878472</text:p>
          </table:table-cell>
          <table:table-cell office:value-type="string">
            <text:p>1903-01-25 23:17:27.656250 EST-0500</text:p>
          </table:table-cell>
          <table:table-cell office:value-type="float" office:value="0">
            <text:p>0</text:p>
          </table:table-cell>
          <table:table-cell office:value-type="float" office:value="318.930095701439">
            <text:p>318.9300957014</text:p>
          </table:table-cell>
          <table:table-cell office:value-type="float" office:value="318.930309640011">
            <text:p>318.93030964</text:p>
          </table:table-cell>
          <table:table-cell office:value-type="string">
            <text:p>18 ♒ 55' 48"</text:p>
          </table:table-cell>
          <table:table-cell office:value-type="string">
            <text:p>18 ♒ 55' 49"</text:p>
          </table:table-cell>
          <table:table-cell office:value-type="float" office:value="-0.295594243940245">
            <text:p>-0.2955942439</text:p>
          </table:table-cell>
          <table:table-cell office:value-type="float" office:value="1.25289239770832">
            <text:p>1.2528923977</text:p>
          </table:table-cell>
          <table:table-cell office:value-type="float" office:value="296.424737085449">
            <text:p>296.4247370854</text:p>
          </table:table-cell>
          <table:table-cell office:value-type="float" office:value="296.424951024021">
            <text:p>296.424951024</text:p>
          </table:table-cell>
          <table:table-cell table:number-columns-repeated="2" office:value-type="string">
            <text:p>26 ♑ 25' 29"</text:p>
          </table:table-cell>
          <table:table-cell office:value-type="float" office:value="-0.29561085445122">
            <text:p>-0.2956108545</text:p>
          </table:table-cell>
          <table:table-cell office:value-type="float" office:value="1.25287544580085">
            <text:p>1.2528754458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16145.66438657">
            <text:p>2416145.66438657</text:p>
          </table:table-cell>
          <table:table-cell office:value-type="string">
            <text:p>1903-01-30 22:56:43.125000 EST-0500</text:p>
          </table:table-cell>
          <table:table-cell office:value-type="float" office:value="0">
            <text:p>0</text:p>
          </table:table-cell>
          <table:table-cell office:value-type="float" office:value="325.173477725973">
            <text:p>325.173477726</text:p>
          </table:table-cell>
          <table:table-cell office:value-type="float" office:value="325.173312750656">
            <text:p>325.1733127507</text:p>
          </table:table-cell>
          <table:table-cell office:value-type="string">
            <text:p>25 ♒ 10' 24"</text:p>
          </table:table-cell>
          <table:table-cell office:value-type="string">
            <text:p>25 ♒ 10' 23"</text:p>
          </table:table-cell>
          <table:table-cell office:value-type="float" office:value="1.2515175367667">
            <text:p>1.2515175368</text:p>
          </table:table-cell>
          <table:table-cell office:value-type="float" office:value="0.236642657779024">
            <text:p>0.2366426578</text:p>
          </table:table-cell>
          <table:table-cell office:value-type="float" office:value="302.667928987605">
            <text:p>302.6679289876</text:p>
          </table:table-cell>
          <table:table-cell office:value-type="float" office:value="302.667764012289">
            <text:p>302.6677640123</text:p>
          </table:table-cell>
          <table:table-cell office:value-type="string">
            <text:p><text:s/>2 ♒ 40' 04"</text:p>
          </table:table-cell>
          <table:table-cell office:value-type="string">
            <text:p><text:s/>2 ♒ 40' 03"</text:p>
          </table:table-cell>
          <table:table-cell office:value-type="float" office:value="1.2515376022659">
            <text:p>1.2515376023</text:p>
          </table:table-cell>
          <table:table-cell office:value-type="float" office:value="0.236662830711147">
            <text:p>0.236662830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6148.03645833">
            <text:p>2416148.03645833</text:p>
          </table:table-cell>
          <table:table-cell office:value-type="string">
            <text:p>1903-02-02 07:52:30.000000 EST-0500</text:p>
          </table:table-cell>
          <table:table-cell office:value-type="float" office:value="0">
            <text:p>0</text:p>
          </table:table-cell>
          <table:table-cell office:value-type="float" office:value="312.52714537239">
            <text:p>312.5271453724</text:p>
          </table:table-cell>
          <table:table-cell office:value-type="float" office:value="312.527366211891">
            <text:p>312.5273662119</text:p>
          </table:table-cell>
          <table:table-cell office:value-type="string">
            <text:p>12 ♒ 31' 37"</text:p>
          </table:table-cell>
          <table:table-cell office:value-type="string">
            <text:p>12 ♒ 31' 38"</text:p>
          </table:table-cell>
          <table:table-cell office:value-type="float" office:value="-1.22390457799967">
            <text:p>-1.223904578</text:p>
          </table:table-cell>
          <table:table-cell office:value-type="float" office:value="1.01471456375201">
            <text:p>1.0147145638</text:p>
          </table:table-cell>
          <table:table-cell office:value-type="float" office:value="290.021565020129">
            <text:p>290.0215650201</text:p>
          </table:table-cell>
          <table:table-cell office:value-type="float" office:value="290.02178585963">
            <text:p>290.0217858596</text:p>
          </table:table-cell>
          <table:table-cell office:value-type="string">
            <text:p>20 ♑ 01' 17"</text:p>
          </table:table-cell>
          <table:table-cell office:value-type="string">
            <text:p>20 ♑ 01' 18"</text:p>
          </table:table-cell>
          <table:table-cell office:value-type="float" office:value="-1.22387881094939">
            <text:p>-1.2238788109</text:p>
          </table:table-cell>
          <table:table-cell office:value-type="float" office:value="1.0147402571555">
            <text:p>1.0147402572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16165.15486111">
            <text:p>2416165.15486111</text:p>
          </table:table-cell>
          <table:table-cell office:value-type="string">
            <text:p>1903-02-19 10:43:00.468750 EST-0500</text:p>
          </table:table-cell>
          <table:table-cell office:value-type="float" office:value="0">
            <text:p>0</text:p>
          </table:table-cell>
          <table:table-cell office:value-type="float" office:value="329.839289562688">
            <text:p>329.8392895627</text:p>
          </table:table-cell>
          <table:table-cell office:value-type="float" office:value="329.839249738238">
            <text:p>329.8392497382</text:p>
          </table:table-cell>
          <table:table-cell table:number-columns-repeated="2" office:value-type="string">
            <text:p>29 ♒ 50' 21"</text:p>
          </table:table-cell>
          <table:table-cell office:value-type="float" office:value="1.00811077283189">
            <text:p>1.0081107728</text:p>
          </table:table-cell>
          <table:table-cell office:value-type="float" office:value="0.240841287461721">
            <text:p>0.2408412875</text:p>
          </table:table-cell>
          <table:table-cell office:value-type="float" office:value="307.333154325863">
            <text:p>307.3331543259</text:p>
          </table:table-cell>
          <table:table-cell office:value-type="float" office:value="307.333114501414">
            <text:p>307.3331145014</text:p>
          </table:table-cell>
          <table:table-cell table:number-columns-repeated="2" office:value-type="string">
            <text:p><text:s/>7 ♒ 19' 59"</text:p>
          </table:table-cell>
          <table:table-cell office:value-type="float" office:value="1.00810938903025">
            <text:p>1.008109389</text:p>
          </table:table-cell>
          <table:table-cell office:value-type="float" office:value="0.240839932561189">
            <text:p>0.2408399326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6192.64949074">
            <text:p>2416192.64949074</text:p>
          </table:table-cell>
          <table:table-cell office:value-type="string">
            <text:p>1903-03-18 22:35:16.406250 EST-0500</text:p>
          </table:table-cell>
          <table:table-cell office:value-type="float" office:value="0">
            <text:p>0</text:p>
          </table:table-cell>
          <table:table-cell office:value-type="float" office:value="336.387215117282">
            <text:p>336.3872151173</text:p>
          </table:table-cell>
          <table:table-cell office:value-type="float" office:value="336.387207500285">
            <text:p>336.3872075003</text:p>
          </table:table-cell>
          <table:table-cell table:number-columns-repeated="2" office:value-type="string">
            <text:p><text:s/>6 ♓ 23' 13"</text:p>
          </table:table-cell>
          <table:table-cell office:value-type="float" office:value="1.55152044152997">
            <text:p>1.5515204415</text:p>
          </table:table-cell>
          <table:table-cell office:value-type="float" office:value="0.232801383334923">
            <text:p>0.2328013833</text:p>
          </table:table-cell>
          <table:table-cell office:value-type="float" office:value="313.88042721713">
            <text:p>313.8804272171</text:p>
          </table:table-cell>
          <table:table-cell office:value-type="float" office:value="313.880419600134">
            <text:p>313.8804196001</text:p>
          </table:table-cell>
          <table:table-cell table:number-columns-repeated="2" office:value-type="string">
            <text:p>13 ♒ 52' 49"</text:p>
          </table:table-cell>
          <table:table-cell office:value-type="float" office:value="1.55152438792299">
            <text:p>1.5515243879</text:p>
          </table:table-cell>
          <table:table-cell office:value-type="float" office:value="0.2328051951175">
            <text:p>0.232805195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6217.60994213">
            <text:p>2416217.60994213</text:p>
          </table:table-cell>
          <table:table-cell office:value-type="string">
            <text:p>1903-04-12 21:38:19.218750 EST-0500</text:p>
          </table:table-cell>
          <table:table-cell office:value-type="float" office:value="0">
            <text:p>0</text:p>
          </table:table-cell>
          <table:table-cell office:value-type="float" office:value="22.008474783243">
            <text:p>22.0084747832</text:p>
          </table:table-cell>
          <table:table-cell office:value-type="float" office:value="22.008402143181">
            <text:p>22.0084021432</text:p>
          </table:table-cell>
          <table:table-cell table:number-columns-repeated="2" office:value-type="string">
            <text:p>22 ♈ 00' 30"</text:p>
          </table:table-cell>
          <table:table-cell office:value-type="float" office:value="2.08900967081153">
            <text:p>2.0890096708</text:p>
          </table:table-cell>
          <table:table-cell office:value-type="float" office:value="0.979584137288506">
            <text:p>0.9795841373</text:p>
          </table:table-cell>
          <table:table-cell office:value-type="float" office:value="359.501144943238">
            <text:p>359.5011449432</text:p>
          </table:table-cell>
          <table:table-cell office:value-type="float" office:value="359.501072303176">
            <text:p>359.5010723032</text:p>
          </table:table-cell>
          <table:table-cell office:value-type="string">
            <text:p>29 ♓ 30' 04"</text:p>
          </table:table-cell>
          <table:table-cell office:value-type="string">
            <text:p>29 ♓ 30' 03"</text:p>
          </table:table-cell>
          <table:table-cell office:value-type="float" office:value="2.08903015858857">
            <text:p>2.0890301586</text:p>
          </table:table-cell>
          <table:table-cell office:value-type="float" office:value="0.979604456358065">
            <text:p>0.9796044564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16238.19929398">
            <text:p>2416238.19929398</text:p>
          </table:table-cell>
          <table:table-cell office:value-type="string">
            <text:p>1903-05-03 11:46:59.531250 EST-0500</text:p>
          </table:table-cell>
          <table:table-cell office:value-type="float" office:value="0">
            <text:p>0</text:p>
          </table:table-cell>
          <table:table-cell office:value-type="float" office:value="78.329579220084">
            <text:p>78.3295792201</text:p>
          </table:table-cell>
          <table:table-cell office:value-type="float" office:value="78.3294821825225">
            <text:p>78.3294821825</text:p>
          </table:table-cell>
          <table:table-cell table:number-columns-repeated="2" office:value-type="string">
            <text:p>18 ♊ 19' 46"</text:p>
          </table:table-cell>
          <table:table-cell office:value-type="float" office:value="1.17777451601484">
            <text:p>1.177774516</text:p>
          </table:table-cell>
          <table:table-cell office:value-type="float" office:value="0.0193854249217922">
            <text:p>0.0193854249</text:p>
          </table:table-cell>
          <table:table-cell office:value-type="float" office:value="55.821573023594">
            <text:p>55.8215730236</text:p>
          </table:table-cell>
          <table:table-cell office:value-type="float" office:value="55.8214759860325">
            <text:p>55.821475986</text:p>
          </table:table-cell>
          <table:table-cell table:number-columns-repeated="2" office:value-type="string">
            <text:p>25 ♉ 49' 17"</text:p>
          </table:table-cell>
          <table:table-cell office:value-type="float" office:value="1.17776924340182">
            <text:p>1.1777692434</text:p>
          </table:table-cell>
          <table:table-cell office:value-type="float" office:value="0.0193799775534305">
            <text:p>0.0193799776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6249.8653125">
            <text:p>2416249.8653125</text:p>
          </table:table-cell>
          <table:table-cell office:value-type="string">
            <text:p>1903-05-15 03:46:03.281250 EST-0500</text:p>
          </table:table-cell>
          <table:table-cell office:value-type="float" office:value="0">
            <text:p>0</text:p>
          </table:table-cell>
          <table:table-cell office:value-type="float" office:value="91.9595061651867">
            <text:p>91.9595061652</text:p>
          </table:table-cell>
          <table:table-cell office:value-type="float" office:value="91.9594699083508">
            <text:p>91.9594699084</text:p>
          </table:table-cell>
          <table:table-cell table:number-columns-repeated="2" office:value-type="string">
            <text:p><text:s/>1 ♋ 57' 34"</text:p>
          </table:table-cell>
          <table:table-cell office:value-type="float" office:value="1.15843320842399">
            <text:p>1.1584332084</text:p>
          </table:table-cell>
          <table:table-cell office:value-type="float" office:value="0.0305057200979263">
            <text:p>0.0305057201</text:p>
          </table:table-cell>
          <table:table-cell office:value-type="float" office:value="69.4511393163436">
            <text:p>69.4511393163</text:p>
          </table:table-cell>
          <table:table-cell office:value-type="float" office:value="69.4511030595077">
            <text:p>69.4511030595</text:p>
          </table:table-cell>
          <table:table-cell office:value-type="string">
            <text:p><text:s/>9 ♊ 27' 04"</text:p>
          </table:table-cell>
          <table:table-cell office:value-type="string">
            <text:p><text:s/>9 ♊ 27' 03"</text:p>
          </table:table-cell>
          <table:table-cell office:value-type="float" office:value="1.15841770399111">
            <text:p>1.158417704</text:p>
          </table:table-cell>
          <table:table-cell office:value-type="float" office:value="0.0304902098934686">
            <text:p>0.030490209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6269.1377662">
            <text:p>2416269.1377662</text:p>
          </table:table-cell>
          <table:table-cell office:value-type="string">
            <text:p>1903-06-03 10:18:23.906250 EST-0500</text:p>
          </table:table-cell>
          <table:table-cell office:value-type="float" office:value="0">
            <text:p>0</text:p>
          </table:table-cell>
          <table:table-cell office:value-type="float" office:value="71.8630828478599">
            <text:p>71.8630828479</text:p>
          </table:table-cell>
          <table:table-cell office:value-type="float" office:value="71.8633429571898">
            <text:p>71.8633429572</text:p>
          </table:table-cell>
          <table:table-cell office:value-type="string">
            <text:p>11 ♊ 51' 47"</text:p>
          </table:table-cell>
          <table:table-cell office:value-type="string">
            <text:p>11 ♊ 51' 48"</text:p>
          </table:table-cell>
          <table:table-cell office:value-type="float" office:value="-0.560342651214864">
            <text:p>-0.5603426512</text:p>
          </table:table-cell>
          <table:table-cell office:value-type="float" office:value="0.957421111201935">
            <text:p>0.9574211112</text:p>
          </table:table-cell>
          <table:table-cell office:value-type="float" office:value="49.3539336787765">
            <text:p>49.3539336788</text:p>
          </table:table-cell>
          <table:table-cell office:value-type="float" office:value="49.3541937881064">
            <text:p>49.3541937881</text:p>
          </table:table-cell>
          <table:table-cell office:value-type="string">
            <text:p>19 ♉ 21' 14"</text:p>
          </table:table-cell>
          <table:table-cell office:value-type="string">
            <text:p>19 ♉ 21' 15"</text:p>
          </table:table-cell>
          <table:table-cell office:value-type="float" office:value="-0.560323042778603">
            <text:p>-0.5603230428</text:p>
          </table:table-cell>
          <table:table-cell office:value-type="float" office:value="0.957440682677917">
            <text:p>0.9574406827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16276.78815972">
            <text:p>2416276.78815972</text:p>
          </table:table-cell>
          <table:table-cell office:value-type="string">
            <text:p>1903-06-11 01:54:57.656250 EST-0500</text:p>
          </table:table-cell>
          <table:table-cell office:value-type="float" office:value="0">
            <text:p>0</text:p>
          </table:table-cell>
          <table:table-cell office:value-type="float" office:value="79.17937607269">
            <text:p>79.1793760727</text:p>
          </table:table-cell>
          <table:table-cell office:value-type="float" office:value="79.1792575377304">
            <text:p>79.1792575377</text:p>
          </table:table-cell>
          <table:table-cell table:number-columns-repeated="2" office:value-type="string">
            <text:p>19 ♊ 10' 45"</text:p>
          </table:table-cell>
          <table:table-cell office:value-type="float" office:value="0.9553756047055">
            <text:p>0.9553756047</text:p>
          </table:table-cell>
          <table:table-cell office:value-type="float" office:value="0.0233781127694742">
            <text:p>0.0233781128</text:p>
          </table:table-cell>
          <table:table-cell office:value-type="float" office:value="56.6699045143647">
            <text:p>56.6699045144</text:p>
          </table:table-cell>
          <table:table-cell office:value-type="float" office:value="56.6697859794051">
            <text:p>56.6697859794</text:p>
          </table:table-cell>
          <table:table-cell table:number-columns-repeated="2" office:value-type="string">
            <text:p>26 ♉ 40' 11"</text:p>
          </table:table-cell>
          <table:table-cell office:value-type="float" office:value="0.955351918396125">
            <text:p>0.9553519184</text:p>
          </table:table-cell>
          <table:table-cell office:value-type="float" office:value="0.0233544611279432">
            <text:p>0.0233544611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16291.71052083">
            <text:p>2416291.71052083</text:p>
          </table:table-cell>
          <table:table-cell office:value-type="string">
            <text:p>1903-06-26 00:03:09.843750 EST-0500</text:p>
          </table:table-cell>
          <table:table-cell office:value-type="float" office:value="0">
            <text:p>0</text:p>
          </table:table-cell>
          <table:table-cell office:value-type="float" office:value="93.4235878438449">
            <text:p>93.4235878438</text:p>
          </table:table-cell>
          <table:table-cell office:value-type="float" office:value="93.4234421632958">
            <text:p>93.4234421633</text:p>
          </table:table-cell>
          <table:table-cell table:number-columns-repeated="2" office:value-type="string">
            <text:p><text:s/>3 ♋ 25' 24"</text:p>
          </table:table-cell>
          <table:table-cell office:value-type="float" office:value="0.954042016087314">
            <text:p>0.9540420161</text:p>
          </table:table-cell>
          <table:table-cell office:value-type="float" office:value="0.0372919868740408">
            <text:p>0.0372919869</text:p>
          </table:table-cell>
          <table:table-cell office:value-type="float" office:value="70.9134189678948">
            <text:p>70.9134189679</text:p>
          </table:table-cell>
          <table:table-cell office:value-type="float" office:value="70.9132732873458">
            <text:p>70.9132732873</text:p>
          </table:table-cell>
          <table:table-cell office:value-type="string">
            <text:p>10 ♊ 54' 48"</text:p>
          </table:table-cell>
          <table:table-cell office:value-type="string">
            <text:p>10 ♊ 54' 47"</text:p>
          </table:table-cell>
          <table:table-cell office:value-type="float" office:value="0.954005661709968">
            <text:p>0.9540056617</text:p>
          </table:table-cell>
          <table:table-cell office:value-type="float" office:value="0.0372556406908147">
            <text:p>0.0372556407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6299.25422454">
            <text:p>2416299.25422454</text:p>
          </table:table-cell>
          <table:table-cell office:value-type="string">
            <text:p>1903-07-03 13:06:05.625000 EST-0500</text:p>
          </table:table-cell>
          <table:table-cell office:value-type="float" office:value="0">
            <text:p>0</text:p>
          </table:table-cell>
          <table:table-cell office:value-type="float" office:value="79.6942876798616">
            <text:p>79.6942876799</text:p>
          </table:table-cell>
          <table:table-cell office:value-type="float" office:value="79.6941633800653">
            <text:p>79.6941633801</text:p>
          </table:table-cell>
          <table:table-cell office:value-type="string">
            <text:p>19 ♊ 41' 39"</text:p>
          </table:table-cell>
          <table:table-cell office:value-type="string">
            <text:p>19 ♊ 41' 38"</text:p>
          </table:table-cell>
          <table:table-cell office:value-type="float" office:value="1.30634716344356">
            <text:p>1.3063471634</text:p>
          </table:table-cell>
          <table:table-cell office:value-type="float" office:value="0.0220068060095316">
            <text:p>0.022006806</text:p>
          </table:table-cell>
          <table:table-cell office:value-type="float" office:value="57.1838441222228">
            <text:p>57.1838441222</text:p>
          </table:table-cell>
          <table:table-cell office:value-type="float" office:value="57.1837198224265">
            <text:p>57.1837198224</text:p>
          </table:table-cell>
          <table:table-cell table:number-columns-repeated="2" office:value-type="string">
            <text:p>27 ♉ 11' 01"</text:p>
          </table:table-cell>
          <table:table-cell office:value-type="float" office:value="1.30635026658343">
            <text:p>1.3063502666</text:p>
          </table:table-cell>
          <table:table-cell office:value-type="float" office:value="0.0220100607258203">
            <text:p>0.0220100607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6308.30476852">
            <text:p>2416308.30476852</text:p>
          </table:table-cell>
          <table:table-cell office:value-type="string">
            <text:p>1903-07-12 14:18:52.031250 EST-0500</text:p>
          </table:table-cell>
          <table:table-cell office:value-type="float" office:value="0">
            <text:p>0</text:p>
          </table:table-cell>
          <table:table-cell office:value-type="float" office:value="94.0359093059693">
            <text:p>94.035909306</text:p>
          </table:table-cell>
          <table:table-cell office:value-type="float" office:value="94.0355203960804">
            <text:p>94.0355203961</text:p>
          </table:table-cell>
          <table:table-cell office:value-type="string">
            <text:p><text:s/>4 ♋ 02' 09"</text:p>
          </table:table-cell>
          <table:table-cell office:value-type="string">
            <text:p><text:s/>4 ♋ 02' 07"</text:p>
          </table:table-cell>
          <table:table-cell office:value-type="float" office:value="1.84179372720505">
            <text:p>1.8417937272</text:p>
          </table:table-cell>
          <table:table-cell office:value-type="float" office:value="0.0361527847619264">
            <text:p>0.0361527848</text:p>
          </table:table-cell>
          <table:table-cell office:value-type="float" office:value="71.5250032472406">
            <text:p>71.5250032472</text:p>
          </table:table-cell>
          <table:table-cell office:value-type="float" office:value="71.5246143373517">
            <text:p>71.5246143374</text:p>
          </table:table-cell>
          <table:table-cell office:value-type="string">
            <text:p>11 ♊ 31' 30"</text:p>
          </table:table-cell>
          <table:table-cell office:value-type="string">
            <text:p>11 ♊ 31' 28"</text:p>
          </table:table-cell>
          <table:table-cell office:value-type="float" office:value="1.84179885606858">
            <text:p>1.8417988561</text:p>
          </table:table-cell>
          <table:table-cell office:value-type="float" office:value="0.0361579233704686">
            <text:p>0.036157923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6322.17708333">
            <text:p>2416322.17708333</text:p>
          </table:table-cell>
          <table:table-cell office:value-type="string">
            <text:p>1903-07-26 11:15:00.000000 EST-0500</text:p>
          </table:table-cell>
          <table:table-cell office:value-type="float" office:value="0">
            <text:p>0</text:p>
          </table:table-cell>
          <table:table-cell office:value-type="float" office:value="122.485282237377">
            <text:p>122.4852822374</text:p>
          </table:table-cell>
          <table:table-cell office:value-type="float" office:value="122.485154704512">
            <text:p>122.4851547045</text:p>
          </table:table-cell>
          <table:table-cell office:value-type="string">
            <text:p><text:s/>2 ♌ 29' 07"</text:p>
          </table:table-cell>
          <table:table-cell office:value-type="string">
            <text:p><text:s/>2 ♌ 29' 06"</text:p>
          </table:table-cell>
          <table:table-cell office:value-type="float" office:value="2.10514980670269">
            <text:p>2.1051498067</text:p>
          </table:table-cell>
          <table:table-cell office:value-type="float" office:value="0.955837981442946">
            <text:p>0.9558379814</text:p>
          </table:table-cell>
          <table:table-cell office:value-type="float" office:value="99.973793344088">
            <text:p>99.9737933441</text:p>
          </table:table-cell>
          <table:table-cell office:value-type="float" office:value="99.9736658112228">
            <text:p>99.9736658112</text:p>
          </table:table-cell>
          <table:table-cell table:number-columns-repeated="2" office:value-type="string">
            <text:p><text:s/>9 ♋ 58' 25"</text:p>
          </table:table-cell>
          <table:table-cell office:value-type="float" office:value="2.10516303001936">
            <text:p>2.10516303</text:p>
          </table:table-cell>
          <table:table-cell office:value-type="float" office:value="0.955851419187452">
            <text:p>0.9558514192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6356.97493056">
            <text:p>2416356.97493056</text:p>
          </table:table-cell>
          <table:table-cell office:value-type="string">
            <text:p>1903-08-30 06:23:54.375000 EST-0500</text:p>
          </table:table-cell>
          <table:table-cell office:value-type="float" office:value="0">
            <text:p>0</text:p>
          </table:table-cell>
          <table:table-cell office:value-type="float" office:value="181.587253179507">
            <text:p>181.5872531795</text:p>
          </table:table-cell>
          <table:table-cell office:value-type="float" office:value="181.587250353861">
            <text:p>181.5872503539</text:p>
          </table:table-cell>
          <table:table-cell table:number-columns-repeated="2" office:value-type="string">
            <text:p><text:s/>1 ♎ 35' 14"</text:p>
          </table:table-cell>
          <table:table-cell office:value-type="float" office:value="1.25402651154926">
            <text:p>1.2540265115</text:p>
          </table:table-cell>
          <table:table-cell office:value-type="float" office:value="-0.108097499718122">
            <text:p>-0.1080974997</text:p>
          </table:table-cell>
          <table:table-cell office:value-type="float" office:value="159.074735022462">
            <text:p>159.0747350225</text:p>
          </table:table-cell>
          <table:table-cell office:value-type="float" office:value="159.074732196816">
            <text:p>159.0747321968</text:p>
          </table:table-cell>
          <table:table-cell table:number-columns-repeated="2" office:value-type="string">
            <text:p><text:s/>9 ♍ 04' 29"</text:p>
          </table:table-cell>
          <table:table-cell office:value-type="float" office:value="1.25402383659965">
            <text:p>1.2540238366</text:p>
          </table:table-cell>
          <table:table-cell office:value-type="float" office:value="-0.108100276061112">
            <text:p>-0.1081002761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6375.37898148">
            <text:p>2416375.37898148</text:p>
          </table:table-cell>
          <table:table-cell office:value-type="string">
            <text:p>1903-09-17 16:05:44.531250 EST-0500</text:p>
          </table:table-cell>
          <table:table-cell office:value-type="float" office:value="0">
            <text:p>0</text:p>
          </table:table-cell>
          <table:table-cell office:value-type="float" office:value="173.784550139448">
            <text:p>173.7845501394</text:p>
          </table:table-cell>
          <table:table-cell office:value-type="float" office:value="173.784779320567">
            <text:p>173.7847793206</text:p>
          </table:table-cell>
          <table:table-cell office:value-type="string">
            <text:p>23 ♍ 47' 04"</text:p>
          </table:table-cell>
          <table:table-cell office:value-type="string">
            <text:p>23 ♍ 47' 05"</text:p>
          </table:table-cell>
          <table:table-cell office:value-type="float" office:value="-0.616282045339208">
            <text:p>-0.6162820453</text:p>
          </table:table-cell>
          <table:table-cell office:value-type="float" office:value="0.976404697314438">
            <text:p>0.9764046973</text:p>
          </table:table-cell>
          <table:table-cell office:value-type="float" office:value="151.271546998146">
            <text:p>151.2715469981</text:p>
          </table:table-cell>
          <table:table-cell office:value-type="float" office:value="151.271776179266">
            <text:p>151.2717761793</text:p>
          </table:table-cell>
          <table:table-cell office:value-type="string">
            <text:p><text:s/>1 ♍ 16' 17"</text:p>
          </table:table-cell>
          <table:table-cell office:value-type="string">
            <text:p><text:s/>1 ♍ 16' 18"</text:p>
          </table:table-cell>
          <table:table-cell office:value-type="float" office:value="-0.616273179410615">
            <text:p>-0.6162731794</text:p>
          </table:table-cell>
          <table:table-cell office:value-type="float" office:value="0.976411674545695">
            <text:p>0.976411674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6391.1221412">
            <text:p>2416391.1221412</text:p>
          </table:table-cell>
          <table:table-cell office:value-type="string">
            <text:p>1903-10-03 09:55:53.906250 EST-0500</text:p>
          </table:table-cell>
          <table:table-cell office:value-type="float" office:value="0">
            <text:p>0</text:p>
          </table:table-cell>
          <table:table-cell office:value-type="float" office:value="189.221798739348">
            <text:p>189.2217987393</text:p>
          </table:table-cell>
          <table:table-cell office:value-type="float" office:value="189.221938385731">
            <text:p>189.2219383857</text:p>
          </table:table-cell>
          <table:table-cell table:number-columns-repeated="2" office:value-type="string">
            <text:p><text:s/>9 ♎ 13' 18"</text:p>
          </table:table-cell>
          <table:table-cell office:value-type="float" office:value="-1.14884269859585">
            <text:p>-1.1488426986</text:p>
          </table:table-cell>
          <table:table-cell office:value-type="float" office:value="0.984502072991887">
            <text:p>0.984502073</text:p>
          </table:table-cell>
          <table:table-cell office:value-type="float" office:value="166.708483232411">
            <text:p>166.7084832324</text:p>
          </table:table-cell>
          <table:table-cell office:value-type="float" office:value="166.708622878794">
            <text:p>166.7086228788</text:p>
          </table:table-cell>
          <table:table-cell office:value-type="string">
            <text:p>16 ♍ 42' 30"</text:p>
          </table:table-cell>
          <table:table-cell office:value-type="string">
            <text:p>16 ♍ 42' 31"</text:p>
          </table:table-cell>
          <table:table-cell office:value-type="float" office:value="-1.14880942729092">
            <text:p>-1.1488094273</text:p>
          </table:table-cell>
          <table:table-cell office:value-type="float" office:value="0.984535164268773">
            <text:p>0.9845351643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16412.03303241">
            <text:p>2416412.03303241</text:p>
          </table:table-cell>
          <table:table-cell office:value-type="string">
            <text:p>1903-10-24 07:47:34.687500 EST-0500</text:p>
          </table:table-cell>
          <table:table-cell office:value-type="float" office:value="0">
            <text:p>0</text:p>
          </table:table-cell>
          <table:table-cell office:value-type="float" office:value="262.809222372517">
            <text:p>262.8092223725</text:p>
          </table:table-cell>
          <table:table-cell office:value-type="float" office:value="262.809126716838">
            <text:p>262.8091267168</text:p>
          </table:table-cell>
          <table:table-cell office:value-type="string">
            <text:p>22 ♐ 48' 33"</text:p>
          </table:table-cell>
          <table:table-cell office:value-type="string">
            <text:p>22 ♐ 48' 32"</text:p>
          </table:table-cell>
          <table:table-cell office:value-type="float" office:value="0.73660416378691">
            <text:p>0.7366041638</text:p>
          </table:table-cell>
          <table:table-cell office:value-type="float" office:value="0.0421911007514153">
            <text:p>0.0421911008</text:p>
          </table:table-cell>
          <table:table-cell office:value-type="float" office:value="240.295443865684">
            <text:p>240.2954438657</text:p>
          </table:table-cell>
          <table:table-cell office:value-type="float" office:value="240.295348210006">
            <text:p>240.29534821</text:p>
          </table:table-cell>
          <table:table-cell table:number-columns-repeated="2" office:value-type="string">
            <text:p><text:s/>0 ♐ 17' 43"</text:p>
          </table:table-cell>
          <table:table-cell office:value-type="float" office:value="0.736596163181836">
            <text:p>0.7365961632</text:p>
          </table:table-cell>
          <table:table-cell office:value-type="float" office:value="0.0421831232504335">
            <text:p>0.042183123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6440.10895833">
            <text:p>2416440.10895833</text:p>
          </table:table-cell>
          <table:table-cell office:value-type="string">
            <text:p>1903-11-21 09:36:54.843750 EST-0500</text:p>
          </table:table-cell>
          <table:table-cell office:value-type="float" office:value="0">
            <text:p>0</text:p>
          </table:table-cell>
          <table:table-cell office:value-type="float" office:value="238.121194196786">
            <text:p>238.1211941968</text:p>
          </table:table-cell>
          <table:table-cell office:value-type="float" office:value="238.121105235119">
            <text:p>238.1211052351</text:p>
          </table:table-cell>
          <table:table-cell office:value-type="string">
            <text:p>28 ♏ 07' 16"</text:p>
          </table:table-cell>
          <table:table-cell office:value-type="string">
            <text:p>28 ♏ 07' 15"</text:p>
          </table:table-cell>
          <table:table-cell office:value-type="float" office:value="1.58129813427992">
            <text:p>1.5812981343</text:p>
          </table:table-cell>
          <table:table-cell office:value-type="float" office:value="1.01062651153733">
            <text:p>1.0106265115</text:p>
          </table:table-cell>
          <table:table-cell office:value-type="float" office:value="215.606458193694">
            <text:p>215.6064581937</text:p>
          </table:table-cell>
          <table:table-cell office:value-type="float" office:value="215.606369232028">
            <text:p>215.606369232</text:p>
          </table:table-cell>
          <table:table-cell office:value-type="string">
            <text:p><text:s/>5 ♏ 36' 23"</text:p>
          </table:table-cell>
          <table:table-cell office:value-type="string">
            <text:p><text:s/>5 ♏ 36' 22"</text:p>
          </table:table-cell>
          <table:table-cell office:value-type="float" office:value="1.58127648363095">
            <text:p>1.5812764836</text:p>
          </table:table-cell>
          <table:table-cell office:value-type="float" office:value="1.01060488518148">
            <text:p>1.0106048852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6457.42658565">
            <text:p>2416457.42658565</text:p>
          </table:table-cell>
          <table:table-cell office:value-type="string">
            <text:p>1903-12-08 17:14:17.812500 EST-0500</text:p>
          </table:table-cell>
          <table:table-cell office:value-type="float" office:value="0">
            <text:p>0</text:p>
          </table:table-cell>
          <table:table-cell office:value-type="float" office:value="265.214998629315">
            <text:p>265.2149986293</text:p>
          </table:table-cell>
          <table:table-cell office:value-type="float" office:value="265.21491754293">
            <text:p>265.2149175429</text:p>
          </table:table-cell>
          <table:table-cell table:number-columns-repeated="2" office:value-type="string">
            <text:p>25 ♐ 12' 53"</text:p>
          </table:table-cell>
          <table:table-cell office:value-type="float" office:value="1.55711694397395">
            <text:p>1.557116944</text:p>
          </table:table-cell>
          <table:table-cell office:value-type="float" office:value="0.0599835258565906">
            <text:p>0.0599835259</text:p>
          </table:table-cell>
          <table:table-cell office:value-type="float" office:value="242.699454049824">
            <text:p>242.6994540498</text:p>
          </table:table-cell>
          <table:table-cell office:value-type="float" office:value="242.699372963439">
            <text:p>242.6993729634</text:p>
          </table:table-cell>
          <table:table-cell office:value-type="string">
            <text:p><text:s/>2 ♐ 41' 58"</text:p>
          </table:table-cell>
          <table:table-cell office:value-type="string">
            <text:p><text:s/>2 ♐ 41' 57"</text:p>
          </table:table-cell>
          <table:table-cell office:value-type="float" office:value="1.55710333976335">
            <text:p>1.5571033398</text:p>
          </table:table-cell>
          <table:table-cell office:value-type="float" office:value="0.0599698985700193">
            <text:p>0.0599698986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16467.4033912">
            <text:p>2416467.4033912</text:p>
          </table:table-cell>
          <table:table-cell office:value-type="string">
            <text:p>1903-12-18 16:40:53.906250 EST-0500</text:p>
          </table:table-cell>
          <table:table-cell office:value-type="float" office:value="0">
            <text:p>0</text:p>
          </table:table-cell>
          <table:table-cell office:value-type="float" office:value="265.817746885884">
            <text:p>265.8177468859</text:p>
          </table:table-cell>
          <table:table-cell office:value-type="float" office:value="265.817641859281">
            <text:p>265.8176418593</text:p>
          </table:table-cell>
          <table:table-cell table:number-columns-repeated="2" office:value-type="string">
            <text:p>25 ♐ 49' 03"</text:p>
          </table:table-cell>
          <table:table-cell office:value-type="float" office:value="1.01854265560115">
            <text:p>1.0185426556</text:p>
          </table:table-cell>
          <table:table-cell office:value-type="float" office:value="0.0606599776918259">
            <text:p>0.0606599777</text:p>
          </table:table-cell>
          <table:table-cell office:value-type="float" office:value="243.301791616049">
            <text:p>243.301791616</text:p>
          </table:table-cell>
          <table:table-cell office:value-type="float" office:value="243.301686589446">
            <text:p>243.3016865894</text:p>
          </table:table-cell>
          <table:table-cell table:number-columns-repeated="2" office:value-type="string">
            <text:p><text:s/>3 ♐ 18' 06"</text:p>
          </table:table-cell>
          <table:table-cell office:value-type="float" office:value="1.01851390986324">
            <text:p>1.0185139099</text:p>
          </table:table-cell>
          <table:table-cell office:value-type="float" office:value="0.0606312315320867">
            <text:p>0.0606312315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16469.68952546">
            <text:p>2416469.68952546</text:p>
          </table:table-cell>
          <table:table-cell office:value-type="string">
            <text:p>1903-12-20 23:32:55.781250 EST-0500</text:p>
          </table:table-cell>
          <table:table-cell office:value-type="float" office:value="0">
            <text:p>0</text:p>
          </table:table-cell>
          <table:table-cell office:value-type="float" office:value="306.864670405795">
            <text:p>306.8646704058</text:p>
          </table:table-cell>
          <table:table-cell office:value-type="float" office:value="306.864522422025">
            <text:p>306.864522422</text:p>
          </table:table-cell>
          <table:table-cell table:number-columns-repeated="2" office:value-type="string">
            <text:p><text:s/>6 ♒ 51' 52"</text:p>
          </table:table-cell>
          <table:table-cell office:value-type="float" office:value="0.783024664841159">
            <text:p>0.7830246648</text:p>
          </table:table-cell>
          <table:table-cell office:value-type="float" office:value="0.101979428299285">
            <text:p>0.1019794283</text:p>
          </table:table-cell>
          <table:table-cell office:value-type="float" office:value="284.348568559242">
            <text:p>284.3485685592</text:p>
          </table:table-cell>
          <table:table-cell office:value-type="float" office:value="284.348420575473">
            <text:p>284.3484205755</text:p>
          </table:table-cell>
          <table:table-cell table:number-columns-repeated="2" office:value-type="string">
            <text:p>14 ♑ 20' 54"</text:p>
          </table:table-cell>
          <table:table-cell office:value-type="float" office:value="0.783004343839851">
            <text:p>0.7830043438</text:p>
          </table:table-cell>
          <table:table-cell office:value-type="float" office:value="0.101959141315579">
            <text:p>0.101959141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6496.99128472">
            <text:p>2416496.99128472</text:p>
          </table:table-cell>
          <table:table-cell office:value-type="string">
            <text:p>1904-01-17 06:47:27.656250 EST-0500</text:p>
          </table:table-cell>
          <table:table-cell office:value-type="float" office:value="0">
            <text:p>0</text:p>
          </table:table-cell>
          <table:table-cell office:value-type="float" office:value="295.96759277513">
            <text:p>295.9675927751</text:p>
          </table:table-cell>
          <table:table-cell office:value-type="float" office:value="295.9676542344">
            <text:p>295.9676542344</text:p>
          </table:table-cell>
          <table:table-cell table:number-columns-repeated="2" office:value-type="string">
            <text:p>25 ♑ 58' 03"</text:p>
          </table:table-cell>
          <table:table-cell office:value-type="float" office:value="-1.3059699657458">
            <text:p>-1.3059699657</text:p>
          </table:table-cell>
          <table:table-cell office:value-type="float" office:value="1.01867617604757">
            <text:p>1.018676176</text:p>
          </table:table-cell>
          <table:table-cell office:value-type="float" office:value="273.450228090226">
            <text:p>273.4502280902</text:p>
          </table:table-cell>
          <table:table-cell office:value-type="float" office:value="273.450289549495">
            <text:p>273.4502895495</text:p>
          </table:table-cell>
          <table:table-cell office:value-type="string">
            <text:p><text:s/>3 ♑ 27' 00"</text:p>
          </table:table-cell>
          <table:table-cell office:value-type="string">
            <text:p><text:s/>3 ♑ 27' 01"</text:p>
          </table:table-cell>
          <table:table-cell office:value-type="float" office:value="-1.30598451961546">
            <text:p>-1.3059845196</text:p>
          </table:table-cell>
          <table:table-cell office:value-type="float" office:value="1.01866136009628">
            <text:p>1.0186613601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6508.35457176">
            <text:p>2416508.35457176</text:p>
          </table:table-cell>
          <table:table-cell office:value-type="string">
            <text:p>1904-01-28 15:30:35.156250 EST-0500</text:p>
          </table:table-cell>
          <table:table-cell office:value-type="float" office:value="0">
            <text:p>0</text:p>
          </table:table-cell>
          <table:table-cell office:value-type="float" office:value="268.155005865042">
            <text:p>268.155005865</text:p>
          </table:table-cell>
          <table:table-cell office:value-type="float" office:value="268.154948717938">
            <text:p>268.1549487179</text:p>
          </table:table-cell>
          <table:table-cell office:value-type="string">
            <text:p>28 ♐ 09' 18"</text:p>
          </table:table-cell>
          <table:table-cell office:value-type="string">
            <text:p>28 ♐ 09' 17"</text:p>
          </table:table-cell>
          <table:table-cell office:value-type="float" office:value="1.20239128248881">
            <text:p>1.2023912825</text:p>
          </table:table-cell>
          <table:table-cell office:value-type="float" office:value="0.0500991907008333">
            <text:p>0.0500991907</text:p>
          </table:table-cell>
          <table:table-cell office:value-type="float" office:value="245.63726947097">
            <text:p>245.637269471</text:p>
          </table:table-cell>
          <table:table-cell office:value-type="float" office:value="245.637212323865">
            <text:p>245.6372123239</text:p>
          </table:table-cell>
          <table:table-cell office:value-type="string">
            <text:p><text:s/>5 ♐ 38' 14"</text:p>
          </table:table-cell>
          <table:table-cell office:value-type="string">
            <text:p><text:s/>5 ♐ 38' 13"</text:p>
          </table:table-cell>
          <table:table-cell office:value-type="float" office:value="1.20236667727136">
            <text:p>1.2023666773</text:p>
          </table:table-cell>
          <table:table-cell office:value-type="float" office:value="0.0500745851051654">
            <text:p>0.0500745851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16512.49982639">
            <text:p>2416512.49982639</text:p>
          </table:table-cell>
          <table:table-cell office:value-type="string">
            <text:p>1904-02-01 18:59:45.937500 EST-0500</text:p>
          </table:table-cell>
          <table:table-cell office:value-type="float" office:value="0">
            <text:p>0</text:p>
          </table:table-cell>
          <table:table-cell office:value-type="float" office:value="311.735687495269">
            <text:p>311.7356874953</text:p>
          </table:table-cell>
          <table:table-cell office:value-type="float" office:value="311.735653121981">
            <text:p>311.735653122</text:p>
          </table:table-cell>
          <table:table-cell table:number-columns-repeated="2" office:value-type="string">
            <text:p>11 ♒ 44' 08"</text:p>
          </table:table-cell>
          <table:table-cell office:value-type="float" office:value="1.01436843515485">
            <text:p>1.0143684352</text:p>
          </table:table-cell>
          <table:table-cell office:value-type="float" office:value="0.11968453067083">
            <text:p>0.1196845307</text:p>
          </table:table-cell>
          <table:table-cell office:value-type="float" office:value="289.217695278763">
            <text:p>289.2176952788</text:p>
          </table:table-cell>
          <table:table-cell office:value-type="float" office:value="289.217660905476">
            <text:p>289.2176609055</text:p>
          </table:table-cell>
          <table:table-cell table:number-columns-repeated="2" office:value-type="string">
            <text:p>19 ♑ 13' 03"</text:p>
          </table:table-cell>
          <table:table-cell office:value-type="float" office:value="1.01436615231604">
            <text:p>1.0143661523</text:p>
          </table:table-cell>
          <table:table-cell office:value-type="float" office:value="0.11968209105979">
            <text:p>0.1196820911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16536.32576389">
            <text:p>2416536.32576389</text:p>
          </table:table-cell>
          <table:table-cell office:value-type="string">
            <text:p>1904-02-25 14:49:06.093750 EST-0500</text:p>
          </table:table-cell>
          <table:table-cell office:value-type="float" office:value="0">
            <text:p>0</text:p>
          </table:table-cell>
          <table:table-cell office:value-type="float" office:value="359.00146548006">
            <text:p>359.0014654801</text:p>
          </table:table-cell>
          <table:table-cell office:value-type="float" office:value="359.001418286159">
            <text:p>359.0014182862</text:p>
          </table:table-cell>
          <table:table-cell table:number-columns-repeated="2" office:value-type="string">
            <text:p>29 ♓ 00' 05"</text:p>
          </table:table-cell>
          <table:table-cell office:value-type="float" office:value="0.771715573221449">
            <text:p>0.7717155732</text:p>
          </table:table-cell>
          <table:table-cell office:value-type="float" office:value="0.232862012342981">
            <text:p>0.2328620123</text:p>
          </table:table-cell>
          <table:table-cell office:value-type="float" office:value="336.482837937135">
            <text:p>336.4828379371</text:p>
          </table:table-cell>
          <table:table-cell office:value-type="float" office:value="336.482790743234">
            <text:p>336.4827907432</text:p>
          </table:table-cell>
          <table:table-cell table:number-columns-repeated="2" office:value-type="string">
            <text:p><text:s/>6 ♓ 28' 58"</text:p>
          </table:table-cell>
          <table:table-cell office:value-type="float" office:value="0.771701562730285">
            <text:p>0.7717015627</text:p>
          </table:table-cell>
          <table:table-cell office:value-type="float" office:value="0.232847991121864">
            <text:p>0.2328479911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6536.8841088">
            <text:p>2416536.8841088</text:p>
          </table:table-cell>
          <table:table-cell office:value-type="string">
            <text:p>1904-02-26 04:13:07.500000 EST-0500</text:p>
          </table:table-cell>
          <table:table-cell office:value-type="float" office:value="0">
            <text:p>0</text:p>
          </table:table-cell>
          <table:table-cell office:value-type="float" office:value="314.609095091558">
            <text:p>314.6090950916</text:p>
          </table:table-cell>
          <table:table-cell office:value-type="float" office:value="314.609083015709">
            <text:p>314.6090830157</text:p>
          </table:table-cell>
          <table:table-cell table:number-columns-repeated="2" office:value-type="string">
            <text:p>14 ♒ 36' 32"</text:p>
          </table:table-cell>
          <table:table-cell office:value-type="float" office:value="1.45487707947803">
            <text:p>1.4548770795</text:p>
          </table:table-cell>
          <table:table-cell office:value-type="float" office:value="0.114080368063346">
            <text:p>0.1140803681</text:p>
          </table:table-cell>
          <table:table-cell office:value-type="float" office:value="292.090437696598">
            <text:p>292.0904376966</text:p>
          </table:table-cell>
          <table:table-cell office:value-type="float" office:value="292.090425620749">
            <text:p>292.0904256207</text:p>
          </table:table-cell>
          <table:table-cell table:number-columns-repeated="2" office:value-type="string">
            <text:p>22 ♑ 05' 25"</text:p>
          </table:table-cell>
          <table:table-cell office:value-type="float" office:value="1.45486083425816">
            <text:p>1.4548608343</text:p>
          </table:table-cell>
          <table:table-cell office:value-type="float" office:value="0.114064163763312">
            <text:p>0.1140641638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6547.55842593">
            <text:p>2416547.55842593</text:p>
          </table:table-cell>
          <table:table-cell office:value-type="string">
            <text:p>1904-03-07 20:24:08.437500 EST-0500</text:p>
          </table:table-cell>
          <table:table-cell office:value-type="float" office:value="0">
            <text:p>0</text:p>
          </table:table-cell>
          <table:table-cell office:value-type="float" office:value="315.796702413269">
            <text:p>315.7967024133</text:p>
          </table:table-cell>
          <table:table-cell office:value-type="float" office:value="315.796612837505">
            <text:p>315.7966128375</text:p>
          </table:table-cell>
          <table:table-cell office:value-type="string">
            <text:p>15 ♒ 47' 48"</text:p>
          </table:table-cell>
          <table:table-cell office:value-type="string">
            <text:p>15 ♒ 47' 47"</text:p>
          </table:table-cell>
          <table:table-cell office:value-type="float" office:value="1.22317517526123">
            <text:p>1.2231751753</text:p>
          </table:table-cell>
          <table:table-cell office:value-type="float" office:value="0.108151695884941">
            <text:p>0.1081516959</text:p>
          </table:table-cell>
          <table:table-cell office:value-type="float" office:value="293.27779839057">
            <text:p>293.2777983906</text:p>
          </table:table-cell>
          <table:table-cell office:value-type="float" office:value="293.277708814806">
            <text:p>293.2777088148</text:p>
          </table:table-cell>
          <table:table-cell office:value-type="string">
            <text:p>23 ♑ 16' 40"</text:p>
          </table:table-cell>
          <table:table-cell office:value-type="string">
            <text:p>23 ♑ 16' 39"</text:p>
          </table:table-cell>
          <table:table-cell office:value-type="float" office:value="1.22317643371948">
            <text:p>1.2231764337</text:p>
          </table:table-cell>
          <table:table-cell office:value-type="float" office:value="0.108152973573576">
            <text:p>0.108152973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6566.37922454">
            <text:p>2416566.37922454</text:p>
          </table:table-cell>
          <table:table-cell office:value-type="string">
            <text:p>1904-03-26 16:06:05.625000 EST-0500</text:p>
          </table:table-cell>
          <table:table-cell office:value-type="float" office:value="0">
            <text:p>0</text:p>
          </table:table-cell>
          <table:table-cell office:value-type="float" office:value="5.79172002774993">
            <text:p>5.7917200277</text:p>
          </table:table-cell>
          <table:table-cell office:value-type="float" office:value="5.7917157029783">
            <text:p>5.791715703</text:p>
          </table:table-cell>
          <table:table-cell table:number-columns-repeated="2" office:value-type="string">
            <text:p><text:s/>5 ♈ 47' 30"</text:p>
          </table:table-cell>
          <table:table-cell office:value-type="float" office:value="2.01704791021239">
            <text:p>2.0170479102</text:p>
          </table:table-cell>
          <table:table-cell office:value-type="float" office:value="0.989098196728397">
            <text:p>0.9890981967</text:p>
          </table:table-cell>
          <table:table-cell office:value-type="float" office:value="343.272355752914">
            <text:p>343.2723557529</text:p>
          </table:table-cell>
          <table:table-cell office:value-type="float" office:value="343.272351428143">
            <text:p>343.2723514281</text:p>
          </table:table-cell>
          <table:table-cell table:number-columns-repeated="2" office:value-type="string">
            <text:p>13 ♓ 16' 20"</text:p>
          </table:table-cell>
          <table:table-cell office:value-type="float" office:value="2.01704850362573">
            <text:p>2.0170485036</text:p>
          </table:table-cell>
          <table:table-cell office:value-type="float" office:value="0.98909897962433">
            <text:p>0.9890989796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6566.6028588">
            <text:p>2416566.6028588</text:p>
          </table:table-cell>
          <table:table-cell office:value-type="string">
            <text:p>1904-03-26 21:28:07.500000 EST-0500</text:p>
          </table:table-cell>
          <table:table-cell office:value-type="float" office:value="0">
            <text:p>0</text:p>
          </table:table-cell>
          <table:table-cell office:value-type="float" office:value="6.24316719966997">
            <text:p>6.2431671997</text:p>
          </table:table-cell>
          <table:table-cell office:value-type="float" office:value="6.24281335731145">
            <text:p>6.2428133573</text:p>
          </table:table-cell>
          <table:table-cell office:value-type="string">
            <text:p><text:s/>6 ♈ 14' 35"</text:p>
          </table:table-cell>
          <table:table-cell office:value-type="string">
            <text:p><text:s/>6 ♈ 14' 34"</text:p>
          </table:table-cell>
          <table:table-cell office:value-type="float" office:value="2.02030760061993">
            <text:p>2.0203076006</text:p>
          </table:table-cell>
          <table:table-cell office:value-type="float" office:value="0.24215523653022">
            <text:p>0.2421552365</text:p>
          </table:table-cell>
          <table:table-cell office:value-type="float" office:value="343.723794833813">
            <text:p>343.7237948338</text:p>
          </table:table-cell>
          <table:table-cell office:value-type="float" office:value="343.723440991454">
            <text:p>343.7234409915</text:p>
          </table:table-cell>
          <table:table-cell office:value-type="string">
            <text:p>13 ♓ 43' 25"</text:p>
          </table:table-cell>
          <table:table-cell office:value-type="string">
            <text:p>13 ♓ 43' 24"</text:p>
          </table:table-cell>
          <table:table-cell office:value-type="float" office:value="2.02031075381735">
            <text:p>2.0203107538</text:p>
          </table:table-cell>
          <table:table-cell office:value-type="float" office:value="0.242158403166224">
            <text:p>0.2421584032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16566.91096065">
            <text:p>2416566.91096065</text:p>
          </table:table-cell>
          <table:table-cell office:value-type="string">
            <text:p>1904-03-27 04:51:47.812500 EST-0500</text:p>
          </table:table-cell>
          <table:table-cell office:value-type="float" office:value="0">
            <text:p>0</text:p>
          </table:table-cell>
          <table:table-cell office:value-type="float" office:value="6.31756155856045">
            <text:p>6.3175615586</text:p>
          </table:table-cell>
          <table:table-cell office:value-type="float" office:value="6.31741973885054">
            <text:p>6.3174197389</text:p>
          </table:table-cell>
          <table:table-cell office:value-type="string">
            <text:p><text:s/>6 ♈ 19' 03"</text:p>
          </table:table-cell>
          <table:table-cell office:value-type="string">
            <text:p><text:s/>6 ♈ 19' 02"</text:p>
          </table:table-cell>
          <table:table-cell office:value-type="float" office:value="0.988747138662035">
            <text:p>0.9887471387</text:p>
          </table:table-cell>
          <table:table-cell office:value-type="float" office:value="0.242141638161781">
            <text:p>0.2421416382</text:p>
          </table:table-cell>
          <table:table-cell office:value-type="float" office:value="343.79817903192">
            <text:p>343.7981790319</text:p>
          </table:table-cell>
          <table:table-cell office:value-type="float" office:value="343.79803721221">
            <text:p>343.7980372122</text:p>
          </table:table-cell>
          <table:table-cell office:value-type="string">
            <text:p>13 ♓ 47' 53"</text:p>
          </table:table-cell>
          <table:table-cell office:value-type="string">
            <text:p>13 ♓ 47' 52"</text:p>
          </table:table-cell>
          <table:table-cell office:value-type="float" office:value="0.988754342364734">
            <text:p>0.9887543424</text:p>
          </table:table-cell>
          <table:table-cell office:value-type="float" office:value="0.242148647780337">
            <text:p>0.2421486478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6578.95125">
            <text:p>2416578.95125</text:p>
          </table:table-cell>
          <table:table-cell office:value-type="string">
            <text:p>1904-04-08 05:49:48.281250 EST-0500</text:p>
          </table:table-cell>
          <table:table-cell office:value-type="float" office:value="0">
            <text:p>0</text:p>
          </table:table-cell>
          <table:table-cell office:value-type="float" office:value="31.2687889601425">
            <text:p>31.2687889601</text:p>
          </table:table-cell>
          <table:table-cell office:value-type="float" office:value="31.2687275267968">
            <text:p>31.2687275268</text:p>
          </table:table-cell>
          <table:table-cell table:number-columns-repeated="2" office:value-type="string">
            <text:p><text:s/>1 ♉ 16' 07"</text:p>
          </table:table-cell>
          <table:table-cell office:value-type="float" office:value="1.91599961316291">
            <text:p>1.9159996132</text:p>
          </table:table-cell>
          <table:table-cell office:value-type="float" office:value="0.740645267139905">
            <text:p>0.7406452671</text:p>
          </table:table-cell>
          <table:table-cell office:value-type="float" office:value="8.74913576993568">
            <text:p>8.7491357699</text:p>
          </table:table-cell>
          <table:table-cell office:value-type="float" office:value="8.74907433658997">
            <text:p>8.7490743366</text:p>
          </table:table-cell>
          <table:table-cell table:number-columns-repeated="2" office:value-type="string">
            <text:p><text:s/>8 ♈ 44' 56"</text:p>
          </table:table-cell>
          <table:table-cell office:value-type="float" office:value="1.91600429508463">
            <text:p>1.9160042951</text:p>
          </table:table-cell>
          <table:table-cell office:value-type="float" office:value="0.740649888298679">
            <text:p>0.7406498883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16594.09601852">
            <text:p>2416594.09601852</text:p>
          </table:table-cell>
          <table:table-cell office:value-type="string">
            <text:p>1904-04-23 09:18:16.875000 EST-0500</text:p>
          </table:table-cell>
          <table:table-cell office:value-type="float" office:value="0">
            <text:p>0</text:p>
          </table:table-cell>
          <table:table-cell office:value-type="float" office:value="12.8261102711586">
            <text:p>12.8261102712</text:p>
          </table:table-cell>
          <table:table-cell office:value-type="float" office:value="12.8258979816497">
            <text:p>12.8258979816</text:p>
          </table:table-cell>
          <table:table-cell table:number-columns-repeated="2" office:value-type="string">
            <text:p>12 ♈ 49' 33"</text:p>
          </table:table-cell>
          <table:table-cell office:value-type="float" office:value="1.22572481188889">
            <text:p>1.2257248119</text:p>
          </table:table-cell>
          <table:table-cell office:value-type="float" office:value="0.234161353057108">
            <text:p>0.2341613531</text:p>
          </table:table-cell>
          <table:table-cell office:value-type="float" office:value="350.306070846281">
            <text:p>350.3060708463</text:p>
          </table:table-cell>
          <table:table-cell office:value-type="float" office:value="350.305858556772">
            <text:p>350.3058585568</text:p>
          </table:table-cell>
          <table:table-cell table:number-columns-repeated="2" office:value-type="string">
            <text:p>20 ♓ 18' 21"</text:p>
          </table:table-cell>
          <table:table-cell office:value-type="float" office:value="1.22572498520033">
            <text:p>1.2257249852</text:p>
          </table:table-cell>
          <table:table-cell office:value-type="float" office:value="0.234161573080301">
            <text:p>0.2341615731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6610.49616898">
            <text:p>2416610.49616898</text:p>
          </table:table-cell>
          <table:table-cell office:value-type="string">
            <text:p>1904-05-09 18:54:29.531250 EST-0500</text:p>
          </table:table-cell>
          <table:table-cell office:value-type="float" office:value="0">
            <text:p>0</text:p>
          </table:table-cell>
          <table:table-cell office:value-type="float" office:value="54.2148819354239">
            <text:p>54.2148819354</text:p>
          </table:table-cell>
          <table:table-cell office:value-type="float" office:value="54.2149301191227">
            <text:p>54.2149301191</text:p>
          </table:table-cell>
          <table:table-cell table:number-columns-repeated="2" office:value-type="string">
            <text:p>24 ♉ 12' 53"</text:p>
          </table:table-cell>
          <table:table-cell office:value-type="float" office:value="-0.515820720274474">
            <text:p>-0.5158207203</text:p>
          </table:table-cell>
          <table:table-cell office:value-type="float" office:value="0.714134024023905">
            <text:p>0.714134024</text:p>
          </table:table-cell>
          <table:table-cell office:value-type="float" office:value="31.6943481796459">
            <text:p>31.6943481796</text:p>
          </table:table-cell>
          <table:table-cell office:value-type="float" office:value="31.6943963633447">
            <text:p>31.6943963633</text:p>
          </table:table-cell>
          <table:table-cell table:number-columns-repeated="2" office:value-type="string">
            <text:p><text:s/>1 ♉ 41' 39"</text:p>
          </table:table-cell>
          <table:table-cell office:value-type="float" office:value="-0.515796249936751">
            <text:p>-0.5157962499</text:p>
          </table:table-cell>
          <table:table-cell office:value-type="float" office:value="0.714158497616122">
            <text:p>0.714158497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6613.97077546">
            <text:p>2416613.97077546</text:p>
          </table:table-cell>
          <table:table-cell office:value-type="string">
            <text:p>1904-05-13 06:17:55.781250 EST-0500</text:p>
          </table:table-cell>
          <table:table-cell office:value-type="float" office:value="0">
            <text:p>0</text:p>
          </table:table-cell>
          <table:table-cell office:value-type="float" office:value="52.2519155789535">
            <text:p>52.251915579</text:p>
          </table:table-cell>
          <table:table-cell office:value-type="float" office:value="52.2522475510727">
            <text:p>52.2522475511</text:p>
          </table:table-cell>
          <table:table-cell office:value-type="string">
            <text:p>22 ♉ 15' 06"</text:p>
          </table:table-cell>
          <table:table-cell office:value-type="string">
            <text:p>22 ♉ 15' 08"</text:p>
          </table:table-cell>
          <table:table-cell office:value-type="float" office:value="-0.59351185003533">
            <text:p>-0.59351185</text:p>
          </table:table-cell>
          <table:table-cell office:value-type="float" office:value="0.964860170412982">
            <text:p>0.9648601704</text:p>
          </table:table-cell>
          <table:table-cell office:value-type="float" office:value="29.7313324666819">
            <text:p>29.7313324667</text:p>
          </table:table-cell>
          <table:table-cell office:value-type="float" office:value="29.7316644388012">
            <text:p>29.7316644388</text:p>
          </table:table-cell>
          <table:table-cell office:value-type="string">
            <text:p>29 ♈ 43' 52"</text:p>
          </table:table-cell>
          <table:table-cell office:value-type="string">
            <text:p>29 ♈ 43' 53"</text:p>
          </table:table-cell>
          <table:table-cell office:value-type="float" office:value="-0.593495745855654">
            <text:p>-0.5934957459</text:p>
          </table:table-cell>
          <table:table-cell office:value-type="float" office:value="0.964876204551083">
            <text:p>0.9648762046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6622.75642361">
            <text:p>2416622.75642361</text:p>
          </table:table-cell>
          <table:table-cell office:value-type="string">
            <text:p>1904-05-22 01:09:15.468750 EST-0500</text:p>
          </table:table-cell>
          <table:table-cell office:value-type="float" office:value="0">
            <text:p>0</text:p>
          </table:table-cell>
          <table:table-cell office:value-type="float" office:value="47.9483516086991">
            <text:p>47.9483516087</text:p>
          </table:table-cell>
          <table:table-cell office:value-type="float" office:value="47.9483700660897">
            <text:p>47.9483700661</text:p>
          </table:table-cell>
          <table:table-cell table:number-columns-repeated="2" office:value-type="string">
            <text:p>17 ♉ 56' 54"</text:p>
          </table:table-cell>
          <table:table-cell office:value-type="float" office:value="-0.282687364119936">
            <text:p>-0.2826873641</text:p>
          </table:table-cell>
          <table:table-cell office:value-type="float" office:value="1.22523724906138">
            <text:p>1.2252372491</text:p>
          </table:table-cell>
          <table:table-cell office:value-type="float" office:value="25.4273318085443">
            <text:p>25.4273318085</text:p>
          </table:table-cell>
          <table:table-cell office:value-type="float" office:value="25.4273502659349">
            <text:p>25.4273502659</text:p>
          </table:table-cell>
          <table:table-cell table:number-columns-repeated="2" office:value-type="string">
            <text:p>25 ♈ 25' 38"</text:p>
          </table:table-cell>
          <table:table-cell office:value-type="float" office:value="-0.282679848191883">
            <text:p>-0.2826798482</text:p>
          </table:table-cell>
          <table:table-cell office:value-type="float" office:value="1.22524488579967">
            <text:p>1.2252448858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16631.23005787">
            <text:p>2416631.23005787</text:p>
          </table:table-cell>
          <table:table-cell office:value-type="string">
            <text:p>1904-05-30 12:31:17.343750 EST-0500</text:p>
          </table:table-cell>
          <table:table-cell office:value-type="float" office:value="0">
            <text:p>0</text:p>
          </table:table-cell>
          <table:table-cell office:value-type="float" office:value="68.8433813739335">
            <text:p>68.8433813739</text:p>
          </table:table-cell>
          <table:table-cell office:value-type="float" office:value="68.8433194528681">
            <text:p>68.8433194529</text:p>
          </table:table-cell>
          <table:table-cell office:value-type="string">
            <text:p><text:s/>8 ♊ 50' 36"</text:p>
          </table:table-cell>
          <table:table-cell office:value-type="string">
            <text:p><text:s/>8 ♊ 50' 35"</text:p>
          </table:table-cell>
          <table:table-cell office:value-type="float" office:value="0.958027059866628">
            <text:p>0.9580270599</text:p>
          </table:table-cell>
          <table:table-cell office:value-type="float" office:value="0.696934018522368">
            <text:p>0.6969340185</text:p>
          </table:table-cell>
          <table:table-cell office:value-type="float" office:value="46.3220617290801">
            <text:p>46.3220617291</text:p>
          </table:table-cell>
          <table:table-cell office:value-type="float" office:value="46.3219998080147">
            <text:p>46.321999808</text:p>
          </table:table-cell>
          <table:table-cell table:number-columns-repeated="2" office:value-type="string">
            <text:p>16 ♉ 19' 19"</text:p>
          </table:table-cell>
          <table:table-cell office:value-type="float" office:value="0.958000717762737">
            <text:p>0.9580007178</text:p>
          </table:table-cell>
          <table:table-cell office:value-type="float" office:value="0.696907664286526">
            <text:p>0.6969076643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16643.0887037">
            <text:p>2416643.0887037</text:p>
          </table:table-cell>
          <table:table-cell office:value-type="string">
            <text:p>1904-06-11 09:07:44.062500 EST-0500</text:p>
          </table:table-cell>
          <table:table-cell office:value-type="float" office:value="0">
            <text:p>0</text:p>
          </table:table-cell>
          <table:table-cell office:value-type="float" office:value="80.1895117221897">
            <text:p>80.1895117222</text:p>
          </table:table-cell>
          <table:table-cell office:value-type="float" office:value="80.1894898522684">
            <text:p>80.1894898523</text:p>
          </table:table-cell>
          <table:table-cell table:number-columns-repeated="2" office:value-type="string">
            <text:p>20 ♊ 11' 22"</text:p>
          </table:table-cell>
          <table:table-cell office:value-type="float" office:value="0.955800650447726">
            <text:p>0.9558006504</text:p>
          </table:table-cell>
          <table:table-cell office:value-type="float" office:value="0.0234470161713985">
            <text:p>0.0234470162</text:p>
          </table:table-cell>
          <table:table-cell office:value-type="float" office:value="57.6677436782884">
            <text:p>57.6677436783</text:p>
          </table:table-cell>
          <table:table-cell office:value-type="float" office:value="57.6677218083671">
            <text:p>57.6677218084</text:p>
          </table:table-cell>
          <table:table-cell table:number-columns-repeated="2" office:value-type="string">
            <text:p>27 ♉ 40' 03"</text:p>
          </table:table-cell>
          <table:table-cell office:value-type="float" office:value="0.955790099056874">
            <text:p>0.9557900991</text:p>
          </table:table-cell>
          <table:table-cell office:value-type="float" office:value="0.0234367485355179">
            <text:p>0.0234367485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16647.82013889">
            <text:p>2416647.82013889</text:p>
          </table:table-cell>
          <table:table-cell office:value-type="string">
            <text:p>1904-06-16 02:41:00.937500 EST-0500</text:p>
          </table:table-cell>
          <table:table-cell office:value-type="float" office:value="0">
            <text:p>0</text:p>
          </table:table-cell>
          <table:table-cell office:value-type="float" office:value="80.300466369383">
            <text:p>80.3004663694</text:p>
          </table:table-cell>
          <table:table-cell office:value-type="float" office:value="80.3004244716679">
            <text:p>80.3004244717</text:p>
          </table:table-cell>
          <table:table-cell table:number-columns-repeated="2" office:value-type="string">
            <text:p>20 ♊ 18' 01"</text:p>
          </table:table-cell>
          <table:table-cell office:value-type="float" office:value="0.684351853231121">
            <text:p>0.6843518532</text:p>
          </table:table-cell>
          <table:table-cell office:value-type="float" office:value="0.0234036084054455">
            <text:p>0.0234036084</text:p>
          </table:table-cell>
          <table:table-cell office:value-type="float" office:value="57.7783819107487">
            <text:p>57.7783819107</text:p>
          </table:table-cell>
          <table:table-cell office:value-type="float" office:value="57.7783400130336">
            <text:p>57.778340013</text:p>
          </table:table-cell>
          <table:table-cell table:number-columns-repeated="2" office:value-type="string">
            <text:p>27 ♉ 46' 42"</text:p>
          </table:table-cell>
          <table:table-cell office:value-type="float" office:value="0.684324920967535">
            <text:p>0.684324921</text:p>
          </table:table-cell>
          <table:table-cell office:value-type="float" office:value="0.0233764543194457">
            <text:p>0.0233764543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16649.17390046">
            <text:p>2416649.17390046</text:p>
          </table:table-cell>
          <table:table-cell office:value-type="string">
            <text:p>1904-06-17 11:10:25.781250 EST-0500</text:p>
          </table:table-cell>
          <table:table-cell office:value-type="float" office:value="0">
            <text:p>0</text:p>
          </table:table-cell>
          <table:table-cell office:value-type="float" office:value="80.3321840476657">
            <text:p>80.3321840477</text:p>
          </table:table-cell>
          <table:table-cell office:value-type="float" office:value="80.3320689161757">
            <text:p>80.3320689162</text:p>
          </table:table-cell>
          <table:table-cell table:number-columns-repeated="2" office:value-type="string">
            <text:p>20 ♊ 19' 55"</text:p>
          </table:table-cell>
          <table:table-cell office:value-type="float" office:value="1.2269878489993">
            <text:p>1.226987849</text:p>
          </table:table-cell>
          <table:table-cell office:value-type="float" office:value="0.0233446852544596">
            <text:p>0.0233446853</text:p>
          </table:table-cell>
          <table:table-cell office:value-type="float" office:value="57.810022631287">
            <text:p>57.8100226313</text:p>
          </table:table-cell>
          <table:table-cell office:value-type="float" office:value="57.809907499797">
            <text:p>57.8099074998</text:p>
          </table:table-cell>
          <table:table-cell office:value-type="string">
            <text:p>27 ♉ 48' 36"</text:p>
          </table:table-cell>
          <table:table-cell office:value-type="string">
            <text:p>27 ♉ 48' 35"</text:p>
          </table:table-cell>
          <table:table-cell office:value-type="float" office:value="1.22697836932372">
            <text:p>1.2269783693</text:p>
          </table:table-cell>
          <table:table-cell office:value-type="float" office:value="0.0233349324091347">
            <text:p>0.0233349324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16650.81623843">
            <text:p>2416650.81623843</text:p>
          </table:table-cell>
          <table:table-cell office:value-type="string">
            <text:p>1904-06-19 02:35:23.437500 EST-0500</text:p>
          </table:table-cell>
          <table:table-cell office:value-type="float" office:value="0">
            <text:p>0</text:p>
          </table:table-cell>
          <table:table-cell office:value-type="float" office:value="82.3473834538505">
            <text:p>82.3473834539</text:p>
          </table:table-cell>
          <table:table-cell office:value-type="float" office:value="82.347320569765">
            <text:p>82.3473205698</text:p>
          </table:table-cell>
          <table:table-cell table:number-columns-repeated="2" office:value-type="string">
            <text:p>22 ♊ 20' 50"</text:p>
          </table:table-cell>
          <table:table-cell office:value-type="float" office:value="1.22707484625013">
            <text:p>1.2270748463</text:p>
          </table:table-cell>
          <table:table-cell office:value-type="float" office:value="0.681992714380579">
            <text:p>0.6819927144</text:p>
          </table:table-cell>
          <table:table-cell office:value-type="float" office:value="59.8251615602171">
            <text:p>59.8251615602</text:p>
          </table:table-cell>
          <table:table-cell office:value-type="float" office:value="59.8250986761316">
            <text:p>59.8250986761</text:p>
          </table:table-cell>
          <table:table-cell table:number-columns-repeated="2" office:value-type="string">
            <text:p>29 ♉ 49' 30"</text:p>
          </table:table-cell>
          <table:table-cell office:value-type="float" office:value="1.22708575256504">
            <text:p>1.2270857526</text:p>
          </table:table-cell>
          <table:table-cell office:value-type="float" office:value="0.68200363095457">
            <text:p>0.682003631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6658.69172454">
            <text:p>2416658.69172454</text:p>
          </table:table-cell>
          <table:table-cell office:value-type="string">
            <text:p>1904-06-26 23:36:05.625000 EST-0500</text:p>
          </table:table-cell>
          <table:table-cell office:value-type="float" office:value="0">
            <text:p>0</text:p>
          </table:table-cell>
          <table:table-cell office:value-type="float" office:value="80.5519204532444">
            <text:p>80.5519204532</text:p>
          </table:table-cell>
          <table:table-cell office:value-type="float" office:value="80.5518449311767">
            <text:p>80.5518449312</text:p>
          </table:table-cell>
          <table:table-cell table:number-columns-repeated="2" office:value-type="string">
            <text:p>20 ♊ 33' 06"</text:p>
          </table:table-cell>
          <table:table-cell office:value-type="float" office:value="1.90577824805361">
            <text:p>1.9057782481</text:p>
          </table:table-cell>
          <table:table-cell office:value-type="float" office:value="0.022795526647945">
            <text:p>0.0227955266</text:p>
          </table:table-cell>
          <table:table-cell office:value-type="float" office:value="58.0293800298516">
            <text:p>58.0293800299</text:p>
          </table:table-cell>
          <table:table-cell office:value-type="float" office:value="58.0293045077838">
            <text:p>58.0293045078</text:p>
          </table:table-cell>
          <table:table-cell table:number-columns-repeated="2" office:value-type="string">
            <text:p>28 ♉ 01' 45"</text:p>
          </table:table-cell>
          <table:table-cell office:value-type="float" office:value="1.90574978655556">
            <text:p>1.9057497866</text:p>
          </table:table-cell>
          <table:table-cell office:value-type="float" office:value="0.0227670645641897">
            <text:p>0.0227670646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16659.29695602">
            <text:p>2416659.29695602</text:p>
          </table:table-cell>
          <table:table-cell office:value-type="string">
            <text:p>1904-06-27 14:07:37.031250 EST-0500</text:p>
          </table:table-cell>
          <table:table-cell office:value-type="float" office:value="0">
            <text:p>0</text:p>
          </table:table-cell>
          <table:table-cell office:value-type="float" office:value="95.6571036914506">
            <text:p>95.6571036915</text:p>
          </table:table-cell>
          <table:table-cell office:value-type="float" office:value="95.6569460280059">
            <text:p>95.656946028</text:p>
          </table:table-cell>
          <table:table-cell table:number-columns-repeated="2" office:value-type="string">
            <text:p><text:s/>5 ♋ 39' 25"</text:p>
          </table:table-cell>
          <table:table-cell office:value-type="float" office:value="0.953070989106245">
            <text:p>0.9530709891</text:p>
          </table:table-cell>
          <table:table-cell office:value-type="float" office:value="0.0372456201034531">
            <text:p>0.0372456201</text:p>
          </table:table-cell>
          <table:table-cell office:value-type="float" office:value="73.1345230774415">
            <text:p>73.1345230774</text:p>
          </table:table-cell>
          <table:table-cell office:value-type="float" office:value="73.1343654139968">
            <text:p>73.134365414</text:p>
          </table:table-cell>
          <table:table-cell office:value-type="string">
            <text:p>13 ♊ 08' 04"</text:p>
          </table:table-cell>
          <table:table-cell office:value-type="string">
            <text:p>13 ♊ 08' 03"</text:p>
          </table:table-cell>
          <table:table-cell office:value-type="float" office:value="0.953043370084127">
            <text:p>0.9530433701</text:p>
          </table:table-cell>
          <table:table-cell office:value-type="float" office:value="0.0372180056492827">
            <text:p>0.0372180056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6661.73225694">
            <text:p>2416661.73225694</text:p>
          </table:table-cell>
          <table:table-cell office:value-type="string">
            <text:p>1904-06-30 00:34:27.187500 EST-0500</text:p>
          </table:table-cell>
          <table:table-cell office:value-type="float" office:value="0">
            <text:p>0</text:p>
          </table:table-cell>
          <table:table-cell office:value-type="float" office:value="95.7477675819076">
            <text:p>95.7477675819</text:p>
          </table:table-cell>
          <table:table-cell office:value-type="float" office:value="95.74761606254">
            <text:p>95.7476160625</text:p>
          </table:table-cell>
          <table:table-cell table:number-columns-repeated="2" office:value-type="string">
            <text:p><text:s/>5 ♋ 44' 51"</text:p>
          </table:table-cell>
          <table:table-cell office:value-type="float" office:value="1.22828651234115">
            <text:p>1.2282865123</text:p>
          </table:table-cell>
          <table:table-cell office:value-type="float" office:value="0.0372077162549629">
            <text:p>0.0372077163</text:p>
          </table:table-cell>
          <table:table-cell office:value-type="float" office:value="73.2250430766455">
            <text:p>73.2250430766</text:p>
          </table:table-cell>
          <table:table-cell office:value-type="float" office:value="73.2248915572778">
            <text:p>73.2248915573</text:p>
          </table:table-cell>
          <table:table-cell office:value-type="string">
            <text:p>13 ♊ 13' 30"</text:p>
          </table:table-cell>
          <table:table-cell office:value-type="string">
            <text:p>13 ♊ 13' 29"</text:p>
          </table:table-cell>
          <table:table-cell office:value-type="float" office:value="1.22827500961266">
            <text:p>1.2282750096</text:p>
          </table:table-cell>
          <table:table-cell office:value-type="float" office:value="0.0371962380802057">
            <text:p>0.0371962381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6664.04280093">
            <text:p>2416664.04280093</text:p>
          </table:table-cell>
          <table:table-cell office:value-type="string">
            <text:p>1904-07-02 08:01:38.437500 EST-0500</text:p>
          </table:table-cell>
          <table:table-cell office:value-type="float" office:value="0">
            <text:p>0</text:p>
          </table:table-cell>
          <table:table-cell office:value-type="float" office:value="91.3030863720166">
            <text:p>91.303086372</text:p>
          </table:table-cell>
          <table:table-cell office:value-type="float" office:value="91.3028281024547">
            <text:p>91.3028281025</text:p>
          </table:table-cell>
          <table:table-cell office:value-type="string">
            <text:p><text:s/>1 ♋ 18' 11"</text:p>
          </table:table-cell>
          <table:table-cell office:value-type="string">
            <text:p><text:s/>1 ♋ 18' 10"</text:p>
          </table:table-cell>
          <table:table-cell office:value-type="float" office:value="2.09656129863582">
            <text:p>2.0965612986</text:p>
          </table:table-cell>
          <table:table-cell office:value-type="float" office:value="0.672408317202501">
            <text:p>0.6724083172</text:p>
          </table:table-cell>
          <table:table-cell office:value-type="float" office:value="68.780271103327">
            <text:p>68.7802711033</text:p>
          </table:table-cell>
          <table:table-cell office:value-type="float" office:value="68.780012833765">
            <text:p>68.7800128338</text:p>
          </table:table-cell>
          <table:table-cell table:number-columns-repeated="2" office:value-type="string">
            <text:p><text:s/>8 ♊ 46' 48"</text:p>
          </table:table-cell>
          <table:table-cell office:value-type="float" office:value="2.096569967348">
            <text:p>2.0965699673</text:p>
          </table:table-cell>
          <table:table-cell office:value-type="float" office:value="0.672416984904925">
            <text:p>0.6724169849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6666.21711806">
            <text:p>2416666.21711806</text:p>
          </table:table-cell>
          <table:table-cell office:value-type="string">
            <text:p>1904-07-04 12:12:39.375000 EST-0500</text:p>
          </table:table-cell>
          <table:table-cell office:value-type="float" office:value="0">
            <text:p>0</text:p>
          </table:table-cell>
          <table:table-cell office:value-type="float" office:value="95.9145466500127">
            <text:p>95.91454665</text:p>
          </table:table-cell>
          <table:table-cell office:value-type="float" office:value="95.9141166985801">
            <text:p>95.9141166986</text:p>
          </table:table-cell>
          <table:table-cell office:value-type="string">
            <text:p><text:s/>5 ♋ 54' 52"</text:p>
          </table:table-cell>
          <table:table-cell office:value-type="string">
            <text:p><text:s/>5 ♋ 54' 50"</text:p>
          </table:table-cell>
          <table:table-cell office:value-type="float" office:value="2.14148361105588">
            <text:p>2.1414836111</text:p>
          </table:table-cell>
          <table:table-cell office:value-type="float" office:value="0.0370236378320448">
            <text:p>0.0370236378</text:p>
          </table:table-cell>
          <table:table-cell office:value-type="float" office:value="73.3916798688081">
            <text:p>73.3916798688</text:p>
          </table:table-cell>
          <table:table-cell office:value-type="float" office:value="73.3912499173755">
            <text:p>73.3912499174</text:p>
          </table:table-cell>
          <table:table-cell office:value-type="string">
            <text:p>13 ♊ 23' 30"</text:p>
          </table:table-cell>
          <table:table-cell office:value-type="string">
            <text:p>13 ♊ 23' 28"</text:p>
          </table:table-cell>
          <table:table-cell office:value-type="float" office:value="2.14150167591156">
            <text:p>2.1415016759</text:p>
          </table:table-cell>
          <table:table-cell office:value-type="float" office:value="0.0370417128553554">
            <text:p>0.0370417129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6669.81795139">
            <text:p>2416669.81795139</text:p>
          </table:table-cell>
          <table:table-cell office:value-type="string">
            <text:p>1904-07-08 02:37:51.093750 EST-0500</text:p>
          </table:table-cell>
          <table:table-cell office:value-type="float" office:value="0">
            <text:p>0</text:p>
          </table:table-cell>
          <table:table-cell office:value-type="float" office:value="105.685088838794">
            <text:p>105.6850888388</text:p>
          </table:table-cell>
          <table:table-cell office:value-type="float" office:value="105.685072682605">
            <text:p>105.6850726826</text:p>
          </table:table-cell>
          <table:table-cell table:number-columns-repeated="2" office:value-type="string">
            <text:p>15 ♋ 41' 06"</text:p>
          </table:table-cell>
          <table:table-cell office:value-type="float" office:value="1.22978661628983">
            <text:p>1.2297866163</text:p>
          </table:table-cell>
          <table:table-cell office:value-type="float" office:value="0.953533248851909">
            <text:p>0.9535332489</text:p>
          </table:table-cell>
          <table:table-cell office:value-type="float" office:value="83.1621275786629">
            <text:p>83.1621275787</text:p>
          </table:table-cell>
          <table:table-cell office:value-type="float" office:value="83.1621114224743">
            <text:p>83.1621114225</text:p>
          </table:table-cell>
          <table:table-cell table:number-columns-repeated="2" office:value-type="string">
            <text:p>23 ♊ 09' 43"</text:p>
          </table:table-cell>
          <table:table-cell office:value-type="float" office:value="1.22978538383302">
            <text:p>1.2297853838</text:p>
          </table:table-cell>
          <table:table-cell office:value-type="float" office:value="0.953531994864405">
            <text:p>0.9535319949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16671.19905093">
            <text:p>2416671.19905093</text:p>
          </table:table-cell>
          <table:table-cell office:value-type="string">
            <text:p>1904-07-09 11:46:38.437500 EST-0500</text:p>
          </table:table-cell>
          <table:table-cell office:value-type="float" office:value="0">
            <text:p>0</text:p>
          </table:table-cell>
          <table:table-cell office:value-type="float" office:value="96.09793457983">
            <text:p>96.0979345798</text:p>
          </table:table-cell>
          <table:table-cell office:value-type="float" office:value="96.0978262377435">
            <text:p>96.0978262377</text:p>
          </table:table-cell>
          <table:table-cell table:number-columns-repeated="2" office:value-type="string">
            <text:p><text:s/>6 ♋ 05' 52"</text:p>
          </table:table-cell>
          <table:table-cell office:value-type="float" office:value="0.667757100247651">
            <text:p>0.6677571002</text:p>
          </table:table-cell>
          <table:table-cell office:value-type="float" office:value="0.0367050308392405">
            <text:p>0.0367050308</text:p>
          </table:table-cell>
          <table:table-cell office:value-type="float" office:value="73.5749080352193">
            <text:p>73.5749080352</text:p>
          </table:table-cell>
          <table:table-cell office:value-type="float" office:value="73.5747996931328">
            <text:p>73.5747996931</text:p>
          </table:table-cell>
          <table:table-cell table:number-columns-repeated="2" office:value-type="string">
            <text:p>13 ♊ 34' 29"</text:p>
          </table:table-cell>
          <table:table-cell office:value-type="float" office:value="0.667740109817357">
            <text:p>0.6677401098</text:p>
          </table:table-cell>
          <table:table-cell office:value-type="float" office:value="0.0366880221511995">
            <text:p>0.036688022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6671.47126157">
            <text:p>2416671.47126157</text:p>
          </table:table-cell>
          <table:table-cell office:value-type="string">
            <text:p>1904-07-09 18:18:37.968750 EST-0500</text:p>
          </table:table-cell>
          <table:table-cell office:value-type="float" office:value="0">
            <text:p>0</text:p>
          </table:table-cell>
          <table:table-cell office:value-type="float" office:value="107.262007683635">
            <text:p>107.2620076836</text:p>
          </table:table-cell>
          <table:table-cell office:value-type="float" office:value="107.261728077182">
            <text:p>107.2617280772</text:p>
          </table:table-cell>
          <table:table-cell office:value-type="string">
            <text:p>17 ♋ 15' 43"</text:p>
          </table:table-cell>
          <table:table-cell office:value-type="string">
            <text:p>17 ♋ 15' 42"</text:p>
          </table:table-cell>
          <table:table-cell office:value-type="float" office:value="2.15636984633266">
            <text:p>2.1563698463</text:p>
          </table:table-cell>
          <table:table-cell office:value-type="float" office:value="0.95373830166909">
            <text:p>0.9537383017</text:p>
          </table:table-cell>
          <table:table-cell office:value-type="float" office:value="84.7389656875893">
            <text:p>84.7389656876</text:p>
          </table:table-cell>
          <table:table-cell office:value-type="float" office:value="84.7386860811361">
            <text:p>84.7386860811</text:p>
          </table:table-cell>
          <table:table-cell office:value-type="string">
            <text:p>24 ♊ 44' 20"</text:p>
          </table:table-cell>
          <table:table-cell office:value-type="string">
            <text:p>24 ♊ 44' 19"</text:p>
          </table:table-cell>
          <table:table-cell office:value-type="float" office:value="2.15634983430436">
            <text:p>2.1563498343</text:p>
          </table:table-cell>
          <table:table-cell office:value-type="float" office:value="0.953718251708253">
            <text:p>0.9537182517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6671.96564815">
            <text:p>2416671.96564815</text:p>
          </table:table-cell>
          <table:table-cell office:value-type="string">
            <text:p>1904-07-10 06:10:32.812500 EST-0500</text:p>
          </table:table-cell>
          <table:table-cell office:value-type="float" office:value="0">
            <text:p>0</text:p>
          </table:table-cell>
          <table:table-cell office:value-type="float" office:value="108.326916726704">
            <text:p>108.3269167267</text:p>
          </table:table-cell>
          <table:table-cell office:value-type="float" office:value="108.326769160472">
            <text:p>108.3267691605</text:p>
          </table:table-cell>
          <table:table-cell table:number-columns-repeated="2" office:value-type="string">
            <text:p>18 ♋ 19' 36"</text:p>
          </table:table-cell>
          <table:table-cell office:value-type="float" office:value="2.15147444366629">
            <text:p>2.1514744437</text:p>
          </table:table-cell>
          <table:table-cell office:value-type="float" office:value="1.23022209618399">
            <text:p>1.2302220962</text:p>
          </table:table-cell>
          <table:table-cell office:value-type="float" office:value="85.8038446220336">
            <text:p>85.803844622</text:p>
          </table:table-cell>
          <table:table-cell office:value-type="float" office:value="85.803697055802">
            <text:p>85.8036970558</text:p>
          </table:table-cell>
          <table:table-cell table:number-columns-repeated="2" office:value-type="string">
            <text:p>25 ♊ 48' 13"</text:p>
          </table:table-cell>
          <table:table-cell office:value-type="float" office:value="2.15144928749167">
            <text:p>2.1514492875</text:p>
          </table:table-cell>
          <table:table-cell office:value-type="float" office:value="1.23019692621553">
            <text:p>1.2301969262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6730.42878472">
            <text:p>2416730.42878472</text:p>
          </table:table-cell>
          <table:table-cell office:value-type="string">
            <text:p>1904-09-06 17:17:27.656250 EST-0500</text:p>
          </table:table-cell>
          <table:table-cell office:value-type="float" office:value="0">
            <text:p>0</text:p>
          </table:table-cell>
          <table:table-cell office:value-type="float" office:value="180.446575521039">
            <text:p>180.446575521</text:p>
          </table:table-cell>
          <table:table-cell office:value-type="float" office:value="180.446640081766">
            <text:p>180.4466400818</text:p>
          </table:table-cell>
          <table:table-cell table:number-columns-repeated="2" office:value-type="string">
            <text:p><text:s/>0 ♎ 26' 47"</text:p>
          </table:table-cell>
          <table:table-cell office:value-type="float" office:value="-0.437076742005522">
            <text:p>-0.437076742</text:p>
          </table:table-cell>
          <table:table-cell office:value-type="float" office:value="1.23536588483166">
            <text:p>1.2353658848</text:p>
          </table:table-cell>
          <table:table-cell office:value-type="float" office:value="157.921493382647">
            <text:p>157.9214933826</text:p>
          </table:table-cell>
          <table:table-cell office:value-type="float" office:value="157.921557943374">
            <text:p>157.9215579434</text:p>
          </table:table-cell>
          <table:table-cell table:number-columns-repeated="2" office:value-type="string">
            <text:p><text:s/>7 ♍ 55' 17"</text:p>
          </table:table-cell>
          <table:table-cell office:value-type="float" office:value="-0.437077558764338">
            <text:p>-0.4370775588</text:p>
          </table:table-cell>
          <table:table-cell office:value-type="float" office:value="1.2353637469327">
            <text:p>1.235363746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6739.59724537">
            <text:p>2416739.59724537</text:p>
          </table:table-cell>
          <table:table-cell office:value-type="string">
            <text:p>1904-09-15 21:20:02.343750 EST-0500</text:p>
          </table:table-cell>
          <table:table-cell office:value-type="float" office:value="0">
            <text:p>0</text:p>
          </table:table-cell>
          <table:table-cell office:value-type="float" office:value="172.78373080563">
            <text:p>172.7837308056</text:p>
          </table:table-cell>
          <table:table-cell office:value-type="float" office:value="172.783784556266">
            <text:p>172.7837845563</text:p>
          </table:table-cell>
          <table:table-cell table:number-columns-repeated="2" office:value-type="string">
            <text:p>22 ♍ 47' 01"</text:p>
          </table:table-cell>
          <table:table-cell office:value-type="float" office:value="-1.0427325488835">
            <text:p>-1.0427325489</text:p>
          </table:table-cell>
          <table:table-cell office:value-type="float" office:value="0.97565455046955">
            <text:p>0.9756545505</text:p>
          </table:table-cell>
          <table:table-cell office:value-type="float" office:value="150.258490543593">
            <text:p>150.2584905436</text:p>
          </table:table-cell>
          <table:table-cell office:value-type="float" office:value="150.258544294229">
            <text:p>150.2585442942</text:p>
          </table:table-cell>
          <table:table-cell table:number-columns-repeated="2" office:value-type="string">
            <text:p><text:s/>0 ♍ 15' 30"</text:p>
          </table:table-cell>
          <table:table-cell office:value-type="float" office:value="-1.04273648099441">
            <text:p>-1.042736481</text:p>
          </table:table-cell>
          <table:table-cell office:value-type="float" office:value="0.975650785193151">
            <text:p>0.975650785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6784.92072917">
            <text:p>2416784.92072917</text:p>
          </table:table-cell>
          <table:table-cell office:value-type="string">
            <text:p>1904-10-31 05:05:51.562500 EST-0500</text:p>
          </table:table-cell>
          <table:table-cell office:value-type="float" office:value="0">
            <text:p>0</text:p>
          </table:table-cell>
          <table:table-cell office:value-type="float" office:value="217.568539706949">
            <text:p>217.568539707</text:p>
          </table:table-cell>
          <table:table-cell office:value-type="float" office:value="217.568393455287">
            <text:p>217.5683934553</text:p>
          </table:table-cell>
          <table:table-cell table:number-columns-repeated="2" office:value-type="string">
            <text:p><text:s/>7 ♏ 34' 06"</text:p>
          </table:table-cell>
          <table:table-cell office:value-type="float" office:value="1.63264709394081">
            <text:p>1.6326470939</text:p>
          </table:table-cell>
          <table:table-cell office:value-type="float" office:value="1.00072636249085">
            <text:p>1.0007263625</text:p>
          </table:table-cell>
          <table:table-cell office:value-type="float" office:value="195.042172083063">
            <text:p>195.0421720831</text:p>
          </table:table-cell>
          <table:table-cell office:value-type="float" office:value="195.042025831401">
            <text:p>195.0420258314</text:p>
          </table:table-cell>
          <table:table-cell table:number-columns-repeated="2" office:value-type="string">
            <text:p>15 ♎ 02' 31"</text:p>
          </table:table-cell>
          <table:table-cell office:value-type="float" office:value="1.63263913540197">
            <text:p>1.6326391354</text:p>
          </table:table-cell>
          <table:table-cell office:value-type="float" office:value="1.00071842521828">
            <text:p>1.0007184252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6801.6153125">
            <text:p>2416801.6153125</text:p>
          </table:table-cell>
          <table:table-cell office:value-type="string">
            <text:p>1904-11-16 21:46:03.281250 EST-0500</text:p>
          </table:table-cell>
          <table:table-cell office:value-type="float" office:value="0">
            <text:p>0</text:p>
          </table:table-cell>
          <table:table-cell office:value-type="float" office:value="268.078445177258">
            <text:p>268.0784451773</text:p>
          </table:table-cell>
          <table:table-cell office:value-type="float" office:value="268.078272595975">
            <text:p>268.078272596</text:p>
          </table:table-cell>
          <table:table-cell office:value-type="string">
            <text:p>28 ♐ 04' 42"</text:p>
          </table:table-cell>
          <table:table-cell office:value-type="string">
            <text:p>28 ♐ 04' 41"</text:p>
          </table:table-cell>
          <table:table-cell office:value-type="float" office:value="1.2230169806682">
            <text:p>1.2230169807</text:p>
          </table:table-cell>
          <table:table-cell office:value-type="float" office:value="0.0526559012890592">
            <text:p>0.0526559013</text:p>
          </table:table-cell>
          <table:table-cell office:value-type="float" office:value="245.551502277097">
            <text:p>245.5515022771</text:p>
          </table:table-cell>
          <table:table-cell office:value-type="float" office:value="245.551329695815">
            <text:p>245.5513296958</text:p>
          </table:table-cell>
          <table:table-cell office:value-type="string">
            <text:p><text:s/>5 ♐ 33' 05"</text:p>
          </table:table-cell>
          <table:table-cell office:value-type="string">
            <text:p><text:s/>5 ♐ 33' 04"</text:p>
          </table:table-cell>
          <table:table-cell office:value-type="float" office:value="1.22303795494396">
            <text:p>1.2230379549</text:p>
          </table:table-cell>
          <table:table-cell office:value-type="float" office:value="0.0526768760544538">
            <text:p>0.0526768761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6818.39119213">
            <text:p>2416818.39119213</text:p>
          </table:table-cell>
          <table:table-cell office:value-type="string">
            <text:p>1904-12-03 16:23:19.218750 EST-0500</text:p>
          </table:table-cell>
          <table:table-cell office:value-type="float" office:value="0">
            <text:p>0</text:p>
          </table:table-cell>
          <table:table-cell office:value-type="float" office:value="269.013192952744">
            <text:p>269.0131929527</text:p>
          </table:table-cell>
          <table:table-cell office:value-type="float" office:value="269.013048988385">
            <text:p>269.0130489884</text:p>
          </table:table-cell>
          <table:table-cell office:value-type="string">
            <text:p>29 ♐ 00' 47"</text:p>
          </table:table-cell>
          <table:table-cell office:value-type="string">
            <text:p>29 ♐ 00' 46"</text:p>
          </table:table-cell>
          <table:table-cell office:value-type="float" office:value="1.42618159734601">
            <text:p>1.4261815973</text:p>
          </table:table-cell>
          <table:table-cell office:value-type="float" office:value="0.0582415385958839">
            <text:p>0.0582415386</text:p>
          </table:table-cell>
          <table:table-cell office:value-type="float" office:value="246.485612082679">
            <text:p>246.4856120827</text:p>
          </table:table-cell>
          <table:table-cell office:value-type="float" office:value="246.48546811832">
            <text:p>246.4854681183</text:p>
          </table:table-cell>
          <table:table-cell office:value-type="string">
            <text:p><text:s/>6 ♐ 29' 08"</text:p>
          </table:table-cell>
          <table:table-cell office:value-type="string">
            <text:p><text:s/>6 ♐ 29' 07"</text:p>
          </table:table-cell>
          <table:table-cell office:value-type="float" office:value="1.42618827391481">
            <text:p>1.4261882739</text:p>
          </table:table-cell>
          <table:table-cell office:value-type="float" office:value="0.0582482229457193">
            <text:p>0.0582482229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16836.86775463">
            <text:p>2416836.86775463</text:p>
          </table:table-cell>
          <table:table-cell office:value-type="string">
            <text:p>1904-12-22 03:49:34.218750 EST-0500</text:p>
          </table:table-cell>
          <table:table-cell office:value-type="float" office:value="0">
            <text:p>0</text:p>
          </table:table-cell>
          <table:table-cell office:value-type="float" office:value="270.115851415345">
            <text:p>270.1158514153</text:p>
          </table:table-cell>
          <table:table-cell office:value-type="float" office:value="270.115784996634">
            <text:p>270.1157849966</text:p>
          </table:table-cell>
          <table:table-cell office:value-type="string">
            <text:p><text:s/>0 ♑ 06' 57"</text:p>
          </table:table-cell>
          <table:table-cell office:value-type="string">
            <text:p><text:s/>0 ♑ 06' 56"</text:p>
          </table:table-cell>
          <table:table-cell office:value-type="float" office:value="1.01836715387078">
            <text:p>1.0183671539</text:p>
          </table:table-cell>
          <table:table-cell office:value-type="float" office:value="0.060398337871119">
            <text:p>0.0603983379</text:p>
          </table:table-cell>
          <table:table-cell office:value-type="float" office:value="247.587385616635">
            <text:p>247.5873856166</text:p>
          </table:table-cell>
          <table:table-cell office:value-type="float" office:value="247.587319197924">
            <text:p>247.5873191979</text:p>
          </table:table-cell>
          <table:table-cell table:number-columns-repeated="2" office:value-type="string">
            <text:p><text:s/>7 ♐ 35' 14"</text:p>
          </table:table-cell>
          <table:table-cell office:value-type="float" office:value="1.01833218956687">
            <text:p>1.0183321896</text:p>
          </table:table-cell>
          <table:table-cell office:value-type="float" office:value="0.0603633735805683">
            <text:p>0.0603633736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6843.09163194">
            <text:p>2416843.09163194</text:p>
          </table:table-cell>
          <table:table-cell office:value-type="string">
            <text:p>1904-12-28 09:11:57.187500 EST-0500</text:p>
          </table:table-cell>
          <table:table-cell office:value-type="float" office:value="0">
            <text:p>0</text:p>
          </table:table-cell>
          <table:table-cell office:value-type="float" office:value="318.211899534977">
            <text:p>318.211899535</text:p>
          </table:table-cell>
          <table:table-cell office:value-type="float" office:value="318.211769475691">
            <text:p>318.2117694757</text:p>
          </table:table-cell>
          <table:table-cell table:number-columns-repeated="2" office:value-type="string">
            <text:p>18 ♒ 12' 42"</text:p>
          </table:table-cell>
          <table:table-cell office:value-type="float" office:value="1.18597537779887">
            <text:p>1.1859753778</text:p>
          </table:table-cell>
          <table:table-cell office:value-type="float" office:value="0.0998856322588001">
            <text:p>0.0998856323</text:p>
          </table:table-cell>
          <table:table-cell office:value-type="float" office:value="295.683092470097">
            <text:p>295.6830924701</text:p>
          </table:table-cell>
          <table:table-cell office:value-type="float" office:value="295.682962410812">
            <text:p>295.6829624108</text:p>
          </table:table-cell>
          <table:table-cell office:value-type="string">
            <text:p>25 ♑ 40' 59"</text:p>
          </table:table-cell>
          <table:table-cell office:value-type="string">
            <text:p>25 ♑ 40' 58"</text:p>
          </table:table-cell>
          <table:table-cell office:value-type="float" office:value="1.18598922143127">
            <text:p>1.1859892214</text:p>
          </table:table-cell>
          <table:table-cell office:value-type="float" office:value="0.0998995344412057">
            <text:p>0.099899534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6846.15193287">
            <text:p>2416846.15193287</text:p>
          </table:table-cell>
          <table:table-cell office:value-type="string">
            <text:p>1904-12-31 10:38:47.343750 EST-0500</text:p>
          </table:table-cell>
          <table:table-cell office:value-type="float" office:value="0">
            <text:p>0</text:p>
          </table:table-cell>
          <table:table-cell office:value-type="float" office:value="279.575672707244">
            <text:p>279.5756727072</text:p>
          </table:table-cell>
          <table:table-cell office:value-type="float" office:value="279.57577812262">
            <text:p>279.5757781226</text:p>
          </table:table-cell>
          <table:table-cell table:number-columns-repeated="2" office:value-type="string">
            <text:p><text:s/>9 ♑ 34' 32"</text:p>
          </table:table-cell>
          <table:table-cell office:value-type="float" office:value="-1.36082455684615">
            <text:p>-1.3608245568</text:p>
          </table:table-cell>
          <table:table-cell office:value-type="float" office:value="1.01951114563861">
            <text:p>1.0195111456</text:p>
          </table:table-cell>
          <table:table-cell office:value-type="float" office:value="257.046782352226">
            <text:p>257.0467823522</text:p>
          </table:table-cell>
          <table:table-cell office:value-type="float" office:value="257.046887767602">
            <text:p>257.0468877676</text:p>
          </table:table-cell>
          <table:table-cell table:number-columns-repeated="2" office:value-type="string">
            <text:p>17 ♐ 02' 48"</text:p>
          </table:table-cell>
          <table:table-cell office:value-type="float" office:value="-1.36082516976569">
            <text:p>-1.3608251698</text:p>
          </table:table-cell>
          <table:table-cell office:value-type="float" office:value="1.01951058851134">
            <text:p>1.0195105885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6854.87458333">
            <text:p>2416854.87458333</text:p>
          </table:table-cell>
          <table:table-cell office:value-type="string">
            <text:p>1905-01-09 03:59:24.843750 EST-0500</text:p>
          </table:table-cell>
          <table:table-cell office:value-type="float" office:value="0">
            <text:p>0</text:p>
          </table:table-cell>
          <table:table-cell office:value-type="float" office:value="271.190845118836">
            <text:p>271.1908451188</text:p>
          </table:table-cell>
          <table:table-cell office:value-type="float" office:value="271.190903912534">
            <text:p>271.1909039125</text:p>
          </table:table-cell>
          <table:table-cell table:number-columns-repeated="2" office:value-type="string">
            <text:p><text:s/>1 ♑ 11' 27"</text:p>
          </table:table-cell>
          <table:table-cell office:value-type="float" office:value="-0.315634372303191">
            <text:p>-0.3156343723</text:p>
          </table:table-cell>
          <table:table-cell office:value-type="float" office:value="0.058315241098435">
            <text:p>0.0583152411</text:p>
          </table:table-cell>
          <table:table-cell office:value-type="float" office:value="248.661456234449">
            <text:p>248.6614562344</text:p>
          </table:table-cell>
          <table:table-cell office:value-type="float" office:value="248.661515028148">
            <text:p>248.6615150281</text:p>
          </table:table-cell>
          <table:table-cell table:number-columns-repeated="2" office:value-type="string">
            <text:p><text:s/>8 ♐ 39' 41"</text:p>
          </table:table-cell>
          <table:table-cell office:value-type="float" office:value="-0.315629293122029">
            <text:p>-0.3156292931</text:p>
          </table:table-cell>
          <table:table-cell office:value-type="float" office:value="0.0583203051165216">
            <text:p>0.0583203051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6859.96076389">
            <text:p>2416859.96076389</text:p>
          </table:table-cell>
          <table:table-cell office:value-type="string">
            <text:p>1905-01-14 06:03:30.937500 EST-0500</text:p>
          </table:table-cell>
          <table:table-cell office:value-type="float" office:value="0">
            <text:p>0</text:p>
          </table:table-cell>
          <table:table-cell office:value-type="float" office:value="271.484253624455">
            <text:p>271.4842536245</text:p>
          </table:table-cell>
          <table:table-cell office:value-type="float" office:value="271.484177650446">
            <text:p>271.4841776504</text:p>
          </table:table-cell>
          <table:table-cell table:number-columns-repeated="2" office:value-type="string">
            <text:p><text:s/>1 ♑ 29' 03"</text:p>
          </table:table-cell>
          <table:table-cell office:value-type="float" office:value="0.386743042614204">
            <text:p>0.3867430426</text:p>
          </table:table-cell>
          <table:table-cell office:value-type="float" office:value="0.0569673681608755">
            <text:p>0.0569673682</text:p>
          </table:table-cell>
          <table:table-cell office:value-type="float" office:value="248.954742481302">
            <text:p>248.9547424813</text:p>
          </table:table-cell>
          <table:table-cell office:value-type="float" office:value="248.954666507293">
            <text:p>248.9546665073</text:p>
          </table:table-cell>
          <table:table-cell office:value-type="string">
            <text:p><text:s/>8 ♐ 57' 17"</text:p>
          </table:table-cell>
          <table:table-cell office:value-type="string">
            <text:p><text:s/>8 ♐ 57' 16"</text:p>
          </table:table-cell>
          <table:table-cell office:value-type="float" office:value="0.386752297271146">
            <text:p>0.3867522973</text:p>
          </table:table-cell>
          <table:table-cell office:value-type="float" office:value="0.056976625923283">
            <text:p>0.0569766259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16889.33259259">
            <text:p>2416889.33259259</text:p>
          </table:table-cell>
          <table:table-cell office:value-type="string">
            <text:p>1905-02-12 14:58:56.718750 EST-0500</text:p>
          </table:table-cell>
          <table:table-cell office:value-type="float" office:value="0">
            <text:p>0</text:p>
          </table:table-cell>
          <table:table-cell office:value-type="float" office:value="323.473191067354">
            <text:p>323.4731910674</text:p>
          </table:table-cell>
          <table:table-cell office:value-type="float" office:value="323.473143067903">
            <text:p>323.4731430679</text:p>
          </table:table-cell>
          <table:table-cell table:number-columns-repeated="2" office:value-type="string">
            <text:p>23 ♒ 28' 23"</text:p>
          </table:table-cell>
          <table:table-cell office:value-type="float" office:value="1.01064742063157">
            <text:p>1.0106474206</text:p>
          </table:table-cell>
          <table:table-cell office:value-type="float" office:value="0.120696016717716">
            <text:p>0.1206960167</text:p>
          </table:table-cell>
          <table:table-cell office:value-type="float" office:value="300.942594455531">
            <text:p>300.9425944555</text:p>
          </table:table-cell>
          <table:table-cell office:value-type="float" office:value="300.942546456079">
            <text:p>300.9425464561</text:p>
          </table:table-cell>
          <table:table-cell table:number-columns-repeated="2" office:value-type="string">
            <text:p><text:s/>0 ♒ 56' 33"</text:p>
          </table:table-cell>
          <table:table-cell office:value-type="float" office:value="1.01065142189732">
            <text:p>1.0106514219</text:p>
          </table:table-cell>
          <table:table-cell office:value-type="float" office:value="0.120700061965586">
            <text:p>0.120700062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6901.48591435">
            <text:p>2416901.48591435</text:p>
          </table:table-cell>
          <table:table-cell office:value-type="string">
            <text:p>1905-02-24 18:39:43.593750 EST-0500</text:p>
          </table:table-cell>
          <table:table-cell office:value-type="float" office:value="0">
            <text:p>0</text:p>
          </table:table-cell>
          <table:table-cell office:value-type="float" office:value="324.934412130983">
            <text:p>324.934412131</text:p>
          </table:table-cell>
          <table:table-cell office:value-type="float" office:value="324.93405345221">
            <text:p>324.9340534522</text:p>
          </table:table-cell>
          <table:table-cell office:value-type="string">
            <text:p>24 ♒ 56' 03"</text:p>
          </table:table-cell>
          <table:table-cell office:value-type="string">
            <text:p>24 ♒ 56' 02"</text:p>
          </table:table-cell>
          <table:table-cell office:value-type="float" office:value="1.70537635713093">
            <text:p>1.7053763571</text:p>
          </table:table-cell>
          <table:table-cell office:value-type="float" office:value="0.119296301125799">
            <text:p>0.1192963011</text:p>
          </table:table-cell>
          <table:table-cell office:value-type="float" office:value="302.403450106689">
            <text:p>302.4034501067</text:p>
          </table:table-cell>
          <table:table-cell office:value-type="float" office:value="302.403091427917">
            <text:p>302.4030914279</text:p>
          </table:table-cell>
          <table:table-cell office:value-type="string">
            <text:p><text:s/>2 ♒ 24' 12"</text:p>
          </table:table-cell>
          <table:table-cell office:value-type="string">
            <text:p><text:s/>2 ♒ 24' 11"</text:p>
          </table:table-cell>
          <table:table-cell office:value-type="float" office:value="1.70538640102809">
            <text:p>1.705386401</text:p>
          </table:table-cell>
          <table:table-cell office:value-type="float" office:value="0.119306260767159">
            <text:p>0.1193062608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16910.21736111">
            <text:p>2416910.21736111</text:p>
          </table:table-cell>
          <table:table-cell office:value-type="string">
            <text:p>1905-03-05 12:13:00.468750 EST-0500</text:p>
          </table:table-cell>
          <table:table-cell office:value-type="float" office:value="0">
            <text:p>0</text:p>
          </table:table-cell>
          <table:table-cell office:value-type="float" office:value="29.5884296421506">
            <text:p>29.5884296422</text:p>
          </table:table-cell>
          <table:table-cell office:value-type="float" office:value="29.5882803911256">
            <text:p>29.5882803911</text:p>
          </table:table-cell>
          <table:table-cell office:value-type="string">
            <text:p>29 ♈ 35' 18"</text:p>
          </table:table-cell>
          <table:table-cell office:value-type="string">
            <text:p>29 ♈ 35' 17"</text:p>
          </table:table-cell>
          <table:table-cell office:value-type="float" office:value="0.817675834548718">
            <text:p>0.8176758345</text:p>
          </table:table-cell>
          <table:table-cell office:value-type="float" office:value="0.202604823278501">
            <text:p>0.2026048233</text:p>
          </table:table-cell>
          <table:table-cell office:value-type="float" office:value="7.05717230024523">
            <text:p>7.0571723002</text:p>
          </table:table-cell>
          <table:table-cell office:value-type="float" office:value="7.05702304922029">
            <text:p>7.0570230492</text:p>
          </table:table-cell>
          <table:table-cell table:number-columns-repeated="2" office:value-type="string">
            <text:p><text:s/>7 ♈ 03' 25"</text:p>
          </table:table-cell>
          <table:table-cell office:value-type="float" office:value="0.817708954036982">
            <text:p>0.817708954</text:p>
          </table:table-cell>
          <table:table-cell office:value-type="float" office:value="0.202637242812061">
            <text:p>0.202637242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6914.6887963">
            <text:p>2416914.6887963</text:p>
          </table:table-cell>
          <table:table-cell office:value-type="string">
            <text:p>1905-03-09 23:31:52.500000 EST-0500</text:p>
          </table:table-cell>
          <table:table-cell office:value-type="float" office:value="0">
            <text:p>0</text:p>
          </table:table-cell>
          <table:table-cell office:value-type="float" office:value="348.954687507335">
            <text:p>348.9546875073</text:p>
          </table:table-cell>
          <table:table-cell office:value-type="float" office:value="348.954537656156">
            <text:p>348.9545376562</text:p>
          </table:table-cell>
          <table:table-cell table:number-columns-repeated="2" office:value-type="string">
            <text:p>18 ♓ 57' 16"</text:p>
          </table:table-cell>
          <table:table-cell office:value-type="float" office:value="1.93143068565251">
            <text:p>1.9314306857</text:p>
          </table:table-cell>
          <table:table-cell office:value-type="float" office:value="0.998888426234284">
            <text:p>0.9988884262</text:p>
          </table:table-cell>
          <table:table-cell office:value-type="float" office:value="326.423423228311">
            <text:p>326.4234232283</text:p>
          </table:table-cell>
          <table:table-cell office:value-type="float" office:value="326.423273377132">
            <text:p>326.4232733771</text:p>
          </table:table-cell>
          <table:table-cell office:value-type="string">
            <text:p>26 ♒ 25' 24"</text:p>
          </table:table-cell>
          <table:table-cell office:value-type="string">
            <text:p>26 ♒ 25' 23"</text:p>
          </table:table-cell>
          <table:table-cell office:value-type="float" office:value="1.93146089355967">
            <text:p>1.9314608936</text:p>
          </table:table-cell>
          <table:table-cell office:value-type="float" office:value="0.998918508799992">
            <text:p>0.9989185088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16956.97224537">
            <text:p>2416956.97224537</text:p>
          </table:table-cell>
          <table:table-cell office:value-type="string">
            <text:p>1905-04-21 06:20:02.343750 EST-0500</text:p>
          </table:table-cell>
          <table:table-cell office:value-type="float" office:value="0">
            <text:p>0</text:p>
          </table:table-cell>
          <table:table-cell office:value-type="float" office:value="40.0689575131725">
            <text:p>40.0689575132</text:p>
          </table:table-cell>
          <table:table-cell office:value-type="float" office:value="40.0690860434587">
            <text:p>40.0690860435</text:p>
          </table:table-cell>
          <table:table-cell table:number-columns-repeated="2" office:value-type="string">
            <text:p>10 ♉ 04' 08"</text:p>
          </table:table-cell>
          <table:table-cell office:value-type="float" office:value="-0.563848435096779">
            <text:p>-0.5638484351</text:p>
          </table:table-cell>
          <table:table-cell office:value-type="float" office:value="0.237114943165189">
            <text:p>0.2371149432</text:p>
          </table:table-cell>
          <table:table-cell office:value-type="float" office:value="17.5367039579526">
            <text:p>17.536703958</text:p>
          </table:table-cell>
          <table:table-cell office:value-type="float" office:value="17.5368324882388">
            <text:p>17.5368324882</text:p>
          </table:table-cell>
          <table:table-cell table:number-columns-repeated="2" office:value-type="string">
            <text:p>17 ♈ 32' 12"</text:p>
          </table:table-cell>
          <table:table-cell office:value-type="float" office:value="-0.563853658474257">
            <text:p>-0.5638536585</text:p>
          </table:table-cell>
          <table:table-cell office:value-type="float" office:value="0.237111197157816">
            <text:p>0.237111197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6959.39167824">
            <text:p>2416959.39167824</text:p>
          </table:table-cell>
          <table:table-cell office:value-type="string">
            <text:p>1905-04-23 16:24:01.406250 EST-0500</text:p>
          </table:table-cell>
          <table:table-cell office:value-type="float" office:value="0">
            <text:p>0</text:p>
          </table:table-cell>
          <table:table-cell office:value-type="float" office:value="33.0370538831865">
            <text:p>33.0370538832</text:p>
          </table:table-cell>
          <table:table-cell office:value-type="float" office:value="33.0372703373495">
            <text:p>33.0372703373</text:p>
          </table:table-cell>
          <table:table-cell office:value-type="string">
            <text:p><text:s/>3 ♉ 02' 13"</text:p>
          </table:table-cell>
          <table:table-cell office:value-type="string">
            <text:p><text:s/>3 ♉ 02' 14"</text:p>
          </table:table-cell>
          <table:table-cell office:value-type="float" office:value="-0.678101962849986">
            <text:p>-0.6781019628</text:p>
          </table:table-cell>
          <table:table-cell office:value-type="float" office:value="0.973675427783566">
            <text:p>0.9736754278</text:p>
          </table:table-cell>
          <table:table-cell office:value-type="float" office:value="10.5046737449768">
            <text:p>10.504673745</text:p>
          </table:table-cell>
          <table:table-cell office:value-type="float" office:value="10.5048901991397">
            <text:p>10.5048901991</text:p>
          </table:table-cell>
          <table:table-cell office:value-type="string">
            <text:p>10 ♈ 30' 16"</text:p>
          </table:table-cell>
          <table:table-cell office:value-type="string">
            <text:p>10 ♈ 30' 17"</text:p>
          </table:table-cell>
          <table:table-cell office:value-type="float" office:value="-0.67811995582143">
            <text:p>-0.6781199558</text:p>
          </table:table-cell>
          <table:table-cell office:value-type="float" office:value="0.973657516289753">
            <text:p>0.9736575163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6962.90559028">
            <text:p>2416962.90559028</text:p>
          </table:table-cell>
          <table:table-cell office:value-type="string">
            <text:p>1905-04-27 04:44:03.750000 EST-0500</text:p>
          </table:table-cell>
          <table:table-cell office:value-type="float" office:value="0">
            <text:p>0</text:p>
          </table:table-cell>
          <table:table-cell office:value-type="float" office:value="36.4558487711015">
            <text:p>36.4558487711</text:p>
          </table:table-cell>
          <table:table-cell office:value-type="float" office:value="36.4559458508572">
            <text:p>36.4559458509</text:p>
          </table:table-cell>
          <table:table-cell table:number-columns-repeated="2" office:value-type="string">
            <text:p><text:s/>6 ♉ 27' 21"</text:p>
          </table:table-cell>
          <table:table-cell office:value-type="float" office:value="-0.630843435219808">
            <text:p>-0.6308434352</text:p>
          </table:table-cell>
          <table:table-cell office:value-type="float" office:value="0.972123844281538">
            <text:p>0.9721238443</text:p>
          </table:table-cell>
          <table:table-cell office:value-type="float" office:value="13.923312552409">
            <text:p>13.9233125524</text:p>
          </table:table-cell>
          <table:table-cell office:value-type="float" office:value="13.9234096321647">
            <text:p>13.9234096322</text:p>
          </table:table-cell>
          <table:table-cell office:value-type="string">
            <text:p>13 ♈ 55' 23"</text:p>
          </table:table-cell>
          <table:table-cell office:value-type="string">
            <text:p>13 ♈ 55' 24"</text:p>
          </table:table-cell>
          <table:table-cell office:value-type="float" office:value="-0.630833087669565">
            <text:p>-0.6308330877</text:p>
          </table:table-cell>
          <table:table-cell office:value-type="float" office:value="0.972133808994071">
            <text:p>0.972133809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16969.76545139">
            <text:p>2416969.76545139</text:p>
          </table:table-cell>
          <table:table-cell office:value-type="string">
            <text:p>1905-05-04 01:22:15.937500 EST-0500</text:p>
          </table:table-cell>
          <table:table-cell office:value-type="float" office:value="0">
            <text:p>0</text:p>
          </table:table-cell>
          <table:table-cell office:value-type="float" office:value="43.1142328016874">
            <text:p>43.1142328017</text:p>
          </table:table-cell>
          <table:table-cell office:value-type="float" office:value="43.1142013093669">
            <text:p>43.1142013094</text:p>
          </table:table-cell>
          <table:table-cell table:number-columns-repeated="2" office:value-type="string">
            <text:p>13 ♉ 06' 51"</text:p>
          </table:table-cell>
          <table:table-cell office:value-type="float" office:value="0.9690890770102">
            <text:p>0.969089077</text:p>
          </table:table-cell>
          <table:table-cell office:value-type="float" office:value="0.238391066683419">
            <text:p>0.2383910667</text:p>
          </table:table-cell>
          <table:table-cell office:value-type="float" office:value="20.5816012110332">
            <text:p>20.581601211</text:p>
          </table:table-cell>
          <table:table-cell office:value-type="float" office:value="20.5815697187127">
            <text:p>20.5815697187</text:p>
          </table:table-cell>
          <table:table-cell table:number-columns-repeated="2" office:value-type="string">
            <text:p>20 ♈ 34' 53"</text:p>
          </table:table-cell>
          <table:table-cell office:value-type="float" office:value="0.969103938465593">
            <text:p>0.9691039385</text:p>
          </table:table-cell>
          <table:table-cell office:value-type="float" office:value="0.238406077670394">
            <text:p>0.2384060777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6979.154375">
            <text:p>2416979.154375</text:p>
          </table:table-cell>
          <table:table-cell office:value-type="string">
            <text:p>1905-05-13 10:42:18.281250 EST-0500</text:p>
          </table:table-cell>
          <table:table-cell office:value-type="float" office:value="0">
            <text:p>0</text:p>
          </table:table-cell>
          <table:table-cell office:value-type="float" office:value="28.7895703618389">
            <text:p>28.7895703618</text:p>
          </table:table-cell>
          <table:table-cell office:value-type="float" office:value="28.7895197864748">
            <text:p>28.7895197865</text:p>
          </table:table-cell>
          <table:table-cell table:number-columns-repeated="2" office:value-type="string">
            <text:p>28 ♈ 47' 22"</text:p>
          </table:table-cell>
          <table:table-cell office:value-type="float" office:value="0.481775108248616">
            <text:p>0.4817751082</text:p>
          </table:table-cell>
          <table:table-cell office:value-type="float" office:value="-0.204207806394038">
            <text:p>-0.2042078064</text:p>
          </table:table-cell>
          <table:table-cell office:value-type="float" office:value="6.25653047088018">
            <text:p>6.2565304709</text:p>
          </table:table-cell>
          <table:table-cell office:value-type="float" office:value="6.25647989551608">
            <text:p>6.2564798955</text:p>
          </table:table-cell>
          <table:table-cell table:number-columns-repeated="2" office:value-type="string">
            <text:p><text:s/>6 ♈ 15' 23"</text:p>
          </table:table-cell>
          <table:table-cell office:value-type="float" office:value="0.481793132381373">
            <text:p>0.4817931324</text:p>
          </table:table-cell>
          <table:table-cell office:value-type="float" office:value="-0.204189456678504">
            <text:p>-0.2041894567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6999.28962963">
            <text:p>2416999.28962963</text:p>
          </table:table-cell>
          <table:table-cell office:value-type="string">
            <text:p>1905-06-02 13:57:04.218750 EST-0500</text:p>
          </table:table-cell>
          <table:table-cell office:value-type="float" office:value="0">
            <text:p>0</text:p>
          </table:table-cell>
          <table:table-cell office:value-type="float" office:value="50.0540678843644">
            <text:p>50.0540678844</text:p>
          </table:table-cell>
          <table:table-cell office:value-type="float" office:value="50.054061692088">
            <text:p>50.0540616921</text:p>
          </table:table-cell>
          <table:table-cell table:number-columns-repeated="2" office:value-type="string">
            <text:p>20 ♉ 03' 14"</text:p>
          </table:table-cell>
          <table:table-cell office:value-type="float" office:value="1.54249651009674">
            <text:p>1.5424965101</text:p>
          </table:table-cell>
          <table:table-cell office:value-type="float" office:value="0.229060035265005">
            <text:p>0.2290600353</text:p>
          </table:table-cell>
          <table:table-cell office:value-type="float" office:value="27.5202927190806">
            <text:p>27.5202927191</text:p>
          </table:table-cell>
          <table:table-cell office:value-type="float" office:value="27.5202865268042">
            <text:p>27.5202865268</text:p>
          </table:table-cell>
          <table:table-cell table:number-columns-repeated="2" office:value-type="string">
            <text:p>27 ♈ 31' 13"</text:p>
          </table:table-cell>
          <table:table-cell office:value-type="float" office:value="1.54248036702383">
            <text:p>1.542480367</text:p>
          </table:table-cell>
          <table:table-cell office:value-type="float" office:value="0.229043716019918">
            <text:p>0.229043716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17009.39876157">
            <text:p>2417009.39876157</text:p>
          </table:table-cell>
          <table:table-cell office:value-type="string">
            <text:p>1905-06-12 16:34:13.125000 EST-0500</text:p>
          </table:table-cell>
          <table:table-cell office:value-type="float" office:value="0">
            <text:p>0</text:p>
          </table:table-cell>
          <table:table-cell office:value-type="float" office:value="81.2069822899811">
            <text:p>81.20698229</text:p>
          </table:table-cell>
          <table:table-cell office:value-type="float" office:value="81.2068733947204">
            <text:p>81.2068733947</text:p>
          </table:table-cell>
          <table:table-cell office:value-type="string">
            <text:p>21 ♊ 12' 25"</text:p>
          </table:table-cell>
          <table:table-cell office:value-type="string">
            <text:p>21 ♊ 12' 24"</text:p>
          </table:table-cell>
          <table:table-cell office:value-type="float" office:value="0.955093371334234">
            <text:p>0.9550933713</text:p>
          </table:table-cell>
          <table:table-cell office:value-type="float" office:value="0.023481290325944">
            <text:p>0.0234812903</text:p>
          </table:table-cell>
          <table:table-cell office:value-type="float" office:value="58.6727471770813">
            <text:p>58.6727471771</text:p>
          </table:table-cell>
          <table:table-cell office:value-type="float" office:value="58.6726382818205">
            <text:p>58.6726382818</text:p>
          </table:table-cell>
          <table:table-cell table:number-columns-repeated="2" office:value-type="string">
            <text:p>28 ♉ 40' 21"</text:p>
          </table:table-cell>
          <table:table-cell office:value-type="float" office:value="0.95510536014522">
            <text:p>0.9551053601</text:p>
          </table:table-cell>
          <table:table-cell office:value-type="float" office:value="0.0234934493772929">
            <text:p>0.0234934494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7015.94075231">
            <text:p>2417015.94075231</text:p>
          </table:table-cell>
          <table:table-cell office:value-type="string">
            <text:p>1905-06-19 05:34:41.250000 EST-0500</text:p>
          </table:table-cell>
          <table:table-cell office:value-type="float" office:value="0">
            <text:p>0</text:p>
          </table:table-cell>
          <table:table-cell office:value-type="float" office:value="81.3604383737265">
            <text:p>81.3604383737</text:p>
          </table:table-cell>
          <table:table-cell office:value-type="float" office:value="81.3604375137554">
            <text:p>81.3604375138</text:p>
          </table:table-cell>
          <table:table-cell table:number-columns-repeated="2" office:value-type="string">
            <text:p>21 ♊ 21' 37"</text:p>
          </table:table-cell>
          <table:table-cell office:value-type="float" office:value="2.15530478694746">
            <text:p>2.1553047869</text:p>
          </table:table-cell>
          <table:table-cell office:value-type="float" office:value="0.0234019114077248">
            <text:p>0.0234019114</text:p>
          </table:table-cell>
          <table:table-cell office:value-type="float" office:value="58.8258142824614">
            <text:p>58.8258142825</text:p>
          </table:table-cell>
          <table:table-cell office:value-type="float" office:value="58.8258134224903">
            <text:p>58.8258134225</text:p>
          </table:table-cell>
          <table:table-cell table:number-columns-repeated="2" office:value-type="string">
            <text:p>28 ♉ 49' 32"</text:p>
          </table:table-cell>
          <table:table-cell office:value-type="float" office:value="2.15527922055671">
            <text:p>2.1552792206</text:p>
          </table:table-cell>
          <table:table-cell office:value-type="float" office:value="0.0233761637306743">
            <text:p>0.023376163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7020.90144676">
            <text:p>2417020.90144676</text:p>
          </table:table-cell>
          <table:table-cell office:value-type="string">
            <text:p>1905-06-24 04:38:05.156250 EST-0500</text:p>
          </table:table-cell>
          <table:table-cell office:value-type="float" office:value="0">
            <text:p>0</text:p>
          </table:table-cell>
          <table:table-cell office:value-type="float" office:value="92.1825300006485">
            <text:p>92.1825300006</text:p>
          </table:table-cell>
          <table:table-cell office:value-type="float" office:value="92.1824229344337">
            <text:p>92.1824229344</text:p>
          </table:table-cell>
          <table:table-cell office:value-type="string">
            <text:p><text:s/>2 ♋ 10' 57"</text:p>
          </table:table-cell>
          <table:table-cell office:value-type="string">
            <text:p><text:s/>2 ♋ 10' 56"</text:p>
          </table:table-cell>
          <table:table-cell office:value-type="float" office:value="2.18884484051322">
            <text:p>2.1888448405</text:p>
          </table:table-cell>
          <table:table-cell office:value-type="float" office:value="0.953693633334937">
            <text:p>0.9536936333</text:p>
          </table:table-cell>
          <table:table-cell office:value-type="float" office:value="69.6477151214163">
            <text:p>69.6477151214</text:p>
          </table:table-cell>
          <table:table-cell office:value-type="float" office:value="69.6476080552015">
            <text:p>69.6476080552</text:p>
          </table:table-cell>
          <table:table-cell table:number-columns-repeated="2" office:value-type="string">
            <text:p><text:s/>9 ♊ 38' 51"</text:p>
          </table:table-cell>
          <table:table-cell office:value-type="float" office:value="2.18886177602665">
            <text:p>2.188861776</text:p>
          </table:table-cell>
          <table:table-cell office:value-type="float" office:value="0.953710571290356">
            <text:p>0.9537105713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7023.46418981">
            <text:p>2417023.46418981</text:p>
          </table:table-cell>
          <table:table-cell office:value-type="string">
            <text:p>1905-06-26 18:08:26.250000 EST-0500</text:p>
          </table:table-cell>
          <table:table-cell office:value-type="float" office:value="0">
            <text:p>0</text:p>
          </table:table-cell>
          <table:table-cell office:value-type="float" office:value="97.7646464872976">
            <text:p>97.7646464873</text:p>
          </table:table-cell>
          <table:table-cell office:value-type="float" office:value="97.7644126160148">
            <text:p>97.764412616</text:p>
          </table:table-cell>
          <table:table-cell office:value-type="string">
            <text:p><text:s/>7 ♋ 45' 52"</text:p>
          </table:table-cell>
          <table:table-cell office:value-type="string">
            <text:p><text:s/>7 ♋ 45' 51"</text:p>
          </table:table-cell>
          <table:table-cell office:value-type="float" office:value="2.16306496940981">
            <text:p>2.1630649694</text:p>
          </table:table-cell>
          <table:table-cell office:value-type="float" office:value="0.0371719077393259">
            <text:p>0.0371719077</text:p>
          </table:table-cell>
          <table:table-cell office:value-type="float" office:value="75.2297725954007">
            <text:p>75.2297725954</text:p>
          </table:table-cell>
          <table:table-cell office:value-type="float" office:value="75.2295387241179">
            <text:p>75.2295387241</text:p>
          </table:table-cell>
          <table:table-cell office:value-type="string">
            <text:p>15 ♊ 13' 47"</text:p>
          </table:table-cell>
          <table:table-cell office:value-type="string">
            <text:p>15 ♊ 13' 46"</text:p>
          </table:table-cell>
          <table:table-cell office:value-type="float" office:value="2.16307483718558">
            <text:p>2.1630748372</text:p>
          </table:table-cell>
          <table:table-cell office:value-type="float" office:value="0.0371817474437265">
            <text:p>0.0371817474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17026.88826389">
            <text:p>2417026.88826389</text:p>
          </table:table-cell>
          <table:table-cell office:value-type="string">
            <text:p>1905-06-30 04:19:06.093750 EST-0500</text:p>
          </table:table-cell>
          <table:table-cell office:value-type="float" office:value="0">
            <text:p>0</text:p>
          </table:table-cell>
          <table:table-cell office:value-type="float" office:value="97.8920764377876">
            <text:p>97.8920764378</text:p>
          </table:table-cell>
          <table:table-cell office:value-type="float" office:value="97.891860004572">
            <text:p>97.8918600046</text:p>
          </table:table-cell>
          <table:table-cell office:value-type="string">
            <text:p><text:s/>7 ♋ 53' 31"</text:p>
          </table:table-cell>
          <table:table-cell office:value-type="string">
            <text:p><text:s/>7 ♋ 53' 30"</text:p>
          </table:table-cell>
          <table:table-cell office:value-type="float" office:value="0.953743360302566">
            <text:p>0.9537433603</text:p>
          </table:table-cell>
          <table:table-cell office:value-type="float" office:value="0.0372551805277779">
            <text:p>0.0372551805</text:p>
          </table:table-cell>
          <table:table-cell office:value-type="float" office:value="75.3570547697028">
            <text:p>75.3570547697</text:p>
          </table:table-cell>
          <table:table-cell office:value-type="float" office:value="75.3568383364873">
            <text:p>75.3568383365</text:p>
          </table:table-cell>
          <table:table-cell office:value-type="string">
            <text:p>15 ♊ 21' 25"</text:p>
          </table:table-cell>
          <table:table-cell office:value-type="string">
            <text:p>15 ♊ 21' 24"</text:p>
          </table:table-cell>
          <table:table-cell office:value-type="float" office:value="0.953722561370525">
            <text:p>0.9537225614</text:p>
          </table:table-cell>
          <table:table-cell office:value-type="float" office:value="0.0372343710925573">
            <text:p>0.0372343711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17031.95710648">
            <text:p>2417031.95710648</text:p>
          </table:table-cell>
          <table:table-cell office:value-type="string">
            <text:p>1905-07-05 05:58:14.531250 EST-0500</text:p>
          </table:table-cell>
          <table:table-cell office:value-type="float" office:value="0">
            <text:p>0</text:p>
          </table:table-cell>
          <table:table-cell office:value-type="float" office:value="57.0950326457544">
            <text:p>57.0950326458</text:p>
          </table:table-cell>
          <table:table-cell office:value-type="float" office:value="57.0949583705978">
            <text:p>57.0949583706</text:p>
          </table:table-cell>
          <table:table-cell office:value-type="string">
            <text:p>27 ♉ 05' 42"</text:p>
          </table:table-cell>
          <table:table-cell office:value-type="string">
            <text:p>27 ♉ 05' 41"</text:p>
          </table:table-cell>
          <table:table-cell office:value-type="float" office:value="0.945528709954634">
            <text:p>0.94552871</text:p>
          </table:table-cell>
          <table:table-cell office:value-type="float" office:value="0.198262400924968">
            <text:p>0.1982624009</text:p>
          </table:table-cell>
          <table:table-cell office:value-type="float" office:value="34.5596908066896">
            <text:p>34.5596908067</text:p>
          </table:table-cell>
          <table:table-cell office:value-type="float" office:value="34.559616531533">
            <text:p>34.5596165315</text:p>
          </table:table-cell>
          <table:table-cell table:number-columns-repeated="2" office:value-type="string">
            <text:p><text:s/>4 ♉ 33' 34"</text:p>
          </table:table-cell>
          <table:table-cell office:value-type="float" office:value="0.945519068373836">
            <text:p>0.9455190684</text:p>
          </table:table-cell>
          <table:table-cell office:value-type="float" office:value="0.198253098373854">
            <text:p>0.1982530984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17056.67732639">
            <text:p>2417056.67732639</text:p>
          </table:table-cell>
          <table:table-cell office:value-type="string">
            <text:p>1905-07-29 23:15:21.093750 EST-0500</text:p>
          </table:table-cell>
          <table:table-cell office:value-type="float" office:value="0">
            <text:p>0</text:p>
          </table:table-cell>
          <table:table-cell office:value-type="float" office:value="82.2250479061079">
            <text:p>82.2250479061</text:p>
          </table:table-cell>
          <table:table-cell office:value-type="float" office:value="82.2249922009261">
            <text:p>82.2249922009</text:p>
          </table:table-cell>
          <table:table-cell office:value-type="string">
            <text:p>22 ♊ 13' 30"</text:p>
          </table:table-cell>
          <table:table-cell office:value-type="string">
            <text:p>22 ♊ 13' 29"</text:p>
          </table:table-cell>
          <table:table-cell office:value-type="float" office:value="1.07341507179331">
            <text:p>1.0734150718</text:p>
          </table:table-cell>
          <table:table-cell office:value-type="float" office:value="0.0177059098402936">
            <text:p>0.0177059098</text:p>
          </table:table-cell>
          <table:table-cell office:value-type="float" office:value="59.6887304191131">
            <text:p>59.6887304191</text:p>
          </table:table-cell>
          <table:table-cell office:value-type="float" office:value="59.6886747139313">
            <text:p>59.6886747139</text:p>
          </table:table-cell>
          <table:table-cell table:number-columns-repeated="2" office:value-type="string">
            <text:p>29 ♉ 41' 19"</text:p>
          </table:table-cell>
          <table:table-cell office:value-type="float" office:value="1.07339161956431">
            <text:p>1.0733916196</text:p>
          </table:table-cell>
          <table:table-cell office:value-type="float" office:value="0.0176823433142364">
            <text:p>0.0176823433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7072.37189815">
            <text:p>2417072.37189815</text:p>
          </table:table-cell>
          <table:table-cell office:value-type="string">
            <text:p>1905-08-14 15:55:32.812500 EST-0500</text:p>
          </table:table-cell>
          <table:table-cell office:value-type="float" office:value="0">
            <text:p>0</text:p>
          </table:table-cell>
          <table:table-cell office:value-type="float" office:value="99.4643429408476">
            <text:p>99.4643429408</text:p>
          </table:table-cell>
          <table:table-cell office:value-type="float" office:value="99.4640882493976">
            <text:p>99.4640882494</text:p>
          </table:table-cell>
          <table:table-cell office:value-type="string">
            <text:p><text:s/>9 ♋ 27' 51"</text:p>
          </table:table-cell>
          <table:table-cell office:value-type="string">
            <text:p><text:s/>9 ♋ 27' 50"</text:p>
          </table:table-cell>
          <table:table-cell office:value-type="float" office:value="1.12117136603476">
            <text:p>1.121171366</text:p>
          </table:table-cell>
          <table:table-cell office:value-type="float" office:value="0.0293077699837618">
            <text:p>0.02930777</text:p>
          </table:table-cell>
          <table:table-cell office:value-type="float" office:value="76.9274271834904">
            <text:p>76.9274271835</text:p>
          </table:table-cell>
          <table:table-cell office:value-type="float" office:value="76.9271724920404">
            <text:p>76.927172492</text:p>
          </table:table-cell>
          <table:table-cell office:value-type="string">
            <text:p>16 ♊ 55' 38"</text:p>
          </table:table-cell>
          <table:table-cell office:value-type="string">
            <text:p>16 ♊ 55' 37"</text:p>
          </table:table-cell>
          <table:table-cell office:value-type="float" office:value="1.12118002964526">
            <text:p>1.1211800296</text:p>
          </table:table-cell>
          <table:table-cell office:value-type="float" office:value="0.0293163965503327">
            <text:p>0.029316396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7087.60334491">
            <text:p>2417087.60334491</text:p>
          </table:table-cell>
          <table:table-cell office:value-type="string">
            <text:p>1905-08-29 21:28:49.687500 EST-0500</text:p>
          </table:table-cell>
          <table:table-cell office:value-type="float" office:value="0">
            <text:p>0</text:p>
          </table:table-cell>
          <table:table-cell office:value-type="float" office:value="156.04309197071">
            <text:p>156.0430919707</text:p>
          </table:table-cell>
          <table:table-cell office:value-type="float" office:value="156.043197622152">
            <text:p>156.0431976222</text:p>
          </table:table-cell>
          <table:table-cell table:number-columns-repeated="2" office:value-type="string">
            <text:p><text:s/>6 ♍ 02' 35"</text:p>
          </table:table-cell>
          <table:table-cell office:value-type="float" office:value="-0.92848801436583">
            <text:p>-0.9284880144</text:p>
          </table:table-cell>
          <table:table-cell office:value-type="float" office:value="0.96746926808998">
            <text:p>0.9674692681</text:p>
          </table:table-cell>
          <table:table-cell office:value-type="float" office:value="133.505770054077">
            <text:p>133.5057700541</text:p>
          </table:table-cell>
          <table:table-cell office:value-type="float" office:value="133.505875705519">
            <text:p>133.5058757055</text:p>
          </table:table-cell>
          <table:table-cell office:value-type="string">
            <text:p>13 ♌ 30' 20"</text:p>
          </table:table-cell>
          <table:table-cell office:value-type="string">
            <text:p>13 ♌ 30' 21"</text:p>
          </table:table-cell>
          <table:table-cell office:value-type="float" office:value="-0.928466537351348">
            <text:p>-0.9284665374</text:p>
          </table:table-cell>
          <table:table-cell office:value-type="float" office:value="0.9674896756665">
            <text:p>0.9674896757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17127.3684838">
            <text:p>2417127.3684838</text:p>
          </table:table-cell>
          <table:table-cell office:value-type="string">
            <text:p>1905-10-08 15:50:37.500000 EST-0500</text:p>
          </table:table-cell>
          <table:table-cell office:value-type="float" office:value="0">
            <text:p>0</text:p>
          </table:table-cell>
          <table:table-cell office:value-type="float" office:value="270.608516027897">
            <text:p>270.6085160279</text:p>
          </table:table-cell>
          <table:table-cell office:value-type="float" office:value="270.608463483989">
            <text:p>270.608463484</text:p>
          </table:table-cell>
          <table:table-cell table:number-columns-repeated="2" office:value-type="string">
            <text:p><text:s/>0 ♑ 36' 30"</text:p>
          </table:table-cell>
          <table:table-cell office:value-type="float" office:value="0.699135943049602">
            <text:p>0.699135943</text:p>
          </table:table-cell>
          <table:table-cell office:value-type="float" office:value="0.0246466327132736">
            <text:p>0.0246466327</text:p>
          </table:table-cell>
          <table:table-cell office:value-type="float" office:value="248.070262697927">
            <text:p>248.0702626979</text:p>
          </table:table-cell>
          <table:table-cell office:value-type="float" office:value="248.07021015402">
            <text:p>248.070210154</text:p>
          </table:table-cell>
          <table:table-cell table:number-columns-repeated="2" office:value-type="string">
            <text:p><text:s/>8 ♐ 04' 12"</text:p>
          </table:table-cell>
          <table:table-cell office:value-type="float" office:value="0.699157606405822">
            <text:p>0.6991576064</text:p>
          </table:table-cell>
          <table:table-cell office:value-type="float" office:value="0.0246682986698622">
            <text:p>0.024668298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7130.84920139">
            <text:p>2417130.84920139</text:p>
          </table:table-cell>
          <table:table-cell office:value-type="string">
            <text:p>1905-10-12 03:22:51.093750 EST-0500</text:p>
          </table:table-cell>
          <table:table-cell office:value-type="float" office:value="0">
            <text:p>0</text:p>
          </table:table-cell>
          <table:table-cell office:value-type="float" office:value="198.345288536578">
            <text:p>198.3452885366</text:p>
          </table:table-cell>
          <table:table-cell office:value-type="float" office:value="198.345239795177">
            <text:p>198.3452397952</text:p>
          </table:table-cell>
          <table:table-cell office:value-type="string">
            <text:p>18 ♎ 20' 43"</text:p>
          </table:table-cell>
          <table:table-cell office:value-type="string">
            <text:p>18 ♎ 20' 42"</text:p>
          </table:table-cell>
          <table:table-cell office:value-type="float" office:value="1.71284477590808">
            <text:p>1.7128447759</text:p>
          </table:table-cell>
          <table:table-cell office:value-type="float" office:value="0.989734061835018">
            <text:p>0.9897340618</text:p>
          </table:table-cell>
          <table:table-cell office:value-type="float" office:value="175.807018533789">
            <text:p>175.8070185338</text:p>
          </table:table-cell>
          <table:table-cell office:value-type="float" office:value="175.806969792388">
            <text:p>175.8069697924</text:p>
          </table:table-cell>
          <table:table-cell table:number-columns-repeated="2" office:value-type="string">
            <text:p>25 ♍ 48' 25"</text:p>
          </table:table-cell>
          <table:table-cell office:value-type="float" office:value="1.71288328730076">
            <text:p>1.7128832873</text:p>
          </table:table-cell>
          <table:table-cell office:value-type="float" office:value="0.989772521897345">
            <text:p>0.989772521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7195.42805556">
            <text:p>2417195.42805556</text:p>
          </table:table-cell>
          <table:table-cell office:value-type="string">
            <text:p>1905-12-15 17:16:24.375000 EST-0500</text:p>
          </table:table-cell>
          <table:table-cell office:value-type="float" office:value="0">
            <text:p>0</text:p>
          </table:table-cell>
          <table:table-cell office:value-type="float" office:value="263.311414179054">
            <text:p>263.3114141791</text:p>
          </table:table-cell>
          <table:table-cell office:value-type="float" office:value="263.31145152479">
            <text:p>263.3114515248</text:p>
          </table:table-cell>
          <table:table-cell table:number-columns-repeated="2" office:value-type="string">
            <text:p>23 ♐ 18' 41"</text:p>
          </table:table-cell>
          <table:table-cell office:value-type="float" office:value="-1.38580397368321">
            <text:p>-1.3858039737</text:p>
          </table:table-cell>
          <table:table-cell office:value-type="float" office:value="1.01746807076481">
            <text:p>1.0174680708</text:p>
          </table:table-cell>
          <table:table-cell office:value-type="float" office:value="240.770704255165">
            <text:p>240.7707042552</text:p>
          </table:table-cell>
          <table:table-cell office:value-type="float" office:value="240.7707416009">
            <text:p>240.7707416009</text:p>
          </table:table-cell>
          <table:table-cell table:number-columns-repeated="2" office:value-type="string">
            <text:p><text:s/>0 ♐ 46' 14"</text:p>
          </table:table-cell>
          <table:table-cell office:value-type="float" office:value="-1.38582187534748">
            <text:p>-1.3858218753</text:p>
          </table:table-cell>
          <table:table-cell office:value-type="float" office:value="1.01745020691743">
            <text:p>1.0174502069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7201.45515046">
            <text:p>2417201.45515046</text:p>
          </table:table-cell>
          <table:table-cell office:value-type="string">
            <text:p>1905-12-21 17:55:25.781250 EST-0500</text:p>
          </table:table-cell>
          <table:table-cell office:value-type="float" office:value="0">
            <text:p>0</text:p>
          </table:table-cell>
          <table:table-cell office:value-type="float" office:value="256.417138719701">
            <text:p>256.4171387197</text:p>
          </table:table-cell>
          <table:table-cell office:value-type="float" office:value="256.417430246545">
            <text:p>256.4174302465</text:p>
          </table:table-cell>
          <table:table-cell office:value-type="string">
            <text:p>16 ♐ 25' 01"</text:p>
          </table:table-cell>
          <table:table-cell office:value-type="string">
            <text:p>16 ♐ 25' 02"</text:p>
          </table:table-cell>
          <table:table-cell office:value-type="float" office:value="-0.715774823939991">
            <text:p>-0.7157748239</text:p>
          </table:table-cell>
          <table:table-cell office:value-type="float" office:value="1.25721699717449">
            <text:p>1.2572169972</text:p>
          </table:table-cell>
          <table:table-cell office:value-type="float" office:value="233.876229092374">
            <text:p>233.8762290924</text:p>
          </table:table-cell>
          <table:table-cell office:value-type="float" office:value="233.876520619218">
            <text:p>233.8765206192</text:p>
          </table:table-cell>
          <table:table-cell office:value-type="string">
            <text:p>23 ♏ 52' 34"</text:p>
          </table:table-cell>
          <table:table-cell office:value-type="string">
            <text:p>23 ♏ 52' 35"</text:p>
          </table:table-cell>
          <table:table-cell office:value-type="float" office:value="-0.715772119036161">
            <text:p>-0.715772119</text:p>
          </table:table-cell>
          <table:table-cell office:value-type="float" office:value="1.25721961270453">
            <text:p>1.2572196127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17205.4168287">
            <text:p>2417205.4168287</text:p>
          </table:table-cell>
          <table:table-cell office:value-type="string">
            <text:p>1905-12-25 17:00:14.062500 EST-0500</text:p>
          </table:table-cell>
          <table:table-cell office:value-type="float" office:value="0">
            <text:p>0</text:p>
          </table:table-cell>
          <table:table-cell office:value-type="float" office:value="328.736680045752">
            <text:p>328.7366800458</text:p>
          </table:table-cell>
          <table:table-cell office:value-type="float" office:value="328.736665314131">
            <text:p>328.7366653141</text:p>
          </table:table-cell>
          <table:table-cell office:value-type="string">
            <text:p>28 ♒ 44' 12"</text:p>
          </table:table-cell>
          <table:table-cell office:value-type="string">
            <text:p>28 ♒ 44' 11"</text:p>
          </table:table-cell>
          <table:table-cell office:value-type="float" office:value="0.76580930271765">
            <text:p>0.7658093027</text:p>
          </table:table-cell>
          <table:table-cell office:value-type="float" office:value="0.0858509398543832">
            <text:p>0.0858509399</text:p>
          </table:table-cell>
          <table:table-cell office:value-type="float" office:value="306.195520658681">
            <text:p>306.1955206587</text:p>
          </table:table-cell>
          <table:table-cell office:value-type="float" office:value="306.19550592706">
            <text:p>306.1955059271</text:p>
          </table:table-cell>
          <table:table-cell table:number-columns-repeated="2" office:value-type="string">
            <text:p><text:s/>6 ♒ 11' 43"</text:p>
          </table:table-cell>
          <table:table-cell office:value-type="float" office:value="0.765765869416883">
            <text:p>0.7657658694</text:p>
          </table:table-cell>
          <table:table-cell office:value-type="float" office:value="0.0858075023501814">
            <text:p>0.0858075024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17206.295">
            <text:p>2417206.295</text:p>
          </table:table-cell>
          <table:table-cell office:value-type="string">
            <text:p>1905-12-26 14:04:48.281250 EST-0500</text:p>
          </table:table-cell>
          <table:table-cell office:value-type="float" office:value="0">
            <text:p>0</text:p>
          </table:table-cell>
          <table:table-cell office:value-type="float" office:value="274.381082452169">
            <text:p>274.3810824522</text:p>
          </table:table-cell>
          <table:table-cell office:value-type="float" office:value="274.381055835302">
            <text:p>274.3810558353</text:p>
          </table:table-cell>
          <table:table-cell table:number-columns-repeated="2" office:value-type="string">
            <text:p><text:s/>4 ♑ 22' 51"</text:p>
          </table:table-cell>
          <table:table-cell office:value-type="float" office:value="1.01953186472762">
            <text:p>1.0195318647</text:p>
          </table:table-cell>
          <table:table-cell office:value-type="float" office:value="0.0602183403508529">
            <text:p>0.0602183404</text:p>
          </table:table-cell>
          <table:table-cell office:value-type="float" office:value="251.839852052169">
            <text:p>251.8398520522</text:p>
          </table:table-cell>
          <table:table-cell office:value-type="float" office:value="251.839825435302">
            <text:p>251.8398254353</text:p>
          </table:table-cell>
          <table:table-cell table:number-columns-repeated="2" office:value-type="string">
            <text:p>11 ♐ 50' 23"</text:p>
          </table:table-cell>
          <table:table-cell office:value-type="float" office:value="1.01949102703033">
            <text:p>1.019491027</text:p>
          </table:table-cell>
          <table:table-cell office:value-type="float" office:value="0.0601775005203904">
            <text:p>0.0601775005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7216.21394676">
            <text:p>2417216.21394676</text:p>
          </table:table-cell>
          <table:table-cell office:value-type="string">
            <text:p>1906-01-05 12:08:05.156250 EST-0500</text:p>
          </table:table-cell>
          <table:table-cell office:value-type="float" office:value="0">
            <text:p>0</text:p>
          </table:table-cell>
          <table:table-cell office:value-type="float" office:value="274.975705167184">
            <text:p>274.9757051672</text:p>
          </table:table-cell>
          <table:table-cell office:value-type="float" office:value="274.9757050097">
            <text:p>274.9757050097</text:p>
          </table:table-cell>
          <table:table-cell table:number-columns-repeated="2" office:value-type="string">
            <text:p><text:s/>4 ♑ 58' 32"</text:p>
          </table:table-cell>
          <table:table-cell office:value-type="float" office:value="1.25725685371565">
            <text:p>1.2572568537</text:p>
          </table:table-cell>
          <table:table-cell office:value-type="float" office:value="0.0595141211562776">
            <text:p>0.0595141212</text:p>
          </table:table-cell>
          <table:table-cell office:value-type="float" office:value="252.434080843394">
            <text:p>252.4340808434</text:p>
          </table:table-cell>
          <table:table-cell office:value-type="float" office:value="252.43408068591">
            <text:p>252.4340806859</text:p>
          </table:table-cell>
          <table:table-cell table:number-columns-repeated="2" office:value-type="string">
            <text:p>12 ♐ 26' 02"</text:p>
          </table:table-cell>
          <table:table-cell office:value-type="float" office:value="1.2572521673854">
            <text:p>1.2572521674</text:p>
          </table:table-cell>
          <table:table-cell office:value-type="float" office:value="0.0595094356260285">
            <text:p>0.0595094356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7227.59309028">
            <text:p>2417227.59309028</text:p>
          </table:table-cell>
          <table:table-cell office:value-type="string">
            <text:p>1906-01-16 21:14:03.750000 EST-0500</text:p>
          </table:table-cell>
          <table:table-cell office:value-type="float" office:value="0">
            <text:p>0</text:p>
          </table:table-cell>
          <table:table-cell office:value-type="float" office:value="275.641966894172">
            <text:p>275.6419668942</text:p>
          </table:table-cell>
          <table:table-cell office:value-type="float" office:value="275.641678760038">
            <text:p>275.64167876</text:p>
          </table:table-cell>
          <table:table-cell office:value-type="string">
            <text:p><text:s/>5 ♑ 38' 31"</text:p>
          </table:table-cell>
          <table:table-cell office:value-type="string">
            <text:p><text:s/>5 ♑ 38' 30"</text:p>
          </table:table-cell>
          <table:table-cell office:value-type="float" office:value="1.37447416120388">
            <text:p>1.3744741612</text:p>
          </table:table-cell>
          <table:table-cell office:value-type="float" office:value="0.0572542020748465">
            <text:p>0.0572542021</text:p>
          </table:table-cell>
          <table:table-cell office:value-type="float" office:value="253.099804663098">
            <text:p>253.0998046631</text:p>
          </table:table-cell>
          <table:table-cell office:value-type="float" office:value="253.099516528964">
            <text:p>253.099516529</text:p>
          </table:table-cell>
          <table:table-cell office:value-type="string">
            <text:p>13 ♐ 05' 59"</text:p>
          </table:table-cell>
          <table:table-cell office:value-type="string">
            <text:p>13 ♐ 05' 58"</text:p>
          </table:table-cell>
          <table:table-cell office:value-type="float" office:value="1.37449245163227">
            <text:p>1.3744924516</text:p>
          </table:table-cell>
          <table:table-cell office:value-type="float" office:value="0.0572724916424721">
            <text:p>0.0572724916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7255.87434028">
            <text:p>2417255.87434028</text:p>
          </table:table-cell>
          <table:table-cell office:value-type="string">
            <text:p>1906-02-14 03:59:03.750000 EST-0500</text:p>
          </table:table-cell>
          <table:table-cell office:value-type="float" office:value="0">
            <text:p>0</text:p>
          </table:table-cell>
          <table:table-cell office:value-type="float" office:value="324.781359530119">
            <text:p>324.7813595301</text:p>
          </table:table-cell>
          <table:table-cell office:value-type="float" office:value="324.781339173969">
            <text:p>324.781339174</text:p>
          </table:table-cell>
          <table:table-cell table:number-columns-repeated="2" office:value-type="string">
            <text:p>24 ♒ 46' 52"</text:p>
          </table:table-cell>
          <table:table-cell office:value-type="float" office:value="1.25294578422284">
            <text:p>1.2529457842</text:p>
          </table:table-cell>
          <table:table-cell office:value-type="float" office:value="1.00992054574704">
            <text:p>1.0099205457</text:p>
          </table:table-cell>
          <table:table-cell office:value-type="float" office:value="302.238160137644">
            <text:p>302.2381601376</text:p>
          </table:table-cell>
          <table:table-cell office:value-type="float" office:value="302.238139781493">
            <text:p>302.2381397815</text:p>
          </table:table-cell>
          <table:table-cell table:number-columns-repeated="2" office:value-type="string">
            <text:p><text:s/>2 ♒ 14' 17"</text:p>
          </table:table-cell>
          <table:table-cell office:value-type="float" office:value="1.25296745507795">
            <text:p>1.2529674551</text:p>
          </table:table-cell>
          <table:table-cell office:value-type="float" office:value="1.00994216800987">
            <text:p>1.00994216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7262.3653125">
            <text:p>2417262.3653125</text:p>
          </table:table-cell>
          <table:table-cell office:value-type="string">
            <text:p>1906-02-20 15:46:03.281250 EST-0500</text:p>
          </table:table-cell>
          <table:table-cell office:value-type="float" office:value="0">
            <text:p>0</text:p>
          </table:table-cell>
          <table:table-cell office:value-type="float" office:value="331.329887973291">
            <text:p>331.3298879733</text:p>
          </table:table-cell>
          <table:table-cell office:value-type="float" office:value="331.32978109349">
            <text:p>331.3297810935</text:p>
          </table:table-cell>
          <table:table-cell table:number-columns-repeated="2" office:value-type="string">
            <text:p><text:s/>1 ♓ 19' 47"</text:p>
          </table:table-cell>
          <table:table-cell office:value-type="float" office:value="1.83647394974075">
            <text:p>1.8364739497</text:p>
          </table:table-cell>
          <table:table-cell office:value-type="float" office:value="1.00766170907433">
            <text:p>1.0076617091</text:p>
          </table:table-cell>
          <table:table-cell office:value-type="float" office:value="308.786392111655">
            <text:p>308.7863921117</text:p>
          </table:table-cell>
          <table:table-cell office:value-type="float" office:value="308.786285231854">
            <text:p>308.7862852319</text:p>
          </table:table-cell>
          <table:table-cell office:value-type="string">
            <text:p><text:s/>8 ♒ 47' 11"</text:p>
          </table:table-cell>
          <table:table-cell office:value-type="string">
            <text:p><text:s/>8 ♒ 47' 10"</text:p>
          </table:table-cell>
          <table:table-cell office:value-type="float" office:value="1.83646769799011">
            <text:p>1.836467698</text:p>
          </table:table-cell>
          <table:table-cell office:value-type="float" office:value="1.00765590598832">
            <text:p>1.007655906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7264.16340278">
            <text:p>2417264.16340278</text:p>
          </table:table-cell>
          <table:table-cell office:value-type="string">
            <text:p>1906-02-22 10:55:18.750000 EST-0500</text:p>
          </table:table-cell>
          <table:table-cell office:value-type="float" office:value="0">
            <text:p>0</text:p>
          </table:table-cell>
          <table:table-cell office:value-type="float" office:value="335.161294235598">
            <text:p>335.1612942356</text:p>
          </table:table-cell>
          <table:table-cell office:value-type="float" office:value="335.161152176628">
            <text:p>335.1611521766</text:p>
          </table:table-cell>
          <table:table-cell table:number-columns-repeated="2" office:value-type="string">
            <text:p><text:s/>5 ♓ 09' 40"</text:p>
          </table:table-cell>
          <table:table-cell office:value-type="float" office:value="1.25137971753315">
            <text:p>1.2513797175</text:p>
          </table:table-cell>
          <table:table-cell office:value-type="float" office:value="0.121822077913001">
            <text:p>0.1218220779</text:p>
          </table:table-cell>
          <table:table-cell office:value-type="float" office:value="312.6177392152">
            <text:p>312.6177392152</text:p>
          </table:table-cell>
          <table:table-cell office:value-type="float" office:value="312.617597156229">
            <text:p>312.6175971562</text:p>
          </table:table-cell>
          <table:table-cell table:number-columns-repeated="2" office:value-type="string">
            <text:p>12 ♒ 37' 03"</text:p>
          </table:table-cell>
          <table:table-cell office:value-type="float" office:value="1.2513960237077">
            <text:p>1.2513960237</text:p>
          </table:table-cell>
          <table:table-cell office:value-type="float" office:value="0.121838357614755">
            <text:p>0.1218383576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7264.45466435">
            <text:p>2417264.45466435</text:p>
          </table:table-cell>
          <table:table-cell office:value-type="string">
            <text:p>1906-02-22 17:54:43.593750 EST-0500</text:p>
          </table:table-cell>
          <table:table-cell office:value-type="float" office:value="0">
            <text:p>0</text:p>
          </table:table-cell>
          <table:table-cell office:value-type="float" office:value="335.1967497723">
            <text:p>335.1967497723</text:p>
          </table:table-cell>
          <table:table-cell office:value-type="float" office:value="335.196635516576">
            <text:p>335.1966355166</text:p>
          </table:table-cell>
          <table:table-cell office:value-type="string">
            <text:p><text:s/>5 ♓ 11' 48"</text:p>
          </table:table-cell>
          <table:table-cell office:value-type="string">
            <text:p><text:s/>5 ♓ 11' 47"</text:p>
          </table:table-cell>
          <table:table-cell office:value-type="float" office:value="1.86454955159015">
            <text:p>1.8645495516</text:p>
          </table:table-cell>
          <table:table-cell office:value-type="float" office:value="0.121831158366309">
            <text:p>0.1218311584</text:p>
          </table:table-cell>
          <table:table-cell office:value-type="float" office:value="312.653188981294">
            <text:p>312.6531889813</text:p>
          </table:table-cell>
          <table:table-cell office:value-type="float" office:value="312.653074725571">
            <text:p>312.6530747256</text:p>
          </table:table-cell>
          <table:table-cell table:number-columns-repeated="2" office:value-type="string">
            <text:p>12 ♒ 39' 11"</text:p>
          </table:table-cell>
          <table:table-cell office:value-type="float" office:value="1.86456922242476">
            <text:p>1.8645692224</text:p>
          </table:table-cell>
          <table:table-cell office:value-type="float" office:value="0.121850896316536">
            <text:p>0.1218508963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7264.98835648">
            <text:p>2417264.98835648</text:p>
          </table:table-cell>
          <table:table-cell office:value-type="string">
            <text:p>1906-02-23 06:43:14.531250 EST-0500</text:p>
          </table:table-cell>
          <table:table-cell office:value-type="float" office:value="0">
            <text:p>0</text:p>
          </table:table-cell>
          <table:table-cell office:value-type="float" office:value="336.193628980134">
            <text:p>336.1936289801</text:p>
          </table:table-cell>
          <table:table-cell office:value-type="float" office:value="336.193537374178">
            <text:p>336.1935373742</text:p>
          </table:table-cell>
          <table:table-cell office:value-type="string">
            <text:p><text:s/>6 ♓ 11' 37"</text:p>
          </table:table-cell>
          <table:table-cell office:value-type="string">
            <text:p><text:s/>6 ♓ 11' 36"</text:p>
          </table:table-cell>
          <table:table-cell office:value-type="float" office:value="1.87119078518898">
            <text:p>1.8711907852</text:p>
          </table:table-cell>
          <table:table-cell office:value-type="float" office:value="1.25116765223087">
            <text:p>1.2511676522</text:p>
          </table:table-cell>
          <table:table-cell office:value-type="float" office:value="313.650060091193">
            <text:p>313.6500600912</text:p>
          </table:table-cell>
          <table:table-cell office:value-type="float" office:value="313.649968485237">
            <text:p>313.6499684852</text:p>
          </table:table-cell>
          <table:table-cell office:value-type="string">
            <text:p>13 ♒ 39' 00"</text:p>
          </table:table-cell>
          <table:table-cell office:value-type="string">
            <text:p>13 ♒ 38' 59"</text:p>
          </table:table-cell>
          <table:table-cell office:value-type="float" office:value="1.87121621730469">
            <text:p>1.8712162173</text:p>
          </table:table-cell>
          <table:table-cell office:value-type="float" office:value="1.25119315985692">
            <text:p>1.2511931599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17266.44758102">
            <text:p>2417266.44758102</text:p>
          </table:table-cell>
          <table:table-cell office:value-type="string">
            <text:p>1906-02-24 17:44:31.875000 EST-0500</text:p>
          </table:table-cell>
          <table:table-cell office:value-type="float" office:value="0">
            <text:p>0</text:p>
          </table:table-cell>
          <table:table-cell office:value-type="float" office:value="335.439567683085">
            <text:p>335.4395676831</text:p>
          </table:table-cell>
          <table:table-cell office:value-type="float" office:value="335.439467572086">
            <text:p>335.4394675721</text:p>
          </table:table-cell>
          <table:table-cell table:number-columns-repeated="2" office:value-type="string">
            <text:p><text:s/>5 ♓ 26' 22"</text:p>
          </table:table-cell>
          <table:table-cell office:value-type="float" office:value="1.00576303450031">
            <text:p>1.0057630345</text:p>
          </table:table-cell>
          <table:table-cell office:value-type="float" office:value="0.121853416761113">
            <text:p>0.1218534168</text:p>
          </table:table-cell>
          <table:table-cell office:value-type="float" office:value="312.895989158945">
            <text:p>312.8959891589</text:p>
          </table:table-cell>
          <table:table-cell office:value-type="float" office:value="312.895889047946">
            <text:p>312.8958890479</text:p>
          </table:table-cell>
          <table:table-cell table:number-columns-repeated="2" office:value-type="string">
            <text:p>12 ♒ 53' 45"</text:p>
          </table:table-cell>
          <table:table-cell office:value-type="float" office:value="1.00579892776225">
            <text:p>1.0057989278</text:p>
          </table:table-cell>
          <table:table-cell office:value-type="float" office:value="0.121889089525922">
            <text:p>0.1218890895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7299.09577546">
            <text:p>2417299.09577546</text:p>
          </table:table-cell>
          <table:table-cell office:value-type="string">
            <text:p>1906-03-29 09:17:55.781250 EST-0500</text:p>
          </table:table-cell>
          <table:table-cell office:value-type="float" office:value="0">
            <text:p>0</text:p>
          </table:table-cell>
          <table:table-cell office:value-type="float" office:value="18.682117749535">
            <text:p>18.6821177495</text:p>
          </table:table-cell>
          <table:table-cell office:value-type="float" office:value="18.6824323946909">
            <text:p>18.6824323947</text:p>
          </table:table-cell>
          <table:table-cell office:value-type="string">
            <text:p>18 ♈ 40' 55"</text:p>
          </table:table-cell>
          <table:table-cell office:value-type="string">
            <text:p>18 ♈ 40' 56"</text:p>
          </table:table-cell>
          <table:table-cell office:value-type="float" office:value="-0.381037464317356">
            <text:p>-0.3810374643</text:p>
          </table:table-cell>
          <table:table-cell office:value-type="float" office:value="1.2397575676303">
            <text:p>1.2397575676</text:p>
          </table:table-cell>
          <table:table-cell office:value-type="float" office:value="356.137860915846">
            <text:p>356.1378609158</text:p>
          </table:table-cell>
          <table:table-cell office:value-type="float" office:value="356.138175561001">
            <text:p>356.138175561</text:p>
          </table:table-cell>
          <table:table-cell office:value-type="string">
            <text:p>26 ♓ 08' 16"</text:p>
          </table:table-cell>
          <table:table-cell office:value-type="string">
            <text:p>26 ♓ 08' 17"</text:p>
          </table:table-cell>
          <table:table-cell office:value-type="float" office:value="-0.381026126749885">
            <text:p>-0.3810261267</text:p>
          </table:table-cell>
          <table:table-cell office:value-type="float" office:value="1.23976954893191">
            <text:p>1.239769548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7305.6809838">
            <text:p>2417305.6809838</text:p>
          </table:table-cell>
          <table:table-cell office:value-type="string">
            <text:p>1906-04-04 23:20:37.500000 EST-0500</text:p>
          </table:table-cell>
          <table:table-cell office:value-type="float" office:value="0">
            <text:p>0</text:p>
          </table:table-cell>
          <table:table-cell office:value-type="float" office:value="14.4818623606688">
            <text:p>14.4818623607</text:p>
          </table:table-cell>
          <table:table-cell office:value-type="float" office:value="14.4819273323831">
            <text:p>14.4819273324</text:p>
          </table:table-cell>
          <table:table-cell table:number-columns-repeated="2" office:value-type="string">
            <text:p>14 ♈ 28' 54"</text:p>
          </table:table-cell>
          <table:table-cell office:value-type="float" office:value="-0.793359559580819">
            <text:p>-0.7933595596</text:p>
          </table:table-cell>
          <table:table-cell office:value-type="float" office:value="0.983951427898113">
            <text:p>0.9839514279</text:p>
          </table:table-cell>
          <table:table-cell office:value-type="float" office:value="351.93736040429">
            <text:p>351.9373604043</text:p>
          </table:table-cell>
          <table:table-cell office:value-type="float" office:value="351.937425376004">
            <text:p>351.937425376</text:p>
          </table:table-cell>
          <table:table-cell table:number-columns-repeated="2" office:value-type="string">
            <text:p>21 ♓ 56' 14"</text:p>
          </table:table-cell>
          <table:table-cell office:value-type="float" office:value="-0.793344895581804">
            <text:p>-0.7933448956</text:p>
          </table:table-cell>
          <table:table-cell office:value-type="float" office:value="0.983965640519468">
            <text:p>0.9839656405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17337.09577546">
            <text:p>2417337.09577546</text:p>
          </table:table-cell>
          <table:table-cell office:value-type="string">
            <text:p>1906-05-06 09:17:55.781250 EST-0500</text:p>
          </table:table-cell>
          <table:table-cell office:value-type="float" office:value="0">
            <text:p>0</text:p>
          </table:table-cell>
          <table:table-cell office:value-type="float" office:value="65.4692197555645">
            <text:p>65.4692197556</text:p>
          </table:table-cell>
          <table:table-cell office:value-type="float" office:value="65.4692026166358">
            <text:p>65.4692026166</text:p>
          </table:table-cell>
          <table:table-cell table:number-columns-repeated="2" office:value-type="string">
            <text:p><text:s/>5 ♊ 28' 09"</text:p>
          </table:table-cell>
          <table:table-cell office:value-type="float" office:value="1.22206610178643">
            <text:p>1.2220661018</text:p>
          </table:table-cell>
          <table:table-cell office:value-type="float" office:value="0.689242552400996">
            <text:p>0.6892425524</text:p>
          </table:table-cell>
          <table:table-cell office:value-type="float" office:value="42.923888431722">
            <text:p>42.9238884317</text:p>
          </table:table-cell>
          <table:table-cell office:value-type="float" office:value="42.9238712927933">
            <text:p>42.9238712928</text:p>
          </table:table-cell>
          <table:table-cell table:number-columns-repeated="2" office:value-type="string">
            <text:p>12 ♉ 55' 25"</text:p>
          </table:table-cell>
          <table:table-cell office:value-type="float" office:value="1.2220932617155">
            <text:p>1.2220932617</text:p>
          </table:table-cell>
          <table:table-cell office:value-type="float" office:value="0.689269707268156">
            <text:p>0.6892697073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17342.466875">
            <text:p>2417342.466875</text:p>
          </table:table-cell>
          <table:table-cell office:value-type="string">
            <text:p>1906-05-11 18:12:18.281250 EST-0500</text:p>
          </table:table-cell>
          <table:table-cell office:value-type="float" office:value="0">
            <text:p>0</text:p>
          </table:table-cell>
          <table:table-cell office:value-type="float" office:value="72.0255881028391">
            <text:p>72.0255881028</text:p>
          </table:table-cell>
          <table:table-cell office:value-type="float" office:value="72.0253904892103">
            <text:p>72.0253904892</text:p>
          </table:table-cell>
          <table:table-cell office:value-type="string">
            <text:p>12 ♊ 01' 32"</text:p>
          </table:table-cell>
          <table:table-cell office:value-type="string">
            <text:p>12 ♊ 01' 31"</text:p>
          </table:table-cell>
          <table:table-cell office:value-type="float" office:value="1.21932094460877">
            <text:p>1.2193209446</text:p>
          </table:table-cell>
          <table:table-cell office:value-type="float" office:value="0.223693421043037">
            <text:p>0.223693421</text:p>
          </table:table-cell>
          <table:table-cell office:value-type="float" office:value="49.4800018289547">
            <text:p>49.480001829</text:p>
          </table:table-cell>
          <table:table-cell office:value-type="float" office:value="49.4798042153259">
            <text:p>49.4798042153</text:p>
          </table:table-cell>
          <table:table-cell office:value-type="string">
            <text:p>19 ♉ 28' 48"</text:p>
          </table:table-cell>
          <table:table-cell office:value-type="string">
            <text:p>19 ♉ 28' 47"</text:p>
          </table:table-cell>
          <table:table-cell office:value-type="float" office:value="1.21928823736032">
            <text:p>1.2192882374</text:p>
          </table:table-cell>
          <table:table-cell office:value-type="float" office:value="0.223660725496108">
            <text:p>0.2236607255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17348.71736111">
            <text:p>2417348.71736111</text:p>
          </table:table-cell>
          <table:table-cell office:value-type="string">
            <text:p>1906-05-18 00:13:00.468750 EST-0500</text:p>
          </table:table-cell>
          <table:table-cell office:value-type="float" office:value="0">
            <text:p>0</text:p>
          </table:table-cell>
          <table:table-cell office:value-type="float" office:value="73.433500277251">
            <text:p>73.4335002773</text:p>
          </table:table-cell>
          <table:table-cell office:value-type="float" office:value="73.4334753688713">
            <text:p>73.4334753689</text:p>
          </table:table-cell>
          <table:table-cell table:number-columns-repeated="2" office:value-type="string">
            <text:p>13 ♊ 26' 00"</text:p>
          </table:table-cell>
          <table:table-cell office:value-type="float" office:value="0.681507445044169">
            <text:p>0.681507445</text:p>
          </table:table-cell>
          <table:table-cell office:value-type="float" office:value="0.226736572980735">
            <text:p>0.226736573</text:p>
          </table:table-cell>
          <table:table-cell office:value-type="float" office:value="50.8876710478206">
            <text:p>50.8876710478</text:p>
          </table:table-cell>
          <table:table-cell office:value-type="float" office:value="50.8876461394408">
            <text:p>50.8876461394</text:p>
          </table:table-cell>
          <table:table-cell table:number-columns-repeated="2" office:value-type="string">
            <text:p>20 ♉ 53' 15"</text:p>
          </table:table-cell>
          <table:table-cell office:value-type="float" office:value="0.68153209700275">
            <text:p>0.681532097</text:p>
          </table:table-cell>
          <table:table-cell office:value-type="float" office:value="0.226761235502044">
            <text:p>0.2267612355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17350.37165509">
            <text:p>2417350.37165509</text:p>
          </table:table-cell>
          <table:table-cell office:value-type="string">
            <text:p>1906-05-19 15:55:11.718750 EST-0500</text:p>
          </table:table-cell>
          <table:table-cell office:value-type="float" office:value="0">
            <text:p>0</text:p>
          </table:table-cell>
          <table:table-cell office:value-type="float" office:value="81.6485086755852">
            <text:p>81.6485086756</text:p>
          </table:table-cell>
          <table:table-cell office:value-type="float" office:value="81.6484104918767">
            <text:p>81.6484104919</text:p>
          </table:table-cell>
          <table:table-cell table:number-columns-repeated="2" office:value-type="string">
            <text:p>21 ♊ 38' 54"</text:p>
          </table:table-cell>
          <table:table-cell office:value-type="float" office:value="1.21538868669864">
            <text:p>1.2153886867</text:p>
          </table:table-cell>
          <table:table-cell office:value-type="float" office:value="0.0218018377773389">
            <text:p>0.0218018378</text:p>
          </table:table-cell>
          <table:table-cell office:value-type="float" office:value="59.1026551274514">
            <text:p>59.1026551275</text:p>
          </table:table-cell>
          <table:table-cell office:value-type="float" office:value="59.1025569437429">
            <text:p>59.1025569437</text:p>
          </table:table-cell>
          <table:table-cell table:number-columns-repeated="2" office:value-type="string">
            <text:p>29 ♉ 06' 09"</text:p>
          </table:table-cell>
          <table:table-cell office:value-type="float" office:value="1.21540930553869">
            <text:p>1.2154093055</text:p>
          </table:table-cell>
          <table:table-cell office:value-type="float" office:value="0.0218226420456846">
            <text:p>0.021822642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17361.2002662">
            <text:p>2417361.2002662</text:p>
          </table:table-cell>
          <table:table-cell office:value-type="string">
            <text:p>1906-05-30 11:48:23.906250 EST-0500</text:p>
          </table:table-cell>
          <table:table-cell office:value-type="float" office:value="0">
            <text:p>0</text:p>
          </table:table-cell>
          <table:table-cell office:value-type="float" office:value="81.8918546041596">
            <text:p>81.8918546042</text:p>
          </table:table-cell>
          <table:table-cell office:value-type="float" office:value="81.8917427395494">
            <text:p>81.8917427395</text:p>
          </table:table-cell>
          <table:table-cell table:number-columns-repeated="2" office:value-type="string">
            <text:p>21 ♊ 53' 30"</text:p>
          </table:table-cell>
          <table:table-cell office:value-type="float" office:value="0.673609630425111">
            <text:p>0.6736096304</text:p>
          </table:table-cell>
          <table:table-cell office:value-type="float" office:value="0.0229878155121339">
            <text:p>0.0229878155</text:p>
          </table:table-cell>
          <table:table-cell office:value-type="float" office:value="59.3455014917781">
            <text:p>59.3455014918</text:p>
          </table:table-cell>
          <table:table-cell office:value-type="float" office:value="59.3453896271679">
            <text:p>59.3453896272</text:p>
          </table:table-cell>
          <table:table-cell table:number-columns-repeated="2" office:value-type="string">
            <text:p>29 ♉ 20' 43"</text:p>
          </table:table-cell>
          <table:table-cell office:value-type="float" office:value="0.673615181974471">
            <text:p>0.673615182</text:p>
          </table:table-cell>
          <table:table-cell office:value-type="float" office:value="0.022993194846425">
            <text:p>0.0229931948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7364.74152778">
            <text:p>2417364.74152778</text:p>
          </table:table-cell>
          <table:table-cell office:value-type="string">
            <text:p>1906-06-03 00:47:48.750000 EST-0500</text:p>
          </table:table-cell>
          <table:table-cell office:value-type="float" office:value="0">
            <text:p>0</text:p>
          </table:table-cell>
          <table:table-cell office:value-type="float" office:value="99.0553833259825">
            <text:p>99.055383326</text:p>
          </table:table-cell>
          <table:table-cell office:value-type="float" office:value="99.055149016503">
            <text:p>99.0551490165</text:p>
          </table:table-cell>
          <table:table-cell office:value-type="string">
            <text:p><text:s/>9 ♋ 03' 19"</text:p>
          </table:table-cell>
          <table:table-cell office:value-type="string">
            <text:p><text:s/>9 ♋ 03' 18"</text:p>
          </table:table-cell>
          <table:table-cell office:value-type="float" office:value="1.20679048893802">
            <text:p>1.2067904889</text:p>
          </table:table-cell>
          <table:table-cell office:value-type="float" office:value="0.03377056537644">
            <text:p>0.0337705654</text:p>
          </table:table-cell>
          <table:table-cell office:value-type="float" office:value="76.5089533466293">
            <text:p>76.5089533466</text:p>
          </table:table-cell>
          <table:table-cell office:value-type="float" office:value="76.5087190371498">
            <text:p>76.5087190371</text:p>
          </table:table-cell>
          <table:table-cell office:value-type="string">
            <text:p>16 ♊ 30' 32"</text:p>
          </table:table-cell>
          <table:table-cell office:value-type="string">
            <text:p>16 ♊ 30' 31"</text:p>
          </table:table-cell>
          <table:table-cell office:value-type="float" office:value="1.20680665172332">
            <text:p>1.2068066517</text:p>
          </table:table-cell>
          <table:table-cell office:value-type="float" office:value="0.0337866770110664">
            <text:p>0.03378667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7370.38923611">
            <text:p>2417370.38923611</text:p>
          </table:table-cell>
          <table:table-cell office:value-type="string">
            <text:p>1906-06-08 16:20:30.468750 EST-0500</text:p>
          </table:table-cell>
          <table:table-cell office:value-type="float" office:value="0">
            <text:p>0</text:p>
          </table:table-cell>
          <table:table-cell office:value-type="float" office:value="77.1383171039972">
            <text:p>77.138317104</text:p>
          </table:table-cell>
          <table:table-cell office:value-type="float" office:value="77.1380260094574">
            <text:p>77.1380260095</text:p>
          </table:table-cell>
          <table:table-cell office:value-type="string">
            <text:p>17 ♊ 08' 17"</text:p>
          </table:table-cell>
          <table:table-cell office:value-type="string">
            <text:p>17 ♊ 08' 16"</text:p>
          </table:table-cell>
          <table:table-cell office:value-type="float" office:value="2.20175005315058">
            <text:p>2.2017500532</text:p>
          </table:table-cell>
          <table:table-cell office:value-type="float" office:value="0.955897523637136">
            <text:p>0.9558975236</text:p>
          </table:table-cell>
          <table:table-cell office:value-type="float" office:value="54.591549348537">
            <text:p>54.5915493485</text:p>
          </table:table-cell>
          <table:table-cell office:value-type="float" office:value="54.5912582539971">
            <text:p>54.591258254</text:p>
          </table:table-cell>
          <table:table-cell office:value-type="string">
            <text:p>24 ♉ 35' 29"</text:p>
          </table:table-cell>
          <table:table-cell office:value-type="string">
            <text:p>24 ♉ 35' 28"</text:p>
          </table:table-cell>
          <table:table-cell office:value-type="float" office:value="2.20170996530041">
            <text:p>2.2017099653</text:p>
          </table:table-cell>
          <table:table-cell office:value-type="float" office:value="0.955857421896142">
            <text:p>0.9558574219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7371.0362037">
            <text:p>2417371.0362037</text:p>
          </table:table-cell>
          <table:table-cell office:value-type="string">
            <text:p>1906-06-09 07:52:08.906250 EST-0500</text:p>
          </table:table-cell>
          <table:table-cell office:value-type="float" office:value="0">
            <text:p>0</text:p>
          </table:table-cell>
          <table:table-cell office:value-type="float" office:value="78.5625522135661">
            <text:p>78.5625522136</text:p>
          </table:table-cell>
          <table:table-cell office:value-type="float" office:value="78.5621562748908">
            <text:p>78.5621562749</text:p>
          </table:table-cell>
          <table:table-cell office:value-type="string">
            <text:p>18 ♊ 33' 45"</text:p>
          </table:table-cell>
          <table:table-cell office:value-type="string">
            <text:p>18 ♊ 33' 43"</text:p>
          </table:table-cell>
          <table:table-cell office:value-type="float" office:value="2.2007311665094">
            <text:p>2.2007311665</text:p>
          </table:table-cell>
          <table:table-cell office:value-type="float" office:value="0.231186827813373">
            <text:p>0.2311868278</text:p>
          </table:table-cell>
          <table:table-cell office:value-type="float" office:value="56.0157357423828">
            <text:p>56.0157357424</text:p>
          </table:table-cell>
          <table:table-cell office:value-type="float" office:value="56.0153398037075">
            <text:p>56.0153398037</text:p>
          </table:table-cell>
          <table:table-cell office:value-type="string">
            <text:p>26 ♉ 00' 56"</text:p>
          </table:table-cell>
          <table:table-cell office:value-type="string">
            <text:p>26 ♉ 00' 55"</text:p>
          </table:table-cell>
          <table:table-cell office:value-type="float" office:value="2.20069759090253">
            <text:p>2.2006975909</text:p>
          </table:table-cell>
          <table:table-cell office:value-type="float" office:value="0.231153216559074">
            <text:p>0.2311532166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17372.14851852">
            <text:p>2417372.14851852</text:p>
          </table:table-cell>
          <table:table-cell office:value-type="string">
            <text:p>1906-06-10 10:33:52.031250 EST-0500</text:p>
          </table:table-cell>
          <table:table-cell office:value-type="float" office:value="0">
            <text:p>0</text:p>
          </table:table-cell>
          <table:table-cell office:value-type="float" office:value="78.8194485966858">
            <text:p>78.8194485967</text:p>
          </table:table-cell>
          <table:table-cell office:value-type="float" office:value="78.819294972575">
            <text:p>78.8192949726</text:p>
          </table:table-cell>
          <table:table-cell office:value-type="string">
            <text:p>18 ♊ 49' 10"</text:p>
          </table:table-cell>
          <table:table-cell office:value-type="string">
            <text:p>18 ♊ 49' 09"</text:p>
          </table:table-cell>
          <table:table-cell office:value-type="float" office:value="0.955598714056015">
            <text:p>0.9555987141</text:p>
          </table:table-cell>
          <table:table-cell office:value-type="float" office:value="0.231158092772818">
            <text:p>0.2311580928</text:p>
          </table:table-cell>
          <table:table-cell office:value-type="float" office:value="56.2725604714189">
            <text:p>56.2725604714</text:p>
          </table:table-cell>
          <table:table-cell office:value-type="float" office:value="56.2724068473081">
            <text:p>56.2724068473</text:p>
          </table:table-cell>
          <table:table-cell office:value-type="string">
            <text:p>26 ♉ 16' 21"</text:p>
          </table:table-cell>
          <table:table-cell office:value-type="string">
            <text:p>26 ♉ 16' 20"</text:p>
          </table:table-cell>
          <table:table-cell office:value-type="float" office:value="0.955580458526216">
            <text:p>0.9555804585</text:p>
          </table:table-cell>
          <table:table-cell office:value-type="float" office:value="0.231139822520543">
            <text:p>0.2311398225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7372.67414352">
            <text:p>2417372.67414352</text:p>
          </table:table-cell>
          <table:table-cell office:value-type="string">
            <text:p>1906-06-10 23:10:46.875000 EST-0500</text:p>
          </table:table-cell>
          <table:table-cell office:value-type="float" office:value="0">
            <text:p>0</text:p>
          </table:table-cell>
          <table:table-cell office:value-type="float" office:value="82.1597949366252">
            <text:p>82.1597949366</text:p>
          </table:table-cell>
          <table:table-cell office:value-type="float" office:value="82.1594438987221">
            <text:p>82.1594438987</text:p>
          </table:table-cell>
          <table:table-cell office:value-type="string">
            <text:p>22 ♊ 09' 35"</text:p>
          </table:table-cell>
          <table:table-cell office:value-type="string">
            <text:p>22 ♊ 09' 33"</text:p>
          </table:table-cell>
          <table:table-cell office:value-type="float" office:value="2.1896696609966">
            <text:p>2.189669661</text:p>
          </table:table-cell>
          <table:table-cell office:value-type="float" office:value="0.0235479184776166">
            <text:p>0.0235479185</text:p>
          </table:table-cell>
          <table:table-cell office:value-type="float" office:value="59.6128791584801">
            <text:p>59.6128791585</text:p>
          </table:table-cell>
          <table:table-cell office:value-type="float" office:value="59.612528120577">
            <text:p>59.6125281206</text:p>
          </table:table-cell>
          <table:table-cell office:value-type="string">
            <text:p>29 ♉ 36' 46"</text:p>
          </table:table-cell>
          <table:table-cell office:value-type="string">
            <text:p>29 ♉ 36' 45"</text:p>
          </table:table-cell>
          <table:table-cell office:value-type="float" office:value="2.18965915472851">
            <text:p>2.1896591547</text:p>
          </table:table-cell>
          <table:table-cell office:value-type="float" office:value="0.0235371641611745">
            <text:p>0.0235371642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17375.71980324">
            <text:p>2417375.71980324</text:p>
          </table:table-cell>
          <table:table-cell office:value-type="string">
            <text:p>1906-06-14 00:16:31.406250 EST-0500</text:p>
          </table:table-cell>
          <table:table-cell office:value-type="float" office:value="0">
            <text:p>0</text:p>
          </table:table-cell>
          <table:table-cell office:value-type="float" office:value="82.2313053049878">
            <text:p>82.231305305</text:p>
          </table:table-cell>
          <table:table-cell office:value-type="float" office:value="82.2311712353991">
            <text:p>82.2311712354</text:p>
          </table:table-cell>
          <table:table-cell table:number-columns-repeated="2" office:value-type="string">
            <text:p>22 ♊ 13' 52"</text:p>
          </table:table-cell>
          <table:table-cell office:value-type="float" office:value="0.955148361921562">
            <text:p>0.9551483619</text:p>
          </table:table-cell>
          <table:table-cell office:value-type="float" office:value="0.0235516602402115">
            <text:p>0.0235516602</text:p>
          </table:table-cell>
          <table:table-cell office:value-type="float" office:value="59.6842931934437">
            <text:p>59.6842931934</text:p>
          </table:table-cell>
          <table:table-cell office:value-type="float" office:value="59.6841591238549">
            <text:p>59.6841591239</text:p>
          </table:table-cell>
          <table:table-cell office:value-type="string">
            <text:p>29 ♉ 41' 03"</text:p>
          </table:table-cell>
          <table:table-cell office:value-type="string">
            <text:p>29 ♉ 41' 02"</text:p>
          </table:table-cell>
          <table:table-cell office:value-type="float" office:value="0.955165791668121">
            <text:p>0.9551657917</text:p>
          </table:table-cell>
          <table:table-cell office:value-type="float" office:value="0.0235690341369027">
            <text:p>0.0235690341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7377.68146991">
            <text:p>2417377.68146991</text:p>
          </table:table-cell>
          <table:table-cell office:value-type="string">
            <text:p>1906-06-15 23:21:19.687500 EST-0500</text:p>
          </table:table-cell>
          <table:table-cell office:value-type="float" office:value="0">
            <text:p>0</text:p>
          </table:table-cell>
          <table:table-cell office:value-type="float" office:value="92.9123382496075">
            <text:p>92.9123382496</text:p>
          </table:table-cell>
          <table:table-cell office:value-type="float" office:value="92.9123281091992">
            <text:p>92.9123281092</text:p>
          </table:table-cell>
          <table:table-cell table:number-columns-repeated="2" office:value-type="string">
            <text:p><text:s/>2 ♋ 54' 44"</text:p>
          </table:table-cell>
          <table:table-cell office:value-type="float" office:value="2.09064378167869">
            <text:p>2.0906437817</text:p>
          </table:table-cell>
          <table:table-cell office:value-type="float" office:value="0.664145736333808">
            <text:p>0.6641457363</text:p>
          </table:table-cell>
          <table:table-cell office:value-type="float" office:value="70.3652847860571">
            <text:p>70.3652847861</text:p>
          </table:table-cell>
          <table:table-cell office:value-type="float" office:value="70.3652746456488">
            <text:p>70.3652746456</text:p>
          </table:table-cell>
          <table:table-cell office:value-type="string">
            <text:p>10 ♊ 21' 55"</text:p>
          </table:table-cell>
          <table:table-cell office:value-type="string">
            <text:p>10 ♊ 21' 54"</text:p>
          </table:table-cell>
          <table:table-cell office:value-type="float" office:value="2.09065809807333">
            <text:p>2.0906580981</text:p>
          </table:table-cell>
          <table:table-cell office:value-type="float" office:value="0.664160049349236">
            <text:p>0.6641600493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7380.97126157">
            <text:p>2417380.97126157</text:p>
          </table:table-cell>
          <table:table-cell office:value-type="string">
            <text:p>1906-06-19 06:18:37.968750 EST-0500</text:p>
          </table:table-cell>
          <table:table-cell office:value-type="float" office:value="0">
            <text:p>0</text:p>
          </table:table-cell>
          <table:table-cell office:value-type="float" office:value="99.6285107909401">
            <text:p>99.6285107909</text:p>
          </table:table-cell>
          <table:table-cell office:value-type="float" office:value="99.6282885800226">
            <text:p>99.62828858</text:p>
          </table:table-cell>
          <table:table-cell office:value-type="string">
            <text:p><text:s/>9 ♋ 37' 42"</text:p>
          </table:table-cell>
          <table:table-cell office:value-type="string">
            <text:p><text:s/>9 ♋ 37' 41"</text:p>
          </table:table-cell>
          <table:table-cell office:value-type="float" office:value="1.98918137458678">
            <text:p>1.9891813746</text:p>
          </table:table-cell>
          <table:table-cell office:value-type="float" office:value="0.0365239533097728">
            <text:p>0.0365239533</text:p>
          </table:table-cell>
          <table:table-cell office:value-type="float" office:value="77.0813377592757">
            <text:p>77.0813377593</text:p>
          </table:table-cell>
          <table:table-cell office:value-type="float" office:value="77.0811155483583">
            <text:p>77.0811155484</text:p>
          </table:table-cell>
          <table:table-cell table:number-columns-repeated="2" office:value-type="string">
            <text:p>17 ♊ 04' 52"</text:p>
          </table:table-cell>
          <table:table-cell office:value-type="float" office:value="1.98916904449233">
            <text:p>1.9891690445</text:p>
          </table:table-cell>
          <table:table-cell office:value-type="float" office:value="0.0365115602155775">
            <text:p>0.0365115602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17388.23908565">
            <text:p>2417388.23908565</text:p>
          </table:table-cell>
          <table:table-cell office:value-type="string">
            <text:p>1906-06-26 12:44:17.812500 EST-0500</text:p>
          </table:table-cell>
          <table:table-cell office:value-type="float" office:value="0">
            <text:p>0</text:p>
          </table:table-cell>
          <table:table-cell office:value-type="float" office:value="99.8961802716603">
            <text:p>99.8961802717</text:p>
          </table:table-cell>
          <table:table-cell office:value-type="float" office:value="99.8960848319424">
            <text:p>99.8960848319</text:p>
          </table:table-cell>
          <table:table-cell office:value-type="string">
            <text:p><text:s/>9 ♋ 53' 46"</text:p>
          </table:table-cell>
          <table:table-cell office:value-type="string">
            <text:p><text:s/>9 ♋ 53' 45"</text:p>
          </table:table-cell>
          <table:table-cell office:value-type="float" office:value="0.658798666429045">
            <text:p>0.6587986664</text:p>
          </table:table-cell>
          <table:table-cell office:value-type="float" office:value="0.0370683821888467">
            <text:p>0.0370683822</text:p>
          </table:table-cell>
          <table:table-cell office:value-type="float" office:value="77.3485858554492">
            <text:p>77.3485858554</text:p>
          </table:table-cell>
          <table:table-cell office:value-type="float" office:value="77.3484904157314">
            <text:p>77.3484904157</text:p>
          </table:table-cell>
          <table:table-cell table:number-columns-repeated="2" office:value-type="string">
            <text:p>17 ♊ 20' 54"</text:p>
          </table:table-cell>
          <table:table-cell office:value-type="float" office:value="0.658799364717151">
            <text:p>0.6587993647</text:p>
          </table:table-cell>
          <table:table-cell office:value-type="float" office:value="0.0370691494741963">
            <text:p>0.0370691495</text:p>
          </table:table-cell>
        </table:table-row>
        <table:table-row table:style-name="ro1">
          <table:table-cell office:value-type="string">
            <text:p>Jupiter/Pluto</text:p>
          </table:table-cell>
          <table:table-cell office:value-type="float" office:value="2417388.24982639">
            <text:p>2417388.24982639</text:p>
          </table:table-cell>
          <table:table-cell office:value-type="string">
            <text:p>1906-06-26 12:59:45.937500 EST-0500</text:p>
          </table:table-cell>
          <table:table-cell office:value-type="float" office:value="0">
            <text:p>0</text:p>
          </table:table-cell>
          <table:table-cell office:value-type="float" office:value="82.5249053536511">
            <text:p>82.5249053537</text:p>
          </table:table-cell>
          <table:table-cell office:value-type="float" office:value="82.5249044522026">
            <text:p>82.5249044522</text:p>
          </table:table-cell>
          <table:table-cell table:number-columns-repeated="2" office:value-type="string">
            <text:p>22 ♊ 31' 29"</text:p>
          </table:table-cell>
          <table:table-cell office:value-type="float" office:value="0.228242378699214">
            <text:p>0.2282423787</text:p>
          </table:table-cell>
          <table:table-cell office:value-type="float" office:value="0.0231482829187741">
            <text:p>0.0231482829</text:p>
          </table:table-cell>
          <table:table-cell office:value-type="float" office:value="59.9773105353254">
            <text:p>59.9773105353</text:p>
          </table:table-cell>
          <table:table-cell office:value-type="float" office:value="59.9773096338769">
            <text:p>59.9773096339</text:p>
          </table:table-cell>
          <table:table-cell table:number-columns-repeated="2" office:value-type="string">
            <text:p>29 ♉ 58' 38"</text:p>
          </table:table-cell>
          <table:table-cell office:value-type="float" office:value="0.228243214878075">
            <text:p>0.2282432149</text:p>
          </table:table-cell>
          <table:table-cell office:value-type="float" office:value="0.0231489042940129">
            <text:p>0.0231489043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17394.47590278">
            <text:p>2417394.47590278</text:p>
          </table:table-cell>
          <table:table-cell office:value-type="string">
            <text:p>1906-07-02 18:25:18.750000 EST-0500</text:p>
          </table:table-cell>
          <table:table-cell office:value-type="float" office:value="0">
            <text:p>0</text:p>
          </table:table-cell>
          <table:table-cell office:value-type="float" office:value="100.127839421104">
            <text:p>100.1278394211</text:p>
          </table:table-cell>
          <table:table-cell office:value-type="float" office:value="100.127800849429">
            <text:p>100.1278008494</text:p>
          </table:table-cell>
          <table:table-cell table:number-columns-repeated="2" office:value-type="string">
            <text:p>10 ♋ 07' 40"</text:p>
          </table:table-cell>
          <table:table-cell office:value-type="float" office:value="0.953109615100958">
            <text:p>0.9531096151</text:p>
          </table:table-cell>
          <table:table-cell office:value-type="float" office:value="0.0372209344150354">
            <text:p>0.0372209344</text:p>
          </table:table-cell>
          <table:table-cell office:value-type="float" office:value="77.5800585804216">
            <text:p>77.5800585804</text:p>
          </table:table-cell>
          <table:table-cell office:value-type="float" office:value="77.5800200087462">
            <text:p>77.5800200087</text:p>
          </table:table-cell>
          <table:table-cell table:number-columns-repeated="2" office:value-type="string">
            <text:p>17 ♊ 34' 48"</text:p>
          </table:table-cell>
          <table:table-cell office:value-type="float" office:value="0.95309119165615">
            <text:p>0.9530911917</text:p>
          </table:table-cell>
          <table:table-cell office:value-type="float" office:value="0.037202486689798">
            <text:p>0.0372024867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17407.34528935">
            <text:p>2417407.34528935</text:p>
          </table:table-cell>
          <table:table-cell office:value-type="string">
            <text:p>1906-07-15 15:17:13.593750 EST-0500</text:p>
          </table:table-cell>
          <table:table-cell office:value-type="float" office:value="0">
            <text:p>0</text:p>
          </table:table-cell>
          <table:table-cell office:value-type="float" office:value="112.396808956532">
            <text:p>112.3968089565</text:p>
          </table:table-cell>
          <table:table-cell office:value-type="float" office:value="112.396773626247">
            <text:p>112.3967736262</text:p>
          </table:table-cell>
          <table:table-cell table:number-columns-repeated="2" office:value-type="string">
            <text:p>22 ♋ 23' 48"</text:p>
          </table:table-cell>
          <table:table-cell office:value-type="float" office:value="0.954131843092644">
            <text:p>0.9541318431</text:p>
          </table:table-cell>
          <table:table-cell office:value-type="float" office:value="0.650286887376316">
            <text:p>0.6502868874</text:p>
          </table:table-cell>
          <table:table-cell office:value-type="float" office:value="89.8484353700189">
            <text:p>89.84843537</text:p>
          </table:table-cell>
          <table:table-cell office:value-type="float" office:value="89.8484000397331">
            <text:p>89.8484000397</text:p>
          </table:table-cell>
          <table:table-cell table:number-columns-repeated="2" office:value-type="string">
            <text:p>29 ♊ 50' 54"</text:p>
          </table:table-cell>
          <table:table-cell office:value-type="float" office:value="0.954131068004918">
            <text:p>0.954131068</text:p>
          </table:table-cell>
          <table:table-cell office:value-type="float" office:value="0.650286140414636">
            <text:p>0.650286140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7434.9934838">
            <text:p>2417434.9934838</text:p>
          </table:table-cell>
          <table:table-cell office:value-type="string">
            <text:p>1906-08-12 06:50:37.500000 EST-0500</text:p>
          </table:table-cell>
          <table:table-cell office:value-type="float" office:value="0">
            <text:p>0</text:p>
          </table:table-cell>
          <table:table-cell office:value-type="float" office:value="138.841856486192">
            <text:p>138.8418564862</text:p>
          </table:table-cell>
          <table:table-cell office:value-type="float" office:value="138.842160267237">
            <text:p>138.8421602672</text:p>
          </table:table-cell>
          <table:table-cell office:value-type="string">
            <text:p>18 ♌ 50' 30"</text:p>
          </table:table-cell>
          <table:table-cell office:value-type="string">
            <text:p>18 ♌ 50' 31"</text:p>
          </table:table-cell>
          <table:table-cell office:value-type="float" office:value="-0.813772228893904">
            <text:p>-0.8137722289</text:p>
          </table:table-cell>
          <table:table-cell office:value-type="float" office:value="0.960094885265853">
            <text:p>0.9600948853</text:p>
          </table:table-cell>
          <table:table-cell office:value-type="float" office:value="116.292425837073">
            <text:p>116.2924258371</text:p>
          </table:table-cell>
          <table:table-cell office:value-type="float" office:value="116.292729618119">
            <text:p>116.2927296181</text:p>
          </table:table-cell>
          <table:table-cell office:value-type="string">
            <text:p>26 ♋ 17' 32"</text:p>
          </table:table-cell>
          <table:table-cell office:value-type="string">
            <text:p>26 ♋ 17' 33"</text:p>
          </table:table-cell>
          <table:table-cell office:value-type="float" office:value="-0.813766355120554">
            <text:p>-0.8137663551</text:p>
          </table:table-cell>
          <table:table-cell office:value-type="float" office:value="0.960100918112968">
            <text:p>0.9601009181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7441.6341088">
            <text:p>2417441.6341088</text:p>
          </table:table-cell>
          <table:table-cell office:value-type="string">
            <text:p>1906-08-18 22:13:07.500000 EST-0500</text:p>
          </table:table-cell>
          <table:table-cell office:value-type="float" office:value="0">
            <text:p>0</text:p>
          </table:table-cell>
          <table:table-cell office:value-type="float" office:value="134.486497367196">
            <text:p>134.4864973672</text:p>
          </table:table-cell>
          <table:table-cell office:value-type="float" office:value="134.486641016159">
            <text:p>134.4866410162</text:p>
          </table:table-cell>
          <table:table-cell table:number-columns-repeated="2" office:value-type="string">
            <text:p>14 ♌ 29' 11"</text:p>
          </table:table-cell>
          <table:table-cell office:value-type="float" office:value="-0.394181967070367">
            <text:p>-0.3941819671</text:p>
          </table:table-cell>
          <table:table-cell office:value-type="float" office:value="0.639141836600848">
            <text:p>0.6391418366</text:p>
          </table:table-cell>
          <table:table-cell office:value-type="float" office:value="111.936765117548">
            <text:p>111.9367651175</text:p>
          </table:table-cell>
          <table:table-cell office:value-type="float" office:value="111.936908766511">
            <text:p>111.9369087665</text:p>
          </table:table-cell>
          <table:table-cell table:number-columns-repeated="2" office:value-type="string">
            <text:p>21 ♋ 56' 12"</text:p>
          </table:table-cell>
          <table:table-cell office:value-type="float" office:value="-0.394177653974898">
            <text:p>-0.394177654</text:p>
          </table:table-cell>
          <table:table-cell office:value-type="float" office:value="0.639145195370447">
            <text:p>0.6391451954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7458.51082176">
            <text:p>2417458.51082176</text:p>
          </table:table-cell>
          <table:table-cell office:value-type="string">
            <text:p>1906-09-04 19:15:35.156250 EST-0500</text:p>
          </table:table-cell>
          <table:table-cell office:value-type="float" office:value="0">
            <text:p>0</text:p>
          </table:table-cell>
          <table:table-cell office:value-type="float" office:value="145.235811038825">
            <text:p>145.2358110388</text:p>
          </table:table-cell>
          <table:table-cell office:value-type="float" office:value="145.235755664492">
            <text:p>145.2357556645</text:p>
          </table:table-cell>
          <table:table-cell table:number-columns-repeated="2" office:value-type="string">
            <text:p>25 ♌ 14' 08"</text:p>
          </table:table-cell>
          <table:table-cell office:value-type="float" office:value="1.55283922336811">
            <text:p>1.5528392234</text:p>
          </table:table-cell>
          <table:table-cell office:value-type="float" office:value="0.634911419539032">
            <text:p>0.6349114195</text:p>
          </table:table-cell>
          <table:table-cell office:value-type="float" office:value="122.685644897406">
            <text:p>122.6856448974</text:p>
          </table:table-cell>
          <table:table-cell office:value-type="float" office:value="122.685589523073">
            <text:p>122.6855895231</text:p>
          </table:table-cell>
          <table:table-cell table:number-columns-repeated="2" office:value-type="string">
            <text:p><text:s/>2 ♌ 41' 08"</text:p>
          </table:table-cell>
          <table:table-cell office:value-type="float" office:value="1.552878632145">
            <text:p>1.5528786321</text:p>
          </table:table-cell>
          <table:table-cell office:value-type="float" office:value="0.634950817892325">
            <text:p>0.634950817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7477.83844907">
            <text:p>2417477.83844907</text:p>
          </table:table-cell>
          <table:table-cell office:value-type="string">
            <text:p>1906-09-24 03:07:22.968750 EST-0500</text:p>
          </table:table-cell>
          <table:table-cell office:value-type="float" office:value="0">
            <text:p>0</text:p>
          </table:table-cell>
          <table:table-cell office:value-type="float" office:value="180.368008837785">
            <text:p>180.3680088378</text:p>
          </table:table-cell>
          <table:table-cell office:value-type="float" office:value="180.367922646261">
            <text:p>180.3679226463</text:p>
          </table:table-cell>
          <table:table-cell table:number-columns-repeated="2" office:value-type="string">
            <text:p><text:s/>0 ♎ 22' 04"</text:p>
          </table:table-cell>
          <table:table-cell office:value-type="float" office:value="1.80695235113449">
            <text:p>1.8069523511</text:p>
          </table:table-cell>
          <table:table-cell office:value-type="float" office:value="0.97989246967524">
            <text:p>0.9798924697</text:p>
          </table:table-cell>
          <table:table-cell office:value-type="float" office:value="157.817426838353">
            <text:p>157.8174268384</text:p>
          </table:table-cell>
          <table:table-cell office:value-type="float" office:value="157.817340646829">
            <text:p>157.8173406468</text:p>
          </table:table-cell>
          <table:table-cell table:number-columns-repeated="2" office:value-type="string">
            <text:p><text:s/>7 ♍ 49' 02"</text:p>
          </table:table-cell>
          <table:table-cell office:value-type="float" office:value="1.80693958207646">
            <text:p>1.8069395821</text:p>
          </table:table-cell>
          <table:table-cell office:value-type="float" office:value="0.97987957676252">
            <text:p>0.9798795768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7530.03157407">
            <text:p>2417530.03157407</text:p>
          </table:table-cell>
          <table:table-cell office:value-type="string">
            <text:p>1906-11-15 07:45:28.125000 EST-0500</text:p>
          </table:table-cell>
          <table:table-cell office:value-type="float" office:value="0">
            <text:p>0</text:p>
          </table:table-cell>
          <table:table-cell office:value-type="float" office:value="254.046725549891">
            <text:p>254.0467255499</text:p>
          </table:table-cell>
          <table:table-cell office:value-type="float" office:value="254.046720087882">
            <text:p>254.0467200879</text:p>
          </table:table-cell>
          <table:table-cell table:number-columns-repeated="2" office:value-type="string">
            <text:p>14 ♐ 02' 48"</text:p>
          </table:table-cell>
          <table:table-cell office:value-type="float" office:value="0.585409762328449">
            <text:p>0.5854097623</text:p>
          </table:table-cell>
          <table:table-cell office:value-type="float" office:value="-0.237051535983694">
            <text:p>-0.237051536</text:p>
          </table:table-cell>
          <table:table-cell office:value-type="float" office:value="231.494668288022">
            <text:p>231.494668288</text:p>
          </table:table-cell>
          <table:table-cell office:value-type="float" office:value="231.494662826013">
            <text:p>231.494662826</text:p>
          </table:table-cell>
          <table:table-cell table:number-columns-repeated="2" office:value-type="string">
            <text:p>21 ♏ 29' 40"</text:p>
          </table:table-cell>
          <table:table-cell office:value-type="float" office:value="0.585413431132786">
            <text:p>0.5854134311</text:p>
          </table:table-cell>
          <table:table-cell office:value-type="float" office:value="-0.237048017778415">
            <text:p>-0.2370480178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7544.716875">
            <text:p>2417544.716875</text:p>
          </table:table-cell>
          <table:table-cell office:value-type="string">
            <text:p>1906-11-30 00:12:18.281250 EST-0500</text:p>
          </table:table-cell>
          <table:table-cell office:value-type="float" office:value="0">
            <text:p>0</text:p>
          </table:table-cell>
          <table:table-cell office:value-type="float" office:value="247.103127889067">
            <text:p>247.1031278891</text:p>
          </table:table-cell>
          <table:table-cell office:value-type="float" office:value="247.103185222145">
            <text:p>247.1031852221</text:p>
          </table:table-cell>
          <table:table-cell table:number-columns-repeated="2" office:value-type="string">
            <text:p><text:s/>7 ♐ 06' 11"</text:p>
          </table:table-cell>
          <table:table-cell office:value-type="float" office:value="-0.609319177389983">
            <text:p>-0.6093191774</text:p>
          </table:table-cell>
          <table:table-cell office:value-type="float" office:value="1.01318397233391">
            <text:p>1.0131839723</text:p>
          </table:table-cell>
          <table:table-cell office:value-type="float" office:value="224.550419438298">
            <text:p>224.5504194383</text:p>
          </table:table-cell>
          <table:table-cell office:value-type="float" office:value="224.550476771375">
            <text:p>224.5504767714</text:p>
          </table:table-cell>
          <table:table-cell table:number-columns-repeated="2" office:value-type="string">
            <text:p>14 ♏ 33' 01"</text:p>
          </table:table-cell>
          <table:table-cell office:value-type="float" office:value="-0.60933011208322">
            <text:p>-0.6093301121</text:p>
          </table:table-cell>
          <table:table-cell office:value-type="float" office:value="1.01317314813286">
            <text:p>1.013173148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7544.7393287">
            <text:p>2417544.7393287</text:p>
          </table:table-cell>
          <table:table-cell office:value-type="string">
            <text:p>1906-11-30 00:44:38.906250 EST-0500</text:p>
          </table:table-cell>
          <table:table-cell office:value-type="float" office:value="0">
            <text:p>0</text:p>
          </table:table-cell>
          <table:table-cell office:value-type="float" office:value="247.125772932349">
            <text:p>247.1257729323</text:p>
          </table:table-cell>
          <table:table-cell office:value-type="float" office:value="247.12593503935">
            <text:p>247.1259350394</text:p>
          </table:table-cell>
          <table:table-cell office:value-type="string">
            <text:p><text:s/>7 ♐ 07' 32"</text:p>
          </table:table-cell>
          <table:table-cell office:value-type="string">
            <text:p><text:s/>7 ♐ 07' 33"</text:p>
          </table:table-cell>
          <table:table-cell office:value-type="float" office:value="-1.37989339510411">
            <text:p>-1.3798933951</text:p>
          </table:table-cell>
          <table:table-cell office:value-type="float" office:value="1.01319144082883">
            <text:p>1.0131914408</text:p>
          </table:table-cell>
          <table:table-cell office:value-type="float" office:value="224.573063377865">
            <text:p>224.5730633779</text:p>
          </table:table-cell>
          <table:table-cell office:value-type="float" office:value="224.573225484866">
            <text:p>224.5732254849</text:p>
          </table:table-cell>
          <table:table-cell table:number-columns-repeated="2" office:value-type="string">
            <text:p>14 ♏ 34' 23"</text:p>
          </table:table-cell>
          <table:table-cell office:value-type="float" office:value="-1.37990433674915">
            <text:p>-1.3799043367</text:p>
          </table:table-cell>
          <table:table-cell office:value-type="float" office:value="1.01318041394761">
            <text:p>1.0131804139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7544.78670139">
            <text:p>2417544.78670139</text:p>
          </table:table-cell>
          <table:table-cell office:value-type="string">
            <text:p>1906-11-30 01:52:51.093750 EST-0500</text:p>
          </table:table-cell>
          <table:table-cell office:value-type="float" office:value="0">
            <text:p>0</text:p>
          </table:table-cell>
          <table:table-cell office:value-type="float" office:value="247.060408536407">
            <text:p>247.0604085364</text:p>
          </table:table-cell>
          <table:table-cell office:value-type="float" office:value="247.060580910795">
            <text:p>247.0605809108</text:p>
          </table:table-cell>
          <table:table-cell office:value-type="string">
            <text:p><text:s/>7 ♐ 03' 37"</text:p>
          </table:table-cell>
          <table:table-cell office:value-type="string">
            <text:p><text:s/>7 ♐ 03' 38"</text:p>
          </table:table-cell>
          <table:table-cell office:value-type="float" office:value="-1.37967069948748">
            <text:p>-1.3796706995</text:p>
          </table:table-cell>
          <table:table-cell office:value-type="float" office:value="-0.609327442440044">
            <text:p>-0.6093274424</text:p>
          </table:table-cell>
          <table:table-cell office:value-type="float" office:value="224.507696638426">
            <text:p>224.5076966384</text:p>
          </table:table-cell>
          <table:table-cell office:value-type="float" office:value="224.507869012813">
            <text:p>224.5078690128</text:p>
          </table:table-cell>
          <table:table-cell office:value-type="string">
            <text:p>14 ♏ 30' 27"</text:p>
          </table:table-cell>
          <table:table-cell office:value-type="string">
            <text:p>14 ♏ 30' 28"</text:p>
          </table:table-cell>
          <table:table-cell office:value-type="float" office:value="-1.37968206571713">
            <text:p>-1.3796820657</text:p>
          </table:table-cell>
          <table:table-cell office:value-type="float" office:value="-0.609339003109945">
            <text:p>-0.6093390031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7558.29060185">
            <text:p>2417558.29060185</text:p>
          </table:table-cell>
          <table:table-cell office:value-type="string">
            <text:p>1906-12-13 13:58:28.593750 EST-0500</text:p>
          </table:table-cell>
          <table:table-cell office:value-type="float" office:value="0">
            <text:p>0</text:p>
          </table:table-cell>
          <table:table-cell office:value-type="float" office:value="240.420490974477">
            <text:p>240.4204909745</text:p>
          </table:table-cell>
          <table:table-cell office:value-type="float" office:value="240.420351645151">
            <text:p>240.4203516452</text:p>
          </table:table-cell>
          <table:table-cell table:number-columns-repeated="2" office:value-type="string">
            <text:p><text:s/>0 ♐ 25' 13"</text:p>
          </table:table-cell>
          <table:table-cell office:value-type="float" office:value="0.57229424350488">
            <text:p>0.5722942435</text:p>
          </table:table-cell>
          <table:table-cell office:value-type="float" office:value="-0.282116366435883">
            <text:p>-0.2821163664</text:p>
          </table:table-cell>
          <table:table-cell office:value-type="float" office:value="217.867163760613">
            <text:p>217.8671637606</text:p>
          </table:table-cell>
          <table:table-cell office:value-type="float" office:value="217.867024431286">
            <text:p>217.8670244313</text:p>
          </table:table-cell>
          <table:table-cell table:number-columns-repeated="2" office:value-type="string">
            <text:p><text:s/>7 ♏ 52' 01"</text:p>
          </table:table-cell>
          <table:table-cell office:value-type="float" office:value="0.572275459139705">
            <text:p>0.5722754591</text:p>
          </table:table-cell>
          <table:table-cell office:value-type="float" office:value="-0.28213523526111">
            <text:p>-0.2821352353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17575.69612268">
            <text:p>2417575.69612268</text:p>
          </table:table-cell>
          <table:table-cell office:value-type="string">
            <text:p>1906-12-30 23:42:25.312500 EST-0500</text:p>
          </table:table-cell>
          <table:table-cell office:value-type="float" office:value="0">
            <text:p>0</text:p>
          </table:table-cell>
          <table:table-cell office:value-type="float" office:value="278.615896315093">
            <text:p>278.6158963151</text:p>
          </table:table-cell>
          <table:table-cell office:value-type="float" office:value="278.615709088051">
            <text:p>278.6157090881</text:p>
          </table:table-cell>
          <table:table-cell office:value-type="string">
            <text:p><text:s/>8 ♑ 36' 57"</text:p>
          </table:table-cell>
          <table:table-cell office:value-type="string">
            <text:p><text:s/>8 ♑ 36' 56"</text:p>
          </table:table-cell>
          <table:table-cell office:value-type="float" office:value="1.01899580976597">
            <text:p>1.0189958098</text:p>
          </table:table-cell>
          <table:table-cell office:value-type="float" office:value="0.0599446948918029">
            <text:p>0.0599446949</text:p>
          </table:table-cell>
          <table:table-cell office:value-type="float" office:value="256.061621321411">
            <text:p>256.0616213214</text:p>
          </table:table-cell>
          <table:table-cell office:value-type="float" office:value="256.061434094369">
            <text:p>256.0614340944</text:p>
          </table:table-cell>
          <table:table-cell table:number-columns-repeated="2" office:value-type="string">
            <text:p>16 ♐ 03' 41"</text:p>
          </table:table-cell>
          <table:table-cell office:value-type="float" office:value="1.01896620104736">
            <text:p>1.018966201</text:p>
          </table:table-cell>
          <table:table-cell office:value-type="float" office:value="0.0599150813648381">
            <text:p>0.0599150814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7588.7549537">
            <text:p>2417588.7549537</text:p>
          </table:table-cell>
          <table:table-cell office:value-type="string">
            <text:p>1907-01-13 01:07:08.906250 EST-0500</text:p>
          </table:table-cell>
          <table:table-cell office:value-type="float" office:value="0">
            <text:p>0</text:p>
          </table:table-cell>
          <table:table-cell office:value-type="float" office:value="279.394054794679">
            <text:p>279.3940547947</text:p>
          </table:table-cell>
          <table:table-cell office:value-type="float" office:value="279.393720305474">
            <text:p>279.3937203055</text:p>
          </table:table-cell>
          <table:table-cell office:value-type="string">
            <text:p><text:s/>9 ♑ 23' 38"</text:p>
          </table:table-cell>
          <table:table-cell office:value-type="string">
            <text:p><text:s/>9 ♑ 23' 37"</text:p>
          </table:table-cell>
          <table:table-cell office:value-type="float" office:value="1.53504284617616">
            <text:p>1.5350428462</text:p>
          </table:table-cell>
          <table:table-cell office:value-type="float" office:value="0.0589094533478701">
            <text:p>0.0589094533</text:p>
          </table:table-cell>
          <table:table-cell office:value-type="float" office:value="256.839155591467">
            <text:p>256.8391555915</text:p>
          </table:table-cell>
          <table:table-cell office:value-type="float" office:value="256.838821102262">
            <text:p>256.8388211023</text:p>
          </table:table-cell>
          <table:table-cell office:value-type="string">
            <text:p>16 ♐ 50' 20"</text:p>
          </table:table-cell>
          <table:table-cell office:value-type="string">
            <text:p>16 ♐ 50' 19"</text:p>
          </table:table-cell>
          <table:table-cell office:value-type="float" office:value="1.53499613990146">
            <text:p>1.5349961399</text:p>
          </table:table-cell>
          <table:table-cell office:value-type="float" office:value="0.0588627621754214">
            <text:p>0.058862762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7609.19563657">
            <text:p>2417609.19563657</text:p>
          </table:table-cell>
          <table:table-cell office:value-type="string">
            <text:p>1907-02-02 11:41:43.125000 EST-0500</text:p>
          </table:table-cell>
          <table:table-cell office:value-type="float" office:value="0">
            <text:p>0</text:p>
          </table:table-cell>
          <table:table-cell office:value-type="float" office:value="312.712442586128">
            <text:p>312.7124425861</text:p>
          </table:table-cell>
          <table:table-cell office:value-type="float" office:value="312.712408396437">
            <text:p>312.7124083964</text:p>
          </table:table-cell>
          <table:table-cell table:number-columns-repeated="2" office:value-type="string">
            <text:p>12 ♒ 42' 44"</text:p>
          </table:table-cell>
          <table:table-cell office:value-type="float" office:value="1.73935602092535">
            <text:p>1.7393560209</text:p>
          </table:table-cell>
          <table:table-cell office:value-type="float" office:value="1.01420434712455">
            <text:p>1.0142043471</text:p>
          </table:table-cell>
          <table:table-cell office:value-type="float" office:value="290.156702714991">
            <text:p>290.156702715</text:p>
          </table:table-cell>
          <table:table-cell office:value-type="float" office:value="290.156668525301">
            <text:p>290.1566685253</text:p>
          </table:table-cell>
          <table:table-cell table:number-columns-repeated="2" office:value-type="string">
            <text:p>20 ♑ 09' 24"</text:p>
          </table:table-cell>
          <table:table-cell office:value-type="float" office:value="1.73938341461887">
            <text:p>1.7393834146</text:p>
          </table:table-cell>
          <table:table-cell office:value-type="float" office:value="1.01423197823992">
            <text:p>1.0142319782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7624.18219907">
            <text:p>2417624.18219907</text:p>
          </table:table-cell>
          <table:table-cell office:value-type="string">
            <text:p>1907-02-17 11:22:22.968750 EST-0500</text:p>
          </table:table-cell>
          <table:table-cell office:value-type="float" office:value="0">
            <text:p>0</text:p>
          </table:table-cell>
          <table:table-cell office:value-type="float" office:value="281.284665153452">
            <text:p>281.2846651535</text:p>
          </table:table-cell>
          <table:table-cell office:value-type="float" office:value="281.284652603787">
            <text:p>281.2846526038</text:p>
          </table:table-cell>
          <table:table-cell table:number-columns-repeated="2" office:value-type="string">
            <text:p>11 ♑ 17' 04"</text:p>
          </table:table-cell>
          <table:table-cell office:value-type="float" office:value="1.05550694121115">
            <text:p>1.0555069412</text:p>
          </table:table-cell>
          <table:table-cell office:value-type="float" office:value="0.0454686344636434">
            <text:p>0.0454686345</text:p>
          </table:table-cell>
          <table:table-cell office:value-type="float" office:value="258.728432927297">
            <text:p>258.7284329273</text:p>
          </table:table-cell>
          <table:table-cell office:value-type="float" office:value="258.728420377632">
            <text:p>258.7284203776</text:p>
          </table:table-cell>
          <table:table-cell table:number-columns-repeated="2" office:value-type="string">
            <text:p>18 ♐ 43' 42"</text:p>
          </table:table-cell>
          <table:table-cell office:value-type="float" office:value="1.05553249946107">
            <text:p>1.0555324995</text:p>
          </table:table-cell>
          <table:table-cell office:value-type="float" office:value="0.0454942030573689">
            <text:p>0.0454942031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7627.55793981">
            <text:p>2417627.55793981</text:p>
          </table:table-cell>
          <table:table-cell office:value-type="string">
            <text:p>1907-02-20 20:23:26.250000 EST-0500</text:p>
          </table:table-cell>
          <table:table-cell office:value-type="float" office:value="0">
            <text:p>0</text:p>
          </table:table-cell>
          <table:table-cell office:value-type="float" office:value="345.676824817516">
            <text:p>345.6768248175</text:p>
          </table:table-cell>
          <table:table-cell office:value-type="float" office:value="345.676811482769">
            <text:p>345.6768114828</text:p>
          </table:table-cell>
          <table:table-cell table:number-columns-repeated="2" office:value-type="string">
            <text:p>15 ♓ 40' 36"</text:p>
          </table:table-cell>
          <table:table-cell office:value-type="float" office:value="1.7131457308792">
            <text:p>1.7131457309</text:p>
          </table:table-cell>
          <table:table-cell office:value-type="float" office:value="0.120593439533442">
            <text:p>0.1205934395</text:p>
          </table:table-cell>
          <table:table-cell office:value-type="float" office:value="323.12050022765">
            <text:p>323.1205002277</text:p>
          </table:table-cell>
          <table:table-cell office:value-type="float" office:value="323.120486892903">
            <text:p>323.1204868929</text:p>
          </table:table-cell>
          <table:table-cell table:number-columns-repeated="2" office:value-type="string">
            <text:p>23 ♒ 07' 13"</text:p>
          </table:table-cell>
          <table:table-cell office:value-type="float" office:value="1.71314282144862">
            <text:p>1.7131428214</text:p>
          </table:table-cell>
          <table:table-cell office:value-type="float" office:value="0.120590554579744">
            <text:p>0.1205905546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17643.89533565">
            <text:p>2417643.89533565</text:p>
          </table:table-cell>
          <table:table-cell office:value-type="string">
            <text:p>1907-03-09 04:29:17.812500 EST-0500</text:p>
          </table:table-cell>
          <table:table-cell office:value-type="float" office:value="0">
            <text:p>0</text:p>
          </table:table-cell>
          <table:table-cell office:value-type="float" office:value="347.67436031991">
            <text:p>347.6743603199</text:p>
          </table:table-cell>
          <table:table-cell office:value-type="float" office:value="347.67424106073">
            <text:p>347.6742410607</text:p>
          </table:table-cell>
          <table:table-cell table:number-columns-repeated="2" office:value-type="string">
            <text:p>17 ♓ 40' 27"</text:p>
          </table:table-cell>
          <table:table-cell office:value-type="float" office:value="0.999570524070495">
            <text:p>0.9995705241</text:p>
          </table:table-cell>
          <table:table-cell office:value-type="float" office:value="0.123177066669589">
            <text:p>0.1231770667</text:p>
          </table:table-cell>
          <table:table-cell office:value-type="float" office:value="325.117543113744">
            <text:p>325.1175431137</text:p>
          </table:table-cell>
          <table:table-cell office:value-type="float" office:value="325.117423854564">
            <text:p>325.1174238546</text:p>
          </table:table-cell>
          <table:table-cell office:value-type="string">
            <text:p>25 ♒ 07' 03"</text:p>
          </table:table-cell>
          <table:table-cell office:value-type="string">
            <text:p>25 ♒ 07' 02"</text:p>
          </table:table-cell>
          <table:table-cell office:value-type="float" office:value="0.999551886159664">
            <text:p>0.9995518862</text:p>
          </table:table-cell>
          <table:table-cell office:value-type="float" office:value="0.123158160599228">
            <text:p>0.123158160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7652.82770833">
            <text:p>2417652.82770833</text:p>
          </table:table-cell>
          <table:table-cell office:value-type="string">
            <text:p>1907-03-18 02:51:54.843750 EST-0500</text:p>
          </table:table-cell>
          <table:table-cell office:value-type="float" office:value="0">
            <text:p>0</text:p>
          </table:table-cell>
          <table:table-cell office:value-type="float" office:value="356.58202801612">
            <text:p>356.5820280161</text:p>
          </table:table-cell>
          <table:table-cell office:value-type="float" office:value="356.582299968966">
            <text:p>356.582299969</text:p>
          </table:table-cell>
          <table:table-cell office:value-type="string">
            <text:p>26 ♓ 34' 55"</text:p>
          </table:table-cell>
          <table:table-cell office:value-type="string">
            <text:p>26 ♓ 34' 56"</text:p>
          </table:table-cell>
          <table:table-cell office:value-type="float" office:value="-0.921112539590494">
            <text:p>-0.9211125396</text:p>
          </table:table-cell>
          <table:table-cell office:value-type="float" office:value="0.994738519752259">
            <text:p>0.9947385198</text:p>
          </table:table-cell>
          <table:table-cell office:value-type="float" office:value="334.025064730175">
            <text:p>334.0250647302</text:p>
          </table:table-cell>
          <table:table-cell office:value-type="float" office:value="334.025336683022">
            <text:p>334.025336683</text:p>
          </table:table-cell>
          <table:table-cell office:value-type="string">
            <text:p><text:s/>4 ♓ 01' 30"</text:p>
          </table:table-cell>
          <table:table-cell office:value-type="string">
            <text:p><text:s/>4 ♓ 01' 31"</text:p>
          </table:table-cell>
          <table:table-cell office:value-type="float" office:value="-0.921092442609088">
            <text:p>-0.9210924426</text:p>
          </table:table-cell>
          <table:table-cell office:value-type="float" office:value="0.994759080987771">
            <text:p>0.994759081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7661.51716435">
            <text:p>2417661.51716435</text:p>
          </table:table-cell>
          <table:table-cell office:value-type="string">
            <text:p>1907-03-26 19:24:43.593750 EST-0500</text:p>
          </table:table-cell>
          <table:table-cell office:value-type="float" office:value="0">
            <text:p>0</text:p>
          </table:table-cell>
          <table:table-cell office:value-type="float" office:value="349.827190770674">
            <text:p>349.8271907707</text:p>
          </table:table-cell>
          <table:table-cell office:value-type="float" office:value="349.827276398491">
            <text:p>349.8272763985</text:p>
          </table:table-cell>
          <table:table-cell office:value-type="string">
            <text:p>19 ♓ 49' 37"</text:p>
          </table:table-cell>
          <table:table-cell office:value-type="string">
            <text:p>19 ♓ 49' 38"</text:p>
          </table:table-cell>
          <table:table-cell office:value-type="float" office:value="-0.470315360307643">
            <text:p>-0.4703153603</text:p>
          </table:table-cell>
          <table:table-cell office:value-type="float" office:value="0.120205468194024">
            <text:p>0.1202054682</text:p>
          </table:table-cell>
          <table:table-cell office:value-type="float" office:value="327.269939170842">
            <text:p>327.2699391708</text:p>
          </table:table-cell>
          <table:table-cell office:value-type="float" office:value="327.270024798659">
            <text:p>327.2700247987</text:p>
          </table:table-cell>
          <table:table-cell office:value-type="string">
            <text:p>27 ♒ 16' 11"</text:p>
          </table:table-cell>
          <table:table-cell office:value-type="string">
            <text:p>27 ♒ 16' 12"</text:p>
          </table:table-cell>
          <table:table-cell office:value-type="float" office:value="-0.470289747757305">
            <text:p>-0.4702897478</text:p>
          </table:table-cell>
          <table:table-cell office:value-type="float" office:value="0.120230410396427">
            <text:p>0.1202304104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7674.32600694">
            <text:p>2417674.32600694</text:p>
          </table:table-cell>
          <table:table-cell office:value-type="string">
            <text:p>1907-04-08 14:49:27.187500 EST-0500</text:p>
          </table:table-cell>
          <table:table-cell office:value-type="float" office:value="0">
            <text:p>0</text:p>
          </table:table-cell>
          <table:table-cell office:value-type="float" office:value="351.334596682907">
            <text:p>351.3345966829</text:p>
          </table:table-cell>
          <table:table-cell office:value-type="float" office:value="351.334521121704">
            <text:p>351.3345211217</text:p>
          </table:table-cell>
          <table:table-cell table:number-columns-repeated="2" office:value-type="string">
            <text:p>21 ♓ 20' 04"</text:p>
          </table:table-cell>
          <table:table-cell office:value-type="float" office:value="0.632500515931385">
            <text:p>0.6325005159</text:p>
          </table:table-cell>
          <table:table-cell office:value-type="float" office:value="0.11464530420033">
            <text:p>0.1146453042</text:p>
          </table:table-cell>
          <table:table-cell office:value-type="float" office:value="328.776997346283">
            <text:p>328.7769973463</text:p>
          </table:table-cell>
          <table:table-cell office:value-type="float" office:value="328.77692178508">
            <text:p>328.7769217851</text:p>
          </table:table-cell>
          <table:table-cell office:value-type="string">
            <text:p>28 ♒ 46' 37"</text:p>
          </table:table-cell>
          <table:table-cell office:value-type="string">
            <text:p>28 ♒ 46' 36"</text:p>
          </table:table-cell>
          <table:table-cell office:value-type="float" office:value="0.632520361775455">
            <text:p>0.6325203618</text:p>
          </table:table-cell>
          <table:table-cell office:value-type="float" office:value="0.114665047272828">
            <text:p>0.1146650473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7686.87678241">
            <text:p>2417686.87678241</text:p>
          </table:table-cell>
          <table:table-cell office:value-type="string">
            <text:p>1907-04-21 04:02:34.687500 EST-0500</text:p>
          </table:table-cell>
          <table:table-cell office:value-type="float" office:value="0">
            <text:p>0</text:p>
          </table:table-cell>
          <table:table-cell office:value-type="float" office:value="352.723870659003">
            <text:p>352.723870659</text:p>
          </table:table-cell>
          <table:table-cell office:value-type="float" office:value="352.723819762639">
            <text:p>352.7238197626</text:p>
          </table:table-cell>
          <table:table-cell table:number-columns-repeated="2" office:value-type="string">
            <text:p>22 ♓ 43' 25"</text:p>
          </table:table-cell>
          <table:table-cell office:value-type="float" office:value="1.18386722587978">
            <text:p>1.1838672259</text:p>
          </table:table-cell>
          <table:table-cell office:value-type="float" office:value="0.106272515543702">
            <text:p>0.1062725155</text:p>
          </table:table-cell>
          <table:table-cell office:value-type="float" office:value="330.165955056611">
            <text:p>330.1659550566</text:p>
          </table:table-cell>
          <table:table-cell office:value-type="float" office:value="330.165904160247">
            <text:p>330.1659041602</text:p>
          </table:table-cell>
          <table:table-cell table:number-columns-repeated="2" office:value-type="string">
            <text:p><text:s/>0 ♓ 09' 57"</text:p>
          </table:table-cell>
          <table:table-cell office:value-type="float" office:value="1.18386700665592">
            <text:p>1.1838670067</text:p>
          </table:table-cell>
          <table:table-cell office:value-type="float" office:value="0.106272235144369">
            <text:p>0.1062722351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17697.66560185">
            <text:p>2417697.66560185</text:p>
          </table:table-cell>
          <table:table-cell office:value-type="string">
            <text:p>1907-05-01 22:58:28.593750 EST-0500</text:p>
          </table:table-cell>
          <table:table-cell office:value-type="float" office:value="0">
            <text:p>0</text:p>
          </table:table-cell>
          <table:table-cell office:value-type="float" office:value="282.627772305247">
            <text:p>282.6277723052</text:p>
          </table:table-cell>
          <table:table-cell office:value-type="float" office:value="282.627749091093">
            <text:p>282.6277490911</text:p>
          </table:table-cell>
          <table:table-cell table:number-columns-repeated="2" office:value-type="string">
            <text:p>12 ♑ 37' 39"</text:p>
          </table:table-cell>
          <table:table-cell office:value-type="float" office:value="0.334060192821727">
            <text:p>0.3340601928</text:p>
          </table:table-cell>
          <table:table-cell office:value-type="float" office:value="-0.0117877008937877">
            <text:p>-0.0117877009</text:p>
          </table:table-cell>
          <table:table-cell office:value-type="float" office:value="260.069546651598">
            <text:p>260.0695466516</text:p>
          </table:table-cell>
          <table:table-cell office:value-type="float" office:value="260.069523437444">
            <text:p>260.0695234374</text:p>
          </table:table-cell>
          <table:table-cell table:number-columns-repeated="2" office:value-type="string">
            <text:p>20 ♐ 04' 10"</text:p>
          </table:table-cell>
          <table:table-cell office:value-type="float" office:value="0.334027511871159">
            <text:p>0.3340275119</text:p>
          </table:table-cell>
          <table:table-cell office:value-type="float" office:value="-0.0118203923861978">
            <text:p>-0.0118203924</text:p>
          </table:table-cell>
        </table:table-row>
        <table:table-row table:style-name="ro1">
          <table:table-cell office:value-type="string">
            <text:p>Jupiter/Neptune</text:p>
          </table:table-cell>
          <table:table-cell office:value-type="float" office:value="2417717.98274306">
            <text:p>2417717.98274306</text:p>
          </table:table-cell>
          <table:table-cell office:value-type="string">
            <text:p>1907-05-22 06:35:09.375000 EST-0500</text:p>
          </table:table-cell>
          <table:table-cell office:value-type="float" office:value="0">
            <text:p>0</text:p>
          </table:table-cell>
          <table:table-cell office:value-type="float" office:value="100.833920512736">
            <text:p>100.8339205127</text:p>
          </table:table-cell>
          <table:table-cell office:value-type="float" office:value="100.833900197503">
            <text:p>100.8339001975</text:p>
          </table:table-cell>
          <table:table-cell table:number-columns-repeated="2" office:value-type="string">
            <text:p>10 ♋ 50' 02"</text:p>
          </table:table-cell>
          <table:table-cell office:value-type="float" office:value="0.195556475066913">
            <text:p>0.1955564751</text:p>
          </table:table-cell>
          <table:table-cell office:value-type="float" office:value="0.0297578807632269">
            <text:p>0.0297578808</text:p>
          </table:table-cell>
          <table:table-cell office:value-type="float" office:value="78.2749189404761">
            <text:p>78.2749189405</text:p>
          </table:table-cell>
          <table:table-cell office:value-type="float" office:value="78.2748986252437">
            <text:p>78.2748986252</text:p>
          </table:table-cell>
          <table:table-cell table:number-columns-repeated="2" office:value-type="string">
            <text:p>18 ♊ 16' 29"</text:p>
          </table:table-cell>
          <table:table-cell office:value-type="float" office:value="0.195577923132043">
            <text:p>0.1955779231</text:p>
          </table:table-cell>
          <table:table-cell office:value-type="float" office:value="0.0297793376730318">
            <text:p>0.029779337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7719.86408565">
            <text:p>2417719.86408565</text:p>
          </table:table-cell>
          <table:table-cell office:value-type="string">
            <text:p>1907-05-24 03:44:17.812500 EST-0500</text:p>
          </table:table-cell>
          <table:table-cell office:value-type="float" office:value="0">
            <text:p>0</text:p>
          </table:table-cell>
          <table:table-cell office:value-type="float" office:value="62.0348567468878">
            <text:p>62.0348567469</text:p>
          </table:table-cell>
          <table:table-cell office:value-type="float" office:value="62.0347105851867">
            <text:p>62.0347105852</text:p>
          </table:table-cell>
          <table:table-cell office:value-type="string">
            <text:p><text:s/>2 ♊ 02' 05"</text:p>
          </table:table-cell>
          <table:table-cell office:value-type="string">
            <text:p><text:s/>2 ♊ 02' 04"</text:p>
          </table:table-cell>
          <table:table-cell office:value-type="float" office:value="2.19489252155505">
            <text:p>2.1948925216</text:p>
          </table:table-cell>
          <table:table-cell office:value-type="float" office:value="0.960376635115773">
            <text:p>0.9603766351</text:p>
          </table:table-cell>
          <table:table-cell office:value-type="float" office:value="39.4758264112633">
            <text:p>39.4758264113</text:p>
          </table:table-cell>
          <table:table-cell office:value-type="float" office:value="39.4756802495622">
            <text:p>39.4756802496</text:p>
          </table:table-cell>
          <table:table-cell table:number-columns-repeated="2" office:value-type="string">
            <text:p><text:s/>9 ♉ 28' 32"</text:p>
          </table:table-cell>
          <table:table-cell office:value-type="float" office:value="2.19491326220129">
            <text:p>2.1949132622</text:p>
          </table:table-cell>
          <table:table-cell office:value-type="float" office:value="0.960397400923412">
            <text:p>0.9603974009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7729.61921296">
            <text:p>2417729.61921296</text:p>
          </table:table-cell>
          <table:table-cell office:value-type="string">
            <text:p>1907-06-02 21:51:40.781250 EST-0500</text:p>
          </table:table-cell>
          <table:table-cell office:value-type="float" office:value="0">
            <text:p>0</text:p>
          </table:table-cell>
          <table:table-cell office:value-type="float" office:value="82.9699512957392">
            <text:p>82.9699512957</text:p>
          </table:table-cell>
          <table:table-cell office:value-type="float" office:value="82.9698765727446">
            <text:p>82.9698765727</text:p>
          </table:table-cell>
          <table:table-cell table:number-columns-repeated="2" office:value-type="string">
            <text:p>22 ♊ 58' 11"</text:p>
          </table:table-cell>
          <table:table-cell office:value-type="float" office:value="2.03342029650427">
            <text:p>2.0334202965</text:p>
          </table:table-cell>
          <table:table-cell office:value-type="float" office:value="0.0232020476721316">
            <text:p>0.0232020477</text:p>
          </table:table-cell>
          <table:table-cell office:value-type="float" office:value="60.4103707911002">
            <text:p>60.4103707911</text:p>
          </table:table-cell>
          <table:table-cell office:value-type="float" office:value="60.4102960681056">
            <text:p>60.4102960681</text:p>
          </table:table-cell>
          <table:table-cell table:number-columns-repeated="2" office:value-type="string">
            <text:p><text:s/>0 ♊ 24' 37"</text:p>
          </table:table-cell>
          <table:table-cell office:value-type="float" office:value="2.03343105162325">
            <text:p>2.0334310516</text:p>
          </table:table-cell>
          <table:table-cell office:value-type="float" office:value="0.0232126270171445">
            <text:p>0.023212627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7739.72541667">
            <text:p>2417739.72541667</text:p>
          </table:table-cell>
          <table:table-cell office:value-type="string">
            <text:p>1907-06-13 00:24:36.562500 EST-0500</text:p>
          </table:table-cell>
          <table:table-cell office:value-type="float" office:value="0">
            <text:p>0</text:p>
          </table:table-cell>
          <table:table-cell office:value-type="float" office:value="101.547291819727">
            <text:p>101.5472918197</text:p>
          </table:table-cell>
          <table:table-cell office:value-type="float" office:value="101.547239975825">
            <text:p>101.5472399758</text:p>
          </table:table-cell>
          <table:table-cell table:number-columns-repeated="2" office:value-type="string">
            <text:p>11 ♋ 32' 50"</text:p>
          </table:table-cell>
          <table:table-cell office:value-type="float" office:value="1.62836178762279">
            <text:p>1.6283617876</text:p>
          </table:table-cell>
          <table:table-cell office:value-type="float" office:value="0.0353017201588676">
            <text:p>0.0353017202</text:p>
          </table:table-cell>
          <table:table-cell office:value-type="float" office:value="78.9872949572238">
            <text:p>78.9872949572</text:p>
          </table:table-cell>
          <table:table-cell office:value-type="float" office:value="78.987243113321">
            <text:p>78.9872431133</text:p>
          </table:table-cell>
          <table:table-cell table:number-columns-repeated="2" office:value-type="string">
            <text:p>18 ♊ 59' 14"</text:p>
          </table:table-cell>
          <table:table-cell office:value-type="float" office:value="1.62833465792173">
            <text:p>1.6283346579</text:p>
          </table:table-cell>
          <table:table-cell office:value-type="float" office:value="0.0352746240144014">
            <text:p>0.035274624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17742.03327546">
            <text:p>2417742.03327546</text:p>
          </table:table-cell>
          <table:table-cell office:value-type="string">
            <text:p>1907-06-15 07:47:55.781250 EST-0500</text:p>
          </table:table-cell>
          <table:table-cell office:value-type="float" office:value="0">
            <text:p>0</text:p>
          </table:table-cell>
          <table:table-cell office:value-type="float" office:value="83.2619157168954">
            <text:p>83.2619157169</text:p>
          </table:table-cell>
          <table:table-cell office:value-type="float" office:value="83.26172095367">
            <text:p>83.2617209537</text:p>
          </table:table-cell>
          <table:table-cell table:number-columns-repeated="2" office:value-type="string">
            <text:p>23 ♊ 15' 42"</text:p>
          </table:table-cell>
          <table:table-cell office:value-type="float" office:value="0.955172480599567">
            <text:p>0.9551724806</text:p>
          </table:table-cell>
          <table:table-cell office:value-type="float" office:value="0.0236570631970095">
            <text:p>0.0236570632</text:p>
          </table:table-cell>
          <table:table-cell office:value-type="float" office:value="60.7017826557351">
            <text:p>60.7017826557</text:p>
          </table:table-cell>
          <table:table-cell office:value-type="float" office:value="60.7015878925097">
            <text:p>60.7015878925</text:p>
          </table:table-cell>
          <table:table-cell office:value-type="string">
            <text:p><text:s/>0 ♊ 42' 06"</text:p>
          </table:table-cell>
          <table:table-cell office:value-type="string">
            <text:p><text:s/>0 ♊ 42' 05"</text:p>
          </table:table-cell>
          <table:table-cell office:value-type="float" office:value="0.95516044135562">
            <text:p>0.9551604414</text:p>
          </table:table-cell>
          <table:table-cell office:value-type="float" office:value="0.0236448628456346">
            <text:p>0.0236448628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7742.50398148">
            <text:p>2417742.50398148</text:p>
          </table:table-cell>
          <table:table-cell office:value-type="string">
            <text:p>1907-06-15 19:05:44.531250 EST-0500</text:p>
          </table:table-cell>
          <table:table-cell office:value-type="float" office:value="0">
            <text:p>0</text:p>
          </table:table-cell>
          <table:table-cell office:value-type="float" office:value="105.904129667927">
            <text:p>105.9041296679</text:p>
          </table:table-cell>
          <table:table-cell office:value-type="float" office:value="105.903819427307">
            <text:p>105.9038194273</text:p>
          </table:table-cell>
          <table:table-cell office:value-type="string">
            <text:p>15 ♋ 54' 14"</text:p>
          </table:table-cell>
          <table:table-cell office:value-type="string">
            <text:p>15 ♋ 54' 13"</text:p>
          </table:table-cell>
          <table:table-cell office:value-type="float" office:value="1.5072512528291">
            <text:p>1.5072512528</text:p>
          </table:table-cell>
          <table:table-cell office:value-type="float" office:value="0.215798372885147">
            <text:p>0.2157983729</text:p>
          </table:table-cell>
          <table:table-cell office:value-type="float" office:value="83.3439739854118">
            <text:p>83.3439739854</text:p>
          </table:table-cell>
          <table:table-cell office:value-type="float" office:value="83.3436637447927">
            <text:p>83.3436637448</text:p>
          </table:table-cell>
          <table:table-cell office:value-type="string">
            <text:p>23 ♊ 20' 38"</text:p>
          </table:table-cell>
          <table:table-cell office:value-type="string">
            <text:p>23 ♊ 20' 37"</text:p>
          </table:table-cell>
          <table:table-cell office:value-type="float" office:value="1.50724357072641">
            <text:p>1.5072435707</text:p>
          </table:table-cell>
          <table:table-cell office:value-type="float" office:value="0.215790778607568">
            <text:p>0.2157907786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17762.06258102">
            <text:p>2417762.06258102</text:p>
          </table:table-cell>
          <table:table-cell office:value-type="string">
            <text:p>1907-07-05 08:30:07.031250 EST-0500</text:p>
          </table:table-cell>
          <table:table-cell office:value-type="float" office:value="0">
            <text:p>0</text:p>
          </table:table-cell>
          <table:table-cell office:value-type="float" office:value="102.363877409008">
            <text:p>102.363877409</text:p>
          </table:table-cell>
          <table:table-cell office:value-type="float" office:value="102.363821432649">
            <text:p>102.3638214326</text:p>
          </table:table-cell>
          <table:table-cell table:number-columns-repeated="2" office:value-type="string">
            <text:p>12 ♋ 21' 49"</text:p>
          </table:table-cell>
          <table:table-cell office:value-type="float" office:value="0.953524953077905">
            <text:p>0.9535249531</text:p>
          </table:table-cell>
          <table:table-cell office:value-type="float" office:value="0.0372090480722716">
            <text:p>0.0372090481</text:p>
          </table:table-cell>
          <table:table-cell office:value-type="float" office:value="79.8028734723809">
            <text:p>79.8028734724</text:p>
          </table:table-cell>
          <table:table-cell office:value-type="float" office:value="79.802817496022">
            <text:p>79.802817496</text:p>
          </table:table-cell>
          <table:table-cell table:number-columns-repeated="2" office:value-type="string">
            <text:p>19 ♊ 48' 10"</text:p>
          </table:table-cell>
          <table:table-cell office:value-type="float" office:value="0.953522317358628">
            <text:p>0.9535223174</text:p>
          </table:table-cell>
          <table:table-cell office:value-type="float" office:value="0.0372063933889269">
            <text:p>0.0372063934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17762.62849537">
            <text:p>2417762.62849537</text:p>
          </table:table-cell>
          <table:table-cell office:value-type="string">
            <text:p>1907-07-05 22:05:02.343750 EST-0500</text:p>
          </table:table-cell>
          <table:table-cell office:value-type="float" office:value="0">
            <text:p>0</text:p>
          </table:table-cell>
          <table:table-cell office:value-type="float" office:value="83.741059437114">
            <text:p>83.7410594371</text:p>
          </table:table-cell>
          <table:table-cell office:value-type="float" office:value="83.740796259652">
            <text:p>83.7407962597</text:p>
          </table:table-cell>
          <table:table-cell office:value-type="string">
            <text:p>23 ♊ 44' 27"</text:p>
          </table:table-cell>
          <table:table-cell office:value-type="string">
            <text:p>23 ♊ 44' 26"</text:p>
          </table:table-cell>
          <table:table-cell office:value-type="float" office:value="1.21630609011788">
            <text:p>1.2163060901</text:p>
          </table:table-cell>
          <table:table-cell office:value-type="float" office:value="0.0225129214928589">
            <text:p>0.0225129215</text:p>
          </table:table-cell>
          <table:table-cell office:value-type="float" office:value="61.1800308022583">
            <text:p>61.1800308023</text:p>
          </table:table-cell>
          <table:table-cell office:value-type="float" office:value="61.1797676247964">
            <text:p>61.1797676248</text:p>
          </table:table-cell>
          <table:table-cell office:value-type="string">
            <text:p><text:s/>1 ♊ 10' 48"</text:p>
          </table:table-cell>
          <table:table-cell office:value-type="string">
            <text:p><text:s/>1 ♊ 10' 47"</text:p>
          </table:table-cell>
          <table:table-cell office:value-type="float" office:value="1.21629793247263">
            <text:p>1.2162979325</text:p>
          </table:table-cell>
          <table:table-cell office:value-type="float" office:value="0.0225048447594368">
            <text:p>0.0225048448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17772.80109954">
            <text:p>2417772.80109954</text:p>
          </table:table-cell>
          <table:table-cell office:value-type="string">
            <text:p>1907-07-16 02:13:35.625000 EST-0500</text:p>
          </table:table-cell>
          <table:table-cell office:value-type="float" office:value="0">
            <text:p>0</text:p>
          </table:table-cell>
          <table:table-cell office:value-type="float" office:value="112.606864810512">
            <text:p>112.6068648105</text:p>
          </table:table-cell>
          <table:table-cell office:value-type="float" office:value="112.60676697766">
            <text:p>112.6067669777</text:p>
          </table:table-cell>
          <table:table-cell table:number-columns-repeated="2" office:value-type="string">
            <text:p>22 ♋ 36' 24"</text:p>
          </table:table-cell>
          <table:table-cell office:value-type="float" office:value="0.954074226450594">
            <text:p>0.9540742265</text:p>
          </table:table-cell>
          <table:table-cell office:value-type="float" office:value="0.223794730304113">
            <text:p>0.2237947303</text:p>
          </table:table-cell>
          <table:table-cell office:value-type="float" office:value="90.0453343870633">
            <text:p>90.0453343871</text:p>
          </table:table-cell>
          <table:table-cell office:value-type="float" office:value="90.0452365542113">
            <text:p>90.0452365542</text:p>
          </table:table-cell>
          <table:table-cell office:value-type="string">
            <text:p><text:s/>0 ♋ 02' 43"</text:p>
          </table:table-cell>
          <table:table-cell office:value-type="string">
            <text:p><text:s/>0 ♋ 02' 42"</text:p>
          </table:table-cell>
          <table:table-cell office:value-type="float" office:value="0.95409466121759">
            <text:p>0.9540946612</text:p>
          </table:table-cell>
          <table:table-cell office:value-type="float" office:value="0.223815148799083">
            <text:p>0.2238151488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17774.43219907">
            <text:p>2417774.43219907</text:p>
          </table:table-cell>
          <table:table-cell office:value-type="string">
            <text:p>1907-07-17 17:22:22.968750 EST-0500</text:p>
          </table:table-cell>
          <table:table-cell office:value-type="float" office:value="0">
            <text:p>0</text:p>
          </table:table-cell>
          <table:table-cell office:value-type="float" office:value="280.159063218969">
            <text:p>280.159063219</text:p>
          </table:table-cell>
          <table:table-cell office:value-type="float" office:value="280.159073070792">
            <text:p>280.1590730708</text:p>
          </table:table-cell>
          <table:table-cell table:number-columns-repeated="2" office:value-type="string">
            <text:p>10 ♑ 09' 32"</text:p>
          </table:table-cell>
          <table:table-cell office:value-type="float" office:value="-0.261194817712317">
            <text:p>-0.2611948177</text:p>
          </table:table-cell>
          <table:table-cell office:value-type="float" office:value="-0.0388419196355544">
            <text:p>-0.0388419196</text:p>
          </table:table-cell>
          <table:table-cell office:value-type="float" office:value="257.597505643884">
            <text:p>257.5975056439</text:p>
          </table:table-cell>
          <table:table-cell office:value-type="float" office:value="257.597515495707">
            <text:p>257.5975154957</text:p>
          </table:table-cell>
          <table:table-cell table:number-columns-repeated="2" office:value-type="string">
            <text:p>17 ♐ 35' 51"</text:p>
          </table:table-cell>
          <table:table-cell office:value-type="float" office:value="-0.261174457453967">
            <text:p>-0.2611744575</text:p>
          </table:table-cell>
          <table:table-cell office:value-type="float" office:value="-0.0388215279271669">
            <text:p>-0.0388215279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7778.39265046">
            <text:p>2417778.39265046</text:p>
          </table:table-cell>
          <table:table-cell office:value-type="string">
            <text:p>1907-07-21 16:25:25.781250 EST-0500</text:p>
          </table:table-cell>
          <table:table-cell office:value-type="float" office:value="0">
            <text:p>0</text:p>
          </table:table-cell>
          <table:table-cell office:value-type="float" office:value="102.966060744713">
            <text:p>102.9660607447</text:p>
          </table:table-cell>
          <table:table-cell office:value-type="float" office:value="102.965788562461">
            <text:p>102.9657885625</text:p>
          </table:table-cell>
          <table:table-cell office:value-type="string">
            <text:p>12 ♋ 57' 57"</text:p>
          </table:table-cell>
          <table:table-cell office:value-type="string">
            <text:p>12 ♋ 57' 56"</text:p>
          </table:table-cell>
          <table:table-cell office:value-type="float" office:value="1.22272130177875">
            <text:p>1.2227213018</text:p>
          </table:table-cell>
          <table:table-cell office:value-type="float" office:value="0.0361785957297534">
            <text:p>0.0361785957</text:p>
          </table:table-cell>
          <table:table-cell office:value-type="float" office:value="80.4043449521312">
            <text:p>80.4043449521</text:p>
          </table:table-cell>
          <table:table-cell office:value-type="float" office:value="80.4040727698794">
            <text:p>80.4040727699</text:p>
          </table:table-cell>
          <table:table-cell office:value-type="string">
            <text:p>20 ♊ 24' 15"</text:p>
          </table:table-cell>
          <table:table-cell office:value-type="string">
            <text:p>20 ♊ 24' 14"</text:p>
          </table:table-cell>
          <table:table-cell office:value-type="float" office:value="1.22268992938016">
            <text:p>1.2226899294</text:p>
          </table:table-cell>
          <table:table-cell office:value-type="float" office:value="0.0361472094848713">
            <text:p>0.036147209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7781.62482639">
            <text:p>2417781.62482639</text:p>
          </table:table-cell>
          <table:table-cell office:value-type="string">
            <text:p>1907-07-24 21:59:45.937500 EST-0500</text:p>
          </table:table-cell>
          <table:table-cell office:value-type="float" office:value="0">
            <text:p>0</text:p>
          </table:table-cell>
          <table:table-cell office:value-type="float" office:value="121.027737335438">
            <text:p>121.0277373354</text:p>
          </table:table-cell>
          <table:table-cell office:value-type="float" office:value="121.027862601893">
            <text:p>121.0278626019</text:p>
          </table:table-cell>
          <table:table-cell office:value-type="string">
            <text:p><text:s/>1 ♌ 01' 39"</text:p>
          </table:table-cell>
          <table:table-cell office:value-type="string">
            <text:p><text:s/>1 ♌ 01' 40"</text:p>
          </table:table-cell>
          <table:table-cell office:value-type="float" office:value="-0.706426011248007">
            <text:p>-0.7064260112</text:p>
          </table:table-cell>
          <table:table-cell office:value-type="float" office:value="0.954840569436158">
            <text:p>0.9548405694</text:p>
          </table:table-cell>
          <table:table-cell office:value-type="float" office:value="98.465769544508">
            <text:p>98.4657695445</text:p>
          </table:table-cell>
          <table:table-cell office:value-type="float" office:value="98.4658948109625">
            <text:p>98.465894811</text:p>
          </table:table-cell>
          <table:table-cell office:value-type="string">
            <text:p><text:s/>8 ♋ 27' 56"</text:p>
          </table:table-cell>
          <table:table-cell office:value-type="string">
            <text:p><text:s/>8 ♋ 27' 57"</text:p>
          </table:table-cell>
          <table:table-cell office:value-type="float" office:value="-0.706456478895067">
            <text:p>-0.7064564789</text:p>
          </table:table-cell>
          <table:table-cell office:value-type="float" office:value="0.9548092767708">
            <text:p>0.9548092768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17789.25226852">
            <text:p>2417789.25226852</text:p>
          </table:table-cell>
          <table:table-cell office:value-type="string">
            <text:p>1907-08-01 13:03:16.875000 EST-0500</text:p>
          </table:table-cell>
          <table:table-cell office:value-type="float" office:value="0">
            <text:p>0</text:p>
          </table:table-cell>
          <table:table-cell office:value-type="float" office:value="116.271149226873">
            <text:p>116.2711492269</text:p>
          </table:table-cell>
          <table:table-cell office:value-type="float" office:value="116.270947955978">
            <text:p>116.270947956</text:p>
          </table:table-cell>
          <table:table-cell office:value-type="string">
            <text:p>26 ♋ 16' 16"</text:p>
          </table:table-cell>
          <table:table-cell office:value-type="string">
            <text:p>26 ♋ 16' 15"</text:p>
          </table:table-cell>
          <table:table-cell office:value-type="float" office:value="1.22781335633636">
            <text:p>1.2278133563</text:p>
          </table:table-cell>
          <table:table-cell office:value-type="float" office:value="0.220889224228549">
            <text:p>0.2208892242</text:p>
          </table:table-cell>
          <table:table-cell office:value-type="float" office:value="93.7089692777649">
            <text:p>93.7089692778</text:p>
          </table:table-cell>
          <table:table-cell office:value-type="float" office:value="93.7087680068694">
            <text:p>93.7087680069</text:p>
          </table:table-cell>
          <table:table-cell office:value-type="string">
            <text:p><text:s/>3 ♋ 42' 32"</text:p>
          </table:table-cell>
          <table:table-cell office:value-type="string">
            <text:p><text:s/>3 ♋ 42' 31"</text:p>
          </table:table-cell>
          <table:table-cell office:value-type="float" office:value="1.22781912008957">
            <text:p>1.2278191201</text:p>
          </table:table-cell>
          <table:table-cell office:value-type="float" office:value="0.220894980196423">
            <text:p>0.2208949802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7789.62508102">
            <text:p>2417789.62508102</text:p>
          </table:table-cell>
          <table:table-cell office:value-type="string">
            <text:p>1907-08-01 22:00:07.031250 EST-0500</text:p>
          </table:table-cell>
          <table:table-cell office:value-type="float" office:value="0">
            <text:p>0</text:p>
          </table:table-cell>
          <table:table-cell office:value-type="float" office:value="116.728613455804">
            <text:p>116.7286134558</text:p>
          </table:table-cell>
          <table:table-cell office:value-type="float" office:value="116.728927920445">
            <text:p>116.7289279204</text:p>
          </table:table-cell>
          <table:table-cell office:value-type="string">
            <text:p>26 ♋ 43' 43"</text:p>
          </table:table-cell>
          <table:table-cell office:value-type="string">
            <text:p>26 ♋ 43' 44"</text:p>
          </table:table-cell>
          <table:table-cell office:value-type="float" office:value="-0.25368958541954">
            <text:p>-0.2536895854</text:p>
          </table:table-cell>
          <table:table-cell office:value-type="float" office:value="1.22799828830906">
            <text:p>1.2279982883</text:p>
          </table:table-cell>
          <table:table-cell office:value-type="float" office:value="94.1664207234979">
            <text:p>94.1664207235</text:p>
          </table:table-cell>
          <table:table-cell office:value-type="float" office:value="94.1667351881391">
            <text:p>94.1667351881</text:p>
          </table:table-cell>
          <table:table-cell office:value-type="string">
            <text:p><text:s/>4 ♋ 09' 59"</text:p>
          </table:table-cell>
          <table:table-cell office:value-type="string">
            <text:p><text:s/>4 ♋ 10' 00"</text:p>
          </table:table-cell>
          <table:table-cell office:value-type="float" office:value="-0.253687553201938">
            <text:p>-0.2536875532</text:p>
          </table:table-cell>
          <table:table-cell office:value-type="float" office:value="1.22800044609103">
            <text:p>1.2280004461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7790.49275463">
            <text:p>2417790.49275463</text:p>
          </table:table-cell>
          <table:table-cell office:value-type="string">
            <text:p>1907-08-02 18:49:34.218750 EST-0500</text:p>
          </table:table-cell>
          <table:table-cell office:value-type="float" office:value="0">
            <text:p>0</text:p>
          </table:table-cell>
          <table:table-cell office:value-type="float" office:value="116.544665308976">
            <text:p>116.544665309</text:p>
          </table:table-cell>
          <table:table-cell office:value-type="float" office:value="116.544711442081">
            <text:p>116.5447114421</text:p>
          </table:table-cell>
          <table:table-cell table:number-columns-repeated="2" office:value-type="string">
            <text:p>26 ♋ 32' 40"</text:p>
          </table:table-cell>
          <table:table-cell office:value-type="float" office:value="-0.169570748599339">
            <text:p>-0.1695707486</text:p>
          </table:table-cell>
          <table:table-cell office:value-type="float" office:value="0.220486067825906">
            <text:p>0.2204860678</text:p>
          </table:table-cell>
          <table:table-cell office:value-type="float" office:value="93.9824377627667">
            <text:p>93.9824377628</text:p>
          </table:table-cell>
          <table:table-cell office:value-type="float" office:value="93.9824838958714">
            <text:p>93.9824838959</text:p>
          </table:table-cell>
          <table:table-cell table:number-columns-repeated="2" office:value-type="string">
            <text:p><text:s/>3 ♋ 58' 56"</text:p>
          </table:table-cell>
          <table:table-cell office:value-type="float" office:value="-0.169576594474734">
            <text:p>-0.1695765945</text:p>
          </table:table-cell>
          <table:table-cell office:value-type="float" office:value="0.220480306592907">
            <text:p>0.2204803066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7797.70759259">
            <text:p>2417797.70759259</text:p>
          </table:table-cell>
          <table:table-cell office:value-type="string">
            <text:p>1907-08-09 23:58:56.718750 EST-0500</text:p>
          </table:table-cell>
          <table:table-cell office:value-type="float" office:value="0">
            <text:p>0</text:p>
          </table:table-cell>
          <table:table-cell office:value-type="float" office:value="118.125112351879">
            <text:p>118.1251123519</text:p>
          </table:table-cell>
          <table:table-cell office:value-type="float" office:value="118.125101697635">
            <text:p>118.1251016976</text:p>
          </table:table-cell>
          <table:table-cell table:number-columns-repeated="2" office:value-type="string">
            <text:p>28 ♋ 07' 30"</text:p>
          </table:table-cell>
          <table:table-cell office:value-type="float" office:value="0.622617049563187">
            <text:p>0.6226170496</text:p>
          </table:table-cell>
          <table:table-cell office:value-type="float" office:value="0.217388479023214">
            <text:p>0.217388479</text:p>
          </table:table-cell>
          <table:table-cell office:value-type="float" office:value="95.562536934405">
            <text:p>95.5625369344</text:p>
          </table:table-cell>
          <table:table-cell office:value-type="float" office:value="95.5625262801611">
            <text:p>95.5625262802</text:p>
          </table:table-cell>
          <table:table-cell table:number-columns-repeated="2" office:value-type="string">
            <text:p><text:s/>5 ♋ 33' 45"</text:p>
          </table:table-cell>
          <table:table-cell office:value-type="float" office:value="0.622628945423888">
            <text:p>0.6226289454</text:p>
          </table:table-cell>
          <table:table-cell office:value-type="float" office:value="0.217400045912169">
            <text:p>0.2174000459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17813.68342593">
            <text:p>2417813.68342593</text:p>
          </table:table-cell>
          <table:table-cell office:value-type="string">
            <text:p>1907-08-25 23:24:08.437500 EST-0500</text:p>
          </table:table-cell>
          <table:table-cell office:value-type="float" office:value="0">
            <text:p>0</text:p>
          </table:table-cell>
          <table:table-cell office:value-type="float" office:value="278.961422959457">
            <text:p>278.9614229595</text:p>
          </table:table-cell>
          <table:table-cell office:value-type="float" office:value="278.961404336639">
            <text:p>278.9614043366</text:p>
          </table:table-cell>
          <table:table-cell table:number-columns-repeated="2" office:value-type="string">
            <text:p><text:s/>8 ♑ 57' 41"</text:p>
          </table:table-cell>
          <table:table-cell office:value-type="float" office:value="0.224528614292291">
            <text:p>0.2245286143</text:p>
          </table:table-cell>
          <table:table-cell office:value-type="float" office:value="-0.0189713244696487">
            <text:p>-0.0189713245</text:p>
          </table:table-cell>
          <table:table-cell office:value-type="float" office:value="256.398360998185">
            <text:p>256.3983609982</text:p>
          </table:table-cell>
          <table:table-cell office:value-type="float" office:value="256.398342375368">
            <text:p>256.3983423754</text:p>
          </table:table-cell>
          <table:table-cell table:number-columns-repeated="2" office:value-type="string">
            <text:p>16 ♐ 23' 54"</text:p>
          </table:table-cell>
          <table:table-cell office:value-type="float" office:value="0.2245657058646">
            <text:p>0.2245657059</text:p>
          </table:table-cell>
          <table:table-cell office:value-type="float" office:value="-0.018934158240162">
            <text:p>-0.0189341582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7822.55012731">
            <text:p>2417822.55012731</text:p>
          </table:table-cell>
          <table:table-cell office:value-type="string">
            <text:p>1907-09-03 20:12:11.250000 EST-0500</text:p>
          </table:table-cell>
          <table:table-cell office:value-type="float" office:value="0">
            <text:p>0</text:p>
          </table:table-cell>
          <table:table-cell office:value-type="float" office:value="157.385924189538">
            <text:p>157.3859241895</text:p>
          </table:table-cell>
          <table:table-cell office:value-type="float" office:value="157.385913871">
            <text:p>157.385913871</text:p>
          </table:table-cell>
          <table:table-cell table:number-columns-repeated="2" office:value-type="string">
            <text:p><text:s/>7 ♍ 23' 09"</text:p>
          </table:table-cell>
          <table:table-cell office:value-type="float" office:value="1.94478721908334">
            <text:p>1.9447872191</text:p>
          </table:table-cell>
          <table:table-cell office:value-type="float" office:value="1.24119059093614">
            <text:p>1.2411905909</text:p>
          </table:table-cell>
          <table:table-cell office:value-type="float" office:value="134.822589629279">
            <text:p>134.8225896293</text:p>
          </table:table-cell>
          <table:table-cell office:value-type="float" office:value="134.822579310741">
            <text:p>134.8225793107</text:p>
          </table:table-cell>
          <table:table-cell table:number-columns-repeated="2" office:value-type="string">
            <text:p>14 ♌ 49' 21"</text:p>
          </table:table-cell>
          <table:table-cell office:value-type="float" office:value="1.94478503413137">
            <text:p>1.9447850341</text:p>
          </table:table-cell>
          <table:table-cell office:value-type="float" office:value="1.24118848310508">
            <text:p>1.241188483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7825.66755787">
            <text:p>2417825.66755787</text:p>
          </table:table-cell>
          <table:table-cell office:value-type="string">
            <text:p>1907-09-06 23:01:17.343750 EST-0500</text:p>
          </table:table-cell>
          <table:table-cell office:value-type="float" office:value="0">
            <text:p>0</text:p>
          </table:table-cell>
          <table:table-cell office:value-type="float" office:value="163.38644443742">
            <text:p>163.3864444374</text:p>
          </table:table-cell>
          <table:table-cell office:value-type="float" office:value="163.386239996009">
            <text:p>163.386239996</text:p>
          </table:table-cell>
          <table:table-cell office:value-type="string">
            <text:p>13 ♍ 23' 11"</text:p>
          </table:table-cell>
          <table:table-cell office:value-type="string">
            <text:p>13 ♍ 23' 10"</text:p>
          </table:table-cell>
          <table:table-cell office:value-type="float" office:value="1.90235771403303">
            <text:p>1.902357714</text:p>
          </table:table-cell>
          <table:table-cell office:value-type="float" office:value="0.970935954222774">
            <text:p>0.9709359542</text:p>
          </table:table-cell>
          <table:table-cell office:value-type="float" office:value="140.823028627151">
            <text:p>140.8230286272</text:p>
          </table:table-cell>
          <table:table-cell office:value-type="float" office:value="140.82282418574">
            <text:p>140.8228241857</text:p>
          </table:table-cell>
          <table:table-cell table:number-columns-repeated="2" office:value-type="string">
            <text:p>20 ♌ 49' 22"</text:p>
          </table:table-cell>
          <table:table-cell office:value-type="float" office:value="1.90238488057886">
            <text:p>1.9023848806</text:p>
          </table:table-cell>
          <table:table-cell office:value-type="float" office:value="0.970963523729159">
            <text:p>0.9709635237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7833.54157407">
            <text:p>2417833.54157407</text:p>
          </table:table-cell>
          <table:table-cell office:value-type="string">
            <text:p>1907-09-14 19:59:52.968750 EST-0500</text:p>
          </table:table-cell>
          <table:table-cell office:value-type="float" office:value="0">
            <text:p>0</text:p>
          </table:table-cell>
          <table:table-cell office:value-type="float" office:value="171.046092562879">
            <text:p>171.0460925629</text:p>
          </table:table-cell>
          <table:table-cell office:value-type="float" office:value="171.046091765145">
            <text:p>171.0460917651</text:p>
          </table:table-cell>
          <table:table-cell table:number-columns-repeated="2" office:value-type="string">
            <text:p>21 ♍ 02' 45"</text:p>
          </table:table-cell>
          <table:table-cell office:value-type="float" office:value="1.24418759589121">
            <text:p>1.2441875959</text:p>
          </table:table-cell>
          <table:table-cell office:value-type="float" office:value="0.974606295644175">
            <text:p>0.9746062956</text:p>
          </table:table-cell>
          <table:table-cell office:value-type="float" office:value="148.482558412789">
            <text:p>148.4825584128</text:p>
          </table:table-cell>
          <table:table-cell office:value-type="float" office:value="148.482557615056">
            <text:p>148.4825576151</text:p>
          </table:table-cell>
          <table:table-cell table:number-columns-repeated="2" office:value-type="string">
            <text:p>28 ♌ 28' 57"</text:p>
          </table:table-cell>
          <table:table-cell office:value-type="float" office:value="1.24417180252897">
            <text:p>1.2441718025</text:p>
          </table:table-cell>
          <table:table-cell office:value-type="float" office:value="0.974590427897095">
            <text:p>0.9745904279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7887.40217593">
            <text:p>2417887.40217593</text:p>
          </table:table-cell>
          <table:table-cell office:value-type="string">
            <text:p>1907-11-07 16:39:08.437500 EST-0500</text:p>
          </table:table-cell>
          <table:table-cell office:value-type="float" office:value="0">
            <text:p>0</text:p>
          </table:table-cell>
          <table:table-cell office:value-type="float" office:value="238.26801339424">
            <text:p>238.2680133942</text:p>
          </table:table-cell>
          <table:table-cell office:value-type="float" office:value="238.268107833684">
            <text:p>238.2681078337</text:p>
          </table:table-cell>
          <table:table-cell office:value-type="string">
            <text:p>28 ♏ 16' 04"</text:p>
          </table:table-cell>
          <table:table-cell office:value-type="string">
            <text:p>28 ♏ 16' 05"</text:p>
          </table:table-cell>
          <table:table-cell office:value-type="float" office:value="-0.663680719775132">
            <text:p>-0.6636807198</text:p>
          </table:table-cell>
          <table:table-cell office:value-type="float" office:value="1.25001179740852">
            <text:p>1.2500117974</text:p>
          </table:table-cell>
          <table:table-cell office:value-type="float" office:value="215.702981126955">
            <text:p>215.702981127</text:p>
          </table:table-cell>
          <table:table-cell office:value-type="float" office:value="215.703075566399">
            <text:p>215.7030755664</text:p>
          </table:table-cell>
          <table:table-cell office:value-type="string">
            <text:p><text:s/>5 ♏ 42' 10"</text:p>
          </table:table-cell>
          <table:table-cell office:value-type="string">
            <text:p><text:s/>5 ♏ 42' 11"</text:p>
          </table:table-cell>
          <table:table-cell office:value-type="float" office:value="-0.663704893832537">
            <text:p>-0.6637048938</text:p>
          </table:table-cell>
          <table:table-cell office:value-type="float" office:value="1.2499878528777">
            <text:p>1.249987852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7894.01302083">
            <text:p>2417894.01302083</text:p>
          </table:table-cell>
          <table:table-cell office:value-type="string">
            <text:p>1907-11-14 07:18:45.000000 EST-0500</text:p>
          </table:table-cell>
          <table:table-cell office:value-type="float" office:value="0">
            <text:p>0</text:p>
          </table:table-cell>
          <table:table-cell office:value-type="float" office:value="230.986954872938">
            <text:p>230.9869548729</text:p>
          </table:table-cell>
          <table:table-cell office:value-type="float" office:value="230.987191490578">
            <text:p>230.9871914906</text:p>
          </table:table-cell>
          <table:table-cell table:number-columns-repeated="2" office:value-type="string">
            <text:p>20 ♏ 59' 13"</text:p>
          </table:table-cell>
          <table:table-cell office:value-type="float" office:value="-1.34480753830605">
            <text:p>-1.3448075383</text:p>
          </table:table-cell>
          <table:table-cell office:value-type="float" office:value="1.0070304765737">
            <text:p>1.0070304766</text:p>
          </table:table-cell>
          <table:table-cell office:value-type="float" office:value="208.421551724591">
            <text:p>208.4215517246</text:p>
          </table:table-cell>
          <table:table-cell office:value-type="float" office:value="208.421788342231">
            <text:p>208.4217883422</text:p>
          </table:table-cell>
          <table:table-cell office:value-type="string">
            <text:p>28 ♎ 25' 17"</text:p>
          </table:table-cell>
          <table:table-cell office:value-type="string">
            <text:p>28 ♎ 25' 18"</text:p>
          </table:table-cell>
          <table:table-cell office:value-type="float" office:value="-1.34478829799776">
            <text:p>-1.344788298</text:p>
          </table:table-cell>
          <table:table-cell office:value-type="float" office:value="1.00704973046943">
            <text:p>1.0070497305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7921.98859954">
            <text:p>2417921.98859954</text:p>
          </table:table-cell>
          <table:table-cell office:value-type="string">
            <text:p>1907-12-12 06:43:35.625000 EST-0500</text:p>
          </table:table-cell>
          <table:table-cell office:value-type="float" office:value="0">
            <text:p>0</text:p>
          </table:table-cell>
          <table:table-cell office:value-type="float" office:value="281.469831091739">
            <text:p>281.4698310917</text:p>
          </table:table-cell>
          <table:table-cell office:value-type="float" office:value="281.46956005516">
            <text:p>281.4695600552</text:p>
          </table:table-cell>
          <table:table-cell office:value-type="string">
            <text:p>11 ♑ 28' 11"</text:p>
          </table:table-cell>
          <table:table-cell office:value-type="string">
            <text:p>11 ♑ 28' 10"</text:p>
          </table:table-cell>
          <table:table-cell office:value-type="float" office:value="1.24759083670399">
            <text:p>1.2475908367</text:p>
          </table:table-cell>
          <table:table-cell office:value-type="float" office:value="0.0563817447656502">
            <text:p>0.0563817448</text:p>
          </table:table-cell>
          <table:table-cell office:value-type="float" office:value="258.903156524631">
            <text:p>258.9031565246</text:p>
          </table:table-cell>
          <table:table-cell office:value-type="float" office:value="258.902885488052">
            <text:p>258.9028854881</text:p>
          </table:table-cell>
          <table:table-cell office:value-type="string">
            <text:p>18 ♐ 54' 11"</text:p>
          </table:table-cell>
          <table:table-cell office:value-type="string">
            <text:p>18 ♐ 54' 10"</text:p>
          </table:table-cell>
          <table:table-cell office:value-type="float" office:value="1.24760596272434">
            <text:p>1.2476059627</text:p>
          </table:table-cell>
          <table:table-cell office:value-type="float" office:value="0.0563968895656903">
            <text:p>0.0563968896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17939.99104167">
            <text:p>2417939.99104167</text:p>
          </table:table-cell>
          <table:table-cell office:value-type="string">
            <text:p>1907-12-30 06:47:06.562500 EST-0500</text:p>
          </table:table-cell>
          <table:table-cell office:value-type="float" office:value="0">
            <text:p>0</text:p>
          </table:table-cell>
          <table:table-cell office:value-type="float" office:value="351.781844557371">
            <text:p>351.7818445574</text:p>
          </table:table-cell>
          <table:table-cell office:value-type="float" office:value="351.781753770675">
            <text:p>351.7817537707</text:p>
          </table:table-cell>
          <table:table-cell table:number-columns-repeated="2" office:value-type="string">
            <text:p>21 ♓ 46' 54"</text:p>
          </table:table-cell>
          <table:table-cell office:value-type="float" office:value="0.701857084338403">
            <text:p>0.7018570843</text:p>
          </table:table-cell>
          <table:table-cell office:value-type="float" office:value="0.0604570753222239">
            <text:p>0.0604570753</text:p>
          </table:table-cell>
          <table:table-cell office:value-type="float" office:value="329.214379770014">
            <text:p>329.21437977</text:p>
          </table:table-cell>
          <table:table-cell office:value-type="float" office:value="329.214288983318">
            <text:p>329.2142889833</text:p>
          </table:table-cell>
          <table:table-cell table:number-columns-repeated="2" office:value-type="string">
            <text:p>29 ♒ 12' 51"</text:p>
          </table:table-cell>
          <table:table-cell office:value-type="float" office:value="0.701856265302353">
            <text:p>0.7018562653</text:p>
          </table:table-cell>
          <table:table-cell office:value-type="float" office:value="0.0604564726111864">
            <text:p>0.0604564726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17945.06819444">
            <text:p>2417945.06819444</text:p>
          </table:table-cell>
          <table:table-cell office:value-type="string">
            <text:p>1908-01-04 08:38:12.187500 EST-0500</text:p>
          </table:table-cell>
          <table:table-cell office:value-type="float" office:value="0">
            <text:p>0</text:p>
          </table:table-cell>
          <table:table-cell office:value-type="float" office:value="282.822573546013">
            <text:p>282.822573546</text:p>
          </table:table-cell>
          <table:table-cell office:value-type="float" office:value="282.822405193443">
            <text:p>282.8224051934</text:p>
          </table:table-cell>
          <table:table-cell office:value-type="string">
            <text:p>12 ♑ 49' 21"</text:p>
          </table:table-cell>
          <table:table-cell office:value-type="string">
            <text:p>12 ♑ 49' 20"</text:p>
          </table:table-cell>
          <table:table-cell office:value-type="float" office:value="1.01983335034944">
            <text:p>1.0198333503</text:p>
          </table:table-cell>
          <table:table-cell office:value-type="float" office:value="0.0597841878395597">
            <text:p>0.0597841878</text:p>
          </table:table-cell>
          <table:table-cell office:value-type="float" office:value="260.254732282409">
            <text:p>260.2547322824</text:p>
          </table:table-cell>
          <table:table-cell office:value-type="float" office:value="260.254563929839">
            <text:p>260.2545639298</text:p>
          </table:table-cell>
          <table:table-cell office:value-type="string">
            <text:p>20 ♐ 15' 17"</text:p>
          </table:table-cell>
          <table:table-cell office:value-type="string">
            <text:p>20 ♐ 15' 16"</text:p>
          </table:table-cell>
          <table:table-cell office:value-type="float" office:value="1.01978562629793">
            <text:p>1.0197856263</text:p>
          </table:table-cell>
          <table:table-cell office:value-type="float" office:value="0.0597364448308614">
            <text:p>0.0597364448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7948.91608796">
            <text:p>2417948.91608796</text:p>
          </table:table-cell>
          <table:table-cell office:value-type="string">
            <text:p>1908-01-08 04:59:10.781250 EST-0500</text:p>
          </table:table-cell>
          <table:table-cell office:value-type="float" office:value="0">
            <text:p>0</text:p>
          </table:table-cell>
          <table:table-cell office:value-type="float" office:value="283.052534804606">
            <text:p>283.0525348046</text:p>
          </table:table-cell>
          <table:table-cell office:value-type="float" office:value="283.052179355146">
            <text:p>283.0521793551</text:p>
          </table:table-cell>
          <table:table-cell office:value-type="string">
            <text:p>13 ♑ 03' 09"</text:p>
          </table:table-cell>
          <table:table-cell office:value-type="string">
            <text:p>13 ♑ 03' 07"</text:p>
          </table:table-cell>
          <table:table-cell office:value-type="float" office:value="1.60604816222548">
            <text:p>1.6060481622</text:p>
          </table:table-cell>
          <table:table-cell office:value-type="float" office:value="0.0596130175330412">
            <text:p>0.0596130175</text:p>
          </table:table-cell>
          <table:table-cell office:value-type="float" office:value="260.484485942652">
            <text:p>260.4844859427</text:p>
          </table:table-cell>
          <table:table-cell office:value-type="float" office:value="260.484130493193">
            <text:p>260.4841304932</text:p>
          </table:table-cell>
          <table:table-cell office:value-type="string">
            <text:p>20 ♐ 29' 04"</text:p>
          </table:table-cell>
          <table:table-cell office:value-type="string">
            <text:p>20 ♐ 29' 02"</text:p>
          </table:table-cell>
          <table:table-cell office:value-type="float" office:value="1.60606208013087">
            <text:p>1.6060620801</text:p>
          </table:table-cell>
          <table:table-cell office:value-type="float" office:value="0.0596270048816755">
            <text:p>0.059627004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7954.97664352">
            <text:p>2417954.97664352</text:p>
          </table:table-cell>
          <table:table-cell office:value-type="string">
            <text:p>1908-01-14 06:26:22.031250 EST-0500</text:p>
          </table:table-cell>
          <table:table-cell office:value-type="float" office:value="0">
            <text:p>0</text:p>
          </table:table-cell>
          <table:table-cell office:value-type="float" office:value="292.921729560548">
            <text:p>292.9217295605</text:p>
          </table:table-cell>
          <table:table-cell office:value-type="float" office:value="292.92165775587">
            <text:p>292.9216577559</text:p>
          </table:table-cell>
          <table:table-cell office:value-type="string">
            <text:p>22 ♑ 55' 18"</text:p>
          </table:table-cell>
          <table:table-cell office:value-type="string">
            <text:p>22 ♑ 55' 17"</text:p>
          </table:table-cell>
          <table:table-cell office:value-type="float" office:value="1.65217363269167">
            <text:p>1.6521736327</text:p>
          </table:table-cell>
          <table:table-cell office:value-type="float" office:value="1.01848554875767">
            <text:p>1.0184855488</text:p>
          </table:table-cell>
          <table:table-cell office:value-type="float" office:value="270.353477520031">
            <text:p>270.35347752</text:p>
          </table:table-cell>
          <table:table-cell office:value-type="float" office:value="270.353405715353">
            <text:p>270.3534057154</text:p>
          </table:table-cell>
          <table:table-cell table:number-columns-repeated="2" office:value-type="string">
            <text:p><text:s/>0 ♑ 21' 12"</text:p>
          </table:table-cell>
          <table:table-cell office:value-type="float" office:value="1.65215274846498">
            <text:p>1.6521527485</text:p>
          </table:table-cell>
          <table:table-cell office:value-type="float" office:value="1.01846462773341">
            <text:p>1.0184646277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7981.85725694">
            <text:p>2417981.85725694</text:p>
          </table:table-cell>
          <table:table-cell office:value-type="string">
            <text:p>1908-02-10 03:34:27.187500 EST-0500</text:p>
          </table:table-cell>
          <table:table-cell office:value-type="float" office:value="0">
            <text:p>0</text:p>
          </table:table-cell>
          <table:table-cell office:value-type="float" office:value="355.448431105479">
            <text:p>355.4484311055</text:p>
          </table:table-cell>
          <table:table-cell office:value-type="float" office:value="355.448224294077">
            <text:p>355.4482242941</text:p>
          </table:table-cell>
          <table:table-cell office:value-type="string">
            <text:p>25 ♓ 26' 54"</text:p>
          </table:table-cell>
          <table:table-cell office:value-type="string">
            <text:p>25 ♓ 26' 53"</text:p>
          </table:table-cell>
          <table:table-cell office:value-type="float" office:value="1.21386948222676">
            <text:p>1.2138694822</text:p>
          </table:table-cell>
          <table:table-cell office:value-type="float" office:value="0.109313282196755">
            <text:p>0.1093132822</text:p>
          </table:table-cell>
          <table:table-cell office:value-type="float" office:value="332.879063639424">
            <text:p>332.8790636394</text:p>
          </table:table-cell>
          <table:table-cell office:value-type="float" office:value="332.878856828022">
            <text:p>332.878856828</text:p>
          </table:table-cell>
          <table:table-cell office:value-type="string">
            <text:p><text:s/>2 ♓ 52' 44"</text:p>
          </table:table-cell>
          <table:table-cell office:value-type="string">
            <text:p><text:s/>2 ♓ 52' 43"</text:p>
          </table:table-cell>
          <table:table-cell office:value-type="float" office:value="1.21386267119298">
            <text:p>1.2138626712</text:p>
          </table:table-cell>
          <table:table-cell office:value-type="float" office:value="0.10930651910535">
            <text:p>0.109306519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8000.68391204">
            <text:p>2418000.68391204</text:p>
          </table:table-cell>
          <table:table-cell office:value-type="string">
            <text:p>1908-02-28 23:24:50.625000 EST-0500</text:p>
          </table:table-cell>
          <table:table-cell office:value-type="float" office:value="0">
            <text:p>0</text:p>
          </table:table-cell>
          <table:table-cell office:value-type="float" office:value="339.206281366007">
            <text:p>339.206281366</text:p>
          </table:table-cell>
          <table:table-cell office:value-type="float" office:value="339.206513005412">
            <text:p>339.2065130054</text:p>
          </table:table-cell>
          <table:table-cell office:value-type="string">
            <text:p><text:s/>9 ♓ 12' 22"</text:p>
          </table:table-cell>
          <table:table-cell office:value-type="string">
            <text:p><text:s/>9 ♓ 12' 23"</text:p>
          </table:table-cell>
          <table:table-cell office:value-type="float" office:value="-1.04893894651395">
            <text:p>-1.0489389465</text:p>
          </table:table-cell>
          <table:table-cell office:value-type="float" office:value="1.00411129572296">
            <text:p>1.0041112957</text:p>
          </table:table-cell>
          <table:table-cell office:value-type="float" office:value="316.6362355181">
            <text:p>316.6362355181</text:p>
          </table:table-cell>
          <table:table-cell office:value-type="float" office:value="316.636467157505">
            <text:p>316.6364671575</text:p>
          </table:table-cell>
          <table:table-cell office:value-type="string">
            <text:p>16 ♒ 38' 10"</text:p>
          </table:table-cell>
          <table:table-cell office:value-type="string">
            <text:p>16 ♒ 38' 11"</text:p>
          </table:table-cell>
          <table:table-cell office:value-type="float" office:value="-1.04895299746366">
            <text:p>-1.0489529975</text:p>
          </table:table-cell>
          <table:table-cell office:value-type="float" office:value="1.00409611691885">
            <text:p>1.0040961169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18021.7246875">
            <text:p>2418021.7246875</text:p>
          </table:table-cell>
          <table:table-cell office:value-type="string">
            <text:p>1908-03-21 00:23:33.281250 EST-0500</text:p>
          </table:table-cell>
          <table:table-cell office:value-type="float" office:value="0">
            <text:p>0</text:p>
          </table:table-cell>
          <table:table-cell office:value-type="float" office:value="0.209896725558366">
            <text:p>0.2098967256</text:p>
          </table:table-cell>
          <table:table-cell office:value-type="float" office:value="0.209880368350339">
            <text:p>0.2098803684</text:p>
          </table:table-cell>
          <table:table-cell table:number-columns-repeated="2" office:value-type="string">
            <text:p><text:s/>0 ♈ 12' 35"</text:p>
          </table:table-cell>
          <table:table-cell office:value-type="float" office:value="0.992164681414507">
            <text:p>0.9921646814</text:p>
          </table:table-cell>
          <table:table-cell office:value-type="float" office:value="0.12444252341232">
            <text:p>0.1244425234</text:p>
          </table:table-cell>
          <table:table-cell office:value-type="float" office:value="337.639429678627">
            <text:p>337.6394296786</text:p>
          </table:table-cell>
          <table:table-cell office:value-type="float" office:value="337.639413321419">
            <text:p>337.6394133214</text:p>
          </table:table-cell>
          <table:table-cell table:number-columns-repeated="2" office:value-type="string">
            <text:p><text:s/>7 ♓ 38' 21"</text:p>
          </table:table-cell>
          <table:table-cell office:value-type="float" office:value="0.992191391071776">
            <text:p>0.9921913911</text:p>
          </table:table-cell>
          <table:table-cell office:value-type="float" office:value="0.124469542951953">
            <text:p>0.124469543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18035.2996412">
            <text:p>2418035.2996412</text:p>
          </table:table-cell>
          <table:table-cell office:value-type="string">
            <text:p>1908-04-03 14:11:29.062500 EST-0500</text:p>
          </table:table-cell>
          <table:table-cell office:value-type="float" office:value="0">
            <text:p>0</text:p>
          </table:table-cell>
          <table:table-cell office:value-type="float" office:value="57.7435848210248">
            <text:p>57.743584821</text:p>
          </table:table-cell>
          <table:table-cell office:value-type="float" office:value="57.7435327799612">
            <text:p>57.74353278</text:p>
          </table:table-cell>
          <table:table-cell table:number-columns-repeated="2" office:value-type="string">
            <text:p>27 ♉ 44' 36"</text:p>
          </table:table-cell>
          <table:table-cell office:value-type="float" office:value="1.09520102039507">
            <text:p>1.0952010204</text:p>
          </table:table-cell>
          <table:table-cell office:value-type="float" office:value="0.672604783838615">
            <text:p>0.6726047838</text:p>
          </table:table-cell>
          <table:table-cell office:value-type="float" office:value="35.1727440097045">
            <text:p>35.1727440097</text:p>
          </table:table-cell>
          <table:table-cell office:value-type="float" office:value="35.1726919686409">
            <text:p>35.1726919686</text:p>
          </table:table-cell>
          <table:table-cell table:number-columns-repeated="2" office:value-type="string">
            <text:p><text:s/>5 ♉ 10' 21"</text:p>
          </table:table-cell>
          <table:table-cell office:value-type="float" office:value="1.09521460799591">
            <text:p>1.095214608</text:p>
          </table:table-cell>
          <table:table-cell office:value-type="float" office:value="0.672618554983406">
            <text:p>0.672618555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8046.50153935">
            <text:p>2418046.50153935</text:p>
          </table:table-cell>
          <table:table-cell office:value-type="string">
            <text:p>1908-04-14 19:02:13.593750 EST-0500</text:p>
          </table:table-cell>
          <table:table-cell office:value-type="float" office:value="0">
            <text:p>0</text:p>
          </table:table-cell>
          <table:table-cell office:value-type="float" office:value="3.24817877027248">
            <text:p>3.2481787703</text:p>
          </table:table-cell>
          <table:table-cell office:value-type="float" office:value="3.24805088990277">
            <text:p>3.2480508899</text:p>
          </table:table-cell>
          <table:table-cell office:value-type="string">
            <text:p><text:s/>3 ♈ 14' 53"</text:p>
          </table:table-cell>
          <table:table-cell office:value-type="string">
            <text:p><text:s/>3 ♈ 14' 52"</text:p>
          </table:table-cell>
          <table:table-cell office:value-type="float" office:value="1.6062385396942">
            <text:p>1.6062385397</text:p>
          </table:table-cell>
          <table:table-cell office:value-type="float" office:value="0.118821151129338">
            <text:p>0.1188211511</text:p>
          </table:table-cell>
          <table:table-cell office:value-type="float" office:value="340.676993521527">
            <text:p>340.6769935215</text:p>
          </table:table-cell>
          <table:table-cell office:value-type="float" office:value="340.676865641157">
            <text:p>340.6768656412</text:p>
          </table:table-cell>
          <table:table-cell office:value-type="string">
            <text:p>10 ♓ 40' 37"</text:p>
          </table:table-cell>
          <table:table-cell office:value-type="string">
            <text:p>10 ♓ 40' 36"</text:p>
          </table:table-cell>
          <table:table-cell office:value-type="float" office:value="1.60627660685821">
            <text:p>1.6062766069</text:p>
          </table:table-cell>
          <table:table-cell office:value-type="float" office:value="0.118859207319172">
            <text:p>0.1188592073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18059.96003472">
            <text:p>2418059.96003472</text:p>
          </table:table-cell>
          <table:table-cell office:value-type="string">
            <text:p>1908-04-28 06:02:27.656250 EST-0500</text:p>
          </table:table-cell>
          <table:table-cell office:value-type="float" office:value="0">
            <text:p>0</text:p>
          </table:table-cell>
          <table:table-cell office:value-type="float" office:value="83.2526561441028">
            <text:p>83.2526561441</text:p>
          </table:table-cell>
          <table:table-cell office:value-type="float" office:value="83.252482208894">
            <text:p>83.2524822089</text:p>
          </table:table-cell>
          <table:table-cell office:value-type="string">
            <text:p>23 ♊ 15' 09"</text:p>
          </table:table-cell>
          <table:table-cell office:value-type="string">
            <text:p>23 ♊ 15' 08"</text:p>
          </table:table-cell>
          <table:table-cell office:value-type="float" office:value="0.958143841001237">
            <text:p>0.958143841</text:p>
          </table:table-cell>
          <table:table-cell office:value-type="float" office:value="0.0174214122039755">
            <text:p>0.0174214122</text:p>
          </table:table-cell>
          <table:table-cell office:value-type="float" office:value="60.6810279347626">
            <text:p>60.6810279348</text:p>
          </table:table-cell>
          <table:table-cell office:value-type="float" office:value="60.6808539995537">
            <text:p>60.6808539996</text:p>
          </table:table-cell>
          <table:table-cell table:number-columns-repeated="2" office:value-type="string">
            <text:p><text:s/>0 ♊ 40' 51"</text:p>
          </table:table-cell>
          <table:table-cell office:value-type="float" office:value="0.958177108881375">
            <text:p>0.9581771089</text:p>
          </table:table-cell>
          <table:table-cell office:value-type="float" office:value="0.017454777329454">
            <text:p>0.017454777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8069.25202546">
            <text:p>2418069.25202546</text:p>
          </table:table-cell>
          <table:table-cell office:value-type="string">
            <text:p>1908-05-07 13:02:55.781250 EST-0500</text:p>
          </table:table-cell>
          <table:table-cell office:value-type="float" office:value="0">
            <text:p>0</text:p>
          </table:table-cell>
          <table:table-cell office:value-type="float" office:value="46.7557130046364">
            <text:p>46.7557130046</text:p>
          </table:table-cell>
          <table:table-cell office:value-type="float" office:value="46.7557018612803">
            <text:p>46.7557018613</text:p>
          </table:table-cell>
          <table:table-cell table:number-columns-repeated="2" office:value-type="string">
            <text:p>16 ♉ 45' 20"</text:p>
          </table:table-cell>
          <table:table-cell office:value-type="float" office:value="2.16871302906437">
            <text:p>2.1687130291</text:p>
          </table:table-cell>
          <table:table-cell office:value-type="float" office:value="0.967070624695718">
            <text:p>0.9670706247</text:p>
          </table:table-cell>
          <table:table-cell office:value-type="float" office:value="24.1836918406515">
            <text:p>24.1836918407</text:p>
          </table:table-cell>
          <table:table-cell office:value-type="float" office:value="24.1836806972953">
            <text:p>24.1836806973</text:p>
          </table:table-cell>
          <table:table-cell table:number-columns-repeated="2" office:value-type="string">
            <text:p>24 ♈ 11' 01"</text:p>
          </table:table-cell>
          <table:table-cell office:value-type="float" office:value="2.16870748667688">
            <text:p>2.1687074867</text:p>
          </table:table-cell>
          <table:table-cell office:value-type="float" office:value="0.967065083425574">
            <text:p>0.9670650834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18074.1590162">
            <text:p>2418074.1590162</text:p>
          </table:table-cell>
          <table:table-cell office:value-type="string">
            <text:p>1908-05-12 10:48:59.062500 EST-0500</text:p>
          </table:table-cell>
          <table:table-cell office:value-type="float" office:value="0">
            <text:p>0</text:p>
          </table:table-cell>
          <table:table-cell office:value-type="float" office:value="83.5233453849794">
            <text:p>83.523345385</text:p>
          </table:table-cell>
          <table:table-cell office:value-type="float" office:value="83.5233337369094">
            <text:p>83.5233337369</text:p>
          </table:table-cell>
          <table:table-cell table:number-columns-repeated="2" office:value-type="string">
            <text:p>23 ♊ 31' 24"</text:p>
          </table:table-cell>
          <table:table-cell office:value-type="float" office:value="0.654841363113334">
            <text:p>0.6548413631</text:p>
          </table:table-cell>
          <table:table-cell office:value-type="float" office:value="0.0205043109531195">
            <text:p>0.020504311</text:p>
          </table:table-cell>
          <table:table-cell office:value-type="float" office:value="60.9512125225975">
            <text:p>60.9512125226</text:p>
          </table:table-cell>
          <table:table-cell office:value-type="float" office:value="60.9512008745275">
            <text:p>60.9512008745</text:p>
          </table:table-cell>
          <table:table-cell table:number-columns-repeated="2" office:value-type="string">
            <text:p><text:s/>0 ♊ 57' 04"</text:p>
          </table:table-cell>
          <table:table-cell office:value-type="float" office:value="0.654868738737728">
            <text:p>0.6548687387</text:p>
          </table:table-cell>
          <table:table-cell office:value-type="float" office:value="0.0205317509888741">
            <text:p>0.020531751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8083.66731481">
            <text:p>2418083.66731481</text:p>
          </table:table-cell>
          <table:table-cell office:value-type="string">
            <text:p>1908-05-21 23:00:56.250000 EST-0500</text:p>
          </table:table-cell>
          <table:table-cell office:value-type="float" office:value="0">
            <text:p>0</text:p>
          </table:table-cell>
          <table:table-cell office:value-type="float" office:value="103.013284954076">
            <text:p>103.0132849541</text:p>
          </table:table-cell>
          <table:table-cell office:value-type="float" office:value="103.013232681045">
            <text:p>103.013232681</text:p>
          </table:table-cell>
          <table:table-cell table:number-columns-repeated="2" office:value-type="string">
            <text:p>13 ♋ 00' 47"</text:p>
          </table:table-cell>
          <table:table-cell office:value-type="float" office:value="0.667646313870017">
            <text:p>0.6676463139</text:p>
          </table:table-cell>
          <table:table-cell office:value-type="float" office:value="0.0291300415006318">
            <text:p>0.0291300415</text:p>
          </table:table-cell>
          <table:table-cell office:value-type="float" office:value="80.4406577513233">
            <text:p>80.4406577513</text:p>
          </table:table-cell>
          <table:table-cell office:value-type="float" office:value="80.4406054782926">
            <text:p>80.4406054783</text:p>
          </table:table-cell>
          <table:table-cell table:number-columns-repeated="2" office:value-type="string">
            <text:p>20 ♊ 26' 26"</text:p>
          </table:table-cell>
          <table:table-cell office:value-type="float" office:value="0.667637008204368">
            <text:p>0.6676370082</text:p>
          </table:table-cell>
          <table:table-cell office:value-type="float" office:value="0.0291209364032491">
            <text:p>0.0291209364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8087.71344907">
            <text:p>2418087.71344907</text:p>
          </table:table-cell>
          <table:table-cell office:value-type="string">
            <text:p>1908-05-26 00:07:22.968750 EST-0500</text:p>
          </table:table-cell>
          <table:table-cell office:value-type="float" office:value="0">
            <text:p>0</text:p>
          </table:table-cell>
          <table:table-cell office:value-type="float" office:value="83.8164394836045">
            <text:p>83.8164394836</text:p>
          </table:table-cell>
          <table:table-cell office:value-type="float" office:value="83.8163443787007">
            <text:p>83.8163443787</text:p>
          </table:table-cell>
          <table:table-cell office:value-type="string">
            <text:p>23 ♊ 48' 59"</text:p>
          </table:table-cell>
          <table:table-cell office:value-type="string">
            <text:p>23 ♊ 48' 58"</text:p>
          </table:table-cell>
          <table:table-cell office:value-type="float" office:value="1.65734618504414">
            <text:p>1.657346185</text:p>
          </table:table-cell>
          <table:table-cell office:value-type="float" office:value="0.0225237069870213">
            <text:p>0.022523707</text:p>
          </table:table-cell>
          <table:table-cell office:value-type="float" office:value="61.2437148441852">
            <text:p>61.2437148442</text:p>
          </table:table-cell>
          <table:table-cell office:value-type="float" office:value="61.2436197392814">
            <text:p>61.2436197393</text:p>
          </table:table-cell>
          <table:table-cell table:number-columns-repeated="2" office:value-type="string">
            <text:p><text:s/>1 ♊ 14' 37"</text:p>
          </table:table-cell>
          <table:table-cell office:value-type="float" office:value="1.65736696597194">
            <text:p>1.657366966</text:p>
          </table:table-cell>
          <table:table-cell office:value-type="float" office:value="0.022544598542109">
            <text:p>0.0225445985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8100.25422454">
            <text:p>2418100.25422454</text:p>
          </table:table-cell>
          <table:table-cell office:value-type="string">
            <text:p>1908-06-07 13:06:05.625000 EST-0500</text:p>
          </table:table-cell>
          <table:table-cell office:value-type="float" office:value="0">
            <text:p>0</text:p>
          </table:table-cell>
          <table:table-cell office:value-type="float" office:value="100.488859822909">
            <text:p>100.4888598229</text:p>
          </table:table-cell>
          <table:table-cell office:value-type="float" office:value="100.488806770552">
            <text:p>100.4888067706</text:p>
          </table:table-cell>
          <table:table-cell table:number-columns-repeated="2" office:value-type="string">
            <text:p>10 ♋ 29' 19"</text:p>
          </table:table-cell>
          <table:table-cell office:value-type="float" office:value="0.981370776506372">
            <text:p>0.9813707765</text:p>
          </table:table-cell>
          <table:table-cell office:value-type="float" office:value="0.645806228161762">
            <text:p>0.6458062282</text:p>
          </table:table-cell>
          <table:table-cell office:value-type="float" office:value="77.9155297752315">
            <text:p>77.9155297752</text:p>
          </table:table-cell>
          <table:table-cell office:value-type="float" office:value="77.9154767228745">
            <text:p>77.9154767229</text:p>
          </table:table-cell>
          <table:table-cell table:number-columns-repeated="2" office:value-type="string">
            <text:p>17 ♊ 54' 55"</text:p>
          </table:table-cell>
          <table:table-cell office:value-type="float" office:value="0.981387915919558">
            <text:p>0.9813879159</text:p>
          </table:table-cell>
          <table:table-cell office:value-type="float" office:value="0.645823372272029">
            <text:p>0.6458233723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8103.90706018">
            <text:p>2418103.90706018</text:p>
          </table:table-cell>
          <table:table-cell office:value-type="string">
            <text:p>1908-06-11 04:46:10.312500 EST-0500</text:p>
          </table:table-cell>
          <table:table-cell office:value-type="float" office:value="0">
            <text:p>0</text:p>
          </table:table-cell>
          <table:table-cell office:value-type="float" office:value="103.663422812055">
            <text:p>103.6634228121</text:p>
          </table:table-cell>
          <table:table-cell office:value-type="float" office:value="103.663370727032">
            <text:p>103.663370727</text:p>
          </table:table-cell>
          <table:table-cell table:number-columns-repeated="2" office:value-type="string">
            <text:p>13 ♋ 39' 48"</text:p>
          </table:table-cell>
          <table:table-cell office:value-type="float" office:value="0.753465872361646">
            <text:p>0.7534658724</text:p>
          </table:table-cell>
          <table:table-cell office:value-type="float" office:value="0.0346103356467202">
            <text:p>0.0346103356</text:p>
          </table:table-cell>
          <table:table-cell office:value-type="float" office:value="81.0900073807298">
            <text:p>81.0900073807</text:p>
          </table:table-cell>
          <table:table-cell office:value-type="float" office:value="81.0899552957064">
            <text:p>81.0899552957</text:p>
          </table:table-cell>
          <table:table-cell office:value-type="string">
            <text:p>21 ♊ 05' 24"</text:p>
          </table:table-cell>
          <table:table-cell office:value-type="string">
            <text:p>21 ♊ 05' 23"</text:p>
          </table:table-cell>
          <table:table-cell office:value-type="float" office:value="0.753467003793992">
            <text:p>0.7534670038</text:p>
          </table:table-cell>
          <table:table-cell office:value-type="float" office:value="0.034611395954044">
            <text:p>0.034611396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18105.24836806">
            <text:p>2418105.24836806</text:p>
          </table:table-cell>
          <table:table-cell office:value-type="string">
            <text:p>1908-06-12 12:57:39.375000 EST-0500</text:p>
          </table:table-cell>
          <table:table-cell office:value-type="float" office:value="0">
            <text:p>0</text:p>
          </table:table-cell>
          <table:table-cell office:value-type="float" office:value="103.710087671777">
            <text:p>103.7100876718</text:p>
          </table:table-cell>
          <table:table-cell office:value-type="float" office:value="103.709980171899">
            <text:p>103.7099801719</text:p>
          </table:table-cell>
          <table:table-cell office:value-type="string">
            <text:p>13 ♋ 42' 36"</text:p>
          </table:table-cell>
          <table:table-cell office:value-type="string">
            <text:p>13 ♋ 42' 35"</text:p>
          </table:table-cell>
          <table:table-cell office:value-type="float" office:value="0.644258101692847">
            <text:p>0.6442581017</text:p>
          </table:table-cell>
          <table:table-cell office:value-type="float" office:value="0.0348868040868232">
            <text:p>0.0348868041</text:p>
          </table:table-cell>
          <table:table-cell office:value-type="float" office:value="81.1366087603961">
            <text:p>81.1366087604</text:p>
          </table:table-cell>
          <table:table-cell office:value-type="float" office:value="81.1365012605183">
            <text:p>81.1365012605</text:p>
          </table:table-cell>
          <table:table-cell table:number-columns-repeated="2" office:value-type="string">
            <text:p>21 ♊ 08' 11"</text:p>
          </table:table-cell>
          <table:table-cell office:value-type="float" office:value="0.644238174467437">
            <text:p>0.6442381745</text:p>
          </table:table-cell>
          <table:table-cell office:value-type="float" office:value="0.0348667804515885">
            <text:p>0.0348667805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18108.36482639">
            <text:p>2418108.36482639</text:p>
          </table:table-cell>
          <table:table-cell office:value-type="string">
            <text:p>1908-06-15 15:45:21.093750 EST-0500</text:p>
          </table:table-cell>
          <table:table-cell office:value-type="float" office:value="0">
            <text:p>0</text:p>
          </table:table-cell>
          <table:table-cell office:value-type="float" office:value="84.298384211758">
            <text:p>84.2983842118</text:p>
          </table:table-cell>
          <table:table-cell office:value-type="float" office:value="84.2981716088118">
            <text:p>84.2981716088</text:p>
          </table:table-cell>
          <table:table-cell office:value-type="string">
            <text:p>24 ♊ 17' 54"</text:p>
          </table:table-cell>
          <table:table-cell office:value-type="string">
            <text:p>24 ♊ 17' 53"</text:p>
          </table:table-cell>
          <table:table-cell office:value-type="float" office:value="0.954392482961951">
            <text:p>0.954392483</text:p>
          </table:table-cell>
          <table:table-cell office:value-type="float" office:value="0.0237528153652606">
            <text:p>0.0237528154</text:p>
          </table:table-cell>
          <table:table-cell office:value-type="float" office:value="61.7246607532887">
            <text:p>61.7246607533</text:p>
          </table:table-cell>
          <table:table-cell office:value-type="float" office:value="61.7244481503425">
            <text:p>61.7244481503</text:p>
          </table:table-cell>
          <table:table-cell table:number-columns-repeated="2" office:value-type="string">
            <text:p><text:s/>1 ♊ 43' 28"</text:p>
          </table:table-cell>
          <table:table-cell office:value-type="float" office:value="0.954342829617689">
            <text:p>0.9543428296</text:p>
          </table:table-cell>
          <table:table-cell office:value-type="float" office:value="0.0237031024078887">
            <text:p>0.0237031024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8110.6355787">
            <text:p>2418110.6355787</text:p>
          </table:table-cell>
          <table:table-cell office:value-type="string">
            <text:p>1908-06-17 22:15:14.062500 EST-0500</text:p>
          </table:table-cell>
          <table:table-cell office:value-type="float" office:value="0">
            <text:p>0</text:p>
          </table:table-cell>
          <table:table-cell office:value-type="float" office:value="107.176813331782">
            <text:p>107.1768133318</text:p>
          </table:table-cell>
          <table:table-cell office:value-type="float" office:value="107.176878766037">
            <text:p>107.176878766</text:p>
          </table:table-cell>
          <table:table-cell table:number-columns-repeated="2" office:value-type="string">
            <text:p>17 ♋ 10' 36"</text:p>
          </table:table-cell>
          <table:table-cell office:value-type="float" office:value="0.279578301666599">
            <text:p>0.2795783017</text:p>
          </table:table-cell>
          <table:table-cell office:value-type="float" office:value="0.642811896976848">
            <text:p>0.642811897</text:p>
          </table:table-cell>
          <table:table-cell office:value-type="float" office:value="84.602915794863">
            <text:p>84.6029157949</text:p>
          </table:table-cell>
          <table:table-cell office:value-type="float" office:value="84.6029812291184">
            <text:p>84.6029812291</text:p>
          </table:table-cell>
          <table:table-cell table:number-columns-repeated="2" office:value-type="string">
            <text:p>24 ♊ 36' 10"</text:p>
          </table:table-cell>
          <table:table-cell office:value-type="float" office:value="0.27955697124558">
            <text:p>0.2795569712</text:p>
          </table:table-cell>
          <table:table-cell office:value-type="float" office:value="0.642790406362433">
            <text:p>0.6427904064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18115.66560185">
            <text:p>2418115.66560185</text:p>
          </table:table-cell>
          <table:table-cell office:value-type="string">
            <text:p>1908-06-22 22:58:28.593750 EST-0500</text:p>
          </table:table-cell>
          <table:table-cell office:value-type="float" office:value="0">
            <text:p>0</text:p>
          </table:table-cell>
          <table:table-cell office:value-type="float" office:value="110.407194572196">
            <text:p>110.4071945722</text:p>
          </table:table-cell>
          <table:table-cell office:value-type="float" office:value="110.407350482469">
            <text:p>110.4073504825</text:p>
          </table:table-cell>
          <table:table-cell office:value-type="string">
            <text:p>20 ♋ 24' 25"</text:p>
          </table:table-cell>
          <table:table-cell office:value-type="string">
            <text:p>20 ♋ 24' 26"</text:p>
          </table:table-cell>
          <table:table-cell office:value-type="float" office:value="-0.336439126120499">
            <text:p>-0.3364391261</text:p>
          </table:table-cell>
          <table:table-cell office:value-type="float" office:value="0.641722920298767">
            <text:p>0.6417229203</text:p>
          </table:table-cell>
          <table:table-cell office:value-type="float" office:value="87.833146225517">
            <text:p>87.8331462255</text:p>
          </table:table-cell>
          <table:table-cell office:value-type="float" office:value="87.8333021357898">
            <text:p>87.8333021358</text:p>
          </table:table-cell>
          <table:table-cell table:number-columns-repeated="2" office:value-type="string">
            <text:p>27 ♊ 49' 59"</text:p>
          </table:table-cell>
          <table:table-cell office:value-type="float" office:value="-0.336428077649437">
            <text:p>-0.3364280776</text:p>
          </table:table-cell>
          <table:table-cell office:value-type="float" office:value="0.641734041244226">
            <text:p>0.6417340412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8124.24275463">
            <text:p>2418124.24275463</text:p>
          </table:table-cell>
          <table:table-cell office:value-type="string">
            <text:p>1908-07-01 12:49:34.218750 EST-0500</text:p>
          </table:table-cell>
          <table:table-cell office:value-type="float" office:value="0">
            <text:p>0</text:p>
          </table:table-cell>
          <table:table-cell office:value-type="float" office:value="104.397950594972">
            <text:p>104.397950595</text:p>
          </table:table-cell>
          <table:table-cell office:value-type="float" office:value="104.398006260351">
            <text:p>104.3980062604</text:p>
          </table:table-cell>
          <table:table-cell table:number-columns-repeated="2" office:value-type="string">
            <text:p>14 ♋ 23' 52"</text:p>
          </table:table-cell>
          <table:table-cell office:value-type="float" office:value="-0.583335494099101">
            <text:p>-0.5833354941</text:p>
          </table:table-cell>
          <table:table-cell office:value-type="float" office:value="0.0370947782869417">
            <text:p>0.0370947783</text:p>
          </table:table-cell>
          <table:table-cell office:value-type="float" office:value="81.82340094185">
            <text:p>81.8234009419</text:p>
          </table:table-cell>
          <table:table-cell office:value-type="float" office:value="81.8234566072291">
            <text:p>81.8234566072</text:p>
          </table:table-cell>
          <table:table-cell table:number-columns-repeated="2" office:value-type="string">
            <text:p>21 ♊ 49' 24"</text:p>
          </table:table-cell>
          <table:table-cell office:value-type="float" office:value="-0.583347385531117">
            <text:p>-0.5833473855</text:p>
          </table:table-cell>
          <table:table-cell office:value-type="float" office:value="0.0370826800421529">
            <text:p>0.03708268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8127.24739583">
            <text:p>2418127.24739583</text:p>
          </table:table-cell>
          <table:table-cell office:value-type="string">
            <text:p>1908-07-04 12:56:15.000000 EST-0500</text:p>
          </table:table-cell>
          <table:table-cell office:value-type="float" office:value="0">
            <text:p>0</text:p>
          </table:table-cell>
          <table:table-cell office:value-type="float" office:value="104.509459406714">
            <text:p>104.5094594067</text:p>
          </table:table-cell>
          <table:table-cell office:value-type="float" office:value="104.509565164585">
            <text:p>104.5095651646</text:p>
          </table:table-cell>
          <table:table-cell table:number-columns-repeated="2" office:value-type="string">
            <text:p>14 ♋ 30' 34"</text:p>
          </table:table-cell>
          <table:table-cell office:value-type="float" office:value="-0.620999332325451">
            <text:p>-0.6209993323</text:p>
          </table:table-cell>
          <table:table-cell office:value-type="float" office:value="0.0371528242003252">
            <text:p>0.0371528242</text:p>
          </table:table-cell>
          <table:table-cell office:value-type="float" office:value="81.9348033321668">
            <text:p>81.9348033322</text:p>
          </table:table-cell>
          <table:table-cell office:value-type="float" office:value="81.934909090038">
            <text:p>81.93490909</text:p>
          </table:table-cell>
          <table:table-cell table:number-columns-repeated="2" office:value-type="string">
            <text:p>21 ♊ 56' 05"</text:p>
          </table:table-cell>
          <table:table-cell office:value-type="float" office:value="-0.620983684223729">
            <text:p>-0.6209836842</text:p>
          </table:table-cell>
          <table:table-cell office:value-type="float" office:value="0.0371683392344313">
            <text:p>0.037168339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8127.41291667">
            <text:p>2418127.41291667</text:p>
          </table:table-cell>
          <table:table-cell office:value-type="string">
            <text:p>1908-07-04 16:54:36.562500 EST-0500</text:p>
          </table:table-cell>
          <table:table-cell office:value-type="float" office:value="0">
            <text:p>0</text:p>
          </table:table-cell>
          <table:table-cell office:value-type="float" office:value="102.467641705601">
            <text:p>102.4676417056</text:p>
          </table:table-cell>
          <table:table-cell office:value-type="float" office:value="102.467749161364">
            <text:p>102.4677491614</text:p>
          </table:table-cell>
          <table:table-cell table:number-columns-repeated="2" office:value-type="string">
            <text:p>12 ♋ 28' 03"</text:p>
          </table:table-cell>
          <table:table-cell office:value-type="float" office:value="-0.61726365602796">
            <text:p>-0.617263656</text:p>
          </table:table-cell>
          <table:table-cell office:value-type="float" office:value="0.953404632131907">
            <text:p>0.9534046321</text:p>
          </table:table-cell>
          <table:table-cell office:value-type="float" office:value="79.8929819430691">
            <text:p>79.8929819431</text:p>
          </table:table-cell>
          <table:table-cell office:value-type="float" office:value="79.893089398832">
            <text:p>79.8930893988</text:p>
          </table:table-cell>
          <table:table-cell office:value-type="string">
            <text:p>19 ♊ 53' 34"</text:p>
          </table:table-cell>
          <table:table-cell office:value-type="string">
            <text:p>19 ♊ 53' 35"</text:p>
          </table:table-cell>
          <table:table-cell office:value-type="float" office:value="-0.617247086070526">
            <text:p>-0.6172470861</text:p>
          </table:table-cell>
          <table:table-cell office:value-type="float" office:value="0.953421030952196">
            <text:p>0.953421031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8128.6419213">
            <text:p>2418128.6419213</text:p>
          </table:table-cell>
          <table:table-cell office:value-type="string">
            <text:p>1908-07-05 22:24:22.500000 EST-0500</text:p>
          </table:table-cell>
          <table:table-cell office:value-type="float" office:value="0">
            <text:p>0</text:p>
          </table:table-cell>
          <table:table-cell office:value-type="float" office:value="103.639346029496">
            <text:p>103.6393460295</text:p>
          </table:table-cell>
          <table:table-cell office:value-type="float" office:value="103.639443568485">
            <text:p>103.6394435685</text:p>
          </table:table-cell>
          <table:table-cell table:number-columns-repeated="2" office:value-type="string">
            <text:p>13 ♋ 38' 21"</text:p>
          </table:table-cell>
          <table:table-cell office:value-type="float" office:value="-0.625607627055798">
            <text:p>-0.6256076271</text:p>
          </table:table-cell>
          <table:table-cell office:value-type="float" office:value="0.953334575424356">
            <text:p>0.9533345754</text:p>
          </table:table-cell>
          <table:table-cell office:value-type="float" office:value="81.0646621578661">
            <text:p>81.0646621579</text:p>
          </table:table-cell>
          <table:table-cell office:value-type="float" office:value="81.0647596968544">
            <text:p>81.0647596969</text:p>
          </table:table-cell>
          <table:table-cell office:value-type="string">
            <text:p>21 ♊ 03' 52"</text:p>
          </table:table-cell>
          <table:table-cell office:value-type="string">
            <text:p>21 ♊ 03' 53"</text:p>
          </table:table-cell>
          <table:table-cell office:value-type="float" office:value="-0.62558779755877">
            <text:p>-0.6255877976</text:p>
          </table:table-cell>
          <table:table-cell office:value-type="float" office:value="0.953354328050345">
            <text:p>0.9533543281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18129.64826389">
            <text:p>2418129.64826389</text:p>
          </table:table-cell>
          <table:table-cell office:value-type="string">
            <text:p>1908-07-06 22:33:30.937500 EST-0500</text:p>
          </table:table-cell>
          <table:table-cell office:value-type="float" office:value="0">
            <text:p>0</text:p>
          </table:table-cell>
          <table:table-cell office:value-type="float" office:value="104.598800533444">
            <text:p>104.5988005334</text:p>
          </table:table-cell>
          <table:table-cell office:value-type="float" office:value="104.598785166291">
            <text:p>104.5987851663</text:p>
          </table:table-cell>
          <table:table-cell table:number-columns-repeated="2" office:value-type="string">
            <text:p>14 ♋ 35' 55"</text:p>
          </table:table-cell>
          <table:table-cell office:value-type="float" office:value="0.953288276528656">
            <text:p>0.9532882765</text:p>
          </table:table-cell>
          <table:table-cell office:value-type="float" office:value="0.0371669367293406">
            <text:p>0.0371669367</text:p>
          </table:table-cell>
          <table:table-cell office:value-type="float" office:value="82.0240972627409">
            <text:p>82.0240972627</text:p>
          </table:table-cell>
          <table:table-cell office:value-type="float" office:value="82.0240818955877">
            <text:p>82.0240818956</text:p>
          </table:table-cell>
          <table:table-cell table:number-columns-repeated="2" office:value-type="string">
            <text:p>22 ♊ 01' 26"</text:p>
          </table:table-cell>
          <table:table-cell office:value-type="float" office:value="0.953305604628618">
            <text:p>0.9533056046</text:p>
          </table:table-cell>
          <table:table-cell office:value-type="float" office:value="0.0371842650689508">
            <text:p>0.0371842651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8138.25520833">
            <text:p>2418138.25520833</text:p>
          </table:table-cell>
          <table:table-cell office:value-type="string">
            <text:p>1908-07-15 13:07:30.000000 EST-0500</text:p>
          </table:table-cell>
          <table:table-cell office:value-type="float" office:value="0">
            <text:p>0</text:p>
          </table:table-cell>
          <table:table-cell office:value-type="float" office:value="98.1695036270019">
            <text:p>98.169503627</text:p>
          </table:table-cell>
          <table:table-cell office:value-type="float" office:value="98.1694002738975">
            <text:p>98.1694002739</text:p>
          </table:table-cell>
          <table:table-cell office:value-type="string">
            <text:p><text:s/>8 ♋ 10' 10"</text:p>
          </table:table-cell>
          <table:table-cell office:value-type="string">
            <text:p><text:s/>8 ♋ 10' 09"</text:p>
          </table:table-cell>
          <table:table-cell office:value-type="float" office:value="-0.0228241651603511">
            <text:p>-0.0228241652</text:p>
          </table:table-cell>
          <table:table-cell office:value-type="float" office:value="-0.459128878320097">
            <text:p>-0.4591288783</text:p>
          </table:table-cell>
          <table:table-cell office:value-type="float" office:value="75.594274687909">
            <text:p>75.5942746879</text:p>
          </table:table-cell>
          <table:table-cell office:value-type="float" office:value="75.5941713348046">
            <text:p>75.5941713348</text:p>
          </table:table-cell>
          <table:table-cell table:number-columns-repeated="2" office:value-type="string">
            <text:p>15 ♊ 35' 39"</text:p>
          </table:table-cell>
          <table:table-cell office:value-type="float" office:value="-0.0228385492730364">
            <text:p>-0.0228385493</text:p>
          </table:table-cell>
          <table:table-cell office:value-type="float" office:value="-0.459143193538713">
            <text:p>-0.4591431935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8150.91804398">
            <text:p>2418150.91804398</text:p>
          </table:table-cell>
          <table:table-cell office:value-type="string">
            <text:p>1908-07-28 05:01:59.531250 EST-0500</text:p>
          </table:table-cell>
          <table:table-cell office:value-type="float" office:value="0">
            <text:p>0</text:p>
          </table:table-cell>
          <table:table-cell office:value-type="float" office:value="105.377496113408">
            <text:p>105.3774961134</text:p>
          </table:table-cell>
          <table:table-cell office:value-type="float" office:value="105.377425413051">
            <text:p>105.3774254131</text:p>
          </table:table-cell>
          <table:table-cell table:number-columns-repeated="2" office:value-type="string">
            <text:p>15 ♋ 22' 38"</text:p>
          </table:table-cell>
          <table:table-cell office:value-type="float" office:value="1.1554533416747">
            <text:p>1.1554533417</text:p>
          </table:table-cell>
          <table:table-cell office:value-type="float" office:value="0.0354477738094096">
            <text:p>0.0354477738</text:p>
          </table:table-cell>
          <table:table-cell office:value-type="float" office:value="82.8017317436184">
            <text:p>82.8017317436</text:p>
          </table:table-cell>
          <table:table-cell office:value-type="float" office:value="82.8016610432616">
            <text:p>82.8016610433</text:p>
          </table:table-cell>
          <table:table-cell office:value-type="string">
            <text:p>22 ♊ 48' 06"</text:p>
          </table:table-cell>
          <table:table-cell office:value-type="string">
            <text:p>22 ♊ 48' 05"</text:p>
          </table:table-cell>
          <table:table-cell office:value-type="float" office:value="1.15544291934553">
            <text:p>1.1554429193</text:p>
          </table:table-cell>
          <table:table-cell office:value-type="float" office:value="0.0354372955125328">
            <text:p>0.0354372955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18167.89900463">
            <text:p>2418167.89900463</text:p>
          </table:table-cell>
          <table:table-cell office:value-type="string">
            <text:p>1908-08-14 04:34:34.218750 EST-0500</text:p>
          </table:table-cell>
          <table:table-cell office:value-type="float" office:value="0">
            <text:p>0</text:p>
          </table:table-cell>
          <table:table-cell office:value-type="float" office:value="143.724270507261">
            <text:p>143.7242705073</text:p>
          </table:table-cell>
          <table:table-cell office:value-type="float" office:value="143.724222474602">
            <text:p>143.7242224746</text:p>
          </table:table-cell>
          <table:table-cell table:number-columns-repeated="2" office:value-type="string">
            <text:p>23 ♌ 43' 27"</text:p>
          </table:table-cell>
          <table:table-cell office:value-type="float" office:value="0.635832228669127">
            <text:p>0.6358322287</text:p>
          </table:table-cell>
          <table:table-cell office:value-type="float" office:value="0.218306968683342">
            <text:p>0.2183069687</text:p>
          </table:table-cell>
          <table:table-cell office:value-type="float" office:value="121.147870186957">
            <text:p>121.147870187</text:p>
          </table:table-cell>
          <table:table-cell office:value-type="float" office:value="121.147822154298">
            <text:p>121.1478221543</text:p>
          </table:table-cell>
          <table:table-cell table:number-columns-repeated="2" office:value-type="string">
            <text:p><text:s/>1 ♌ 08' 52"</text:p>
          </table:table-cell>
          <table:table-cell office:value-type="float" office:value="0.635862689243175">
            <text:p>0.6358626892</text:p>
          </table:table-cell>
          <table:table-cell office:value-type="float" office:value="0.218337507378513">
            <text:p>0.2183375074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18171.34138889">
            <text:p>2418171.34138889</text:p>
          </table:table-cell>
          <table:table-cell office:value-type="string">
            <text:p>1908-08-17 15:11:36.093750 EST-0500</text:p>
          </table:table-cell>
          <table:table-cell office:value-type="float" office:value="0">
            <text:p>0</text:p>
          </table:table-cell>
          <table:table-cell office:value-type="float" office:value="144.47618099467">
            <text:p>144.4761809947</text:p>
          </table:table-cell>
          <table:table-cell office:value-type="float" office:value="144.476026606333">
            <text:p>144.4760266063</text:p>
          </table:table-cell>
          <table:table-cell office:value-type="string">
            <text:p>24 ♌ 28' 34"</text:p>
          </table:table-cell>
          <table:table-cell office:value-type="string">
            <text:p>24 ♌ 28' 33"</text:p>
          </table:table-cell>
          <table:table-cell office:value-type="float" office:value="0.961992885877167">
            <text:p>0.9619928859</text:p>
          </table:table-cell>
          <table:table-cell office:value-type="float" office:value="0.218464117574843">
            <text:p>0.2184641176</text:p>
          </table:table-cell>
          <table:table-cell office:value-type="float" office:value="121.899744864016">
            <text:p>121.899744864</text:p>
          </table:table-cell>
          <table:table-cell office:value-type="float" office:value="121.899590475679">
            <text:p>121.8995904757</text:p>
          </table:table-cell>
          <table:table-cell office:value-type="string">
            <text:p><text:s/>1 ♌ 53' 59"</text:p>
          </table:table-cell>
          <table:table-cell office:value-type="string">
            <text:p><text:s/>1 ♌ 53' 58"</text:p>
          </table:table-cell>
          <table:table-cell office:value-type="float" office:value="0.962005239354516">
            <text:p>0.9620052394</text:p>
          </table:table-cell>
          <table:table-cell office:value-type="float" office:value="0.218476526891118">
            <text:p>0.2184765269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8172.95417824">
            <text:p>2418172.95417824</text:p>
          </table:table-cell>
          <table:table-cell office:value-type="string">
            <text:p>1908-08-19 05:54:01.406250 EST-0500</text:p>
          </table:table-cell>
          <table:table-cell office:value-type="float" office:value="0">
            <text:p>0</text:p>
          </table:table-cell>
          <table:table-cell office:value-type="float" office:value="144.828556850866">
            <text:p>144.8285568509</text:p>
          </table:table-cell>
          <table:table-cell office:value-type="float" office:value="144.828377990814">
            <text:p>144.8283779908</text:p>
          </table:table-cell>
          <table:table-cell table:number-columns-repeated="2" office:value-type="string">
            <text:p>24 ♌ 49' 42"</text:p>
          </table:table-cell>
          <table:table-cell office:value-type="float" office:value="2.00773005281844">
            <text:p>2.0077300528</text:p>
          </table:table-cell>
          <table:table-cell office:value-type="float" office:value="0.218472911864145">
            <text:p>0.2184729119</text:p>
          </table:table-cell>
          <table:table-cell office:value-type="float" office:value="122.252063195102">
            <text:p>122.2520631951</text:p>
          </table:table-cell>
          <table:table-cell office:value-type="float" office:value="122.251884335049">
            <text:p>122.251884335</text:p>
          </table:table-cell>
          <table:table-cell office:value-type="string">
            <text:p><text:s/>2 ♌ 15' 07"</text:p>
          </table:table-cell>
          <table:table-cell office:value-type="string">
            <text:p><text:s/>2 ♌ 15' 06"</text:p>
          </table:table-cell>
          <table:table-cell office:value-type="float" office:value="2.00772382126568">
            <text:p>2.0077238213</text:p>
          </table:table-cell>
          <table:table-cell office:value-type="float" office:value="0.218466624351024">
            <text:p>0.218466624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8174.11164352">
            <text:p>2418174.11164352</text:p>
          </table:table-cell>
          <table:table-cell office:value-type="string">
            <text:p>1908-08-20 09:40:46.875000 EST-0500</text:p>
          </table:table-cell>
          <table:table-cell office:value-type="float" office:value="0">
            <text:p>0</text:p>
          </table:table-cell>
          <table:table-cell office:value-type="float" office:value="147.143038008423">
            <text:p>147.1430380084</text:p>
          </table:table-cell>
          <table:table-cell office:value-type="float" office:value="147.142960717676">
            <text:p>147.1429607177</text:p>
          </table:table-cell>
          <table:table-cell table:number-columns-repeated="2" office:value-type="string">
            <text:p>27 ♌ 08' 34"</text:p>
          </table:table-cell>
          <table:table-cell office:value-type="float" office:value="1.99103210197077">
            <text:p>1.991032102</text:p>
          </table:table-cell>
          <table:table-cell office:value-type="float" office:value="0.963303145866449">
            <text:p>0.9633031459</text:p>
          </table:table-cell>
          <table:table-cell office:value-type="float" office:value="124.566487407407">
            <text:p>124.5664874074</text:p>
          </table:table-cell>
          <table:table-cell office:value-type="float" office:value="124.56641011666">
            <text:p>124.5664101167</text:p>
          </table:table-cell>
          <table:table-cell table:number-columns-repeated="2" office:value-type="string">
            <text:p><text:s/>4 ♌ 33' 59"</text:p>
          </table:table-cell>
          <table:table-cell office:value-type="float" office:value="1.99101740638563">
            <text:p>1.9910174064</text:p>
          </table:table-cell>
          <table:table-cell office:value-type="float" office:value="0.963288449643946">
            <text:p>0.9632884496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8174.50569444">
            <text:p>2418174.50569444</text:p>
          </table:table-cell>
          <table:table-cell office:value-type="string">
            <text:p>1908-08-20 19:08:12.187500 EST-0500</text:p>
          </table:table-cell>
          <table:table-cell office:value-type="float" office:value="0">
            <text:p>0</text:p>
          </table:table-cell>
          <table:table-cell office:value-type="float" office:value="147.92637861735">
            <text:p>147.9263786174</text:p>
          </table:table-cell>
          <table:table-cell office:value-type="float" office:value="147.926078896436">
            <text:p>147.9260788964</text:p>
          </table:table-cell>
          <table:table-cell office:value-type="string">
            <text:p>27 ♌ 55' 34"</text:p>
          </table:table-cell>
          <table:table-cell office:value-type="string">
            <text:p>27 ♌ 55' 33"</text:p>
          </table:table-cell>
          <table:table-cell office:value-type="float" office:value="1.98475680376602">
            <text:p>1.9847568038</text:p>
          </table:table-cell>
          <table:table-cell office:value-type="float" office:value="0.63620343171027">
            <text:p>0.6362034317</text:p>
          </table:table-cell>
          <table:table-cell office:value-type="float" office:value="125.349806834179">
            <text:p>125.3498068342</text:p>
          </table:table-cell>
          <table:table-cell office:value-type="float" office:value="125.349507113266">
            <text:p>125.3495071133</text:p>
          </table:table-cell>
          <table:table-cell office:value-type="string">
            <text:p><text:s/>5 ♌ 20' 59"</text:p>
          </table:table-cell>
          <table:table-cell office:value-type="string">
            <text:p><text:s/>5 ♌ 20' 58"</text:p>
          </table:table-cell>
          <table:table-cell office:value-type="float" office:value="1.98474052210822">
            <text:p>1.9847405221</text:p>
          </table:table-cell>
          <table:table-cell office:value-type="float" office:value="0.636187165513588">
            <text:p>0.6361871655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18175.73762731">
            <text:p>2418175.73762731</text:p>
          </table:table-cell>
          <table:table-cell office:value-type="string">
            <text:p>1908-08-22 00:42:11.250000 EST-0500</text:p>
          </table:table-cell>
          <table:table-cell office:value-type="float" office:value="0">
            <text:p>0</text:p>
          </table:table-cell>
          <table:table-cell office:value-type="float" office:value="148.709894172845">
            <text:p>148.7098941728</text:p>
          </table:table-cell>
          <table:table-cell office:value-type="float" office:value="148.70988639941">
            <text:p>148.7098863994</text:p>
          </table:table-cell>
          <table:table-cell table:number-columns-repeated="2" office:value-type="string">
            <text:p>28 ♌ 42' 35"</text:p>
          </table:table-cell>
          <table:table-cell office:value-type="float" office:value="0.964060513800613">
            <text:p>0.9640605138</text:p>
          </table:table-cell>
          <table:table-cell office:value-type="float" office:value="0.636279725412853">
            <text:p>0.6362797254</text:p>
          </table:table-cell>
          <table:table-cell office:value-type="float" office:value="126.133254408566">
            <text:p>126.1332544086</text:p>
          </table:table-cell>
          <table:table-cell office:value-type="float" office:value="126.133246635131">
            <text:p>126.1332466351</text:p>
          </table:table-cell>
          <table:table-cell table:number-columns-repeated="2" office:value-type="string">
            <text:p><text:s/>6 ♌ 07' 59"</text:p>
          </table:table-cell>
          <table:table-cell office:value-type="float" office:value="0.964043984124427">
            <text:p>0.9640439841</text:p>
          </table:table-cell>
          <table:table-cell office:value-type="float" office:value="0.636263071248929">
            <text:p>0.6362630712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8176.80329861">
            <text:p>2418176.80329861</text:p>
          </table:table-cell>
          <table:table-cell office:value-type="string">
            <text:p>1908-08-23 02:16:45.468750 EST-0500</text:p>
          </table:table-cell>
          <table:table-cell office:value-type="float" office:value="0">
            <text:p>0</text:p>
          </table:table-cell>
          <table:table-cell office:value-type="float" office:value="106.217801724057">
            <text:p>106.2178017241</text:p>
          </table:table-cell>
          <table:table-cell office:value-type="float" office:value="106.217709976257">
            <text:p>106.2177099763</text:p>
          </table:table-cell>
          <table:table-cell office:value-type="string">
            <text:p>16 ♋ 13' 04"</text:p>
          </table:table-cell>
          <table:table-cell office:value-type="string">
            <text:p>16 ♋ 13' 03"</text:p>
          </table:table-cell>
          <table:table-cell office:value-type="float" office:value="0.717269788369325">
            <text:p>0.7172697884</text:p>
          </table:table-cell>
          <table:table-cell office:value-type="float" office:value="0.0287255384316454">
            <text:p>0.0287255384</text:p>
          </table:table-cell>
          <table:table-cell office:value-type="float" office:value="83.6411058497231">
            <text:p>83.6411058497</text:p>
          </table:table-cell>
          <table:table-cell office:value-type="float" office:value="83.6410141019227">
            <text:p>83.6410141019</text:p>
          </table:table-cell>
          <table:table-cell table:number-columns-repeated="2" office:value-type="string">
            <text:p>23 ♊ 38' 27"</text:p>
          </table:table-cell>
          <table:table-cell office:value-type="float" office:value="0.717258465205996">
            <text:p>0.7172584652</text:p>
          </table:table-cell>
          <table:table-cell office:value-type="float" office:value="0.02871399763766">
            <text:p>0.0287139976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18228.42854167">
            <text:p>2418228.42854167</text:p>
          </table:table-cell>
          <table:table-cell office:value-type="string">
            <text:p>1908-10-13 17:17:06.562500 EST-0500</text:p>
          </table:table-cell>
          <table:table-cell office:value-type="float" office:value="0">
            <text:p>0</text:p>
          </table:table-cell>
          <table:table-cell office:value-type="float" office:value="156.307723206643">
            <text:p>156.3077232066</text:p>
          </table:table-cell>
          <table:table-cell office:value-type="float" office:value="156.307564120198">
            <text:p>156.3075641202</text:p>
          </table:table-cell>
          <table:table-cell table:number-columns-repeated="2" office:value-type="string">
            <text:p><text:s/>6 ♍ 18' 27"</text:p>
          </table:table-cell>
          <table:table-cell office:value-type="float" office:value="1.12228072120637">
            <text:p>1.1222807212</text:p>
          </table:table-cell>
          <table:table-cell office:value-type="float" office:value="0.184069216590127">
            <text:p>0.1840692166</text:p>
          </table:table-cell>
          <table:table-cell office:value-type="float" office:value="133.729682568692">
            <text:p>133.7296825687</text:p>
          </table:table-cell>
          <table:table-cell office:value-type="float" office:value="133.729523482247">
            <text:p>133.7295234822</text:p>
          </table:table-cell>
          <table:table-cell table:number-columns-repeated="2" office:value-type="string">
            <text:p>13 ♌ 43' 46"</text:p>
          </table:table-cell>
          <table:table-cell office:value-type="float" office:value="1.12226790586513">
            <text:p>1.1222679059</text:p>
          </table:table-cell>
          <table:table-cell office:value-type="float" office:value="0.184056495933309">
            <text:p>0.184056495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8243.17634259">
            <text:p>2418243.17634259</text:p>
          </table:table-cell>
          <table:table-cell office:value-type="string">
            <text:p>1908-10-28 11:13:56.718750 EST-0500</text:p>
          </table:table-cell>
          <table:table-cell office:value-type="float" office:value="0">
            <text:p>0</text:p>
          </table:table-cell>
          <table:table-cell office:value-type="float" office:value="214.856532113951">
            <text:p>214.856532114</text:p>
          </table:table-cell>
          <table:table-cell office:value-type="float" office:value="214.856715048823">
            <text:p>214.8567150488</text:p>
          </table:table-cell>
          <table:table-cell office:value-type="string">
            <text:p><text:s/>4 ♏ 51' 23"</text:p>
          </table:table-cell>
          <table:table-cell office:value-type="string">
            <text:p><text:s/>4 ♏ 51' 24"</text:p>
          </table:table-cell>
          <table:table-cell office:value-type="float" office:value="-1.28386594110173">
            <text:p>-1.2838659411</text:p>
          </table:table-cell>
          <table:table-cell office:value-type="float" office:value="0.999593060710723">
            <text:p>0.9995930607</text:p>
          </table:table-cell>
          <table:table-cell office:value-type="float" office:value="192.278058167053">
            <text:p>192.2780581671</text:p>
          </table:table-cell>
          <table:table-cell office:value-type="float" office:value="192.278241101924">
            <text:p>192.2782411019</text:p>
          </table:table-cell>
          <table:table-cell table:number-columns-repeated="2" office:value-type="string">
            <text:p>12 ♎ 16' 41"</text:p>
          </table:table-cell>
          <table:table-cell office:value-type="float" office:value="-1.28388644334926">
            <text:p>-1.2838864433</text:p>
          </table:table-cell>
          <table:table-cell office:value-type="float" office:value="0.999572677240306">
            <text:p>0.9995726772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18277.23078704">
            <text:p>2418277.23078704</text:p>
          </table:table-cell>
          <table:table-cell office:value-type="string">
            <text:p>1908-12-01 12:32:20.625000 EST-0500</text:p>
          </table:table-cell>
          <table:table-cell office:value-type="float" office:value="0">
            <text:p>0</text:p>
          </table:table-cell>
          <table:table-cell office:value-type="float" office:value="214.019035771456">
            <text:p>214.0190357715</text:p>
          </table:table-cell>
          <table:table-cell office:value-type="float" office:value="214.018923073263">
            <text:p>214.0189230733</text:p>
          </table:table-cell>
          <table:table-cell table:number-columns-repeated="2" office:value-type="string">
            <text:p><text:s/>4 ♏ 01' 08"</text:p>
          </table:table-cell>
          <table:table-cell office:value-type="float" office:value="1.22266526841841">
            <text:p>1.2226652684</text:p>
          </table:table-cell>
          <table:table-cell office:value-type="float" office:value="0.654207796769849">
            <text:p>0.6542077968</text:p>
          </table:table-cell>
          <table:table-cell office:value-type="float" office:value="191.439035698232">
            <text:p>191.4390356982</text:p>
          </table:table-cell>
          <table:table-cell office:value-type="float" office:value="191.438923000039">
            <text:p>191.438923</text:p>
          </table:table-cell>
          <table:table-cell table:number-columns-repeated="2" office:value-type="string">
            <text:p>11 ♎ 26' 20"</text:p>
          </table:table-cell>
          <table:table-cell office:value-type="float" office:value="1.22268084029885">
            <text:p>1.2226808403</text:p>
          </table:table-cell>
          <table:table-cell office:value-type="float" office:value="0.654223483342097">
            <text:p>0.654223483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8299.69050926">
            <text:p>2418299.69050926</text:p>
          </table:table-cell>
          <table:table-cell office:value-type="string">
            <text:p>1908-12-23 23:34:20.156250 EST-0500</text:p>
          </table:table-cell>
          <table:table-cell office:value-type="float" office:value="0">
            <text:p>0</text:p>
          </table:table-cell>
          <table:table-cell office:value-type="float" office:value="272.00252602275">
            <text:p>272.0025260228</text:p>
          </table:table-cell>
          <table:table-cell office:value-type="float" office:value="272.002491298453">
            <text:p>272.0024912985</text:p>
          </table:table-cell>
          <table:table-cell office:value-type="string">
            <text:p><text:s/>2 ♑ 00' 09"</text:p>
          </table:table-cell>
          <table:table-cell office:value-type="string">
            <text:p><text:s/>2 ♑ 00' 08"</text:p>
          </table:table-cell>
          <table:table-cell office:value-type="float" office:value="1.59087789470877">
            <text:p>1.5908778947</text:p>
          </table:table-cell>
          <table:table-cell office:value-type="float" office:value="1.019363719918">
            <text:p>1.0193637199</text:p>
          </table:table-cell>
          <table:table-cell office:value-type="float" office:value="249.4214029278">
            <text:p>249.4214029278</text:p>
          </table:table-cell>
          <table:table-cell office:value-type="float" office:value="249.421368203503">
            <text:p>249.4213682035</text:p>
          </table:table-cell>
          <table:table-cell office:value-type="string">
            <text:p><text:s/>9 ♐ 25' 17"</text:p>
          </table:table-cell>
          <table:table-cell office:value-type="string">
            <text:p><text:s/>9 ♐ 25' 16"</text:p>
          </table:table-cell>
          <table:table-cell office:value-type="float" office:value="1.59082650430316">
            <text:p>1.5908265043</text:p>
          </table:table-cell>
          <table:table-cell office:value-type="float" office:value="1.01931233511864">
            <text:p>1.0193123351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8308.79133102">
            <text:p>2418308.79133102</text:p>
          </table:table-cell>
          <table:table-cell office:value-type="string">
            <text:p>1909-01-02 01:59:31.875000 EST-0500</text:p>
          </table:table-cell>
          <table:table-cell office:value-type="float" office:value="0">
            <text:p>0</text:p>
          </table:table-cell>
          <table:table-cell office:value-type="float" office:value="286.669528344721">
            <text:p>286.6695283447</text:p>
          </table:table-cell>
          <table:table-cell office:value-type="float" office:value="286.669496820578">
            <text:p>286.6694968206</text:p>
          </table:table-cell>
          <table:table-cell table:number-columns-repeated="2" office:value-type="string">
            <text:p>16 ♑ 40' 10"</text:p>
          </table:table-cell>
          <table:table-cell office:value-type="float" office:value="1.63398766672067">
            <text:p>1.6339876667</text:p>
          </table:table-cell>
          <table:table-cell office:value-type="float" office:value="0.0593108228536141">
            <text:p>0.0593108229</text:p>
          </table:table-cell>
          <table:table-cell office:value-type="float" office:value="264.087985815712">
            <text:p>264.0879858157</text:p>
          </table:table-cell>
          <table:table-cell office:value-type="float" office:value="264.08795429157">
            <text:p>264.0879542916</text:p>
          </table:table-cell>
          <table:table-cell table:number-columns-repeated="2" office:value-type="string">
            <text:p>24 ♐ 05' 16"</text:p>
          </table:table-cell>
          <table:table-cell office:value-type="float" office:value="1.63397352536278">
            <text:p>1.6339735254</text:p>
          </table:table-cell>
          <table:table-cell office:value-type="float" office:value="0.0592966091829246">
            <text:p>0.0592966092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18314.40876157">
            <text:p>2418314.40876157</text:p>
          </table:table-cell>
          <table:table-cell office:value-type="string">
            <text:p>1909-01-07 16:48:37.968750 EST-0500</text:p>
          </table:table-cell>
          <table:table-cell office:value-type="float" office:value="0">
            <text:p>0</text:p>
          </table:table-cell>
          <table:table-cell office:value-type="float" office:value="287.003559392227">
            <text:p>287.0035593922</text:p>
          </table:table-cell>
          <table:table-cell office:value-type="float" office:value="287.003465437713">
            <text:p>287.0034654377</text:p>
          </table:table-cell>
          <table:table-cell table:number-columns-repeated="2" office:value-type="string">
            <text:p>17 ♑ 00' 12"</text:p>
          </table:table-cell>
          <table:table-cell office:value-type="float" office:value="1.01886561112031">
            <text:p>1.0188656111</text:p>
          </table:table-cell>
          <table:table-cell office:value-type="float" office:value="0.0595060659422535">
            <text:p>0.0595060659</text:p>
          </table:table-cell>
          <table:table-cell office:value-type="float" office:value="264.421620330282">
            <text:p>264.4216203303</text:p>
          </table:table-cell>
          <table:table-cell office:value-type="float" office:value="264.421526375768">
            <text:p>264.4215263758</text:p>
          </table:table-cell>
          <table:table-cell table:number-columns-repeated="2" office:value-type="string">
            <text:p>24 ♐ 25' 17"</text:p>
          </table:table-cell>
          <table:table-cell office:value-type="float" office:value="1.01884100321812">
            <text:p>1.0188410032</text:p>
          </table:table-cell>
          <table:table-cell office:value-type="float" office:value="0.0594814278600173">
            <text:p>0.0594814279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8337.16511574">
            <text:p>2418337.16511574</text:p>
          </table:table-cell>
          <table:table-cell office:value-type="string">
            <text:p>1909-01-30 10:57:46.406250 EST-0500</text:p>
          </table:table-cell>
          <table:table-cell office:value-type="float" office:value="0">
            <text:p>0</text:p>
          </table:table-cell>
          <table:table-cell office:value-type="float" office:value="288.332784968015">
            <text:p>288.332784968</text:p>
          </table:table-cell>
          <table:table-cell office:value-type="float" office:value="288.332684413189">
            <text:p>288.3326844132</text:p>
          </table:table-cell>
          <table:table-cell office:value-type="string">
            <text:p>18 ♑ 19' 58"</text:p>
          </table:table-cell>
          <table:table-cell office:value-type="string">
            <text:p>18 ♑ 19' 57"</text:p>
          </table:table-cell>
          <table:table-cell office:value-type="float" office:value="1.24725778201985">
            <text:p>1.247257782</text:p>
          </table:table-cell>
          <table:table-cell office:value-type="float" office:value="0.0562393617678488">
            <text:p>0.0562393618</text:p>
          </table:table-cell>
          <table:table-cell office:value-type="float" office:value="265.749887919882">
            <text:p>265.7498879199</text:p>
          </table:table-cell>
          <table:table-cell office:value-type="float" office:value="265.749787365056">
            <text:p>265.7497873651</text:p>
          </table:table-cell>
          <table:table-cell table:number-columns-repeated="2" office:value-type="string">
            <text:p>25 ♐ 44' 59"</text:p>
          </table:table-cell>
          <table:table-cell office:value-type="float" office:value="1.24723921501923">
            <text:p>1.247239215</text:p>
          </table:table-cell>
          <table:table-cell office:value-type="float" office:value="0.0562208011853683">
            <text:p>0.056220801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8349.08333333">
            <text:p>2418349.08333333</text:p>
          </table:table-cell>
          <table:table-cell office:value-type="string">
            <text:p>1909-02-11 09:00:00.000000 EST-0500</text:p>
          </table:table-cell>
          <table:table-cell office:value-type="float" office:value="0">
            <text:p>0</text:p>
          </table:table-cell>
          <table:table-cell office:value-type="float" office:value="322.236958950743">
            <text:p>322.2369589507</text:p>
          </table:table-cell>
          <table:table-cell office:value-type="float" office:value="322.236982998516">
            <text:p>322.2369829985</text:p>
          </table:table-cell>
          <table:table-cell table:number-columns-repeated="2" office:value-type="string">
            <text:p>22 ♒ 14' 13"</text:p>
          </table:table-cell>
          <table:table-cell office:value-type="float" office:value="-1.16614542826275">
            <text:p>-1.1661454283</text:p>
          </table:table-cell>
          <table:table-cell office:value-type="float" office:value="1.01104907040309">
            <text:p>1.0110490704</text:p>
          </table:table-cell>
          <table:table-cell office:value-type="float" office:value="299.653631222773">
            <text:p>299.6536312228</text:p>
          </table:table-cell>
          <table:table-cell office:value-type="float" office:value="299.653655270546">
            <text:p>299.6536552705</text:p>
          </table:table-cell>
          <table:table-cell table:number-columns-repeated="2" office:value-type="string">
            <text:p>29 ♑ 39' 13"</text:p>
          </table:table-cell>
          <table:table-cell office:value-type="float" office:value="-1.16612305908375">
            <text:p>-1.1661230591</text:p>
          </table:table-cell>
          <table:table-cell office:value-type="float" office:value="1.01107150174011">
            <text:p>1.0110715017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8357.86579861">
            <text:p>2418357.86579861</text:p>
          </table:table-cell>
          <table:table-cell office:value-type="string">
            <text:p>1909-02-20 03:46:45.468750 EST-0500</text:p>
          </table:table-cell>
          <table:table-cell office:value-type="float" office:value="0">
            <text:p>0</text:p>
          </table:table-cell>
          <table:table-cell office:value-type="float" office:value="314.152928601179">
            <text:p>314.1529286012</text:p>
          </table:table-cell>
          <table:table-cell office:value-type="float" office:value="314.153266555753">
            <text:p>314.1532665558</text:p>
          </table:table-cell>
          <table:table-cell office:value-type="string">
            <text:p>14 ♒ 09' 10"</text:p>
          </table:table-cell>
          <table:table-cell office:value-type="string">
            <text:p>14 ♒ 09' 11"</text:p>
          </table:table-cell>
          <table:table-cell office:value-type="float" office:value="-0.462610918926226">
            <text:p>-0.4626109189</text:p>
          </table:table-cell>
          <table:table-cell office:value-type="float" office:value="1.24710882236951">
            <text:p>1.2471088224</text:p>
          </table:table-cell>
          <table:table-cell office:value-type="float" office:value="291.569168372858">
            <text:p>291.5691683729</text:p>
          </table:table-cell>
          <table:table-cell office:value-type="float" office:value="291.569506327432">
            <text:p>291.5695063274</text:p>
          </table:table-cell>
          <table:table-cell office:value-type="string">
            <text:p>21 ♑ 34' 09"</text:p>
          </table:table-cell>
          <table:table-cell office:value-type="string">
            <text:p>21 ♑ 34' 10"</text:p>
          </table:table-cell>
          <table:table-cell office:value-type="float" office:value="-0.462597212178591">
            <text:p>-0.4625972122</text:p>
          </table:table-cell>
          <table:table-cell office:value-type="float" office:value="1.24712147158685">
            <text:p>1.2471214716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18392.44099537">
            <text:p>2418392.44099537</text:p>
          </table:table-cell>
          <table:table-cell office:value-type="string">
            <text:p>1909-03-26 17:35:02.343750 EST-0500</text:p>
          </table:table-cell>
          <table:table-cell office:value-type="float" office:value="0">
            <text:p>0</text:p>
          </table:table-cell>
          <table:table-cell office:value-type="float" office:value="290.703905740431">
            <text:p>290.7039057404</text:p>
          </table:table-cell>
          <table:table-cell office:value-type="float" office:value="290.703828909113">
            <text:p>290.7038289091</text:p>
          </table:table-cell>
          <table:table-cell office:value-type="string">
            <text:p>20 ♑ 42' 14"</text:p>
          </table:table-cell>
          <table:table-cell office:value-type="string">
            <text:p>20 ♑ 42' 13"</text:p>
          </table:table-cell>
          <table:table-cell office:value-type="float" office:value="0.669815483855935">
            <text:p>0.6698154839</text:p>
          </table:table-cell>
          <table:table-cell office:value-type="float" office:value="0.0248513606202641">
            <text:p>0.0248513606</text:p>
          </table:table-cell>
          <table:table-cell office:value-type="float" office:value="268.119256456036">
            <text:p>268.119256456</text:p>
          </table:table-cell>
          <table:table-cell office:value-type="float" office:value="268.119179624717">
            <text:p>268.1191796247</text:p>
          </table:table-cell>
          <table:table-cell table:number-columns-repeated="2" office:value-type="string">
            <text:p>28 ♐ 07' 09"</text:p>
          </table:table-cell>
          <table:table-cell office:value-type="float" office:value="0.669801377938078">
            <text:p>0.6698013779</text:p>
          </table:table-cell>
          <table:table-cell office:value-type="float" office:value="0.0248372400877513">
            <text:p>0.0248372401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18399.96760417">
            <text:p>2418399.96760417</text:p>
          </table:table-cell>
          <table:table-cell office:value-type="string">
            <text:p>1909-04-03 06:13:21.562500 EST-0500</text:p>
          </table:table-cell>
          <table:table-cell office:value-type="float" office:value="0">
            <text:p>0</text:p>
          </table:table-cell>
          <table:table-cell office:value-type="float" office:value="13.067491669797">
            <text:p>13.0674916698</text:p>
          </table:table-cell>
          <table:table-cell office:value-type="float" office:value="13.0674382025887">
            <text:p>13.0674382026</text:p>
          </table:table-cell>
          <table:table-cell table:number-columns-repeated="2" office:value-type="string">
            <text:p>13 ♈ 04' 02"</text:p>
          </table:table-cell>
          <table:table-cell office:value-type="float" office:value="0.984696625035201">
            <text:p>0.984696625</text:p>
          </table:table-cell>
          <table:table-cell office:value-type="float" office:value="0.125796686593932">
            <text:p>0.1257966866</text:p>
          </table:table-cell>
          <table:table-cell office:value-type="float" office:value="350.482577032428">
            <text:p>350.4825770324</text:p>
          </table:table-cell>
          <table:table-cell office:value-type="float" office:value="350.48252356522">
            <text:p>350.4825235652</text:p>
          </table:table-cell>
          <table:table-cell table:number-columns-repeated="2" office:value-type="string">
            <text:p>20 ♓ 28' 57"</text:p>
          </table:table-cell>
          <table:table-cell office:value-type="float" office:value="0.984732813425135">
            <text:p>0.9847328134</text:p>
          </table:table-cell>
          <table:table-cell office:value-type="float" office:value="0.125832643563208">
            <text:p>0.1258326436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8405.84284722">
            <text:p>2418405.84284722</text:p>
          </table:table-cell>
          <table:table-cell office:value-type="string">
            <text:p>1909-04-09 03:13:42.656250 EST-0500</text:p>
          </table:table-cell>
          <table:table-cell office:value-type="float" office:value="0">
            <text:p>0</text:p>
          </table:table-cell>
          <table:table-cell office:value-type="float" office:value="13.806079947604">
            <text:p>13.8060799476</text:p>
          </table:table-cell>
          <table:table-cell office:value-type="float" office:value="13.8059389516153">
            <text:p>13.8059389516</text:p>
          </table:table-cell>
          <table:table-cell table:number-columns-repeated="2" office:value-type="string">
            <text:p>13 ♈ 48' 21"</text:p>
          </table:table-cell>
          <table:table-cell office:value-type="float" office:value="1.23856841071074">
            <text:p>1.2385684107</text:p>
          </table:table-cell>
          <table:table-cell office:value-type="float" office:value="0.125521874698584">
            <text:p>0.1255218747</text:p>
          </table:table-cell>
          <table:table-cell office:value-type="float" office:value="351.221116633056">
            <text:p>351.2211166331</text:p>
          </table:table-cell>
          <table:table-cell office:value-type="float" office:value="351.220975637067">
            <text:p>351.2209756371</text:p>
          </table:table-cell>
          <table:table-cell office:value-type="string">
            <text:p>21 ♓ 13' 16"</text:p>
          </table:table-cell>
          <table:table-cell office:value-type="string">
            <text:p>21 ♓ 13' 15"</text:p>
          </table:table-cell>
          <table:table-cell office:value-type="float" office:value="1.23857195368739">
            <text:p>1.2385719537</text:p>
          </table:table-cell>
          <table:table-cell office:value-type="float" office:value="0.1255256150243">
            <text:p>0.125525615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8410.25837963">
            <text:p>2418410.25837963</text:p>
          </table:table-cell>
          <table:table-cell office:value-type="string">
            <text:p>1909-04-13 13:12:04.218750 EST-0500</text:p>
          </table:table-cell>
          <table:table-cell office:value-type="float" office:value="0">
            <text:p>0</text:p>
          </table:table-cell>
          <table:table-cell office:value-type="float" office:value="14.3592613952949">
            <text:p>14.3592613953</text:p>
          </table:table-cell>
          <table:table-cell office:value-type="float" office:value="14.3590419329929">
            <text:p>14.359041933</text:p>
          </table:table-cell>
          <table:table-cell office:value-type="string">
            <text:p>14 ♈ 21' 33"</text:p>
          </table:table-cell>
          <table:table-cell office:value-type="string">
            <text:p>14 ♈ 21' 32"</text:p>
          </table:table-cell>
          <table:table-cell office:value-type="float" office:value="1.959000668529">
            <text:p>1.9590006685</text:p>
          </table:table-cell>
          <table:table-cell office:value-type="float" office:value="0.124931895513629">
            <text:p>0.1249318955</text:p>
          </table:table-cell>
          <table:table-cell office:value-type="float" office:value="351.774059351537">
            <text:p>351.7740593515</text:p>
          </table:table-cell>
          <table:table-cell office:value-type="float" office:value="351.773839889235">
            <text:p>351.7738398892</text:p>
          </table:table-cell>
          <table:table-cell office:value-type="string">
            <text:p>21 ♓ 46' 26"</text:p>
          </table:table-cell>
          <table:table-cell office:value-type="string">
            <text:p>21 ♓ 46' 25"</text:p>
          </table:table-cell>
          <table:table-cell office:value-type="float" office:value="1.95898139899228">
            <text:p>1.958981399</text:p>
          </table:table-cell>
          <table:table-cell office:value-type="float" office:value="0.124912552922111">
            <text:p>0.1249125529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8416.45539352">
            <text:p>2418416.45539352</text:p>
          </table:table-cell>
          <table:table-cell office:value-type="string">
            <text:p>1909-04-19 17:55:46.875000 EST-0500</text:p>
          </table:table-cell>
          <table:table-cell office:value-type="float" office:value="0">
            <text:p>0</text:p>
          </table:table-cell>
          <table:table-cell office:value-type="float" office:value="26.9398888357135">
            <text:p>26.9398888357</text:p>
          </table:table-cell>
          <table:table-cell office:value-type="float" office:value="26.9397832418586">
            <text:p>26.9397832419</text:p>
          </table:table-cell>
          <table:table-cell table:number-columns-repeated="2" office:value-type="string">
            <text:p>26 ♈ 56' 23"</text:p>
          </table:table-cell>
          <table:table-cell office:value-type="float" office:value="2.09392429214554">
            <text:p>2.0939242921</text:p>
          </table:table-cell>
          <table:table-cell office:value-type="float" office:value="1.23648449312169">
            <text:p>1.2364844931</text:p>
          </table:table-cell>
          <table:table-cell office:value-type="float" office:value="4.35455930724005">
            <text:p>4.3545593072</text:p>
          </table:table-cell>
          <table:table-cell office:value-type="float" office:value="4.35445371338513">
            <text:p>4.3544537134</text:p>
          </table:table-cell>
          <table:table-cell table:number-columns-repeated="2" office:value-type="string">
            <text:p><text:s/>4 ♈ 21' 16"</text:p>
          </table:table-cell>
          <table:table-cell office:value-type="float" office:value="2.09395212788191">
            <text:p>2.0939521279</text:p>
          </table:table-cell>
          <table:table-cell office:value-type="float" office:value="1.23651239100873">
            <text:p>1.23651239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8418.47664352">
            <text:p>2418418.47664352</text:p>
          </table:table-cell>
          <table:table-cell office:value-type="string">
            <text:p>1909-04-21 18:26:22.031250 EST-0500</text:p>
          </table:table-cell>
          <table:table-cell office:value-type="float" office:value="0">
            <text:p>0</text:p>
          </table:table-cell>
          <table:table-cell office:value-type="float" office:value="31.2040253518469">
            <text:p>31.2040253518</text:p>
          </table:table-cell>
          <table:table-cell office:value-type="float" office:value="31.2038526704484">
            <text:p>31.2038526704</text:p>
          </table:table-cell>
          <table:table-cell office:value-type="string">
            <text:p><text:s/>1 ♉ 12' 14"</text:p>
          </table:table-cell>
          <table:table-cell office:value-type="string">
            <text:p><text:s/>1 ♉ 12' 13"</text:p>
          </table:table-cell>
          <table:table-cell office:value-type="float" office:value="2.12356759722531">
            <text:p>2.1235675972</text:p>
          </table:table-cell>
          <table:table-cell office:value-type="float" office:value="0.975222897693862">
            <text:p>0.9752228977</text:p>
          </table:table-cell>
          <table:table-cell office:value-type="float" office:value="8.61864090677967">
            <text:p>8.6186409068</text:p>
          </table:table-cell>
          <table:table-cell office:value-type="float" office:value="8.61846822538116">
            <text:p>8.6184682254</text:p>
          </table:table-cell>
          <table:table-cell office:value-type="string">
            <text:p><text:s/>8 ♈ 37' 07"</text:p>
          </table:table-cell>
          <table:table-cell office:value-type="string">
            <text:p><text:s/>8 ♈ 37' 06"</text:p>
          </table:table-cell>
          <table:table-cell office:value-type="float" office:value="2.12356127485668">
            <text:p>2.1235612749</text:p>
          </table:table-cell>
          <table:table-cell office:value-type="float" office:value="0.975216453173391">
            <text:p>0.9752164532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8425.21760417">
            <text:p>2418425.21760417</text:p>
          </table:table-cell>
          <table:table-cell office:value-type="string">
            <text:p>1909-04-28 12:13:21.562500 EST-0500</text:p>
          </table:table-cell>
          <table:table-cell office:value-type="float" office:value="0">
            <text:p>0</text:p>
          </table:table-cell>
          <table:table-cell office:value-type="float" office:value="37.764745190335">
            <text:p>37.7647451903</text:p>
          </table:table-cell>
          <table:table-cell office:value-type="float" office:value="37.764684683921">
            <text:p>37.7646846839</text:p>
          </table:table-cell>
          <table:table-cell office:value-type="string">
            <text:p><text:s/>7 ♉ 45' 53"</text:p>
          </table:table-cell>
          <table:table-cell office:value-type="string">
            <text:p><text:s/>7 ♉ 45' 52"</text:p>
          </table:table-cell>
          <table:table-cell office:value-type="float" office:value="1.23424292430872">
            <text:p>1.2342429243</text:p>
          </table:table-cell>
          <table:table-cell office:value-type="float" office:value="0.971296538939117">
            <text:p>0.9712965389</text:p>
          </table:table-cell>
          <table:table-cell office:value-type="float" office:value="15.1789971752926">
            <text:p>15.1789971753</text:p>
          </table:table-cell>
          <table:table-cell office:value-type="float" office:value="15.1789366688787">
            <text:p>15.1789366689</text:p>
          </table:table-cell>
          <table:table-cell table:number-columns-repeated="2" office:value-type="string">
            <text:p>15 ♈ 10' 44"</text:p>
          </table:table-cell>
          <table:table-cell office:value-type="float" office:value="1.23425225751461">
            <text:p>1.2342522575</text:p>
          </table:table-cell>
          <table:table-cell office:value-type="float" office:value="0.971305973477089">
            <text:p>0.9713059735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8451.50153935">
            <text:p>2418451.50153935</text:p>
          </table:table-cell>
          <table:table-cell office:value-type="string">
            <text:p>1909-05-24 19:02:13.593750 EST-0500</text:p>
          </table:table-cell>
          <table:table-cell office:value-type="float" office:value="0">
            <text:p>0</text:p>
          </table:table-cell>
          <table:table-cell office:value-type="float" office:value="84.7998866477555">
            <text:p>84.7998866478</text:p>
          </table:table-cell>
          <table:table-cell office:value-type="float" office:value="84.7998077319692">
            <text:p>84.799807732</text:p>
          </table:table-cell>
          <table:table-cell table:number-columns-repeated="2" office:value-type="string">
            <text:p>24 ♊ 47' 59"</text:p>
          </table:table-cell>
          <table:table-cell office:value-type="float" office:value="0.663333619809994">
            <text:p>0.6633336198</text:p>
          </table:table-cell>
          <table:table-cell office:value-type="float" office:value="0.022329391375479">
            <text:p>0.0223293914</text:p>
          </table:table-cell>
          <table:table-cell office:value-type="float" office:value="62.2130572234269">
            <text:p>62.2130572234</text:p>
          </table:table-cell>
          <table:table-cell office:value-type="float" office:value="62.2129783076406">
            <text:p>62.2129783076</text:p>
          </table:table-cell>
          <table:table-cell office:value-type="string">
            <text:p><text:s/>2 ♊ 12' 47"</text:p>
          </table:table-cell>
          <table:table-cell office:value-type="string">
            <text:p><text:s/>2 ♊ 12' 46"</text:p>
          </table:table-cell>
          <table:table-cell office:value-type="float" office:value="0.663319629996978">
            <text:p>0.66331963</text:p>
          </table:table-cell>
          <table:table-cell office:value-type="float" office:value="0.0223152728865673">
            <text:p>0.0223152729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18463.67097222">
            <text:p>2418463.67097222</text:p>
          </table:table-cell>
          <table:table-cell office:value-type="string">
            <text:p>1909-06-05 23:06:12.656250 EST-0500</text:p>
          </table:table-cell>
          <table:table-cell office:value-type="float" office:value="0">
            <text:p>0</text:p>
          </table:table-cell>
          <table:table-cell office:value-type="float" office:value="85.0792828192834">
            <text:p>85.0792828193</text:p>
          </table:table-cell>
          <table:table-cell office:value-type="float" office:value="85.0790472316653">
            <text:p>85.0790472317</text:p>
          </table:table-cell>
          <table:table-cell office:value-type="string">
            <text:p>25 ♊ 04' 45"</text:p>
          </table:table-cell>
          <table:table-cell office:value-type="string">
            <text:p>25 ♊ 04' 44"</text:p>
          </table:table-cell>
          <table:table-cell office:value-type="float" office:value="1.22693513818842">
            <text:p>1.2269351382</text:p>
          </table:table-cell>
          <table:table-cell office:value-type="float" office:value="0.0234848639621937">
            <text:p>0.023484864</text:p>
          </table:table-cell>
          <table:table-cell office:value-type="float" office:value="62.4919495833041">
            <text:p>62.4919495833</text:p>
          </table:table-cell>
          <table:table-cell office:value-type="float" office:value="62.491713995686">
            <text:p>62.4917139957</text:p>
          </table:table-cell>
          <table:table-cell office:value-type="string">
            <text:p><text:s/>2 ♊ 29' 31"</text:p>
          </table:table-cell>
          <table:table-cell office:value-type="string">
            <text:p><text:s/>2 ♊ 29' 30"</text:p>
          </table:table-cell>
          <table:table-cell office:value-type="float" office:value="1.22689166757305">
            <text:p>1.2268916676</text:p>
          </table:table-cell>
          <table:table-cell office:value-type="float" office:value="0.023441367915218">
            <text:p>0.0234413679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8465.091875">
            <text:p>2418465.091875</text:p>
          </table:table-cell>
          <table:table-cell office:value-type="string">
            <text:p>1909-06-07 09:12:18.281250 EST-0500</text:p>
          </table:table-cell>
          <table:table-cell office:value-type="float" office:value="0">
            <text:p>0</text:p>
          </table:table-cell>
          <table:table-cell office:value-type="float" office:value="86.822370051886">
            <text:p>86.8223700519</text:p>
          </table:table-cell>
          <table:table-cell office:value-type="float" office:value="86.82249462993">
            <text:p>86.8224946299</text:p>
          </table:table-cell>
          <table:table-cell table:number-columns-repeated="2" office:value-type="string">
            <text:p>26 ♊ 49' 20"</text:p>
          </table:table-cell>
          <table:table-cell office:value-type="float" office:value="-0.338701921354908">
            <text:p>-0.3387019214</text:p>
          </table:table-cell>
          <table:table-cell office:value-type="float" office:value="1.22673397440763">
            <text:p>1.2267339744</text:p>
          </table:table-cell>
          <table:table-cell office:value-type="float" office:value="64.2349258197672">
            <text:p>64.2349258198</text:p>
          </table:table-cell>
          <table:table-cell office:value-type="float" office:value="64.2350503978112">
            <text:p>64.2350503978</text:p>
          </table:table-cell>
          <table:table-cell office:value-type="string">
            <text:p><text:s/>4 ♊ 14' 05"</text:p>
          </table:table-cell>
          <table:table-cell office:value-type="string">
            <text:p><text:s/>4 ♊ 14' 06"</text:p>
          </table:table-cell>
          <table:table-cell office:value-type="float" office:value="-0.338735889519621">
            <text:p>-0.3387358895</text:p>
          </table:table-cell>
          <table:table-cell office:value-type="float" office:value="1.22670002929379">
            <text:p>1.2267000293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8468.83503472">
            <text:p>2418468.83503472</text:p>
          </table:table-cell>
          <table:table-cell office:value-type="string">
            <text:p>1909-06-11 03:02:27.656250 EST-0500</text:p>
          </table:table-cell>
          <table:table-cell office:value-type="float" office:value="0">
            <text:p>0</text:p>
          </table:table-cell>
          <table:table-cell office:value-type="float" office:value="85.2007769368971">
            <text:p>85.2007769369</text:p>
          </table:table-cell>
          <table:table-cell office:value-type="float" office:value="85.2008851489493">
            <text:p>85.2008851489</text:p>
          </table:table-cell>
          <table:table-cell office:value-type="string">
            <text:p>25 ♊ 12' 02"</text:p>
          </table:table-cell>
          <table:table-cell office:value-type="string">
            <text:p>25 ♊ 12' 03"</text:p>
          </table:table-cell>
          <table:table-cell office:value-type="float" office:value="-0.510952598171466">
            <text:p>-0.5109525982</text:p>
          </table:table-cell>
          <table:table-cell office:value-type="float" office:value="0.0236735093214157">
            <text:p>0.0236735093</text:p>
          </table:table-cell>
          <table:table-cell office:value-type="float" office:value="62.6131635852141">
            <text:p>62.6131635852</text:p>
          </table:table-cell>
          <table:table-cell office:value-type="float" office:value="62.6132717972663">
            <text:p>62.6132717973</text:p>
          </table:table-cell>
          <table:table-cell table:number-columns-repeated="2" office:value-type="string">
            <text:p><text:s/>2 ♊ 36' 47"</text:p>
          </table:table-cell>
          <table:table-cell office:value-type="float" office:value="-0.510935481813015">
            <text:p>-0.5109354818</text:p>
          </table:table-cell>
          <table:table-cell office:value-type="float" office:value="0.0236905783622766">
            <text:p>0.023690578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8472.46736111">
            <text:p>2418472.46736111</text:p>
          </table:table-cell>
          <table:table-cell office:value-type="string">
            <text:p>1909-06-14 18:13:00.468750 EST-0500</text:p>
          </table:table-cell>
          <table:table-cell office:value-type="float" office:value="0">
            <text:p>0</text:p>
          </table:table-cell>
          <table:table-cell office:value-type="float" office:value="83.2079257815414">
            <text:p>83.2079257815</text:p>
          </table:table-cell>
          <table:table-cell office:value-type="float" office:value="83.2080334127307">
            <text:p>83.2080334127</text:p>
          </table:table-cell>
          <table:table-cell table:number-columns-repeated="2" office:value-type="string">
            <text:p>23 ♊ 12' 28"</text:p>
          </table:table-cell>
          <table:table-cell office:value-type="float" office:value="-0.565755839035788">
            <text:p>-0.565755839</text:p>
          </table:table-cell>
          <table:table-cell office:value-type="float" office:value="0.955198762164195">
            <text:p>0.9551987622</text:p>
          </table:table-cell>
          <table:table-cell office:value-type="float" office:value="60.6202160936421">
            <text:p>60.6202160936</text:p>
          </table:table-cell>
          <table:table-cell office:value-type="float" office:value="60.6203237248314">
            <text:p>60.6203237248</text:p>
          </table:table-cell>
          <table:table-cell office:value-type="string">
            <text:p><text:s/>0 ♊ 37' 12"</text:p>
          </table:table-cell>
          <table:table-cell office:value-type="string">
            <text:p><text:s/>0 ♊ 37' 13"</text:p>
          </table:table-cell>
          <table:table-cell office:value-type="float" office:value="-0.565764739834707">
            <text:p>-0.5657647398</text:p>
          </table:table-cell>
          <table:table-cell office:value-type="float" office:value="0.955189765865037">
            <text:p>0.9551897659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18474.70002315">
            <text:p>2418474.70002315</text:p>
          </table:table-cell>
          <table:table-cell office:value-type="string">
            <text:p>1909-06-16 23:48:02.812500 EST-0500</text:p>
          </table:table-cell>
          <table:table-cell office:value-type="float" office:value="0">
            <text:p>0</text:p>
          </table:table-cell>
          <table:table-cell office:value-type="float" office:value="85.3404082733331">
            <text:p>85.3404082733</text:p>
          </table:table-cell>
          <table:table-cell office:value-type="float" office:value="85.3402532624268">
            <text:p>85.3402532624</text:p>
          </table:table-cell>
          <table:table-cell office:value-type="string">
            <text:p>25 ♊ 20' 25"</text:p>
          </table:table-cell>
          <table:table-cell office:value-type="string">
            <text:p>25 ♊ 20' 24"</text:p>
          </table:table-cell>
          <table:table-cell office:value-type="float" office:value="0.954953563047414">
            <text:p>0.954953563</text:p>
          </table:table-cell>
          <table:table-cell office:value-type="float" office:value="0.0238361642415625">
            <text:p>0.0238361642</text:p>
          </table:table-cell>
          <table:table-cell office:value-type="float" office:value="62.7525546873113">
            <text:p>62.7525546873</text:p>
          </table:table-cell>
          <table:table-cell office:value-type="float" office:value="62.7523996764049">
            <text:p>62.7523996764</text:p>
          </table:table-cell>
          <table:table-cell office:value-type="string">
            <text:p><text:s/>2 ♊ 45' 09"</text:p>
          </table:table-cell>
          <table:table-cell office:value-type="string">
            <text:p><text:s/>2 ♊ 45' 08"</text:p>
          </table:table-cell>
          <table:table-cell office:value-type="float" office:value="0.954913361379568">
            <text:p>0.9549133614</text:p>
          </table:table-cell>
          <table:table-cell office:value-type="float" office:value="0.0237960370775003">
            <text:p>0.0237960371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8480.92561343">
            <text:p>2418480.92561343</text:p>
          </table:table-cell>
          <table:table-cell office:value-type="string">
            <text:p>1909-06-23 05:12:53.437500 EST-0500</text:p>
          </table:table-cell>
          <table:table-cell office:value-type="float" office:value="0">
            <text:p>0</text:p>
          </table:table-cell>
          <table:table-cell office:value-type="float" office:value="106.231262631315">
            <text:p>106.2312626313</text:p>
          </table:table-cell>
          <table:table-cell office:value-type="float" office:value="106.231166640587">
            <text:p>106.2311666406</text:p>
          </table:table-cell>
          <table:table-cell table:number-columns-repeated="2" office:value-type="string">
            <text:p>16 ♋ 13' 52"</text:p>
          </table:table-cell>
          <table:table-cell office:value-type="float" office:value="1.22460956704099">
            <text:p>1.224609567</text:p>
          </table:table-cell>
          <table:table-cell office:value-type="float" office:value="0.0361393156570149">
            <text:p>0.0361393157</text:p>
          </table:table-cell>
          <table:table-cell office:value-type="float" office:value="83.6430028685729">
            <text:p>83.6430028686</text:p>
          </table:table-cell>
          <table:table-cell office:value-type="float" office:value="83.6429068778449">
            <text:p>83.6429068778</text:p>
          </table:table-cell>
          <table:table-cell table:number-columns-repeated="2" office:value-type="string">
            <text:p>23 ♊ 38' 34"</text:p>
          </table:table-cell>
          <table:table-cell office:value-type="float" office:value="1.22461522999744">
            <text:p>1.22461523</text:p>
          </table:table-cell>
          <table:table-cell office:value-type="float" office:value="0.036145091846202">
            <text:p>0.0361450918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8497.22346065">
            <text:p>2418497.22346065</text:p>
          </table:table-cell>
          <table:table-cell office:value-type="string">
            <text:p>1909-07-09 12:21:47.812500 EST-0500</text:p>
          </table:table-cell>
          <table:table-cell office:value-type="float" office:value="0">
            <text:p>0</text:p>
          </table:table-cell>
          <table:table-cell office:value-type="float" office:value="85.8660682429447">
            <text:p>85.8660682429</text:p>
          </table:table-cell>
          <table:table-cell office:value-type="float" office:value="85.8659782701795">
            <text:p>85.8659782702</text:p>
          </table:table-cell>
          <table:table-cell table:number-columns-repeated="2" office:value-type="string">
            <text:p>25 ♊ 51' 57"</text:p>
          </table:table-cell>
          <table:table-cell office:value-type="float" office:value="1.04186615678344">
            <text:p>1.0418661568</text:p>
          </table:table-cell>
          <table:table-cell office:value-type="float" office:value="0.0223974468243085">
            <text:p>0.0223974468</text:p>
          </table:table-cell>
          <table:table-cell office:value-type="float" office:value="63.2770643181466">
            <text:p>63.2770643181</text:p>
          </table:table-cell>
          <table:table-cell office:value-type="float" office:value="63.2769743453814">
            <text:p>63.2769743454</text:p>
          </table:table-cell>
          <table:table-cell table:number-columns-repeated="2" office:value-type="string">
            <text:p><text:s/>3 ♊ 16' 37"</text:p>
          </table:table-cell>
          <table:table-cell office:value-type="float" office:value="1.04188711140396">
            <text:p>1.0418871114</text:p>
          </table:table-cell>
          <table:table-cell office:value-type="float" office:value="0.0224183824567586">
            <text:p>0.0224183825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18497.23811343">
            <text:p>2418497.23811343</text:p>
          </table:table-cell>
          <table:table-cell office:value-type="string">
            <text:p>1909-07-09 12:42:53.437500 EST-0500</text:p>
          </table:table-cell>
          <table:table-cell office:value-type="float" office:value="0">
            <text:p>0</text:p>
          </table:table-cell>
          <table:table-cell office:value-type="float" office:value="106.831943006485">
            <text:p>106.8319430065</text:p>
          </table:table-cell>
          <table:table-cell office:value-type="float" office:value="106.831919294546">
            <text:p>106.8319192945</text:p>
          </table:table-cell>
          <table:table-cell table:number-columns-repeated="2" office:value-type="string">
            <text:p>16 ♋ 49' 54"</text:p>
          </table:table-cell>
          <table:table-cell office:value-type="float" office:value="0.953368162090286">
            <text:p>0.9533681621</text:p>
          </table:table-cell>
          <table:table-cell office:value-type="float" office:value="0.0371492402751929">
            <text:p>0.0371492403</text:p>
          </table:table-cell>
          <table:table-cell office:value-type="float" office:value="84.2429388284237">
            <text:p>84.2429388284</text:p>
          </table:table-cell>
          <table:table-cell office:value-type="float" office:value="84.2429151164844">
            <text:p>84.2429151165</text:p>
          </table:table-cell>
          <table:table-cell table:number-columns-repeated="2" office:value-type="string">
            <text:p>24 ♊ 14' 34"</text:p>
          </table:table-cell>
          <table:table-cell office:value-type="float" office:value="0.953389086235659">
            <text:p>0.9533890862</text:p>
          </table:table-cell>
          <table:table-cell office:value-type="float" office:value="0.0371701763460053">
            <text:p>0.0371701763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8511.29353009">
            <text:p>2418511.29353009</text:p>
          </table:table-cell>
          <table:table-cell office:value-type="string">
            <text:p>1909-07-23 14:02:41.718750 EST-0500</text:p>
          </table:table-cell>
          <table:table-cell office:value-type="float" office:value="0">
            <text:p>0</text:p>
          </table:table-cell>
          <table:table-cell office:value-type="float" office:value="107.351188806669">
            <text:p>107.3511888067</text:p>
          </table:table-cell>
          <table:table-cell office:value-type="float" office:value="107.350994914962">
            <text:p>107.350994915</text:p>
          </table:table-cell>
          <table:table-cell office:value-type="string">
            <text:p>17 ♋ 21' 04"</text:p>
          </table:table-cell>
          <table:table-cell office:value-type="string">
            <text:p>17 ♋ 21' 03"</text:p>
          </table:table-cell>
          <table:table-cell office:value-type="float" office:value="1.93664877279807">
            <text:p>1.9366487728</text:p>
          </table:table-cell>
          <table:table-cell office:value-type="float" office:value="0.0363789045057791">
            <text:p>0.0363789045</text:p>
          </table:table-cell>
          <table:table-cell office:value-type="float" office:value="84.7615425452074">
            <text:p>84.7615425452</text:p>
          </table:table-cell>
          <table:table-cell office:value-type="float" office:value="84.7613486535004">
            <text:p>84.7613486535</text:p>
          </table:table-cell>
          <table:table-cell office:value-type="string">
            <text:p>24 ♊ 45' 41"</text:p>
          </table:table-cell>
          <table:table-cell office:value-type="string">
            <text:p>24 ♊ 45' 40"</text:p>
          </table:table-cell>
          <table:table-cell office:value-type="float" office:value="1.93667225318868">
            <text:p>1.9366722532</text:p>
          </table:table-cell>
          <table:table-cell office:value-type="float" office:value="0.0364024077829055">
            <text:p>0.036402407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8522.9903125">
            <text:p>2418522.9903125</text:p>
          </table:table-cell>
          <table:table-cell office:value-type="string">
            <text:p>1909-08-04 06:46:03.281250 EST-0500</text:p>
          </table:table-cell>
          <table:table-cell office:value-type="float" office:value="0">
            <text:p>0</text:p>
          </table:table-cell>
          <table:table-cell office:value-type="float" office:value="131.428900894959">
            <text:p>131.428900895</text:p>
          </table:table-cell>
          <table:table-cell office:value-type="float" office:value="131.428752227594">
            <text:p>131.4287522276</text:p>
          </table:table-cell>
          <table:table-cell office:value-type="string">
            <text:p>11 ♌ 25' 44"</text:p>
          </table:table-cell>
          <table:table-cell office:value-type="string">
            <text:p>11 ♌ 25' 43"</text:p>
          </table:table-cell>
          <table:table-cell office:value-type="float" office:value="2.06746894158732">
            <text:p>2.0674689416</text:p>
          </table:table-cell>
          <table:table-cell office:value-type="float" office:value="0.957352645545589">
            <text:p>0.9573526455</text:p>
          </table:table-cell>
          <table:table-cell office:value-type="float" office:value="108.838694072358">
            <text:p>108.8386940724</text:p>
          </table:table-cell>
          <table:table-cell office:value-type="float" office:value="108.838545404993">
            <text:p>108.838545405</text:p>
          </table:table-cell>
          <table:table-cell office:value-type="string">
            <text:p>18 ♋ 50' 19"</text:p>
          </table:table-cell>
          <table:table-cell office:value-type="string">
            <text:p>18 ♋ 50' 18"</text:p>
          </table:table-cell>
          <table:table-cell office:value-type="float" office:value="2.06749220583168">
            <text:p>2.0674922058</text:p>
          </table:table-cell>
          <table:table-cell office:value-type="float" office:value="0.957376254303613">
            <text:p>0.9573762543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18530.8621412">
            <text:p>2418530.8621412</text:p>
          </table:table-cell>
          <table:table-cell office:value-type="string">
            <text:p>1909-08-12 03:41:29.062500 EST-0500</text:p>
          </table:table-cell>
          <table:table-cell office:value-type="float" office:value="0">
            <text:p>0</text:p>
          </table:table-cell>
          <table:table-cell office:value-type="float" office:value="167.110990489392">
            <text:p>167.1109904894</text:p>
          </table:table-cell>
          <table:table-cell office:value-type="float" office:value="167.11087501731">
            <text:p>167.1108750173</text:p>
          </table:table-cell>
          <table:table-cell table:number-columns-repeated="2" office:value-type="string">
            <text:p>17 ♍ 06' 39"</text:p>
          </table:table-cell>
          <table:table-cell office:value-type="float" office:value="1.21196349937345">
            <text:p>1.2119634994</text:p>
          </table:table-cell>
          <table:table-cell office:value-type="float" office:value="0.202211741608753">
            <text:p>0.2022117416</text:p>
          </table:table-cell>
          <table:table-cell office:value-type="float" office:value="144.520495820616">
            <text:p>144.5204958206</text:p>
          </table:table-cell>
          <table:table-cell office:value-type="float" office:value="144.520380348535">
            <text:p>144.5203803485</text:p>
          </table:table-cell>
          <table:table-cell table:number-columns-repeated="2" office:value-type="string">
            <text:p>24 ♌ 31' 13"</text:p>
          </table:table-cell>
          <table:table-cell office:value-type="float" office:value="1.21193497785298">
            <text:p>1.2119349779</text:p>
          </table:table-cell>
          <table:table-cell office:value-type="float" office:value="0.202183245048882">
            <text:p>0.202183245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8543.80476852">
            <text:p>2418543.80476852</text:p>
          </table:table-cell>
          <table:table-cell office:value-type="string">
            <text:p>1909-08-25 02:18:52.031250 EST-0500</text:p>
          </table:table-cell>
          <table:table-cell office:value-type="float" office:value="0">
            <text:p>0</text:p>
          </table:table-cell>
          <table:table-cell office:value-type="float" office:value="169.783915317749">
            <text:p>169.7839153177</text:p>
          </table:table-cell>
          <table:table-cell office:value-type="float" office:value="169.783789527888">
            <text:p>169.7837895279</text:p>
          </table:table-cell>
          <table:table-cell office:value-type="string">
            <text:p>19 ♍ 47' 02"</text:p>
          </table:table-cell>
          <table:table-cell office:value-type="string">
            <text:p>19 ♍ 47' 01"</text:p>
          </table:table-cell>
          <table:table-cell office:value-type="float" office:value="1.6012925931195">
            <text:p>1.6012925931</text:p>
          </table:table-cell>
          <table:table-cell office:value-type="float" office:value="0.21026310954059">
            <text:p>0.2102631095</text:p>
          </table:table-cell>
          <table:table-cell office:value-type="float" office:value="147.193056804456">
            <text:p>147.1930568045</text:p>
          </table:table-cell>
          <table:table-cell office:value-type="float" office:value="147.192931014595">
            <text:p>147.1929310146</text:p>
          </table:table-cell>
          <table:table-cell office:value-type="string">
            <text:p>27 ♌ 11' 35"</text:p>
          </table:table-cell>
          <table:table-cell office:value-type="string">
            <text:p>27 ♌ 11' 34"</text:p>
          </table:table-cell>
          <table:table-cell office:value-type="float" office:value="1.60127674638857">
            <text:p>1.6012767464</text:p>
          </table:table-cell>
          <table:table-cell office:value-type="float" office:value="0.210247283516046">
            <text:p>0.2102472835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18568.06232639">
            <text:p>2418568.06232639</text:p>
          </table:table-cell>
          <table:table-cell office:value-type="string">
            <text:p>1909-09-18 08:29:45.937500 EST-0500</text:p>
          </table:table-cell>
          <table:table-cell office:value-type="float" office:value="0">
            <text:p>0</text:p>
          </table:table-cell>
          <table:table-cell office:value-type="float" office:value="174.981834451848">
            <text:p>174.9818344518</text:p>
          </table:table-cell>
          <table:table-cell office:value-type="float" office:value="174.981651769624">
            <text:p>174.9816517696</text:p>
          </table:table-cell>
          <table:table-cell office:value-type="string">
            <text:p>24 ♍ 58' 54"</text:p>
          </table:table-cell>
          <table:table-cell office:value-type="string">
            <text:p>24 ♍ 58' 53"</text:p>
          </table:table-cell>
          <table:table-cell office:value-type="float" office:value="0.977050353467852">
            <text:p>0.9770503535</text:p>
          </table:table-cell>
          <table:table-cell office:value-type="float" office:value="0.216403741100213">
            <text:p>0.2164037411</text:p>
          </table:table-cell>
          <table:table-cell office:value-type="float" office:value="152.390271603585">
            <text:p>152.3902716036</text:p>
          </table:table-cell>
          <table:table-cell office:value-type="float" office:value="152.390088921361">
            <text:p>152.3900889214</text:p>
          </table:table-cell>
          <table:table-cell table:number-columns-repeated="2" office:value-type="string">
            <text:p><text:s/>2 ♍ 23' 24"</text:p>
          </table:table-cell>
          <table:table-cell office:value-type="float" office:value="0.977075976996626">
            <text:p>0.977075977</text:p>
          </table:table-cell>
          <table:table-cell office:value-type="float" office:value="0.216429510161185">
            <text:p>0.216429510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8592.14753472">
            <text:p>2418592.14753472</text:p>
          </table:table-cell>
          <table:table-cell office:value-type="string">
            <text:p>1909-10-12 10:32:27.656250 EST-0500</text:p>
          </table:table-cell>
          <table:table-cell office:value-type="float" office:value="0">
            <text:p>0</text:p>
          </table:table-cell>
          <table:table-cell office:value-type="float" office:value="198.667427712079">
            <text:p>198.6674277121</text:p>
          </table:table-cell>
          <table:table-cell office:value-type="float" office:value="198.667770716977">
            <text:p>198.667770717</text:p>
          </table:table-cell>
          <table:table-cell office:value-type="string">
            <text:p>18 ♎ 40' 02"</text:p>
          </table:table-cell>
          <table:table-cell office:value-type="string">
            <text:p>18 ♎ 40' 03"</text:p>
          </table:table-cell>
          <table:table-cell office:value-type="float" office:value="-1.20232166440724">
            <text:p>-1.2023216644</text:p>
          </table:table-cell>
          <table:table-cell office:value-type="float" office:value="0.990610974527668">
            <text:p>0.9906109745</text:p>
          </table:table-cell>
          <table:table-cell office:value-type="float" office:value="176.07510456415">
            <text:p>176.0751045642</text:p>
          </table:table-cell>
          <table:table-cell office:value-type="float" office:value="176.075447569048">
            <text:p>176.075447569</text:p>
          </table:table-cell>
          <table:table-cell office:value-type="string">
            <text:p>26 ♍ 04' 30"</text:p>
          </table:table-cell>
          <table:table-cell office:value-type="string">
            <text:p>26 ♍ 04' 31"</text:p>
          </table:table-cell>
          <table:table-cell office:value-type="float" office:value="-1.20228239732593">
            <text:p>-1.2022823973</text:p>
          </table:table-cell>
          <table:table-cell office:value-type="float" office:value="0.990650230185397">
            <text:p>0.9906502302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8634.89509259">
            <text:p>2418634.89509259</text:p>
          </table:table-cell>
          <table:table-cell office:value-type="string">
            <text:p>1909-11-24 04:28:56.718750 EST-0500</text:p>
          </table:table-cell>
          <table:table-cell office:value-type="float" office:value="0">
            <text:p>0</text:p>
          </table:table-cell>
          <table:table-cell office:value-type="float" office:value="288.503637987163">
            <text:p>288.5036379872</text:p>
          </table:table-cell>
          <table:table-cell office:value-type="float" office:value="288.503574878791">
            <text:p>288.5035748788</text:p>
          </table:table-cell>
          <table:table-cell office:value-type="string">
            <text:p>18 ♑ 30' 13"</text:p>
          </table:table-cell>
          <table:table-cell office:value-type="string">
            <text:p>18 ♑ 30' 12"</text:p>
          </table:table-cell>
          <table:table-cell office:value-type="float" office:value="1.06220923604502">
            <text:p>1.062209236</text:p>
          </table:table-cell>
          <table:table-cell office:value-type="float" office:value="0.0447952141363216">
            <text:p>0.0447952141</text:p>
          </table:table-cell>
          <table:table-cell office:value-type="float" office:value="265.909733957684">
            <text:p>265.9097339577</text:p>
          </table:table-cell>
          <table:table-cell office:value-type="float" office:value="265.909670849313">
            <text:p>265.9096708493</text:p>
          </table:table-cell>
          <table:table-cell office:value-type="string">
            <text:p>25 ♐ 54' 35"</text:p>
          </table:table-cell>
          <table:table-cell office:value-type="string">
            <text:p>25 ♐ 54' 34"</text:p>
          </table:table-cell>
          <table:table-cell office:value-type="float" office:value="1.06222669978331">
            <text:p>1.0622266998</text:p>
          </table:table-cell>
          <table:table-cell office:value-type="float" office:value="0.0448125308360673">
            <text:p>0.044812530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8643.7705787">
            <text:p>2418643.7705787</text:p>
          </table:table-cell>
          <table:table-cell office:value-type="string">
            <text:p>1909-12-03 01:29:38.906250 EST-0500</text:p>
          </table:table-cell>
          <table:table-cell office:value-type="float" office:value="0">
            <text:p>0</text:p>
          </table:table-cell>
          <table:table-cell office:value-type="float" office:value="250.475767563204">
            <text:p>250.4757675632</text:p>
          </table:table-cell>
          <table:table-cell office:value-type="float" office:value="250.47568393667">
            <text:p>250.4756839367</text:p>
          </table:table-cell>
          <table:table-cell table:number-columns-repeated="2" office:value-type="string">
            <text:p>10 ♐ 28' 32"</text:p>
          </table:table-cell>
          <table:table-cell office:value-type="float" office:value="1.57056037787702">
            <text:p>1.5705603779</text:p>
          </table:table-cell>
          <table:table-cell office:value-type="float" office:value="1.01448028729052">
            <text:p>1.0144802873</text:p>
          </table:table-cell>
          <table:table-cell office:value-type="float" office:value="227.881293763683">
            <text:p>227.8812937637</text:p>
          </table:table-cell>
          <table:table-cell office:value-type="float" office:value="227.881210137149">
            <text:p>227.8812101372</text:p>
          </table:table-cell>
          <table:table-cell table:number-columns-repeated="2" office:value-type="string">
            <text:p>17 ♏ 52' 52"</text:p>
          </table:table-cell>
          <table:table-cell office:value-type="float" office:value="1.5705560839509">
            <text:p>1.570556084</text:p>
          </table:table-cell>
          <table:table-cell office:value-type="float" office:value="1.0144759360822">
            <text:p>1.0144759361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8668.99861111">
            <text:p>2418668.99861111</text:p>
          </table:table-cell>
          <table:table-cell office:value-type="string">
            <text:p>1909-12-28 06:58:00.468750 EST-0500</text:p>
          </table:table-cell>
          <table:table-cell office:value-type="float" office:value="0">
            <text:p>0</text:p>
          </table:table-cell>
          <table:table-cell office:value-type="float" office:value="290.294149432228">
            <text:p>290.2941494322</text:p>
          </table:table-cell>
          <table:table-cell office:value-type="float" office:value="290.294013504626">
            <text:p>290.2940135046</text:p>
          </table:table-cell>
          <table:table-cell table:number-columns-repeated="2" office:value-type="string">
            <text:p>20 ♑ 17' 38"</text:p>
          </table:table-cell>
          <table:table-cell office:value-type="float" office:value="1.56648695769785">
            <text:p>1.5664869577</text:p>
          </table:table-cell>
          <table:table-cell office:value-type="float" office:value="0.057961004840104">
            <text:p>0.0579610048</text:p>
          </table:table-cell>
          <table:table-cell office:value-type="float" office:value="267.698355053521">
            <text:p>267.6983550535</text:p>
          </table:table-cell>
          <table:table-cell office:value-type="float" office:value="267.698219125919">
            <text:p>267.6982191259</text:p>
          </table:table-cell>
          <table:table-cell office:value-type="string">
            <text:p>27 ♐ 41' 54"</text:p>
          </table:table-cell>
          <table:table-cell office:value-type="string">
            <text:p>27 ♐ 41' 53"</text:p>
          </table:table-cell>
          <table:table-cell office:value-type="float" office:value="1.56644770500564">
            <text:p>1.566447705</text:p>
          </table:table-cell>
          <table:table-cell office:value-type="float" office:value="0.0579218895030731">
            <text:p>0.0579218895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18669.78547454">
            <text:p>2418669.78547454</text:p>
          </table:table-cell>
          <table:table-cell office:value-type="string">
            <text:p>1909-12-29 01:51:05.625000 EST-0500</text:p>
          </table:table-cell>
          <table:table-cell office:value-type="float" office:value="0">
            <text:p>0</text:p>
          </table:table-cell>
          <table:table-cell office:value-type="float" office:value="16.4561265357124">
            <text:p>16.4561265357</text:p>
          </table:table-cell>
          <table:table-cell office:value-type="float" office:value="16.4560379475468">
            <text:p>16.4560379475</text:p>
          </table:table-cell>
          <table:table-cell office:value-type="string">
            <text:p>16 ♈ 27' 22"</text:p>
          </table:table-cell>
          <table:table-cell office:value-type="string">
            <text:p>16 ♈ 27' 21"</text:p>
          </table:table-cell>
          <table:table-cell office:value-type="float" office:value="0.514974648167725">
            <text:p>0.5149746482</text:p>
          </table:table-cell>
          <table:table-cell office:value-type="float" office:value="0.0173919240346669">
            <text:p>0.017391924</text:p>
          </table:table-cell>
          <table:table-cell office:value-type="float" office:value="353.860275690684">
            <text:p>353.8602756907</text:p>
          </table:table-cell>
          <table:table-cell office:value-type="float" office:value="353.860187102518">
            <text:p>353.8601871025</text:p>
          </table:table-cell>
          <table:table-cell table:number-columns-repeated="2" office:value-type="string">
            <text:p>23 ♓ 51' 36"</text:p>
          </table:table-cell>
          <table:table-cell office:value-type="float" office:value="0.514947032580915">
            <text:p>0.5149470326</text:p>
          </table:table-cell>
          <table:table-cell office:value-type="float" office:value="0.0173635145595953">
            <text:p>0.0173635146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18683.73127315">
            <text:p>2418683.73127315</text:p>
          </table:table-cell>
          <table:table-cell office:value-type="string">
            <text:p>1910-01-12 00:33:02.812500 EST-0500</text:p>
          </table:table-cell>
          <table:table-cell office:value-type="float" office:value="0">
            <text:p>0</text:p>
          </table:table-cell>
          <table:table-cell office:value-type="float" office:value="291.16136385909">
            <text:p>291.1613638591</text:p>
          </table:table-cell>
          <table:table-cell office:value-type="float" office:value="291.16113130793">
            <text:p>291.1611313079</text:p>
          </table:table-cell>
          <table:table-cell table:number-columns-repeated="2" office:value-type="string">
            <text:p>21 ♑ 09' 40"</text:p>
          </table:table-cell>
          <table:table-cell office:value-type="float" office:value="1.01924903145065">
            <text:p>1.0192490315</text:p>
          </table:table-cell>
          <table:table-cell office:value-type="float" office:value="0.0593428774701607">
            <text:p>0.0593428775</text:p>
          </table:table-cell>
          <table:table-cell office:value-type="float" office:value="268.564822572352">
            <text:p>268.5648225724</text:p>
          </table:table-cell>
          <table:table-cell office:value-type="float" office:value="268.564590021192">
            <text:p>268.5645900212</text:p>
          </table:table-cell>
          <table:table-cell office:value-type="string">
            <text:p>28 ♐ 33' 53"</text:p>
          </table:table-cell>
          <table:table-cell office:value-type="string">
            <text:p>28 ♐ 33' 52"</text:p>
          </table:table-cell>
          <table:table-cell office:value-type="float" office:value="1.01921545893472">
            <text:p>1.0192154589</text:p>
          </table:table-cell>
          <table:table-cell office:value-type="float" office:value="0.0593092561101937">
            <text:p>0.059309256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8697.87263889">
            <text:p>2418697.87263889</text:p>
          </table:table-cell>
          <table:table-cell office:value-type="string">
            <text:p>1910-01-26 03:56:36.093750 EST-0500</text:p>
          </table:table-cell>
          <table:table-cell office:value-type="float" office:value="0">
            <text:p>0</text:p>
          </table:table-cell>
          <table:table-cell office:value-type="float" office:value="305.55302509767">
            <text:p>305.5530250977</text:p>
          </table:table-cell>
          <table:table-cell office:value-type="float" office:value="305.553549262052">
            <text:p>305.5535492621</text:p>
          </table:table-cell>
          <table:table-cell office:value-type="string">
            <text:p><text:s/>5 ♒ 33' 10"</text:p>
          </table:table-cell>
          <table:table-cell office:value-type="string">
            <text:p><text:s/>5 ♒ 33' 12"</text:p>
          </table:table-cell>
          <table:table-cell office:value-type="float" office:value="-1.26315696968112">
            <text:p>-1.2631569697</text:p>
          </table:table-cell>
          <table:table-cell office:value-type="float" office:value="1.01600161311657">
            <text:p>1.0160016131</text:p>
          </table:table-cell>
          <table:table-cell office:value-type="float" office:value="282.955765540739">
            <text:p>282.9557655407</text:p>
          </table:table-cell>
          <table:table-cell office:value-type="float" office:value="282.956289705121">
            <text:p>282.9562897051</text:p>
          </table:table-cell>
          <table:table-cell office:value-type="string">
            <text:p>12 ♑ 57' 20"</text:p>
          </table:table-cell>
          <table:table-cell office:value-type="string">
            <text:p>12 ♑ 57' 22"</text:p>
          </table:table-cell>
          <table:table-cell office:value-type="float" office:value="-1.26316451922297">
            <text:p>-1.2631645192</text:p>
          </table:table-cell>
          <table:table-cell office:value-type="float" office:value="1.01599334838858">
            <text:p>1.0159933484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8715.01130787">
            <text:p>2418715.01130787</text:p>
          </table:table-cell>
          <table:table-cell office:value-type="string">
            <text:p>1910-02-12 07:16:17.343750 EST-0500</text:p>
          </table:table-cell>
          <table:table-cell office:value-type="float" office:value="0">
            <text:p>0</text:p>
          </table:table-cell>
          <table:table-cell office:value-type="float" office:value="322.930674269781">
            <text:p>322.9306742698</text:p>
          </table:table-cell>
          <table:table-cell office:value-type="float" office:value="322.930698810197">
            <text:p>322.9306988102</text:p>
          </table:table-cell>
          <table:table-cell table:number-columns-repeated="2" office:value-type="string">
            <text:p>22 ♒ 55' 50"</text:p>
          </table:table-cell>
          <table:table-cell office:value-type="float" office:value="-0.621830379874395">
            <text:p>-0.6218303799</text:p>
          </table:table-cell>
          <table:table-cell office:value-type="float" office:value="1.01119867368192">
            <text:p>1.0111986737</text:p>
          </table:table-cell>
          <table:table-cell office:value-type="float" office:value="300.332779061684">
            <text:p>300.3327790617</text:p>
          </table:table-cell>
          <table:table-cell office:value-type="float" office:value="300.3328036021">
            <text:p>300.3328036021</text:p>
          </table:table-cell>
          <table:table-cell table:number-columns-repeated="2" office:value-type="string">
            <text:p><text:s/>0 ♒ 19' 58"</text:p>
          </table:table-cell>
          <table:table-cell office:value-type="float" office:value="-0.621796485359292">
            <text:p>-0.6217964854</text:p>
          </table:table-cell>
          <table:table-cell office:value-type="float" office:value="1.01123110026107">
            <text:p>1.0112311003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8732.20515046">
            <text:p>2418732.20515046</text:p>
          </table:table-cell>
          <table:table-cell office:value-type="string">
            <text:p>1910-03-01 11:55:25.781250 EST-0500</text:p>
          </table:table-cell>
          <table:table-cell office:value-type="float" office:value="0">
            <text:p>0</text:p>
          </table:table-cell>
          <table:table-cell office:value-type="float" office:value="315.353303750798">
            <text:p>315.3533037508</text:p>
          </table:table-cell>
          <table:table-cell office:value-type="float" office:value="315.353057774777">
            <text:p>315.3530577748</text:p>
          </table:table-cell>
          <table:table-cell table:number-columns-repeated="2" office:value-type="string">
            <text:p>15 ♒ 21' 11"</text:p>
          </table:table-cell>
          <table:table-cell office:value-type="float" office:value="1.32126982272692">
            <text:p>1.3212698227</text:p>
          </table:table-cell>
          <table:table-cell office:value-type="float" office:value="-0.13895068842965">
            <text:p>-0.1389506884</text:p>
          </table:table-cell>
          <table:table-cell office:value-type="float" office:value="292.754916134794">
            <text:p>292.7549161348</text:p>
          </table:table-cell>
          <table:table-cell office:value-type="float" office:value="292.754670158773">
            <text:p>292.7546701588</text:p>
          </table:table-cell>
          <table:table-cell office:value-type="string">
            <text:p>22 ♑ 45' 17"</text:p>
          </table:table-cell>
          <table:table-cell office:value-type="string">
            <text:p>22 ♑ 45' 16"</text:p>
          </table:table-cell>
          <table:table-cell office:value-type="float" office:value="1.32128838093606">
            <text:p>1.3212883809</text:p>
          </table:table-cell>
          <table:table-cell office:value-type="float" office:value="-0.138932823153089">
            <text:p>-0.138932823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8767.4434375">
            <text:p>2418767.4434375</text:p>
          </table:table-cell>
          <table:table-cell office:value-type="string">
            <text:p>1910-04-05 17:38:33.281250 EST-0500</text:p>
          </table:table-cell>
          <table:table-cell office:value-type="float" office:value="0">
            <text:p>0</text:p>
          </table:table-cell>
          <table:table-cell office:value-type="float" office:value="15.262483290028">
            <text:p>15.26248329</text:p>
          </table:table-cell>
          <table:table-cell office:value-type="float" office:value="15.2624116786998">
            <text:p>15.2624116787</text:p>
          </table:table-cell>
          <table:table-cell table:number-columns-repeated="2" office:value-type="string">
            <text:p>15 ♈ 15' 44"</text:p>
          </table:table-cell>
          <table:table-cell office:value-type="float" office:value="2.06060400774204">
            <text:p>2.0606040077</text:p>
          </table:table-cell>
          <table:table-cell office:value-type="float" office:value="0.984096766372917">
            <text:p>0.9840967664</text:p>
          </table:table-cell>
          <table:table-cell office:value-type="float" office:value="352.662964724325">
            <text:p>352.6629647243</text:p>
          </table:table-cell>
          <table:table-cell office:value-type="float" office:value="352.662893112997">
            <text:p>352.662893113</text:p>
          </table:table-cell>
          <table:table-cell table:number-columns-repeated="2" office:value-type="string">
            <text:p>22 ♓ 39' 46"</text:p>
          </table:table-cell>
          <table:table-cell office:value-type="float" office:value="2.06061226237311">
            <text:p>2.0606122624</text:p>
          </table:table-cell>
          <table:table-cell office:value-type="float" office:value="0.98410525401128">
            <text:p>0.984105254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8772.33210648">
            <text:p>2418772.33210648</text:p>
          </table:table-cell>
          <table:table-cell office:value-type="string">
            <text:p>1910-04-10 14:58:14.531250 EST-0500</text:p>
          </table:table-cell>
          <table:table-cell office:value-type="float" office:value="0">
            <text:p>0</text:p>
          </table:table-cell>
          <table:table-cell office:value-type="float" office:value="25.4501288450332">
            <text:p>25.450128845</text:p>
          </table:table-cell>
          <table:table-cell office:value-type="float" office:value="25.4500039522765">
            <text:p>25.4500039523</text:p>
          </table:table-cell>
          <table:table-cell table:number-columns-repeated="2" office:value-type="string">
            <text:p>25 ♈ 27' 00"</text:p>
          </table:table-cell>
          <table:table-cell office:value-type="float" office:value="2.09377877274201">
            <text:p>2.0937787727</text:p>
          </table:table-cell>
          <table:table-cell office:value-type="float" office:value="0.126834277777476">
            <text:p>0.1268342778</text:p>
          </table:table-cell>
          <table:table-cell office:value-type="float" office:value="2.85057456862575">
            <text:p>2.8505745686</text:p>
          </table:table-cell>
          <table:table-cell office:value-type="float" office:value="2.85044967586906">
            <text:p>2.8504496759</text:p>
          </table:table-cell>
          <table:table-cell office:value-type="string">
            <text:p><text:s/>2 ♈ 51' 02"</text:p>
          </table:table-cell>
          <table:table-cell office:value-type="string">
            <text:p><text:s/>2 ♈ 51' 01"</text:p>
          </table:table-cell>
          <table:table-cell office:value-type="float" office:value="2.09379969929257">
            <text:p>2.0937996993</text:p>
          </table:table-cell>
          <table:table-cell office:value-type="float" office:value="0.126855736121337">
            <text:p>0.1268557361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18778.6465625">
            <text:p>2418778.6465625</text:p>
          </table:table-cell>
          <table:table-cell office:value-type="string">
            <text:p>1910-04-16 22:31:03.281250 EST-0500</text:p>
          </table:table-cell>
          <table:table-cell office:value-type="float" office:value="0">
            <text:p>0</text:p>
          </table:table-cell>
          <table:table-cell office:value-type="float" office:value="26.2527346973014">
            <text:p>26.2527346973</text:p>
          </table:table-cell>
          <table:table-cell office:value-type="float" office:value="26.2525528575684">
            <text:p>26.2525528576</text:p>
          </table:table-cell>
          <table:table-cell table:number-columns-repeated="2" office:value-type="string">
            <text:p>26 ♈ 15' 09"</text:p>
          </table:table-cell>
          <table:table-cell office:value-type="float" office:value="0.977628281218468">
            <text:p>0.9776282812</text:p>
          </table:table-cell>
          <table:table-cell office:value-type="float" office:value="0.127185266392897">
            <text:p>0.1271852664</text:p>
          </table:table-cell>
          <table:table-cell office:value-type="float" office:value="3.65283035407458">
            <text:p>3.6528303541</text:p>
          </table:table-cell>
          <table:table-cell office:value-type="float" office:value="3.6526485143416">
            <text:p>3.6526485143</text:p>
          </table:table-cell>
          <table:table-cell office:value-type="string">
            <text:p><text:s/>3 ♈ 39' 10"</text:p>
          </table:table-cell>
          <table:table-cell office:value-type="string">
            <text:p><text:s/>3 ♈ 39' 09"</text:p>
          </table:table-cell>
          <table:table-cell office:value-type="float" office:value="0.977618067185913">
            <text:p>0.9776180672</text:p>
          </table:table-cell>
          <table:table-cell office:value-type="float" office:value="0.127174721546446">
            <text:p>0.1271747215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18785.64240741">
            <text:p>2418785.64240741</text:p>
          </table:table-cell>
          <table:table-cell office:value-type="string">
            <text:p>1910-04-23 22:25:04.687500 EST-0500</text:p>
          </table:table-cell>
          <table:table-cell office:value-type="float" office:value="0">
            <text:p>0</text:p>
          </table:table-cell>
          <table:table-cell office:value-type="float" office:value="85.2188175648292">
            <text:p>85.2188175648</text:p>
          </table:table-cell>
          <table:table-cell office:value-type="float" office:value="85.2187840602835">
            <text:p>85.2187840603</text:p>
          </table:table-cell>
          <table:table-cell table:number-columns-repeated="2" office:value-type="string">
            <text:p>25 ♊ 13' 07"</text:p>
          </table:table-cell>
          <table:table-cell office:value-type="float" office:value="0.619709260405144">
            <text:p>0.6197092604</text:p>
          </table:table-cell>
          <table:table-cell office:value-type="float" office:value="0.0156891262710748">
            <text:p>0.0156891263</text:p>
          </table:table-cell>
          <table:table-cell office:value-type="float" office:value="62.6188064584427">
            <text:p>62.6188064584</text:p>
          </table:table-cell>
          <table:table-cell office:value-type="float" office:value="62.6187729538971">
            <text:p>62.6187729539</text:p>
          </table:table-cell>
          <table:table-cell table:number-columns-repeated="2" office:value-type="string">
            <text:p><text:s/>2 ♊ 37' 07"</text:p>
          </table:table-cell>
          <table:table-cell office:value-type="float" office:value="0.619734282555235">
            <text:p>0.6197342826</text:p>
          </table:table-cell>
          <table:table-cell office:value-type="float" office:value="0.0157142914333253">
            <text:p>0.015714291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8817.20857639">
            <text:p>2418817.20857639</text:p>
          </table:table-cell>
          <table:table-cell office:value-type="string">
            <text:p>1910-05-25 12:00:21.093750 EST-0500</text:p>
          </table:table-cell>
          <table:table-cell office:value-type="float" office:value="0">
            <text:p>0</text:p>
          </table:table-cell>
          <table:table-cell office:value-type="float" office:value="63.5873041788019">
            <text:p>63.5873041788</text:p>
          </table:table-cell>
          <table:table-cell office:value-type="float" office:value="63.5875652779964">
            <text:p>63.587565278</text:p>
          </table:table-cell>
          <table:table-cell office:value-type="string">
            <text:p><text:s/>3 ♊ 35' 14"</text:p>
          </table:table-cell>
          <table:table-cell office:value-type="string">
            <text:p><text:s/>3 ♊ 35' 15"</text:p>
          </table:table-cell>
          <table:table-cell office:value-type="float" office:value="-0.568455049372111">
            <text:p>-0.5684550494</text:p>
          </table:table-cell>
          <table:table-cell office:value-type="float" office:value="0.959865135560695">
            <text:p>0.9598651356</text:p>
          </table:table-cell>
          <table:table-cell office:value-type="float" office:value="40.9859741879374">
            <text:p>40.9859741879</text:p>
          </table:table-cell>
          <table:table-cell office:value-type="float" office:value="40.9862352871319">
            <text:p>40.9862352871</text:p>
          </table:table-cell>
          <table:table-cell office:value-type="string">
            <text:p>10 ♉ 59' 09"</text:p>
          </table:table-cell>
          <table:table-cell office:value-type="string">
            <text:p>10 ♉ 59' 10"</text:p>
          </table:table-cell>
          <table:table-cell office:value-type="float" office:value="-0.568485685083377">
            <text:p>-0.5684856851</text:p>
          </table:table-cell>
          <table:table-cell office:value-type="float" office:value="0.959834387983835">
            <text:p>0.959834388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18821.63972222">
            <text:p>2418821.63972222</text:p>
          </table:table-cell>
          <table:table-cell office:value-type="string">
            <text:p>1910-05-29 22:21:12.656250 EST-0500</text:p>
          </table:table-cell>
          <table:table-cell office:value-type="float" office:value="0">
            <text:p>0</text:p>
          </table:table-cell>
          <table:table-cell office:value-type="float" office:value="107.56093041551">
            <text:p>107.5609304155</text:p>
          </table:table-cell>
          <table:table-cell office:value-type="float" office:value="107.560920064464">
            <text:p>107.5609200645</text:p>
          </table:table-cell>
          <table:table-cell table:number-columns-repeated="2" office:value-type="string">
            <text:p>17 ♋ 33' 39"</text:p>
          </table:table-cell>
          <table:table-cell office:value-type="float" office:value="0.621353149670513">
            <text:p>0.6213531497</text:p>
          </table:table-cell>
          <table:table-cell office:value-type="float" office:value="0.0300512222707834">
            <text:p>0.0300512223</text:p>
          </table:table-cell>
          <table:table-cell office:value-type="float" office:value="84.9592976888492">
            <text:p>84.9592976888</text:p>
          </table:table-cell>
          <table:table-cell office:value-type="float" office:value="84.9592873378031">
            <text:p>84.9592873378</text:p>
          </table:table-cell>
          <table:table-cell table:number-columns-repeated="2" office:value-type="string">
            <text:p>24 ♊ 57' 33"</text:p>
          </table:table-cell>
          <table:table-cell office:value-type="float" office:value="0.621339355599833">
            <text:p>0.6213393556</text:p>
          </table:table-cell>
          <table:table-cell office:value-type="float" office:value="0.0300375544079787">
            <text:p>0.0300375544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8828.05158565">
            <text:p>2418828.05158565</text:p>
          </table:table-cell>
          <table:table-cell office:value-type="string">
            <text:p>1910-06-05 08:14:17.812500 EST-0500</text:p>
          </table:table-cell>
          <table:table-cell office:value-type="float" office:value="0">
            <text:p>0</text:p>
          </table:table-cell>
          <table:table-cell office:value-type="float" office:value="32.1789963043898">
            <text:p>32.1789963044</text:p>
          </table:table-cell>
          <table:table-cell office:value-type="float" office:value="32.1788327583282">
            <text:p>32.1788327583</text:p>
          </table:table-cell>
          <table:table-cell office:value-type="string">
            <text:p><text:s/>2 ♉ 10' 44"</text:p>
          </table:table-cell>
          <table:table-cell office:value-type="string">
            <text:p><text:s/>2 ♉ 10' 43"</text:p>
          </table:table-cell>
          <table:table-cell office:value-type="float" office:value="1.12843793377033">
            <text:p>1.1284379338</text:p>
          </table:table-cell>
          <table:table-cell office:value-type="float" office:value="0.105695975314568">
            <text:p>0.1056959753</text:p>
          </table:table-cell>
          <table:table-cell office:value-type="float" office:value="9.5771720686797">
            <text:p>9.5771720687</text:p>
          </table:table-cell>
          <table:table-cell office:value-type="float" office:value="9.57700852261812">
            <text:p>9.5770085226</text:p>
          </table:table-cell>
          <table:table-cell table:number-columns-repeated="2" office:value-type="string">
            <text:p><text:s/>9 ♈ 34' 37"</text:p>
          </table:table-cell>
          <table:table-cell office:value-type="float" office:value="1.12842390307334">
            <text:p>1.1284239031</text:p>
          </table:table-cell>
          <table:table-cell office:value-type="float" office:value="0.105681961629104">
            <text:p>0.1056819616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18841.03327546">
            <text:p>2418841.03327546</text:p>
          </table:table-cell>
          <table:table-cell office:value-type="string">
            <text:p>1910-06-18 07:47:55.781250 EST-0500</text:p>
          </table:table-cell>
          <table:table-cell office:value-type="float" office:value="0">
            <text:p>0</text:p>
          </table:table-cell>
          <table:table-cell office:value-type="float" office:value="86.3881744005531">
            <text:p>86.3881744006</text:p>
          </table:table-cell>
          <table:table-cell office:value-type="float" office:value="86.3879706287382">
            <text:p>86.3879706287</text:p>
          </table:table-cell>
          <table:table-cell office:value-type="string">
            <text:p>26 ♊ 23' 17"</text:p>
          </table:table-cell>
          <table:table-cell office:value-type="string">
            <text:p>26 ♊ 23' 16"</text:p>
          </table:table-cell>
          <table:table-cell office:value-type="float" office:value="0.954212894413369">
            <text:p>0.9542128944</text:p>
          </table:table-cell>
          <table:table-cell office:value-type="float" office:value="0.0238604752700782">
            <text:p>0.0238604753</text:p>
          </table:table-cell>
          <table:table-cell office:value-type="float" office:value="63.7856636314348">
            <text:p>63.7856636314</text:p>
          </table:table-cell>
          <table:table-cell office:value-type="float" office:value="63.7854598596199">
            <text:p>63.7854598596</text:p>
          </table:table-cell>
          <table:table-cell office:value-type="string">
            <text:p><text:s/>3 ♊ 47' 08"</text:p>
          </table:table-cell>
          <table:table-cell office:value-type="string">
            <text:p><text:s/>3 ♊ 47' 07"</text:p>
          </table:table-cell>
          <table:table-cell office:value-type="float" office:value="0.954213110506101">
            <text:p>0.9542131105</text:p>
          </table:table-cell>
          <table:table-cell office:value-type="float" office:value="0.0238607660131015">
            <text:p>0.023860766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8857.92097222">
            <text:p>2418857.92097222</text:p>
          </table:table-cell>
          <table:table-cell office:value-type="string">
            <text:p>1910-07-05 05:06:12.656250 EST-0500</text:p>
          </table:table-cell>
          <table:table-cell office:value-type="float" office:value="0">
            <text:p>0</text:p>
          </table:table-cell>
          <table:table-cell office:value-type="float" office:value="86.7869939901485">
            <text:p>86.7869939901</text:p>
          </table:table-cell>
          <table:table-cell office:value-type="float" office:value="86.786899524467">
            <text:p>86.7868995245</text:p>
          </table:table-cell>
          <table:table-cell office:value-type="string">
            <text:p>26 ♊ 47' 13"</text:p>
          </table:table-cell>
          <table:table-cell office:value-type="string">
            <text:p>26 ♊ 47' 12"</text:p>
          </table:table-cell>
          <table:table-cell office:value-type="float" office:value="1.83052502739168">
            <text:p>1.8305250274</text:p>
          </table:table-cell>
          <table:table-cell office:value-type="float" office:value="0.0231540299867999">
            <text:p>0.02315403</text:p>
          </table:table-cell>
          <table:table-cell office:value-type="float" office:value="64.1835732805908">
            <text:p>64.1835732806</text:p>
          </table:table-cell>
          <table:table-cell office:value-type="float" office:value="64.1834788149094">
            <text:p>64.1834788149</text:p>
          </table:table-cell>
          <table:table-cell table:number-columns-repeated="2" office:value-type="string">
            <text:p><text:s/>4 ♊ 11' 00"</text:p>
          </table:table-cell>
          <table:table-cell office:value-type="float" office:value="1.83047258830494">
            <text:p>1.8304725883</text:p>
          </table:table-cell>
          <table:table-cell office:value-type="float" office:value="0.0231016026948635">
            <text:p>0.0231016027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18864.8096412">
            <text:p>2418864.8096412</text:p>
          </table:table-cell>
          <table:table-cell office:value-type="string">
            <text:p>1910-07-12 02:25:53.906250 EST-0500</text:p>
          </table:table-cell>
          <table:table-cell office:value-type="float" office:value="0">
            <text:p>0</text:p>
          </table:table-cell>
          <table:table-cell office:value-type="float" office:value="109.062419598084">
            <text:p>109.0624195981</text:p>
          </table:table-cell>
          <table:table-cell office:value-type="float" office:value="109.062410468939">
            <text:p>109.0624104689</text:p>
          </table:table-cell>
          <table:table-cell table:number-columns-repeated="2" office:value-type="string">
            <text:p>19 ♋ 03' 44"</text:p>
          </table:table-cell>
          <table:table-cell office:value-type="float" office:value="0.953766694994312">
            <text:p>0.953766695</text:p>
          </table:table-cell>
          <table:table-cell office:value-type="float" office:value="0.0371446657259611">
            <text:p>0.0371446657</text:p>
          </table:table-cell>
          <table:table-cell office:value-type="float" office:value="86.4585984982496">
            <text:p>86.4585984982</text:p>
          </table:table-cell>
          <table:table-cell office:value-type="float" office:value="86.4585893691043">
            <text:p>86.4585893691</text:p>
          </table:table-cell>
          <table:table-cell table:number-columns-repeated="2" office:value-type="string">
            <text:p>26 ♊ 27' 30"</text:p>
          </table:table-cell>
          <table:table-cell office:value-type="float" office:value="0.953786798930551">
            <text:p>0.9537867989</text:p>
          </table:table-cell>
          <table:table-cell office:value-type="float" office:value="0.0371648008822635">
            <text:p>0.0371648009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8868.95930556">
            <text:p>2418868.95930556</text:p>
          </table:table-cell>
          <table:table-cell office:value-type="string">
            <text:p>1910-07-16 06:01:24.375000 EST-0500</text:p>
          </table:table-cell>
          <table:table-cell office:value-type="float" office:value="0">
            <text:p>0</text:p>
          </table:table-cell>
          <table:table-cell office:value-type="float" office:value="109.216904272934">
            <text:p>109.2169042729</text:p>
          </table:table-cell>
          <table:table-cell office:value-type="float" office:value="109.216459615837">
            <text:p>109.2164596158</text:p>
          </table:table-cell>
          <table:table-cell office:value-type="string">
            <text:p>19 ♋ 13' 00"</text:p>
          </table:table-cell>
          <table:table-cell office:value-type="string">
            <text:p>19 ♋ 12' 59"</text:p>
          </table:table-cell>
          <table:table-cell office:value-type="float" office:value="2.14401328796622">
            <text:p>2.144013288</text:p>
          </table:table-cell>
          <table:table-cell office:value-type="float" office:value="0.0370897721342877">
            <text:p>0.0370897721</text:p>
          </table:table-cell>
          <table:table-cell office:value-type="float" office:value="86.6129804834524">
            <text:p>86.6129804835</text:p>
          </table:table-cell>
          <table:table-cell office:value-type="float" office:value="86.6125358263558">
            <text:p>86.6125358264</text:p>
          </table:table-cell>
          <table:table-cell office:value-type="string">
            <text:p>26 ♊ 36' 46"</text:p>
          </table:table-cell>
          <table:table-cell office:value-type="string">
            <text:p>26 ♊ 36' 45"</text:p>
          </table:table-cell>
          <table:table-cell office:value-type="float" office:value="2.14401001122979">
            <text:p>2.1440100112</text:p>
          </table:table-cell>
          <table:table-cell office:value-type="float" office:value="0.0370864229950662">
            <text:p>0.03708642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8872.16633102">
            <text:p>2418872.16633102</text:p>
          </table:table-cell>
          <table:table-cell office:value-type="string">
            <text:p>1910-07-19 10:59:31.875000 EST-0500</text:p>
          </table:table-cell>
          <table:table-cell office:value-type="float" office:value="0">
            <text:p>0</text:p>
          </table:table-cell>
          <table:table-cell office:value-type="float" office:value="116.079957141577">
            <text:p>116.0799571416</text:p>
          </table:table-cell>
          <table:table-cell office:value-type="float" office:value="116.079798013831">
            <text:p>116.0797980138</text:p>
          </table:table-cell>
          <table:table-cell table:number-columns-repeated="2" office:value-type="string">
            <text:p>26 ♋ 04' 47"</text:p>
          </table:table-cell>
          <table:table-cell office:value-type="float" office:value="2.12879137989607">
            <text:p>2.1287913799</text:p>
          </table:table-cell>
          <table:table-cell office:value-type="float" office:value="0.954115832516944">
            <text:p>0.9541158325</text:p>
          </table:table-cell>
          <table:table-cell office:value-type="float" office:value="93.4758456608402">
            <text:p>93.4758456608</text:p>
          </table:table-cell>
          <table:table-cell office:value-type="float" office:value="93.4756865330935">
            <text:p>93.4756865331</text:p>
          </table:table-cell>
          <table:table-cell office:value-type="string">
            <text:p><text:s/>3 ♋ 28' 33"</text:p>
          </table:table-cell>
          <table:table-cell office:value-type="string">
            <text:p><text:s/>3 ♋ 28' 32"</text:p>
          </table:table-cell>
          <table:table-cell office:value-type="float" office:value="2.12875745334761">
            <text:p>2.1287574533</text:p>
          </table:table-cell>
          <table:table-cell office:value-type="float" office:value="0.954081924083505">
            <text:p>0.9540819241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18875.40706018">
            <text:p>2418875.40706018</text:p>
          </table:table-cell>
          <table:table-cell office:value-type="string">
            <text:p>1910-07-22 16:46:10.312500 EST-0500</text:p>
          </table:table-cell>
          <table:table-cell office:value-type="float" office:value="0">
            <text:p>0</text:p>
          </table:table-cell>
          <table:table-cell office:value-type="float" office:value="87.1723782734267">
            <text:p>87.1723782734</text:p>
          </table:table-cell>
          <table:table-cell office:value-type="float" office:value="87.1722551808039">
            <text:p>87.1722551808</text:p>
          </table:table-cell>
          <table:table-cell table:number-columns-repeated="2" office:value-type="string">
            <text:p>27 ♊ 10' 20"</text:p>
          </table:table-cell>
          <table:table-cell office:value-type="float" office:value="1.18800973391808">
            <text:p>1.1880097339</text:p>
          </table:table-cell>
          <table:table-cell office:value-type="float" office:value="0.0207101117781169">
            <text:p>0.0207101118</text:p>
          </table:table-cell>
          <table:table-cell office:value-type="float" office:value="64.5680372935312">
            <text:p>64.5680372935</text:p>
          </table:table-cell>
          <table:table-cell office:value-type="float" office:value="64.5679142009083">
            <text:p>64.5679142009</text:p>
          </table:table-cell>
          <table:table-cell table:number-columns-repeated="2" office:value-type="string">
            <text:p><text:s/>4 ♊ 34' 04"</text:p>
          </table:table-cell>
          <table:table-cell office:value-type="float" office:value="1.18798822629777">
            <text:p>1.1879882263</text:p>
          </table:table-cell>
          <table:table-cell office:value-type="float" office:value="0.0206885137387182">
            <text:p>0.0206885137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8889.779375">
            <text:p>2418889.779375</text:p>
          </table:table-cell>
          <table:table-cell office:value-type="string">
            <text:p>1910-08-06 01:42:18.281250 EST-0500</text:p>
          </table:table-cell>
          <table:table-cell office:value-type="float" office:value="0">
            <text:p>0</text:p>
          </table:table-cell>
          <table:table-cell office:value-type="float" office:value="150.160566112439">
            <text:p>150.1605661124</text:p>
          </table:table-cell>
          <table:table-cell office:value-type="float" office:value="150.160520119876">
            <text:p>150.1605201199</text:p>
          </table:table-cell>
          <table:table-cell office:value-type="string">
            <text:p><text:s/>0 ♍ 09' 38"</text:p>
          </table:table-cell>
          <table:table-cell office:value-type="string">
            <text:p><text:s/>0 ♍ 09' 37"</text:p>
          </table:table-cell>
          <table:table-cell office:value-type="float" office:value="1.70493629331368">
            <text:p>1.7049362933</text:p>
          </table:table-cell>
          <table:table-cell office:value-type="float" office:value="0.631424033936939">
            <text:p>0.6314240339</text:p>
          </table:table-cell>
          <table:table-cell office:value-type="float" office:value="127.555558484801">
            <text:p>127.5555584848</text:p>
          </table:table-cell>
          <table:table-cell office:value-type="float" office:value="127.555512492239">
            <text:p>127.5555124922</text:p>
          </table:table-cell>
          <table:table-cell office:value-type="string">
            <text:p><text:s/>7 ♌ 33' 20"</text:p>
          </table:table-cell>
          <table:table-cell office:value-type="string">
            <text:p><text:s/>7 ♌ 33' 19"</text:p>
          </table:table-cell>
          <table:table-cell office:value-type="float" office:value="1.70494148162776">
            <text:p>1.7049414816</text:p>
          </table:table-cell>
          <table:table-cell office:value-type="float" office:value="0.631429247112545">
            <text:p>0.6314292471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8894.58333333">
            <text:p>2418894.58333333</text:p>
          </table:table-cell>
          <table:table-cell office:value-type="string">
            <text:p>1910-08-10 21:00:00.000000 EST-0500</text:p>
          </table:table-cell>
          <table:table-cell office:value-type="float" office:value="0">
            <text:p>0</text:p>
          </table:table-cell>
          <table:table-cell office:value-type="float" office:value="110.134817673124">
            <text:p>110.1348176731</text:p>
          </table:table-cell>
          <table:table-cell office:value-type="float" office:value="110.134673906831">
            <text:p>110.1346739068</text:p>
          </table:table-cell>
          <table:table-cell office:value-type="string">
            <text:p>20 ♋ 08' 05"</text:p>
          </table:table-cell>
          <table:table-cell office:value-type="string">
            <text:p>20 ♋ 08' 04"</text:p>
          </table:table-cell>
          <table:table-cell office:value-type="float" office:value="1.20616101518811">
            <text:p>1.2061610152</text:p>
          </table:table-cell>
          <table:table-cell office:value-type="float" office:value="0.0336979058559645">
            <text:p>0.0336979059</text:p>
          </table:table-cell>
          <table:table-cell office:value-type="float" office:value="87.5297433510068">
            <text:p>87.529743351</text:p>
          </table:table-cell>
          <table:table-cell office:value-type="float" office:value="87.5295995847137">
            <text:p>87.5295995847</text:p>
          </table:table-cell>
          <table:table-cell office:value-type="string">
            <text:p>27 ♊ 31' 47"</text:p>
          </table:table-cell>
          <table:table-cell office:value-type="string">
            <text:p>27 ♊ 31' 46"</text:p>
          </table:table-cell>
          <table:table-cell office:value-type="float" office:value="1.20618394310104">
            <text:p>1.2061839431</text:p>
          </table:table-cell>
          <table:table-cell office:value-type="float" office:value="0.0337208294468559">
            <text:p>0.0337208294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8940.5730787">
            <text:p>2418940.5730787</text:p>
          </table:table-cell>
          <table:table-cell office:value-type="string">
            <text:p>1910-09-25 20:45:14.062500 EST-0500</text:p>
          </table:table-cell>
          <table:table-cell office:value-type="float" office:value="0">
            <text:p>0</text:p>
          </table:table-cell>
          <table:table-cell office:value-type="float" office:value="182.644336682712">
            <text:p>182.6443366827</text:p>
          </table:table-cell>
          <table:table-cell office:value-type="float" office:value="182.64448667156">
            <text:p>182.6444866716</text:p>
          </table:table-cell>
          <table:table-cell office:value-type="string">
            <text:p><text:s/>2 ♎ 38' 39"</text:p>
          </table:table-cell>
          <table:table-cell office:value-type="string">
            <text:p><text:s/>2 ♎ 38' 40"</text:p>
          </table:table-cell>
          <table:table-cell office:value-type="float" office:value="-1.10827740953732">
            <text:p>-1.1082774095</text:p>
          </table:table-cell>
          <table:table-cell office:value-type="float" office:value="0.649412445797946">
            <text:p>0.6494124458</text:p>
          </table:table-cell>
          <table:table-cell office:value-type="float" office:value="160.037726140676">
            <text:p>160.0377261407</text:p>
          </table:table-cell>
          <table:table-cell office:value-type="float" office:value="160.037876129524">
            <text:p>160.0378761295</text:p>
          </table:table-cell>
          <table:table-cell office:value-type="string">
            <text:p>10 ♍ 02' 15"</text:p>
          </table:table-cell>
          <table:table-cell office:value-type="string">
            <text:p>10 ♍ 02' 16"</text:p>
          </table:table-cell>
          <table:table-cell office:value-type="float" office:value="-1.10830558325928">
            <text:p>-1.1083055833</text:p>
          </table:table-cell>
          <table:table-cell office:value-type="float" office:value="0.649384141593088">
            <text:p>0.649384141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8940.83479167">
            <text:p>2418940.83479167</text:p>
          </table:table-cell>
          <table:table-cell office:value-type="string">
            <text:p>1910-09-26 03:02:06.562500 EST-0500</text:p>
          </table:table-cell>
          <table:table-cell office:value-type="float" office:value="0">
            <text:p>0</text:p>
          </table:table-cell>
          <table:table-cell office:value-type="float" office:value="182.354707859904">
            <text:p>182.3547078599</text:p>
          </table:table-cell>
          <table:table-cell office:value-type="float" office:value="182.354953612318">
            <text:p>182.3549536123</text:p>
          </table:table-cell>
          <table:table-cell office:value-type="string">
            <text:p><text:s/>2 ♎ 21' 16"</text:p>
          </table:table-cell>
          <table:table-cell office:value-type="string">
            <text:p><text:s/>2 ♎ 21' 17"</text:p>
          </table:table-cell>
          <table:table-cell office:value-type="float" office:value="-1.10473051149588">
            <text:p>-1.1047305115</text:p>
          </table:table-cell>
          <table:table-cell office:value-type="float" office:value="0.980945158662077">
            <text:p>0.9809451587</text:p>
          </table:table-cell>
          <table:table-cell office:value-type="float" office:value="159.748080050139">
            <text:p>159.7480800501</text:p>
          </table:table-cell>
          <table:table-cell office:value-type="float" office:value="159.748325802553">
            <text:p>159.7483258026</text:p>
          </table:table-cell>
          <table:table-cell table:number-columns-repeated="2" office:value-type="string">
            <text:p><text:s/>9 ♍ 44' 53"</text:p>
          </table:table-cell>
          <table:table-cell office:value-type="float" office:value="-1.10475746237265">
            <text:p>-1.1047574624</text:p>
          </table:table-cell>
          <table:table-cell office:value-type="float" office:value="0.980918023264048">
            <text:p>0.9809180233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18942.22101852">
            <text:p>2418942.22101852</text:p>
          </table:table-cell>
          <table:table-cell office:value-type="string">
            <text:p>1910-09-27 12:18:16.875000 EST-0500</text:p>
          </table:table-cell>
          <table:table-cell office:value-type="float" office:value="0">
            <text:p>0</text:p>
          </table:table-cell>
          <table:table-cell office:value-type="float" office:value="183.715373031215">
            <text:p>183.7153730312</text:p>
          </table:table-cell>
          <table:table-cell office:value-type="float" office:value="183.715322314725">
            <text:p>183.7153223147</text:p>
          </table:table-cell>
          <table:table-cell table:number-columns-repeated="2" office:value-type="string">
            <text:p><text:s/>3 ♎ 42' 55"</text:p>
          </table:table-cell>
          <table:table-cell office:value-type="float" office:value="0.98181730764406">
            <text:p>0.9818173076</text:p>
          </table:table-cell>
          <table:table-cell office:value-type="float" office:value="0.650190509521276">
            <text:p>0.6501905095</text:p>
          </table:table-cell>
          <table:table-cell office:value-type="float" office:value="161.108662799942">
            <text:p>161.1086627999</text:p>
          </table:table-cell>
          <table:table-cell office:value-type="float" office:value="161.108612083452">
            <text:p>161.1086120835</text:p>
          </table:table-cell>
          <table:table-cell table:number-columns-repeated="2" office:value-type="string">
            <text:p>11 ♍ 06' 31"</text:p>
          </table:table-cell>
          <table:table-cell office:value-type="float" office:value="0.981803852860526">
            <text:p>0.9818038529</text:p>
          </table:table-cell>
          <table:table-cell office:value-type="float" office:value="0.650176884912598">
            <text:p>0.6501768849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8948.54695602">
            <text:p>2418948.54695602</text:p>
          </table:table-cell>
          <table:table-cell office:value-type="string">
            <text:p>1910-10-03 20:07:37.031250 EST-0500</text:p>
          </table:table-cell>
          <table:table-cell office:value-type="float" office:value="0">
            <text:p>0</text:p>
          </table:table-cell>
          <table:table-cell office:value-type="float" office:value="176.375437944042">
            <text:p>176.375437944</text:p>
          </table:table-cell>
          <table:table-cell office:value-type="float" office:value="176.375783056975">
            <text:p>176.375783057</text:p>
          </table:table-cell>
          <table:table-cell office:value-type="string">
            <text:p>26 ♍ 22' 31"</text:p>
          </table:table-cell>
          <table:table-cell office:value-type="string">
            <text:p>26 ♍ 22' 32"</text:p>
          </table:table-cell>
          <table:table-cell office:value-type="float" office:value="-0.235711955188196">
            <text:p>-0.2357119552</text:p>
          </table:table-cell>
          <table:table-cell office:value-type="float" office:value="1.24516354655397">
            <text:p>1.2451635466</text:p>
          </table:table-cell>
          <table:table-cell office:value-type="float" office:value="153.768640611863">
            <text:p>153.7686406119</text:p>
          </table:table-cell>
          <table:table-cell office:value-type="float" office:value="153.768985724796">
            <text:p>153.7689857248</text:p>
          </table:table-cell>
          <table:table-cell office:value-type="string">
            <text:p><text:s/>3 ♍ 46' 07"</text:p>
          </table:table-cell>
          <table:table-cell office:value-type="string">
            <text:p><text:s/>3 ♍ 46' 08"</text:p>
          </table:table-cell>
          <table:table-cell office:value-type="float" office:value="-0.235674204414988">
            <text:p>-0.2356742044</text:p>
          </table:table-cell>
          <table:table-cell office:value-type="float" office:value="1.24520146645765">
            <text:p>1.2452014665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18963.69709491">
            <text:p>2418963.69709491</text:p>
          </table:table-cell>
          <table:table-cell office:value-type="string">
            <text:p>1910-10-18 23:43:49.687500 EST-0500</text:p>
          </table:table-cell>
          <table:table-cell office:value-type="float" office:value="0">
            <text:p>0</text:p>
          </table:table-cell>
          <table:table-cell office:value-type="float" office:value="204.929171856278">
            <text:p>204.9291718563</text:p>
          </table:table-cell>
          <table:table-cell office:value-type="float" office:value="204.928986892286">
            <text:p>204.9289868923</text:p>
          </table:table-cell>
          <table:table-cell office:value-type="string">
            <text:p>24 ♎ 55' 45"</text:p>
          </table:table-cell>
          <table:table-cell office:value-type="string">
            <text:p>24 ♎ 55' 44"</text:p>
          </table:table-cell>
          <table:table-cell office:value-type="float" office:value="0.993380454183233">
            <text:p>0.9933804542</text:p>
          </table:table-cell>
          <table:table-cell office:value-type="float" office:value="0.21759836500517">
            <text:p>0.217598365</text:p>
          </table:table-cell>
          <table:table-cell office:value-type="float" office:value="182.321955639776">
            <text:p>182.3219556398</text:p>
          </table:table-cell>
          <table:table-cell office:value-type="float" office:value="182.321770675785">
            <text:p>182.3217706758</text:p>
          </table:table-cell>
          <table:table-cell office:value-type="string">
            <text:p><text:s/>2 ♎ 19' 19"</text:p>
          </table:table-cell>
          <table:table-cell office:value-type="string">
            <text:p><text:s/>2 ♎ 19' 18"</text:p>
          </table:table-cell>
          <table:table-cell office:value-type="float" office:value="0.993399201129726">
            <text:p>0.9933992011</text:p>
          </table:table-cell>
          <table:table-cell office:value-type="float" office:value="0.217617402477747">
            <text:p>0.2176174025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18967.93635417">
            <text:p>2418967.93635417</text:p>
          </table:table-cell>
          <table:table-cell office:value-type="string">
            <text:p>1910-10-23 05:28:21.562500 EST-0500</text:p>
          </table:table-cell>
          <table:table-cell office:value-type="float" office:value="0">
            <text:p>0</text:p>
          </table:table-cell>
          <table:table-cell office:value-type="float" office:value="200.590692020529">
            <text:p>200.5906920205</text:p>
          </table:table-cell>
          <table:table-cell office:value-type="float" office:value="200.590588427431">
            <text:p>200.5905884274</text:p>
          </table:table-cell>
          <table:table-cell table:number-columns-repeated="2" office:value-type="string">
            <text:p>20 ♎ 35' 26"</text:p>
          </table:table-cell>
          <table:table-cell office:value-type="float" office:value="1.25223533548891">
            <text:p>1.2522353355</text:p>
          </table:table-cell>
          <table:table-cell office:value-type="float" office:value="0.662652713776416">
            <text:p>0.6626527138</text:p>
          </table:table-cell>
          <table:table-cell office:value-type="float" office:value="177.983233466883">
            <text:p>177.9832334669</text:p>
          </table:table-cell>
          <table:table-cell office:value-type="float" office:value="177.983129873785">
            <text:p>177.9831298738</text:p>
          </table:table-cell>
          <table:table-cell table:number-columns-repeated="2" office:value-type="string">
            <text:p>27 ♍ 58' 59"</text:p>
          </table:table-cell>
          <table:table-cell office:value-type="float" office:value="1.2521979839026">
            <text:p>1.2521979839</text:p>
          </table:table-cell>
          <table:table-cell office:value-type="float" office:value="0.662615346469033">
            <text:p>0.6626153465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8972.38118056">
            <text:p>2418972.38118056</text:p>
          </table:table-cell>
          <table:table-cell office:value-type="string">
            <text:p>1910-10-27 16:08:54.375000 EST-0500</text:p>
          </table:table-cell>
          <table:table-cell office:value-type="float" office:value="0">
            <text:p>0</text:p>
          </table:table-cell>
          <table:table-cell office:value-type="float" office:value="203.541377302721">
            <text:p>203.5413773027</text:p>
          </table:table-cell>
          <table:table-cell office:value-type="float" office:value="203.541349075721">
            <text:p>203.5413490757</text:p>
          </table:table-cell>
          <table:table-cell table:number-columns-repeated="2" office:value-type="string">
            <text:p>23 ♎ 32' 28"</text:p>
          </table:table-cell>
          <table:table-cell office:value-type="float" office:value="1.67269991953413">
            <text:p>1.6726999195</text:p>
          </table:table-cell>
          <table:table-cell office:value-type="float" office:value="0.665070271056169">
            <text:p>0.6650702711</text:p>
          </table:table-cell>
          <table:table-cell office:value-type="float" office:value="180.933704048721">
            <text:p>180.9337040487</text:p>
          </table:table-cell>
          <table:table-cell office:value-type="float" office:value="180.933675821721">
            <text:p>180.9336758217</text:p>
          </table:table-cell>
          <table:table-cell table:number-columns-repeated="2" office:value-type="string">
            <text:p><text:s/>0 ♎ 56' 01"</text:p>
          </table:table-cell>
          <table:table-cell office:value-type="float" office:value="1.67272102358883">
            <text:p>1.6727210236</text:p>
          </table:table-cell>
          <table:table-cell office:value-type="float" office:value="0.665091500227658">
            <text:p>0.6650915002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18973.01643518">
            <text:p>2418973.01643518</text:p>
          </table:table-cell>
          <table:table-cell office:value-type="string">
            <text:p>1910-10-28 07:23:40.312500 EST-0500</text:p>
          </table:table-cell>
          <table:table-cell office:value-type="float" office:value="0">
            <text:p>0</text:p>
          </table:table-cell>
          <table:table-cell office:value-type="float" office:value="206.955993498912">
            <text:p>206.9559934989</text:p>
          </table:table-cell>
          <table:table-cell office:value-type="float" office:value="206.955775850507">
            <text:p>206.9557758505</text:p>
          </table:table-cell>
          <table:table-cell office:value-type="string">
            <text:p>26 ♎ 57' 21"</text:p>
          </table:table-cell>
          <table:table-cell office:value-type="string">
            <text:p>26 ♎ 57' 20"</text:p>
          </table:table-cell>
          <table:table-cell office:value-type="float" office:value="1.25369204877154">
            <text:p>1.2536920488</text:p>
          </table:table-cell>
          <table:table-cell office:value-type="float" office:value="0.216994753626598">
            <text:p>0.2169947536</text:p>
          </table:table-cell>
          <table:table-cell office:value-type="float" office:value="184.348311536429">
            <text:p>184.3483115364</text:p>
          </table:table-cell>
          <table:table-cell office:value-type="float" office:value="184.348093888023">
            <text:p>184.348093888</text:p>
          </table:table-cell>
          <table:table-cell table:number-columns-repeated="2" office:value-type="string">
            <text:p><text:s/>4 ♎ 20' 53"</text:p>
          </table:table-cell>
          <table:table-cell office:value-type="float" office:value="1.25371935903627">
            <text:p>1.253719359</text:p>
          </table:table-cell>
          <table:table-cell office:value-type="float" office:value="0.217022078067512">
            <text:p>0.2170220781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8974.63289352">
            <text:p>2418974.63289352</text:p>
          </table:table-cell>
          <table:table-cell office:value-type="string">
            <text:p>1910-10-29 22:11:22.031250 EST-0500</text:p>
          </table:table-cell>
          <table:table-cell office:value-type="float" office:value="0">
            <text:p>0</text:p>
          </table:table-cell>
          <table:table-cell office:value-type="float" office:value="207.306429343686">
            <text:p>207.3064293437</text:p>
          </table:table-cell>
          <table:table-cell office:value-type="float" office:value="207.306297092516">
            <text:p>207.3062970925</text:p>
          </table:table-cell>
          <table:table-cell office:value-type="string">
            <text:p>27 ♎ 18' 23"</text:p>
          </table:table-cell>
          <table:table-cell office:value-type="string">
            <text:p>27 ♎ 18' 22"</text:p>
          </table:table-cell>
          <table:table-cell office:value-type="float" office:value="1.67024504679112">
            <text:p>1.6702450468</text:p>
          </table:table-cell>
          <table:table-cell office:value-type="float" office:value="0.216687439071421">
            <text:p>0.2166874391</text:p>
          </table:table-cell>
          <table:table-cell office:value-type="float" office:value="184.698736675754">
            <text:p>184.6987366758</text:p>
          </table:table-cell>
          <table:table-cell office:value-type="float" office:value="184.698604424584">
            <text:p>184.6986044246</text:p>
          </table:table-cell>
          <table:table-cell office:value-type="string">
            <text:p><text:s/>4 ♎ 41' 55"</text:p>
          </table:table-cell>
          <table:table-cell office:value-type="string">
            <text:p><text:s/>4 ♎ 41' 54"</text:p>
          </table:table-cell>
          <table:table-cell office:value-type="float" office:value="1.67027855612701">
            <text:p>1.6702785561</text:p>
          </table:table-cell>
          <table:table-cell office:value-type="float" office:value="0.216720931989121">
            <text:p>0.216720932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8978.74324074">
            <text:p>2418978.74324074</text:p>
          </table:table-cell>
          <table:table-cell office:value-type="string">
            <text:p>1910-11-03 00:50:16.406250 EST-0500</text:p>
          </table:table-cell>
          <table:table-cell office:value-type="float" office:value="0">
            <text:p>0</text:p>
          </table:table-cell>
          <table:table-cell office:value-type="float" office:value="214.139513581501">
            <text:p>214.1395135815</text:p>
          </table:table-cell>
          <table:table-cell office:value-type="float" office:value="214.139511652727">
            <text:p>214.1395116527</text:p>
          </table:table-cell>
          <table:table-cell table:number-columns-repeated="2" office:value-type="string">
            <text:p><text:s/>4 ♏ 08' 22"</text:p>
          </table:table-cell>
          <table:table-cell office:value-type="float" office:value="1.65263944367318">
            <text:p>1.6526394437</text:p>
          </table:table-cell>
          <table:table-cell office:value-type="float" office:value="1.25497755148467">
            <text:p>1.2549775515</text:p>
          </table:table-cell>
          <table:table-cell office:value-type="float" office:value="191.53174729455">
            <text:p>191.5317472946</text:p>
          </table:table-cell>
          <table:table-cell office:value-type="float" office:value="191.531745365776">
            <text:p>191.5317453658</text:p>
          </table:table-cell>
          <table:table-cell table:number-columns-repeated="2" office:value-type="string">
            <text:p>11 ♎ 31' 54"</text:p>
          </table:table-cell>
          <table:table-cell office:value-type="float" office:value="1.65263925027061">
            <text:p>1.6526392503</text:p>
          </table:table-cell>
          <table:table-cell office:value-type="float" office:value="1.25497739044946">
            <text:p>1.2549773904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18979.65094907">
            <text:p>2418979.65094907</text:p>
          </table:table-cell>
          <table:table-cell office:value-type="string">
            <text:p>1910-11-03 22:37:22.968750 EST-0500</text:p>
          </table:table-cell>
          <table:table-cell office:value-type="float" office:value="0">
            <text:p>0</text:p>
          </table:table-cell>
          <table:table-cell office:value-type="float" office:value="208.39068897709">
            <text:p>208.3906889771</text:p>
          </table:table-cell>
          <table:table-cell office:value-type="float" office:value="208.39062283001">
            <text:p>208.39062283</text:p>
          </table:table-cell>
          <table:table-cell table:number-columns-repeated="2" office:value-type="string">
            <text:p>28 ♎ 23' 26"</text:p>
          </table:table-cell>
          <table:table-cell office:value-type="float" office:value="0.669037201507062">
            <text:p>0.6690372015</text:p>
          </table:table-cell>
          <table:table-cell office:value-type="float" office:value="0.215386500637827">
            <text:p>0.2153865006</text:p>
          </table:table-cell>
          <table:table-cell office:value-type="float" office:value="185.782882961631">
            <text:p>185.7828829616</text:p>
          </table:table-cell>
          <table:table-cell office:value-type="float" office:value="185.782816814551">
            <text:p>185.7828168146</text:p>
          </table:table-cell>
          <table:table-cell table:number-columns-repeated="2" office:value-type="string">
            <text:p><text:s/>5 ♎ 46' 58"</text:p>
          </table:table-cell>
          <table:table-cell office:value-type="float" office:value="0.669026842056787">
            <text:p>0.6690268421</text:p>
          </table:table-cell>
          <table:table-cell office:value-type="float" office:value="0.215376258644299">
            <text:p>0.215376258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8988.09357639">
            <text:p>2418988.09357639</text:p>
          </table:table-cell>
          <table:table-cell office:value-type="string">
            <text:p>1910-11-12 09:14:45.937500 EST-0500</text:p>
          </table:table-cell>
          <table:table-cell office:value-type="float" office:value="0">
            <text:p>0</text:p>
          </table:table-cell>
          <table:table-cell office:value-type="float" office:value="229.335593244057">
            <text:p>229.3355932441</text:p>
          </table:table-cell>
          <table:table-cell office:value-type="float" office:value="229.3354799656">
            <text:p>229.3354799656</text:p>
          </table:table-cell>
          <table:table-cell office:value-type="string">
            <text:p>19 ♏ 20' 08"</text:p>
          </table:table-cell>
          <table:table-cell office:value-type="string">
            <text:p>19 ♏ 20' 07"</text:p>
          </table:table-cell>
          <table:table-cell office:value-type="float" office:value="1.59818891369965">
            <text:p>1.5981889137</text:p>
          </table:table-cell>
          <table:table-cell office:value-type="float" office:value="1.0062123336859">
            <text:p>1.0062123337</text:p>
          </table:table-cell>
          <table:table-cell office:value-type="float" office:value="206.727364819949">
            <text:p>206.72736482</text:p>
          </table:table-cell>
          <table:table-cell office:value-type="float" office:value="206.727251541492">
            <text:p>206.7272515415</text:p>
          </table:table-cell>
          <table:table-cell table:number-columns-repeated="2" office:value-type="string">
            <text:p>26 ♎ 43' 38"</text:p>
          </table:table-cell>
          <table:table-cell office:value-type="float" office:value="1.59821213093516">
            <text:p>1.5982121309</text:p>
          </table:table-cell>
          <table:table-cell office:value-type="float" office:value="1.00623554677288">
            <text:p>1.0062355468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9002.05158565">
            <text:p>2419002.05158565</text:p>
          </table:table-cell>
          <table:table-cell office:value-type="string">
            <text:p>1910-11-26 08:14:17.812500 EST-0500</text:p>
          </table:table-cell>
          <table:table-cell office:value-type="float" office:value="0">
            <text:p>0</text:p>
          </table:table-cell>
          <table:table-cell office:value-type="float" office:value="243.422551755363">
            <text:p>243.4225517554</text:p>
          </table:table-cell>
          <table:table-cell office:value-type="float" office:value="243.422524333817">
            <text:p>243.4225243338</text:p>
          </table:table-cell>
          <table:table-cell table:number-columns-repeated="2" office:value-type="string">
            <text:p><text:s/>3 ♐ 25' 21"</text:p>
          </table:table-cell>
          <table:table-cell office:value-type="float" office:value="1.25751958331943">
            <text:p>1.2575195833</text:p>
          </table:table-cell>
          <table:table-cell office:value-type="float" office:value="1.01239448466798">
            <text:p>1.0123944847</text:p>
          </table:table-cell>
          <table:table-cell office:value-type="float" office:value="220.813661579519">
            <text:p>220.8136615795</text:p>
          </table:table-cell>
          <table:table-cell office:value-type="float" office:value="220.813634157973">
            <text:p>220.813634158</text:p>
          </table:table-cell>
          <table:table-cell table:number-columns-repeated="2" office:value-type="string">
            <text:p>10 ♏ 48' 49"</text:p>
          </table:table-cell>
          <table:table-cell office:value-type="float" office:value="1.25754075117936">
            <text:p>1.2575407512</text:p>
          </table:table-cell>
          <table:table-cell office:value-type="float" office:value="1.01241564383172">
            <text:p>1.0124156438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9032.61164352">
            <text:p>2419032.61164352</text:p>
          </table:table-cell>
          <table:table-cell office:value-type="string">
            <text:p>1910-12-26 21:40:46.875000 EST-0500</text:p>
          </table:table-cell>
          <table:table-cell office:value-type="float" office:value="0">
            <text:p>0</text:p>
          </table:table-cell>
          <table:table-cell office:value-type="float" office:value="294.107575058967">
            <text:p>294.107575059</text:p>
          </table:table-cell>
          <table:table-cell office:value-type="float" office:value="294.107452940647">
            <text:p>294.1074529406</text:p>
          </table:table-cell>
          <table:table-cell office:value-type="string">
            <text:p>24 ♑ 06' 27"</text:p>
          </table:table-cell>
          <table:table-cell office:value-type="string">
            <text:p>24 ♑ 06' 26"</text:p>
          </table:table-cell>
          <table:table-cell office:value-type="float" office:value="0.800705277970511">
            <text:p>0.800705278</text:p>
          </table:table-cell>
          <table:table-cell office:value-type="float" office:value="0.056516999354427">
            <text:p>0.0565169994</text:p>
          </table:table-cell>
          <table:table-cell office:value-type="float" office:value="271.497122516744">
            <text:p>271.4971225167</text:p>
          </table:table-cell>
          <table:table-cell office:value-type="float" office:value="271.497000398423">
            <text:p>271.4970003984</text:p>
          </table:table-cell>
          <table:table-cell table:number-columns-repeated="2" office:value-type="string">
            <text:p><text:s/>1 ♑ 29' 49"</text:p>
          </table:table-cell>
          <table:table-cell office:value-type="float" office:value="0.800696337490078">
            <text:p>0.8006963375</text:p>
          </table:table-cell>
          <table:table-cell office:value-type="float" office:value="0.0565080193146188">
            <text:p>0.0565080193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9042.05719907">
            <text:p>2419042.05719907</text:p>
          </table:table-cell>
          <table:table-cell office:value-type="string">
            <text:p>1911-01-05 08:22:22.968750 EST-0500</text:p>
          </table:table-cell>
          <table:table-cell office:value-type="float" office:value="0">
            <text:p>0</text:p>
          </table:table-cell>
          <table:table-cell office:value-type="float" office:value="294.650956610778">
            <text:p>294.6509566108</text:p>
          </table:table-cell>
          <table:table-cell office:value-type="float" office:value="294.651091633225">
            <text:p>294.6510916332</text:p>
          </table:table-cell>
          <table:table-cell table:number-columns-repeated="2" office:value-type="string">
            <text:p>24 ♑ 39' 03"</text:p>
          </table:table-cell>
          <table:table-cell office:value-type="float" office:value="-0.814817552230665">
            <text:p>-0.8148175522</text:p>
          </table:table-cell>
          <table:table-cell office:value-type="float" office:value="0.0583486009926422">
            <text:p>0.058348601</text:p>
          </table:table-cell>
          <table:table-cell office:value-type="float" office:value="272.039907670165">
            <text:p>272.0399076702</text:p>
          </table:table-cell>
          <table:table-cell office:value-type="float" office:value="272.040042692611">
            <text:p>272.0400426926</text:p>
          </table:table-cell>
          <table:table-cell office:value-type="string">
            <text:p><text:s/>2 ♑ 02' 23"</text:p>
          </table:table-cell>
          <table:table-cell office:value-type="string">
            <text:p><text:s/>2 ♑ 02' 24"</text:p>
          </table:table-cell>
          <table:table-cell office:value-type="float" office:value="-0.814809329471197">
            <text:p>-0.8148093295</text:p>
          </table:table-cell>
          <table:table-cell office:value-type="float" office:value="0.0583566022473194">
            <text:p>0.0583566022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9042.4949537">
            <text:p>2419042.4949537</text:p>
          </table:table-cell>
          <table:table-cell office:value-type="string">
            <text:p>1911-01-05 18:52:44.062500 EST-0500</text:p>
          </table:table-cell>
          <table:table-cell office:value-type="float" office:value="0">
            <text:p>0</text:p>
          </table:table-cell>
          <table:table-cell office:value-type="float" office:value="294.277332282686">
            <text:p>294.2773322827</text:p>
          </table:table-cell>
          <table:table-cell office:value-type="float" office:value="294.277523095294">
            <text:p>294.2775230953</text:p>
          </table:table-cell>
          <table:table-cell office:value-type="string">
            <text:p>24 ♑ 16' 38"</text:p>
          </table:table-cell>
          <table:table-cell office:value-type="string">
            <text:p>24 ♑ 16' 39"</text:p>
          </table:table-cell>
          <table:table-cell office:value-type="float" office:value="-0.891563514315464">
            <text:p>-0.8915635143</text:p>
          </table:table-cell>
          <table:table-cell office:value-type="float" office:value="1.25629779812104">
            <text:p>1.2562977981</text:p>
          </table:table-cell>
          <table:table-cell office:value-type="float" office:value="271.666271077033">
            <text:p>271.666271077</text:p>
          </table:table-cell>
          <table:table-cell office:value-type="float" office:value="271.666461889641">
            <text:p>271.6664618896</text:p>
          </table:table-cell>
          <table:table-cell office:value-type="string">
            <text:p><text:s/>1 ♑ 39' 58"</text:p>
          </table:table-cell>
          <table:table-cell office:value-type="string">
            <text:p><text:s/>1 ♑ 39' 59"</text:p>
          </table:table-cell>
          <table:table-cell office:value-type="float" office:value="-0.891551130128576">
            <text:p>-0.8915511301</text:p>
          </table:table-cell>
          <table:table-cell office:value-type="float" office:value="1.25630991836946">
            <text:p>1.2563099184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9042.82820602">
            <text:p>2419042.82820602</text:p>
          </table:table-cell>
          <table:table-cell office:value-type="string">
            <text:p>1911-01-06 02:52:37.031250 EST-0500</text:p>
          </table:table-cell>
          <table:table-cell office:value-type="float" office:value="0">
            <text:p>0</text:p>
          </table:table-cell>
          <table:table-cell office:value-type="float" office:value="294.696177859329">
            <text:p>294.6961778593</text:p>
          </table:table-cell>
          <table:table-cell office:value-type="float" office:value="294.696114564492">
            <text:p>294.6961145645</text:p>
          </table:table-cell>
          <table:table-cell table:number-columns-repeated="2" office:value-type="string">
            <text:p>24 ♑ 41' 46"</text:p>
          </table:table-cell>
          <table:table-cell office:value-type="float" office:value="1.25624140370759">
            <text:p>1.2562414037</text:p>
          </table:table-cell>
          <table:table-cell office:value-type="float" office:value="0.0584406092685275">
            <text:p>0.0584406093</text:p>
          </table:table-cell>
          <table:table-cell office:value-type="float" office:value="272.085108429112">
            <text:p>272.0851084291</text:p>
          </table:table-cell>
          <table:table-cell office:value-type="float" office:value="272.085045134275">
            <text:p>272.0850451343</text:p>
          </table:table-cell>
          <table:table-cell table:number-columns-repeated="2" office:value-type="string">
            <text:p><text:s/>2 ♑ 05' 06"</text:p>
          </table:table-cell>
          <table:table-cell office:value-type="float" office:value="1.25625608240294">
            <text:p>1.2562560824</text:p>
          </table:table-cell>
          <table:table-cell office:value-type="float" office:value="0.0584553424639813">
            <text:p>0.058455342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9046.92805556">
            <text:p>2419046.92805556</text:p>
          </table:table-cell>
          <table:table-cell office:value-type="string">
            <text:p>1911-01-10 05:16:24.375000 EST-0500</text:p>
          </table:table-cell>
          <table:table-cell office:value-type="float" office:value="0">
            <text:p>0</text:p>
          </table:table-cell>
          <table:table-cell office:value-type="float" office:value="289.078660411172">
            <text:p>289.0786604112</text:p>
          </table:table-cell>
          <table:table-cell office:value-type="float" office:value="289.079010291272">
            <text:p>289.0790102913</text:p>
          </table:table-cell>
          <table:table-cell office:value-type="string">
            <text:p>19 ♑ 04' 43"</text:p>
          </table:table-cell>
          <table:table-cell office:value-type="string">
            <text:p>19 ♑ 04' 44"</text:p>
          </table:table-cell>
          <table:table-cell office:value-type="float" office:value="-1.3337864599809">
            <text:p>-1.33378646</text:p>
          </table:table-cell>
          <table:table-cell office:value-type="float" office:value="1.01882248436581">
            <text:p>1.0188224844</text:p>
          </table:table-cell>
          <table:table-cell office:value-type="float" office:value="266.46746891087">
            <text:p>266.4674689109</text:p>
          </table:table-cell>
          <table:table-cell office:value-type="float" office:value="266.46781879097">
            <text:p>266.467818791</text:p>
          </table:table-cell>
          <table:table-cell office:value-type="string">
            <text:p>26 ♐ 28' 02"</text:p>
          </table:table-cell>
          <table:table-cell office:value-type="string">
            <text:p>26 ♐ 28' 04"</text:p>
          </table:table-cell>
          <table:table-cell office:value-type="float" office:value="-1.33380444443836">
            <text:p>-1.3338044444</text:p>
          </table:table-cell>
          <table:table-cell office:value-type="float" office:value="1.01880468913466">
            <text:p>1.0188046891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19053.0340162">
            <text:p>2419053.0340162</text:p>
          </table:table-cell>
          <table:table-cell office:value-type="string">
            <text:p>1911-01-16 07:48:59.062500 EST-0500</text:p>
          </table:table-cell>
          <table:table-cell office:value-type="float" office:value="0">
            <text:p>0</text:p>
          </table:table-cell>
          <table:table-cell office:value-type="float" office:value="295.297252241397">
            <text:p>295.2972522414</text:p>
          </table:table-cell>
          <table:table-cell office:value-type="float" office:value="295.297103012633">
            <text:p>295.2971030126</text:p>
          </table:table-cell>
          <table:table-cell office:value-type="string">
            <text:p>25 ♑ 17' 50"</text:p>
          </table:table-cell>
          <table:table-cell office:value-type="string">
            <text:p>25 ♑ 17' 49"</text:p>
          </table:table-cell>
          <table:table-cell office:value-type="float" office:value="1.01796194559762">
            <text:p>1.0179619456</text:p>
          </table:table-cell>
          <table:table-cell office:value-type="float" office:value="0.0590829784970248">
            <text:p>0.0590829785</text:p>
          </table:table-cell>
          <table:table-cell office:value-type="float" office:value="272.685564275307">
            <text:p>272.6855642753</text:p>
          </table:table-cell>
          <table:table-cell office:value-type="float" office:value="272.685415046542">
            <text:p>272.6854150465</text:p>
          </table:table-cell>
          <table:table-cell office:value-type="string">
            <text:p><text:s/>2 ♑ 41' 08"</text:p>
          </table:table-cell>
          <table:table-cell office:value-type="string">
            <text:p><text:s/>2 ♑ 41' 07"</text:p>
          </table:table-cell>
          <table:table-cell office:value-type="float" office:value="1.01794563024236">
            <text:p>1.0179456302</text:p>
          </table:table-cell>
          <table:table-cell office:value-type="float" office:value="0.0590665813235792">
            <text:p>0.0590665813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9078.18391204">
            <text:p>2419078.18391204</text:p>
          </table:table-cell>
          <table:table-cell office:value-type="string">
            <text:p>1911-02-10 11:24:50.625000 EST-0500</text:p>
          </table:table-cell>
          <table:table-cell office:value-type="float" office:value="0">
            <text:p>0</text:p>
          </table:table-cell>
          <table:table-cell office:value-type="float" office:value="296.75001925681">
            <text:p>296.7500192568</text:p>
          </table:table-cell>
          <table:table-cell office:value-type="float" office:value="296.749876091185">
            <text:p>296.7498760912</text:p>
          </table:table-cell>
          <table:table-cell office:value-type="string">
            <text:p>26 ♑ 45' 00"</text:p>
          </table:table-cell>
          <table:table-cell office:value-type="string">
            <text:p>26 ♑ 44' 59"</text:p>
          </table:table-cell>
          <table:table-cell office:value-type="float" office:value="1.28199793794169">
            <text:p>1.2819979379</text:p>
          </table:table-cell>
          <table:table-cell office:value-type="float" office:value="0.0551576541193482">
            <text:p>0.0551576541</text:p>
          </table:table-cell>
          <table:table-cell office:value-type="float" office:value="274.137258612832">
            <text:p>274.1372586128</text:p>
          </table:table-cell>
          <table:table-cell office:value-type="float" office:value="274.137115447207">
            <text:p>274.1371154472</text:p>
          </table:table-cell>
          <table:table-cell office:value-type="string">
            <text:p><text:s/>4 ♑ 08' 14"</text:p>
          </table:table-cell>
          <table:table-cell office:value-type="string">
            <text:p><text:s/>4 ♑ 08' 13"</text:p>
          </table:table-cell>
          <table:table-cell office:value-type="float" office:value="1.28195818931038">
            <text:p>1.2819581893</text:p>
          </table:table-cell>
          <table:table-cell office:value-type="float" office:value="0.0551178961353113">
            <text:p>0.0551178961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19107.00983796">
            <text:p>2419107.00983796</text:p>
          </table:table-cell>
          <table:table-cell office:value-type="string">
            <text:p>1911-03-11 07:14:10.781250 EST-0500</text:p>
          </table:table-cell>
          <table:table-cell office:value-type="float" office:value="0">
            <text:p>0</text:p>
          </table:table-cell>
          <table:table-cell office:value-type="float" office:value="298.166550207638">
            <text:p>298.1665502076</text:p>
          </table:table-cell>
          <table:table-cell office:value-type="float" office:value="298.1664547644">
            <text:p>298.1664547644</text:p>
          </table:table-cell>
          <table:table-cell table:number-columns-repeated="2" office:value-type="string">
            <text:p>28 ♑ 09' 59"</text:p>
          </table:table-cell>
          <table:table-cell office:value-type="float" office:value="0.737540555346316">
            <text:p>0.7375405553</text:p>
          </table:table-cell>
          <table:table-cell office:value-type="float" office:value="0.041693693405769">
            <text:p>0.0416936934</text:p>
          </table:table-cell>
          <table:table-cell office:value-type="float" office:value="275.552773421553">
            <text:p>275.5527734216</text:p>
          </table:table-cell>
          <table:table-cell office:value-type="float" office:value="275.552677978315">
            <text:p>275.5526779783</text:p>
          </table:table-cell>
          <table:table-cell table:number-columns-repeated="2" office:value-type="string">
            <text:p><text:s/>5 ♑ 33' 09"</text:p>
          </table:table-cell>
          <table:table-cell office:value-type="float" office:value="0.737532830986024">
            <text:p>0.737532831</text:p>
          </table:table-cell>
          <table:table-cell office:value-type="float" office:value="0.0416860242810901">
            <text:p>0.041686024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9116.0362037">
            <text:p>2419116.0362037</text:p>
          </table:table-cell>
          <table:table-cell office:value-type="string">
            <text:p>1911-03-20 07:52:08.906250 EST-0500</text:p>
          </table:table-cell>
          <table:table-cell office:value-type="float" office:value="0">
            <text:p>0</text:p>
          </table:table-cell>
          <table:table-cell office:value-type="float" office:value="358.804608643456">
            <text:p>358.8046086435</text:p>
          </table:table-cell>
          <table:table-cell office:value-type="float" office:value="358.804521056497">
            <text:p>358.8045210565</text:p>
          </table:table-cell>
          <table:table-cell table:number-columns-repeated="2" office:value-type="string">
            <text:p>28 ♓ 48' 16"</text:p>
          </table:table-cell>
          <table:table-cell office:value-type="float" office:value="1.98193756851658">
            <text:p>1.9819375685</text:p>
          </table:table-cell>
          <table:table-cell office:value-type="float" office:value="0.993122609344696">
            <text:p>0.9931226093</text:p>
          </table:table-cell>
          <table:table-cell office:value-type="float" office:value="336.190707308632">
            <text:p>336.1907073086</text:p>
          </table:table-cell>
          <table:table-cell office:value-type="float" office:value="336.190619721673">
            <text:p>336.1906197217</text:p>
          </table:table-cell>
          <table:table-cell table:number-columns-repeated="2" office:value-type="string">
            <text:p><text:s/>6 ♓ 11' 26"</text:p>
          </table:table-cell>
          <table:table-cell office:value-type="float" office:value="1.98193758632384">
            <text:p>1.9819375863</text:p>
          </table:table-cell>
          <table:table-cell office:value-type="float" office:value="0.99312239307574">
            <text:p>0.9931223931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9124.01765046">
            <text:p>2419124.01765046</text:p>
          </table:table-cell>
          <table:table-cell office:value-type="string">
            <text:p>1911-03-28 07:25:25.781250 EST-0500</text:p>
          </table:table-cell>
          <table:table-cell office:value-type="float" office:value="0">
            <text:p>0</text:p>
          </table:table-cell>
          <table:table-cell office:value-type="float" office:value="35.539218585256">
            <text:p>35.5392185853</text:p>
          </table:table-cell>
          <table:table-cell office:value-type="float" office:value="35.5392169887819">
            <text:p>35.5392169888</text:p>
          </table:table-cell>
          <table:table-cell table:number-columns-repeated="2" office:value-type="string">
            <text:p><text:s/>5 ♉ 32' 21"</text:p>
          </table:table-cell>
          <table:table-cell office:value-type="float" office:value="1.217346101845">
            <text:p>1.2173461018</text:p>
          </table:table-cell>
          <table:table-cell office:value-type="float" office:value="0.117913399656675">
            <text:p>0.1179133997</text:p>
          </table:table-cell>
          <table:table-cell office:value-type="float" office:value="12.9249986144309">
            <text:p>12.9249986144</text:p>
          </table:table-cell>
          <table:table-cell office:value-type="float" office:value="12.9249970179567">
            <text:p>12.924997018</text:p>
          </table:table-cell>
          <table:table-cell table:number-columns-repeated="2" office:value-type="string">
            <text:p>12 ♈ 55' 29"</text:p>
          </table:table-cell>
          <table:table-cell office:value-type="float" office:value="1.21737863310407">
            <text:p>1.2173786331</text:p>
          </table:table-cell>
          <table:table-cell office:value-type="float" office:value="0.117945574447517">
            <text:p>0.1179455744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9136.23274306">
            <text:p>2419136.23274306</text:p>
          </table:table-cell>
          <table:table-cell office:value-type="string">
            <text:p>1911-04-09 12:35:09.375000 EST-0500</text:p>
          </table:table-cell>
          <table:table-cell office:value-type="float" office:value="0">
            <text:p>0</text:p>
          </table:table-cell>
          <table:table-cell office:value-type="float" office:value="37.02098403704">
            <text:p>37.020984037</text:p>
          </table:table-cell>
          <table:table-cell office:value-type="float" office:value="37.0207982200415">
            <text:p>37.02079822</text:p>
          </table:table-cell>
          <table:table-cell office:value-type="string">
            <text:p><text:s/>7 ♉ 01' 15"</text:p>
          </table:table-cell>
          <table:table-cell office:value-type="string">
            <text:p><text:s/>7 ♉ 01' 14"</text:p>
          </table:table-cell>
          <table:table-cell office:value-type="float" office:value="1.44855083935222">
            <text:p>1.4485508394</text:p>
          </table:table-cell>
          <table:table-cell office:value-type="float" office:value="0.124106880819807">
            <text:p>0.1241068808</text:p>
          </table:table-cell>
          <table:table-cell office:value-type="float" office:value="14.4063398972605">
            <text:p>14.4063398973</text:p>
          </table:table-cell>
          <table:table-cell office:value-type="float" office:value="14.406154080262">
            <text:p>14.4061540803</text:p>
          </table:table-cell>
          <table:table-cell table:number-columns-repeated="2" office:value-type="string">
            <text:p>14 ♈ 24' 22"</text:p>
          </table:table-cell>
          <table:table-cell office:value-type="float" office:value="1.44857477073187">
            <text:p>1.4485747707</text:p>
          </table:table-cell>
          <table:table-cell office:value-type="float" office:value="0.124130152001807">
            <text:p>0.124130152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19157.7471412">
            <text:p>2419157.7471412</text:p>
          </table:table-cell>
          <table:table-cell office:value-type="string">
            <text:p>1911-05-01 00:55:53.906250 EST-0500</text:p>
          </table:table-cell>
          <table:table-cell office:value-type="float" office:value="0">
            <text:p>0</text:p>
          </table:table-cell>
          <table:table-cell office:value-type="float" office:value="39.7519094569929">
            <text:p>39.751909457</text:p>
          </table:table-cell>
          <table:table-cell office:value-type="float" office:value="39.7518412243138">
            <text:p>39.7518412243</text:p>
          </table:table-cell>
          <table:table-cell table:number-columns-repeated="2" office:value-type="string">
            <text:p><text:s/>9 ♉ 45' 06"</text:p>
          </table:table-cell>
          <table:table-cell office:value-type="float" office:value="0.970876042360914">
            <text:p>0.9708760424</text:p>
          </table:table-cell>
          <table:table-cell office:value-type="float" office:value="0.128419117158576">
            <text:p>0.1284191172</text:p>
          </table:table-cell>
          <table:table-cell office:value-type="float" office:value="17.1366409843323">
            <text:p>17.1366409843</text:p>
          </table:table-cell>
          <table:table-cell office:value-type="float" office:value="17.1365727516533">
            <text:p>17.1365727517</text:p>
          </table:table-cell>
          <table:table-cell table:number-columns-repeated="2" office:value-type="string">
            <text:p>17 ♈ 08' 11"</text:p>
          </table:table-cell>
          <table:table-cell office:value-type="float" office:value="0.970838170985883">
            <text:p>0.970838171</text:p>
          </table:table-cell>
          <table:table-cell office:value-type="float" office:value="0.128381693591453">
            <text:p>0.128381693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9162.23811343">
            <text:p>2419162.23811343</text:p>
          </table:table-cell>
          <table:table-cell office:value-type="string">
            <text:p>1911-05-05 12:42:53.437500 EST-0500</text:p>
          </table:table-cell>
          <table:table-cell office:value-type="float" office:value="0">
            <text:p>0</text:p>
          </table:table-cell>
          <table:table-cell office:value-type="float" office:value="44.1061838869819">
            <text:p>44.106183887</text:p>
          </table:table-cell>
          <table:table-cell office:value-type="float" office:value="44.1065187536187">
            <text:p>44.1065187536</text:p>
          </table:table-cell>
          <table:table-cell office:value-type="string">
            <text:p>14 ♉ 06' 22"</text:p>
          </table:table-cell>
          <table:table-cell office:value-type="string">
            <text:p>14 ♉ 06' 23"</text:p>
          </table:table-cell>
          <table:table-cell office:value-type="float" office:value="-0.624519245697393">
            <text:p>-0.6245192457</text:p>
          </table:table-cell>
          <table:table-cell office:value-type="float" office:value="0.96836270823141">
            <text:p>0.9683627082</text:p>
          </table:table-cell>
          <table:table-cell office:value-type="float" office:value="21.4905900244156">
            <text:p>21.4905900244</text:p>
          </table:table-cell>
          <table:table-cell office:value-type="float" office:value="21.4909248910524">
            <text:p>21.4909248911</text:p>
          </table:table-cell>
          <table:table-cell office:value-type="string">
            <text:p>21 ♈ 29' 26"</text:p>
          </table:table-cell>
          <table:table-cell office:value-type="string">
            <text:p>21 ♈ 29' 27"</text:p>
          </table:table-cell>
          <table:table-cell office:value-type="float" office:value="-0.624524515480919">
            <text:p>-0.6245245155</text:p>
          </table:table-cell>
          <table:table-cell office:value-type="float" office:value="0.968357392105112">
            <text:p>0.9683573921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19166.74299768">
            <text:p>2419166.74299768</text:p>
          </table:table-cell>
          <table:table-cell office:value-type="string">
            <text:p>1911-05-10 00:49:55.312500 EST-0500</text:p>
          </table:table-cell>
          <table:table-cell office:value-type="float" office:value="0">
            <text:p>0</text:p>
          </table:table-cell>
          <table:table-cell office:value-type="float" office:value="86.5297772045165">
            <text:p>86.5297772045</text:p>
          </table:table-cell>
          <table:table-cell office:value-type="float" office:value="86.5295033140414">
            <text:p>86.529503314</text:p>
          </table:table-cell>
          <table:table-cell office:value-type="string">
            <text:p>26 ♊ 31' 47"</text:p>
          </table:table-cell>
          <table:table-cell office:value-type="string">
            <text:p>26 ♊ 31' 46"</text:p>
          </table:table-cell>
          <table:table-cell office:value-type="float" office:value="1.16397490248543">
            <text:p>1.1639749025</text:p>
          </table:table-cell>
          <table:table-cell office:value-type="float" office:value="0.0194330871803118">
            <text:p>0.0194330872</text:p>
          </table:table-cell>
          <table:table-cell office:value-type="float" office:value="63.9141002152108">
            <text:p>63.9141002152</text:p>
          </table:table-cell>
          <table:table-cell office:value-type="float" office:value="63.9138263247357">
            <text:p>63.9138263247</text:p>
          </table:table-cell>
          <table:table-cell office:value-type="string">
            <text:p><text:s/>3 ♊ 54' 50"</text:p>
          </table:table-cell>
          <table:table-cell office:value-type="string">
            <text:p><text:s/>3 ♊ 54' 49"</text:p>
          </table:table-cell>
          <table:table-cell office:value-type="float" office:value="1.16400084318149">
            <text:p>1.1640008432</text:p>
          </table:table-cell>
          <table:table-cell office:value-type="float" office:value="0.0194591093786786">
            <text:p>0.0194591094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9167.4856713">
            <text:p>2419167.4856713</text:p>
          </table:table-cell>
          <table:table-cell office:value-type="string">
            <text:p>1911-05-10 18:39:22.500000 EST-0500</text:p>
          </table:table-cell>
          <table:table-cell office:value-type="float" office:value="0">
            <text:p>0</text:p>
          </table:table-cell>
          <table:table-cell office:value-type="float" office:value="40.9988659061402">
            <text:p>40.9988659061</text:p>
          </table:table-cell>
          <table:table-cell office:value-type="float" office:value="40.9989898205521">
            <text:p>40.9989898206</text:p>
          </table:table-cell>
          <table:table-cell office:value-type="string">
            <text:p>10 ♉ 59' 55"</text:p>
          </table:table-cell>
          <table:table-cell office:value-type="string">
            <text:p>10 ♉ 59' 56"</text:p>
          </table:table-cell>
          <table:table-cell office:value-type="float" office:value="-0.513467003120325">
            <text:p>-0.5134670031</text:p>
          </table:table-cell>
          <table:table-cell office:value-type="float" office:value="0.127440806695527">
            <text:p>0.1274408067</text:p>
          </table:table-cell>
          <table:table-cell office:value-type="float" office:value="18.3831778753761">
            <text:p>18.3831778754</text:p>
          </table:table-cell>
          <table:table-cell office:value-type="float" office:value="18.383301789788">
            <text:p>18.3833017898</text:p>
          </table:table-cell>
          <table:table-cell table:number-columns-repeated="2" office:value-type="string">
            <text:p>18 ♈ 22' 59"</text:p>
          </table:table-cell>
          <table:table-cell office:value-type="float" office:value="-0.513446427568566">
            <text:p>-0.5134464276</text:p>
          </table:table-cell>
          <table:table-cell office:value-type="float" office:value="0.127461541302736">
            <text:p>0.1274615413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9186.36921296">
            <text:p>2419186.36921296</text:p>
          </table:table-cell>
          <table:table-cell office:value-type="string">
            <text:p>1911-05-29 15:51:40.781250 EST-0500</text:p>
          </table:table-cell>
          <table:table-cell office:value-type="float" office:value="0">
            <text:p>0</text:p>
          </table:table-cell>
          <table:table-cell office:value-type="float" office:value="43.3563846574368">
            <text:p>43.3563846574</text:p>
          </table:table-cell>
          <table:table-cell office:value-type="float" office:value="43.3563245560327">
            <text:p>43.356324556</text:p>
          </table:table-cell>
          <table:table-cell table:number-columns-repeated="2" office:value-type="string">
            <text:p>13 ♉ 21' 22"</text:p>
          </table:table-cell>
          <table:table-cell office:value-type="float" office:value="0.782299204527158">
            <text:p>0.7822992045</text:p>
          </table:table-cell>
          <table:table-cell office:value-type="float" office:value="0.121200652020993">
            <text:p>0.121200652</text:p>
          </table:table-cell>
          <table:table-cell office:value-type="float" office:value="20.7397888539174">
            <text:p>20.7397888539</text:p>
          </table:table-cell>
          <table:table-cell office:value-type="float" office:value="20.7397287525133">
            <text:p>20.7397287525</text:p>
          </table:table-cell>
          <table:table-cell table:number-columns-repeated="2" office:value-type="string">
            <text:p>20 ♈ 44' 23"</text:p>
          </table:table-cell>
          <table:table-cell office:value-type="float" office:value="0.78223997473417">
            <text:p>0.7822399747</text:p>
          </table:table-cell>
          <table:table-cell office:value-type="float" office:value="0.121141350215714">
            <text:p>0.1211413502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9187.01302083">
            <text:p>2419187.01302083</text:p>
          </table:table-cell>
          <table:table-cell office:value-type="string">
            <text:p>1911-05-30 07:18:45.000000 EST-0500</text:p>
          </table:table-cell>
          <table:table-cell office:value-type="float" office:value="0">
            <text:p>0</text:p>
          </table:table-cell>
          <table:table-cell office:value-type="float" office:value="109.723766046837">
            <text:p>109.7237660468</text:p>
          </table:table-cell>
          <table:table-cell office:value-type="float" office:value="109.723664958536">
            <text:p>109.7236649585</text:p>
          </table:table-cell>
          <table:table-cell table:number-columns-repeated="2" office:value-type="string">
            <text:p>19 ♋ 43' 25"</text:p>
          </table:table-cell>
          <table:table-cell office:value-type="float" office:value="1.12213792177908">
            <text:p>1.1221379218</text:p>
          </table:table-cell>
          <table:table-cell office:value-type="float" office:value="0.0293878564186492">
            <text:p>0.0293878564</text:p>
          </table:table-cell>
          <table:table-cell office:value-type="float" office:value="87.107107818971">
            <text:p>87.107107819</text:p>
          </table:table-cell>
          <table:table-cell office:value-type="float" office:value="87.1070067306702">
            <text:p>87.1070067307</text:p>
          </table:table-cell>
          <table:table-cell table:number-columns-repeated="2" office:value-type="string">
            <text:p>27 ♊ 06' 25"</text:p>
          </table:table-cell>
          <table:table-cell office:value-type="float" office:value="1.12208067422511">
            <text:p>1.1220806742</text:p>
          </table:table-cell>
          <table:table-cell office:value-type="float" office:value="0.0293306503839966">
            <text:p>0.0293306504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19207.37971065">
            <text:p>2419207.37971065</text:p>
          </table:table-cell>
          <table:table-cell office:value-type="string">
            <text:p>1911-06-19 16:06:47.812500 EST-0500</text:p>
          </table:table-cell>
          <table:table-cell office:value-type="float" office:value="0">
            <text:p>0</text:p>
          </table:table-cell>
          <table:table-cell office:value-type="float" office:value="87.4418953165068">
            <text:p>87.4418953165</text:p>
          </table:table-cell>
          <table:table-cell office:value-type="float" office:value="87.4416714697583">
            <text:p>87.4416714698</text:p>
          </table:table-cell>
          <table:table-cell table:number-columns-repeated="2" office:value-type="string">
            <text:p>27 ♊ 26' 30"</text:p>
          </table:table-cell>
          <table:table-cell office:value-type="float" office:value="0.954303325995967">
            <text:p>0.954303326</text:p>
          </table:table-cell>
          <table:table-cell office:value-type="float" office:value="0.0239310004965382">
            <text:p>0.0239310005</text:p>
          </table:table-cell>
          <table:table-cell office:value-type="float" office:value="64.8242306263939">
            <text:p>64.8242306264</text:p>
          </table:table-cell>
          <table:table-cell office:value-type="float" office:value="64.8240067796455">
            <text:p>64.8240067796</text:p>
          </table:table-cell>
          <table:table-cell office:value-type="string">
            <text:p><text:s/>4 ♊ 49' 27"</text:p>
          </table:table-cell>
          <table:table-cell office:value-type="string">
            <text:p><text:s/>4 ♊ 49' 26"</text:p>
          </table:table-cell>
          <table:table-cell office:value-type="float" office:value="0.954321462483831">
            <text:p>0.9543214625</text:p>
          </table:table-cell>
          <table:table-cell office:value-type="float" office:value="0.0239491171386837">
            <text:p>0.0239491171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9215.38655093">
            <text:p>2419215.38655093</text:p>
          </table:table-cell>
          <table:table-cell office:value-type="string">
            <text:p>1911-06-27 16:16:38.437500 EST-0500</text:p>
          </table:table-cell>
          <table:table-cell office:value-type="float" office:value="0">
            <text:p>0</text:p>
          </table:table-cell>
          <table:table-cell office:value-type="float" office:value="87.6333256673442">
            <text:p>87.6333256673</text:p>
          </table:table-cell>
          <table:table-cell office:value-type="float" office:value="87.6332187363962">
            <text:p>87.6332187364</text:p>
          </table:table-cell>
          <table:table-cell table:number-columns-repeated="2" office:value-type="string">
            <text:p>27 ♊ 37' 59"</text:p>
          </table:table-cell>
          <table:table-cell office:value-type="float" office:value="2.1304730030927">
            <text:p>2.1304730031</text:p>
          </table:table-cell>
          <table:table-cell office:value-type="float" office:value="0.0238338237983393">
            <text:p>0.0238338238</text:p>
          </table:table-cell>
          <table:table-cell office:value-type="float" office:value="65.0151541760721">
            <text:p>65.0151541761</text:p>
          </table:table-cell>
          <table:table-cell office:value-type="float" office:value="65.0150472451241">
            <text:p>65.0150472451</text:p>
          </table:table-cell>
          <table:table-cell table:number-columns-repeated="2" office:value-type="string">
            <text:p><text:s/>5 ♊ 00' 54"</text:p>
          </table:table-cell>
          <table:table-cell office:value-type="float" office:value="2.13042264743477">
            <text:p>2.1304226474</text:p>
          </table:table-cell>
          <table:table-cell office:value-type="float" office:value="0.0237833958802509">
            <text:p>0.023783395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9221.52888889">
            <text:p>2419221.52888889</text:p>
          </table:table-cell>
          <table:table-cell office:value-type="string">
            <text:p>1911-07-03 19:41:36.093750 EST-0500</text:p>
          </table:table-cell>
          <table:table-cell office:value-type="float" office:value="0">
            <text:p>0</text:p>
          </table:table-cell>
          <table:table-cell office:value-type="float" office:value="100.939256280843">
            <text:p>100.9392562808</text:p>
          </table:table-cell>
          <table:table-cell office:value-type="float" office:value="100.93916369728">
            <text:p>100.9391636973</text:p>
          </table:table-cell>
          <table:table-cell office:value-type="string">
            <text:p>10 ♋ 56' 21"</text:p>
          </table:table-cell>
          <table:table-cell office:value-type="string">
            <text:p>10 ♋ 56' 20"</text:p>
          </table:table-cell>
          <table:table-cell office:value-type="float" office:value="2.17245288924261">
            <text:p>2.1724528892</text:p>
          </table:table-cell>
          <table:table-cell office:value-type="float" office:value="0.953284522707437">
            <text:p>0.9532845227</text:p>
          </table:table-cell>
          <table:table-cell office:value-type="float" office:value="78.3208383501946">
            <text:p>78.3208383502</text:p>
          </table:table-cell>
          <table:table-cell office:value-type="float" office:value="78.3207457666322">
            <text:p>78.3207457666</text:p>
          </table:table-cell>
          <table:table-cell office:value-type="string">
            <text:p>18 ♊ 19' 15"</text:p>
          </table:table-cell>
          <table:table-cell office:value-type="string">
            <text:p>18 ♊ 19' 14"</text:p>
          </table:table-cell>
          <table:table-cell office:value-type="float" office:value="2.17246747273976">
            <text:p>2.1724674727</text:p>
          </table:table-cell>
          <table:table-cell office:value-type="float" office:value="0.953299090144782">
            <text:p>0.9532990901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9226.25666667">
            <text:p>2419226.25666667</text:p>
          </table:table-cell>
          <table:table-cell office:value-type="string">
            <text:p>1911-07-08 13:09:36.562500 EST-0500</text:p>
          </table:table-cell>
          <table:table-cell office:value-type="float" office:value="0">
            <text:p>0</text:p>
          </table:table-cell>
          <table:table-cell office:value-type="float" office:value="111.062941974905">
            <text:p>111.0629419749</text:p>
          </table:table-cell>
          <table:table-cell office:value-type="float" office:value="111.062541734507">
            <text:p>111.0625417345</text:p>
          </table:table-cell>
          <table:table-cell office:value-type="string">
            <text:p>21 ♋ 03' 46"</text:p>
          </table:table-cell>
          <table:table-cell office:value-type="string">
            <text:p>21 ♋ 03' 45"</text:p>
          </table:table-cell>
          <table:table-cell office:value-type="float" office:value="2.0980972660321">
            <text:p>2.098097266</text:p>
          </table:table-cell>
          <table:table-cell office:value-type="float" office:value="0.0370199356922066">
            <text:p>0.0370199357</text:p>
          </table:table-cell>
          <table:table-cell office:value-type="float" office:value="88.4443018991943">
            <text:p>88.4443018992</text:p>
          </table:table-cell>
          <table:table-cell office:value-type="float" office:value="88.4439016587957">
            <text:p>88.4439016588</text:p>
          </table:table-cell>
          <table:table-cell office:value-type="string">
            <text:p>28 ♊ 26' 39"</text:p>
          </table:table-cell>
          <table:table-cell office:value-type="string">
            <text:p>28 ♊ 26' 38"</text:p>
          </table:table-cell>
          <table:table-cell office:value-type="float" office:value="2.09806600342399">
            <text:p>2.0980660034</text:p>
          </table:table-cell>
          <table:table-cell office:value-type="float" office:value="0.036988624090724">
            <text:p>0.0369886241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19232.3877662">
            <text:p>2419232.3877662</text:p>
          </table:table-cell>
          <table:table-cell office:value-type="string">
            <text:p>1911-07-14 16:18:23.906250 EST-0500</text:p>
          </table:table-cell>
          <table:table-cell office:value-type="float" office:value="0">
            <text:p>0</text:p>
          </table:table-cell>
          <table:table-cell office:value-type="float" office:value="111.29006997714">
            <text:p>111.2900699771</text:p>
          </table:table-cell>
          <table:table-cell office:value-type="float" office:value="111.290063989018">
            <text:p>111.290063989</text:p>
          </table:table-cell>
          <table:table-cell table:number-columns-repeated="2" office:value-type="string">
            <text:p>21 ♋ 17' 24"</text:p>
          </table:table-cell>
          <table:table-cell office:value-type="float" office:value="0.953510794546333">
            <text:p>0.9535107945</text:p>
          </table:table-cell>
          <table:table-cell office:value-type="float" office:value="0.0371326446393972">
            <text:p>0.0371326446</text:p>
          </table:table-cell>
          <table:table-cell office:value-type="float" office:value="88.6710446455463">
            <text:p>88.6710446455</text:p>
          </table:table-cell>
          <table:table-cell office:value-type="float" office:value="88.671038657424">
            <text:p>88.6710386574</text:p>
          </table:table-cell>
          <table:table-cell table:number-columns-repeated="2" office:value-type="string">
            <text:p>28 ♊ 40' 15"</text:p>
          </table:table-cell>
          <table:table-cell office:value-type="float" office:value="0.953513954326302">
            <text:p>0.9535139543</text:p>
          </table:table-cell>
          <table:table-cell office:value-type="float" office:value="0.0371358671946345">
            <text:p>0.0371358672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19265.48445602">
            <text:p>2419265.48445602</text:p>
          </table:table-cell>
          <table:table-cell office:value-type="string">
            <text:p>1911-08-16 18:37:37.031250 EST-0500</text:p>
          </table:table-cell>
          <table:table-cell office:value-type="float" office:value="0">
            <text:p>0</text:p>
          </table:table-cell>
          <table:table-cell office:value-type="float" office:value="49.9746259487872">
            <text:p>49.9746259488</text:p>
          </table:table-cell>
          <table:table-cell office:value-type="float" office:value="49.9745984502417">
            <text:p>49.9745984502</text:p>
          </table:table-cell>
          <table:table-cell table:number-columns-repeated="2" office:value-type="string">
            <text:p>19 ♉ 58' 28"</text:p>
          </table:table-cell>
          <table:table-cell office:value-type="float" office:value="0.560557171429552">
            <text:p>0.5605571714</text:p>
          </table:table-cell>
          <table:table-cell office:value-type="float" office:value="0.0297783889864657">
            <text:p>0.029778389</text:p>
          </table:table-cell>
          <table:table-cell office:value-type="float" office:value="27.3542723352259">
            <text:p>27.3542723352</text:p>
          </table:table-cell>
          <table:table-cell office:value-type="float" office:value="27.3542448366803">
            <text:p>27.3542448367</text:p>
          </table:table-cell>
          <table:table-cell table:number-columns-repeated="2" office:value-type="string">
            <text:p>27 ♈ 21' 15"</text:p>
          </table:table-cell>
          <table:table-cell office:value-type="float" office:value="0.560556388528646">
            <text:p>0.5605563885</text:p>
          </table:table-cell>
          <table:table-cell office:value-type="float" office:value="0.0297776433167733">
            <text:p>0.029777643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9289.12605324">
            <text:p>2419289.12605324</text:p>
          </table:table-cell>
          <table:table-cell office:value-type="string">
            <text:p>1911-09-09 10:01:31.406250 EST-0500</text:p>
          </table:table-cell>
          <table:table-cell office:value-type="float" office:value="0">
            <text:p>0</text:p>
          </table:table-cell>
          <table:table-cell office:value-type="float" office:value="165.806785769728">
            <text:p>165.8067857697</text:p>
          </table:table-cell>
          <table:table-cell office:value-type="float" office:value="165.807065235706">
            <text:p>165.8070652357</text:p>
          </table:table-cell>
          <table:table-cell office:value-type="string">
            <text:p>15 ♍ 48' 24"</text:p>
          </table:table-cell>
          <table:table-cell office:value-type="string">
            <text:p>15 ♍ 48' 25"</text:p>
          </table:table-cell>
          <table:table-cell office:value-type="float" office:value="-0.995882884597086">
            <text:p>-0.9958828846</text:p>
          </table:table-cell>
          <table:table-cell office:value-type="float" office:value="0.971405109353958">
            <text:p>0.9714051094</text:p>
          </table:table-cell>
          <table:table-cell office:value-type="float" office:value="143.18554514701">
            <text:p>143.185545147</text:p>
          </table:table-cell>
          <table:table-cell office:value-type="float" office:value="143.185824612987">
            <text:p>143.185824613</text:p>
          </table:table-cell>
          <table:table-cell office:value-type="string">
            <text:p>23 ♌ 11' 07"</text:p>
          </table:table-cell>
          <table:table-cell office:value-type="string">
            <text:p>23 ♌ 11' 08"</text:p>
          </table:table-cell>
          <table:table-cell office:value-type="float" office:value="-0.995841855391875">
            <text:p>-0.9958418554</text:p>
          </table:table-cell>
          <table:table-cell office:value-type="float" office:value="0.971445744556978">
            <text:p>0.9714457446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9294.99324074">
            <text:p>2419294.99324074</text:p>
          </table:table-cell>
          <table:table-cell office:value-type="string">
            <text:p>1911-09-15 06:50:16.406250 EST-0500</text:p>
          </table:table-cell>
          <table:table-cell office:value-type="float" office:value="0">
            <text:p>0</text:p>
          </table:table-cell>
          <table:table-cell office:value-type="float" office:value="171.516014799754">
            <text:p>171.5160147998</text:p>
          </table:table-cell>
          <table:table-cell office:value-type="float" office:value="171.516240165597">
            <text:p>171.5162401656</text:p>
          </table:table-cell>
          <table:table-cell office:value-type="string">
            <text:p>21 ♍ 30' 57"</text:p>
          </table:table-cell>
          <table:table-cell office:value-type="string">
            <text:p>21 ♍ 30' 58"</text:p>
          </table:table-cell>
          <table:table-cell office:value-type="float" office:value="-0.617924339035765">
            <text:p>-0.617924339</text:p>
          </table:table-cell>
          <table:table-cell office:value-type="float" office:value="0.974843598994338">
            <text:p>0.974843599</text:p>
          </table:table-cell>
          <table:table-cell office:value-type="float" office:value="148.894628709762">
            <text:p>148.8946287098</text:p>
          </table:table-cell>
          <table:table-cell office:value-type="float" office:value="148.894854075605">
            <text:p>148.8948540756</text:p>
          </table:table-cell>
          <table:table-cell office:value-type="string">
            <text:p>28 ♌ 53' 40"</text:p>
          </table:table-cell>
          <table:table-cell office:value-type="string">
            <text:p>28 ♌ 53' 41"</text:p>
          </table:table-cell>
          <table:table-cell office:value-type="float" office:value="-0.617953647568918">
            <text:p>-0.6179536476</text:p>
          </table:table-cell>
          <table:table-cell office:value-type="float" office:value="0.974815060636436">
            <text:p>0.9748150606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9306.66194444">
            <text:p>2419306.66194444</text:p>
          </table:table-cell>
          <table:table-cell office:value-type="string">
            <text:p>1911-09-26 22:53:12.187500 EST-0500</text:p>
          </table:table-cell>
          <table:table-cell office:value-type="float" office:value="0">
            <text:p>0</text:p>
          </table:table-cell>
          <table:table-cell office:value-type="float" office:value="165.262295654361">
            <text:p>165.2622956544</text:p>
          </table:table-cell>
          <table:table-cell office:value-type="float" office:value="165.262220965609">
            <text:p>165.2622209656</text:p>
          </table:table-cell>
          <table:table-cell office:value-type="string">
            <text:p>15 ♍ 15' 44"</text:p>
          </table:table-cell>
          <table:table-cell office:value-type="string">
            <text:p>15 ♍ 15' 43"</text:p>
          </table:table-cell>
          <table:table-cell office:value-type="float" office:value="1.17506680153496">
            <text:p>1.1750668015</text:p>
          </table:table-cell>
          <table:table-cell office:value-type="float" office:value="-0.382394718095991">
            <text:p>-0.3823947181</text:p>
          </table:table-cell>
          <table:table-cell office:value-type="float" office:value="142.640580298228">
            <text:p>142.6405802982</text:p>
          </table:table-cell>
          <table:table-cell office:value-type="float" office:value="142.640505609476">
            <text:p>142.6405056095</text:p>
          </table:table-cell>
          <table:table-cell office:value-type="string">
            <text:p>22 ♌ 38' 26"</text:p>
          </table:table-cell>
          <table:table-cell office:value-type="string">
            <text:p>22 ♌ 38' 25"</text:p>
          </table:table-cell>
          <table:table-cell office:value-type="float" office:value="1.17506921394831">
            <text:p>1.1750692139</text:p>
          </table:table-cell>
          <table:table-cell office:value-type="float" office:value="-0.38239409603555">
            <text:p>-0.38239409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9333.36115741">
            <text:p>2419333.36115741</text:p>
          </table:table-cell>
          <table:table-cell office:value-type="string">
            <text:p>1911-10-23 15:40:04.687500 EST-0500</text:p>
          </table:table-cell>
          <table:table-cell office:value-type="float" office:value="0">
            <text:p>0</text:p>
          </table:table-cell>
          <table:table-cell office:value-type="float" office:value="209.328817862443">
            <text:p>209.3288178624</text:p>
          </table:table-cell>
          <table:table-cell office:value-type="float" office:value="209.328662854736">
            <text:p>209.3286628547</text:p>
          </table:table-cell>
          <table:table-cell table:number-columns-repeated="2" office:value-type="string">
            <text:p>29 ♎ 19' 43"</text:p>
          </table:table-cell>
          <table:table-cell office:value-type="float" office:value="1.66453633092196">
            <text:p>1.6645363309</text:p>
          </table:table-cell>
          <table:table-cell office:value-type="float" office:value="0.996615469930642">
            <text:p>0.9966154699</text:p>
          </table:table-cell>
          <table:table-cell office:value-type="float" office:value="186.706258013039">
            <text:p>186.706258013</text:p>
          </table:table-cell>
          <table:table-cell office:value-type="float" office:value="186.706103005331">
            <text:p>186.7061030053</text:p>
          </table:table-cell>
          <table:table-cell office:value-type="string">
            <text:p><text:s/>6 ♎ 42' 22"</text:p>
          </table:table-cell>
          <table:table-cell office:value-type="string">
            <text:p><text:s/>6 ♎ 42' 21"</text:p>
          </table:table-cell>
          <table:table-cell office:value-type="float" office:value="1.66454007852943">
            <text:p>1.6645400785</text:p>
          </table:table-cell>
          <table:table-cell office:value-type="float" office:value="0.996619046755402">
            <text:p>0.9966190468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9347.95125">
            <text:p>2419347.95125</text:p>
          </table:table-cell>
          <table:table-cell office:value-type="string">
            <text:p>1911-11-07 05:49:48.281250 EST-0500</text:p>
          </table:table-cell>
          <table:table-cell office:value-type="float" office:value="0">
            <text:p>0</text:p>
          </table:table-cell>
          <table:table-cell office:value-type="float" office:value="232.709582265632">
            <text:p>232.7095822656</text:p>
          </table:table-cell>
          <table:table-cell office:value-type="float" office:value="232.709535474588">
            <text:p>232.7095354746</text:p>
          </table:table-cell>
          <table:table-cell table:number-columns-repeated="2" office:value-type="string">
            <text:p>22 ♏ 42' 34"</text:p>
          </table:table-cell>
          <table:table-cell office:value-type="float" office:value="1.54957986700183">
            <text:p>1.549579867</text:p>
          </table:table-cell>
          <table:table-cell office:value-type="float" office:value="0.220332995239418">
            <text:p>0.2203329952</text:p>
          </table:table-cell>
          <table:table-cell office:value-type="float" office:value="210.086486425311">
            <text:p>210.0864864253</text:p>
          </table:table-cell>
          <table:table-cell office:value-type="float" office:value="210.086439634268">
            <text:p>210.0864396343</text:p>
          </table:table-cell>
          <table:table-cell table:number-columns-repeated="2" office:value-type="string">
            <text:p><text:s/>0 ♏ 05' 11"</text:p>
          </table:table-cell>
          <table:table-cell office:value-type="float" office:value="1.54955994990687">
            <text:p>1.5495599499</text:p>
          </table:table-cell>
          <table:table-cell office:value-type="float" office:value="0.22031347119741">
            <text:p>0.2203134712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19359.14704861">
            <text:p>2419359.14704861</text:p>
          </table:table-cell>
          <table:table-cell office:value-type="string">
            <text:p>1911-11-18 10:31:45.468750 EST-0500</text:p>
          </table:table-cell>
          <table:table-cell office:value-type="float" office:value="0">
            <text:p>0</text:p>
          </table:table-cell>
          <table:table-cell office:value-type="float" office:value="235.189223837405">
            <text:p>235.1892238374</text:p>
          </table:table-cell>
          <table:table-cell office:value-type="float" office:value="235.189080576498">
            <text:p>235.1890805765</text:p>
          </table:table-cell>
          <table:table-cell office:value-type="string">
            <text:p>25 ♏ 11' 21"</text:p>
          </table:table-cell>
          <table:table-cell office:value-type="string">
            <text:p>25 ♏ 11' 20"</text:p>
          </table:table-cell>
          <table:table-cell office:value-type="float" office:value="1.00940751194887">
            <text:p>1.0094075119</text:p>
          </table:table-cell>
          <table:table-cell office:value-type="float" office:value="0.22214867161455">
            <text:p>0.2221486716</text:p>
          </table:table-cell>
          <table:table-cell office:value-type="float" office:value="212.56558256989">
            <text:p>212.5655825699</text:p>
          </table:table-cell>
          <table:table-cell office:value-type="float" office:value="212.565439308984">
            <text:p>212.565439309</text:p>
          </table:table-cell>
          <table:table-cell office:value-type="string">
            <text:p><text:s/>2 ♏ 33' 56"</text:p>
          </table:table-cell>
          <table:table-cell office:value-type="string">
            <text:p><text:s/>2 ♏ 33' 55"</text:p>
          </table:table-cell>
          <table:table-cell office:value-type="float" office:value="1.00941832866687">
            <text:p>1.0094183287</text:p>
          </table:table-cell>
          <table:table-cell office:value-type="float" office:value="0.222159607479959">
            <text:p>0.222159607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9396.14802083">
            <text:p>2419396.14802083</text:p>
          </table:table-cell>
          <table:table-cell office:value-type="string">
            <text:p>1911-12-25 10:33:09.843750 EST-0500</text:p>
          </table:table-cell>
          <table:table-cell office:value-type="float" office:value="0">
            <text:p>0</text:p>
          </table:table-cell>
          <table:table-cell office:value-type="float" office:value="272.751577270927">
            <text:p>272.7515772709</text:p>
          </table:table-cell>
          <table:table-cell office:value-type="float" office:value="272.751916585392">
            <text:p>272.7519165854</text:p>
          </table:table-cell>
          <table:table-cell office:value-type="string">
            <text:p><text:s/>2 ♑ 45' 05"</text:p>
          </table:table-cell>
          <table:table-cell office:value-type="string">
            <text:p><text:s/>2 ♑ 45' 06"</text:p>
          </table:table-cell>
          <table:table-cell office:value-type="float" office:value="-1.37482993215618">
            <text:p>-1.3748299322</text:p>
          </table:table-cell>
          <table:table-cell office:value-type="float" office:value="1.01923211956445">
            <text:p>1.0192321196</text:p>
          </table:table-cell>
          <table:table-cell office:value-type="float" office:value="250.125890651029">
            <text:p>250.125890651</text:p>
          </table:table-cell>
          <table:table-cell office:value-type="float" office:value="250.126229965494">
            <text:p>250.1262299655</text:p>
          </table:table-cell>
          <table:table-cell office:value-type="string">
            <text:p>10 ♐ 07' 33"</text:p>
          </table:table-cell>
          <table:table-cell office:value-type="string">
            <text:p>10 ♐ 07' 34"</text:p>
          </table:table-cell>
          <table:table-cell office:value-type="float" office:value="-1.37483335908458">
            <text:p>-1.3748333591</text:p>
          </table:table-cell>
          <table:table-cell office:value-type="float" office:value="1.01922866619034">
            <text:p>1.0192286662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19411.65876157">
            <text:p>2419411.65876157</text:p>
          </table:table-cell>
          <table:table-cell office:value-type="string">
            <text:p>1912-01-09 22:48:37.968750 EST-0500</text:p>
          </table:table-cell>
          <table:table-cell office:value-type="float" office:value="0">
            <text:p>0</text:p>
          </table:table-cell>
          <table:table-cell office:value-type="float" office:value="246.34404768733">
            <text:p>246.3440476873</text:p>
          </table:table-cell>
          <table:table-cell office:value-type="float" office:value="246.343927489305">
            <text:p>246.3439274893</text:p>
          </table:table-cell>
          <table:table-cell table:number-columns-repeated="2" office:value-type="string">
            <text:p><text:s/>6 ♐ 20' 38"</text:p>
          </table:table-cell>
          <table:table-cell office:value-type="float" office:value="1.18241122893657">
            <text:p>1.1824112289</text:p>
          </table:table-cell>
          <table:table-cell office:value-type="float" office:value="0.191701213279983">
            <text:p>0.1917012133</text:p>
          </table:table-cell>
          <table:table-cell office:value-type="float" office:value="223.717528224464">
            <text:p>223.7175282245</text:p>
          </table:table-cell>
          <table:table-cell office:value-type="float" office:value="223.717408026439">
            <text:p>223.7174080264</text:p>
          </table:table-cell>
          <table:table-cell office:value-type="string">
            <text:p>13 ♏ 43' 03"</text:p>
          </table:table-cell>
          <table:table-cell office:value-type="string">
            <text:p>13 ♏ 43' 02"</text:p>
          </table:table-cell>
          <table:table-cell office:value-type="float" office:value="1.1824297449124">
            <text:p>1.1824297449</text:p>
          </table:table-cell>
          <table:table-cell office:value-type="float" office:value="0.191719765748171">
            <text:p>0.1917197657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19422.31258102">
            <text:p>2419422.31258102</text:p>
          </table:table-cell>
          <table:table-cell office:value-type="string">
            <text:p>1912-01-20 14:30:07.031250 EST-0500</text:p>
          </table:table-cell>
          <table:table-cell office:value-type="float" office:value="0">
            <text:p>0</text:p>
          </table:table-cell>
          <table:table-cell office:value-type="float" office:value="299.412647755796">
            <text:p>299.4126477558</text:p>
          </table:table-cell>
          <table:table-cell office:value-type="float" office:value="299.412499487801">
            <text:p>299.4124994878</text:p>
          </table:table-cell>
          <table:table-cell office:value-type="string">
            <text:p>29 ♑ 24' 45"</text:p>
          </table:table-cell>
          <table:table-cell office:value-type="string">
            <text:p>29 ♑ 24' 44"</text:p>
          </table:table-cell>
          <table:table-cell office:value-type="float" office:value="1.01810787844079">
            <text:p>1.0181078784</text:p>
          </table:table-cell>
          <table:table-cell office:value-type="float" office:value="0.058919205438886">
            <text:p>0.0589192054</text:p>
          </table:table-cell>
          <table:table-cell office:value-type="float" office:value="276.785546275216">
            <text:p>276.7855462752</text:p>
          </table:table-cell>
          <table:table-cell office:value-type="float" office:value="276.78539800722">
            <text:p>276.7853980072</text:p>
          </table:table-cell>
          <table:table-cell table:number-columns-repeated="2" office:value-type="string">
            <text:p><text:s/>6 ♑ 47' 07"</text:p>
          </table:table-cell>
          <table:table-cell office:value-type="float" office:value="1.01809844072941">
            <text:p>1.0180984407</text:p>
          </table:table-cell>
          <table:table-cell office:value-type="float" office:value="0.0589096846749548">
            <text:p>0.0589096847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9439.87873843">
            <text:p>2419439.87873843</text:p>
          </table:table-cell>
          <table:table-cell office:value-type="string">
            <text:p>1912-02-07 04:05:23.437500 EST-0500</text:p>
          </table:table-cell>
          <table:table-cell office:value-type="float" office:value="0">
            <text:p>0</text:p>
          </table:table-cell>
          <table:table-cell office:value-type="float" office:value="300.435870965867">
            <text:p>300.4358709659</text:p>
          </table:table-cell>
          <table:table-cell office:value-type="float" office:value="300.435514733413">
            <text:p>300.4355147334</text:p>
          </table:table-cell>
          <table:table-cell office:value-type="string">
            <text:p><text:s/>0 ♒ 26' 09"</text:p>
          </table:table-cell>
          <table:table-cell office:value-type="string">
            <text:p><text:s/>0 ♒ 26' 07"</text:p>
          </table:table-cell>
          <table:table-cell office:value-type="float" office:value="1.52565856171748">
            <text:p>1.5256585617</text:p>
          </table:table-cell>
          <table:table-cell office:value-type="float" office:value="0.0569212808116635">
            <text:p>0.0569212808</text:p>
          </table:table-cell>
          <table:table-cell office:value-type="float" office:value="277.808028986616">
            <text:p>277.8080289866</text:p>
          </table:table-cell>
          <table:table-cell office:value-type="float" office:value="277.807672754162">
            <text:p>277.8076727542</text:p>
          </table:table-cell>
          <table:table-cell office:value-type="string">
            <text:p><text:s/>7 ♑ 48' 28"</text:p>
          </table:table-cell>
          <table:table-cell office:value-type="string">
            <text:p><text:s/>7 ♑ 48' 27"</text:p>
          </table:table-cell>
          <table:table-cell office:value-type="float" office:value="1.52568461694042">
            <text:p>1.5256846169</text:p>
          </table:table-cell>
          <table:table-cell office:value-type="float" office:value="0.0569473308163364">
            <text:p>0.0569473308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9457.2705787">
            <text:p>2419457.2705787</text:p>
          </table:table-cell>
          <table:table-cell office:value-type="string">
            <text:p>1912-02-24 13:29:38.906250 EST-0500</text:p>
          </table:table-cell>
          <table:table-cell office:value-type="float" office:value="0">
            <text:p>0</text:p>
          </table:table-cell>
          <table:table-cell office:value-type="float" office:value="301.382955304849">
            <text:p>301.3829553049</text:p>
          </table:table-cell>
          <table:table-cell office:value-type="float" office:value="301.38283615168">
            <text:p>301.3828361517</text:p>
          </table:table-cell>
          <table:table-cell table:number-columns-repeated="2" office:value-type="string">
            <text:p><text:s/>1 ♒ 22' 58"</text:p>
          </table:table-cell>
          <table:table-cell office:value-type="float" office:value="1.22105293637495">
            <text:p>1.2210529364</text:p>
          </table:table-cell>
          <table:table-cell office:value-type="float" office:value="0.0513931054451554">
            <text:p>0.0513931054</text:p>
          </table:table-cell>
          <table:table-cell office:value-type="float" office:value="278.754543674685">
            <text:p>278.7545436747</text:p>
          </table:table-cell>
          <table:table-cell office:value-type="float" office:value="278.754424521515">
            <text:p>278.7544245215</text:p>
          </table:table-cell>
          <table:table-cell office:value-type="string">
            <text:p><text:s/>8 ♑ 45' 16"</text:p>
          </table:table-cell>
          <table:table-cell office:value-type="string">
            <text:p><text:s/>8 ♑ 45' 15"</text:p>
          </table:table-cell>
          <table:table-cell office:value-type="float" office:value="1.22104907545546">
            <text:p>1.2210490755</text:p>
          </table:table-cell>
          <table:table-cell office:value-type="float" office:value="0.0513893051822249">
            <text:p>0.051389305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9464.10383102">
            <text:p>2419464.10383102</text:p>
          </table:table-cell>
          <table:table-cell office:value-type="string">
            <text:p>1912-03-02 09:29:31.875000 EST-0500</text:p>
          </table:table-cell>
          <table:table-cell office:value-type="float" office:value="0">
            <text:p>0</text:p>
          </table:table-cell>
          <table:table-cell office:value-type="float" office:value="341.674364785691">
            <text:p>341.6743647857</text:p>
          </table:table-cell>
          <table:table-cell office:value-type="float" office:value="341.674241811813">
            <text:p>341.6742418118</text:p>
          </table:table-cell>
          <table:table-cell table:number-columns-repeated="2" office:value-type="string">
            <text:p>11 ♓ 40' 27"</text:p>
          </table:table-cell>
          <table:table-cell office:value-type="float" office:value="1.89139765942118">
            <text:p>1.8913976594</text:p>
          </table:table-cell>
          <table:table-cell office:value-type="float" office:value="1.00208633083642">
            <text:p>1.0020863308</text:p>
          </table:table-cell>
          <table:table-cell office:value-type="float" office:value="319.045550708168">
            <text:p>319.0455507082</text:p>
          </table:table-cell>
          <table:table-cell office:value-type="float" office:value="319.04542773429">
            <text:p>319.0454277343</text:p>
          </table:table-cell>
          <table:table-cell table:number-columns-repeated="2" office:value-type="string">
            <text:p>19 ♒ 02' 43"</text:p>
          </table:table-cell>
          <table:table-cell office:value-type="float" office:value="1.89141596743841">
            <text:p>1.8914159674</text:p>
          </table:table-cell>
          <table:table-cell office:value-type="float" office:value="1.00210523116305">
            <text:p>1.0021052312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19492.40168981">
            <text:p>2419492.40168981</text:p>
          </table:table-cell>
          <table:table-cell office:value-type="string">
            <text:p>1912-03-30 16:38:26.250000 EST-0500</text:p>
          </table:table-cell>
          <table:table-cell office:value-type="float" office:value="0">
            <text:p>0</text:p>
          </table:table-cell>
          <table:table-cell office:value-type="float" office:value="87.0183645906849">
            <text:p>87.0183645907</text:p>
          </table:table-cell>
          <table:table-cell office:value-type="float" office:value="87.018364577591">
            <text:p>87.0183645776</text:p>
          </table:table-cell>
          <table:table-cell table:number-columns-repeated="2" office:value-type="string">
            <text:p>27 ♊ 01' 06"</text:p>
          </table:table-cell>
          <table:table-cell office:value-type="float" office:value="0.531266940843307">
            <text:p>0.5312669408</text:p>
          </table:table-cell>
          <table:table-cell office:value-type="float" office:value="0.00734014499846083">
            <text:p>0.007340145</text:p>
          </table:table-cell>
          <table:table-cell office:value-type="float" office:value="64.3887147927543">
            <text:p>64.3887147928</text:p>
          </table:table-cell>
          <table:table-cell office:value-type="float" office:value="64.3887147796605">
            <text:p>64.3887147797</text:p>
          </table:table-cell>
          <table:table-cell table:number-columns-repeated="2" office:value-type="string">
            <text:p><text:s/>4 ♊ 23' 19"</text:p>
          </table:table-cell>
          <table:table-cell office:value-type="float" office:value="0.53130182338624">
            <text:p>0.5313018234</text:p>
          </table:table-cell>
          <table:table-cell office:value-type="float" office:value="0.00737495855788469">
            <text:p>0.007374958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9508.01594907">
            <text:p>2419508.01594907</text:p>
          </table:table-cell>
          <table:table-cell office:value-type="string">
            <text:p>1912-04-15 07:22:58.125000 EST-0500</text:p>
          </table:table-cell>
          <table:table-cell office:value-type="float" office:value="0">
            <text:p>0</text:p>
          </table:table-cell>
          <table:table-cell office:value-type="float" office:value="25.1673426399168">
            <text:p>25.1673426399</text:p>
          </table:table-cell>
          <table:table-cell office:value-type="float" office:value="25.167508759299">
            <text:p>25.1675087593</text:p>
          </table:table-cell>
          <table:table-cell office:value-type="string">
            <text:p>25 ♈ 10' 02"</text:p>
          </table:table-cell>
          <table:table-cell office:value-type="string">
            <text:p>25 ♈ 10' 03"</text:p>
          </table:table-cell>
          <table:table-cell office:value-type="float" office:value="-0.723231275434498">
            <text:p>-0.7232312754</text:p>
          </table:table-cell>
          <table:table-cell office:value-type="float" office:value="0.978518370870998">
            <text:p>0.9785183709</text:p>
          </table:table-cell>
          <table:table-cell office:value-type="float" office:value="2.53726883113299">
            <text:p>2.5372688311</text:p>
          </table:table-cell>
          <table:table-cell office:value-type="float" office:value="2.53743495051517">
            <text:p>2.5374349505</text:p>
          </table:table-cell>
          <table:table-cell table:number-columns-repeated="2" office:value-type="string">
            <text:p><text:s/>2 ♈ 32' 14"</text:p>
          </table:table-cell>
          <table:table-cell office:value-type="float" office:value="-0.723193452116115">
            <text:p>-0.7231934521</text:p>
          </table:table-cell>
          <table:table-cell office:value-type="float" office:value="0.978556285106507">
            <text:p>0.9785562851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9520.52790509">
            <text:p>2419520.52790509</text:p>
          </table:table-cell>
          <table:table-cell office:value-type="string">
            <text:p>1912-04-27 19:40:11.718750 EST-0500</text:p>
          </table:table-cell>
          <table:table-cell office:value-type="float" office:value="0">
            <text:p>0</text:p>
          </table:table-cell>
          <table:table-cell office:value-type="float" office:value="18.9131038005397">
            <text:p>18.9131038005</text:p>
          </table:table-cell>
          <table:table-cell office:value-type="float" office:value="18.91315315056">
            <text:p>18.9131531506</text:p>
          </table:table-cell>
          <table:table-cell table:number-columns-repeated="2" office:value-type="string">
            <text:p>18 ♈ 54' 47"</text:p>
          </table:table-cell>
          <table:table-cell office:value-type="float" office:value="-0.0819818980327317">
            <text:p>-0.081981898</text:p>
          </table:table-cell>
          <table:table-cell office:value-type="float" office:value="1.22602687110831">
            <text:p>1.2260268711</text:p>
          </table:table-cell>
          <table:table-cell office:value-type="float" office:value="356.282522501202">
            <text:p>356.2825225012</text:p>
          </table:table-cell>
          <table:table-cell office:value-type="float" office:value="356.282571851222">
            <text:p>356.2825718512</text:p>
          </table:table-cell>
          <table:table-cell table:number-columns-repeated="2" office:value-type="string">
            <text:p>26 ♓ 16' 57"</text:p>
          </table:table-cell>
          <table:table-cell office:value-type="float" office:value="-0.0819491595579551">
            <text:p>-0.0819491596</text:p>
          </table:table-cell>
          <table:table-cell office:value-type="float" office:value="1.2260596107108">
            <text:p>1.2260596107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19536.22883102">
            <text:p>2419536.22883102</text:p>
          </table:table-cell>
          <table:table-cell office:value-type="string">
            <text:p>1912-05-13 12:29:31.875000 EST-0500</text:p>
          </table:table-cell>
          <table:table-cell office:value-type="float" office:value="0">
            <text:p>0</text:p>
          </table:table-cell>
          <table:table-cell office:value-type="float" office:value="111.473679968124">
            <text:p>111.4736799681</text:p>
          </table:table-cell>
          <table:table-cell office:value-type="float" office:value="111.473556514364">
            <text:p>111.4735565144</text:p>
          </table:table-cell>
          <table:table-cell office:value-type="string">
            <text:p>21 ♋ 28' 25"</text:p>
          </table:table-cell>
          <table:table-cell office:value-type="string">
            <text:p>21 ♋ 28' 24"</text:p>
          </table:table-cell>
          <table:table-cell office:value-type="float" office:value="0.57860118172473">
            <text:p>0.5786011817</text:p>
          </table:table-cell>
          <table:table-cell office:value-type="float" office:value="0.0220828047364435">
            <text:p>0.0220828047</text:p>
          </table:table-cell>
          <table:table-cell office:value-type="float" office:value="88.8425241508624">
            <text:p>88.8425241509</text:p>
          </table:table-cell>
          <table:table-cell office:value-type="float" office:value="88.8424006971025">
            <text:p>88.8424006971</text:p>
          </table:table-cell>
          <table:table-cell office:value-type="string">
            <text:p>28 ♊ 50' 33"</text:p>
          </table:table-cell>
          <table:table-cell office:value-type="string">
            <text:p>28 ♊ 50' 32"</text:p>
          </table:table-cell>
          <table:table-cell office:value-type="float" office:value="0.578626296624023">
            <text:p>0.5786262966</text:p>
          </table:table-cell>
          <table:table-cell office:value-type="float" office:value="0.0221077925708883">
            <text:p>0.0221077926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19537.23445602">
            <text:p>2419537.23445602</text:p>
          </table:table-cell>
          <table:table-cell office:value-type="string">
            <text:p>1912-05-14 12:37:37.031250 EST-0500</text:p>
          </table:table-cell>
          <table:table-cell office:value-type="float" office:value="0">
            <text:p>0</text:p>
          </table:table-cell>
          <table:table-cell office:value-type="float" office:value="53.5319971621337">
            <text:p>53.5319971621</text:p>
          </table:table-cell>
          <table:table-cell office:value-type="float" office:value="53.5318459488955">
            <text:p>53.5318459489</text:p>
          </table:table-cell>
          <table:table-cell office:value-type="string">
            <text:p>23 ♉ 31' 55"</text:p>
          </table:table-cell>
          <table:table-cell office:value-type="string">
            <text:p>23 ♉ 31' 54"</text:p>
          </table:table-cell>
          <table:table-cell office:value-type="float" office:value="0.964349880506647">
            <text:p>0.9643498805</text:p>
          </table:table-cell>
          <table:table-cell office:value-type="float" office:value="0.129312432244792">
            <text:p>0.1293124322</text:p>
          </table:table-cell>
          <table:table-cell office:value-type="float" office:value="30.9008239416146">
            <text:p>30.9008239416</text:p>
          </table:table-cell>
          <table:table-cell office:value-type="float" office:value="30.9006727283764">
            <text:p>30.9006727284</text:p>
          </table:table-cell>
          <table:table-cell table:number-columns-repeated="2" office:value-type="string">
            <text:p><text:s/>0 ♉ 54' 02"</text:p>
          </table:table-cell>
          <table:table-cell office:value-type="float" office:value="0.96436548892402">
            <text:p>0.9643654889</text:p>
          </table:table-cell>
          <table:table-cell office:value-type="float" office:value="0.129328354239115">
            <text:p>0.1293283542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9550.1221412">
            <text:p>2419550.1221412</text:p>
          </table:table-cell>
          <table:table-cell office:value-type="string">
            <text:p>1912-05-27 09:55:53.906250 EST-0500</text:p>
          </table:table-cell>
          <table:table-cell office:value-type="float" office:value="0">
            <text:p>0</text:p>
          </table:table-cell>
          <table:table-cell office:value-type="float" office:value="55.1921434218416">
            <text:p>55.1921434218</text:p>
          </table:table-cell>
          <table:table-cell office:value-type="float" office:value="55.1921073139605">
            <text:p>55.192107314</text:p>
          </table:table-cell>
          <table:table-cell table:number-columns-repeated="2" office:value-type="string">
            <text:p>25 ♉ 11' 31"</text:p>
          </table:table-cell>
          <table:table-cell office:value-type="float" office:value="1.22559202877172">
            <text:p>1.2255920288</text:p>
          </table:table-cell>
          <table:table-cell office:value-type="float" office:value="0.127777923124289">
            <text:p>0.1277779231</text:p>
          </table:table-cell>
          <table:table-cell office:value-type="float" office:value="32.560312546124">
            <text:p>32.5603125461</text:p>
          </table:table-cell>
          <table:table-cell office:value-type="float" office:value="32.5602764382429">
            <text:p>32.5602764382</text:p>
          </table:table-cell>
          <table:table-cell office:value-type="string">
            <text:p><text:s/>2 ♉ 33' 37"</text:p>
          </table:table-cell>
          <table:table-cell office:value-type="string">
            <text:p><text:s/>2 ♉ 33' 36"</text:p>
          </table:table-cell>
          <table:table-cell office:value-type="float" office:value="1.22560235114913">
            <text:p>1.2256023511</text:p>
          </table:table-cell>
          <table:table-cell office:value-type="float" office:value="0.127788400195491">
            <text:p>0.1277884002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9556.60481481">
            <text:p>2419556.60481481</text:p>
          </table:table-cell>
          <table:table-cell office:value-type="string">
            <text:p>1912-06-02 21:30:56.250000 EST-0500</text:p>
          </table:table-cell>
          <table:table-cell office:value-type="float" office:value="0">
            <text:p>0</text:p>
          </table:table-cell>
          <table:table-cell office:value-type="float" office:value="56.0151186969328">
            <text:p>56.0151186969</text:p>
          </table:table-cell>
          <table:table-cell office:value-type="float" office:value="56.015112948796">
            <text:p>56.0151129488</text:p>
          </table:table-cell>
          <table:table-cell table:number-columns-repeated="2" office:value-type="string">
            <text:p>26 ♉ 00' 54"</text:p>
          </table:table-cell>
          <table:table-cell office:value-type="float" office:value="1.85400406233781">
            <text:p>1.8540040623</text:p>
          </table:table-cell>
          <table:table-cell office:value-type="float" office:value="0.125997674259143">
            <text:p>0.1259976743</text:p>
          </table:table-cell>
          <table:table-cell office:value-type="float" office:value="33.3828876154732">
            <text:p>33.3828876155</text:p>
          </table:table-cell>
          <table:table-cell office:value-type="float" office:value="33.3828818673364">
            <text:p>33.3828818673</text:p>
          </table:table-cell>
          <table:table-cell table:number-columns-repeated="2" office:value-type="string">
            <text:p><text:s/>3 ♉ 22' 58"</text:p>
          </table:table-cell>
          <table:table-cell office:value-type="float" office:value="1.85397084086075">
            <text:p>1.8539708409</text:p>
          </table:table-cell>
          <table:table-cell office:value-type="float" office:value="0.125964434194845">
            <text:p>0.1259644342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9565.65046296">
            <text:p>2419565.65046296</text:p>
          </table:table-cell>
          <table:table-cell office:value-type="string">
            <text:p>1912-06-11 22:36:40.781250 EST-0500</text:p>
          </table:table-cell>
          <table:table-cell office:value-type="float" office:value="0">
            <text:p>0</text:p>
          </table:table-cell>
          <table:table-cell office:value-type="float" office:value="74.2309286676863">
            <text:p>74.2309286677</text:p>
          </table:table-cell>
          <table:table-cell office:value-type="float" office:value="74.2308776077706">
            <text:p>74.2308776078</text:p>
          </table:table-cell>
          <table:table-cell table:number-columns-repeated="2" office:value-type="string">
            <text:p>14 ♊ 13' 51"</text:p>
          </table:table-cell>
          <table:table-cell office:value-type="float" office:value="2.14700650289655">
            <text:p>2.1470065029</text:p>
          </table:table-cell>
          <table:table-cell office:value-type="float" office:value="1.22681345997645">
            <text:p>1.22681346</text:p>
          </table:table-cell>
          <table:table-cell office:value-type="float" office:value="51.5983594494642">
            <text:p>51.5983594495</text:p>
          </table:table-cell>
          <table:table-cell office:value-type="float" office:value="51.5983083895485">
            <text:p>51.5983083895</text:p>
          </table:table-cell>
          <table:table-cell office:value-type="string">
            <text:p>21 ♉ 35' 54"</text:p>
          </table:table-cell>
          <table:table-cell office:value-type="string">
            <text:p>21 ♉ 35' 53"</text:p>
          </table:table-cell>
          <table:table-cell office:value-type="float" office:value="2.14699904124371">
            <text:p>2.1469990412</text:p>
          </table:table-cell>
          <table:table-cell office:value-type="float" office:value="1.22680603109339">
            <text:p>1.226806031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9570.99275463">
            <text:p>2419570.99275463</text:p>
          </table:table-cell>
          <table:table-cell office:value-type="string">
            <text:p>1912-06-17 06:49:34.218750 EST-0500</text:p>
          </table:table-cell>
          <table:table-cell office:value-type="float" office:value="0">
            <text:p>0</text:p>
          </table:table-cell>
          <table:table-cell office:value-type="float" office:value="85.8916770948362">
            <text:p>85.8916770948</text:p>
          </table:table-cell>
          <table:table-cell office:value-type="float" office:value="85.8916071631673">
            <text:p>85.8916071632</text:p>
          </table:table-cell>
          <table:table-cell office:value-type="string">
            <text:p>25 ♊ 53' 30"</text:p>
          </table:table-cell>
          <table:table-cell office:value-type="string">
            <text:p>25 ♊ 53' 29"</text:p>
          </table:table-cell>
          <table:table-cell office:value-type="float" office:value="2.19711269250324">
            <text:p>2.1971126925</text:p>
          </table:table-cell>
          <table:table-cell office:value-type="float" office:value="0.954861642601696">
            <text:p>0.9548616426</text:p>
          </table:table-cell>
          <table:table-cell office:value-type="float" office:value="63.2586586165776">
            <text:p>63.2586586166</text:p>
          </table:table-cell>
          <table:table-cell office:value-type="float" office:value="63.2585886849087">
            <text:p>63.2585886849</text:p>
          </table:table-cell>
          <table:table-cell office:value-type="string">
            <text:p><text:s/>3 ♊ 15' 31"</text:p>
          </table:table-cell>
          <table:table-cell office:value-type="string">
            <text:p><text:s/>3 ♊ 15' 30"</text:p>
          </table:table-cell>
          <table:table-cell office:value-type="float" office:value="2.19706565616747">
            <text:p>2.1970656562</text:p>
          </table:table-cell>
          <table:table-cell office:value-type="float" office:value="0.954814587865724">
            <text:p>0.9548145879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9572.16511574">
            <text:p>2419572.16511574</text:p>
          </table:table-cell>
          <table:table-cell office:value-type="string">
            <text:p>1912-06-18 10:57:46.406250 EST-0500</text:p>
          </table:table-cell>
          <table:table-cell office:value-type="float" office:value="0">
            <text:p>0</text:p>
          </table:table-cell>
          <table:table-cell office:value-type="float" office:value="88.4643285929174">
            <text:p>88.4643285929</text:p>
          </table:table-cell>
          <table:table-cell office:value-type="float" office:value="88.4642157682275">
            <text:p>88.4642157682</text:p>
          </table:table-cell>
          <table:table-cell table:number-columns-repeated="2" office:value-type="string">
            <text:p>28 ♊ 27' 51"</text:p>
          </table:table-cell>
          <table:table-cell office:value-type="float" office:value="2.19070125245313">
            <text:p>2.1907012525</text:p>
          </table:table-cell>
          <table:table-cell office:value-type="float" office:value="0.0240570014376714">
            <text:p>0.0240570014</text:p>
          </table:table-cell>
          <table:table-cell office:value-type="float" office:value="65.831223685393">
            <text:p>65.8312236854</text:p>
          </table:table-cell>
          <table:table-cell office:value-type="float" office:value="65.8311108607032">
            <text:p>65.8311108607</text:p>
          </table:table-cell>
          <table:table-cell office:value-type="string">
            <text:p><text:s/>5 ♊ 49' 52"</text:p>
          </table:table-cell>
          <table:table-cell office:value-type="string">
            <text:p><text:s/>5 ♊ 49' 51"</text:p>
          </table:table-cell>
          <table:table-cell office:value-type="float" office:value="2.19067813646909">
            <text:p>2.1906781365</text:p>
          </table:table-cell>
          <table:table-cell office:value-type="float" office:value="0.0240338233275803">
            <text:p>0.0240338233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19573.72737268">
            <text:p>2419573.72737268</text:p>
          </table:table-cell>
          <table:table-cell office:value-type="string">
            <text:p>1912-06-20 00:27:25.312500 EST-0500</text:p>
          </table:table-cell>
          <table:table-cell office:value-type="float" office:value="0">
            <text:p>0</text:p>
          </table:table-cell>
          <table:table-cell office:value-type="float" office:value="88.50196466707">
            <text:p>88.5019646671</text:p>
          </table:table-cell>
          <table:table-cell office:value-type="float" office:value="88.5017793850733">
            <text:p>88.5017793851</text:p>
          </table:table-cell>
          <table:table-cell office:value-type="string">
            <text:p>28 ♊ 30' 07"</text:p>
          </table:table-cell>
          <table:table-cell office:value-type="string">
            <text:p>28 ♊ 30' 06"</text:p>
          </table:table-cell>
          <table:table-cell office:value-type="float" office:value="0.954255548840452">
            <text:p>0.9542555488</text:p>
          </table:table-cell>
          <table:table-cell office:value-type="float" office:value="0.0240315865863606">
            <text:p>0.0240315866</text:p>
          </table:table-cell>
          <table:table-cell office:value-type="float" office:value="65.8687886635219">
            <text:p>65.8687886635</text:p>
          </table:table-cell>
          <table:table-cell office:value-type="float" office:value="65.8686033815252">
            <text:p>65.8686033815</text:p>
          </table:table-cell>
          <table:table-cell office:value-type="string">
            <text:p><text:s/>5 ♊ 52' 07"</text:p>
          </table:table-cell>
          <table:table-cell office:value-type="string">
            <text:p><text:s/>5 ♊ 52' 06"</text:p>
          </table:table-cell>
          <table:table-cell office:value-type="float" office:value="0.954262175954382">
            <text:p>0.954262176</text:p>
          </table:table-cell>
          <table:table-cell office:value-type="float" office:value="0.0240381764924535">
            <text:p>0.0240381765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19577.34895833">
            <text:p>2419577.34895833</text:p>
          </table:table-cell>
          <table:table-cell office:value-type="string">
            <text:p>1912-06-23 15:22:30.000000 EST-0500</text:p>
          </table:table-cell>
          <table:table-cell office:value-type="float" office:value="0">
            <text:p>0</text:p>
          </table:table-cell>
          <table:table-cell office:value-type="float" office:value="88.588758811493">
            <text:p>88.5887588115</text:p>
          </table:table-cell>
          <table:table-cell office:value-type="float" office:value="88.5887276934475">
            <text:p>88.5887276934</text:p>
          </table:table-cell>
          <table:table-cell table:number-columns-repeated="2" office:value-type="string">
            <text:p>28 ♊ 35' 19"</text:p>
          </table:table-cell>
          <table:table-cell office:value-type="float" office:value="1.2277191311226">
            <text:p>1.2277191311</text:p>
          </table:table-cell>
          <table:table-cell office:value-type="float" office:value="0.0239894520894125">
            <text:p>0.0239894521</text:p>
          </table:table-cell>
          <table:table-cell office:value-type="float" office:value="65.9554970586008">
            <text:p>65.9554970586</text:p>
          </table:table-cell>
          <table:table-cell office:value-type="float" office:value="65.9554659405554">
            <text:p>65.9554659406</text:p>
          </table:table-cell>
          <table:table-cell table:number-columns-repeated="2" office:value-type="string">
            <text:p><text:s/>5 ♊ 57' 19"</text:p>
          </table:table-cell>
          <table:table-cell office:value-type="float" office:value="1.22772538845773">
            <text:p>1.2277253885</text:p>
          </table:table-cell>
          <table:table-cell office:value-type="float" office:value="0.0239957371487047">
            <text:p>0.0239957371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9583.99958333">
            <text:p>2419583.99958333</text:p>
          </table:table-cell>
          <table:table-cell office:value-type="string">
            <text:p>1912-06-30 06:59:24.843750 EST-0500</text:p>
          </table:table-cell>
          <table:table-cell office:value-type="float" office:value="0">
            <text:p>0</text:p>
          </table:table-cell>
          <table:table-cell office:value-type="float" office:value="112.927532446211">
            <text:p>112.9275324462</text:p>
          </table:table-cell>
          <table:table-cell office:value-type="float" office:value="112.927214270897">
            <text:p>112.9272142709</text:p>
          </table:table-cell>
          <table:table-cell office:value-type="string">
            <text:p>22 ♋ 55' 39"</text:p>
          </table:table-cell>
          <table:table-cell office:value-type="string">
            <text:p>22 ♋ 55' 37"</text:p>
          </table:table-cell>
          <table:table-cell office:value-type="float" office:value="1.89405380237072">
            <text:p>1.8940538024</text:p>
          </table:table-cell>
          <table:table-cell office:value-type="float" office:value="0.0361616589972273">
            <text:p>0.036161659</text:p>
          </table:table-cell>
          <table:table-cell office:value-type="float" office:value="90.2938438581175">
            <text:p>90.2938438581</text:p>
          </table:table-cell>
          <table:table-cell office:value-type="float" office:value="90.2935256828036">
            <text:p>90.2935256828</text:p>
          </table:table-cell>
          <table:table-cell office:value-type="string">
            <text:p><text:s/>0 ♋ 17' 37"</text:p>
          </table:table-cell>
          <table:table-cell office:value-type="string">
            <text:p><text:s/>0 ♋ 17' 36"</text:p>
          </table:table-cell>
          <table:table-cell office:value-type="float" office:value="1.89402030149836">
            <text:p>1.8940203015</text:p>
          </table:table-cell>
          <table:table-cell office:value-type="float" office:value="0.0361283097675441">
            <text:p>0.0361283098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9589.5808912">
            <text:p>2419589.5808912</text:p>
          </table:table-cell>
          <table:table-cell office:value-type="string">
            <text:p>1912-07-05 20:56:29.062500 EST-0500</text:p>
          </table:table-cell>
          <table:table-cell office:value-type="float" office:value="0">
            <text:p>0</text:p>
          </table:table-cell>
          <table:table-cell office:value-type="float" office:value="103.615323603305">
            <text:p>103.6153236033</text:p>
          </table:table-cell>
          <table:table-cell office:value-type="float" office:value="103.615301629752">
            <text:p>103.6153016298</text:p>
          </table:table-cell>
          <table:table-cell table:number-columns-repeated="2" office:value-type="string">
            <text:p>13 ♋ 36' 55"</text:p>
          </table:table-cell>
          <table:table-cell office:value-type="float" office:value="1.22938220868602">
            <text:p>1.2293822087</text:p>
          </table:table-cell>
          <table:table-cell office:value-type="float" office:value="0.953177494393076">
            <text:p>0.9531774944</text:p>
          </table:table-cell>
          <table:table-cell office:value-type="float" office:value="80.9813924386885">
            <text:p>80.9813924387</text:p>
          </table:table-cell>
          <table:table-cell office:value-type="float" office:value="80.981370465136">
            <text:p>80.9813704651</text:p>
          </table:table-cell>
          <table:table-cell office:value-type="string">
            <text:p>20 ♊ 58' 53"</text:p>
          </table:table-cell>
          <table:table-cell office:value-type="string">
            <text:p>20 ♊ 58' 52"</text:p>
          </table:table-cell>
          <table:table-cell office:value-type="float" office:value="1.22940104285641">
            <text:p>1.2294010429</text:p>
          </table:table-cell>
          <table:table-cell office:value-type="float" office:value="0.95319634450407">
            <text:p>0.9531963445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19597.55574074">
            <text:p>2419597.55574074</text:p>
          </table:table-cell>
          <table:table-cell office:value-type="string">
            <text:p>1912-07-13 20:20:16.406250 EST-0500</text:p>
          </table:table-cell>
          <table:table-cell office:value-type="float" office:value="0">
            <text:p>0</text:p>
          </table:table-cell>
          <table:table-cell office:value-type="float" office:value="113.425702610595">
            <text:p>113.4257026106</text:p>
          </table:table-cell>
          <table:table-cell office:value-type="float" office:value="113.42548491152">
            <text:p>113.4254849115</text:p>
          </table:table-cell>
          <table:table-cell office:value-type="string">
            <text:p>23 ♋ 25' 32"</text:p>
          </table:table-cell>
          <table:table-cell office:value-type="string">
            <text:p>23 ♋ 25' 31"</text:p>
          </table:table-cell>
          <table:table-cell office:value-type="float" office:value="1.23091510482666">
            <text:p>1.2309151048</text:p>
          </table:table-cell>
          <table:table-cell office:value-type="float" office:value="0.0371815587037058">
            <text:p>0.0371815587</text:p>
          </table:table-cell>
          <table:table-cell office:value-type="float" office:value="90.7913224269202">
            <text:p>90.7913224269</text:p>
          </table:table-cell>
          <table:table-cell office:value-type="float" office:value="90.791104727845">
            <text:p>90.7911047278</text:p>
          </table:table-cell>
          <table:table-cell office:value-type="string">
            <text:p><text:s/>0 ♋ 47' 28"</text:p>
          </table:table-cell>
          <table:table-cell office:value-type="string">
            <text:p><text:s/>0 ♋ 47' 27"</text:p>
          </table:table-cell>
          <table:table-cell office:value-type="float" office:value="1.23085788960755">
            <text:p>1.2308578896</text:p>
          </table:table-cell>
          <table:table-cell office:value-type="float" office:value="0.0371244652342194">
            <text:p>0.0371244652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19599.95979167">
            <text:p>2419599.95979167</text:p>
          </table:table-cell>
          <table:table-cell office:value-type="string">
            <text:p>1912-07-16 06:02:06.562500 EST-0500</text:p>
          </table:table-cell>
          <table:table-cell office:value-type="float" office:value="0">
            <text:p>0</text:p>
          </table:table-cell>
          <table:table-cell office:value-type="float" office:value="113.514906502591">
            <text:p>113.5149065026</text:p>
          </table:table-cell>
          <table:table-cell office:value-type="float" office:value="113.514859574058">
            <text:p>113.5148595741</text:p>
          </table:table-cell>
          <table:table-cell table:number-columns-repeated="2" office:value-type="string">
            <text:p>23 ♋ 30' 53"</text:p>
          </table:table-cell>
          <table:table-cell office:value-type="float" office:value="0.954362122392409">
            <text:p>0.9543621224</text:p>
          </table:table-cell>
          <table:table-cell office:value-type="float" office:value="0.037157581290929">
            <text:p>0.0371575813</text:p>
          </table:table-cell>
          <table:table-cell office:value-type="float" office:value="90.8803447545396">
            <text:p>90.8803447545</text:p>
          </table:table-cell>
          <table:table-cell office:value-type="float" office:value="90.8802978260069">
            <text:p>90.880297826</text:p>
          </table:table-cell>
          <table:table-cell table:number-columns-repeated="2" office:value-type="string">
            <text:p><text:s/>0 ♋ 52' 49"</text:p>
          </table:table-cell>
          <table:table-cell office:value-type="float" office:value="0.954350393156546">
            <text:p>0.9543503932</text:p>
          </table:table-cell>
          <table:table-cell office:value-type="float" office:value="0.0371459340018116">
            <text:p>0.037145934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9630.53059028">
            <text:p>2419630.53059028</text:p>
          </table:table-cell>
          <table:table-cell office:value-type="string">
            <text:p>1912-08-15 19:44:03.750000 EST-0500</text:p>
          </table:table-cell>
          <table:table-cell office:value-type="float" office:value="0">
            <text:p>0</text:p>
          </table:table-cell>
          <table:table-cell office:value-type="float" office:value="154.076662530037">
            <text:p>154.07666253</text:p>
          </table:table-cell>
          <table:table-cell office:value-type="float" office:value="154.076929677425">
            <text:p>154.0769296774</text:p>
          </table:table-cell>
          <table:table-cell office:value-type="string">
            <text:p><text:s/>4 ♍ 04' 35"</text:p>
          </table:table-cell>
          <table:table-cell office:value-type="string">
            <text:p><text:s/>4 ♍ 04' 36"</text:p>
          </table:table-cell>
          <table:table-cell office:value-type="float" office:value="-0.655470049709446">
            <text:p>-0.6554700497</text:p>
          </table:table-cell>
          <table:table-cell office:value-type="float" office:value="1.23457791272544">
            <text:p>1.2345779127</text:p>
          </table:table-cell>
          <table:table-cell office:value-type="float" office:value="131.440821564245">
            <text:p>131.4408215642</text:p>
          </table:table-cell>
          <table:table-cell office:value-type="float" office:value="131.441088711632">
            <text:p>131.4410887116</text:p>
          </table:table-cell>
          <table:table-cell office:value-type="string">
            <text:p>11 ♌ 26' 26"</text:p>
          </table:table-cell>
          <table:table-cell office:value-type="string">
            <text:p>11 ♌ 26' 27"</text:p>
          </table:table-cell>
          <table:table-cell office:value-type="float" office:value="-0.655436617757567">
            <text:p>-0.6554366178</text:p>
          </table:table-cell>
          <table:table-cell office:value-type="float" office:value="1.23461113192915">
            <text:p>1.234611131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9636.88802083">
            <text:p>2419636.88802083</text:p>
          </table:table-cell>
          <table:table-cell office:value-type="string">
            <text:p>1912-08-22 04:18:45.000000 EST-0500</text:p>
          </table:table-cell>
          <table:table-cell office:value-type="float" office:value="0">
            <text:p>0</text:p>
          </table:table-cell>
          <table:table-cell office:value-type="float" office:value="148.892714920791">
            <text:p>148.8927149208</text:p>
          </table:table-cell>
          <table:table-cell office:value-type="float" office:value="148.89280128483">
            <text:p>148.8928012848</text:p>
          </table:table-cell>
          <table:table-cell office:value-type="string">
            <text:p>28 ♌ 53' 33"</text:p>
          </table:table-cell>
          <table:table-cell office:value-type="string">
            <text:p>28 ♌ 53' 34"</text:p>
          </table:table-cell>
          <table:table-cell office:value-type="float" office:value="-0.880181004305369">
            <text:p>-0.8801810043</text:p>
          </table:table-cell>
          <table:table-cell office:value-type="float" office:value="0.963662926212229">
            <text:p>0.9636629262</text:p>
          </table:table-cell>
          <table:table-cell office:value-type="float" office:value="126.256631789187">
            <text:p>126.2566317892</text:p>
          </table:table-cell>
          <table:table-cell office:value-type="float" office:value="126.256718153226">
            <text:p>126.2567181532</text:p>
          </table:table-cell>
          <table:table-cell office:value-type="string">
            <text:p><text:s/>6 ♌ 15' 23"</text:p>
          </table:table-cell>
          <table:table-cell office:value-type="string">
            <text:p><text:s/>6 ♌ 15' 24"</text:p>
          </table:table-cell>
          <table:table-cell office:value-type="float" office:value="-0.880204047559686">
            <text:p>-0.8802040476</text:p>
          </table:table-cell>
          <table:table-cell office:value-type="float" office:value="0.963639598933823">
            <text:p>0.9636395989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19655.19953704">
            <text:p>2419655.19953704</text:p>
          </table:table-cell>
          <table:table-cell office:value-type="string">
            <text:p>1912-09-09 11:47:20.625000 EST-0500</text:p>
          </table:table-cell>
          <table:table-cell office:value-type="float" office:value="0">
            <text:p>0</text:p>
          </table:table-cell>
          <table:table-cell office:value-type="float" office:value="184.533633329414">
            <text:p>184.5336333294</text:p>
          </table:table-cell>
          <table:table-cell office:value-type="float" office:value="184.533548698441">
            <text:p>184.5335486984</text:p>
          </table:table-cell>
          <table:table-cell office:value-type="string">
            <text:p><text:s/>4 ♎ 32' 01"</text:p>
          </table:table-cell>
          <table:table-cell office:value-type="string">
            <text:p><text:s/>4 ♎ 32' 00"</text:p>
          </table:table-cell>
          <table:table-cell office:value-type="float" office:value="1.23464267893026">
            <text:p>1.2346426789</text:p>
          </table:table-cell>
          <table:table-cell office:value-type="float" office:value="0.649750678030585">
            <text:p>0.649750678</text:p>
          </table:table-cell>
          <table:table-cell office:value-type="float" office:value="161.896872794401">
            <text:p>161.8968727944</text:p>
          </table:table-cell>
          <table:table-cell office:value-type="float" office:value="161.896788163428">
            <text:p>161.8967881634</text:p>
          </table:table-cell>
          <table:table-cell table:number-columns-repeated="2" office:value-type="string">
            <text:p>11 ♍ 53' 48"</text:p>
          </table:table-cell>
          <table:table-cell office:value-type="float" office:value="1.2346570806221">
            <text:p>1.2346570806</text:p>
          </table:table-cell>
          <table:table-cell office:value-type="float" office:value="0.649765239247101">
            <text:p>0.649765239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9679.75813657">
            <text:p>2419679.75813657</text:p>
          </table:table-cell>
          <table:table-cell office:value-type="string">
            <text:p>1912-10-04 01:11:43.125000 EST-0500</text:p>
          </table:table-cell>
          <table:table-cell office:value-type="float" office:value="0">
            <text:p>0</text:p>
          </table:table-cell>
          <table:table-cell office:value-type="float" office:value="190.649607951859">
            <text:p>190.6496079519</text:p>
          </table:table-cell>
          <table:table-cell office:value-type="float" office:value="190.649531828579">
            <text:p>190.6495318286</text:p>
          </table:table-cell>
          <table:table-cell table:number-columns-repeated="2" office:value-type="string">
            <text:p>10 ♎ 38' 58"</text:p>
          </table:table-cell>
          <table:table-cell office:value-type="float" office:value="1.75225724025139">
            <text:p>1.7522572403</text:p>
          </table:table-cell>
          <table:table-cell office:value-type="float" office:value="0.985680854722563">
            <text:p>0.9856808547</text:p>
          </table:table-cell>
          <table:table-cell office:value-type="float" office:value="168.012154495779">
            <text:p>168.0121544958</text:p>
          </table:table-cell>
          <table:table-cell office:value-type="float" office:value="168.012078372499">
            <text:p>168.0120783725</text:p>
          </table:table-cell>
          <table:table-cell table:number-columns-repeated="2" office:value-type="string">
            <text:p>18 ♍ 00' 43"</text:p>
          </table:table-cell>
          <table:table-cell office:value-type="float" office:value="1.75222815092257">
            <text:p>1.7522281509</text:p>
          </table:table-cell>
          <table:table-cell office:value-type="float" office:value="0.985651906050645">
            <text:p>0.9856519061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9689.62482639">
            <text:p>2419689.62482639</text:p>
          </table:table-cell>
          <table:table-cell office:value-type="string">
            <text:p>1912-10-13 21:59:45.937500 EST-0500</text:p>
          </table:table-cell>
          <table:table-cell office:value-type="float" office:value="0">
            <text:p>0</text:p>
          </table:table-cell>
          <table:table-cell office:value-type="float" office:value="207.316039822964">
            <text:p>207.316039823</text:p>
          </table:table-cell>
          <table:table-cell office:value-type="float" office:value="207.315978061197">
            <text:p>207.3159780612</text:p>
          </table:table-cell>
          <table:table-cell table:number-columns-repeated="2" office:value-type="string">
            <text:p>27 ♎ 18' 57"</text:p>
          </table:table-cell>
          <table:table-cell office:value-type="float" office:value="1.62868514476733">
            <text:p>1.6286851448</text:p>
          </table:table-cell>
          <table:table-cell office:value-type="float" office:value="0.67453521718521">
            <text:p>0.6745352172</text:p>
          </table:table-cell>
          <table:table-cell office:value-type="float" office:value="184.67833612184">
            <text:p>184.6783361218</text:p>
          </table:table-cell>
          <table:table-cell office:value-type="float" office:value="184.678274360073">
            <text:p>184.6782743601</text:p>
          </table:table-cell>
          <table:table-cell office:value-type="string">
            <text:p><text:s/>4 ♎ 40' 42"</text:p>
          </table:table-cell>
          <table:table-cell office:value-type="string">
            <text:p><text:s/>4 ♎ 40' 41"</text:p>
          </table:table-cell>
          <table:table-cell office:value-type="float" office:value="1.62867005961799">
            <text:p>1.6286700596</text:p>
          </table:table-cell>
          <table:table-cell office:value-type="float" office:value="0.674520169967627">
            <text:p>0.67452017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19711.60945602">
            <text:p>2419711.60945602</text:p>
          </table:table-cell>
          <table:table-cell office:value-type="string">
            <text:p>1912-11-04 21:37:37.031250 EST-0500</text:p>
          </table:table-cell>
          <table:table-cell office:value-type="float" office:value="0">
            <text:p>0</text:p>
          </table:table-cell>
          <table:table-cell office:value-type="float" office:value="222.327464789285">
            <text:p>222.3274647893</text:p>
          </table:table-cell>
          <table:table-cell office:value-type="float" office:value="222.327447724344">
            <text:p>222.3274477243</text:p>
          </table:table-cell>
          <table:table-cell table:number-columns-repeated="2" office:value-type="string">
            <text:p>12 ♏ 19' 38"</text:p>
          </table:table-cell>
          <table:table-cell office:value-type="float" office:value="1.00334872083989">
            <text:p>1.0033487208</text:p>
          </table:table-cell>
          <table:table-cell office:value-type="float" office:value="0.691498641486855">
            <text:p>0.6914986415</text:p>
          </table:table-cell>
          <table:table-cell office:value-type="float" office:value="199.688876113718">
            <text:p>199.6888761137</text:p>
          </table:table-cell>
          <table:table-cell office:value-type="float" office:value="199.688859048778">
            <text:p>199.6888590488</text:p>
          </table:table-cell>
          <table:table-cell table:number-columns-repeated="2" office:value-type="string">
            <text:p>19 ♎ 41' 19"</text:p>
          </table:table-cell>
          <table:table-cell office:value-type="float" office:value="1.00337758401962">
            <text:p>1.003377584</text:p>
          </table:table-cell>
          <table:table-cell office:value-type="float" office:value="0.691527503475044">
            <text:p>0.6915275035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19714.50739583">
            <text:p>2419714.50739583</text:p>
          </table:table-cell>
          <table:table-cell office:value-type="string">
            <text:p>1912-11-07 19:10:39.843750 EST-0500</text:p>
          </table:table-cell>
          <table:table-cell office:value-type="float" office:value="0">
            <text:p>0</text:p>
          </table:table-cell>
          <table:table-cell office:value-type="float" office:value="257.528476463326">
            <text:p>257.5284764633</text:p>
          </table:table-cell>
          <table:table-cell office:value-type="float" office:value="257.528457669216">
            <text:p>257.5284576692</text:p>
          </table:table-cell>
          <table:table-cell table:number-columns-repeated="2" office:value-type="string">
            <text:p>17 ♐ 31' 42"</text:p>
          </table:table-cell>
          <table:table-cell office:value-type="float" office:value="1.22495124427238">
            <text:p>1.2249512443</text:p>
          </table:table-cell>
          <table:table-cell office:value-type="float" office:value="0.208736322664934">
            <text:p>0.2087363227</text:p>
          </table:table-cell>
          <table:table-cell office:value-type="float" office:value="234.88984922639">
            <text:p>234.8898492264</text:p>
          </table:table-cell>
          <table:table-cell office:value-type="float" office:value="234.88983043228">
            <text:p>234.8898304323</text:p>
          </table:table-cell>
          <table:table-cell table:number-columns-repeated="2" office:value-type="string">
            <text:p>24 ♏ 53' 23"</text:p>
          </table:table-cell>
          <table:table-cell office:value-type="float" office:value="1.22496150671093">
            <text:p>1.2249615067</text:p>
          </table:table-cell>
          <table:table-cell office:value-type="float" office:value="0.20874670818872">
            <text:p>0.2087467082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9727.41071759">
            <text:p>2419727.41071759</text:p>
          </table:table-cell>
          <table:table-cell office:value-type="string">
            <text:p>1912-11-20 16:51:26.718750 EST-0500</text:p>
          </table:table-cell>
          <table:table-cell office:value-type="float" office:value="0">
            <text:p>0</text:p>
          </table:table-cell>
          <table:table-cell office:value-type="float" office:value="260.29351212174">
            <text:p>260.2935121217</text:p>
          </table:table-cell>
          <table:table-cell office:value-type="float" office:value="260.293469567218">
            <text:p>260.2934695672</text:p>
          </table:table-cell>
          <table:table-cell table:number-columns-repeated="2" office:value-type="string">
            <text:p>20 ♐ 17' 36"</text:p>
          </table:table-cell>
          <table:table-cell office:value-type="float" office:value="0.930024449015226">
            <text:p>0.930024449</text:p>
          </table:table-cell>
          <table:table-cell office:value-type="float" office:value="0.219092485559381">
            <text:p>0.2190924856</text:p>
          </table:table-cell>
          <table:table-cell office:value-type="float" office:value="237.654290211223">
            <text:p>237.6542902112</text:p>
          </table:table-cell>
          <table:table-cell office:value-type="float" office:value="237.654247656701">
            <text:p>237.6542476567</text:p>
          </table:table-cell>
          <table:table-cell table:number-columns-repeated="2" office:value-type="string">
            <text:p>27 ♏ 39' 15"</text:p>
          </table:table-cell>
          <table:table-cell office:value-type="float" office:value="0.93004519731016">
            <text:p>0.9300451973</text:p>
          </table:table-cell>
          <table:table-cell office:value-type="float" office:value="0.219113316108769">
            <text:p>0.2191133161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9739.82576389">
            <text:p>2419739.82576389</text:p>
          </table:table-cell>
          <table:table-cell office:value-type="string">
            <text:p>1912-12-03 02:49:06.093750 EST-0500</text:p>
          </table:table-cell>
          <table:table-cell office:value-type="float" office:value="0">
            <text:p>0</text:p>
          </table:table-cell>
          <table:table-cell office:value-type="float" office:value="263.057214816892">
            <text:p>263.0572148169</text:p>
          </table:table-cell>
          <table:table-cell office:value-type="float" office:value="263.057431151266">
            <text:p>263.0574311513</text:p>
          </table:table-cell>
          <table:table-cell office:value-type="string">
            <text:p>23 ♐ 03' 25"</text:p>
          </table:table-cell>
          <table:table-cell office:value-type="string">
            <text:p>23 ♐ 03' 26"</text:p>
          </table:table-cell>
          <table:table-cell office:value-type="float" office:value="-0.766358593193391">
            <text:p>-0.7663585932</text:p>
          </table:table-cell>
          <table:table-cell office:value-type="float" office:value="0.225584920692209">
            <text:p>0.2255849207</text:p>
          </table:table-cell>
          <table:table-cell office:value-type="float" office:value="240.417304602433">
            <text:p>240.4173046024</text:p>
          </table:table-cell>
          <table:table-cell office:value-type="float" office:value="240.417520936807">
            <text:p>240.4175209368</text:p>
          </table:table-cell>
          <table:table-cell office:value-type="string">
            <text:p><text:s/>0 ♐ 25' 02"</text:p>
          </table:table-cell>
          <table:table-cell office:value-type="string">
            <text:p><text:s/>0 ♐ 25' 03"</text:p>
          </table:table-cell>
          <table:table-cell office:value-type="float" office:value="-0.766339871633312">
            <text:p>-0.7663398716</text:p>
          </table:table-cell>
          <table:table-cell office:value-type="float" office:value="0.225603648563574">
            <text:p>0.225603648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9745.4466088">
            <text:p>2419745.4466088</text:p>
          </table:table-cell>
          <table:table-cell office:value-type="string">
            <text:p>1912-12-08 17:43:07.500000 EST-0500</text:p>
          </table:table-cell>
          <table:table-cell office:value-type="float" office:value="0">
            <text:p>0</text:p>
          </table:table-cell>
          <table:table-cell office:value-type="float" office:value="256.518992178945">
            <text:p>256.5189921789</text:p>
          </table:table-cell>
          <table:table-cell office:value-type="float" office:value="256.519450852546">
            <text:p>256.5194508525</text:p>
          </table:table-cell>
          <table:table-cell office:value-type="string">
            <text:p>16 ♐ 31' 08"</text:p>
          </table:table-cell>
          <table:table-cell office:value-type="string">
            <text:p>16 ♐ 31' 10"</text:p>
          </table:table-cell>
          <table:table-cell office:value-type="float" office:value="-1.38572080912841">
            <text:p>-1.3857208091</text:p>
          </table:table-cell>
          <table:table-cell office:value-type="float" office:value="1.01673494365989">
            <text:p>1.0167349437</text:p>
          </table:table-cell>
          <table:table-cell office:value-type="float" office:value="233.878796735738">
            <text:p>233.8787967357</text:p>
          </table:table-cell>
          <table:table-cell office:value-type="float" office:value="233.87925540934">
            <text:p>233.8792554093</text:p>
          </table:table-cell>
          <table:table-cell office:value-type="string">
            <text:p>23 ♏ 52' 43"</text:p>
          </table:table-cell>
          <table:table-cell office:value-type="string">
            <text:p>23 ♏ 52' 45"</text:p>
          </table:table-cell>
          <table:table-cell office:value-type="float" office:value="-1.38576444506859">
            <text:p>-1.3857644451</text:p>
          </table:table-cell>
          <table:table-cell office:value-type="float" office:value="1.01669125910082">
            <text:p>1.0166912591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19750.45320602">
            <text:p>2419750.45320602</text:p>
          </table:table-cell>
          <table:table-cell office:value-type="string">
            <text:p>1912-12-13 17:52:37.031250 EST-0500</text:p>
          </table:table-cell>
          <table:table-cell office:value-type="float" office:value="0">
            <text:p>0</text:p>
          </table:table-cell>
          <table:table-cell office:value-type="float" office:value="301.235856145606">
            <text:p>301.2358561456</text:p>
          </table:table-cell>
          <table:table-cell office:value-type="float" office:value="301.235798658712">
            <text:p>301.2357986587</text:p>
          </table:table-cell>
          <table:table-cell office:value-type="string">
            <text:p><text:s/>1 ♒ 14' 09"</text:p>
          </table:table-cell>
          <table:table-cell office:value-type="string">
            <text:p><text:s/>1 ♒ 14' 08"</text:p>
          </table:table-cell>
          <table:table-cell office:value-type="float" office:value="1.20283882318902">
            <text:p>1.2028388232</text:p>
          </table:table-cell>
          <table:table-cell office:value-type="float" office:value="0.0484158045533954">
            <text:p>0.0484158046</text:p>
          </table:table-cell>
          <table:table-cell office:value-type="float" office:value="278.595305995264">
            <text:p>278.5953059953</text:p>
          </table:table-cell>
          <table:table-cell office:value-type="float" office:value="278.595248508371">
            <text:p>278.5952485084</text:p>
          </table:table-cell>
          <table:table-cell office:value-type="string">
            <text:p><text:s/>8 ♑ 35' 43"</text:p>
          </table:table-cell>
          <table:table-cell office:value-type="string">
            <text:p><text:s/>8 ♑ 35' 42"</text:p>
          </table:table-cell>
          <table:table-cell office:value-type="float" office:value="1.2028304996922">
            <text:p>1.2028304997</text:p>
          </table:table-cell>
          <table:table-cell office:value-type="float" office:value="0.0484076407586231">
            <text:p>0.0484076408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9750.90364583">
            <text:p>2419750.90364583</text:p>
          </table:table-cell>
          <table:table-cell office:value-type="string">
            <text:p>1912-12-14 04:41:15.000000 EST-0500</text:p>
          </table:table-cell>
          <table:table-cell office:value-type="float" office:value="0">
            <text:p>0</text:p>
          </table:table-cell>
          <table:table-cell office:value-type="float" office:value="250.108610719016">
            <text:p>250.108610719</text:p>
          </table:table-cell>
          <table:table-cell office:value-type="float" office:value="250.108763424121">
            <text:p>250.1087634241</text:p>
          </table:table-cell>
          <table:table-cell office:value-type="string">
            <text:p>10 ♐ 06' 30"</text:p>
          </table:table-cell>
          <table:table-cell office:value-type="string">
            <text:p>10 ♐ 06' 31"</text:p>
          </table:table-cell>
          <table:table-cell office:value-type="float" office:value="-0.797318647890453">
            <text:p>-0.7973186479</text:p>
          </table:table-cell>
          <table:table-cell office:value-type="float" office:value="0.722420949810476">
            <text:p>0.7224209498</text:p>
          </table:table-cell>
          <table:table-cell office:value-type="float" office:value="227.468040858198">
            <text:p>227.4680408582</text:p>
          </table:table-cell>
          <table:table-cell office:value-type="float" office:value="227.468193563303">
            <text:p>227.4681935633</text:p>
          </table:table-cell>
          <table:table-cell office:value-type="string">
            <text:p>17 ♏ 28' 04"</text:p>
          </table:table-cell>
          <table:table-cell office:value-type="string">
            <text:p>17 ♏ 28' 05"</text:p>
          </table:table-cell>
          <table:table-cell office:value-type="float" office:value="-0.797321825029446">
            <text:p>-0.797321825</text:p>
          </table:table-cell>
          <table:table-cell office:value-type="float" office:value="0.722417966165729">
            <text:p>0.7224179662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19755.34407407">
            <text:p>2419755.34407407</text:p>
          </table:table-cell>
          <table:table-cell office:value-type="string">
            <text:p>1912-12-18 15:15:28.125000 EST-0500</text:p>
          </table:table-cell>
          <table:table-cell office:value-type="float" office:value="0">
            <text:p>0</text:p>
          </table:table-cell>
          <table:table-cell office:value-type="float" office:value="266.590841413907">
            <text:p>266.5908414139</text:p>
          </table:table-cell>
          <table:table-cell office:value-type="float" office:value="266.590671504937">
            <text:p>266.5906715049</text:p>
          </table:table-cell>
          <table:table-cell office:value-type="string">
            <text:p>26 ♐ 35' 27"</text:p>
          </table:table-cell>
          <table:table-cell office:value-type="string">
            <text:p>26 ♐ 35' 26"</text:p>
          </table:table-cell>
          <table:table-cell office:value-type="float" office:value="1.01814222671861">
            <text:p>1.0181422267</text:p>
          </table:table-cell>
          <table:table-cell office:value-type="float" office:value="0.228739297317167">
            <text:p>0.2287392973</text:p>
          </table:table-cell>
          <table:table-cell office:value-type="float" office:value="243.950148770361">
            <text:p>243.9501487704</text:p>
          </table:table-cell>
          <table:table-cell office:value-type="float" office:value="243.949978861391">
            <text:p>243.9499788614</text:p>
          </table:table-cell>
          <table:table-cell office:value-type="string">
            <text:p><text:s/>3 ♐ 57' 00"</text:p>
          </table:table-cell>
          <table:table-cell office:value-type="string">
            <text:p><text:s/>3 ♐ 56' 59"</text:p>
          </table:table-cell>
          <table:table-cell office:value-type="float" office:value="1.01815167503981">
            <text:p>1.018151675</text:p>
          </table:table-cell>
          <table:table-cell office:value-type="float" office:value="0.228748747877867">
            <text:p>0.2287487479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19777.32502315">
            <text:p>2419777.32502315</text:p>
          </table:table-cell>
          <table:table-cell office:value-type="string">
            <text:p>1913-01-09 14:48:02.812500 EST-0500</text:p>
          </table:table-cell>
          <table:table-cell office:value-type="float" office:value="0">
            <text:p>0</text:p>
          </table:table-cell>
          <table:table-cell office:value-type="float" office:value="269.456388850173">
            <text:p>269.4563888502</text:p>
          </table:table-cell>
          <table:table-cell office:value-type="float" office:value="269.456245804952">
            <text:p>269.456245805</text:p>
          </table:table-cell>
          <table:table-cell table:number-columns-repeated="2" office:value-type="string">
            <text:p>29 ♐ 27' 22"</text:p>
          </table:table-cell>
          <table:table-cell office:value-type="float" office:value="1.39060853339438">
            <text:p>1.3906085334</text:p>
          </table:table-cell>
          <table:table-cell office:value-type="float" office:value="0.741894236249699">
            <text:p>0.7418942362</text:p>
          </table:table-cell>
          <table:table-cell office:value-type="float" office:value="246.814339645432">
            <text:p>246.8143396454</text:p>
          </table:table-cell>
          <table:table-cell office:value-type="float" office:value="246.814196600211">
            <text:p>246.8141966002</text:p>
          </table:table-cell>
          <table:table-cell table:number-columns-repeated="2" office:value-type="string">
            <text:p><text:s/>6 ♐ 48' 51"</text:p>
          </table:table-cell>
          <table:table-cell office:value-type="float" office:value="1.39059773943519">
            <text:p>1.3905977394</text:p>
          </table:table-cell>
          <table:table-cell office:value-type="float" office:value="0.741883444404662">
            <text:p>0.7418834444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19779.13045139">
            <text:p>2419779.13045139</text:p>
          </table:table-cell>
          <table:table-cell office:value-type="string">
            <text:p>1913-01-11 10:07:51.093750 EST-0500</text:p>
          </table:table-cell>
          <table:table-cell office:value-type="float" office:value="0">
            <text:p>0</text:p>
          </table:table-cell>
          <table:table-cell office:value-type="float" office:value="271.991044467414">
            <text:p>271.9910444674</text:p>
          </table:table-cell>
          <table:table-cell office:value-type="float" office:value="271.990881707078">
            <text:p>271.9908817071</text:p>
          </table:table-cell>
          <table:table-cell table:number-columns-repeated="2" office:value-type="string">
            <text:p><text:s/>1 ♑ 59' 27"</text:p>
          </table:table-cell>
          <table:table-cell office:value-type="float" office:value="1.41665602716372">
            <text:p>1.4166560272</text:p>
          </table:table-cell>
          <table:table-cell office:value-type="float" office:value="0.223100022840442">
            <text:p>0.2231000228</text:p>
          </table:table-cell>
          <table:table-cell office:value-type="float" office:value="249.348925796222">
            <text:p>249.3489257962</text:p>
          </table:table-cell>
          <table:table-cell office:value-type="float" office:value="249.348763035886">
            <text:p>249.3487630359</text:p>
          </table:table-cell>
          <table:table-cell office:value-type="string">
            <text:p><text:s/>9 ♐ 20' 56"</text:p>
          </table:table-cell>
          <table:table-cell office:value-type="string">
            <text:p><text:s/>9 ♐ 20' 55"</text:p>
          </table:table-cell>
          <table:table-cell office:value-type="float" office:value="1.41666533537838">
            <text:p>1.4166653354</text:p>
          </table:table-cell>
          <table:table-cell office:value-type="float" office:value="0.22310933282919">
            <text:p>0.2231093328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19781.42121528">
            <text:p>2419781.42121528</text:p>
          </table:table-cell>
          <table:table-cell office:value-type="string">
            <text:p>1913-01-13 17:06:33.750000 EST-0500</text:p>
          </table:table-cell>
          <table:table-cell office:value-type="float" office:value="0">
            <text:p>0</text:p>
          </table:table-cell>
          <table:table-cell office:value-type="float" office:value="272.500601548812">
            <text:p>272.5006015488</text:p>
          </table:table-cell>
          <table:table-cell office:value-type="float" office:value="272.500508039315">
            <text:p>272.5005080393</text:p>
          </table:table-cell>
          <table:table-cell office:value-type="string">
            <text:p><text:s/>2 ♑ 30' 02"</text:p>
          </table:table-cell>
          <table:table-cell office:value-type="string">
            <text:p><text:s/>2 ♑ 30' 01"</text:p>
          </table:table-cell>
          <table:table-cell office:value-type="float" office:value="0.744527498585422">
            <text:p>0.7445274986</text:p>
          </table:table-cell>
          <table:table-cell office:value-type="float" office:value="0.221822732186837">
            <text:p>0.2218227322</text:p>
          </table:table-cell>
          <table:table-cell office:value-type="float" office:value="249.858432561045">
            <text:p>249.858432561</text:p>
          </table:table-cell>
          <table:table-cell office:value-type="float" office:value="249.858339051548">
            <text:p>249.8583390515</text:p>
          </table:table-cell>
          <table:table-cell table:number-columns-repeated="2" office:value-type="string">
            <text:p><text:s/>9 ♐ 51' 30"</text:p>
          </table:table-cell>
          <table:table-cell office:value-type="float" office:value="0.744546820648958">
            <text:p>0.7445468206</text:p>
          </table:table-cell>
          <table:table-cell office:value-type="float" office:value="0.2218420559831">
            <text:p>0.221842056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19791.58283565">
            <text:p>2419791.58283565</text:p>
          </table:table-cell>
          <table:table-cell office:value-type="string">
            <text:p>1913-01-23 20:59:17.812500 EST-0500</text:p>
          </table:table-cell>
          <table:table-cell office:value-type="float" office:value="0">
            <text:p>0</text:p>
          </table:table-cell>
          <table:table-cell office:value-type="float" office:value="303.508773051625">
            <text:p>303.5087730516</text:p>
          </table:table-cell>
          <table:table-cell office:value-type="float" office:value="303.508615979115">
            <text:p>303.5086159791</text:p>
          </table:table-cell>
          <table:table-cell table:number-columns-repeated="2" office:value-type="string">
            <text:p><text:s/>3 ♒ 30' 31"</text:p>
          </table:table-cell>
          <table:table-cell office:value-type="float" office:value="1.01656417822761">
            <text:p>1.0165641782</text:p>
          </table:table-cell>
          <table:table-cell office:value-type="float" office:value="0.058688526972398">
            <text:p>0.058688527</text:p>
          </table:table-cell>
          <table:table-cell office:value-type="float" office:value="280.865981117037">
            <text:p>280.865981117</text:p>
          </table:table-cell>
          <table:table-cell office:value-type="float" office:value="280.865824044527">
            <text:p>280.8658240445</text:p>
          </table:table-cell>
          <table:table-cell office:value-type="string">
            <text:p>10 ♑ 51' 57"</text:p>
          </table:table-cell>
          <table:table-cell office:value-type="string">
            <text:p>10 ♑ 51' 56"</text:p>
          </table:table-cell>
          <table:table-cell office:value-type="float" office:value="1.01655888205559">
            <text:p>1.0165588821</text:p>
          </table:table-cell>
          <table:table-cell office:value-type="float" office:value="0.0586831025256709">
            <text:p>0.0586831025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19800.01643519">
            <text:p>2419800.01643519</text:p>
          </table:table-cell>
          <table:table-cell office:value-type="string">
            <text:p>1913-02-01 07:23:40.312500 EST-0500</text:p>
          </table:table-cell>
          <table:table-cell office:value-type="float" office:value="0">
            <text:p>0</text:p>
          </table:table-cell>
          <table:table-cell office:value-type="float" office:value="304.002432958336">
            <text:p>304.0024329583</text:p>
          </table:table-cell>
          <table:table-cell office:value-type="float" office:value="304.002350367976">
            <text:p>304.002350368</text:p>
          </table:table-cell>
          <table:table-cell table:number-columns-repeated="2" office:value-type="string">
            <text:p><text:s/>4 ♒ 00' 08"</text:p>
          </table:table-cell>
          <table:table-cell office:value-type="float" office:value="1.64645609360342">
            <text:p>1.6464560936</text:p>
          </table:table-cell>
          <table:table-cell office:value-type="float" office:value="0.0582948006591776">
            <text:p>0.0582948007</text:p>
          </table:table-cell>
          <table:table-cell office:value-type="float" office:value="281.359335275292">
            <text:p>281.3593352753</text:p>
          </table:table-cell>
          <table:table-cell office:value-type="float" office:value="281.359252684931">
            <text:p>281.3592526849</text:p>
          </table:table-cell>
          <table:table-cell table:number-columns-repeated="2" office:value-type="string">
            <text:p>11 ♑ 21' 33"</text:p>
          </table:table-cell>
          <table:table-cell office:value-type="float" office:value="1.64642373336121">
            <text:p>1.6464237334</text:p>
          </table:table-cell>
          <table:table-cell office:value-type="float" office:value="0.0582624530660278">
            <text:p>0.058262453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9811.44758102">
            <text:p>2419811.44758102</text:p>
          </table:table-cell>
          <table:table-cell office:value-type="string">
            <text:p>1913-02-12 17:44:31.875000 EST-0500</text:p>
          </table:table-cell>
          <table:table-cell office:value-type="float" office:value="0">
            <text:p>0</text:p>
          </table:table-cell>
          <table:table-cell office:value-type="float" office:value="323.656150672944">
            <text:p>323.6561506729</text:p>
          </table:table-cell>
          <table:table-cell office:value-type="float" office:value="323.656096543087">
            <text:p>323.6560965431</text:p>
          </table:table-cell>
          <table:table-cell office:value-type="string">
            <text:p>23 ♒ 39' 22"</text:p>
          </table:table-cell>
          <table:table-cell office:value-type="string">
            <text:p>23 ♒ 39' 21"</text:p>
          </table:table-cell>
          <table:table-cell office:value-type="float" office:value="1.79490640435302">
            <text:p>1.7949064044</text:p>
          </table:table-cell>
          <table:table-cell office:value-type="float" office:value="1.01076355645537">
            <text:p>1.0107635565</text:p>
          </table:table-cell>
          <table:table-cell office:value-type="float" office:value="301.012666871355">
            <text:p>301.0126668714</text:p>
          </table:table-cell>
          <table:table-cell office:value-type="float" office:value="301.012612741499">
            <text:p>301.0126127415</text:p>
          </table:table-cell>
          <table:table-cell table:number-columns-repeated="2" office:value-type="string">
            <text:p><text:s/>1 ♒ 00' 45"</text:p>
          </table:table-cell>
          <table:table-cell office:value-type="float" office:value="1.79491691995759">
            <text:p>1.79491692</text:p>
          </table:table-cell>
          <table:table-cell office:value-type="float" office:value="1.01077384591362">
            <text:p>1.0107738459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19824.84821759">
            <text:p>2419824.84821759</text:p>
          </table:table-cell>
          <table:table-cell office:value-type="string">
            <text:p>1913-02-26 03:21:26.718750 EST-0500</text:p>
          </table:table-cell>
          <table:table-cell office:value-type="float" office:value="0">
            <text:p>0</text:p>
          </table:table-cell>
          <table:table-cell office:value-type="float" office:value="305.385415742613">
            <text:p>305.3854157426</text:p>
          </table:table-cell>
          <table:table-cell office:value-type="float" office:value="305.385280215836">
            <text:p>305.3852802158</text:p>
          </table:table-cell>
          <table:table-cell table:number-columns-repeated="2" office:value-type="string">
            <text:p><text:s/>5 ♒ 23' 07"</text:p>
          </table:table-cell>
          <table:table-cell office:value-type="float" office:value="0.767843020744943">
            <text:p>0.7678430207</text:p>
          </table:table-cell>
          <table:table-cell office:value-type="float" office:value="0.0519356968854022">
            <text:p>0.0519356969</text:p>
          </table:table-cell>
          <table:table-cell office:value-type="float" office:value="282.741394662556">
            <text:p>282.7413946626</text:p>
          </table:table-cell>
          <table:table-cell office:value-type="float" office:value="282.741259135778">
            <text:p>282.7412591358</text:p>
          </table:table-cell>
          <table:table-cell office:value-type="string">
            <text:p>12 ♑ 44' 29"</text:p>
          </table:table-cell>
          <table:table-cell office:value-type="string">
            <text:p>12 ♑ 44' 28"</text:p>
          </table:table-cell>
          <table:table-cell office:value-type="float" office:value="0.76784163693468">
            <text:p>0.7678416369</text:p>
          </table:table-cell>
          <table:table-cell office:value-type="float" office:value="0.0519342628388387">
            <text:p>0.051934262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9854.68171296">
            <text:p>2419854.68171296</text:p>
          </table:table-cell>
          <table:table-cell office:value-type="string">
            <text:p>1913-03-27 23:21:40.781250 EST-0500</text:p>
          </table:table-cell>
          <table:table-cell office:value-type="float" office:value="0">
            <text:p>0</text:p>
          </table:table-cell>
          <table:table-cell office:value-type="float" office:value="6.89883343024669">
            <text:p>6.8988334302</text:p>
          </table:table-cell>
          <table:table-cell office:value-type="float" office:value="6.89895881916668">
            <text:p>6.8989588192</text:p>
          </table:table-cell>
          <table:table-cell office:value-type="string">
            <text:p><text:s/>6 ♈ 53' 55"</text:p>
          </table:table-cell>
          <table:table-cell office:value-type="string">
            <text:p><text:s/>6 ♈ 53' 56"</text:p>
          </table:table-cell>
          <table:table-cell office:value-type="float" office:value="-0.847108305664688">
            <text:p>-0.8471083057</text:p>
          </table:table-cell>
          <table:table-cell office:value-type="float" office:value="0.988530848485477">
            <text:p>0.9885308485</text:p>
          </table:table-cell>
          <table:table-cell office:value-type="float" office:value="344.253835891915">
            <text:p>344.2538358919</text:p>
          </table:table-cell>
          <table:table-cell office:value-type="float" office:value="344.253961280835">
            <text:p>344.2539612808</text:p>
          </table:table-cell>
          <table:table-cell office:value-type="string">
            <text:p>14 ♓ 15' 13"</text:p>
          </table:table-cell>
          <table:table-cell office:value-type="string">
            <text:p>14 ♓ 15' 14"</text:p>
          </table:table-cell>
          <table:table-cell office:value-type="float" office:value="-0.84713093952574">
            <text:p>-0.8471309395</text:p>
          </table:table-cell>
          <table:table-cell office:value-type="float" office:value="0.988508514528871">
            <text:p>0.9885085145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19882.57087963">
            <text:p>2419882.57087963</text:p>
          </table:table-cell>
          <table:table-cell office:value-type="string">
            <text:p>1913-04-24 20:42:04.218750 EST-0500</text:p>
          </table:table-cell>
          <table:table-cell office:value-type="float" office:value="0">
            <text:p>0</text:p>
          </table:table-cell>
          <table:table-cell office:value-type="float" office:value="34.2528584314142">
            <text:p>34.2528584314</text:p>
          </table:table-cell>
          <table:table-cell office:value-type="float" office:value="34.2530633158796">
            <text:p>34.2530633159</text:p>
          </table:table-cell>
          <table:table-cell office:value-type="string">
            <text:p><text:s/>4 ♉ 15' 10"</text:p>
          </table:table-cell>
          <table:table-cell office:value-type="string">
            <text:p><text:s/>4 ♉ 15' 11"</text:p>
          </table:table-cell>
          <table:table-cell office:value-type="float" office:value="-0.632061209733435">
            <text:p>-0.6320612097</text:p>
          </table:table-cell>
          <table:table-cell office:value-type="float" office:value="0.973034841104407">
            <text:p>0.9730348411</text:p>
          </table:table-cell>
          <table:table-cell office:value-type="float" office:value="11.6069153469999">
            <text:p>11.606915347</text:p>
          </table:table-cell>
          <table:table-cell office:value-type="float" office:value="11.6071202314652">
            <text:p>11.6071202315</text:p>
          </table:table-cell>
          <table:table-cell office:value-type="string">
            <text:p>11 ♈ 36' 24"</text:p>
          </table:table-cell>
          <table:table-cell office:value-type="string">
            <text:p>11 ♈ 36' 25"</text:p>
          </table:table-cell>
          <table:table-cell office:value-type="float" office:value="-0.632093360902572">
            <text:p>-0.6320933609</text:p>
          </table:table-cell>
          <table:table-cell office:value-type="float" office:value="0.973003192282352">
            <text:p>0.9730031923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19897.77693287">
            <text:p>2419897.77693287</text:p>
          </table:table-cell>
          <table:table-cell office:value-type="string">
            <text:p>1913-05-10 01:38:47.343750 EST-0500</text:p>
          </table:table-cell>
          <table:table-cell office:value-type="float" office:value="0">
            <text:p>0</text:p>
          </table:table-cell>
          <table:table-cell office:value-type="float" office:value="26.8238571475604">
            <text:p>26.8238571476</text:p>
          </table:table-cell>
          <table:table-cell office:value-type="float" office:value="26.8237979975964">
            <text:p>26.8237979976</text:p>
          </table:table-cell>
          <table:table-cell table:number-columns-repeated="2" office:value-type="string">
            <text:p>26 ♈ 49' 25"</text:p>
          </table:table-cell>
          <table:table-cell office:value-type="float" office:value="1.57288833623197">
            <text:p>1.5728883362</text:p>
          </table:table-cell>
          <table:table-cell office:value-type="float" office:value="-0.244200808814885">
            <text:p>-0.2442008088</text:p>
          </table:table-cell>
          <table:table-cell office:value-type="float" office:value="4.17730443056016">
            <text:p>4.1773044306</text:p>
          </table:table-cell>
          <table:table-cell office:value-type="float" office:value="4.17724528059621">
            <text:p>4.1772452806</text:p>
          </table:table-cell>
          <table:table-cell table:number-columns-repeated="2" office:value-type="string">
            <text:p><text:s/>4 ♈ 10' 38"</text:p>
          </table:table-cell>
          <table:table-cell office:value-type="float" office:value="1.57284642006797">
            <text:p>1.5728464201</text:p>
          </table:table-cell>
          <table:table-cell office:value-type="float" office:value="-0.244242824324312">
            <text:p>-0.2442428243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19917.0481713">
            <text:p>2419917.0481713</text:p>
          </table:table-cell>
          <table:table-cell office:value-type="string">
            <text:p>1913-05-29 08:09:22.500000 EST-0500</text:p>
          </table:table-cell>
          <table:table-cell office:value-type="float" office:value="0">
            <text:p>0</text:p>
          </table:table-cell>
          <table:table-cell office:value-type="float" office:value="67.5382212682051">
            <text:p>67.5382212682</text:p>
          </table:table-cell>
          <table:table-cell office:value-type="float" office:value="67.5380427716701">
            <text:p>67.5380427717</text:p>
          </table:table-cell>
          <table:table-cell office:value-type="string">
            <text:p><text:s/>7 ♊ 32' 17"</text:p>
          </table:table-cell>
          <table:table-cell office:value-type="string">
            <text:p><text:s/>7 ♊ 32' 16"</text:p>
          </table:table-cell>
          <table:table-cell office:value-type="float" office:value="0.958913130201512">
            <text:p>0.9589131302</text:p>
          </table:table-cell>
          <table:table-cell office:value-type="float" office:value="0.129947757396925">
            <text:p>0.1299477574</text:p>
          </table:table-cell>
          <table:table-cell office:value-type="float" office:value="44.8907526347089">
            <text:p>44.8907526347</text:p>
          </table:table-cell>
          <table:table-cell office:value-type="float" office:value="44.890574138174">
            <text:p>44.8905741382</text:p>
          </table:table-cell>
          <table:table-cell table:number-columns-repeated="2" office:value-type="string">
            <text:p>14 ♉ 53' 26"</text:p>
          </table:table-cell>
          <table:table-cell office:value-type="float" office:value="0.958933856996607">
            <text:p>0.958933857</text:p>
          </table:table-cell>
          <table:table-cell office:value-type="float" office:value="0.129968495768283">
            <text:p>0.1299684958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19919.1075">
            <text:p>2419919.1075</text:p>
          </table:table-cell>
          <table:table-cell office:value-type="string">
            <text:p>1913-05-31 09:34:48.281250 EST-0500</text:p>
          </table:table-cell>
          <table:table-cell office:value-type="float" office:value="0">
            <text:p>0</text:p>
          </table:table-cell>
          <table:table-cell office:value-type="float" office:value="67.8057279122253">
            <text:p>67.8057279122</text:p>
          </table:table-cell>
          <table:table-cell office:value-type="float" office:value="67.8056392586488">
            <text:p>67.8056392586</text:p>
          </table:table-cell>
          <table:table-cell table:number-columns-repeated="2" office:value-type="string">
            <text:p><text:s/>7 ♊ 48' 20"</text:p>
          </table:table-cell>
          <table:table-cell office:value-type="float" office:value="2.19477846852538">
            <text:p>2.1947784685</text:p>
          </table:table-cell>
          <table:table-cell office:value-type="float" office:value="0.129929941860034">
            <text:p>0.1299299419</text:p>
          </table:table-cell>
          <table:table-cell office:value-type="float" office:value="45.1582205584341">
            <text:p>45.1582205584</text:p>
          </table:table-cell>
          <table:table-cell office:value-type="float" office:value="45.1581319048576">
            <text:p>45.1581319049</text:p>
          </table:table-cell>
          <table:table-cell table:number-columns-repeated="2" office:value-type="string">
            <text:p>15 ♉ 09' 29"</text:p>
          </table:table-cell>
          <table:table-cell office:value-type="float" office:value="2.19479294072135">
            <text:p>2.1947929407</text:p>
          </table:table-cell>
          <table:table-cell office:value-type="float" office:value="0.129944571080096">
            <text:p>0.129944571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9920.48322917">
            <text:p>2419920.48322917</text:p>
          </table:table-cell>
          <table:table-cell office:value-type="string">
            <text:p>1913-06-01 18:35:51.562500 EST-0500</text:p>
          </table:table-cell>
          <table:table-cell office:value-type="float" office:value="0">
            <text:p>0</text:p>
          </table:table-cell>
          <table:table-cell office:value-type="float" office:value="70.830850177521">
            <text:p>70.8308501775</text:p>
          </table:table-cell>
          <table:table-cell office:value-type="float" office:value="70.8308096151775">
            <text:p>70.8308096152</text:p>
          </table:table-cell>
          <table:table-cell office:value-type="string">
            <text:p>10 ♊ 49' 51"</text:p>
          </table:table-cell>
          <table:table-cell office:value-type="string">
            <text:p>10 ♊ 49' 50"</text:p>
          </table:table-cell>
          <table:table-cell office:value-type="float" office:value="2.20165740163308">
            <text:p>2.2016574016</text:p>
          </table:table-cell>
          <table:table-cell office:value-type="float" office:value="0.958146944990151">
            <text:p>0.958146945</text:p>
          </table:table-cell>
          <table:table-cell office:value-type="float" office:value="48.1833002872324">
            <text:p>48.1833002872</text:p>
          </table:table-cell>
          <table:table-cell office:value-type="float" office:value="48.1832597248888">
            <text:p>48.1832597249</text:p>
          </table:table-cell>
          <table:table-cell table:number-columns-repeated="2" office:value-type="string">
            <text:p>18 ♉ 10' 59"</text:p>
          </table:table-cell>
          <table:table-cell office:value-type="float" office:value="2.20165608916272">
            <text:p>2.2016560892</text:p>
          </table:table-cell>
          <table:table-cell office:value-type="float" office:value="0.958145695313195">
            <text:p>0.9581456953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19929.05109954">
            <text:p>2419929.05109954</text:p>
          </table:table-cell>
          <table:table-cell office:value-type="string">
            <text:p>1913-06-10 08:13:35.625000 EST-0500</text:p>
          </table:table-cell>
          <table:table-cell office:value-type="float" office:value="0">
            <text:p>0</text:p>
          </table:table-cell>
          <table:table-cell office:value-type="float" office:value="89.3039821227461">
            <text:p>89.3039821227</text:p>
          </table:table-cell>
          <table:table-cell office:value-type="float" office:value="89.303710347583">
            <text:p>89.3037103476</text:p>
          </table:table-cell>
          <table:table-cell office:value-type="string">
            <text:p>29 ♊ 18' 14"</text:p>
          </table:table-cell>
          <table:table-cell office:value-type="string">
            <text:p>29 ♊ 18' 13"</text:p>
          </table:table-cell>
          <table:table-cell office:value-type="float" office:value="2.06300227073328">
            <text:p>2.0630022707</text:p>
          </table:table-cell>
          <table:table-cell office:value-type="float" office:value="0.0237827822207017">
            <text:p>0.0237827822</text:p>
          </table:table-cell>
          <table:table-cell office:value-type="float" office:value="66.6558388060301">
            <text:p>66.655838806</text:p>
          </table:table-cell>
          <table:table-cell office:value-type="float" office:value="66.6555670308671">
            <text:p>66.6555670309</text:p>
          </table:table-cell>
          <table:table-cell office:value-type="string">
            <text:p><text:s/>6 ♊ 39' 21"</text:p>
          </table:table-cell>
          <table:table-cell office:value-type="string">
            <text:p><text:s/>6 ♊ 39' 20"</text:p>
          </table:table-cell>
          <table:table-cell office:value-type="float" office:value="2.06300724292667">
            <text:p>2.0630072429</text:p>
          </table:table-cell>
          <table:table-cell office:value-type="float" office:value="0.0237877359331311">
            <text:p>0.0237877359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19940.09040509">
            <text:p>2419940.09040509</text:p>
          </table:table-cell>
          <table:table-cell office:value-type="string">
            <text:p>1913-06-21 09:10:11.718750 EST-0500</text:p>
          </table:table-cell>
          <table:table-cell office:value-type="float" office:value="0">
            <text:p>0</text:p>
          </table:table-cell>
          <table:table-cell office:value-type="float" office:value="89.5689740655479">
            <text:p>89.5689740655</text:p>
          </table:table-cell>
          <table:table-cell office:value-type="float" office:value="89.5689021016815">
            <text:p>89.5689021017</text:p>
          </table:table-cell>
          <table:table-cell table:number-columns-repeated="2" office:value-type="string">
            <text:p>29 ♊ 34' 08"</text:p>
          </table:table-cell>
          <table:table-cell office:value-type="float" office:value="0.953733952641216">
            <text:p>0.9537339526</text:p>
          </table:table-cell>
          <table:table-cell office:value-type="float" office:value="0.0241431308928062">
            <text:p>0.0241431309</text:p>
          </table:table-cell>
          <table:table-cell office:value-type="float" office:value="66.9202273158786">
            <text:p>66.9202273159</text:p>
          </table:table-cell>
          <table:table-cell office:value-type="float" office:value="66.9201553520122">
            <text:p>66.920155352</text:p>
          </table:table-cell>
          <table:table-cell table:number-columns-repeated="2" office:value-type="string">
            <text:p><text:s/>6 ♊ 55' 12"</text:p>
          </table:table-cell>
          <table:table-cell office:value-type="float" office:value="0.953709445007312">
            <text:p>0.953709445</text:p>
          </table:table-cell>
          <table:table-cell office:value-type="float" office:value="0.024118613892654">
            <text:p>0.0241186139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19943.19880787">
            <text:p>2419943.19880787</text:p>
          </table:table-cell>
          <table:table-cell office:value-type="string">
            <text:p>1913-06-24 11:46:17.343750 EST-0500</text:p>
          </table:table-cell>
          <table:table-cell office:value-type="float" office:value="0">
            <text:p>0</text:p>
          </table:table-cell>
          <table:table-cell office:value-type="float" office:value="114.852383251801">
            <text:p>114.8523832518</text:p>
          </table:table-cell>
          <table:table-cell office:value-type="float" office:value="114.852078041964">
            <text:p>114.852078042</text:p>
          </table:table-cell>
          <table:table-cell office:value-type="string">
            <text:p>24 ♋ 51' 08"</text:p>
          </table:table-cell>
          <table:table-cell office:value-type="string">
            <text:p>24 ♋ 51' 07"</text:p>
          </table:table-cell>
          <table:table-cell office:value-type="float" office:value="1.53025191881696">
            <text:p>1.5302519188</text:p>
          </table:table-cell>
          <table:table-cell office:value-type="float" office:value="0.0348090954072165">
            <text:p>0.0348090954</text:p>
          </table:table-cell>
          <table:table-cell office:value-type="float" office:value="92.2035020570507">
            <text:p>92.2035020571</text:p>
          </table:table-cell>
          <table:table-cell office:value-type="float" office:value="92.2031968472137">
            <text:p>92.2031968472</text:p>
          </table:table-cell>
          <table:table-cell office:value-type="string">
            <text:p><text:s/>2 ♋ 12' 12"</text:p>
          </table:table-cell>
          <table:table-cell office:value-type="string">
            <text:p><text:s/>2 ♋ 12' 11"</text:p>
          </table:table-cell>
          <table:table-cell office:value-type="float" office:value="1.53026339006795">
            <text:p>1.5302633901</text:p>
          </table:table-cell>
          <table:table-cell office:value-type="float" office:value="0.034820699769938">
            <text:p>0.0348206998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19967.53010417">
            <text:p>2419967.53010417</text:p>
          </table:table-cell>
          <table:table-cell office:value-type="string">
            <text:p>1913-07-18 19:43:21.562500 EST-0500</text:p>
          </table:table-cell>
          <table:table-cell office:value-type="float" office:value="0">
            <text:p>0</text:p>
          </table:table-cell>
          <table:table-cell office:value-type="float" office:value="115.737197469289">
            <text:p>115.7371974693</text:p>
          </table:table-cell>
          <table:table-cell office:value-type="float" office:value="115.737077746372">
            <text:p>115.7370777464</text:p>
          </table:table-cell>
          <table:table-cell table:number-columns-repeated="2" office:value-type="string">
            <text:p>25 ♋ 44' 13"</text:p>
          </table:table-cell>
          <table:table-cell office:value-type="float" office:value="0.954004238746065">
            <text:p>0.9540042387</text:p>
          </table:table-cell>
          <table:table-cell office:value-type="float" office:value="0.0371295166031851">
            <text:p>0.0371295166</text:p>
          </table:table-cell>
          <table:table-cell office:value-type="float" office:value="93.0870169017641">
            <text:p>93.0870169018</text:p>
          </table:table-cell>
          <table:table-cell office:value-type="float" office:value="93.0868971788471">
            <text:p>93.0868971788</text:p>
          </table:table-cell>
          <table:table-cell office:value-type="string">
            <text:p><text:s/>3 ♋ 05' 13"</text:p>
          </table:table-cell>
          <table:table-cell office:value-type="string">
            <text:p><text:s/>3 ♋ 05' 12"</text:p>
          </table:table-cell>
          <table:table-cell office:value-type="float" office:value="0.953986305852102">
            <text:p>0.9539863059</text:p>
          </table:table-cell>
          <table:table-cell office:value-type="float" office:value="0.0371116400515576">
            <text:p>0.0371116401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19970.69733796">
            <text:p>2419970.69733796</text:p>
          </table:table-cell>
          <table:table-cell office:value-type="string">
            <text:p>1913-07-21 23:44:10.781250 EST-0500</text:p>
          </table:table-cell>
          <table:table-cell office:value-type="float" office:value="0">
            <text:p>0</text:p>
          </table:table-cell>
          <table:table-cell office:value-type="float" office:value="74.0624669601274">
            <text:p>74.0624669601</text:p>
          </table:table-cell>
          <table:table-cell office:value-type="float" office:value="74.0624279200594">
            <text:p>74.0624279201</text:p>
          </table:table-cell>
          <table:table-cell table:number-columns-repeated="2" office:value-type="string">
            <text:p>14 ♊ 03' 44"</text:p>
          </table:table-cell>
          <table:table-cell office:value-type="float" office:value="1.05083833259582">
            <text:p>1.0508383326</text:p>
          </table:table-cell>
          <table:table-cell office:value-type="float" office:value="0.104882938311067">
            <text:p>0.1048829383</text:p>
          </table:table-cell>
          <table:table-cell office:value-type="float" office:value="51.4121714909244">
            <text:p>51.4121714909</text:p>
          </table:table-cell>
          <table:table-cell office:value-type="float" office:value="51.4121324508565">
            <text:p>51.4121324509</text:p>
          </table:table-cell>
          <table:table-cell table:number-columns-repeated="2" office:value-type="string">
            <text:p>21 ♉ 24' 43"</text:p>
          </table:table-cell>
          <table:table-cell office:value-type="float" office:value="1.05085667962177">
            <text:p>1.0508566796</text:p>
          </table:table-cell>
          <table:table-cell office:value-type="float" office:value="0.104901356314396">
            <text:p>0.104901356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19983.97224537">
            <text:p>2419983.97224537</text:p>
          </table:table-cell>
          <table:table-cell office:value-type="string">
            <text:p>1913-08-04 06:20:02.343750 EST-0500</text:p>
          </table:table-cell>
          <table:table-cell office:value-type="float" office:value="0">
            <text:p>0</text:p>
          </table:table-cell>
          <table:table-cell office:value-type="float" office:value="131.454021928704">
            <text:p>131.4540219287</text:p>
          </table:table-cell>
          <table:table-cell office:value-type="float" office:value="131.454236708508">
            <text:p>131.4542367085</text:p>
          </table:table-cell>
          <table:table-cell office:value-type="string">
            <text:p>11 ♌ 27' 14"</text:p>
          </table:table-cell>
          <table:table-cell office:value-type="string">
            <text:p>11 ♌ 27' 15"</text:p>
          </table:table-cell>
          <table:table-cell office:value-type="float" office:value="-0.76560857542981">
            <text:p>-0.7656085754</text:p>
          </table:table-cell>
          <table:table-cell office:value-type="float" office:value="0.958036625881652">
            <text:p>0.9580366259</text:p>
          </table:table-cell>
          <table:table-cell office:value-type="float" office:value="108.80309646796">
            <text:p>108.803096468</text:p>
          </table:table-cell>
          <table:table-cell office:value-type="float" office:value="108.803311247763">
            <text:p>108.8033112478</text:p>
          </table:table-cell>
          <table:table-cell table:number-columns-repeated="2" office:value-type="string">
            <text:p>18 ♋ 48' 11"</text:p>
          </table:table-cell>
          <table:table-cell office:value-type="float" office:value="-0.765588822700045">
            <text:p>-0.7655888227</text:p>
          </table:table-cell>
          <table:table-cell office:value-type="float" office:value="0.958055388005023">
            <text:p>0.958055388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19986.0105787">
            <text:p>2419986.0105787</text:p>
          </table:table-cell>
          <table:table-cell office:value-type="string">
            <text:p>1913-08-06 07:15:14.062500 EST-0500</text:p>
          </table:table-cell>
          <table:table-cell office:value-type="float" office:value="0">
            <text:p>0</text:p>
          </table:table-cell>
          <table:table-cell office:value-type="float" office:value="90.5903019332233">
            <text:p>90.5903019332</text:p>
          </table:table-cell>
          <table:table-cell office:value-type="float" office:value="90.5900320632883">
            <text:p>90.5900320633</text:p>
          </table:table-cell>
          <table:table-cell office:value-type="string">
            <text:p><text:s/>0 ♋ 35' 25"</text:p>
          </table:table-cell>
          <table:table-cell office:value-type="string">
            <text:p><text:s/>0 ♋ 35' 24"</text:p>
          </table:table-cell>
          <table:table-cell office:value-type="float" office:value="1.10407504754539">
            <text:p>1.1040750475</text:p>
          </table:table-cell>
          <table:table-cell office:value-type="float" office:value="0.0184631187652365">
            <text:p>0.0184631188</text:p>
          </table:table-cell>
          <table:table-cell office:value-type="float" office:value="67.9393543461861">
            <text:p>67.9393543462</text:p>
          </table:table-cell>
          <table:table-cell office:value-type="float" office:value="67.9390844762511">
            <text:p>67.9390844763</text:p>
          </table:table-cell>
          <table:table-cell office:value-type="string">
            <text:p><text:s/>7 ♊ 56' 21"</text:p>
          </table:table-cell>
          <table:table-cell office:value-type="string">
            <text:p><text:s/>7 ♊ 56' 20"</text:p>
          </table:table-cell>
          <table:table-cell office:value-type="float" office:value="1.10410360498545">
            <text:p>1.104103605</text:p>
          </table:table-cell>
          <table:table-cell office:value-type="float" office:value="0.0184916758931176">
            <text:p>0.0184916759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20004.02009259">
            <text:p>2420004.02009259</text:p>
          </table:table-cell>
          <table:table-cell office:value-type="string">
            <text:p>1913-08-24 07:28:56.718750 EST-0500</text:p>
          </table:table-cell>
          <table:table-cell office:value-type="float" office:value="0">
            <text:p>0</text:p>
          </table:table-cell>
          <table:table-cell office:value-type="float" office:value="76.9322936768045">
            <text:p>76.9322936768</text:p>
          </table:table-cell>
          <table:table-cell office:value-type="float" office:value="76.9321879960803">
            <text:p>76.9321879961</text:p>
          </table:table-cell>
          <table:table-cell office:value-type="string">
            <text:p>16 ♊ 55' 56"</text:p>
          </table:table-cell>
          <table:table-cell office:value-type="string">
            <text:p>16 ♊ 55' 55"</text:p>
          </table:table-cell>
          <table:table-cell office:value-type="float" office:value="0.620164828095439">
            <text:p>0.6201648281</text:p>
          </table:table-cell>
          <table:table-cell office:value-type="float" office:value="0.0642370300255093">
            <text:p>0.06423703</text:p>
          </table:table-cell>
          <table:table-cell office:value-type="float" office:value="54.280724713106">
            <text:p>54.2807247131</text:p>
          </table:table-cell>
          <table:table-cell office:value-type="float" office:value="54.2806190323818">
            <text:p>54.2806190324</text:p>
          </table:table-cell>
          <table:table-cell table:number-columns-repeated="2" office:value-type="string">
            <text:p>24 ♉ 16' 50"</text:p>
          </table:table-cell>
          <table:table-cell office:value-type="float" office:value="0.620158565008959">
            <text:p>0.620158565</text:p>
          </table:table-cell>
          <table:table-cell office:value-type="float" office:value="0.0642308072724105">
            <text:p>0.0642308073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0009.4737037">
            <text:p>2420009.4737037</text:p>
          </table:table-cell>
          <table:table-cell office:value-type="string">
            <text:p>1913-08-29 18:22:08.906250 EST-0500</text:p>
          </table:table-cell>
          <table:table-cell office:value-type="float" office:value="0">
            <text:p>0</text:p>
          </table:table-cell>
          <table:table-cell office:value-type="float" office:value="117.19913972823">
            <text:p>117.1991397282</text:p>
          </table:table-cell>
          <table:table-cell office:value-type="float" office:value="117.19892800962">
            <text:p>117.1989280096</text:p>
          </table:table-cell>
          <table:table-cell table:number-columns-repeated="2" office:value-type="string">
            <text:p>27 ♋ 11' 56"</text:p>
          </table:table-cell>
          <table:table-cell office:value-type="float" office:value="1.16079165344513">
            <text:p>1.1607916534</text:p>
          </table:table-cell>
          <table:table-cell office:value-type="float" office:value="0.0303660453434034">
            <text:p>0.0303660453</text:p>
          </table:table-cell>
          <table:table-cell office:value-type="float" office:value="94.5472256529899">
            <text:p>94.547225653</text:p>
          </table:table-cell>
          <table:table-cell office:value-type="float" office:value="94.5470139343796">
            <text:p>94.5470139344</text:p>
          </table:table-cell>
          <table:table-cell office:value-type="string">
            <text:p><text:s/>4 ♋ 32' 50"</text:p>
          </table:table-cell>
          <table:table-cell office:value-type="string">
            <text:p><text:s/>4 ♋ 32' 49"</text:p>
          </table:table-cell>
          <table:table-cell office:value-type="float" office:value="1.16078217206763">
            <text:p>1.1607821721</text:p>
          </table:table-cell>
          <table:table-cell office:value-type="float" office:value="0.0303565139626556">
            <text:p>0.03035651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0027.13630787">
            <text:p>2420027.13630787</text:p>
          </table:table-cell>
          <table:table-cell office:value-type="string">
            <text:p>1913-09-16 10:16:17.343750 EST-0500</text:p>
          </table:table-cell>
          <table:table-cell office:value-type="float" office:value="0">
            <text:p>0</text:p>
          </table:table-cell>
          <table:table-cell office:value-type="float" office:value="173.139182153491">
            <text:p>173.1391821535</text:p>
          </table:table-cell>
          <table:table-cell office:value-type="float" office:value="173.139167068335">
            <text:p>173.1391670683</text:p>
          </table:table-cell>
          <table:table-cell table:number-columns-repeated="2" office:value-type="string">
            <text:p>23 ♍ 08' 21"</text:p>
          </table:table-cell>
          <table:table-cell office:value-type="float" office:value="1.84752273374747">
            <text:p>1.8475227337</text:p>
          </table:table-cell>
          <table:table-cell office:value-type="float" office:value="0.975324465061432">
            <text:p>0.9753244651</text:p>
          </table:table-cell>
          <table:table-cell office:value-type="float" office:value="150.48678592523">
            <text:p>150.4867859252</text:p>
          </table:table-cell>
          <table:table-cell office:value-type="float" office:value="150.486770840074">
            <text:p>150.4867708401</text:p>
          </table:table-cell>
          <table:table-cell table:number-columns-repeated="2" office:value-type="string">
            <text:p><text:s/>0 ♍ 29' 12"</text:p>
          </table:table-cell>
          <table:table-cell office:value-type="float" office:value="1.84756375781195">
            <text:p>1.8475637578</text:p>
          </table:table-cell>
          <table:table-cell office:value-type="float" office:value="0.97536545223077">
            <text:p>0.9753654522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20028.23054398">
            <text:p>2420028.23054398</text:p>
          </table:table-cell>
          <table:table-cell office:value-type="string">
            <text:p>1913-09-17 12:31:59.531250 EST-0500</text:p>
          </table:table-cell>
          <table:table-cell office:value-type="float" office:value="0">
            <text:p>0</text:p>
          </table:table-cell>
          <table:table-cell office:value-type="float" office:value="91.1101828991446">
            <text:p>91.1101828991</text:p>
          </table:table-cell>
          <table:table-cell office:value-type="float" office:value="91.1101806298889">
            <text:p>91.1101806299</text:p>
          </table:table-cell>
          <table:table-cell table:number-columns-repeated="2" office:value-type="string">
            <text:p><text:s/>1 ♋ 06' 36"</text:p>
          </table:table-cell>
          <table:table-cell office:value-type="float" office:value="0.546861051015848">
            <text:p>0.546861051</text:p>
          </table:table-cell>
          <table:table-cell office:value-type="float" office:value="0.0051862387039775">
            <text:p>0.0051862387</text:p>
          </table:table-cell>
          <table:table-cell office:value-type="float" office:value="68.4577874301051">
            <text:p>68.4577874301</text:p>
          </table:table-cell>
          <table:table-cell office:value-type="float" office:value="68.4577851608494">
            <text:p>68.4577851608</text:p>
          </table:table-cell>
          <table:table-cell table:number-columns-repeated="2" office:value-type="string">
            <text:p><text:s/>8 ♊ 27' 28"</text:p>
          </table:table-cell>
          <table:table-cell office:value-type="float" office:value="0.546896989985657">
            <text:p>0.54689699</text:p>
          </table:table-cell>
          <table:table-cell office:value-type="float" office:value="0.0052221640525435">
            <text:p>0.005222164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0094.75032407">
            <text:p>2420094.75032407</text:p>
          </table:table-cell>
          <table:table-cell office:value-type="string">
            <text:p>1913-11-23 01:00:28.125000 EST-0500</text:p>
          </table:table-cell>
          <table:table-cell office:value-type="float" office:value="0">
            <text:p>0</text:p>
          </table:table-cell>
          <table:table-cell office:value-type="float" office:value="240.36054715368">
            <text:p>240.3605471537</text:p>
          </table:table-cell>
          <table:table-cell office:value-type="float" office:value="240.360568884302">
            <text:p>240.3605688843</text:p>
          </table:table-cell>
          <table:table-cell office:value-type="string">
            <text:p><text:s/>0 ♐ 21' 37"</text:p>
          </table:table-cell>
          <table:table-cell office:value-type="string">
            <text:p><text:s/>0 ♐ 21' 38"</text:p>
          </table:table-cell>
          <table:table-cell office:value-type="float" office:value="-1.36754886838136">
            <text:p>-1.3675488684</text:p>
          </table:table-cell>
          <table:table-cell office:value-type="float" office:value="1.01126320216649">
            <text:p>1.0112632022</text:p>
          </table:table-cell>
          <table:table-cell office:value-type="float" office:value="217.705639342915">
            <text:p>217.7056393429</text:p>
          </table:table-cell>
          <table:table-cell office:value-type="float" office:value="217.705661073537">
            <text:p>217.7056610735</text:p>
          </table:table-cell>
          <table:table-cell table:number-columns-repeated="2" office:value-type="string">
            <text:p><text:s/>7 ♏ 42' 20"</text:p>
          </table:table-cell>
          <table:table-cell office:value-type="float" office:value="-1.36752608126528">
            <text:p>-1.3675260813</text:p>
          </table:table-cell>
          <table:table-cell office:value-type="float" office:value="1.01128597098922">
            <text:p>1.011285971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0104.00032407">
            <text:p>2420104.00032407</text:p>
          </table:table-cell>
          <table:table-cell office:value-type="string">
            <text:p>1913-12-02 07:00:28.125000 EST-0500</text:p>
          </table:table-cell>
          <table:table-cell office:value-type="float" office:value="0">
            <text:p>0</text:p>
          </table:table-cell>
          <table:table-cell office:value-type="float" office:value="232.657498750906">
            <text:p>232.6574987509</text:p>
          </table:table-cell>
          <table:table-cell office:value-type="float" office:value="232.65773019933">
            <text:p>232.6577301993</text:p>
          </table:table-cell>
          <table:table-cell office:value-type="string">
            <text:p>22 ♏ 39' 26"</text:p>
          </table:table-cell>
          <table:table-cell office:value-type="string">
            <text:p>22 ♏ 39' 27"</text:p>
          </table:table-cell>
          <table:table-cell office:value-type="float" office:value="-0.0318153909714505">
            <text:p>-0.031815391</text:p>
          </table:table-cell>
          <table:table-cell office:value-type="float" office:value="1.25469359776867">
            <text:p>1.2546935978</text:p>
          </table:table-cell>
          <table:table-cell office:value-type="float" office:value="210.002032766821">
            <text:p>210.0020327668</text:p>
          </table:table-cell>
          <table:table-cell office:value-type="float" office:value="210.002264215245">
            <text:p>210.0022642152</text:p>
          </table:table-cell>
          <table:table-cell office:value-type="string">
            <text:p><text:s/>0 ♏ 00' 07"</text:p>
          </table:table-cell>
          <table:table-cell office:value-type="string">
            <text:p><text:s/>0 ♏ 00' 08"</text:p>
          </table:table-cell>
          <table:table-cell office:value-type="float" office:value="-0.0318385888759812">
            <text:p>-0.0318385889</text:p>
          </table:table-cell>
          <table:table-cell office:value-type="float" office:value="1.25467054980512">
            <text:p>1.2546705498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0147.07282407">
            <text:p>2420147.07282407</text:p>
          </table:table-cell>
          <table:table-cell office:value-type="string">
            <text:p>1914-01-14 08:44:52.968750 EST-0500</text:p>
          </table:table-cell>
          <table:table-cell office:value-type="float" office:value="0">
            <text:p>0</text:p>
          </table:table-cell>
          <table:table-cell office:value-type="float" office:value="286.794054407993">
            <text:p>286.794054408</text:p>
          </table:table-cell>
          <table:table-cell office:value-type="float" office:value="286.79404104617">
            <text:p>286.7940410462</text:p>
          </table:table-cell>
          <table:table-cell table:number-columns-repeated="2" office:value-type="string">
            <text:p>16 ♑ 47' 38"</text:p>
          </table:table-cell>
          <table:table-cell office:value-type="float" office:value="1.59868338900227">
            <text:p>1.598683389</text:p>
          </table:table-cell>
          <table:table-cell office:value-type="float" office:value="1.25703152612649">
            <text:p>1.2570315261</text:p>
          </table:table-cell>
          <table:table-cell office:value-type="float" office:value="264.13624115586">
            <text:p>264.1362411559</text:p>
          </table:table-cell>
          <table:table-cell office:value-type="float" office:value="264.136227794037">
            <text:p>264.136227794</text:p>
          </table:table-cell>
          <table:table-cell table:number-columns-repeated="2" office:value-type="string">
            <text:p>24 ♐ 08' 10"</text:p>
          </table:table-cell>
          <table:table-cell office:value-type="float" office:value="1.59867881404911">
            <text:p>1.598678814</text:p>
          </table:table-cell>
          <table:table-cell office:value-type="float" office:value="1.2570270572488">
            <text:p>1.2570270572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0153.15998843">
            <text:p>2420153.15998843</text:p>
          </table:table-cell>
          <table:table-cell office:value-type="string">
            <text:p>1914-01-20 10:50:23.437500 EST-0500</text:p>
          </table:table-cell>
          <table:table-cell office:value-type="float" office:value="0">
            <text:p>0</text:p>
          </table:table-cell>
          <table:table-cell office:value-type="float" office:value="299.77860905983">
            <text:p>299.7786090598</text:p>
          </table:table-cell>
          <table:table-cell office:value-type="float" office:value="299.778548843535">
            <text:p>299.7785488435</text:p>
          </table:table-cell>
          <table:table-cell table:number-columns-repeated="2" office:value-type="string">
            <text:p>29 ♑ 46' 42"</text:p>
          </table:table-cell>
          <table:table-cell office:value-type="float" office:value="1.01782359577111">
            <text:p>1.0178235958</text:p>
          </table:table-cell>
          <table:table-cell office:value-type="float" office:value="0.236047190298997">
            <text:p>0.2360471903</text:p>
          </table:table-cell>
          <table:table-cell office:value-type="float" office:value="277.120609897439">
            <text:p>277.1206098974</text:p>
          </table:table-cell>
          <table:table-cell office:value-type="float" office:value="277.120549681144">
            <text:p>277.1205496811</text:p>
          </table:table-cell>
          <table:table-cell office:value-type="string">
            <text:p><text:s/>7 ♑ 07' 14"</text:p>
          </table:table-cell>
          <table:table-cell office:value-type="string">
            <text:p><text:s/>7 ♑ 07' 13"</text:p>
          </table:table-cell>
          <table:table-cell office:value-type="float" office:value="1.01780111636075">
            <text:p>1.0178011164</text:p>
          </table:table-cell>
          <table:table-cell office:value-type="float" office:value="0.236024748283108">
            <text:p>0.2360247483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0155.32502315">
            <text:p>2420155.32502315</text:p>
          </table:table-cell>
          <table:table-cell office:value-type="string">
            <text:p>1914-01-22 14:48:02.812500 EST-0500</text:p>
          </table:table-cell>
          <table:table-cell office:value-type="float" office:value="0">
            <text:p>0</text:p>
          </table:table-cell>
          <table:table-cell office:value-type="float" office:value="300.289838635801">
            <text:p>300.2898386358</text:p>
          </table:table-cell>
          <table:table-cell office:value-type="float" office:value="300.289668120296">
            <text:p>300.2896681203</text:p>
          </table:table-cell>
          <table:table-cell office:value-type="string">
            <text:p><text:s/>0 ♒ 17' 23"</text:p>
          </table:table-cell>
          <table:table-cell office:value-type="string">
            <text:p><text:s/>0 ♒ 17' 22"</text:p>
          </table:table-cell>
          <table:table-cell office:value-type="float" office:value="1.67484155564129">
            <text:p>1.6748415556</text:p>
          </table:table-cell>
          <table:table-cell office:value-type="float" office:value="0.236086818284252">
            <text:p>0.2360868183</text:p>
          </table:table-cell>
          <table:table-cell office:value-type="float" office:value="277.631679242092">
            <text:p>277.6316792421</text:p>
          </table:table-cell>
          <table:table-cell office:value-type="float" office:value="277.631508726587">
            <text:p>277.6315087266</text:p>
          </table:table-cell>
          <table:table-cell office:value-type="string">
            <text:p><text:s/>7 ♑ 37' 54"</text:p>
          </table:table-cell>
          <table:table-cell office:value-type="string">
            <text:p><text:s/>7 ♑ 37' 53"</text:p>
          </table:table-cell>
          <table:table-cell office:value-type="float" office:value="1.67479721445919">
            <text:p>1.6747972145</text:p>
          </table:table-cell>
          <table:table-cell office:value-type="float" office:value="0.236042478943996">
            <text:p>0.236042478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0157.84920139">
            <text:p>2420157.84920139</text:p>
          </table:table-cell>
          <table:table-cell office:value-type="string">
            <text:p>1914-01-25 03:22:51.093750 EST-0500</text:p>
          </table:table-cell>
          <table:table-cell office:value-type="float" office:value="0">
            <text:p>0</text:p>
          </table:table-cell>
          <table:table-cell office:value-type="float" office:value="304.549933857379">
            <text:p>304.5499338574</text:p>
          </table:table-cell>
          <table:table-cell office:value-type="float" office:value="304.549924422694">
            <text:p>304.5499244227</text:p>
          </table:table-cell>
          <table:table-cell table:number-columns-repeated="2" office:value-type="string">
            <text:p><text:s/>4 ♒ 32' 59"</text:p>
          </table:table-cell>
          <table:table-cell office:value-type="float" office:value="1.70068692305344">
            <text:p>1.7006869231</text:p>
          </table:table-cell>
          <table:table-cell office:value-type="float" office:value="1.01708030592027">
            <text:p>1.0170803059</text:p>
          </table:table-cell>
          <table:table-cell office:value-type="float" office:value="281.891576312336">
            <text:p>281.8915763123</text:p>
          </table:table-cell>
          <table:table-cell office:value-type="float" office:value="281.891566877651">
            <text:p>281.8915668777</text:p>
          </table:table-cell>
          <table:table-cell table:number-columns-repeated="2" office:value-type="string">
            <text:p>11 ♑ 53' 29"</text:p>
          </table:table-cell>
          <table:table-cell office:value-type="float" office:value="1.70065714982718">
            <text:p>1.7006571498</text:p>
          </table:table-cell>
          <table:table-cell office:value-type="float" office:value="1.01705085883934">
            <text:p>1.0170508588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0158.38532407">
            <text:p>2420158.38532407</text:p>
          </table:table-cell>
          <table:table-cell office:value-type="string">
            <text:p>1914-01-25 16:14:52.968750 EST-0500</text:p>
          </table:table-cell>
          <table:table-cell office:value-type="float" office:value="0">
            <text:p>0</text:p>
          </table:table-cell>
          <table:table-cell office:value-type="float" office:value="301.011983875471">
            <text:p>301.0119838755</text:p>
          </table:table-cell>
          <table:table-cell office:value-type="float" office:value="301.011936026865">
            <text:p>301.0119360269</text:p>
          </table:table-cell>
          <table:table-cell office:value-type="string">
            <text:p><text:s/>1 ♒ 00' 43"</text:p>
          </table:table-cell>
          <table:table-cell office:value-type="string">
            <text:p><text:s/>1 ♒ 00' 42"</text:p>
          </table:table-cell>
          <table:table-cell office:value-type="float" office:value="1.25646591213804">
            <text:p>1.2564659121</text:p>
          </table:table-cell>
          <table:table-cell office:value-type="float" office:value="0.235888531008462">
            <text:p>0.235888531</text:p>
          </table:table-cell>
          <table:table-cell office:value-type="float" office:value="278.353591978053">
            <text:p>278.3535919781</text:p>
          </table:table-cell>
          <table:table-cell office:value-type="float" office:value="278.353544129448">
            <text:p>278.3535441294</text:p>
          </table:table-cell>
          <table:table-cell table:number-columns-repeated="2" office:value-type="string">
            <text:p><text:s/>8 ♑ 21' 12"</text:p>
          </table:table-cell>
          <table:table-cell office:value-type="float" office:value="1.25644365229394">
            <text:p>1.2564436523</text:p>
          </table:table-cell>
          <table:table-cell office:value-type="float" office:value="0.235866356221997">
            <text:p>0.2358663562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0159.58210648">
            <text:p>2420159.58210648</text:p>
          </table:table-cell>
          <table:table-cell office:value-type="string">
            <text:p>1914-01-26 20:58:14.531250 EST-0500</text:p>
          </table:table-cell>
          <table:table-cell office:value-type="float" office:value="0">
            <text:p>0</text:p>
          </table:table-cell>
          <table:table-cell office:value-type="float" office:value="307.512573795005">
            <text:p>307.512573795</text:p>
          </table:table-cell>
          <table:table-cell office:value-type="float" office:value="307.512423463072">
            <text:p>307.5124234631</text:p>
          </table:table-cell>
          <table:table-cell office:value-type="string">
            <text:p><text:s/>7 ♒ 30' 45"</text:p>
          </table:table-cell>
          <table:table-cell office:value-type="string">
            <text:p><text:s/>7 ♒ 30' 44"</text:p>
          </table:table-cell>
          <table:table-cell office:value-type="float" office:value="1.71857611315832">
            <text:p>1.7185761132</text:p>
          </table:table-cell>
          <table:table-cell office:value-type="float" office:value="0.0585360871161214">
            <text:p>0.0585360871</text:p>
          </table:table-cell>
          <table:table-cell office:value-type="float" office:value="284.854120264875">
            <text:p>284.8541202649</text:p>
          </table:table-cell>
          <table:table-cell office:value-type="float" office:value="284.853969932941">
            <text:p>284.8539699329</text:p>
          </table:table-cell>
          <table:table-cell table:number-columns-repeated="2" office:value-type="string">
            <text:p>14 ♑ 51' 14"</text:p>
          </table:table-cell>
          <table:table-cell office:value-type="float" office:value="1.71857133018714">
            <text:p>1.7185713302</text:p>
          </table:table-cell>
          <table:table-cell office:value-type="float" office:value="0.0585316013544253">
            <text:p>0.0585316014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0160.83527778">
            <text:p>2420160.83527778</text:p>
          </table:table-cell>
          <table:table-cell office:value-type="string">
            <text:p>1914-01-28 03:02:48.750000 EST-0500</text:p>
          </table:table-cell>
          <table:table-cell office:value-type="float" office:value="0">
            <text:p>0</text:p>
          </table:table-cell>
          <table:table-cell office:value-type="float" office:value="307.585849109882">
            <text:p>307.5858491099</text:p>
          </table:table-cell>
          <table:table-cell office:value-type="float" office:value="307.585774514576">
            <text:p>307.5857745146</text:p>
          </table:table-cell>
          <table:table-cell office:value-type="string">
            <text:p><text:s/>7 ♒ 35' 09"</text:p>
          </table:table-cell>
          <table:table-cell office:value-type="string">
            <text:p><text:s/>7 ♒ 35' 08"</text:p>
          </table:table-cell>
          <table:table-cell office:value-type="float" office:value="1.01627088627231">
            <text:p>1.0162708863</text:p>
          </table:table-cell>
          <table:table-cell office:value-type="float" office:value="0.0585260403361798">
            <text:p>0.0585260403</text:p>
          </table:table-cell>
          <table:table-cell office:value-type="float" office:value="284.92735303143">
            <text:p>284.9273530314</text:p>
          </table:table-cell>
          <table:table-cell office:value-type="float" office:value="284.927278436123">
            <text:p>284.9272784361</text:p>
          </table:table-cell>
          <table:table-cell table:number-columns-repeated="2" office:value-type="string">
            <text:p>14 ♑ 55' 38"</text:p>
          </table:table-cell>
          <table:table-cell office:value-type="float" office:value="1.01628310543012">
            <text:p>1.0162831054</text:p>
          </table:table-cell>
          <table:table-cell office:value-type="float" office:value="0.0585381574873279">
            <text:p>0.0585381575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0163.7549537">
            <text:p>2420163.7549537</text:p>
          </table:table-cell>
          <table:table-cell office:value-type="string">
            <text:p>1914-01-31 01:07:08.906250 EST-0500</text:p>
          </table:table-cell>
          <table:table-cell office:value-type="float" office:value="0">
            <text:p>0</text:p>
          </table:table-cell>
          <table:table-cell office:value-type="float" office:value="307.756617386206">
            <text:p>307.7566173862</text:p>
          </table:table-cell>
          <table:table-cell office:value-type="float" office:value="307.756553921583">
            <text:p>307.7565539216</text:p>
          </table:table-cell>
          <table:table-cell table:number-columns-repeated="2" office:value-type="string">
            <text:p><text:s/>7 ♒ 45' 23"</text:p>
          </table:table-cell>
          <table:table-cell office:value-type="float" office:value="1.2556379332092">
            <text:p>1.2556379332</text:p>
          </table:table-cell>
          <table:table-cell office:value-type="float" office:value="0.0584475775084163">
            <text:p>0.0584475775</text:p>
          </table:table-cell>
          <table:table-cell office:value-type="float" office:value="285.098075207437">
            <text:p>285.0980752074</text:p>
          </table:table-cell>
          <table:table-cell office:value-type="float" office:value="285.098011742815">
            <text:p>285.0980117428</text:p>
          </table:table-cell>
          <table:table-cell office:value-type="string">
            <text:p>15 ♑ 05' 53"</text:p>
          </table:table-cell>
          <table:table-cell office:value-type="string">
            <text:p>15 ♑ 05' 52"</text:p>
          </table:table-cell>
          <table:table-cell office:value-type="float" office:value="1.25566374705817">
            <text:p>1.2556637471</text:p>
          </table:table-cell>
          <table:table-cell office:value-type="float" office:value="0.0584734010013189">
            <text:p>0.058473401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0175.33113426">
            <text:p>2420175.33113426</text:p>
          </table:table-cell>
          <table:table-cell office:value-type="string">
            <text:p>1914-02-11 14:56:50.156250 EST-0500</text:p>
          </table:table-cell>
          <table:table-cell office:value-type="float" office:value="0">
            <text:p>0</text:p>
          </table:table-cell>
          <table:table-cell office:value-type="float" office:value="322.279553456317">
            <text:p>322.2795534563</text:p>
          </table:table-cell>
          <table:table-cell office:value-type="float" office:value="322.279523316169">
            <text:p>322.2795233162</text:p>
          </table:table-cell>
          <table:table-cell table:number-columns-repeated="2" office:value-type="string">
            <text:p>22 ♒ 16' 46"</text:p>
          </table:table-cell>
          <table:table-cell office:value-type="float" office:value="1.25337813213267">
            <text:p>1.2533781321</text:p>
          </table:table-cell>
          <table:table-cell office:value-type="float" office:value="1.01079303952365">
            <text:p>1.0107930395</text:p>
          </table:table-cell>
          <table:table-cell office:value-type="float" office:value="299.620453131301">
            <text:p>299.6204531313</text:p>
          </table:table-cell>
          <table:table-cell office:value-type="float" office:value="299.620422991153">
            <text:p>299.6204229912</text:p>
          </table:table-cell>
          <table:table-cell table:number-columns-repeated="2" office:value-type="string">
            <text:p>29 ♑ 37' 13"</text:p>
          </table:table-cell>
          <table:table-cell office:value-type="float" office:value="1.25339991142883">
            <text:p>1.2533999114</text:p>
          </table:table-cell>
          <table:table-cell office:value-type="float" office:value="1.01081513218384">
            <text:p>1.0108151322</text:p>
          </table:table-cell>
        </table:table-row>
        <table:table-row table:style-name="ro1">
          <table:table-cell office:value-type="string">
            <text:p>Jupiter/Uranus</text:p>
          </table:table-cell>
          <table:table-cell office:value-type="float" office:value="2420195.63386574">
            <text:p>2420195.63386574</text:p>
          </table:table-cell>
          <table:table-cell office:value-type="string">
            <text:p>1914-03-03 22:12:46.406250 EST-0500</text:p>
          </table:table-cell>
          <table:table-cell office:value-type="float" office:value="0">
            <text:p>0</text:p>
          </table:table-cell>
          <table:table-cell office:value-type="float" office:value="309.535664563668">
            <text:p>309.5356645637</text:p>
          </table:table-cell>
          <table:table-cell office:value-type="float" office:value="309.535659076266">
            <text:p>309.5356590763</text:p>
          </table:table-cell>
          <table:table-cell table:number-columns-repeated="2" office:value-type="string">
            <text:p><text:s/>9 ♒ 32' 08"</text:p>
          </table:table-cell>
          <table:table-cell office:value-type="float" office:value="0.21661346672456">
            <text:p>0.2166134667</text:p>
          </table:table-cell>
          <table:table-cell office:value-type="float" office:value="0.0511630441682713">
            <text:p>0.0511630442</text:p>
          </table:table-cell>
          <table:table-cell office:value-type="float" office:value="286.875969226872">
            <text:p>286.8759692269</text:p>
          </table:table-cell>
          <table:table-cell office:value-type="float" office:value="286.875963739469">
            <text:p>286.8759637395</text:p>
          </table:table-cell>
          <table:table-cell table:number-columns-repeated="2" office:value-type="string">
            <text:p>16 ♑ 52' 33"</text:p>
          </table:table-cell>
          <table:table-cell office:value-type="float" office:value="0.216606615307092">
            <text:p>0.2166066153</text:p>
          </table:table-cell>
          <table:table-cell office:value-type="float" office:value="0.0511562066629295">
            <text:p>0.0511562067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0199.11091435">
            <text:p>2420199.11091435</text:p>
          </table:table-cell>
          <table:table-cell office:value-type="string">
            <text:p>1914-03-07 09:39:43.593750 EST-0500</text:p>
          </table:table-cell>
          <table:table-cell office:value-type="float" office:value="0">
            <text:p>0</text:p>
          </table:table-cell>
          <table:table-cell office:value-type="float" office:value="352.024212432798">
            <text:p>352.0242124328</text:p>
          </table:table-cell>
          <table:table-cell office:value-type="float" office:value="352.024258924361">
            <text:p>352.0242589244</text:p>
          </table:table-cell>
          <table:table-cell table:number-columns-repeated="2" office:value-type="string">
            <text:p>22 ♓ 01' 27"</text:p>
          </table:table-cell>
          <table:table-cell office:value-type="float" office:value="-0.818684893135007">
            <text:p>-0.8186848931</text:p>
          </table:table-cell>
          <table:table-cell office:value-type="float" office:value="1.24739489618896">
            <text:p>1.2473948962</text:p>
          </table:table-cell>
          <table:table-cell office:value-type="float" office:value="329.364311854989">
            <text:p>329.364311855</text:p>
          </table:table-cell>
          <table:table-cell office:value-type="float" office:value="329.364358346553">
            <text:p>329.3643583466</text:p>
          </table:table-cell>
          <table:table-cell table:number-columns-repeated="2" office:value-type="string">
            <text:p>29 ♒ 21' 51"</text:p>
          </table:table-cell>
          <table:table-cell office:value-type="float" office:value="-0.818708902202639">
            <text:p>-0.8187089022</text:p>
          </table:table-cell>
          <table:table-cell office:value-type="float" office:value="1.24736999719648">
            <text:p>1.247369997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0202.15168981">
            <text:p>2420202.15168981</text:p>
          </table:table-cell>
          <table:table-cell office:value-type="string">
            <text:p>1914-03-10 10:38:26.250000 EST-0500</text:p>
          </table:table-cell>
          <table:table-cell office:value-type="float" office:value="0">
            <text:p>0</text:p>
          </table:table-cell>
          <table:table-cell office:value-type="float" office:value="349.241009796813">
            <text:p>349.2410097968</text:p>
          </table:table-cell>
          <table:table-cell office:value-type="float" office:value="349.241307278769">
            <text:p>349.2413072788</text:p>
          </table:table-cell>
          <table:table-cell office:value-type="string">
            <text:p>19 ♓ 14' 27"</text:p>
          </table:table-cell>
          <table:table-cell office:value-type="string">
            <text:p>19 ♓ 14' 28"</text:p>
          </table:table-cell>
          <table:table-cell office:value-type="float" office:value="-0.977568235388854">
            <text:p>-0.9775682354</text:p>
          </table:table-cell>
          <table:table-cell office:value-type="float" office:value="0.998167099104709">
            <text:p>0.9981670991</text:p>
          </table:table-cell>
          <table:table-cell office:value-type="float" office:value="326.580975458333">
            <text:p>326.5809754583</text:p>
          </table:table-cell>
          <table:table-cell office:value-type="float" office:value="326.581272940289">
            <text:p>326.5812729403</text:p>
          </table:table-cell>
          <table:table-cell office:value-type="string">
            <text:p>26 ♒ 34' 51"</text:p>
          </table:table-cell>
          <table:table-cell office:value-type="string">
            <text:p>26 ♒ 34' 52"</text:p>
          </table:table-cell>
          <table:table-cell office:value-type="float" office:value="-0.977546801198893">
            <text:p>-0.9775468012</text:p>
          </table:table-cell>
          <table:table-cell office:value-type="float" office:value="0.998187470108755">
            <text:p>0.9981874701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20244.96467593">
            <text:p>2420244.96467593</text:p>
          </table:table-cell>
          <table:table-cell office:value-type="string">
            <text:p>1914-04-22 06:09:08.437500 EST-0500</text:p>
          </table:table-cell>
          <table:table-cell office:value-type="float" office:value="0">
            <text:p>0</text:p>
          </table:table-cell>
          <table:table-cell office:value-type="float" office:value="115.501758163742">
            <text:p>115.5017581637</text:p>
          </table:table-cell>
          <table:table-cell office:value-type="float" office:value="115.501681331335">
            <text:p>115.5016813313</text:p>
          </table:table-cell>
          <table:table-cell table:number-columns-repeated="2" office:value-type="string">
            <text:p>25 ♋ 30' 06"</text:p>
          </table:table-cell>
          <table:table-cell office:value-type="float" office:value="0.466393559376078">
            <text:p>0.4663935594</text:p>
          </table:table-cell>
          <table:table-cell office:value-type="float" office:value="0.00885691715260712">
            <text:p>0.0088569172</text:p>
          </table:table-cell>
          <table:table-cell office:value-type="float" office:value="92.8404079760192">
            <text:p>92.840407976</text:p>
          </table:table-cell>
          <table:table-cell office:value-type="float" office:value="92.8403311436114">
            <text:p>92.8403311436</text:p>
          </table:table-cell>
          <table:table-cell table:number-columns-repeated="2" office:value-type="string">
            <text:p><text:s/>2 ♋ 50' 25"</text:p>
          </table:table-cell>
          <table:table-cell office:value-type="float" office:value="0.466428822182365">
            <text:p>0.4664288222</text:p>
          </table:table-cell>
          <table:table-cell office:value-type="float" office:value="0.00889207704076113">
            <text:p>0.008892077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0268.90851852">
            <text:p>2420268.90851852</text:p>
          </table:table-cell>
          <table:table-cell office:value-type="string">
            <text:p>1914-05-16 04:48:16.875000 EST-0500</text:p>
          </table:table-cell>
          <table:table-cell office:value-type="float" office:value="0">
            <text:p>0</text:p>
          </table:table-cell>
          <table:table-cell office:value-type="float" office:value="78.0900533846159">
            <text:p>78.0900533846</text:p>
          </table:table-cell>
          <table:table-cell office:value-type="float" office:value="78.0900204779138">
            <text:p>78.0900204779</text:p>
          </table:table-cell>
          <table:table-cell table:number-columns-repeated="2" office:value-type="string">
            <text:p>18 ♊ 05' 24"</text:p>
          </table:table-cell>
          <table:table-cell office:value-type="float" office:value="1.21609325341832">
            <text:p>1.2160932534</text:p>
          </table:table-cell>
          <table:table-cell office:value-type="float" office:value="0.123335858014789">
            <text:p>0.123335858</text:p>
          </table:table-cell>
          <table:table-cell office:value-type="float" office:value="55.4276324827514">
            <text:p>55.4276324828</text:p>
          </table:table-cell>
          <table:table-cell office:value-type="float" office:value="55.4275995760494">
            <text:p>55.427599576</text:p>
          </table:table-cell>
          <table:table-cell table:number-columns-repeated="2" office:value-type="string">
            <text:p>25 ♉ 25' 39"</text:p>
          </table:table-cell>
          <table:table-cell office:value-type="float" office:value="1.2160932722595">
            <text:p>1.2160932723</text:p>
          </table:table-cell>
          <table:table-cell office:value-type="float" office:value="0.123335813894972">
            <text:p>0.123335813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0269.93049768">
            <text:p>2420269.93049768</text:p>
          </table:table-cell>
          <table:table-cell office:value-type="string">
            <text:p>1914-05-17 05:19:55.312500 EST-0500</text:p>
          </table:table-cell>
          <table:table-cell office:value-type="float" office:value="0">
            <text:p>0</text:p>
          </table:table-cell>
          <table:table-cell office:value-type="float" office:value="55.6631313253206">
            <text:p>55.6631313253</text:p>
          </table:table-cell>
          <table:table-cell office:value-type="float" office:value="55.6628356554284">
            <text:p>55.6628356554</text:p>
          </table:table-cell>
          <table:table-cell office:value-type="string">
            <text:p>25 ♉ 39' 47"</text:p>
          </table:table-cell>
          <table:table-cell office:value-type="string">
            <text:p>25 ♉ 39' 46"</text:p>
          </table:table-cell>
          <table:table-cell office:value-type="float" office:value="2.18619106848644">
            <text:p>2.1861910685</text:p>
          </table:table-cell>
          <table:table-cell office:value-type="float" office:value="0.963158051602551">
            <text:p>0.9631580516</text:p>
          </table:table-cell>
          <table:table-cell office:value-type="float" office:value="33.0006780762613">
            <text:p>33.0006780763</text:p>
          </table:table-cell>
          <table:table-cell office:value-type="float" office:value="33.0003824063691">
            <text:p>33.0003824064</text:p>
          </table:table-cell>
          <table:table-cell office:value-type="string">
            <text:p><text:s/>3 ♉ 00' 02"</text:p>
          </table:table-cell>
          <table:table-cell office:value-type="string">
            <text:p><text:s/>3 ♉ 00' 01"</text:p>
          </table:table-cell>
          <table:table-cell office:value-type="float" office:value="2.18620365775228">
            <text:p>2.1862036578</text:p>
          </table:table-cell>
          <table:table-cell office:value-type="float" office:value="0.963170628053034">
            <text:p>0.9631706281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0278.71614583">
            <text:p>2420278.71614583</text:p>
          </table:table-cell>
          <table:table-cell office:value-type="string">
            <text:p>1914-05-26 00:11:15.000000 EST-0500</text:p>
          </table:table-cell>
          <table:table-cell office:value-type="float" office:value="0">
            <text:p>0</text:p>
          </table:table-cell>
          <table:table-cell office:value-type="float" office:value="89.9916668603153">
            <text:p>89.9916668603</text:p>
          </table:table-cell>
          <table:table-cell office:value-type="float" office:value="89.9914356960262">
            <text:p>89.991435696</text:p>
          </table:table-cell>
          <table:table-cell office:value-type="string">
            <text:p>29 ♊ 59' 30"</text:p>
          </table:table-cell>
          <table:table-cell office:value-type="string">
            <text:p>29 ♊ 59' 29"</text:p>
          </table:table-cell>
          <table:table-cell office:value-type="float" office:value="1.21083418506371">
            <text:p>1.2108341851</text:p>
          </table:table-cell>
          <table:table-cell office:value-type="float" office:value="0.0221303765418323">
            <text:p>0.0221303765</text:p>
          </table:table-cell>
          <table:table-cell office:value-type="float" office:value="67.3289174389325">
            <text:p>67.3289174389</text:p>
          </table:table-cell>
          <table:table-cell office:value-type="float" office:value="67.3286862746433">
            <text:p>67.3286862746</text:p>
          </table:table-cell>
          <table:table-cell office:value-type="string">
            <text:p><text:s/>7 ♊ 19' 44"</text:p>
          </table:table-cell>
          <table:table-cell office:value-type="string">
            <text:p><text:s/>7 ♊ 19' 43"</text:p>
          </table:table-cell>
          <table:table-cell office:value-type="float" office:value="1.21079844374101">
            <text:p>1.2107984437</text:p>
          </table:table-cell>
          <table:table-cell office:value-type="float" office:value="0.022094635402023">
            <text:p>0.0220946354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0281.19856481">
            <text:p>2420281.19856481</text:p>
          </table:table-cell>
          <table:table-cell office:value-type="string">
            <text:p>1914-05-28 11:45:56.250000 EST-0500</text:p>
          </table:table-cell>
          <table:table-cell office:value-type="float" office:value="0">
            <text:p>0</text:p>
          </table:table-cell>
          <table:table-cell office:value-type="float" office:value="79.6384595054161">
            <text:p>79.6384595054</text:p>
          </table:table-cell>
          <table:table-cell office:value-type="float" office:value="79.6383513761621">
            <text:p>79.6383513762</text:p>
          </table:table-cell>
          <table:table-cell table:number-columns-repeated="2" office:value-type="string">
            <text:p>19 ♊ 38' 18"</text:p>
          </table:table-cell>
          <table:table-cell office:value-type="float" office:value="1.98325671004277">
            <text:p>1.98325671</text:p>
          </table:table-cell>
          <table:table-cell office:value-type="float" office:value="0.128178880095879">
            <text:p>0.1281788801</text:p>
          </table:table-cell>
          <table:table-cell office:value-type="float" office:value="56.9755183528206">
            <text:p>56.9755183528</text:p>
          </table:table-cell>
          <table:table-cell office:value-type="float" office:value="56.9754102235666">
            <text:p>56.9754102236</text:p>
          </table:table-cell>
          <table:table-cell table:number-columns-repeated="2" office:value-type="string">
            <text:p>26 ♉ 58' 31"</text:p>
          </table:table-cell>
          <table:table-cell office:value-type="float" office:value="1.98322057755486">
            <text:p>1.9832205776</text:p>
          </table:table-cell>
          <table:table-cell office:value-type="float" office:value="0.128142703858651">
            <text:p>0.1281427039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0286.83918981">
            <text:p>2420286.83918981</text:p>
          </table:table-cell>
          <table:table-cell office:value-type="string">
            <text:p>1914-06-03 03:08:26.250000 EST-0500</text:p>
          </table:table-cell>
          <table:table-cell office:value-type="float" office:value="0">
            <text:p>0</text:p>
          </table:table-cell>
          <table:table-cell office:value-type="float" office:value="90.1757704474639">
            <text:p>90.1757704475</text:p>
          </table:table-cell>
          <table:table-cell office:value-type="float" office:value="90.1755453313593">
            <text:p>90.1755453314</text:p>
          </table:table-cell>
          <table:table-cell office:value-type="string">
            <text:p><text:s/>0 ♋ 10' 32"</text:p>
          </table:table-cell>
          <table:table-cell office:value-type="string">
            <text:p><text:s/>0 ♋ 10' 31"</text:p>
          </table:table-cell>
          <table:table-cell office:value-type="float" office:value="1.74650706737797">
            <text:p>1.7465070674</text:p>
          </table:table-cell>
          <table:table-cell office:value-type="float" office:value="0.0231250111294078">
            <text:p>0.0231250111</text:p>
          </table:table-cell>
          <table:table-cell office:value-type="float" office:value="67.5125992889748">
            <text:p>67.512599289</text:p>
          </table:table-cell>
          <table:table-cell office:value-type="float" office:value="67.5123741728702">
            <text:p>67.5123741729</text:p>
          </table:table-cell>
          <table:table-cell office:value-type="string">
            <text:p><text:s/>7 ♊ 30' 45"</text:p>
          </table:table-cell>
          <table:table-cell office:value-type="string">
            <text:p><text:s/>7 ♊ 30' 44"</text:p>
          </table:table-cell>
          <table:table-cell office:value-type="float" office:value="1.7465275634521">
            <text:p>1.7465275635</text:p>
          </table:table-cell>
          <table:table-cell office:value-type="float" office:value="0.0231455039594308">
            <text:p>0.023145504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0297.08503472">
            <text:p>2420297.08503472</text:p>
          </table:table-cell>
          <table:table-cell office:value-type="string">
            <text:p>1914-06-13 09:02:27.656250 EST-0500</text:p>
          </table:table-cell>
          <table:table-cell office:value-type="float" office:value="0">
            <text:p>0</text:p>
          </table:table-cell>
          <table:table-cell office:value-type="float" office:value="81.6968303275596">
            <text:p>81.6968303276</text:p>
          </table:table-cell>
          <table:table-cell office:value-type="float" office:value="81.6967292024952">
            <text:p>81.6967292025</text:p>
          </table:table-cell>
          <table:table-cell table:number-columns-repeated="2" office:value-type="string">
            <text:p>21 ♊ 41' 48"</text:p>
          </table:table-cell>
          <table:table-cell office:value-type="float" office:value="0.955071195375357">
            <text:p>0.9550711954</text:p>
          </table:table-cell>
          <table:table-cell office:value-type="float" office:value="0.130268793451175">
            <text:p>0.1302687935</text:p>
          </table:table-cell>
          <table:table-cell office:value-type="float" office:value="59.0330108511634">
            <text:p>59.0330108512</text:p>
          </table:table-cell>
          <table:table-cell office:value-type="float" office:value="59.032909726099">
            <text:p>59.0329097261</text:p>
          </table:table-cell>
          <table:table-cell table:number-columns-repeated="2" office:value-type="string">
            <text:p>29 ♉ 01' 58"</text:p>
          </table:table-cell>
          <table:table-cell office:value-type="float" office:value="0.955074758616594">
            <text:p>0.9550747586</text:p>
          </table:table-cell>
          <table:table-cell office:value-type="float" office:value="0.130272328603595">
            <text:p>0.1302723286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0300.94758102">
            <text:p>2420300.94758102</text:p>
          </table:table-cell>
          <table:table-cell office:value-type="string">
            <text:p>1914-06-17 05:44:31.875000 EST-0500</text:p>
          </table:table-cell>
          <table:table-cell office:value-type="float" office:value="0">
            <text:p>0</text:p>
          </table:table-cell>
          <table:table-cell office:value-type="float" office:value="116.740809418919">
            <text:p>116.7408094189</text:p>
          </table:table-cell>
          <table:table-cell office:value-type="float" office:value="116.740792670788">
            <text:p>116.7407926708</text:p>
          </table:table-cell>
          <table:table-cell table:number-columns-repeated="2" office:value-type="string">
            <text:p>26 ♋ 44' 26"</text:p>
          </table:table-cell>
          <table:table-cell office:value-type="float" office:value="1.19514697982585">
            <text:p>1.1951469798</text:p>
          </table:table-cell>
          <table:table-cell office:value-type="float" office:value="0.0326176345458143">
            <text:p>0.0326176345</text:p>
          </table:table-cell>
          <table:table-cell office:value-type="float" office:value="94.0768985603928">
            <text:p>94.0768985604</text:p>
          </table:table-cell>
          <table:table-cell office:value-type="float" office:value="94.0768818122611">
            <text:p>94.0768818123</text:p>
          </table:table-cell>
          <table:table-cell table:number-columns-repeated="2" office:value-type="string">
            <text:p><text:s/>4 ♋ 04' 36"</text:p>
          </table:table-cell>
          <table:table-cell office:value-type="float" office:value="1.19516041796779">
            <text:p>1.195160418</text:p>
          </table:table-cell>
          <table:table-cell office:value-type="float" office:value="0.0326309211297971">
            <text:p>0.0326309211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0306.45710648">
            <text:p>2420306.45710648</text:p>
          </table:table-cell>
          <table:table-cell office:value-type="string">
            <text:p>1914-06-22 17:58:14.531250 EST-0500</text:p>
          </table:table-cell>
          <table:table-cell office:value-type="float" office:value="0">
            <text:p>0</text:p>
          </table:table-cell>
          <table:table-cell office:value-type="float" office:value="90.643980266723">
            <text:p>90.6439802667</text:p>
          </table:table-cell>
          <table:table-cell office:value-type="float" office:value="90.6439085659605">
            <text:p>90.643908566</text:p>
          </table:table-cell>
          <table:table-cell table:number-columns-repeated="2" office:value-type="string">
            <text:p><text:s/>0 ♋ 38' 38"</text:p>
          </table:table-cell>
          <table:table-cell office:value-type="float" office:value="0.954316568450103">
            <text:p>0.9543165685</text:p>
          </table:table-cell>
          <table:table-cell office:value-type="float" office:value="0.0242748373229874">
            <text:p>0.0242748373</text:p>
          </table:table-cell>
          <table:table-cell office:value-type="float" office:value="67.9797721294627">
            <text:p>67.9797721295</text:p>
          </table:table-cell>
          <table:table-cell office:value-type="float" office:value="67.9797004287002">
            <text:p>67.9797004287</text:p>
          </table:table-cell>
          <table:table-cell office:value-type="string">
            <text:p><text:s/>7 ♊ 58' 47"</text:p>
          </table:table-cell>
          <table:table-cell office:value-type="string">
            <text:p><text:s/>7 ♊ 58' 46"</text:p>
          </table:table-cell>
          <table:table-cell office:value-type="float" office:value="0.954272987862078">
            <text:p>0.9542729879</text:p>
          </table:table-cell>
          <table:table-cell office:value-type="float" office:value="0.024231252878879">
            <text:p>0.0242312529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0309.36799768">
            <text:p>2420309.36799768</text:p>
          </table:table-cell>
          <table:table-cell office:value-type="string">
            <text:p>1914-06-25 15:49:55.312500 EST-0500</text:p>
          </table:table-cell>
          <table:table-cell office:value-type="float" office:value="0">
            <text:p>0</text:p>
          </table:table-cell>
          <table:table-cell office:value-type="float" office:value="117.024352561169">
            <text:p>117.0243525612</text:p>
          </table:table-cell>
          <table:table-cell office:value-type="float" office:value="117.024292453714">
            <text:p>117.0242924537</text:p>
          </table:table-cell>
          <table:table-cell table:number-columns-repeated="2" office:value-type="string">
            <text:p>27 ♋ 01' 27"</text:p>
          </table:table-cell>
          <table:table-cell office:value-type="float" office:value="0.552085424450914">
            <text:p>0.5520854245</text:p>
          </table:table-cell>
          <table:table-cell office:value-type="float" office:value="0.0345971039043813">
            <text:p>0.0345971039</text:p>
          </table:table-cell>
          <table:table-cell office:value-type="float" office:value="94.3599116747945">
            <text:p>94.3599116748</text:p>
          </table:table-cell>
          <table:table-cell office:value-type="float" office:value="94.3598515673396">
            <text:p>94.3598515673</text:p>
          </table:table-cell>
          <table:table-cell table:number-columns-repeated="2" office:value-type="string">
            <text:p><text:s/>4 ♋ 21' 35"</text:p>
          </table:table-cell>
          <table:table-cell office:value-type="float" office:value="0.552054539308439">
            <text:p>0.5520545393</text:p>
          </table:table-cell>
          <table:table-cell office:value-type="float" office:value="0.0345662019199664">
            <text:p>0.0345662019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0323.31770833">
            <text:p>2420323.31770833</text:p>
          </table:table-cell>
          <table:table-cell office:value-type="string">
            <text:p>1914-07-09 14:37:30.000000 EST-0500</text:p>
          </table:table-cell>
          <table:table-cell office:value-type="float" office:value="0">
            <text:p>0</text:p>
          </table:table-cell>
          <table:table-cell office:value-type="float" office:value="117.52227904003">
            <text:p>117.52227904</text:p>
          </table:table-cell>
          <table:table-cell office:value-type="float" office:value="117.522328642591">
            <text:p>117.5223286426</text:p>
          </table:table-cell>
          <table:table-cell table:number-columns-repeated="2" office:value-type="string">
            <text:p>27 ♋ 31' 20"</text:p>
          </table:table-cell>
          <table:table-cell office:value-type="float" office:value="-0.468207091219295">
            <text:p>-0.4682070912</text:p>
          </table:table-cell>
          <table:table-cell office:value-type="float" office:value="0.0365726556368247">
            <text:p>0.0365726556</text:p>
          </table:table-cell>
          <table:table-cell office:value-type="float" office:value="94.8570611835135">
            <text:p>94.8570611835</text:p>
          </table:table-cell>
          <table:table-cell office:value-type="float" office:value="94.8571107860745">
            <text:p>94.8571107861</text:p>
          </table:table-cell>
          <table:table-cell table:number-columns-repeated="2" office:value-type="string">
            <text:p><text:s/>4 ♋ 51' 25"</text:p>
          </table:table-cell>
          <table:table-cell office:value-type="float" office:value="-0.468217885707587">
            <text:p>-0.4682178857</text:p>
          </table:table-cell>
          <table:table-cell office:value-type="float" office:value="0.0365613730345284">
            <text:p>0.03656137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0330.24592593">
            <text:p>2420330.24592593</text:p>
          </table:table-cell>
          <table:table-cell office:value-type="string">
            <text:p>1914-07-16 12:54:08.437500 EST-0500</text:p>
          </table:table-cell>
          <table:table-cell office:value-type="float" office:value="0">
            <text:p>0</text:p>
          </table:table-cell>
          <table:table-cell office:value-type="float" office:value="113.326511182322">
            <text:p>113.3265111823</text:p>
          </table:table-cell>
          <table:table-cell office:value-type="float" office:value="113.326661213333">
            <text:p>113.3266612133</text:p>
          </table:table-cell>
          <table:table-cell table:number-columns-repeated="2" office:value-type="string">
            <text:p>23 ♋ 19' 35"</text:p>
          </table:table-cell>
          <table:table-cell office:value-type="float" office:value="-0.664528636171968">
            <text:p>-0.6645286362</text:p>
          </table:table-cell>
          <table:table-cell office:value-type="float" office:value="0.954147861110305">
            <text:p>0.9541478611</text:p>
          </table:table-cell>
          <table:table-cell office:value-type="float" office:value="90.6611062467153">
            <text:p>90.6611062467</text:p>
          </table:table-cell>
          <table:table-cell office:value-type="float" office:value="90.6612562777258">
            <text:p>90.6612562777</text:p>
          </table:table-cell>
          <table:table-cell office:value-type="string">
            <text:p><text:s/>0 ♋ 39' 39"</text:p>
          </table:table-cell>
          <table:table-cell office:value-type="string">
            <text:p><text:s/>0 ♋ 39' 40"</text:p>
          </table:table-cell>
          <table:table-cell office:value-type="float" office:value="-0.664531519953677">
            <text:p>-0.66453152</text:p>
          </table:table-cell>
          <table:table-cell office:value-type="float" office:value="0.954145309647218">
            <text:p>0.9541453096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0335.09700231">
            <text:p>2420335.09700231</text:p>
          </table:table-cell>
          <table:table-cell office:value-type="string">
            <text:p>1914-07-21 09:19:41.250000 EST-0500</text:p>
          </table:table-cell>
          <table:table-cell office:value-type="float" office:value="0">
            <text:p>0</text:p>
          </table:table-cell>
          <table:table-cell office:value-type="float" office:value="117.95762020019">
            <text:p>117.9576202002</text:p>
          </table:table-cell>
          <table:table-cell office:value-type="float" office:value="117.957456828087">
            <text:p>117.9574568281</text:p>
          </table:table-cell>
          <table:table-cell office:value-type="string">
            <text:p>27 ♋ 57' 27"</text:p>
          </table:table-cell>
          <table:table-cell office:value-type="string">
            <text:p>27 ♋ 57' 26"</text:p>
          </table:table-cell>
          <table:table-cell office:value-type="float" office:value="0.955088541380329">
            <text:p>0.9550885414</text:p>
          </table:table-cell>
          <table:table-cell office:value-type="float" office:value="0.03716974659901">
            <text:p>0.0371697466</text:p>
          </table:table-cell>
          <table:table-cell office:value-type="float" office:value="95.2918954102039">
            <text:p>95.2918954102</text:p>
          </table:table-cell>
          <table:table-cell office:value-type="float" office:value="95.2917320381007">
            <text:p>95.2917320381</text:p>
          </table:table-cell>
          <table:table-cell table:number-columns-repeated="2" office:value-type="string">
            <text:p><text:s/>5 ♋ 17' 30"</text:p>
          </table:table-cell>
          <table:table-cell office:value-type="float" office:value="0.955048179199411">
            <text:p>0.9550481792</text:p>
          </table:table-cell>
          <table:table-cell office:value-type="float" office:value="0.0371294122461501">
            <text:p>0.0371294122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0350.44319444">
            <text:p>2420350.44319444</text:p>
          </table:table-cell>
          <table:table-cell office:value-type="string">
            <text:p>1914-08-05 17:38:12.187500 EST-0500</text:p>
          </table:table-cell>
          <table:table-cell office:value-type="float" office:value="0">
            <text:p>0</text:p>
          </table:table-cell>
          <table:table-cell office:value-type="float" office:value="174.580536633281">
            <text:p>174.5805366333</text:p>
          </table:table-cell>
          <table:table-cell office:value-type="float" office:value="174.580454790078">
            <text:p>174.5804547901</text:p>
          </table:table-cell>
          <table:table-cell table:number-columns-repeated="2" office:value-type="string">
            <text:p>24 ♍ 34' 49"</text:p>
          </table:table-cell>
          <table:table-cell office:value-type="float" office:value="1.13202564261881">
            <text:p>1.1320256426</text:p>
          </table:table-cell>
          <table:table-cell office:value-type="float" office:value="0.623553447940307">
            <text:p>0.6235534479</text:p>
          </table:table-cell>
          <table:table-cell office:value-type="float" office:value="151.914033896211">
            <text:p>151.9140338962</text:p>
          </table:table-cell>
          <table:table-cell office:value-type="float" office:value="151.913952053008">
            <text:p>151.913952053</text:p>
          </table:table-cell>
          <table:table-cell table:number-columns-repeated="2" office:value-type="string">
            <text:p><text:s/>1 ♍ 54' 50"</text:p>
          </table:table-cell>
          <table:table-cell office:value-type="float" office:value="1.13201961520762">
            <text:p>1.1320196152</text:p>
          </table:table-cell>
          <table:table-cell office:value-type="float" office:value="0.62354736998327">
            <text:p>0.62354737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0354.83894676">
            <text:p>2420354.83894676</text:p>
          </table:table-cell>
          <table:table-cell office:value-type="string">
            <text:p>1914-08-10 03:08:05.156250 EST-0500</text:p>
          </table:table-cell>
          <table:table-cell office:value-type="float" office:value="0">
            <text:p>0</text:p>
          </table:table-cell>
          <table:table-cell office:value-type="float" office:value="118.680557268182">
            <text:p>118.6805572682</text:p>
          </table:table-cell>
          <table:table-cell office:value-type="float" office:value="118.680269767785">
            <text:p>118.6802697678</text:p>
          </table:table-cell>
          <table:table-cell office:value-type="string">
            <text:p>28 ♋ 40' 50"</text:p>
          </table:table-cell>
          <table:table-cell office:value-type="string">
            <text:p>28 ♋ 40' 48"</text:p>
          </table:table-cell>
          <table:table-cell office:value-type="float" office:value="1.38616390502777">
            <text:p>1.386163905</text:p>
          </table:table-cell>
          <table:table-cell office:value-type="float" office:value="0.0355606994418914">
            <text:p>0.0355606994</text:p>
          </table:table-cell>
          <table:table-cell office:value-type="float" office:value="96.0139728309302">
            <text:p>96.0139728309</text:p>
          </table:table-cell>
          <table:table-cell office:value-type="float" office:value="96.0136853305336">
            <text:p>96.0136853305</text:p>
          </table:table-cell>
          <table:table-cell office:value-type="string">
            <text:p><text:s/>6 ♋ 00' 50"</text:p>
          </table:table-cell>
          <table:table-cell office:value-type="string">
            <text:p><text:s/>6 ♋ 00' 49"</text:p>
          </table:table-cell>
          <table:table-cell office:value-type="float" office:value="1.38619362495002">
            <text:p>1.386193625</text:p>
          </table:table-cell>
          <table:table-cell office:value-type="float" office:value="0.0355904193572257">
            <text:p>0.035590419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0375.25471065">
            <text:p>2420375.25471065</text:p>
          </table:table-cell>
          <table:table-cell office:value-type="string">
            <text:p>1914-08-30 13:06:47.812500 EST-0500</text:p>
          </table:table-cell>
          <table:table-cell office:value-type="float" office:value="0">
            <text:p>0</text:p>
          </table:table-cell>
          <table:table-cell office:value-type="float" office:value="156.510123379668">
            <text:p>156.5101233797</text:p>
          </table:table-cell>
          <table:table-cell office:value-type="float" office:value="156.50992855714">
            <text:p>156.5099285571</text:p>
          </table:table-cell>
          <table:table-cell office:value-type="string">
            <text:p><text:s/>6 ♍ 30' 36"</text:p>
          </table:table-cell>
          <table:table-cell office:value-type="string">
            <text:p><text:s/>6 ♍ 30' 35"</text:p>
          </table:table-cell>
          <table:table-cell office:value-type="float" office:value="1.94100641707588">
            <text:p>1.9410064171</text:p>
          </table:table-cell>
          <table:table-cell office:value-type="float" office:value="0.967091434018777">
            <text:p>0.967091434</text:p>
          </table:table-cell>
          <table:table-cell office:value-type="float" office:value="133.842726344051">
            <text:p>133.8427263441</text:p>
          </table:table-cell>
          <table:table-cell office:value-type="float" office:value="133.842531521522">
            <text:p>133.8425315215</text:p>
          </table:table-cell>
          <table:table-cell table:number-columns-repeated="2" office:value-type="string">
            <text:p>13 ♌ 50' 33"</text:p>
          </table:table-cell>
          <table:table-cell office:value-type="float" office:value="1.94097771200976">
            <text:p>1.940977712</text:p>
          </table:table-cell>
          <table:table-cell office:value-type="float" office:value="0.967062973488032">
            <text:p>0.9670629735</text:p>
          </table:table-cell>
        </table:table-row>
        <table:table-row table:style-name="ro1">
          <table:table-cell office:value-type="string">
            <text:p>Saturn/Pluto</text:p>
          </table:table-cell>
          <table:table-cell office:value-type="float" office:value="2420410.21003472">
            <text:p>2420410.21003472</text:p>
          </table:table-cell>
          <table:table-cell office:value-type="string">
            <text:p>1914-10-04 12:02:27.656250 EST-0500</text:p>
          </table:table-cell>
          <table:table-cell office:value-type="float" office:value="0">
            <text:p>0</text:p>
          </table:table-cell>
          <table:table-cell office:value-type="float" office:value="92.2275602279412">
            <text:p>92.2275602279</text:p>
          </table:table-cell>
          <table:table-cell office:value-type="float" office:value="92.22755745308">
            <text:p>92.2275574531</text:p>
          </table:table-cell>
          <table:table-cell table:number-columns-repeated="2" office:value-type="string">
            <text:p><text:s/>2 ♋ 13' 39"</text:p>
          </table:table-cell>
          <table:table-cell office:value-type="float" office:value="0.0198376369658253">
            <text:p>0.019837637</text:p>
          </table:table-cell>
          <table:table-cell office:value-type="float" office:value="-0.00068740740394853">
            <text:p>-0.0006874074</text:p>
          </table:table-cell>
          <table:table-cell office:value-type="float" office:value="69.5591689609173">
            <text:p>69.5591689609</text:p>
          </table:table-cell>
          <table:table-cell office:value-type="float" office:value="69.5591661860561">
            <text:p>69.5591661861</text:p>
          </table:table-cell>
          <table:table-cell office:value-type="string">
            <text:p><text:s/>9 ♊ 33' 33"</text:p>
          </table:table-cell>
          <table:table-cell office:value-type="string">
            <text:p><text:s/>9 ♊ 33' 32"</text:p>
          </table:table-cell>
          <table:table-cell office:value-type="float" office:value="0.0198735865666727">
            <text:p>0.0198735866</text:p>
          </table:table-cell>
          <table:table-cell office:value-type="float" office:value="-0.000651488075034502">
            <text:p>-0.0006514881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0410.64045139">
            <text:p>2420410.64045139</text:p>
          </table:table-cell>
          <table:table-cell office:value-type="string">
            <text:p>1914-10-04 22:22:15.937500 EST-0500</text:p>
          </table:table-cell>
          <table:table-cell office:value-type="float" office:value="0">
            <text:p>0</text:p>
          </table:table-cell>
          <table:table-cell office:value-type="float" office:value="213.879454466571">
            <text:p>213.8794544666</text:p>
          </table:table-cell>
          <table:table-cell office:value-type="float" office:value="213.879356667868">
            <text:p>213.8793566679</text:p>
          </table:table-cell>
          <table:table-cell office:value-type="string">
            <text:p><text:s/>3 ♏ 52' 46"</text:p>
          </table:table-cell>
          <table:table-cell office:value-type="string">
            <text:p><text:s/>3 ♏ 52' 45"</text:p>
          </table:table-cell>
          <table:table-cell office:value-type="float" office:value="1.307714861458">
            <text:p>1.3077148615</text:p>
          </table:table-cell>
          <table:table-cell office:value-type="float" office:value="0.681994810988556">
            <text:p>0.681994811</text:p>
          </table:table-cell>
          <table:table-cell office:value-type="float" office:value="191.211061533123">
            <text:p>191.2110615331</text:p>
          </table:table-cell>
          <table:table-cell office:value-type="float" office:value="191.21096373442">
            <text:p>191.2109637344</text:p>
          </table:table-cell>
          <table:table-cell table:number-columns-repeated="2" office:value-type="string">
            <text:p>11 ♎ 12' 39"</text:p>
          </table:table-cell>
          <table:table-cell office:value-type="float" office:value="1.3077471802305">
            <text:p>1.3077471802</text:p>
          </table:table-cell>
          <table:table-cell office:value-type="float" office:value="0.682027464097881">
            <text:p>0.6820274641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0436.63483796">
            <text:p>2420436.63483796</text:p>
          </table:table-cell>
          <table:table-cell office:value-type="string">
            <text:p>1914-10-30 22:14:10.781250 EST-0500</text:p>
          </table:table-cell>
          <table:table-cell office:value-type="float" office:value="0">
            <text:p>0</text:p>
          </table:table-cell>
          <table:table-cell office:value-type="float" office:value="231.943475134753">
            <text:p>231.9434751348</text:p>
          </table:table-cell>
          <table:table-cell office:value-type="float" office:value="231.94373956229">
            <text:p>231.9437395623</text:p>
          </table:table-cell>
          <table:table-cell office:value-type="string">
            <text:p>21 ♏ 56' 36"</text:p>
          </table:table-cell>
          <table:table-cell office:value-type="string">
            <text:p>21 ♏ 56' 37"</text:p>
          </table:table-cell>
          <table:table-cell office:value-type="float" office:value="-0.565604883601158">
            <text:p>-0.5656048836</text:p>
          </table:table-cell>
          <table:table-cell office:value-type="float" office:value="0.707480294888814">
            <text:p>0.7074802949</text:p>
          </table:table-cell>
          <table:table-cell office:value-type="float" office:value="209.274154787587">
            <text:p>209.2741547876</text:p>
          </table:table-cell>
          <table:table-cell office:value-type="float" office:value="209.274419215123">
            <text:p>209.2744192151</text:p>
          </table:table-cell>
          <table:table-cell office:value-type="string">
            <text:p>29 ♎ 16' 26"</text:p>
          </table:table-cell>
          <table:table-cell office:value-type="string">
            <text:p>29 ♎ 16' 27"</text:p>
          </table:table-cell>
          <table:table-cell office:value-type="float" office:value="-0.565573433841463">
            <text:p>-0.5655734338</text:p>
          </table:table-cell>
          <table:table-cell office:value-type="float" office:value="0.707511960050334">
            <text:p>0.7075119601</text:p>
          </table:table-cell>
        </table:table-row>
        <table:table-row table:style-name="ro1">
          <table:table-cell office:value-type="string">
            <text:p>Saturn/Pluto</text:p>
          </table:table-cell>
          <table:table-cell office:value-type="float" office:value="2420437.9346412">
            <text:p>2420437.9346412</text:p>
          </table:table-cell>
          <table:table-cell office:value-type="string">
            <text:p>1914-11-01 05:25:53.906250 EST-0500</text:p>
          </table:table-cell>
          <table:table-cell office:value-type="float" office:value="0">
            <text:p>0</text:p>
          </table:table-cell>
          <table:table-cell office:value-type="float" office:value="92.0673054296755">
            <text:p>92.0673054297</text:p>
          </table:table-cell>
          <table:table-cell office:value-type="float" office:value="92.067306118791">
            <text:p>92.0673061188</text:p>
          </table:table-cell>
          <table:table-cell table:number-columns-repeated="2" office:value-type="string">
            <text:p><text:s/>2 ♋ 04' 02"</text:p>
          </table:table-cell>
          <table:table-cell office:value-type="float" office:value="-0.0311142495706898">
            <text:p>-0.0311142496</text:p>
          </table:table-cell>
          <table:table-cell office:value-type="float" office:value="-0.0106646460816337">
            <text:p>-0.0106646461</text:p>
          </table:table-cell>
          <table:table-cell office:value-type="float" office:value="69.3979718889036">
            <text:p>69.3979718889</text:p>
          </table:table-cell>
          <table:table-cell office:value-type="float" office:value="69.3979725780192">
            <text:p>69.397972578</text:p>
          </table:table-cell>
          <table:table-cell table:number-columns-repeated="2" office:value-type="string">
            <text:p><text:s/>9 ♊ 23' 52"</text:p>
          </table:table-cell>
          <table:table-cell office:value-type="float" office:value="-0.031090930173687">
            <text:p>-0.0310909302</text:p>
          </table:table-cell>
          <table:table-cell office:value-type="float" office:value="-0.0106413695104396">
            <text:p>-0.010641369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0443.98640046">
            <text:p>2420443.98640046</text:p>
          </table:table-cell>
          <table:table-cell office:value-type="string">
            <text:p>1914-11-07 06:40:25.781250 EST-0500</text:p>
          </table:table-cell>
          <table:table-cell office:value-type="float" office:value="0">
            <text:p>0</text:p>
          </table:table-cell>
          <table:table-cell office:value-type="float" office:value="224.231443844902">
            <text:p>224.2314438449</text:p>
          </table:table-cell>
          <table:table-cell office:value-type="float" office:value="224.231452630527">
            <text:p>224.2314526305</text:p>
          </table:table-cell>
          <table:table-cell table:number-columns-repeated="2" office:value-type="string">
            <text:p>14 ♏ 13' 53"</text:p>
          </table:table-cell>
          <table:table-cell office:value-type="float" office:value="-1.32218616921007">
            <text:p>-1.3221861692</text:p>
          </table:table-cell>
          <table:table-cell office:value-type="float" office:value="1.00375125034907">
            <text:p>1.0037512503</text:p>
          </table:table-cell>
          <table:table-cell office:value-type="float" office:value="201.561829555155">
            <text:p>201.5618295552</text:p>
          </table:table-cell>
          <table:table-cell office:value-type="float" office:value="201.56183834078">
            <text:p>201.5618383408</text:p>
          </table:table-cell>
          <table:table-cell table:number-columns-repeated="2" office:value-type="string">
            <text:p>21 ♎ 33' 42"</text:p>
          </table:table-cell>
          <table:table-cell office:value-type="float" office:value="-1.32221589263009">
            <text:p>-1.3222158926</text:p>
          </table:table-cell>
          <table:table-cell office:value-type="float" office:value="1.00372153562072">
            <text:p>1.0037215356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0458.77668981">
            <text:p>2420458.77668981</text:p>
          </table:table-cell>
          <table:table-cell office:value-type="string">
            <text:p>1914-11-22 01:38:26.250000 EST-0500</text:p>
          </table:table-cell>
          <table:table-cell office:value-type="float" office:value="0">
            <text:p>0</text:p>
          </table:table-cell>
          <table:table-cell office:value-type="float" office:value="247.846041902736">
            <text:p>247.8460419027</text:p>
          </table:table-cell>
          <table:table-cell office:value-type="float" office:value="247.846147260857">
            <text:p>247.8461472609</text:p>
          </table:table-cell>
          <table:table-cell office:value-type="string">
            <text:p><text:s/>7 ♐ 50' 45"</text:p>
          </table:table-cell>
          <table:table-cell office:value-type="string">
            <text:p><text:s/>7 ♐ 50' 46"</text:p>
          </table:table-cell>
          <table:table-cell office:value-type="float" office:value="-0.544448889017796">
            <text:p>-0.544448889</text:p>
          </table:table-cell>
          <table:table-cell office:value-type="float" office:value="0.728721975693705">
            <text:p>0.7287219757</text:p>
          </table:table-cell>
          <table:table-cell office:value-type="float" office:value="225.175653811485">
            <text:p>225.1756538115</text:p>
          </table:table-cell>
          <table:table-cell office:value-type="float" office:value="225.175759169607">
            <text:p>225.1757591696</text:p>
          </table:table-cell>
          <table:table-cell table:number-columns-repeated="2" office:value-type="string">
            <text:p>15 ♏ 10' 32"</text:p>
          </table:table-cell>
          <table:table-cell office:value-type="float" office:value="-0.544474384571426">
            <text:p>-0.5444743846</text:p>
          </table:table-cell>
          <table:table-cell office:value-type="float" office:value="0.728696331636374">
            <text:p>0.7286963316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0464.22858796">
            <text:p>2420464.22858796</text:p>
          </table:table-cell>
          <table:table-cell office:value-type="string">
            <text:p>1914-11-27 12:29:10.781250 EST-0500</text:p>
          </table:table-cell>
          <table:table-cell office:value-type="float" office:value="0">
            <text:p>0</text:p>
          </table:table-cell>
          <table:table-cell office:value-type="float" office:value="244.64881263281">
            <text:p>244.6488126328</text:p>
          </table:table-cell>
          <table:table-cell office:value-type="float" office:value="244.649020261718">
            <text:p>244.6490202617</text:p>
          </table:table-cell>
          <table:table-cell office:value-type="string">
            <text:p><text:s/>4 ♐ 38' 55"</text:p>
          </table:table-cell>
          <table:table-cell office:value-type="string">
            <text:p><text:s/>4 ♐ 38' 56"</text:p>
          </table:table-cell>
          <table:table-cell office:value-type="float" office:value="-0.608697698819862">
            <text:p>-0.6086976988</text:p>
          </table:table-cell>
          <table:table-cell office:value-type="float" office:value="1.01239252178829">
            <text:p>1.0123925218</text:p>
          </table:table-cell>
          <table:table-cell office:value-type="float" office:value="221.978257416915">
            <text:p>221.9782574169</text:p>
          </table:table-cell>
          <table:table-cell office:value-type="float" office:value="221.978465045824">
            <text:p>221.9784650458</text:p>
          </table:table-cell>
          <table:table-cell office:value-type="string">
            <text:p>11 ♏ 58' 41"</text:p>
          </table:table-cell>
          <table:table-cell office:value-type="string">
            <text:p>11 ♏ 58' 42"</text:p>
          </table:table-cell>
          <table:table-cell office:value-type="float" office:value="-0.608679657589891">
            <text:p>-0.6086796576</text:p>
          </table:table-cell>
          <table:table-cell office:value-type="float" office:value="1.01241070564342">
            <text:p>1.0124107056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0474.18001157">
            <text:p>2420474.18001157</text:p>
          </table:table-cell>
          <table:table-cell office:value-type="string">
            <text:p>1914-12-07 11:19:13.125000 EST-0500</text:p>
          </table:table-cell>
          <table:table-cell office:value-type="float" office:value="0">
            <text:p>0</text:p>
          </table:table-cell>
          <table:table-cell office:value-type="float" office:value="239.232927600477">
            <text:p>239.2329276005</text:p>
          </table:table-cell>
          <table:table-cell office:value-type="float" office:value="239.232725300915">
            <text:p>239.2327253009</text:p>
          </table:table-cell>
          <table:table-cell office:value-type="string">
            <text:p>29 ♏ 13' 58"</text:p>
          </table:table-cell>
          <table:table-cell office:value-type="string">
            <text:p>29 ♏ 13' 57"</text:p>
          </table:table-cell>
          <table:table-cell office:value-type="float" office:value="1.48316291909666">
            <text:p>1.4831629191</text:p>
          </table:table-cell>
          <table:table-cell office:value-type="float" office:value="-0.420328912516243">
            <text:p>-0.4203289125</text:p>
          </table:table-cell>
          <table:table-cell office:value-type="float" office:value="216.561791399313">
            <text:p>216.5617913993</text:p>
          </table:table-cell>
          <table:table-cell office:value-type="float" office:value="216.561589099752">
            <text:p>216.5615890998</text:p>
          </table:table-cell>
          <table:table-cell office:value-type="string">
            <text:p><text:s/>6 ♏ 33' 42"</text:p>
          </table:table-cell>
          <table:table-cell office:value-type="string">
            <text:p><text:s/>6 ♏ 33' 41"</text:p>
          </table:table-cell>
          <table:table-cell office:value-type="float" office:value="1.48314535840719">
            <text:p>1.4831453584</text:p>
          </table:table-cell>
          <table:table-cell office:value-type="float" office:value="-0.420346443418919">
            <text:p>-0.4203464434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20490.69832176">
            <text:p>2420490.69832176</text:p>
          </table:table-cell>
          <table:table-cell office:value-type="string">
            <text:p>1914-12-23 23:45:35.156250 EST-0500</text:p>
          </table:table-cell>
          <table:table-cell office:value-type="float" office:value="0">
            <text:p>0</text:p>
          </table:table-cell>
          <table:table-cell office:value-type="float" office:value="271.550458033465">
            <text:p>271.5504580335</text:p>
          </table:table-cell>
          <table:table-cell office:value-type="float" office:value="271.550399346306">
            <text:p>271.5503993463</text:p>
          </table:table-cell>
          <table:table-cell table:number-columns-repeated="2" office:value-type="string">
            <text:p><text:s/>1 ♑ 33' 01"</text:p>
          </table:table-cell>
          <table:table-cell office:value-type="float" office:value="1.01885229467942">
            <text:p>1.0188522947</text:p>
          </table:table-cell>
          <table:table-cell office:value-type="float" office:value="0.755673315430278">
            <text:p>0.7556733154</text:p>
          </table:table-cell>
          <table:table-cell office:value-type="float" office:value="248.878440407694">
            <text:p>248.8784404077</text:p>
          </table:table-cell>
          <table:table-cell office:value-type="float" office:value="248.878381720535">
            <text:p>248.8783817205</text:p>
          </table:table-cell>
          <table:table-cell table:number-columns-repeated="2" office:value-type="string">
            <text:p><text:s/>8 ♐ 52' 42"</text:p>
          </table:table-cell>
          <table:table-cell office:value-type="float" office:value="1.01886778177721">
            <text:p>1.0188677818</text:p>
          </table:table-cell>
          <table:table-cell office:value-type="float" office:value="0.755688803195422">
            <text:p>0.7556888032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0499.3465162">
            <text:p>2420499.3465162</text:p>
          </table:table-cell>
          <table:table-cell office:value-type="string">
            <text:p>1915-01-01 15:18:59.062500 EST-0500</text:p>
          </table:table-cell>
          <table:table-cell office:value-type="float" office:value="0">
            <text:p>0</text:p>
          </table:table-cell>
          <table:table-cell office:value-type="float" office:value="278.112614318418">
            <text:p>278.1126143184</text:p>
          </table:table-cell>
          <table:table-cell office:value-type="float" office:value="278.112592149654">
            <text:p>278.1125921497</text:p>
          </table:table-cell>
          <table:table-cell table:number-columns-repeated="2" office:value-type="string">
            <text:p><text:s/>8 ♑ 06' 45"</text:p>
          </table:table-cell>
          <table:table-cell office:value-type="float" office:value="1.59837171253106">
            <text:p>1.5983717125</text:p>
          </table:table-cell>
          <table:table-cell office:value-type="float" office:value="0.761863598110595">
            <text:p>0.7618635981</text:p>
          </table:table-cell>
          <table:table-cell office:value-type="float" office:value="255.440110126092">
            <text:p>255.4401101261</text:p>
          </table:table-cell>
          <table:table-cell office:value-type="float" office:value="255.440087957328">
            <text:p>255.4400879573</text:p>
          </table:table-cell>
          <table:table-cell table:number-columns-repeated="2" office:value-type="string">
            <text:p>15 ♐ 26' 24"</text:p>
          </table:table-cell>
          <table:table-cell office:value-type="float" office:value="1.59833109323064">
            <text:p>1.5983310932</text:p>
          </table:table-cell>
          <table:table-cell office:value-type="float" office:value="0.76182299540349">
            <text:p>0.761822995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0503.15559028">
            <text:p>2420503.15559028</text:p>
          </table:table-cell>
          <table:table-cell office:value-type="string">
            <text:p>1915-01-05 10:44:03.750000 EST-0500</text:p>
          </table:table-cell>
          <table:table-cell office:value-type="float" office:value="0">
            <text:p>0</text:p>
          </table:table-cell>
          <table:table-cell office:value-type="float" office:value="284.244277289765">
            <text:p>284.2442772898</text:p>
          </table:table-cell>
          <table:table-cell office:value-type="float" office:value="284.244149820881">
            <text:p>284.2441498209</text:p>
          </table:table-cell>
          <table:table-cell office:value-type="string">
            <text:p>14 ♑ 14' 39"</text:p>
          </table:table-cell>
          <table:table-cell office:value-type="string">
            <text:p>14 ♑ 14' 38"</text:p>
          </table:table-cell>
          <table:table-cell office:value-type="float" office:value="1.62169706271196">
            <text:p>1.6216970627</text:p>
          </table:table-cell>
          <table:table-cell office:value-type="float" office:value="1.01908245543704">
            <text:p>1.0190824554</text:p>
          </table:table-cell>
          <table:table-cell office:value-type="float" office:value="261.571553114067">
            <text:p>261.5715531141</text:p>
          </table:table-cell>
          <table:table-cell office:value-type="float" office:value="261.571425645183">
            <text:p>261.5714256452</text:p>
          </table:table-cell>
          <table:table-cell table:number-columns-repeated="2" office:value-type="string">
            <text:p>21 ♐ 34' 17"</text:p>
          </table:table-cell>
          <table:table-cell office:value-type="float" office:value="1.6217027657493">
            <text:p>1.6217027657</text:p>
          </table:table-cell>
          <table:table-cell office:value-type="float" office:value="1.01908825928079">
            <text:p>1.0190882593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0519.14876157">
            <text:p>2420519.14876157</text:p>
          </table:table-cell>
          <table:table-cell office:value-type="string">
            <text:p>1915-01-21 10:34:13.125000 EST-0500</text:p>
          </table:table-cell>
          <table:table-cell office:value-type="float" office:value="0">
            <text:p>0</text:p>
          </table:table-cell>
          <table:table-cell office:value-type="float" office:value="311.009263509823">
            <text:p>311.0092635098</text:p>
          </table:table-cell>
          <table:table-cell office:value-type="float" office:value="311.009145468744">
            <text:p>311.0091454687</text:p>
          </table:table-cell>
          <table:table-cell office:value-type="string">
            <text:p>11 ♒ 00' 33"</text:p>
          </table:table-cell>
          <table:table-cell office:value-type="string">
            <text:p>11 ♒ 00' 32"</text:p>
          </table:table-cell>
          <table:table-cell office:value-type="float" office:value="1.70773610943448">
            <text:p>1.7077361094</text:p>
          </table:table-cell>
          <table:table-cell office:value-type="float" office:value="0.0576147786290291">
            <text:p>0.0576147786</text:p>
          </table:table-cell>
          <table:table-cell office:value-type="float" office:value="288.335765604145">
            <text:p>288.3357656041</text:p>
          </table:table-cell>
          <table:table-cell office:value-type="float" office:value="288.335647563066">
            <text:p>288.3356475631</text:p>
          </table:table-cell>
          <table:table-cell table:number-columns-repeated="2" office:value-type="string">
            <text:p>18 ♑ 20' 08"</text:p>
          </table:table-cell>
          <table:table-cell office:value-type="float" office:value="1.70775444354079">
            <text:p>1.7077544435</text:p>
          </table:table-cell>
          <table:table-cell office:value-type="float" office:value="0.0576330677421999">
            <text:p>0.0576330677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0530.07795139">
            <text:p>2420530.07795139</text:p>
          </table:table-cell>
          <table:table-cell office:value-type="string">
            <text:p>1915-02-01 08:52:15.937500 EST-0500</text:p>
          </table:table-cell>
          <table:table-cell office:value-type="float" office:value="0">
            <text:p>0</text:p>
          </table:table-cell>
          <table:table-cell office:value-type="float" office:value="311.644512468415">
            <text:p>311.6445124684</text:p>
          </table:table-cell>
          <table:table-cell office:value-type="float" office:value="311.644288724659">
            <text:p>311.6442887247</text:p>
          </table:table-cell>
          <table:table-cell office:value-type="string">
            <text:p>11 ♒ 38' 40"</text:p>
          </table:table-cell>
          <table:table-cell office:value-type="string">
            <text:p>11 ♒ 38' 39"</text:p>
          </table:table-cell>
          <table:table-cell office:value-type="float" office:value="1.01449728688602">
            <text:p>1.0144972869</text:p>
          </table:table-cell>
          <table:table-cell office:value-type="float" office:value="0.0583185393842955">
            <text:p>0.0583185394</text:p>
          </table:table-cell>
          <table:table-cell office:value-type="float" office:value="288.97044018401">
            <text:p>288.970440184</text:p>
          </table:table-cell>
          <table:table-cell office:value-type="float" office:value="288.970216440254">
            <text:p>288.9702164403</text:p>
          </table:table-cell>
          <table:table-cell office:value-type="string">
            <text:p>18 ♑ 58' 13"</text:p>
          </table:table-cell>
          <table:table-cell office:value-type="string">
            <text:p>18 ♑ 58' 12"</text:p>
          </table:table-cell>
          <table:table-cell office:value-type="float" office:value="1.01450855118123">
            <text:p>1.0145085512</text:p>
          </table:table-cell>
          <table:table-cell office:value-type="float" office:value="0.0583296782967207">
            <text:p>0.0583296783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0530.61359954">
            <text:p>2420530.61359954</text:p>
          </table:table-cell>
          <table:table-cell office:value-type="string">
            <text:p>1915-02-01 21:43:35.625000 EST-0500</text:p>
          </table:table-cell>
          <table:table-cell office:value-type="float" office:value="0">
            <text:p>0</text:p>
          </table:table-cell>
          <table:table-cell office:value-type="float" office:value="329.555849550729">
            <text:p>329.5558495507</text:p>
          </table:table-cell>
          <table:table-cell office:value-type="float" office:value="329.555768285599">
            <text:p>329.5557682856</text:p>
          </table:table-cell>
          <table:table-cell office:value-type="string">
            <text:p>29 ♒ 33' 21"</text:p>
          </table:table-cell>
          <table:table-cell office:value-type="string">
            <text:p>29 ♒ 33' 20"</text:p>
          </table:table-cell>
          <table:table-cell office:value-type="float" office:value="1.40059552059891">
            <text:p>1.4005955206</text:p>
          </table:table-cell>
          <table:table-cell office:value-type="float" office:value="0.235570666882492">
            <text:p>0.2355706669</text:p>
          </table:table-cell>
          <table:table-cell office:value-type="float" office:value="306.881764772269">
            <text:p>306.8817647723</text:p>
          </table:table-cell>
          <table:table-cell office:value-type="float" office:value="306.88168350714">
            <text:p>306.8816835071</text:p>
          </table:table-cell>
          <table:table-cell table:number-columns-repeated="2" office:value-type="string">
            <text:p><text:s/>6 ♒ 52' 54"</text:p>
          </table:table-cell>
          <table:table-cell office:value-type="float" office:value="1.40061377741478">
            <text:p>1.4006137774</text:p>
          </table:table-cell>
          <table:table-cell office:value-type="float" office:value="0.235588815667627">
            <text:p>0.2355888157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20543.65827546">
            <text:p>2420543.65827546</text:p>
          </table:table-cell>
          <table:table-cell office:value-type="string">
            <text:p>1915-02-14 22:47:55.781250 EST-0500</text:p>
          </table:table-cell>
          <table:table-cell office:value-type="float" office:value="0">
            <text:p>0</text:p>
          </table:table-cell>
          <table:table-cell office:value-type="float" office:value="312.431683131758">
            <text:p>312.4316831318</text:p>
          </table:table-cell>
          <table:table-cell office:value-type="float" office:value="312.43152567714">
            <text:p>312.4315256771</text:p>
          </table:table-cell>
          <table:table-cell office:value-type="string">
            <text:p>12 ♒ 25' 54"</text:p>
          </table:table-cell>
          <table:table-cell office:value-type="string">
            <text:p>12 ♒ 25' 53"</text:p>
          </table:table-cell>
          <table:table-cell office:value-type="float" office:value="0.783803668426928">
            <text:p>0.7838036684</text:p>
          </table:table-cell>
          <table:table-cell office:value-type="float" office:value="0.0571885150816712">
            <text:p>0.0571885151</text:p>
          </table:table-cell>
          <table:table-cell office:value-type="float" office:value="289.757034953856">
            <text:p>289.7570349539</text:p>
          </table:table-cell>
          <table:table-cell office:value-type="float" office:value="289.756877499238">
            <text:p>289.7568774992</text:p>
          </table:table-cell>
          <table:table-cell office:value-type="string">
            <text:p>19 ♑ 45' 25"</text:p>
          </table:table-cell>
          <table:table-cell office:value-type="string">
            <text:p>19 ♑ 45' 24"</text:p>
          </table:table-cell>
          <table:table-cell office:value-type="float" office:value="0.783829408142838">
            <text:p>0.7838294081</text:p>
          </table:table-cell>
          <table:table-cell office:value-type="float" office:value="0.0572143240308311">
            <text:p>0.057214324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0548.58552083">
            <text:p>2420548.58552083</text:p>
          </table:table-cell>
          <table:table-cell office:value-type="string">
            <text:p>1915-02-19 21:03:09.843750 EST-0500</text:p>
          </table:table-cell>
          <table:table-cell office:value-type="float" office:value="0">
            <text:p>0</text:p>
          </table:table-cell>
          <table:table-cell office:value-type="float" office:value="333.850046651133">
            <text:p>333.8500466511</text:p>
          </table:table-cell>
          <table:table-cell office:value-type="float" office:value="333.850128883841">
            <text:p>333.8501288838</text:p>
          </table:table-cell>
          <table:table-cell table:number-columns-repeated="2" office:value-type="string">
            <text:p><text:s/>3 ♓ 51' 00"</text:p>
          </table:table-cell>
          <table:table-cell office:value-type="float" office:value="-1.02911126299196">
            <text:p>-1.029111263</text:p>
          </table:table-cell>
          <table:table-cell office:value-type="float" office:value="0.241021216107664">
            <text:p>0.2410212161</text:p>
          </table:table-cell>
          <table:table-cell office:value-type="float" office:value="311.175347967213">
            <text:p>311.1753479672</text:p>
          </table:table-cell>
          <table:table-cell office:value-type="float" office:value="311.175430199921">
            <text:p>311.1754301999</text:p>
          </table:table-cell>
          <table:table-cell table:number-columns-repeated="2" office:value-type="string">
            <text:p>11 ♒ 10' 31"</text:p>
          </table:table-cell>
          <table:table-cell office:value-type="float" office:value="-1.02910037303865">
            <text:p>-1.029100373</text:p>
          </table:table-cell>
          <table:table-cell office:value-type="float" office:value="0.241032746187675">
            <text:p>0.241032746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0550.25935185">
            <text:p>2420550.25935185</text:p>
          </table:table-cell>
          <table:table-cell office:value-type="string">
            <text:p>1915-02-21 13:13:28.593750 EST-0500</text:p>
          </table:table-cell>
          <table:table-cell office:value-type="float" office:value="0">
            <text:p>0</text:p>
          </table:table-cell>
          <table:table-cell office:value-type="float" office:value="332.056234679625">
            <text:p>332.0562346796</text:p>
          </table:table-cell>
          <table:table-cell office:value-type="float" office:value="332.056596223099">
            <text:p>332.0565962231</text:p>
          </table:table-cell>
          <table:table-cell office:value-type="string">
            <text:p><text:s/>2 ♓ 03' 22"</text:p>
          </table:table-cell>
          <table:table-cell office:value-type="string">
            <text:p><text:s/>2 ♓ 03' 23"</text:p>
          </table:table-cell>
          <table:table-cell office:value-type="float" office:value="-1.10093304052087">
            <text:p>-1.1009330405</text:p>
          </table:table-cell>
          <table:table-cell office:value-type="float" office:value="1.00725530738346">
            <text:p>1.0072553074</text:p>
          </table:table-cell>
          <table:table-cell office:value-type="float" office:value="309.381475489535">
            <text:p>309.3814754895</text:p>
          </table:table-cell>
          <table:table-cell office:value-type="float" office:value="309.381837033009">
            <text:p>309.381837033</text:p>
          </table:table-cell>
          <table:table-cell office:value-type="string">
            <text:p><text:s/>9 ♒ 22' 53"</text:p>
          </table:table-cell>
          <table:table-cell office:value-type="string">
            <text:p><text:s/>9 ♒ 22' 54"</text:p>
          </table:table-cell>
          <table:table-cell office:value-type="float" office:value="-1.10094035144434">
            <text:p>-1.1009403514</text:p>
          </table:table-cell>
          <table:table-cell office:value-type="float" office:value="1.00724841496312">
            <text:p>1.007248415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0553.13045139">
            <text:p>2420553.13045139</text:p>
          </table:table-cell>
          <table:table-cell office:value-type="string">
            <text:p>1915-02-24 10:07:51.093750 EST-0500</text:p>
          </table:table-cell>
          <table:table-cell office:value-type="float" office:value="0">
            <text:p>0</text:p>
          </table:table-cell>
          <table:table-cell office:value-type="float" office:value="334.94636525121">
            <text:p>334.9463652512</text:p>
          </table:table-cell>
          <table:table-cell office:value-type="float" office:value="334.946185731686">
            <text:p>334.9461857317</text:p>
          </table:table-cell>
          <table:table-cell table:number-columns-repeated="2" office:value-type="string">
            <text:p><text:s/>4 ♓ 56' 46"</text:p>
          </table:table-cell>
          <table:table-cell office:value-type="float" office:value="1.00573890985098">
            <text:p>1.0057389099</text:p>
          </table:table-cell>
          <table:table-cell office:value-type="float" office:value="0.241215491698393">
            <text:p>0.2412154917</text:p>
          </table:table-cell>
          <table:table-cell office:value-type="float" office:value="312.27144678997">
            <text:p>312.27144679</text:p>
          </table:table-cell>
          <table:table-cell office:value-type="float" office:value="312.271267270446">
            <text:p>312.2712672704</text:p>
          </table:table-cell>
          <table:table-cell office:value-type="string">
            <text:p>12 ♒ 16' 17"</text:p>
          </table:table-cell>
          <table:table-cell office:value-type="string">
            <text:p>12 ♒ 16' 16"</text:p>
          </table:table-cell>
          <table:table-cell office:value-type="float" office:value="1.00571639218336">
            <text:p>1.0057163922</text:p>
          </table:table-cell>
          <table:table-cell office:value-type="float" office:value="0.241192895382702">
            <text:p>0.2411928954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0558.83699074">
            <text:p>2420558.83699074</text:p>
          </table:table-cell>
          <table:table-cell office:value-type="string">
            <text:p>1915-03-02 03:05:16.406250 EST-0500</text:p>
          </table:table-cell>
          <table:table-cell office:value-type="float" office:value="0">
            <text:p>0</text:p>
          </table:table-cell>
          <table:table-cell office:value-type="float" office:value="324.348012312827">
            <text:p>324.3480123128</text:p>
          </table:table-cell>
          <table:table-cell office:value-type="float" office:value="324.348241376375">
            <text:p>324.3482413764</text:p>
          </table:table-cell>
          <table:table-cell office:value-type="string">
            <text:p>24 ♒ 20' 52"</text:p>
          </table:table-cell>
          <table:table-cell office:value-type="string">
            <text:p>24 ♒ 20' 53"</text:p>
          </table:table-cell>
          <table:table-cell office:value-type="float" office:value="-0.500371237349052">
            <text:p>-0.5003712373</text:p>
          </table:table-cell>
          <table:table-cell office:value-type="float" office:value="0.785922704562571">
            <text:p>0.7859227046</text:p>
          </table:table-cell>
          <table:table-cell office:value-type="float" office:value="301.672893752246">
            <text:p>301.6728937522</text:p>
          </table:table-cell>
          <table:table-cell office:value-type="float" office:value="301.673122815794">
            <text:p>301.6731228158</text:p>
          </table:table-cell>
          <table:table-cell office:value-type="string">
            <text:p><text:s/>1 ♒ 40' 22"</text:p>
          </table:table-cell>
          <table:table-cell office:value-type="string">
            <text:p><text:s/>1 ♒ 40' 23"</text:p>
          </table:table-cell>
          <table:table-cell office:value-type="float" office:value="-0.500333045592221">
            <text:p>-0.5003330456</text:p>
          </table:table-cell>
          <table:table-cell office:value-type="float" office:value="0.7859605103624">
            <text:p>0.7859605104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0575.43171296">
            <text:p>2420575.43171296</text:p>
          </table:table-cell>
          <table:table-cell office:value-type="string">
            <text:p>1915-03-18 17:21:40.781250 EST-0500</text:p>
          </table:table-cell>
          <table:table-cell office:value-type="float" office:value="0">
            <text:p>0</text:p>
          </table:table-cell>
          <table:table-cell office:value-type="float" office:value="314.102263820681">
            <text:p>314.1022638207</text:p>
          </table:table-cell>
          <table:table-cell office:value-type="float" office:value="314.102255280131">
            <text:p>314.1022552801</text:p>
          </table:table-cell>
          <table:table-cell table:number-columns-repeated="2" office:value-type="string">
            <text:p>14 ♒ 06' 08"</text:p>
          </table:table-cell>
          <table:table-cell office:value-type="float" office:value="1.15047885850982">
            <text:p>1.1504788585</text:p>
          </table:table-cell>
          <table:table-cell office:value-type="float" office:value="0.0461106763883611">
            <text:p>0.0461106764</text:p>
          </table:table-cell>
          <table:table-cell office:value-type="float" office:value="291.426708375015">
            <text:p>291.426708375</text:p>
          </table:table-cell>
          <table:table-cell office:value-type="float" office:value="291.426699834465">
            <text:p>291.4266998345</text:p>
          </table:table-cell>
          <table:table-cell table:number-columns-repeated="2" office:value-type="string">
            <text:p>21 ♑ 25' 36"</text:p>
          </table:table-cell>
          <table:table-cell office:value-type="float" office:value="1.15050215228674">
            <text:p>1.1505021523</text:p>
          </table:table-cell>
          <table:table-cell office:value-type="float" office:value="0.0461341476844428">
            <text:p>0.0461341477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20580.68513889">
            <text:p>2420580.68513889</text:p>
          </table:table-cell>
          <table:table-cell office:value-type="string">
            <text:p>1915-03-23 23:26:36.093750 EST-0500</text:p>
          </table:table-cell>
          <table:table-cell office:value-type="float" office:value="0">
            <text:p>0</text:p>
          </table:table-cell>
          <table:table-cell office:value-type="float" office:value="341.518554490698">
            <text:p>341.5185544907</text:p>
          </table:table-cell>
          <table:table-cell office:value-type="float" office:value="341.518450022791">
            <text:p>341.5184500228</text:p>
          </table:table-cell>
          <table:table-cell table:number-columns-repeated="2" office:value-type="string">
            <text:p>11 ♓ 31' 06"</text:p>
          </table:table-cell>
          <table:table-cell office:value-type="float" office:value="0.784534961915062">
            <text:p>0.7845349619</text:p>
          </table:table-cell>
          <table:table-cell office:value-type="float" office:value="0.233129835573546">
            <text:p>0.2331298356</text:p>
          </table:table-cell>
          <table:table-cell office:value-type="float" office:value="318.842786023397">
            <text:p>318.8427860234</text:p>
          </table:table-cell>
          <table:table-cell office:value-type="float" office:value="318.842681555491">
            <text:p>318.8426815555</text:p>
          </table:table-cell>
          <table:table-cell office:value-type="string">
            <text:p>18 ♒ 50' 34"</text:p>
          </table:table-cell>
          <table:table-cell office:value-type="string">
            <text:p>18 ♒ 50' 33"</text:p>
          </table:table-cell>
          <table:table-cell office:value-type="float" office:value="0.784518574923076">
            <text:p>0.7845185749</text:p>
          </table:table-cell>
          <table:table-cell office:value-type="float" office:value="0.233113454126527">
            <text:p>0.2331134541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0587.00422454">
            <text:p>2420587.00422454</text:p>
          </table:table-cell>
          <table:table-cell office:value-type="string">
            <text:p>1915-03-30 07:06:05.625000 EST-0500</text:p>
          </table:table-cell>
          <table:table-cell office:value-type="float" office:value="0">
            <text:p>0</text:p>
          </table:table-cell>
          <table:table-cell office:value-type="float" office:value="342.978866908404">
            <text:p>342.9788669084</text:p>
          </table:table-cell>
          <table:table-cell office:value-type="float" office:value="342.978669740469">
            <text:p>342.9786697405</text:p>
          </table:table-cell>
          <table:table-cell table:number-columns-repeated="2" office:value-type="string">
            <text:p>12 ♓ 58' 43"</text:p>
          </table:table-cell>
          <table:table-cell office:value-type="float" office:value="1.35278254552205">
            <text:p>1.3527825455</text:p>
          </table:table-cell>
          <table:table-cell office:value-type="float" office:value="0.228906181422786">
            <text:p>0.2289061814</text:p>
          </table:table-cell>
          <table:table-cell office:value-type="float" office:value="320.302933175247">
            <text:p>320.3029331752</text:p>
          </table:table-cell>
          <table:table-cell office:value-type="float" office:value="320.302736007312">
            <text:p>320.3027360073</text:p>
          </table:table-cell>
          <table:table-cell office:value-type="string">
            <text:p>20 ♒ 18' 10"</text:p>
          </table:table-cell>
          <table:table-cell office:value-type="string">
            <text:p>20 ♒ 18' 09"</text:p>
          </table:table-cell>
          <table:table-cell office:value-type="float" office:value="1.35282525679425">
            <text:p>1.3528252568</text:p>
          </table:table-cell>
          <table:table-cell office:value-type="float" office:value="0.228948806455732">
            <text:p>0.2289488065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0592.40486111">
            <text:p>2420592.40486111</text:p>
          </table:table-cell>
          <table:table-cell office:value-type="string">
            <text:p>1915-04-04 16:43:00.468750 EST-0500</text:p>
          </table:table-cell>
          <table:table-cell office:value-type="float" office:value="0">
            <text:p>0</text:p>
          </table:table-cell>
          <table:table-cell office:value-type="float" office:value="350.694710009549">
            <text:p>350.6947100096</text:p>
          </table:table-cell>
          <table:table-cell office:value-type="float" office:value="350.694559989843">
            <text:p>350.6945599898</text:p>
          </table:table-cell>
          <table:table-cell table:number-columns-repeated="2" office:value-type="string">
            <text:p>20 ♓ 41' 40"</text:p>
          </table:table-cell>
          <table:table-cell office:value-type="float" office:value="1.50199257873525">
            <text:p>1.5019925787</text:p>
          </table:table-cell>
          <table:table-cell office:value-type="float" office:value="0.781333172529681">
            <text:p>0.7813331725</text:p>
          </table:table-cell>
          <table:table-cell office:value-type="float" office:value="328.018604262446">
            <text:p>328.0186042624</text:p>
          </table:table-cell>
          <table:table-cell office:value-type="float" office:value="328.01845424274">
            <text:p>328.0184542427</text:p>
          </table:table-cell>
          <table:table-cell table:number-columns-repeated="2" office:value-type="string">
            <text:p>28 ♒ 01' 06"</text:p>
          </table:table-cell>
          <table:table-cell office:value-type="float" office:value="1.50195944071048">
            <text:p>1.5019594407</text:p>
          </table:table-cell>
          <table:table-cell office:value-type="float" office:value="0.781299825473811">
            <text:p>0.7812998255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0603.2237037">
            <text:p>2420603.2237037</text:p>
          </table:table-cell>
          <table:table-cell office:value-type="string">
            <text:p>1915-04-15 12:22:08.906250 EST-0500</text:p>
          </table:table-cell>
          <table:table-cell office:value-type="float" office:value="0">
            <text:p>0</text:p>
          </table:table-cell>
          <table:table-cell office:value-type="float" office:value="346.583273525493">
            <text:p>346.5832735255</text:p>
          </table:table-cell>
          <table:table-cell office:value-type="float" office:value="346.583137108921">
            <text:p>346.5831371089</text:p>
          </table:table-cell>
          <table:table-cell table:number-columns-repeated="2" office:value-type="string">
            <text:p>16 ♓ 34' 59"</text:p>
          </table:table-cell>
          <table:table-cell office:value-type="float" office:value="1.18289916634129">
            <text:p>1.1828991663</text:p>
          </table:table-cell>
          <table:table-cell office:value-type="float" office:value="0.214481964097113">
            <text:p>0.2144819641</text:p>
          </table:table-cell>
          <table:table-cell office:value-type="float" office:value="323.906871595918">
            <text:p>323.9068715959</text:p>
          </table:table-cell>
          <table:table-cell office:value-type="float" office:value="323.906735179345">
            <text:p>323.9067351793</text:p>
          </table:table-cell>
          <table:table-cell table:number-columns-repeated="2" office:value-type="string">
            <text:p>23 ♒ 54' 24"</text:p>
          </table:table-cell>
          <table:table-cell office:value-type="float" office:value="1.18291315080655">
            <text:p>1.1829131508</text:p>
          </table:table-cell>
          <table:table-cell office:value-type="float" office:value="0.214495905079557">
            <text:p>0.214495905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0619.26106481">
            <text:p>2420619.26106481</text:p>
          </table:table-cell>
          <table:table-cell office:value-type="string">
            <text:p>1915-05-01 13:15:56.250000 EST-0500</text:p>
          </table:table-cell>
          <table:table-cell office:value-type="float" office:value="0">
            <text:p>0</text:p>
          </table:table-cell>
          <table:table-cell office:value-type="float" office:value="40.2910878745476">
            <text:p>40.2910878745</text:p>
          </table:table-cell>
          <table:table-cell office:value-type="float" office:value="40.2910041312909">
            <text:p>40.2910041313</text:p>
          </table:table-cell>
          <table:table-cell table:number-columns-repeated="2" office:value-type="string">
            <text:p>10 ♉ 17' 27"</text:p>
          </table:table-cell>
          <table:table-cell office:value-type="float" office:value="2.15148416726956">
            <text:p>2.1514841673</text:p>
          </table:table-cell>
          <table:table-cell office:value-type="float" office:value="0.969938646280905">
            <text:p>0.9699386463</text:p>
          </table:table-cell>
          <table:table-cell office:value-type="float" office:value="17.6140768224523">
            <text:p>17.6140768225</text:p>
          </table:table-cell>
          <table:table-cell office:value-type="float" office:value="17.6139930791956">
            <text:p>17.6139930792</text:p>
          </table:table-cell>
          <table:table-cell table:number-columns-repeated="2" office:value-type="string">
            <text:p>17 ♈ 36' 50"</text:p>
          </table:table-cell>
          <table:table-cell office:value-type="float" office:value="2.1514422860703">
            <text:p>2.1514422861</text:p>
          </table:table-cell>
          <table:table-cell office:value-type="float" office:value="0.96989671979305">
            <text:p>0.9698967198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0632.85017361">
            <text:p>2420632.85017361</text:p>
          </table:table-cell>
          <table:table-cell office:value-type="string">
            <text:p>1915-05-15 03:24:15.468750 EST-0500</text:p>
          </table:table-cell>
          <table:table-cell office:value-type="float" office:value="0">
            <text:p>0</text:p>
          </table:table-cell>
          <table:table-cell office:value-type="float" office:value="21.8844635731735">
            <text:p>21.8844635732</text:p>
          </table:table-cell>
          <table:table-cell office:value-type="float" office:value="21.8844615875561">
            <text:p>21.8844615876</text:p>
          </table:table-cell>
          <table:table-cell table:number-columns-repeated="2" office:value-type="string">
            <text:p>21 ♈ 53' 04"</text:p>
          </table:table-cell>
          <table:table-cell office:value-type="float" office:value="1.19873941624471">
            <text:p>1.1987394162</text:p>
          </table:table-cell>
          <table:table-cell office:value-type="float" office:value="0.758203268479766">
            <text:p>0.7582032685</text:p>
          </table:table-cell>
          <table:table-cell office:value-type="float" office:value="359.206893708232">
            <text:p>359.2068937082</text:p>
          </table:table-cell>
          <table:table-cell office:value-type="float" office:value="359.206891722615">
            <text:p>359.2068917226</text:p>
          </table:table-cell>
          <table:table-cell table:number-columns-repeated="2" office:value-type="string">
            <text:p>29 ♓ 12' 24"</text:p>
          </table:table-cell>
          <table:table-cell office:value-type="float" office:value="1.19871786799424">
            <text:p>1.198717868</text:p>
          </table:table-cell>
          <table:table-cell office:value-type="float" office:value="0.758181517283649">
            <text:p>0.7581815173</text:p>
          </table:table-cell>
        </table:table-row>
        <table:table-row table:style-name="ro1">
          <table:table-cell office:value-type="string">
            <text:p>Saturn/Pluto</text:p>
          </table:table-cell>
          <table:table-cell office:value-type="float" office:value="2420637.31575231">
            <text:p>2420637.31575231</text:p>
          </table:table-cell>
          <table:table-cell office:value-type="string">
            <text:p>1915-05-19 14:34:41.250000 EST-0500</text:p>
          </table:table-cell>
          <table:table-cell office:value-type="float" office:value="0">
            <text:p>0</text:p>
          </table:table-cell>
          <table:table-cell office:value-type="float" office:value="90.90541114939">
            <text:p>90.9054111494</text:p>
          </table:table-cell>
          <table:table-cell office:value-type="float" office:value="90.9053987652008">
            <text:p>90.9053987652</text:p>
          </table:table-cell>
          <table:table-cell table:number-columns-repeated="2" office:value-type="string">
            <text:p><text:s/>0 ♋ 54' 19"</text:p>
          </table:table-cell>
          <table:table-cell office:value-type="float" office:value="0.116441009072815">
            <text:p>0.1164410091</text:p>
          </table:table-cell>
          <table:table-cell office:value-type="float" office:value="0.020863561710816">
            <text:p>0.0208635617</text:p>
          </table:table-cell>
          <table:table-cell office:value-type="float" office:value="68.2275496917901">
            <text:p>68.2275496918</text:p>
          </table:table-cell>
          <table:table-cell office:value-type="float" office:value="68.2275373076009">
            <text:p>68.2275373076</text:p>
          </table:table-cell>
          <table:table-cell table:number-columns-repeated="2" office:value-type="string">
            <text:p><text:s/>8 ♊ 13' 39"</text:p>
          </table:table-cell>
          <table:table-cell office:value-type="float" office:value="0.116423109881918">
            <text:p>0.1164231099</text:p>
          </table:table-cell>
          <table:table-cell office:value-type="float" office:value="0.0208456699713603">
            <text:p>0.02084567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0647.9815162">
            <text:p>2420647.9815162</text:p>
          </table:table-cell>
          <table:table-cell office:value-type="string">
            <text:p>1915-05-30 06:33:23.906250 EST-0500</text:p>
          </table:table-cell>
          <table:table-cell office:value-type="float" office:value="0">
            <text:p>0</text:p>
          </table:table-cell>
          <table:table-cell office:value-type="float" office:value="91.1376835783834">
            <text:p>91.1376835784</text:p>
          </table:table-cell>
          <table:table-cell office:value-type="float" office:value="91.1376383550041">
            <text:p>91.137638355</text:p>
          </table:table-cell>
          <table:table-cell table:number-columns-repeated="2" office:value-type="string">
            <text:p><text:s/>1 ♋ 08' 15"</text:p>
          </table:table-cell>
          <table:table-cell office:value-type="float" office:value="1.05515122698325">
            <text:p>1.055151227</text:p>
          </table:table-cell>
          <table:table-cell office:value-type="float" office:value="0.0226486327157875">
            <text:p>0.0226486327</text:p>
          </table:table-cell>
          <table:table-cell office:value-type="float" office:value="68.4593303176618">
            <text:p>68.4593303177</text:p>
          </table:table-cell>
          <table:table-cell office:value-type="float" office:value="68.4592850942826">
            <text:p>68.4592850943</text:p>
          </table:table-cell>
          <table:table-cell table:number-columns-repeated="2" office:value-type="string">
            <text:p><text:s/>8 ♊ 27' 33"</text:p>
          </table:table-cell>
          <table:table-cell office:value-type="float" office:value="1.05509281306208">
            <text:p>1.0550928131</text:p>
          </table:table-cell>
          <table:table-cell office:value-type="float" office:value="0.02259021112226">
            <text:p>0.0225902111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0649.14876157">
            <text:p>2420649.14876157</text:p>
          </table:table-cell>
          <table:table-cell office:value-type="string">
            <text:p>1915-05-31 10:34:13.125000 EST-0500</text:p>
          </table:table-cell>
          <table:table-cell office:value-type="float" office:value="0">
            <text:p>0</text:p>
          </table:table-cell>
          <table:table-cell office:value-type="float" office:value="92.3270623471755">
            <text:p>92.3270623472</text:p>
          </table:table-cell>
          <table:table-cell office:value-type="float" office:value="92.3268817475225">
            <text:p>92.3268817475</text:p>
          </table:table-cell>
          <table:table-cell office:value-type="string">
            <text:p><text:s/>2 ♋ 19' 37"</text:p>
          </table:table-cell>
          <table:table-cell office:value-type="string">
            <text:p><text:s/>2 ♋ 19' 36"</text:p>
          </table:table-cell>
          <table:table-cell office:value-type="float" office:value="0.982514068186042">
            <text:p>0.9825140682</text:p>
          </table:table-cell>
          <table:table-cell office:value-type="float" office:value="0.12344749538798">
            <text:p>0.1234474954</text:p>
          </table:table-cell>
          <table:table-cell office:value-type="float" office:value="69.6486019288482">
            <text:p>69.6486019288</text:p>
          </table:table-cell>
          <table:table-cell office:value-type="float" office:value="69.6484213291953">
            <text:p>69.6484213292</text:p>
          </table:table-cell>
          <table:table-cell table:number-columns-repeated="2" office:value-type="string">
            <text:p><text:s/>9 ♊ 38' 54"</text:p>
          </table:table-cell>
          <table:table-cell office:value-type="float" office:value="0.982467565678784">
            <text:p>0.9824675657</text:p>
          </table:table-cell>
          <table:table-cell office:value-type="float" office:value="0.123401004143481">
            <text:p>0.1234010041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0672.82649306">
            <text:p>2420672.82649306</text:p>
          </table:table-cell>
          <table:table-cell office:value-type="string">
            <text:p>1915-06-24 02:50:09.375000 EST-0500</text:p>
          </table:table-cell>
          <table:table-cell office:value-type="float" office:value="0">
            <text:p>0</text:p>
          </table:table-cell>
          <table:table-cell office:value-type="float" office:value="91.7279351502715">
            <text:p>91.7279351503</text:p>
          </table:table-cell>
          <table:table-cell office:value-type="float" office:value="91.7278480634628">
            <text:p>91.7278480635</text:p>
          </table:table-cell>
          <table:table-cell table:number-columns-repeated="2" office:value-type="string">
            <text:p><text:s/>1 ♋ 43' 40"</text:p>
          </table:table-cell>
          <table:table-cell office:value-type="float" office:value="0.953475051964959">
            <text:p>0.953475052</text:p>
          </table:table-cell>
          <table:table-cell office:value-type="float" office:value="0.0243485644900539">
            <text:p>0.0243485645</text:p>
          </table:table-cell>
          <table:table-cell office:value-type="float" office:value="69.0483969848192">
            <text:p>69.0483969848</text:p>
          </table:table-cell>
          <table:table-cell office:value-type="float" office:value="69.0483098980105">
            <text:p>69.048309898</text:p>
          </table:table-cell>
          <table:table-cell office:value-type="string">
            <text:p><text:s/>9 ♊ 02' 54"</text:p>
          </table:table-cell>
          <table:table-cell office:value-type="string">
            <text:p><text:s/>9 ♊ 02' 53"</text:p>
          </table:table-cell>
          <table:table-cell office:value-type="float" office:value="0.953442297655303">
            <text:p>0.9534422977</text:p>
          </table:table-cell>
          <table:table-cell office:value-type="float" office:value="0.0243157603059093">
            <text:p>0.0243157603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0673.95002315">
            <text:p>2420673.95002315</text:p>
          </table:table-cell>
          <table:table-cell office:value-type="string">
            <text:p>1915-06-25 05:48:02.812500 EST-0500</text:p>
          </table:table-cell>
          <table:table-cell office:value-type="float" office:value="0">
            <text:p>0</text:p>
          </table:table-cell>
          <table:table-cell office:value-type="float" office:value="95.4943748384945">
            <text:p>95.4943748385</text:p>
          </table:table-cell>
          <table:table-cell office:value-type="float" office:value="95.4944701465717">
            <text:p>95.4944701466</text:p>
          </table:table-cell>
          <table:table-cell office:value-type="string">
            <text:p><text:s/>5 ♋ 29' 39"</text:p>
          </table:table-cell>
          <table:table-cell office:value-type="string">
            <text:p><text:s/>5 ♋ 29' 40"</text:p>
          </table:table-cell>
          <table:table-cell office:value-type="float" office:value="-0.58302477501661">
            <text:p>-0.583024775</text:p>
          </table:table-cell>
          <table:table-cell office:value-type="float" office:value="0.130186016084909">
            <text:p>0.1301860161</text:p>
          </table:table-cell>
          <table:table-cell office:value-type="float" office:value="72.8147446843359">
            <text:p>72.8147446843</text:p>
          </table:table-cell>
          <table:table-cell office:value-type="float" office:value="72.8148399924131">
            <text:p>72.8148399924</text:p>
          </table:table-cell>
          <table:table-cell table:number-columns-repeated="2" office:value-type="string">
            <text:p>12 ♊ 48' 53"</text:p>
          </table:table-cell>
          <table:table-cell office:value-type="float" office:value="-0.583078060114003">
            <text:p>-0.5830780601</text:p>
          </table:table-cell>
          <table:table-cell office:value-type="float" office:value="0.13013279791171">
            <text:p>0.130132797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0675.69709491">
            <text:p>2420675.69709491</text:p>
          </table:table-cell>
          <table:table-cell office:value-type="string">
            <text:p>1915-06-26 23:43:49.687500 EST-0500</text:p>
          </table:table-cell>
          <table:table-cell office:value-type="float" office:value="0">
            <text:p>0</text:p>
          </table:table-cell>
          <table:table-cell office:value-type="float" office:value="94.4643962531237">
            <text:p>94.4643962531</text:p>
          </table:table-cell>
          <table:table-cell office:value-type="float" office:value="94.4645253449479">
            <text:p>94.4645253449</text:p>
          </table:table-cell>
          <table:table-cell office:value-type="string">
            <text:p><text:s/>4 ♋ 27' 51"</text:p>
          </table:table-cell>
          <table:table-cell office:value-type="string">
            <text:p><text:s/>4 ♋ 27' 52"</text:p>
          </table:table-cell>
          <table:table-cell office:value-type="float" office:value="-0.590935024963008">
            <text:p>-0.590935025</text:p>
          </table:table-cell>
          <table:table-cell office:value-type="float" office:value="0.95318418179312">
            <text:p>0.9531841818</text:p>
          </table:table-cell>
          <table:table-cell office:value-type="float" office:value="71.7845948504554">
            <text:p>71.7845948505</text:p>
          </table:table-cell>
          <table:table-cell office:value-type="float" office:value="71.7847239422796">
            <text:p>71.7847239423</text:p>
          </table:table-cell>
          <table:table-cell office:value-type="string">
            <text:p>11 ♊ 47' 04"</text:p>
          </table:table-cell>
          <table:table-cell office:value-type="string">
            <text:p>11 ♊ 47' 05"</text:p>
          </table:table-cell>
          <table:table-cell office:value-type="float" office:value="-0.590995258694604">
            <text:p>-0.5909952587</text:p>
          </table:table-cell>
          <table:table-cell office:value-type="float" office:value="0.953123926010302">
            <text:p>0.953123926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0677.22541667">
            <text:p>2420677.22541667</text:p>
          </table:table-cell>
          <table:table-cell office:value-type="string">
            <text:p>1915-06-28 12:24:36.562500 EST-0500</text:p>
          </table:table-cell>
          <table:table-cell office:value-type="float" office:value="0">
            <text:p>0</text:p>
          </table:table-cell>
          <table:table-cell office:value-type="float" office:value="95.9212251023491">
            <text:p>95.9212251023</text:p>
          </table:table-cell>
          <table:table-cell office:value-type="float" office:value="95.9210731178901">
            <text:p>95.9210731179</text:p>
          </table:table-cell>
          <table:table-cell office:value-type="string">
            <text:p><text:s/>5 ♋ 55' 16"</text:p>
          </table:table-cell>
          <table:table-cell office:value-type="string">
            <text:p><text:s/>5 ♋ 55' 15"</text:p>
          </table:table-cell>
          <table:table-cell office:value-type="float" office:value="0.953098038826785">
            <text:p>0.9530980388</text:p>
          </table:table-cell>
          <table:table-cell office:value-type="float" office:value="0.130258014446279">
            <text:p>0.1302580144</text:p>
          </table:table-cell>
          <table:table-cell office:value-type="float" office:value="73.2412869748539">
            <text:p>73.2412869749</text:p>
          </table:table-cell>
          <table:table-cell office:value-type="float" office:value="73.2411349903949">
            <text:p>73.2411349904</text:p>
          </table:table-cell>
          <table:table-cell table:number-columns-repeated="2" office:value-type="string">
            <text:p>13 ♊ 14' 28"</text:p>
          </table:table-cell>
          <table:table-cell office:value-type="float" office:value="0.953059110845478">
            <text:p>0.9530591108</text:p>
          </table:table-cell>
          <table:table-cell office:value-type="float" office:value="0.130219103507739">
            <text:p>0.1302191035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0680.38826389">
            <text:p>2420680.38826389</text:p>
          </table:table-cell>
          <table:table-cell office:value-type="string">
            <text:p>1915-07-01 16:19:06.093750 EST-0500</text:p>
          </table:table-cell>
          <table:table-cell office:value-type="float" office:value="0">
            <text:p>0</text:p>
          </table:table-cell>
          <table:table-cell office:value-type="float" office:value="91.9115185975154">
            <text:p>91.9115185975</text:p>
          </table:table-cell>
          <table:table-cell office:value-type="float" office:value="91.9115859399927">
            <text:p>91.91158594</text:p>
          </table:table-cell>
          <table:table-cell table:number-columns-repeated="2" office:value-type="string">
            <text:p><text:s/>1 ♋ 54' 41"</text:p>
          </table:table-cell>
          <table:table-cell office:value-type="float" office:value="-0.462400829405813">
            <text:p>-0.4624008294</text:p>
          </table:table-cell>
          <table:table-cell office:value-type="float" office:value="0.0241493106220375">
            <text:p>0.0241493106</text:p>
          </table:table-cell>
          <table:table-cell office:value-type="float" office:value="69.2314307848837">
            <text:p>69.2314307849</text:p>
          </table:table-cell>
          <table:table-cell office:value-type="float" office:value="69.2314981273609">
            <text:p>69.2314981274</text:p>
          </table:table-cell>
          <table:table-cell table:number-columns-repeated="2" office:value-type="string">
            <text:p><text:s/>9 ♊ 13' 53"</text:p>
          </table:table-cell>
          <table:table-cell office:value-type="float" office:value="-0.462386552427564">
            <text:p>-0.4623865524</text:p>
          </table:table-cell>
          <table:table-cell office:value-type="float" office:value="0.0241635895793273">
            <text:p>0.0241635896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0689.66267361">
            <text:p>2420689.66267361</text:p>
          </table:table-cell>
          <table:table-cell office:value-type="string">
            <text:p>1915-07-10 22:54:15.468750 EST-0500</text:p>
          </table:table-cell>
          <table:table-cell office:value-type="float" office:value="0">
            <text:p>0</text:p>
          </table:table-cell>
          <table:table-cell office:value-type="float" office:value="90.5392299793432">
            <text:p>90.5392299793</text:p>
          </table:table-cell>
          <table:table-cell office:value-type="float" office:value="90.5394523086201">
            <text:p>90.5394523086</text:p>
          </table:table-cell>
          <table:table-cell office:value-type="string">
            <text:p><text:s/>0 ♋ 32' 21"</text:p>
          </table:table-cell>
          <table:table-cell office:value-type="string">
            <text:p><text:s/>0 ♋ 32' 22"</text:p>
          </table:table-cell>
          <table:table-cell office:value-type="float" office:value="0.226091192636929">
            <text:p>0.2260911926</text:p>
          </table:table-cell>
          <table:table-cell office:value-type="float" office:value="1.21916190238706">
            <text:p>1.2191619024</text:p>
          </table:table-cell>
          <table:table-cell office:value-type="float" office:value="67.8587228797508">
            <text:p>67.8587228798</text:p>
          </table:table-cell>
          <table:table-cell office:value-type="float" office:value="67.8589452090277">
            <text:p>67.858945209</text:p>
          </table:table-cell>
          <table:table-cell office:value-type="string">
            <text:p><text:s/>7 ♊ 51' 31"</text:p>
          </table:table-cell>
          <table:table-cell office:value-type="string">
            <text:p><text:s/>7 ♊ 51' 32"</text:p>
          </table:table-cell>
          <table:table-cell office:value-type="float" office:value="0.226055164921458">
            <text:p>0.2260551649</text:p>
          </table:table-cell>
          <table:table-cell office:value-type="float" office:value="1.21912587161145">
            <text:p>1.2191258716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0690.99543981">
            <text:p>2420690.99543981</text:p>
          </table:table-cell>
          <table:table-cell office:value-type="string">
            <text:p>1915-07-12 06:53:26.250000 EST-0500</text:p>
          </table:table-cell>
          <table:table-cell office:value-type="float" office:value="0">
            <text:p>0</text:p>
          </table:table-cell>
          <table:table-cell office:value-type="float" office:value="92.1646695536085">
            <text:p>92.1646695536</text:p>
          </table:table-cell>
          <table:table-cell office:value-type="float" office:value="92.1646513729349">
            <text:p>92.1646513729</text:p>
          </table:table-cell>
          <table:table-cell table:number-columns-repeated="2" office:value-type="string">
            <text:p><text:s/>2 ♋ 09' 52"</text:p>
          </table:table-cell>
          <table:table-cell office:value-type="float" office:value="1.21969818313991">
            <text:p>1.2196981831</text:p>
          </table:table-cell>
          <table:table-cell office:value-type="float" office:value="0.0234531724558652">
            <text:p>0.0234531725</text:p>
          </table:table-cell>
          <table:table-cell office:value-type="float" office:value="69.4840671472339">
            <text:p>69.4840671472</text:p>
          </table:table-cell>
          <table:table-cell office:value-type="float" office:value="69.4840489665603">
            <text:p>69.4840489666</text:p>
          </table:table-cell>
          <table:table-cell table:number-columns-repeated="2" office:value-type="string">
            <text:p><text:s/>9 ♊ 29' 02"</text:p>
          </table:table-cell>
          <table:table-cell office:value-type="float" office:value="1.21966900527915">
            <text:p>1.2196690053</text:p>
          </table:table-cell>
          <table:table-cell office:value-type="float" office:value="0.0234240314621443">
            <text:p>0.0234240315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0693.79475694">
            <text:p>2420693.79475694</text:p>
          </table:table-cell>
          <table:table-cell office:value-type="string">
            <text:p>1915-07-15 02:04:27.187500 EST-0500</text:p>
          </table:table-cell>
          <table:table-cell office:value-type="float" office:value="0">
            <text:p>0</text:p>
          </table:table-cell>
          <table:table-cell office:value-type="float" office:value="92.2299443024969">
            <text:p>92.2299443025</text:p>
          </table:table-cell>
          <table:table-cell office:value-type="float" office:value="92.2298468084919">
            <text:p>92.2298468085</text:p>
          </table:table-cell>
          <table:table-cell table:number-columns-repeated="2" office:value-type="string">
            <text:p><text:s/>2 ♋ 13' 47"</text:p>
          </table:table-cell>
          <table:table-cell office:value-type="float" office:value="0.592457122091262">
            <text:p>0.5924571221</text:p>
          </table:table-cell>
          <table:table-cell office:value-type="float" office:value="0.0231165580138452">
            <text:p>0.023116558</text:p>
          </table:table-cell>
          <table:table-cell office:value-type="float" office:value="69.5491961944773">
            <text:p>69.5491961945</text:p>
          </table:table-cell>
          <table:table-cell office:value-type="float" office:value="69.5490987004723">
            <text:p>69.5490987005</text:p>
          </table:table-cell>
          <table:table-cell office:value-type="string">
            <text:p><text:s/>9 ♊ 32' 57"</text:p>
          </table:table-cell>
          <table:table-cell office:value-type="string">
            <text:p><text:s/>9 ♊ 32' 56"</text:p>
          </table:table-cell>
          <table:table-cell office:value-type="float" office:value="0.592460912346737">
            <text:p>0.5924609123</text:p>
          </table:table-cell>
          <table:table-cell office:value-type="float" office:value="0.0231203661991338">
            <text:p>0.0231203662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0696.06795139">
            <text:p>2420696.06795139</text:p>
          </table:table-cell>
          <table:table-cell office:value-type="string">
            <text:p>1915-07-17 08:37:51.093750 EST-0500</text:p>
          </table:table-cell>
          <table:table-cell office:value-type="float" office:value="0">
            <text:p>0</text:p>
          </table:table-cell>
          <table:table-cell office:value-type="float" office:value="98.3565338168843">
            <text:p>98.3565338169</text:p>
          </table:table-cell>
          <table:table-cell office:value-type="float" office:value="98.3563459881708">
            <text:p>98.3563459882</text:p>
          </table:table-cell>
          <table:table-cell office:value-type="string">
            <text:p><text:s/>8 ♋ 21' 23"</text:p>
          </table:table-cell>
          <table:table-cell office:value-type="string">
            <text:p><text:s/>8 ♋ 21' 22"</text:p>
          </table:table-cell>
          <table:table-cell office:value-type="float" office:value="1.22162767713301">
            <text:p>1.2216276771</text:p>
          </table:table-cell>
          <table:table-cell office:value-type="float" office:value="0.127148257849742">
            <text:p>0.1271482578</text:p>
          </table:table-cell>
          <table:table-cell office:value-type="float" office:value="75.6757333570006">
            <text:p>75.675733357</text:p>
          </table:table-cell>
          <table:table-cell office:value-type="float" office:value="75.675545528287">
            <text:p>75.6755455283</text:p>
          </table:table-cell>
          <table:table-cell office:value-type="string">
            <text:p>15 ♊ 40' 32"</text:p>
          </table:table-cell>
          <table:table-cell office:value-type="string">
            <text:p>15 ♊ 40' 31"</text:p>
          </table:table-cell>
          <table:table-cell office:value-type="float" office:value="1.2216502273355">
            <text:p>1.2216502273</text:p>
          </table:table-cell>
          <table:table-cell office:value-type="float" office:value="0.127170813275534">
            <text:p>0.1271708133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0701.21614583">
            <text:p>2420701.21614583</text:p>
          </table:table-cell>
          <table:table-cell office:value-type="string">
            <text:p>1915-07-22 12:11:15.000000 EST-0500</text:p>
          </table:table-cell>
          <table:table-cell office:value-type="float" office:value="0">
            <text:p>0</text:p>
          </table:table-cell>
          <table:table-cell office:value-type="float" office:value="99.0063462481866">
            <text:p>99.0063462482</text:p>
          </table:table-cell>
          <table:table-cell office:value-type="float" office:value="99.0061936601231">
            <text:p>99.0061936601</text:p>
          </table:table-cell>
          <table:table-cell table:number-columns-repeated="2" office:value-type="string">
            <text:p><text:s/>9 ♋ 00' 22"</text:p>
          </table:table-cell>
          <table:table-cell office:value-type="float" office:value="1.22390597559374">
            <text:p>1.2239059756</text:p>
          </table:table-cell>
          <table:table-cell office:value-type="float" office:value="0.125251026983832">
            <text:p>0.125251027</text:p>
          </table:table-cell>
          <table:table-cell office:value-type="float" office:value="76.3253386736091">
            <text:p>76.3253386736</text:p>
          </table:table-cell>
          <table:table-cell office:value-type="float" office:value="76.3251860855455">
            <text:p>76.3251860855</text:p>
          </table:table-cell>
          <table:table-cell office:value-type="string">
            <text:p>16 ♊ 19' 31"</text:p>
          </table:table-cell>
          <table:table-cell office:value-type="string">
            <text:p>16 ♊ 19' 30"</text:p>
          </table:table-cell>
          <table:table-cell office:value-type="float" office:value="1.22386242491139">
            <text:p>1.2238624249</text:p>
          </table:table-cell>
          <table:table-cell office:value-type="float" office:value="0.125207500097218">
            <text:p>0.1252075001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0702.65633102">
            <text:p>2420702.65633102</text:p>
          </table:table-cell>
          <table:table-cell office:value-type="string">
            <text:p>1915-07-23 22:45:07.031250 EST-0500</text:p>
          </table:table-cell>
          <table:table-cell office:value-type="float" office:value="0">
            <text:p>0</text:p>
          </table:table-cell>
          <table:table-cell office:value-type="float" office:value="120.177157534236">
            <text:p>120.1771575342</text:p>
          </table:table-cell>
          <table:table-cell office:value-type="float" office:value="120.177040674189">
            <text:p>120.1770406742</text:p>
          </table:table-cell>
          <table:table-cell table:number-columns-repeated="2" office:value-type="string">
            <text:p><text:s/>0 ♌ 10' 37"</text:p>
          </table:table-cell>
          <table:table-cell office:value-type="float" office:value="0.954701049017864">
            <text:p>0.954701049</text:p>
          </table:table-cell>
          <table:table-cell office:value-type="float" office:value="0.0371521586975251">
            <text:p>0.0371521587</text:p>
          </table:table-cell>
          <table:table-cell office:value-type="float" office:value="97.4960222852576">
            <text:p>97.4960222853</text:p>
          </table:table-cell>
          <table:table-cell office:value-type="float" office:value="97.4959054252102">
            <text:p>97.4959054252</text:p>
          </table:table-cell>
          <table:table-cell table:number-columns-repeated="2" office:value-type="string">
            <text:p><text:s/>7 ♋ 29' 45"</text:p>
          </table:table-cell>
          <table:table-cell office:value-type="float" office:value="0.954647267430416">
            <text:p>0.9546472674</text:p>
          </table:table-cell>
          <table:table-cell office:value-type="float" office:value="0.0370983866796061">
            <text:p>0.0370983867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0714.08771991">
            <text:p>2420714.08771991</text:p>
          </table:table-cell>
          <table:table-cell office:value-type="string">
            <text:p>1915-08-04 09:06:19.687500 EST-0500</text:p>
          </table:table-cell>
          <table:table-cell office:value-type="float" office:value="0">
            <text:p>0</text:p>
          </table:table-cell>
          <table:table-cell office:value-type="float" office:value="120.438366072076">
            <text:p>120.4383660721</text:p>
          </table:table-cell>
          <table:table-cell office:value-type="float" office:value="120.43824818368">
            <text:p>120.4382481837</text:p>
          </table:table-cell>
          <table:table-cell office:value-type="string">
            <text:p><text:s/>0 ♌ 26' 18"</text:p>
          </table:table-cell>
          <table:table-cell office:value-type="string">
            <text:p><text:s/>0 ♌ 26' 17"</text:p>
          </table:table-cell>
          <table:table-cell office:value-type="float" office:value="1.99391290280651">
            <text:p>1.9939129028</text:p>
          </table:table-cell>
          <table:table-cell office:value-type="float" office:value="1.22956556625942">
            <text:p>1.2295655663</text:p>
          </table:table-cell>
          <table:table-cell office:value-type="float" office:value="97.7567721193096">
            <text:p>97.7567721193</text:p>
          </table:table-cell>
          <table:table-cell office:value-type="float" office:value="97.7566542309143">
            <text:p>97.7566542309</text:p>
          </table:table-cell>
          <table:table-cell office:value-type="string">
            <text:p><text:s/>7 ♋ 45' 24"</text:p>
          </table:table-cell>
          <table:table-cell office:value-type="string">
            <text:p><text:s/>7 ♋ 45' 23"</text:p>
          </table:table-cell>
          <table:table-cell office:value-type="float" office:value="1.9938970440305">
            <text:p>1.993897044</text:p>
          </table:table-cell>
          <table:table-cell office:value-type="float" office:value="1.2295496907988">
            <text:p>1.2295496908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0714.17">
            <text:p>2420714.17</text:p>
          </table:table-cell>
          <table:table-cell office:value-type="string">
            <text:p>1915-08-04 11:04:48.281250 EST-0500</text:p>
          </table:table-cell>
          <table:table-cell office:value-type="float" office:value="0">
            <text:p>0</text:p>
          </table:table-cell>
          <table:table-cell office:value-type="float" office:value="120.602521035674">
            <text:p>120.6025210357</text:p>
          </table:table-cell>
          <table:table-cell office:value-type="float" office:value="120.602275006275">
            <text:p>120.6022750063</text:p>
          </table:table-cell>
          <table:table-cell office:value-type="string">
            <text:p><text:s/>0 ♌ 36' 09"</text:p>
          </table:table-cell>
          <table:table-cell office:value-type="string">
            <text:p><text:s/>0 ♌ 36' 08"</text:p>
          </table:table-cell>
          <table:table-cell office:value-type="float" office:value="1.99623025803244">
            <text:p>1.996230258</text:p>
          </table:table-cell>
          <table:table-cell office:value-type="float" office:value="0.0366156768786603">
            <text:p>0.0366156769</text:p>
          </table:table-cell>
          <table:table-cell office:value-type="float" office:value="97.9209225973402">
            <text:p>97.9209225973</text:p>
          </table:table-cell>
          <table:table-cell office:value-type="float" office:value="97.9206765679416">
            <text:p>97.9206765679</text:p>
          </table:table-cell>
          <table:table-cell office:value-type="string">
            <text:p><text:s/>7 ♋ 55' 15"</text:p>
          </table:table-cell>
          <table:table-cell office:value-type="string">
            <text:p><text:s/>7 ♋ 55' 14"</text:p>
          </table:table-cell>
          <table:table-cell office:value-type="float" office:value="1.99621366039542">
            <text:p>1.9962136604</text:p>
          </table:table-cell>
          <table:table-cell office:value-type="float" office:value="0.0365990079189575">
            <text:p>0.0365990079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0714.22273148">
            <text:p>2420714.22273148</text:p>
          </table:table-cell>
          <table:table-cell office:value-type="string">
            <text:p>1915-08-04 12:20:44.531250 EST-0500</text:p>
          </table:table-cell>
          <table:table-cell office:value-type="float" office:value="0">
            <text:p>0</text:p>
          </table:table-cell>
          <table:table-cell office:value-type="float" office:value="120.604258126793">
            <text:p>120.6042581268</text:p>
          </table:table-cell>
          <table:table-cell office:value-type="float" office:value="120.604205694409">
            <text:p>120.6042056944</text:p>
          </table:table-cell>
          <table:table-cell table:number-columns-repeated="2" office:value-type="string">
            <text:p><text:s/>0 ♌ 36' 15"</text:p>
          </table:table-cell>
          <table:table-cell office:value-type="float" office:value="1.22962998871652">
            <text:p>1.2296299887</text:p>
          </table:table-cell>
          <table:table-cell office:value-type="float" office:value="0.0366115079349964">
            <text:p>0.0366115079</text:p>
          </table:table-cell>
          <table:table-cell office:value-type="float" office:value="97.9226567821472">
            <text:p>97.9226567821</text:p>
          </table:table-cell>
          <table:table-cell office:value-type="float" office:value="97.9226043497631">
            <text:p>97.9226043498</text:p>
          </table:table-cell>
          <table:table-cell table:number-columns-repeated="2" office:value-type="string">
            <text:p><text:s/>7 ♋ 55' 21"</text:p>
          </table:table-cell>
          <table:table-cell office:value-type="float" office:value="1.22961291023835">
            <text:p>1.2296129102</text:p>
          </table:table-cell>
          <table:table-cell office:value-type="float" office:value="0.036594376152977">
            <text:p>0.036594376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0723.90486111">
            <text:p>2420723.90486111</text:p>
          </table:table-cell>
          <table:table-cell office:value-type="string">
            <text:p>1915-08-14 04:43:00.468750 EST-0500</text:p>
          </table:table-cell>
          <table:table-cell office:value-type="float" office:value="0">
            <text:p>0</text:p>
          </table:table-cell>
          <table:table-cell office:value-type="float" office:value="140.52222435199">
            <text:p>140.522224352</text:p>
          </table:table-cell>
          <table:table-cell office:value-type="float" office:value="140.522031193523">
            <text:p>140.5220311935</text:p>
          </table:table-cell>
          <table:table-cell office:value-type="string">
            <text:p>20 ♌ 31' 20"</text:p>
          </table:table-cell>
          <table:table-cell office:value-type="string">
            <text:p>20 ♌ 31' 19"</text:p>
          </table:table-cell>
          <table:table-cell office:value-type="float" office:value="2.02537240897223">
            <text:p>2.025372409</text:p>
          </table:table-cell>
          <table:table-cell office:value-type="float" office:value="0.960773506256804">
            <text:p>0.9607735063</text:p>
          </table:table-cell>
          <table:table-cell office:value-type="float" office:value="117.840214859972">
            <text:p>117.84021486</text:p>
          </table:table-cell>
          <table:table-cell office:value-type="float" office:value="117.840021701505">
            <text:p>117.8400217015</text:p>
          </table:table-cell>
          <table:table-cell table:number-columns-repeated="2" office:value-type="string">
            <text:p>27 ♋ 50' 24"</text:p>
          </table:table-cell>
          <table:table-cell office:value-type="float" office:value="2.02540479257298">
            <text:p>2.0254047926</text:p>
          </table:table-cell>
          <table:table-cell office:value-type="float" office:value="0.960805893757803">
            <text:p>0.9608058938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20733.52107639">
            <text:p>2420733.52107639</text:p>
          </table:table-cell>
          <table:table-cell office:value-type="string">
            <text:p>1915-08-23 19:30:21.093750 EST-0500</text:p>
          </table:table-cell>
          <table:table-cell office:value-type="float" office:value="0">
            <text:p>0</text:p>
          </table:table-cell>
          <table:table-cell office:value-type="float" office:value="93.0047979775813">
            <text:p>93.0047979776</text:p>
          </table:table-cell>
          <table:table-cell office:value-type="float" office:value="93.0047135007084">
            <text:p>93.0047135007</text:p>
          </table:table-cell>
          <table:table-cell office:value-type="string">
            <text:p><text:s/>3 ♋ 00' 17"</text:p>
          </table:table-cell>
          <table:table-cell office:value-type="string">
            <text:p><text:s/>3 ♋ 00' 16"</text:p>
          </table:table-cell>
          <table:table-cell office:value-type="float" office:value="0.642648362647427">
            <text:p>0.6426483626</text:p>
          </table:table-cell>
          <table:table-cell office:value-type="float" office:value="0.0146362437026862">
            <text:p>0.0146362437</text:p>
          </table:table-cell>
          <table:table-cell office:value-type="float" office:value="70.3223134553401">
            <text:p>70.3223134553</text:p>
          </table:table-cell>
          <table:table-cell office:value-type="float" office:value="70.3222289784671">
            <text:p>70.3222289785</text:p>
          </table:table-cell>
          <table:table-cell table:number-columns-repeated="2" office:value-type="string">
            <text:p>10 ♊ 19' 20"</text:p>
          </table:table-cell>
          <table:table-cell office:value-type="float" office:value="0.642656581102679">
            <text:p>0.6426565811</text:p>
          </table:table-cell>
          <table:table-cell office:value-type="float" office:value="0.0146445543920573">
            <text:p>0.0146445544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20751.6887963">
            <text:p>2420751.6887963</text:p>
          </table:table-cell>
          <table:table-cell office:value-type="string">
            <text:p>1915-09-10 23:31:52.500000 EST-0500</text:p>
          </table:table-cell>
          <table:table-cell office:value-type="float" office:value="0">
            <text:p>0</text:p>
          </table:table-cell>
          <table:table-cell office:value-type="float" office:value="104.413288611756">
            <text:p>104.4132886118</text:p>
          </table:table-cell>
          <table:table-cell office:value-type="float" office:value="104.413217389558">
            <text:p>104.4132173896</text:p>
          </table:table-cell>
          <table:table-cell table:number-columns-repeated="2" office:value-type="string">
            <text:p>14 ♋ 24' 47"</text:p>
          </table:table-cell>
          <table:table-cell office:value-type="float" office:value="0.6120101776355">
            <text:p>0.6120101776</text:p>
          </table:table-cell>
          <table:table-cell office:value-type="float" office:value="0.0813114279876935">
            <text:p>0.081311428</text:p>
          </table:table-cell>
          <table:table-cell office:value-type="float" office:value="81.7303538197191">
            <text:p>81.7303538197</text:p>
          </table:table-cell>
          <table:table-cell office:value-type="float" office:value="81.7302825975217">
            <text:p>81.7302825975</text:p>
          </table:table-cell>
          <table:table-cell table:number-columns-repeated="2" office:value-type="string">
            <text:p>21 ♊ 43' 49"</text:p>
          </table:table-cell>
          <table:table-cell office:value-type="float" office:value="0.612048649314457">
            <text:p>0.6120486493</text:p>
          </table:table-cell>
          <table:table-cell office:value-type="float" office:value="0.0813498675197751">
            <text:p>0.0813498675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0753.23835648">
            <text:p>2420753.23835648</text:p>
          </table:table-cell>
          <table:table-cell office:value-type="string">
            <text:p>1915-09-12 12:43:14.531250 EST-0500</text:p>
          </table:table-cell>
          <table:table-cell office:value-type="float" office:value="0">
            <text:p>0</text:p>
          </table:table-cell>
          <table:table-cell office:value-type="float" office:value="168.873520273659">
            <text:p>168.8735202737</text:p>
          </table:table-cell>
          <table:table-cell office:value-type="float" office:value="168.873466783488">
            <text:p>168.8734667835</text:p>
          </table:table-cell>
          <table:table-cell table:number-columns-repeated="2" office:value-type="string">
            <text:p>18 ♍ 52' 24"</text:p>
          </table:table-cell>
          <table:table-cell office:value-type="float" office:value="1.24372707499371">
            <text:p>1.243727075</text:p>
          </table:table-cell>
          <table:table-cell office:value-type="float" office:value="0.973625682031361">
            <text:p>0.973625682</text:p>
          </table:table-cell>
          <table:table-cell office:value-type="float" office:value="146.190572496922">
            <text:p>146.1905724969</text:p>
          </table:table-cell>
          <table:table-cell office:value-type="float" office:value="146.190519006751">
            <text:p>146.1905190068</text:p>
          </table:table-cell>
          <table:table-cell office:value-type="string">
            <text:p>26 ♌ 11' 26"</text:p>
          </table:table-cell>
          <table:table-cell office:value-type="string">
            <text:p>26 ♌ 11' 25"</text:p>
          </table:table-cell>
          <table:table-cell office:value-type="float" office:value="1.24374608167306">
            <text:p>1.2437460817</text:p>
          </table:table-cell>
          <table:table-cell office:value-type="float" office:value="0.97364432313865">
            <text:p>0.9736443231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20782.93684028">
            <text:p>2420782.93684028</text:p>
          </table:table-cell>
          <table:table-cell office:value-type="string">
            <text:p>1915-10-12 05:29:03.750000 EST-0500</text:p>
          </table:table-cell>
          <table:table-cell office:value-type="float" office:value="0">
            <text:p>0</text:p>
          </table:table-cell>
          <table:table-cell office:value-type="float" office:value="122.506253265861">
            <text:p>122.5062532659</text:p>
          </table:table-cell>
          <table:table-cell office:value-type="float" office:value="122.506216805261">
            <text:p>122.5062168053</text:p>
          </table:table-cell>
          <table:table-cell table:number-columns-repeated="2" office:value-type="string">
            <text:p><text:s/>2 ♌ 30' 22"</text:p>
          </table:table-cell>
          <table:table-cell office:value-type="float" office:value="0.540910075808313">
            <text:p>0.5409100758</text:p>
          </table:table-cell>
          <table:table-cell office:value-type="float" office:value="0.013647657840943">
            <text:p>0.0136476578</text:p>
          </table:table-cell>
          <table:table-cell office:value-type="float" office:value="99.8224024969626">
            <text:p>99.822402497</text:p>
          </table:table-cell>
          <table:table-cell office:value-type="float" office:value="99.8223660363629">
            <text:p>99.8223660364</text:p>
          </table:table-cell>
          <table:table-cell table:number-columns-repeated="2" office:value-type="string">
            <text:p><text:s/>9 ♋ 49' 20"</text:p>
          </table:table-cell>
          <table:table-cell office:value-type="float" office:value="0.540883559284668">
            <text:p>0.5408835593</text:p>
          </table:table-cell>
          <table:table-cell office:value-type="float" office:value="0.0136209214291577">
            <text:p>0.0136209214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0788.76252315">
            <text:p>2420788.76252315</text:p>
          </table:table-cell>
          <table:table-cell office:value-type="string">
            <text:p>1915-10-18 01:18:02.812500 EST-0500</text:p>
          </table:table-cell>
          <table:table-cell office:value-type="float" office:value="0">
            <text:p>0</text:p>
          </table:table-cell>
          <table:table-cell office:value-type="float" office:value="213.165044387813">
            <text:p>213.1650443878</text:p>
          </table:table-cell>
          <table:table-cell office:value-type="float" office:value="213.165311343939">
            <text:p>213.1653113439</text:p>
          </table:table-cell>
          <table:table-cell office:value-type="string">
            <text:p><text:s/>3 ♏ 09' 54"</text:p>
          </table:table-cell>
          <table:table-cell office:value-type="string">
            <text:p><text:s/>3 ♏ 09' 55"</text:p>
          </table:table-cell>
          <table:table-cell office:value-type="float" office:value="-1.0073886033624">
            <text:p>-1.0073886034</text:p>
          </table:table-cell>
          <table:table-cell office:value-type="float" office:value="1.24873608908381">
            <text:p>1.2487360891</text:p>
          </table:table-cell>
          <table:table-cell office:value-type="float" office:value="190.480874325408">
            <text:p>190.4808743254</text:p>
          </table:table-cell>
          <table:table-cell office:value-type="float" office:value="190.481141281534">
            <text:p>190.4811412815</text:p>
          </table:table-cell>
          <table:table-cell office:value-type="string">
            <text:p>10 ♎ 28' 51"</text:p>
          </table:table-cell>
          <table:table-cell office:value-type="string">
            <text:p>10 ♎ 28' 52"</text:p>
          </table:table-cell>
          <table:table-cell office:value-type="float" office:value="-1.00736624312741">
            <text:p>-1.0073662431</text:p>
          </table:table-cell>
          <table:table-cell office:value-type="float" office:value="1.24875813586121">
            <text:p>1.248758135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0793.07893518">
            <text:p>2420793.07893518</text:p>
          </table:table-cell>
          <table:table-cell office:value-type="string">
            <text:p>1915-10-22 08:53:40.312500 EST-0500</text:p>
          </table:table-cell>
          <table:table-cell office:value-type="float" office:value="0">
            <text:p>0</text:p>
          </table:table-cell>
          <table:table-cell office:value-type="float" office:value="208.086291164583">
            <text:p>208.0862911646</text:p>
          </table:table-cell>
          <table:table-cell office:value-type="float" office:value="208.086436268255">
            <text:p>208.0864362683</text:p>
          </table:table-cell>
          <table:table-cell office:value-type="string">
            <text:p>28 ♎ 05' 10"</text:p>
          </table:table-cell>
          <table:table-cell office:value-type="string">
            <text:p>28 ♎ 05' 11"</text:p>
          </table:table-cell>
          <table:table-cell office:value-type="float" office:value="-1.25272402978899">
            <text:p>-1.2527240298</text:p>
          </table:table-cell>
          <table:table-cell office:value-type="float" office:value="0.995063743126905">
            <text:p>0.9950637431</text:p>
          </table:table-cell>
          <table:table-cell office:value-type="float" office:value="185.402097269035">
            <text:p>185.402097269</text:p>
          </table:table-cell>
          <table:table-cell office:value-type="float" office:value="185.402242372707">
            <text:p>185.4022423727</text:p>
          </table:table-cell>
          <table:table-cell office:value-type="string">
            <text:p><text:s/>5 ♎ 24' 07"</text:p>
          </table:table-cell>
          <table:table-cell office:value-type="string">
            <text:p><text:s/>5 ♎ 24' 08"</text:p>
          </table:table-cell>
          <table:table-cell office:value-type="float" office:value="-1.25269925922776">
            <text:p>-1.2526992592</text:p>
          </table:table-cell>
          <table:table-cell office:value-type="float" office:value="0.995088802497897">
            <text:p>0.995088802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0847.51326389">
            <text:p>2420847.51326389</text:p>
          </table:table-cell>
          <table:table-cell office:value-type="string">
            <text:p>1915-12-15 19:19:06.093750 EST-0500</text:p>
          </table:table-cell>
          <table:table-cell office:value-type="float" office:value="0">
            <text:p>0</text:p>
          </table:table-cell>
          <table:table-cell office:value-type="float" office:value="262.967901606312">
            <text:p>262.9679016063</text:p>
          </table:table-cell>
          <table:table-cell office:value-type="float" office:value="262.967897050398">
            <text:p>262.9678970504</text:p>
          </table:table-cell>
          <table:table-cell table:number-columns-repeated="2" office:value-type="string">
            <text:p>22 ♐ 58' 04"</text:p>
          </table:table-cell>
          <table:table-cell office:value-type="float" office:value="1.5761062406202">
            <text:p>1.5761062406</text:p>
          </table:table-cell>
          <table:table-cell office:value-type="float" office:value="1.01740348209061">
            <text:p>1.0174034821</text:p>
          </table:table-cell>
          <table:table-cell office:value-type="float" office:value="240.281212824907">
            <text:p>240.2812128249</text:p>
          </table:table-cell>
          <table:table-cell office:value-type="float" office:value="240.281208268993">
            <text:p>240.281208269</text:p>
          </table:table-cell>
          <table:table-cell table:number-columns-repeated="2" office:value-type="string">
            <text:p><text:s/>0 ♐ 16' 52"</text:p>
          </table:table-cell>
          <table:table-cell office:value-type="float" office:value="1.57611142874093">
            <text:p>1.5761114287</text:p>
          </table:table-cell>
          <table:table-cell office:value-type="float" office:value="1.01740870763198">
            <text:p>1.0174087076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0869.62288194">
            <text:p>2420869.62288194</text:p>
          </table:table-cell>
          <table:table-cell office:value-type="string">
            <text:p>1916-01-06 21:56:57.187500 EST-0500</text:p>
          </table:table-cell>
          <table:table-cell office:value-type="float" office:value="0">
            <text:p>0</text:p>
          </table:table-cell>
          <table:table-cell office:value-type="float" office:value="314.009939826591">
            <text:p>314.0099398266</text:p>
          </table:table-cell>
          <table:table-cell office:value-type="float" office:value="314.009922065225">
            <text:p>314.0099220652</text:p>
          </table:table-cell>
          <table:table-cell table:number-columns-repeated="2" office:value-type="string">
            <text:p>14 ♒ 00' 35"</text:p>
          </table:table-cell>
          <table:table-cell office:value-type="float" office:value="1.2395158112706">
            <text:p>1.2395158113</text:p>
          </table:table-cell>
          <table:table-cell office:value-type="float" office:value="0.0528525201191641">
            <text:p>0.0528525201</text:p>
          </table:table-cell>
          <table:table-cell office:value-type="float" office:value="291.321922049025">
            <text:p>291.321922049</text:p>
          </table:table-cell>
          <table:table-cell office:value-type="float" office:value="291.321904287659">
            <text:p>291.3219042877</text:p>
          </table:table-cell>
          <table:table-cell table:number-columns-repeated="2" office:value-type="string">
            <text:p>21 ♑ 19' 18"</text:p>
          </table:table-cell>
          <table:table-cell office:value-type="float" office:value="1.23949596354264">
            <text:p>1.2394959635</text:p>
          </table:table-cell>
          <table:table-cell office:value-type="float" office:value="0.0528329055287319">
            <text:p>0.0528329055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0880.28864583">
            <text:p>2420880.28864583</text:p>
          </table:table-cell>
          <table:table-cell office:value-type="string">
            <text:p>1916-01-17 13:55:39.843750 EST-0500</text:p>
          </table:table-cell>
          <table:table-cell office:value-type="float" office:value="0">
            <text:p>0</text:p>
          </table:table-cell>
          <table:table-cell office:value-type="float" office:value="314.591567799139">
            <text:p>314.5915677991</text:p>
          </table:table-cell>
          <table:table-cell office:value-type="float" office:value="314.591421189603">
            <text:p>314.5914211896</text:p>
          </table:table-cell>
          <table:table-cell table:number-columns-repeated="2" office:value-type="string">
            <text:p>14 ♒ 35' 29"</text:p>
          </table:table-cell>
          <table:table-cell office:value-type="float" office:value="1.28779241131585">
            <text:p>1.2877924113</text:p>
          </table:table-cell>
          <table:table-cell office:value-type="float" office:value="0.0560002902469145">
            <text:p>0.0560002902</text:p>
          </table:table-cell>
          <table:table-cell office:value-type="float" office:value="291.90308825706">
            <text:p>291.9030882571</text:p>
          </table:table-cell>
          <table:table-cell office:value-type="float" office:value="291.902941647524">
            <text:p>291.9029416475</text:p>
          </table:table-cell>
          <table:table-cell office:value-type="string">
            <text:p>21 ♑ 54' 11"</text:p>
          </table:table-cell>
          <table:table-cell office:value-type="string">
            <text:p>21 ♑ 54' 10"</text:p>
          </table:table-cell>
          <table:table-cell office:value-type="float" office:value="1.28775796885702">
            <text:p>1.2877579689</text:p>
          </table:table-cell>
          <table:table-cell office:value-type="float" office:value="0.055965859055454">
            <text:p>0.0559658591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0898.48859954">
            <text:p>2420898.48859954</text:p>
          </table:table-cell>
          <table:table-cell office:value-type="string">
            <text:p>1916-02-04 18:43:35.625000 EST-0500</text:p>
          </table:table-cell>
          <table:table-cell office:value-type="float" office:value="0">
            <text:p>0</text:p>
          </table:table-cell>
          <table:table-cell office:value-type="float" office:value="315.636380692185">
            <text:p>315.6363806922</text:p>
          </table:table-cell>
          <table:table-cell office:value-type="float" office:value="315.63662188534">
            <text:p>315.6366218853</text:p>
          </table:table-cell>
          <table:table-cell office:value-type="string">
            <text:p>15 ♒ 38' 10"</text:p>
          </table:table-cell>
          <table:table-cell office:value-type="string">
            <text:p>15 ♒ 38' 11"</text:p>
          </table:table-cell>
          <table:table-cell office:value-type="float" office:value="-1.20083117477929">
            <text:p>-1.2008311748</text:p>
          </table:table-cell>
          <table:table-cell office:value-type="float" office:value="0.0581819261935488">
            <text:p>0.0581819262</text:p>
          </table:table-cell>
          <table:table-cell office:value-type="float" office:value="292.946997067961">
            <text:p>292.946997068</text:p>
          </table:table-cell>
          <table:table-cell office:value-type="float" office:value="292.947238261115">
            <text:p>292.9472382611</text:p>
          </table:table-cell>
          <table:table-cell office:value-type="string">
            <text:p>22 ♑ 56' 49"</text:p>
          </table:table-cell>
          <table:table-cell office:value-type="string">
            <text:p>22 ♑ 56' 50"</text:p>
          </table:table-cell>
          <table:table-cell office:value-type="float" office:value="-1.20081278758447">
            <text:p>-1.2008127876</text:p>
          </table:table-cell>
          <table:table-cell office:value-type="float" office:value="0.0581995037411486">
            <text:p>0.058199503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0898.83967593">
            <text:p>2420898.83967593</text:p>
          </table:table-cell>
          <table:table-cell office:value-type="string">
            <text:p>1916-02-05 03:09:08.437500 EST-0500</text:p>
          </table:table-cell>
          <table:table-cell office:value-type="float" office:value="0">
            <text:p>0</text:p>
          </table:table-cell>
          <table:table-cell office:value-type="float" office:value="315.213205354822">
            <text:p>315.2132053548</text:p>
          </table:table-cell>
          <table:table-cell office:value-type="float" office:value="315.21364837866">
            <text:p>315.2136483787</text:p>
          </table:table-cell>
          <table:table-cell office:value-type="string">
            <text:p>15 ♒ 12' 47"</text:p>
          </table:table-cell>
          <table:table-cell office:value-type="string">
            <text:p>15 ♒ 12' 49"</text:p>
          </table:table-cell>
          <table:table-cell office:value-type="float" office:value="-1.20918898508415">
            <text:p>-1.2091889851</text:p>
          </table:table-cell>
          <table:table-cell office:value-type="float" office:value="1.01411324104816">
            <text:p>1.014113241</text:p>
          </table:table-cell>
          <table:table-cell office:value-type="float" office:value="292.523815373206">
            <text:p>292.5238153732</text:p>
          </table:table-cell>
          <table:table-cell office:value-type="float" office:value="292.524258397044">
            <text:p>292.524258397</text:p>
          </table:table-cell>
          <table:table-cell office:value-type="string">
            <text:p>22 ♑ 31' 25"</text:p>
          </table:table-cell>
          <table:table-cell office:value-type="string">
            <text:p>22 ♑ 31' 27"</text:p>
          </table:table-cell>
          <table:table-cell office:value-type="float" office:value="-1.20916602794708">
            <text:p>-1.2091660279</text:p>
          </table:table-cell>
          <table:table-cell office:value-type="float" office:value="1.01413561375289">
            <text:p>1.0141356138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0899.30378472">
            <text:p>2420899.30378472</text:p>
          </table:table-cell>
          <table:table-cell office:value-type="string">
            <text:p>1916-02-05 14:17:27.656250 EST-0500</text:p>
          </table:table-cell>
          <table:table-cell office:value-type="float" office:value="0">
            <text:p>0</text:p>
          </table:table-cell>
          <table:table-cell office:value-type="float" office:value="315.684266685327">
            <text:p>315.6842666853</text:p>
          </table:table-cell>
          <table:table-cell office:value-type="float" office:value="315.684047846677">
            <text:p>315.6840478467</text:p>
          </table:table-cell>
          <table:table-cell office:value-type="string">
            <text:p>15 ♒ 41' 03"</text:p>
          </table:table-cell>
          <table:table-cell office:value-type="string">
            <text:p>15 ♒ 41' 02"</text:p>
          </table:table-cell>
          <table:table-cell office:value-type="float" office:value="1.0139377645452">
            <text:p>1.0139377645</text:p>
          </table:table-cell>
          <table:table-cell office:value-type="float" office:value="0.058174026419044">
            <text:p>0.0581740264</text:p>
          </table:table-cell>
          <table:table-cell office:value-type="float" office:value="292.994870476168">
            <text:p>292.9948704762</text:p>
          </table:table-cell>
          <table:table-cell office:value-type="float" office:value="292.994651637517">
            <text:p>292.9946516375</text:p>
          </table:table-cell>
          <table:table-cell office:value-type="string">
            <text:p>22 ♑ 59' 41"</text:p>
          </table:table-cell>
          <table:table-cell office:value-type="string">
            <text:p>22 ♑ 59' 40"</text:p>
          </table:table-cell>
          <table:table-cell office:value-type="float" office:value="1.01396470130248">
            <text:p>1.0139647013</text:p>
          </table:table-cell>
          <table:table-cell office:value-type="float" office:value="0.0582008831940393">
            <text:p>0.0582008832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0907.43513889">
            <text:p>2420907.43513889</text:p>
          </table:table-cell>
          <table:table-cell office:value-type="string">
            <text:p>1916-02-13 17:26:36.093750 EST-0500</text:p>
          </table:table-cell>
          <table:table-cell office:value-type="float" office:value="0">
            <text:p>0</text:p>
          </table:table-cell>
          <table:table-cell office:value-type="float" office:value="0.362914680505111">
            <text:p>0.3629146805</text:p>
          </table:table-cell>
          <table:table-cell office:value-type="float" office:value="0.362746389781437">
            <text:p>0.3627463898</text:p>
          </table:table-cell>
          <table:table-cell office:value-type="string">
            <text:p><text:s/>0 ♈ 21' 46"</text:p>
          </table:table-cell>
          <table:table-cell office:value-type="string">
            <text:p><text:s/>0 ♈ 21' 45"</text:p>
          </table:table-cell>
          <table:table-cell office:value-type="float" office:value="1.20710224142552">
            <text:p>1.2071022414</text:p>
          </table:table-cell>
          <table:table-cell office:value-type="float" office:value="0.218237874655127">
            <text:p>0.2182378747</text:p>
          </table:table-cell>
          <table:table-cell office:value-type="float" office:value="337.673248356614">
            <text:p>337.6732483566</text:p>
          </table:table-cell>
          <table:table-cell office:value-type="float" office:value="337.673080065891">
            <text:p>337.6730800659</text:p>
          </table:table-cell>
          <table:table-cell table:number-columns-repeated="2" office:value-type="string">
            <text:p><text:s/>7 ♓ 40' 23"</text:p>
          </table:table-cell>
          <table:table-cell office:value-type="float" office:value="1.20707958221663">
            <text:p>1.2070795822</text:p>
          </table:table-cell>
          <table:table-cell office:value-type="float" office:value="0.218215186395349">
            <text:p>0.2182151864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0927.58186343">
            <text:p>2420927.58186343</text:p>
          </table:table-cell>
          <table:table-cell office:value-type="string">
            <text:p>1916-03-04 20:57:53.437500 EST-0500</text:p>
          </table:table-cell>
          <table:table-cell office:value-type="float" office:value="0">
            <text:p>0</text:p>
          </table:table-cell>
          <table:table-cell office:value-type="float" office:value="317.283106219425">
            <text:p>317.2831062194</text:p>
          </table:table-cell>
          <table:table-cell office:value-type="float" office:value="317.282904603158">
            <text:p>317.2829046032</text:p>
          </table:table-cell>
          <table:table-cell office:value-type="string">
            <text:p>17 ♒ 16' 59"</text:p>
          </table:table-cell>
          <table:table-cell office:value-type="string">
            <text:p>17 ♒ 16' 58"</text:p>
          </table:table-cell>
          <table:table-cell office:value-type="float" office:value="1.12894593185405">
            <text:p>1.1289459319</text:p>
          </table:table-cell>
          <table:table-cell office:value-type="float" office:value="0.0532987582387055">
            <text:p>0.0532987582</text:p>
          </table:table-cell>
          <table:table-cell office:value-type="float" office:value="294.592746208183">
            <text:p>294.5927462082</text:p>
          </table:table-cell>
          <table:table-cell office:value-type="float" office:value="294.592544591916">
            <text:p>294.5925445919</text:p>
          </table:table-cell>
          <table:table-cell table:number-columns-repeated="2" office:value-type="string">
            <text:p>24 ♑ 35' 33"</text:p>
          </table:table-cell>
          <table:table-cell office:value-type="float" office:value="1.12898684297396">
            <text:p>1.128986843</text:p>
          </table:table-cell>
          <table:table-cell office:value-type="float" office:value="0.053339670727772">
            <text:p>0.0533396707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0955.09944444">
            <text:p>2420955.09944444</text:p>
          </table:table-cell>
          <table:table-cell office:value-type="string">
            <text:p>1916-04-01 09:23:12.187500 EST-0500</text:p>
          </table:table-cell>
          <table:table-cell office:value-type="float" office:value="0">
            <text:p>0</text:p>
          </table:table-cell>
          <table:table-cell office:value-type="float" office:value="11.5328790221022">
            <text:p>11.5328790221</text:p>
          </table:table-cell>
          <table:table-cell office:value-type="float" office:value="11.5327643607263">
            <text:p>11.5327643607</text:p>
          </table:table-cell>
          <table:table-cell office:value-type="string">
            <text:p>11 ♈ 31' 58"</text:p>
          </table:table-cell>
          <table:table-cell office:value-type="string">
            <text:p>11 ♈ 31' 57"</text:p>
          </table:table-cell>
          <table:table-cell office:value-type="float" office:value="0.986453059918317">
            <text:p>0.9864530599</text:p>
          </table:table-cell>
          <table:table-cell office:value-type="float" office:value="0.241928974994554">
            <text:p>0.241928975</text:p>
          </table:table-cell>
          <table:table-cell office:value-type="float" office:value="348.841734389912">
            <text:p>348.8417343899</text:p>
          </table:table-cell>
          <table:table-cell office:value-type="float" office:value="348.841619728536">
            <text:p>348.8416197285</text:p>
          </table:table-cell>
          <table:table-cell office:value-type="string">
            <text:p>18 ♓ 50' 30"</text:p>
          </table:table-cell>
          <table:table-cell office:value-type="string">
            <text:p>18 ♓ 50' 29"</text:p>
          </table:table-cell>
          <table:table-cell office:value-type="float" office:value="0.986494742956648">
            <text:p>0.986494743</text:p>
          </table:table-cell>
          <table:table-cell office:value-type="float" office:value="0.241970756174722">
            <text:p>0.2419707562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0962.95222222">
            <text:p>2420962.95222222</text:p>
          </table:table-cell>
          <table:table-cell office:value-type="string">
            <text:p>1916-04-09 05:51:12.656250 EST-0500</text:p>
          </table:table-cell>
          <table:table-cell office:value-type="float" office:value="0">
            <text:p>0</text:p>
          </table:table-cell>
          <table:table-cell office:value-type="float" office:value="13.4307163612966">
            <text:p>13.4307163613</text:p>
          </table:table-cell>
          <table:table-cell office:value-type="float" office:value="13.4303810180713">
            <text:p>13.4303810181</text:p>
          </table:table-cell>
          <table:table-cell office:value-type="string">
            <text:p>13 ♈ 25' 50"</text:p>
          </table:table-cell>
          <table:table-cell office:value-type="string">
            <text:p>13 ♈ 25' 49"</text:p>
          </table:table-cell>
          <table:table-cell office:value-type="float" office:value="1.99891114197486">
            <text:p>1.998911142</text:p>
          </table:table-cell>
          <table:table-cell office:value-type="float" office:value="0.241126816441732">
            <text:p>0.2411268164</text:p>
          </table:table-cell>
          <table:table-cell office:value-type="float" office:value="350.739330118828">
            <text:p>350.7393301188</text:p>
          </table:table-cell>
          <table:table-cell office:value-type="float" office:value="350.738994775602">
            <text:p>350.7389947756</text:p>
          </table:table-cell>
          <table:table-cell office:value-type="string">
            <text:p>20 ♓ 44' 21"</text:p>
          </table:table-cell>
          <table:table-cell office:value-type="string">
            <text:p>20 ♓ 44' 20"</text:p>
          </table:table-cell>
          <table:table-cell office:value-type="float" office:value="1.99889677785929">
            <text:p>1.9988967779</text:p>
          </table:table-cell>
          <table:table-cell office:value-type="float" office:value="0.241112449326799">
            <text:p>0.241112449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0968.3877662">
            <text:p>2420968.3877662</text:p>
          </table:table-cell>
          <table:table-cell office:value-type="string">
            <text:p>1916-04-14 16:18:23.906250 EST-0500</text:p>
          </table:table-cell>
          <table:table-cell office:value-type="float" office:value="0">
            <text:p>0</text:p>
          </table:table-cell>
          <table:table-cell office:value-type="float" office:value="24.5886094494099">
            <text:p>24.5886094494</text:p>
          </table:table-cell>
          <table:table-cell office:value-type="float" office:value="24.5884788627285">
            <text:p>24.5884788627</text:p>
          </table:table-cell>
          <table:table-cell table:number-columns-repeated="2" office:value-type="string">
            <text:p>24 ♈ 35' 18"</text:p>
          </table:table-cell>
          <table:table-cell office:value-type="float" office:value="2.09847935001672">
            <text:p>2.09847935</text:p>
          </table:table-cell>
          <table:table-cell office:value-type="float" office:value="0.978340379723742">
            <text:p>0.9783403797</text:p>
          </table:table-cell>
          <table:table-cell office:value-type="float" office:value="1.8970610759045">
            <text:p>1.8970610759</text:p>
          </table:table-cell>
          <table:table-cell office:value-type="float" office:value="1.89693048922308">
            <text:p>1.8969304892</text:p>
          </table:table-cell>
          <table:table-cell office:value-type="string">
            <text:p><text:s/>1 ♈ 53' 49"</text:p>
          </table:table-cell>
          <table:table-cell office:value-type="string">
            <text:p><text:s/>1 ♈ 53' 48"</text:p>
          </table:table-cell>
          <table:table-cell office:value-type="float" office:value="2.09851389600428">
            <text:p>2.098513896</text:p>
          </table:table-cell>
          <table:table-cell office:value-type="float" office:value="0.978374926808606">
            <text:p>0.9783749268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0991.40021991">
            <text:p>2420991.40021991</text:p>
          </table:table-cell>
          <table:table-cell office:value-type="string">
            <text:p>1916-05-07 16:36:19.687500 EST-0500</text:p>
          </table:table-cell>
          <table:table-cell office:value-type="float" office:value="0">
            <text:p>0</text:p>
          </table:table-cell>
          <table:table-cell office:value-type="float" office:value="91.7540008384052">
            <text:p>91.7540008384</text:p>
          </table:table-cell>
          <table:table-cell office:value-type="float" office:value="91.7539389713936">
            <text:p>91.7539389714</text:p>
          </table:table-cell>
          <table:table-cell table:number-columns-repeated="2" office:value-type="string">
            <text:p><text:s/>1 ♋ 45' 14"</text:p>
          </table:table-cell>
          <table:table-cell office:value-type="float" office:value="0.846025874179283">
            <text:p>0.8460258742</text:p>
          </table:table-cell>
          <table:table-cell office:value-type="float" office:value="0.0182129035865516">
            <text:p>0.0182129036</text:p>
          </table:table-cell>
          <table:table-cell office:value-type="float" office:value="69.0615821135284">
            <text:p>69.0615821135</text:p>
          </table:table-cell>
          <table:table-cell office:value-type="float" office:value="69.0615202465169">
            <text:p>69.0615202465</text:p>
          </table:table-cell>
          <table:table-cell table:number-columns-repeated="2" office:value-type="string">
            <text:p><text:s/>9 ♊ 03' 41"</text:p>
          </table:table-cell>
          <table:table-cell office:value-type="float" office:value="0.846008701464817">
            <text:p>0.8460087015</text:p>
          </table:table-cell>
          <table:table-cell office:value-type="float" office:value="0.0181957404315382">
            <text:p>0.0181957404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1008.60310185">
            <text:p>2421008.60310185</text:p>
          </table:table-cell>
          <table:table-cell office:value-type="string">
            <text:p>1916-05-24 21:28:28.593750 EST-0500</text:p>
          </table:table-cell>
          <table:table-cell office:value-type="float" office:value="0">
            <text:p>0</text:p>
          </table:table-cell>
          <table:table-cell office:value-type="float" office:value="104.119479048879">
            <text:p>104.1194790489</text:p>
          </table:table-cell>
          <table:table-cell office:value-type="float" office:value="104.119447472082">
            <text:p>104.1194474721</text:p>
          </table:table-cell>
          <table:table-cell table:number-columns-repeated="2" office:value-type="string">
            <text:p>14 ♋ 07' 10"</text:p>
          </table:table-cell>
          <table:table-cell office:value-type="float" office:value="0.561931651255204">
            <text:p>0.5619316513</text:p>
          </table:table-cell>
          <table:table-cell office:value-type="float" office:value="0.109207273850009">
            <text:p>0.1092072739</text:p>
          </table:table-cell>
          <table:table-cell office:value-type="float" office:value="81.4262874439801">
            <text:p>81.426287444</text:p>
          </table:table-cell>
          <table:table-cell office:value-type="float" office:value="81.4262558671825">
            <text:p>81.4262558672</text:p>
          </table:table-cell>
          <table:table-cell table:number-columns-repeated="2" office:value-type="string">
            <text:p>21 ♊ 25' 34"</text:p>
          </table:table-cell>
          <table:table-cell office:value-type="float" office:value="0.561952469050496">
            <text:p>0.5619524691</text:p>
          </table:table-cell>
          <table:table-cell office:value-type="float" office:value="0.109228078910555">
            <text:p>0.109228078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1020.55061343">
            <text:p>2421020.55061343</text:p>
          </table:table-cell>
          <table:table-cell office:value-type="string">
            <text:p>1916-06-05 20:12:53.437500 EST-0500</text:p>
          </table:table-cell>
          <table:table-cell office:value-type="float" office:value="0">
            <text:p>0</text:p>
          </table:table-cell>
          <table:table-cell office:value-type="float" office:value="74.9968494021408">
            <text:p>74.9968494021</text:p>
          </table:table-cell>
          <table:table-cell office:value-type="float" office:value="74.9971126881148">
            <text:p>74.9971126881</text:p>
          </table:table-cell>
          <table:table-cell office:value-type="string">
            <text:p>14 ♊ 59' 48"</text:p>
          </table:table-cell>
          <table:table-cell office:value-type="string">
            <text:p>14 ♊ 59' 49"</text:p>
          </table:table-cell>
          <table:table-cell office:value-type="float" office:value="-0.559573568303278">
            <text:p>-0.5595735683</text:p>
          </table:table-cell>
          <table:table-cell office:value-type="float" office:value="0.95691855070034">
            <text:p>0.9569185507</text:p>
          </table:table-cell>
          <table:table-cell office:value-type="float" office:value="52.3030743701484">
            <text:p>52.3030743701</text:p>
          </table:table-cell>
          <table:table-cell office:value-type="float" office:value="52.3033376561224">
            <text:p>52.3033376561</text:p>
          </table:table-cell>
          <table:table-cell office:value-type="string">
            <text:p>22 ♉ 18' 11"</text:p>
          </table:table-cell>
          <table:table-cell office:value-type="string">
            <text:p>22 ♉ 18' 12"</text:p>
          </table:table-cell>
          <table:table-cell office:value-type="float" office:value="-0.559580891182481">
            <text:p>-0.5595808912</text:p>
          </table:table-cell>
          <table:table-cell office:value-type="float" office:value="0.956911324369375">
            <text:p>0.9569113244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1037.3340625">
            <text:p>2421037.3340625</text:p>
          </table:table-cell>
          <table:table-cell office:value-type="string">
            <text:p>1916-06-22 15:01:03.281250 EST-0500</text:p>
          </table:table-cell>
          <table:table-cell office:value-type="float" office:value="0">
            <text:p>0</text:p>
          </table:table-cell>
          <table:table-cell office:value-type="float" office:value="107.540534838224">
            <text:p>107.5405348382</text:p>
          </table:table-cell>
          <table:table-cell office:value-type="float" office:value="107.540615163475">
            <text:p>107.5406151635</text:p>
          </table:table-cell>
          <table:table-cell office:value-type="string">
            <text:p>17 ♋ 32' 25"</text:p>
          </table:table-cell>
          <table:table-cell office:value-type="string">
            <text:p>17 ♋ 32' 26"</text:p>
          </table:table-cell>
          <table:table-cell office:value-type="float" office:value="-0.40919262177553">
            <text:p>-0.4091926218</text:p>
          </table:table-cell>
          <table:table-cell office:value-type="float" office:value="0.12641075061977">
            <text:p>0.1264107506</text:p>
          </table:table-cell>
          <table:table-cell office:value-type="float" office:value="84.8459410993703">
            <text:p>84.8459410994</text:p>
          </table:table-cell>
          <table:table-cell office:value-type="float" office:value="84.8460214246208">
            <text:p>84.8460214246</text:p>
          </table:table-cell>
          <table:table-cell table:number-columns-repeated="2" office:value-type="string">
            <text:p>24 ♊ 50' 45"</text:p>
          </table:table-cell>
          <table:table-cell office:value-type="float" office:value="-0.409175183973544">
            <text:p>-0.409175184</text:p>
          </table:table-cell>
          <table:table-cell office:value-type="float" office:value="0.126428222252001">
            <text:p>0.1264282223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1039.21931713">
            <text:p>2421039.21931713</text:p>
          </table:table-cell>
          <table:table-cell office:value-type="string">
            <text:p>1916-06-24 12:15:49.218750 EST-0500</text:p>
          </table:table-cell>
          <table:table-cell office:value-type="float" office:value="0">
            <text:p>0</text:p>
          </table:table-cell>
          <table:table-cell office:value-type="float" office:value="92.8216172601705">
            <text:p>92.8216172602</text:p>
          </table:table-cell>
          <table:table-cell office:value-type="float" office:value="92.8215521813328">
            <text:p>92.8215521813</text:p>
          </table:table-cell>
          <table:table-cell table:number-columns-repeated="2" office:value-type="string">
            <text:p><text:s/>2 ♋ 49' 17"</text:p>
          </table:table-cell>
          <table:table-cell office:value-type="float" office:value="0.95379650744796">
            <text:p>0.9537965074</text:p>
          </table:table-cell>
          <table:table-cell office:value-type="float" office:value="0.0244313449006999">
            <text:p>0.0244313449</text:p>
          </table:table-cell>
          <table:table-cell office:value-type="float" office:value="70.12697106938">
            <text:p>70.1269710694</text:p>
          </table:table-cell>
          <table:table-cell office:value-type="float" office:value="70.1269059905424">
            <text:p>70.1269059905</text:p>
          </table:table-cell>
          <table:table-cell office:value-type="string">
            <text:p>10 ♊ 07' 37"</text:p>
          </table:table-cell>
          <table:table-cell office:value-type="string">
            <text:p>10 ♊ 07' 36"</text:p>
          </table:table-cell>
          <table:table-cell office:value-type="float" office:value="0.95379763761836">
            <text:p>0.9537976376</text:p>
          </table:table-cell>
          <table:table-cell office:value-type="float" office:value="0.0244324183471789">
            <text:p>0.0244324183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1048.32673611">
            <text:p>2421048.32673611</text:p>
          </table:table-cell>
          <table:table-cell office:value-type="string">
            <text:p>1916-07-03 14:50:30.468750 EST-0500</text:p>
          </table:table-cell>
          <table:table-cell office:value-type="float" office:value="0">
            <text:p>0</text:p>
          </table:table-cell>
          <table:table-cell office:value-type="float" office:value="101.507462010091">
            <text:p>101.5074620101</text:p>
          </table:table-cell>
          <table:table-cell office:value-type="float" office:value="101.507570972926">
            <text:p>101.5075709729</text:p>
          </table:table-cell>
          <table:table-cell office:value-type="string">
            <text:p>11 ♋ 30' 26"</text:p>
          </table:table-cell>
          <table:table-cell office:value-type="string">
            <text:p>11 ♋ 30' 27"</text:p>
          </table:table-cell>
          <table:table-cell office:value-type="float" office:value="-0.624811402201097">
            <text:p>-0.6248114022</text:p>
          </table:table-cell>
          <table:table-cell office:value-type="float" office:value="0.953552833630363">
            <text:p>0.9535528336</text:p>
          </table:table-cell>
          <table:table-cell office:value-type="float" office:value="78.8122612262594">
            <text:p>78.8122612263</text:p>
          </table:table-cell>
          <table:table-cell office:value-type="float" office:value="78.8123701890937">
            <text:p>78.8123701891</text:p>
          </table:table-cell>
          <table:table-cell table:number-columns-repeated="2" office:value-type="string">
            <text:p>18 ♊ 48' 44"</text:p>
          </table:table-cell>
          <table:table-cell office:value-type="float" office:value="-0.624813018024798">
            <text:p>-0.624813018</text:p>
          </table:table-cell>
          <table:table-cell office:value-type="float" office:value="0.953551065232872">
            <text:p>0.9535510652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1057.18855324">
            <text:p>2421057.18855324</text:p>
          </table:table-cell>
          <table:table-cell office:value-type="string">
            <text:p>1916-07-12 11:31:31.406250 EST-0500</text:p>
          </table:table-cell>
          <table:table-cell office:value-type="float" office:value="0">
            <text:p>0</text:p>
          </table:table-cell>
          <table:table-cell office:value-type="float" office:value="93.25571218039">
            <text:p>93.2557121804</text:p>
          </table:table-cell>
          <table:table-cell office:value-type="float" office:value="93.2554644814639">
            <text:p>93.2554644815</text:p>
          </table:table-cell>
          <table:table-cell office:value-type="string">
            <text:p><text:s/>3 ♋ 15' 20"</text:p>
          </table:table-cell>
          <table:table-cell office:value-type="string">
            <text:p><text:s/>3 ♋ 15' 19"</text:p>
          </table:table-cell>
          <table:table-cell office:value-type="float" office:value="1.74001150255429">
            <text:p>1.7400115026</text:p>
          </table:table-cell>
          <table:table-cell office:value-type="float" office:value="0.0235809931470368">
            <text:p>0.0235809931</text:p>
          </table:table-cell>
          <table:table-cell office:value-type="float" office:value="70.5601622484256">
            <text:p>70.5601622484</text:p>
          </table:table-cell>
          <table:table-cell office:value-type="float" office:value="70.5599145494995">
            <text:p>70.5599145495</text:p>
          </table:table-cell>
          <table:table-cell office:value-type="string">
            <text:p>10 ♊ 33' 36"</text:p>
          </table:table-cell>
          <table:table-cell office:value-type="string">
            <text:p>10 ♊ 33' 35"</text:p>
          </table:table-cell>
          <table:table-cell office:value-type="float" office:value="1.73995953526371">
            <text:p>1.7399595353</text:p>
          </table:table-cell>
          <table:table-cell office:value-type="float" office:value="0.023529002624628">
            <text:p>0.0235290026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1057.35945602">
            <text:p>2421057.35945602</text:p>
          </table:table-cell>
          <table:table-cell office:value-type="string">
            <text:p>1916-07-12 15:37:37.031250 EST-0500</text:p>
          </table:table-cell>
          <table:table-cell office:value-type="float" office:value="0">
            <text:p>0</text:p>
          </table:table-cell>
          <table:table-cell office:value-type="float" office:value="110.119123567205">
            <text:p>110.1191235672</text:p>
          </table:table-cell>
          <table:table-cell office:value-type="float" office:value="110.119050375855">
            <text:p>110.1190503759</text:p>
          </table:table-cell>
          <table:table-cell table:number-columns-repeated="2" office:value-type="string">
            <text:p>20 ♋ 07' 08"</text:p>
          </table:table-cell>
          <table:table-cell office:value-type="float" office:value="0.953344058853567">
            <text:p>0.9533440589</text:p>
          </table:table-cell>
          <table:table-cell office:value-type="float" office:value="0.129890994942295">
            <text:p>0.1298909949</text:p>
          </table:table-cell>
          <table:table-cell office:value-type="float" office:value="87.4235580783253">
            <text:p>87.4235580783</text:p>
          </table:table-cell>
          <table:table-cell office:value-type="float" office:value="87.4234848869757">
            <text:p>87.423484887</text:p>
          </table:table-cell>
          <table:table-cell table:number-columns-repeated="2" office:value-type="string">
            <text:p>27 ♊ 25' 24"</text:p>
          </table:table-cell>
          <table:table-cell office:value-type="float" office:value="0.953290478041392">
            <text:p>0.953290478</text:p>
          </table:table-cell>
          <table:table-cell office:value-type="float" office:value="0.129837411362073">
            <text:p>0.1298374114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1058.59163194">
            <text:p>2421058.59163194</text:p>
          </table:table-cell>
          <table:table-cell office:value-type="string">
            <text:p>1916-07-13 21:11:57.187500 EST-0500</text:p>
          </table:table-cell>
          <table:table-cell office:value-type="float" office:value="0">
            <text:p>0</text:p>
          </table:table-cell>
          <table:table-cell office:value-type="float" office:value="95.7510221291216">
            <text:p>95.7510221291</text:p>
          </table:table-cell>
          <table:table-cell office:value-type="float" office:value="95.7509859626278">
            <text:p>95.7509859626</text:p>
          </table:table-cell>
          <table:table-cell table:number-columns-repeated="2" office:value-type="string">
            <text:p><text:s/>5 ♋ 45' 03"</text:p>
          </table:table-cell>
          <table:table-cell office:value-type="float" office:value="1.81597330116746">
            <text:p>1.8159733012</text:p>
          </table:table-cell>
          <table:table-cell office:value-type="float" office:value="-0.438213898874132">
            <text:p>-0.4382138989</text:p>
          </table:table-cell>
          <table:table-cell office:value-type="float" office:value="73.055340501467">
            <text:p>73.0553405015</text:p>
          </table:table-cell>
          <table:table-cell office:value-type="float" office:value="73.0553043349732">
            <text:p>73.055304335</text:p>
          </table:table-cell>
          <table:table-cell table:number-columns-repeated="2" office:value-type="string">
            <text:p>13 ♊ 03' 19"</text:p>
          </table:table-cell>
          <table:table-cell office:value-type="float" office:value="1.81591784937105">
            <text:p>1.8159178494</text:p>
          </table:table-cell>
          <table:table-cell office:value-type="float" office:value="-0.438269288489148">
            <text:p>-0.4382692885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1066.34064815">
            <text:p>2421066.34064815</text:p>
          </table:table-cell>
          <table:table-cell office:value-type="string">
            <text:p>1916-07-21 15:10:32.812500 EST-0500</text:p>
          </table:table-cell>
          <table:table-cell office:value-type="float" office:value="0">
            <text:p>0</text:p>
          </table:table-cell>
          <table:table-cell office:value-type="float" office:value="93.4660782372552">
            <text:p>93.4660782373</text:p>
          </table:table-cell>
          <table:table-cell office:value-type="float" office:value="93.4661004028458">
            <text:p>93.4661004028</text:p>
          </table:table-cell>
          <table:table-cell table:number-columns-repeated="2" office:value-type="string">
            <text:p><text:s/>3 ♋ 27' 57"</text:p>
          </table:table-cell>
          <table:table-cell office:value-type="float" office:value="-0.142800236532419">
            <text:p>-0.1428002365</text:p>
          </table:table-cell>
          <table:table-cell office:value-type="float" office:value="0.0224021116853296">
            <text:p>0.0224021117</text:p>
          </table:table-cell>
          <table:table-cell office:value-type="float" office:value="70.7700807803723">
            <text:p>70.7700807804</text:p>
          </table:table-cell>
          <table:table-cell office:value-type="float" office:value="70.7701029459628">
            <text:p>70.770102946</text:p>
          </table:table-cell>
          <table:table-cell table:number-columns-repeated="2" office:value-type="string">
            <text:p>10 ♊ 46' 12"</text:p>
          </table:table-cell>
          <table:table-cell office:value-type="float" office:value="-0.142792653049885">
            <text:p>-0.142792653</text:p>
          </table:table-cell>
          <table:table-cell office:value-type="float" office:value="0.0224097068929046">
            <text:p>0.0224097069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1066.44440972">
            <text:p>2421066.44440972</text:p>
          </table:table-cell>
          <table:table-cell office:value-type="string">
            <text:p>1916-07-21 17:39:57.656250 EST-0500</text:p>
          </table:table-cell>
          <table:table-cell office:value-type="float" office:value="0">
            <text:p>0</text:p>
          </table:table-cell>
          <table:table-cell office:value-type="float" office:value="111.296848101339">
            <text:p>111.2968481013</text:p>
          </table:table-cell>
          <table:table-cell office:value-type="float" office:value="111.296551120657">
            <text:p>111.2965511207</text:p>
          </table:table-cell>
          <table:table-cell office:value-type="string">
            <text:p>21 ♋ 17' 48"</text:p>
          </table:table-cell>
          <table:table-cell office:value-type="string">
            <text:p>21 ♋ 17' 47"</text:p>
          </table:table-cell>
          <table:table-cell office:value-type="float" office:value="2.09507968473296">
            <text:p>2.0950796847</text:p>
          </table:table-cell>
          <table:table-cell office:value-type="float" office:value="0.129143274319999">
            <text:p>0.1291432743</text:p>
          </table:table-cell>
          <table:table-cell office:value-type="float" office:value="88.6008474094127">
            <text:p>88.6008474094</text:p>
          </table:table-cell>
          <table:table-cell office:value-type="float" office:value="88.6005504287302">
            <text:p>88.6005504287</text:p>
          </table:table-cell>
          <table:table-cell office:value-type="string">
            <text:p>28 ♊ 36' 03"</text:p>
          </table:table-cell>
          <table:table-cell office:value-type="string">
            <text:p>28 ♊ 36' 01"</text:p>
          </table:table-cell>
          <table:table-cell office:value-type="float" office:value="2.09508621046432">
            <text:p>2.0950862105</text:p>
          </table:table-cell>
          <table:table-cell office:value-type="float" office:value="0.129149727081424">
            <text:p>0.1291497271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1070.22614583">
            <text:p>2421070.22614583</text:p>
          </table:table-cell>
          <table:table-cell office:value-type="string">
            <text:p>1916-07-25 12:25:39.843750 EST-0500</text:p>
          </table:table-cell>
          <table:table-cell office:value-type="float" office:value="0">
            <text:p>0</text:p>
          </table:table-cell>
          <table:table-cell office:value-type="float" office:value="122.396959416723">
            <text:p>122.3969594167</text:p>
          </table:table-cell>
          <table:table-cell office:value-type="float" office:value="122.396841194962">
            <text:p>122.396841195</text:p>
          </table:table-cell>
          <table:table-cell office:value-type="string">
            <text:p><text:s/>2 ♌ 23' 49"</text:p>
          </table:table-cell>
          <table:table-cell office:value-type="string">
            <text:p><text:s/>2 ♌ 23' 48"</text:p>
          </table:table-cell>
          <table:table-cell office:value-type="float" office:value="0.955663517189292">
            <text:p>0.9556635172</text:p>
          </table:table-cell>
          <table:table-cell office:value-type="float" office:value="0.0371436032015417">
            <text:p>0.0371436032</text:p>
          </table:table-cell>
          <table:table-cell office:value-type="float" office:value="99.7007627983067">
            <text:p>99.7007627983</text:p>
          </table:table-cell>
          <table:table-cell office:value-type="float" office:value="99.7006445765455">
            <text:p>99.7006445765</text:p>
          </table:table-cell>
          <table:table-cell table:number-columns-repeated="2" office:value-type="string">
            <text:p><text:s/>9 ♋ 42' 02"</text:p>
          </table:table-cell>
          <table:table-cell office:value-type="float" office:value="0.955635338222211">
            <text:p>0.9556353382</text:p>
          </table:table-cell>
          <table:table-cell office:value-type="float" office:value="0.0371154211189069">
            <text:p>0.0371154211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1071.72395833">
            <text:p>2421071.72395833</text:p>
          </table:table-cell>
          <table:table-cell office:value-type="string">
            <text:p>1916-07-27 00:22:30.000000 EST-0500</text:p>
          </table:table-cell>
          <table:table-cell office:value-type="float" office:value="0">
            <text:p>0</text:p>
          </table:table-cell>
          <table:table-cell office:value-type="float" office:value="122.452980780054">
            <text:p>122.4529807801</text:p>
          </table:table-cell>
          <table:table-cell office:value-type="float" office:value="122.452474416562">
            <text:p>122.4524744166</text:p>
          </table:table-cell>
          <table:table-cell office:value-type="string">
            <text:p><text:s/>2 ♌ 27' 10"</text:p>
          </table:table-cell>
          <table:table-cell office:value-type="string">
            <text:p><text:s/>2 ♌ 27' 08"</text:p>
          </table:table-cell>
          <table:table-cell office:value-type="float" office:value="2.10918971891068">
            <text:p>2.1091897189</text:p>
          </table:table-cell>
          <table:table-cell office:value-type="float" office:value="0.0371375930390412">
            <text:p>0.037137593</text:p>
          </table:table-cell>
          <table:table-cell office:value-type="float" office:value="99.756683474905">
            <text:p>99.7566834749</text:p>
          </table:table-cell>
          <table:table-cell office:value-type="float" office:value="99.7561771114134">
            <text:p>99.7561771114</text:p>
          </table:table-cell>
          <table:table-cell office:value-type="string">
            <text:p><text:s/>9 ♋ 45' 24"</text:p>
          </table:table-cell>
          <table:table-cell office:value-type="string">
            <text:p><text:s/>9 ♋ 45' 22"</text:p>
          </table:table-cell>
          <table:table-cell office:value-type="float" office:value="2.10916148151348">
            <text:p>2.1091614815</text:p>
          </table:table-cell>
          <table:table-cell office:value-type="float" office:value="0.0371094625679183">
            <text:p>0.037109462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1072.92365741">
            <text:p>2421072.92365741</text:p>
          </table:table-cell>
          <table:table-cell office:value-type="string">
            <text:p>1916-07-28 05:10:04.687500 EST-0500</text:p>
          </table:table-cell>
          <table:table-cell office:value-type="float" office:value="0">
            <text:p>0</text:p>
          </table:table-cell>
          <table:table-cell office:value-type="float" office:value="124.97596576614">
            <text:p>124.9759657661</text:p>
          </table:table-cell>
          <table:table-cell office:value-type="float" office:value="124.975761688699">
            <text:p>124.9757616887</text:p>
          </table:table-cell>
          <table:table-cell office:value-type="string">
            <text:p><text:s/>4 ♌ 58' 33"</text:p>
          </table:table-cell>
          <table:table-cell office:value-type="string">
            <text:p><text:s/>4 ♌ 58' 32"</text:p>
          </table:table-cell>
          <table:table-cell office:value-type="float" office:value="2.09603448117707">
            <text:p>2.0960344812</text:p>
          </table:table-cell>
          <table:table-cell office:value-type="float" office:value="0.956313781694354">
            <text:p>0.9563137817</text:p>
          </table:table-cell>
          <table:table-cell office:value-type="float" office:value="102.279592348819">
            <text:p>102.2795923488</text:p>
          </table:table-cell>
          <table:table-cell office:value-type="float" office:value="102.279388271378">
            <text:p>102.2793882714</text:p>
          </table:table-cell>
          <table:table-cell office:value-type="string">
            <text:p>12 ♋ 16' 46"</text:p>
          </table:table-cell>
          <table:table-cell office:value-type="string">
            <text:p>12 ♋ 16' 45"</text:p>
          </table:table-cell>
          <table:table-cell office:value-type="float" office:value="2.09601290335572">
            <text:p>2.0960129034</text:p>
          </table:table-cell>
          <table:table-cell office:value-type="float" office:value="0.956292392024513">
            <text:p>0.956292392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1074.79157407">
            <text:p>2421074.79157407</text:p>
          </table:table-cell>
          <table:table-cell office:value-type="string">
            <text:p>1916-07-30 01:59:52.968750 EST-0500</text:p>
          </table:table-cell>
          <table:table-cell office:value-type="float" office:value="0">
            <text:p>0</text:p>
          </table:table-cell>
          <table:table-cell office:value-type="float" office:value="93.6498798792414">
            <text:p>93.6498798792</text:p>
          </table:table-cell>
          <table:table-cell office:value-type="float" office:value="93.6498650058432">
            <text:p>93.6498650058</text:p>
          </table:table-cell>
          <table:table-cell table:number-columns-repeated="2" office:value-type="string">
            <text:p><text:s/>3 ♋ 38' 59"</text:p>
          </table:table-cell>
          <table:table-cell office:value-type="float" office:value="0.17829519038968">
            <text:p>0.1782951904</text:p>
          </table:table-cell>
          <table:table-cell office:value-type="float" office:value="0.0209827688589734">
            <text:p>0.0209827689</text:p>
          </table:table-cell>
          <table:table-cell office:value-type="float" office:value="70.953411367785">
            <text:p>70.9534113678</text:p>
          </table:table-cell>
          <table:table-cell office:value-type="float" office:value="70.9533964943868">
            <text:p>70.9533964944</text:p>
          </table:table-cell>
          <table:table-cell table:number-columns-repeated="2" office:value-type="string">
            <text:p>10 ♊ 57' 12"</text:p>
          </table:table-cell>
          <table:table-cell office:value-type="float" office:value="0.178292452193123">
            <text:p>0.1782924522</text:p>
          </table:table-cell>
          <table:table-cell office:value-type="float" office:value="0.0209800113041752">
            <text:p>0.0209800113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1111.88850694">
            <text:p>2421111.88850694</text:p>
          </table:table-cell>
          <table:table-cell office:value-type="string">
            <text:p>1916-09-05 04:19:27.187500 EST-0500</text:p>
          </table:table-cell>
          <table:table-cell office:value-type="float" office:value="0">
            <text:p>0</text:p>
          </table:table-cell>
          <table:table-cell office:value-type="float" office:value="116.725751121842">
            <text:p>116.7257511218</text:p>
          </table:table-cell>
          <table:table-cell office:value-type="float" office:value="116.725732596861">
            <text:p>116.7257325969</text:p>
          </table:table-cell>
          <table:table-cell table:number-columns-repeated="2" office:value-type="string">
            <text:p>26 ♋ 43' 32"</text:p>
          </table:table-cell>
          <table:table-cell office:value-type="float" office:value="0.908286335823383">
            <text:p>0.9082863358</text:p>
          </table:table-cell>
          <table:table-cell office:value-type="float" office:value="0.103581368612137">
            <text:p>0.1035813686</text:p>
          </table:table-cell>
          <table:table-cell office:value-type="float" office:value="94.0280412740399">
            <text:p>94.028041274</text:p>
          </table:table-cell>
          <table:table-cell office:value-type="float" office:value="94.0280227490592">
            <text:p>94.0280227491</text:p>
          </table:table-cell>
          <table:table-cell table:number-columns-repeated="2" office:value-type="string">
            <text:p><text:s/>4 ♋ 01' 40"</text:p>
          </table:table-cell>
          <table:table-cell office:value-type="float" office:value="0.908259090371367">
            <text:p>0.9082590904</text:p>
          </table:table-cell>
          <table:table-cell office:value-type="float" office:value="0.103554235189954">
            <text:p>0.1035542352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1119.68806713">
            <text:p>2421119.68806713</text:p>
          </table:table-cell>
          <table:table-cell office:value-type="string">
            <text:p>1916-09-12 23:30:49.218750 EST-0500</text:p>
          </table:table-cell>
          <table:table-cell office:value-type="float" office:value="0">
            <text:p>0</text:p>
          </table:table-cell>
          <table:table-cell office:value-type="float" office:value="124.075914263753">
            <text:p>124.0759142638</text:p>
          </table:table-cell>
          <table:table-cell office:value-type="float" office:value="124.075795207839">
            <text:p>124.0757952078</text:p>
          </table:table-cell>
          <table:table-cell office:value-type="string">
            <text:p><text:s/>4 ♌ 04' 33"</text:p>
          </table:table-cell>
          <table:table-cell office:value-type="string">
            <text:p><text:s/>4 ♌ 04' 32"</text:p>
          </table:table-cell>
          <table:table-cell office:value-type="float" office:value="0.974076247298389">
            <text:p>0.9740762473</text:p>
          </table:table-cell>
          <table:table-cell office:value-type="float" office:value="0.0276659035522644">
            <text:p>0.0276659036</text:p>
          </table:table-cell>
          <table:table-cell office:value-type="float" office:value="101.377942620975">
            <text:p>101.377942621</text:p>
          </table:table-cell>
          <table:table-cell office:value-type="float" office:value="101.377823565061">
            <text:p>101.3778235651</text:p>
          </table:table-cell>
          <table:table-cell table:number-columns-repeated="2" office:value-type="string">
            <text:p>11 ♋ 22' 40"</text:p>
          </table:table-cell>
          <table:table-cell office:value-type="float" office:value="0.974115521316348">
            <text:p>0.9741155213</text:p>
          </table:table-cell>
          <table:table-cell office:value-type="float" office:value="0.0277053158787808">
            <text:p>0.027705315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1141.9424537">
            <text:p>2421141.9424537</text:p>
          </table:table-cell>
          <table:table-cell office:value-type="string">
            <text:p>1916-10-05 05:37:08.906250 EST-0500</text:p>
          </table:table-cell>
          <table:table-cell office:value-type="float" office:value="0">
            <text:p>0</text:p>
          </table:table-cell>
          <table:table-cell office:value-type="float" office:value="191.859262385878">
            <text:p>191.8592623859</text:p>
          </table:table-cell>
          <table:table-cell office:value-type="float" office:value="191.859278975992">
            <text:p>191.859278976</text:p>
          </table:table-cell>
          <table:table-cell table:number-columns-repeated="2" office:value-type="string">
            <text:p>11 ♎ 51' 33"</text:p>
          </table:table-cell>
          <table:table-cell office:value-type="float" office:value="-1.16305092621472">
            <text:p>-1.1630509262</text:p>
          </table:table-cell>
          <table:table-cell office:value-type="float" office:value="0.986203901766562">
            <text:p>0.9862039018</text:p>
          </table:table-cell>
          <table:table-cell office:value-type="float" office:value="169.160601901747">
            <text:p>169.1606019017</text:p>
          </table:table-cell>
          <table:table-cell office:value-type="float" office:value="169.16061849186">
            <text:p>169.1606184919</text:p>
          </table:table-cell>
          <table:table-cell table:number-columns-repeated="2" office:value-type="string">
            <text:p>19 ♍ 09' 38"</text:p>
          </table:table-cell>
          <table:table-cell office:value-type="float" office:value="-1.16306438023183">
            <text:p>-1.1630643802</text:p>
          </table:table-cell>
          <table:table-cell office:value-type="float" office:value="0.986190125537313">
            <text:p>0.986190125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1191.58357639">
            <text:p>2421191.58357639</text:p>
          </table:table-cell>
          <table:table-cell office:value-type="string">
            <text:p>1916-11-23 21:00:21.093750 EST-0500</text:p>
          </table:table-cell>
          <table:table-cell office:value-type="float" office:value="0">
            <text:p>0</text:p>
          </table:table-cell>
          <table:table-cell office:value-type="float" office:value="241.482954875084">
            <text:p>241.4829548751</text:p>
          </table:table-cell>
          <table:table-cell office:value-type="float" office:value="241.482855999168">
            <text:p>241.4828559992</text:p>
          </table:table-cell>
          <table:table-cell table:number-columns-repeated="2" office:value-type="string">
            <text:p><text:s/>1 ♐ 28' 58"</text:p>
          </table:table-cell>
          <table:table-cell office:value-type="float" office:value="1.57713406549593">
            <text:p>1.5771340655</text:p>
          </table:table-cell>
          <table:table-cell office:value-type="float" office:value="1.01192246825082">
            <text:p>1.0119224683</text:p>
          </table:table-cell>
          <table:table-cell office:value-type="float" office:value="218.782601513491">
            <text:p>218.7826015135</text:p>
          </table:table-cell>
          <table:table-cell office:value-type="float" office:value="218.782502637575">
            <text:p>218.7825026376</text:p>
          </table:table-cell>
          <table:table-cell table:number-columns-repeated="2" office:value-type="string">
            <text:p><text:s/>8 ♏ 46' 57"</text:p>
          </table:table-cell>
          <table:table-cell office:value-type="float" office:value="1.57711835295951">
            <text:p>1.577118353</text:p>
          </table:table-cell>
          <table:table-cell office:value-type="float" office:value="1.01190685649222">
            <text:p>1.0119068565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1220.15144676">
            <text:p>2421220.15144676</text:p>
          </table:table-cell>
          <table:table-cell office:value-type="string">
            <text:p>1916-12-22 10:38:05.156250 EST-0500</text:p>
          </table:table-cell>
          <table:table-cell office:value-type="float" office:value="0">
            <text:p>0</text:p>
          </table:table-cell>
          <table:table-cell office:value-type="float" office:value="286.065802765835">
            <text:p>286.0658027658</text:p>
          </table:table-cell>
          <table:table-cell office:value-type="float" office:value="286.065647034102">
            <text:p>286.0656470341</text:p>
          </table:table-cell>
          <table:table-cell table:number-columns-repeated="2" office:value-type="string">
            <text:p>16 ♑ 03' 56"</text:p>
          </table:table-cell>
          <table:table-cell office:value-type="float" office:value="1.51861168031993">
            <text:p>1.5186116803</text:p>
          </table:table-cell>
          <table:table-cell office:value-type="float" office:value="0.774614868530808">
            <text:p>0.7746148685</text:p>
          </table:table-cell>
          <table:table-cell office:value-type="float" office:value="263.36396006595">
            <text:p>263.363960066</text:p>
          </table:table-cell>
          <table:table-cell office:value-type="float" office:value="263.363804334217">
            <text:p>263.3638043342</text:p>
          </table:table-cell>
          <table:table-cell office:value-type="string">
            <text:p>23 ♐ 21' 50"</text:p>
          </table:table-cell>
          <table:table-cell office:value-type="string">
            <text:p>23 ♐ 21' 49"</text:p>
          </table:table-cell>
          <table:table-cell office:value-type="float" office:value="1.51857024810278">
            <text:p>1.5185702481</text:p>
          </table:table-cell>
          <table:table-cell office:value-type="float" office:value="0.774573355943147">
            <text:p>0.7745733559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1243.01960648">
            <text:p>2421243.01960648</text:p>
          </table:table-cell>
          <table:table-cell office:value-type="string">
            <text:p>1917-01-14 07:28:14.531250 EST-0500</text:p>
          </table:table-cell>
          <table:table-cell office:value-type="float" office:value="0">
            <text:p>0</text:p>
          </table:table-cell>
          <table:table-cell office:value-type="float" office:value="303.920407474067">
            <text:p>303.9204074741</text:p>
          </table:table-cell>
          <table:table-cell office:value-type="float" office:value="303.920496468582">
            <text:p>303.9204964686</text:p>
          </table:table-cell>
          <table:table-cell table:number-columns-repeated="2" office:value-type="string">
            <text:p><text:s/>3 ♒ 55' 13"</text:p>
          </table:table-cell>
          <table:table-cell office:value-type="float" office:value="-0.811912397292109">
            <text:p>-0.8119123973</text:p>
          </table:table-cell>
          <table:table-cell office:value-type="float" office:value="0.785907938228979">
            <text:p>0.7859079382</text:p>
          </table:table-cell>
          <table:table-cell office:value-type="float" office:value="281.217328368621">
            <text:p>281.2173283686</text:p>
          </table:table-cell>
          <table:table-cell office:value-type="float" office:value="281.217417363137">
            <text:p>281.2174173631</text:p>
          </table:table-cell>
          <table:table-cell table:number-columns-repeated="2" office:value-type="string">
            <text:p>11 ♑ 13' 02"</text:p>
          </table:table-cell>
          <table:table-cell office:value-type="float" office:value="-0.811892684512655">
            <text:p>-0.8118926845</text:p>
          </table:table-cell>
          <table:table-cell office:value-type="float" office:value="0.785927667145091">
            <text:p>0.785927667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1247.75520833">
            <text:p>2421247.75520833</text:p>
          </table:table-cell>
          <table:table-cell office:value-type="string">
            <text:p>1917-01-19 01:07:30.000000 EST-0500</text:p>
          </table:table-cell>
          <table:table-cell office:value-type="float" office:value="0">
            <text:p>0</text:p>
          </table:table-cell>
          <table:table-cell office:value-type="float" office:value="298.626961422472">
            <text:p>298.6269614225</text:p>
          </table:table-cell>
          <table:table-cell office:value-type="float" office:value="298.627310729693">
            <text:p>298.6273107297</text:p>
          </table:table-cell>
          <table:table-cell office:value-type="string">
            <text:p>28 ♑ 37' 37"</text:p>
          </table:table-cell>
          <table:table-cell office:value-type="string">
            <text:p>28 ♑ 37' 38"</text:p>
          </table:table-cell>
          <table:table-cell office:value-type="float" office:value="-1.29565615240635">
            <text:p>-1.2956561524</text:p>
          </table:table-cell>
          <table:table-cell office:value-type="float" office:value="1.0181125256626">
            <text:p>1.0181125257</text:p>
          </table:table-cell>
          <table:table-cell office:value-type="float" office:value="275.923690819676">
            <text:p>275.9236908197</text:p>
          </table:table-cell>
          <table:table-cell office:value-type="float" office:value="275.924040126896">
            <text:p>275.9240401269</text:p>
          </table:table-cell>
          <table:table-cell office:value-type="string">
            <text:p><text:s/>5 ♑ 55' 25"</text:p>
          </table:table-cell>
          <table:table-cell office:value-type="string">
            <text:p><text:s/>5 ♑ 55' 26"</text:p>
          </table:table-cell>
          <table:table-cell office:value-type="float" office:value="-1.29569265992981">
            <text:p>-1.2956926599</text:p>
          </table:table-cell>
          <table:table-cell office:value-type="float" office:value="1.01807624391914">
            <text:p>1.0180762439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1259.69075231">
            <text:p>2421259.69075231</text:p>
          </table:table-cell>
          <table:table-cell office:value-type="string">
            <text:p>1917-01-30 23:34:41.250000 EST-0500</text:p>
          </table:table-cell>
          <table:table-cell office:value-type="float" office:value="0">
            <text:p>0</text:p>
          </table:table-cell>
          <table:table-cell office:value-type="float" office:value="289.651095397951">
            <text:p>289.651095398</text:p>
          </table:table-cell>
          <table:table-cell office:value-type="float" office:value="289.651290584999">
            <text:p>289.651290585</text:p>
          </table:table-cell>
          <table:table-cell office:value-type="string">
            <text:p>19 ♑ 39' 03"</text:p>
          </table:table-cell>
          <table:table-cell office:value-type="string">
            <text:p>19 ♑ 39' 04"</text:p>
          </table:table-cell>
          <table:table-cell office:value-type="float" office:value="0.0421644525925999">
            <text:p>0.0421644526</text:p>
          </table:table-cell>
          <table:table-cell office:value-type="float" office:value="1.24786093531293">
            <text:p>1.2478609353</text:p>
          </table:table-cell>
          <table:table-cell office:value-type="float" office:value="266.947248457229">
            <text:p>266.9472484572</text:p>
          </table:table-cell>
          <table:table-cell office:value-type="float" office:value="266.947443644277">
            <text:p>266.9474436443</text:p>
          </table:table-cell>
          <table:table-cell table:number-columns-repeated="2" office:value-type="string">
            <text:p>26 ♐ 56' 50"</text:p>
          </table:table-cell>
          <table:table-cell office:value-type="float" office:value="0.0421484182577634">
            <text:p>0.0421484183</text:p>
          </table:table-cell>
          <table:table-cell office:value-type="float" office:value="1.24784502787839">
            <text:p>1.2478450279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21262.59675926">
            <text:p>2421262.59675926</text:p>
          </table:table-cell>
          <table:table-cell office:value-type="string">
            <text:p>1917-02-02 21:19:20.156250 EST-0500</text:p>
          </table:table-cell>
          <table:table-cell office:value-type="float" office:value="0">
            <text:p>0</text:p>
          </table:table-cell>
          <table:table-cell office:value-type="float" office:value="319.362265299077">
            <text:p>319.3622652991</text:p>
          </table:table-cell>
          <table:table-cell office:value-type="float" office:value="319.362253460403">
            <text:p>319.3622534604</text:p>
          </table:table-cell>
          <table:table-cell table:number-columns-repeated="2" office:value-type="string">
            <text:p>19 ♒ 21' 44"</text:p>
          </table:table-cell>
          <table:table-cell office:value-type="float" office:value="0.790443102006019">
            <text:p>0.790443102</text:p>
          </table:table-cell>
          <table:table-cell office:value-type="float" office:value="0.0578326076540722">
            <text:p>0.0578326077</text:p>
          </table:table-cell>
          <table:table-cell office:value-type="float" office:value="296.658237237996">
            <text:p>296.658237238</text:p>
          </table:table-cell>
          <table:table-cell office:value-type="float" office:value="296.658225399321">
            <text:p>296.6582253993</text:p>
          </table:table-cell>
          <table:table-cell table:number-columns-repeated="2" office:value-type="string">
            <text:p>26 ♑ 39' 29"</text:p>
          </table:table-cell>
          <table:table-cell office:value-type="float" office:value="0.790416938325686">
            <text:p>0.7904169383</text:p>
          </table:table-cell>
          <table:table-cell office:value-type="float" office:value="0.0578064757845332">
            <text:p>0.0578064758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1268.51423611">
            <text:p>2421268.51423611</text:p>
          </table:table-cell>
          <table:table-cell office:value-type="string">
            <text:p>1917-02-08 19:20:30.468750 EST-0500</text:p>
          </table:table-cell>
          <table:table-cell office:value-type="float" office:value="0">
            <text:p>0</text:p>
          </table:table-cell>
          <table:table-cell office:value-type="float" office:value="319.705230140538">
            <text:p>319.7052301405</text:p>
          </table:table-cell>
          <table:table-cell office:value-type="float" office:value="319.705122211613">
            <text:p>319.7051222116</text:p>
          </table:table-cell>
          <table:table-cell table:number-columns-repeated="2" office:value-type="string">
            <text:p>19 ♒ 42' 18"</text:p>
          </table:table-cell>
          <table:table-cell office:value-type="float" office:value="1.01177569238991">
            <text:p>1.0117756924</text:p>
          </table:table-cell>
          <table:table-cell office:value-type="float" office:value="0.0579801239110783">
            <text:p>0.0579801239</text:p>
          </table:table-cell>
          <table:table-cell office:value-type="float" office:value="297.000968552706">
            <text:p>297.0009685527</text:p>
          </table:table-cell>
          <table:table-cell office:value-type="float" office:value="297.000860623781">
            <text:p>297.0008606238</text:p>
          </table:table-cell>
          <table:table-cell table:number-columns-repeated="2" office:value-type="string">
            <text:p>27 ♑ 00' 03"</text:p>
          </table:table-cell>
          <table:table-cell office:value-type="float" office:value="1.01180287543856">
            <text:p>1.0118028754</text:p>
          </table:table-cell>
          <table:table-cell office:value-type="float" office:value="0.0580072219258932">
            <text:p>0.0580072219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1284.51643518">
            <text:p>2421284.51643518</text:p>
          </table:table-cell>
          <table:table-cell office:value-type="string">
            <text:p>1917-02-24 19:23:40.312500 EST-0500</text:p>
          </table:table-cell>
          <table:table-cell office:value-type="float" office:value="0">
            <text:p>0</text:p>
          </table:table-cell>
          <table:table-cell office:value-type="float" office:value="320.625171381576">
            <text:p>320.6251713816</text:p>
          </table:table-cell>
          <table:table-cell office:value-type="float" office:value="320.625123753187">
            <text:p>320.6251237532</text:p>
          </table:table-cell>
          <table:table-cell table:number-columns-repeated="2" office:value-type="string">
            <text:p>20 ♒ 37' 30"</text:p>
          </table:table-cell>
          <table:table-cell office:value-type="float" office:value="1.24690943040282">
            <text:p>1.2469094304</text:p>
          </table:table-cell>
          <table:table-cell office:value-type="float" office:value="0.0564307201324179">
            <text:p>0.0564307201</text:p>
          </table:table-cell>
          <table:table-cell office:value-type="float" office:value="297.92040715435">
            <text:p>297.9204071544</text:p>
          </table:table-cell>
          <table:table-cell office:value-type="float" office:value="297.920359525961">
            <text:p>297.920359526</text:p>
          </table:table-cell>
          <table:table-cell table:number-columns-repeated="2" office:value-type="string">
            <text:p>27 ♑ 55' 13"</text:p>
          </table:table-cell>
          <table:table-cell office:value-type="float" office:value="1.24693564673684">
            <text:p>1.2469356467</text:p>
          </table:table-cell>
          <table:table-cell office:value-type="float" office:value="0.0564568853194138">
            <text:p>0.0564568853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21288.40486111">
            <text:p>2421288.40486111</text:p>
          </table:table-cell>
          <table:table-cell office:value-type="string">
            <text:p>1917-02-28 16:43:00.468750 EST-0500</text:p>
          </table:table-cell>
          <table:table-cell office:value-type="float" office:value="0">
            <text:p>0</text:p>
          </table:table-cell>
          <table:table-cell office:value-type="float" office:value="339.757918131928">
            <text:p>339.7579181319</text:p>
          </table:table-cell>
          <table:table-cell office:value-type="float" office:value="339.757867735468">
            <text:p>339.7578677355</text:p>
          </table:table-cell>
          <table:table-cell table:number-columns-repeated="2" office:value-type="string">
            <text:p><text:s/>9 ♓ 45' 28"</text:p>
          </table:table-cell>
          <table:table-cell office:value-type="float" office:value="1.00350632521307">
            <text:p>1.0035063252</text:p>
          </table:table-cell>
          <table:table-cell office:value-type="float" office:value="0.788583498174577">
            <text:p>0.7885834982</text:p>
          </table:table-cell>
          <table:table-cell office:value-type="float" office:value="317.053012816891">
            <text:p>317.0530128169</text:p>
          </table:table-cell>
          <table:table-cell office:value-type="float" office:value="317.052962420432">
            <text:p>317.0529624204</text:p>
          </table:table-cell>
          <table:table-cell table:number-columns-repeated="2" office:value-type="string">
            <text:p>17 ♒ 03' 10"</text:p>
          </table:table-cell>
          <table:table-cell office:value-type="float" office:value="1.00349095180303">
            <text:p>1.0034909518</text:p>
          </table:table-cell>
          <table:table-cell office:value-type="float" office:value="0.788568186848299">
            <text:p>0.7885681868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1290.341875">
            <text:p>2421290.341875</text:p>
          </table:table-cell>
          <table:table-cell office:value-type="string">
            <text:p>1917-03-02 15:12:18.281250 EST-0500</text:p>
          </table:table-cell>
          <table:table-cell office:value-type="float" office:value="0">
            <text:p>0</text:p>
          </table:table-cell>
          <table:table-cell office:value-type="float" office:value="320.950325012133">
            <text:p>320.9503250121</text:p>
          </table:table-cell>
          <table:table-cell office:value-type="float" office:value="320.950275032199">
            <text:p>320.9502750322</text:p>
          </table:table-cell>
          <table:table-cell office:value-type="string">
            <text:p>20 ♒ 57' 01"</text:p>
          </table:table-cell>
          <table:table-cell office:value-type="string">
            <text:p>20 ♒ 57' 00"</text:p>
          </table:table-cell>
          <table:table-cell office:value-type="float" office:value="1.50578024059158">
            <text:p>1.5057802406</text:p>
          </table:table-cell>
          <table:table-cell office:value-type="float" office:value="0.0551158712836866">
            <text:p>0.0551158713</text:p>
          </table:table-cell>
          <table:table-cell office:value-type="float" office:value="298.245314957786">
            <text:p>298.2453149578</text:p>
          </table:table-cell>
          <table:table-cell office:value-type="float" office:value="298.245264977852">
            <text:p>298.2452649779</text:p>
          </table:table-cell>
          <table:table-cell office:value-type="string">
            <text:p>28 ♑ 14' 43"</text:p>
          </table:table-cell>
          <table:table-cell office:value-type="string">
            <text:p>28 ♑ 14' 42"</text:p>
          </table:table-cell>
          <table:table-cell office:value-type="float" office:value="1.50576658372163">
            <text:p>1.5057665837</text:p>
          </table:table-cell>
          <table:table-cell office:value-type="float" office:value="0.0551023055266042">
            <text:p>0.0551023055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1306.88289352">
            <text:p>2421306.88289352</text:p>
          </table:table-cell>
          <table:table-cell office:value-type="string">
            <text:p>1917-03-19 04:11:22.031250 EST-0500</text:p>
          </table:table-cell>
          <table:table-cell office:value-type="float" office:value="0">
            <text:p>0</text:p>
          </table:table-cell>
          <table:table-cell office:value-type="float" office:value="348.475384897114">
            <text:p>348.4753848971</text:p>
          </table:table-cell>
          <table:table-cell office:value-type="float" office:value="348.4752519197">
            <text:p>348.4752519197</text:p>
          </table:table-cell>
          <table:table-cell office:value-type="string">
            <text:p>18 ♓ 28' 31"</text:p>
          </table:table-cell>
          <table:table-cell office:value-type="string">
            <text:p>18 ♓ 28' 30"</text:p>
          </table:table-cell>
          <table:table-cell office:value-type="float" office:value="1.82845165127311">
            <text:p>1.8284516513</text:p>
          </table:table-cell>
          <table:table-cell office:value-type="float" office:value="1.24355903689906">
            <text:p>1.2435590369</text:p>
          </table:table-cell>
          <table:table-cell office:value-type="float" office:value="325.769884092691">
            <text:p>325.7698840927</text:p>
          </table:table-cell>
          <table:table-cell office:value-type="float" office:value="325.769751115277">
            <text:p>325.7697511153</text:p>
          </table:table-cell>
          <table:table-cell table:number-columns-repeated="2" office:value-type="string">
            <text:p>25 ♒ 46' 11"</text:p>
          </table:table-cell>
          <table:table-cell office:value-type="float" office:value="1.82845102230021">
            <text:p>1.8284510223</text:p>
          </table:table-cell>
          <table:table-cell office:value-type="float" office:value="1.24355855790694">
            <text:p>1.2435585579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1312.14216435">
            <text:p>2421312.14216435</text:p>
          </table:table-cell>
          <table:table-cell office:value-type="string">
            <text:p>1917-03-24 10:24:43.593750 EST-0500</text:p>
          </table:table-cell>
          <table:table-cell office:value-type="float" office:value="0">
            <text:p>0</text:p>
          </table:table-cell>
          <table:table-cell office:value-type="float" office:value="358.379919250542">
            <text:p>358.3799192505</text:p>
          </table:table-cell>
          <table:table-cell office:value-type="float" office:value="358.37970150061">
            <text:p>358.3797015006</text:p>
          </table:table-cell>
          <table:table-cell office:value-type="string">
            <text:p>28 ♓ 22' 47"</text:p>
          </table:table-cell>
          <table:table-cell office:value-type="string">
            <text:p>28 ♓ 22' 46"</text:p>
          </table:table-cell>
          <table:table-cell office:value-type="float" office:value="1.93754922693142">
            <text:p>1.9375492269</text:p>
          </table:table-cell>
          <table:table-cell office:value-type="float" office:value="0.779537969569561">
            <text:p>0.7795379696</text:p>
          </table:table-cell>
          <table:table-cell office:value-type="float" office:value="335.674379929488">
            <text:p>335.6743799295</text:p>
          </table:table-cell>
          <table:table-cell office:value-type="float" office:value="335.674162179556">
            <text:p>335.6741621796</text:p>
          </table:table-cell>
          <table:table-cell office:value-type="string">
            <text:p><text:s/>5 ♓ 40' 27"</text:p>
          </table:table-cell>
          <table:table-cell office:value-type="string">
            <text:p><text:s/>5 ♓ 40' 26"</text:p>
          </table:table-cell>
          <table:table-cell office:value-type="float" office:value="1.93757741881638">
            <text:p>1.9375774188</text:p>
          </table:table-cell>
          <table:table-cell office:value-type="float" office:value="0.779565928843343">
            <text:p>0.779565928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1317.21052083">
            <text:p>2421317.21052083</text:p>
          </table:table-cell>
          <table:table-cell office:value-type="string">
            <text:p>1917-03-29 12:03:09.843750 EST-0500</text:p>
          </table:table-cell>
          <table:table-cell office:value-type="float" office:value="0">
            <text:p>0</text:p>
          </table:table-cell>
          <table:table-cell office:value-type="float" office:value="8.44314838652683">
            <text:p>8.4431483865</text:p>
          </table:table-cell>
          <table:table-cell office:value-type="float" office:value="8.44303912441141">
            <text:p>8.4430391244</text:p>
          </table:table-cell>
          <table:table-cell office:value-type="string">
            <text:p><text:s/>8 ♈ 26' 35"</text:p>
          </table:table-cell>
          <table:table-cell office:value-type="string">
            <text:p><text:s/>8 ♈ 26' 34"</text:p>
          </table:table-cell>
          <table:table-cell office:value-type="float" office:value="2.02884729139922">
            <text:p>2.0288472914</text:p>
          </table:table-cell>
          <table:table-cell office:value-type="float" office:value="0.987904399607535">
            <text:p>0.9879043996</text:p>
          </table:table-cell>
          <table:table-cell office:value-type="float" office:value="345.737405340633">
            <text:p>345.7374053406</text:p>
          </table:table-cell>
          <table:table-cell office:value-type="float" office:value="345.737296078518">
            <text:p>345.7372960785</text:p>
          </table:table-cell>
          <table:table-cell table:number-columns-repeated="2" office:value-type="string">
            <text:p>15 ♓ 44' 14"</text:p>
          </table:table-cell>
          <table:table-cell office:value-type="float" office:value="2.02883314542428">
            <text:p>2.0288331454</text:p>
          </table:table-cell>
          <table:table-cell office:value-type="float" office:value="0.987890228651996">
            <text:p>0.9878902287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1319.39631944">
            <text:p>2421319.39631944</text:p>
          </table:table-cell>
          <table:table-cell office:value-type="string">
            <text:p>1917-03-31 16:30:42.187500 EST-0500</text:p>
          </table:table-cell>
          <table:table-cell office:value-type="float" office:value="0">
            <text:p>0</text:p>
          </table:table-cell>
          <table:table-cell office:value-type="float" office:value="4.01986883153391">
            <text:p>4.0198688315</text:p>
          </table:table-cell>
          <table:table-cell office:value-type="float" office:value="4.01983592382505">
            <text:p>4.0198359238</text:p>
          </table:table-cell>
          <table:table-cell table:number-columns-repeated="2" office:value-type="string">
            <text:p><text:s/>4 ♈ 01' 11"</text:p>
          </table:table-cell>
          <table:table-cell office:value-type="float" office:value="1.24070318755857">
            <text:p>1.2407031876</text:p>
          </table:table-cell>
          <table:table-cell office:value-type="float" office:value="0.775332649899877">
            <text:p>0.7753326499</text:p>
          </table:table-cell>
          <table:table-cell office:value-type="float" office:value="341.314025866369">
            <text:p>341.3140258664</text:p>
          </table:table-cell>
          <table:table-cell office:value-type="float" office:value="341.31399295866">
            <text:p>341.3139929587</text:p>
          </table:table-cell>
          <table:table-cell table:number-columns-repeated="2" office:value-type="string">
            <text:p>11 ♓ 18' 50"</text:p>
          </table:table-cell>
          <table:table-cell office:value-type="float" office:value="1.24070465019132">
            <text:p>1.2407046502</text:p>
          </table:table-cell>
          <table:table-cell office:value-type="float" office:value="0.775334180246496">
            <text:p>0.7753341802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1334.65314815">
            <text:p>2421334.65314815</text:p>
          </table:table-cell>
          <table:table-cell office:value-type="string">
            <text:p>1917-04-15 22:40:32.812500 EST-0500</text:p>
          </table:table-cell>
          <table:table-cell office:value-type="float" office:value="0">
            <text:p>0</text:p>
          </table:table-cell>
          <table:table-cell office:value-type="float" office:value="42.7461594818652">
            <text:p>42.7461594819</text:p>
          </table:table-cell>
          <table:table-cell office:value-type="float" office:value="42.7460975860284">
            <text:p>42.746097586</text:p>
          </table:table-cell>
          <table:table-cell office:value-type="string">
            <text:p>12 ♉ 44' 46"</text:p>
          </table:table-cell>
          <table:table-cell office:value-type="string">
            <text:p>12 ♉ 44' 45"</text:p>
          </table:table-cell>
          <table:table-cell office:value-type="float" office:value="1.64998253790659">
            <text:p>1.6499825379</text:p>
          </table:table-cell>
          <table:table-cell office:value-type="float" office:value="0.232961740401123">
            <text:p>0.2329617404</text:p>
          </table:table-cell>
          <table:table-cell office:value-type="float" office:value="20.0398680285231">
            <text:p>20.0398680285</text:p>
          </table:table-cell>
          <table:table-cell office:value-type="float" office:value="20.0398061326864">
            <text:p>20.0398061327</text:p>
          </table:table-cell>
          <table:table-cell table:number-columns-repeated="2" office:value-type="string">
            <text:p>20 ♈ 02' 23"</text:p>
          </table:table-cell>
          <table:table-cell office:value-type="float" office:value="1.64998837564632">
            <text:p>1.6499883756</text:p>
          </table:table-cell>
          <table:table-cell office:value-type="float" office:value="0.232967277459703">
            <text:p>0.2329672775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1344.86824074">
            <text:p>2421344.86824074</text:p>
          </table:table-cell>
          <table:table-cell office:value-type="string">
            <text:p>1917-04-26 03:50:16.406250 EST-0500</text:p>
          </table:table-cell>
          <table:table-cell office:value-type="float" office:value="0">
            <text:p>0</text:p>
          </table:table-cell>
          <table:table-cell office:value-type="float" office:value="35.5500024747369">
            <text:p>35.5500024747</text:p>
          </table:table-cell>
          <table:table-cell office:value-type="float" office:value="35.5499668168173">
            <text:p>35.5499668168</text:p>
          </table:table-cell>
          <table:table-cell office:value-type="string">
            <text:p><text:s/>5 ♉ 33' 00"</text:p>
          </table:table-cell>
          <table:table-cell office:value-type="string">
            <text:p><text:s/>5 ♉ 32' 59"</text:p>
          </table:table-cell>
          <table:table-cell office:value-type="float" office:value="1.23503010068433">
            <text:p>1.2350301007</text:p>
          </table:table-cell>
          <table:table-cell office:value-type="float" office:value="0.972894215517639">
            <text:p>0.9728942155</text:p>
          </table:table-cell>
          <table:table-cell office:value-type="float" office:value="12.8434072182721">
            <text:p>12.8434072183</text:p>
          </table:table-cell>
          <table:table-cell office:value-type="float" office:value="12.8433715603525">
            <text:p>12.8433715604</text:p>
          </table:table-cell>
          <table:table-cell table:number-columns-repeated="2" office:value-type="string">
            <text:p>12 ♈ 50' 36"</text:p>
          </table:table-cell>
          <table:table-cell office:value-type="float" office:value="1.23500877578385">
            <text:p>1.2350087758</text:p>
          </table:table-cell>
          <table:table-cell office:value-type="float" office:value="0.972872848568194">
            <text:p>0.9728728486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1354.49519676">
            <text:p>2421354.49519676</text:p>
          </table:table-cell>
          <table:table-cell office:value-type="string">
            <text:p>1917-05-05 18:53:05.156250 EST-0500</text:p>
          </table:table-cell>
          <table:table-cell office:value-type="float" office:value="0">
            <text:p>0</text:p>
          </table:table-cell>
          <table:table-cell office:value-type="float" office:value="47.4270533876449">
            <text:p>47.4270533876</text:p>
          </table:table-cell>
          <table:table-cell office:value-type="float" office:value="47.4270270766807">
            <text:p>47.4270270767</text:p>
          </table:table-cell>
          <table:table-cell table:number-columns-repeated="2" office:value-type="string">
            <text:p>17 ♉ 25' 37"</text:p>
          </table:table-cell>
          <table:table-cell office:value-type="float" office:value="1.23252186271184">
            <text:p>1.2325218627</text:p>
          </table:table-cell>
          <table:table-cell office:value-type="float" office:value="0.237438899627781">
            <text:p>0.2374388996</text:p>
          </table:table-cell>
          <table:table-cell office:value-type="float" office:value="24.7202132761758">
            <text:p>24.7202132762</text:p>
          </table:table-cell>
          <table:table-cell office:value-type="float" office:value="24.7201869652116">
            <text:p>24.7201869652</text:p>
          </table:table-cell>
          <table:table-cell table:number-columns-repeated="2" office:value-type="string">
            <text:p>24 ♈ 43' 12"</text:p>
          </table:table-cell>
          <table:table-cell office:value-type="float" office:value="1.23253240285721">
            <text:p>1.2325324029</text:p>
          </table:table-cell>
          <table:table-cell office:value-type="float" office:value="0.237449500088912">
            <text:p>0.2374495001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1357.97420139">
            <text:p>2421357.97420139</text:p>
          </table:table-cell>
          <table:table-cell office:value-type="string">
            <text:p>1917-05-09 06:22:51.093750 EST-0500</text:p>
          </table:table-cell>
          <table:table-cell office:value-type="float" office:value="0">
            <text:p>0</text:p>
          </table:table-cell>
          <table:table-cell office:value-type="float" office:value="48.2533356390726">
            <text:p>48.2533356391</text:p>
          </table:table-cell>
          <table:table-cell office:value-type="float" office:value="48.2532255444084">
            <text:p>48.2532255444</text:p>
          </table:table-cell>
          <table:table-cell office:value-type="string">
            <text:p>18 ♉ 15' 12"</text:p>
          </table:table-cell>
          <table:table-cell office:value-type="string">
            <text:p>18 ♉ 15' 11"</text:p>
          </table:table-cell>
          <table:table-cell office:value-type="float" office:value="0.966127740896345">
            <text:p>0.9661277409</text:p>
          </table:table-cell>
          <table:table-cell office:value-type="float" office:value="0.237486954608831">
            <text:p>0.2374869546</text:p>
          </table:table-cell>
          <table:table-cell office:value-type="float" office:value="25.5463094155062">
            <text:p>25.5463094155</text:p>
          </table:table-cell>
          <table:table-cell office:value-type="float" office:value="25.546199320842">
            <text:p>25.5461993208</text:p>
          </table:table-cell>
          <table:table-cell table:number-columns-repeated="2" office:value-type="string">
            <text:p>25 ♈ 32' 46"</text:p>
          </table:table-cell>
          <table:table-cell office:value-type="float" office:value="0.966091446273094">
            <text:p>0.9660914463</text:p>
          </table:table-cell>
          <table:table-cell office:value-type="float" office:value="0.237450769808439">
            <text:p>0.2374507698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1362.31355324">
            <text:p>2421362.31355324</text:p>
          </table:table-cell>
          <table:table-cell office:value-type="string">
            <text:p>1917-05-13 14:31:31.406250 EST-0500</text:p>
          </table:table-cell>
          <table:table-cell office:value-type="float" office:value="0">
            <text:p>0</text:p>
          </table:table-cell>
          <table:table-cell office:value-type="float" office:value="57.0573886261005">
            <text:p>57.0573886261</text:p>
          </table:table-cell>
          <table:table-cell office:value-type="float" office:value="57.0574813929947">
            <text:p>57.057481393</text:p>
          </table:table-cell>
          <table:table-cell table:number-columns-repeated="2" office:value-type="string">
            <text:p>27 ♉ 03' 26"</text:p>
          </table:table-cell>
          <table:table-cell office:value-type="float" office:value="-0.527622313457734">
            <text:p>-0.5276223135</text:p>
          </table:table-cell>
          <table:table-cell office:value-type="float" office:value="1.23107083364419">
            <text:p>1.2310708336</text:p>
          </table:table-cell>
          <table:table-cell office:value-type="float" office:value="34.3500860682435">
            <text:p>34.3500860682</text:p>
          </table:table-cell>
          <table:table-cell office:value-type="float" office:value="34.3501788351377">
            <text:p>34.3501788351</text:p>
          </table:table-cell>
          <table:table-cell table:number-columns-repeated="2" office:value-type="string">
            <text:p><text:s/>4 ♉ 21' 00"</text:p>
          </table:table-cell>
          <table:table-cell office:value-type="float" office:value="-0.527619198324958">
            <text:p>-0.5276191983</text:p>
          </table:table-cell>
          <table:table-cell office:value-type="float" office:value="1.23107392554621">
            <text:p>1.231073925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1365.33381944">
            <text:p>2421365.33381944</text:p>
          </table:table-cell>
          <table:table-cell office:value-type="string">
            <text:p>1917-05-16 15:00:42.187500 EST-0500</text:p>
          </table:table-cell>
          <table:table-cell office:value-type="float" office:value="0">
            <text:p>0</text:p>
          </table:table-cell>
          <table:table-cell office:value-type="float" office:value="55.3536248409965">
            <text:p>55.353624841</text:p>
          </table:table-cell>
          <table:table-cell office:value-type="float" office:value="55.3538158050467">
            <text:p>55.353815805</text:p>
          </table:table-cell>
          <table:table-cell table:number-columns-repeated="2" office:value-type="string">
            <text:p>25 ♉ 21' 13"</text:p>
          </table:table-cell>
          <table:table-cell office:value-type="float" office:value="-0.58521946187413">
            <text:p>-0.5852194619</text:p>
          </table:table-cell>
          <table:table-cell office:value-type="float" office:value="0.963539161002831">
            <text:p>0.963539161</text:p>
          </table:table-cell>
          <table:table-cell office:value-type="float" office:value="32.6462667824556">
            <text:p>32.6462667825</text:p>
          </table:table-cell>
          <table:table-cell office:value-type="float" office:value="32.6464577465058">
            <text:p>32.6464577465</text:p>
          </table:table-cell>
          <table:table-cell office:value-type="string">
            <text:p><text:s/>2 ♉ 38' 46"</text:p>
          </table:table-cell>
          <table:table-cell office:value-type="string">
            <text:p><text:s/>2 ♉ 38' 47"</text:p>
          </table:table-cell>
          <table:table-cell office:value-type="float" office:value="-0.585193433468882">
            <text:p>-0.5851934335</text:p>
          </table:table-cell>
          <table:table-cell office:value-type="float" office:value="0.963565099557198">
            <text:p>0.9635650996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1372.44685185">
            <text:p>2421372.44685185</text:p>
          </table:table-cell>
          <table:table-cell office:value-type="string">
            <text:p>1917-05-23 17:43:28.593750 EST-0500</text:p>
          </table:table-cell>
          <table:table-cell office:value-type="float" office:value="0">
            <text:p>0</text:p>
          </table:table-cell>
          <table:table-cell office:value-type="float" office:value="51.6777619396633">
            <text:p>51.6777619397</text:p>
          </table:table-cell>
          <table:table-cell office:value-type="float" office:value="51.6778150339506">
            <text:p>51.677815034</text:p>
          </table:table-cell>
          <table:table-cell office:value-type="string">
            <text:p>21 ♉ 40' 39"</text:p>
          </table:table-cell>
          <table:table-cell office:value-type="string">
            <text:p>21 ♉ 40' 40"</text:p>
          </table:table-cell>
          <table:table-cell office:value-type="float" office:value="-0.375779062070025">
            <text:p>-0.3757790621</text:p>
          </table:table-cell>
          <table:table-cell office:value-type="float" office:value="0.235087133655574">
            <text:p>0.2350871337</text:p>
          </table:table-cell>
          <table:table-cell office:value-type="float" office:value="28.9700492831698">
            <text:p>28.9700492832</text:p>
          </table:table-cell>
          <table:table-cell office:value-type="float" office:value="28.970102377457">
            <text:p>28.9701023775</text:p>
          </table:table-cell>
          <table:table-cell table:number-columns-repeated="2" office:value-type="string">
            <text:p>28 ♈ 58' 12"</text:p>
          </table:table-cell>
          <table:table-cell office:value-type="float" office:value="-0.375809843487953">
            <text:p>-0.3758098435</text:p>
          </table:table-cell>
          <table:table-cell office:value-type="float" office:value="0.235056324249869">
            <text:p>0.2350563242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1382.18782407">
            <text:p>2421382.18782407</text:p>
          </table:table-cell>
          <table:table-cell office:value-type="string">
            <text:p>1917-06-02 11:30:28.125000 EST-0500</text:p>
          </table:table-cell>
          <table:table-cell office:value-type="float" office:value="0">
            <text:p>0</text:p>
          </table:table-cell>
          <table:table-cell office:value-type="float" office:value="51.2426954907015">
            <text:p>51.2426954907</text:p>
          </table:table-cell>
          <table:table-cell office:value-type="float" office:value="51.2427655220275">
            <text:p>51.242765522</text:p>
          </table:table-cell>
          <table:table-cell table:number-columns-repeated="2" office:value-type="string">
            <text:p>21 ♉ 14' 33"</text:p>
          </table:table-cell>
          <table:table-cell office:value-type="float" office:value="0.311874758004329">
            <text:p>0.311874758</text:p>
          </table:table-cell>
          <table:table-cell office:value-type="float" office:value="0.725054712879321">
            <text:p>0.7250547129</text:p>
          </table:table-cell>
          <table:table-cell office:value-type="float" office:value="28.5346454414927">
            <text:p>28.5346454415</text:p>
          </table:table-cell>
          <table:table-cell office:value-type="float" office:value="28.5347154728187">
            <text:p>28.5347154728</text:p>
          </table:table-cell>
          <table:table-cell table:number-columns-repeated="2" office:value-type="string">
            <text:p>28 ♈ 32' 04"</text:p>
          </table:table-cell>
          <table:table-cell office:value-type="float" office:value="0.311871950022729">
            <text:p>0.31187195</text:p>
          </table:table-cell>
          <table:table-cell office:value-type="float" office:value="0.725051159721035">
            <text:p>0.7250511597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21387.67829861">
            <text:p>2421387.67829861</text:p>
          </table:table-cell>
          <table:table-cell office:value-type="string">
            <text:p>1917-06-07 23:16:45.468750 EST-0500</text:p>
          </table:table-cell>
          <table:table-cell office:value-type="float" office:value="0">
            <text:p>0</text:p>
          </table:table-cell>
          <table:table-cell office:value-type="float" office:value="55.2098215385538">
            <text:p>55.2098215386</text:p>
          </table:table-cell>
          <table:table-cell office:value-type="float" office:value="55.2097930849481">
            <text:p>55.2097930849</text:p>
          </table:table-cell>
          <table:table-cell table:number-columns-repeated="2" office:value-type="string">
            <text:p>25 ♉ 12' 35"</text:p>
          </table:table-cell>
          <table:table-cell office:value-type="float" office:value="0.720015858641013">
            <text:p>0.7200158586</text:p>
          </table:table-cell>
          <table:table-cell office:value-type="float" office:value="0.228059854675061">
            <text:p>0.2280598547</text:p>
          </table:table-cell>
          <table:table-cell office:value-type="float" office:value="32.5013669348452">
            <text:p>32.5013669348</text:p>
          </table:table-cell>
          <table:table-cell office:value-type="float" office:value="32.5013384812395">
            <text:p>32.5013384812</text:p>
          </table:table-cell>
          <table:table-cell table:number-columns-repeated="2" office:value-type="string">
            <text:p><text:s/>2 ♉ 30' 04"</text:p>
          </table:table-cell>
          <table:table-cell office:value-type="float" office:value="0.719978712929136">
            <text:p>0.7199787129</text:p>
          </table:table-cell>
          <table:table-cell office:value-type="float" office:value="0.228022659150679">
            <text:p>0.2280226592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1389.84748843">
            <text:p>2421389.84748843</text:p>
          </table:table-cell>
          <table:table-cell office:value-type="string">
            <text:p>1917-06-10 03:20:23.437500 EST-0500</text:p>
          </table:table-cell>
          <table:table-cell office:value-type="float" office:value="0">
            <text:p>0</text:p>
          </table:table-cell>
          <table:table-cell office:value-type="float" office:value="55.7030737546488">
            <text:p>55.7030737546</text:p>
          </table:table-cell>
          <table:table-cell office:value-type="float" office:value="55.7030415380832">
            <text:p>55.7030415381</text:p>
          </table:table-cell>
          <table:table-cell office:value-type="string">
            <text:p>25 ♉ 42' 11"</text:p>
          </table:table-cell>
          <table:table-cell office:value-type="string">
            <text:p>25 ♉ 42' 10"</text:p>
          </table:table-cell>
          <table:table-cell office:value-type="float" office:value="0.83925238187452">
            <text:p>0.8392523819</text:p>
          </table:table-cell>
          <table:table-cell office:value-type="float" office:value="0.226701629606167">
            <text:p>0.2267016296</text:p>
          </table:table-cell>
          <table:table-cell office:value-type="float" office:value="32.9944950591185">
            <text:p>32.9944950591</text:p>
          </table:table-cell>
          <table:table-cell office:value-type="float" office:value="32.9944628425529">
            <text:p>32.9944628426</text:p>
          </table:table-cell>
          <table:table-cell table:number-columns-repeated="2" office:value-type="string">
            <text:p><text:s/>2 ♉ 59' 40"</text:p>
          </table:table-cell>
          <table:table-cell office:value-type="float" office:value="0.839252060554788">
            <text:p>0.8392520606</text:p>
          </table:table-cell>
          <table:table-cell office:value-type="float" office:value="0.226701561956185">
            <text:p>0.226701562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1392.05793981">
            <text:p>2421392.05793981</text:p>
          </table:table-cell>
          <table:table-cell office:value-type="string">
            <text:p>1917-06-12 08:23:26.250000 EST-0500</text:p>
          </table:table-cell>
          <table:table-cell office:value-type="float" office:value="0">
            <text:p>0</text:p>
          </table:table-cell>
          <table:table-cell office:value-type="float" office:value="93.594504725635">
            <text:p>93.5945047256</text:p>
          </table:table-cell>
          <table:table-cell office:value-type="float" office:value="93.5944453033415">
            <text:p>93.5944453033</text:p>
          </table:table-cell>
          <table:table-cell table:number-columns-repeated="2" office:value-type="string">
            <text:p><text:s/>3 ♋ 35' 40"</text:p>
          </table:table-cell>
          <table:table-cell office:value-type="float" office:value="1.22575712912813">
            <text:p>1.2257571291</text:p>
          </table:table-cell>
          <table:table-cell office:value-type="float" office:value="0.0239944215483978">
            <text:p>0.0239944215</text:p>
          </table:table-cell>
          <table:table-cell office:value-type="float" office:value="70.8858701877369">
            <text:p>70.8858701877</text:p>
          </table:table-cell>
          <table:table-cell office:value-type="float" office:value="70.8858107654434">
            <text:p>70.8858107654</text:p>
          </table:table-cell>
          <table:table-cell office:value-type="string">
            <text:p>10 ♊ 53' 09"</text:p>
          </table:table-cell>
          <table:table-cell office:value-type="string">
            <text:p>10 ♊ 53' 08"</text:p>
          </table:table-cell>
          <table:table-cell office:value-type="float" office:value="1.22577698870044">
            <text:p>1.2257769887</text:p>
          </table:table-cell>
          <table:table-cell office:value-type="float" office:value="0.0240142553432633">
            <text:p>0.0240142553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1394.06159722">
            <text:p>2421394.06159722</text:p>
          </table:table-cell>
          <table:table-cell office:value-type="string">
            <text:p>1917-06-14 08:28:42.656250 EST-0500</text:p>
          </table:table-cell>
          <table:table-cell office:value-type="float" office:value="0">
            <text:p>0</text:p>
          </table:table-cell>
          <table:table-cell office:value-type="float" office:value="59.7872080990301">
            <text:p>59.787208099</text:p>
          </table:table-cell>
          <table:table-cell office:value-type="float" office:value="59.7871644425864">
            <text:p>59.7871644426</text:p>
          </table:table-cell>
          <table:table-cell table:number-columns-repeated="2" office:value-type="string">
            <text:p>29 ♉ 47' 13"</text:p>
          </table:table-cell>
          <table:table-cell office:value-type="float" office:value="1.09555963734928">
            <text:p>1.0955596373</text:p>
          </table:table-cell>
          <table:table-cell office:value-type="float" office:value="0.714161115862384">
            <text:p>0.7141611159</text:p>
          </table:table-cell>
          <table:table-cell office:value-type="float" office:value="37.0785271337782">
            <text:p>37.0785271338</text:p>
          </table:table-cell>
          <table:table-cell office:value-type="float" office:value="37.0784834773345">
            <text:p>37.0784834773</text:p>
          </table:table-cell>
          <table:table-cell table:number-columns-repeated="2" office:value-type="string">
            <text:p><text:s/>7 ♉ 04' 42"</text:p>
          </table:table-cell>
          <table:table-cell office:value-type="float" office:value="1.09556606057455">
            <text:p>1.0955660606</text:p>
          </table:table-cell>
          <table:table-cell office:value-type="float" office:value="0.714167110651835">
            <text:p>0.7141671107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1405.6184838">
            <text:p>2421405.6184838</text:p>
          </table:table-cell>
          <table:table-cell office:value-type="string">
            <text:p>1917-06-25 21:50:37.500000 EST-0500</text:p>
          </table:table-cell>
          <table:table-cell office:value-type="float" office:value="0">
            <text:p>0</text:p>
          </table:table-cell>
          <table:table-cell office:value-type="float" office:value="93.9252044335788">
            <text:p>93.9252044336</text:p>
          </table:table-cell>
          <table:table-cell office:value-type="float" office:value="93.9250560713326">
            <text:p>93.9250560713</text:p>
          </table:table-cell>
          <table:table-cell table:number-columns-repeated="2" office:value-type="string">
            <text:p><text:s/>3 ♋ 55' 30"</text:p>
          </table:table-cell>
          <table:table-cell office:value-type="float" office:value="0.953693419733997">
            <text:p>0.9536934197</text:p>
          </table:table-cell>
          <table:table-cell office:value-type="float" office:value="0.0245235590487641">
            <text:p>0.024523559</text:p>
          </table:table-cell>
          <table:table-cell office:value-type="float" office:value="71.2158950350957">
            <text:p>71.2158950351</text:p>
          </table:table-cell>
          <table:table-cell office:value-type="float" office:value="71.2157466728494">
            <text:p>71.2157466728</text:p>
          </table:table-cell>
          <table:table-cell office:value-type="string">
            <text:p>11 ♊ 12' 57"</text:p>
          </table:table-cell>
          <table:table-cell office:value-type="string">
            <text:p>11 ♊ 12' 56"</text:p>
          </table:table-cell>
          <table:table-cell office:value-type="float" office:value="0.953710741793539">
            <text:p>0.9537107418</text:p>
          </table:table-cell>
          <table:table-cell office:value-type="float" office:value="0.0245408902424058">
            <text:p>0.0245408902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1414.69929398">
            <text:p>2421414.69929398</text:p>
          </table:table-cell>
          <table:table-cell office:value-type="string">
            <text:p>1917-07-04 23:46:59.531250 EST-0500</text:p>
          </table:table-cell>
          <table:table-cell office:value-type="float" office:value="0">
            <text:p>0</text:p>
          </table:table-cell>
          <table:table-cell office:value-type="float" office:value="121.306839986">
            <text:p>121.306839986</text:p>
          </table:table-cell>
          <table:table-cell office:value-type="float" office:value="121.306646179608">
            <text:p>121.3066461796</text:p>
          </table:table-cell>
          <table:table-cell office:value-type="string">
            <text:p><text:s/>1 ♌ 18' 24"</text:p>
          </table:table-cell>
          <table:table-cell office:value-type="string">
            <text:p><text:s/>1 ♌ 18' 23"</text:p>
          </table:table-cell>
          <table:table-cell office:value-type="float" office:value="1.22163514805386">
            <text:p>1.2216351481</text:p>
          </table:table-cell>
          <table:table-cell office:value-type="float" office:value="0.124767691801655">
            <text:p>0.1247676918</text:p>
          </table:table-cell>
          <table:table-cell office:value-type="float" office:value="98.5970445070593">
            <text:p>98.5970445071</text:p>
          </table:table-cell>
          <table:table-cell office:value-type="float" office:value="98.5968507006672">
            <text:p>98.5968507007</text:p>
          </table:table-cell>
          <table:table-cell office:value-type="string">
            <text:p><text:s/>8 ♋ 35' 49"</text:p>
          </table:table-cell>
          <table:table-cell office:value-type="string">
            <text:p><text:s/>8 ♋ 35' 48"</text:p>
          </table:table-cell>
          <table:table-cell office:value-type="float" office:value="1.22159136647895">
            <text:p>1.2215913665</text:p>
          </table:table-cell>
          <table:table-cell office:value-type="float" office:value="0.124724010027382">
            <text:p>0.12472401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1414.93293981">
            <text:p>2421414.93293981</text:p>
          </table:table-cell>
          <table:table-cell office:value-type="string">
            <text:p>1917-07-05 05:23:26.250000 EST-0500</text:p>
          </table:table-cell>
          <table:table-cell office:value-type="float" office:value="0">
            <text:p>0</text:p>
          </table:table-cell>
          <table:table-cell office:value-type="float" office:value="94.1533363215322">
            <text:p>94.1533363215</text:p>
          </table:table-cell>
          <table:table-cell office:value-type="float" office:value="94.152983407036">
            <text:p>94.152983407</text:p>
          </table:table-cell>
          <table:table-cell office:value-type="string">
            <text:p><text:s/>4 ♋ 09' 12"</text:p>
          </table:table-cell>
          <table:table-cell office:value-type="string">
            <text:p><text:s/>4 ♋ 09' 10"</text:p>
          </table:table-cell>
          <table:table-cell office:value-type="float" office:value="2.09942138360849">
            <text:p>2.0994213836</text:p>
          </table:table-cell>
          <table:table-cell office:value-type="float" office:value="0.0243311858829347">
            <text:p>0.0243311859</text:p>
          </table:table-cell>
          <table:table-cell office:value-type="float" office:value="71.4435220547135">
            <text:p>71.4435220547</text:p>
          </table:table-cell>
          <table:table-cell office:value-type="float" office:value="71.4431691402174">
            <text:p>71.4431691402</text:p>
          </table:table-cell>
          <table:table-cell office:value-type="string">
            <text:p>11 ♊ 26' 36"</text:p>
          </table:table-cell>
          <table:table-cell office:value-type="string">
            <text:p>11 ♊ 26' 35"</text:p>
          </table:table-cell>
          <table:table-cell office:value-type="float" office:value="2.09938073200199">
            <text:p>2.099380732</text:p>
          </table:table-cell>
          <table:table-cell office:value-type="float" office:value="0.0242906101873152">
            <text:p>0.0242906102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1416.78133102">
            <text:p>2421416.78133102</text:p>
          </table:table-cell>
          <table:table-cell office:value-type="string">
            <text:p>1917-07-07 01:45:07.031250 EST-0500</text:p>
          </table:table-cell>
          <table:table-cell office:value-type="float" office:value="0">
            <text:p>0</text:p>
          </table:table-cell>
          <table:table-cell office:value-type="float" office:value="123.849837496277">
            <text:p>123.8498374963</text:p>
          </table:table-cell>
          <table:table-cell office:value-type="float" office:value="123.849585790134">
            <text:p>123.8495857901</text:p>
          </table:table-cell>
          <table:table-cell office:value-type="string">
            <text:p><text:s/>3 ♌ 50' 59"</text:p>
          </table:table-cell>
          <table:table-cell office:value-type="string">
            <text:p><text:s/>3 ♌ 50' 58"</text:p>
          </table:table-cell>
          <table:table-cell office:value-type="float" office:value="1.22116708722461">
            <text:p>1.2211670872</text:p>
          </table:table-cell>
          <table:table-cell office:value-type="float" office:value="0.0353822962667978">
            <text:p>0.0353822963</text:p>
          </table:table-cell>
          <table:table-cell office:value-type="float" office:value="101.139906933455">
            <text:p>101.1399069335</text:p>
          </table:table-cell>
          <table:table-cell office:value-type="float" office:value="101.139655227312">
            <text:p>101.1396552273</text:p>
          </table:table-cell>
          <table:table-cell office:value-type="string">
            <text:p>11 ♋ 08' 23"</text:p>
          </table:table-cell>
          <table:table-cell office:value-type="string">
            <text:p>11 ♋ 08' 22"</text:p>
          </table:table-cell>
          <table:table-cell office:value-type="float" office:value="1.22115986785041">
            <text:p>1.2211598679</text:p>
          </table:table-cell>
          <table:table-cell office:value-type="float" office:value="0.0353753247707371">
            <text:p>0.035375324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1422.18855324">
            <text:p>2421422.18855324</text:p>
          </table:table-cell>
          <table:table-cell office:value-type="string">
            <text:p>1917-07-12 11:31:31.406250 EST-0500</text:p>
          </table:table-cell>
          <table:table-cell office:value-type="float" office:value="0">
            <text:p>0</text:p>
          </table:table-cell>
          <table:table-cell office:value-type="float" office:value="109.720502385213">
            <text:p>109.7205023852</text:p>
          </table:table-cell>
          <table:table-cell office:value-type="float" office:value="109.720318446465">
            <text:p>109.7203184465</text:p>
          </table:table-cell>
          <table:table-cell table:number-columns-repeated="2" office:value-type="string">
            <text:p>19 ♋ 43' 13"</text:p>
          </table:table-cell>
          <table:table-cell office:value-type="float" office:value="2.14984377620754">
            <text:p>2.1498437762</text:p>
          </table:table-cell>
          <table:table-cell office:value-type="float" office:value="0.953737646957534">
            <text:p>0.953737647</text:p>
          </table:table-cell>
          <table:table-cell office:value-type="float" office:value="87.0104292355462">
            <text:p>87.0104292355</text:p>
          </table:table-cell>
          <table:table-cell office:value-type="float" office:value="87.0102452967977">
            <text:p>87.0102452968</text:p>
          </table:table-cell>
          <table:table-cell office:value-type="string">
            <text:p>27 ♊ 00' 37"</text:p>
          </table:table-cell>
          <table:table-cell office:value-type="string">
            <text:p>27 ♊ 00' 36"</text:p>
          </table:table-cell>
          <table:table-cell office:value-type="float" office:value="2.14983999026225">
            <text:p>2.1498399903</text:p>
          </table:table-cell>
          <table:table-cell office:value-type="float" office:value="0.953733750656972">
            <text:p>0.9537337507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1428.54792824">
            <text:p>2421428.54792824</text:p>
          </table:table-cell>
          <table:table-cell office:value-type="string">
            <text:p>1917-07-18 20:09:01.406250 EST-0500</text:p>
          </table:table-cell>
          <table:table-cell office:value-type="float" office:value="0">
            <text:p>0</text:p>
          </table:table-cell>
          <table:table-cell office:value-type="float" office:value="123.064413511132">
            <text:p>123.0644135111</text:p>
          </table:table-cell>
          <table:table-cell office:value-type="float" office:value="123.064301991963">
            <text:p>123.064301992</text:p>
          </table:table-cell>
          <table:table-cell table:number-columns-repeated="2" office:value-type="string">
            <text:p><text:s/>3 ♌ 03' 51"</text:p>
          </table:table-cell>
          <table:table-cell office:value-type="float" office:value="2.03005516324709">
            <text:p>2.0300551632</text:p>
          </table:table-cell>
          <table:table-cell office:value-type="float" office:value="0.128563851848457">
            <text:p>0.1285638518</text:p>
          </table:table-cell>
          <table:table-cell office:value-type="float" office:value="100.353933660558">
            <text:p>100.3539336606</text:p>
          </table:table-cell>
          <table:table-cell office:value-type="float" office:value="100.353822141389">
            <text:p>100.3538221414</text:p>
          </table:table-cell>
          <table:table-cell office:value-type="string">
            <text:p>10 ♋ 21' 14"</text:p>
          </table:table-cell>
          <table:table-cell office:value-type="string">
            <text:p>10 ♋ 21' 13"</text:p>
          </table:table-cell>
          <table:table-cell office:value-type="float" office:value="2.03003730493966">
            <text:p>2.0300373049</text:p>
          </table:table-cell>
          <table:table-cell office:value-type="float" office:value="0.128546154471354">
            <text:p>0.1285461545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1429.15803241">
            <text:p>2421429.15803241</text:p>
          </table:table-cell>
          <table:table-cell office:value-type="string">
            <text:p>1917-07-19 10:47:34.687500 EST-0500</text:p>
          </table:table-cell>
          <table:table-cell office:value-type="float" office:value="0">
            <text:p>0</text:p>
          </table:table-cell>
          <table:table-cell office:value-type="float" office:value="124.29819516364">
            <text:p>124.2981951636</text:p>
          </table:table-cell>
          <table:table-cell office:value-type="float" office:value="124.297725704701">
            <text:p>124.2977257047</text:p>
          </table:table-cell>
          <table:table-cell office:value-type="string">
            <text:p><text:s/>4 ♌ 17' 53"</text:p>
          </table:table-cell>
          <table:table-cell office:value-type="string">
            <text:p><text:s/>4 ♌ 17' 51"</text:p>
          </table:table-cell>
          <table:table-cell office:value-type="float" office:value="2.01436874402932">
            <text:p>2.014368744</text:p>
          </table:table-cell>
          <table:table-cell office:value-type="float" office:value="0.0368368853572047">
            <text:p>0.0368368854</text:p>
          </table:table-cell>
          <table:table-cell office:value-type="float" office:value="101.58768326414">
            <text:p>101.5876832641</text:p>
          </table:table-cell>
          <table:table-cell office:value-type="float" office:value="101.587213805201">
            <text:p>101.5872138052</text:p>
          </table:table-cell>
          <table:table-cell office:value-type="string">
            <text:p>11 ♋ 35' 15"</text:p>
          </table:table-cell>
          <table:table-cell office:value-type="string">
            <text:p>11 ♋ 35' 13"</text:p>
          </table:table-cell>
          <table:table-cell office:value-type="float" office:value="2.01435762984752">
            <text:p>2.0143576298</text:p>
          </table:table-cell>
          <table:table-cell office:value-type="float" office:value="0.0368260325288911">
            <text:p>0.0368260325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1437.35358796">
            <text:p>2421437.35358796</text:p>
          </table:table-cell>
          <table:table-cell office:value-type="string">
            <text:p>1917-07-27 15:29:10.781250 EST-0500</text:p>
          </table:table-cell>
          <table:table-cell office:value-type="float" office:value="0">
            <text:p>0</text:p>
          </table:table-cell>
          <table:table-cell office:value-type="float" office:value="124.200027584266">
            <text:p>124.2000275843</text:p>
          </table:table-cell>
          <table:table-cell office:value-type="float" office:value="124.199888287949">
            <text:p>124.199888288</text:p>
          </table:table-cell>
          <table:table-cell office:value-type="string">
            <text:p><text:s/>4 ♌ 12' 00"</text:p>
          </table:table-cell>
          <table:table-cell office:value-type="string">
            <text:p><text:s/>4 ♌ 11' 59"</text:p>
          </table:table-cell>
          <table:table-cell office:value-type="float" office:value="0.955768248038428">
            <text:p>0.955768248</text:p>
          </table:table-cell>
          <table:table-cell office:value-type="float" office:value="0.129162693922472">
            <text:p>0.1291626939</text:p>
          </table:table-cell>
          <table:table-cell office:value-type="float" office:value="101.489308521159">
            <text:p>101.4893085212</text:p>
          </table:table-cell>
          <table:table-cell office:value-type="float" office:value="101.489169224842">
            <text:p>101.4891692248</text:p>
          </table:table-cell>
          <table:table-cell table:number-columns-repeated="2" office:value-type="string">
            <text:p>11 ♋ 29' 21"</text:p>
          </table:table-cell>
          <table:table-cell office:value-type="float" office:value="0.955764723850918">
            <text:p>0.9557647239</text:p>
          </table:table-cell>
          <table:table-cell office:value-type="float" office:value="0.129159213041352">
            <text:p>0.129159213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1437.79011574">
            <text:p>2421437.79011574</text:p>
          </table:table-cell>
          <table:table-cell office:value-type="string">
            <text:p>1917-07-28 01:57:46.406250 EST-0500</text:p>
          </table:table-cell>
          <table:table-cell office:value-type="float" office:value="0">
            <text:p>0</text:p>
          </table:table-cell>
          <table:table-cell office:value-type="float" office:value="124.617260919718">
            <text:p>124.6172609197</text:p>
          </table:table-cell>
          <table:table-cell office:value-type="float" office:value="124.617141391699">
            <text:p>124.6171413917</text:p>
          </table:table-cell>
          <table:table-cell office:value-type="string">
            <text:p><text:s/>4 ♌ 37' 02"</text:p>
          </table:table-cell>
          <table:table-cell office:value-type="string">
            <text:p><text:s/>4 ♌ 37' 01"</text:p>
          </table:table-cell>
          <table:table-cell office:value-type="float" office:value="0.955832378883925">
            <text:p>0.9558323789</text:p>
          </table:table-cell>
          <table:table-cell office:value-type="float" office:value="0.0371128078049719">
            <text:p>0.0371128078</text:p>
          </table:table-cell>
          <table:table-cell office:value-type="float" office:value="101.906522285215">
            <text:p>101.9065222852</text:p>
          </table:table-cell>
          <table:table-cell office:value-type="float" office:value="101.906402757196">
            <text:p>101.9064027572</text:p>
          </table:table-cell>
          <table:table-cell table:number-columns-repeated="2" office:value-type="string">
            <text:p>11 ♋ 54' 23"</text:p>
          </table:table-cell>
          <table:table-cell office:value-type="float" office:value="0.955822657533058">
            <text:p>0.9558226575</text:p>
          </table:table-cell>
          <table:table-cell office:value-type="float" office:value="0.0371030676536911">
            <text:p>0.0371030677</text:p>
          </table:table-cell>
        </table:table-row>
        <table:table-row table:style-name="ro1">
          <table:table-cell office:value-type="string">
            <text:p>Saturn/Neptune</text:p>
          </table:table-cell>
          <table:table-cell office:value-type="float" office:value="2421441.71296296">
            <text:p>2421441.71296296</text:p>
          </table:table-cell>
          <table:table-cell office:value-type="string">
            <text:p>1917-08-01 00:06:40.781250 EST-0500</text:p>
          </table:table-cell>
          <table:table-cell office:value-type="float" office:value="0">
            <text:p>0</text:p>
          </table:table-cell>
          <table:table-cell office:value-type="float" office:value="124.762739063699">
            <text:p>124.7627390637</text:p>
          </table:table-cell>
          <table:table-cell office:value-type="float" office:value="124.762718628833">
            <text:p>124.7627186288</text:p>
          </table:table-cell>
          <table:table-cell table:number-columns-repeated="2" office:value-type="string">
            <text:p><text:s/>4 ♌ 45' 45"</text:p>
          </table:table-cell>
          <table:table-cell office:value-type="float" office:value="0.128995351816087">
            <text:p>0.1289953518</text:p>
          </table:table-cell>
          <table:table-cell office:value-type="float" office:value="0.0370736489759442">
            <text:p>0.037073649</text:p>
          </table:table-cell>
          <table:table-cell office:value-type="float" office:value="102.051725176676">
            <text:p>102.0517251767</text:p>
          </table:table-cell>
          <table:table-cell office:value-type="float" office:value="102.051704741809">
            <text:p>102.0517047418</text:p>
          </table:table-cell>
          <table:table-cell table:number-columns-repeated="2" office:value-type="string">
            <text:p>12 ♋ 03' 06"</text:p>
          </table:table-cell>
          <table:table-cell office:value-type="float" office:value="0.128955759179547">
            <text:p>0.1289557592</text:p>
          </table:table-cell>
          <table:table-cell office:value-type="float" office:value="0.0370341225942342">
            <text:p>0.0370341226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21444.88875">
            <text:p>2421444.88875</text:p>
          </table:table-cell>
          <table:table-cell office:value-type="string">
            <text:p>1917-08-04 04:19:48.281250 EST-0500</text:p>
          </table:table-cell>
          <table:table-cell office:value-type="float" office:value="0">
            <text:p>0</text:p>
          </table:table-cell>
          <table:table-cell office:value-type="float" office:value="94.8335121544505">
            <text:p>94.8335121545</text:p>
          </table:table-cell>
          <table:table-cell office:value-type="float" office:value="94.8334857196005">
            <text:p>94.8334857196</text:p>
          </table:table-cell>
          <table:table-cell table:number-columns-repeated="2" office:value-type="string">
            <text:p><text:s/>4 ♋ 50' 00"</text:p>
          </table:table-cell>
          <table:table-cell office:value-type="float" office:value="0.664499722361378">
            <text:p>0.6644997224</text:p>
          </table:table-cell>
          <table:table-cell office:value-type="float" office:value="0.0203076171871441">
            <text:p>0.0203076172</text:p>
          </table:table-cell>
          <table:table-cell office:value-type="float" office:value="72.1223270789538">
            <text:p>72.122327079</text:p>
          </table:table-cell>
          <table:table-cell office:value-type="float" office:value="72.1223006441038">
            <text:p>72.1223006441</text:p>
          </table:table-cell>
          <table:table-cell table:number-columns-repeated="2" office:value-type="string">
            <text:p>12 ♊ 07' 20"</text:p>
          </table:table-cell>
          <table:table-cell office:value-type="float" office:value="0.664513668976068">
            <text:p>0.664513669</text:p>
          </table:table-cell>
          <table:table-cell office:value-type="float" office:value="0.0203216787888382">
            <text:p>0.020321678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1490.47541667">
            <text:p>2421490.47541667</text:p>
          </table:table-cell>
          <table:table-cell office:value-type="string">
            <text:p>1917-09-18 18:24:36.562500 EST-0500</text:p>
          </table:table-cell>
          <table:table-cell office:value-type="float" office:value="0">
            <text:p>0</text:p>
          </table:table-cell>
          <table:table-cell office:value-type="float" office:value="175.45646750913">
            <text:p>175.4564675091</text:p>
          </table:table-cell>
          <table:table-cell office:value-type="float" office:value="175.456471575778">
            <text:p>175.4564715758</text:p>
          </table:table-cell>
          <table:table-cell table:number-columns-repeated="2" office:value-type="string">
            <text:p>25 ♍ 27' 23"</text:p>
          </table:table-cell>
          <table:table-cell office:value-type="float" office:value="-1.05866300467758">
            <text:p>-1.0586630047</text:p>
          </table:table-cell>
          <table:table-cell office:value-type="float" office:value="0.97722968910836">
            <text:p>0.9772296891</text:p>
          </table:table-cell>
          <table:table-cell office:value-type="float" office:value="152.743953336327">
            <text:p>152.7439533363</text:p>
          </table:table-cell>
          <table:table-cell office:value-type="float" office:value="152.743957402975">
            <text:p>152.743957403</text:p>
          </table:table-cell>
          <table:table-cell table:number-columns-repeated="2" office:value-type="string">
            <text:p><text:s/>2 ♍ 44' 38"</text:p>
          </table:table-cell>
          <table:table-cell office:value-type="float" office:value="-1.05863318573918">
            <text:p>-1.0586331857</text:p>
          </table:table-cell>
          <table:table-cell office:value-type="float" office:value="0.977260090981959">
            <text:p>0.977260091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21494.45369213">
            <text:p>2421494.45369213</text:p>
          </table:table-cell>
          <table:table-cell office:value-type="string">
            <text:p>1917-09-22 17:53:19.218750 EST-0500</text:p>
          </table:table-cell>
          <table:table-cell office:value-type="float" office:value="0">
            <text:p>0</text:p>
          </table:table-cell>
          <table:table-cell office:value-type="float" office:value="126.485325829457">
            <text:p>126.4853258295</text:p>
          </table:table-cell>
          <table:table-cell office:value-type="float" office:value="126.485199024141">
            <text:p>126.4851990241</text:p>
          </table:table-cell>
          <table:table-cell office:value-type="string">
            <text:p><text:s/>6 ♌ 29' 07"</text:p>
          </table:table-cell>
          <table:table-cell office:value-type="string">
            <text:p><text:s/>6 ♌ 29' 06"</text:p>
          </table:table-cell>
          <table:table-cell office:value-type="float" office:value="0.610288288187068">
            <text:p>0.6102882882</text:p>
          </table:table-cell>
          <table:table-cell office:value-type="float" office:value="0.0248704366257312">
            <text:p>0.0248704366</text:p>
          </table:table-cell>
          <table:table-cell office:value-type="float" office:value="103.772687209909">
            <text:p>103.7726872099</text:p>
          </table:table-cell>
          <table:table-cell office:value-type="float" office:value="103.772560404593">
            <text:p>103.7725604046</text:p>
          </table:table-cell>
          <table:table-cell table:number-columns-repeated="2" office:value-type="string">
            <text:p>13 ♋ 46' 21"</text:p>
          </table:table-cell>
          <table:table-cell office:value-type="float" office:value="0.610272857368955">
            <text:p>0.6102728574</text:p>
          </table:table-cell>
          <table:table-cell office:value-type="float" office:value="0.024854912141789">
            <text:p>0.0248549121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21503.36408565">
            <text:p>2421503.36408565</text:p>
          </table:table-cell>
          <table:table-cell office:value-type="string">
            <text:p>1917-10-01 15:44:17.812500 EST-0500</text:p>
          </table:table-cell>
          <table:table-cell office:value-type="float" office:value="0">
            <text:p>0</text:p>
          </table:table-cell>
          <table:table-cell office:value-type="float" office:value="131.87099014569">
            <text:p>131.8709901457</text:p>
          </table:table-cell>
          <table:table-cell office:value-type="float" office:value="131.870872970615">
            <text:p>131.8708729706</text:p>
          </table:table-cell>
          <table:table-cell table:number-columns-repeated="2" office:value-type="string">
            <text:p>11 ♌ 52' 15"</text:p>
          </table:table-cell>
          <table:table-cell office:value-type="float" office:value="0.598544199997442">
            <text:p>0.5985442</text:p>
          </table:table-cell>
          <table:table-cell office:value-type="float" office:value="0.0899644657683064">
            <text:p>0.0899644658</text:p>
          </table:table-cell>
          <table:table-cell office:value-type="float" office:value="109.158111797278">
            <text:p>109.1581117973</text:p>
          </table:table-cell>
          <table:table-cell office:value-type="float" office:value="109.157994622203">
            <text:p>109.1579946222</text:p>
          </table:table-cell>
          <table:table-cell office:value-type="string">
            <text:p>19 ♋ 09' 29"</text:p>
          </table:table-cell>
          <table:table-cell office:value-type="string">
            <text:p>19 ♋ 09' 28"</text:p>
          </table:table-cell>
          <table:table-cell office:value-type="float" office:value="0.598572602819089">
            <text:p>0.5985726028</text:p>
          </table:table-cell>
          <table:table-cell office:value-type="float" office:value="0.089992739232119">
            <text:p>0.089992739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1536.24934028">
            <text:p>2421536.24934028</text:p>
          </table:table-cell>
          <table:table-cell office:value-type="string">
            <text:p>1917-11-03 12:59:03.750000 EST-0500</text:p>
          </table:table-cell>
          <table:table-cell office:value-type="float" office:value="0">
            <text:p>0</text:p>
          </table:table-cell>
          <table:table-cell office:value-type="float" office:value="220.757375179657">
            <text:p>220.7573751797</text:p>
          </table:table-cell>
          <table:table-cell office:value-type="float" office:value="220.757307864829">
            <text:p>220.7573078648</text:p>
          </table:table-cell>
          <table:table-cell table:number-columns-repeated="2" office:value-type="string">
            <text:p>10 ♏ 45' 26"</text:p>
          </table:table-cell>
          <table:table-cell office:value-type="float" office:value="1.62259061874786">
            <text:p>1.6225906187</text:p>
          </table:table-cell>
          <table:table-cell office:value-type="float" office:value="1.00207074987695">
            <text:p>1.0020707499</text:p>
          </table:table-cell>
          <table:table-cell office:value-type="float" office:value="198.04339372856">
            <text:p>198.0433937286</text:p>
          </table:table-cell>
          <table:table-cell office:value-type="float" office:value="198.043326413733">
            <text:p>198.0433264137</text:p>
          </table:table-cell>
          <table:table-cell office:value-type="string">
            <text:p>18 ♎ 02' 36"</text:p>
          </table:table-cell>
          <table:table-cell office:value-type="string">
            <text:p>18 ♎ 02' 35"</text:p>
          </table:table-cell>
          <table:table-cell office:value-type="float" office:value="1.62256678785702">
            <text:p>1.6225667879</text:p>
          </table:table-cell>
          <table:table-cell office:value-type="float" office:value="1.00204691177647">
            <text:p>1.0020469118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1593.52449074">
            <text:p>2421593.52449074</text:p>
          </table:table-cell>
          <table:table-cell office:value-type="string">
            <text:p>1917-12-30 19:35:16.406250 EST-0500</text:p>
          </table:table-cell>
          <table:table-cell office:value-type="float" office:value="0">
            <text:p>0</text:p>
          </table:table-cell>
          <table:table-cell office:value-type="float" office:value="321.324380002843">
            <text:p>321.3243800028</text:p>
          </table:table-cell>
          <table:table-cell office:value-type="float" office:value="321.324333325684">
            <text:p>321.3243333257</text:p>
          </table:table-cell>
          <table:table-cell table:number-columns-repeated="2" office:value-type="string">
            <text:p>21 ♒ 19' 27"</text:p>
          </table:table-cell>
          <table:table-cell office:value-type="float" office:value="0.637432137529095">
            <text:p>0.6374321375</text:p>
          </table:table-cell>
          <table:table-cell office:value-type="float" office:value="0.0461427747608762">
            <text:p>0.0461427748</text:p>
          </table:table-cell>
          <table:table-cell office:value-type="float" office:value="298.607654557">
            <text:p>298.607654557</text:p>
          </table:table-cell>
          <table:table-cell office:value-type="float" office:value="298.607607879841">
            <text:p>298.6076078798</text:p>
          </table:table-cell>
          <table:table-cell table:number-columns-repeated="2" office:value-type="string">
            <text:p>28 ♑ 36' 27"</text:p>
          </table:table-cell>
          <table:table-cell office:value-type="float" office:value="0.637420509791744">
            <text:p>0.6374205098</text:p>
          </table:table-cell>
          <table:table-cell office:value-type="float" office:value="0.0461310681635689">
            <text:p>0.046131068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1596.89119213">
            <text:p>2421596.89119213</text:p>
          </table:table-cell>
          <table:table-cell office:value-type="string">
            <text:p>1918-01-03 04:23:19.218750 EST-0500</text:p>
          </table:table-cell>
          <table:table-cell office:value-type="float" office:value="0">
            <text:p>0</text:p>
          </table:table-cell>
          <table:table-cell office:value-type="float" office:value="282.215807811276">
            <text:p>282.2158078113</text:p>
          </table:table-cell>
          <table:table-cell office:value-type="float" office:value="282.216249229909">
            <text:p>282.2162492299</text:p>
          </table:table-cell>
          <table:table-cell office:value-type="string">
            <text:p>12 ♑ 12' 56"</text:p>
          </table:table-cell>
          <table:table-cell office:value-type="string">
            <text:p>12 ♑ 12' 58"</text:p>
          </table:table-cell>
          <table:table-cell office:value-type="float" office:value="-1.35521950473826">
            <text:p>-1.3552195047</text:p>
          </table:table-cell>
          <table:table-cell office:value-type="float" office:value="1.01917063030404">
            <text:p>1.0191706303</text:p>
          </table:table-cell>
          <table:table-cell office:value-type="float" office:value="259.4989715127">
            <text:p>259.4989715127</text:p>
          </table:table-cell>
          <table:table-cell office:value-type="float" office:value="259.499412931333">
            <text:p>259.4994129313</text:p>
          </table:table-cell>
          <table:table-cell office:value-type="string">
            <text:p>19 ♐ 29' 56"</text:p>
          </table:table-cell>
          <table:table-cell office:value-type="string">
            <text:p>19 ♐ 29' 57"</text:p>
          </table:table-cell>
          <table:table-cell office:value-type="float" office:value="-1.35520314303034">
            <text:p>-1.355203143</text:p>
          </table:table-cell>
          <table:table-cell office:value-type="float" office:value="1.01918697102582">
            <text:p>1.019186971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1630.06672454">
            <text:p>2421630.06672454</text:p>
          </table:table-cell>
          <table:table-cell office:value-type="string">
            <text:p>1918-02-05 08:36:05.625000 EST-0500</text:p>
          </table:table-cell>
          <table:table-cell office:value-type="float" office:value="0">
            <text:p>0</text:p>
          </table:table-cell>
          <table:table-cell office:value-type="float" office:value="323.266574195877">
            <text:p>323.2665741959</text:p>
          </table:table-cell>
          <table:table-cell office:value-type="float" office:value="323.266610534059">
            <text:p>323.2666105341</text:p>
          </table:table-cell>
          <table:table-cell table:number-columns-repeated="2" office:value-type="string">
            <text:p>23 ♒ 15' 59"</text:p>
          </table:table-cell>
          <table:table-cell office:value-type="float" office:value="-0.583045783734657">
            <text:p>-0.5830457837</text:p>
          </table:table-cell>
          <table:table-cell office:value-type="float" office:value="0.0575523716111853">
            <text:p>0.0575523716</text:p>
          </table:table-cell>
          <table:table-cell office:value-type="float" office:value="300.548302293913">
            <text:p>300.5483022939</text:p>
          </table:table-cell>
          <table:table-cell office:value-type="float" office:value="300.548338632094">
            <text:p>300.5483386321</text:p>
          </table:table-cell>
          <table:table-cell office:value-type="string">
            <text:p><text:s/>0 ♒ 32' 53"</text:p>
          </table:table-cell>
          <table:table-cell office:value-type="string">
            <text:p><text:s/>0 ♒ 32' 54"</text:p>
          </table:table-cell>
          <table:table-cell office:value-type="float" office:value="-0.583063582504421">
            <text:p>-0.5830635825</text:p>
          </table:table-cell>
          <table:table-cell office:value-type="float" office:value="0.0575352471869378">
            <text:p>0.0575352472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1634.56868056">
            <text:p>2421634.56868056</text:p>
          </table:table-cell>
          <table:table-cell office:value-type="string">
            <text:p>1918-02-09 20:38:54.375000 EST-0500</text:p>
          </table:table-cell>
          <table:table-cell office:value-type="float" office:value="0">
            <text:p>0</text:p>
          </table:table-cell>
          <table:table-cell office:value-type="float" office:value="320.52517789854">
            <text:p>320.5251778985</text:p>
          </table:table-cell>
          <table:table-cell office:value-type="float" office:value="320.525425647167">
            <text:p>320.5254256472</text:p>
          </table:table-cell>
          <table:table-cell office:value-type="string">
            <text:p>20 ♒ 31' 30"</text:p>
          </table:table-cell>
          <table:table-cell office:value-type="string">
            <text:p>20 ♒ 31' 31"</text:p>
          </table:table-cell>
          <table:table-cell office:value-type="float" office:value="-0.620900895491793">
            <text:p>-0.6209008955</text:p>
          </table:table-cell>
          <table:table-cell office:value-type="float" office:value="1.01223305659361">
            <text:p>1.0122330566</text:p>
          </table:table-cell>
          <table:table-cell office:value-type="float" office:value="297.806613506204">
            <text:p>297.8066135062</text:p>
          </table:table-cell>
          <table:table-cell office:value-type="float" office:value="297.806861254831">
            <text:p>297.8068612548</text:p>
          </table:table-cell>
          <table:table-cell office:value-type="string">
            <text:p>27 ♑ 48' 23"</text:p>
          </table:table-cell>
          <table:table-cell office:value-type="string">
            <text:p>27 ♑ 48' 24"</text:p>
          </table:table-cell>
          <table:table-cell office:value-type="float" office:value="-0.62091227503629">
            <text:p>-0.620912275</text:p>
          </table:table-cell>
          <table:table-cell office:value-type="float" office:value="1.0122197499276">
            <text:p>1.0122197499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1637.71540509">
            <text:p>2421637.71540509</text:p>
          </table:table-cell>
          <table:table-cell office:value-type="string">
            <text:p>1918-02-13 00:10:11.718750 EST-0500</text:p>
          </table:table-cell>
          <table:table-cell office:value-type="float" office:value="0">
            <text:p>0</text:p>
          </table:table-cell>
          <table:table-cell office:value-type="float" office:value="323.708714510015">
            <text:p>323.70871451</text:p>
          </table:table-cell>
          <table:table-cell office:value-type="float" office:value="323.708634287949">
            <text:p>323.708634288</text:p>
          </table:table-cell>
          <table:table-cell table:number-columns-repeated="2" office:value-type="string">
            <text:p>23 ♒ 42' 31"</text:p>
          </table:table-cell>
          <table:table-cell office:value-type="float" office:value="1.01096250561255">
            <text:p>1.0109625056</text:p>
          </table:table-cell>
          <table:table-cell office:value-type="float" office:value="0.0578641965804043">
            <text:p>0.0578641966</text:p>
          </table:table-cell>
          <table:table-cell office:value-type="float" office:value="300.990072029634">
            <text:p>300.9900720296</text:p>
          </table:table-cell>
          <table:table-cell office:value-type="float" office:value="300.989991807568">
            <text:p>300.9899918076</text:p>
          </table:table-cell>
          <table:table-cell office:value-type="string">
            <text:p><text:s/>0 ♒ 59' 24"</text:p>
          </table:table-cell>
          <table:table-cell office:value-type="string">
            <text:p><text:s/>0 ♒ 59' 23"</text:p>
          </table:table-cell>
          <table:table-cell office:value-type="float" office:value="1.01099595828224">
            <text:p>1.0109959583</text:p>
          </table:table-cell>
          <table:table-cell office:value-type="float" office:value="0.0578975967924672">
            <text:p>0.0578975968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1644.75983796">
            <text:p>2421644.75983796</text:p>
          </table:table-cell>
          <table:table-cell office:value-type="string">
            <text:p>1918-02-20 01:14:10.781250 EST-0500</text:p>
          </table:table-cell>
          <table:table-cell office:value-type="float" office:value="0">
            <text:p>0</text:p>
          </table:table-cell>
          <table:table-cell office:value-type="float" office:value="314.937834942978">
            <text:p>314.937834943</text:p>
          </table:table-cell>
          <table:table-cell office:value-type="float" office:value="314.937527647592">
            <text:p>314.9375276476</text:p>
          </table:table-cell>
          <table:table-cell office:value-type="string">
            <text:p>14 ♒ 56' 16"</text:p>
          </table:table-cell>
          <table:table-cell office:value-type="string">
            <text:p>14 ♒ 56' 15"</text:p>
          </table:table-cell>
          <table:table-cell office:value-type="float" office:value="1.58954721870954">
            <text:p>1.5895472187</text:p>
          </table:table-cell>
          <table:table-cell office:value-type="float" office:value="-0.416508536692579">
            <text:p>-0.4165085367</text:p>
          </table:table-cell>
          <table:table-cell office:value-type="float" office:value="292.218951369909">
            <text:p>292.2189513699</text:p>
          </table:table-cell>
          <table:table-cell office:value-type="float" office:value="292.218644074523">
            <text:p>292.2186440745</text:p>
          </table:table-cell>
          <table:table-cell office:value-type="string">
            <text:p>22 ♑ 13' 08"</text:p>
          </table:table-cell>
          <table:table-cell office:value-type="string">
            <text:p>22 ♑ 13' 07"</text:p>
          </table:table-cell>
          <table:table-cell office:value-type="float" office:value="1.58952605455263">
            <text:p>1.5895260546</text:p>
          </table:table-cell>
          <table:table-cell office:value-type="float" office:value="-0.416529186467219">
            <text:p>-0.4165291865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1650.57429398">
            <text:p>2421650.57429398</text:p>
          </table:table-cell>
          <table:table-cell office:value-type="string">
            <text:p>1918-02-25 20:46:59.531250 EST-0500</text:p>
          </table:table-cell>
          <table:table-cell office:value-type="float" office:value="0">
            <text:p>0</text:p>
          </table:table-cell>
          <table:table-cell office:value-type="float" office:value="324.448476064868">
            <text:p>324.4484760649</text:p>
          </table:table-cell>
          <table:table-cell office:value-type="float" office:value="324.448345635292">
            <text:p>324.4483456353</text:p>
          </table:table-cell>
          <table:table-cell table:number-columns-repeated="2" office:value-type="string">
            <text:p>24 ♒ 26' 54"</text:p>
          </table:table-cell>
          <table:table-cell office:value-type="float" office:value="1.68289277269505">
            <text:p>1.6828927727</text:p>
          </table:table-cell>
          <table:table-cell office:value-type="float" office:value="0.0568055527067998">
            <text:p>0.0568055527</text:p>
          </table:table-cell>
          <table:table-cell office:value-type="float" office:value="301.729400266431">
            <text:p>301.7294002664</text:p>
          </table:table-cell>
          <table:table-cell office:value-type="float" office:value="301.729269836855">
            <text:p>301.7292698369</text:p>
          </table:table-cell>
          <table:table-cell table:number-columns-repeated="2" office:value-type="string">
            <text:p><text:s/>1 ♒ 43' 45"</text:p>
          </table:table-cell>
          <table:table-cell office:value-type="float" office:value="1.68292633086539">
            <text:p>1.6829263309</text:p>
          </table:table-cell>
          <table:table-cell office:value-type="float" office:value="0.0568392681267251">
            <text:p>0.056839268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1665.59797454">
            <text:p>2421665.59797454</text:p>
          </table:table-cell>
          <table:table-cell office:value-type="string">
            <text:p>1918-03-12 21:21:05.625000 EST-0500</text:p>
          </table:table-cell>
          <table:table-cell office:value-type="float" office:value="0">
            <text:p>0</text:p>
          </table:table-cell>
          <table:table-cell office:value-type="float" office:value="351.709680608638">
            <text:p>351.7096806086</text:p>
          </table:table-cell>
          <table:table-cell office:value-type="float" office:value="351.709672851648">
            <text:p>351.7096728516</text:p>
          </table:table-cell>
          <table:table-cell table:number-columns-repeated="2" office:value-type="string">
            <text:p>21 ♓ 42' 34"</text:p>
          </table:table-cell>
          <table:table-cell office:value-type="float" office:value="1.94495104984834">
            <text:p>1.9449510498</text:p>
          </table:table-cell>
          <table:table-cell office:value-type="float" office:value="0.997626670988071">
            <text:p>0.997626671</text:p>
          </table:table-cell>
          <table:table-cell office:value-type="float" office:value="328.990225855419">
            <text:p>328.9902258554</text:p>
          </table:table-cell>
          <table:table-cell office:value-type="float" office:value="328.990218098429">
            <text:p>328.9902180984</text:p>
          </table:table-cell>
          <table:table-cell table:number-columns-repeated="2" office:value-type="string">
            <text:p>28 ♒ 59' 24"</text:p>
          </table:table-cell>
          <table:table-cell office:value-type="float" office:value="1.94499408641518">
            <text:p>1.9449940864</text:p>
          </table:table-cell>
          <table:table-cell office:value-type="float" office:value="0.997669652664774">
            <text:p>0.9976696527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1684.66927083">
            <text:p>2421684.66927083</text:p>
          </table:table-cell>
          <table:table-cell office:value-type="string">
            <text:p>1918-03-31 23:03:45.000000 EST-0500</text:p>
          </table:table-cell>
          <table:table-cell office:value-type="float" office:value="0">
            <text:p>0</text:p>
          </table:table-cell>
          <table:table-cell office:value-type="float" office:value="326.220430357024">
            <text:p>326.220430357</text:p>
          </table:table-cell>
          <table:table-cell office:value-type="float" office:value="326.220255796082">
            <text:p>326.2202557961</text:p>
          </table:table-cell>
          <table:table-cell office:value-type="string">
            <text:p>26 ♒ 13' 13"</text:p>
          </table:table-cell>
          <table:table-cell office:value-type="string">
            <text:p>26 ♒ 13' 12"</text:p>
          </table:table-cell>
          <table:table-cell office:value-type="float" office:value="0.778152311741532">
            <text:p>0.7781523117</text:p>
          </table:table-cell>
          <table:table-cell office:value-type="float" office:value="0.0450298522776447">
            <text:p>0.0450298523</text:p>
          </table:table-cell>
          <table:table-cell office:value-type="float" office:value="303.500548986731">
            <text:p>303.5005489867</text:p>
          </table:table-cell>
          <table:table-cell office:value-type="float" office:value="303.500374425788">
            <text:p>303.5003744258</text:p>
          </table:table-cell>
          <table:table-cell table:number-columns-repeated="2" office:value-type="string">
            <text:p><text:s/>3 ♒ 30' 01"</text:p>
          </table:table-cell>
          <table:table-cell office:value-type="float" office:value="0.778148977477708">
            <text:p>0.7781489775</text:p>
          </table:table-cell>
          <table:table-cell office:value-type="float" office:value="0.0450271257314662">
            <text:p>0.045027125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1710.6419213">
            <text:p>2421710.6419213</text:p>
          </table:table-cell>
          <table:table-cell office:value-type="string">
            <text:p>1918-04-26 22:24:22.500000 EST-0500</text:p>
          </table:table-cell>
          <table:table-cell office:value-type="float" office:value="0">
            <text:p>0</text:p>
          </table:table-cell>
          <table:table-cell office:value-type="float" office:value="36.063459827972">
            <text:p>36.063459828</text:p>
          </table:table-cell>
          <table:table-cell office:value-type="float" office:value="36.0636403319877">
            <text:p>36.063640332</text:p>
          </table:table-cell>
          <table:table-cell office:value-type="string">
            <text:p><text:s/>6 ♉ 03' 48"</text:p>
          </table:table-cell>
          <table:table-cell office:value-type="string">
            <text:p><text:s/>6 ♉ 03' 49"</text:p>
          </table:table-cell>
          <table:table-cell office:value-type="float" office:value="-0.66348186251623">
            <text:p>-0.6634818625</text:p>
          </table:table-cell>
          <table:table-cell office:value-type="float" office:value="0.972085171154808">
            <text:p>0.9720851712</text:p>
          </table:table-cell>
          <table:table-cell office:value-type="float" office:value="13.3428181427748">
            <text:p>13.3428181428</text:p>
          </table:table-cell>
          <table:table-cell office:value-type="float" office:value="13.3429986467905">
            <text:p>13.3429986468</text:p>
          </table:table-cell>
          <table:table-cell table:number-columns-repeated="2" office:value-type="string">
            <text:p>13 ♈ 20' 34"</text:p>
          </table:table-cell>
          <table:table-cell office:value-type="float" office:value="-0.663478715012048">
            <text:p>-0.663478715</text:p>
          </table:table-cell>
          <table:table-cell office:value-type="float" office:value="0.972088592113973">
            <text:p>0.9720885921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1760.18489583">
            <text:p>2421760.18489583</text:p>
          </table:table-cell>
          <table:table-cell office:value-type="string">
            <text:p>1918-06-15 11:26:15.000000 EST-0500</text:p>
          </table:table-cell>
          <table:table-cell office:value-type="float" office:value="0">
            <text:p>0</text:p>
          </table:table-cell>
          <table:table-cell office:value-type="float" office:value="83.7406442588794">
            <text:p>83.7406442589</text:p>
          </table:table-cell>
          <table:table-cell office:value-type="float" office:value="83.7405514597631">
            <text:p>83.7405514598</text:p>
          </table:table-cell>
          <table:table-cell office:value-type="string">
            <text:p>23 ♊ 44' 26"</text:p>
          </table:table-cell>
          <table:table-cell office:value-type="string">
            <text:p>23 ♊ 44' 25"</text:p>
          </table:table-cell>
          <table:table-cell office:value-type="float" office:value="0.955013643003591">
            <text:p>0.955013643</text:p>
          </table:table-cell>
          <table:table-cell office:value-type="float" office:value="0.230200832712539">
            <text:p>0.2302008327</text:p>
          </table:table-cell>
          <table:table-cell office:value-type="float" office:value="61.0177919749566">
            <text:p>61.017791975</text:p>
          </table:table-cell>
          <table:table-cell office:value-type="float" office:value="61.0176991758403">
            <text:p>61.0176991758</text:p>
          </table:table-cell>
          <table:table-cell office:value-type="string">
            <text:p><text:s/>1 ♊ 01' 04"</text:p>
          </table:table-cell>
          <table:table-cell office:value-type="string">
            <text:p><text:s/>1 ♊ 01' 03"</text:p>
          </table:table-cell>
          <table:table-cell office:value-type="float" office:value="0.955030434528537">
            <text:p>0.9550304345</text:p>
          </table:table-cell>
          <table:table-cell office:value-type="float" office:value="0.230217623995717">
            <text:p>0.230217624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1767.37043981">
            <text:p>2421767.37043981</text:p>
          </table:table-cell>
          <table:table-cell office:value-type="string">
            <text:p>1918-06-22 15:53:26.250000 EST-0500</text:p>
          </table:table-cell>
          <table:table-cell office:value-type="float" office:value="0">
            <text:p>0</text:p>
          </table:table-cell>
          <table:table-cell office:value-type="float" office:value="85.3929507231081">
            <text:p>85.3929507231</text:p>
          </table:table-cell>
          <table:table-cell office:value-type="float" office:value="85.392492202696">
            <text:p>85.3924922027</text:p>
          </table:table-cell>
          <table:table-cell office:value-type="string">
            <text:p>25 ♊ 23' 34"</text:p>
          </table:table-cell>
          <table:table-cell office:value-type="string">
            <text:p>25 ♊ 23' 32"</text:p>
          </table:table-cell>
          <table:table-cell office:value-type="float" office:value="2.16660636489624">
            <text:p>2.1666063649</text:p>
          </table:table-cell>
          <table:table-cell office:value-type="float" office:value="0.229462613496637">
            <text:p>0.2294626135</text:p>
          </table:table-cell>
          <table:table-cell office:value-type="float" office:value="62.669818865949">
            <text:p>62.6698188659</text:p>
          </table:table-cell>
          <table:table-cell office:value-type="float" office:value="62.6693603455369">
            <text:p>62.6693603455</text:p>
          </table:table-cell>
          <table:table-cell office:value-type="string">
            <text:p><text:s/>2 ♊ 40' 11"</text:p>
          </table:table-cell>
          <table:table-cell office:value-type="string">
            <text:p><text:s/>2 ♊ 40' 09"</text:p>
          </table:table-cell>
          <table:table-cell office:value-type="float" office:value="2.1665716089861">
            <text:p>2.166571609</text:p>
          </table:table-cell>
          <table:table-cell office:value-type="float" office:value="0.229427866606521">
            <text:p>0.229427866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1771.60407407">
            <text:p>2421771.60407407</text:p>
          </table:table-cell>
          <table:table-cell office:value-type="string">
            <text:p>1918-06-26 21:29:52.968750 EST-0500</text:p>
          </table:table-cell>
          <table:table-cell office:value-type="float" office:value="0">
            <text:p>0</text:p>
          </table:table-cell>
          <table:table-cell office:value-type="float" office:value="94.634355879073">
            <text:p>94.6343558791</text:p>
          </table:table-cell>
          <table:table-cell office:value-type="float" office:value="94.6342906863977">
            <text:p>94.6342906864</text:p>
          </table:table-cell>
          <table:table-cell table:number-columns-repeated="2" office:value-type="string">
            <text:p><text:s/>4 ♋ 38' 03"</text:p>
          </table:table-cell>
          <table:table-cell office:value-type="float" office:value="2.18514614796933">
            <text:p>2.185146148</text:p>
          </table:table-cell>
          <table:table-cell office:value-type="float" office:value="0.953341410874758">
            <text:p>0.9533414109</text:p>
          </table:table-cell>
          <table:table-cell office:value-type="float" office:value="71.9109208011363">
            <text:p>71.9109208011</text:p>
          </table:table-cell>
          <table:table-cell office:value-type="float" office:value="71.910855608461">
            <text:p>71.9108556085</text:p>
          </table:table-cell>
          <table:table-cell table:number-columns-repeated="2" office:value-type="string">
            <text:p>11 ♊ 54' 39"</text:p>
          </table:table-cell>
          <table:table-cell office:value-type="float" office:value="2.18513156102129">
            <text:p>2.185131561</text:p>
          </table:table-cell>
          <table:table-cell office:value-type="float" office:value="0.953326844032613">
            <text:p>0.953326844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1771.7862037">
            <text:p>2421771.7862037</text:p>
          </table:table-cell>
          <table:table-cell office:value-type="string">
            <text:p>1918-06-27 01:52:08.906250 EST-0500</text:p>
          </table:table-cell>
          <table:table-cell office:value-type="float" office:value="0">
            <text:p>0</text:p>
          </table:table-cell>
          <table:table-cell office:value-type="float" office:value="95.0322421952047">
            <text:p>95.0322421952</text:p>
          </table:table-cell>
          <table:table-cell office:value-type="float" office:value="95.0320924049388">
            <text:p>95.0320924049</text:p>
          </table:table-cell>
          <table:table-cell office:value-type="string">
            <text:p><text:s/>5 ♋ 01' 56"</text:p>
          </table:table-cell>
          <table:table-cell office:value-type="string">
            <text:p><text:s/>5 ♋ 01' 55"</text:p>
          </table:table-cell>
          <table:table-cell office:value-type="float" office:value="2.18409477661325">
            <text:p>2.1840947766</text:p>
          </table:table-cell>
          <table:table-cell office:value-type="float" office:value="0.0246545862589092">
            <text:p>0.0246545863</text:p>
          </table:table-cell>
          <table:table-cell office:value-type="float" office:value="72.3087977516567">
            <text:p>72.3087977517</text:p>
          </table:table-cell>
          <table:table-cell office:value-type="float" office:value="72.3086479613909">
            <text:p>72.3086479614</text:p>
          </table:table-cell>
          <table:table-cell table:number-columns-repeated="2" office:value-type="string">
            <text:p>12 ♊ 18' 31"</text:p>
          </table:table-cell>
          <table:table-cell office:value-type="float" office:value="2.18408294167067">
            <text:p>2.1840829417</text:p>
          </table:table-cell>
          <table:table-cell office:value-type="float" office:value="0.0246428505007143">
            <text:p>0.0246428505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1772.02766204">
            <text:p>2421772.02766204</text:p>
          </table:table-cell>
          <table:table-cell office:value-type="string">
            <text:p>1918-06-27 07:39:50.625000 EST-0500</text:p>
          </table:table-cell>
          <table:table-cell office:value-type="float" office:value="0">
            <text:p>0</text:p>
          </table:table-cell>
          <table:table-cell office:value-type="float" office:value="95.0381119691957">
            <text:p>95.0381119692</text:p>
          </table:table-cell>
          <table:table-cell office:value-type="float" office:value="95.0380451134158">
            <text:p>95.0380451134</text:p>
          </table:table-cell>
          <table:table-cell office:value-type="string">
            <text:p><text:s/>5 ♋ 02' 17"</text:p>
          </table:table-cell>
          <table:table-cell office:value-type="string">
            <text:p><text:s/>5 ♋ 02' 16"</text:p>
          </table:table-cell>
          <table:table-cell office:value-type="float" office:value="0.953329537311468">
            <text:p>0.9533295373</text:p>
          </table:table-cell>
          <table:table-cell office:value-type="float" office:value="0.0246515232384509">
            <text:p>0.0246515232</text:p>
          </table:table-cell>
          <table:table-cell office:value-type="float" office:value="72.3146558865195">
            <text:p>72.3146558865</text:p>
          </table:table-cell>
          <table:table-cell office:value-type="float" office:value="72.3145890307395">
            <text:p>72.3145890307</text:p>
          </table:table-cell>
          <table:table-cell table:number-columns-repeated="2" office:value-type="string">
            <text:p>12 ♊ 18' 52"</text:p>
          </table:table-cell>
          <table:table-cell office:value-type="float" office:value="0.953321405051373">
            <text:p>0.9533214051</text:p>
          </table:table-cell>
          <table:table-cell office:value-type="float" office:value="0.0246434671725802">
            <text:p>0.0246434672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1787.18659722">
            <text:p>2421787.18659722</text:p>
          </table:table-cell>
          <table:table-cell office:value-type="string">
            <text:p>1918-07-12 11:28:42.656250 EST-0500</text:p>
          </table:table-cell>
          <table:table-cell office:value-type="float" office:value="0">
            <text:p>0</text:p>
          </table:table-cell>
          <table:table-cell office:value-type="float" office:value="126.171839580912">
            <text:p>126.1718395809</text:p>
          </table:table-cell>
          <table:table-cell office:value-type="float" office:value="126.171686218925">
            <text:p>126.1716862189</text:p>
          </table:table-cell>
          <table:table-cell table:number-columns-repeated="2" office:value-type="string">
            <text:p><text:s/>6 ♌ 10' 18"</text:p>
          </table:table-cell>
          <table:table-cell office:value-type="float" office:value="1.7980223105532">
            <text:p>1.7980223106</text:p>
          </table:table-cell>
          <table:table-cell office:value-type="float" office:value="0.0358108197283212">
            <text:p>0.0358108197</text:p>
          </table:table-cell>
          <table:table-cell office:value-type="float" office:value="103.447676367538">
            <text:p>103.4476763675</text:p>
          </table:table-cell>
          <table:table-cell office:value-type="float" office:value="103.447523005552">
            <text:p>103.4475230056</text:p>
          </table:table-cell>
          <table:table-cell table:number-columns-repeated="2" office:value-type="string">
            <text:p>13 ♋ 26' 51"</text:p>
          </table:table-cell>
          <table:table-cell office:value-type="float" office:value="1.79803992569613">
            <text:p>1.7980399257</text:p>
          </table:table-cell>
          <table:table-cell office:value-type="float" office:value="0.0358285551947466">
            <text:p>0.0358285552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1792.30109954">
            <text:p>2421792.30109954</text:p>
          </table:table-cell>
          <table:table-cell office:value-type="string">
            <text:p>1918-07-17 14:13:35.625000 EST-0500</text:p>
          </table:table-cell>
          <table:table-cell office:value-type="float" office:value="0">
            <text:p>0</text:p>
          </table:table-cell>
          <table:table-cell office:value-type="float" office:value="134.949064889263">
            <text:p>134.9490648893</text:p>
          </table:table-cell>
          <table:table-cell office:value-type="float" office:value="134.948985256506">
            <text:p>134.9489852565</text:p>
          </table:table-cell>
          <table:table-cell table:number-columns-repeated="2" office:value-type="string">
            <text:p>14 ♌ 56' 56"</text:p>
          </table:table-cell>
          <table:table-cell office:value-type="float" office:value="1.6343985564773">
            <text:p>1.6343985565</text:p>
          </table:table-cell>
          <table:table-cell office:value-type="float" office:value="0.122899762800768">
            <text:p>0.1228997628</text:p>
          </table:table-cell>
          <table:table-cell office:value-type="float" office:value="112.224778065584">
            <text:p>112.2247780656</text:p>
          </table:table-cell>
          <table:table-cell office:value-type="float" office:value="112.224698432827">
            <text:p>112.2246984328</text:p>
          </table:table-cell>
          <table:table-cell office:value-type="string">
            <text:p>22 ♋ 13' 29"</text:p>
          </table:table-cell>
          <table:table-cell office:value-type="string">
            <text:p>22 ♋ 13' 28"</text:p>
          </table:table-cell>
          <table:table-cell office:value-type="float" office:value="1.63439419679981">
            <text:p>1.6343941968</text:p>
          </table:table-cell>
          <table:table-cell office:value-type="float" office:value="0.122895357231959">
            <text:p>0.1228953572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1801.85138889">
            <text:p>2421801.85138889</text:p>
          </table:table-cell>
          <table:table-cell office:value-type="string">
            <text:p>1918-07-27 03:26:00.937500 EST-0500</text:p>
          </table:table-cell>
          <table:table-cell office:value-type="float" office:value="0">
            <text:p>0</text:p>
          </table:table-cell>
          <table:table-cell office:value-type="float" office:value="93.0768282424455">
            <text:p>93.0768282424</text:p>
          </table:table-cell>
          <table:table-cell office:value-type="float" office:value="93.0765899767726">
            <text:p>93.0765899768</text:p>
          </table:table-cell>
          <table:table-cell office:value-type="string">
            <text:p><text:s/>3 ♋ 04' 36"</text:p>
          </table:table-cell>
          <table:table-cell office:value-type="string">
            <text:p><text:s/>3 ♋ 04' 35"</text:p>
          </table:table-cell>
          <table:table-cell office:value-type="float" office:value="1.19425558203488">
            <text:p>1.194255582</text:p>
          </table:table-cell>
          <table:table-cell office:value-type="float" office:value="0.212278301214334">
            <text:p>0.2122783012</text:p>
          </table:table-cell>
          <table:table-cell office:value-type="float" office:value="70.3520459630757">
            <text:p>70.3520459631</text:p>
          </table:table-cell>
          <table:table-cell office:value-type="float" office:value="70.3518076974028">
            <text:p>70.3518076974</text:p>
          </table:table-cell>
          <table:table-cell office:value-type="string">
            <text:p>10 ♊ 21' 07"</text:p>
          </table:table-cell>
          <table:table-cell office:value-type="string">
            <text:p>10 ♊ 21' 06"</text:p>
          </table:table-cell>
          <table:table-cell office:value-type="float" office:value="1.19428168554683">
            <text:p>1.1942816855</text:p>
          </table:table-cell>
          <table:table-cell office:value-type="float" office:value="0.212304402518261">
            <text:p>0.2123044025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1804.12873843">
            <text:p>2421804.12873843</text:p>
          </table:table-cell>
          <table:table-cell office:value-type="string">
            <text:p>1918-07-29 10:05:23.437500 EST-0500</text:p>
          </table:table-cell>
          <table:table-cell office:value-type="float" office:value="0">
            <text:p>0</text:p>
          </table:table-cell>
          <table:table-cell office:value-type="float" office:value="95.7991405159354">
            <text:p>95.7991405159</text:p>
          </table:table-cell>
          <table:table-cell office:value-type="float" office:value="95.7989481157876">
            <text:p>95.7989481158</text:p>
          </table:table-cell>
          <table:table-cell table:number-columns-repeated="2" office:value-type="string">
            <text:p><text:s/>5 ♋ 47' 56"</text:p>
          </table:table-cell>
          <table:table-cell office:value-type="float" office:value="1.19651831344309">
            <text:p>1.1965183134</text:p>
          </table:table-cell>
          <table:table-cell office:value-type="float" office:value="0.021797189321642">
            <text:p>0.0217971893</text:p>
          </table:table-cell>
          <table:table-cell office:value-type="float" office:value="73.0743222368286">
            <text:p>73.0743222368</text:p>
          </table:table-cell>
          <table:table-cell office:value-type="float" office:value="73.0741298366808">
            <text:p>73.0741298367</text:p>
          </table:table-cell>
          <table:table-cell office:value-type="string">
            <text:p>13 ♊ 04' 27"</text:p>
          </table:table-cell>
          <table:table-cell office:value-type="string">
            <text:p>13 ♊ 04' 26"</text:p>
          </table:table-cell>
          <table:table-cell office:value-type="float" office:value="1.19653065426608">
            <text:p>1.1965306543</text:p>
          </table:table-cell>
          <table:table-cell office:value-type="float" office:value="0.0218094701246979">
            <text:p>0.0218094701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1805.35310185">
            <text:p>2421805.35310185</text:p>
          </table:table-cell>
          <table:table-cell office:value-type="string">
            <text:p>1918-07-30 15:28:28.593750 EST-0500</text:p>
          </table:table-cell>
          <table:table-cell office:value-type="float" office:value="0">
            <text:p>0</text:p>
          </table:table-cell>
          <table:table-cell office:value-type="float" office:value="126.838009423575">
            <text:p>126.8380094236</text:p>
          </table:table-cell>
          <table:table-cell office:value-type="float" office:value="126.837849252587">
            <text:p>126.8378492526</text:p>
          </table:table-cell>
          <table:table-cell table:number-columns-repeated="2" office:value-type="string">
            <text:p><text:s/>6 ♌ 50' 16"</text:p>
          </table:table-cell>
          <table:table-cell office:value-type="float" office:value="0.956507946537286">
            <text:p>0.9565079465</text:p>
          </table:table-cell>
          <table:table-cell office:value-type="float" office:value="0.0371116303041262">
            <text:p>0.0371116303</text:p>
          </table:table-cell>
          <table:table-cell office:value-type="float" office:value="104.113148710531">
            <text:p>104.1131487105</text:p>
          </table:table-cell>
          <table:table-cell office:value-type="float" office:value="104.112988539543">
            <text:p>104.1129885395</text:p>
          </table:table-cell>
          <table:table-cell office:value-type="string">
            <text:p>14 ♋ 06' 47"</text:p>
          </table:table-cell>
          <table:table-cell office:value-type="string">
            <text:p>14 ♋ 06' 46"</text:p>
          </table:table-cell>
          <table:table-cell office:value-type="float" office:value="0.956502412622897">
            <text:p>0.9565024126</text:p>
          </table:table-cell>
          <table:table-cell office:value-type="float" office:value="0.0371060820172988">
            <text:p>0.037106082</text:p>
          </table:table-cell>
        </table:table-row>
        <table:table-row table:style-name="ro1">
          <table:table-cell office:value-type="string">
            <text:p>Jupiter/Pluto</text:p>
          </table:table-cell>
          <table:table-cell office:value-type="float" office:value="2421816.3252662">
            <text:p>2421816.3252662</text:p>
          </table:table-cell>
          <table:table-cell office:value-type="string">
            <text:p>1918-08-10 14:48:23.906250 EST-0500</text:p>
          </table:table-cell>
          <table:table-cell office:value-type="float" office:value="0">
            <text:p>0</text:p>
          </table:table-cell>
          <table:table-cell office:value-type="float" office:value="96.0505115550842">
            <text:p>96.0505115551</text:p>
          </table:table-cell>
          <table:table-cell office:value-type="float" office:value="96.0504992764899">
            <text:p>96.0504992765</text:p>
          </table:table-cell>
          <table:table-cell table:number-columns-repeated="2" office:value-type="string">
            <text:p><text:s/>6 ♋ 03' 01"</text:p>
          </table:table-cell>
          <table:table-cell office:value-type="float" office:value="0.197719727569659">
            <text:p>0.1977197276</text:p>
          </table:table-cell>
          <table:table-cell office:value-type="float" office:value="0.0192722296519762">
            <text:p>0.0192722297</text:p>
          </table:table-cell>
          <table:table-cell office:value-type="float" office:value="73.3251885425764">
            <text:p>73.3251885426</text:p>
          </table:table-cell>
          <table:table-cell office:value-type="float" office:value="73.3251762639821">
            <text:p>73.325176264</text:p>
          </table:table-cell>
          <table:table-cell table:number-columns-repeated="2" office:value-type="string">
            <text:p>13 ♊ 19' 30"</text:p>
          </table:table-cell>
          <table:table-cell office:value-type="float" office:value="0.197750071943644">
            <text:p>0.1977500719</text:p>
          </table:table-cell>
          <table:table-cell office:value-type="float" office:value="0.0193025772735435">
            <text:p>0.0193025773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1817.08699074">
            <text:p>2421817.08699074</text:p>
          </table:table-cell>
          <table:table-cell office:value-type="string">
            <text:p>1918-08-11 09:05:16.406250 EST-0500</text:p>
          </table:table-cell>
          <table:table-cell office:value-type="float" office:value="0">
            <text:p>0</text:p>
          </table:table-cell>
          <table:table-cell office:value-type="float" office:value="138.082602697616">
            <text:p>138.0826026976</text:p>
          </table:table-cell>
          <table:table-cell office:value-type="float" office:value="138.082540896267">
            <text:p>138.0825408963</text:p>
          </table:table-cell>
          <table:table-cell table:number-columns-repeated="2" office:value-type="string">
            <text:p>18 ♌ 04' 57"</text:p>
          </table:table-cell>
          <table:table-cell office:value-type="float" office:value="0.959934341854076">
            <text:p>0.9599343419</text:p>
          </table:table-cell>
          <table:table-cell office:value-type="float" office:value="0.128177409586299">
            <text:p>0.1281774096</text:p>
          </table:table-cell>
          <table:table-cell office:value-type="float" office:value="115.35727278397">
            <text:p>115.357272784</text:p>
          </table:table-cell>
          <table:table-cell office:value-type="float" office:value="115.357210982622">
            <text:p>115.3572109826</text:p>
          </table:table-cell>
          <table:table-cell office:value-type="string">
            <text:p>25 ♋ 21' 26"</text:p>
          </table:table-cell>
          <table:table-cell office:value-type="string">
            <text:p>25 ♋ 21' 25"</text:p>
          </table:table-cell>
          <table:table-cell office:value-type="float" office:value="0.959961967975403">
            <text:p>0.959961968</text:p>
          </table:table-cell>
          <table:table-cell office:value-type="float" office:value="0.128205067473147">
            <text:p>0.1282050675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1830.57649306">
            <text:p>2421830.57649306</text:p>
          </table:table-cell>
          <table:table-cell office:value-type="string">
            <text:p>1918-08-24 20:50:09.375000 EST-0500</text:p>
          </table:table-cell>
          <table:table-cell office:value-type="float" office:value="0">
            <text:p>0</text:p>
          </table:table-cell>
          <table:table-cell office:value-type="float" office:value="127.753071375787">
            <text:p>127.7530713758</text:p>
          </table:table-cell>
          <table:table-cell office:value-type="float" office:value="127.752809134774">
            <text:p>127.7528091348</text:p>
          </table:table-cell>
          <table:table-cell office:value-type="string">
            <text:p><text:s/>7 ♌ 45' 11"</text:p>
          </table:table-cell>
          <table:table-cell office:value-type="string">
            <text:p><text:s/>7 ♌ 45' 10"</text:p>
          </table:table-cell>
          <table:table-cell office:value-type="float" office:value="1.21927240657604">
            <text:p>1.2192724066</text:p>
          </table:table-cell>
          <table:table-cell office:value-type="float" office:value="0.034577800637645">
            <text:p>0.0345778006</text:p>
          </table:table-cell>
          <table:table-cell office:value-type="float" office:value="105.027291701137">
            <text:p>105.0272917011</text:p>
          </table:table-cell>
          <table:table-cell office:value-type="float" office:value="105.027029460125">
            <text:p>105.0270294601</text:p>
          </table:table-cell>
          <table:table-cell office:value-type="string">
            <text:p>15 ♋ 01' 38"</text:p>
          </table:table-cell>
          <table:table-cell office:value-type="string">
            <text:p>15 ♋ 01' 37"</text:p>
          </table:table-cell>
          <table:table-cell office:value-type="float" office:value="1.21930486066268">
            <text:p>1.2193048607</text:p>
          </table:table-cell>
          <table:table-cell office:value-type="float" office:value="0.0346102123542206">
            <text:p>0.034610212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1838.55939815">
            <text:p>2421838.55939815</text:p>
          </table:table-cell>
          <table:table-cell office:value-type="string">
            <text:p>1918-09-01 20:25:32.812500 EST-0500</text:p>
          </table:table-cell>
          <table:table-cell office:value-type="float" office:value="0">
            <text:p>0</text:p>
          </table:table-cell>
          <table:table-cell office:value-type="float" office:value="158.773785041727">
            <text:p>158.7737850417</text:p>
          </table:table-cell>
          <table:table-cell office:value-type="float" office:value="158.774172809954">
            <text:p>158.77417281</text:p>
          </table:table-cell>
          <table:table-cell office:value-type="string">
            <text:p><text:s/>8 ♍ 46' 25"</text:p>
          </table:table-cell>
          <table:table-cell office:value-type="string">
            <text:p><text:s/>8 ♍ 46' 27"</text:p>
          </table:table-cell>
          <table:table-cell office:value-type="float" office:value="-0.945880469528098">
            <text:p>-0.9458804695</text:p>
          </table:table-cell>
          <table:table-cell office:value-type="float" office:value="0.968546302177585">
            <text:p>0.9685463022</text:p>
          </table:table-cell>
          <table:table-cell office:value-type="float" office:value="136.047665128574">
            <text:p>136.0476651286</text:p>
          </table:table-cell>
          <table:table-cell office:value-type="float" office:value="136.048052896801">
            <text:p>136.0480528968</text:p>
          </table:table-cell>
          <table:table-cell office:value-type="string">
            <text:p>16 ♌ 02' 51"</text:p>
          </table:table-cell>
          <table:table-cell office:value-type="string">
            <text:p>16 ♌ 02' 52"</text:p>
          </table:table-cell>
          <table:table-cell office:value-type="float" office:value="-0.945876734716464">
            <text:p>-0.9458767347</text:p>
          </table:table-cell>
          <table:table-cell office:value-type="float" office:value="0.968549231903728">
            <text:p>0.9685492319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1841.54280093">
            <text:p>2421841.54280093</text:p>
          </table:table-cell>
          <table:table-cell office:value-type="string">
            <text:p>1918-09-04 20:01:38.437500 EST-0500</text:p>
          </table:table-cell>
          <table:table-cell office:value-type="float" office:value="0">
            <text:p>0</text:p>
          </table:table-cell>
          <table:table-cell office:value-type="float" office:value="141.174046417376">
            <text:p>141.1740464174</text:p>
          </table:table-cell>
          <table:table-cell office:value-type="float" office:value="141.173818385488">
            <text:p>141.1738183855</text:p>
          </table:table-cell>
          <table:table-cell office:value-type="string">
            <text:p>21 ♌ 10' 26"</text:p>
          </table:table-cell>
          <table:table-cell office:value-type="string">
            <text:p>21 ♌ 10' 25"</text:p>
          </table:table-cell>
          <table:table-cell office:value-type="float" office:value="1.22806302405307">
            <text:p>1.2280630241</text:p>
          </table:table-cell>
          <table:table-cell office:value-type="float" office:value="0.122865834177698">
            <text:p>0.1228658342</text:p>
          </table:table-cell>
          <table:table-cell office:value-type="float" office:value="118.447873549105">
            <text:p>118.4478735491</text:p>
          </table:table-cell>
          <table:table-cell office:value-type="float" office:value="118.447645517216">
            <text:p>118.4476455172</text:p>
          </table:table-cell>
          <table:table-cell office:value-type="string">
            <text:p>28 ♋ 26' 52"</text:p>
          </table:table-cell>
          <table:table-cell office:value-type="string">
            <text:p>28 ♋ 26' 51"</text:p>
          </table:table-cell>
          <table:table-cell office:value-type="float" office:value="1.22809783986384">
            <text:p>1.2280978399</text:p>
          </table:table-cell>
          <table:table-cell office:value-type="float" office:value="0.122900641946188">
            <text:p>0.1229006419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1852.70563657">
            <text:p>2421852.70563657</text:p>
          </table:table-cell>
          <table:table-cell office:value-type="string">
            <text:p>1918-09-15 23:56:07.968750 EST-0500</text:p>
          </table:table-cell>
          <table:table-cell office:value-type="float" office:value="0">
            <text:p>0</text:p>
          </table:table-cell>
          <table:table-cell office:value-type="float" office:value="154.924612028205">
            <text:p>154.9246120282</text:p>
          </table:table-cell>
          <table:table-cell office:value-type="float" office:value="154.924648165871">
            <text:p>154.9246481659</text:p>
          </table:table-cell>
          <table:table-cell table:number-columns-repeated="2" office:value-type="string">
            <text:p><text:s/>4 ♍ 55' 28"</text:p>
          </table:table-cell>
          <table:table-cell office:value-type="float" office:value="0.707219956636358">
            <text:p>0.7072199566</text:p>
          </table:table-cell>
          <table:table-cell office:value-type="float" office:value="1.235353586142">
            <text:p>1.2353535861</text:p>
          </table:table-cell>
          <table:table-cell office:value-type="float" office:value="132.198159607357">
            <text:p>132.1981596074</text:p>
          </table:table-cell>
          <table:table-cell office:value-type="float" office:value="132.198195745023">
            <text:p>132.198195745</text:p>
          </table:table-cell>
          <table:table-cell table:number-columns-repeated="2" office:value-type="string">
            <text:p>12 ♌ 11' 53"</text:p>
          </table:table-cell>
          <table:table-cell office:value-type="float" office:value="0.707214697636366">
            <text:p>0.7072146976</text:p>
          </table:table-cell>
          <table:table-cell office:value-type="float" office:value="1.23534816112254">
            <text:p>1.2353481611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1862.1512037">
            <text:p>2421862.1512037</text:p>
          </table:table-cell>
          <table:table-cell office:value-type="string">
            <text:p>1918-09-25 10:37:44.062500 EST-0500</text:p>
          </table:table-cell>
          <table:table-cell office:value-type="float" office:value="0">
            <text:p>0</text:p>
          </table:table-cell>
          <table:table-cell office:value-type="float" office:value="166.620236779462">
            <text:p>166.6202367795</text:p>
          </table:table-cell>
          <table:table-cell office:value-type="float" office:value="166.62014527345">
            <text:p>166.6201452735</text:p>
          </table:table-cell>
          <table:table-cell table:number-columns-repeated="2" office:value-type="string">
            <text:p>16 ♍ 37' 12"</text:p>
          </table:table-cell>
          <table:table-cell office:value-type="float" office:value="1.61903096147565">
            <text:p>1.6190309615</text:p>
          </table:table-cell>
          <table:table-cell office:value-type="float" office:value="1.24111384940546">
            <text:p>1.2411138494</text:p>
          </table:table-cell>
          <table:table-cell office:value-type="float" office:value="143.893592325482">
            <text:p>143.8935923255</text:p>
          </table:table-cell>
          <table:table-cell office:value-type="float" office:value="143.893500819471">
            <text:p>143.8935008195</text:p>
          </table:table-cell>
          <table:table-cell table:number-columns-repeated="2" office:value-type="string">
            <text:p>23 ♌ 53' 36"</text:p>
          </table:table-cell>
          <table:table-cell office:value-type="float" office:value="1.61901327315753">
            <text:p>1.6190132732</text:p>
          </table:table-cell>
          <table:table-cell office:value-type="float" office:value="1.24109611493591">
            <text:p>1.241096114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1882.00862268">
            <text:p>2421882.00862268</text:p>
          </table:table-cell>
          <table:table-cell office:value-type="string">
            <text:p>1918-10-15 07:12:25.312500 EST-0500</text:p>
          </table:table-cell>
          <table:table-cell office:value-type="float" office:value="0">
            <text:p>0</text:p>
          </table:table-cell>
          <table:table-cell office:value-type="float" office:value="201.338240369368">
            <text:p>201.3382403694</text:p>
          </table:table-cell>
          <table:table-cell office:value-type="float" office:value="201.338131910557">
            <text:p>201.3381319106</text:p>
          </table:table-cell>
          <table:table-cell table:number-columns-repeated="2" office:value-type="string">
            <text:p>21 ♎ 20' 17"</text:p>
          </table:table-cell>
          <table:table-cell office:value-type="float" office:value="1.6996886357512">
            <text:p>1.6996886358</text:p>
          </table:table-cell>
          <table:table-cell office:value-type="float" office:value="0.991393283986367">
            <text:p>0.991393284</text:p>
          </table:table-cell>
          <table:table-cell office:value-type="float" office:value="178.611031710166">
            <text:p>178.6110317102</text:p>
          </table:table-cell>
          <table:table-cell office:value-type="float" office:value="178.610923251355">
            <text:p>178.6109232514</text:p>
          </table:table-cell>
          <table:table-cell table:number-columns-repeated="2" office:value-type="string">
            <text:p>28 ♍ 36' 39"</text:p>
          </table:table-cell>
          <table:table-cell office:value-type="float" office:value="1.69970702959426">
            <text:p>1.6997070296</text:p>
          </table:table-cell>
          <table:table-cell office:value-type="float" office:value="0.991411771710734">
            <text:p>0.9914117717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1921.5183912">
            <text:p>2421921.5183912</text:p>
          </table:table-cell>
          <table:table-cell office:value-type="string">
            <text:p>1918-11-23 19:26:29.062500 EST-0500</text:p>
          </table:table-cell>
          <table:table-cell office:value-type="float" office:value="0">
            <text:p>0</text:p>
          </table:table-cell>
          <table:table-cell office:value-type="float" office:value="240.924373598952">
            <text:p>240.924373599</text:p>
          </table:table-cell>
          <table:table-cell office:value-type="float" office:value="240.924317518699">
            <text:p>240.9243175187</text:p>
          </table:table-cell>
          <table:table-cell table:number-columns-repeated="2" office:value-type="string">
            <text:p><text:s/>0 ♐ 55' 27"</text:p>
          </table:table-cell>
          <table:table-cell office:value-type="float" office:value="1.25711768107648">
            <text:p>1.2571176811</text:p>
          </table:table-cell>
          <table:table-cell office:value-type="float" office:value="1.01109253639939">
            <text:p>1.0110925364</text:p>
          </table:table-cell>
          <table:table-cell office:value-type="float" office:value="218.195706768444">
            <text:p>218.1957067684</text:p>
          </table:table-cell>
          <table:table-cell office:value-type="float" office:value="218.195650688191">
            <text:p>218.1956506882</text:p>
          </table:table-cell>
          <table:table-cell table:number-columns-repeated="2" office:value-type="string">
            <text:p><text:s/>8 ♏ 11' 44"</text:p>
          </table:table-cell>
          <table:table-cell office:value-type="float" office:value="1.25711748153506">
            <text:p>1.2571174815</text:p>
          </table:table-cell>
          <table:table-cell office:value-type="float" office:value="1.01109235057814">
            <text:p>1.0110923506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1943.85554398">
            <text:p>2421943.85554398</text:p>
          </table:table-cell>
          <table:table-cell office:value-type="string">
            <text:p>1918-12-16 03:31:59.531250 EST-0500</text:p>
          </table:table-cell>
          <table:table-cell office:value-type="float" office:value="0">
            <text:p>0</text:p>
          </table:table-cell>
          <table:table-cell office:value-type="float" office:value="269.014942054222">
            <text:p>269.0149420542</text:p>
          </table:table-cell>
          <table:table-cell office:value-type="float" office:value="269.015341688633">
            <text:p>269.0153416886</text:p>
          </table:table-cell>
          <table:table-cell office:value-type="string">
            <text:p>29 ♐ 00' 53"</text:p>
          </table:table-cell>
          <table:table-cell office:value-type="string">
            <text:p>29 ♐ 00' 55"</text:p>
          </table:table-cell>
          <table:table-cell office:value-type="float" office:value="-1.2550030476837">
            <text:p>-1.2550030477</text:p>
          </table:table-cell>
          <table:table-cell office:value-type="float" office:value="1.2573569632859">
            <text:p>1.2573569633</text:p>
          </table:table-cell>
          <table:table-cell office:value-type="float" office:value="246.285322143897">
            <text:p>246.2853221439</text:p>
          </table:table-cell>
          <table:table-cell office:value-type="float" office:value="246.285721778308">
            <text:p>246.2857217783</text:p>
          </table:table-cell>
          <table:table-cell office:value-type="string">
            <text:p><text:s/>6 ♐ 17' 07"</text:p>
          </table:table-cell>
          <table:table-cell office:value-type="string">
            <text:p><text:s/>6 ♐ 17' 08"</text:p>
          </table:table-cell>
          <table:table-cell office:value-type="float" office:value="-1.25504487603637">
            <text:p>-1.255044876</text:p>
          </table:table-cell>
          <table:table-cell office:value-type="float" office:value="1.25731512788331">
            <text:p>1.257315127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1946.15510417">
            <text:p>2421946.15510417</text:p>
          </table:table-cell>
          <table:table-cell office:value-type="string">
            <text:p>1918-12-18 10:43:21.562500 EST-0500</text:p>
          </table:table-cell>
          <table:table-cell office:value-type="float" office:value="0">
            <text:p>0</text:p>
          </table:table-cell>
          <table:table-cell office:value-type="float" office:value="265.934802848472">
            <text:p>265.9348028485</text:p>
          </table:table-cell>
          <table:table-cell office:value-type="float" office:value="265.934857976448">
            <text:p>265.9348579764</text:p>
          </table:table-cell>
          <table:table-cell table:number-columns-repeated="2" office:value-type="string">
            <text:p>25 ♐ 56' 05"</text:p>
          </table:table-cell>
          <table:table-cell office:value-type="float" office:value="-1.38435500760851">
            <text:p>-1.3843550076</text:p>
          </table:table-cell>
          <table:table-cell office:value-type="float" office:value="1.0177190208957">
            <text:p>1.0177190209</text:p>
          </table:table-cell>
          <table:table-cell office:value-type="float" office:value="243.204987270614">
            <text:p>243.2049872706</text:p>
          </table:table-cell>
          <table:table-cell office:value-type="float" office:value="243.20504239859">
            <text:p>243.2050423986</text:p>
          </table:table-cell>
          <table:table-cell office:value-type="string">
            <text:p><text:s/>3 ♐ 12' 17"</text:p>
          </table:table-cell>
          <table:table-cell office:value-type="string">
            <text:p><text:s/>3 ♐ 12' 18"</text:p>
          </table:table-cell>
          <table:table-cell office:value-type="float" office:value="-1.38439917299576">
            <text:p>-1.384399173</text:p>
          </table:table-cell>
          <table:table-cell office:value-type="float" office:value="1.01767486219361">
            <text:p>1.0176748622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21981.20125">
            <text:p>2421981.20125</text:p>
          </table:table-cell>
          <table:table-cell office:value-type="string">
            <text:p>1919-01-22 11:49:48.281250 EST-0500</text:p>
          </table:table-cell>
          <table:table-cell office:value-type="float" office:value="0">
            <text:p>0</text:p>
          </table:table-cell>
          <table:table-cell office:value-type="float" office:value="326.245993321218">
            <text:p>326.2459933212</text:p>
          </table:table-cell>
          <table:table-cell office:value-type="float" office:value="326.245983540172">
            <text:p>326.2459835402</text:p>
          </table:table-cell>
          <table:table-cell table:number-columns-repeated="2" office:value-type="string">
            <text:p>26 ♒ 14' 45"</text:p>
          </table:table-cell>
          <table:table-cell office:value-type="float" office:value="0.789030802381923">
            <text:p>0.7890308024</text:p>
          </table:table-cell>
          <table:table-cell office:value-type="float" office:value="0.0537276384148994">
            <text:p>0.0537276384</text:p>
          </table:table-cell>
          <table:table-cell office:value-type="float" office:value="303.514545899379">
            <text:p>303.5145458994</text:p>
          </table:table-cell>
          <table:table-cell office:value-type="float" office:value="303.514536118332">
            <text:p>303.5145361183</text:p>
          </table:table-cell>
          <table:table-cell table:number-columns-repeated="2" office:value-type="string">
            <text:p><text:s/>3 ♒ 30' 52"</text:p>
          </table:table-cell>
          <table:table-cell office:value-type="float" office:value="0.789047590692931">
            <text:p>0.7890475907</text:p>
          </table:table-cell>
          <table:table-cell office:value-type="float" office:value="0.0537444075041271">
            <text:p>0.0537444075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1989.83186343">
            <text:p>2421989.83186343</text:p>
          </table:table-cell>
          <table:table-cell office:value-type="string">
            <text:p>1919-01-31 02:57:53.437500 EST-0500</text:p>
          </table:table-cell>
          <table:table-cell office:value-type="float" office:value="0">
            <text:p>0</text:p>
          </table:table-cell>
          <table:table-cell office:value-type="float" office:value="326.720596942277">
            <text:p>326.7205969423</text:p>
          </table:table-cell>
          <table:table-cell office:value-type="float" office:value="326.720370700176">
            <text:p>326.7203707002</text:p>
          </table:table-cell>
          <table:table-cell office:value-type="string">
            <text:p>26 ♒ 43' 14"</text:p>
          </table:table-cell>
          <table:table-cell office:value-type="string">
            <text:p>26 ♒ 43' 13"</text:p>
          </table:table-cell>
          <table:table-cell office:value-type="float" office:value="1.25070809208656">
            <text:p>1.2507080921</text:p>
          </table:table-cell>
          <table:table-cell office:value-type="float" office:value="0.0560213963985522">
            <text:p>0.0560213964</text:p>
          </table:table-cell>
          <table:table-cell office:value-type="float" office:value="303.988711108569">
            <text:p>303.9887111086</text:p>
          </table:table-cell>
          <table:table-cell office:value-type="float" office:value="303.988484866468">
            <text:p>303.9884848665</text:p>
          </table:table-cell>
          <table:table-cell office:value-type="string">
            <text:p><text:s/>3 ♒ 59' 19"</text:p>
          </table:table-cell>
          <table:table-cell office:value-type="string">
            <text:p><text:s/>3 ♒ 59' 18"</text:p>
          </table:table-cell>
          <table:table-cell office:value-type="float" office:value="1.25069744110357">
            <text:p>1.2506974411</text:p>
          </table:table-cell>
          <table:table-cell office:value-type="float" office:value="0.0560109298052105">
            <text:p>0.0560109298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2003.55329861">
            <text:p>2422003.55329861</text:p>
          </table:table-cell>
          <table:table-cell office:value-type="string">
            <text:p>1919-02-13 20:16:45.468750 EST-0500</text:p>
          </table:table-cell>
          <table:table-cell office:value-type="float" office:value="0">
            <text:p>0</text:p>
          </table:table-cell>
          <table:table-cell office:value-type="float" office:value="343.8455729232">
            <text:p>343.8455729232</text:p>
          </table:table-cell>
          <table:table-cell office:value-type="float" office:value="343.84551334064">
            <text:p>343.8455133406</text:p>
          </table:table-cell>
          <table:table-cell office:value-type="string">
            <text:p>13 ♓ 50' 44"</text:p>
          </table:table-cell>
          <table:table-cell office:value-type="string">
            <text:p>13 ♓ 50' 43"</text:p>
          </table:table-cell>
          <table:table-cell office:value-type="float" office:value="1.24494536801">
            <text:p>1.244945368</text:p>
          </table:table-cell>
          <table:table-cell office:value-type="float" office:value="0.784219515031486">
            <text:p>0.784219515</text:p>
          </table:table-cell>
          <table:table-cell office:value-type="float" office:value="321.113159308394">
            <text:p>321.1131593084</text:p>
          </table:table-cell>
          <table:table-cell office:value-type="float" office:value="321.113099725834">
            <text:p>321.1130997258</text:p>
          </table:table-cell>
          <table:table-cell table:number-columns-repeated="2" office:value-type="string">
            <text:p>21 ♒ 06' 47"</text:p>
          </table:table-cell>
          <table:table-cell office:value-type="float" office:value="1.24495365851215">
            <text:p>1.2449536585</text:p>
          </table:table-cell>
          <table:table-cell office:value-type="float" office:value="0.784227939050273">
            <text:p>0.7842279391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2006.90925926">
            <text:p>2422006.90925926</text:p>
          </table:table-cell>
          <table:table-cell office:value-type="string">
            <text:p>1919-02-17 04:49:20.156250 EST-0500</text:p>
          </table:table-cell>
          <table:table-cell office:value-type="float" office:value="0">
            <text:p>0</text:p>
          </table:table-cell>
          <table:table-cell office:value-type="float" office:value="327.6965519671">
            <text:p>327.6965519671</text:p>
          </table:table-cell>
          <table:table-cell office:value-type="float" office:value="327.696541445224">
            <text:p>327.6965414452</text:p>
          </table:table-cell>
          <table:table-cell table:number-columns-repeated="2" office:value-type="string">
            <text:p>27 ♒ 41' 47"</text:p>
          </table:table-cell>
          <table:table-cell office:value-type="float" office:value="1.00867632159931">
            <text:p>1.0086763216</text:p>
          </table:table-cell>
          <table:table-cell office:value-type="float" office:value="0.0576956738746175">
            <text:p>0.0576956739</text:p>
          </table:table-cell>
          <table:table-cell office:value-type="float" office:value="304.964095875303">
            <text:p>304.9640958753</text:p>
          </table:table-cell>
          <table:table-cell office:value-type="float" office:value="304.964085353427">
            <text:p>304.9640853534</text:p>
          </table:table-cell>
          <table:table-cell table:number-columns-repeated="2" office:value-type="string">
            <text:p><text:s/>4 ♒ 57' 50"</text:p>
          </table:table-cell>
          <table:table-cell office:value-type="float" office:value="1.00871092049919">
            <text:p>1.0087109205</text:p>
          </table:table-cell>
          <table:table-cell office:value-type="float" office:value="0.0577302451564606">
            <text:p>0.0577302452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2009.90364583">
            <text:p>2422009.90364583</text:p>
          </table:table-cell>
          <table:table-cell office:value-type="string">
            <text:p>1919-02-20 04:41:15.000000 EST-0500</text:p>
          </table:table-cell>
          <table:table-cell office:value-type="float" office:value="0">
            <text:p>0</text:p>
          </table:table-cell>
          <table:table-cell office:value-type="float" office:value="327.869701836321">
            <text:p>327.8697018363</text:p>
          </table:table-cell>
          <table:table-cell office:value-type="float" office:value="327.869272163174">
            <text:p>327.8692721632</text:p>
          </table:table-cell>
          <table:table-cell office:value-type="string">
            <text:p>27 ♒ 52' 10"</text:p>
          </table:table-cell>
          <table:table-cell office:value-type="string">
            <text:p>27 ♒ 52' 09"</text:p>
          </table:table-cell>
          <table:table-cell office:value-type="float" office:value="1.79889042555454">
            <text:p>1.7988904256</text:p>
          </table:table-cell>
          <table:table-cell office:value-type="float" office:value="0.0576613189657861">
            <text:p>0.057661319</text:p>
          </table:table-cell>
          <table:table-cell office:value-type="float" office:value="305.137217718547">
            <text:p>305.1372177185</text:p>
          </table:table-cell>
          <table:table-cell office:value-type="float" office:value="305.136788045401">
            <text:p>305.1367880454</text:p>
          </table:table-cell>
          <table:table-cell office:value-type="string">
            <text:p><text:s/>5 ♒ 08' 13"</text:p>
          </table:table-cell>
          <table:table-cell office:value-type="string">
            <text:p><text:s/>5 ♒ 08' 12"</text:p>
          </table:table-cell>
          <table:table-cell office:value-type="float" office:value="1.79890912267262">
            <text:p>1.7989091227</text:p>
          </table:table-cell>
          <table:table-cell office:value-type="float" office:value="0.0576798798609227">
            <text:p>0.057679879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2013.38166667">
            <text:p>2422013.38166667</text:p>
          </table:table-cell>
          <table:table-cell office:value-type="string">
            <text:p>1919-02-23 16:09:36.562500 EST-0500</text:p>
          </table:table-cell>
          <table:table-cell office:value-type="float" office:value="0">
            <text:p>0</text:p>
          </table:table-cell>
          <table:table-cell office:value-type="float" office:value="334.21744632084">
            <text:p>334.2174463208</text:p>
          </table:table-cell>
          <table:table-cell office:value-type="float" office:value="334.217243098938">
            <text:p>334.2172430989</text:p>
          </table:table-cell>
          <table:table-cell table:number-columns-repeated="2" office:value-type="string">
            <text:p><text:s/>4 ♓ 13' 02"</text:p>
          </table:table-cell>
          <table:table-cell office:value-type="float" office:value="1.85078954533953">
            <text:p>1.8507895453</text:p>
          </table:table-cell>
          <table:table-cell office:value-type="float" office:value="1.00624688692095">
            <text:p>1.0062468869</text:p>
          </table:table-cell>
          <table:table-cell office:value-type="float" office:value="311.484838634968">
            <text:p>311.484838635</text:p>
          </table:table-cell>
          <table:table-cell office:value-type="float" office:value="311.484635413066">
            <text:p>311.4846354131</text:p>
          </table:table-cell>
          <table:table-cell office:value-type="string">
            <text:p>11 ♒ 29' 05"</text:p>
          </table:table-cell>
          <table:table-cell office:value-type="string">
            <text:p>11 ♒ 29' 04"</text:p>
          </table:table-cell>
          <table:table-cell office:value-type="float" office:value="1.8507787794636">
            <text:p>1.8507787795</text:p>
          </table:table-cell>
          <table:table-cell office:value-type="float" office:value="1.00623607290889">
            <text:p>1.0062360729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2028.88630787">
            <text:p>2422028.88630787</text:p>
          </table:table-cell>
          <table:table-cell office:value-type="string">
            <text:p>1919-03-11 04:16:17.343750 EST-0500</text:p>
          </table:table-cell>
          <table:table-cell office:value-type="float" office:value="0">
            <text:p>0</text:p>
          </table:table-cell>
          <table:table-cell office:value-type="float" office:value="3.56963158476721">
            <text:p>3.5696315848</text:p>
          </table:table-cell>
          <table:table-cell office:value-type="float" office:value="3.56947215450238">
            <text:p>3.5694721545</text:p>
          </table:table-cell>
          <table:table-cell table:number-columns-repeated="2" office:value-type="string">
            <text:p><text:s/>3 ♈ 34' 10"</text:p>
          </table:table-cell>
          <table:table-cell office:value-type="float" office:value="1.79788583823314">
            <text:p>1.7978858382</text:p>
          </table:table-cell>
          <table:table-cell office:value-type="float" office:value="0.771652734273964">
            <text:p>0.7716527343</text:p>
          </table:table-cell>
          <table:table-cell office:value-type="float" office:value="340.836512928705">
            <text:p>340.8365129287</text:p>
          </table:table-cell>
          <table:table-cell office:value-type="float" office:value="340.83635349844">
            <text:p>340.8363534984</text:p>
          </table:table-cell>
          <table:table-cell office:value-type="string">
            <text:p>10 ♓ 50' 11"</text:p>
          </table:table-cell>
          <table:table-cell office:value-type="string">
            <text:p>10 ♓ 50' 10"</text:p>
          </table:table-cell>
          <table:table-cell office:value-type="float" office:value="1.79787917661291">
            <text:p>1.7978791766</text:p>
          </table:table-cell>
          <table:table-cell office:value-type="float" office:value="0.771645947216394">
            <text:p>0.7716459472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2051.59333333">
            <text:p>2422051.59333333</text:p>
          </table:table-cell>
          <table:table-cell office:value-type="string">
            <text:p>1919-04-02 21:14:24.843750 EST-0500</text:p>
          </table:table-cell>
          <table:table-cell office:value-type="float" office:value="0">
            <text:p>0</text:p>
          </table:table-cell>
          <table:table-cell office:value-type="float" office:value="20.9147913676616">
            <text:p>20.9147913677</text:p>
          </table:table-cell>
          <table:table-cell office:value-type="float" office:value="20.9150952249409">
            <text:p>20.9150952249</text:p>
          </table:table-cell>
          <table:table-cell office:value-type="string">
            <text:p>20 ♈ 54' 53"</text:p>
          </table:table-cell>
          <table:table-cell office:value-type="string">
            <text:p>20 ♈ 54' 54"</text:p>
          </table:table-cell>
          <table:table-cell office:value-type="float" office:value="-0.507084626669773">
            <text:p>-0.5070846267</text:p>
          </table:table-cell>
          <table:table-cell office:value-type="float" office:value="0.755753716573025">
            <text:p>0.7557537166</text:p>
          </table:table-cell>
          <table:table-cell office:value-type="float" office:value="358.181241600322">
            <text:p>358.1812416003</text:p>
          </table:table-cell>
          <table:table-cell office:value-type="float" office:value="358.181545457602">
            <text:p>358.1815454576</text:p>
          </table:table-cell>
          <table:table-cell office:value-type="string">
            <text:p>28 ♓ 10' 52"</text:p>
          </table:table-cell>
          <table:table-cell office:value-type="string">
            <text:p>28 ♓ 10' 53"</text:p>
          </table:table-cell>
          <table:table-cell office:value-type="float" office:value="-0.507081752531425">
            <text:p>-0.5070817525</text:p>
          </table:table-cell>
          <table:table-cell office:value-type="float" office:value="0.755757735665992">
            <text:p>0.755757735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2056.79938657">
            <text:p>2422056.79938657</text:p>
          </table:table-cell>
          <table:table-cell office:value-type="string">
            <text:p>1919-04-08 02:11:07.968750 EST-0500</text:p>
          </table:table-cell>
          <table:table-cell office:value-type="float" office:value="0">
            <text:p>0</text:p>
          </table:table-cell>
          <table:table-cell office:value-type="float" office:value="17.4112540436608">
            <text:p>17.4112540437</text:p>
          </table:table-cell>
          <table:table-cell office:value-type="float" office:value="17.4113541391059">
            <text:p>17.4113541391</text:p>
          </table:table-cell>
          <table:table-cell table:number-columns-repeated="2" office:value-type="string">
            <text:p>17 ♈ 24' 40"</text:p>
          </table:table-cell>
          <table:table-cell office:value-type="float" office:value="-0.77453689868659">
            <text:p>-0.7745368987</text:p>
          </table:table-cell>
          <table:table-cell office:value-type="float" office:value="0.982656240342276">
            <text:p>0.9826562403</text:p>
          </table:table-cell>
          <table:table-cell office:value-type="float" office:value="354.677436233221">
            <text:p>354.6774362332</text:p>
          </table:table-cell>
          <table:table-cell office:value-type="float" office:value="354.677536328666">
            <text:p>354.6775363287</text:p>
          </table:table-cell>
          <table:table-cell office:value-type="string">
            <text:p>24 ♓ 40' 38"</text:p>
          </table:table-cell>
          <table:table-cell office:value-type="string">
            <text:p>24 ♓ 40' 39"</text:p>
          </table:table-cell>
          <table:table-cell office:value-type="float" office:value="-0.774536790553138">
            <text:p>-0.7745367906</text:p>
          </table:table-cell>
          <table:table-cell office:value-type="float" office:value="0.982656121003004">
            <text:p>0.982656121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22088.27888889">
            <text:p>2422088.27888889</text:p>
          </table:table-cell>
          <table:table-cell office:value-type="string">
            <text:p>1919-05-09 13:41:36.093750 EST-0500</text:p>
          </table:table-cell>
          <table:table-cell office:value-type="float" office:value="0">
            <text:p>0</text:p>
          </table:table-cell>
          <table:table-cell office:value-type="float" office:value="48.0815127586006">
            <text:p>48.0815127586</text:p>
          </table:table-cell>
          <table:table-cell office:value-type="float" office:value="48.0815014913296">
            <text:p>48.0815014913</text:p>
          </table:table-cell>
          <table:table-cell table:number-columns-repeated="2" office:value-type="string">
            <text:p>18 ♉ 04' 53"</text:p>
          </table:table-cell>
          <table:table-cell office:value-type="float" office:value="0.966335334181982">
            <text:p>0.9663353342</text:p>
          </table:table-cell>
          <table:table-cell office:value-type="float" office:value="0.724796038548311">
            <text:p>0.7247960385</text:p>
          </table:table-cell>
          <table:table-cell office:value-type="float" office:value="25.3467587016807">
            <text:p>25.3467587017</text:p>
          </table:table-cell>
          <table:table-cell office:value-type="float" office:value="25.3467474344097">
            <text:p>25.3467474344</text:p>
          </table:table-cell>
          <table:table-cell table:number-columns-repeated="2" office:value-type="string">
            <text:p>25 ♈ 20' 48"</text:p>
          </table:table-cell>
          <table:table-cell office:value-type="float" office:value="0.966363576310346">
            <text:p>0.9663635763</text:p>
          </table:table-cell>
          <table:table-cell office:value-type="float" office:value="0.724824281825897">
            <text:p>0.7248242818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2095.77986111">
            <text:p>2422095.77986111</text:p>
          </table:table-cell>
          <table:table-cell office:value-type="string">
            <text:p>1919-05-17 01:43:00.468750 EST-0500</text:p>
          </table:table-cell>
          <table:table-cell office:value-type="float" office:value="0">
            <text:p>0</text:p>
          </table:table-cell>
          <table:table-cell office:value-type="float" office:value="95.175707149261">
            <text:p>95.1757071493</text:p>
          </table:table-cell>
          <table:table-cell office:value-type="float" office:value="95.1757019104605">
            <text:p>95.1757019105</text:p>
          </table:table-cell>
          <table:table-cell table:number-columns-repeated="2" office:value-type="string">
            <text:p><text:s/>5 ♋ 10' 32"</text:p>
          </table:table-cell>
          <table:table-cell office:value-type="float" office:value="1.14676034870914">
            <text:p>1.1467603487</text:p>
          </table:table-cell>
          <table:table-cell office:value-type="float" office:value="0.0197236696864713">
            <text:p>0.0197236697</text:p>
          </table:table-cell>
          <table:table-cell office:value-type="float" office:value="72.4407105848342">
            <text:p>72.4407105848</text:p>
          </table:table-cell>
          <table:table-cell office:value-type="float" office:value="72.4407053460337">
            <text:p>72.440705346</text:p>
          </table:table-cell>
          <table:table-cell table:number-columns-repeated="2" office:value-type="string">
            <text:p>12 ♊ 26' 26"</text:p>
          </table:table-cell>
          <table:table-cell office:value-type="float" office:value="1.14673843928329">
            <text:p>1.1467384393</text:p>
          </table:table-cell>
          <table:table-cell office:value-type="float" office:value="0.0197016777346258">
            <text:p>0.0197016777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2104.72541667">
            <text:p>2422104.72541667</text:p>
          </table:table-cell>
          <table:table-cell office:value-type="string">
            <text:p>1919-05-26 00:24:36.562500 EST-0500</text:p>
          </table:table-cell>
          <table:table-cell office:value-type="float" office:value="0">
            <text:p>0</text:p>
          </table:table-cell>
          <table:table-cell office:value-type="float" office:value="105.347550668081">
            <text:p>105.3475506681</text:p>
          </table:table-cell>
          <table:table-cell office:value-type="float" office:value="105.347444362197">
            <text:p>105.3474443622</text:p>
          </table:table-cell>
          <table:table-cell office:value-type="string">
            <text:p>15 ♋ 20' 51"</text:p>
          </table:table-cell>
          <table:table-cell office:value-type="string">
            <text:p>15 ♋ 20' 50"</text:p>
          </table:table-cell>
          <table:table-cell office:value-type="float" office:value="1.12696202615867">
            <text:p>1.1269620262</text:p>
          </table:table-cell>
          <table:table-cell office:value-type="float" office:value="0.193538759376024">
            <text:p>0.1935387594</text:p>
          </table:table-cell>
          <table:table-cell office:value-type="float" office:value="82.6122202948766">
            <text:p>82.6122202949</text:p>
          </table:table-cell>
          <table:table-cell office:value-type="float" office:value="82.6121139889925">
            <text:p>82.612113989</text:p>
          </table:table-cell>
          <table:table-cell table:number-columns-repeated="2" office:value-type="string">
            <text:p>22 ♊ 36' 43"</text:p>
          </table:table-cell>
          <table:table-cell office:value-type="float" office:value="1.12697648804492">
            <text:p>1.126976488</text:p>
          </table:table-cell>
          <table:table-cell office:value-type="float" office:value="0.193553057163253">
            <text:p>0.1935530572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2115.55793981">
            <text:p>2422115.55793981</text:p>
          </table:table-cell>
          <table:table-cell office:value-type="string">
            <text:p>1919-06-05 20:23:26.250000 EST-0500</text:p>
          </table:table-cell>
          <table:table-cell office:value-type="float" office:value="0">
            <text:p>0</text:p>
          </table:table-cell>
          <table:table-cell office:value-type="float" office:value="67.5354032458277">
            <text:p>67.5354032458</text:p>
          </table:table-cell>
          <table:table-cell office:value-type="float" office:value="67.5351876787236">
            <text:p>67.5351876787</text:p>
          </table:table-cell>
          <table:table-cell office:value-type="string">
            <text:p><text:s/>7 ♊ 32' 07"</text:p>
          </table:table-cell>
          <table:table-cell office:value-type="string">
            <text:p><text:s/>7 ♊ 32' 06"</text:p>
          </table:table-cell>
          <table:table-cell office:value-type="float" office:value="2.13826464870678">
            <text:p>2.1382646487</text:p>
          </table:table-cell>
          <table:table-cell office:value-type="float" office:value="0.701435348914226">
            <text:p>0.7014353489</text:p>
          </table:table-cell>
          <table:table-cell office:value-type="float" office:value="44.7995002292128">
            <text:p>44.7995002292</text:p>
          </table:table-cell>
          <table:table-cell office:value-type="float" office:value="44.7992846621087">
            <text:p>44.7992846621</text:p>
          </table:table-cell>
          <table:table-cell office:value-type="string">
            <text:p>14 ♉ 47' 58"</text:p>
          </table:table-cell>
          <table:table-cell office:value-type="string">
            <text:p>14 ♉ 47' 57"</text:p>
          </table:table-cell>
          <table:table-cell office:value-type="float" office:value="2.13828411125031">
            <text:p>2.1382841113</text:p>
          </table:table-cell>
          <table:table-cell office:value-type="float" office:value="0.701454803932952">
            <text:p>0.701454803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2121.08796296">
            <text:p>2422121.08796296</text:p>
          </table:table-cell>
          <table:table-cell office:value-type="string">
            <text:p>1919-06-11 09:06:40.781250 EST-0500</text:p>
          </table:table-cell>
          <table:table-cell office:value-type="float" office:value="0">
            <text:p>0</text:p>
          </table:table-cell>
          <table:table-cell office:value-type="float" office:value="79.5933749036515">
            <text:p>79.5933749037</text:p>
          </table:table-cell>
          <table:table-cell office:value-type="float" office:value="79.5932866094382">
            <text:p>79.5932866094</text:p>
          </table:table-cell>
          <table:table-cell office:value-type="string">
            <text:p>19 ♊ 35' 36"</text:p>
          </table:table-cell>
          <table:table-cell office:value-type="string">
            <text:p>19 ♊ 35' 35"</text:p>
          </table:table-cell>
          <table:table-cell office:value-type="float" office:value="2.20111308930248">
            <text:p>2.2011130893</text:p>
          </table:table-cell>
          <table:table-cell office:value-type="float" office:value="0.955429903010715">
            <text:p>0.955429903</text:p>
          </table:table-cell>
          <table:table-cell office:value-type="float" office:value="56.8572918336743">
            <text:p>56.8572918337</text:p>
          </table:table-cell>
          <table:table-cell office:value-type="float" office:value="56.857203539461">
            <text:p>56.8572035395</text:p>
          </table:table-cell>
          <table:table-cell office:value-type="string">
            <text:p>26 ♉ 51' 26"</text:p>
          </table:table-cell>
          <table:table-cell office:value-type="string">
            <text:p>26 ♉ 51' 25"</text:p>
          </table:table-cell>
          <table:table-cell office:value-type="float" office:value="2.2010954023466">
            <text:p>2.2010954023</text:p>
          </table:table-cell>
          <table:table-cell office:value-type="float" office:value="0.955412248641919">
            <text:p>0.9554122486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2124.8252662">
            <text:p>2422124.8252662</text:p>
          </table:table-cell>
          <table:table-cell office:value-type="string">
            <text:p>1919-06-15 02:48:23.906250 EST-0500</text:p>
          </table:table-cell>
          <table:table-cell office:value-type="float" office:value="0">
            <text:p>0</text:p>
          </table:table-cell>
          <table:table-cell office:value-type="float" office:value="127.415729702972">
            <text:p>127.415729703</text:p>
          </table:table-cell>
          <table:table-cell office:value-type="float" office:value="127.415642900057">
            <text:p>127.4156429001</text:p>
          </table:table-cell>
          <table:table-cell table:number-columns-repeated="2" office:value-type="string">
            <text:p><text:s/>7 ♌ 24' 56"</text:p>
          </table:table-cell>
          <table:table-cell office:value-type="float" office:value="1.06305832124502">
            <text:p>1.0630583212</text:p>
          </table:table-cell>
          <table:table-cell office:value-type="float" office:value="0.0283797842081756">
            <text:p>0.0283797842</text:p>
          </table:table-cell>
          <table:table-cell office:value-type="float" office:value="104.679403382649">
            <text:p>104.6794033826</text:p>
          </table:table-cell>
          <table:table-cell office:value-type="float" office:value="104.679316579734">
            <text:p>104.6793165797</text:p>
          </table:table-cell>
          <table:table-cell table:number-columns-repeated="2" office:value-type="string">
            <text:p>14 ♋ 40' 45"</text:p>
          </table:table-cell>
          <table:table-cell office:value-type="float" office:value="1.06303071745241">
            <text:p>1.0630307175</text:p>
          </table:table-cell>
          <table:table-cell office:value-type="float" office:value="0.0283522464977768">
            <text:p>0.0283522465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2128.65461806">
            <text:p>2422128.65461806</text:p>
          </table:table-cell>
          <table:table-cell office:value-type="string">
            <text:p>1919-06-18 22:42:39.375000 EST-0500</text:p>
          </table:table-cell>
          <table:table-cell office:value-type="float" office:value="0">
            <text:p>0</text:p>
          </table:table-cell>
          <table:table-cell office:value-type="float" office:value="95.9186625966638">
            <text:p>95.9186625967</text:p>
          </table:table-cell>
          <table:table-cell office:value-type="float" office:value="95.9181793331249">
            <text:p>95.9181793331</text:p>
          </table:table-cell>
          <table:table-cell office:value-type="string">
            <text:p><text:s/>5 ♋ 55' 07"</text:p>
          </table:table-cell>
          <table:table-cell office:value-type="string">
            <text:p><text:s/>5 ♋ 55' 05"</text:p>
          </table:table-cell>
          <table:table-cell office:value-type="float" office:value="2.07889938041609">
            <text:p>2.0788993804</text:p>
          </table:table-cell>
          <table:table-cell office:value-type="float" office:value="0.0244733940294275">
            <text:p>0.024473394</text:p>
          </table:table-cell>
          <table:table-cell office:value-type="float" office:value="73.182148035445">
            <text:p>73.1821480354</text:p>
          </table:table-cell>
          <table:table-cell office:value-type="float" office:value="73.1816647719061">
            <text:p>73.1816647719</text:p>
          </table:table-cell>
          <table:table-cell office:value-type="string">
            <text:p>13 ♊ 10' 55"</text:p>
          </table:table-cell>
          <table:table-cell office:value-type="string">
            <text:p>13 ♊ 10' 53"</text:p>
          </table:table-cell>
          <table:table-cell office:value-type="float" office:value="2.07890831051164">
            <text:p>2.0789083105</text:p>
          </table:table-cell>
          <table:table-cell office:value-type="float" office:value="0.0244823834590502">
            <text:p>0.0244823835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2136.94295139">
            <text:p>2422136.94295139</text:p>
          </table:table-cell>
          <table:table-cell office:value-type="string">
            <text:p>1919-06-27 05:37:51.093750 EST-0500</text:p>
          </table:table-cell>
          <table:table-cell office:value-type="float" office:value="0">
            <text:p>0</text:p>
          </table:table-cell>
          <table:table-cell office:value-type="float" office:value="112.040845266131">
            <text:p>112.0408452661</text:p>
          </table:table-cell>
          <table:table-cell office:value-type="float" office:value="112.040550972249">
            <text:p>112.0405509722</text:p>
          </table:table-cell>
          <table:table-cell office:value-type="string">
            <text:p>22 ♋ 02' 27"</text:p>
          </table:table-cell>
          <table:table-cell office:value-type="string">
            <text:p>22 ♋ 02' 25"</text:p>
          </table:table-cell>
          <table:table-cell office:value-type="float" office:value="1.80119646289159">
            <text:p>1.8011964629</text:p>
          </table:table-cell>
          <table:table-cell office:value-type="float" office:value="0.218309076532837">
            <text:p>0.2183090765</text:p>
          </table:table-cell>
          <table:table-cell office:value-type="float" office:value="89.3039460911187">
            <text:p>89.3039460911</text:p>
          </table:table-cell>
          <table:table-cell office:value-type="float" office:value="89.3036517972366">
            <text:p>89.3036517972</text:p>
          </table:table-cell>
          <table:table-cell office:value-type="string">
            <text:p>29 ♊ 18' 14"</text:p>
          </table:table-cell>
          <table:table-cell office:value-type="string">
            <text:p>29 ♊ 18' 13"</text:p>
          </table:table-cell>
          <table:table-cell office:value-type="float" office:value="1.80115032148201">
            <text:p>1.8011503215</text:p>
          </table:table-cell>
          <table:table-cell office:value-type="float" office:value="0.218262941790882">
            <text:p>0.2182629418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2138.44612268">
            <text:p>2422138.44612268</text:p>
          </table:table-cell>
          <table:table-cell office:value-type="string">
            <text:p>1919-06-28 17:42:25.312500 EST-0500</text:p>
          </table:table-cell>
          <table:table-cell office:value-type="float" office:value="0">
            <text:p>0</text:p>
          </table:table-cell>
          <table:table-cell office:value-type="float" office:value="96.1601345698766">
            <text:p>96.1601345699</text:p>
          </table:table-cell>
          <table:table-cell office:value-type="float" office:value="96.1599125382801">
            <text:p>96.1599125383</text:p>
          </table:table-cell>
          <table:table-cell office:value-type="string">
            <text:p><text:s/>6 ♋ 09' 36"</text:p>
          </table:table-cell>
          <table:table-cell office:value-type="string">
            <text:p><text:s/>6 ♋ 09' 35"</text:p>
          </table:table-cell>
          <table:table-cell office:value-type="float" office:value="0.953946168810871">
            <text:p>0.9539461688</text:p>
          </table:table-cell>
          <table:table-cell office:value-type="float" office:value="0.0248046832563587">
            <text:p>0.0248046833</text:p>
          </table:table-cell>
          <table:table-cell office:value-type="float" office:value="73.4231174282951">
            <text:p>73.4231174283</text:p>
          </table:table-cell>
          <table:table-cell office:value-type="float" office:value="73.4228953966987">
            <text:p>73.4228953967</text:p>
          </table:table-cell>
          <table:table-cell office:value-type="string">
            <text:p>13 ♊ 25' 23"</text:p>
          </table:table-cell>
          <table:table-cell office:value-type="string">
            <text:p>13 ♊ 25' 22"</text:p>
          </table:table-cell>
          <table:table-cell office:value-type="float" office:value="0.953914482840101">
            <text:p>0.9539144828</text:p>
          </table:table-cell>
          <table:table-cell office:value-type="float" office:value="0.0247730657161267">
            <text:p>0.0247730657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2142.31550926">
            <text:p>2422142.31550926</text:p>
          </table:table-cell>
          <table:table-cell office:value-type="string">
            <text:p>1919-07-02 14:34:20.156250 EST-0500</text:p>
          </table:table-cell>
          <table:table-cell office:value-type="float" office:value="0">
            <text:p>0</text:p>
          </table:table-cell>
          <table:table-cell office:value-type="float" office:value="145.282353593777">
            <text:p>145.2823535938</text:p>
          </table:table-cell>
          <table:table-cell office:value-type="float" office:value="145.282161580802">
            <text:p>145.2821615808</text:p>
          </table:table-cell>
          <table:table-cell office:value-type="string">
            <text:p>25 ♌ 16' 56"</text:p>
          </table:table-cell>
          <table:table-cell office:value-type="string">
            <text:p>25 ♌ 16' 55"</text:p>
          </table:table-cell>
          <table:table-cell office:value-type="float" office:value="0.97229539248073">
            <text:p>0.9722953925</text:p>
          </table:table-cell>
          <table:table-cell office:value-type="float" office:value="0.101682786097266">
            <text:p>0.1016827861</text:p>
          </table:table-cell>
          <table:table-cell office:value-type="float" office:value="122.545173542275">
            <text:p>122.5451735423</text:p>
          </table:table-cell>
          <table:table-cell office:value-type="float" office:value="122.544981529301">
            <text:p>122.5449815293</text:p>
          </table:table-cell>
          <table:table-cell office:value-type="string">
            <text:p><text:s/>2 ♌ 32' 42"</text:p>
          </table:table-cell>
          <table:table-cell office:value-type="string">
            <text:p><text:s/>2 ♌ 32' 41"</text:p>
          </table:table-cell>
          <table:table-cell office:value-type="float" office:value="0.972312130159752">
            <text:p>0.9723121302</text:p>
          </table:table-cell>
          <table:table-cell office:value-type="float" office:value="0.101699515484665">
            <text:p>0.1016995155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2146.86506944">
            <text:p>2422146.86506944</text:p>
          </table:table-cell>
          <table:table-cell office:value-type="string">
            <text:p>1919-07-07 03:45:42.187500 EST-0500</text:p>
          </table:table-cell>
          <table:table-cell office:value-type="float" office:value="0">
            <text:p>0</text:p>
          </table:table-cell>
          <table:table-cell office:value-type="float" office:value="128.114668700285">
            <text:p>128.1146687003</text:p>
          </table:table-cell>
          <table:table-cell office:value-type="float" office:value="128.114372635326">
            <text:p>128.1143726353</text:p>
          </table:table-cell>
          <table:table-cell office:value-type="string">
            <text:p><text:s/>8 ♌ 06' 52"</text:p>
          </table:table-cell>
          <table:table-cell office:value-type="string">
            <text:p><text:s/>8 ♌ 06' 51"</text:p>
          </table:table-cell>
          <table:table-cell office:value-type="float" office:value="1.4360660983143">
            <text:p>1.4360660983</text:p>
          </table:table-cell>
          <table:table-cell office:value-type="float" office:value="0.0344737184893737">
            <text:p>0.0344737185</text:p>
          </table:table-cell>
          <table:table-cell office:value-type="float" office:value="105.377371284949">
            <text:p>105.377371285</text:p>
          </table:table-cell>
          <table:table-cell office:value-type="float" office:value="105.37707521999">
            <text:p>105.37707522</text:p>
          </table:table-cell>
          <table:table-cell office:value-type="string">
            <text:p>15 ♋ 22' 38"</text:p>
          </table:table-cell>
          <table:table-cell office:value-type="string">
            <text:p>15 ♋ 22' 37"</text:p>
          </table:table-cell>
          <table:table-cell office:value-type="float" office:value="1.43606331305458">
            <text:p>1.4360633131</text:p>
          </table:table-cell>
          <table:table-cell office:value-type="float" office:value="0.034470814117595">
            <text:p>0.0344708141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22158.09236111">
            <text:p>2422158.09236111</text:p>
          </table:table-cell>
          <table:table-cell office:value-type="string">
            <text:p>1919-07-18 09:13:00.468750 EST-0500</text:p>
          </table:table-cell>
          <table:table-cell office:value-type="float" office:value="0">
            <text:p>0</text:p>
          </table:table-cell>
          <table:table-cell office:value-type="float" office:value="96.6395489900393">
            <text:p>96.63954899</text:p>
          </table:table-cell>
          <table:table-cell office:value-type="float" office:value="96.6394115649503">
            <text:p>96.639411565</text:p>
          </table:table-cell>
          <table:table-cell office:value-type="string">
            <text:p><text:s/>6 ♋ 38' 22"</text:p>
          </table:table-cell>
          <table:table-cell office:value-type="string">
            <text:p><text:s/>6 ♋ 38' 21"</text:p>
          </table:table-cell>
          <table:table-cell office:value-type="float" office:value="0.667797104069063">
            <text:p>0.6677971041</text:p>
          </table:table-cell>
          <table:table-cell office:value-type="float" office:value="0.023665401620628">
            <text:p>0.0236654016</text:p>
          </table:table-cell>
          <table:table-cell office:value-type="float" office:value="73.9017231343602">
            <text:p>73.9017231344</text:p>
          </table:table-cell>
          <table:table-cell office:value-type="float" office:value="73.9015857092713">
            <text:p>73.9015857093</text:p>
          </table:table-cell>
          <table:table-cell office:value-type="string">
            <text:p>13 ♊ 54' 06"</text:p>
          </table:table-cell>
          <table:table-cell office:value-type="string">
            <text:p>13 ♊ 54' 05"</text:p>
          </table:table-cell>
          <table:table-cell office:value-type="float" office:value="0.667819490070368">
            <text:p>0.6678194901</text:p>
          </table:table-cell>
          <table:table-cell office:value-type="float" office:value="0.0236877791442716">
            <text:p>0.0236877791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2160.59236111">
            <text:p>2422160.59236111</text:p>
          </table:table-cell>
          <table:table-cell office:value-type="string">
            <text:p>1919-07-20 21:13:00.468750 EST-0500</text:p>
          </table:table-cell>
          <table:table-cell office:value-type="float" office:value="0">
            <text:p>0</text:p>
          </table:table-cell>
          <table:table-cell office:value-type="float" office:value="117.278866884263">
            <text:p>117.2788668843</text:p>
          </table:table-cell>
          <table:table-cell office:value-type="float" office:value="117.27871165322">
            <text:p>117.2787116532</text:p>
          </table:table-cell>
          <table:table-cell table:number-columns-repeated="2" office:value-type="string">
            <text:p>27 ♋ 16' 43"</text:p>
          </table:table-cell>
          <table:table-cell office:value-type="float" office:value="0.954658051079398">
            <text:p>0.9546580511</text:p>
          </table:table-cell>
          <table:table-cell office:value-type="float" office:value="0.223034619057893">
            <text:p>0.2230346191</text:p>
          </table:table-cell>
          <table:table-cell office:value-type="float" office:value="94.5409778491543">
            <text:p>94.5409778492</text:p>
          </table:table-cell>
          <table:table-cell office:value-type="float" office:value="94.5408226181111">
            <text:p>94.5408226181</text:p>
          </table:table-cell>
          <table:table-cell office:value-type="string">
            <text:p><text:s/>4 ♋ 32' 27"</text:p>
          </table:table-cell>
          <table:table-cell office:value-type="string">
            <text:p><text:s/>4 ♋ 32' 26"</text:p>
          </table:table-cell>
          <table:table-cell office:value-type="float" office:value="0.954655936253074">
            <text:p>0.9546559363</text:p>
          </table:table-cell>
          <table:table-cell office:value-type="float" office:value="0.223032534004704">
            <text:p>0.223032534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2167.46150463">
            <text:p>2422167.46150463</text:p>
          </table:table-cell>
          <table:table-cell office:value-type="string">
            <text:p>1919-07-27 18:04:34.218750 EST-0500</text:p>
          </table:table-cell>
          <table:table-cell office:value-type="float" office:value="0">
            <text:p>0</text:p>
          </table:table-cell>
          <table:table-cell office:value-type="float" office:value="148.088097107107">
            <text:p>148.0880971071</text:p>
          </table:table-cell>
          <table:table-cell office:value-type="float" office:value="148.088034615028">
            <text:p>148.088034615</text:p>
          </table:table-cell>
          <table:table-cell office:value-type="string">
            <text:p>28 ♌ 05' 17"</text:p>
          </table:table-cell>
          <table:table-cell office:value-type="string">
            <text:p>28 ♌ 05' 16"</text:p>
          </table:table-cell>
          <table:table-cell office:value-type="float" office:value="0.378865669918426">
            <text:p>0.3788656699</text:p>
          </table:table-cell>
          <table:table-cell office:value-type="float" office:value="0.11973451295145">
            <text:p>0.119734513</text:p>
          </table:table-cell>
          <table:table-cell office:value-type="float" office:value="125.349778106619">
            <text:p>125.3497781066</text:p>
          </table:table-cell>
          <table:table-cell office:value-type="float" office:value="125.349715614539">
            <text:p>125.3497156145</text:p>
          </table:table-cell>
          <table:table-cell office:value-type="string">
            <text:p><text:s/>5 ♌ 20' 59"</text:p>
          </table:table-cell>
          <table:table-cell office:value-type="string">
            <text:p><text:s/>5 ♌ 20' 58"</text:p>
          </table:table-cell>
          <table:table-cell office:value-type="float" office:value="0.378866386989489">
            <text:p>0.378866387</text:p>
          </table:table-cell>
          <table:table-cell office:value-type="float" office:value="0.119734325740151">
            <text:p>0.1197343257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2172.91388889">
            <text:p>2422172.91388889</text:p>
          </table:table-cell>
          <table:table-cell office:value-type="string">
            <text:p>1919-08-02 04:56:00.937500 EST-0500</text:p>
          </table:table-cell>
          <table:table-cell office:value-type="float" office:value="0">
            <text:p>0</text:p>
          </table:table-cell>
          <table:table-cell office:value-type="float" office:value="129.058156286911">
            <text:p>129.0581562869</text:p>
          </table:table-cell>
          <table:table-cell office:value-type="float" office:value="129.057982203753">
            <text:p>129.0579822038</text:p>
          </table:table-cell>
          <table:table-cell office:value-type="string">
            <text:p><text:s/>9 ♌ 03' 29"</text:p>
          </table:table-cell>
          <table:table-cell office:value-type="string">
            <text:p><text:s/>9 ♌ 03' 28"</text:p>
          </table:table-cell>
          <table:table-cell office:value-type="float" office:value="0.957130527422317">
            <text:p>0.9571305274</text:p>
          </table:table-cell>
          <table:table-cell office:value-type="float" office:value="0.0370897887635878">
            <text:p>0.0370897888</text:p>
          </table:table-cell>
          <table:table-cell office:value-type="float" office:value="106.31973763826">
            <text:p>106.3197376383</text:p>
          </table:table-cell>
          <table:table-cell office:value-type="float" office:value="106.319563555102">
            <text:p>106.3195635551</text:p>
          </table:table-cell>
          <table:table-cell office:value-type="string">
            <text:p>16 ♋ 19' 11"</text:p>
          </table:table-cell>
          <table:table-cell office:value-type="string">
            <text:p>16 ♋ 19' 10"</text:p>
          </table:table-cell>
          <table:table-cell office:value-type="float" office:value="0.95714719438077">
            <text:p>0.9571471944</text:p>
          </table:table-cell>
          <table:table-cell office:value-type="float" office:value="0.0371064525315349">
            <text:p>0.0371064525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2173.90633102">
            <text:p>2422173.90633102</text:p>
          </table:table-cell>
          <table:table-cell office:value-type="string">
            <text:p>1919-08-03 04:45:07.031250 EST-0500</text:p>
          </table:table-cell>
          <table:table-cell office:value-type="float" office:value="0">
            <text:p>0</text:p>
          </table:table-cell>
          <table:table-cell office:value-type="float" office:value="148.869161870715">
            <text:p>148.8691618707</text:p>
          </table:table-cell>
          <table:table-cell office:value-type="float" office:value="148.86919292947">
            <text:p>148.8691929295</text:p>
          </table:table-cell>
          <table:table-cell office:value-type="string">
            <text:p>28 ♌ 52' 08"</text:p>
          </table:table-cell>
          <table:table-cell office:value-type="string">
            <text:p>28 ♌ 52' 09"</text:p>
          </table:table-cell>
          <table:table-cell office:value-type="float" office:value="-0.151439120219862">
            <text:p>-0.1514391202</text:p>
          </table:table-cell>
          <table:table-cell office:value-type="float" office:value="0.122579297196555">
            <text:p>0.1225792972</text:p>
          </table:table-cell>
          <table:table-cell office:value-type="float" office:value="126.130717701024">
            <text:p>126.130717701</text:p>
          </table:table-cell>
          <table:table-cell office:value-type="float" office:value="126.130748759779">
            <text:p>126.1307487598</text:p>
          </table:table-cell>
          <table:table-cell table:number-columns-repeated="2" office:value-type="string">
            <text:p><text:s/>6 ♌ 07' 50"</text:p>
          </table:table-cell>
          <table:table-cell office:value-type="float" office:value="-0.151431347515686">
            <text:p>-0.1514313475</text:p>
          </table:table-cell>
          <table:table-cell office:value-type="float" office:value="0.122587592625146">
            <text:p>0.122587592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2186.04988426">
            <text:p>2422186.04988426</text:p>
          </table:table-cell>
          <table:table-cell office:value-type="string">
            <text:p>1919-08-15 08:11:50.156250 EST-0500</text:p>
          </table:table-cell>
          <table:table-cell office:value-type="float" office:value="0">
            <text:p>0</text:p>
          </table:table-cell>
          <table:table-cell office:value-type="float" office:value="141.65110492914">
            <text:p>141.6511049291</text:p>
          </table:table-cell>
          <table:table-cell office:value-type="float" office:value="141.651246359448">
            <text:p>141.6512463594</text:p>
          </table:table-cell>
          <table:table-cell office:value-type="string">
            <text:p>21 ♌ 39' 03"</text:p>
          </table:table-cell>
          <table:table-cell office:value-type="string">
            <text:p>21 ♌ 39' 04"</text:p>
          </table:table-cell>
          <table:table-cell office:value-type="float" office:value="-0.831282339506242">
            <text:p>-0.8312823395</text:p>
          </table:table-cell>
          <table:table-cell office:value-type="float" office:value="0.960714199238962">
            <text:p>0.9607141992</text:p>
          </table:table-cell>
          <table:table-cell office:value-type="float" office:value="118.912223856792">
            <text:p>118.9122238568</text:p>
          </table:table-cell>
          <table:table-cell office:value-type="float" office:value="118.9123652871">
            <text:p>118.9123652871</text:p>
          </table:table-cell>
          <table:table-cell table:number-columns-repeated="2" office:value-type="string">
            <text:p>28 ♋ 54' 44"</text:p>
          </table:table-cell>
          <table:table-cell office:value-type="float" office:value="-0.831253472897066">
            <text:p>-0.8312534729</text:p>
          </table:table-cell>
          <table:table-cell office:value-type="float" office:value="0.960743311412445">
            <text:p>0.9607433114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2196.48738426">
            <text:p>2422196.48738426</text:p>
          </table:table-cell>
          <table:table-cell office:value-type="string">
            <text:p>1919-08-25 18:41:50.156250 EST-0500</text:p>
          </table:table-cell>
          <table:table-cell office:value-type="float" office:value="0">
            <text:p>0</text:p>
          </table:table-cell>
          <table:table-cell office:value-type="float" office:value="151.703489236995">
            <text:p>151.703489237</text:p>
          </table:table-cell>
          <table:table-cell office:value-type="float" office:value="151.703370626717">
            <text:p>151.7033706267</text:p>
          </table:table-cell>
          <table:table-cell table:number-columns-repeated="2" office:value-type="string">
            <text:p><text:s/>1 ♍ 42' 12"</text:p>
          </table:table-cell>
          <table:table-cell office:value-type="float" office:value="0.965377783244321">
            <text:p>0.9653777832</text:p>
          </table:table-cell>
          <table:table-cell office:value-type="float" office:value="0.126999726356185">
            <text:p>0.1269997264</text:p>
          </table:table-cell>
          <table:table-cell office:value-type="float" office:value="128.964193553068">
            <text:p>128.9641935531</text:p>
          </table:table-cell>
          <table:table-cell office:value-type="float" office:value="128.96407494279">
            <text:p>128.9640749428</text:p>
          </table:table-cell>
          <table:table-cell office:value-type="string">
            <text:p><text:s/>8 ♌ 57' 51"</text:p>
          </table:table-cell>
          <table:table-cell office:value-type="string">
            <text:p><text:s/>8 ♌ 57' 50"</text:p>
          </table:table-cell>
          <table:table-cell office:value-type="float" office:value="0.965408520350256">
            <text:p>0.9654085204</text:p>
          </table:table-cell>
          <table:table-cell office:value-type="float" office:value="0.127030260214106">
            <text:p>0.1270302602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22204.28474537">
            <text:p>2422204.28474537</text:p>
          </table:table-cell>
          <table:table-cell office:value-type="string">
            <text:p>1919-09-02 13:50:02.343750 EST-0500</text:p>
          </table:table-cell>
          <table:table-cell office:value-type="float" office:value="0">
            <text:p>0</text:p>
          </table:table-cell>
          <table:table-cell office:value-type="float" office:value="126.736194517876">
            <text:p>126.7361945179</text:p>
          </table:table-cell>
          <table:table-cell office:value-type="float" office:value="126.73612009528">
            <text:p>126.7361200953</text:p>
          </table:table-cell>
          <table:table-cell table:number-columns-repeated="2" office:value-type="string">
            <text:p><text:s/>6 ♌ 44' 10"</text:p>
          </table:table-cell>
          <table:table-cell office:value-type="float" office:value="0.635620899572527">
            <text:p>0.6356208996</text:p>
          </table:table-cell>
          <table:table-cell office:value-type="float" office:value="0.203402278174189">
            <text:p>0.2034022782</text:p>
          </table:table-cell>
          <table:table-cell office:value-type="float" office:value="103.996767951037">
            <text:p>103.996767951</text:p>
          </table:table-cell>
          <table:table-cell office:value-type="float" office:value="103.996693528441">
            <text:p>103.9966935284</text:p>
          </table:table-cell>
          <table:table-cell table:number-columns-repeated="2" office:value-type="string">
            <text:p>13 ♋ 59' 48"</text:p>
          </table:table-cell>
          <table:table-cell office:value-type="float" office:value="0.635615412967758">
            <text:p>0.635615413</text:p>
          </table:table-cell>
          <table:table-cell office:value-type="float" office:value="0.203396773566193">
            <text:p>0.2033967736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22210.01643518">
            <text:p>2422210.01643518</text:p>
          </table:table-cell>
          <table:table-cell office:value-type="string">
            <text:p>1919-09-08 07:23:40.312500 EST-0500</text:p>
          </table:table-cell>
          <table:table-cell office:value-type="float" office:value="0">
            <text:p>0</text:p>
          </table:table-cell>
          <table:table-cell office:value-type="float" office:value="130.367898486266">
            <text:p>130.3678984863</text:p>
          </table:table-cell>
          <table:table-cell office:value-type="float" office:value="130.367770283492">
            <text:p>130.3677702835</text:p>
          </table:table-cell>
          <table:table-cell office:value-type="string">
            <text:p>10 ♌ 22' 04"</text:p>
          </table:table-cell>
          <table:table-cell office:value-type="string">
            <text:p>10 ♌ 22' 03"</text:p>
          </table:table-cell>
          <table:table-cell office:value-type="float" office:value="0.631626667221774">
            <text:p>0.6316266672</text:p>
          </table:table-cell>
          <table:table-cell office:value-type="float" office:value="0.0317013133409475">
            <text:p>0.0317013133</text:p>
          </table:table-cell>
          <table:table-cell office:value-type="float" office:value="107.628255120176">
            <text:p>107.6282551202</text:p>
          </table:table-cell>
          <table:table-cell office:value-type="float" office:value="107.628126917402">
            <text:p>107.6281269174</text:p>
          </table:table-cell>
          <table:table-cell table:number-columns-repeated="2" office:value-type="string">
            <text:p>17 ♋ 37' 41"</text:p>
          </table:table-cell>
          <table:table-cell office:value-type="float" office:value="0.63165125365421">
            <text:p>0.6316512537</text:p>
          </table:table-cell>
          <table:table-cell office:value-type="float" office:value="0.0317260480872137">
            <text:p>0.0317260481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2212.86945602">
            <text:p>2422212.86945602</text:p>
          </table:table-cell>
          <table:table-cell office:value-type="string">
            <text:p>1919-09-11 03:52:01.875000 EST-0500</text:p>
          </table:table-cell>
          <table:table-cell office:value-type="float" office:value="0">
            <text:p>0</text:p>
          </table:table-cell>
          <table:table-cell office:value-type="float" office:value="153.770298028583">
            <text:p>153.7702980286</text:p>
          </table:table-cell>
          <table:table-cell office:value-type="float" office:value="153.770216311363">
            <text:p>153.7702163114</text:p>
          </table:table-cell>
          <table:table-cell office:value-type="string">
            <text:p><text:s/>3 ♍ 46' 13"</text:p>
          </table:table-cell>
          <table:table-cell office:value-type="string">
            <text:p><text:s/>3 ♍ 46' 12"</text:p>
          </table:table-cell>
          <table:table-cell office:value-type="float" office:value="1.74950283322872">
            <text:p>1.7495028332</text:p>
          </table:table-cell>
          <table:table-cell office:value-type="float" office:value="0.124508667356698">
            <text:p>0.1245086674</text:p>
          </table:table-cell>
          <table:table-cell office:value-type="float" office:value="131.030649584424">
            <text:p>131.0306495844</text:p>
          </table:table-cell>
          <table:table-cell office:value-type="float" office:value="131.030567867205">
            <text:p>131.0305678672</text:p>
          </table:table-cell>
          <table:table-cell table:number-columns-repeated="2" office:value-type="string">
            <text:p>11 ♌ 01' 50"</text:p>
          </table:table-cell>
          <table:table-cell office:value-type="float" office:value="1.74954324209657">
            <text:p>1.7495432421</text:p>
          </table:table-cell>
          <table:table-cell office:value-type="float" office:value="0.124549068676708">
            <text:p>0.1245490687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2214.61359954">
            <text:p>2422214.61359954</text:p>
          </table:table-cell>
          <table:table-cell office:value-type="string">
            <text:p>1919-09-12 21:43:35.625000 EST-0500</text:p>
          </table:table-cell>
          <table:table-cell office:value-type="float" office:value="0">
            <text:p>0</text:p>
          </table:table-cell>
          <table:table-cell office:value-type="float" office:value="169.268820720908">
            <text:p>169.2688207209</text:p>
          </table:table-cell>
          <table:table-cell office:value-type="float" office:value="169.269127597359">
            <text:p>169.2691275974</text:p>
          </table:table-cell>
          <table:table-cell office:value-type="string">
            <text:p>19 ♍ 16' 07"</text:p>
          </table:table-cell>
          <table:table-cell office:value-type="string">
            <text:p>19 ♍ 16' 08"</text:p>
          </table:table-cell>
          <table:table-cell office:value-type="float" office:value="-0.619548768361343">
            <text:p>-0.6195487684</text:p>
          </table:table-cell>
          <table:table-cell office:value-type="float" office:value="0.973239199624499">
            <text:p>0.9732391996</text:p>
          </table:table-cell>
          <table:table-cell office:value-type="float" office:value="146.529163286134">
            <text:p>146.5291632861</text:p>
          </table:table-cell>
          <table:table-cell office:value-type="float" office:value="146.529470162585">
            <text:p>146.5294701626</text:p>
          </table:table-cell>
          <table:table-cell office:value-type="string">
            <text:p>26 ♌ 31' 44"</text:p>
          </table:table-cell>
          <table:table-cell office:value-type="string">
            <text:p>26 ♌ 31' 46"</text:p>
          </table:table-cell>
          <table:table-cell office:value-type="float" office:value="-0.619527959491479">
            <text:p>-0.6195279595</text:p>
          </table:table-cell>
          <table:table-cell office:value-type="float" office:value="0.973261922322177">
            <text:p>0.9732619223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2219.6575463">
            <text:p>2422219.6575463</text:p>
          </table:table-cell>
          <table:table-cell office:value-type="string">
            <text:p>1919-09-17 22:46:52.500000 EST-0500</text:p>
          </table:table-cell>
          <table:table-cell office:value-type="float" office:value="0">
            <text:p>0</text:p>
          </table:table-cell>
          <table:table-cell office:value-type="float" office:value="166.224319284651">
            <text:p>166.2243192847</text:p>
          </table:table-cell>
          <table:table-cell office:value-type="float" office:value="166.223859424064">
            <text:p>166.2238594241</text:p>
          </table:table-cell>
          <table:table-cell office:value-type="string">
            <text:p>16 ♍ 13' 27"</text:p>
          </table:table-cell>
          <table:table-cell office:value-type="string">
            <text:p>16 ♍ 13' 25"</text:p>
          </table:table-cell>
          <table:table-cell office:value-type="float" office:value="1.87484208644029">
            <text:p>1.8748420864</text:p>
          </table:table-cell>
          <table:table-cell office:value-type="float" office:value="-0.571226443264103">
            <text:p>-0.5712264433</text:p>
          </table:table-cell>
          <table:table-cell office:value-type="float" office:value="143.484437750245">
            <text:p>143.4844377502</text:p>
          </table:table-cell>
          <table:table-cell office:value-type="float" office:value="143.483977889658">
            <text:p>143.4839778897</text:p>
          </table:table-cell>
          <table:table-cell office:value-type="string">
            <text:p>23 ♌ 29' 03"</text:p>
          </table:table-cell>
          <table:table-cell office:value-type="string">
            <text:p>23 ♌ 29' 02"</text:p>
          </table:table-cell>
          <table:table-cell office:value-type="float" office:value="1.87482959740858">
            <text:p>1.8748295974</text:p>
          </table:table-cell>
          <table:table-cell office:value-type="float" office:value="-0.571237953429616">
            <text:p>-0.5712379534</text:p>
          </table:table-cell>
        </table:table-row>
        <table:table-row table:style-name="ro1">
          <table:table-cell office:value-type="string">
            <text:p>Jupiter/Neptune</text:p>
          </table:table-cell>
          <table:table-cell office:value-type="float" office:value="2422225.57380787">
            <text:p>2422225.57380787</text:p>
          </table:table-cell>
          <table:table-cell office:value-type="string">
            <text:p>1919-09-23 20:46:17.343750 EST-0500</text:p>
          </table:table-cell>
          <table:table-cell office:value-type="float" office:value="0">
            <text:p>0</text:p>
          </table:table-cell>
          <table:table-cell office:value-type="float" office:value="130.82232062578">
            <text:p>130.8223206258</text:p>
          </table:table-cell>
          <table:table-cell office:value-type="float" office:value="130.822308118289">
            <text:p>130.8223081183</text:p>
          </table:table-cell>
          <table:table-cell table:number-columns-repeated="2" office:value-type="string">
            <text:p>10 ♌ 49' 20"</text:p>
          </table:table-cell>
          <table:table-cell office:value-type="float" office:value="0.178589770318233">
            <text:p>0.1785897703</text:p>
          </table:table-cell>
          <table:table-cell office:value-type="float" office:value="0.0264102100112765">
            <text:p>0.02641021</text:p>
          </table:table-cell>
          <table:table-cell office:value-type="float" office:value="108.082336325147">
            <text:p>108.0823363251</text:p>
          </table:table-cell>
          <table:table-cell office:value-type="float" office:value="108.082323817656">
            <text:p>108.0823238177</text:p>
          </table:table-cell>
          <table:table-cell table:number-columns-repeated="2" office:value-type="string">
            <text:p>18 ♋ 04' 56"</text:p>
          </table:table-cell>
          <table:table-cell office:value-type="float" office:value="0.178631504088612">
            <text:p>0.1786315041</text:p>
          </table:table-cell>
          <table:table-cell office:value-type="float" office:value="0.026451925115114">
            <text:p>0.026451925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2228.85188657">
            <text:p>2422228.85188657</text:p>
          </table:table-cell>
          <table:table-cell office:value-type="string">
            <text:p>1919-09-27 03:26:43.125000 EST-0500</text:p>
          </table:table-cell>
          <table:table-cell office:value-type="float" office:value="0">
            <text:p>0</text:p>
          </table:table-cell>
          <table:table-cell office:value-type="float" office:value="183.187060702845">
            <text:p>183.1870607028</text:p>
          </table:table-cell>
          <table:table-cell office:value-type="float" office:value="183.186930165181">
            <text:p>183.1869301652</text:p>
          </table:table-cell>
          <table:table-cell office:value-type="string">
            <text:p><text:s/>3 ♎ 11' 13"</text:p>
          </table:table-cell>
          <table:table-cell office:value-type="string">
            <text:p><text:s/>3 ♎ 11' 12"</text:p>
          </table:table-cell>
          <table:table-cell office:value-type="float" office:value="1.79272675137754">
            <text:p>1.7927267514</text:p>
          </table:table-cell>
          <table:table-cell office:value-type="float" office:value="0.981515258990053">
            <text:p>0.981515259</text:p>
          </table:table-cell>
          <table:table-cell office:value-type="float" office:value="160.447059051717">
            <text:p>160.4470590517</text:p>
          </table:table-cell>
          <table:table-cell office:value-type="float" office:value="160.446928514052">
            <text:p>160.4469285141</text:p>
          </table:table-cell>
          <table:table-cell office:value-type="string">
            <text:p>10 ♍ 26' 49"</text:p>
          </table:table-cell>
          <table:table-cell office:value-type="string">
            <text:p>10 ♍ 26' 48"</text:p>
          </table:table-cell>
          <table:table-cell office:value-type="float" office:value="1.79274674764069">
            <text:p>1.7927467476</text:p>
          </table:table-cell>
          <table:table-cell office:value-type="float" office:value="0.981534965771865">
            <text:p>0.9815349658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22255.93269676">
            <text:p>2422255.93269676</text:p>
          </table:table-cell>
          <table:table-cell office:value-type="string">
            <text:p>1919-10-24 05:23:05.156250 EST-0500</text:p>
          </table:table-cell>
          <table:table-cell office:value-type="float" office:value="0">
            <text:p>0</text:p>
          </table:table-cell>
          <table:table-cell office:value-type="float" office:value="158.614380390123">
            <text:p>158.6143803901</text:p>
          </table:table-cell>
          <table:table-cell office:value-type="float" office:value="158.614350756797">
            <text:p>158.6143507568</text:p>
          </table:table-cell>
          <table:table-cell table:number-columns-repeated="2" office:value-type="string">
            <text:p><text:s/>8 ♍ 36' 51"</text:p>
          </table:table-cell>
          <table:table-cell office:value-type="float" office:value="0.59690790576232">
            <text:p>0.5969079058</text:p>
          </table:table-cell>
          <table:table-cell office:value-type="float" office:value="0.0945586713216026">
            <text:p>0.0945586713</text:p>
          </table:table-cell>
          <table:table-cell office:value-type="float" office:value="135.873681812469">
            <text:p>135.8736818125</text:p>
          </table:table-cell>
          <table:table-cell office:value-type="float" office:value="135.873652179143">
            <text:p>135.8736521791</text:p>
          </table:table-cell>
          <table:table-cell table:number-columns-repeated="2" office:value-type="string">
            <text:p>15 ♌ 52' 25"</text:p>
          </table:table-cell>
          <table:table-cell office:value-type="float" office:value="0.596923663857222">
            <text:p>0.5969236639</text:p>
          </table:table-cell>
          <table:table-cell office:value-type="float" office:value="0.0945744493396454">
            <text:p>0.094574449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2295.46711806">
            <text:p>2422295.46711806</text:p>
          </table:table-cell>
          <table:table-cell office:value-type="string">
            <text:p>1919-12-02 18:12:39.375000 EST-0500</text:p>
          </table:table-cell>
          <table:table-cell office:value-type="float" office:value="0">
            <text:p>0</text:p>
          </table:table-cell>
          <table:table-cell office:value-type="float" office:value="249.744887962888">
            <text:p>249.7448879629</text:p>
          </table:table-cell>
          <table:table-cell office:value-type="float" office:value="249.745225727561">
            <text:p>249.7452257276</text:p>
          </table:table-cell>
          <table:table-cell office:value-type="string">
            <text:p><text:s/>9 ♐ 44' 41"</text:p>
          </table:table-cell>
          <table:table-cell office:value-type="string">
            <text:p><text:s/>9 ♐ 44' 42"</text:p>
          </table:table-cell>
          <table:table-cell office:value-type="float" office:value="-1.3823874833412">
            <text:p>-1.3823874833</text:p>
          </table:table-cell>
          <table:table-cell office:value-type="float" office:value="1.01407581724441">
            <text:p>1.0140758172</text:p>
          </table:table-cell>
          <table:table-cell office:value-type="float" office:value="227.002681154233">
            <text:p>227.0026811542</text:p>
          </table:table-cell>
          <table:table-cell office:value-type="float" office:value="227.003018918906">
            <text:p>227.0030189189</text:p>
          </table:table-cell>
          <table:table-cell office:value-type="string">
            <text:p>17 ♏ 00' 09"</text:p>
          </table:table-cell>
          <table:table-cell office:value-type="string">
            <text:p>17 ♏ 00' 10"</text:p>
          </table:table-cell>
          <table:table-cell office:value-type="float" office:value="-1.38237095993157">
            <text:p>-1.3823709599</text:p>
          </table:table-cell>
          <table:table-cell office:value-type="float" office:value="1.01409225492969">
            <text:p>1.014092254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2360.35407407">
            <text:p>2422360.35407407</text:p>
          </table:table-cell>
          <table:table-cell office:value-type="string">
            <text:p>1920-02-05 15:29:52.968750 EST-0500</text:p>
          </table:table-cell>
          <table:table-cell office:value-type="float" office:value="0">
            <text:p>0</text:p>
          </table:table-cell>
          <table:table-cell office:value-type="float" office:value="315.76831434215">
            <text:p>315.7683143422</text:p>
          </table:table-cell>
          <table:table-cell office:value-type="float" office:value="315.76815297344">
            <text:p>315.7681529734</text:p>
          </table:table-cell>
          <table:table-cell table:number-columns-repeated="2" office:value-type="string">
            <text:p>15 ♒ 46' 05"</text:p>
          </table:table-cell>
          <table:table-cell office:value-type="float" office:value="1.75340750656047">
            <text:p>1.7534075066</text:p>
          </table:table-cell>
          <table:table-cell office:value-type="float" office:value="1.01317394903175">
            <text:p>1.013173949</text:p>
          </table:table-cell>
          <table:table-cell office:value-type="float" office:value="293.023031371664">
            <text:p>293.0230313717</text:p>
          </table:table-cell>
          <table:table-cell office:value-type="float" office:value="293.022870002954">
            <text:p>293.022870003</text:p>
          </table:table-cell>
          <table:table-cell table:number-columns-repeated="2" office:value-type="string">
            <text:p>23 ♑ 01' 22"</text:p>
          </table:table-cell>
          <table:table-cell office:value-type="float" office:value="1.75342970597816">
            <text:p>1.753429706</text:p>
          </table:table-cell>
          <table:table-cell office:value-type="float" office:value="1.01319644293302">
            <text:p>1.0131964429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2368.9580787">
            <text:p>2422368.9580787</text:p>
          </table:table-cell>
          <table:table-cell office:value-type="string">
            <text:p>1920-02-14 05:59:38.906250 EST-0500</text:p>
          </table:table-cell>
          <table:table-cell office:value-type="float" office:value="0">
            <text:p>0</text:p>
          </table:table-cell>
          <table:table-cell office:value-type="float" office:value="331.261634088478">
            <text:p>331.2616340885</text:p>
          </table:table-cell>
          <table:table-cell office:value-type="float" office:value="331.261234029654">
            <text:p>331.2612340297</text:p>
          </table:table-cell>
          <table:table-cell office:value-type="string">
            <text:p><text:s/>1 ♓ 15' 41"</text:p>
          </table:table-cell>
          <table:table-cell office:value-type="string">
            <text:p><text:s/>1 ♓ 15' 40"</text:p>
          </table:table-cell>
          <table:table-cell office:value-type="float" office:value="1.83826269109427">
            <text:p>1.8382626911</text:p>
          </table:table-cell>
          <table:table-cell office:value-type="float" office:value="0.0573502297677366">
            <text:p>0.0573502298</text:p>
          </table:table-cell>
          <table:table-cell office:value-type="float" office:value="308.516123140428">
            <text:p>308.5161231404</text:p>
          </table:table-cell>
          <table:table-cell office:value-type="float" office:value="308.515723081604">
            <text:p>308.5157230816</text:p>
          </table:table-cell>
          <table:table-cell office:value-type="string">
            <text:p><text:s/>8 ♒ 30' 58"</text:p>
          </table:table-cell>
          <table:table-cell office:value-type="string">
            <text:p><text:s/>8 ♒ 30' 56"</text:p>
          </table:table-cell>
          <table:table-cell office:value-type="float" office:value="1.83825004293853">
            <text:p>1.8382500429</text:p>
          </table:table-cell>
          <table:table-cell office:value-type="float" office:value="0.0573376226870849">
            <text:p>0.0573376227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2376.08943287">
            <text:p>2422376.08943287</text:p>
          </table:table-cell>
          <table:table-cell office:value-type="string">
            <text:p>1920-02-21 09:08:47.343750 EST-0500</text:p>
          </table:table-cell>
          <table:table-cell office:value-type="float" office:value="0">
            <text:p>0</text:p>
          </table:table-cell>
          <table:table-cell office:value-type="float" office:value="331.671774759182">
            <text:p>331.6717747592</text:p>
          </table:table-cell>
          <table:table-cell office:value-type="float" office:value="331.671564143492">
            <text:p>331.6715641435</text:p>
          </table:table-cell>
          <table:table-cell office:value-type="string">
            <text:p><text:s/>1 ♓ 40' 18"</text:p>
          </table:table-cell>
          <table:table-cell office:value-type="string">
            <text:p><text:s/>1 ♓ 40' 17"</text:p>
          </table:table-cell>
          <table:table-cell office:value-type="float" office:value="1.00768672908847">
            <text:p>1.0076867291</text:p>
          </table:table-cell>
          <table:table-cell office:value-type="float" office:value="0.0576110043303878">
            <text:p>0.0576110043</text:p>
          </table:table-cell>
          <table:table-cell office:value-type="float" office:value="308.926049992467">
            <text:p>308.9260499925</text:p>
          </table:table-cell>
          <table:table-cell office:value-type="float" office:value="308.925839376777">
            <text:p>308.9258393768</text:p>
          </table:table-cell>
          <table:table-cell table:number-columns-repeated="2" office:value-type="string">
            <text:p><text:s/>8 ♒ 55' 33"</text:p>
          </table:table-cell>
          <table:table-cell office:value-type="float" office:value="1.00772269521022">
            <text:p>1.0077226952</text:p>
          </table:table-cell>
          <table:table-cell office:value-type="float" office:value="0.0576469264030905">
            <text:p>0.0576469264</text:p>
          </table:table-cell>
        </table:table-row>
        <table:table-row table:style-name="ro1">
          <table:table-cell office:value-type="string">
            <text:p>Jupiter/Neptune</text:p>
          </table:table-cell>
          <table:table-cell office:value-type="float" office:value="2422392.0215625">
            <text:p>2422392.0215625</text:p>
          </table:table-cell>
          <table:table-cell office:value-type="string">
            <text:p>1920-03-08 07:31:03.281250 EST-0500</text:p>
          </table:table-cell>
          <table:table-cell office:value-type="float" office:value="0">
            <text:p>0</text:p>
          </table:table-cell>
          <table:table-cell office:value-type="float" office:value="129.203437914256">
            <text:p>129.2034379143</text:p>
          </table:table-cell>
          <table:table-cell office:value-type="float" office:value="129.203451896286">
            <text:p>129.2034518963</text:p>
          </table:table-cell>
          <table:table-cell table:number-columns-repeated="2" office:value-type="string">
            <text:p><text:s/>9 ♌ 12' 12"</text:p>
          </table:table-cell>
          <table:table-cell office:value-type="float" office:value="-0.0809959468693664">
            <text:p>-0.0809959469</text:p>
          </table:table-cell>
          <table:table-cell office:value-type="float" office:value="-0.020690903960015">
            <text:p>-0.020690904</text:p>
          </table:table-cell>
          <table:table-cell office:value-type="float" office:value="106.457331236687">
            <text:p>106.4573312367</text:p>
          </table:table-cell>
          <table:table-cell office:value-type="float" office:value="106.457345218717">
            <text:p>106.4573452187</text:p>
          </table:table-cell>
          <table:table-cell table:number-columns-repeated="2" office:value-type="string">
            <text:p>16 ♋ 27' 26"</text:p>
          </table:table-cell>
          <table:table-cell office:value-type="float" office:value="-0.0809715734190087">
            <text:p>-0.0809715734</text:p>
          </table:table-cell>
          <table:table-cell office:value-type="float" office:value="-0.0206666217769425">
            <text:p>-0.020666621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2403.82770833">
            <text:p>2422403.82770833</text:p>
          </table:table-cell>
          <table:table-cell office:value-type="string">
            <text:p>1920-03-20 02:51:54.843750 EST-0500</text:p>
          </table:table-cell>
          <table:table-cell office:value-type="float" office:value="0">
            <text:p>0</text:p>
          </table:table-cell>
          <table:table-cell office:value-type="float" office:value="359.421286686096">
            <text:p>359.4212866861</text:p>
          </table:table-cell>
          <table:table-cell office:value-type="float" office:value="359.421288421907">
            <text:p>359.4212884219</text:p>
          </table:table-cell>
          <table:table-cell table:number-columns-repeated="2" office:value-type="string">
            <text:p>29 ♓ 25' 16"</text:p>
          </table:table-cell>
          <table:table-cell office:value-type="float" office:value="-0.90146030765766">
            <text:p>-0.9014603077</text:p>
          </table:table-cell>
          <table:table-cell office:value-type="float" office:value="0.993356367195783">
            <text:p>0.9933563672</text:p>
          </table:table-cell>
          <table:table-cell office:value-type="float" office:value="336.674886564144">
            <text:p>336.6748865641</text:p>
          </table:table-cell>
          <table:table-cell office:value-type="float" office:value="336.674888299956">
            <text:p>336.6748883</text:p>
          </table:table-cell>
          <table:table-cell table:number-columns-repeated="2" office:value-type="string">
            <text:p><text:s/>6 ♓ 40' 29"</text:p>
          </table:table-cell>
          <table:table-cell office:value-type="float" office:value="-0.901418355152145">
            <text:p>-0.9014183552</text:p>
          </table:table-cell>
          <table:table-cell office:value-type="float" office:value="0.993398482910934">
            <text:p>0.9933984829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2404.8096412">
            <text:p>2422404.8096412</text:p>
          </table:table-cell>
          <table:table-cell office:value-type="string">
            <text:p>1920-03-21 02:25:53.906250 EST-0500</text:p>
          </table:table-cell>
          <table:table-cell office:value-type="float" office:value="0">
            <text:p>0</text:p>
          </table:table-cell>
          <table:table-cell office:value-type="float" office:value="333.278698668128">
            <text:p>333.2786986681</text:p>
          </table:table-cell>
          <table:table-cell office:value-type="float" office:value="333.278653916223">
            <text:p>333.2786539162</text:p>
          </table:table-cell>
          <table:table-cell table:number-columns-repeated="2" office:value-type="string">
            <text:p><text:s/>3 ♓ 16' 43"</text:p>
          </table:table-cell>
          <table:table-cell office:value-type="float" office:value="1.22741031837301">
            <text:p>1.2274103184</text:p>
          </table:table-cell>
          <table:table-cell office:value-type="float" office:value="0.0526940205230716">
            <text:p>0.0526940205</text:p>
          </table:table-cell>
          <table:table-cell office:value-type="float" office:value="310.532300916624">
            <text:p>310.5323009166</text:p>
          </table:table-cell>
          <table:table-cell office:value-type="float" office:value="310.532256164718">
            <text:p>310.5322561647</text:p>
          </table:table-cell>
          <table:table-cell table:number-columns-repeated="2" office:value-type="string">
            <text:p>10 ♒ 31' 56"</text:p>
          </table:table-cell>
          <table:table-cell office:value-type="float" office:value="1.22744855218047">
            <text:p>1.2274485522</text:p>
          </table:table-cell>
          <table:table-cell office:value-type="float" office:value="0.0527322097089216">
            <text:p>0.0527322097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2420.02229167">
            <text:p>2422420.02229167</text:p>
          </table:table-cell>
          <table:table-cell office:value-type="string">
            <text:p>1920-04-05 07:32:06.562500 EST-0500</text:p>
          </table:table-cell>
          <table:table-cell office:value-type="float" office:value="0">
            <text:p>0</text:p>
          </table:table-cell>
          <table:table-cell office:value-type="float" office:value="351.951056846665">
            <text:p>351.9510568467</text:p>
          </table:table-cell>
          <table:table-cell office:value-type="float" office:value="351.951123552461">
            <text:p>351.9511235525</text:p>
          </table:table-cell>
          <table:table-cell office:value-type="string">
            <text:p>21 ♓ 57' 03"</text:p>
          </table:table-cell>
          <table:table-cell office:value-type="string">
            <text:p>21 ♓ 57' 04"</text:p>
          </table:table-cell>
          <table:table-cell office:value-type="float" office:value="0.228425610279031">
            <text:p>0.2284256103</text:p>
          </table:table-cell>
          <table:table-cell office:value-type="float" office:value="1.22747432220962">
            <text:p>1.2274743222</text:p>
          </table:table-cell>
          <table:table-cell office:value-type="float" office:value="329.204308802307">
            <text:p>329.2043088023</text:p>
          </table:table-cell>
          <table:table-cell office:value-type="float" office:value="329.204375508103">
            <text:p>329.2043755081</text:p>
          </table:table-cell>
          <table:table-cell table:number-columns-repeated="2" office:value-type="string">
            <text:p>29 ♒ 12' 15"</text:p>
          </table:table-cell>
          <table:table-cell office:value-type="float" office:value="0.228443324145085">
            <text:p>0.2284433241</text:p>
          </table:table-cell>
          <table:table-cell office:value-type="float" office:value="1.2274922840825">
            <text:p>1.2274922841</text:p>
          </table:table-cell>
        </table:table-row>
        <table:table-row table:style-name="ro1">
          <table:table-cell office:value-type="string">
            <text:p>Jupiter/Neptune</text:p>
          </table:table-cell>
          <table:table-cell office:value-type="float" office:value="2422439.05525463">
            <text:p>2422439.05525463</text:p>
          </table:table-cell>
          <table:table-cell office:value-type="string">
            <text:p>1920-04-24 08:19:34.218750 EST-0500</text:p>
          </table:table-cell>
          <table:table-cell office:value-type="float" office:value="0">
            <text:p>0</text:p>
          </table:table-cell>
          <table:table-cell office:value-type="float" office:value="128.752307619661">
            <text:p>128.7523076197</text:p>
          </table:table-cell>
          <table:table-cell office:value-type="float" office:value="128.752297847437">
            <text:p>128.7522978474</text:p>
          </table:table-cell>
          <table:table-cell table:number-columns-repeated="2" office:value-type="string">
            <text:p><text:s/>8 ♌ 45' 08"</text:p>
          </table:table-cell>
          <table:table-cell office:value-type="float" office:value="0.0622241164829813">
            <text:p>0.0622241165</text:p>
          </table:table-cell>
          <table:table-cell office:value-type="float" office:value="0.0028961736613476">
            <text:p>0.0028961737</text:p>
          </table:table-cell>
          <table:table-cell office:value-type="float" office:value="106.00494390223">
            <text:p>106.0049439022</text:p>
          </table:table-cell>
          <table:table-cell office:value-type="float" office:value="106.004934130006">
            <text:p>106.00493413</text:p>
          </table:table-cell>
          <table:table-cell table:number-columns-repeated="2" office:value-type="string">
            <text:p>16 ♋ 00' 17"</text:p>
          </table:table-cell>
          <table:table-cell office:value-type="float" office:value="0.0622108781864556">
            <text:p>0.0622108782</text:p>
          </table:table-cell>
          <table:table-cell office:value-type="float" office:value="0.00288296157149504">
            <text:p>0.0028829616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2458.35725694">
            <text:p>2422458.35725694</text:p>
          </table:table-cell>
          <table:table-cell office:value-type="string">
            <text:p>1920-05-13 15:34:27.187500 EST-0500</text:p>
          </table:table-cell>
          <table:table-cell office:value-type="float" office:value="0">
            <text:p>0</text:p>
          </table:table-cell>
          <table:table-cell office:value-type="float" office:value="38.9876010181523">
            <text:p>38.9876010182</text:p>
          </table:table-cell>
          <table:table-cell office:value-type="float" office:value="38.9875302845702">
            <text:p>38.9875302846</text:p>
          </table:table-cell>
          <table:table-cell table:number-columns-repeated="2" office:value-type="string">
            <text:p><text:s/>8 ♉ 59' 15"</text:p>
          </table:table-cell>
          <table:table-cell office:value-type="float" office:value="1.92471962986905">
            <text:p>1.9247196299</text:p>
          </table:table-cell>
          <table:table-cell office:value-type="float" office:value="1.2263594820251">
            <text:p>1.226359482</text:p>
          </table:table-cell>
          <table:table-cell office:value-type="float" office:value="16.2396568250178">
            <text:p>16.239656825</text:p>
          </table:table-cell>
          <table:table-cell office:value-type="float" office:value="16.2395860914357">
            <text:p>16.2395860914</text:p>
          </table:table-cell>
          <table:table-cell table:number-columns-repeated="2" office:value-type="string">
            <text:p>16 ♈ 14' 22"</text:p>
          </table:table-cell>
          <table:table-cell office:value-type="float" office:value="1.92474630365452">
            <text:p>1.9247463037</text:p>
          </table:table-cell>
          <table:table-cell office:value-type="float" office:value="1.22638612671129">
            <text:p>1.226386126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2470.56965278">
            <text:p>2422470.56965278</text:p>
          </table:table-cell>
          <table:table-cell office:value-type="string">
            <text:p>1920-05-25 20:40:18.750000 EST-0500</text:p>
          </table:table-cell>
          <table:table-cell office:value-type="float" office:value="0">
            <text:p>0</text:p>
          </table:table-cell>
          <table:table-cell office:value-type="float" office:value="64.5018323338129">
            <text:p>64.5018323338</text:p>
          </table:table-cell>
          <table:table-cell office:value-type="float" office:value="64.5015988034113">
            <text:p>64.5015988034</text:p>
          </table:table-cell>
          <table:table-cell office:value-type="string">
            <text:p><text:s/>4 ♊ 30' 06"</text:p>
          </table:table-cell>
          <table:table-cell office:value-type="string">
            <text:p><text:s/>4 ♊ 30' 05"</text:p>
          </table:table-cell>
          <table:table-cell office:value-type="float" office:value="2.19725752581761">
            <text:p>2.1972575258</text:p>
          </table:table-cell>
          <table:table-cell office:value-type="float" office:value="0.959756372283687">
            <text:p>0.9597563723</text:p>
          </table:table-cell>
          <table:table-cell office:value-type="float" office:value="41.7533452585884">
            <text:p>41.7533452586</text:p>
          </table:table-cell>
          <table:table-cell office:value-type="float" office:value="41.7531117281867">
            <text:p>41.7531117282</text:p>
          </table:table-cell>
          <table:table-cell office:value-type="string">
            <text:p>11 ♉ 45' 12"</text:p>
          </table:table-cell>
          <table:table-cell office:value-type="string">
            <text:p>11 ♉ 45' 11"</text:p>
          </table:table-cell>
          <table:table-cell office:value-type="float" office:value="2.19727908414936">
            <text:p>2.1972790841</text:p>
          </table:table-cell>
          <table:table-cell office:value-type="float" office:value="0.959777943824359">
            <text:p>0.9597779438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2486.2559375">
            <text:p>2422486.2559375</text:p>
          </table:table-cell>
          <table:table-cell office:value-type="string">
            <text:p>1920-06-10 13:08:33.281250 EST-0500</text:p>
          </table:table-cell>
          <table:table-cell office:value-type="float" office:value="0">
            <text:p>0</text:p>
          </table:table-cell>
          <table:table-cell office:value-type="float" office:value="96.8329040797783">
            <text:p>96.8329040798</text:p>
          </table:table-cell>
          <table:table-cell office:value-type="float" office:value="96.8328527027807">
            <text:p>96.8328527028</text:p>
          </table:table-cell>
          <table:table-cell table:number-columns-repeated="2" office:value-type="string">
            <text:p><text:s/>6 ♋ 49' 58"</text:p>
          </table:table-cell>
          <table:table-cell office:value-type="float" office:value="1.80625514936496">
            <text:p>1.8062551494</text:p>
          </table:table-cell>
          <table:table-cell office:value-type="float" office:value="0.023868835545972">
            <text:p>0.0238688355</text:p>
          </table:table-cell>
          <table:table-cell office:value-type="float" office:value="74.0837930873794">
            <text:p>74.0837930874</text:p>
          </table:table-cell>
          <table:table-cell office:value-type="float" office:value="74.0837417103818">
            <text:p>74.0837417104</text:p>
          </table:table-cell>
          <table:table-cell table:number-columns-repeated="2" office:value-type="string">
            <text:p>14 ♊ 05' 01"</text:p>
          </table:table-cell>
          <table:table-cell office:value-type="float" office:value="1.80627348215739">
            <text:p>1.8062734822</text:p>
          </table:table-cell>
          <table:table-cell office:value-type="float" office:value="0.0238870986426554">
            <text:p>0.0238870986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2504.87581018">
            <text:p>2422504.87581018</text:p>
          </table:table-cell>
          <table:table-cell office:value-type="string">
            <text:p>1920-06-29 04:01:10.312500 EST-0500</text:p>
          </table:table-cell>
          <table:table-cell office:value-type="float" office:value="0">
            <text:p>0</text:p>
          </table:table-cell>
          <table:table-cell office:value-type="float" office:value="97.2902543544842">
            <text:p>97.2902543545</text:p>
          </table:table-cell>
          <table:table-cell office:value-type="float" office:value="97.2901186220007">
            <text:p>97.290118622</text:p>
          </table:table-cell>
          <table:table-cell table:number-columns-repeated="2" office:value-type="string">
            <text:p><text:s/>7 ♋ 17' 24"</text:p>
          </table:table-cell>
          <table:table-cell office:value-type="float" office:value="0.953089928168809">
            <text:p>0.9530899282</text:p>
          </table:table-cell>
          <table:table-cell office:value-type="float" office:value="0.0248950840313531">
            <text:p>0.024895084</text:p>
          </table:table-cell>
          <table:table-cell office:value-type="float" office:value="74.5402611554974">
            <text:p>74.5402611555</text:p>
          </table:table-cell>
          <table:table-cell office:value-type="float" office:value="74.540125423014">
            <text:p>74.540125423</text:p>
          </table:table-cell>
          <table:table-cell table:number-columns-repeated="2" office:value-type="string">
            <text:p>14 ♊ 32' 24"</text:p>
          </table:table-cell>
          <table:table-cell office:value-type="float" office:value="0.953065257145555">
            <text:p>0.9530652571</text:p>
          </table:table-cell>
          <table:table-cell office:value-type="float" office:value="0.0248703888528331">
            <text:p>0.0248703889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2505.89949074">
            <text:p>2422505.89949074</text:p>
          </table:table-cell>
          <table:table-cell office:value-type="string">
            <text:p>1920-06-30 04:35:16.406250 EST-0500</text:p>
          </table:table-cell>
          <table:table-cell office:value-type="float" office:value="0">
            <text:p>0</text:p>
          </table:table-cell>
          <table:table-cell office:value-type="float" office:value="97.3156397138926">
            <text:p>97.3156397139</text:p>
          </table:table-cell>
          <table:table-cell office:value-type="float" office:value="97.3156029742285">
            <text:p>97.3156029742</text:p>
          </table:table-cell>
          <table:table-cell table:number-columns-repeated="2" office:value-type="string">
            <text:p><text:s/>7 ♋ 18' 56"</text:p>
          </table:table-cell>
          <table:table-cell office:value-type="float" office:value="1.22861443257839">
            <text:p>1.2286144326</text:p>
          </table:table-cell>
          <table:table-cell office:value-type="float" office:value="0.0248930835277724">
            <text:p>0.0248930835</text:p>
          </table:table-cell>
          <table:table-cell office:value-type="float" office:value="74.5655813292824">
            <text:p>74.5655813293</text:p>
          </table:table-cell>
          <table:table-cell office:value-type="float" office:value="74.5655445896183">
            <text:p>74.5655445896</text:p>
          </table:table-cell>
          <table:table-cell office:value-type="string">
            <text:p>14 ♊ 33' 56"</text:p>
          </table:table-cell>
          <table:table-cell office:value-type="string">
            <text:p>14 ♊ 33' 55"</text:p>
          </table:table-cell>
          <table:table-cell office:value-type="float" office:value="1.22858880385317">
            <text:p>1.2285888039</text:p>
          </table:table-cell>
          <table:table-cell office:value-type="float" office:value="0.0248674632623311">
            <text:p>0.0248674633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2509.34456018">
            <text:p>2422509.34456018</text:p>
          </table:table-cell>
          <table:table-cell office:value-type="string">
            <text:p>1920-07-03 15:16:10.312500 EST-0500</text:p>
          </table:table-cell>
          <table:table-cell office:value-type="float" office:value="0">
            <text:p>0</text:p>
          </table:table-cell>
          <table:table-cell office:value-type="float" office:value="101.549062742325">
            <text:p>101.5490627423</text:p>
          </table:table-cell>
          <table:table-cell office:value-type="float" office:value="101.549026468431">
            <text:p>101.5490264684</text:p>
          </table:table-cell>
          <table:table-cell table:number-columns-repeated="2" office:value-type="string">
            <text:p>11 ♋ 32' 56"</text:p>
          </table:table-cell>
          <table:table-cell office:value-type="float" office:value="1.22906868180642">
            <text:p>1.2290686818</text:p>
          </table:table-cell>
          <table:table-cell office:value-type="float" office:value="0.952999264205834">
            <text:p>0.9529992642</text:p>
          </table:table-cell>
          <table:table-cell office:value-type="float" office:value="78.7988100339718">
            <text:p>78.798810034</text:p>
          </table:table-cell>
          <table:table-cell office:value-type="float" office:value="78.7987737600783">
            <text:p>78.7987737601</text:p>
          </table:table-cell>
          <table:table-cell table:number-columns-repeated="2" office:value-type="string">
            <text:p>18 ♊ 47' 55"</text:p>
          </table:table-cell>
          <table:table-cell office:value-type="float" office:value="1.22906297765949">
            <text:p>1.2290629777</text:p>
          </table:table-cell>
          <table:table-cell office:value-type="float" office:value="0.952993581497274">
            <text:p>0.9529935815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2529.46784722">
            <text:p>2422529.46784722</text:p>
          </table:table-cell>
          <table:table-cell office:value-type="string">
            <text:p>1920-07-23 18:13:42.656250 EST-0500</text:p>
          </table:table-cell>
          <table:table-cell office:value-type="float" office:value="0">
            <text:p>0</text:p>
          </table:table-cell>
          <table:table-cell office:value-type="float" office:value="126.314818063412">
            <text:p>126.3148180634</text:p>
          </table:table-cell>
          <table:table-cell office:value-type="float" office:value="126.31482916723">
            <text:p>126.3148291672</text:p>
          </table:table-cell>
          <table:table-cell table:number-columns-repeated="2" office:value-type="string">
            <text:p><text:s/>6 ♌ 18' 53"</text:p>
          </table:table-cell>
          <table:table-cell office:value-type="float" office:value="-0.68512872447105">
            <text:p>-0.6851287245</text:p>
          </table:table-cell>
          <table:table-cell office:value-type="float" office:value="1.23196578777405">
            <text:p>1.2319657878</text:p>
          </table:table-cell>
          <table:table-cell office:value-type="float" office:value="103.563776799449">
            <text:p>103.5637767995</text:p>
          </table:table-cell>
          <table:table-cell office:value-type="float" office:value="103.563787903267">
            <text:p>103.5637879033</text:p>
          </table:table-cell>
          <table:table-cell table:number-columns-repeated="2" office:value-type="string">
            <text:p>13 ♋ 33' 49"</text:p>
          </table:table-cell>
          <table:table-cell office:value-type="float" office:value="-0.685130514619078">
            <text:p>-0.6851305146</text:p>
          </table:table-cell>
          <table:table-cell office:value-type="float" office:value="1.23196439738008">
            <text:p>1.231964397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2532.80158565">
            <text:p>2422532.80158565</text:p>
          </table:table-cell>
          <table:table-cell office:value-type="string">
            <text:p>1920-07-27 02:14:17.812500 EST-0500</text:p>
          </table:table-cell>
          <table:table-cell office:value-type="float" office:value="0">
            <text:p>0</text:p>
          </table:table-cell>
          <table:table-cell office:value-type="float" office:value="123.93205483246">
            <text:p>123.9320548325</text:p>
          </table:table-cell>
          <table:table-cell office:value-type="float" office:value="123.93226279877">
            <text:p>123.9322627988</text:p>
          </table:table-cell>
          <table:table-cell office:value-type="string">
            <text:p><text:s/>3 ♌ 55' 55"</text:p>
          </table:table-cell>
          <table:table-cell office:value-type="string">
            <text:p><text:s/>3 ♌ 55' 56"</text:p>
          </table:table-cell>
          <table:table-cell office:value-type="float" office:value="-0.721384103242857">
            <text:p>-0.7213841032</text:p>
          </table:table-cell>
          <table:table-cell office:value-type="float" office:value="0.955520503243789">
            <text:p>0.9555205032</text:p>
          </table:table-cell>
          <table:table-cell office:value-type="float" office:value="101.18084412712">
            <text:p>101.1808441271</text:p>
          </table:table-cell>
          <table:table-cell office:value-type="float" office:value="101.18105209343">
            <text:p>101.1810520934</text:p>
          </table:table-cell>
          <table:table-cell table:number-columns-repeated="2" office:value-type="string">
            <text:p>11 ♋ 10' 51"</text:p>
          </table:table-cell>
          <table:table-cell office:value-type="float" office:value="-0.721402866434149">
            <text:p>-0.7214028664</text:p>
          </table:table-cell>
          <table:table-cell office:value-type="float" office:value="0.955501598838409">
            <text:p>0.9555015988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2533.2783912">
            <text:p>2422533.2783912</text:p>
          </table:table-cell>
          <table:table-cell office:value-type="string">
            <text:p>1920-07-27 13:40:53.906250 EST-0500</text:p>
          </table:table-cell>
          <table:table-cell office:value-type="float" office:value="0">
            <text:p>0</text:p>
          </table:table-cell>
          <table:table-cell office:value-type="float" office:value="131.009959600919">
            <text:p>131.0099596009</text:p>
          </table:table-cell>
          <table:table-cell office:value-type="float" office:value="131.009949070472">
            <text:p>131.0099490705</text:p>
          </table:table-cell>
          <table:table-cell table:number-columns-repeated="2" office:value-type="string">
            <text:p>11 ♌ 00' 35"</text:p>
          </table:table-cell>
          <table:table-cell office:value-type="float" office:value="1.23231462074746">
            <text:p>1.2323146207</text:p>
          </table:table-cell>
          <table:table-cell office:value-type="float" office:value="0.0369023165782086">
            <text:p>0.0369023166</text:p>
          </table:table-cell>
          <table:table-cell office:value-type="float" office:value="108.258721686098">
            <text:p>108.2587216861</text:p>
          </table:table-cell>
          <table:table-cell office:value-type="float" office:value="108.258711155651">
            <text:p>108.2587111557</text:p>
          </table:table-cell>
          <table:table-cell table:number-columns-repeated="2" office:value-type="string">
            <text:p>18 ♋ 15' 31"</text:p>
          </table:table-cell>
          <table:table-cell office:value-type="float" office:value="1.23229591724821">
            <text:p>1.2322959172</text:p>
          </table:table-cell>
          <table:table-cell office:value-type="float" office:value="0.0368836823372287">
            <text:p>0.0368836823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2540.4815162">
            <text:p>2422540.4815162</text:p>
          </table:table-cell>
          <table:table-cell office:value-type="string">
            <text:p>1920-08-03 18:33:23.906250 EST-0500</text:p>
          </table:table-cell>
          <table:table-cell office:value-type="float" office:value="0">
            <text:p>0</text:p>
          </table:table-cell>
          <table:table-cell office:value-type="float" office:value="131.276727845769">
            <text:p>131.2767278458</text:p>
          </table:table-cell>
          <table:table-cell office:value-type="float" office:value="131.276559415503">
            <text:p>131.2765594155</text:p>
          </table:table-cell>
          <table:table-cell office:value-type="string">
            <text:p>11 ♌ 16' 36"</text:p>
          </table:table-cell>
          <table:table-cell office:value-type="string">
            <text:p>11 ♌ 16' 35"</text:p>
          </table:table-cell>
          <table:table-cell office:value-type="float" office:value="0.957332179233275">
            <text:p>0.9573321792</text:p>
          </table:table-cell>
          <table:table-cell office:value-type="float" office:value="0.0370615262318536">
            <text:p>0.0370615262</text:p>
          </table:table-cell>
          <table:table-cell office:value-type="float" office:value="108.525250009553">
            <text:p>108.5252500096</text:p>
          </table:table-cell>
          <table:table-cell office:value-type="float" office:value="108.525081579287">
            <text:p>108.5250815793</text:p>
          </table:table-cell>
          <table:table-cell table:number-columns-repeated="2" office:value-type="string">
            <text:p>18 ♋ 31' 30"</text:p>
          </table:table-cell>
          <table:table-cell office:value-type="float" office:value="0.957360355718128">
            <text:p>0.9573603557</text:p>
          </table:table-cell>
          <table:table-cell office:value-type="float" office:value="0.037089702362353">
            <text:p>0.0370897024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2545.46199074">
            <text:p>2422545.46199074</text:p>
          </table:table-cell>
          <table:table-cell office:value-type="string">
            <text:p>1920-08-08 18:05:16.406250 EST-0500</text:p>
          </table:table-cell>
          <table:table-cell office:value-type="float" office:value="0">
            <text:p>0</text:p>
          </table:table-cell>
          <table:table-cell office:value-type="float" office:value="146.031644215196">
            <text:p>146.0316442152</text:p>
          </table:table-cell>
          <table:table-cell office:value-type="float" office:value="146.031518679736">
            <text:p>146.0315186797</text:p>
          </table:table-cell>
          <table:table-cell table:number-columns-repeated="2" office:value-type="string">
            <text:p>26 ♌ 01' 53"</text:p>
          </table:table-cell>
          <table:table-cell office:value-type="float" office:value="1.23371669845052">
            <text:p>1.2337166985</text:p>
          </table:table-cell>
          <table:table-cell office:value-type="float" office:value="0.216443204123749">
            <text:p>0.2164432041</text:p>
          </table:table-cell>
          <table:table-cell office:value-type="float" office:value="123.280023211357">
            <text:p>123.2800232114</text:p>
          </table:table-cell>
          <table:table-cell office:value-type="float" office:value="123.279897675897">
            <text:p>123.2798976759</text:p>
          </table:table-cell>
          <table:table-cell office:value-type="string">
            <text:p><text:s/>3 ♌ 16' 48"</text:p>
          </table:table-cell>
          <table:table-cell office:value-type="string">
            <text:p><text:s/>3 ♌ 16' 47"</text:p>
          </table:table-cell>
          <table:table-cell office:value-type="float" office:value="1.2336966206701">
            <text:p>1.2336966207</text:p>
          </table:table-cell>
          <table:table-cell office:value-type="float" office:value="0.216423084420738">
            <text:p>0.2164230844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2558.35017361">
            <text:p>2422558.35017361</text:p>
          </table:table-cell>
          <table:table-cell office:value-type="string">
            <text:p>1920-08-21 15:24:15.468750 EST-0500</text:p>
          </table:table-cell>
          <table:table-cell office:value-type="float" office:value="0">
            <text:p>0</text:p>
          </table:table-cell>
          <table:table-cell office:value-type="float" office:value="131.932011806973">
            <text:p>131.932011807</text:p>
          </table:table-cell>
          <table:table-cell office:value-type="float" office:value="131.931996595867">
            <text:p>131.9319965959</text:p>
          </table:table-cell>
          <table:table-cell table:number-columns-repeated="2" office:value-type="string">
            <text:p>11 ♌ 55' 55"</text:p>
          </table:table-cell>
          <table:table-cell office:value-type="float" office:value="1.58055083216688">
            <text:p>1.5805508322</text:p>
          </table:table-cell>
          <table:table-cell office:value-type="float" office:value="0.0358447536001909">
            <text:p>0.0358447536</text:p>
          </table:table-cell>
          <table:table-cell office:value-type="float" office:value="109.179962767411">
            <text:p>109.1799627674</text:p>
          </table:table-cell>
          <table:table-cell office:value-type="float" office:value="109.179947556305">
            <text:p>109.1799475563</text:p>
          </table:table-cell>
          <table:table-cell table:number-columns-repeated="2" office:value-type="string">
            <text:p>19 ♋ 10' 47"</text:p>
          </table:table-cell>
          <table:table-cell office:value-type="float" office:value="1.58054790776163">
            <text:p>1.5805479078</text:p>
          </table:table-cell>
          <table:table-cell office:value-type="float" office:value="0.0358418087422988">
            <text:p>0.0358418087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2558.87898148">
            <text:p>2422558.87898148</text:p>
          </table:table-cell>
          <table:table-cell office:value-type="string">
            <text:p>1920-08-22 04:05:44.531250 EST-0500</text:p>
          </table:table-cell>
          <table:table-cell office:value-type="float" office:value="0">
            <text:p>0</text:p>
          </table:table-cell>
          <table:table-cell office:value-type="float" office:value="148.95092718338">
            <text:p>148.9509271834</text:p>
          </table:table-cell>
          <table:table-cell office:value-type="float" office:value="148.950882674266">
            <text:p>148.9508826743</text:p>
          </table:table-cell>
          <table:table-cell table:number-columns-repeated="2" office:value-type="string">
            <text:p>28 ♌ 57' 03"</text:p>
          </table:table-cell>
          <table:table-cell office:value-type="float" office:value="0.963806670330476">
            <text:p>0.9638066703</text:p>
          </table:table-cell>
          <table:table-cell office:value-type="float" office:value="0.218108634187252">
            <text:p>0.2181086342</text:p>
          </table:table-cell>
          <table:table-cell office:value-type="float" office:value="126.198855639111">
            <text:p>126.1988556391</text:p>
          </table:table-cell>
          <table:table-cell office:value-type="float" office:value="126.198811129997">
            <text:p>126.19881113</text:p>
          </table:table-cell>
          <table:table-cell table:number-columns-repeated="2" office:value-type="string">
            <text:p><text:s/>6 ♌ 11' 55"</text:p>
          </table:table-cell>
          <table:table-cell office:value-type="float" office:value="0.96380109484907">
            <text:p>0.9638010948</text:p>
          </table:table-cell>
          <table:table-cell office:value-type="float" office:value="0.218103079450317">
            <text:p>0.2181030795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2559.19782407">
            <text:p>2422559.19782407</text:p>
          </table:table-cell>
          <table:table-cell office:value-type="string">
            <text:p>1920-08-22 11:44:52.968750 EST-0500</text:p>
          </table:table-cell>
          <table:table-cell office:value-type="float" office:value="0">
            <text:p>0</text:p>
          </table:table-cell>
          <table:table-cell office:value-type="float" office:value="162.984386205432">
            <text:p>162.9843862054</text:p>
          </table:table-cell>
          <table:table-cell office:value-type="float" office:value="162.984285084445">
            <text:p>162.9842850844</text:p>
          </table:table-cell>
          <table:table-cell table:number-columns-repeated="2" office:value-type="string">
            <text:p>12 ♍ 59' 03"</text:p>
          </table:table-cell>
          <table:table-cell office:value-type="float" office:value="1.23431481021068">
            <text:p>1.2343148102</text:p>
          </table:table-cell>
          <table:table-cell office:value-type="float" office:value="0.123361958336187">
            <text:p>0.1233619583</text:p>
          </table:table-cell>
          <table:table-cell office:value-type="float" office:value="140.232300495493">
            <text:p>140.2323004955</text:p>
          </table:table-cell>
          <table:table-cell office:value-type="float" office:value="140.232199374506">
            <text:p>140.2321993745</text:p>
          </table:table-cell>
          <table:table-cell office:value-type="string">
            <text:p>20 ♌ 13' 56"</text:p>
          </table:table-cell>
          <table:table-cell office:value-type="string">
            <text:p>20 ♌ 13' 55"</text:p>
          </table:table-cell>
          <table:table-cell office:value-type="float" office:value="1.23430805755954">
            <text:p>1.2343080576</text:p>
          </table:table-cell>
          <table:table-cell office:value-type="float" office:value="0.123355209194028">
            <text:p>0.1233552092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2568.83552083">
            <text:p>2422568.83552083</text:p>
          </table:table-cell>
          <table:table-cell office:value-type="string">
            <text:p>1920-09-01 03:03:09.843750 EST-0500</text:p>
          </table:table-cell>
          <table:table-cell office:value-type="float" office:value="0">
            <text:p>0</text:p>
          </table:table-cell>
          <table:table-cell office:value-type="float" office:value="151.118606896831">
            <text:p>151.1186068968</text:p>
          </table:table-cell>
          <table:table-cell office:value-type="float" office:value="151.118571503164">
            <text:p>151.1185715032</text:p>
          </table:table-cell>
          <table:table-cell table:number-columns-repeated="2" office:value-type="string">
            <text:p><text:s/>1 ♍ 07' 06"</text:p>
          </table:table-cell>
          <table:table-cell office:value-type="float" office:value="1.95350733770251">
            <text:p>1.9535073377</text:p>
          </table:table-cell>
          <table:table-cell office:value-type="float" office:value="0.217033446111646">
            <text:p>0.2170334461</text:p>
          </table:table-cell>
          <table:table-cell office:value-type="float" office:value="128.366290283275">
            <text:p>128.3662902833</text:p>
          </table:table-cell>
          <table:table-cell office:value-type="float" office:value="128.366254889608">
            <text:p>128.3662548896</text:p>
          </table:table-cell>
          <table:table-cell table:number-columns-repeated="2" office:value-type="string">
            <text:p><text:s/>8 ♌ 21' 58"</text:p>
          </table:table-cell>
          <table:table-cell office:value-type="float" office:value="1.95354221470963">
            <text:p>1.9535422147</text:p>
          </table:table-cell>
          <table:table-cell office:value-type="float" office:value="0.217068273575461">
            <text:p>0.2170682736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2575.49055556">
            <text:p>2422575.49055556</text:p>
          </table:table-cell>
          <table:table-cell office:value-type="string">
            <text:p>1920-09-07 18:46:24.375000 EST-0500</text:p>
          </table:table-cell>
          <table:table-cell office:value-type="float" office:value="0">
            <text:p>0</text:p>
          </table:table-cell>
          <table:table-cell office:value-type="float" office:value="165.019058561675">
            <text:p>165.0190585617</text:p>
          </table:table-cell>
          <table:table-cell office:value-type="float" office:value="165.018882270382">
            <text:p>165.0188822704</text:p>
          </table:table-cell>
          <table:table-cell office:value-type="string">
            <text:p>15 ♍ 01' 08"</text:p>
          </table:table-cell>
          <table:table-cell office:value-type="string">
            <text:p>15 ♍ 01' 07"</text:p>
          </table:table-cell>
          <table:table-cell office:value-type="float" office:value="0.971598278478388">
            <text:p>0.9715982785</text:p>
          </table:table-cell>
          <table:table-cell office:value-type="float" office:value="0.125715403335147">
            <text:p>0.1257154033</text:p>
          </table:table-cell>
          <table:table-cell office:value-type="float" office:value="142.266500702484">
            <text:p>142.2665007025</text:p>
          </table:table-cell>
          <table:table-cell office:value-type="float" office:value="142.266324411191">
            <text:p>142.2663244112</text:p>
          </table:table-cell>
          <table:table-cell office:value-type="string">
            <text:p>22 ♌ 15' 59"</text:p>
          </table:table-cell>
          <table:table-cell office:value-type="string">
            <text:p>22 ♌ 15' 58"</text:p>
          </table:table-cell>
          <table:table-cell office:value-type="float" office:value="0.971585607011323">
            <text:p>0.971585607</text:p>
          </table:table-cell>
          <table:table-cell office:value-type="float" office:value="0.12570248086721">
            <text:p>0.1257024809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2576.0528125">
            <text:p>2422576.0528125</text:p>
          </table:table-cell>
          <table:table-cell office:value-type="string">
            <text:p>1920-09-08 08:16:03.281250 EST-0500</text:p>
          </table:table-cell>
          <table:table-cell office:value-type="float" office:value="0">
            <text:p>0</text:p>
          </table:table-cell>
          <table:table-cell office:value-type="float" office:value="165.089906165989">
            <text:p>165.089906166</text:p>
          </table:table-cell>
          <table:table-cell office:value-type="float" office:value="165.08956562411">
            <text:p>165.0895656241</text:p>
          </table:table-cell>
          <table:table-cell office:value-type="string">
            <text:p>15 ♍ 05' 23"</text:p>
          </table:table-cell>
          <table:table-cell office:value-type="string">
            <text:p>15 ♍ 05' 22"</text:p>
          </table:table-cell>
          <table:table-cell office:value-type="float" office:value="1.8964021452242">
            <text:p>1.8964021452</text:p>
          </table:table-cell>
          <table:table-cell office:value-type="float" office:value="0.12571106090269">
            <text:p>0.1257110609</text:p>
          </table:table-cell>
          <table:table-cell office:value-type="float" office:value="142.337321216677">
            <text:p>142.3373212167</text:p>
          </table:table-cell>
          <table:table-cell office:value-type="float" office:value="142.336980674799">
            <text:p>142.3369806748</text:p>
          </table:table-cell>
          <table:table-cell office:value-type="string">
            <text:p>22 ♌ 20' 14"</text:p>
          </table:table-cell>
          <table:table-cell office:value-type="string">
            <text:p>22 ♌ 20' 13"</text:p>
          </table:table-cell>
          <table:table-cell office:value-type="float" office:value="1.89639491871444">
            <text:p>1.8963949187</text:p>
          </table:table-cell>
          <table:table-cell office:value-type="float" office:value="0.125703817087526">
            <text:p>0.125703817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2576.56965278">
            <text:p>2422576.56965278</text:p>
          </table:table-cell>
          <table:table-cell office:value-type="string">
            <text:p>1920-09-08 20:40:18.750000 EST-0500</text:p>
          </table:table-cell>
          <table:table-cell office:value-type="float" office:value="0">
            <text:p>0</text:p>
          </table:table-cell>
          <table:table-cell office:value-type="float" office:value="166.068004215927">
            <text:p>166.0680042159</text:p>
          </table:table-cell>
          <table:table-cell office:value-type="float" office:value="166.067834955076">
            <text:p>166.0678349551</text:p>
          </table:table-cell>
          <table:table-cell table:number-columns-repeated="2" office:value-type="string">
            <text:p>16 ♍ 04' 04"</text:p>
          </table:table-cell>
          <table:table-cell office:value-type="float" office:value="1.88846745834423">
            <text:p>1.8884674583</text:p>
          </table:table-cell>
          <table:table-cell office:value-type="float" office:value="0.972202481943732">
            <text:p>0.9722024819</text:p>
          </table:table-cell>
          <table:table-cell office:value-type="float" office:value="143.315397612274">
            <text:p>143.3153976123</text:p>
          </table:table-cell>
          <table:table-cell office:value-type="float" office:value="143.315228351422">
            <text:p>143.3152283514</text:p>
          </table:table-cell>
          <table:table-cell office:value-type="string">
            <text:p>23 ♌ 18' 55"</text:p>
          </table:table-cell>
          <table:table-cell office:value-type="string">
            <text:p>23 ♌ 18' 54"</text:p>
          </table:table-cell>
          <table:table-cell office:value-type="float" office:value="1.88846688601111">
            <text:p>1.888466886</text:p>
          </table:table-cell>
          <table:table-cell office:value-type="float" office:value="0.972202254266167">
            <text:p>0.972202254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2644.75153935">
            <text:p>2422644.75153935</text:p>
          </table:table-cell>
          <table:table-cell office:value-type="string">
            <text:p>1920-11-16 01:02:13.593750 EST-0500</text:p>
          </table:table-cell>
          <table:table-cell office:value-type="float" office:value="0">
            <text:p>0</text:p>
          </table:table-cell>
          <table:table-cell office:value-type="float" office:value="233.602528965891">
            <text:p>233.6025289659</text:p>
          </table:table-cell>
          <table:table-cell office:value-type="float" office:value="233.602621954645">
            <text:p>233.6026219546</text:p>
          </table:table-cell>
          <table:table-cell table:number-columns-repeated="2" office:value-type="string">
            <text:p>23 ♏ 36' 09"</text:p>
          </table:table-cell>
          <table:table-cell office:value-type="float" office:value="-1.35108395595241">
            <text:p>-1.351083956</text:p>
          </table:table-cell>
          <table:table-cell office:value-type="float" office:value="1.00847748144461">
            <text:p>1.0084774814</text:p>
          </table:table-cell>
          <table:table-cell office:value-type="float" office:value="210.848097945346">
            <text:p>210.8480979453</text:p>
          </table:table-cell>
          <table:table-cell office:value-type="float" office:value="210.8481909341">
            <text:p>210.8481909341</text:p>
          </table:table-cell>
          <table:table-cell table:number-columns-repeated="2" office:value-type="string">
            <text:p><text:s/>0 ♏ 50' 53"</text:p>
          </table:table-cell>
          <table:table-cell office:value-type="float" office:value="-1.35109246626993">
            <text:p>-1.3510924663</text:p>
          </table:table-cell>
          <table:table-cell office:value-type="float" office:value="1.00846897492305">
            <text:p>1.0084689749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22698.88802083">
            <text:p>2422698.88802083</text:p>
          </table:table-cell>
          <table:table-cell office:value-type="string">
            <text:p>1921-01-09 04:18:45.000000 EST-0500</text:p>
          </table:table-cell>
          <table:table-cell office:value-type="float" office:value="0">
            <text:p>0</text:p>
          </table:table-cell>
          <table:table-cell office:value-type="float" office:value="333.167759820696">
            <text:p>333.1677598207</text:p>
          </table:table-cell>
          <table:table-cell office:value-type="float" office:value="333.167666771235">
            <text:p>333.1676667712</text:p>
          </table:table-cell>
          <table:table-cell table:number-columns-repeated="2" office:value-type="string">
            <text:p><text:s/>3 ♓ 10' 03"</text:p>
          </table:table-cell>
          <table:table-cell office:value-type="float" office:value="0.776184825575376">
            <text:p>0.7761848256</text:p>
          </table:table-cell>
          <table:table-cell office:value-type="float" office:value="0.0447607181827654">
            <text:p>0.0447607182</text:p>
          </table:table-cell>
          <table:table-cell office:value-type="float" office:value="310.410838030265">
            <text:p>310.4108380303</text:p>
          </table:table-cell>
          <table:table-cell office:value-type="float" office:value="310.410744980805">
            <text:p>310.4107449808</text:p>
          </table:table-cell>
          <table:table-cell office:value-type="string">
            <text:p>10 ♒ 24' 39"</text:p>
          </table:table-cell>
          <table:table-cell office:value-type="string">
            <text:p>10 ♒ 24' 38"</text:p>
          </table:table-cell>
          <table:table-cell office:value-type="float" office:value="0.776166543270437">
            <text:p>0.7761665433</text:p>
          </table:table-cell>
          <table:table-cell office:value-type="float" office:value="0.044742468808631">
            <text:p>0.0447424688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2699.10065972">
            <text:p>2422699.10065972</text:p>
          </table:table-cell>
          <table:table-cell office:value-type="string">
            <text:p>1921-01-09 09:24:57.656250 EST-0500</text:p>
          </table:table-cell>
          <table:table-cell office:value-type="float" office:value="0">
            <text:p>0</text:p>
          </table:table-cell>
          <table:table-cell office:value-type="float" office:value="333.177363010427">
            <text:p>333.1773630104</text:p>
          </table:table-cell>
          <table:table-cell office:value-type="float" office:value="333.177196723061">
            <text:p>333.1771967231</text:p>
          </table:table-cell>
          <table:table-cell office:value-type="string">
            <text:p><text:s/>3 ♓ 10' 38"</text:p>
          </table:table-cell>
          <table:table-cell office:value-type="string">
            <text:p><text:s/>3 ♓ 10' 37"</text:p>
          </table:table-cell>
          <table:table-cell office:value-type="float" office:value="1.15182487581168">
            <text:p>1.1518248758</text:p>
          </table:table-cell>
          <table:table-cell office:value-type="float" office:value="0.0448744707212511">
            <text:p>0.0448744707</text:p>
          </table:table-cell>
          <table:table-cell office:value-type="float" office:value="310.420429386062">
            <text:p>310.4204293861</text:p>
          </table:table-cell>
          <table:table-cell office:value-type="float" office:value="310.420263098696">
            <text:p>310.4202630987</text:p>
          </table:table-cell>
          <table:table-cell office:value-type="string">
            <text:p>10 ♒ 25' 13"</text:p>
          </table:table-cell>
          <table:table-cell office:value-type="string">
            <text:p>10 ♒ 25' 12"</text:p>
          </table:table-cell>
          <table:table-cell office:value-type="float" office:value="1.1518079934286">
            <text:p>1.1518079934</text:p>
          </table:table-cell>
          <table:table-cell office:value-type="float" office:value="0.0448576797957887">
            <text:p>0.0448576798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2699.51520833">
            <text:p>2422699.51520833</text:p>
          </table:table-cell>
          <table:table-cell office:value-type="string">
            <text:p>1921-01-09 19:21:54.843750 EST-0500</text:p>
          </table:table-cell>
          <table:table-cell office:value-type="float" office:value="0">
            <text:p>0</text:p>
          </table:table-cell>
          <table:table-cell office:value-type="float" office:value="333.654625075399">
            <text:p>333.6546250754</text:p>
          </table:table-cell>
          <table:table-cell office:value-type="float" office:value="333.654544347492">
            <text:p>333.6545443475</text:p>
          </table:table-cell>
          <table:table-cell table:number-columns-repeated="2" office:value-type="string">
            <text:p><text:s/>3 ♓ 39' 16"</text:p>
          </table:table-cell>
          <table:table-cell office:value-type="float" office:value="1.15073543040922">
            <text:p>1.1507354304</text:p>
          </table:table-cell>
          <table:table-cell office:value-type="float" office:value="0.776091463795943">
            <text:p>0.7760914638</text:p>
          </table:table-cell>
          <table:table-cell office:value-type="float" office:value="310.897669320452">
            <text:p>310.8976693205</text:p>
          </table:table-cell>
          <table:table-cell office:value-type="float" office:value="310.897588592545">
            <text:p>310.8975885925</text:p>
          </table:table-cell>
          <table:table-cell table:number-columns-repeated="2" office:value-type="string">
            <text:p>10 ♒ 53' 51"</text:p>
          </table:table-cell>
          <table:table-cell office:value-type="float" office:value="1.15072163986318">
            <text:p>1.1507216399</text:p>
          </table:table-cell>
          <table:table-cell office:value-type="float" office:value="0.776077732895362">
            <text:p>0.776077732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2706.30158565">
            <text:p>2422706.30158565</text:p>
          </table:table-cell>
          <table:table-cell office:value-type="string">
            <text:p>1921-01-16 14:14:17.812500 EST-0500</text:p>
          </table:table-cell>
          <table:table-cell office:value-type="float" office:value="0">
            <text:p>0</text:p>
          </table:table-cell>
          <table:table-cell office:value-type="float" office:value="296.160491422733">
            <text:p>296.1604914227</text:p>
          </table:table-cell>
          <table:table-cell office:value-type="float" office:value="296.160384720875">
            <text:p>296.1603847209</text:p>
          </table:table-cell>
          <table:table-cell table:number-columns-repeated="2" office:value-type="string">
            <text:p>26 ♑ 09' 37"</text:p>
          </table:table-cell>
          <table:table-cell office:value-type="float" office:value="1.66409383494322">
            <text:p>1.6640938349</text:p>
          </table:table-cell>
          <table:table-cell office:value-type="float" office:value="1.01827365726917">
            <text:p>1.0182736573</text:p>
          </table:table-cell>
          <table:table-cell office:value-type="float" office:value="273.403337916138">
            <text:p>273.4033379161</text:p>
          </table:table-cell>
          <table:table-cell office:value-type="float" office:value="273.40323121428">
            <text:p>273.4032312143</text:p>
          </table:table-cell>
          <table:table-cell office:value-type="string">
            <text:p><text:s/>3 ♑ 24' 12"</text:p>
          </table:table-cell>
          <table:table-cell office:value-type="string">
            <text:p><text:s/>3 ♑ 24' 11"</text:p>
          </table:table-cell>
          <table:table-cell office:value-type="float" office:value="1.66410612580114">
            <text:p>1.6641061258</text:p>
          </table:table-cell>
          <table:table-cell office:value-type="float" office:value="1.01828587920505">
            <text:p>1.0182858792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2728.76643518">
            <text:p>2422728.76643518</text:p>
          </table:table-cell>
          <table:table-cell office:value-type="string">
            <text:p>1921-02-08 01:23:40.312500 EST-0500</text:p>
          </table:table-cell>
          <table:table-cell office:value-type="float" office:value="0">
            <text:p>0</text:p>
          </table:table-cell>
          <table:table-cell office:value-type="float" office:value="334.696613402254">
            <text:p>334.6966134023</text:p>
          </table:table-cell>
          <table:table-cell office:value-type="float" office:value="334.696533916304">
            <text:p>334.6965339163</text:p>
          </table:table-cell>
          <table:table-cell table:number-columns-repeated="2" office:value-type="string">
            <text:p><text:s/>4 ♓ 41' 47"</text:p>
          </table:table-cell>
          <table:table-cell office:value-type="float" office:value="1.59522509578725">
            <text:p>1.5952250958</text:p>
          </table:table-cell>
          <table:table-cell office:value-type="float" office:value="0.0558990636131159">
            <text:p>0.0558990636</text:p>
          </table:table-cell>
          <table:table-cell office:value-type="float" office:value="311.938491114793">
            <text:p>311.9384911148</text:p>
          </table:table-cell>
          <table:table-cell office:value-type="float" office:value="311.938411628842">
            <text:p>311.9384116288</text:p>
          </table:table-cell>
          <table:table-cell table:number-columns-repeated="2" office:value-type="string">
            <text:p>11 ♒ 56' 18"</text:p>
          </table:table-cell>
          <table:table-cell office:value-type="float" office:value="1.59524030263061">
            <text:p>1.5952403026</text:p>
          </table:table-cell>
          <table:table-cell office:value-type="float" office:value="0.055914242696981">
            <text:p>0.0559142427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2745.27594907">
            <text:p>2422745.27594907</text:p>
          </table:table-cell>
          <table:table-cell office:value-type="string">
            <text:p>1921-02-24 13:37:22.968750 EST-0500</text:p>
          </table:table-cell>
          <table:table-cell office:value-type="float" office:value="0">
            <text:p>0</text:p>
          </table:table-cell>
          <table:table-cell office:value-type="float" office:value="335.637157172768">
            <text:p>335.6371571728</text:p>
          </table:table-cell>
          <table:table-cell office:value-type="float" office:value="335.637113453874">
            <text:p>335.6371134539</text:p>
          </table:table-cell>
          <table:table-cell table:number-columns-repeated="2" office:value-type="string">
            <text:p><text:s/>5 ♓ 38' 13"</text:p>
          </table:table-cell>
          <table:table-cell office:value-type="float" office:value="1.00514299858787">
            <text:p>1.0051429986</text:p>
          </table:table-cell>
          <table:table-cell office:value-type="float" office:value="0.0574692587589706">
            <text:p>0.0574692588</text:p>
          </table:table-cell>
          <table:table-cell office:value-type="float" office:value="312.878590855928">
            <text:p>312.8785908559</text:p>
          </table:table-cell>
          <table:table-cell office:value-type="float" office:value="312.878547137034">
            <text:p>312.878547137</text:p>
          </table:table-cell>
          <table:table-cell table:number-columns-repeated="2" office:value-type="string">
            <text:p>12 ♒ 52' 42"</text:p>
          </table:table-cell>
          <table:table-cell office:value-type="float" office:value="1.00517831453971">
            <text:p>1.0051783145</text:p>
          </table:table-cell>
          <table:table-cell office:value-type="float" office:value="0.0575045914457429">
            <text:p>0.057504591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2751.58967593">
            <text:p>2422751.58967593</text:p>
          </table:table-cell>
          <table:table-cell office:value-type="string">
            <text:p>1921-03-02 21:09:08.437500 EST-0500</text:p>
          </table:table-cell>
          <table:table-cell office:value-type="float" office:value="0">
            <text:p>0</text:p>
          </table:table-cell>
          <table:table-cell office:value-type="float" office:value="341.97515995676">
            <text:p>341.9751599568</text:p>
          </table:table-cell>
          <table:table-cell office:value-type="float" office:value="341.975165556237">
            <text:p>341.9751655562</text:p>
          </table:table-cell>
          <table:table-cell table:number-columns-repeated="2" office:value-type="string">
            <text:p>11 ♓ 58' 30"</text:p>
          </table:table-cell>
          <table:table-cell office:value-type="float" office:value="-1.03082915770503">
            <text:p>-1.0308291577</text:p>
          </table:table-cell>
          <table:table-cell office:value-type="float" office:value="1.00252569923826">
            <text:p>1.0025256992</text:p>
          </table:table-cell>
          <table:table-cell office:value-type="float" office:value="319.216419605799">
            <text:p>319.2164196058</text:p>
          </table:table-cell>
          <table:table-cell office:value-type="float" office:value="319.216425205276">
            <text:p>319.2164252053</text:p>
          </table:table-cell>
          <table:table-cell table:number-columns-repeated="2" office:value-type="string">
            <text:p>19 ♒ 12' 59"</text:p>
          </table:table-cell>
          <table:table-cell office:value-type="float" office:value="-1.03083315225084">
            <text:p>-1.0308331523</text:p>
          </table:table-cell>
          <table:table-cell office:value-type="float" office:value="1.00252152567016">
            <text:p>1.0025215257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2757.49641204">
            <text:p>2422757.49641204</text:p>
          </table:table-cell>
          <table:table-cell office:value-type="string">
            <text:p>1921-03-08 18:54:50.625000 EST-0500</text:p>
          </table:table-cell>
          <table:table-cell office:value-type="float" office:value="0">
            <text:p>0</text:p>
          </table:table-cell>
          <table:table-cell office:value-type="float" office:value="336.336147722715">
            <text:p>336.3361477227</text:p>
          </table:table-cell>
          <table:table-cell office:value-type="float" office:value="336.336203480266">
            <text:p>336.3362034803</text:p>
          </table:table-cell>
          <table:table-cell table:number-columns-repeated="2" office:value-type="string">
            <text:p><text:s/>6 ♓ 20' 10"</text:p>
          </table:table-cell>
          <table:table-cell office:value-type="float" office:value="-0.769010471280628">
            <text:p>-0.7690104713</text:p>
          </table:table-cell>
          <table:table-cell office:value-type="float" office:value="0.0565937006173594">
            <text:p>0.0565937006</text:p>
          </table:table-cell>
          <table:table-cell office:value-type="float" office:value="313.577260954174">
            <text:p>313.5772609542</text:p>
          </table:table-cell>
          <table:table-cell office:value-type="float" office:value="313.577316711725">
            <text:p>313.5773167117</text:p>
          </table:table-cell>
          <table:table-cell table:number-columns-repeated="2" office:value-type="string">
            <text:p>13 ♒ 34' 38"</text:p>
          </table:table-cell>
          <table:table-cell office:value-type="float" office:value="-0.768974275457931">
            <text:p>-0.7689742755</text:p>
          </table:table-cell>
          <table:table-cell office:value-type="float" office:value="0.0566295123666869">
            <text:p>0.0566295124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2774.20197917">
            <text:p>2422774.20197917</text:p>
          </table:table-cell>
          <table:table-cell office:value-type="string">
            <text:p>1921-03-25 11:50:51.562500 EST-0500</text:p>
          </table:table-cell>
          <table:table-cell office:value-type="float" office:value="0">
            <text:p>0</text:p>
          </table:table-cell>
          <table:table-cell office:value-type="float" office:value="337.252129585555">
            <text:p>337.2521295856</text:p>
          </table:table-cell>
          <table:table-cell office:value-type="float" office:value="337.252108708313">
            <text:p>337.2521087083</text:p>
          </table:table-cell>
          <table:table-cell table:number-columns-repeated="2" office:value-type="string">
            <text:p><text:s/>7 ♓ 15' 07"</text:p>
          </table:table-cell>
          <table:table-cell office:value-type="float" office:value="0.745587741350533">
            <text:p>0.7455877414</text:p>
          </table:table-cell>
          <table:table-cell office:value-type="float" office:value="0.0525252385799819">
            <text:p>0.0525252386</text:p>
          </table:table-cell>
          <table:table-cell office:value-type="float" office:value="314.492930689954">
            <text:p>314.49293069</text:p>
          </table:table-cell>
          <table:table-cell office:value-type="float" office:value="314.492909812712">
            <text:p>314.4929098127</text:p>
          </table:table-cell>
          <table:table-cell table:number-columns-repeated="2" office:value-type="string">
            <text:p>14 ♒ 29' 34"</text:p>
          </table:table-cell>
          <table:table-cell office:value-type="float" office:value="0.745615095318223">
            <text:p>0.7456150953</text:p>
          </table:table-cell>
          <table:table-cell office:value-type="float" office:value="0.0525525779821196">
            <text:p>0.052552578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2786.87482639">
            <text:p>2422786.87482639</text:p>
          </table:table-cell>
          <table:table-cell office:value-type="string">
            <text:p>1921-04-07 03:59:45.937500 EST-0500</text:p>
          </table:table-cell>
          <table:table-cell office:value-type="float" office:value="0">
            <text:p>0</text:p>
          </table:table-cell>
          <table:table-cell office:value-type="float" office:value="39.5656207383802">
            <text:p>39.5656207384</text:p>
          </table:table-cell>
          <table:table-cell office:value-type="float" office:value="39.5657833393899">
            <text:p>39.5657833394</text:p>
          </table:table-cell>
          <table:table-cell table:number-columns-repeated="2" office:value-type="string">
            <text:p><text:s/>9 ♉ 33' 56"</text:p>
          </table:table-cell>
          <table:table-cell office:value-type="float" office:value="-0.240835437980478">
            <text:p>-0.240835438</text:p>
          </table:table-cell>
          <table:table-cell office:value-type="float" office:value="0.723994064388661">
            <text:p>0.7239940644</text:p>
          </table:table-cell>
          <table:table-cell office:value-type="float" office:value="16.8061316193054">
            <text:p>16.8061316193</text:p>
          </table:table-cell>
          <table:table-cell office:value-type="float" office:value="16.8062942203151">
            <text:p>16.8062942203</text:p>
          </table:table-cell>
          <table:table-cell table:number-columns-repeated="2" office:value-type="string">
            <text:p>16 ♈ 48' 22"</text:p>
          </table:table-cell>
          <table:table-cell office:value-type="float" office:value="-0.240797655423893">
            <text:p>-0.2407976554</text:p>
          </table:table-cell>
          <table:table-cell office:value-type="float" office:value="0.724032510090296">
            <text:p>0.7240325101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2802.22981481">
            <text:p>2422802.22981481</text:p>
          </table:table-cell>
          <table:table-cell office:value-type="string">
            <text:p>1921-04-22 12:30:56.250000 EST-0500</text:p>
          </table:table-cell>
          <table:table-cell office:value-type="float" office:value="0">
            <text:p>0</text:p>
          </table:table-cell>
          <table:table-cell office:value-type="float" office:value="32.0350867580701">
            <text:p>32.0350867581</text:p>
          </table:table-cell>
          <table:table-cell office:value-type="float" office:value="32.0353018417241">
            <text:p>32.0353018417</text:p>
          </table:table-cell>
          <table:table-cell office:value-type="string">
            <text:p><text:s/>2 ♉ 02' 06"</text:p>
          </table:table-cell>
          <table:table-cell office:value-type="string">
            <text:p><text:s/>2 ♉ 02' 07"</text:p>
          </table:table-cell>
          <table:table-cell office:value-type="float" office:value="-0.63273271204869">
            <text:p>-0.632732712</text:p>
          </table:table-cell>
          <table:table-cell office:value-type="float" office:value="0.974110119974552">
            <text:p>0.97411012</text:p>
          </table:table-cell>
          <table:table-cell office:value-type="float" office:value="9.27521254869733">
            <text:p>9.2752125487</text:p>
          </table:table-cell>
          <table:table-cell office:value-type="float" office:value="9.27542763235128">
            <text:p>9.2754276324</text:p>
          </table:table-cell>
          <table:table-cell office:value-type="string">
            <text:p><text:s/>9 ♈ 16' 30"</text:p>
          </table:table-cell>
          <table:table-cell office:value-type="string">
            <text:p><text:s/>9 ♈ 16' 31"</text:p>
          </table:table-cell>
          <table:table-cell office:value-type="float" office:value="-0.632720434845491">
            <text:p>-0.6327204348</text:p>
          </table:table-cell>
          <table:table-cell office:value-type="float" office:value="0.974123850337823">
            <text:p>0.9741238503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2809.59773148">
            <text:p>2422809.59773148</text:p>
          </table:table-cell>
          <table:table-cell office:value-type="string">
            <text:p>1921-04-29 21:20:44.531250 EST-0500</text:p>
          </table:table-cell>
          <table:table-cell office:value-type="float" office:value="0">
            <text:p>0</text:p>
          </table:table-cell>
          <table:table-cell office:value-type="float" office:value="27.6587922419095">
            <text:p>27.6587922419</text:p>
          </table:table-cell>
          <table:table-cell office:value-type="float" office:value="27.658390893711">
            <text:p>27.6583908937</text:p>
          </table:table-cell>
          <table:table-cell office:value-type="string">
            <text:p>27 ♈ 39' 31"</text:p>
          </table:table-cell>
          <table:table-cell office:value-type="string">
            <text:p>27 ♈ 39' 30"</text:p>
          </table:table-cell>
          <table:table-cell office:value-type="float" office:value="1.95330070032241">
            <text:p>1.9533007003</text:p>
          </table:table-cell>
          <table:table-cell office:value-type="float" office:value="-0.521292345554088">
            <text:p>-0.5212923456</text:p>
          </table:table-cell>
          <table:table-cell office:value-type="float" office:value="4.89861047732497">
            <text:p>4.8986104773</text:p>
          </table:table-cell>
          <table:table-cell office:value-type="float" office:value="4.89820912912652">
            <text:p>4.8982091291</text:p>
          </table:table-cell>
          <table:table-cell office:value-type="string">
            <text:p><text:s/>4 ♈ 53' 54"</text:p>
          </table:table-cell>
          <table:table-cell office:value-type="string">
            <text:p><text:s/>4 ♈ 53' 53"</text:p>
          </table:table-cell>
          <table:table-cell office:value-type="float" office:value="1.95330817869323">
            <text:p>1.9533081787</text:p>
          </table:table-cell>
          <table:table-cell office:value-type="float" office:value="-0.521284632373346">
            <text:p>-0.521284632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2819.97590278">
            <text:p>2422819.97590278</text:p>
          </table:table-cell>
          <table:table-cell office:value-type="string">
            <text:p>1921-05-10 06:25:18.750000 EST-0500</text:p>
          </table:table-cell>
          <table:table-cell office:value-type="float" office:value="0">
            <text:p>0</text:p>
          </table:table-cell>
          <table:table-cell office:value-type="float" office:value="49.2517061605836">
            <text:p>49.2517061606</text:p>
          </table:table-cell>
          <table:table-cell office:value-type="float" office:value="49.251650158934">
            <text:p>49.2516501589</text:p>
          </table:table-cell>
          <table:table-cell office:value-type="string">
            <text:p>19 ♉ 15' 06"</text:p>
          </table:table-cell>
          <table:table-cell office:value-type="string">
            <text:p>19 ♉ 15' 05"</text:p>
          </table:table-cell>
          <table:table-cell office:value-type="float" office:value="2.17402882993621">
            <text:p>2.1740288299</text:p>
          </table:table-cell>
          <table:table-cell office:value-type="float" office:value="0.96628931403364">
            <text:p>0.966289314</text:p>
          </table:table-cell>
          <table:table-cell office:value-type="float" office:value="26.4912379026523">
            <text:p>26.4912379027</text:p>
          </table:table-cell>
          <table:table-cell office:value-type="float" office:value="26.4911819010027">
            <text:p>26.491181901</text:p>
          </table:table-cell>
          <table:table-cell table:number-columns-repeated="2" office:value-type="string">
            <text:p>26 ♈ 29' 28"</text:p>
          </table:table-cell>
          <table:table-cell office:value-type="float" office:value="2.17400049766519">
            <text:p>2.1740004977</text:p>
          </table:table-cell>
          <table:table-cell office:value-type="float" office:value="0.966260986638519">
            <text:p>0.9662609866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2829.51960648">
            <text:p>2422829.51960648</text:p>
          </table:table-cell>
          <table:table-cell office:value-type="string">
            <text:p>1921-05-19 19:28:14.531250 EST-0500</text:p>
          </table:table-cell>
          <table:table-cell office:value-type="float" office:value="0">
            <text:p>0</text:p>
          </table:table-cell>
          <table:table-cell office:value-type="float" office:value="69.7149603949319">
            <text:p>69.7149603949</text:p>
          </table:table-cell>
          <table:table-cell office:value-type="float" office:value="69.7146590836355">
            <text:p>69.7146590836</text:p>
          </table:table-cell>
          <table:table-cell office:value-type="string">
            <text:p><text:s/>9 ♊ 42' 53"</text:p>
          </table:table-cell>
          <table:table-cell office:value-type="string">
            <text:p><text:s/>9 ♊ 42' 52"</text:p>
          </table:table-cell>
          <table:table-cell office:value-type="float" office:value="2.04617859949638">
            <text:p>2.0461785995</text:p>
          </table:table-cell>
          <table:table-cell office:value-type="float" office:value="0.690442337490207">
            <text:p>0.6904423375</text:p>
          </table:table-cell>
          <table:table-cell office:value-type="float" office:value="46.9541619457371">
            <text:p>46.9541619457</text:p>
          </table:table-cell>
          <table:table-cell office:value-type="float" office:value="46.9538606344407">
            <text:p>46.9538606344</text:p>
          </table:table-cell>
          <table:table-cell office:value-type="string">
            <text:p>16 ♉ 57' 14"</text:p>
          </table:table-cell>
          <table:table-cell office:value-type="string">
            <text:p>16 ♉ 57' 13"</text:p>
          </table:table-cell>
          <table:table-cell office:value-type="float" office:value="2.04618226129728">
            <text:p>2.0461822613</text:p>
          </table:table-cell>
          <table:table-cell office:value-type="float" office:value="0.690446099096955">
            <text:p>0.6904460991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2846.2549537">
            <text:p>2422846.2549537</text:p>
          </table:table-cell>
          <table:table-cell office:value-type="string">
            <text:p>1921-06-05 13:07:08.906250 EST-0500</text:p>
          </table:table-cell>
          <table:table-cell office:value-type="float" office:value="0">
            <text:p>0</text:p>
          </table:table-cell>
          <table:table-cell office:value-type="float" office:value="97.8171520296825">
            <text:p>97.8171520297</text:p>
          </table:table-cell>
          <table:table-cell office:value-type="float" office:value="97.8170450694582">
            <text:p>97.8170450695</text:p>
          </table:table-cell>
          <table:table-cell table:number-columns-repeated="2" office:value-type="string">
            <text:p><text:s/>7 ♋ 49' 01"</text:p>
          </table:table-cell>
          <table:table-cell office:value-type="float" office:value="1.26630993197473">
            <text:p>1.266309932</text:p>
          </table:table-cell>
          <table:table-cell office:value-type="float" office:value="0.0232465491755567">
            <text:p>0.0232465492</text:p>
          </table:table-cell>
          <table:table-cell office:value-type="float" office:value="75.0556622729886">
            <text:p>75.055662273</text:p>
          </table:table-cell>
          <table:table-cell office:value-type="float" office:value="75.0555553127643">
            <text:p>75.0555553128</text:p>
          </table:table-cell>
          <table:table-cell office:value-type="string">
            <text:p>15 ♊ 03' 20"</text:p>
          </table:table-cell>
          <table:table-cell office:value-type="string">
            <text:p>15 ♊ 03' 19"</text:p>
          </table:table-cell>
          <table:table-cell office:value-type="float" office:value="1.26627906104384">
            <text:p>1.266279061</text:p>
          </table:table-cell>
          <table:table-cell office:value-type="float" office:value="0.0232155391718355">
            <text:p>0.0232155392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22869.78327546">
            <text:p>2422869.78327546</text:p>
          </table:table-cell>
          <table:table-cell office:value-type="string">
            <text:p>1921-06-29 01:47:55.781250 EST-0500</text:p>
          </table:table-cell>
          <table:table-cell office:value-type="float" office:value="0">
            <text:p>0</text:p>
          </table:table-cell>
          <table:table-cell office:value-type="float" office:value="96.9663287947998">
            <text:p>96.9663287948</text:p>
          </table:table-cell>
          <table:table-cell office:value-type="float" office:value="96.9663138905085">
            <text:p>96.9663138905</text:p>
          </table:table-cell>
          <table:table-cell table:number-columns-repeated="2" office:value-type="string">
            <text:p><text:s/>6 ♋ 57' 58"</text:p>
          </table:table-cell>
          <table:table-cell office:value-type="float" office:value="0.953498045784954">
            <text:p>0.9534980458</text:p>
          </table:table-cell>
          <table:table-cell office:value-type="float" office:value="0.664239480978384">
            <text:p>0.664239481</text:p>
          </table:table-cell>
          <table:table-cell office:value-type="float" office:value="74.2037805116946">
            <text:p>74.2037805117</text:p>
          </table:table-cell>
          <table:table-cell office:value-type="float" office:value="74.2037656074032">
            <text:p>74.2037656074</text:p>
          </table:table-cell>
          <table:table-cell table:number-columns-repeated="2" office:value-type="string">
            <text:p>14 ♊ 12' 13"</text:p>
          </table:table-cell>
          <table:table-cell office:value-type="float" office:value="0.953511397260628">
            <text:p>0.9535113973</text:p>
          </table:table-cell>
          <table:table-cell office:value-type="float" office:value="0.664252842202378">
            <text:p>0.6642528422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2871.31696759">
            <text:p>2422871.31696759</text:p>
          </table:table-cell>
          <table:table-cell office:value-type="string">
            <text:p>1921-06-30 14:36:26.718750 EST-0500</text:p>
          </table:table-cell>
          <table:table-cell office:value-type="float" office:value="0">
            <text:p>0</text:p>
          </table:table-cell>
          <table:table-cell office:value-type="float" office:value="98.4287569873636">
            <text:p>98.4287569874</text:p>
          </table:table-cell>
          <table:table-cell office:value-type="float" office:value="98.4286032961267">
            <text:p>98.4286032961</text:p>
          </table:table-cell>
          <table:table-cell office:value-type="string">
            <text:p><text:s/>8 ♋ 25' 43"</text:p>
          </table:table-cell>
          <table:table-cell office:value-type="string">
            <text:p><text:s/>8 ♋ 25' 42"</text:p>
          </table:table-cell>
          <table:table-cell office:value-type="float" office:value="0.953574843950653">
            <text:p>0.953574844</text:p>
          </table:table-cell>
          <table:table-cell office:value-type="float" office:value="0.0250033485258984">
            <text:p>0.0250033485</text:p>
          </table:table-cell>
          <table:table-cell office:value-type="float" office:value="75.6661610439514">
            <text:p>75.666161044</text:p>
          </table:table-cell>
          <table:table-cell office:value-type="float" office:value="75.6660073527145">
            <text:p>75.6660073527</text:p>
          </table:table-cell>
          <table:table-cell office:value-type="string">
            <text:p>15 ♊ 39' 58"</text:p>
          </table:table-cell>
          <table:table-cell office:value-type="string">
            <text:p>15 ♊ 39' 57"</text:p>
          </table:table-cell>
          <table:table-cell office:value-type="float" office:value="0.953574286515189">
            <text:p>0.9535742865</text:p>
          </table:table-cell>
          <table:table-cell office:value-type="float" office:value="0.0250027107168433">
            <text:p>0.0250027107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22872.01302083">
            <text:p>2422872.01302083</text:p>
          </table:table-cell>
          <table:table-cell office:value-type="string">
            <text:p>1921-07-01 07:18:45.000000 EST-0500</text:p>
          </table:table-cell>
          <table:table-cell office:value-type="float" office:value="0">
            <text:p>0</text:p>
          </table:table-cell>
          <table:table-cell office:value-type="float" office:value="98.4460878593758">
            <text:p>98.4460878594</text:p>
          </table:table-cell>
          <table:table-cell office:value-type="float" office:value="98.4460101952393">
            <text:p>98.4460101952</text:p>
          </table:table-cell>
          <table:table-cell table:number-columns-repeated="2" office:value-type="string">
            <text:p><text:s/>8 ♋ 26' 45"</text:p>
          </table:table-cell>
          <table:table-cell office:value-type="float" office:value="0.663068645082121">
            <text:p>0.6630686451</text:p>
          </table:table-cell>
          <table:table-cell office:value-type="float" office:value="0.0250125350958564">
            <text:p>0.0250125351</text:p>
          </table:table-cell>
          <table:table-cell office:value-type="float" office:value="75.6834618977494">
            <text:p>75.6834618977</text:p>
          </table:table-cell>
          <table:table-cell office:value-type="float" office:value="75.6833842336128">
            <text:p>75.6833842336</text:p>
          </table:table-cell>
          <table:table-cell table:number-columns-repeated="2" office:value-type="string">
            <text:p>15 ♊ 41' 00"</text:p>
          </table:table-cell>
          <table:table-cell office:value-type="float" office:value="0.663059253724058">
            <text:p>0.6630592537</text:p>
          </table:table-cell>
          <table:table-cell office:value-type="float" office:value="0.0250030358300567">
            <text:p>0.025003035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2878.71540509">
            <text:p>2422878.71540509</text:p>
          </table:table-cell>
          <table:table-cell office:value-type="string">
            <text:p>1921-07-08 00:10:11.718750 EST-0500</text:p>
          </table:table-cell>
          <table:table-cell office:value-type="float" office:value="0">
            <text:p>0</text:p>
          </table:table-cell>
          <table:table-cell office:value-type="float" office:value="105.484775402988">
            <text:p>105.484775403</text:p>
          </table:table-cell>
          <table:table-cell office:value-type="float" office:value="105.484867906842">
            <text:p>105.4848679068</text:p>
          </table:table-cell>
          <table:table-cell table:number-columns-repeated="2" office:value-type="string">
            <text:p>15 ♋ 29' 05"</text:p>
          </table:table-cell>
          <table:table-cell office:value-type="float" office:value="-0.6280438055073">
            <text:p>-0.6280438055</text:p>
          </table:table-cell>
          <table:table-cell office:value-type="float" office:value="0.95374508434595">
            <text:p>0.9537450843</text:p>
          </table:table-cell>
          <table:table-cell office:value-type="float" office:value="82.7217150120978">
            <text:p>82.7217150121</text:p>
          </table:table-cell>
          <table:table-cell office:value-type="float" office:value="82.721807515951">
            <text:p>82.721807516</text:p>
          </table:table-cell>
          <table:table-cell table:number-columns-repeated="2" office:value-type="string">
            <text:p>22 ♊ 43' 18"</text:p>
          </table:table-cell>
          <table:table-cell office:value-type="float" office:value="-0.628043035056218">
            <text:p>-0.6280430351</text:p>
          </table:table-cell>
          <table:table-cell office:value-type="float" office:value="0.953745562838506">
            <text:p>0.9537455628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2880.76350694">
            <text:p>2422880.76350694</text:p>
          </table:table-cell>
          <table:table-cell office:value-type="string">
            <text:p>1921-07-10 01:19:27.187500 EST-0500</text:p>
          </table:table-cell>
          <table:table-cell office:value-type="float" office:value="0">
            <text:p>0</text:p>
          </table:table-cell>
          <table:table-cell office:value-type="float" office:value="104.227550588992">
            <text:p>104.227550589</text:p>
          </table:table-cell>
          <table:table-cell office:value-type="float" office:value="104.227643296868">
            <text:p>104.2276432969</text:p>
          </table:table-cell>
          <table:table-cell table:number-columns-repeated="2" office:value-type="string">
            <text:p>14 ♋ 13' 39"</text:p>
          </table:table-cell>
          <table:table-cell office:value-type="float" office:value="-0.592102572358127">
            <text:p>-0.5921025724</text:p>
          </table:table-cell>
          <table:table-cell office:value-type="float" office:value="0.658265004084976">
            <text:p>0.6582650041</text:p>
          </table:table-cell>
          <table:table-cell office:value-type="float" office:value="81.464437226937">
            <text:p>81.4644372269</text:p>
          </table:table-cell>
          <table:table-cell office:value-type="float" office:value="81.4645299348134">
            <text:p>81.4645299348</text:p>
          </table:table-cell>
          <table:table-cell office:value-type="string">
            <text:p>21 ♊ 27' 51"</text:p>
          </table:table-cell>
          <table:table-cell office:value-type="string">
            <text:p>21 ♊ 27' 52"</text:p>
          </table:table-cell>
          <table:table-cell office:value-type="float" office:value="-0.592082794215399">
            <text:p>-0.5920827942</text:p>
          </table:table-cell>
          <table:table-cell office:value-type="float" office:value="0.658284689803199">
            <text:p>0.6582846898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2908.03547454">
            <text:p>2422908.03547454</text:p>
          </table:table-cell>
          <table:table-cell office:value-type="string">
            <text:p>1921-08-06 07:51:05.625000 EST-0500</text:p>
          </table:table-cell>
          <table:table-cell office:value-type="float" office:value="0">
            <text:p>0</text:p>
          </table:table-cell>
          <table:table-cell office:value-type="float" office:value="133.492660326011">
            <text:p>133.492660326</text:p>
          </table:table-cell>
          <table:table-cell office:value-type="float" office:value="133.492570816273">
            <text:p>133.4925708163</text:p>
          </table:table-cell>
          <table:table-cell table:number-columns-repeated="2" office:value-type="string">
            <text:p>13 ♌ 29' 33"</text:p>
          </table:table-cell>
          <table:table-cell office:value-type="float" office:value="0.958594815525242">
            <text:p>0.9585948155</text:p>
          </table:table-cell>
          <table:table-cell office:value-type="float" office:value="0.0370776154673147">
            <text:p>0.0370776155</text:p>
          </table:table-cell>
          <table:table-cell office:value-type="float" office:value="110.728477063503">
            <text:p>110.7284770635</text:p>
          </table:table-cell>
          <table:table-cell office:value-type="float" office:value="110.728387553765">
            <text:p>110.7283875538</text:p>
          </table:table-cell>
          <table:table-cell table:number-columns-repeated="2" office:value-type="string">
            <text:p>20 ♋ 43' 42"</text:p>
          </table:table-cell>
          <table:table-cell office:value-type="float" office:value="0.958623393502758">
            <text:p>0.9586233935</text:p>
          </table:table-cell>
          <table:table-cell office:value-type="float" office:value="0.0371061871500315">
            <text:p>0.0371061872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2912.46564815">
            <text:p>2422912.46564815</text:p>
          </table:table-cell>
          <table:table-cell office:value-type="string">
            <text:p>1921-08-10 18:10:32.812500 EST-0500</text:p>
          </table:table-cell>
          <table:table-cell office:value-type="float" office:value="0">
            <text:p>0</text:p>
          </table:table-cell>
          <table:table-cell office:value-type="float" office:value="124.853937886569">
            <text:p>124.8539378866</text:p>
          </table:table-cell>
          <table:table-cell office:value-type="float" office:value="124.853783011565">
            <text:p>124.8537830116</text:p>
          </table:table-cell>
          <table:table-cell office:value-type="string">
            <text:p><text:s/>4 ♌ 51' 14"</text:p>
          </table:table-cell>
          <table:table-cell office:value-type="string">
            <text:p><text:s/>4 ♌ 51' 13"</text:p>
          </table:table-cell>
          <table:table-cell office:value-type="float" office:value="1.89211120051755">
            <text:p>1.8921112005</text:p>
          </table:table-cell>
          <table:table-cell office:value-type="float" office:value="0.643652107827744">
            <text:p>0.6436521078</text:p>
          </table:table-cell>
          <table:table-cell office:value-type="float" office:value="102.089664937979">
            <text:p>102.089664938</text:p>
          </table:table-cell>
          <table:table-cell office:value-type="float" office:value="102.089510062975">
            <text:p>102.089510063</text:p>
          </table:table-cell>
          <table:table-cell table:number-columns-repeated="2" office:value-type="string">
            <text:p>12 ♋ 05' 22"</text:p>
          </table:table-cell>
          <table:table-cell office:value-type="float" office:value="1.89211021711551">
            <text:p>1.8921102171</text:p>
          </table:table-cell>
          <table:table-cell office:value-type="float" office:value="0.643651132516508">
            <text:p>0.6436511325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2915.55574074">
            <text:p>2422915.55574074</text:p>
          </table:table-cell>
          <table:table-cell office:value-type="string">
            <text:p>1921-08-13 20:20:16.406250 EST-0500</text:p>
          </table:table-cell>
          <table:table-cell office:value-type="float" office:value="0">
            <text:p>0</text:p>
          </table:table-cell>
          <table:table-cell office:value-type="float" office:value="99.4543671241855">
            <text:p>99.4543671242</text:p>
          </table:table-cell>
          <table:table-cell office:value-type="float" office:value="99.45428060163">
            <text:p>99.4542806016</text:p>
          </table:table-cell>
          <table:table-cell table:number-columns-repeated="2" office:value-type="string">
            <text:p><text:s/>9 ♋ 27' 15"</text:p>
          </table:table-cell>
          <table:table-cell office:value-type="float" office:value="1.12959816918749">
            <text:p>1.1295981692</text:p>
          </table:table-cell>
          <table:table-cell office:value-type="float" office:value="0.0195984086435874">
            <text:p>0.0195984086</text:p>
          </table:table-cell>
          <table:table-cell office:value-type="float" office:value="76.6899486974152">
            <text:p>76.6899486974</text:p>
          </table:table-cell>
          <table:table-cell office:value-type="float" office:value="76.6898621748597">
            <text:p>76.6898621749</text:p>
          </table:table-cell>
          <table:table-cell table:number-columns-repeated="2" office:value-type="string">
            <text:p>16 ♊ 41' 23"</text:p>
          </table:table-cell>
          <table:table-cell office:value-type="float" office:value="1.12958691486104">
            <text:p>1.1295869149</text:p>
          </table:table-cell>
          <table:table-cell office:value-type="float" office:value="0.0195871788153711">
            <text:p>0.0195871788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2917.03596065">
            <text:p>2422917.03596065</text:p>
          </table:table-cell>
          <table:table-cell office:value-type="string">
            <text:p>1921-08-15 07:51:47.812500 EST-0500</text:p>
          </table:table-cell>
          <table:table-cell office:value-type="float" office:value="0">
            <text:p>0</text:p>
          </table:table-cell>
          <table:table-cell office:value-type="float" office:value="133.825457867878">
            <text:p>133.8254578679</text:p>
          </table:table-cell>
          <table:table-cell office:value-type="float" office:value="133.825449578391">
            <text:p>133.8254495784</text:p>
          </table:table-cell>
          <table:table-cell table:number-columns-repeated="2" office:value-type="string">
            <text:p>13 ♌ 49' 31"</text:p>
          </table:table-cell>
          <table:table-cell office:value-type="float" office:value="2.01208597559101">
            <text:p>2.0120859756</text:p>
          </table:table-cell>
          <table:table-cell office:value-type="float" office:value="0.0367716625415361">
            <text:p>0.0367716625</text:p>
          </table:table-cell>
          <table:table-cell office:value-type="float" office:value="111.060970214163">
            <text:p>111.0609702142</text:p>
          </table:table-cell>
          <table:table-cell office:value-type="float" office:value="111.060961924677">
            <text:p>111.0609619247</text:p>
          </table:table-cell>
          <table:table-cell table:number-columns-repeated="2" office:value-type="string">
            <text:p>21 ♋ 03' 39"</text:p>
          </table:table-cell>
          <table:table-cell office:value-type="float" office:value="2.01208110174461">
            <text:p>2.0120811017</text:p>
          </table:table-cell>
          <table:table-cell office:value-type="float" office:value="0.0367669604732332">
            <text:p>0.036766960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2924.93611111">
            <text:p>2422924.93611111</text:p>
          </table:table-cell>
          <table:table-cell office:value-type="string">
            <text:p>1921-08-23 05:28:00.468750 EST-0500</text:p>
          </table:table-cell>
          <table:table-cell office:value-type="float" office:value="0">
            <text:p>0</text:p>
          </table:table-cell>
          <table:table-cell office:value-type="float" office:value="149.733179668244">
            <text:p>149.7331796682</text:p>
          </table:table-cell>
          <table:table-cell office:value-type="float" office:value="149.733074399545">
            <text:p>149.7330743995</text:p>
          </table:table-cell>
          <table:table-cell table:number-columns-repeated="2" office:value-type="string">
            <text:p>29 ♌ 43' 59"</text:p>
          </table:table-cell>
          <table:table-cell office:value-type="float" office:value="1.9782713420766">
            <text:p>1.9782713421</text:p>
          </table:table-cell>
          <table:table-cell office:value-type="float" office:value="0.964004378427989">
            <text:p>0.9640043784</text:p>
          </table:table-cell>
          <table:table-cell office:value-type="float" office:value="126.968559863394">
            <text:p>126.9685598634</text:p>
          </table:table-cell>
          <table:table-cell office:value-type="float" office:value="126.968454594694">
            <text:p>126.9684545947</text:p>
          </table:table-cell>
          <table:table-cell table:number-columns-repeated="2" office:value-type="string">
            <text:p><text:s/>6 ♌ 58' 06"</text:p>
          </table:table-cell>
          <table:table-cell office:value-type="float" office:value="1.97829851469184">
            <text:p>1.9782985147</text:p>
          </table:table-cell>
          <table:table-cell office:value-type="float" office:value="0.964031462542792">
            <text:p>0.9640314625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22927.03230324">
            <text:p>2422927.03230324</text:p>
          </table:table-cell>
          <table:table-cell office:value-type="string">
            <text:p>1921-08-25 07:46:31.406250 EST-0500</text:p>
          </table:table-cell>
          <table:table-cell office:value-type="float" office:value="0">
            <text:p>0</text:p>
          </table:table-cell>
          <table:table-cell office:value-type="float" office:value="134.187978227841">
            <text:p>134.1879782278</text:p>
          </table:table-cell>
          <table:table-cell office:value-type="float" office:value="134.187961069554">
            <text:p>134.1879610696</text:p>
          </table:table-cell>
          <table:table-cell table:number-columns-repeated="2" office:value-type="string">
            <text:p>14 ♌ 11' 16"</text:p>
          </table:table-cell>
          <table:table-cell office:value-type="float" office:value="0.638231173996194">
            <text:p>0.638231174</text:p>
          </table:table-cell>
          <table:table-cell office:value-type="float" office:value="0.0356733882884068">
            <text:p>0.0356733883</text:p>
          </table:table-cell>
          <table:table-cell office:value-type="float" office:value="111.423314764561">
            <text:p>111.4233147646</text:p>
          </table:table-cell>
          <table:table-cell office:value-type="float" office:value="111.423297606274">
            <text:p>111.4232976063</text:p>
          </table:table-cell>
          <table:table-cell table:number-columns-repeated="2" office:value-type="string">
            <text:p>21 ♋ 25' 23"</text:p>
          </table:table-cell>
          <table:table-cell office:value-type="float" office:value="0.63823752689705">
            <text:p>0.6382375269</text:p>
          </table:table-cell>
          <table:table-cell office:value-type="float" office:value="0.0356796618284604">
            <text:p>0.0356796618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2939.11384259">
            <text:p>2422939.11384259</text:p>
          </table:table-cell>
          <table:table-cell office:value-type="string">
            <text:p>1921-09-06 09:43:56.718750 EST-0500</text:p>
          </table:table-cell>
          <table:table-cell office:value-type="float" office:value="0">
            <text:p>0</text:p>
          </table:table-cell>
          <table:table-cell office:value-type="float" office:value="175.837365047062">
            <text:p>175.8373650471</text:p>
          </table:table-cell>
          <table:table-cell office:value-type="float" office:value="175.837343681162">
            <text:p>175.8373436812</text:p>
          </table:table-cell>
          <table:table-cell table:number-columns-repeated="2" office:value-type="string">
            <text:p>25 ♍ 50' 14"</text:p>
          </table:table-cell>
          <table:table-cell office:value-type="float" office:value="1.69761454469008">
            <text:p>1.6976145447</text:p>
          </table:table-cell>
          <table:table-cell office:value-type="float" office:value="0.213553788234404">
            <text:p>0.2135537882</text:p>
          </table:table-cell>
          <table:table-cell office:value-type="float" office:value="153.072364451962">
            <text:p>153.072364452</text:p>
          </table:table-cell>
          <table:table-cell office:value-type="float" office:value="153.072343086062">
            <text:p>153.0723430861</text:p>
          </table:table-cell>
          <table:table-cell table:number-columns-repeated="2" office:value-type="string">
            <text:p><text:s/>3 ♍ 04' 20"</text:p>
          </table:table-cell>
          <table:table-cell office:value-type="float" office:value="1.69762815639151">
            <text:p>1.6976281564</text:p>
          </table:table-cell>
          <table:table-cell office:value-type="float" office:value="0.21356744149736">
            <text:p>0.2135674415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2939.32039352">
            <text:p>2422939.32039352</text:p>
          </table:table-cell>
          <table:table-cell office:value-type="string">
            <text:p>1921-09-06 14:41:22.031250 EST-0500</text:p>
          </table:table-cell>
          <table:table-cell office:value-type="float" office:value="0">
            <text:p>0</text:p>
          </table:table-cell>
          <table:table-cell office:value-type="float" office:value="176.187589911441">
            <text:p>176.1875899114</text:p>
          </table:table-cell>
          <table:table-cell office:value-type="float" office:value="176.187329798736">
            <text:p>176.1873297987</text:p>
          </table:table-cell>
          <table:table-cell office:value-type="string">
            <text:p>26 ♍ 11' 15"</text:p>
          </table:table-cell>
          <table:table-cell office:value-type="string">
            <text:p>26 ♍ 11' 14"</text:p>
          </table:table-cell>
          <table:table-cell office:value-type="float" office:value="1.69355913484042">
            <text:p>1.6935591348</text:p>
          </table:table-cell>
          <table:table-cell office:value-type="float" office:value="0.122434255934264">
            <text:p>0.1224342559</text:p>
          </table:table-cell>
          <table:table-cell office:value-type="float" office:value="153.42258398858">
            <text:p>153.4225839886</text:p>
          </table:table-cell>
          <table:table-cell office:value-type="float" office:value="153.422323875874">
            <text:p>153.4223238759</text:p>
          </table:table-cell>
          <table:table-cell office:value-type="string">
            <text:p><text:s/>3 ♍ 25' 21"</text:p>
          </table:table-cell>
          <table:table-cell office:value-type="string">
            <text:p><text:s/>3 ♍ 25' 20"</text:p>
          </table:table-cell>
          <table:table-cell office:value-type="float" office:value="1.69357064070517">
            <text:p>1.6935706407</text:p>
          </table:table-cell>
          <table:table-cell office:value-type="float" office:value="0.122445940522686">
            <text:p>0.1224459405</text:p>
          </table:table-cell>
        </table:table-row>
        <table:table-row table:style-name="ro1">
          <table:table-cell office:value-type="string">
            <text:p>Jupiter/Saturn</text:p>
          </table:table-cell>
          <table:table-cell office:value-type="float" office:value="2422942.67072917">
            <text:p>2422942.67072917</text:p>
          </table:table-cell>
          <table:table-cell office:value-type="string">
            <text:p>1921-09-09 23:05:51.562500 EST-0500</text:p>
          </table:table-cell>
          <table:table-cell office:value-type="float" office:value="0">
            <text:p>0</text:p>
          </table:table-cell>
          <table:table-cell office:value-type="float" office:value="176.598896015536">
            <text:p>176.5988960155</text:p>
          </table:table-cell>
          <table:table-cell office:value-type="float" office:value="176.598876176232">
            <text:p>176.5988761762</text:p>
          </table:table-cell>
          <table:table-cell office:value-type="string">
            <text:p>26 ♍ 35' 56"</text:p>
          </table:table-cell>
          <table:table-cell office:value-type="string">
            <text:p>26 ♍ 35' 55"</text:p>
          </table:table-cell>
          <table:table-cell office:value-type="float" office:value="0.214608235378739">
            <text:p>0.2146082354</text:p>
          </table:table-cell>
          <table:table-cell office:value-type="float" office:value="0.12319996677237">
            <text:p>0.1231999668</text:p>
          </table:table-cell>
          <table:table-cell office:value-type="float" office:value="153.833764288703">
            <text:p>153.8337642887</text:p>
          </table:table-cell>
          <table:table-cell office:value-type="float" office:value="153.833744449399">
            <text:p>153.8337444494</text:p>
          </table:table-cell>
          <table:table-cell table:number-columns-repeated="2" office:value-type="string">
            <text:p><text:s/>3 ♍ 50' 01"</text:p>
          </table:table-cell>
          <table:table-cell office:value-type="float" office:value="0.214604834875018">
            <text:p>0.2146048349</text:p>
          </table:table-cell>
          <table:table-cell office:value-type="float" office:value="0.123196532687602">
            <text:p>0.1231965327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2946.00690972">
            <text:p>2422946.00690972</text:p>
          </table:table-cell>
          <table:table-cell office:value-type="string">
            <text:p>1921-09-13 07:09:57.656250 EST-0500</text:p>
          </table:table-cell>
          <table:table-cell office:value-type="float" office:value="0">
            <text:p>0</text:p>
          </table:table-cell>
          <table:table-cell office:value-type="float" office:value="134.829419053028">
            <text:p>134.829419053</text:p>
          </table:table-cell>
          <table:table-cell office:value-type="float" office:value="134.829179394395">
            <text:p>134.8291793944</text:p>
          </table:table-cell>
          <table:table-cell table:number-columns-repeated="2" office:value-type="string">
            <text:p>14 ♌ 49' 45"</text:p>
          </table:table-cell>
          <table:table-cell office:value-type="float" office:value="1.18893813642726">
            <text:p>1.1889381364</text:p>
          </table:table-cell>
          <table:table-cell office:value-type="float" office:value="0.0314330032757738">
            <text:p>0.0314330033</text:p>
          </table:table-cell>
          <table:table-cell office:value-type="float" office:value="112.064175043044">
            <text:p>112.064175043</text:p>
          </table:table-cell>
          <table:table-cell office:value-type="float" office:value="112.063935384411">
            <text:p>112.0639353844</text:p>
          </table:table-cell>
          <table:table-cell office:value-type="string">
            <text:p>22 ♋ 03' 51"</text:p>
          </table:table-cell>
          <table:table-cell office:value-type="string">
            <text:p>22 ♋ 03' 50"</text:p>
          </table:table-cell>
          <table:table-cell office:value-type="float" office:value="1.18895461770873">
            <text:p>1.1889546177</text:p>
          </table:table-cell>
          <table:table-cell office:value-type="float" office:value="0.0314494948925399">
            <text:p>0.0314494949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2954.05818287">
            <text:p>2422954.05818287</text:p>
          </table:table-cell>
          <table:table-cell office:value-type="string">
            <text:p>1921-09-21 08:23:47.343750 EST-0500</text:p>
          </table:table-cell>
          <table:table-cell office:value-type="float" office:value="0">
            <text:p>0</text:p>
          </table:table-cell>
          <table:table-cell office:value-type="float" office:value="178.010060612864">
            <text:p>178.0100606129</text:p>
          </table:table-cell>
          <table:table-cell office:value-type="float" office:value="178.009961405446">
            <text:p>178.0099614054</text:p>
          </table:table-cell>
          <table:table-cell office:value-type="string">
            <text:p>28 ♍ 00' 36"</text:p>
          </table:table-cell>
          <table:table-cell office:value-type="string">
            <text:p>28 ♍ 00' 35"</text:p>
          </table:table-cell>
          <table:table-cell office:value-type="float" office:value="0.978165541816994">
            <text:p>0.9781655418</text:p>
          </table:table-cell>
          <table:table-cell office:value-type="float" office:value="0.124312482791968">
            <text:p>0.1243124828</text:p>
          </table:table-cell>
          <table:table-cell office:value-type="float" office:value="155.244763371188">
            <text:p>155.2447633712</text:p>
          </table:table-cell>
          <table:table-cell office:value-type="float" office:value="155.24466416377">
            <text:p>155.2446641638</text:p>
          </table:table-cell>
          <table:table-cell office:value-type="string">
            <text:p><text:s/>5 ♍ 14' 41"</text:p>
          </table:table-cell>
          <table:table-cell office:value-type="string">
            <text:p><text:s/>5 ♍ 14' 40"</text:p>
          </table:table-cell>
          <table:table-cell office:value-type="float" office:value="0.978180018340515">
            <text:p>0.9781800183</text:p>
          </table:table-cell>
          <table:table-cell office:value-type="float" office:value="0.124327318473657">
            <text:p>0.1243273185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2955.42854167">
            <text:p>2422955.42854167</text:p>
          </table:table-cell>
          <table:table-cell office:value-type="string">
            <text:p>1921-09-22 17:17:06.562500 EST-0500</text:p>
          </table:table-cell>
          <table:table-cell office:value-type="float" office:value="0">
            <text:p>0</text:p>
          </table:table-cell>
          <table:table-cell office:value-type="float" office:value="179.351082942779">
            <text:p>179.3510829428</text:p>
          </table:table-cell>
          <table:table-cell office:value-type="float" office:value="179.350935119399">
            <text:p>179.3509351194</text:p>
          </table:table-cell>
          <table:table-cell table:number-columns-repeated="2" office:value-type="string">
            <text:p>29 ♍ 21' 03"</text:p>
          </table:table-cell>
          <table:table-cell office:value-type="float" office:value="0.979022507865963">
            <text:p>0.9790225079</text:p>
          </table:table-cell>
          <table:table-cell office:value-type="float" office:value="0.216383994214634">
            <text:p>0.2163839942</text:p>
          </table:table-cell>
          <table:table-cell office:value-type="float" office:value="156.585742868621">
            <text:p>156.5857428686</text:p>
          </table:table-cell>
          <table:table-cell office:value-type="float" office:value="156.585595045242">
            <text:p>156.5855950452</text:p>
          </table:table-cell>
          <table:table-cell table:number-columns-repeated="2" office:value-type="string">
            <text:p><text:s/>6 ♍ 35' 08"</text:p>
          </table:table-cell>
          <table:table-cell office:value-type="float" office:value="0.979022377199494">
            <text:p>0.9790223772</text:p>
          </table:table-cell>
          <table:table-cell office:value-type="float" office:value="0.216384015947057">
            <text:p>0.2163840159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2965.85945602">
            <text:p>2422965.85945602</text:p>
          </table:table-cell>
          <table:table-cell office:value-type="string">
            <text:p>1921-10-03 03:37:37.031250 EST-0500</text:p>
          </table:table-cell>
          <table:table-cell office:value-type="float" office:value="0">
            <text:p>0</text:p>
          </table:table-cell>
          <table:table-cell office:value-type="float" office:value="158.721378999025">
            <text:p>158.721378999</text:p>
          </table:table-cell>
          <table:table-cell office:value-type="float" office:value="158.721286425006">
            <text:p>158.721286425</text:p>
          </table:table-cell>
          <table:table-cell table:number-columns-repeated="2" office:value-type="string">
            <text:p><text:s/>8 ♍ 43' 16"</text:p>
          </table:table-cell>
          <table:table-cell office:value-type="float" office:value="1.21649831036938">
            <text:p>1.2164983104</text:p>
          </table:table-cell>
          <table:table-cell office:value-type="float" office:value="0.625875644128653">
            <text:p>0.6258756441</text:p>
          </table:table-cell>
          <table:table-cell office:value-type="float" office:value="135.955798848232">
            <text:p>135.9557988482</text:p>
          </table:table-cell>
          <table:table-cell office:value-type="float" office:value="135.955706274213">
            <text:p>135.9557062742</text:p>
          </table:table-cell>
          <table:table-cell table:number-columns-repeated="2" office:value-type="string">
            <text:p>15 ♌ 57' 20"</text:p>
          </table:table-cell>
          <table:table-cell office:value-type="float" office:value="1.21652055373117">
            <text:p>1.2165205537</text:p>
          </table:table-cell>
          <table:table-cell office:value-type="float" office:value="0.625897925898002">
            <text:p>0.6258979259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2984.61945602">
            <text:p>2422984.61945602</text:p>
          </table:table-cell>
          <table:table-cell office:value-type="string">
            <text:p>1921-10-21 21:52:01.875000 EST-0500</text:p>
          </table:table-cell>
          <table:table-cell office:value-type="float" office:value="0">
            <text:p>0</text:p>
          </table:table-cell>
          <table:table-cell office:value-type="float" office:value="181.722404247352">
            <text:p>181.7224042474</text:p>
          </table:table-cell>
          <table:table-cell office:value-type="float" office:value="181.722400986598">
            <text:p>181.7224009866</text:p>
          </table:table-cell>
          <table:table-cell table:number-columns-repeated="2" office:value-type="string">
            <text:p><text:s/>1 ♎ 43' 20"</text:p>
          </table:table-cell>
          <table:table-cell office:value-type="float" office:value="1.23496551280676">
            <text:p>1.2349655128</text:p>
          </table:table-cell>
          <table:table-cell office:value-type="float" office:value="0.115742331404322">
            <text:p>0.1157423314</text:p>
          </table:table-cell>
          <table:table-cell office:value-type="float" office:value="158.956339258326">
            <text:p>158.9563392583</text:p>
          </table:table-cell>
          <table:table-cell office:value-type="float" office:value="158.956335997571">
            <text:p>158.9563359976</text:p>
          </table:table-cell>
          <table:table-cell table:number-columns-repeated="2" office:value-type="string">
            <text:p><text:s/>8 ♍ 57' 22"</text:p>
          </table:table-cell>
          <table:table-cell office:value-type="float" office:value="1.23494973195015">
            <text:p>1.234949732</text:p>
          </table:table-cell>
          <table:table-cell office:value-type="float" office:value="0.115726588576145">
            <text:p>0.1157265886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2988.37141204">
            <text:p>2422988.37141204</text:p>
          </table:table-cell>
          <table:table-cell office:value-type="string">
            <text:p>1921-10-25 15:54:50.625000 EST-0500</text:p>
          </table:table-cell>
          <table:table-cell office:value-type="float" office:value="0">
            <text:p>0</text:p>
          </table:table-cell>
          <table:table-cell office:value-type="float" office:value="186.361847961644">
            <text:p>186.3618479616</text:p>
          </table:table-cell>
          <table:table-cell office:value-type="float" office:value="186.361833231757">
            <text:p>186.3618332318</text:p>
          </table:table-cell>
          <table:table-cell table:number-columns-repeated="2" office:value-type="string">
            <text:p><text:s/>6 ♎ 21' 42"</text:p>
          </table:table-cell>
          <table:table-cell office:value-type="float" office:value="1.2380525997298">
            <text:p>1.2380525997</text:p>
          </table:table-cell>
          <table:table-cell office:value-type="float" office:value="0.205354709882411">
            <text:p>0.2053547099</text:p>
          </table:table-cell>
          <table:table-cell office:value-type="float" office:value="163.59562651056">
            <text:p>163.5956265106</text:p>
          </table:table-cell>
          <table:table-cell office:value-type="float" office:value="163.595611780674">
            <text:p>163.5956117807</text:p>
          </table:table-cell>
          <table:table-cell table:number-columns-repeated="2" office:value-type="string">
            <text:p>13 ♍ 35' 44"</text:p>
          </table:table-cell>
          <table:table-cell office:value-type="float" office:value="1.23806972916329">
            <text:p>1.2380697292</text:p>
          </table:table-cell>
          <table:table-cell office:value-type="float" office:value="0.205371878777782">
            <text:p>0.205371878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2993.93586806">
            <text:p>2422993.93586806</text:p>
          </table:table-cell>
          <table:table-cell office:value-type="string">
            <text:p>1921-10-31 05:27:39.375000 EST-0500</text:p>
          </table:table-cell>
          <table:table-cell office:value-type="float" office:value="0">
            <text:p>0</text:p>
          </table:table-cell>
          <table:table-cell office:value-type="float" office:value="217.472755606428">
            <text:p>217.4727556064</text:p>
          </table:table-cell>
          <table:table-cell office:value-type="float" office:value="217.472907432639">
            <text:p>217.4729074326</text:p>
          </table:table-cell>
          <table:table-cell office:value-type="string">
            <text:p><text:s/>7 ♏ 28' 21"</text:p>
          </table:table-cell>
          <table:table-cell office:value-type="string">
            <text:p><text:s/>7 ♏ 28' 22"</text:p>
          </table:table-cell>
          <table:table-cell office:value-type="float" office:value="-1.294144032735">
            <text:p>-1.2941440327</text:p>
          </table:table-cell>
          <table:table-cell office:value-type="float" office:value="1.00095830372504">
            <text:p>1.0009583037</text:p>
          </table:table-cell>
          <table:table-cell office:value-type="float" office:value="194.706460317593">
            <text:p>194.7064603176</text:p>
          </table:table-cell>
          <table:table-cell office:value-type="float" office:value="194.706612143803">
            <text:p>194.7066121438</text:p>
          </table:table-cell>
          <table:table-cell table:number-columns-repeated="2" office:value-type="string">
            <text:p>14 ♎ 42' 23"</text:p>
          </table:table-cell>
          <table:table-cell office:value-type="float" office:value="-1.29413865775638">
            <text:p>-1.2941386578</text:p>
          </table:table-cell>
          <table:table-cell office:value-type="float" office:value="1.00096381441189">
            <text:p>1.0009638144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23006.88875">
            <text:p>2423006.88875</text:p>
          </table:table-cell>
          <table:table-cell office:value-type="string">
            <text:p>1921-11-13 04:19:48.281250 EST-0500</text:p>
          </table:table-cell>
          <table:table-cell office:value-type="float" office:value="0">
            <text:p>0</text:p>
          </table:table-cell>
          <table:table-cell office:value-type="float" office:value="184.122559737794">
            <text:p>184.1225597378</text:p>
          </table:table-cell>
          <table:table-cell office:value-type="float" office:value="184.122494715585">
            <text:p>184.1224947156</text:p>
          </table:table-cell>
          <table:table-cell office:value-type="string">
            <text:p><text:s/>4 ♎ 07' 21"</text:p>
          </table:table-cell>
          <table:table-cell office:value-type="string">
            <text:p><text:s/>4 ♎ 07' 20"</text:p>
          </table:table-cell>
          <table:table-cell office:value-type="float" office:value="0.611541681905405">
            <text:p>0.6115416819</text:p>
          </table:table-cell>
          <table:table-cell office:value-type="float" office:value="0.0981787426401998">
            <text:p>0.0981787426</text:p>
          </table:table-cell>
          <table:table-cell office:value-type="float" office:value="161.355839535865">
            <text:p>161.3558395359</text:p>
          </table:table-cell>
          <table:table-cell office:value-type="float" office:value="161.355774513655">
            <text:p>161.3557745137</text:p>
          </table:table-cell>
          <table:table-cell office:value-type="string">
            <text:p>11 ♍ 21' 21"</text:p>
          </table:table-cell>
          <table:table-cell office:value-type="string">
            <text:p>11 ♍ 21' 20"</text:p>
          </table:table-cell>
          <table:table-cell office:value-type="float" office:value="0.611558830293999">
            <text:p>0.6115588303</text:p>
          </table:table-cell>
          <table:table-cell office:value-type="float" office:value="0.0981960891096223">
            <text:p>0.0981960891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23020.61164352">
            <text:p>2423020.61164352</text:p>
          </table:table-cell>
          <table:table-cell office:value-type="string">
            <text:p>1921-11-26 21:40:46.875000 EST-0500</text:p>
          </table:table-cell>
          <table:table-cell office:value-type="float" office:value="0">
            <text:p>0</text:p>
          </table:table-cell>
          <table:table-cell office:value-type="float" office:value="192.476042535866">
            <text:p>192.4760425359</text:p>
          </table:table-cell>
          <table:table-cell office:value-type="float" office:value="192.476036909003">
            <text:p>192.476036909</text:p>
          </table:table-cell>
          <table:table-cell table:number-columns-repeated="2" office:value-type="string">
            <text:p>12 ♎ 28' 33"</text:p>
          </table:table-cell>
          <table:table-cell office:value-type="float" office:value="0.605610857096802">
            <text:p>0.6056108571</text:p>
          </table:table-cell>
          <table:table-cell office:value-type="float" office:value="0.169478583680004">
            <text:p>0.1694785837</text:p>
          </table:table-cell>
          <table:table-cell office:value-type="float" office:value="169.708761332801">
            <text:p>169.7087613328</text:p>
          </table:table-cell>
          <table:table-cell office:value-type="float" office:value="169.708755705938">
            <text:p>169.7087557059</text:p>
          </table:table-cell>
          <table:table-cell table:number-columns-repeated="2" office:value-type="string">
            <text:p>19 ♍ 42' 31"</text:p>
          </table:table-cell>
          <table:table-cell office:value-type="float" office:value="0.605613463592797">
            <text:p>0.6056134636</text:p>
          </table:table-cell>
          <table:table-cell office:value-type="float" office:value="0.169481150768777">
            <text:p>0.169481150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3051.16071759">
            <text:p>2423051.16071759</text:p>
          </table:table-cell>
          <table:table-cell office:value-type="string">
            <text:p>1921-12-27 10:51:26.718750 EST-0500</text:p>
          </table:table-cell>
          <table:table-cell office:value-type="float" office:value="0">
            <text:p>0</text:p>
          </table:table-cell>
          <table:table-cell office:value-type="float" office:value="275.387432537177">
            <text:p>275.3874325372</text:p>
          </table:table-cell>
          <table:table-cell office:value-type="float" office:value="275.387339248386">
            <text:p>275.3873392484</text:p>
          </table:table-cell>
          <table:table-cell table:number-columns-repeated="2" office:value-type="string">
            <text:p><text:s/>5 ♑ 23' 14"</text:p>
          </table:table-cell>
          <table:table-cell office:value-type="float" office:value="1.59765692687844">
            <text:p>1.5976569269</text:p>
          </table:table-cell>
          <table:table-cell office:value-type="float" office:value="1.0194883600193">
            <text:p>1.01948836</text:p>
          </table:table-cell>
          <table:table-cell office:value-type="float" office:value="252.618701301079">
            <text:p>252.6187013011</text:p>
          </table:table-cell>
          <table:table-cell office:value-type="float" office:value="252.618608012287">
            <text:p>252.6186080123</text:p>
          </table:table-cell>
          <table:table-cell office:value-type="string">
            <text:p>12 ♐ 37' 07"</text:p>
          </table:table-cell>
          <table:table-cell office:value-type="string">
            <text:p>12 ♐ 37' 06"</text:p>
          </table:table-cell>
          <table:table-cell office:value-type="float" office:value="1.59762747198553">
            <text:p>1.597627472</text:p>
          </table:table-cell>
          <table:table-cell office:value-type="float" office:value="1.01945889676151">
            <text:p>1.0194588968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3094.77570602">
            <text:p>2423094.77570602</text:p>
          </table:table-cell>
          <table:table-cell office:value-type="string">
            <text:p>1922-02-09 01:37:01.875000 EST-0500</text:p>
          </table:table-cell>
          <table:table-cell office:value-type="float" office:value="0">
            <text:p>0</text:p>
          </table:table-cell>
          <table:table-cell office:value-type="float" office:value="319.753728676573">
            <text:p>319.7537286766</text:p>
          </table:table-cell>
          <table:table-cell office:value-type="float" office:value="319.753673852999">
            <text:p>319.753673853</text:p>
          </table:table-cell>
          <table:table-cell table:number-columns-repeated="2" office:value-type="string">
            <text:p>19 ♒ 45' 13"</text:p>
          </table:table-cell>
          <table:table-cell office:value-type="float" office:value="1.25391817043462">
            <text:p>1.2539181704</text:p>
          </table:table-cell>
          <table:table-cell office:value-type="float" office:value="1.01181060004252">
            <text:p>1.0118106</text:p>
          </table:table-cell>
          <table:table-cell office:value-type="float" office:value="296.983173184771">
            <text:p>296.9831731848</text:p>
          </table:table-cell>
          <table:table-cell office:value-type="float" office:value="296.983118361197">
            <text:p>296.9831183612</text:p>
          </table:table-cell>
          <table:table-cell table:number-columns-repeated="2" office:value-type="string">
            <text:p>26 ♑ 58' 59"</text:p>
          </table:table-cell>
          <table:table-cell office:value-type="float" office:value="1.25389469517175">
            <text:p>1.2538946952</text:p>
          </table:table-cell>
          <table:table-cell office:value-type="float" office:value="1.01178729362353">
            <text:p>1.0117872936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3099.39777778">
            <text:p>2423099.39777778</text:p>
          </table:table-cell>
          <table:table-cell office:value-type="string">
            <text:p>1922-02-13 16:32:48.750000 EST-0500</text:p>
          </table:table-cell>
          <table:table-cell office:value-type="float" office:value="0">
            <text:p>0</text:p>
          </table:table-cell>
          <table:table-cell office:value-type="float" office:value="325.546597509613">
            <text:p>325.5465975096</text:p>
          </table:table-cell>
          <table:table-cell office:value-type="float" office:value="325.54705970723">
            <text:p>325.5470597072</text:p>
          </table:table-cell>
          <table:table-cell office:value-type="string">
            <text:p>25 ♒ 32' 47"</text:p>
          </table:table-cell>
          <table:table-cell office:value-type="string">
            <text:p>25 ♒ 32' 49"</text:p>
          </table:table-cell>
          <table:table-cell office:value-type="float" office:value="-1.13646436935925">
            <text:p>-1.1364643694</text:p>
          </table:table-cell>
          <table:table-cell office:value-type="float" office:value="1.25291750333751">
            <text:p>1.2529175033</text:p>
          </table:table-cell>
          <table:table-cell office:value-type="float" office:value="302.77588188781">
            <text:p>302.7758818878</text:p>
          </table:table-cell>
          <table:table-cell office:value-type="float" office:value="302.776344085428">
            <text:p>302.7763440854</text:p>
          </table:table-cell>
          <table:table-cell office:value-type="string">
            <text:p><text:s/>2 ♒ 46' 33"</text:p>
          </table:table-cell>
          <table:table-cell office:value-type="string">
            <text:p><text:s/>2 ♒ 46' 34"</text:p>
          </table:table-cell>
          <table:table-cell office:value-type="float" office:value="-1.13643217722791">
            <text:p>-1.1364321772</text:p>
          </table:table-cell>
          <table:table-cell office:value-type="float" office:value="1.2529490859418">
            <text:p>1.252949085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3099.91828704">
            <text:p>2423099.91828704</text:p>
          </table:table-cell>
          <table:table-cell office:value-type="string">
            <text:p>1922-02-14 05:02:20.625000 EST-0500</text:p>
          </table:table-cell>
          <table:table-cell office:value-type="float" office:value="0">
            <text:p>0</text:p>
          </table:table-cell>
          <table:table-cell office:value-type="float" office:value="324.951078309454">
            <text:p>324.9510783095</text:p>
          </table:table-cell>
          <table:table-cell office:value-type="float" office:value="324.951529027636">
            <text:p>324.9515290276</text:p>
          </table:table-cell>
          <table:table-cell office:value-type="string">
            <text:p>24 ♒ 57' 03"</text:p>
          </table:table-cell>
          <table:table-cell office:value-type="string">
            <text:p>24 ♒ 57' 05"</text:p>
          </table:table-cell>
          <table:table-cell office:value-type="float" office:value="-1.15034223029025">
            <text:p>-1.1503422303</text:p>
          </table:table-cell>
          <table:table-cell office:value-type="float" office:value="1.00975496136135">
            <text:p>1.0097549614</text:p>
          </table:table-cell>
          <table:table-cell office:value-type="float" office:value="302.1803597858">
            <text:p>302.1803597858</text:p>
          </table:table-cell>
          <table:table-cell office:value-type="float" office:value="302.180810503982">
            <text:p>302.180810504</text:p>
          </table:table-cell>
          <table:table-cell office:value-type="string">
            <text:p><text:s/>2 ♒ 10' 49"</text:p>
          </table:table-cell>
          <table:table-cell office:value-type="string">
            <text:p><text:s/>2 ♒ 10' 50"</text:p>
          </table:table-cell>
          <table:table-cell office:value-type="float" office:value="-1.1503087776444">
            <text:p>-1.1503087776</text:p>
          </table:table-cell>
          <table:table-cell office:value-type="float" office:value="1.00978814881203">
            <text:p>1.0097881488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3110.43586806">
            <text:p>2423110.43586806</text:p>
          </table:table-cell>
          <table:table-cell office:value-type="string">
            <text:p>1922-02-24 17:27:39.375000 EST-0500</text:p>
          </table:table-cell>
          <table:table-cell office:value-type="float" office:value="0">
            <text:p>0</text:p>
          </table:table-cell>
          <table:table-cell office:value-type="float" office:value="339.365461945833">
            <text:p>339.3654619458</text:p>
          </table:table-cell>
          <table:table-cell office:value-type="float" office:value="339.365317138484">
            <text:p>339.3653171385</text:p>
          </table:table-cell>
          <table:table-cell table:number-columns-repeated="2" office:value-type="string">
            <text:p><text:s/>9 ♓ 21' 55"</text:p>
          </table:table-cell>
          <table:table-cell office:value-type="float" office:value="1.25068197139333">
            <text:p>1.2506819714</text:p>
          </table:table-cell>
          <table:table-cell office:value-type="float" office:value="0.0573366837274432">
            <text:p>0.0573366837</text:p>
          </table:table-cell>
          <table:table-cell office:value-type="float" office:value="316.594410171483">
            <text:p>316.5944101715</text:p>
          </table:table-cell>
          <table:table-cell office:value-type="float" office:value="316.594265364134">
            <text:p>316.5942653641</text:p>
          </table:table-cell>
          <table:table-cell table:number-columns-repeated="2" office:value-type="string">
            <text:p>16 ♒ 35' 39"</text:p>
          </table:table-cell>
          <table:table-cell office:value-type="float" office:value="1.25069894309893">
            <text:p>1.2506989431</text:p>
          </table:table-cell>
          <table:table-cell office:value-type="float" office:value="0.0573537978722176">
            <text:p>0.0573537979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3114.46027778">
            <text:p>2423114.46027778</text:p>
          </table:table-cell>
          <table:table-cell office:value-type="string">
            <text:p>1922-02-28 18:02:48.750000 EST-0500</text:p>
          </table:table-cell>
          <table:table-cell office:value-type="float" office:value="0">
            <text:p>0</text:p>
          </table:table-cell>
          <table:table-cell office:value-type="float" office:value="339.596318152935">
            <text:p>339.5963181529</text:p>
          </table:table-cell>
          <table:table-cell office:value-type="float" office:value="339.596262538619">
            <text:p>339.5962625386</text:p>
          </table:table-cell>
          <table:table-cell table:number-columns-repeated="2" office:value-type="string">
            <text:p><text:s/>9 ♓ 35' 46"</text:p>
          </table:table-cell>
          <table:table-cell office:value-type="float" office:value="1.00386158285425">
            <text:p>1.0038615829</text:p>
          </table:table-cell>
          <table:table-cell office:value-type="float" office:value="0.0574077178346027">
            <text:p>0.0574077178</text:p>
          </table:table-cell>
          <table:table-cell office:value-type="float" office:value="316.825236005937">
            <text:p>316.8252360059</text:p>
          </table:table-cell>
          <table:table-cell office:value-type="float" office:value="316.825180391621">
            <text:p>316.8251803916</text:p>
          </table:table-cell>
          <table:table-cell table:number-columns-repeated="2" office:value-type="string">
            <text:p>16 ♒ 49' 30"</text:p>
          </table:table-cell>
          <table:table-cell office:value-type="float" office:value="1.00389908461771">
            <text:p>1.0038990846</text:p>
          </table:table-cell>
          <table:table-cell office:value-type="float" office:value="0.0574451940932088">
            <text:p>0.0574451941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3140.02741898">
            <text:p>2423140.02741898</text:p>
          </table:table-cell>
          <table:table-cell office:value-type="string">
            <text:p>1922-03-26 07:39:29.531250 EST-0500</text:p>
          </table:table-cell>
          <table:table-cell office:value-type="float" office:value="0">
            <text:p>0</text:p>
          </table:table-cell>
          <table:table-cell office:value-type="float" office:value="341.03091219439">
            <text:p>341.0309121944</text:p>
          </table:table-cell>
          <table:table-cell office:value-type="float" office:value="341.030743942126">
            <text:p>341.0307439421</text:p>
          </table:table-cell>
          <table:table-cell office:value-type="string">
            <text:p>11 ♓ 01' 51"</text:p>
          </table:table-cell>
          <table:table-cell office:value-type="string">
            <text:p>11 ♓ 01' 50"</text:p>
          </table:table-cell>
          <table:table-cell office:value-type="float" office:value="1.44846366945221">
            <text:p>1.4484636695</text:p>
          </table:table-cell>
          <table:table-cell office:value-type="float" office:value="0.0535371352334602">
            <text:p>0.0535371352</text:p>
          </table:table-cell>
          <table:table-cell office:value-type="float" office:value="318.259227415375">
            <text:p>318.2592274154</text:p>
          </table:table-cell>
          <table:table-cell office:value-type="float" office:value="318.259059163111">
            <text:p>318.2590591631</text:p>
          </table:table-cell>
          <table:table-cell office:value-type="string">
            <text:p>18 ♒ 15' 33"</text:p>
          </table:table-cell>
          <table:table-cell office:value-type="string">
            <text:p>18 ♒ 15' 32"</text:p>
          </table:table-cell>
          <table:table-cell office:value-type="float" office:value="1.44850112552652">
            <text:p>1.4485011255</text:p>
          </table:table-cell>
          <table:table-cell office:value-type="float" office:value="0.0535746652307229">
            <text:p>0.053574665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3169.23030093">
            <text:p>2423169.23030093</text:p>
          </table:table-cell>
          <table:table-cell office:value-type="string">
            <text:p>1922-04-24 12:31:38.437500 EST-0500</text:p>
          </table:table-cell>
          <table:table-cell office:value-type="float" office:value="0">
            <text:p>0</text:p>
          </table:table-cell>
          <table:table-cell office:value-type="float" office:value="33.744786055179">
            <text:p>33.7447860552</text:p>
          </table:table-cell>
          <table:table-cell office:value-type="float" office:value="33.7446062567268">
            <text:p>33.7446062567</text:p>
          </table:table-cell>
          <table:table-cell office:value-type="string">
            <text:p><text:s/>3 ♉ 44' 41"</text:p>
          </table:table-cell>
          <table:table-cell office:value-type="string">
            <text:p><text:s/>3 ♉ 44' 40"</text:p>
          </table:table-cell>
          <table:table-cell office:value-type="float" office:value="2.13142277770012">
            <text:p>2.1314227777</text:p>
          </table:table-cell>
          <table:table-cell office:value-type="float" office:value="0.973916904897416">
            <text:p>0.9739169049</text:p>
          </table:table-cell>
          <table:table-cell office:value-type="float" office:value="10.972436836033">
            <text:p>10.972436836</text:p>
          </table:table-cell>
          <table:table-cell office:value-type="float" office:value="10.9722570375808">
            <text:p>10.9722570376</text:p>
          </table:table-cell>
          <table:table-cell table:number-columns-repeated="2" office:value-type="string">
            <text:p>10 ♈ 58' 20"</text:p>
          </table:table-cell>
          <table:table-cell office:value-type="float" office:value="2.13145551343396">
            <text:p>2.1314555134</text:p>
          </table:table-cell>
          <table:table-cell office:value-type="float" office:value="0.973949597360814">
            <text:p>0.9739495974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3207.52497685">
            <text:p>2423207.52497685</text:p>
          </table:table-cell>
          <table:table-cell office:value-type="string">
            <text:p>1922-06-01 19:35:58.593750 EST-0500</text:p>
          </table:table-cell>
          <table:table-cell office:value-type="float" office:value="0">
            <text:p>0</text:p>
          </table:table-cell>
          <table:table-cell office:value-type="float" office:value="98.8425967809239">
            <text:p>98.8425967809</text:p>
          </table:table-cell>
          <table:table-cell office:value-type="float" office:value="98.8424221980738">
            <text:p>98.8424221981</text:p>
          </table:table-cell>
          <table:table-cell office:value-type="string">
            <text:p><text:s/>8 ♋ 50' 33"</text:p>
          </table:table-cell>
          <table:table-cell office:value-type="string">
            <text:p><text:s/>8 ♋ 50' 32"</text:p>
          </table:table-cell>
          <table:table-cell office:value-type="float" office:value="1.2050543591076">
            <text:p>1.2050543591</text:p>
          </table:table-cell>
          <table:table-cell office:value-type="float" office:value="0.0225148051056499">
            <text:p>0.0225148051</text:p>
          </table:table-cell>
          <table:table-cell office:value-type="float" office:value="76.0688056195323">
            <text:p>76.0688056195</text:p>
          </table:table-cell>
          <table:table-cell office:value-type="float" office:value="76.0686310366823">
            <text:p>76.0686310367</text:p>
          </table:table-cell>
          <table:table-cell table:number-columns-repeated="2" office:value-type="string">
            <text:p>16 ♊ 04' 07"</text:p>
          </table:table-cell>
          <table:table-cell office:value-type="float" office:value="1.20506225702029">
            <text:p>1.205062257</text:p>
          </table:table-cell>
          <table:table-cell office:value-type="float" office:value="0.0225227733755336">
            <text:p>0.022522773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3223.86091435">
            <text:p>2423223.86091435</text:p>
          </table:table-cell>
          <table:table-cell office:value-type="string">
            <text:p>1922-06-18 03:39:43.593750 EST-0500</text:p>
          </table:table-cell>
          <table:table-cell office:value-type="float" office:value="0">
            <text:p>0</text:p>
          </table:table-cell>
          <table:table-cell office:value-type="float" office:value="86.3155775011139">
            <text:p>86.3155775011</text:p>
          </table:table-cell>
          <table:table-cell office:value-type="float" office:value="86.3159390445722">
            <text:p>86.3159390446</text:p>
          </table:table-cell>
          <table:table-cell office:value-type="string">
            <text:p>26 ♊ 18' 56"</text:p>
          </table:table-cell>
          <table:table-cell office:value-type="string">
            <text:p>26 ♊ 18' 57"</text:p>
          </table:table-cell>
          <table:table-cell office:value-type="float" office:value="-0.570772513596402">
            <text:p>-0.5707725136</text:p>
          </table:table-cell>
          <table:table-cell office:value-type="float" office:value="0.954517302310216">
            <text:p>0.9545173023</text:p>
          </table:table-cell>
          <table:table-cell office:value-type="float" office:value="63.5411240526293">
            <text:p>63.5411240526</text:p>
          </table:table-cell>
          <table:table-cell office:value-type="float" office:value="63.5414855960875">
            <text:p>63.5414855961</text:p>
          </table:table-cell>
          <table:table-cell office:value-type="string">
            <text:p><text:s/>3 ♊ 32' 28"</text:p>
          </table:table-cell>
          <table:table-cell office:value-type="string">
            <text:p><text:s/>3 ♊ 32' 29"</text:p>
          </table:table-cell>
          <table:table-cell office:value-type="float" office:value="-0.570755911613872">
            <text:p>-0.5707559116</text:p>
          </table:table-cell>
          <table:table-cell office:value-type="float" office:value="0.954533892831031">
            <text:p>0.9545338928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3237.28694444">
            <text:p>2423237.28694444</text:p>
          </table:table-cell>
          <table:table-cell office:value-type="string">
            <text:p>1922-07-01 13:53:12.187500 EST-0500</text:p>
          </table:table-cell>
          <table:table-cell office:value-type="float" office:value="0">
            <text:p>0</text:p>
          </table:table-cell>
          <table:table-cell office:value-type="float" office:value="134.357430575321">
            <text:p>134.3574305753</text:p>
          </table:table-cell>
          <table:table-cell office:value-type="float" office:value="134.357332204756">
            <text:p>134.3573322048</text:p>
          </table:table-cell>
          <table:table-cell table:number-columns-repeated="2" office:value-type="string">
            <text:p>14 ♌ 21' 26"</text:p>
          </table:table-cell>
          <table:table-cell office:value-type="float" office:value="1.17998832168653">
            <text:p>1.1799883217</text:p>
          </table:table-cell>
          <table:table-cell office:value-type="float" office:value="0.031458097678219">
            <text:p>0.0314580977</text:p>
          </table:table-cell>
          <table:table-cell office:value-type="float" office:value="111.582364361617">
            <text:p>111.5823643616</text:p>
          </table:table-cell>
          <table:table-cell office:value-type="float" office:value="111.582265991052">
            <text:p>111.5822659911</text:p>
          </table:table-cell>
          <table:table-cell table:number-columns-repeated="2" office:value-type="string">
            <text:p>21 ♋ 34' 56"</text:p>
          </table:table-cell>
          <table:table-cell office:value-type="float" office:value="1.18000578717851">
            <text:p>1.1800057872</text:p>
          </table:table-cell>
          <table:table-cell office:value-type="float" office:value="0.0314755338723011">
            <text:p>0.0314755339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3237.75959491">
            <text:p>2423237.75959491</text:p>
          </table:table-cell>
          <table:table-cell office:value-type="string">
            <text:p>1922-07-02 01:13:49.687500 EST-0500</text:p>
          </table:table-cell>
          <table:table-cell office:value-type="float" office:value="0">
            <text:p>0</text:p>
          </table:table-cell>
          <table:table-cell office:value-type="float" office:value="99.5756320225775">
            <text:p>99.5756320226</text:p>
          </table:table-cell>
          <table:table-cell office:value-type="float" office:value="99.5756139378309">
            <text:p>99.5756139378</text:p>
          </table:table-cell>
          <table:table-cell table:number-columns-repeated="2" office:value-type="string">
            <text:p><text:s/>9 ♋ 34' 32"</text:p>
          </table:table-cell>
          <table:table-cell office:value-type="float" office:value="0.953315792432986">
            <text:p>0.9533157924</text:p>
          </table:table-cell>
          <table:table-cell office:value-type="float" office:value="0.025105359460976">
            <text:p>0.0251053595</text:p>
          </table:table-cell>
          <table:table-cell office:value-type="float" office:value="76.8005554955542">
            <text:p>76.8005554956</text:p>
          </table:table-cell>
          <table:table-cell office:value-type="float" office:value="76.8005374108076">
            <text:p>76.8005374108</text:p>
          </table:table-cell>
          <table:table-cell table:number-columns-repeated="2" office:value-type="string">
            <text:p>16 ♊ 48' 01"</text:p>
          </table:table-cell>
          <table:table-cell office:value-type="float" office:value="0.95333096184487">
            <text:p>0.9533309618</text:p>
          </table:table-cell>
          <table:table-cell office:value-type="float" office:value="0.0251204970104281">
            <text:p>0.025120497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3256.55402778">
            <text:p>2423256.55402778</text:p>
          </table:table-cell>
          <table:table-cell office:value-type="string">
            <text:p>1922-07-20 20:17:48.750000 EST-0500</text:p>
          </table:table-cell>
          <table:table-cell office:value-type="float" office:value="0">
            <text:p>0</text:p>
          </table:table-cell>
          <table:table-cell office:value-type="float" office:value="100.041675922154">
            <text:p>100.0416759222</text:p>
          </table:table-cell>
          <table:table-cell office:value-type="float" office:value="100.04153506077">
            <text:p>100.0415350608</text:p>
          </table:table-cell>
          <table:table-cell office:value-type="string">
            <text:p>10 ♋ 02' 30"</text:p>
          </table:table-cell>
          <table:table-cell office:value-type="string">
            <text:p>10 ♋ 02' 29"</text:p>
          </table:table-cell>
          <table:table-cell office:value-type="float" office:value="1.63978369261123">
            <text:p>1.6397836926</text:p>
          </table:table-cell>
          <table:table-cell office:value-type="float" office:value="0.0241563167801784">
            <text:p>0.0241563168</text:p>
          </table:table-cell>
          <table:table-cell office:value-type="float" office:value="77.2658271546234">
            <text:p>77.2658271546</text:p>
          </table:table-cell>
          <table:table-cell office:value-type="float" office:value="77.2656862932399">
            <text:p>77.2656862932</text:p>
          </table:table-cell>
          <table:table-cell table:number-columns-repeated="2" office:value-type="string">
            <text:p>17 ♊ 15' 56"</text:p>
          </table:table-cell>
          <table:table-cell office:value-type="float" office:value="1.63976201627417">
            <text:p>1.6397620163</text:p>
          </table:table-cell>
          <table:table-cell office:value-type="float" office:value="0.0241346282799342">
            <text:p>0.024134628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3273.75983796">
            <text:p>2423273.75983796</text:p>
          </table:table-cell>
          <table:table-cell office:value-type="string">
            <text:p>1922-08-07 01:14:10.781250 EST-0500</text:p>
          </table:table-cell>
          <table:table-cell office:value-type="float" office:value="0">
            <text:p>0</text:p>
          </table:table-cell>
          <table:table-cell office:value-type="float" office:value="133.952395684511">
            <text:p>133.9523956845</text:p>
          </table:table-cell>
          <table:table-cell office:value-type="float" office:value="133.952288478946">
            <text:p>133.9522884789</text:p>
          </table:table-cell>
          <table:table-cell table:number-columns-repeated="2" office:value-type="string">
            <text:p>13 ♌ 57' 08"</text:p>
          </table:table-cell>
          <table:table-cell office:value-type="float" office:value="2.0570045738908">
            <text:p>2.0570045739</text:p>
          </table:table-cell>
          <table:table-cell office:value-type="float" office:value="0.958041348736622">
            <text:p>0.9580413487</text:p>
          </table:table-cell>
          <table:table-cell office:value-type="float" office:value="111.175809244138">
            <text:p>111.1758092441</text:p>
          </table:table-cell>
          <table:table-cell office:value-type="float" office:value="111.175702038572">
            <text:p>111.1757020386</text:p>
          </table:table-cell>
          <table:table-cell table:number-columns-repeated="2" office:value-type="string">
            <text:p>21 ♋ 10' 32"</text:p>
          </table:table-cell>
          <table:table-cell office:value-type="float" office:value="2.05700729723523">
            <text:p>2.0570072972</text:p>
          </table:table-cell>
          <table:table-cell office:value-type="float" office:value="0.958044365037456">
            <text:p>0.958044365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3274.59675926">
            <text:p>2423274.59675926</text:p>
          </table:table-cell>
          <table:table-cell office:value-type="string">
            <text:p>1922-08-07 21:19:20.156250 EST-0500</text:p>
          </table:table-cell>
          <table:table-cell office:value-type="float" office:value="0">
            <text:p>0</text:p>
          </table:table-cell>
          <table:table-cell office:value-type="float" office:value="135.668676679234">
            <text:p>135.6686766792</text:p>
          </table:table-cell>
          <table:table-cell office:value-type="float" office:value="135.668628661713">
            <text:p>135.6686286617</text:p>
          </table:table-cell>
          <table:table-cell table:number-columns-repeated="2" office:value-type="string">
            <text:p>15 ♌ 40' 07"</text:p>
          </table:table-cell>
          <table:table-cell office:value-type="float" office:value="2.04413490935171">
            <text:p>2.0441349094</text:p>
          </table:table-cell>
          <table:table-cell office:value-type="float" office:value="0.0370617743160683">
            <text:p>0.0370617743</text:p>
          </table:table-cell>
          <table:table-cell office:value-type="float" office:value="112.892064188438">
            <text:p>112.8920641884</text:p>
          </table:table-cell>
          <table:table-cell office:value-type="float" office:value="112.892016170917">
            <text:p>112.8920161709</text:p>
          </table:table-cell>
          <table:table-cell table:number-columns-repeated="2" office:value-type="string">
            <text:p>22 ♋ 53' 31"</text:p>
          </table:table-cell>
          <table:table-cell office:value-type="float" office:value="2.04414573703566">
            <text:p>2.044145737</text:p>
          </table:table-cell>
          <table:table-cell office:value-type="float" office:value="0.0370728808909834">
            <text:p>0.0370728809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3275.58943287">
            <text:p>2423275.58943287</text:p>
          </table:table-cell>
          <table:table-cell office:value-type="string">
            <text:p>1922-08-08 21:08:47.343750 EST-0500</text:p>
          </table:table-cell>
          <table:table-cell office:value-type="float" office:value="0">
            <text:p>0</text:p>
          </table:table-cell>
          <table:table-cell office:value-type="float" office:value="135.705602132204">
            <text:p>135.7056021322</text:p>
          </table:table-cell>
          <table:table-cell office:value-type="float" office:value="135.705417400182">
            <text:p>135.7054174002</text:p>
          </table:table-cell>
          <table:table-cell office:value-type="string">
            <text:p>15 ♌ 42' 20"</text:p>
          </table:table-cell>
          <table:table-cell office:value-type="string">
            <text:p>15 ♌ 42' 19"</text:p>
          </table:table-cell>
          <table:table-cell office:value-type="float" office:value="0.958585512770438">
            <text:p>0.9585855128</text:p>
          </table:table-cell>
          <table:table-cell office:value-type="float" office:value="0.037057871259893">
            <text:p>0.0370578713</text:p>
          </table:table-cell>
          <table:table-cell office:value-type="float" office:value="112.928967131409">
            <text:p>112.9289671314</text:p>
          </table:table-cell>
          <table:table-cell office:value-type="float" office:value="112.928782399387">
            <text:p>112.9287823994</text:p>
          </table:table-cell>
          <table:table-cell office:value-type="string">
            <text:p>22 ♋ 55' 44"</text:p>
          </table:table-cell>
          <table:table-cell office:value-type="string">
            <text:p>22 ♋ 55' 43"</text:p>
          </table:table-cell>
          <table:table-cell office:value-type="float" office:value="0.958605207880981">
            <text:p>0.9586052079</text:p>
          </table:table-cell>
          <table:table-cell office:value-type="float" office:value="0.0370775440526717">
            <text:p>0.0370775441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3281.20979167">
            <text:p>2423281.20979167</text:p>
          </table:table-cell>
          <table:table-cell office:value-type="string">
            <text:p>1922-08-14 12:02:06.562500 EST-0500</text:p>
          </table:table-cell>
          <table:table-cell office:value-type="float" office:value="0">
            <text:p>0</text:p>
          </table:table-cell>
          <table:table-cell office:value-type="float" office:value="184.800654318357">
            <text:p>184.8006543184</text:p>
          </table:table-cell>
          <table:table-cell office:value-type="float" office:value="184.800576176033">
            <text:p>184.800576176</text:p>
          </table:table-cell>
          <table:table-cell table:number-columns-repeated="2" office:value-type="string">
            <text:p><text:s/>4 ♎ 48' 02"</text:p>
          </table:table-cell>
          <table:table-cell office:value-type="float" office:value="1.10594745794428">
            <text:p>1.1059474579</text:p>
          </table:table-cell>
          <table:table-cell office:value-type="float" office:value="0.100071364742717">
            <text:p>0.1000713647</text:p>
          </table:table-cell>
          <table:table-cell office:value-type="float" office:value="162.02394887058">
            <text:p>162.0239488706</text:p>
          </table:table-cell>
          <table:table-cell office:value-type="float" office:value="162.023870728256">
            <text:p>162.0238707283</text:p>
          </table:table-cell>
          <table:table-cell office:value-type="string">
            <text:p>12 ♍ 01' 26"</text:p>
          </table:table-cell>
          <table:table-cell office:value-type="string">
            <text:p>12 ♍ 01' 25"</text:p>
          </table:table-cell>
          <table:table-cell office:value-type="float" office:value="1.10596273461499">
            <text:p>1.1059627346</text:p>
          </table:table-cell>
          <table:table-cell office:value-type="float" office:value="0.10008678572966">
            <text:p>0.1000867857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3292.68732639">
            <text:p>2423292.68732639</text:p>
          </table:table-cell>
          <table:table-cell office:value-type="string">
            <text:p>1922-08-25 23:29:45.937500 EST-0500</text:p>
          </table:table-cell>
          <table:table-cell office:value-type="float" office:value="0">
            <text:p>0</text:p>
          </table:table-cell>
          <table:table-cell office:value-type="float" office:value="197.31009301025">
            <text:p>197.3100930103</text:p>
          </table:table-cell>
          <table:table-cell office:value-type="float" office:value="197.309999326167">
            <text:p>197.3099993262</text:p>
          </table:table-cell>
          <table:table-cell office:value-type="string">
            <text:p>17 ♎ 18' 36"</text:p>
          </table:table-cell>
          <table:table-cell office:value-type="string">
            <text:p>17 ♎ 18' 35"</text:p>
          </table:table-cell>
          <table:table-cell office:value-type="float" office:value="1.07207096558173">
            <text:p>1.0720709656</text:p>
          </table:table-cell>
          <table:table-cell office:value-type="float" office:value="0.180837881671194">
            <text:p>0.1808378817</text:p>
          </table:table-cell>
          <table:table-cell office:value-type="float" office:value="174.533022296929">
            <text:p>174.5330222969</text:p>
          </table:table-cell>
          <table:table-cell office:value-type="float" office:value="174.532928612846">
            <text:p>174.5329286128</text:p>
          </table:table-cell>
          <table:table-cell table:number-columns-repeated="2" office:value-type="string">
            <text:p>24 ♍ 31' 58"</text:p>
          </table:table-cell>
          <table:table-cell office:value-type="float" office:value="1.07210134087919">
            <text:p>1.0721013409</text:p>
          </table:table-cell>
          <table:table-cell office:value-type="float" office:value="0.180868362320579">
            <text:p>0.1808683623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3304.8308912">
            <text:p>2423304.8308912</text:p>
          </table:table-cell>
          <table:table-cell office:value-type="string">
            <text:p>1922-09-07 02:56:29.062500 EST-0500</text:p>
          </table:table-cell>
          <table:table-cell office:value-type="float" office:value="0">
            <text:p>0</text:p>
          </table:table-cell>
          <table:table-cell office:value-type="float" office:value="187.375851502853">
            <text:p>187.3758515029</text:p>
          </table:table-cell>
          <table:table-cell office:value-type="float" office:value="187.375774986084">
            <text:p>187.3757749861</text:p>
          </table:table-cell>
          <table:table-cell office:value-type="string">
            <text:p><text:s/>7 ♎ 22' 33"</text:p>
          </table:table-cell>
          <table:table-cell office:value-type="string">
            <text:p><text:s/>7 ♎ 22' 32"</text:p>
          </table:table-cell>
          <table:table-cell office:value-type="float" office:value="1.37162693116552">
            <text:p>1.3716269312</text:p>
          </table:table-cell>
          <table:table-cell office:value-type="float" office:value="0.11628274940097">
            <text:p>0.1162827494</text:p>
          </table:table-cell>
          <table:table-cell office:value-type="float" office:value="164.598452102977">
            <text:p>164.598452103</text:p>
          </table:table-cell>
          <table:table-cell office:value-type="float" office:value="164.598375586208">
            <text:p>164.5983755862</text:p>
          </table:table-cell>
          <table:table-cell table:number-columns-repeated="2" office:value-type="string">
            <text:p>14 ♍ 35' 54"</text:p>
          </table:table-cell>
          <table:table-cell office:value-type="float" office:value="1.37166550756348">
            <text:p>1.3716655076</text:p>
          </table:table-cell>
          <table:table-cell office:value-type="float" office:value="0.116321083952327">
            <text:p>0.116321084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3316.95857639">
            <text:p>2423316.95857639</text:p>
          </table:table-cell>
          <table:table-cell office:value-type="string">
            <text:p>1922-09-19 06:00:21.093750 EST-0500</text:p>
          </table:table-cell>
          <table:table-cell office:value-type="float" office:value="0">
            <text:p>0</text:p>
          </table:table-cell>
          <table:table-cell office:value-type="float" office:value="202.018236496625">
            <text:p>202.0182364966</text:p>
          </table:table-cell>
          <table:table-cell office:value-type="float" office:value="202.018167407364">
            <text:p>202.0181674074</text:p>
          </table:table-cell>
          <table:table-cell table:number-columns-repeated="2" office:value-type="string">
            <text:p>22 ♎ 01' 05"</text:p>
          </table:table-cell>
          <table:table-cell office:value-type="float" office:value="1.00840411411481">
            <text:p>1.0084041141</text:p>
          </table:table-cell>
          <table:table-cell office:value-type="float" office:value="0.205073758034582">
            <text:p>0.205073758</text:p>
          </table:table-cell>
          <table:table-cell office:value-type="float" office:value="179.240542293272">
            <text:p>179.2405422933</text:p>
          </table:table-cell>
          <table:table-cell office:value-type="float" office:value="179.240473204011">
            <text:p>179.240473204</text:p>
          </table:table-cell>
          <table:table-cell table:number-columns-repeated="2" office:value-type="string">
            <text:p>29 ♍ 14' 25"</text:p>
          </table:table-cell>
          <table:table-cell office:value-type="float" office:value="1.00843238789926">
            <text:p>1.0084323879</text:p>
          </table:table-cell>
          <table:table-cell office:value-type="float" office:value="0.205101367925971">
            <text:p>0.2051013679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3332.2080787">
            <text:p>2423332.2080787</text:p>
          </table:table-cell>
          <table:table-cell office:value-type="string">
            <text:p>1922-10-04 11:59:38.906250 EST-0500</text:p>
          </table:table-cell>
          <table:table-cell office:value-type="float" office:value="0">
            <text:p>0</text:p>
          </table:table-cell>
          <table:table-cell office:value-type="float" office:value="190.683233359088">
            <text:p>190.6832333591</text:p>
          </table:table-cell>
          <table:table-cell office:value-type="float" office:value="190.683092921776">
            <text:p>190.6830929218</text:p>
          </table:table-cell>
          <table:table-cell table:number-columns-repeated="2" office:value-type="string">
            <text:p>10 ♎ 40' 59"</text:p>
          </table:table-cell>
          <table:table-cell office:value-type="float" office:value="0.985204551472874">
            <text:p>0.9852045515</text:p>
          </table:table-cell>
          <table:table-cell office:value-type="float" office:value="0.12299474513916">
            <text:p>0.1229947451</text:p>
          </table:table-cell>
          <table:table-cell office:value-type="float" office:value="167.905246042518">
            <text:p>167.9052460425</text:p>
          </table:table-cell>
          <table:table-cell office:value-type="float" office:value="167.905105605206">
            <text:p>167.9051056052</text:p>
          </table:table-cell>
          <table:table-cell table:number-columns-repeated="2" office:value-type="string">
            <text:p>17 ♍ 54' 18"</text:p>
          </table:table-cell>
          <table:table-cell office:value-type="float" office:value="0.985244250686459">
            <text:p>0.9852442507</text:p>
          </table:table-cell>
          <table:table-cell office:value-type="float" office:value="0.123034478078218">
            <text:p>0.1230344781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3338.33454861">
            <text:p>2423338.33454861</text:p>
          </table:table-cell>
          <table:table-cell office:value-type="string">
            <text:p>1922-10-10 15:01:45.468750 EST-0500</text:p>
          </table:table-cell>
          <table:table-cell office:value-type="float" office:value="0">
            <text:p>0</text:p>
          </table:table-cell>
          <table:table-cell office:value-type="float" office:value="206.53509939544">
            <text:p>206.5350993954</text:p>
          </table:table-cell>
          <table:table-cell office:value-type="float" office:value="206.535292455382">
            <text:p>206.5352924554</text:p>
          </table:table-cell>
          <table:table-cell office:value-type="string">
            <text:p>26 ♎ 32' 06"</text:p>
          </table:table-cell>
          <table:table-cell office:value-type="string">
            <text:p>26 ♎ 32' 07"</text:p>
          </table:table-cell>
          <table:table-cell office:value-type="float" office:value="-0.964275463180076">
            <text:p>-0.9642754632</text:p>
          </table:table-cell>
          <table:table-cell office:value-type="float" office:value="0.215989182111849">
            <text:p>0.2159891821</text:p>
          </table:table-cell>
          <table:table-cell office:value-type="float" office:value="183.757030258201">
            <text:p>183.7570302582</text:p>
          </table:table-cell>
          <table:table-cell office:value-type="float" office:value="183.757223318143">
            <text:p>183.7572233181</text:p>
          </table:table-cell>
          <table:table-cell office:value-type="string">
            <text:p><text:s/>3 ♎ 45' 25"</text:p>
          </table:table-cell>
          <table:table-cell office:value-type="string">
            <text:p><text:s/>3 ♎ 45' 26"</text:p>
          </table:table-cell>
          <table:table-cell office:value-type="float" office:value="-0.9642756388846">
            <text:p>-0.9642756389</text:p>
          </table:table-cell>
          <table:table-cell office:value-type="float" office:value="0.215989546702698">
            <text:p>0.215989546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3342.94001157">
            <text:p>2423342.94001157</text:p>
          </table:table-cell>
          <table:table-cell office:value-type="string">
            <text:p>1922-10-15 05:33:37.968750 EST-0500</text:p>
          </table:table-cell>
          <table:table-cell office:value-type="float" office:value="0">
            <text:p>0</text:p>
          </table:table-cell>
          <table:table-cell office:value-type="float" office:value="201.290527437347">
            <text:p>201.2905274373</text:p>
          </table:table-cell>
          <table:table-cell office:value-type="float" office:value="201.290979782698">
            <text:p>201.2909797827</text:p>
          </table:table-cell>
          <table:table-cell office:value-type="string">
            <text:p>21 ♎ 17' 25"</text:p>
          </table:table-cell>
          <table:table-cell office:value-type="string">
            <text:p>21 ♎ 17' 27"</text:p>
          </table:table-cell>
          <table:table-cell office:value-type="float" office:value="-1.21595895057001">
            <text:p>-1.2159589506</text:p>
          </table:table-cell>
          <table:table-cell office:value-type="float" office:value="0.99182359229873">
            <text:p>0.9918235923</text:p>
          </table:table-cell>
          <table:table-cell office:value-type="float" office:value="178.512264060748">
            <text:p>178.5122640607</text:p>
          </table:table-cell>
          <table:table-cell office:value-type="float" office:value="178.512716406099">
            <text:p>178.5127164061</text:p>
          </table:table-cell>
          <table:table-cell office:value-type="string">
            <text:p>28 ♍ 30' 44"</text:p>
          </table:table-cell>
          <table:table-cell office:value-type="string">
            <text:p>28 ♍ 30' 45"</text:p>
          </table:table-cell>
          <table:table-cell office:value-type="float" office:value="-1.21595155421138">
            <text:p>-1.2159515542</text:p>
          </table:table-cell>
          <table:table-cell office:value-type="float" office:value="0.99183080950584">
            <text:p>0.9918308095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3350.97858796">
            <text:p>2423350.97858796</text:p>
          </table:table-cell>
          <table:table-cell office:value-type="string">
            <text:p>1922-10-23 06:29:10.781250 EST-0500</text:p>
          </table:table-cell>
          <table:table-cell office:value-type="float" office:value="0">
            <text:p>0</text:p>
          </table:table-cell>
          <table:table-cell office:value-type="float" office:value="209.283346722009">
            <text:p>209.283346722</text:p>
          </table:table-cell>
          <table:table-cell office:value-type="float" office:value="209.283233209871">
            <text:p>209.2832332099</text:p>
          </table:table-cell>
          <table:table-cell office:value-type="string">
            <text:p>29 ♎ 17' 00"</text:p>
          </table:table-cell>
          <table:table-cell office:value-type="string">
            <text:p>29 ♎ 16' 59"</text:p>
          </table:table-cell>
          <table:table-cell office:value-type="float" office:value="0.996494143963805">
            <text:p>0.996494144</text:p>
          </table:table-cell>
          <table:table-cell office:value-type="float" office:value="0.218098021567944">
            <text:p>0.2180980216</text:p>
          </table:table-cell>
          <table:table-cell office:value-type="float" office:value="186.504935116569">
            <text:p>186.5049351166</text:p>
          </table:table-cell>
          <table:table-cell office:value-type="float" office:value="186.504821604431">
            <text:p>186.5048216044</text:p>
          </table:table-cell>
          <table:table-cell table:number-columns-repeated="2" office:value-type="string">
            <text:p><text:s/>6 ♎ 30' 17"</text:p>
          </table:table-cell>
          <table:table-cell office:value-type="float" office:value="0.996482332181782">
            <text:p>0.9964823322</text:p>
          </table:table-cell>
          <table:table-cell office:value-type="float" office:value="0.218086400411048">
            <text:p>0.2180864004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3369.60457176">
            <text:p>2423369.60457176</text:p>
          </table:table-cell>
          <table:table-cell office:value-type="string">
            <text:p>1922-11-10 21:30:35.156250 EST-0500</text:p>
          </table:table-cell>
          <table:table-cell office:value-type="float" office:value="0">
            <text:p>0</text:p>
          </table:table-cell>
          <table:table-cell office:value-type="float" office:value="213.324914199808">
            <text:p>213.3249141998</text:p>
          </table:table-cell>
          <table:table-cell office:value-type="float" office:value="213.324847913809">
            <text:p>213.3248479138</text:p>
          </table:table-cell>
          <table:table-cell table:number-columns-repeated="2" office:value-type="string">
            <text:p><text:s/>3 ♏ 19' 29"</text:p>
          </table:table-cell>
          <table:table-cell office:value-type="float" office:value="1.54862493027872">
            <text:p>1.5486249303</text:p>
          </table:table-cell>
          <table:table-cell office:value-type="float" office:value="0.214739202498172">
            <text:p>0.2147392025</text:p>
          </table:table-cell>
          <table:table-cell office:value-type="float" office:value="190.545866474294">
            <text:p>190.5458664743</text:p>
          </table:table-cell>
          <table:table-cell office:value-type="float" office:value="190.545800188295">
            <text:p>190.5458001883</text:p>
          </table:table-cell>
          <table:table-cell office:value-type="string">
            <text:p>10 ♎ 32' 45"</text:p>
          </table:table-cell>
          <table:table-cell office:value-type="string">
            <text:p>10 ♎ 32' 44"</text:p>
          </table:table-cell>
          <table:table-cell office:value-type="float" office:value="1.54861588547483">
            <text:p>1.5486158855</text:p>
          </table:table-cell>
          <table:table-cell office:value-type="float" office:value="0.214730197673433">
            <text:p>0.2147301977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3383.74396991">
            <text:p>2423383.74396991</text:p>
          </table:table-cell>
          <table:table-cell office:value-type="string">
            <text:p>1922-11-25 00:51:19.687500 EST-0500</text:p>
          </table:table-cell>
          <table:table-cell office:value-type="float" office:value="0">
            <text:p>0</text:p>
          </table:table-cell>
          <table:table-cell office:value-type="float" office:value="242.194453038702">
            <text:p>242.1944530387</text:p>
          </table:table-cell>
          <table:table-cell office:value-type="float" office:value="242.1947047824">
            <text:p>242.1947047824</text:p>
          </table:table-cell>
          <table:table-cell table:number-columns-repeated="2" office:value-type="string">
            <text:p><text:s/>2 ♐ 11' 40"</text:p>
          </table:table-cell>
          <table:table-cell office:value-type="float" office:value="-0.607383523766206">
            <text:p>-0.6073835238</text:p>
          </table:table-cell>
          <table:table-cell office:value-type="float" office:value="1.01184712498929">
            <text:p>1.011847125</text:p>
          </table:table-cell>
          <table:table-cell office:value-type="float" office:value="219.414827547191">
            <text:p>219.4148275472</text:p>
          </table:table-cell>
          <table:table-cell office:value-type="float" office:value="219.41507929089">
            <text:p>219.4150792909</text:p>
          </table:table-cell>
          <table:table-cell office:value-type="string">
            <text:p><text:s/>9 ♏ 24' 53"</text:p>
          </table:table-cell>
          <table:table-cell office:value-type="string">
            <text:p><text:s/>9 ♏ 24' 54"</text:p>
          </table:table-cell>
          <table:table-cell office:value-type="float" office:value="-0.607381192953787">
            <text:p>-0.607381193</text:p>
          </table:table-cell>
          <table:table-cell office:value-type="float" office:value="1.01184937728149">
            <text:p>1.0118493773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3386.71199074">
            <text:p>2423386.71199074</text:p>
          </table:table-cell>
          <table:table-cell office:value-type="string">
            <text:p>1922-11-28 00:05:16.406250 EST-0500</text:p>
          </table:table-cell>
          <table:table-cell office:value-type="float" office:value="0">
            <text:p>0</text:p>
          </table:table-cell>
          <table:table-cell office:value-type="float" office:value="240.407528590875">
            <text:p>240.4075285909</text:p>
          </table:table-cell>
          <table:table-cell office:value-type="float" office:value="240.40709805737">
            <text:p>240.4070980574</text:p>
          </table:table-cell>
          <table:table-cell office:value-type="string">
            <text:p><text:s/>0 ♐ 24' 27"</text:p>
          </table:table-cell>
          <table:table-cell office:value-type="string">
            <text:p><text:s/>0 ♐ 24' 25"</text:p>
          </table:table-cell>
          <table:table-cell office:value-type="float" office:value="1.5782079283601">
            <text:p>1.5782079284</text:p>
          </table:table-cell>
          <table:table-cell office:value-type="float" office:value="-0.590864170234583">
            <text:p>-0.5908641702</text:p>
          </table:table-cell>
          <table:table-cell office:value-type="float" office:value="217.627827014136">
            <text:p>217.6278270141</text:p>
          </table:table-cell>
          <table:table-cell office:value-type="float" office:value="217.627396480631">
            <text:p>217.6273964806</text:p>
          </table:table-cell>
          <table:table-cell office:value-type="string">
            <text:p><text:s/>7 ♏ 37' 40"</text:p>
          </table:table-cell>
          <table:table-cell office:value-type="string">
            <text:p><text:s/>7 ♏ 37' 38"</text:p>
          </table:table-cell>
          <table:table-cell office:value-type="float" office:value="1.57822678038964">
            <text:p>1.5782267804</text:p>
          </table:table-cell>
          <table:table-cell office:value-type="float" office:value="-0.590845349932243">
            <text:p>-0.590845349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3395.28425926">
            <text:p>2423395.28425926</text:p>
          </table:table-cell>
          <table:table-cell office:value-type="string">
            <text:p>1922-12-06 13:49:20.156250 EST-0500</text:p>
          </table:table-cell>
          <table:table-cell office:value-type="float" office:value="0">
            <text:p>0</text:p>
          </table:table-cell>
          <table:table-cell office:value-type="float" office:value="253.890803699186">
            <text:p>253.8908036992</text:p>
          </table:table-cell>
          <table:table-cell office:value-type="float" office:value="253.89075240764">
            <text:p>253.8907524076</text:p>
          </table:table-cell>
          <table:table-cell table:number-columns-repeated="2" office:value-type="string">
            <text:p>13 ♐ 53' 26"</text:p>
          </table:table-cell>
          <table:table-cell office:value-type="float" office:value="1.57034373247149">
            <text:p>1.5703437325</text:p>
          </table:table-cell>
          <table:table-cell office:value-type="float" office:value="1.01520902295586">
            <text:p>1.015209023</text:p>
          </table:table-cell>
          <table:table-cell office:value-type="float" office:value="231.110727147822">
            <text:p>231.1107271478</text:p>
          </table:table-cell>
          <table:table-cell office:value-type="float" office:value="231.110675856275">
            <text:p>231.1106758563</text:p>
          </table:table-cell>
          <table:table-cell table:number-columns-repeated="2" office:value-type="string">
            <text:p>21 ♏ 06' 38"</text:p>
          </table:table-cell>
          <table:table-cell office:value-type="float" office:value="1.57031382431667">
            <text:p>1.5703138243</text:p>
          </table:table-cell>
          <table:table-cell office:value-type="float" office:value="1.01517911018368">
            <text:p>1.0151791102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23413.94953704">
            <text:p>2423413.94953704</text:p>
          </table:table-cell>
          <table:table-cell office:value-type="string">
            <text:p>1922-12-25 05:47:20.625000 EST-0500</text:p>
          </table:table-cell>
          <table:table-cell office:value-type="float" office:value="0">
            <text:p>0</text:p>
          </table:table-cell>
          <table:table-cell office:value-type="float" office:value="340.215766007193">
            <text:p>340.2157660072</text:p>
          </table:table-cell>
          <table:table-cell office:value-type="float" office:value="340.215597886509">
            <text:p>340.2155978865</text:p>
          </table:table-cell>
          <table:table-cell table:number-columns-repeated="2" office:value-type="string">
            <text:p>10 ♓ 12' 56"</text:p>
          </table:table-cell>
          <table:table-cell office:value-type="float" office:value="0.735485736846781">
            <text:p>0.7354857368</text:p>
          </table:table-cell>
          <table:table-cell office:value-type="float" office:value="0.0295330252976343">
            <text:p>0.0295330253</text:p>
          </table:table-cell>
          <table:table-cell office:value-type="float" office:value="317.434801722971">
            <text:p>317.434801723</text:p>
          </table:table-cell>
          <table:table-cell office:value-type="float" office:value="317.434633602287">
            <text:p>317.4346336023</text:p>
          </table:table-cell>
          <table:table-cell office:value-type="string">
            <text:p>17 ♒ 26' 05"</text:p>
          </table:table-cell>
          <table:table-cell office:value-type="string">
            <text:p>17 ♒ 26' 04"</text:p>
          </table:table-cell>
          <table:table-cell office:value-type="float" office:value="0.735499559430408">
            <text:p>0.7354995594</text:p>
          </table:table-cell>
          <table:table-cell office:value-type="float" office:value="0.0295468525964682">
            <text:p>0.029546852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3448.6575463">
            <text:p>2423448.6575463</text:p>
          </table:table-cell>
          <table:table-cell office:value-type="string">
            <text:p>1923-01-28 22:46:52.500000 EST-0500</text:p>
          </table:table-cell>
          <table:table-cell office:value-type="float" office:value="0">
            <text:p>0</text:p>
          </table:table-cell>
          <table:table-cell office:value-type="float" office:value="308.232843981717">
            <text:p>308.2328439817</text:p>
          </table:table-cell>
          <table:table-cell office:value-type="float" office:value="308.233122886536">
            <text:p>308.2331228865</text:p>
          </table:table-cell>
          <table:table-cell office:value-type="string">
            <text:p><text:s/>8 ♒ 13' 58"</text:p>
          </table:table-cell>
          <table:table-cell office:value-type="string">
            <text:p><text:s/>8 ♒ 13' 59"</text:p>
          </table:table-cell>
          <table:table-cell office:value-type="float" office:value="-1.25009960991782">
            <text:p>-1.2500996099</text:p>
          </table:table-cell>
          <table:table-cell office:value-type="float" office:value="1.01553088013297">
            <text:p>1.0155308801</text:p>
          </table:table-cell>
          <table:table-cell office:value-type="float" office:value="285.450400650425">
            <text:p>285.4504006504</text:p>
          </table:table-cell>
          <table:table-cell office:value-type="float" office:value="285.450679555244">
            <text:p>285.4506795552</text:p>
          </table:table-cell>
          <table:table-cell office:value-type="string">
            <text:p>15 ♑ 27' 01"</text:p>
          </table:table-cell>
          <table:table-cell office:value-type="string">
            <text:p>15 ♑ 27' 02"</text:p>
          </table:table-cell>
          <table:table-cell office:value-type="float" office:value="-1.25012115469617">
            <text:p>-1.2501211547</text:p>
          </table:table-cell>
          <table:table-cell office:value-type="float" office:value="1.01550921472407">
            <text:p>1.0155092147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3483.64826389">
            <text:p>2423483.64826389</text:p>
          </table:table-cell>
          <table:table-cell office:value-type="string">
            <text:p>1923-03-04 22:33:30.937500 EST-0500</text:p>
          </table:table-cell>
          <table:table-cell office:value-type="float" office:value="0">
            <text:p>0</text:p>
          </table:table-cell>
          <table:table-cell office:value-type="float" office:value="343.552351100653">
            <text:p>343.5523511007</text:p>
          </table:table-cell>
          <table:table-cell office:value-type="float" office:value="343.552220312575">
            <text:p>343.5522203126</text:p>
          </table:table-cell>
          <table:table-cell office:value-type="string">
            <text:p>13 ♓ 33' 08"</text:p>
          </table:table-cell>
          <table:table-cell office:value-type="string">
            <text:p>13 ♓ 33' 07"</text:p>
          </table:table-cell>
          <table:table-cell office:value-type="float" office:value="1.00126087750374">
            <text:p>1.0012608775</text:p>
          </table:table-cell>
          <table:table-cell office:value-type="float" office:value="0.0572953926365599">
            <text:p>0.0572953926</text:p>
          </table:table-cell>
          <table:table-cell office:value-type="float" office:value="320.768861644138">
            <text:p>320.7688616441</text:p>
          </table:table-cell>
          <table:table-cell office:value-type="float" office:value="320.76873085606">
            <text:p>320.7687308561</text:p>
          </table:table-cell>
          <table:table-cell table:number-columns-repeated="2" office:value-type="string">
            <text:p>20 ♒ 46' 07"</text:p>
          </table:table-cell>
          <table:table-cell office:value-type="float" office:value="1.0012986767923">
            <text:p>1.0012986768</text:p>
          </table:table-cell>
          <table:table-cell office:value-type="float" office:value="0.0573332020014684">
            <text:p>0.057333202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3500.62825231">
            <text:p>2423500.62825231</text:p>
          </table:table-cell>
          <table:table-cell office:value-type="string">
            <text:p>1923-03-21 22:04:41.250000 EST-0500</text:p>
          </table:table-cell>
          <table:table-cell office:value-type="float" office:value="0">
            <text:p>0</text:p>
          </table:table-cell>
          <table:table-cell office:value-type="float" office:value="344.516366234046">
            <text:p>344.516366234</text:p>
          </table:table-cell>
          <table:table-cell office:value-type="float" office:value="344.515975057018">
            <text:p>344.515975057</text:p>
          </table:table-cell>
          <table:table-cell office:value-type="string">
            <text:p>14 ♓ 30' 58"</text:p>
          </table:table-cell>
          <table:table-cell office:value-type="string">
            <text:p>14 ♓ 30' 57"</text:p>
          </table:table-cell>
          <table:table-cell office:value-type="float" office:value="1.70242460003014">
            <text:p>1.7024246</text:p>
          </table:table-cell>
          <table:table-cell office:value-type="float" office:value="0.0556164694515665">
            <text:p>0.0556164695</text:p>
          </table:table-cell>
          <table:table-cell office:value-type="float" office:value="321.732548817051">
            <text:p>321.7325488171</text:p>
          </table:table-cell>
          <table:table-cell office:value-type="float" office:value="321.732157640023">
            <text:p>321.73215764</text:p>
          </table:table-cell>
          <table:table-cell office:value-type="string">
            <text:p>21 ♒ 43' 57"</text:p>
          </table:table-cell>
          <table:table-cell office:value-type="string">
            <text:p>21 ♒ 43' 55"</text:p>
          </table:table-cell>
          <table:table-cell office:value-type="float" office:value="1.70244240476757">
            <text:p>1.7024424048</text:p>
          </table:table-cell>
          <table:table-cell office:value-type="float" office:value="0.0556340602011249">
            <text:p>0.055634060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3518.24324074">
            <text:p>2423518.24324074</text:p>
          </table:table-cell>
          <table:table-cell office:value-type="string">
            <text:p>1923-04-08 12:50:16.406250 EST-0500</text:p>
          </table:table-cell>
          <table:table-cell office:value-type="float" office:value="0">
            <text:p>0</text:p>
          </table:table-cell>
          <table:table-cell office:value-type="float" office:value="17.8765092037726">
            <text:p>17.8765092038</text:p>
          </table:table-cell>
          <table:table-cell office:value-type="float" office:value="17.8764472879565">
            <text:p>17.876447288</text:p>
          </table:table-cell>
          <table:table-cell table:number-columns-repeated="2" office:value-type="string">
            <text:p>17 ♈ 52' 35"</text:p>
          </table:table-cell>
          <table:table-cell office:value-type="float" office:value="2.07090665892555">
            <text:p>2.0709066589</text:p>
          </table:table-cell>
          <table:table-cell office:value-type="float" office:value="0.982497600258024">
            <text:p>0.9824976003</text:p>
          </table:table-cell>
          <table:table-cell office:value-type="float" office:value="355.092191439341">
            <text:p>355.0921914393</text:p>
          </table:table-cell>
          <table:table-cell office:value-type="float" office:value="355.092129523525">
            <text:p>355.0921295235</text:p>
          </table:table-cell>
          <table:table-cell table:number-columns-repeated="2" office:value-type="string">
            <text:p>25 ♓ 05' 31"</text:p>
          </table:table-cell>
          <table:table-cell office:value-type="float" office:value="2.07090566714592">
            <text:p>2.0709056671</text:p>
          </table:table-cell>
          <table:table-cell office:value-type="float" office:value="0.982496669546712">
            <text:p>0.9824966695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3524.06208333">
            <text:p>2423524.06208333</text:p>
          </table:table-cell>
          <table:table-cell office:value-type="string">
            <text:p>1923-04-14 08:29:24.843750 EST-0500</text:p>
          </table:table-cell>
          <table:table-cell office:value-type="float" office:value="0">
            <text:p>0</text:p>
          </table:table-cell>
          <table:table-cell office:value-type="float" office:value="345.740822178957">
            <text:p>345.740822179</text:p>
          </table:table-cell>
          <table:table-cell office:value-type="float" office:value="345.740676710073">
            <text:p>345.7406767101</text:p>
          </table:table-cell>
          <table:table-cell table:number-columns-repeated="2" office:value-type="string">
            <text:p>15 ♓ 44' 26"</text:p>
          </table:table-cell>
          <table:table-cell office:value-type="float" office:value="1.18483578545917">
            <text:p>1.1848357855</text:p>
          </table:table-cell>
          <table:table-cell office:value-type="float" office:value="0.0479368213780997">
            <text:p>0.0479368214</text:p>
          </table:table-cell>
          <table:table-cell office:value-type="float" office:value="322.956419525054">
            <text:p>322.9564195251</text:p>
          </table:table-cell>
          <table:table-cell office:value-type="float" office:value="322.95627405617">
            <text:p>322.9562740562</text:p>
          </table:table-cell>
          <table:table-cell office:value-type="string">
            <text:p>22 ♒ 57' 23"</text:p>
          </table:table-cell>
          <table:table-cell office:value-type="string">
            <text:p>22 ♒ 57' 22"</text:p>
          </table:table-cell>
          <table:table-cell office:value-type="float" office:value="1.18487246990143">
            <text:p>1.1848724699</text:p>
          </table:table-cell>
          <table:table-cell office:value-type="float" office:value="0.0479734758317182">
            <text:p>0.047973475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3568.6143287">
            <text:p>2423568.6143287</text:p>
          </table:table-cell>
          <table:table-cell office:value-type="string">
            <text:p>1923-05-28 21:44:38.906250 EST-0500</text:p>
          </table:table-cell>
          <table:table-cell office:value-type="float" office:value="0">
            <text:p>0</text:p>
          </table:table-cell>
          <table:table-cell office:value-type="float" office:value="66.7261006663123">
            <text:p>66.7261006663</text:p>
          </table:table-cell>
          <table:table-cell office:value-type="float" office:value="66.7261141116053">
            <text:p>66.7261141116</text:p>
          </table:table-cell>
          <table:table-cell office:value-type="string">
            <text:p><text:s/>6 ♊ 43' 33"</text:p>
          </table:table-cell>
          <table:table-cell office:value-type="string">
            <text:p><text:s/>6 ♊ 43' 34"</text:p>
          </table:table-cell>
          <table:table-cell office:value-type="float" office:value="-0.564673825640848">
            <text:p>-0.5646738256</text:p>
          </table:table-cell>
          <table:table-cell office:value-type="float" office:value="0.958780140319325">
            <text:p>0.9587801403</text:p>
          </table:table-cell>
          <table:table-cell office:value-type="float" office:value="43.9402558817619">
            <text:p>43.9402558818</text:p>
          </table:table-cell>
          <table:table-cell office:value-type="float" office:value="43.9402693270549">
            <text:p>43.9402693271</text:p>
          </table:table-cell>
          <table:table-cell table:number-columns-repeated="2" office:value-type="string">
            <text:p>13 ♉ 56' 24"</text:p>
          </table:table-cell>
          <table:table-cell office:value-type="float" office:value="-0.564686917839736">
            <text:p>-0.5646869178</text:p>
          </table:table-cell>
          <table:table-cell office:value-type="float" office:value="0.95876683952173">
            <text:p>0.9587668395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23586.06086806">
            <text:p>2423586.06086806</text:p>
          </table:table-cell>
          <table:table-cell office:value-type="string">
            <text:p>1923-06-15 08:27:39.375000 EST-0500</text:p>
          </table:table-cell>
          <table:table-cell office:value-type="float" office:value="0">
            <text:p>0</text:p>
          </table:table-cell>
          <table:table-cell office:value-type="float" office:value="100.279022621761">
            <text:p>100.2790226218</text:p>
          </table:table-cell>
          <table:table-cell office:value-type="float" office:value="100.278991911312">
            <text:p>100.2789919113</text:p>
          </table:table-cell>
          <table:table-cell table:number-columns-repeated="2" office:value-type="string">
            <text:p>10 ♋ 16' 44"</text:p>
          </table:table-cell>
          <table:table-cell office:value-type="float" office:value="0.652226116194584">
            <text:p>0.6522261162</text:p>
          </table:table-cell>
          <table:table-cell office:value-type="float" office:value="0.0243308236860189">
            <text:p>0.0243308237</text:p>
          </table:table-cell>
          <table:table-cell office:value-type="float" office:value="77.4923666119232">
            <text:p>77.4923666119</text:p>
          </table:table-cell>
          <table:table-cell office:value-type="float" office:value="77.4923359014743">
            <text:p>77.4923359015</text:p>
          </table:table-cell>
          <table:table-cell table:number-columns-repeated="2" office:value-type="string">
            <text:p>17 ♊ 29' 32"</text:p>
          </table:table-cell>
          <table:table-cell office:value-type="float" office:value="0.652198161537112">
            <text:p>0.6521981615</text:p>
          </table:table-cell>
          <table:table-cell office:value-type="float" office:value="0.0243028744022385">
            <text:p>0.0243028744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3591.12581018">
            <text:p>2423591.12581018</text:p>
          </table:table-cell>
          <table:table-cell office:value-type="string">
            <text:p>1923-06-20 10:01:10.312500 EST-0500</text:p>
          </table:table-cell>
          <table:table-cell office:value-type="float" office:value="0">
            <text:p>0</text:p>
          </table:table-cell>
          <table:table-cell office:value-type="float" office:value="66.2310346273953">
            <text:p>66.2310346274</text:p>
          </table:table-cell>
          <table:table-cell office:value-type="float" office:value="66.2310433667417">
            <text:p>66.2310433667</text:p>
          </table:table-cell>
          <table:table-cell table:number-columns-repeated="2" office:value-type="string">
            <text:p><text:s/>6 ♊ 13' 51"</text:p>
          </table:table-cell>
          <table:table-cell office:value-type="float" office:value="0.75733660977073">
            <text:p>0.7573366098</text:p>
          </table:table-cell>
          <table:table-cell office:value-type="float" office:value="1.2118909710765">
            <text:p>1.2118909711</text:p>
          </table:table-cell>
          <table:table-cell office:value-type="float" office:value="43.4441238199933">
            <text:p>43.44412382</text:p>
          </table:table-cell>
          <table:table-cell office:value-type="float" office:value="43.4441325593396">
            <text:p>43.4441325593</text:p>
          </table:table-cell>
          <table:table-cell table:number-columns-repeated="2" office:value-type="string">
            <text:p>13 ♉ 26' 38"</text:p>
          </table:table-cell>
          <table:table-cell office:value-type="float" office:value="0.757348153992783">
            <text:p>0.757348154</text:p>
          </table:table-cell>
          <table:table-cell office:value-type="float" office:value="1.21190265386779">
            <text:p>1.2119026539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3604.21247685">
            <text:p>2423604.21247685</text:p>
          </table:table-cell>
          <table:table-cell office:value-type="string">
            <text:p>1923-07-03 12:05:58.593750 EST-0500</text:p>
          </table:table-cell>
          <table:table-cell office:value-type="float" office:value="0">
            <text:p>0</text:p>
          </table:table-cell>
          <table:table-cell office:value-type="float" office:value="100.73169120066">
            <text:p>100.7316912007</text:p>
          </table:table-cell>
          <table:table-cell office:value-type="float" office:value="100.731602278337">
            <text:p>100.7316022783</text:p>
          </table:table-cell>
          <table:table-cell office:value-type="string">
            <text:p>10 ♋ 43' 54"</text:p>
          </table:table-cell>
          <table:table-cell office:value-type="string">
            <text:p>10 ♋ 43' 53"</text:p>
          </table:table-cell>
          <table:table-cell office:value-type="float" office:value="0.953085490970165">
            <text:p>0.953085491</text:p>
          </table:table-cell>
          <table:table-cell office:value-type="float" office:value="0.0252293053505587">
            <text:p>0.0252293054</text:p>
          </table:table-cell>
          <table:table-cell office:value-type="float" office:value="77.9441688752014">
            <text:p>77.9441688752</text:p>
          </table:table-cell>
          <table:table-cell office:value-type="float" office:value="77.9440799528793">
            <text:p>77.9440799529</text:p>
          </table:table-cell>
          <table:table-cell office:value-type="string">
            <text:p>17 ♊ 56' 39"</text:p>
          </table:table-cell>
          <table:table-cell office:value-type="string">
            <text:p>17 ♊ 56' 38"</text:p>
          </table:table-cell>
          <table:table-cell office:value-type="float" office:value="0.953099628999697">
            <text:p>0.953099629</text:p>
          </table:table-cell>
          <table:table-cell office:value-type="float" office:value="0.0252435095499267">
            <text:p>0.0252435095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3605.21027778">
            <text:p>2423605.21027778</text:p>
          </table:table-cell>
          <table:table-cell office:value-type="string">
            <text:p>1923-07-04 12:02:48.750000 EST-0500</text:p>
          </table:table-cell>
          <table:table-cell office:value-type="float" office:value="0">
            <text:p>0</text:p>
          </table:table-cell>
          <table:table-cell office:value-type="float" office:value="83.3338466629382">
            <text:p>83.3338466629</text:p>
          </table:table-cell>
          <table:table-cell office:value-type="float" office:value="83.3338189338155">
            <text:p>83.3338189338</text:p>
          </table:table-cell>
          <table:table-cell table:number-columns-repeated="2" office:value-type="string">
            <text:p>23 ♊ 20' 01"</text:p>
          </table:table-cell>
          <table:table-cell office:value-type="float" office:value="1.64304313661368">
            <text:p>1.6430431366</text:p>
          </table:table-cell>
          <table:table-cell office:value-type="float" office:value="1.21705621691856">
            <text:p>1.2170562169</text:p>
          </table:table-cell>
          <table:table-cell office:value-type="float" office:value="60.5463024591583">
            <text:p>60.5463024592</text:p>
          </table:table-cell>
          <table:table-cell office:value-type="float" office:value="60.5462747300356">
            <text:p>60.54627473</text:p>
          </table:table-cell>
          <table:table-cell table:number-columns-repeated="2" office:value-type="string">
            <text:p><text:s/>0 ♊ 32' 46"</text:p>
          </table:table-cell>
          <table:table-cell office:value-type="float" office:value="1.64306094673702">
            <text:p>1.6430609467</text:p>
          </table:table-cell>
          <table:table-cell office:value-type="float" office:value="1.21707403392074">
            <text:p>1.2170740339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3614.61726852">
            <text:p>2423614.61726852</text:p>
          </table:table-cell>
          <table:table-cell office:value-type="string">
            <text:p>1923-07-13 21:48:52.031250 EST-0500</text:p>
          </table:table-cell>
          <table:table-cell office:value-type="float" office:value="0">
            <text:p>0</text:p>
          </table:table-cell>
          <table:table-cell office:value-type="float" office:value="100.993453084672">
            <text:p>100.9934530847</text:p>
          </table:table-cell>
          <table:table-cell office:value-type="float" office:value="100.993334547321">
            <text:p>100.9933345473</text:p>
          </table:table-cell>
          <table:table-cell table:number-columns-repeated="2" office:value-type="string">
            <text:p>10 ♋ 59' 36"</text:p>
          </table:table-cell>
          <table:table-cell office:value-type="float" office:value="2.06580329166462">
            <text:p>2.0658032917</text:p>
          </table:table-cell>
          <table:table-cell office:value-type="float" office:value="0.0249751030112232">
            <text:p>0.024975103</text:p>
          </table:table-cell>
          <table:table-cell office:value-type="float" office:value="78.2055003999249">
            <text:p>78.2055003999</text:p>
          </table:table-cell>
          <table:table-cell office:value-type="float" office:value="78.2053818625738">
            <text:p>78.2053818626</text:p>
          </table:table-cell>
          <table:table-cell table:number-columns-repeated="2" office:value-type="string">
            <text:p>18 ♊ 12' 19"</text:p>
          </table:table-cell>
          <table:table-cell office:value-type="float" office:value="2.0657807936886">
            <text:p>2.0657807937</text:p>
          </table:table-cell>
          <table:table-cell office:value-type="float" office:value="0.0249527142106203">
            <text:p>0.0249527142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3619.78888889">
            <text:p>2423619.78888889</text:p>
          </table:table-cell>
          <table:table-cell office:value-type="string">
            <text:p>1923-07-19 01:56:00.937500 EST-0500</text:p>
          </table:table-cell>
          <table:table-cell office:value-type="float" office:value="0">
            <text:p>0</text:p>
          </table:table-cell>
          <table:table-cell office:value-type="float" office:value="101.12153709675">
            <text:p>101.1215370968</text:p>
          </table:table-cell>
          <table:table-cell office:value-type="float" office:value="101.121431884361">
            <text:p>101.1214318844</text:p>
          </table:table-cell>
          <table:table-cell table:number-columns-repeated="2" office:value-type="string">
            <text:p>11 ♋ 07' 17"</text:p>
          </table:table-cell>
          <table:table-cell office:value-type="float" office:value="1.22296626691973">
            <text:p>1.2229662669</text:p>
          </table:table-cell>
          <table:table-cell office:value-type="float" office:value="0.0245412815374751">
            <text:p>0.0245412815</text:p>
          </table:table-cell>
          <table:table-cell office:value-type="float" office:value="78.3333988043677">
            <text:p>78.3333988044</text:p>
          </table:table-cell>
          <table:table-cell office:value-type="float" office:value="78.3332935919789">
            <text:p>78.333293592</text:p>
          </table:table-cell>
          <table:table-cell office:value-type="string">
            <text:p>18 ♊ 20' 00"</text:p>
          </table:table-cell>
          <table:table-cell office:value-type="string">
            <text:p>18 ♊ 19' 59"</text:p>
          </table:table-cell>
          <table:table-cell office:value-type="float" office:value="1.22298850529768">
            <text:p>1.2229885053</text:p>
          </table:table-cell>
          <table:table-cell office:value-type="float" office:value="0.0245635638097285">
            <text:p>0.024563563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3622.89851852">
            <text:p>2423622.89851852</text:p>
          </table:table-cell>
          <table:table-cell office:value-type="string">
            <text:p>1923-07-22 04:33:52.031250 EST-0500</text:p>
          </table:table-cell>
          <table:table-cell office:value-type="float" office:value="0">
            <text:p>0</text:p>
          </table:table-cell>
          <table:table-cell office:value-type="float" office:value="118.55623487839">
            <text:p>118.5562348784</text:p>
          </table:table-cell>
          <table:table-cell office:value-type="float" office:value="118.55602296392">
            <text:p>118.5560229639</text:p>
          </table:table-cell>
          <table:table-cell office:value-type="string">
            <text:p>28 ♋ 33' 22"</text:p>
          </table:table-cell>
          <table:table-cell office:value-type="string">
            <text:p>28 ♋ 33' 21"</text:p>
          </table:table-cell>
          <table:table-cell office:value-type="float" office:value="2.12081993697949">
            <text:p>2.120819937</text:p>
          </table:table-cell>
          <table:table-cell office:value-type="float" office:value="0.954552837402815">
            <text:p>0.9545528374</text:p>
          </table:table-cell>
          <table:table-cell office:value-type="float" office:value="95.7680181489348">
            <text:p>95.7680181489</text:p>
          </table:table-cell>
          <table:table-cell office:value-type="float" office:value="95.767806234465">
            <text:p>95.7678062345</text:p>
          </table:table-cell>
          <table:table-cell table:number-columns-repeated="2" office:value-type="string">
            <text:p><text:s/>5 ♋ 46' 04"</text:p>
          </table:table-cell>
          <table:table-cell office:value-type="float" office:value="2.12081637848533">
            <text:p>2.1208163785</text:p>
          </table:table-cell>
          <table:table-cell office:value-type="float" office:value="0.954549195732577">
            <text:p>0.9545491957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3626.70539352">
            <text:p>2423626.70539352</text:p>
          </table:table-cell>
          <table:table-cell office:value-type="string">
            <text:p>1923-07-25 23:55:46.875000 EST-0500</text:p>
          </table:table-cell>
          <table:table-cell office:value-type="float" office:value="0">
            <text:p>0</text:p>
          </table:table-cell>
          <table:table-cell office:value-type="float" office:value="126.518000317521">
            <text:p>126.5180003175</text:p>
          </table:table-cell>
          <table:table-cell office:value-type="float" office:value="126.517680873446">
            <text:p>126.5176808734</text:p>
          </table:table-cell>
          <table:table-cell office:value-type="string">
            <text:p><text:s/>6 ♌ 31' 04"</text:p>
          </table:table-cell>
          <table:table-cell office:value-type="string">
            <text:p><text:s/>6 ♌ 31' 03"</text:p>
          </table:table-cell>
          <table:table-cell office:value-type="float" office:value="2.05584277062869">
            <text:p>2.0558427706</text:p>
          </table:table-cell>
          <table:table-cell office:value-type="float" office:value="0.64025198594816">
            <text:p>0.6402519859</text:p>
          </table:table-cell>
          <table:table-cell office:value-type="float" office:value="103.729555477405">
            <text:p>103.7295554774</text:p>
          </table:table-cell>
          <table:table-cell office:value-type="float" office:value="103.72923603333">
            <text:p>103.7292360333</text:p>
          </table:table-cell>
          <table:table-cell office:value-type="string">
            <text:p>13 ♋ 43' 46"</text:p>
          </table:table-cell>
          <table:table-cell office:value-type="string">
            <text:p>13 ♋ 43' 45"</text:p>
          </table:table-cell>
          <table:table-cell office:value-type="float" office:value="2.05581545451768">
            <text:p>2.0558154545</text:p>
          </table:table-cell>
          <table:table-cell office:value-type="float" office:value="0.640224726203526">
            <text:p>0.6402247262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3632.22981481">
            <text:p>2423632.22981481</text:p>
          </table:table-cell>
          <table:table-cell office:value-type="string">
            <text:p>1923-07-31 12:30:56.250000 EST-0500</text:p>
          </table:table-cell>
          <table:table-cell office:value-type="float" office:value="0">
            <text:p>0</text:p>
          </table:table-cell>
          <table:table-cell office:value-type="float" office:value="137.512375117724">
            <text:p>137.5123751177</text:p>
          </table:table-cell>
          <table:table-cell office:value-type="float" office:value="137.512093908749">
            <text:p>137.5120939088</text:p>
          </table:table-cell>
          <table:table-cell office:value-type="string">
            <text:p>17 ♌ 30' 44"</text:p>
          </table:table-cell>
          <table:table-cell office:value-type="string">
            <text:p>17 ♌ 30' 43"</text:p>
          </table:table-cell>
          <table:table-cell office:value-type="float" office:value="1.91992066013845">
            <text:p>1.9199206601</text:p>
          </table:table-cell>
          <table:table-cell office:value-type="float" office:value="0.0365778518855806">
            <text:p>0.0365778519</text:p>
          </table:table-cell>
          <table:table-cell office:value-type="float" office:value="114.723721164796">
            <text:p>114.7237211648</text:p>
          </table:table-cell>
          <table:table-cell office:value-type="float" office:value="114.723439955822">
            <text:p>114.7234399558</text:p>
          </table:table-cell>
          <table:table-cell office:value-type="string">
            <text:p>24 ♋ 43' 25"</text:p>
          </table:table-cell>
          <table:table-cell office:value-type="string">
            <text:p>24 ♋ 43' 24"</text:p>
          </table:table-cell>
          <table:table-cell office:value-type="float" office:value="1.9199453932781">
            <text:p>1.9199453933</text:p>
          </table:table-cell>
          <table:table-cell office:value-type="float" office:value="0.0366027567895619">
            <text:p>0.0366027568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23640.32917824">
            <text:p>2423640.32917824</text:p>
          </table:table-cell>
          <table:table-cell office:value-type="string">
            <text:p>1923-08-08 14:54:01.406250 EST-0500</text:p>
          </table:table-cell>
          <table:table-cell office:value-type="float" office:value="0">
            <text:p>0</text:p>
          </table:table-cell>
          <table:table-cell office:value-type="float" office:value="135.225067718438">
            <text:p>135.2250677184</text:p>
          </table:table-cell>
          <table:table-cell office:value-type="float" office:value="135.225028293428">
            <text:p>135.2250282934</text:p>
          </table:table-cell>
          <table:table-cell table:number-columns-repeated="2" office:value-type="string">
            <text:p>15 ♌ 13' 30"</text:p>
          </table:table-cell>
          <table:table-cell office:value-type="float" office:value="0.958982301209149">
            <text:p>0.9589823012</text:p>
          </table:table-cell>
          <table:table-cell office:value-type="float" office:value="0.63828332595017">
            <text:p>0.638283326</text:p>
          </table:table-cell>
          <table:table-cell office:value-type="float" office:value="112.436173790147">
            <text:p>112.4361737901</text:p>
          </table:table-cell>
          <table:table-cell office:value-type="float" office:value="112.436134365136">
            <text:p>112.4361343651</text:p>
          </table:table-cell>
          <table:table-cell table:number-columns-repeated="2" office:value-type="string">
            <text:p>22 ♋ 26' 10"</text:p>
          </table:table-cell>
          <table:table-cell office:value-type="float" office:value="0.958966036198929">
            <text:p>0.9589660362</text:p>
          </table:table-cell>
          <table:table-cell office:value-type="float" office:value="0.638266986567025">
            <text:p>0.6382669866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3643.13239583">
            <text:p>2423643.13239583</text:p>
          </table:table-cell>
          <table:table-cell office:value-type="string">
            <text:p>1923-08-11 10:10:39.843750 EST-0500</text:p>
          </table:table-cell>
          <table:table-cell office:value-type="float" office:value="0">
            <text:p>0</text:p>
          </table:table-cell>
          <table:table-cell office:value-type="float" office:value="137.914680990171">
            <text:p>137.9146809902</text:p>
          </table:table-cell>
          <table:table-cell office:value-type="float" office:value="137.914673180865">
            <text:p>137.9146731809</text:p>
          </table:table-cell>
          <table:table-cell table:number-columns-repeated="2" office:value-type="string">
            <text:p>17 ♌ 54' 52"</text:p>
          </table:table-cell>
          <table:table-cell office:value-type="float" office:value="0.959950705785368">
            <text:p>0.9599507058</text:p>
          </table:table-cell>
          <table:table-cell office:value-type="float" office:value="0.0371005076013043">
            <text:p>0.0371005076</text:p>
          </table:table-cell>
          <table:table-cell office:value-type="float" office:value="115.12564361382">
            <text:p>115.1256436138</text:p>
          </table:table-cell>
          <table:table-cell office:value-type="float" office:value="115.125635804514">
            <text:p>115.1256358045</text:p>
          </table:table-cell>
          <table:table-cell table:number-columns-repeated="2" office:value-type="string">
            <text:p>25 ♋ 07' 32"</text:p>
          </table:table-cell>
          <table:table-cell office:value-type="float" office:value="0.959947108537693">
            <text:p>0.9599471085</text:p>
          </table:table-cell>
          <table:table-cell office:value-type="float" office:value="0.0370968671152884">
            <text:p>0.0370968671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23644.63190972">
            <text:p>2423644.63190972</text:p>
          </table:table-cell>
          <table:table-cell office:value-type="string">
            <text:p>1923-08-12 22:09:57.656250 EST-0500</text:p>
          </table:table-cell>
          <table:table-cell office:value-type="float" office:value="0">
            <text:p>0</text:p>
          </table:table-cell>
          <table:table-cell office:value-type="float" office:value="137.970320468538">
            <text:p>137.9703204685</text:p>
          </table:table-cell>
          <table:table-cell office:value-type="float" office:value="137.970288912263">
            <text:p>137.9702889123</text:p>
          </table:table-cell>
          <table:table-cell table:number-columns-repeated="2" office:value-type="string">
            <text:p>17 ♌ 58' 13"</text:p>
          </table:table-cell>
          <table:table-cell office:value-type="float" office:value="0.637768068882967">
            <text:p>0.6377680689</text:p>
          </table:table-cell>
          <table:table-cell office:value-type="float" office:value="0.0370742637229628">
            <text:p>0.0370742637</text:p>
          </table:table-cell>
          <table:table-cell office:value-type="float" office:value="115.181233483215">
            <text:p>115.1812334832</text:p>
          </table:table-cell>
          <table:table-cell office:value-type="float" office:value="115.181201926939">
            <text:p>115.1812019269</text:p>
          </table:table-cell>
          <table:table-cell table:number-columns-repeated="2" office:value-type="string">
            <text:p>25 ♋ 10' 52"</text:p>
          </table:table-cell>
          <table:table-cell office:value-type="float" office:value="0.637782138909602">
            <text:p>0.6377821389</text:p>
          </table:table-cell>
          <table:table-cell office:value-type="float" office:value="0.0370885344118617">
            <text:p>0.0370885344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3649.92365741">
            <text:p>2423649.92365741</text:p>
          </table:table-cell>
          <table:table-cell office:value-type="string">
            <text:p>1923-08-18 05:10:04.687500 EST-0500</text:p>
          </table:table-cell>
          <table:table-cell office:value-type="float" office:value="0">
            <text:p>0</text:p>
          </table:table-cell>
          <table:table-cell office:value-type="float" office:value="138.166115499536">
            <text:p>138.1661154995</text:p>
          </table:table-cell>
          <table:table-cell office:value-type="float" office:value="138.16603838934">
            <text:p>138.1660383893</text:p>
          </table:table-cell>
          <table:table-cell office:value-type="string">
            <text:p>18 ♌ 09' 58"</text:p>
          </table:table-cell>
          <table:table-cell office:value-type="string">
            <text:p>18 ♌ 09' 57"</text:p>
          </table:table-cell>
          <table:table-cell office:value-type="float" office:value="1.23547765526651">
            <text:p>1.2354776553</text:p>
          </table:table-cell>
          <table:table-cell office:value-type="float" office:value="0.0368954495900471">
            <text:p>0.0368954496</text:p>
          </table:table-cell>
          <table:table-cell office:value-type="float" office:value="115.37695841232">
            <text:p>115.3769584123</text:p>
          </table:table-cell>
          <table:table-cell office:value-type="float" office:value="115.376881302125">
            <text:p>115.3768813021</text:p>
          </table:table-cell>
          <table:table-cell office:value-type="string">
            <text:p>25 ♋ 22' 37"</text:p>
          </table:table-cell>
          <table:table-cell office:value-type="string">
            <text:p>25 ♋ 22' 36"</text:p>
          </table:table-cell>
          <table:table-cell office:value-type="float" office:value="1.2354871860328">
            <text:p>1.235487186</text:p>
          </table:table-cell>
          <table:table-cell office:value-type="float" office:value="0.036904914284453">
            <text:p>0.0369049143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3655.22321759">
            <text:p>2423655.22321759</text:p>
          </table:table-cell>
          <table:table-cell office:value-type="string">
            <text:p>1923-08-23 12:21:26.718750 EST-0500</text:p>
          </table:table-cell>
          <table:table-cell office:value-type="float" office:value="0">
            <text:p>0</text:p>
          </table:table-cell>
          <table:table-cell office:value-type="float" office:value="144.718356172538">
            <text:p>144.7183561725</text:p>
          </table:table-cell>
          <table:table-cell office:value-type="float" office:value="144.718279885263">
            <text:p>144.7182798853</text:p>
          </table:table-cell>
          <table:table-cell office:value-type="string">
            <text:p>24 ♌ 43' 06"</text:p>
          </table:table-cell>
          <table:table-cell office:value-type="string">
            <text:p>24 ♌ 43' 05"</text:p>
          </table:table-cell>
          <table:table-cell office:value-type="float" office:value="1.23725385453834">
            <text:p>1.2372538545</text:p>
          </table:table-cell>
          <table:table-cell office:value-type="float" office:value="0.636541978147517">
            <text:p>0.6365419781</text:p>
          </table:table-cell>
          <table:table-cell office:value-type="float" office:value="121.928945056682">
            <text:p>121.9289450567</text:p>
          </table:table-cell>
          <table:table-cell office:value-type="float" office:value="121.928868769407">
            <text:p>121.9288687694</text:p>
          </table:table-cell>
          <table:table-cell office:value-type="string">
            <text:p><text:s/>1 ♌ 55' 44"</text:p>
          </table:table-cell>
          <table:table-cell office:value-type="string">
            <text:p><text:s/>1 ♌ 55' 43"</text:p>
          </table:table-cell>
          <table:table-cell office:value-type="float" office:value="1.23724801052341">
            <text:p>1.2372480105</text:p>
          </table:table-cell>
          <table:table-cell office:value-type="float" office:value="0.636536152734788">
            <text:p>0.6365361527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3672.93415509">
            <text:p>2423672.93415509</text:p>
          </table:table-cell>
          <table:table-cell office:value-type="string">
            <text:p>1923-09-10 05:25:11.718750 EST-0500</text:p>
          </table:table-cell>
          <table:table-cell office:value-type="float" office:value="0">
            <text:p>0</text:p>
          </table:table-cell>
          <table:table-cell office:value-type="float" office:value="166.685200845915">
            <text:p>166.6852008459</text:p>
          </table:table-cell>
          <table:table-cell office:value-type="float" office:value="166.68519810074">
            <text:p>166.6851981007</text:p>
          </table:table-cell>
          <table:table-cell table:number-columns-repeated="2" office:value-type="string">
            <text:p>16 ♍ 41' 06"</text:p>
          </table:table-cell>
          <table:table-cell office:value-type="float" office:value="1.2431514763282">
            <text:p>1.2431514763</text:p>
          </table:table-cell>
          <table:table-cell office:value-type="float" office:value="0.972513928579963">
            <text:p>0.9725139286</text:p>
          </table:table-cell>
          <table:table-cell office:value-type="float" office:value="143.895378650968">
            <text:p>143.895378651</text:p>
          </table:table-cell>
          <table:table-cell office:value-type="float" office:value="143.895375905794">
            <text:p>143.8953759058</text:p>
          </table:table-cell>
          <table:table-cell table:number-columns-repeated="2" office:value-type="string">
            <text:p>23 ♌ 53' 43"</text:p>
          </table:table-cell>
          <table:table-cell office:value-type="float" office:value="1.2431840972929">
            <text:p>1.2431840973</text:p>
          </table:table-cell>
          <table:table-cell office:value-type="float" office:value="0.972546821943317">
            <text:p>0.9725468219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3689.55061343">
            <text:p>2423689.55061343</text:p>
          </table:table-cell>
          <table:table-cell office:value-type="string">
            <text:p>1923-09-26 20:12:53.437500 EST-0500</text:p>
          </table:table-cell>
          <table:table-cell office:value-type="float" office:value="0">
            <text:p>0</text:p>
          </table:table-cell>
          <table:table-cell office:value-type="float" office:value="187.369068680415">
            <text:p>187.3690686804</text:p>
          </table:table-cell>
          <table:table-cell office:value-type="float" office:value="187.369121993622">
            <text:p>187.3691219936</text:p>
          </table:table-cell>
          <table:table-cell table:number-columns-repeated="2" office:value-type="string">
            <text:p><text:s/>7 ♎ 22' 08"</text:p>
          </table:table-cell>
          <table:table-cell office:value-type="float" office:value="-1.09341573068071">
            <text:p>-1.0934157307</text:p>
          </table:table-cell>
          <table:table-cell office:value-type="float" office:value="1.24616495204826">
            <text:p>1.246164952</text:p>
          </table:table-cell>
          <table:table-cell office:value-type="float" office:value="164.578946502216">
            <text:p>164.5789465022</text:p>
          </table:table-cell>
          <table:table-cell office:value-type="float" office:value="164.578999815423">
            <text:p>164.5789998154</text:p>
          </table:table-cell>
          <table:table-cell table:number-columns-repeated="2" office:value-type="string">
            <text:p>14 ♍ 34' 44"</text:p>
          </table:table-cell>
          <table:table-cell office:value-type="float" office:value="-1.09338143587397">
            <text:p>-1.0933814359</text:p>
          </table:table-cell>
          <table:table-cell office:value-type="float" office:value="1.24619969646368">
            <text:p>1.246199696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3691.67512731">
            <text:p>2423691.67512731</text:p>
          </table:table-cell>
          <table:table-cell office:value-type="string">
            <text:p>1923-09-28 23:12:11.250000 EST-0500</text:p>
          </table:table-cell>
          <table:table-cell office:value-type="float" office:value="0">
            <text:p>0</text:p>
          </table:table-cell>
          <table:table-cell office:value-type="float" office:value="184.995104020469">
            <text:p>184.9951040205</text:p>
          </table:table-cell>
          <table:table-cell office:value-type="float" office:value="184.995538252689">
            <text:p>184.9955382527</text:p>
          </table:table-cell>
          <table:table-cell office:value-type="string">
            <text:p><text:s/>4 ♎ 59' 42"</text:p>
          </table:table-cell>
          <table:table-cell office:value-type="string">
            <text:p><text:s/>4 ♎ 59' 43"</text:p>
          </table:table-cell>
          <table:table-cell office:value-type="float" office:value="-1.12071304939573">
            <text:p>-1.1207130494</text:p>
          </table:table-cell>
          <table:table-cell office:value-type="float" office:value="0.981971253655486">
            <text:p>0.9819712537</text:p>
          </table:table-cell>
          <table:table-cell office:value-type="float" office:value="162.204957532539">
            <text:p>162.2049575325</text:p>
          </table:table-cell>
          <table:table-cell office:value-type="float" office:value="162.20539176476">
            <text:p>162.2053917648</text:p>
          </table:table-cell>
          <table:table-cell office:value-type="string">
            <text:p>12 ♍ 12' 17"</text:p>
          </table:table-cell>
          <table:table-cell office:value-type="string">
            <text:p>12 ♍ 12' 19"</text:p>
          </table:table-cell>
          <table:table-cell office:value-type="float" office:value="-1.12069534509269">
            <text:p>-1.1206953451</text:p>
          </table:table-cell>
          <table:table-cell office:value-type="float" office:value="0.981989341983029">
            <text:p>0.981989342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3701.28303241">
            <text:p>2423701.28303241</text:p>
          </table:table-cell>
          <table:table-cell office:value-type="string">
            <text:p>1923-10-08 13:47:34.687500 EST-0500</text:p>
          </table:table-cell>
          <table:table-cell office:value-type="float" office:value="0">
            <text:p>0</text:p>
          </table:table-cell>
          <table:table-cell office:value-type="float" office:value="202.001300410181">
            <text:p>202.0013004102</text:p>
          </table:table-cell>
          <table:table-cell office:value-type="float" office:value="202.001288763087">
            <text:p>202.0012887631</text:p>
          </table:table-cell>
          <table:table-cell table:number-columns-repeated="2" office:value-type="string">
            <text:p>22 ♎ 00' 04"</text:p>
          </table:table-cell>
          <table:table-cell office:value-type="float" office:value="1.24801969112594">
            <text:p>1.2480196911</text:p>
          </table:table-cell>
          <table:table-cell office:value-type="float" office:value="0.121181624762403">
            <text:p>0.1211816248</text:p>
          </table:table-cell>
          <table:table-cell office:value-type="float" office:value="179.210884979501">
            <text:p>179.2108849795</text:p>
          </table:table-cell>
          <table:table-cell office:value-type="float" office:value="179.210873332407">
            <text:p>179.2108733324</text:p>
          </table:table-cell>
          <table:table-cell table:number-columns-repeated="2" office:value-type="string">
            <text:p>29 ♍ 12' 39"</text:p>
          </table:table-cell>
          <table:table-cell office:value-type="float" office:value="1.24805866172567">
            <text:p>1.2480586617</text:p>
          </table:table-cell>
          <table:table-cell office:value-type="float" office:value="0.121220558001371">
            <text:p>0.121220558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3709.96418981">
            <text:p>2423709.96418981</text:p>
          </table:table-cell>
          <table:table-cell office:value-type="string">
            <text:p>1923-10-17 06:08:26.250000 EST-0500</text:p>
          </table:table-cell>
          <table:table-cell office:value-type="float" office:value="0">
            <text:p>0</text:p>
          </table:table-cell>
          <table:table-cell office:value-type="float" office:value="203.057647670581">
            <text:p>203.0576476706</text:p>
          </table:table-cell>
          <table:table-cell office:value-type="float" office:value="203.057495116304">
            <text:p>203.0574951163</text:p>
          </table:table-cell>
          <table:table-cell office:value-type="string">
            <text:p>23 ♎ 03' 27"</text:p>
          </table:table-cell>
          <table:table-cell office:value-type="string">
            <text:p>23 ♎ 03' 26"</text:p>
          </table:table-cell>
          <table:table-cell office:value-type="float" office:value="0.992604300356824">
            <text:p>0.9926043004</text:p>
          </table:table-cell>
          <table:table-cell office:value-type="float" office:value="0.121876756544983">
            <text:p>0.1218767565</text:p>
          </table:table-cell>
          <table:table-cell office:value-type="float" office:value="180.266963336643">
            <text:p>180.2669633366</text:p>
          </table:table-cell>
          <table:table-cell office:value-type="float" office:value="180.266810782366">
            <text:p>180.2668107824</text:p>
          </table:table-cell>
          <table:table-cell office:value-type="string">
            <text:p><text:s/>0 ♎ 16' 01"</text:p>
          </table:table-cell>
          <table:table-cell office:value-type="string">
            <text:p><text:s/>0 ♎ 16' 00"</text:p>
          </table:table-cell>
          <table:table-cell office:value-type="float" office:value="0.992603591458117">
            <text:p>0.9926035915</text:p>
          </table:table-cell>
          <table:table-cell office:value-type="float" office:value="0.121875850702605">
            <text:p>0.1218758507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3722.33063657">
            <text:p>2423722.33063657</text:p>
          </table:table-cell>
          <table:table-cell office:value-type="string">
            <text:p>1923-10-29 14:56:07.968750 EST-0500</text:p>
          </table:table-cell>
          <table:table-cell office:value-type="float" office:value="0">
            <text:p>0</text:p>
          </table:table-cell>
          <table:table-cell office:value-type="float" office:value="204.558378782889">
            <text:p>204.5583787829</text:p>
          </table:table-cell>
          <table:table-cell office:value-type="float" office:value="204.558316451187">
            <text:p>204.5583164512</text:p>
          </table:table-cell>
          <table:table-cell office:value-type="string">
            <text:p>24 ♎ 33' 30"</text:p>
          </table:table-cell>
          <table:table-cell office:value-type="string">
            <text:p>24 ♎ 33' 29"</text:p>
          </table:table-cell>
          <table:table-cell office:value-type="float" office:value="1.65934837464545">
            <text:p>1.6593483746</text:p>
          </table:table-cell>
          <table:table-cell office:value-type="float" office:value="0.120452365029296">
            <text:p>0.120452365</text:p>
          </table:table-cell>
          <table:table-cell office:value-type="float" office:value="181.767431602407">
            <text:p>181.7674316024</text:p>
          </table:table-cell>
          <table:table-cell office:value-type="float" office:value="181.767369270706">
            <text:p>181.7673692707</text:p>
          </table:table-cell>
          <table:table-cell table:number-columns-repeated="2" office:value-type="string">
            <text:p><text:s/>1 ♎ 46' 02"</text:p>
          </table:table-cell>
          <table:table-cell office:value-type="float" office:value="1.65933794284586">
            <text:p>1.6593379428</text:p>
          </table:table-cell>
          <table:table-cell office:value-type="float" office:value="0.120441985945339">
            <text:p>0.1204419859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3728.16707176">
            <text:p>2423728.16707176</text:p>
          </table:table-cell>
          <table:table-cell office:value-type="string">
            <text:p>1923-11-04 11:00:35.156250 EST-0500</text:p>
          </table:table-cell>
          <table:table-cell office:value-type="float" office:value="0">
            <text:p>0</text:p>
          </table:table-cell>
          <table:table-cell office:value-type="float" office:value="235.568196344226">
            <text:p>235.5681963442</text:p>
          </table:table-cell>
          <table:table-cell office:value-type="float" office:value="235.567961039867">
            <text:p>235.5679610399</text:p>
          </table:table-cell>
          <table:table-cell office:value-type="string">
            <text:p>25 ♏ 34' 05"</text:p>
          </table:table-cell>
          <table:table-cell office:value-type="string">
            <text:p>25 ♏ 34' 04"</text:p>
          </table:table-cell>
          <table:table-cell office:value-type="float" office:value="1.24901936883692">
            <text:p>1.2490193688</text:p>
          </table:table-cell>
          <table:table-cell office:value-type="float" office:value="0.218452711270841">
            <text:p>0.2184527113</text:p>
          </table:table-cell>
          <table:table-cell office:value-type="float" office:value="212.777038588929">
            <text:p>212.7770385889</text:p>
          </table:table-cell>
          <table:table-cell office:value-type="float" office:value="212.77680328457">
            <text:p>212.7768032846</text:p>
          </table:table-cell>
          <table:table-cell office:value-type="string">
            <text:p><text:s/>2 ♏ 46' 37"</text:p>
          </table:table-cell>
          <table:table-cell office:value-type="string">
            <text:p><text:s/>2 ♏ 46' 36"</text:p>
          </table:table-cell>
          <table:table-cell office:value-type="float" office:value="1.24904532152511">
            <text:p>1.2490453215</text:p>
          </table:table-cell>
          <table:table-cell office:value-type="float" office:value="0.218478651994559">
            <text:p>0.21847865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3739.50959491">
            <text:p>2423739.50959491</text:p>
          </table:table-cell>
          <table:table-cell office:value-type="string">
            <text:p>1923-11-15 19:13:49.687500 EST-0500</text:p>
          </table:table-cell>
          <table:table-cell office:value-type="float" office:value="0">
            <text:p>0</text:p>
          </table:table-cell>
          <table:table-cell office:value-type="float" office:value="232.619199543788">
            <text:p>232.6191995438</text:p>
          </table:table-cell>
          <table:table-cell office:value-type="float" office:value="232.619164200766">
            <text:p>232.6191642008</text:p>
          </table:table-cell>
          <table:table-cell office:value-type="string">
            <text:p>22 ♏ 37' 09"</text:p>
          </table:table-cell>
          <table:table-cell office:value-type="string">
            <text:p>22 ♏ 37' 08"</text:p>
          </table:table-cell>
          <table:table-cell office:value-type="float" office:value="1.59146291909973">
            <text:p>1.5914629191</text:p>
          </table:table-cell>
          <table:table-cell office:value-type="float" office:value="1.00785160951179">
            <text:p>1.0078516095</text:p>
          </table:table-cell>
          <table:table-cell office:value-type="float" office:value="209.827581671826">
            <text:p>209.8275816718</text:p>
          </table:table-cell>
          <table:table-cell office:value-type="float" office:value="209.827546328804">
            <text:p>209.8275463288</text:p>
          </table:table-cell>
          <table:table-cell table:number-columns-repeated="2" office:value-type="string">
            <text:p>29 ♎ 49' 39"</text:p>
          </table:table-cell>
          <table:table-cell office:value-type="float" office:value="1.59147416097828">
            <text:p>1.591474161</text:p>
          </table:table-cell>
          <table:table-cell office:value-type="float" office:value="1.0078628422411">
            <text:p>1.0078628422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3743.51472222">
            <text:p>2423743.51472222</text:p>
          </table:table-cell>
          <table:table-cell office:value-type="string">
            <text:p>1923-11-19 19:21:12.656250 EST-0500</text:p>
          </table:table-cell>
          <table:table-cell office:value-type="float" office:value="0">
            <text:p>0</text:p>
          </table:table-cell>
          <table:table-cell office:value-type="float" office:value="238.958791359696">
            <text:p>238.9587913597</text:p>
          </table:table-cell>
          <table:table-cell office:value-type="float" office:value="238.958729995718">
            <text:p>238.9587299957</text:p>
          </table:table-cell>
          <table:table-cell table:number-columns-repeated="2" office:value-type="string">
            <text:p>28 ♏ 57' 31"</text:p>
          </table:table-cell>
          <table:table-cell office:value-type="float" office:value="1.57498528406451">
            <text:p>1.5749852841</text:p>
          </table:table-cell>
          <table:table-cell office:value-type="float" office:value="0.222437198032374">
            <text:p>0.222437198</text:p>
          </table:table-cell>
          <table:table-cell office:value-type="float" office:value="216.167101946412">
            <text:p>216.1671019464</text:p>
          </table:table-cell>
          <table:table-cell office:value-type="float" office:value="216.167040582433">
            <text:p>216.1670405824</text:p>
          </table:table-cell>
          <table:table-cell table:number-columns-repeated="2" office:value-type="string">
            <text:p><text:s/>6 ♏ 10' 01"</text:p>
          </table:table-cell>
          <table:table-cell office:value-type="float" office:value="1.57500477167042">
            <text:p>1.5750047717</text:p>
          </table:table-cell>
          <table:table-cell office:value-type="float" office:value="0.222456796079843">
            <text:p>0.2224567961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3746.43635417">
            <text:p>2423746.43635417</text:p>
          </table:table-cell>
          <table:table-cell office:value-type="string">
            <text:p>1923-11-22 17:28:21.562500 EST-0500</text:p>
          </table:table-cell>
          <table:table-cell office:value-type="float" office:value="0">
            <text:p>0</text:p>
          </table:table-cell>
          <table:table-cell office:value-type="float" office:value="239.609095908017">
            <text:p>239.609095908</text:p>
          </table:table-cell>
          <table:table-cell office:value-type="float" office:value="239.60893173583">
            <text:p>239.6089317358</text:p>
          </table:table-cell>
          <table:table-cell table:number-columns-repeated="2" office:value-type="string">
            <text:p>29 ♏ 36' 32"</text:p>
          </table:table-cell>
          <table:table-cell office:value-type="float" office:value="1.01043859780213">
            <text:p>1.0104385978</text:p>
          </table:table-cell>
          <table:table-cell office:value-type="float" office:value="0.222631396269638">
            <text:p>0.2226313963</text:p>
          </table:table-cell>
          <table:table-cell office:value-type="float" office:value="216.817321071997">
            <text:p>216.817321072</text:p>
          </table:table-cell>
          <table:table-cell office:value-type="float" office:value="216.81715689981">
            <text:p>216.8171568998</text:p>
          </table:table-cell>
          <table:table-cell office:value-type="string">
            <text:p><text:s/>6 ♏ 49' 02"</text:p>
          </table:table-cell>
          <table:table-cell office:value-type="string">
            <text:p><text:s/>6 ♏ 49' 01"</text:p>
          </table:table-cell>
          <table:table-cell office:value-type="float" office:value="1.01043522229215">
            <text:p>1.0104352223</text:p>
          </table:table-cell>
          <table:table-cell office:value-type="float" office:value="0.222628100679896">
            <text:p>0.2226281007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23754.8372338">
            <text:p>2423754.8372338</text:p>
          </table:table-cell>
          <table:table-cell office:value-type="string">
            <text:p>1923-12-01 03:05:37.500000 EST-0500</text:p>
          </table:table-cell>
          <table:table-cell office:value-type="float" office:value="0">
            <text:p>0</text:p>
          </table:table-cell>
          <table:table-cell office:value-type="float" office:value="208.241993953806">
            <text:p>208.2419939538</text:p>
          </table:table-cell>
          <table:table-cell office:value-type="float" office:value="208.241895778698">
            <text:p>208.2418957787</text:p>
          </table:table-cell>
          <table:table-cell office:value-type="string">
            <text:p>28 ♎ 14' 31"</text:p>
          </table:table-cell>
          <table:table-cell office:value-type="string">
            <text:p>28 ♎ 14' 30"</text:p>
          </table:table-cell>
          <table:table-cell office:value-type="float" office:value="0.64135868469833">
            <text:p>0.6413586847</text:p>
          </table:table-cell>
          <table:table-cell office:value-type="float" office:value="0.102786213891035">
            <text:p>0.1027862139</text:p>
          </table:table-cell>
          <table:table-cell office:value-type="float" office:value="185.449787576584">
            <text:p>185.4497875766</text:p>
          </table:table-cell>
          <table:table-cell office:value-type="float" office:value="185.449689401476">
            <text:p>185.4496894015</text:p>
          </table:table-cell>
          <table:table-cell office:value-type="string">
            <text:p><text:s/>5 ♎ 26' 59"</text:p>
          </table:table-cell>
          <table:table-cell office:value-type="string">
            <text:p><text:s/>5 ♎ 26' 58"</text:p>
          </table:table-cell>
          <table:table-cell office:value-type="float" office:value="0.64136772961589">
            <text:p>0.6413677296</text:p>
          </table:table-cell>
          <table:table-cell office:value-type="float" office:value="0.102795142935555">
            <text:p>0.102795142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3797.67878472">
            <text:p>2423797.67878472</text:p>
          </table:table-cell>
          <table:table-cell office:value-type="string">
            <text:p>1924-01-12 23:17:27.656250 EST-0500</text:p>
          </table:table-cell>
          <table:table-cell office:value-type="float" office:value="0">
            <text:p>0</text:p>
          </table:table-cell>
          <table:table-cell office:value-type="float" office:value="291.725295835171">
            <text:p>291.7252958352</text:p>
          </table:table-cell>
          <table:table-cell office:value-type="float" office:value="291.725537172264">
            <text:p>291.7255371723</text:p>
          </table:table-cell>
          <table:table-cell table:number-columns-repeated="2" office:value-type="string">
            <text:p>21 ♑ 43' 31"</text:p>
          </table:table-cell>
          <table:table-cell office:value-type="float" office:value="-1.32460192008654">
            <text:p>-1.3246019201</text:p>
          </table:table-cell>
          <table:table-cell office:value-type="float" office:value="1.01894306928342">
            <text:p>1.0189430693</text:p>
          </table:table-cell>
          <table:table-cell office:value-type="float" office:value="268.931104014802">
            <text:p>268.9311040148</text:p>
          </table:table-cell>
          <table:table-cell office:value-type="float" office:value="268.931345351896">
            <text:p>268.9313453519</text:p>
          </table:table-cell>
          <table:table-cell office:value-type="string">
            <text:p>28 ♐ 55' 51"</text:p>
          </table:table-cell>
          <table:table-cell office:value-type="string">
            <text:p>28 ♐ 55' 52"</text:p>
          </table:table-cell>
          <table:table-cell office:value-type="float" office:value="-1.32458503525993">
            <text:p>-1.3245850353</text:p>
          </table:table-cell>
          <table:table-cell office:value-type="float" office:value="1.01895991903854">
            <text:p>1.018959919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3816.74177083">
            <text:p>2423816.74177083</text:p>
          </table:table-cell>
          <table:table-cell office:value-type="string">
            <text:p>1924-02-01 00:48:09.843750 EST-0500</text:p>
          </table:table-cell>
          <table:table-cell office:value-type="float" office:value="0">
            <text:p>0</text:p>
          </table:table-cell>
          <table:table-cell office:value-type="float" office:value="345.532836153891">
            <text:p>345.5328361539</text:p>
          </table:table-cell>
          <table:table-cell office:value-type="float" office:value="345.532821825403">
            <text:p>345.5328218254</text:p>
          </table:table-cell>
          <table:table-cell table:number-columns-repeated="2" office:value-type="string">
            <text:p>15 ♓ 31' 58"</text:p>
          </table:table-cell>
          <table:table-cell office:value-type="float" office:value="1.21977764495661">
            <text:p>1.219777645</text:p>
          </table:table-cell>
          <table:table-cell office:value-type="float" office:value="0.0495952454543251">
            <text:p>0.0495952455</text:p>
          </table:table-cell>
          <table:table-cell office:value-type="float" office:value="322.737884156775">
            <text:p>322.7378841568</text:p>
          </table:table-cell>
          <table:table-cell office:value-type="float" office:value="322.737869828287">
            <text:p>322.7378698283</text:p>
          </table:table-cell>
          <table:table-cell table:number-columns-repeated="2" office:value-type="string">
            <text:p>22 ♒ 44' 16"</text:p>
          </table:table-cell>
          <table:table-cell office:value-type="float" office:value="1.21975056006271">
            <text:p>1.2197505601</text:p>
          </table:table-cell>
          <table:table-cell office:value-type="float" office:value="0.0495681768574768">
            <text:p>0.0495681769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23829.10994213">
            <text:p>2423829.10994213</text:p>
          </table:table-cell>
          <table:table-cell office:value-type="string">
            <text:p>1924-02-13 09:38:19.218750 EST-0500</text:p>
          </table:table-cell>
          <table:table-cell office:value-type="float" office:value="0">
            <text:p>0</text:p>
          </table:table-cell>
          <table:table-cell office:value-type="float" office:value="255.905968370872">
            <text:p>255.9059683709</text:p>
          </table:table-cell>
          <table:table-cell office:value-type="float" office:value="255.905878660318">
            <text:p>255.9058786603</text:p>
          </table:table-cell>
          <table:table-cell table:number-columns-repeated="2" office:value-type="string">
            <text:p>15 ♐ 54' 21"</text:p>
          </table:table-cell>
          <table:table-cell office:value-type="float" office:value="0.638461565327828">
            <text:p>0.6384615653</text:p>
          </table:table-cell>
          <table:table-cell office:value-type="float" office:value="0.142504761057459">
            <text:p>0.1425047611</text:p>
          </table:table-cell>
          <table:table-cell office:value-type="float" office:value="233.110625224559">
            <text:p>233.1106252246</text:p>
          </table:table-cell>
          <table:table-cell office:value-type="float" office:value="233.110535514005">
            <text:p>233.110535514</text:p>
          </table:table-cell>
          <table:table-cell office:value-type="string">
            <text:p>23 ♏ 06' 38"</text:p>
          </table:table-cell>
          <table:table-cell office:value-type="string">
            <text:p>23 ♏ 06' 37"</text:p>
          </table:table-cell>
          <table:table-cell office:value-type="float" office:value="0.638462537071233">
            <text:p>0.6384625371</text:p>
          </table:table-cell>
          <table:table-cell office:value-type="float" office:value="0.142505735430326">
            <text:p>0.1425057354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3852.84260417">
            <text:p>2423852.84260417</text:p>
          </table:table-cell>
          <table:table-cell office:value-type="string">
            <text:p>1924-03-08 03:13:21.562500 EST-0500</text:p>
          </table:table-cell>
          <table:table-cell office:value-type="float" office:value="0">
            <text:p>0</text:p>
          </table:table-cell>
          <table:table-cell office:value-type="float" office:value="347.508010178687">
            <text:p>347.5080101787</text:p>
          </table:table-cell>
          <table:table-cell office:value-type="float" office:value="347.507916036905">
            <text:p>347.5079160369</text:p>
          </table:table-cell>
          <table:table-cell table:number-columns-repeated="2" office:value-type="string">
            <text:p>17 ♓ 30' 28"</text:p>
          </table:table-cell>
          <table:table-cell office:value-type="float" office:value="0.999898332293255">
            <text:p>0.9998983323</text:p>
          </table:table-cell>
          <table:table-cell office:value-type="float" office:value="0.0572662531626152">
            <text:p>0.0572662532</text:p>
          </table:table-cell>
          <table:table-cell office:value-type="float" office:value="324.712016196421">
            <text:p>324.7120161964</text:p>
          </table:table-cell>
          <table:table-cell office:value-type="float" office:value="324.711922054639">
            <text:p>324.7119220546</text:p>
          </table:table-cell>
          <table:table-cell office:value-type="string">
            <text:p>24 ♒ 42' 43"</text:p>
          </table:table-cell>
          <table:table-cell office:value-type="string">
            <text:p>24 ♒ 42' 42"</text:p>
          </table:table-cell>
          <table:table-cell office:value-type="float" office:value="0.99993522323431">
            <text:p>0.9999352232</text:p>
          </table:table-cell>
          <table:table-cell office:value-type="float" office:value="0.0573031612472342">
            <text:p>0.0573031612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3859.86628472">
            <text:p>2423859.86628472</text:p>
          </table:table-cell>
          <table:table-cell office:value-type="string">
            <text:p>1924-03-15 03:47:27.656250 EST-0500</text:p>
          </table:table-cell>
          <table:table-cell office:value-type="float" office:value="0">
            <text:p>0</text:p>
          </table:table-cell>
          <table:table-cell office:value-type="float" office:value="347.909914396952">
            <text:p>347.909914397</text:p>
          </table:table-cell>
          <table:table-cell office:value-type="float" office:value="347.909504056173">
            <text:p>347.9095040562</text:p>
          </table:table-cell>
          <table:table-cell office:value-type="string">
            <text:p>17 ♓ 54' 35"</text:p>
          </table:table-cell>
          <table:table-cell office:value-type="string">
            <text:p>17 ♓ 54' 34"</text:p>
          </table:table-cell>
          <table:table-cell office:value-type="float" office:value="1.86625837073984">
            <text:p>1.8662583707</text:p>
          </table:table-cell>
          <table:table-cell office:value-type="float" office:value="0.0569783310880154">
            <text:p>0.0569783311</text:p>
          </table:table-cell>
          <table:table-cell office:value-type="float" office:value="325.113741368058">
            <text:p>325.1137413681</text:p>
          </table:table-cell>
          <table:table-cell office:value-type="float" office:value="325.113331027279">
            <text:p>325.1133310273</text:p>
          </table:table-cell>
          <table:table-cell office:value-type="string">
            <text:p>25 ♒ 06' 49"</text:p>
          </table:table-cell>
          <table:table-cell office:value-type="string">
            <text:p>25 ♒ 06' 47"</text:p>
          </table:table-cell>
          <table:table-cell office:value-type="float" office:value="1.86625583735455">
            <text:p>1.8662558374</text:p>
          </table:table-cell>
          <table:table-cell office:value-type="float" office:value="0.0569759021684282">
            <text:p>0.056975902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3866.8997338">
            <text:p>2423866.8997338</text:p>
          </table:table-cell>
          <table:table-cell office:value-type="string">
            <text:p>1924-03-22 04:35:37.500000 EST-0500</text:p>
          </table:table-cell>
          <table:table-cell office:value-type="float" office:value="0">
            <text:p>0</text:p>
          </table:table-cell>
          <table:table-cell office:value-type="float" office:value="1.50445870955888">
            <text:p>1.5044587096</text:p>
          </table:table-cell>
          <table:table-cell office:value-type="float" office:value="1.50422018622364">
            <text:p>1.5042201862</text:p>
          </table:table-cell>
          <table:table-cell office:value-type="string">
            <text:p><text:s/>1 ♈ 30' 16"</text:p>
          </table:table-cell>
          <table:table-cell office:value-type="string">
            <text:p><text:s/>1 ♈ 30' 15"</text:p>
          </table:table-cell>
          <table:table-cell office:value-type="float" office:value="1.99429508013428">
            <text:p>1.9942950801</text:p>
          </table:table-cell>
          <table:table-cell office:value-type="float" office:value="0.99145405993556">
            <text:p>0.9914540599</text:p>
          </table:table-cell>
          <table:table-cell office:value-type="float" office:value="338.708175226153">
            <text:p>338.7081752262</text:p>
          </table:table-cell>
          <table:table-cell office:value-type="float" office:value="338.707936702818">
            <text:p>338.7079367028</text:p>
          </table:table-cell>
          <table:table-cell office:value-type="string">
            <text:p><text:s/>8 ♓ 42' 29"</text:p>
          </table:table-cell>
          <table:table-cell office:value-type="string">
            <text:p><text:s/>8 ♓ 42' 28"</text:p>
          </table:table-cell>
          <table:table-cell office:value-type="float" office:value="1.99433329449503">
            <text:p>1.9943332945</text:p>
          </table:table-cell>
          <table:table-cell office:value-type="float" office:value="0.991492162574549">
            <text:p>0.991492162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3913.56282407">
            <text:p>2423913.56282407</text:p>
          </table:table-cell>
          <table:table-cell office:value-type="string">
            <text:p>1924-05-07 20:30:28.125000 EST-0500</text:p>
          </table:table-cell>
          <table:table-cell office:value-type="float" office:value="0">
            <text:p>0</text:p>
          </table:table-cell>
          <table:table-cell office:value-type="float" office:value="47.1859858578396">
            <text:p>47.1859858578</text:p>
          </table:table-cell>
          <table:table-cell office:value-type="float" office:value="47.1863273068704">
            <text:p>47.1863273069</text:p>
          </table:table-cell>
          <table:table-cell office:value-type="string">
            <text:p>17 ♉ 11' 09"</text:p>
          </table:table-cell>
          <table:table-cell office:value-type="string">
            <text:p>17 ♉ 11' 10"</text:p>
          </table:table-cell>
          <table:table-cell office:value-type="float" office:value="-0.612420417809378">
            <text:p>-0.6124204178</text:p>
          </table:table-cell>
          <table:table-cell office:value-type="float" office:value="0.967199492295813">
            <text:p>0.9671994923</text:p>
          </table:table-cell>
          <table:table-cell office:value-type="float" office:value="24.3884253444897">
            <text:p>24.3884253445</text:p>
          </table:table-cell>
          <table:table-cell office:value-type="float" office:value="24.3887667935204">
            <text:p>24.3887667935</text:p>
          </table:table-cell>
          <table:table-cell office:value-type="string">
            <text:p>24 ♈ 23' 18"</text:p>
          </table:table-cell>
          <table:table-cell office:value-type="string">
            <text:p>24 ♈ 23' 19"</text:p>
          </table:table-cell>
          <table:table-cell office:value-type="float" office:value="-0.612435281956411">
            <text:p>-0.612435282</text:p>
          </table:table-cell>
          <table:table-cell office:value-type="float" office:value="0.96718462952632">
            <text:p>0.9671846295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3926.37751157">
            <text:p>2423926.37751157</text:p>
          </table:table-cell>
          <table:table-cell office:value-type="string">
            <text:p>1924-05-20 16:03:37.968750 EST-0500</text:p>
          </table:table-cell>
          <table:table-cell office:value-type="float" office:value="0">
            <text:p>0</text:p>
          </table:table-cell>
          <table:table-cell office:value-type="float" office:value="100.855666734961">
            <text:p>100.855666735</text:p>
          </table:table-cell>
          <table:table-cell office:value-type="float" office:value="100.85562739688">
            <text:p>100.8556273969</text:p>
          </table:table-cell>
          <table:table-cell table:number-columns-repeated="2" office:value-type="string">
            <text:p>10 ♋ 51' 20"</text:p>
          </table:table-cell>
          <table:table-cell office:value-type="float" office:value="0.603365013638141">
            <text:p>0.6033650136</text:p>
          </table:table-cell>
          <table:table-cell office:value-type="float" office:value="0.0198680672000804">
            <text:p>0.0198680672</text:p>
          </table:table-cell>
          <table:table-cell office:value-type="float" office:value="78.0576169605502">
            <text:p>78.0576169606</text:p>
          </table:table-cell>
          <table:table-cell office:value-type="float" office:value="78.0575776224695">
            <text:p>78.0575776225</text:p>
          </table:table-cell>
          <table:table-cell table:number-columns-repeated="2" office:value-type="string">
            <text:p>18 ♊ 03' 27"</text:p>
          </table:table-cell>
          <table:table-cell office:value-type="float" office:value="0.603327851274244">
            <text:p>0.6033278513</text:p>
          </table:table-cell>
          <table:table-cell office:value-type="float" office:value="0.0198307953216717">
            <text:p>0.0198307953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3964.14094907">
            <text:p>2423964.14094907</text:p>
          </table:table-cell>
          <table:table-cell office:value-type="string">
            <text:p>1924-06-27 10:22:58.125000 EST-0500</text:p>
          </table:table-cell>
          <table:table-cell office:value-type="float" office:value="0">
            <text:p>0</text:p>
          </table:table-cell>
          <table:table-cell office:value-type="float" office:value="101.73144299716">
            <text:p>101.7314429972</text:p>
          </table:table-cell>
          <table:table-cell office:value-type="float" office:value="101.731568866727">
            <text:p>101.7315688667</text:p>
          </table:table-cell>
          <table:table-cell table:number-columns-repeated="2" office:value-type="string">
            <text:p>11 ♋ 43' 53"</text:p>
          </table:table-cell>
          <table:table-cell office:value-type="float" office:value="-0.595113943683914">
            <text:p>-0.5951139437</text:p>
          </table:table-cell>
          <table:table-cell office:value-type="float" office:value="0.0252593878216843">
            <text:p>0.0252593878</text:p>
          </table:table-cell>
          <table:table-cell office:value-type="float" office:value="78.9317574085638">
            <text:p>78.9317574086</text:p>
          </table:table-cell>
          <table:table-cell office:value-type="float" office:value="78.9318832781303">
            <text:p>78.9318832781</text:p>
          </table:table-cell>
          <table:table-cell table:number-columns-repeated="2" office:value-type="string">
            <text:p>18 ♊ 55' 54"</text:p>
          </table:table-cell>
          <table:table-cell office:value-type="float" office:value="-0.595115587928817">
            <text:p>-0.5951155879</text:p>
          </table:table-cell>
          <table:table-cell office:value-type="float" office:value="0.0252577502963284">
            <text:p>0.0252577503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3968.00983796">
            <text:p>2423968.00983796</text:p>
          </table:table-cell>
          <table:table-cell office:value-type="string">
            <text:p>1924-07-01 07:14:10.781250 EST-0500</text:p>
          </table:table-cell>
          <table:table-cell office:value-type="float" office:value="0">
            <text:p>0</text:p>
          </table:table-cell>
          <table:table-cell office:value-type="float" office:value="99.3532373963308">
            <text:p>99.3532373963</text:p>
          </table:table-cell>
          <table:table-cell office:value-type="float" office:value="99.3534400527898">
            <text:p>99.3534400528</text:p>
          </table:table-cell>
          <table:table-cell office:value-type="string">
            <text:p><text:s/>9 ♋ 21' 11"</text:p>
          </table:table-cell>
          <table:table-cell office:value-type="string">
            <text:p><text:s/>9 ♋ 21' 12"</text:p>
          </table:table-cell>
          <table:table-cell office:value-type="float" office:value="-0.624672945843304">
            <text:p>-0.6246729458</text:p>
          </table:table-cell>
          <table:table-cell office:value-type="float" office:value="0.953666173388498">
            <text:p>0.9536661734</text:p>
          </table:table-cell>
          <table:table-cell office:value-type="float" office:value="76.5533426670313">
            <text:p>76.553342667</text:p>
          </table:table-cell>
          <table:table-cell office:value-type="float" office:value="76.5535453234904">
            <text:p>76.5535453235</text:p>
          </table:table-cell>
          <table:table-cell table:number-columns-repeated="2" office:value-type="string">
            <text:p>16 ♊ 33' 12"</text:p>
          </table:table-cell>
          <table:table-cell office:value-type="float" office:value="-0.624697979445006">
            <text:p>-0.6246979794</text:p>
          </table:table-cell>
          <table:table-cell office:value-type="float" office:value="0.953641121255352">
            <text:p>0.9536411213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3969.85407407">
            <text:p>2423969.85407407</text:p>
          </table:table-cell>
          <table:table-cell office:value-type="string">
            <text:p>1924-07-03 03:29:52.968750 EST-0500</text:p>
          </table:table-cell>
          <table:table-cell office:value-type="float" office:value="0">
            <text:p>0</text:p>
          </table:table-cell>
          <table:table-cell office:value-type="float" office:value="98.2052024676822">
            <text:p>98.2052024677</text:p>
          </table:table-cell>
          <table:table-cell office:value-type="float" office:value="98.2051433142676">
            <text:p>98.2051433143</text:p>
          </table:table-cell>
          <table:table-cell table:number-columns-repeated="2" office:value-type="string">
            <text:p><text:s/>8 ♋ 12' 18"</text:p>
          </table:table-cell>
          <table:table-cell office:value-type="float" office:value="2.17375805589927">
            <text:p>2.1737580559</text:p>
          </table:table-cell>
          <table:table-cell office:value-type="float" office:value="-0.618164954977984">
            <text:p>-0.618164955</text:p>
          </table:table-cell>
          <table:table-cell office:value-type="float" office:value="75.405192734897">
            <text:p>75.4051927349</text:p>
          </table:table-cell>
          <table:table-cell office:value-type="float" office:value="75.4051335814824">
            <text:p>75.4051335815</text:p>
          </table:table-cell>
          <table:table-cell table:number-columns-repeated="2" office:value-type="string">
            <text:p>15 ♊ 24' 18"</text:p>
          </table:table-cell>
          <table:table-cell office:value-type="float" office:value="2.17373684327157">
            <text:p>2.1737368433</text:p>
          </table:table-cell>
          <table:table-cell office:value-type="float" office:value="-0.618186058898605">
            <text:p>-0.6181860589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3970.67756944">
            <text:p>2423970.67756944</text:p>
          </table:table-cell>
          <table:table-cell office:value-type="string">
            <text:p>1924-07-03 23:15:42.187500 EST-0500</text:p>
          </table:table-cell>
          <table:table-cell office:value-type="float" office:value="0">
            <text:p>0</text:p>
          </table:table-cell>
          <table:table-cell office:value-type="float" office:value="101.897501015331">
            <text:p>101.8975010153</text:p>
          </table:table-cell>
          <table:table-cell office:value-type="float" office:value="101.897361744067">
            <text:p>101.8973617441</text:p>
          </table:table-cell>
          <table:table-cell office:value-type="string">
            <text:p>11 ♋ 53' 51"</text:p>
          </table:table-cell>
          <table:table-cell office:value-type="string">
            <text:p>11 ♋ 53' 50"</text:p>
          </table:table-cell>
          <table:table-cell office:value-type="float" office:value="0.953607880454685">
            <text:p>0.9536078805</text:p>
          </table:table-cell>
          <table:table-cell office:value-type="float" office:value="0.0254045499662184">
            <text:p>0.02540455</text:p>
          </table:table-cell>
          <table:table-cell office:value-type="float" office:value="79.0974444536163">
            <text:p>79.0974444536</text:p>
          </table:table-cell>
          <table:table-cell office:value-type="float" office:value="79.0973051823529">
            <text:p>79.0973051824</text:p>
          </table:table-cell>
          <table:table-cell table:number-columns-repeated="2" office:value-type="string">
            <text:p>19 ♊ 05' 50"</text:p>
          </table:table-cell>
          <table:table-cell office:value-type="float" office:value="0.95359213896141">
            <text:p>0.953592139</text:p>
          </table:table-cell>
          <table:table-cell office:value-type="float" office:value="0.0253889002256821">
            <text:p>0.0253889002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3971.56306713">
            <text:p>2423971.56306713</text:p>
          </table:table-cell>
          <table:table-cell office:value-type="string">
            <text:p>1924-07-04 20:30:49.218750 EST-0500</text:p>
          </table:table-cell>
          <table:table-cell office:value-type="float" office:value="0">
            <text:p>0</text:p>
          </table:table-cell>
          <table:table-cell office:value-type="float" office:value="101.920308341148">
            <text:p>101.9203083411</text:p>
          </table:table-cell>
          <table:table-cell office:value-type="float" office:value="101.919853421956">
            <text:p>101.919853422</text:p>
          </table:table-cell>
          <table:table-cell office:value-type="string">
            <text:p>11 ♋ 55' 13"</text:p>
          </table:table-cell>
          <table:table-cell office:value-type="string">
            <text:p>11 ♋ 55' 11"</text:p>
          </table:table-cell>
          <table:table-cell office:value-type="float" office:value="2.17172389489354">
            <text:p>2.1717238949</text:p>
          </table:table-cell>
          <table:table-cell office:value-type="float" office:value="0.0253942864658985">
            <text:p>0.0253942865</text:p>
          </table:table-cell>
          <table:table-cell office:value-type="float" office:value="79.120207305044">
            <text:p>79.120207305</text:p>
          </table:table-cell>
          <table:table-cell office:value-type="float" office:value="79.1197523858514">
            <text:p>79.1197523859</text:p>
          </table:table-cell>
          <table:table-cell office:value-type="string">
            <text:p>19 ♊ 07' 12"</text:p>
          </table:table-cell>
          <table:table-cell office:value-type="string">
            <text:p>19 ♊ 07' 11"</text:p>
          </table:table-cell>
          <table:table-cell office:value-type="float" office:value="2.17171584341418">
            <text:p>2.1717158434</text:p>
          </table:table-cell>
          <table:table-cell office:value-type="float" office:value="0.0253864013247159">
            <text:p>0.025386401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3972.23884259">
            <text:p>2423972.23884259</text:p>
          </table:table-cell>
          <table:table-cell office:value-type="string">
            <text:p>1924-07-05 12:43:56.718750 EST-0500</text:p>
          </table:table-cell>
          <table:table-cell office:value-type="float" office:value="0">
            <text:p>0</text:p>
          </table:table-cell>
          <table:table-cell office:value-type="float" office:value="103.386533276717">
            <text:p>103.3865332767</text:p>
          </table:table-cell>
          <table:table-cell office:value-type="float" office:value="103.38629883967">
            <text:p>103.3862988397</text:p>
          </table:table-cell>
          <table:table-cell office:value-type="string">
            <text:p>13 ♋ 23' 11"</text:p>
          </table:table-cell>
          <table:table-cell office:value-type="string">
            <text:p>13 ♋ 23' 10"</text:p>
          </table:table-cell>
          <table:table-cell office:value-type="float" office:value="2.16733858002086">
            <text:p>2.16733858</text:p>
          </table:table-cell>
          <table:table-cell office:value-type="float" office:value="0.953548363720983">
            <text:p>0.9535483637</text:p>
          </table:table-cell>
          <table:table-cell office:value-type="float" office:value="80.5864032274992">
            <text:p>80.5864032275</text:p>
          </table:table-cell>
          <table:table-cell office:value-type="float" office:value="80.5861687904521">
            <text:p>80.5861687905</text:p>
          </table:table-cell>
          <table:table-cell office:value-type="string">
            <text:p>20 ♊ 35' 11"</text:p>
          </table:table-cell>
          <table:table-cell office:value-type="string">
            <text:p>20 ♊ 35' 10"</text:p>
          </table:table-cell>
          <table:table-cell office:value-type="float" office:value="2.16733714147546">
            <text:p>2.1673371415</text:p>
          </table:table-cell>
          <table:table-cell office:value-type="float" office:value="0.953546999850918">
            <text:p>0.9535469999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3990.58015046">
            <text:p>2423990.58015046</text:p>
          </table:table-cell>
          <table:table-cell office:value-type="string">
            <text:p>1924-07-23 20:55:25.781250 EST-0500</text:p>
          </table:table-cell>
          <table:table-cell office:value-type="float" office:value="0">
            <text:p>0</text:p>
          </table:table-cell>
          <table:table-cell office:value-type="float" office:value="139.385967485299">
            <text:p>139.3859674853</text:p>
          </table:table-cell>
          <table:table-cell office:value-type="float" office:value="139.385962178074">
            <text:p>139.3859621781</text:p>
          </table:table-cell>
          <table:table-cell table:number-columns-repeated="2" office:value-type="string">
            <text:p>19 ♌ 23' 09"</text:p>
          </table:table-cell>
          <table:table-cell office:value-type="float" office:value="1.7023477104099">
            <text:p>1.7023477104</text:p>
          </table:table-cell>
          <table:table-cell office:value-type="float" office:value="0.0354818007039438">
            <text:p>0.0354818007</text:p>
          </table:table-cell>
          <table:table-cell office:value-type="float" office:value="116.585129131428">
            <text:p>116.5851291314</text:p>
          </table:table-cell>
          <table:table-cell office:value-type="float" office:value="116.585123824203">
            <text:p>116.5851238242</text:p>
          </table:table-cell>
          <table:table-cell table:number-columns-repeated="2" office:value-type="string">
            <text:p>26 ♋ 35' 06"</text:p>
          </table:table-cell>
          <table:table-cell office:value-type="float" office:value="1.70235940551587">
            <text:p>1.7023594055</text:p>
          </table:table-cell>
          <table:table-cell office:value-type="float" office:value="0.0354934623527091">
            <text:p>0.0354934624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4010.67390046">
            <text:p>2424010.67390046</text:p>
          </table:table-cell>
          <table:table-cell office:value-type="string">
            <text:p>1924-08-12 23:10:25.781250 EST-0500</text:p>
          </table:table-cell>
          <table:table-cell office:value-type="float" office:value="0">
            <text:p>0</text:p>
          </table:table-cell>
          <table:table-cell office:value-type="float" office:value="140.120559964349">
            <text:p>140.1205599643</text:p>
          </table:table-cell>
          <table:table-cell office:value-type="float" office:value="140.120483852181">
            <text:p>140.1204838522</text:p>
          </table:table-cell>
          <table:table-cell office:value-type="string">
            <text:p>20 ♌ 07' 14"</text:p>
          </table:table-cell>
          <table:table-cell office:value-type="string">
            <text:p>20 ♌ 07' 13"</text:p>
          </table:table-cell>
          <table:table-cell office:value-type="float" office:value="0.959988157093663">
            <text:p>0.9599881571</text:p>
          </table:table-cell>
          <table:table-cell office:value-type="float" office:value="0.0370844094580327">
            <text:p>0.0370844095</text:p>
          </table:table-cell>
          <table:table-cell office:value-type="float" office:value="117.318919769093">
            <text:p>117.3189197691</text:p>
          </table:table-cell>
          <table:table-cell office:value-type="float" office:value="117.318843656925">
            <text:p>117.3188436569</text:p>
          </table:table-cell>
          <table:table-cell office:value-type="string">
            <text:p>27 ♋ 19' 08"</text:p>
          </table:table-cell>
          <table:table-cell office:value-type="string">
            <text:p>27 ♋ 19' 07"</text:p>
          </table:table-cell>
          <table:table-cell office:value-type="float" office:value="0.959971182710937">
            <text:p>0.9599711827</text:p>
          </table:table-cell>
          <table:table-cell office:value-type="float" office:value="0.0370673767146332">
            <text:p>0.0370673767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4017.64412037">
            <text:p>2424017.64412037</text:p>
          </table:table-cell>
          <table:table-cell office:value-type="string">
            <text:p>1924-08-19 22:27:32.343750 EST-0500</text:p>
          </table:table-cell>
          <table:table-cell office:value-type="float" office:value="0">
            <text:p>0</text:p>
          </table:table-cell>
          <table:table-cell office:value-type="float" office:value="102.992153515616">
            <text:p>102.9921535156</text:p>
          </table:table-cell>
          <table:table-cell office:value-type="float" office:value="102.99200527993">
            <text:p>102.9920052799</text:p>
          </table:table-cell>
          <table:table-cell table:number-columns-repeated="2" office:value-type="string">
            <text:p>12 ♋ 59' 31"</text:p>
          </table:table-cell>
          <table:table-cell office:value-type="float" office:value="0.738891234743791">
            <text:p>0.7388912347</text:p>
          </table:table-cell>
          <table:table-cell office:value-type="float" office:value="0.0192075806674029">
            <text:p>0.0192075807</text:p>
          </table:table-cell>
          <table:table-cell office:value-type="float" office:value="80.1903811155193">
            <text:p>80.1903811155</text:p>
          </table:table-cell>
          <table:table-cell office:value-type="float" office:value="80.1902328798326">
            <text:p>80.1902328798</text:p>
          </table:table-cell>
          <table:table-cell office:value-type="string">
            <text:p>20 ♊ 11' 25"</text:p>
          </table:table-cell>
          <table:table-cell office:value-type="string">
            <text:p>20 ♊ 11' 24"</text:p>
          </table:table-cell>
          <table:table-cell office:value-type="float" office:value="0.738915222263616">
            <text:p>0.7389152223</text:p>
          </table:table-cell>
          <table:table-cell office:value-type="float" office:value="0.0192315828303814">
            <text:p>0.019231582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040.03351852">
            <text:p>2424040.03351852</text:p>
          </table:table-cell>
          <table:table-cell office:value-type="string">
            <text:p>1924-09-11 07:48:16.875000 EST-0500</text:p>
          </table:table-cell>
          <table:table-cell office:value-type="float" office:value="0">
            <text:p>0</text:p>
          </table:table-cell>
          <table:table-cell office:value-type="float" office:value="168.489988474271">
            <text:p>168.4899884743</text:p>
          </table:table-cell>
          <table:table-cell office:value-type="float" office:value="168.490267292376">
            <text:p>168.4902672924</text:p>
          </table:table-cell>
          <table:table-cell office:value-type="string">
            <text:p>18 ♍ 29' 23"</text:p>
          </table:table-cell>
          <table:table-cell office:value-type="string">
            <text:p>18 ♍ 29' 24"</text:p>
          </table:table-cell>
          <table:table-cell office:value-type="float" office:value="-1.01261495289168">
            <text:p>-1.0126149529</text:p>
          </table:table-cell>
          <table:table-cell office:value-type="float" office:value="0.972727608902006">
            <text:p>0.9727276089</text:p>
          </table:table-cell>
          <table:table-cell office:value-type="float" office:value="145.687544443876">
            <text:p>145.6875444439</text:p>
          </table:table-cell>
          <table:table-cell office:value-type="float" office:value="145.687823261981">
            <text:p>145.687823262</text:p>
          </table:table-cell>
          <table:table-cell office:value-type="string">
            <text:p>25 ♌ 41' 15"</text:p>
          </table:table-cell>
          <table:table-cell office:value-type="string">
            <text:p>25 ♌ 41' 16"</text:p>
          </table:table-cell>
          <table:table-cell office:value-type="float" office:value="-1.01259340540577">
            <text:p>-1.0125934054</text:p>
          </table:table-cell>
          <table:table-cell office:value-type="float" office:value="0.97274828077245">
            <text:p>0.9727482808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4058.58333333">
            <text:p>2424058.58333333</text:p>
          </table:table-cell>
          <table:table-cell office:value-type="string">
            <text:p>1924-09-29 21:00:00.000000 EST-0500</text:p>
          </table:table-cell>
          <table:table-cell office:value-type="float" office:value="0">
            <text:p>0</text:p>
          </table:table-cell>
          <table:table-cell office:value-type="float" office:value="141.752424373775">
            <text:p>141.7524243738</text:p>
          </table:table-cell>
          <table:table-cell office:value-type="float" office:value="141.752393070713">
            <text:p>141.7523930707</text:p>
          </table:table-cell>
          <table:table-cell table:number-columns-repeated="2" office:value-type="string">
            <text:p>21 ♌ 45' 08"</text:p>
          </table:table-cell>
          <table:table-cell office:value-type="float" office:value="1.08356082241658">
            <text:p>1.0835608224</text:p>
          </table:table-cell>
          <table:table-cell office:value-type="float" office:value="0.0281030242761678">
            <text:p>0.0281030243</text:p>
          </table:table-cell>
          <table:table-cell office:value-type="float" office:value="118.949680899018">
            <text:p>118.949680899</text:p>
          </table:table-cell>
          <table:table-cell office:value-type="float" office:value="118.949649595956">
            <text:p>118.949649596</text:p>
          </table:table-cell>
          <table:table-cell table:number-columns-repeated="2" office:value-type="string">
            <text:p>28 ♋ 56' 58"</text:p>
          </table:table-cell>
          <table:table-cell office:value-type="float" office:value="1.08359627242449">
            <text:p>1.0835962724</text:p>
          </table:table-cell>
          <table:table-cell office:value-type="float" office:value="0.0281385589147835">
            <text:p>0.028138558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084.61287037">
            <text:p>2424084.61287037</text:p>
          </table:table-cell>
          <table:table-cell office:value-type="string">
            <text:p>1924-10-25 21:42:32.343750 EST-0500</text:p>
          </table:table-cell>
          <table:table-cell office:value-type="float" office:value="0">
            <text:p>0</text:p>
          </table:table-cell>
          <table:table-cell office:value-type="float" office:value="212.415118687648">
            <text:p>212.4151186876</text:p>
          </table:table-cell>
          <table:table-cell office:value-type="float" office:value="212.414967397689">
            <text:p>212.4149673977</text:p>
          </table:table-cell>
          <table:table-cell office:value-type="string">
            <text:p><text:s/>2 ♏ 24' 54"</text:p>
          </table:table-cell>
          <table:table-cell office:value-type="string">
            <text:p><text:s/>2 ♏ 24' 53"</text:p>
          </table:table-cell>
          <table:table-cell office:value-type="float" office:value="1.65294337754054">
            <text:p>1.6529433775</text:p>
          </table:table-cell>
          <table:table-cell office:value-type="float" office:value="0.998172990970421">
            <text:p>0.998172991</text:p>
          </table:table-cell>
          <table:table-cell office:value-type="float" office:value="189.611684953536">
            <text:p>189.6116849535</text:p>
          </table:table-cell>
          <table:table-cell office:value-type="float" office:value="189.611533663577">
            <text:p>189.6115336636</text:p>
          </table:table-cell>
          <table:table-cell office:value-type="string">
            <text:p><text:s/>9 ♎ 36' 42"</text:p>
          </table:table-cell>
          <table:table-cell office:value-type="string">
            <text:p><text:s/>9 ♎ 36' 41"</text:p>
          </table:table-cell>
          <table:table-cell office:value-type="float" office:value="1.65297786714889">
            <text:p>1.6529778671</text:p>
          </table:table-cell>
          <table:table-cell office:value-type="float" office:value="0.998207455920256">
            <text:p>0.9982074559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4086.19416667">
            <text:p>2424086.19416667</text:p>
          </table:table-cell>
          <table:table-cell office:value-type="string">
            <text:p>1924-10-27 11:39:36.562500 EST-0500</text:p>
          </table:table-cell>
          <table:table-cell office:value-type="float" office:value="0">
            <text:p>0</text:p>
          </table:table-cell>
          <table:table-cell office:value-type="float" office:value="215.017898372222">
            <text:p>215.0178983722</text:p>
          </table:table-cell>
          <table:table-cell office:value-type="float" office:value="215.017810865249">
            <text:p>215.0178108653</text:p>
          </table:table-cell>
          <table:table-cell table:number-columns-repeated="2" office:value-type="string">
            <text:p><text:s/>5 ♏ 01' 04"</text:p>
          </table:table-cell>
          <table:table-cell office:value-type="float" office:value="1.63908033719467">
            <text:p>1.6390803372</text:p>
          </table:table-cell>
          <table:table-cell office:value-type="float" office:value="0.120811980449182">
            <text:p>0.1208119804</text:p>
          </table:table-cell>
          <table:table-cell office:value-type="float" office:value="192.214454078773">
            <text:p>192.2144540788</text:p>
          </table:table-cell>
          <table:table-cell office:value-type="float" office:value="192.214366571801">
            <text:p>192.2143665718</text:p>
          </table:table-cell>
          <table:table-cell office:value-type="string">
            <text:p>12 ♎ 12' 52"</text:p>
          </table:table-cell>
          <table:table-cell office:value-type="string">
            <text:p>12 ♎ 12' 51"</text:p>
          </table:table-cell>
          <table:table-cell office:value-type="float" office:value="1.63910611398396">
            <text:p>1.639106114</text:p>
          </table:table-cell>
          <table:table-cell office:value-type="float" office:value="0.12083806824804">
            <text:p>0.1208380682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4087.35945602">
            <text:p>2424087.35945602</text:p>
          </table:table-cell>
          <table:table-cell office:value-type="string">
            <text:p>1924-10-28 15:37:37.031250 EST-0500</text:p>
          </table:table-cell>
          <table:table-cell office:value-type="float" office:value="0">
            <text:p>0</text:p>
          </table:table-cell>
          <table:table-cell office:value-type="float" office:value="215.158692072177">
            <text:p>215.1586920722</text:p>
          </table:table-cell>
          <table:table-cell office:value-type="float" office:value="215.158611663727">
            <text:p>215.1586116637</text:p>
          </table:table-cell>
          <table:table-cell table:number-columns-repeated="2" office:value-type="string">
            <text:p><text:s/>5 ♏ 09' 31"</text:p>
          </table:table-cell>
          <table:table-cell office:value-type="float" office:value="0.999721829938627">
            <text:p>0.9997218299</text:p>
          </table:table-cell>
          <table:table-cell office:value-type="float" office:value="0.120841466241712">
            <text:p>0.1208414662</text:p>
          </table:table-cell>
          <table:table-cell office:value-type="float" office:value="192.355224268827">
            <text:p>192.3552242688</text:p>
          </table:table-cell>
          <table:table-cell office:value-type="float" office:value="192.355143860377">
            <text:p>192.3551438604</text:p>
          </table:table-cell>
          <table:table-cell table:number-columns-repeated="2" office:value-type="string">
            <text:p>12 ♎ 21' 18"</text:p>
          </table:table-cell>
          <table:table-cell office:value-type="float" office:value="0.99973120250999">
            <text:p>0.9997312025</text:p>
          </table:table-cell>
          <table:table-cell office:value-type="float" office:value="0.120851341097784">
            <text:p>0.1208513411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24117.34846065">
            <text:p>2424117.34846065</text:p>
          </table:table-cell>
          <table:table-cell office:value-type="string">
            <text:p>1924-11-27 15:21:47.812500 EST-0500</text:p>
          </table:table-cell>
          <table:table-cell office:value-type="float" office:value="0">
            <text:p>0</text:p>
          </table:table-cell>
          <table:table-cell office:value-type="float" office:value="347.593336345809">
            <text:p>347.5933363458</text:p>
          </table:table-cell>
          <table:table-cell office:value-type="float" office:value="347.593219058247">
            <text:p>347.5932190582</text:p>
          </table:table-cell>
          <table:table-cell office:value-type="string">
            <text:p>17 ♓ 35' 36"</text:p>
          </table:table-cell>
          <table:table-cell office:value-type="string">
            <text:p>17 ♓ 35' 35"</text:p>
          </table:table-cell>
          <table:table-cell office:value-type="float" office:value="0.544643436726202">
            <text:p>0.5446434367</text:p>
          </table:table-cell>
          <table:table-cell office:value-type="float" office:value="0.000691246715798949">
            <text:p>0.0006912467</text:p>
          </table:table-cell>
          <table:table-cell office:value-type="float" office:value="324.788694451296">
            <text:p>324.7886944513</text:p>
          </table:table-cell>
          <table:table-cell office:value-type="float" office:value="324.788577163734">
            <text:p>324.7885771637</text:p>
          </table:table-cell>
          <table:table-cell office:value-type="string">
            <text:p>24 ♒ 47' 19"</text:p>
          </table:table-cell>
          <table:table-cell office:value-type="string">
            <text:p>24 ♒ 47' 18"</text:p>
          </table:table-cell>
          <table:table-cell office:value-type="float" office:value="0.544602811901117">
            <text:p>0.5446028119</text:p>
          </table:table-cell>
          <table:table-cell office:value-type="float" office:value="0.000650586775278222">
            <text:p>0.0006505868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4119.45515046">
            <text:p>2424119.45515046</text:p>
          </table:table-cell>
          <table:table-cell office:value-type="string">
            <text:p>1924-11-29 17:55:25.781250 EST-0500</text:p>
          </table:table-cell>
          <table:table-cell office:value-type="float" office:value="0">
            <text:p>0</text:p>
          </table:table-cell>
          <table:table-cell office:value-type="float" office:value="265.861174000365">
            <text:p>265.8611740004</text:p>
          </table:table-cell>
          <table:table-cell office:value-type="float" office:value="265.860945654078">
            <text:p>265.8609456541</text:p>
          </table:table-cell>
          <table:table-cell office:value-type="string">
            <text:p>25 ♐ 51' 40"</text:p>
          </table:table-cell>
          <table:table-cell office:value-type="string">
            <text:p>25 ♐ 51' 39"</text:p>
          </table:table-cell>
          <table:table-cell office:value-type="float" office:value="1.39860299424909">
            <text:p>1.3986029942</text:p>
          </table:table-cell>
          <table:table-cell office:value-type="float" office:value="0.22277182690925">
            <text:p>0.2227718269</text:p>
          </table:table-cell>
          <table:table-cell office:value-type="float" office:value="243.05636373939">
            <text:p>243.0563637394</text:p>
          </table:table-cell>
          <table:table-cell office:value-type="float" office:value="243.056135393103">
            <text:p>243.0561353931</text:p>
          </table:table-cell>
          <table:table-cell table:number-columns-repeated="2" office:value-type="string">
            <text:p><text:s/>3 ♐ 03' 22"</text:p>
          </table:table-cell>
          <table:table-cell office:value-type="float" office:value="1.39856719365771">
            <text:p>1.3985671937</text:p>
          </table:table-cell>
          <table:table-cell office:value-type="float" office:value="0.222736007467733">
            <text:p>0.2227360075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4124.73859954">
            <text:p>2424124.73859954</text:p>
          </table:table-cell>
          <table:table-cell office:value-type="string">
            <text:p>1924-12-05 00:43:35.625000 EST-0500</text:p>
          </table:table-cell>
          <table:table-cell office:value-type="float" office:value="0">
            <text:p>0</text:p>
          </table:table-cell>
          <table:table-cell office:value-type="float" office:value="219.509603431657">
            <text:p>219.5096034317</text:p>
          </table:table-cell>
          <table:table-cell office:value-type="float" office:value="219.509528245436">
            <text:p>219.5095282454</text:p>
          </table:table-cell>
          <table:table-cell table:number-columns-repeated="2" office:value-type="string">
            <text:p><text:s/>9 ♏ 30' 34"</text:p>
          </table:table-cell>
          <table:table-cell office:value-type="float" office:value="1.22962385070553">
            <text:p>1.2296238507</text:p>
          </table:table-cell>
          <table:table-cell office:value-type="float" office:value="0.107447507522137">
            <text:p>0.1074475075</text:p>
          </table:table-cell>
          <table:table-cell office:value-type="float" office:value="196.704579100718">
            <text:p>196.7045791007</text:p>
          </table:table-cell>
          <table:table-cell office:value-type="float" office:value="196.704503914497">
            <text:p>196.7045039145</text:p>
          </table:table-cell>
          <table:table-cell table:number-columns-repeated="2" office:value-type="string">
            <text:p>16 ♎ 42' 16"</text:p>
          </table:table-cell>
          <table:table-cell office:value-type="float" office:value="1.22964149047399">
            <text:p>1.2296414905</text:p>
          </table:table-cell>
          <table:table-cell office:value-type="float" office:value="0.107465155888719">
            <text:p>0.1074651559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4142.73518518">
            <text:p>2424142.73518518</text:p>
          </table:table-cell>
          <table:table-cell office:value-type="string">
            <text:p>1924-12-23 00:38:40.312500 EST-0500</text:p>
          </table:table-cell>
          <table:table-cell office:value-type="float" office:value="0">
            <text:p>0</text:p>
          </table:table-cell>
          <table:table-cell office:value-type="float" office:value="271.147502650032">
            <text:p>271.14750265</text:p>
          </table:table-cell>
          <table:table-cell office:value-type="float" office:value="271.147458144981">
            <text:p>271.147458145</text:p>
          </table:table-cell>
          <table:table-cell office:value-type="string">
            <text:p><text:s/>1 ♑ 08' 51"</text:p>
          </table:table-cell>
          <table:table-cell office:value-type="string">
            <text:p><text:s/>1 ♑ 08' 50"</text:p>
          </table:table-cell>
          <table:table-cell office:value-type="float" office:value="1.01921220482749">
            <text:p>1.0192122048</text:p>
          </table:table-cell>
          <table:table-cell office:value-type="float" office:value="0.229543339118551">
            <text:p>0.2295433391</text:p>
          </table:table-cell>
          <table:table-cell office:value-type="float" office:value="248.341704016991">
            <text:p>248.341704017</text:p>
          </table:table-cell>
          <table:table-cell office:value-type="float" office:value="248.34165951194">
            <text:p>248.3416595119</text:p>
          </table:table-cell>
          <table:table-cell office:value-type="string">
            <text:p><text:s/>8 ♐ 20' 30"</text:p>
          </table:table-cell>
          <table:table-cell office:value-type="string">
            <text:p><text:s/>8 ♐ 20' 29"</text:p>
          </table:table-cell>
          <table:table-cell office:value-type="float" office:value="1.0191966982086">
            <text:p>1.0191966982</text:p>
          </table:table-cell>
          <table:table-cell office:value-type="float" office:value="0.229527831885395">
            <text:p>0.229527831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146.87922454">
            <text:p>2424146.87922454</text:p>
          </table:table-cell>
          <table:table-cell office:value-type="string">
            <text:p>1924-12-27 04:06:05.625000 EST-0500</text:p>
          </table:table-cell>
          <table:table-cell office:value-type="float" office:value="0">
            <text:p>0</text:p>
          </table:table-cell>
          <table:table-cell office:value-type="float" office:value="275.372188046508">
            <text:p>275.3721880465</text:p>
          </table:table-cell>
          <table:table-cell office:value-type="float" office:value="275.372361687345">
            <text:p>275.3723616873</text:p>
          </table:table-cell>
          <table:table-cell office:value-type="string">
            <text:p><text:s/>5 ♑ 22' 19"</text:p>
          </table:table-cell>
          <table:table-cell office:value-type="string">
            <text:p><text:s/>5 ♑ 22' 20"</text:p>
          </table:table-cell>
          <table:table-cell office:value-type="float" office:value="-1.3702352659882">
            <text:p>-1.370235266</text:p>
          </table:table-cell>
          <table:table-cell office:value-type="float" office:value="1.01967634385092">
            <text:p>1.0196763439</text:p>
          </table:table-cell>
          <table:table-cell office:value-type="float" office:value="252.566065800928">
            <text:p>252.5660658009</text:p>
          </table:table-cell>
          <table:table-cell office:value-type="float" office:value="252.566239441764">
            <text:p>252.5662394418</text:p>
          </table:table-cell>
          <table:table-cell office:value-type="string">
            <text:p>12 ♐ 33' 57"</text:p>
          </table:table-cell>
          <table:table-cell office:value-type="string">
            <text:p>12 ♐ 33' 58"</text:p>
          </table:table-cell>
          <table:table-cell office:value-type="float" office:value="-1.37027735403773">
            <text:p>-1.370277354</text:p>
          </table:table-cell>
          <table:table-cell office:value-type="float" office:value="1.01963421217593">
            <text:p>1.0196342122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4148.95833333">
            <text:p>2424148.95833333</text:p>
          </table:table-cell>
          <table:table-cell office:value-type="string">
            <text:p>1924-12-29 06:00:00.000000 EST-0500</text:p>
          </table:table-cell>
          <table:table-cell office:value-type="float" office:value="0">
            <text:p>0</text:p>
          </table:table-cell>
          <table:table-cell office:value-type="float" office:value="272.575591042151">
            <text:p>272.5755910422</text:p>
          </table:table-cell>
          <table:table-cell office:value-type="float" office:value="272.57579345529">
            <text:p>272.5757934553</text:p>
          </table:table-cell>
          <table:table-cell table:number-columns-repeated="2" office:value-type="string">
            <text:p><text:s/>2 ♑ 34' 32"</text:p>
          </table:table-cell>
          <table:table-cell office:value-type="float" office:value="-1.28888483313476">
            <text:p>-1.2888848331</text:p>
          </table:table-cell>
          <table:table-cell office:value-type="float" office:value="0.229278437325953">
            <text:p>0.2292784373</text:p>
          </table:table-cell>
          <table:table-cell office:value-type="float" office:value="249.769334032954">
            <text:p>249.769334033</text:p>
          </table:table-cell>
          <table:table-cell office:value-type="float" office:value="249.769536446093">
            <text:p>249.7695364461</text:p>
          </table:table-cell>
          <table:table-cell office:value-type="string">
            <text:p><text:s/>9 ♐ 46' 09"</text:p>
          </table:table-cell>
          <table:table-cell office:value-type="string">
            <text:p><text:s/>9 ♐ 46' 10"</text:p>
          </table:table-cell>
          <table:table-cell office:value-type="float" office:value="-1.28889423101693">
            <text:p>-1.288894231</text:p>
          </table:table-cell>
          <table:table-cell office:value-type="float" office:value="0.229269005463299">
            <text:p>0.2292690055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4166.82746528">
            <text:p>2424166.82746528</text:p>
          </table:table-cell>
          <table:table-cell office:value-type="string">
            <text:p>1925-01-16 02:51:33.750000 EST-0500</text:p>
          </table:table-cell>
          <table:table-cell office:value-type="float" office:value="0">
            <text:p>0</text:p>
          </table:table-cell>
          <table:table-cell office:value-type="float" office:value="271.746144381511">
            <text:p>271.7461443815</text:p>
          </table:table-cell>
          <table:table-cell office:value-type="float" office:value="271.746146586001">
            <text:p>271.746146586</text:p>
          </table:table-cell>
          <table:table-cell table:number-columns-repeated="2" office:value-type="string">
            <text:p><text:s/>1 ♑ 44' 46"</text:p>
          </table:table-cell>
          <table:table-cell office:value-type="float" office:value="0.923796650980202">
            <text:p>0.923796651</text:p>
          </table:table-cell>
          <table:table-cell office:value-type="float" office:value="1.24756002416666">
            <text:p>1.2475600242</text:p>
          </table:table-cell>
          <table:table-cell office:value-type="float" office:value="248.939153142757">
            <text:p>248.9391531428</text:p>
          </table:table-cell>
          <table:table-cell office:value-type="float" office:value="248.939155347246">
            <text:p>248.9391553472</text:p>
          </table:table-cell>
          <table:table-cell table:number-columns-repeated="2" office:value-type="string">
            <text:p><text:s/>8 ♐ 56' 20"</text:p>
          </table:table-cell>
          <table:table-cell office:value-type="float" office:value="0.923816960173138">
            <text:p>0.9238169602</text:p>
          </table:table-cell>
          <table:table-cell office:value-type="float" office:value="1.24758032962945">
            <text:p>1.2475803296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4171.59114583">
            <text:p>2424171.59114583</text:p>
          </table:table-cell>
          <table:table-cell office:value-type="string">
            <text:p>1925-01-20 21:11:15.000000 EST-0500</text:p>
          </table:table-cell>
          <table:table-cell office:value-type="float" office:value="0">
            <text:p>0</text:p>
          </table:table-cell>
          <table:table-cell office:value-type="float" office:value="277.691050493183">
            <text:p>277.6910504932</text:p>
          </table:table-cell>
          <table:table-cell office:value-type="float" office:value="277.69102994533">
            <text:p>277.6910299453</text:p>
          </table:table-cell>
          <table:table-cell table:number-columns-repeated="2" office:value-type="string">
            <text:p><text:s/>7 ♑ 41' 27"</text:p>
          </table:table-cell>
          <table:table-cell office:value-type="float" office:value="1.24832856110032">
            <text:p>1.2483285611</text:p>
          </table:table-cell>
          <table:table-cell office:value-type="float" office:value="0.220946964735871">
            <text:p>0.2209469647</text:p>
          </table:table-cell>
          <table:table-cell office:value-type="float" office:value="254.883885244941">
            <text:p>254.8838852449</text:p>
          </table:table-cell>
          <table:table-cell office:value-type="float" office:value="254.883864697087">
            <text:p>254.8838646971</text:p>
          </table:table-cell>
          <table:table-cell table:number-columns-repeated="2" office:value-type="string">
            <text:p>14 ♐ 53' 01"</text:p>
          </table:table-cell>
          <table:table-cell office:value-type="float" office:value="1.24829904369238">
            <text:p>1.2482990437</text:p>
          </table:table-cell>
          <table:table-cell office:value-type="float" office:value="0.22091744832581">
            <text:p>0.2209174483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4172.63142361">
            <text:p>2424172.63142361</text:p>
          </table:table-cell>
          <table:table-cell office:value-type="string">
            <text:p>1925-01-21 22:09:15.468750 EST-0500</text:p>
          </table:table-cell>
          <table:table-cell office:value-type="float" office:value="0">
            <text:p>0</text:p>
          </table:table-cell>
          <table:table-cell office:value-type="float" office:value="277.920554814383">
            <text:p>277.9205548144</text:p>
          </table:table-cell>
          <table:table-cell office:value-type="float" office:value="277.92053857642">
            <text:p>277.9205385764</text:p>
          </table:table-cell>
          <table:table-cell table:number-columns-repeated="2" office:value-type="string">
            <text:p><text:s/>7 ♑ 55' 13"</text:p>
          </table:table-cell>
          <table:table-cell office:value-type="float" office:value="1.17912829332588">
            <text:p>1.1791282933</text:p>
          </table:table-cell>
          <table:table-cell office:value-type="float" office:value="0.220291630883968">
            <text:p>0.2202916309</text:p>
          </table:table-cell>
          <table:table-cell office:value-type="float" office:value="255.113313303875">
            <text:p>255.1133133039</text:p>
          </table:table-cell>
          <table:table-cell office:value-type="float" office:value="255.113297065912">
            <text:p>255.1132970659</text:p>
          </table:table-cell>
          <table:table-cell table:number-columns-repeated="2" office:value-type="string">
            <text:p>15 ♐ 06' 47"</text:p>
          </table:table-cell>
          <table:table-cell office:value-type="float" office:value="1.17908898307414">
            <text:p>1.1790889831</text:p>
          </table:table-cell>
          <table:table-cell office:value-type="float" office:value="0.22025231574475">
            <text:p>0.2202523157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4185.39484954">
            <text:p>2424185.39484954</text:p>
          </table:table-cell>
          <table:table-cell office:value-type="string">
            <text:p>1925-02-03 16:28:35.625000 EST-0500</text:p>
          </table:table-cell>
          <table:table-cell office:value-type="float" office:value="0">
            <text:p>0</text:p>
          </table:table-cell>
          <table:table-cell office:value-type="float" office:value="294.925224811116">
            <text:p>294.9252248111</text:p>
          </table:table-cell>
          <table:table-cell office:value-type="float" office:value="294.925198985492">
            <text:p>294.9251989855</text:p>
          </table:table-cell>
          <table:table-cell table:number-columns-repeated="2" office:value-type="string">
            <text:p>24 ♑ 55' 30"</text:p>
          </table:table-cell>
          <table:table-cell office:value-type="float" office:value="1.44997454033978">
            <text:p>1.4499745403</text:p>
          </table:table-cell>
          <table:table-cell office:value-type="float" office:value="1.2484076259474">
            <text:p>1.2484076259</text:p>
          </table:table-cell>
          <table:table-cell office:value-type="float" office:value="272.11748383774">
            <text:p>272.1174838377</text:p>
          </table:table-cell>
          <table:table-cell office:value-type="float" office:value="272.117458012115">
            <text:p>272.1174580121</text:p>
          </table:table-cell>
          <table:table-cell table:number-columns-repeated="2" office:value-type="string">
            <text:p><text:s/>2 ♑ 07' 02"</text:p>
          </table:table-cell>
          <table:table-cell office:value-type="float" office:value="1.44996125091693">
            <text:p>1.4499612509</text:p>
          </table:table-cell>
          <table:table-cell office:value-type="float" office:value="1.24839434838443">
            <text:p>1.248394348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215.05476852">
            <text:p>2424215.05476852</text:p>
          </table:table-cell>
          <table:table-cell office:value-type="string">
            <text:p>1925-03-05 08:18:52.031250 EST-0500</text:p>
          </table:table-cell>
          <table:table-cell office:value-type="float" office:value="0">
            <text:p>0</text:p>
          </table:table-cell>
          <table:table-cell office:value-type="float" office:value="344.476863437026">
            <text:p>344.476863437</text:p>
          </table:table-cell>
          <table:table-cell office:value-type="float" office:value="344.476854844425">
            <text:p>344.4768548444</text:p>
          </table:table-cell>
          <table:table-cell table:number-columns-repeated="2" office:value-type="string">
            <text:p>14 ♓ 28' 36"</text:p>
          </table:table-cell>
          <table:table-cell office:value-type="float" office:value="1.90554470827685">
            <text:p>1.9055447083</text:p>
          </table:table-cell>
          <table:table-cell office:value-type="float" office:value="1.00098335802164">
            <text:p>1.000983358</text:p>
          </table:table-cell>
          <table:table-cell office:value-type="float" office:value="321.668205039674">
            <text:p>321.6682050397</text:p>
          </table:table-cell>
          <table:table-cell office:value-type="float" office:value="321.668196447073">
            <text:p>321.6681964471</text:p>
          </table:table-cell>
          <table:table-cell table:number-columns-repeated="2" office:value-type="string">
            <text:p>21 ♒ 40' 05"</text:p>
          </table:table-cell>
          <table:table-cell office:value-type="float" office:value="1.9055416270434">
            <text:p>1.905541627</text:p>
          </table:table-cell>
          <table:table-cell office:value-type="float" office:value="1.0009805147791">
            <text:p>1.0009805148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4218.57405093">
            <text:p>2424218.57405093</text:p>
          </table:table-cell>
          <table:table-cell office:value-type="string">
            <text:p>1925-03-08 20:46:38.437500 EST-0500</text:p>
          </table:table-cell>
          <table:table-cell office:value-type="float" office:value="0">
            <text:p>0</text:p>
          </table:table-cell>
          <table:table-cell office:value-type="float" office:value="351.267441756807">
            <text:p>351.2674417568</text:p>
          </table:table-cell>
          <table:table-cell office:value-type="float" office:value="351.267227870126">
            <text:p>351.2672278701</text:p>
          </table:table-cell>
          <table:table-cell table:number-columns-repeated="2" office:value-type="string">
            <text:p>21 ♓ 16' 02"</text:p>
          </table:table-cell>
          <table:table-cell office:value-type="float" office:value="1.95075738587583">
            <text:p>1.9507573859</text:p>
          </table:table-cell>
          <table:table-cell office:value-type="float" office:value="0.0571252276840544">
            <text:p>0.0571252277</text:p>
          </table:table-cell>
          <table:table-cell office:value-type="float" office:value="328.458682158005">
            <text:p>328.458682158</text:p>
          </table:table-cell>
          <table:table-cell office:value-type="float" office:value="328.458468271324">
            <text:p>328.4584682713</text:p>
          </table:table-cell>
          <table:table-cell office:value-type="string">
            <text:p>28 ♒ 27' 31"</text:p>
          </table:table-cell>
          <table:table-cell office:value-type="string">
            <text:p>28 ♒ 27' 30"</text:p>
          </table:table-cell>
          <table:table-cell office:value-type="float" office:value="1.9507823999258">
            <text:p>1.9507823999</text:p>
          </table:table-cell>
          <table:table-cell office:value-type="float" office:value="0.0571503844127386">
            <text:p>0.0571503844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4222.05109954">
            <text:p>2424222.05109954</text:p>
          </table:table-cell>
          <table:table-cell office:value-type="string">
            <text:p>1925-03-12 08:13:35.625000 EST-0500</text:p>
          </table:table-cell>
          <table:table-cell office:value-type="float" office:value="0">
            <text:p>0</text:p>
          </table:table-cell>
          <table:table-cell office:value-type="float" office:value="351.466059596853">
            <text:p>351.4660595969</text:p>
          </table:table-cell>
          <table:table-cell office:value-type="float" office:value="351.465969910895">
            <text:p>351.4659699109</text:p>
          </table:table-cell>
          <table:table-cell table:number-columns-repeated="2" office:value-type="string">
            <text:p>21 ♓ 27' 57"</text:p>
          </table:table-cell>
          <table:table-cell office:value-type="float" office:value="0.997072109675684">
            <text:p>0.9970721097</text:p>
          </table:table-cell>
          <table:table-cell office:value-type="float" office:value="0.0571778622618412">
            <text:p>0.0571778623</text:p>
          </table:table-cell>
          <table:table-cell office:value-type="float" office:value="328.657294283884">
            <text:p>328.6572942839</text:p>
          </table:table-cell>
          <table:table-cell office:value-type="float" office:value="328.657204597926">
            <text:p>328.6572045979</text:p>
          </table:table-cell>
          <table:table-cell office:value-type="string">
            <text:p>28 ♒ 39' 26"</text:p>
          </table:table-cell>
          <table:table-cell office:value-type="string">
            <text:p>28 ♒ 39' 25"</text:p>
          </table:table-cell>
          <table:table-cell office:value-type="float" office:value="0.997111577369244">
            <text:p>0.9971115774</text:p>
          </table:table-cell>
          <table:table-cell office:value-type="float" office:value="0.0572173363795193">
            <text:p>0.0572173364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4231.1690162">
            <text:p>2424231.1690162</text:p>
          </table:table-cell>
          <table:table-cell office:value-type="string">
            <text:p>1925-03-21 11:03:23.906250 EST-0500</text:p>
          </table:table-cell>
          <table:table-cell office:value-type="float" office:value="0">
            <text:p>0</text:p>
          </table:table-cell>
          <table:table-cell office:value-type="float" office:value="351.986313107929">
            <text:p>351.9863131079</text:p>
          </table:table-cell>
          <table:table-cell office:value-type="float" office:value="351.986240144186">
            <text:p>351.9862401442</text:p>
          </table:table-cell>
          <table:table-cell table:number-columns-repeated="2" office:value-type="string">
            <text:p>21 ♓ 59' 10"</text:p>
          </table:table-cell>
          <table:table-cell office:value-type="float" office:value="1.2433347931387">
            <text:p>1.2433347931</text:p>
          </table:table-cell>
          <table:table-cell office:value-type="float" office:value="0.0567344312931472">
            <text:p>0.0567344313</text:p>
          </table:table-cell>
          <table:table-cell office:value-type="float" office:value="329.177237188414">
            <text:p>329.1772371884</text:p>
          </table:table-cell>
          <table:table-cell office:value-type="float" office:value="329.177164224671">
            <text:p>329.1771642247</text:p>
          </table:table-cell>
          <table:table-cell office:value-type="string">
            <text:p>29 ♒ 10' 38"</text:p>
          </table:table-cell>
          <table:table-cell office:value-type="string">
            <text:p>29 ♒ 10' 37"</text:p>
          </table:table-cell>
          <table:table-cell office:value-type="float" office:value="1.24335045249275">
            <text:p>1.2433504525</text:p>
          </table:table-cell>
          <table:table-cell office:value-type="float" office:value="0.056750267559362">
            <text:p>0.056750267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259.21076389">
            <text:p>2424259.21076389</text:p>
          </table:table-cell>
          <table:table-cell office:value-type="string">
            <text:p>1925-04-18 12:03:30.937500 EST-0500</text:p>
          </table:table-cell>
          <table:table-cell office:value-type="float" office:value="0">
            <text:p>0</text:p>
          </table:table-cell>
          <table:table-cell office:value-type="float" office:value="28.1424196678501">
            <text:p>28.1424196679</text:p>
          </table:table-cell>
          <table:table-cell office:value-type="float" office:value="28.1426786887455">
            <text:p>28.1426786887</text:p>
          </table:table-cell>
          <table:table-cell office:value-type="string">
            <text:p>28 ♈ 08' 32"</text:p>
          </table:table-cell>
          <table:table-cell office:value-type="string">
            <text:p>28 ♈ 08' 33"</text:p>
          </table:table-cell>
          <table:table-cell office:value-type="float" office:value="-0.706801087096383">
            <text:p>-0.7068010871</text:p>
          </table:table-cell>
          <table:table-cell office:value-type="float" office:value="0.976844850188237">
            <text:p>0.9768448502</text:p>
          </table:table-cell>
          <table:table-cell office:value-type="float" office:value="5.33265440212374">
            <text:p>5.3326544021</text:p>
          </table:table-cell>
          <table:table-cell office:value-type="float" office:value="5.33291342301913">
            <text:p>5.332913423</text:p>
          </table:table-cell>
          <table:table-cell office:value-type="string">
            <text:p><text:s/>5 ♈ 19' 57"</text:p>
          </table:table-cell>
          <table:table-cell office:value-type="string">
            <text:p><text:s/>5 ♈ 19' 58"</text:p>
          </table:table-cell>
          <table:table-cell office:value-type="float" office:value="-0.706779231557968">
            <text:p>-0.7067792316</text:p>
          </table:table-cell>
          <table:table-cell office:value-type="float" office:value="0.976866488712041">
            <text:p>0.9768664887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4259.92244213">
            <text:p>2424259.92244213</text:p>
          </table:table-cell>
          <table:table-cell office:value-type="string">
            <text:p>1925-04-19 05:08:19.218750 EST-0500</text:p>
          </table:table-cell>
          <table:table-cell office:value-type="float" office:value="0">
            <text:p>0</text:p>
          </table:table-cell>
          <table:table-cell office:value-type="float" office:value="27.6376442565221">
            <text:p>27.6376442565</text:p>
          </table:table-cell>
          <table:table-cell office:value-type="float" office:value="27.6377529176066">
            <text:p>27.6377529176</text:p>
          </table:table-cell>
          <table:table-cell table:number-columns-repeated="2" office:value-type="string">
            <text:p>27 ♈ 38' 15"</text:p>
          </table:table-cell>
          <table:table-cell office:value-type="float" office:value="-0.710632656073447">
            <text:p>-0.7106326561</text:p>
          </table:table-cell>
          <table:table-cell office:value-type="float" office:value="1.23665152748595">
            <text:p>1.2366515275</text:p>
          </table:table-cell>
          <table:table-cell office:value-type="float" office:value="4.82786997400887">
            <text:p>4.827869974</text:p>
          </table:table-cell>
          <table:table-cell office:value-type="float" office:value="4.82797863509337">
            <text:p>4.8279786351</text:p>
          </table:table-cell>
          <table:table-cell table:number-columns-repeated="2" office:value-type="string">
            <text:p><text:s/>4 ♈ 49' 40"</text:p>
          </table:table-cell>
          <table:table-cell office:value-type="float" office:value="-0.710603420969797">
            <text:p>-0.710603421</text:p>
          </table:table-cell>
          <table:table-cell office:value-type="float" office:value="1.23668053883319">
            <text:p>1.2366805388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4264.52424768">
            <text:p>2424264.52424768</text:p>
          </table:table-cell>
          <table:table-cell office:value-type="string">
            <text:p>1925-04-23 19:34:55.312500 EST-0500</text:p>
          </table:table-cell>
          <table:table-cell office:value-type="float" office:value="0">
            <text:p>0</text:p>
          </table:table-cell>
          <table:table-cell office:value-type="float" office:value="33.326246766757">
            <text:p>33.3262467668</text:p>
          </table:table-cell>
          <table:table-cell office:value-type="float" office:value="33.3261956999837">
            <text:p>33.3261957</text:p>
          </table:table-cell>
          <table:table-cell table:number-columns-repeated="2" office:value-type="string">
            <text:p><text:s/>3 ♉ 19' 34"</text:p>
          </table:table-cell>
          <table:table-cell office:value-type="float" office:value="1.23562191432923">
            <text:p>1.2356219143</text:p>
          </table:table-cell>
          <table:table-cell office:value-type="float" office:value="0.974197226598591">
            <text:p>0.9741972266</text:p>
          </table:table-cell>
          <table:table-cell office:value-type="float" office:value="10.5164326144628">
            <text:p>10.5164326145</text:p>
          </table:table-cell>
          <table:table-cell office:value-type="float" office:value="10.5163815476895">
            <text:p>10.5163815477</text:p>
          </table:table-cell>
          <table:table-cell office:value-type="string">
            <text:p>10 ♈ 30' 59"</text:p>
          </table:table-cell>
          <table:table-cell office:value-type="string">
            <text:p>10 ♈ 30' 58"</text:p>
          </table:table-cell>
          <table:table-cell office:value-type="float" office:value="1.2356359042131">
            <text:p>1.2356359042</text:p>
          </table:table-cell>
          <table:table-cell office:value-type="float" office:value="0.974211025719433">
            <text:p>0.9742110257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24299.62434028">
            <text:p>2424299.62434028</text:p>
          </table:table-cell>
          <table:table-cell office:value-type="string">
            <text:p>1925-05-28 21:59:03.750000 EST-0500</text:p>
          </table:table-cell>
          <table:table-cell office:value-type="float" office:value="0">
            <text:p>0</text:p>
          </table:table-cell>
          <table:table-cell office:value-type="float" office:value="102.167121647395">
            <text:p>102.1671216474</text:p>
          </table:table-cell>
          <table:table-cell office:value-type="float" office:value="102.167004539638">
            <text:p>102.1670045396</text:p>
          </table:table-cell>
          <table:table-cell table:number-columns-repeated="2" office:value-type="string">
            <text:p>12 ♋ 10' 01"</text:p>
          </table:table-cell>
          <table:table-cell office:value-type="float" office:value="0.632832718245247">
            <text:p>0.6328327182</text:p>
          </table:table-cell>
          <table:table-cell office:value-type="float" office:value="0.0215000250702268">
            <text:p>0.0215000251</text:p>
          </table:table-cell>
          <table:table-cell office:value-type="float" office:value="79.3559126135126">
            <text:p>79.3559126135</text:p>
          </table:table-cell>
          <table:table-cell office:value-type="float" office:value="79.3557955057554">
            <text:p>79.3557955058</text:p>
          </table:table-cell>
          <table:table-cell office:value-type="string">
            <text:p>19 ♊ 21' 21"</text:p>
          </table:table-cell>
          <table:table-cell office:value-type="string">
            <text:p>19 ♊ 21' 20"</text:p>
          </table:table-cell>
          <table:table-cell office:value-type="float" office:value="0.632829578020166">
            <text:p>0.632829578</text:p>
          </table:table-cell>
          <table:table-cell office:value-type="float" office:value="0.0214969730586945">
            <text:p>0.0214969731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4320.92048611">
            <text:p>2424320.92048611</text:p>
          </table:table-cell>
          <table:table-cell office:value-type="string">
            <text:p>1925-06-19 05:05:30.468750 EST-0500</text:p>
          </table:table-cell>
          <table:table-cell office:value-type="float" office:value="0">
            <text:p>0</text:p>
          </table:table-cell>
          <table:table-cell office:value-type="float" office:value="102.663824845083">
            <text:p>102.6638248451</text:p>
          </table:table-cell>
          <table:table-cell office:value-type="float" office:value="102.663742544078">
            <text:p>102.6637425441</text:p>
          </table:table-cell>
          <table:table-cell table:number-columns-repeated="2" office:value-type="string">
            <text:p>12 ♋ 39' 49"</text:p>
          </table:table-cell>
          <table:table-cell office:value-type="float" office:value="1.22442163181456">
            <text:p>1.2244216318</text:p>
          </table:table-cell>
          <table:table-cell office:value-type="float" office:value="0.0247732859448934">
            <text:p>0.0247732859</text:p>
          </table:table-cell>
          <table:table-cell office:value-type="float" office:value="79.8517182810201">
            <text:p>79.851718281</text:p>
          </table:table-cell>
          <table:table-cell office:value-type="float" office:value="79.851635980015">
            <text:p>79.85163598</text:p>
          </table:table-cell>
          <table:table-cell office:value-type="string">
            <text:p>19 ♊ 51' 06"</text:p>
          </table:table-cell>
          <table:table-cell office:value-type="string">
            <text:p>19 ♊ 51' 05"</text:p>
          </table:table-cell>
          <table:table-cell office:value-type="float" office:value="1.22440249990913">
            <text:p>1.2244024999</text:p>
          </table:table-cell>
          <table:table-cell office:value-type="float" office:value="0.0247540743705482">
            <text:p>0.024754074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321.69295139">
            <text:p>2424321.69295139</text:p>
          </table:table-cell>
          <table:table-cell office:value-type="string">
            <text:p>1925-06-19 23:37:51.093750 EST-0500</text:p>
          </table:table-cell>
          <table:table-cell office:value-type="float" office:value="0">
            <text:p>0</text:p>
          </table:table-cell>
          <table:table-cell office:value-type="float" office:value="88.3274813825007">
            <text:p>88.3274813825</text:p>
          </table:table-cell>
          <table:table-cell office:value-type="float" office:value="88.3273429233568">
            <text:p>88.3273429234</text:p>
          </table:table-cell>
          <table:table-cell table:number-columns-repeated="2" office:value-type="string">
            <text:p>28 ♊ 19' 38"</text:p>
          </table:table-cell>
          <table:table-cell office:value-type="float" office:value="2.19469758309316">
            <text:p>2.1946975831</text:p>
          </table:table-cell>
          <table:table-cell office:value-type="float" office:value="0.954533732669095">
            <text:p>0.9545337327</text:p>
          </table:table-cell>
          <table:table-cell office:value-type="float" office:value="65.51532847298">
            <text:p>65.515328473</text:p>
          </table:table-cell>
          <table:table-cell office:value-type="float" office:value="65.515190013836">
            <text:p>65.5151900138</text:p>
          </table:table-cell>
          <table:table-cell office:value-type="string">
            <text:p><text:s/>5 ♊ 30' 55"</text:p>
          </table:table-cell>
          <table:table-cell office:value-type="string">
            <text:p><text:s/>5 ♊ 30' 54"</text:p>
          </table:table-cell>
          <table:table-cell office:value-type="float" office:value="2.19467352332189">
            <text:p>2.1946735233</text:p>
          </table:table-cell>
          <table:table-cell office:value-type="float" office:value="0.954509675392934">
            <text:p>0.9545096754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4328.44172454">
            <text:p>2424328.44172454</text:p>
          </table:table-cell>
          <table:table-cell office:value-type="string">
            <text:p>1925-06-26 17:36:05.625000 EST-0500</text:p>
          </table:table-cell>
          <table:table-cell office:value-type="float" office:value="0">
            <text:p>0</text:p>
          </table:table-cell>
          <table:table-cell office:value-type="float" office:value="102.85250387495">
            <text:p>102.852503875</text:p>
          </table:table-cell>
          <table:table-cell office:value-type="float" office:value="102.852317761759">
            <text:p>102.8523177618</text:p>
          </table:table-cell>
          <table:table-cell office:value-type="string">
            <text:p>12 ♋ 51' 09"</text:p>
          </table:table-cell>
          <table:table-cell office:value-type="string">
            <text:p>12 ♋ 51' 08"</text:p>
          </table:table-cell>
          <table:table-cell office:value-type="float" office:value="2.08358974706421">
            <text:p>2.0835897471</text:p>
          </table:table-cell>
          <table:table-cell office:value-type="float" office:value="0.0252910256590286">
            <text:p>0.0252910257</text:p>
          </table:table-cell>
          <table:table-cell office:value-type="float" office:value="80.0399801704362">
            <text:p>80.0399801704</text:p>
          </table:table-cell>
          <table:table-cell office:value-type="float" office:value="80.0397940572456">
            <text:p>80.0397940572</text:p>
          </table:table-cell>
          <table:table-cell table:number-columns-repeated="2" office:value-type="string">
            <text:p>20 ♊ 02' 23"</text:p>
          </table:table-cell>
          <table:table-cell office:value-type="float" office:value="2.0835972394736">
            <text:p>2.0835972395</text:p>
          </table:table-cell>
          <table:table-cell office:value-type="float" office:value="0.025298673544119">
            <text:p>0.0252986735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4337.15730324">
            <text:p>2424337.15730324</text:p>
          </table:table-cell>
          <table:table-cell office:value-type="string">
            <text:p>1925-07-05 10:46:31.406250 EST-0500</text:p>
          </table:table-cell>
          <table:table-cell office:value-type="float" office:value="0">
            <text:p>0</text:p>
          </table:table-cell>
          <table:table-cell office:value-type="float" office:value="103.07424894006">
            <text:p>103.0742489401</text:p>
          </table:table-cell>
          <table:table-cell office:value-type="float" office:value="103.074079991734">
            <text:p>103.0740799917</text:p>
          </table:table-cell>
          <table:table-cell office:value-type="string">
            <text:p>13 ♋ 04' 27"</text:p>
          </table:table-cell>
          <table:table-cell office:value-type="string">
            <text:p>13 ♋ 04' 26"</text:p>
          </table:table-cell>
          <table:table-cell office:value-type="float" office:value="0.952952144512352">
            <text:p>0.9529521445</text:p>
          </table:table-cell>
          <table:table-cell office:value-type="float" office:value="0.0255564489275984">
            <text:p>0.0255564489</text:p>
          </table:table-cell>
          <table:table-cell office:value-type="float" office:value="80.2613538586995">
            <text:p>80.2613538587</text:p>
          </table:table-cell>
          <table:table-cell office:value-type="float" office:value="80.2611849103731">
            <text:p>80.2611849104</text:p>
          </table:table-cell>
          <table:table-cell table:number-columns-repeated="2" office:value-type="string">
            <text:p>20 ♊ 15' 40"</text:p>
          </table:table-cell>
          <table:table-cell office:value-type="float" office:value="0.952905363339458">
            <text:p>0.9529053633</text:p>
          </table:table-cell>
          <table:table-cell office:value-type="float" office:value="0.025509701632355">
            <text:p>0.0255097016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4342.50300926">
            <text:p>2424342.50300926</text:p>
          </table:table-cell>
          <table:table-cell office:value-type="string">
            <text:p>1925-07-10 19:04:20.156250 EST-0500</text:p>
          </table:table-cell>
          <table:table-cell office:value-type="float" office:value="0">
            <text:p>0</text:p>
          </table:table-cell>
          <table:table-cell office:value-type="float" office:value="129.040812587561">
            <text:p>129.0408125876</text:p>
          </table:table-cell>
          <table:table-cell office:value-type="float" office:value="129.040787358622">
            <text:p>129.0407873586</text:p>
          </table:table-cell>
          <table:table-cell table:number-columns-repeated="2" office:value-type="string">
            <text:p><text:s/>9 ♌ 02' 26"</text:p>
          </table:table-cell>
          <table:table-cell office:value-type="float" office:value="1.62802589608171">
            <text:p>1.6280258961</text:p>
          </table:table-cell>
          <table:table-cell office:value-type="float" office:value="1.21961366651892">
            <text:p>1.2196136665</text:p>
          </table:table-cell>
          <table:table-cell office:value-type="float" office:value="106.227627936326">
            <text:p>106.2276279363</text:p>
          </table:table-cell>
          <table:table-cell office:value-type="float" office:value="106.227602707387">
            <text:p>106.2276027074</text:p>
          </table:table-cell>
          <table:table-cell table:number-columns-repeated="2" office:value-type="string">
            <text:p>16 ♋ 13' 39"</text:p>
          </table:table-cell>
          <table:table-cell office:value-type="float" office:value="1.62804482004248">
            <text:p>1.62804482</text:p>
          </table:table-cell>
          <table:table-cell office:value-type="float" office:value="1.21963258077176">
            <text:p>1.2196325808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4342.69270833">
            <text:p>2424342.69270833</text:p>
          </table:table-cell>
          <table:table-cell office:value-type="string">
            <text:p>1925-07-10 23:37:30.000000 EST-0500</text:p>
          </table:table-cell>
          <table:table-cell office:value-type="float" office:value="0">
            <text:p>0</text:p>
          </table:table-cell>
          <table:table-cell office:value-type="float" office:value="129.349039824294">
            <text:p>129.3490398243</text:p>
          </table:table-cell>
          <table:table-cell office:value-type="float" office:value="129.34903331361">
            <text:p>129.3490333136</text:p>
          </table:table-cell>
          <table:table-cell table:number-columns-repeated="2" office:value-type="string">
            <text:p><text:s/>9 ♌ 20' 56"</text:p>
          </table:table-cell>
          <table:table-cell office:value-type="float" office:value="1.62161819326689">
            <text:p>1.6216181933</text:p>
          </table:table-cell>
          <table:table-cell office:value-type="float" office:value="0.630572968589399">
            <text:p>0.6305729686</text:p>
          </table:table-cell>
          <table:table-cell office:value-type="float" office:value="106.535851625176">
            <text:p>106.5358516252</text:p>
          </table:table-cell>
          <table:table-cell office:value-type="float" office:value="106.535845114491">
            <text:p>106.5358451145</text:p>
          </table:table-cell>
          <table:table-cell table:number-columns-repeated="2" office:value-type="string">
            <text:p>16 ♋ 32' 09"</text:p>
          </table:table-cell>
          <table:table-cell office:value-type="float" office:value="1.62163798251252">
            <text:p>1.6216379825</text:p>
          </table:table-cell>
          <table:table-cell office:value-type="float" office:value="0.630592781929838">
            <text:p>0.6305927819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4342.82332176">
            <text:p>2424342.82332176</text:p>
          </table:table-cell>
          <table:table-cell office:value-type="string">
            <text:p>1925-07-11 02:45:35.156250 EST-0500</text:p>
          </table:table-cell>
          <table:table-cell office:value-type="float" office:value="0">
            <text:p>0</text:p>
          </table:table-cell>
          <table:table-cell office:value-type="float" office:value="129.4314341098">
            <text:p>129.4314341098</text:p>
          </table:table-cell>
          <table:table-cell office:value-type="float" office:value="129.431395096127">
            <text:p>129.4313950961</text:p>
          </table:table-cell>
          <table:table-cell table:number-columns-repeated="2" office:value-type="string">
            <text:p><text:s/>9 ♌ 25' 53"</text:p>
          </table:table-cell>
          <table:table-cell office:value-type="float" office:value="1.21954697716075">
            <text:p>1.2195469772</text:p>
          </table:table-cell>
          <table:table-cell office:value-type="float" office:value="0.630580679210135">
            <text:p>0.6305806792</text:p>
          </table:table-cell>
          <table:table-cell office:value-type="float" office:value="106.618243550074">
            <text:p>106.6182435501</text:p>
          </table:table-cell>
          <table:table-cell office:value-type="float" office:value="106.6182045364">
            <text:p>106.6182045364</text:p>
          </table:table-cell>
          <table:table-cell table:number-columns-repeated="2" office:value-type="string">
            <text:p>16 ♋ 37' 05"</text:p>
          </table:table-cell>
          <table:table-cell office:value-type="float" office:value="1.21956720355139">
            <text:p>1.2195672036</text:p>
          </table:table-cell>
          <table:table-cell office:value-type="float" office:value="0.630600937537264">
            <text:p>0.6306009375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4350.77204861">
            <text:p>2424350.77204861</text:p>
          </table:table-cell>
          <table:table-cell office:value-type="string">
            <text:p>1925-07-19 01:31:45.468750 EST-0500</text:p>
          </table:table-cell>
          <table:table-cell office:value-type="float" office:value="0">
            <text:p>0</text:p>
          </table:table-cell>
          <table:table-cell office:value-type="float" office:value="141.332841016205">
            <text:p>141.3328410162</text:p>
          </table:table-cell>
          <table:table-cell office:value-type="float" office:value="141.332765134143">
            <text:p>141.3327651341</text:p>
          </table:table-cell>
          <table:table-cell office:value-type="string">
            <text:p>21 ♌ 19' 58"</text:p>
          </table:table-cell>
          <table:table-cell office:value-type="string">
            <text:p>21 ♌ 19' 57"</text:p>
          </table:table-cell>
          <table:table-cell office:value-type="float" office:value="1.34134576798601">
            <text:p>1.341345768</text:p>
          </table:table-cell>
          <table:table-cell office:value-type="float" office:value="0.0341786015407804">
            <text:p>0.0341786015</text:p>
          </table:table-cell>
          <table:table-cell office:value-type="float" office:value="118.519328456329">
            <text:p>118.5193284563</text:p>
          </table:table-cell>
          <table:table-cell office:value-type="float" office:value="118.519252574267">
            <text:p>118.5192525743</text:p>
          </table:table-cell>
          <table:table-cell table:number-columns-repeated="2" office:value-type="string">
            <text:p>28 ♋ 31' 09"</text:p>
          </table:table-cell>
          <table:table-cell office:value-type="float" office:value="1.34132305345571">
            <text:p>1.3413230535</text:p>
          </table:table-cell>
          <table:table-cell office:value-type="float" office:value="0.0341558960723241">
            <text:p>0.0341558961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4352.6433912">
            <text:p>2424352.6433912</text:p>
          </table:table-cell>
          <table:table-cell office:value-type="string">
            <text:p>1925-07-20 22:26:29.062500 EST-0500</text:p>
          </table:table-cell>
          <table:table-cell office:value-type="float" office:value="0">
            <text:p>0</text:p>
          </table:table-cell>
          <table:table-cell office:value-type="float" office:value="141.39731136866">
            <text:p>141.3973113687</text:p>
          </table:table-cell>
          <table:table-cell office:value-type="float" office:value="141.397081247024">
            <text:p>141.397081247</text:p>
          </table:table-cell>
          <table:table-cell office:value-type="string">
            <text:p>21 ♌ 23' 50"</text:p>
          </table:table-cell>
          <table:table-cell office:value-type="string">
            <text:p>21 ♌ 23' 49"</text:p>
          </table:table-cell>
          <table:table-cell office:value-type="float" office:value="1.2173354315159">
            <text:p>1.2173354315</text:p>
          </table:table-cell>
          <table:table-cell office:value-type="float" office:value="0.0345531678548398">
            <text:p>0.0345531679</text:p>
          </table:table-cell>
          <table:table-cell office:value-type="float" office:value="118.58369151804">
            <text:p>118.583691518</text:p>
          </table:table-cell>
          <table:table-cell office:value-type="float" office:value="118.583461396404">
            <text:p>118.5834613964</text:p>
          </table:table-cell>
          <table:table-cell office:value-type="string">
            <text:p>28 ♋ 35' 01"</text:p>
          </table:table-cell>
          <table:table-cell office:value-type="string">
            <text:p>28 ♋ 35' 00"</text:p>
          </table:table-cell>
          <table:table-cell office:value-type="float" office:value="1.21732134380346">
            <text:p>1.2173213438</text:p>
          </table:table-cell>
          <table:table-cell office:value-type="float" office:value="0.0345393040688028">
            <text:p>0.0345393041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24362.31696759">
            <text:p>2424362.31696759</text:p>
          </table:table-cell>
          <table:table-cell office:value-type="string">
            <text:p>1925-07-30 14:36:26.718750 EST-0500</text:p>
          </table:table-cell>
          <table:table-cell office:value-type="float" office:value="0">
            <text:p>0</text:p>
          </table:table-cell>
          <table:table-cell office:value-type="float" office:value="141.739214173202">
            <text:p>141.7392141732</text:p>
          </table:table-cell>
          <table:table-cell office:value-type="float" office:value="141.739150428194">
            <text:p>141.7391504282</text:p>
          </table:table-cell>
          <table:table-cell office:value-type="string">
            <text:p>21 ♌ 44' 21"</text:p>
          </table:table-cell>
          <table:table-cell office:value-type="string">
            <text:p>21 ♌ 44' 20"</text:p>
          </table:table-cell>
          <table:table-cell office:value-type="float" office:value="0.632169381701596">
            <text:p>0.6321693817</text:p>
          </table:table-cell>
          <table:table-cell office:value-type="float" office:value="0.0360937280437202">
            <text:p>0.036093728</text:p>
          </table:table-cell>
          <table:table-cell office:value-type="float" office:value="118.925319910472">
            <text:p>118.9253199105</text:p>
          </table:table-cell>
          <table:table-cell office:value-type="float" office:value="118.925256165465">
            <text:p>118.9252561655</text:p>
          </table:table-cell>
          <table:table-cell office:value-type="string">
            <text:p>28 ♋ 55' 31"</text:p>
          </table:table-cell>
          <table:table-cell office:value-type="string">
            <text:p>28 ♋ 55' 30"</text:p>
          </table:table-cell>
          <table:table-cell office:value-type="float" office:value="0.632154466047166">
            <text:p>0.632154466</text:p>
          </table:table-cell>
          <table:table-cell office:value-type="float" office:value="0.0360787631975967">
            <text:p>0.0360787632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4364.49958333">
            <text:p>2424364.49958333</text:p>
          </table:table-cell>
          <table:table-cell office:value-type="string">
            <text:p>1925-08-01 18:59:24.843750 EST-0500</text:p>
          </table:table-cell>
          <table:table-cell office:value-type="float" office:value="0">
            <text:p>0</text:p>
          </table:table-cell>
          <table:table-cell office:value-type="float" office:value="155.806592213969">
            <text:p>155.806592214</text:p>
          </table:table-cell>
          <table:table-cell office:value-type="float" office:value="155.806611477131">
            <text:p>155.8066114771</text:p>
          </table:table-cell>
          <table:table-cell table:number-columns-repeated="2" office:value-type="string">
            <text:p><text:s/>5 ♍ 48' 23"</text:p>
          </table:table-cell>
          <table:table-cell office:value-type="float" office:value="0.714713017828598">
            <text:p>0.7147130178</text:p>
          </table:table-cell>
          <table:table-cell office:value-type="float" office:value="1.21308562822203">
            <text:p>1.2130856282</text:p>
          </table:table-cell>
          <table:table-cell office:value-type="float" office:value="132.992552505138">
            <text:p>132.9925525051</text:p>
          </table:table-cell>
          <table:table-cell office:value-type="float" office:value="132.992571768301">
            <text:p>132.9925717683</text:p>
          </table:table-cell>
          <table:table-cell table:number-columns-repeated="2" office:value-type="string">
            <text:p>12 ♌ 59' 33"</text:p>
          </table:table-cell>
          <table:table-cell office:value-type="float" office:value="0.71467622209522">
            <text:p>0.7146762221</text:p>
          </table:table-cell>
          <table:table-cell office:value-type="float" office:value="1.21304845724939">
            <text:p>1.2130484572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4378.21174768">
            <text:p>2424378.21174768</text:p>
          </table:table-cell>
          <table:table-cell office:value-type="string">
            <text:p>1925-08-15 12:04:55.312500 EST-0500</text:p>
          </table:table-cell>
          <table:table-cell office:value-type="float" office:value="0">
            <text:p>0</text:p>
          </table:table-cell>
          <table:table-cell office:value-type="float" office:value="142.323221514358">
            <text:p>142.3232215144</text:p>
          </table:table-cell>
          <table:table-cell office:value-type="float" office:value="142.323142029003">
            <text:p>142.323142029</text:p>
          </table:table-cell>
          <table:table-cell table:number-columns-repeated="2" office:value-type="string">
            <text:p>22 ♌ 19' 23"</text:p>
          </table:table-cell>
          <table:table-cell office:value-type="float" office:value="0.961433270197123">
            <text:p>0.9614332702</text:p>
          </table:table-cell>
          <table:table-cell office:value-type="float" office:value="0.0370998928704269">
            <text:p>0.0370998929</text:p>
          </table:table-cell>
          <table:table-cell office:value-type="float" office:value="119.508675930334">
            <text:p>119.5086759303</text:p>
          </table:table-cell>
          <table:table-cell office:value-type="float" office:value="119.508596444979">
            <text:p>119.508596445</text:p>
          </table:table-cell>
          <table:table-cell office:value-type="string">
            <text:p>29 ♋ 30' 31"</text:p>
          </table:table-cell>
          <table:table-cell office:value-type="string">
            <text:p>29 ♋ 30' 30"</text:p>
          </table:table-cell>
          <table:table-cell office:value-type="float" office:value="0.961420878649157">
            <text:p>0.9614208786</text:p>
          </table:table-cell>
          <table:table-cell office:value-type="float" office:value="0.0370874616821753">
            <text:p>0.0370874617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4383.71126157">
            <text:p>2424383.71126157</text:p>
          </table:table-cell>
          <table:table-cell office:value-type="string">
            <text:p>1925-08-21 00:04:13.125000 EST-0500</text:p>
          </table:table-cell>
          <table:table-cell office:value-type="float" office:value="0">
            <text:p>0</text:p>
          </table:table-cell>
          <table:table-cell office:value-type="float" office:value="155.29717014045">
            <text:p>155.2971701405</text:p>
          </table:table-cell>
          <table:table-cell office:value-type="float" office:value="155.29751556866">
            <text:p>155.2975155687</text:p>
          </table:table-cell>
          <table:table-cell office:value-type="string">
            <text:p><text:s/>5 ♍ 17' 49"</text:p>
          </table:table-cell>
          <table:table-cell office:value-type="string">
            <text:p><text:s/>5 ♍ 17' 51"</text:p>
          </table:table-cell>
          <table:table-cell office:value-type="float" office:value="-0.808090796732497">
            <text:p>-0.8080907967</text:p>
          </table:table-cell>
          <table:table-cell office:value-type="float" office:value="0.635746806983978">
            <text:p>0.635746807</text:p>
          </table:table-cell>
          <table:table-cell office:value-type="float" office:value="132.482450858024">
            <text:p>132.482450858</text:p>
          </table:table-cell>
          <table:table-cell office:value-type="float" office:value="132.482796286234">
            <text:p>132.4827962862</text:p>
          </table:table-cell>
          <table:table-cell office:value-type="string">
            <text:p>12 ♌ 28' 56"</text:p>
          </table:table-cell>
          <table:table-cell office:value-type="string">
            <text:p>12 ♌ 28' 58"</text:p>
          </table:table-cell>
          <table:table-cell office:value-type="float" office:value="-0.808059903986364">
            <text:p>-0.808059904</text:p>
          </table:table-cell>
          <table:table-cell office:value-type="float" office:value="0.635776516303408">
            <text:p>0.635776516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387.8841088">
            <text:p>2424387.8841088</text:p>
          </table:table-cell>
          <table:table-cell office:value-type="string">
            <text:p>1925-08-25 04:13:07.500000 EST-0500</text:p>
          </table:table-cell>
          <table:table-cell office:value-type="float" office:value="0">
            <text:p>0</text:p>
          </table:table-cell>
          <table:table-cell office:value-type="float" office:value="151.640132012485">
            <text:p>151.6401320125</text:p>
          </table:table-cell>
          <table:table-cell office:value-type="float" office:value="151.640338507318">
            <text:p>151.6403385073</text:p>
          </table:table-cell>
          <table:table-cell office:value-type="string">
            <text:p><text:s/>1 ♍ 38' 24"</text:p>
          </table:table-cell>
          <table:table-cell office:value-type="string">
            <text:p><text:s/>1 ♍ 38' 25"</text:p>
          </table:table-cell>
          <table:table-cell office:value-type="float" office:value="-0.896860321125677">
            <text:p>-0.8968603211</text:p>
          </table:table-cell>
          <table:table-cell office:value-type="float" office:value="0.965035867108817">
            <text:p>0.9650358671</text:p>
          </table:table-cell>
          <table:table-cell office:value-type="float" office:value="128.825384915435">
            <text:p>128.8253849154</text:p>
          </table:table-cell>
          <table:table-cell office:value-type="float" office:value="128.825591410267">
            <text:p>128.8255914103</text:p>
          </table:table-cell>
          <table:table-cell office:value-type="string">
            <text:p><text:s/>8 ♌ 49' 31"</text:p>
          </table:table-cell>
          <table:table-cell office:value-type="string">
            <text:p><text:s/>8 ♌ 49' 32"</text:p>
          </table:table-cell>
          <table:table-cell office:value-type="float" office:value="-0.896840706590464">
            <text:p>-0.8968407066</text:p>
          </table:table-cell>
          <table:table-cell office:value-type="float" office:value="0.965055741201378">
            <text:p>0.9650557412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24406.99226852">
            <text:p>2424406.99226852</text:p>
          </table:table-cell>
          <table:table-cell office:value-type="string">
            <text:p>1925-09-13 06:48:52.031250 EST-0500</text:p>
          </table:table-cell>
          <table:table-cell office:value-type="float" office:value="0">
            <text:p>0</text:p>
          </table:table-cell>
          <table:table-cell office:value-type="float" office:value="170.158649867985">
            <text:p>170.158649868</text:p>
          </table:table-cell>
          <table:table-cell office:value-type="float" office:value="170.158623714869">
            <text:p>170.1586237149</text:p>
          </table:table-cell>
          <table:table-cell table:number-columns-repeated="2" office:value-type="string">
            <text:p>20 ♍ 09' 31"</text:p>
          </table:table-cell>
          <table:table-cell office:value-type="float" office:value="0.974198407209471">
            <text:p>0.9741984072</text:p>
          </table:table-cell>
          <table:table-cell office:value-type="float" office:value="0.641539280069341">
            <text:p>0.6415392801</text:p>
          </table:table-cell>
          <table:table-cell office:value-type="float" office:value="147.343290358942">
            <text:p>147.3432903589</text:p>
          </table:table-cell>
          <table:table-cell office:value-type="float" office:value="147.343264205827">
            <text:p>147.3432642058</text:p>
          </table:table-cell>
          <table:table-cell table:number-columns-repeated="2" office:value-type="string">
            <text:p>27 ♌ 20' 35"</text:p>
          </table:table-cell>
          <table:table-cell office:value-type="float" office:value="0.974200692609137">
            <text:p>0.9742006926</text:p>
          </table:table-cell>
          <table:table-cell office:value-type="float" office:value="0.641541389162809">
            <text:p>0.6415413892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4419.65144676">
            <text:p>2424419.65144676</text:p>
          </table:table-cell>
          <table:table-cell office:value-type="string">
            <text:p>1925-09-25 22:38:05.156250 EST-0500</text:p>
          </table:table-cell>
          <table:table-cell office:value-type="float" office:value="0">
            <text:p>0</text:p>
          </table:table-cell>
          <table:table-cell office:value-type="float" office:value="221.92732866012">
            <text:p>221.9273286601</text:p>
          </table:table-cell>
          <table:table-cell office:value-type="float" office:value="221.927160566376">
            <text:p>221.9271605664</text:p>
          </table:table-cell>
          <table:table-cell office:value-type="string">
            <text:p>11 ♏ 55' 38"</text:p>
          </table:table-cell>
          <table:table-cell office:value-type="string">
            <text:p>11 ♏ 55' 37"</text:p>
          </table:table-cell>
          <table:table-cell office:value-type="float" office:value="1.17969627045367">
            <text:p>1.1796962705</text:p>
          </table:table-cell>
          <table:table-cell office:value-type="float" office:value="0.101551517940218">
            <text:p>0.1015515179</text:p>
          </table:table-cell>
          <table:table-cell office:value-type="float" office:value="199.111709326165">
            <text:p>199.1117093262</text:p>
          </table:table-cell>
          <table:table-cell office:value-type="float" office:value="199.111541232421">
            <text:p>199.1115412324</text:p>
          </table:table-cell>
          <table:table-cell office:value-type="string">
            <text:p>19 ♎ 06' 42"</text:p>
          </table:table-cell>
          <table:table-cell office:value-type="string">
            <text:p>19 ♎ 06' 41"</text:p>
          </table:table-cell>
          <table:table-cell office:value-type="float" office:value="1.17967843457841">
            <text:p>1.1796784346</text:p>
          </table:table-cell>
          <table:table-cell office:value-type="float" office:value="0.101533509897852">
            <text:p>0.1015335099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4423.78083333">
            <text:p>2424423.78083333</text:p>
          </table:table-cell>
          <table:table-cell office:value-type="string">
            <text:p>1925-09-30 01:44:24.843750 EST-0500</text:p>
          </table:table-cell>
          <table:table-cell office:value-type="float" office:value="0">
            <text:p>0</text:p>
          </table:table-cell>
          <table:table-cell office:value-type="float" office:value="180.972536533636">
            <text:p>180.9725365336</text:p>
          </table:table-cell>
          <table:table-cell office:value-type="float" office:value="180.972293315779">
            <text:p>180.9722933158</text:p>
          </table:table-cell>
          <table:table-cell office:value-type="string">
            <text:p><text:s/>0 ♎ 58' 21"</text:p>
          </table:table-cell>
          <table:table-cell office:value-type="string">
            <text:p><text:s/>0 ♎ 58' 20"</text:p>
          </table:table-cell>
          <table:table-cell office:value-type="float" office:value="1.81402025670971">
            <text:p>1.8140202567</text:p>
          </table:table-cell>
          <table:table-cell office:value-type="float" office:value="0.646674730248842">
            <text:p>0.6466747302</text:p>
          </table:table-cell>
          <table:table-cell office:value-type="float" office:value="158.156772409051">
            <text:p>158.1567724091</text:p>
          </table:table-cell>
          <table:table-cell office:value-type="float" office:value="158.156529191194">
            <text:p>158.1565291912</text:p>
          </table:table-cell>
          <table:table-cell office:value-type="string">
            <text:p><text:s/>8 ♍ 09' 24"</text:p>
          </table:table-cell>
          <table:table-cell office:value-type="string">
            <text:p><text:s/>8 ♍ 09' 23"</text:p>
          </table:table-cell>
          <table:table-cell office:value-type="float" office:value="1.81405179728183">
            <text:p>1.8140517973</text:p>
          </table:table-cell>
          <table:table-cell office:value-type="float" office:value="0.646706424594136">
            <text:p>0.646706424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430.85138889">
            <text:p>2424430.85138889</text:p>
          </table:table-cell>
          <table:table-cell office:value-type="string">
            <text:p>1925-10-07 03:26:00.937500 EST-0500</text:p>
          </table:table-cell>
          <table:table-cell office:value-type="float" office:value="0">
            <text:p>0</text:p>
          </table:table-cell>
          <table:table-cell office:value-type="float" office:value="193.551180661731">
            <text:p>193.5511806617</text:p>
          </table:table-cell>
          <table:table-cell office:value-type="float" office:value="193.551036297311">
            <text:p>193.5510362973</text:p>
          </table:table-cell>
          <table:table-cell office:value-type="string">
            <text:p>13 ♎ 33' 04"</text:p>
          </table:table-cell>
          <table:table-cell office:value-type="string">
            <text:p>13 ♎ 33' 03"</text:p>
          </table:table-cell>
          <table:table-cell office:value-type="float" office:value="1.73819071105429">
            <text:p>1.7381907111</text:p>
          </table:table-cell>
          <table:table-cell office:value-type="float" office:value="0.986962152513818">
            <text:p>0.9869621525</text:p>
          </table:table-cell>
          <table:table-cell office:value-type="float" office:value="170.735320708315">
            <text:p>170.7353207083</text:p>
          </table:table-cell>
          <table:table-cell office:value-type="float" office:value="170.735176343895">
            <text:p>170.7351763439</text:p>
          </table:table-cell>
          <table:table-cell office:value-type="string">
            <text:p>20 ♍ 44' 07"</text:p>
          </table:table-cell>
          <table:table-cell office:value-type="string">
            <text:p>20 ♍ 44' 06"</text:p>
          </table:table-cell>
          <table:table-cell office:value-type="float" office:value="1.73818642532762">
            <text:p>1.7381864253</text:p>
          </table:table-cell>
          <table:table-cell office:value-type="float" office:value="0.986957732662255">
            <text:p>0.9869577327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4450.4121875">
            <text:p>2424450.4121875</text:p>
          </table:table-cell>
          <table:table-cell office:value-type="string">
            <text:p>1925-10-26 16:53:33.281250 EST-0500</text:p>
          </table:table-cell>
          <table:table-cell office:value-type="float" office:value="0">
            <text:p>0</text:p>
          </table:table-cell>
          <table:table-cell office:value-type="float" office:value="225.346749434476">
            <text:p>225.3467494345</text:p>
          </table:table-cell>
          <table:table-cell office:value-type="float" office:value="225.346673831981">
            <text:p>225.346673832</text:p>
          </table:table-cell>
          <table:table-cell table:number-columns-repeated="2" office:value-type="string">
            <text:p>15 ♏ 20' 48"</text:p>
          </table:table-cell>
          <table:table-cell office:value-type="float" office:value="1.52740896580727">
            <text:p>1.5274089658</text:p>
          </table:table-cell>
          <table:table-cell office:value-type="float" office:value="0.118019942786382">
            <text:p>0.1180199428</text:p>
          </table:table-cell>
          <table:table-cell office:value-type="float" office:value="202.530264703339">
            <text:p>202.5302647033</text:p>
          </table:table-cell>
          <table:table-cell office:value-type="float" office:value="202.530189100844">
            <text:p>202.5301891008</text:p>
          </table:table-cell>
          <table:table-cell table:number-columns-repeated="2" office:value-type="string">
            <text:p>22 ♎ 31' 48"</text:p>
          </table:table-cell>
          <table:table-cell office:value-type="float" office:value="1.52742516211503">
            <text:p>1.5274251621</text:p>
          </table:table-cell>
          <table:table-cell office:value-type="float" office:value="0.118035788073087">
            <text:p>0.1180357881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4464.4387963">
            <text:p>2424464.4387963</text:p>
          </table:table-cell>
          <table:table-cell office:value-type="string">
            <text:p>1925-11-09 17:31:52.500000 EST-0500</text:p>
          </table:table-cell>
          <table:table-cell office:value-type="float" office:value="0">
            <text:p>0</text:p>
          </table:table-cell>
          <table:table-cell office:value-type="float" office:value="227.019317134505">
            <text:p>227.0193171345</text:p>
          </table:table-cell>
          <table:table-cell office:value-type="float" office:value="227.019314969167">
            <text:p>227.0193149692</text:p>
          </table:table-cell>
          <table:table-cell table:number-columns-repeated="2" office:value-type="string">
            <text:p>17 ♏ 01' 09"</text:p>
          </table:table-cell>
          <table:table-cell office:value-type="float" office:value="1.00536225190951">
            <text:p>1.0053622519</text:p>
          </table:table-cell>
          <table:table-cell office:value-type="float" office:value="0.119891409270785">
            <text:p>0.1198914093</text:p>
          </table:table-cell>
          <table:table-cell office:value-type="float" office:value="204.202370786385">
            <text:p>204.2023707864</text:p>
          </table:table-cell>
          <table:table-cell office:value-type="float" office:value="204.202368621047">
            <text:p>204.202368621</text:p>
          </table:table-cell>
          <table:table-cell table:number-columns-repeated="2" office:value-type="string">
            <text:p>24 ♎ 12' 08"</text:p>
          </table:table-cell>
          <table:table-cell office:value-type="float" office:value="1.00537540213783">
            <text:p>1.0053754021</text:p>
          </table:table-cell>
          <table:table-cell office:value-type="float" office:value="0.119904421357845">
            <text:p>0.1199044214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4481.34944444">
            <text:p>2424481.34944444</text:p>
          </table:table-cell>
          <table:table-cell office:value-type="string">
            <text:p>1925-11-26 15:23:12.187500 EST-0500</text:p>
          </table:table-cell>
          <table:table-cell office:value-type="float" office:value="0">
            <text:p>0</text:p>
          </table:table-cell>
          <table:table-cell office:value-type="float" office:value="291.302698933362">
            <text:p>291.3026989334</text:p>
          </table:table-cell>
          <table:table-cell office:value-type="float" office:value="291.302690131085">
            <text:p>291.3026901311</text:p>
          </table:table-cell>
          <table:table-cell table:number-columns-repeated="2" office:value-type="string">
            <text:p>21 ♑ 18' 09"</text:p>
          </table:table-cell>
          <table:table-cell office:value-type="float" office:value="1.0211706454773">
            <text:p>1.0211706455</text:p>
          </table:table-cell>
          <table:table-cell office:value-type="float" office:value="0.194387858523828">
            <text:p>0.1943878585</text:p>
          </table:table-cell>
          <table:table-cell office:value-type="float" office:value="268.485113685012">
            <text:p>268.485113685</text:p>
          </table:table-cell>
          <table:table-cell office:value-type="float" office:value="268.485104882735">
            <text:p>268.4851048827</text:p>
          </table:table-cell>
          <table:table-cell table:number-columns-repeated="2" office:value-type="string">
            <text:p>28 ♐ 29' 06"</text:p>
          </table:table-cell>
          <table:table-cell office:value-type="float" office:value="1.02118695317126">
            <text:p>1.0211869532</text:p>
          </table:table-cell>
          <table:table-cell office:value-type="float" office:value="0.194404023264071">
            <text:p>0.194404023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496.17195602">
            <text:p>2424496.17195602</text:p>
          </table:table-cell>
          <table:table-cell office:value-type="string">
            <text:p>1925-12-11 11:07:37.031250 EST-0500</text:p>
          </table:table-cell>
          <table:table-cell office:value-type="float" office:value="0">
            <text:p>0</text:p>
          </table:table-cell>
          <table:table-cell office:value-type="float" office:value="259.124445221635">
            <text:p>259.1244452216</text:p>
          </table:table-cell>
          <table:table-cell office:value-type="float" office:value="259.12466838849">
            <text:p>259.1246683885</text:p>
          </table:table-cell>
          <table:table-cell table:number-columns-repeated="2" office:value-type="string">
            <text:p>19 ♐ 07' 28"</text:p>
          </table:table-cell>
          <table:table-cell office:value-type="float" office:value="-1.38626289580623">
            <text:p>-1.3862628958</text:p>
          </table:table-cell>
          <table:table-cell office:value-type="float" office:value="1.0170698460213">
            <text:p>1.017069846</text:p>
          </table:table-cell>
          <table:table-cell office:value-type="float" office:value="236.306199768593">
            <text:p>236.3061997686</text:p>
          </table:table-cell>
          <table:table-cell office:value-type="float" office:value="236.306422935448">
            <text:p>236.3064229354</text:p>
          </table:table-cell>
          <table:table-cell office:value-type="string">
            <text:p>26 ♏ 18' 22"</text:p>
          </table:table-cell>
          <table:table-cell office:value-type="string">
            <text:p>26 ♏ 18' 23"</text:p>
          </table:table-cell>
          <table:table-cell office:value-type="float" office:value="-1.3862527914175">
            <text:p>-1.3862527914</text:p>
          </table:table-cell>
          <table:table-cell office:value-type="float" office:value="1.01707990987991">
            <text:p>1.0170799099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24499.43976852">
            <text:p>2424499.43976852</text:p>
          </table:table-cell>
          <table:table-cell office:value-type="string">
            <text:p>1925-12-14 17:33:16.875000 EST-0500</text:p>
          </table:table-cell>
          <table:table-cell office:value-type="float" office:value="0">
            <text:p>0</text:p>
          </table:table-cell>
          <table:table-cell office:value-type="float" office:value="231.079748632526">
            <text:p>231.0797486325</text:p>
          </table:table-cell>
          <table:table-cell office:value-type="float" office:value="231.079695738323">
            <text:p>231.0796957383</text:p>
          </table:table-cell>
          <table:table-cell office:value-type="string">
            <text:p>21 ♏ 04' 47"</text:p>
          </table:table-cell>
          <table:table-cell office:value-type="string">
            <text:p>21 ♏ 04' 46"</text:p>
          </table:table-cell>
          <table:table-cell office:value-type="float" office:value="0.679512449258527">
            <text:p>0.6795124493</text:p>
          </table:table-cell>
          <table:table-cell office:value-type="float" office:value="0.108232771272183">
            <text:p>0.1082327713</text:p>
          </table:table-cell>
          <table:table-cell office:value-type="float" office:value="208.261341187019">
            <text:p>208.261341187</text:p>
          </table:table-cell>
          <table:table-cell office:value-type="float" office:value="208.261288292815">
            <text:p>208.2612882928</text:p>
          </table:table-cell>
          <table:table-cell table:number-columns-repeated="2" office:value-type="string">
            <text:p>28 ♎ 15' 40"</text:p>
          </table:table-cell>
          <table:table-cell office:value-type="float" office:value="0.679476287866085">
            <text:p>0.6794762879</text:p>
          </table:table-cell>
          <table:table-cell office:value-type="float" office:value="0.108196787523498">
            <text:p>0.1081967875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4540.74006944">
            <text:p>2424540.74006944</text:p>
          </table:table-cell>
          <table:table-cell office:value-type="string">
            <text:p>1926-01-25 00:45:42.187500 EST-0500</text:p>
          </table:table-cell>
          <table:table-cell office:value-type="float" office:value="0">
            <text:p>0</text:p>
          </table:table-cell>
          <table:table-cell office:value-type="float" office:value="304.521591001841">
            <text:p>304.5215910018</text:p>
          </table:table-cell>
          <table:table-cell office:value-type="float" office:value="304.521569733083">
            <text:p>304.5215697331</text:p>
          </table:table-cell>
          <table:table-cell table:number-columns-repeated="2" office:value-type="string">
            <text:p><text:s/>4 ♒ 31' 17"</text:p>
          </table:table-cell>
          <table:table-cell office:value-type="float" office:value="1.01651388796465">
            <text:p>1.016513888</text:p>
          </table:table-cell>
          <table:table-cell office:value-type="float" office:value="0.236597248885594">
            <text:p>0.2365972489</text:p>
          </table:table-cell>
          <table:table-cell office:value-type="float" office:value="281.701154916736">
            <text:p>281.7011549167</text:p>
          </table:table-cell>
          <table:table-cell office:value-type="float" office:value="281.701133647979">
            <text:p>281.701133648</text:p>
          </table:table-cell>
          <table:table-cell table:number-columns-repeated="2" office:value-type="string">
            <text:p>11 ♑ 42' 04"</text:p>
          </table:table-cell>
          <table:table-cell office:value-type="float" office:value="1.01649058614148">
            <text:p>1.0164905861</text:p>
          </table:table-cell>
          <table:table-cell office:value-type="float" office:value="0.236573931979543">
            <text:p>0.236573932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4551.20125">
            <text:p>2424551.20125</text:p>
          </table:table-cell>
          <table:table-cell office:value-type="string">
            <text:p>1926-02-04 11:49:48.281250 EST-0500</text:p>
          </table:table-cell>
          <table:table-cell office:value-type="float" office:value="0">
            <text:p>0</text:p>
          </table:table-cell>
          <table:table-cell office:value-type="float" office:value="306.993304776063">
            <text:p>306.9933047761</text:p>
          </table:table-cell>
          <table:table-cell office:value-type="float" office:value="306.993106337637">
            <text:p>306.9931063376</text:p>
          </table:table-cell>
          <table:table-cell table:number-columns-repeated="2" office:value-type="string">
            <text:p><text:s/>6 ♒ 59' 35"</text:p>
          </table:table-cell>
          <table:table-cell office:value-type="float" office:value="1.65649941794789">
            <text:p>1.6564994179</text:p>
          </table:table-cell>
          <table:table-cell office:value-type="float" office:value="0.235569387253117">
            <text:p>0.2355693873</text:p>
          </table:table-cell>
          <table:table-cell office:value-type="float" office:value="284.172517931807">
            <text:p>284.1725179318</text:p>
          </table:table-cell>
          <table:table-cell office:value-type="float" office:value="284.172319493382">
            <text:p>284.1723194934</text:p>
          </table:table-cell>
          <table:table-cell office:value-type="string">
            <text:p>14 ♑ 10' 21"</text:p>
          </table:table-cell>
          <table:table-cell office:value-type="string">
            <text:p>14 ♑ 10' 20"</text:p>
          </table:table-cell>
          <table:table-cell office:value-type="float" office:value="1.65651935934597">
            <text:p>1.6565193593</text:p>
          </table:table-cell>
          <table:table-cell office:value-type="float" office:value="0.235589322630725">
            <text:p>0.2355893226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4554.12653935">
            <text:p>2424554.12653935</text:p>
          </table:table-cell>
          <table:table-cell office:value-type="string">
            <text:p>1926-02-07 10:02:13.593750 EST-0500</text:p>
          </table:table-cell>
          <table:table-cell office:value-type="float" office:value="0">
            <text:p>0</text:p>
          </table:table-cell>
          <table:table-cell office:value-type="float" office:value="318.104981186343">
            <text:p>318.1049811863</text:p>
          </table:table-cell>
          <table:table-cell office:value-type="float" office:value="318.105061779901">
            <text:p>318.1050617799</text:p>
          </table:table-cell>
          <table:table-cell office:value-type="string">
            <text:p>18 ♒ 06' 17"</text:p>
          </table:table-cell>
          <table:table-cell office:value-type="string">
            <text:p>18 ♒ 06' 18"</text:p>
          </table:table-cell>
          <table:table-cell office:value-type="float" office:value="-0.621120445300992">
            <text:p>-0.6211204453</text:p>
          </table:table-cell>
          <table:table-cell office:value-type="float" office:value="1.0130184423076">
            <text:p>1.0130184423</text:p>
          </table:table-cell>
          <table:table-cell office:value-type="float" office:value="295.284091521764">
            <text:p>295.2840915218</text:p>
          </table:table-cell>
          <table:table-cell office:value-type="float" office:value="295.284172115322">
            <text:p>295.2841721153</text:p>
          </table:table-cell>
          <table:table-cell office:value-type="string">
            <text:p>25 ♑ 17' 02"</text:p>
          </table:table-cell>
          <table:table-cell office:value-type="string">
            <text:p>25 ♑ 17' 03"</text:p>
          </table:table-cell>
          <table:table-cell office:value-type="float" office:value="-0.621137246253575">
            <text:p>-0.6211372463</text:p>
          </table:table-cell>
          <table:table-cell office:value-type="float" office:value="1.01300190043462">
            <text:p>1.0130019004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4556.79621528">
            <text:p>2424556.79621528</text:p>
          </table:table-cell>
          <table:table-cell office:value-type="string">
            <text:p>1926-02-10 02:06:33.750000 EST-0500</text:p>
          </table:table-cell>
          <table:table-cell office:value-type="float" office:value="0">
            <text:p>0</text:p>
          </table:table-cell>
          <table:table-cell office:value-type="float" office:value="316.465169365816">
            <text:p>316.4651693658</text:p>
          </table:table-cell>
          <table:table-cell office:value-type="float" office:value="316.464609267492">
            <text:p>316.4646092675</text:p>
          </table:table-cell>
          <table:table-cell office:value-type="string">
            <text:p>16 ♒ 27' 54"</text:p>
          </table:table-cell>
          <table:table-cell office:value-type="string">
            <text:p>16 ♒ 27' 52"</text:p>
          </table:table-cell>
          <table:table-cell office:value-type="float" office:value="1.73047402391192">
            <text:p>1.7304740239</text:p>
          </table:table-cell>
          <table:table-cell office:value-type="float" office:value="-0.602826787307017">
            <text:p>-0.6028267873</text:p>
          </table:table-cell>
          <table:table-cell office:value-type="float" office:value="293.64410086039">
            <text:p>293.6441008604</text:p>
          </table:table-cell>
          <table:table-cell office:value-type="float" office:value="293.643540762065">
            <text:p>293.6435407621</text:p>
          </table:table-cell>
          <table:table-cell office:value-type="string">
            <text:p>23 ♑ 38' 38"</text:p>
          </table:table-cell>
          <table:table-cell office:value-type="string">
            <text:p>23 ♑ 38' 36"</text:p>
          </table:table-cell>
          <table:table-cell office:value-type="float" office:value="1.73044136219452">
            <text:p>1.7304413622</text:p>
          </table:table-cell>
          <table:table-cell office:value-type="float" office:value="-0.602857699325956">
            <text:p>-0.602857699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562.51887731">
            <text:p>2424562.51887731</text:p>
          </table:table-cell>
          <table:table-cell office:value-type="string">
            <text:p>1926-02-15 19:27:11.250000 EST-0500</text:p>
          </table:table-cell>
          <table:table-cell office:value-type="float" office:value="0">
            <text:p>0</text:p>
          </table:table-cell>
          <table:table-cell office:value-type="float" office:value="326.594957502659">
            <text:p>326.5949575027</text:p>
          </table:table-cell>
          <table:table-cell office:value-type="float" office:value="326.594933327026">
            <text:p>326.594933327</text:p>
          </table:table-cell>
          <table:table-cell table:number-columns-repeated="2" office:value-type="string">
            <text:p>26 ♒ 35' 41"</text:p>
          </table:table-cell>
          <table:table-cell office:value-type="float" office:value="1.80953898120232">
            <text:p>1.8095389812</text:p>
          </table:table-cell>
          <table:table-cell office:value-type="float" office:value="1.00987866342371">
            <text:p>1.0098786634</text:p>
          </table:table-cell>
          <table:table-cell office:value-type="float" office:value="303.773711236991">
            <text:p>303.773711237</text:p>
          </table:table-cell>
          <table:table-cell office:value-type="float" office:value="303.773687061358">
            <text:p>303.7736870614</text:p>
          </table:table-cell>
          <table:table-cell table:number-columns-repeated="2" office:value-type="string">
            <text:p><text:s/>3 ♒ 46' 25"</text:p>
          </table:table-cell>
          <table:table-cell office:value-type="float" office:value="1.80957265088994">
            <text:p>1.8095726509</text:p>
          </table:table-cell>
          <table:table-cell office:value-type="float" office:value="1.00991246432788">
            <text:p>1.0099124643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4568.71784722">
            <text:p>2424568.71784722</text:p>
          </table:table-cell>
          <table:table-cell office:value-type="string">
            <text:p>1926-02-22 00:13:42.656250 EST-0500</text:p>
          </table:table-cell>
          <table:table-cell office:value-type="float" office:value="0">
            <text:p>0</text:p>
          </table:table-cell>
          <table:table-cell office:value-type="float" office:value="311.067610490391">
            <text:p>311.0676104904</text:p>
          </table:table-cell>
          <table:table-cell office:value-type="float" office:value="311.067632075492">
            <text:p>311.0676320755</text:p>
          </table:table-cell>
          <table:table-cell table:number-columns-repeated="2" office:value-type="string">
            <text:p>11 ♒ 04' 03"</text:p>
          </table:table-cell>
          <table:table-cell office:value-type="float" office:value="-0.24585674093186">
            <text:p>-0.2458567409</text:p>
          </table:table-cell>
          <table:table-cell office:value-type="float" office:value="0.228396275309821">
            <text:p>0.2283962753</text:p>
          </table:table-cell>
          <table:table-cell office:value-type="float" office:value="288.246167680559">
            <text:p>288.2461676806</text:p>
          </table:table-cell>
          <table:table-cell office:value-type="float" office:value="288.24618926566">
            <text:p>288.2461892657</text:p>
          </table:table-cell>
          <table:table-cell table:number-columns-repeated="2" office:value-type="string">
            <text:p>18 ♑ 14' 46"</text:p>
          </table:table-cell>
          <table:table-cell office:value-type="float" office:value="-0.245868417758756">
            <text:p>-0.2458684178</text:p>
          </table:table-cell>
          <table:table-cell office:value-type="float" office:value="0.228384048745723">
            <text:p>0.2283840487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4577.57453704">
            <text:p>2424577.57453704</text:p>
          </table:table-cell>
          <table:table-cell office:value-type="string">
            <text:p>1926-03-02 20:47:20.625000 EST-0500</text:p>
          </table:table-cell>
          <table:table-cell office:value-type="float" office:value="0">
            <text:p>0</text:p>
          </table:table-cell>
          <table:table-cell office:value-type="float" office:value="354.650253756235">
            <text:p>354.6502537562</text:p>
          </table:table-cell>
          <table:table-cell office:value-type="float" office:value="354.650002469476">
            <text:p>354.6500024695</text:p>
          </table:table-cell>
          <table:table-cell table:number-columns-repeated="2" office:value-type="string">
            <text:p>24 ♓ 39' 00"</text:p>
          </table:table-cell>
          <table:table-cell office:value-type="float" office:value="1.81554416883064">
            <text:p>1.8155441688</text:p>
          </table:table-cell>
          <table:table-cell office:value-type="float" office:value="0.0560527567928611">
            <text:p>0.0560527568</text:p>
          </table:table-cell>
          <table:table-cell office:value-type="float" office:value="331.828621061118">
            <text:p>331.8286210611</text:p>
          </table:table-cell>
          <table:table-cell office:value-type="float" office:value="331.828369774359">
            <text:p>331.8283697744</text:p>
          </table:table-cell>
          <table:table-cell office:value-type="string">
            <text:p><text:s/>1 ♓ 49' 43"</text:p>
          </table:table-cell>
          <table:table-cell office:value-type="string">
            <text:p><text:s/>1 ♓ 49' 42"</text:p>
          </table:table-cell>
          <table:table-cell office:value-type="float" office:value="1.81558062502703">
            <text:p>1.815580625</text:p>
          </table:table-cell>
          <table:table-cell office:value-type="float" office:value="0.0560892095718865">
            <text:p>0.0560892096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4591.27229167">
            <text:p>2424591.27229167</text:p>
          </table:table-cell>
          <table:table-cell office:value-type="string">
            <text:p>1926-03-16 13:32:06.562500 EST-0500</text:p>
          </table:table-cell>
          <table:table-cell office:value-type="float" office:value="0">
            <text:p>0</text:p>
          </table:table-cell>
          <table:table-cell office:value-type="float" office:value="355.428705306754">
            <text:p>355.4287053068</text:p>
          </table:table-cell>
          <table:table-cell office:value-type="float" office:value="355.428479904427">
            <text:p>355.4284799044</text:p>
          </table:table-cell>
          <table:table-cell office:value-type="string">
            <text:p>25 ♓ 25' 43"</text:p>
          </table:table-cell>
          <table:table-cell office:value-type="string">
            <text:p>25 ♓ 25' 42"</text:p>
          </table:table-cell>
          <table:table-cell office:value-type="float" office:value="0.995660998022593">
            <text:p>0.995660998</text:p>
          </table:table-cell>
          <table:table-cell office:value-type="float" office:value="0.0571861821969502">
            <text:p>0.0571861822</text:p>
          </table:table-cell>
          <table:table-cell office:value-type="float" office:value="332.606715476009">
            <text:p>332.606715476</text:p>
          </table:table-cell>
          <table:table-cell office:value-type="float" office:value="332.606490073682">
            <text:p>332.6064900737</text:p>
          </table:table-cell>
          <table:table-cell office:value-type="string">
            <text:p><text:s/>2 ♓ 36' 24"</text:p>
          </table:table-cell>
          <table:table-cell office:value-type="string">
            <text:p><text:s/>2 ♓ 36' 23"</text:p>
          </table:table-cell>
          <table:table-cell office:value-type="float" office:value="0.995690996347113">
            <text:p>0.9956909963</text:p>
          </table:table-cell>
          <table:table-cell office:value-type="float" office:value="0.0572162690691331">
            <text:p>0.0572162691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4593.59773148">
            <text:p>2424593.59773148</text:p>
          </table:table-cell>
          <table:table-cell office:value-type="string">
            <text:p>1926-03-18 21:20:44.531250 EST-0500</text:p>
          </table:table-cell>
          <table:table-cell office:value-type="float" office:value="0">
            <text:p>0</text:p>
          </table:table-cell>
          <table:table-cell office:value-type="float" office:value="316.505142834577">
            <text:p>316.5051428346</text:p>
          </table:table-cell>
          <table:table-cell office:value-type="float" office:value="316.505124823625">
            <text:p>316.5051248236</text:p>
          </table:table-cell>
          <table:table-cell table:number-columns-repeated="2" office:value-type="string">
            <text:p>16 ♒ 30' 18"</text:p>
          </table:table-cell>
          <table:table-cell office:value-type="float" office:value="0.590504443310776">
            <text:p>0.5905044433</text:p>
          </table:table-cell>
          <table:table-cell office:value-type="float" office:value="0.206274712700804">
            <text:p>0.2062747127</text:p>
          </table:table-cell>
          <table:table-cell office:value-type="float" office:value="293.683100100655">
            <text:p>293.6831001007</text:p>
          </table:table-cell>
          <table:table-cell office:value-type="float" office:value="293.683082089703">
            <text:p>293.6830820897</text:p>
          </table:table-cell>
          <table:table-cell table:number-columns-repeated="2" office:value-type="string">
            <text:p>23 ♑ 40' 59"</text:p>
          </table:table-cell>
          <table:table-cell office:value-type="float" office:value="0.590506050863895">
            <text:p>0.5905060509</text:p>
          </table:table-cell>
          <table:table-cell office:value-type="float" office:value="0.206276826801864">
            <text:p>0.206276826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605.74763889">
            <text:p>2424605.74763889</text:p>
          </table:table-cell>
          <table:table-cell office:value-type="string">
            <text:p>1926-03-31 00:56:36.093750 EST-0500</text:p>
          </table:table-cell>
          <table:table-cell office:value-type="float" office:value="0">
            <text:p>0</text:p>
          </table:table-cell>
          <table:table-cell office:value-type="float" office:value="9.77595937761959">
            <text:p>9.7759593776</text:p>
          </table:table-cell>
          <table:table-cell office:value-type="float" office:value="9.77605030157119">
            <text:p>9.7760503016</text:p>
          </table:table-cell>
          <table:table-cell table:number-columns-repeated="2" office:value-type="string">
            <text:p><text:s/>9 ♈ 46' 33"</text:p>
          </table:table-cell>
          <table:table-cell office:value-type="float" office:value="-0.828458115640243">
            <text:p>-0.8284581156</text:p>
          </table:table-cell>
          <table:table-cell office:value-type="float" office:value="0.986812581456007">
            <text:p>0.9868125815</text:p>
          </table:table-cell>
          <table:table-cell office:value-type="float" office:value="346.953649677824">
            <text:p>346.9536496778</text:p>
          </table:table-cell>
          <table:table-cell office:value-type="float" office:value="346.953740601775">
            <text:p>346.9537406018</text:p>
          </table:table-cell>
          <table:table-cell table:number-columns-repeated="2" office:value-type="string">
            <text:p>16 ♓ 57' 13"</text:p>
          </table:table-cell>
          <table:table-cell office:value-type="float" office:value="-0.828427143489827">
            <text:p>-0.8284271435</text:p>
          </table:table-cell>
          <table:table-cell office:value-type="float" office:value="0.986843973891464">
            <text:p>0.9868439739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24629.43806713">
            <text:p>2424629.43806713</text:p>
          </table:table-cell>
          <table:table-cell office:value-type="string">
            <text:p>1926-04-23 17:30:49.218750 EST-0500</text:p>
          </table:table-cell>
          <table:table-cell office:value-type="float" office:value="0">
            <text:p>0</text:p>
          </table:table-cell>
          <table:table-cell office:value-type="float" office:value="322.946280778419">
            <text:p>322.9462807784</text:p>
          </table:table-cell>
          <table:table-cell office:value-type="float" office:value="322.946229129618">
            <text:p>322.9462291296</text:p>
          </table:table-cell>
          <table:table-cell table:number-columns-repeated="2" office:value-type="string">
            <text:p>22 ♒ 56' 46"</text:p>
          </table:table-cell>
          <table:table-cell office:value-type="float" office:value="0.722897411149886">
            <text:p>0.7228974111</text:p>
          </table:table-cell>
          <table:table-cell office:value-type="float" office:value="0.147547438540357">
            <text:p>0.1475474385</text:p>
          </table:table-cell>
          <table:table-cell office:value-type="float" office:value="300.123221440713">
            <text:p>300.1232214407</text:p>
          </table:table-cell>
          <table:table-cell office:value-type="float" office:value="300.123169791912">
            <text:p>300.1231697919</text:p>
          </table:table-cell>
          <table:table-cell table:number-columns-repeated="2" office:value-type="string">
            <text:p><text:s/>0 ♒ 07' 23"</text:p>
          </table:table-cell>
          <table:table-cell office:value-type="float" office:value="0.722926937249917">
            <text:p>0.7229269372</text:p>
          </table:table-cell>
          <table:table-cell office:value-type="float" office:value="0.147577004402109">
            <text:p>0.1475770044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4640.25105324">
            <text:p>2424640.25105324</text:p>
          </table:table-cell>
          <table:table-cell office:value-type="string">
            <text:p>1926-05-04 13:01:31.406250 EST-0500</text:p>
          </table:table-cell>
          <table:table-cell office:value-type="float" office:value="0">
            <text:p>0</text:p>
          </table:table-cell>
          <table:table-cell office:value-type="float" office:value="358.006248372374">
            <text:p>358.0062483724</text:p>
          </table:table-cell>
          <table:table-cell office:value-type="float" office:value="358.006094652019">
            <text:p>358.006094652</text:p>
          </table:table-cell>
          <table:table-cell office:value-type="string">
            <text:p>28 ♓ 00' 22"</text:p>
          </table:table-cell>
          <table:table-cell office:value-type="string">
            <text:p>28 ♓ 00' 21"</text:p>
          </table:table-cell>
          <table:table-cell office:value-type="float" office:value="1.05797440689411">
            <text:p>1.0579744069</text:p>
          </table:table-cell>
          <table:table-cell office:value-type="float" office:value="0.0438314338714776">
            <text:p>0.0438314339</text:p>
          </table:table-cell>
          <table:table-cell office:value-type="float" office:value="335.182799571057">
            <text:p>335.1827995711</text:p>
          </table:table-cell>
          <table:table-cell office:value-type="float" office:value="335.182645850703">
            <text:p>335.1826458507</text:p>
          </table:table-cell>
          <table:table-cell office:value-type="string">
            <text:p><text:s/>5 ♓ 10' 58"</text:p>
          </table:table-cell>
          <table:table-cell office:value-type="string">
            <text:p><text:s/>5 ♓ 10' 57"</text:p>
          </table:table-cell>
          <table:table-cell office:value-type="float" office:value="1.05796129069024">
            <text:p>1.0579612907</text:p>
          </table:table-cell>
          <table:table-cell office:value-type="float" office:value="0.0438183717167614">
            <text:p>0.043818371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671.18586806">
            <text:p>2424671.18586806</text:p>
          </table:table-cell>
          <table:table-cell office:value-type="string">
            <text:p>1926-06-04 11:27:39.375000 EST-0500</text:p>
          </table:table-cell>
          <table:table-cell office:value-type="float" office:value="0">
            <text:p>0</text:p>
          </table:table-cell>
          <table:table-cell office:value-type="float" office:value="73.2815085646762">
            <text:p>73.2815085647</text:p>
          </table:table-cell>
          <table:table-cell office:value-type="float" office:value="73.2813644929939">
            <text:p>73.281364493</text:p>
          </table:table-cell>
          <table:table-cell office:value-type="string">
            <text:p>13 ♊ 16' 53"</text:p>
          </table:table-cell>
          <table:table-cell office:value-type="string">
            <text:p>13 ♊ 16' 52"</text:p>
          </table:table-cell>
          <table:table-cell office:value-type="float" office:value="2.20210586524612">
            <text:p>2.2021058652</text:p>
          </table:table-cell>
          <table:table-cell office:value-type="float" office:value="0.957339534526951">
            <text:p>0.9573395345</text:p>
          </table:table-cell>
          <table:table-cell office:value-type="float" office:value="50.4568051755132">
            <text:p>50.4568051755</text:p>
          </table:table-cell>
          <table:table-cell office:value-type="float" office:value="50.456661103831">
            <text:p>50.4566611038</text:p>
          </table:table-cell>
          <table:table-cell office:value-type="string">
            <text:p>20 ♉ 27' 24"</text:p>
          </table:table-cell>
          <table:table-cell office:value-type="string">
            <text:p>20 ♉ 27' 23"</text:p>
          </table:table-cell>
          <table:table-cell office:value-type="float" office:value="2.20212642030156">
            <text:p>2.2021264203</text:p>
          </table:table-cell>
          <table:table-cell office:value-type="float" office:value="0.957360082658984">
            <text:p>0.9573600827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24680.45637731">
            <text:p>2424680.45637731</text:p>
          </table:table-cell>
          <table:table-cell office:value-type="string">
            <text:p>1926-06-13 17:57:11.250000 EST-0500</text:p>
          </table:table-cell>
          <table:table-cell office:value-type="float" office:value="0">
            <text:p>0</text:p>
          </table:table-cell>
          <table:table-cell office:value-type="float" office:value="359.261934950116">
            <text:p>359.2619349501</text:p>
          </table:table-cell>
          <table:table-cell office:value-type="float" office:value="359.261858611562">
            <text:p>359.2618586116</text:p>
          </table:table-cell>
          <table:table-cell table:number-columns-repeated="2" office:value-type="string">
            <text:p>29 ♓ 15' 42"</text:p>
          </table:table-cell>
          <table:table-cell office:value-type="float" office:value="0.689145282848836">
            <text:p>0.6891452828</text:p>
          </table:table-cell>
          <table:table-cell office:value-type="float" office:value="0.0169129045374632">
            <text:p>0.0169129045</text:p>
          </table:table-cell>
          <table:table-cell office:value-type="float" office:value="336.436757906635">
            <text:p>336.4367579066</text:p>
          </table:table-cell>
          <table:table-cell office:value-type="float" office:value="336.43668156808">
            <text:p>336.4366815681</text:p>
          </table:table-cell>
          <table:table-cell table:number-columns-repeated="2" office:value-type="string">
            <text:p><text:s/>6 ♓ 26' 12"</text:p>
          </table:table-cell>
          <table:table-cell office:value-type="float" office:value="0.689124274913851">
            <text:p>0.6891242749</text:p>
          </table:table-cell>
          <table:table-cell office:value-type="float" office:value="0.0168921555949861">
            <text:p>0.0168921556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4685.92829861">
            <text:p>2424685.92829861</text:p>
          </table:table-cell>
          <table:table-cell office:value-type="string">
            <text:p>1926-06-19 05:16:45.468750 EST-0500</text:p>
          </table:table-cell>
          <table:table-cell office:value-type="float" office:value="0">
            <text:p>0</text:p>
          </table:table-cell>
          <table:table-cell office:value-type="float" office:value="103.814150284651">
            <text:p>103.8141502847</text:p>
          </table:table-cell>
          <table:table-cell office:value-type="float" office:value="103.813892020707">
            <text:p>103.8138920207</text:p>
          </table:table-cell>
          <table:table-cell table:number-columns-repeated="2" office:value-type="string">
            <text:p>13 ♋ 48' 50"</text:p>
          </table:table-cell>
          <table:table-cell office:value-type="float" office:value="1.84396305412138">
            <text:p>1.8439630541</text:p>
          </table:table-cell>
          <table:table-cell office:value-type="float" office:value="0.0247248649582268">
            <text:p>0.024724865</text:p>
          </table:table-cell>
          <table:table-cell office:value-type="float" office:value="80.9887844998601">
            <text:p>80.9887844999</text:p>
          </table:table-cell>
          <table:table-cell office:value-type="float" office:value="80.9885262359159">
            <text:p>80.9885262359</text:p>
          </table:table-cell>
          <table:table-cell office:value-type="string">
            <text:p>20 ♊ 59' 19"</text:p>
          </table:table-cell>
          <table:table-cell office:value-type="string">
            <text:p>20 ♊ 59' 18"</text:p>
          </table:table-cell>
          <table:table-cell office:value-type="float" office:value="1.8439812056229">
            <text:p>1.8439812056</text:p>
          </table:table-cell>
          <table:table-cell office:value-type="float" office:value="0.024743028483736">
            <text:p>0.0247430285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4703.64216435">
            <text:p>2424703.64216435</text:p>
          </table:table-cell>
          <table:table-cell office:value-type="string">
            <text:p>1926-07-06 22:24:43.593750 EST-0500</text:p>
          </table:table-cell>
          <table:table-cell office:value-type="float" office:value="0">
            <text:p>0</text:p>
          </table:table-cell>
          <table:table-cell office:value-type="float" office:value="104.263225491858">
            <text:p>104.2632254919</text:p>
          </table:table-cell>
          <table:table-cell office:value-type="float" office:value="104.26312343982">
            <text:p>104.2631234398</text:p>
          </table:table-cell>
          <table:table-cell table:number-columns-repeated="2" office:value-type="string">
            <text:p>14 ♋ 15' 47"</text:p>
          </table:table-cell>
          <table:table-cell office:value-type="float" office:value="0.95370117740574">
            <text:p>0.9537011774</text:p>
          </table:table-cell>
          <table:table-cell office:value-type="float" office:value="0.0256991741329643">
            <text:p>0.0256991741</text:p>
          </table:table-cell>
          <table:table-cell office:value-type="float" office:value="81.4370200381486">
            <text:p>81.4370200381</text:p>
          </table:table-cell>
          <table:table-cell office:value-type="float" office:value="81.4369179861111">
            <text:p>81.4369179861</text:p>
          </table:table-cell>
          <table:table-cell office:value-type="string">
            <text:p>21 ♊ 26' 13"</text:p>
          </table:table-cell>
          <table:table-cell office:value-type="string">
            <text:p>21 ♊ 26' 12"</text:p>
          </table:table-cell>
          <table:table-cell office:value-type="float" office:value="0.953674963444422">
            <text:p>0.9536749634</text:p>
          </table:table-cell>
          <table:table-cell office:value-type="float" office:value="0.0256729337547971">
            <text:p>0.0256729338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4733.28230324">
            <text:p>2424733.28230324</text:p>
          </table:table-cell>
          <table:table-cell office:value-type="string">
            <text:p>1926-08-05 13:46:31.406250 EST-0500</text:p>
          </table:table-cell>
          <table:table-cell office:value-type="float" office:value="0">
            <text:p>0</text:p>
          </table:table-cell>
          <table:table-cell office:value-type="float" office:value="104.99931513605">
            <text:p>104.9993151361</text:p>
          </table:table-cell>
          <table:table-cell office:value-type="float" office:value="104.999231822154">
            <text:p>104.9992318222</text:p>
          </table:table-cell>
          <table:table-cell table:number-columns-repeated="2" office:value-type="string">
            <text:p>14 ♋ 59' 57"</text:p>
          </table:table-cell>
          <table:table-cell office:value-type="float" office:value="1.20465913209541">
            <text:p>1.2046591321</text:p>
          </table:table-cell>
          <table:table-cell office:value-type="float" office:value="0.0231838619483305">
            <text:p>0.0231838619</text:p>
          </table:table-cell>
          <table:table-cell office:value-type="float" office:value="82.1717879040969">
            <text:p>82.1717879041</text:p>
          </table:table-cell>
          <table:table-cell office:value-type="float" office:value="82.1717045902006">
            <text:p>82.1717045902</text:p>
          </table:table-cell>
          <table:table-cell table:number-columns-repeated="2" office:value-type="string">
            <text:p>22 ♊ 10' 18"</text:p>
          </table:table-cell>
          <table:table-cell office:value-type="float" office:value="1.20463785695683">
            <text:p>1.204637857</text:p>
          </table:table-cell>
          <table:table-cell office:value-type="float" office:value="0.0231626361640777">
            <text:p>0.023162636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735.08063657">
            <text:p>2424735.08063657</text:p>
          </table:table-cell>
          <table:table-cell office:value-type="string">
            <text:p>1926-08-07 08:56:07.968750 EST-0500</text:p>
          </table:table-cell>
          <table:table-cell office:value-type="float" office:value="0">
            <text:p>0</text:p>
          </table:table-cell>
          <table:table-cell office:value-type="float" office:value="134.294128807013">
            <text:p>134.294128807</text:p>
          </table:table-cell>
          <table:table-cell office:value-type="float" office:value="134.294357461587">
            <text:p>134.2943574616</text:p>
          </table:table-cell>
          <table:table-cell office:value-type="string">
            <text:p>14 ♌ 17' 38"</text:p>
          </table:table-cell>
          <table:table-cell office:value-type="string">
            <text:p>14 ♌ 17' 39"</text:p>
          </table:table-cell>
          <table:table-cell office:value-type="float" office:value="-0.782049611154072">
            <text:p>-0.7820496112</text:p>
          </table:table-cell>
          <table:table-cell office:value-type="float" office:value="0.958811782162868">
            <text:p>0.9588117822</text:p>
          </table:table-cell>
          <table:table-cell office:value-type="float" office:value="111.466504718781">
            <text:p>111.4665047188</text:p>
          </table:table-cell>
          <table:table-cell office:value-type="float" office:value="111.466733373355">
            <text:p>111.4667333734</text:p>
          </table:table-cell>
          <table:table-cell office:value-type="string">
            <text:p>21 ♋ 27' 59"</text:p>
          </table:table-cell>
          <table:table-cell office:value-type="string">
            <text:p>21 ♋ 28' 00"</text:p>
          </table:table-cell>
          <table:table-cell office:value-type="float" office:value="-0.782056978197343">
            <text:p>-0.7820569782</text:p>
          </table:table-cell>
          <table:table-cell office:value-type="float" office:value="0.958803484024566">
            <text:p>0.958803484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4745.73225694">
            <text:p>2424745.73225694</text:p>
          </table:table-cell>
          <table:table-cell office:value-type="string">
            <text:p>1926-08-18 00:34:27.187500 EST-0500</text:p>
          </table:table-cell>
          <table:table-cell office:value-type="float" office:value="0">
            <text:p>0</text:p>
          </table:table-cell>
          <table:table-cell office:value-type="float" office:value="144.523445802757">
            <text:p>144.5234458028</text:p>
          </table:table-cell>
          <table:table-cell office:value-type="float" office:value="144.52336225715">
            <text:p>144.5233622572</text:p>
          </table:table-cell>
          <table:table-cell table:number-columns-repeated="2" office:value-type="string">
            <text:p>24 ♌ 31' 24"</text:p>
          </table:table-cell>
          <table:table-cell office:value-type="float" office:value="0.961870677893012">
            <text:p>0.9618706779</text:p>
          </table:table-cell>
          <table:table-cell office:value-type="float" office:value="0.0370893244275897">
            <text:p>0.0370893244</text:p>
          </table:table-cell>
          <table:table-cell office:value-type="float" office:value="121.695574346551">
            <text:p>121.6955743466</text:p>
          </table:table-cell>
          <table:table-cell office:value-type="float" office:value="121.695490800944">
            <text:p>121.6954908009</text:p>
          </table:table-cell>
          <table:table-cell office:value-type="string">
            <text:p><text:s/>1 ♌ 41' 44"</text:p>
          </table:table-cell>
          <table:table-cell office:value-type="string">
            <text:p><text:s/>1 ♌ 41' 43"</text:p>
          </table:table-cell>
          <table:table-cell office:value-type="float" office:value="0.96185453846221">
            <text:p>0.9618545385</text:p>
          </table:table-cell>
          <table:table-cell office:value-type="float" office:value="0.0370731949123542">
            <text:p>0.0370731949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4761.59528935">
            <text:p>2424761.59528935</text:p>
          </table:table-cell>
          <table:table-cell office:value-type="string">
            <text:p>1926-09-02 21:17:13.593750 EST-0500</text:p>
          </table:table-cell>
          <table:table-cell office:value-type="float" office:value="0">
            <text:p>0</text:p>
          </table:table-cell>
          <table:table-cell office:value-type="float" office:value="145.106475171349">
            <text:p>145.1064751713</text:p>
          </table:table-cell>
          <table:table-cell office:value-type="float" office:value="145.106198554953">
            <text:p>145.106198555</text:p>
          </table:table-cell>
          <table:table-cell office:value-type="string">
            <text:p>25 ♌ 06' 23"</text:p>
          </table:table-cell>
          <table:table-cell office:value-type="string">
            <text:p>25 ♌ 06' 22"</text:p>
          </table:table-cell>
          <table:table-cell office:value-type="float" office:value="1.71420027157622">
            <text:p>1.7142002716</text:p>
          </table:table-cell>
          <table:table-cell office:value-type="float" office:value="0.0360997965207488">
            <text:p>0.0360997965</text:p>
          </table:table-cell>
          <table:table-cell office:value-type="float" office:value="122.278011818612">
            <text:p>122.2780118186</text:p>
          </table:table-cell>
          <table:table-cell office:value-type="float" office:value="122.277735202216">
            <text:p>122.2777352022</text:p>
          </table:table-cell>
          <table:table-cell office:value-type="string">
            <text:p><text:s/>2 ♌ 16' 40"</text:p>
          </table:table-cell>
          <table:table-cell office:value-type="string">
            <text:p><text:s/>2 ♌ 16' 39"</text:p>
          </table:table-cell>
          <table:table-cell office:value-type="float" office:value="1.71419484824499">
            <text:p>1.7141948482</text:p>
          </table:table-cell>
          <table:table-cell office:value-type="float" office:value="0.0360945175406107">
            <text:p>0.0360945175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4766.34920139">
            <text:p>2424766.34920139</text:p>
          </table:table-cell>
          <table:table-cell office:value-type="string">
            <text:p>1926-09-07 15:22:51.093750 EST-0500</text:p>
          </table:table-cell>
          <table:table-cell office:value-type="float" office:value="0">
            <text:p>0</text:p>
          </table:table-cell>
          <table:table-cell office:value-type="float" office:value="145.27630190356">
            <text:p>145.2763019036</text:p>
          </table:table-cell>
          <table:table-cell office:value-type="float" office:value="145.276148846852">
            <text:p>145.2761488469</text:p>
          </table:table-cell>
          <table:table-cell table:number-columns-repeated="2" office:value-type="string">
            <text:p>25 ♌ 16' 34"</text:p>
          </table:table-cell>
          <table:table-cell office:value-type="float" office:value="1.2308577502543">
            <text:p>1.2308577503</text:p>
          </table:table-cell>
          <table:table-cell office:value-type="float" office:value="0.035370303124336">
            <text:p>0.0353703031</text:p>
          </table:table-cell>
          <table:table-cell office:value-type="float" office:value="122.447739570861">
            <text:p>122.4477395709</text:p>
          </table:table-cell>
          <table:table-cell office:value-type="float" office:value="122.447586514153">
            <text:p>122.4475865142</text:p>
          </table:table-cell>
          <table:table-cell table:number-columns-repeated="2" office:value-type="string">
            <text:p><text:s/>2 ♌ 26' 51"</text:p>
          </table:table-cell>
          <table:table-cell office:value-type="float" office:value="1.23089492774899">
            <text:p>1.2308949277</text:p>
          </table:table-cell>
          <table:table-cell office:value-type="float" office:value="0.0354075668907396">
            <text:p>0.035407566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778.10164352">
            <text:p>2424778.10164352</text:p>
          </table:table-cell>
          <table:table-cell office:value-type="string">
            <text:p>1926-09-19 09:26:22.031250 EST-0500</text:p>
          </table:table-cell>
          <table:table-cell office:value-type="float" office:value="0">
            <text:p>0</text:p>
          </table:table-cell>
          <table:table-cell office:value-type="float" office:value="175.890952052073">
            <text:p>175.8909520521</text:p>
          </table:table-cell>
          <table:table-cell office:value-type="float" office:value="175.890799868605">
            <text:p>175.8907998686</text:p>
          </table:table-cell>
          <table:table-cell office:value-type="string">
            <text:p>25 ♍ 53' 27"</text:p>
          </table:table-cell>
          <table:table-cell office:value-type="string">
            <text:p>25 ♍ 53' 26"</text:p>
          </table:table-cell>
          <table:table-cell office:value-type="float" office:value="1.83315524397827">
            <text:p>1.833155244</text:p>
          </table:table-cell>
          <table:table-cell office:value-type="float" office:value="0.976685553726022">
            <text:p>0.9766855537</text:p>
          </table:table-cell>
          <table:table-cell office:value-type="float" office:value="153.062053853001">
            <text:p>153.062053853</text:p>
          </table:table-cell>
          <table:table-cell office:value-type="float" office:value="153.061901669533">
            <text:p>153.0619016695</text:p>
          </table:table-cell>
          <table:table-cell office:value-type="string">
            <text:p><text:s/>3 ♍ 03' 43"</text:p>
          </table:table-cell>
          <table:table-cell office:value-type="string">
            <text:p><text:s/>3 ♍ 03' 42"</text:p>
          </table:table-cell>
          <table:table-cell office:value-type="float" office:value="1.83316757602175">
            <text:p>1.833167576</text:p>
          </table:table-cell>
          <table:table-cell office:value-type="float" office:value="0.97669837438683">
            <text:p>0.9766983744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4816.53914352">
            <text:p>2424816.53914352</text:p>
          </table:table-cell>
          <table:table-cell office:value-type="string">
            <text:p>1926-10-27 19:56:22.031250 EST-0500</text:p>
          </table:table-cell>
          <table:table-cell office:value-type="float" office:value="0">
            <text:p>0</text:p>
          </table:table-cell>
          <table:table-cell office:value-type="float" office:value="235.7816657291">
            <text:p>235.7816657291</text:p>
          </table:table-cell>
          <table:table-cell office:value-type="float" office:value="235.781520271925">
            <text:p>235.7815202719</text:p>
          </table:table-cell>
          <table:table-cell table:number-columns-repeated="2" office:value-type="string">
            <text:p>25 ♏ 46' 53"</text:p>
          </table:table-cell>
          <table:table-cell office:value-type="float" office:value="1.27793753650437">
            <text:p>1.2779375365</text:p>
          </table:table-cell>
          <table:table-cell office:value-type="float" office:value="0.113402582078676">
            <text:p>0.1134025821</text:p>
          </table:table-cell>
          <table:table-cell office:value-type="float" office:value="212.951712232438">
            <text:p>212.9517122324</text:p>
          </table:table-cell>
          <table:table-cell office:value-type="float" office:value="212.951566775263">
            <text:p>212.9515667753</text:p>
          </table:table-cell>
          <table:table-cell office:value-type="string">
            <text:p><text:s/>2 ♏ 57' 06"</text:p>
          </table:table-cell>
          <table:table-cell office:value-type="string">
            <text:p><text:s/>2 ♏ 57' 05"</text:p>
          </table:table-cell>
          <table:table-cell office:value-type="float" office:value="1.27792833272425">
            <text:p>1.2779283327</text:p>
          </table:table-cell>
          <table:table-cell office:value-type="float" office:value="0.113393162407105">
            <text:p>0.1133931624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4840.99152778">
            <text:p>2424840.99152778</text:p>
          </table:table-cell>
          <table:table-cell office:value-type="string">
            <text:p>1926-11-21 06:47:48.750000 EST-0500</text:p>
          </table:table-cell>
          <table:table-cell office:value-type="float" office:value="0">
            <text:p>0</text:p>
          </table:table-cell>
          <table:table-cell office:value-type="float" office:value="238.420552720987">
            <text:p>238.420552721</text:p>
          </table:table-cell>
          <table:table-cell office:value-type="float" office:value="238.420539936785">
            <text:p>238.4205399368</text:p>
          </table:table-cell>
          <table:table-cell table:number-columns-repeated="2" office:value-type="string">
            <text:p>28 ♏ 25' 13"</text:p>
          </table:table-cell>
          <table:table-cell office:value-type="float" office:value="1.25672827443229">
            <text:p>1.2567282744</text:p>
          </table:table-cell>
          <table:table-cell office:value-type="float" office:value="1.00982774424715">
            <text:p>1.0098277442</text:p>
          </table:table-cell>
          <table:table-cell office:value-type="float" office:value="215.589730725665">
            <text:p>215.5897307257</text:p>
          </table:table-cell>
          <table:table-cell office:value-type="float" office:value="215.589717941464">
            <text:p>215.5897179415</text:p>
          </table:table-cell>
          <table:table-cell office:value-type="string">
            <text:p><text:s/>5 ♏ 35' 23"</text:p>
          </table:table-cell>
          <table:table-cell office:value-type="string">
            <text:p><text:s/>5 ♏ 35' 22"</text:p>
          </table:table-cell>
          <table:table-cell office:value-type="float" office:value="1.25669412204595">
            <text:p>1.256694122</text:p>
          </table:table-cell>
          <table:table-cell office:value-type="float" office:value="1.00979355681614">
            <text:p>1.0097935568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4841.19123843">
            <text:p>2424841.19123843</text:p>
          </table:table-cell>
          <table:table-cell office:value-type="string">
            <text:p>1926-11-21 11:35:23.437500 EST-0500</text:p>
          </table:table-cell>
          <table:table-cell office:value-type="float" office:value="0">
            <text:p>0</text:p>
          </table:table-cell>
          <table:table-cell office:value-type="float" office:value="238.671536566427">
            <text:p>238.6715365664</text:p>
          </table:table-cell>
          <table:table-cell office:value-type="float" office:value="238.671434488665">
            <text:p>238.6714344887</text:p>
          </table:table-cell>
          <table:table-cell table:number-columns-repeated="2" office:value-type="string">
            <text:p>28 ♏ 40' 17"</text:p>
          </table:table-cell>
          <table:table-cell office:value-type="float" office:value="1.25674644384589">
            <text:p>1.2567464438</text:p>
          </table:table-cell>
          <table:table-cell office:value-type="float" office:value="0.119156788552469">
            <text:p>0.1191567886</text:p>
          </table:table-cell>
          <table:table-cell office:value-type="float" office:value="215.840700024252">
            <text:p>215.8407000243</text:p>
          </table:table-cell>
          <table:table-cell office:value-type="float" office:value="215.840597946489">
            <text:p>215.8405979465</text:p>
          </table:table-cell>
          <table:table-cell table:number-columns-repeated="2" office:value-type="string">
            <text:p><text:s/>5 ♏ 50' 26"</text:p>
          </table:table-cell>
          <table:table-cell office:value-type="float" office:value="1.25671149329063">
            <text:p>1.2567114933</text:p>
          </table:table-cell>
          <table:table-cell office:value-type="float" office:value="0.119121936278469">
            <text:p>0.1191219363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4841.24665509">
            <text:p>2424841.24665509</text:p>
          </table:table-cell>
          <table:table-cell office:value-type="string">
            <text:p>1926-11-21 12:55:11.718750 EST-0500</text:p>
          </table:table-cell>
          <table:table-cell office:value-type="float" office:value="0">
            <text:p>0</text:p>
          </table:table-cell>
          <table:table-cell office:value-type="float" office:value="238.678189001756">
            <text:p>238.6781890018</text:p>
          </table:table-cell>
          <table:table-cell office:value-type="float" office:value="238.678037780797">
            <text:p>238.6780377808</text:p>
          </table:table-cell>
          <table:table-cell office:value-type="string">
            <text:p>28 ♏ 40' 41"</text:p>
          </table:table-cell>
          <table:table-cell office:value-type="string">
            <text:p>28 ♏ 40' 40"</text:p>
          </table:table-cell>
          <table:table-cell office:value-type="float" office:value="1.00994080281354">
            <text:p>1.0099408028</text:p>
          </table:table-cell>
          <table:table-cell office:value-type="float" office:value="0.119157242136472">
            <text:p>0.1191572421</text:p>
          </table:table-cell>
          <table:table-cell office:value-type="float" office:value="215.847348397537">
            <text:p>215.8473483975</text:p>
          </table:table-cell>
          <table:table-cell office:value-type="float" office:value="215.847197176578">
            <text:p>215.8471971766</text:p>
          </table:table-cell>
          <table:table-cell office:value-type="string">
            <text:p><text:s/>5 ♏ 50' 50"</text:p>
          </table:table-cell>
          <table:table-cell office:value-type="string">
            <text:p><text:s/>5 ♏ 50' 49"</text:p>
          </table:table-cell>
          <table:table-cell office:value-type="float" office:value="1.00990565179037">
            <text:p>1.0099056518</text:p>
          </table:table-cell>
          <table:table-cell office:value-type="float" office:value="0.119122213656632">
            <text:p>0.1191222137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4845.06111111">
            <text:p>2424845.06111111</text:p>
          </table:table-cell>
          <table:table-cell office:value-type="string">
            <text:p>1926-11-25 08:28:00.468750 EST-0500</text:p>
          </table:table-cell>
          <table:table-cell office:value-type="float" office:value="0">
            <text:p>0</text:p>
          </table:table-cell>
          <table:table-cell office:value-type="float" office:value="243.535215102722">
            <text:p>243.5352151027</text:p>
          </table:table-cell>
          <table:table-cell office:value-type="float" office:value="243.535629872216">
            <text:p>243.5356298722</text:p>
          </table:table-cell>
          <table:table-cell office:value-type="string">
            <text:p><text:s/>3 ♐ 32' 06"</text:p>
          </table:table-cell>
          <table:table-cell office:value-type="string">
            <text:p><text:s/>3 ♐ 32' 08"</text:p>
          </table:table-cell>
          <table:table-cell office:value-type="float" office:value="-1.37067432997472">
            <text:p>-1.37067433</text:p>
          </table:table-cell>
          <table:table-cell office:value-type="float" office:value="1.25707125063832">
            <text:p>1.2570712506</text:p>
          </table:table-cell>
          <table:table-cell office:value-type="float" office:value="220.704124838877">
            <text:p>220.7041248389</text:p>
          </table:table-cell>
          <table:table-cell office:value-type="float" office:value="220.704539608371">
            <text:p>220.7045396084</text:p>
          </table:table-cell>
          <table:table-cell office:value-type="string">
            <text:p>10 ♏ 42' 14"</text:p>
          </table:table-cell>
          <table:table-cell office:value-type="string">
            <text:p>10 ♏ 42' 16"</text:p>
          </table:table-cell>
          <table:table-cell office:value-type="float" office:value="-1.37068468750808">
            <text:p>-1.3706846875</text:p>
          </table:table-cell>
          <table:table-cell office:value-type="float" office:value="1.25706092111496">
            <text:p>1.257060921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845.48127315">
            <text:p>2424845.48127315</text:p>
          </table:table-cell>
          <table:table-cell office:value-type="string">
            <text:p>1926-11-25 18:33:02.812500 EST-0500</text:p>
          </table:table-cell>
          <table:table-cell office:value-type="float" office:value="0">
            <text:p>0</text:p>
          </table:table-cell>
          <table:table-cell office:value-type="float" office:value="242.958630112687">
            <text:p>242.9586301127</text:p>
          </table:table-cell>
          <table:table-cell office:value-type="float" office:value="242.95886254354">
            <text:p>242.9588625435</text:p>
          </table:table-cell>
          <table:table-cell table:number-columns-repeated="2" office:value-type="string">
            <text:p><text:s/>2 ♐ 57' 31"</text:p>
          </table:table-cell>
          <table:table-cell office:value-type="float" office:value="-1.37254283498725">
            <text:p>-1.372542835</text:p>
          </table:table-cell>
          <table:table-cell office:value-type="float" office:value="1.01180313495506">
            <text:p>1.011803135</text:p>
          </table:table-cell>
          <table:table-cell office:value-type="float" office:value="220.127520427924">
            <text:p>220.1275204279</text:p>
          </table:table-cell>
          <table:table-cell office:value-type="float" office:value="220.127752858776">
            <text:p>220.1277528588</text:p>
          </table:table-cell>
          <table:table-cell table:number-columns-repeated="2" office:value-type="string">
            <text:p>10 ♏ 07' 39"</text:p>
          </table:table-cell>
          <table:table-cell office:value-type="float" office:value="-1.37254857372442">
            <text:p>-1.3725485737</text:p>
          </table:table-cell>
          <table:table-cell office:value-type="float" office:value="1.01179745376878">
            <text:p>1.0117974538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4848.11945602">
            <text:p>2424848.11945602</text:p>
          </table:table-cell>
          <table:table-cell office:value-type="string">
            <text:p>1926-11-28 09:52:01.875000 EST-0500</text:p>
          </table:table-cell>
          <table:table-cell office:value-type="float" office:value="0">
            <text:p>0</text:p>
          </table:table-cell>
          <table:table-cell office:value-type="float" office:value="239.495863427835">
            <text:p>239.4958634278</text:p>
          </table:table-cell>
          <table:table-cell office:value-type="float" office:value="239.495961432988">
            <text:p>239.495961433</text:p>
          </table:table-cell>
          <table:table-cell table:number-columns-repeated="2" office:value-type="string">
            <text:p>29 ♏ 29' 45"</text:p>
          </table:table-cell>
          <table:table-cell office:value-type="float" office:value="-1.20214396442497">
            <text:p>-1.2021439644</text:p>
          </table:table-cell>
          <table:table-cell office:value-type="float" office:value="0.118705726010592">
            <text:p>0.118705726</text:p>
          </table:table-cell>
          <table:table-cell office:value-type="float" office:value="216.66467110974">
            <text:p>216.6646711097</text:p>
          </table:table-cell>
          <table:table-cell office:value-type="float" office:value="216.664769114893">
            <text:p>216.6647691149</text:p>
          </table:table-cell>
          <table:table-cell office:value-type="string">
            <text:p><text:s/>6 ♏ 39' 52"</text:p>
          </table:table-cell>
          <table:table-cell office:value-type="string">
            <text:p><text:s/>6 ♏ 39' 53"</text:p>
          </table:table-cell>
          <table:table-cell office:value-type="float" office:value="-1.20212719630581">
            <text:p>-1.2021271963</text:p>
          </table:table-cell>
          <table:table-cell office:value-type="float" office:value="0.118722488683312">
            <text:p>0.1187224887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4864.73395833">
            <text:p>2424864.73395833</text:p>
          </table:table-cell>
          <table:table-cell office:value-type="string">
            <text:p>1926-12-15 00:36:54.843750 EST-0500</text:p>
          </table:table-cell>
          <table:table-cell office:value-type="float" office:value="0">
            <text:p>0</text:p>
          </table:table-cell>
          <table:table-cell office:value-type="float" office:value="241.435955927807">
            <text:p>241.4359559278</text:p>
          </table:table-cell>
          <table:table-cell office:value-type="float" office:value="241.435812424629">
            <text:p>241.4358124246</text:p>
          </table:table-cell>
          <table:table-cell office:value-type="string">
            <text:p><text:s/>1 ♐ 26' 09"</text:p>
          </table:table-cell>
          <table:table-cell office:value-type="string">
            <text:p><text:s/>1 ♐ 26' 08"</text:p>
          </table:table-cell>
          <table:table-cell office:value-type="float" office:value="1.08219343377791">
            <text:p>1.0821934338</text:p>
          </table:table-cell>
          <table:table-cell office:value-type="float" office:value="0.113832899048586">
            <text:p>0.113832899</text:p>
          </table:table-cell>
          <table:table-cell office:value-type="float" office:value="218.604018144049">
            <text:p>218.604018144</text:p>
          </table:table-cell>
          <table:table-cell office:value-type="float" office:value="218.603874640871">
            <text:p>218.6038746409</text:p>
          </table:table-cell>
          <table:table-cell office:value-type="string">
            <text:p><text:s/>8 ♏ 36' 14"</text:p>
          </table:table-cell>
          <table:table-cell office:value-type="string">
            <text:p><text:s/>8 ♏ 36' 13"</text:p>
          </table:table-cell>
          <table:table-cell office:value-type="float" office:value="1.08219788129389">
            <text:p>1.0821978813</text:p>
          </table:table-cell>
          <table:table-cell office:value-type="float" office:value="0.113837323677716">
            <text:p>0.113837323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909.07332176">
            <text:p>2424909.07332176</text:p>
          </table:table-cell>
          <table:table-cell office:value-type="string">
            <text:p>1927-01-28 08:45:35.156250 EST-0500</text:p>
          </table:table-cell>
          <table:table-cell office:value-type="float" office:value="0">
            <text:p>0</text:p>
          </table:table-cell>
          <table:table-cell office:value-type="float" office:value="307.655619170286">
            <text:p>307.6556191703</text:p>
          </table:table-cell>
          <table:table-cell office:value-type="float" office:value="307.655530124122">
            <text:p>307.6555301241</text:p>
          </table:table-cell>
          <table:table-cell office:value-type="string">
            <text:p><text:s/>7 ♒ 39' 20"</text:p>
          </table:table-cell>
          <table:table-cell office:value-type="string">
            <text:p><text:s/>7 ♒ 39' 19"</text:p>
          </table:table-cell>
          <table:table-cell office:value-type="float" office:value="1.71396684476832">
            <text:p>1.7139668448</text:p>
          </table:table-cell>
          <table:table-cell office:value-type="float" office:value="1.01620462425466">
            <text:p>1.0162046243</text:p>
          </table:table-cell>
          <table:table-cell office:value-type="float" office:value="284.82154950912">
            <text:p>284.8215495091</text:p>
          </table:table-cell>
          <table:table-cell office:value-type="float" office:value="284.821460462955">
            <text:p>284.821460463</text:p>
          </table:table-cell>
          <table:table-cell table:number-columns-repeated="2" office:value-type="string">
            <text:p>14 ♑ 49' 17"</text:p>
          </table:table-cell>
          <table:table-cell office:value-type="float" office:value="1.71394931936087">
            <text:p>1.7139493194</text:p>
          </table:table-cell>
          <table:table-cell office:value-type="float" office:value="1.01618703589459">
            <text:p>1.0161870359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4917.29841435">
            <text:p>2424917.29841435</text:p>
          </table:table-cell>
          <table:table-cell office:value-type="string">
            <text:p>1927-02-05 14:09:43.593750 EST-0500</text:p>
          </table:table-cell>
          <table:table-cell office:value-type="float" office:value="0">
            <text:p>0</text:p>
          </table:table-cell>
          <table:table-cell office:value-type="float" office:value="334.206442071472">
            <text:p>334.2064420715</text:p>
          </table:table-cell>
          <table:table-cell office:value-type="float" office:value="334.206323844637">
            <text:p>334.2063238446</text:p>
          </table:table-cell>
          <table:table-cell office:value-type="string">
            <text:p><text:s/>4 ♓ 12' 23"</text:p>
          </table:table-cell>
          <table:table-cell office:value-type="string">
            <text:p><text:s/>4 ♓ 12' 22"</text:p>
          </table:table-cell>
          <table:table-cell office:value-type="float" office:value="1.24834667648988">
            <text:p>1.2483466765</text:p>
          </table:table-cell>
          <table:table-cell office:value-type="float" office:value="0.235476213077381">
            <text:p>0.2354762131</text:p>
          </table:table-cell>
          <table:table-cell office:value-type="float" office:value="311.371959321976">
            <text:p>311.371959322</text:p>
          </table:table-cell>
          <table:table-cell office:value-type="float" office:value="311.371841095141">
            <text:p>311.3718410951</text:p>
          </table:table-cell>
          <table:table-cell office:value-type="string">
            <text:p>11 ♒ 22' 19"</text:p>
          </table:table-cell>
          <table:table-cell office:value-type="string">
            <text:p>11 ♒ 22' 18"</text:p>
          </table:table-cell>
          <table:table-cell office:value-type="float" office:value="1.24837711458367">
            <text:p>1.2483771146</text:p>
          </table:table-cell>
          <table:table-cell office:value-type="float" office:value="0.235506737959658">
            <text:p>0.235506738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4925.04621528">
            <text:p>2424925.04621528</text:p>
          </table:table-cell>
          <table:table-cell office:value-type="string">
            <text:p>1927-02-13 08:06:33.750000 EST-0500</text:p>
          </table:table-cell>
          <table:table-cell office:value-type="float" office:value="0">
            <text:p>0</text:p>
          </table:table-cell>
          <table:table-cell office:value-type="float" office:value="336.044665052663">
            <text:p>336.0446650527</text:p>
          </table:table-cell>
          <table:table-cell office:value-type="float" office:value="336.044502893127">
            <text:p>336.0445028931</text:p>
          </table:table-cell>
          <table:table-cell table:number-columns-repeated="2" office:value-type="string">
            <text:p><text:s/>6 ♓ 02' 40"</text:p>
          </table:table-cell>
          <table:table-cell office:value-type="float" office:value="1.77627325908144">
            <text:p>1.7762732591</text:p>
          </table:table-cell>
          <table:table-cell office:value-type="float" office:value="0.238780181030445">
            <text:p>0.238780181</text:p>
          </table:table-cell>
          <table:table-cell office:value-type="float" office:value="313.209870188471">
            <text:p>313.2098701885</text:p>
          </table:table-cell>
          <table:table-cell office:value-type="float" office:value="313.209708028934">
            <text:p>313.2097080289</text:p>
          </table:table-cell>
          <table:table-cell office:value-type="string">
            <text:p>13 ♒ 12' 35"</text:p>
          </table:table-cell>
          <table:table-cell office:value-type="string">
            <text:p>13 ♒ 12' 34"</text:p>
          </table:table-cell>
          <table:table-cell office:value-type="float" office:value="1.77625473982854">
            <text:p>1.7762547398</text:p>
          </table:table-cell>
          <table:table-cell office:value-type="float" office:value="0.238761686118633">
            <text:p>0.2387616861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4936.46883102">
            <text:p>2424936.46883102</text:p>
          </table:table-cell>
          <table:table-cell office:value-type="string">
            <text:p>1927-02-24 18:15:07.031250 EST-0500</text:p>
          </table:table-cell>
          <table:table-cell office:value-type="float" office:value="0">
            <text:p>0</text:p>
          </table:table-cell>
          <table:table-cell office:value-type="float" office:value="358.049409301504">
            <text:p>358.0494093015</text:p>
          </table:table-cell>
          <table:table-cell office:value-type="float" office:value="358.049322613337">
            <text:p>358.0493226133</text:p>
          </table:table-cell>
          <table:table-cell table:number-columns-repeated="2" office:value-type="string">
            <text:p>28 ♓ 02' 57"</text:p>
          </table:table-cell>
          <table:table-cell office:value-type="float" office:value="1.23877432824049">
            <text:p>1.2387743282</text:p>
          </table:table-cell>
          <table:table-cell office:value-type="float" office:value="0.0537908285452581">
            <text:p>0.0537908285</text:p>
          </table:table-cell>
          <table:table-cell office:value-type="float" office:value="335.214365821248">
            <text:p>335.2143658212</text:p>
          </table:table-cell>
          <table:table-cell office:value-type="float" office:value="335.214279133081">
            <text:p>335.2142791331</text:p>
          </table:table-cell>
          <table:table-cell table:number-columns-repeated="2" office:value-type="string">
            <text:p><text:s/>5 ♓ 12' 51"</text:p>
          </table:table-cell>
          <table:table-cell office:value-type="float" office:value="1.23876950379622">
            <text:p>1.2387695038</text:p>
          </table:table-cell>
          <table:table-cell office:value-type="float" office:value="0.0537859747168814">
            <text:p>0.0537859747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4940.95710648">
            <text:p>2424940.95710648</text:p>
          </table:table-cell>
          <table:table-cell office:value-type="string">
            <text:p>1927-03-01 05:58:14.531250 EST-0500</text:p>
          </table:table-cell>
          <table:table-cell office:value-type="float" office:value="0">
            <text:p>0</text:p>
          </table:table-cell>
          <table:table-cell office:value-type="float" office:value="339.87250719078">
            <text:p>339.8725071908</text:p>
          </table:table-cell>
          <table:table-cell office:value-type="float" office:value="339.872453599947">
            <text:p>339.8724535999</text:p>
          </table:table-cell>
          <table:table-cell office:value-type="string">
            <text:p><text:s/>9 ♓ 52' 21"</text:p>
          </table:table-cell>
          <table:table-cell office:value-type="string">
            <text:p><text:s/>9 ♓ 52' 20"</text:p>
          </table:table-cell>
          <table:table-cell office:value-type="float" office:value="1.0039743493764">
            <text:p>1.0039743494</text:p>
          </table:table-cell>
          <table:table-cell office:value-type="float" office:value="0.241578836277404">
            <text:p>0.2415788363</text:p>
          </table:table-cell>
          <table:table-cell office:value-type="float" office:value="317.037212887915">
            <text:p>317.0372128879</text:p>
          </table:table-cell>
          <table:table-cell office:value-type="float" office:value="317.037159297082">
            <text:p>317.0371592971</text:p>
          </table:table-cell>
          <table:table-cell table:number-columns-repeated="2" office:value-type="string">
            <text:p>17 ♒ 02' 13"</text:p>
          </table:table-cell>
          <table:table-cell office:value-type="float" office:value="1.00396469593864">
            <text:p>1.0039646959</text:p>
          </table:table-cell>
          <table:table-cell office:value-type="float" office:value="0.241568881335871">
            <text:p>0.241568881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953.1075">
            <text:p>2424953.1075</text:p>
          </table:table-cell>
          <table:table-cell office:value-type="string">
            <text:p>1927-03-13 09:34:48.281250 EST-0500</text:p>
          </table:table-cell>
          <table:table-cell office:value-type="float" office:value="0">
            <text:p>0</text:p>
          </table:table-cell>
          <table:table-cell office:value-type="float" office:value="352.031155713456">
            <text:p>352.0311557135</text:p>
          </table:table-cell>
          <table:table-cell office:value-type="float" office:value="352.031197692036">
            <text:p>352.031197692</text:p>
          </table:table-cell>
          <table:table-cell table:number-columns-repeated="2" office:value-type="string">
            <text:p>22 ♓ 01' 52"</text:p>
          </table:table-cell>
          <table:table-cell office:value-type="float" office:value="-0.957961356905233">
            <text:p>-0.9579613569</text:p>
          </table:table-cell>
          <table:table-cell office:value-type="float" office:value="0.997073684729384">
            <text:p>0.9970736847</text:p>
          </table:table-cell>
          <table:table-cell office:value-type="float" office:value="329.19551454791">
            <text:p>329.1955145479</text:p>
          </table:table-cell>
          <table:table-cell office:value-type="float" office:value="329.19555652649">
            <text:p>329.1955565265</text:p>
          </table:table-cell>
          <table:table-cell office:value-type="string">
            <text:p>29 ♒ 11' 43"</text:p>
          </table:table-cell>
          <table:table-cell office:value-type="string">
            <text:p>29 ♒ 11' 44"</text:p>
          </table:table-cell>
          <table:table-cell office:value-type="float" office:value="-0.957963565377725">
            <text:p>-0.9579635654</text:p>
          </table:table-cell>
          <table:table-cell office:value-type="float" office:value="0.997070749035739">
            <text:p>0.997070749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4960.51106481">
            <text:p>2424960.51106481</text:p>
          </table:table-cell>
          <table:table-cell office:value-type="string">
            <text:p>1927-03-20 19:15:56.250000 EST-0500</text:p>
          </table:table-cell>
          <table:table-cell office:value-type="float" office:value="0">
            <text:p>0</text:p>
          </table:table-cell>
          <table:table-cell office:value-type="float" office:value="359.396945153267">
            <text:p>359.3969451533</text:p>
          </table:table-cell>
          <table:table-cell office:value-type="float" office:value="359.396791239255">
            <text:p>359.3967912393</text:p>
          </table:table-cell>
          <table:table-cell office:value-type="string">
            <text:p>29 ♓ 23' 49"</text:p>
          </table:table-cell>
          <table:table-cell office:value-type="string">
            <text:p>29 ♓ 23' 48"</text:p>
          </table:table-cell>
          <table:table-cell office:value-type="float" office:value="0.992834360588971">
            <text:p>0.9928343606</text:p>
          </table:table-cell>
          <table:table-cell office:value-type="float" office:value="0.0571255360406899">
            <text:p>0.057125536</text:p>
          </table:table-cell>
          <table:table-cell office:value-type="float" office:value="336.561230901778">
            <text:p>336.5612309018</text:p>
          </table:table-cell>
          <table:table-cell office:value-type="float" office:value="336.561076987766">
            <text:p>336.5610769878</text:p>
          </table:table-cell>
          <table:table-cell office:value-type="string">
            <text:p><text:s/>6 ♓ 33' 40"</text:p>
          </table:table-cell>
          <table:table-cell office:value-type="string">
            <text:p><text:s/>6 ♓ 33' 39"</text:p>
          </table:table-cell>
          <table:table-cell office:value-type="float" office:value="0.992868954196724">
            <text:p>0.9928689542</text:p>
          </table:table-cell>
          <table:table-cell office:value-type="float" office:value="0.0571601967171333">
            <text:p>0.0571601967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4962.04768518">
            <text:p>2424962.04768518</text:p>
          </table:table-cell>
          <table:table-cell office:value-type="string">
            <text:p>1927-03-22 08:08:40.312500 EST-0500</text:p>
          </table:table-cell>
          <table:table-cell office:value-type="float" office:value="0">
            <text:p>0</text:p>
          </table:table-cell>
          <table:table-cell office:value-type="float" office:value="344.93167332194">
            <text:p>344.9316733219</text:p>
          </table:table-cell>
          <table:table-cell office:value-type="float" office:value="344.931742461938">
            <text:p>344.9317424619</text:p>
          </table:table-cell>
          <table:table-cell table:number-columns-repeated="2" office:value-type="string">
            <text:p>14 ♓ 55' 54"</text:p>
          </table:table-cell>
          <table:table-cell office:value-type="float" office:value="-0.45363013760633">
            <text:p>-0.4536301376</text:p>
          </table:table-cell>
          <table:table-cell office:value-type="float" office:value="0.236697483576906">
            <text:p>0.2366974836</text:p>
          </table:table-cell>
          <table:table-cell office:value-type="float" office:value="322.09594285464">
            <text:p>322.0959428546</text:p>
          </table:table-cell>
          <table:table-cell office:value-type="float" office:value="322.096011994638">
            <text:p>322.0960119946</text:p>
          </table:table-cell>
          <table:table-cell table:number-columns-repeated="2" office:value-type="string">
            <text:p>22 ♒ 05' 45"</text:p>
          </table:table-cell>
          <table:table-cell office:value-type="float" office:value="-0.453610624221068">
            <text:p>-0.4536106242</text:p>
          </table:table-cell>
          <table:table-cell office:value-type="float" office:value="0.236717425915493">
            <text:p>0.2367174259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4977.05549768">
            <text:p>2424977.05549768</text:p>
          </table:table-cell>
          <table:table-cell office:value-type="string">
            <text:p>1927-04-06 08:19:55.312500 EST-0500</text:p>
          </table:table-cell>
          <table:table-cell office:value-type="float" office:value="0">
            <text:p>0</text:p>
          </table:table-cell>
          <table:table-cell office:value-type="float" office:value="348.423146294817">
            <text:p>348.4231462948</text:p>
          </table:table-cell>
          <table:table-cell office:value-type="float" office:value="348.42305578834">
            <text:p>348.4230557883</text:p>
          </table:table-cell>
          <table:table-cell table:number-columns-repeated="2" office:value-type="string">
            <text:p>18 ♓ 25' 23"</text:p>
          </table:table-cell>
          <table:table-cell office:value-type="float" office:value="0.794448664695553">
            <text:p>0.7944486647</text:p>
          </table:table-cell>
          <table:table-cell office:value-type="float" office:value="0.227690116473354">
            <text:p>0.2276901165</text:p>
          </table:table-cell>
          <table:table-cell office:value-type="float" office:value="325.586965401812">
            <text:p>325.5869654018</text:p>
          </table:table-cell>
          <table:table-cell office:value-type="float" office:value="325.586874895335">
            <text:p>325.5868748953</text:p>
          </table:table-cell>
          <table:table-cell office:value-type="string">
            <text:p>25 ♒ 35' 13"</text:p>
          </table:table-cell>
          <table:table-cell office:value-type="string">
            <text:p>25 ♒ 35' 12"</text:p>
          </table:table-cell>
          <table:table-cell office:value-type="float" office:value="0.794431875167026">
            <text:p>0.7944318752</text:p>
          </table:table-cell>
          <table:table-cell office:value-type="float" office:value="0.227673247984279">
            <text:p>0.227673248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4988.75935185">
            <text:p>2424988.75935185</text:p>
          </table:table-cell>
          <table:table-cell office:value-type="string">
            <text:p>1927-04-18 01:13:28.593750 EST-0500</text:p>
          </table:table-cell>
          <table:table-cell office:value-type="float" office:value="0">
            <text:p>0</text:p>
          </table:table-cell>
          <table:table-cell office:value-type="float" office:value="0.967976811658436">
            <text:p>0.9679768117</text:p>
          </table:table-cell>
          <table:table-cell office:value-type="float" office:value="0.967799031771546">
            <text:p>0.9677990318</text:p>
          </table:table-cell>
          <table:table-cell table:number-columns-repeated="2" office:value-type="string">
            <text:p><text:s/>0 ♈ 58' 04"</text:p>
          </table:table-cell>
          <table:table-cell office:value-type="float" office:value="1.30634795185965">
            <text:p>1.3063479519</text:p>
          </table:table-cell>
          <table:table-cell office:value-type="float" office:value="0.052547290160165">
            <text:p>0.0525472902</text:p>
          </table:table-cell>
          <table:table-cell office:value-type="float" office:value="338.131501244182">
            <text:p>338.1315012442</text:p>
          </table:table-cell>
          <table:table-cell office:value-type="float" office:value="338.131323464295">
            <text:p>338.1313234643</text:p>
          </table:table-cell>
          <table:table-cell office:value-type="string">
            <text:p><text:s/>8 ♓ 07' 53"</text:p>
          </table:table-cell>
          <table:table-cell office:value-type="string">
            <text:p><text:s/>8 ♓ 07' 52"</text:p>
          </table:table-cell>
          <table:table-cell office:value-type="float" office:value="1.30636881131329">
            <text:p>1.3063688113</text:p>
          </table:table-cell>
          <table:table-cell office:value-type="float" office:value="0.0525677237526759">
            <text:p>0.0525677238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25011.56232639">
            <text:p>2425011.56232639</text:p>
          </table:table-cell>
          <table:table-cell office:value-type="string">
            <text:p>1927-05-10 20:29:45.937500 EST-0500</text:p>
          </table:table-cell>
          <table:table-cell office:value-type="float" office:value="0">
            <text:p>0</text:p>
          </table:table-cell>
          <table:table-cell office:value-type="float" office:value="104.144851148708">
            <text:p>104.1448511487</text:p>
          </table:table-cell>
          <table:table-cell office:value-type="float" office:value="104.144766692251">
            <text:p>104.1447666923</text:p>
          </table:table-cell>
          <table:table-cell table:number-columns-repeated="2" office:value-type="string">
            <text:p>14 ♋ 08' 41"</text:p>
          </table:table-cell>
          <table:table-cell office:value-type="float" office:value="0.595127289846936">
            <text:p>0.5951272898</text:p>
          </table:table-cell>
          <table:table-cell office:value-type="float" office:value="0.0162108875651794">
            <text:p>0.0162108876</text:p>
          </table:table-cell>
          <table:table-cell office:value-type="float" office:value="81.3074534516943">
            <text:p>81.3074534517</text:p>
          </table:table-cell>
          <table:table-cell office:value-type="float" office:value="81.3073689952373">
            <text:p>81.3073689952</text:p>
          </table:table-cell>
          <table:table-cell table:number-columns-repeated="2" office:value-type="string">
            <text:p>21 ♊ 18' 26"</text:p>
          </table:table-cell>
          <table:table-cell office:value-type="float" office:value="0.595150243057497">
            <text:p>0.5951502431</text:p>
          </table:table-cell>
          <table:table-cell office:value-type="float" office:value="0.0162338845936384">
            <text:p>0.016233884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020.64363426">
            <text:p>2425020.64363426</text:p>
          </table:table-cell>
          <table:table-cell office:value-type="string">
            <text:p>1927-05-19 22:26:50.156250 EST-0500</text:p>
          </table:table-cell>
          <table:table-cell office:value-type="float" office:value="0">
            <text:p>0</text:p>
          </table:table-cell>
          <table:table-cell office:value-type="float" office:value="58.1350786601169">
            <text:p>58.1350786601</text:p>
          </table:table-cell>
          <table:table-cell office:value-type="float" office:value="58.1348686419216">
            <text:p>58.1348686419</text:p>
          </table:table-cell>
          <table:table-cell office:value-type="string">
            <text:p>28 ♉ 08' 06"</text:p>
          </table:table-cell>
          <table:table-cell office:value-type="string">
            <text:p>28 ♉ 08' 05"</text:p>
          </table:table-cell>
          <table:table-cell office:value-type="float" office:value="2.18965302098472">
            <text:p>2.189653021</text:p>
          </table:table-cell>
          <table:table-cell office:value-type="float" office:value="0.96208309440563">
            <text:p>0.9620830944</text:p>
          </table:table-cell>
          <table:table-cell office:value-type="float" office:value="35.2973615566989">
            <text:p>35.2973615567</text:p>
          </table:table-cell>
          <table:table-cell office:value-type="float" office:value="35.2971515385035">
            <text:p>35.2971515385</text:p>
          </table:table-cell>
          <table:table-cell office:value-type="string">
            <text:p><text:s/>5 ♉ 17' 50"</text:p>
          </table:table-cell>
          <table:table-cell office:value-type="string">
            <text:p><text:s/>5 ♉ 17' 49"</text:p>
          </table:table-cell>
          <table:table-cell office:value-type="float" office:value="2.18961913395268">
            <text:p>2.189619134</text:p>
          </table:table-cell>
          <table:table-cell office:value-type="float" office:value="0.962049212727271">
            <text:p>0.9620492127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5025.49177083">
            <text:p>2425025.49177083</text:p>
          </table:table-cell>
          <table:table-cell office:value-type="string">
            <text:p>1927-05-24 18:48:09.843750 EST-0500</text:p>
          </table:table-cell>
          <table:table-cell office:value-type="float" office:value="0">
            <text:p>0</text:p>
          </table:table-cell>
          <table:table-cell office:value-type="float" office:value="104.399123650817">
            <text:p>104.3991236508</text:p>
          </table:table-cell>
          <table:table-cell office:value-type="float" office:value="104.398886116968">
            <text:p>104.398886117</text:p>
          </table:table-cell>
          <table:table-cell office:value-type="string">
            <text:p>14 ♋ 23' 56"</text:p>
          </table:table-cell>
          <table:table-cell office:value-type="string">
            <text:p>14 ♋ 23' 55"</text:p>
          </table:table-cell>
          <table:table-cell office:value-type="float" office:value="1.12434171418033">
            <text:p>1.1243417142</text:p>
          </table:table-cell>
          <table:table-cell office:value-type="float" office:value="0.0200970032532392">
            <text:p>0.0200970033</text:p>
          </table:table-cell>
          <table:table-cell office:value-type="float" office:value="81.5611460965333">
            <text:p>81.5611460965</text:p>
          </table:table-cell>
          <table:table-cell office:value-type="float" office:value="81.5609085626842">
            <text:p>81.5609085627</text:p>
          </table:table-cell>
          <table:table-cell office:value-type="string">
            <text:p>21 ♊ 33' 40"</text:p>
          </table:table-cell>
          <table:table-cell office:value-type="string">
            <text:p>21 ♊ 33' 39"</text:p>
          </table:table-cell>
          <table:table-cell office:value-type="float" office:value="1.12435606010534">
            <text:p>1.1243560601</text:p>
          </table:table-cell>
          <table:table-cell office:value-type="float" office:value="0.0201114889839821">
            <text:p>0.020111489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5041.72297454">
            <text:p>2425041.72297454</text:p>
          </table:table-cell>
          <table:table-cell office:value-type="string">
            <text:p>1927-06-10 00:21:05.625000 EST-0500</text:p>
          </table:table-cell>
          <table:table-cell office:value-type="float" office:value="0">
            <text:p>0</text:p>
          </table:table-cell>
          <table:table-cell office:value-type="float" office:value="122.274690762666">
            <text:p>122.2746907627</text:p>
          </table:table-cell>
          <table:table-cell office:value-type="float" office:value="122.274584450199">
            <text:p>122.2745844502</text:p>
          </table:table-cell>
          <table:table-cell table:number-columns-repeated="2" office:value-type="string">
            <text:p><text:s/>2 ♌ 16' 28"</text:p>
          </table:table-cell>
          <table:table-cell office:value-type="float" office:value="1.07441142960003">
            <text:p>1.0744114296</text:p>
          </table:table-cell>
          <table:table-cell office:value-type="float" office:value="0.606740128754575">
            <text:p>0.6067401288</text:p>
          </table:table-cell>
          <table:table-cell office:value-type="float" office:value="99.4360151900217">
            <text:p>99.43601519</text:p>
          </table:table-cell>
          <table:table-cell office:value-type="float" office:value="99.4359088775543">
            <text:p>99.4359088776</text:p>
          </table:table-cell>
          <table:table-cell table:number-columns-repeated="2" office:value-type="string">
            <text:p><text:s/>9 ♋ 26' 09"</text:p>
          </table:table-cell>
          <table:table-cell office:value-type="float" office:value="1.07442731416609">
            <text:p>1.0744273142</text:p>
          </table:table-cell>
          <table:table-cell office:value-type="float" office:value="0.60675596722715">
            <text:p>0.6067559672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5045.28230324">
            <text:p>2425045.28230324</text:p>
          </table:table-cell>
          <table:table-cell office:value-type="string">
            <text:p>1927-06-13 13:46:31.406250 EST-0500</text:p>
          </table:table-cell>
          <table:table-cell office:value-type="float" office:value="0">
            <text:p>0</text:p>
          </table:table-cell>
          <table:table-cell office:value-type="float" office:value="104.839330289258">
            <text:p>104.8393302893</text:p>
          </table:table-cell>
          <table:table-cell office:value-type="float" office:value="104.839003690596">
            <text:p>104.8390036906</text:p>
          </table:table-cell>
          <table:table-cell office:value-type="string">
            <text:p>14 ♋ 50' 21"</text:p>
          </table:table-cell>
          <table:table-cell office:value-type="string">
            <text:p>14 ♋ 50' 20"</text:p>
          </table:table-cell>
          <table:table-cell office:value-type="float" office:value="1.39845911664587">
            <text:p>1.3984591166</text:p>
          </table:table-cell>
          <table:table-cell office:value-type="float" office:value="0.0240194625290509">
            <text:p>0.0240194625</text:p>
          </table:table-cell>
          <table:table-cell office:value-type="float" office:value="82.0005159825008">
            <text:p>82.0005159825</text:p>
          </table:table-cell>
          <table:table-cell office:value-type="float" office:value="82.0001893838388">
            <text:p>82.0001893838</text:p>
          </table:table-cell>
          <table:table-cell office:value-type="string">
            <text:p>22 ♊ 00' 01"</text:p>
          </table:table-cell>
          <table:table-cell office:value-type="string">
            <text:p>22 ♊ 00' 00"</text:p>
          </table:table-cell>
          <table:table-cell office:value-type="float" office:value="1.39843780140288">
            <text:p>1.3984378014</text:p>
          </table:table-cell>
          <table:table-cell office:value-type="float" office:value="0.0239980104939797">
            <text:p>0.0239980105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5064.0049537">
            <text:p>2425064.0049537</text:p>
          </table:table-cell>
          <table:table-cell office:value-type="string">
            <text:p>1927-07-02 07:07:08.906250 EST-0500</text:p>
          </table:table-cell>
          <table:table-cell office:value-type="float" office:value="0">
            <text:p>0</text:p>
          </table:table-cell>
          <table:table-cell office:value-type="float" office:value="145.049782108777">
            <text:p>145.0497821088</text:p>
          </table:table-cell>
          <table:table-cell office:value-type="float" office:value="145.049653717472">
            <text:p>145.0496537175</text:p>
          </table:table-cell>
          <table:table-cell office:value-type="string">
            <text:p>25 ♌ 02' 59"</text:p>
          </table:table-cell>
          <table:table-cell office:value-type="string">
            <text:p>25 ♌ 02' 58"</text:p>
          </table:table-cell>
          <table:table-cell office:value-type="float" office:value="0.957979176539801">
            <text:p>0.9579791765</text:p>
          </table:table-cell>
          <table:table-cell office:value-type="float" office:value="0.0279212477371813">
            <text:p>0.0279212477</text:p>
          </table:table-cell>
          <table:table-cell office:value-type="float" office:value="122.209892962806">
            <text:p>122.2098929628</text:p>
          </table:table-cell>
          <table:table-cell office:value-type="float" office:value="122.2097645715">
            <text:p>122.2097645715</text:p>
          </table:table-cell>
          <table:table-cell table:number-columns-repeated="2" office:value-type="string">
            <text:p><text:s/>2 ♌ 12' 35"</text:p>
          </table:table-cell>
          <table:table-cell office:value-type="float" office:value="0.95796935888916">
            <text:p>0.9579693589</text:p>
          </table:table-cell>
          <table:table-cell office:value-type="float" office:value="0.0279116027707455">
            <text:p>0.0279116028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5070.14265046">
            <text:p>2425070.14265046</text:p>
          </table:table-cell>
          <table:table-cell office:value-type="string">
            <text:p>1927-07-08 10:25:25.781250 EST-0500</text:p>
          </table:table-cell>
          <table:table-cell office:value-type="float" office:value="0">
            <text:p>0</text:p>
          </table:table-cell>
          <table:table-cell office:value-type="float" office:value="105.466008880817">
            <text:p>105.4660088808</text:p>
          </table:table-cell>
          <table:table-cell office:value-type="float" office:value="105.465966281114">
            <text:p>105.4659662811</text:p>
          </table:table-cell>
          <table:table-cell table:number-columns-repeated="2" office:value-type="string">
            <text:p>15 ♋ 27' 57"</text:p>
          </table:table-cell>
          <table:table-cell office:value-type="float" office:value="0.953266621817161">
            <text:p>0.9532666218</text:p>
          </table:table-cell>
          <table:table-cell office:value-type="float" office:value="0.0258050859017761">
            <text:p>0.0258050859</text:p>
          </table:table-cell>
          <table:table-cell office:value-type="float" office:value="82.6259579616778">
            <text:p>82.6259579617</text:p>
          </table:table-cell>
          <table:table-cell office:value-type="float" office:value="82.6259153619744">
            <text:p>82.625915362</text:p>
          </table:table-cell>
          <table:table-cell table:number-columns-repeated="2" office:value-type="string">
            <text:p>22 ♊ 37' 33"</text:p>
          </table:table-cell>
          <table:table-cell office:value-type="float" office:value="0.953275105495777">
            <text:p>0.9532751055</text:p>
          </table:table-cell>
          <table:table-cell office:value-type="float" office:value="0.0258135458843261">
            <text:p>0.0258135459</text:p>
          </table:table-cell>
        </table:table-row>
        <table:table-row table:style-name="ro1">
          <table:table-cell office:value-type="string">
            <text:p>Jupiter/Uranus</text:p>
          </table:table-cell>
          <table:table-cell office:value-type="float" office:value="2425077.36091435">
            <text:p>2425077.36091435</text:p>
          </table:table-cell>
          <table:table-cell office:value-type="string">
            <text:p>1927-07-15 15:39:43.593750 EST-0500</text:p>
          </table:table-cell>
          <table:table-cell office:value-type="float" office:value="0">
            <text:p>0</text:p>
          </table:table-cell>
          <table:table-cell office:value-type="float" office:value="3.39801970228836">
            <text:p>3.3980197023</text:p>
          </table:table-cell>
          <table:table-cell office:value-type="float" office:value="3.39801712001776">
            <text:p>3.39801712</text:p>
          </table:table-cell>
          <table:table-cell table:number-columns-repeated="2" office:value-type="string">
            <text:p><text:s/>3 ♈ 23' 52"</text:p>
          </table:table-cell>
          <table:table-cell office:value-type="float" office:value="0.028171498044704">
            <text:p>0.028171498</text:p>
          </table:table-cell>
          <table:table-cell office:value-type="float" office:value="-0.00512036467220071">
            <text:p>-0.0051203647</text:p>
          </table:table-cell>
          <table:table-cell office:value-type="float" office:value="340.557522086363">
            <text:p>340.5575220864</text:p>
          </table:table-cell>
          <table:table-cell office:value-type="float" office:value="340.557519504092">
            <text:p>340.5575195041</text:p>
          </table:table-cell>
          <table:table-cell table:number-columns-repeated="2" office:value-type="string">
            <text:p>10 ♓ 33' 27"</text:p>
          </table:table-cell>
          <table:table-cell office:value-type="float" office:value="0.028145279547228">
            <text:p>0.0281452795</text:p>
          </table:table-cell>
          <table:table-cell office:value-type="float" office:value="-0.00514638597356101">
            <text:p>-0.005146386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25079.61677083">
            <text:p>2425079.61677083</text:p>
          </table:table-cell>
          <table:table-cell office:value-type="string">
            <text:p>1927-07-17 21:48:09.843750 EST-0500</text:p>
          </table:table-cell>
          <table:table-cell office:value-type="float" office:value="0">
            <text:p>0</text:p>
          </table:table-cell>
          <table:table-cell office:value-type="float" office:value="145.524985223033">
            <text:p>145.524985223</text:p>
          </table:table-cell>
          <table:table-cell office:value-type="float" office:value="145.524844384765">
            <text:p>145.5248443848</text:p>
          </table:table-cell>
          <table:table-cell table:number-columns-repeated="2" office:value-type="string">
            <text:p>25 ♌ 31' 29"</text:p>
          </table:table-cell>
          <table:table-cell office:value-type="float" office:value="0.620542750301943">
            <text:p>0.6205427503</text:p>
          </table:table-cell>
          <table:table-cell office:value-type="float" office:value="0.0326730615093471">
            <text:p>0.0326730615</text:p>
          </table:table-cell>
          <table:table-cell office:value-type="float" office:value="122.684382419379">
            <text:p>122.6843824194</text:p>
          </table:table-cell>
          <table:table-cell office:value-type="float" office:value="122.684241581111">
            <text:p>122.6842415811</text:p>
          </table:table-cell>
          <table:table-cell table:number-columns-repeated="2" office:value-type="string">
            <text:p><text:s/>2 ♌ 41' 03"</text:p>
          </table:table-cell>
          <table:table-cell office:value-type="float" office:value="0.62055176197074">
            <text:p>0.620551762</text:p>
          </table:table-cell>
          <table:table-cell office:value-type="float" office:value="0.0326822567165122">
            <text:p>0.032682256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081.48225694">
            <text:p>2425081.48225694</text:p>
          </table:table-cell>
          <table:table-cell office:value-type="string">
            <text:p>1927-07-19 18:34:27.187500 EST-0500</text:p>
          </table:table-cell>
          <table:table-cell office:value-type="float" office:value="0">
            <text:p>0</text:p>
          </table:table-cell>
          <table:table-cell office:value-type="float" office:value="116.278122520116">
            <text:p>116.2781225201</text:p>
          </table:table-cell>
          <table:table-cell office:value-type="float" office:value="116.278317239889">
            <text:p>116.2783172399</text:p>
          </table:table-cell>
          <table:table-cell table:number-columns-repeated="2" office:value-type="string">
            <text:p>26 ♋ 16' 41"</text:p>
          </table:table-cell>
          <table:table-cell office:value-type="float" office:value="-0.678940944483232">
            <text:p>-0.6789409445</text:p>
          </table:table-cell>
          <table:table-cell office:value-type="float" office:value="0.954185977458143">
            <text:p>0.9541859775</text:p>
          </table:table-cell>
          <table:table-cell office:value-type="float" office:value="93.4374836073257">
            <text:p>93.4374836073</text:p>
          </table:table-cell>
          <table:table-cell office:value-type="float" office:value="93.4376783270989">
            <text:p>93.4376783271</text:p>
          </table:table-cell>
          <table:table-cell office:value-type="string">
            <text:p><text:s/>3 ♋ 26' 14"</text:p>
          </table:table-cell>
          <table:table-cell office:value-type="string">
            <text:p><text:s/>3 ♋ 26' 15"</text:p>
          </table:table-cell>
          <table:table-cell office:value-type="float" office:value="-0.678916542580889">
            <text:p>-0.6789165426</text:p>
          </table:table-cell>
          <table:table-cell office:value-type="float" office:value="0.954210091078017">
            <text:p>0.9542100911</text:p>
          </table:table-cell>
        </table:table-row>
        <table:table-row table:style-name="ro1">
          <table:table-cell office:value-type="string">
            <text:p>Jupiter/Uranus</text:p>
          </table:table-cell>
          <table:table-cell office:value-type="float" office:value="2425104.00008102">
            <text:p>2425104.00008102</text:p>
          </table:table-cell>
          <table:table-cell office:value-type="string">
            <text:p>1927-08-11 07:00:07.031250 EST-0500</text:p>
          </table:table-cell>
          <table:table-cell office:value-type="float" office:value="0">
            <text:p>0</text:p>
          </table:table-cell>
          <table:table-cell office:value-type="float" office:value="2.99205210419601">
            <text:p>2.9920521042</text:p>
          </table:table-cell>
          <table:table-cell office:value-type="float" office:value="2.99205386963417">
            <text:p>2.9920538696</text:p>
          </table:table-cell>
          <table:table-cell table:number-columns-repeated="2" office:value-type="string">
            <text:p><text:s/>2 ♈ 59' 31"</text:p>
          </table:table-cell>
          <table:table-cell office:value-type="float" office:value="-0.0579517828253296">
            <text:p>-0.0579517828</text:p>
          </table:table-cell>
          <table:table-cell office:value-type="float" office:value="-0.0245807681176829">
            <text:p>-0.0245807681</text:p>
          </table:table-cell>
          <table:table-cell office:value-type="float" office:value="340.150459147582">
            <text:p>340.1504591476</text:p>
          </table:table-cell>
          <table:table-cell office:value-type="float" office:value="340.15046091302">
            <text:p>340.150460913</text:p>
          </table:table-cell>
          <table:table-cell table:number-columns-repeated="2" office:value-type="string">
            <text:p>10 ♓ 09' 01"</text:p>
          </table:table-cell>
          <table:table-cell office:value-type="float" office:value="-0.0579772581060634">
            <text:p>-0.0579772581</text:p>
          </table:table-cell>
          <table:table-cell office:value-type="float" office:value="-0.0246060323840621">
            <text:p>-0.0246060324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5113.26399306">
            <text:p>2425113.26399306</text:p>
          </table:table-cell>
          <table:table-cell office:value-type="string">
            <text:p>1927-08-20 13:20:09.375000 EST-0500</text:p>
          </table:table-cell>
          <table:table-cell office:value-type="float" office:value="0">
            <text:p>0</text:p>
          </table:table-cell>
          <table:table-cell office:value-type="float" office:value="146.722795112401">
            <text:p>146.7227951124</text:p>
          </table:table-cell>
          <table:table-cell office:value-type="float" office:value="146.722710809801">
            <text:p>146.7227108098</text:p>
          </table:table-cell>
          <table:table-cell office:value-type="string">
            <text:p>26 ♌ 43' 22"</text:p>
          </table:table-cell>
          <table:table-cell office:value-type="string">
            <text:p>26 ♌ 43' 21"</text:p>
          </table:table-cell>
          <table:table-cell office:value-type="float" office:value="0.962916760171468">
            <text:p>0.9629167602</text:p>
          </table:table-cell>
          <table:table-cell office:value-type="float" office:value="0.0370993221650048">
            <text:p>0.0370993222</text:p>
          </table:table-cell>
          <table:table-cell office:value-type="float" office:value="123.880944523212">
            <text:p>123.8809445232</text:p>
          </table:table-cell>
          <table:table-cell office:value-type="float" office:value="123.880860220611">
            <text:p>123.8808602206</text:p>
          </table:table-cell>
          <table:table-cell table:number-columns-repeated="2" office:value-type="string">
            <text:p><text:s/>3 ♌ 52' 51"</text:p>
          </table:table-cell>
          <table:table-cell office:value-type="float" office:value="0.962899770874769">
            <text:p>0.9628997709</text:p>
          </table:table-cell>
          <table:table-cell office:value-type="float" office:value="0.0370823591446997">
            <text:p>0.0370823591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5119.92927083">
            <text:p>2425119.92927083</text:p>
          </table:table-cell>
          <table:table-cell office:value-type="string">
            <text:p>1927-08-27 05:18:09.843750 EST-0500</text:p>
          </table:table-cell>
          <table:table-cell office:value-type="float" office:value="0">
            <text:p>0</text:p>
          </table:table-cell>
          <table:table-cell office:value-type="float" office:value="146.969995165263">
            <text:p>146.9699951653</text:p>
          </table:table-cell>
          <table:table-cell office:value-type="float" office:value="146.969602621395">
            <text:p>146.9696026214</text:p>
          </table:table-cell>
          <table:table-cell office:value-type="string">
            <text:p>26 ♌ 58' 11"</text:p>
          </table:table-cell>
          <table:table-cell office:value-type="string">
            <text:p>26 ♌ 58' 10"</text:p>
          </table:table-cell>
          <table:table-cell office:value-type="float" office:value="1.98693473806503">
            <text:p>1.9869347381</text:p>
          </table:table-cell>
          <table:table-cell office:value-type="float" office:value="0.0368946724353845">
            <text:p>0.0368946724</text:p>
          </table:table-cell>
          <table:table-cell office:value-type="float" office:value="124.127827212627">
            <text:p>124.1278272126</text:p>
          </table:table-cell>
          <table:table-cell office:value-type="float" office:value="124.127434668759">
            <text:p>124.1274346688</text:p>
          </table:table-cell>
          <table:table-cell office:value-type="string">
            <text:p><text:s/>4 ♌ 07' 40"</text:p>
          </table:table-cell>
          <table:table-cell office:value-type="string">
            <text:p><text:s/>4 ♌ 07' 38"</text:p>
          </table:table-cell>
          <table:table-cell office:value-type="float" office:value="1.98695857344304">
            <text:p>1.9869585734</text:p>
          </table:table-cell>
          <table:table-cell office:value-type="float" office:value="0.0369188112170328">
            <text:p>0.0369188112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5123.17">
            <text:p>2425123.17</text:p>
          </table:table-cell>
          <table:table-cell office:value-type="string">
            <text:p>1927-08-30 11:04:48.281250 EST-0500</text:p>
          </table:table-cell>
          <table:table-cell office:value-type="float" office:value="0">
            <text:p>0</text:p>
          </table:table-cell>
          <table:table-cell office:value-type="float" office:value="172.975781703696">
            <text:p>172.9757817037</text:p>
          </table:table-cell>
          <table:table-cell office:value-type="float" office:value="172.976024138563">
            <text:p>172.9760241386</text:p>
          </table:table-cell>
          <table:table-cell office:value-type="string">
            <text:p>22 ♍ 58' 32"</text:p>
          </table:table-cell>
          <table:table-cell office:value-type="string">
            <text:p>22 ♍ 58' 33"</text:p>
          </table:table-cell>
          <table:table-cell office:value-type="float" office:value="-0.392240762486521">
            <text:p>-0.3922407625</text:p>
          </table:table-cell>
          <table:table-cell office:value-type="float" office:value="0.64088938272508">
            <text:p>0.6408893827</text:p>
          </table:table-cell>
          <table:table-cell office:value-type="float" office:value="150.133600888172">
            <text:p>150.1336008882</text:p>
          </table:table-cell>
          <table:table-cell office:value-type="float" office:value="150.13384332304">
            <text:p>150.133843323</text:p>
          </table:table-cell>
          <table:table-cell office:value-type="string">
            <text:p><text:s/>0 ♍ 08' 00"</text:p>
          </table:table-cell>
          <table:table-cell office:value-type="string">
            <text:p><text:s/>0 ♍ 08' 01"</text:p>
          </table:table-cell>
          <table:table-cell office:value-type="float" office:value="-0.392203581424102">
            <text:p>-0.3922035814</text:p>
          </table:table-cell>
          <table:table-cell office:value-type="float" office:value="0.64092615236268">
            <text:p>0.640926152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126.12239583">
            <text:p>2425126.12239583</text:p>
          </table:table-cell>
          <table:table-cell office:value-type="string">
            <text:p>1927-09-02 09:56:15.000000 EST-0500</text:p>
          </table:table-cell>
          <table:table-cell office:value-type="float" office:value="0">
            <text:p>0</text:p>
          </table:table-cell>
          <table:table-cell office:value-type="float" office:value="159.140994503935">
            <text:p>159.1409945039</text:p>
          </table:table-cell>
          <table:table-cell office:value-type="float" office:value="159.140968021028">
            <text:p>159.140968021</text:p>
          </table:table-cell>
          <table:table-cell table:number-columns-repeated="2" office:value-type="string">
            <text:p><text:s/>9 ♍ 08' 27"</text:p>
          </table:table-cell>
          <table:table-cell office:value-type="float" office:value="1.92763093530398">
            <text:p>1.9276309353</text:p>
          </table:table-cell>
          <table:table-cell office:value-type="float" office:value="0.968442663099397">
            <text:p>0.9684426631</text:p>
          </table:table-cell>
          <table:table-cell office:value-type="float" office:value="136.298780961685">
            <text:p>136.2987809617</text:p>
          </table:table-cell>
          <table:table-cell office:value-type="float" office:value="136.298754478777">
            <text:p>136.2987544788</text:p>
          </table:table-cell>
          <table:table-cell table:number-columns-repeated="2" office:value-type="string">
            <text:p>16 ♌ 17' 55"</text:p>
          </table:table-cell>
          <table:table-cell office:value-type="float" office:value="1.92764456679192">
            <text:p>1.9276445668</text:p>
          </table:table-cell>
          <table:table-cell office:value-type="float" office:value="0.968456133077702">
            <text:p>0.9684561331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5131.27131944">
            <text:p>2425131.27131944</text:p>
          </table:table-cell>
          <table:table-cell office:value-type="string">
            <text:p>1927-09-07 13:30:42.187500 EST-0500</text:p>
          </table:table-cell>
          <table:table-cell office:value-type="float" office:value="0">
            <text:p>0</text:p>
          </table:table-cell>
          <table:table-cell office:value-type="float" office:value="168.835239907155">
            <text:p>168.8352399072</text:p>
          </table:table-cell>
          <table:table-cell office:value-type="float" office:value="168.835222205024">
            <text:p>168.835222205</text:p>
          </table:table-cell>
          <table:table-cell table:number-columns-repeated="2" office:value-type="string">
            <text:p>18 ♍ 50' 06"</text:p>
          </table:table-cell>
          <table:table-cell office:value-type="float" office:value="1.83528697361305">
            <text:p>1.8352869736</text:p>
          </table:table-cell>
          <table:table-cell office:value-type="float" office:value="-0.599637361014321">
            <text:p>-0.599637361</text:p>
          </table:table-cell>
          <table:table-cell office:value-type="float" office:value="145.99278215572">
            <text:p>145.9927821557</text:p>
          </table:table-cell>
          <table:table-cell office:value-type="float" office:value="145.992764453589">
            <text:p>145.9927644536</text:p>
          </table:table-cell>
          <table:table-cell office:value-type="string">
            <text:p>25 ♌ 59' 34"</text:p>
          </table:table-cell>
          <table:table-cell office:value-type="string">
            <text:p>25 ♌ 59' 33"</text:p>
          </table:table-cell>
          <table:table-cell office:value-type="float" office:value="1.83527027772437">
            <text:p>1.8352702777</text:p>
          </table:table-cell>
          <table:table-cell office:value-type="float" office:value="-0.599651763523378">
            <text:p>-0.5996517635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5134.23982639">
            <text:p>2425134.23982639</text:p>
          </table:table-cell>
          <table:table-cell office:value-type="string">
            <text:p>1927-09-10 12:45:21.093750 EST-0500</text:p>
          </table:table-cell>
          <table:table-cell office:value-type="float" office:value="0">
            <text:p>0</text:p>
          </table:table-cell>
          <table:table-cell office:value-type="float" office:value="167.015712716272">
            <text:p>167.0157127163</text:p>
          </table:table-cell>
          <table:table-cell office:value-type="float" office:value="167.015845655037">
            <text:p>167.015845655</text:p>
          </table:table-cell>
          <table:table-cell office:value-type="string">
            <text:p>17 ♍ 00' 56"</text:p>
          </table:table-cell>
          <table:table-cell office:value-type="string">
            <text:p>17 ♍ 00' 57"</text:p>
          </table:table-cell>
          <table:table-cell office:value-type="float" office:value="-0.620311065202801">
            <text:p>-0.6203110652</text:p>
          </table:table-cell>
          <table:table-cell office:value-type="float" office:value="0.971863992612998">
            <text:p>0.9718639926</text:p>
          </table:table-cell>
          <table:table-cell office:value-type="float" office:value="144.173147153804">
            <text:p>144.1731471538</text:p>
          </table:table-cell>
          <table:table-cell office:value-type="float" office:value="144.173280092568">
            <text:p>144.1732800926</text:p>
          </table:table-cell>
          <table:table-cell table:number-columns-repeated="2" office:value-type="string">
            <text:p>24 ♌ 10' 23"</text:p>
          </table:table-cell>
          <table:table-cell office:value-type="float" office:value="-0.620283142143624">
            <text:p>-0.6202831421</text:p>
          </table:table-cell>
          <table:table-cell office:value-type="float" office:value="0.971889142260734">
            <text:p>0.9718891423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5139.70833333">
            <text:p>2425139.70833333</text:p>
          </table:table-cell>
          <table:table-cell office:value-type="string">
            <text:p>1927-09-16 00:00:00.000000 EST-0500</text:p>
          </table:table-cell>
          <table:table-cell office:value-type="float" office:value="0">
            <text:p>0</text:p>
          </table:table-cell>
          <table:table-cell office:value-type="float" office:value="183.647430199423">
            <text:p>183.6474301994</text:p>
          </table:table-cell>
          <table:table-cell office:value-type="float" office:value="183.64737539516">
            <text:p>183.6473753952</text:p>
          </table:table-cell>
          <table:table-cell table:number-columns-repeated="2" office:value-type="string">
            <text:p><text:s/>3 ♎ 38' 50"</text:p>
          </table:table-cell>
          <table:table-cell office:value-type="float" office:value="1.67820015510226">
            <text:p>1.6782001551</text:p>
          </table:table-cell>
          <table:table-cell office:value-type="float" office:value="0.649872650057495">
            <text:p>0.6498726501</text:p>
          </table:table-cell>
          <table:table-cell office:value-type="float" office:value="160.804815538102">
            <text:p>160.8048155381</text:p>
          </table:table-cell>
          <table:table-cell office:value-type="float" office:value="160.804760733839">
            <text:p>160.8047607338</text:p>
          </table:table-cell>
          <table:table-cell table:number-columns-repeated="2" office:value-type="string">
            <text:p>10 ♍ 48' 17"</text:p>
          </table:table-cell>
          <table:table-cell office:value-type="float" office:value="1.67819862967342">
            <text:p>1.6781986297</text:p>
          </table:table-cell>
          <table:table-cell office:value-type="float" office:value="0.649871139643038">
            <text:p>0.6498711396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25174.60358796">
            <text:p>2425174.60358796</text:p>
          </table:table-cell>
          <table:table-cell office:value-type="string">
            <text:p>1927-10-20 21:29:10.781250 EST-0500</text:p>
          </table:table-cell>
          <table:table-cell office:value-type="float" office:value="0">
            <text:p>0</text:p>
          </table:table-cell>
          <table:table-cell office:value-type="float" office:value="206.702070342828">
            <text:p>206.7020703428</text:p>
          </table:table-cell>
          <table:table-cell office:value-type="float" office:value="206.702020648994">
            <text:p>206.702020649</text:p>
          </table:table-cell>
          <table:table-cell table:number-columns-repeated="2" office:value-type="string">
            <text:p>26 ♎ 42' 07"</text:p>
          </table:table-cell>
          <table:table-cell office:value-type="float" office:value="0.994790131088856">
            <text:p>0.9947901311</text:p>
          </table:table-cell>
          <table:table-cell office:value-type="float" office:value="0.672007027127535">
            <text:p>0.6720070271</text:p>
          </table:table-cell>
          <table:table-cell office:value-type="float" office:value="183.858362972023">
            <text:p>183.858362972</text:p>
          </table:table-cell>
          <table:table-cell office:value-type="float" office:value="183.85831327819">
            <text:p>183.8583132782</text:p>
          </table:table-cell>
          <table:table-cell office:value-type="string">
            <text:p><text:s/>3 ♎ 51' 30"</text:p>
          </table:table-cell>
          <table:table-cell office:value-type="string">
            <text:p><text:s/>3 ♎ 51' 29"</text:p>
          </table:table-cell>
          <table:table-cell office:value-type="float" office:value="0.994815855030651">
            <text:p>0.994815855</text:p>
          </table:table-cell>
          <table:table-cell office:value-type="float" office:value="0.672032701308442">
            <text:p>0.672032701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194.73322917">
            <text:p>2425194.73322917</text:p>
          </table:table-cell>
          <table:table-cell office:value-type="string">
            <text:p>1927-11-10 00:35:51.562500 EST-0500</text:p>
          </table:table-cell>
          <table:table-cell office:value-type="float" office:value="0">
            <text:p>0</text:p>
          </table:table-cell>
          <table:table-cell office:value-type="float" office:value="226.831776798067">
            <text:p>226.8317767981</text:p>
          </table:table-cell>
          <table:table-cell office:value-type="float" office:value="226.832227558685">
            <text:p>226.8322275587</text:p>
          </table:table-cell>
          <table:table-cell office:value-type="string">
            <text:p>16 ♏ 49' 54"</text:p>
          </table:table-cell>
          <table:table-cell office:value-type="string">
            <text:p>16 ♏ 49' 56"</text:p>
          </table:table-cell>
          <table:table-cell office:value-type="float" office:value="-1.33093094248566">
            <text:p>-1.3309309425</text:p>
          </table:table-cell>
          <table:table-cell office:value-type="float" office:value="1.00473057289016">
            <text:p>1.0047305729</text:p>
          </table:table-cell>
          <table:table-cell office:value-type="float" office:value="203.987474979783">
            <text:p>203.9874749798</text:p>
          </table:table-cell>
          <table:table-cell office:value-type="float" office:value="203.987925740401">
            <text:p>203.9879257404</text:p>
          </table:table-cell>
          <table:table-cell office:value-type="string">
            <text:p>23 ♎ 59' 14"</text:p>
          </table:table-cell>
          <table:table-cell office:value-type="string">
            <text:p>23 ♎ 59' 16"</text:p>
          </table:table-cell>
          <table:table-cell office:value-type="float" office:value="-1.33095302145811">
            <text:p>-1.3309530215</text:p>
          </table:table-cell>
          <table:table-cell office:value-type="float" office:value="1.00470850183482">
            <text:p>1.0047085018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5198.10017361">
            <text:p>2425198.10017361</text:p>
          </table:table-cell>
          <table:table-cell office:value-type="string">
            <text:p>1927-11-13 09:24:15.468750 EST-0500</text:p>
          </table:table-cell>
          <table:table-cell office:value-type="float" office:value="0">
            <text:p>0</text:p>
          </table:table-cell>
          <table:table-cell office:value-type="float" office:value="222.679608259548">
            <text:p>222.6796082595</text:p>
          </table:table-cell>
          <table:table-cell office:value-type="float" office:value="222.679956684995">
            <text:p>222.679956685</text:p>
          </table:table-cell>
          <table:table-cell office:value-type="string">
            <text:p>12 ♏ 40' 46"</text:p>
          </table:table-cell>
          <table:table-cell office:value-type="string">
            <text:p>12 ♏ 40' 47"</text:p>
          </table:table-cell>
          <table:table-cell office:value-type="float" office:value="-1.06043173014012">
            <text:p>-1.0604317301</text:p>
          </table:table-cell>
          <table:table-cell office:value-type="float" office:value="0.688193957229589">
            <text:p>0.6881939572</text:p>
          </table:table-cell>
          <table:table-cell office:value-type="float" office:value="199.835054431128">
            <text:p>199.8350544311</text:p>
          </table:table-cell>
          <table:table-cell office:value-type="float" office:value="199.835402856575">
            <text:p>199.8354028566</text:p>
          </table:table-cell>
          <table:table-cell office:value-type="string">
            <text:p>19 ♎ 50' 06"</text:p>
          </table:table-cell>
          <table:table-cell office:value-type="string">
            <text:p>19 ♎ 50' 07"</text:p>
          </table:table-cell>
          <table:table-cell office:value-type="float" office:value="-1.06046602002249">
            <text:p>-1.06046602</text:p>
          </table:table-cell>
          <table:table-cell office:value-type="float" office:value="0.688159703890458">
            <text:p>0.6881597039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5217.84601852">
            <text:p>2425217.84601852</text:p>
          </table:table-cell>
          <table:table-cell office:value-type="string">
            <text:p>1927-12-03 03:18:16.875000 EST-0500</text:p>
          </table:table-cell>
          <table:table-cell office:value-type="float" office:value="0">
            <text:p>0</text:p>
          </table:table-cell>
          <table:table-cell office:value-type="float" office:value="250.179932980565">
            <text:p>250.1799329806</text:p>
          </table:table-cell>
          <table:table-cell office:value-type="float" office:value="250.179882694594">
            <text:p>250.1798826946</text:p>
          </table:table-cell>
          <table:table-cell table:number-columns-repeated="2" office:value-type="string">
            <text:p>10 ♐ 10' 47"</text:p>
          </table:table-cell>
          <table:table-cell office:value-type="float" office:value="1.01421889887883">
            <text:p>1.0142188989</text:p>
          </table:table-cell>
          <table:table-cell office:value-type="float" office:value="0.118604048006684">
            <text:p>0.118604048</text:p>
          </table:table-cell>
          <table:table-cell office:value-type="float" office:value="227.334518109688">
            <text:p>227.3345181097</text:p>
          </table:table-cell>
          <table:table-cell office:value-type="float" office:value="227.334467823717">
            <text:p>227.3344678237</text:p>
          </table:table-cell>
          <table:table-cell table:number-columns-repeated="2" office:value-type="string">
            <text:p>17 ♏ 20' 04"</text:p>
          </table:table-cell>
          <table:table-cell office:value-type="float" office:value="1.01423738227652">
            <text:p>1.0142373823</text:p>
          </table:table-cell>
          <table:table-cell office:value-type="float" office:value="0.118622496353297">
            <text:p>0.1186224964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5224.76032407">
            <text:p>2425224.76032407</text:p>
          </table:table-cell>
          <table:table-cell office:value-type="string">
            <text:p>1927-12-10 01:14:52.968750 EST-0500</text:p>
          </table:table-cell>
          <table:table-cell office:value-type="float" office:value="0">
            <text:p>0</text:p>
          </table:table-cell>
          <table:table-cell office:value-type="float" office:value="241.283057448598">
            <text:p>241.2830574486</text:p>
          </table:table-cell>
          <table:table-cell office:value-type="float" office:value="241.283046280951">
            <text:p>241.283046281</text:p>
          </table:table-cell>
          <table:table-cell office:value-type="string">
            <text:p><text:s/>1 ♐ 16' 59"</text:p>
          </table:table-cell>
          <table:table-cell office:value-type="string">
            <text:p><text:s/>1 ♐ 16' 58"</text:p>
          </table:table-cell>
          <table:table-cell office:value-type="float" office:value="1.47168168427244">
            <text:p>1.4716816843</text:p>
          </table:table-cell>
          <table:table-cell office:value-type="float" office:value="0.707255495163672">
            <text:p>0.7072554952</text:p>
          </table:table-cell>
          <table:table-cell office:value-type="float" office:value="218.437268870976">
            <text:p>218.437268871</text:p>
          </table:table-cell>
          <table:table-cell office:value-type="float" office:value="218.437257703329">
            <text:p>218.4372577033</text:p>
          </table:table-cell>
          <table:table-cell table:number-columns-repeated="2" office:value-type="string">
            <text:p><text:s/>8 ♏ 26' 14"</text:p>
          </table:table-cell>
          <table:table-cell office:value-type="float" office:value="1.47162968543638">
            <text:p>1.4716296854</text:p>
          </table:table-cell>
          <table:table-cell office:value-type="float" office:value="0.707203509945752">
            <text:p>0.7072035099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5231.79207176">
            <text:p>2425231.79207176</text:p>
          </table:table-cell>
          <table:table-cell office:value-type="string">
            <text:p>1927-12-17 02:00:35.156250 EST-0500</text:p>
          </table:table-cell>
          <table:table-cell office:value-type="float" office:value="0">
            <text:p>0</text:p>
          </table:table-cell>
          <table:table-cell office:value-type="float" office:value="251.825908406679">
            <text:p>251.8259084067</text:p>
          </table:table-cell>
          <table:table-cell office:value-type="float" office:value="251.825636638781">
            <text:p>251.8256366388</text:p>
          </table:table-cell>
          <table:table-cell office:value-type="string">
            <text:p>11 ♐ 49' 33"</text:p>
          </table:table-cell>
          <table:table-cell office:value-type="string">
            <text:p>11 ♐ 49' 32"</text:p>
          </table:table-cell>
          <table:table-cell office:value-type="float" office:value="1.52001570049017">
            <text:p>1.5200157005</text:p>
          </table:table-cell>
          <table:table-cell office:value-type="float" office:value="0.116772001601091">
            <text:p>0.1167720016</text:p>
          </table:table-cell>
          <table:table-cell office:value-type="float" office:value="228.979771093882">
            <text:p>228.9797710939</text:p>
          </table:table-cell>
          <table:table-cell office:value-type="float" office:value="228.979499325984">
            <text:p>228.979499326</text:p>
          </table:table-cell>
          <table:table-cell office:value-type="string">
            <text:p>18 ♏ 58' 47"</text:p>
          </table:table-cell>
          <table:table-cell office:value-type="string">
            <text:p>18 ♏ 58' 46"</text:p>
          </table:table-cell>
          <table:table-cell office:value-type="float" office:value="1.5200314556954">
            <text:p>1.5200314557</text:p>
          </table:table-cell>
          <table:table-cell office:value-type="float" office:value="0.116787758245782">
            <text:p>0.1167877582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25241.03670139">
            <text:p>2425241.03670139</text:p>
          </table:table-cell>
          <table:table-cell office:value-type="string">
            <text:p>1927-12-26 07:52:51.093750 EST-0500</text:p>
          </table:table-cell>
          <table:table-cell office:value-type="float" office:value="0">
            <text:p>0</text:p>
          </table:table-cell>
          <table:table-cell office:value-type="float" office:value="252.891674566615">
            <text:p>252.8916745666</text:p>
          </table:table-cell>
          <table:table-cell office:value-type="float" office:value="252.89158912843">
            <text:p>252.8915891284</text:p>
          </table:table-cell>
          <table:table-cell office:value-type="string">
            <text:p>12 ♐ 53' 30"</text:p>
          </table:table-cell>
          <table:table-cell office:value-type="string">
            <text:p>12 ♐ 53' 29"</text:p>
          </table:table-cell>
          <table:table-cell office:value-type="float" office:value="0.719035345107882">
            <text:p>0.7190353451</text:p>
          </table:table-cell>
          <table:table-cell office:value-type="float" office:value="0.113520077616466">
            <text:p>0.1135200776</text:p>
          </table:table-cell>
          <table:table-cell office:value-type="float" office:value="230.045011931603">
            <text:p>230.0450119316</text:p>
          </table:table-cell>
          <table:table-cell office:value-type="float" office:value="230.044926493419">
            <text:p>230.0449264934</text:p>
          </table:table-cell>
          <table:table-cell office:value-type="string">
            <text:p>20 ♏ 02' 42"</text:p>
          </table:table-cell>
          <table:table-cell office:value-type="string">
            <text:p>20 ♏ 02' 41"</text:p>
          </table:table-cell>
          <table:table-cell office:value-type="float" office:value="0.719003140585105">
            <text:p>0.7190031406</text:p>
          </table:table-cell>
          <table:table-cell office:value-type="float" office:value="0.113487752217085">
            <text:p>0.113487752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254.54841435">
            <text:p>2425254.54841435</text:p>
          </table:table-cell>
          <table:table-cell office:value-type="string">
            <text:p>1928-01-08 20:09:43.593750 EST-0500</text:p>
          </table:table-cell>
          <table:table-cell office:value-type="float" office:value="0">
            <text:p>0</text:p>
          </table:table-cell>
          <table:table-cell office:value-type="float" office:value="287.537817894978">
            <text:p>287.537817895</text:p>
          </table:table-cell>
          <table:table-cell office:value-type="float" office:value="287.537793033688">
            <text:p>287.5377930337</text:p>
          </table:table-cell>
          <table:table-cell table:number-columns-repeated="2" office:value-type="string">
            <text:p>17 ♑ 32' 16"</text:p>
          </table:table-cell>
          <table:table-cell office:value-type="float" office:value="1.63164966373815">
            <text:p>1.6316496637</text:p>
          </table:table-cell>
          <table:table-cell office:value-type="float" office:value="1.01882080235036">
            <text:p>1.0188208024</text:p>
          </table:table-cell>
          <table:table-cell office:value-type="float" office:value="264.690407440687">
            <text:p>264.6904074407</text:p>
          </table:table-cell>
          <table:table-cell office:value-type="float" office:value="264.690382579396">
            <text:p>264.6903825794</text:p>
          </table:table-cell>
          <table:table-cell table:number-columns-repeated="2" office:value-type="string">
            <text:p>24 ♐ 41' 25"</text:p>
          </table:table-cell>
          <table:table-cell office:value-type="float" office:value="1.63162661405064">
            <text:p>1.6316266141</text:p>
          </table:table-cell>
          <table:table-cell office:value-type="float" office:value="1.01879794072772">
            <text:p>1.0187979407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5262.23982639">
            <text:p>2425262.23982639</text:p>
          </table:table-cell>
          <table:table-cell office:value-type="string">
            <text:p>1928-01-16 12:45:21.093750 EST-0500</text:p>
          </table:table-cell>
          <table:table-cell office:value-type="float" office:value="0">
            <text:p>0</text:p>
          </table:table-cell>
          <table:table-cell office:value-type="float" office:value="255.166366864446">
            <text:p>255.1663668644</text:p>
          </table:table-cell>
          <table:table-cell office:value-type="float" office:value="255.166182432215">
            <text:p>255.1661824322</text:p>
          </table:table-cell>
          <table:table-cell table:number-columns-repeated="2" office:value-type="string">
            <text:p>15 ♐ 09' 58"</text:p>
          </table:table-cell>
          <table:table-cell office:value-type="float" office:value="1.19932597874729">
            <text:p>1.1993259787</text:p>
          </table:table-cell>
          <table:table-cell office:value-type="float" office:value="0.0996944618030022">
            <text:p>0.0996944618</text:p>
          </table:table-cell>
          <table:table-cell office:value-type="float" office:value="232.318721982357">
            <text:p>232.3187219824</text:p>
          </table:table-cell>
          <table:table-cell office:value-type="float" office:value="232.318537550126">
            <text:p>232.3185375501</text:p>
          </table:table-cell>
          <table:table-cell office:value-type="string">
            <text:p>22 ♏ 19' 07"</text:p>
          </table:table-cell>
          <table:table-cell office:value-type="string">
            <text:p>22 ♏ 19' 06"</text:p>
          </table:table-cell>
          <table:table-cell office:value-type="float" office:value="1.19932386448901">
            <text:p>1.1993238645</text:p>
          </table:table-cell>
          <table:table-cell office:value-type="float" office:value="0.0996923376378217">
            <text:p>0.0996923376</text:p>
          </table:table-cell>
        </table:table-row>
        <table:table-row table:style-name="ro1">
          <table:table-cell office:value-type="string">
            <text:p>Jupiter/Uranus</text:p>
          </table:table-cell>
          <table:table-cell office:value-type="float" office:value="2425270.7747338">
            <text:p>2425270.7747338</text:p>
          </table:table-cell>
          <table:table-cell office:value-type="string">
            <text:p>1928-01-25 01:35:37.500000 EST-0500</text:p>
          </table:table-cell>
          <table:table-cell office:value-type="float" office:value="0">
            <text:p>0</text:p>
          </table:table-cell>
          <table:table-cell office:value-type="float" office:value="0.397237601546894">
            <text:p>0.3972376015</text:p>
          </table:table-cell>
          <table:table-cell office:value-type="float" office:value="0.397236549970346">
            <text:p>0.39723655</text:p>
          </table:table-cell>
          <table:table-cell table:number-columns-repeated="2" office:value-type="string">
            <text:p><text:s/>0 ♈ 23' 50"</text:p>
          </table:table-cell>
          <table:table-cell office:value-type="float" office:value="0.183737236650445">
            <text:p>0.1837372367</text:p>
          </table:table-cell>
          <table:table-cell office:value-type="float" office:value="0.0371688935753315">
            <text:p>0.0371688936</text:p>
          </table:table-cell>
          <table:table-cell office:value-type="float" office:value="337.549084015918">
            <text:p>337.5490840159</text:p>
          </table:table-cell>
          <table:table-cell office:value-type="float" office:value="337.549082964341">
            <text:p>337.5490829643</text:p>
          </table:table-cell>
          <table:table-cell table:number-columns-repeated="2" office:value-type="string">
            <text:p><text:s/>7 ♓ 32' 56"</text:p>
          </table:table-cell>
          <table:table-cell office:value-type="float" office:value="0.183745186637394">
            <text:p>0.1837451866</text:p>
          </table:table-cell>
          <table:table-cell office:value-type="float" office:value="0.0371770155671507">
            <text:p>0.0371770156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5290.18708333">
            <text:p>2425290.18708333</text:p>
          </table:table-cell>
          <table:table-cell office:value-type="string">
            <text:p>1928-02-13 11:29:24.843750 EST-0500</text:p>
          </table:table-cell>
          <table:table-cell office:value-type="float" office:value="0">
            <text:p>0</text:p>
          </table:table-cell>
          <table:table-cell office:value-type="float" office:value="289.020445752029">
            <text:p>289.020445752</text:p>
          </table:table-cell>
          <table:table-cell office:value-type="float" office:value="289.020372659088">
            <text:p>289.0203726591</text:p>
          </table:table-cell>
          <table:table-cell table:number-columns-repeated="2" office:value-type="string">
            <text:p>19 ♑ 01' 13"</text:p>
          </table:table-cell>
          <table:table-cell office:value-type="float" office:value="1.2204553606696">
            <text:p>1.2204553607</text:p>
          </table:table-cell>
          <table:table-cell office:value-type="float" office:value="0.749910801047463">
            <text:p>0.749910801</text:p>
          </table:table-cell>
          <table:table-cell office:value-type="float" office:value="266.171624440227">
            <text:p>266.1716244402</text:p>
          </table:table-cell>
          <table:table-cell office:value-type="float" office:value="266.171551347286">
            <text:p>266.1715513473</text:p>
          </table:table-cell>
          <table:table-cell table:number-columns-repeated="2" office:value-type="string">
            <text:p>26 ♐ 10' 17"</text:p>
          </table:table-cell>
          <table:table-cell office:value-type="float" office:value="1.22045864520627">
            <text:p>1.2204586452</text:p>
          </table:table-cell>
          <table:table-cell office:value-type="float" office:value="0.74991411798281">
            <text:p>0.74991411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301.13069444">
            <text:p>2425301.13069444</text:p>
          </table:table-cell>
          <table:table-cell office:value-type="string">
            <text:p>1928-02-24 10:08:12.187500 EST-0500</text:p>
          </table:table-cell>
          <table:table-cell office:value-type="float" office:value="0">
            <text:p>0</text:p>
          </table:table-cell>
          <table:table-cell office:value-type="float" office:value="334.783306911565">
            <text:p>334.7833069116</text:p>
          </table:table-cell>
          <table:table-cell office:value-type="float" office:value="334.783542120342">
            <text:p>334.7835421203</text:p>
          </table:table-cell>
          <table:table-cell office:value-type="string">
            <text:p><text:s/>4 ♓ 46' 59"</text:p>
          </table:table-cell>
          <table:table-cell office:value-type="string">
            <text:p><text:s/>4 ♓ 47' 00"</text:p>
          </table:table-cell>
          <table:table-cell office:value-type="float" office:value="-1.08280405506733">
            <text:p>-1.0828040551</text:p>
          </table:table-cell>
          <table:table-cell office:value-type="float" office:value="1.00629597055143">
            <text:p>1.0062959706</text:p>
          </table:table-cell>
          <table:table-cell office:value-type="float" office:value="311.93408406889">
            <text:p>311.9340840689</text:p>
          </table:table-cell>
          <table:table-cell office:value-type="float" office:value="311.934319277667">
            <text:p>311.9343192777</text:p>
          </table:table-cell>
          <table:table-cell office:value-type="string">
            <text:p>11 ♒ 56' 02"</text:p>
          </table:table-cell>
          <table:table-cell office:value-type="string">
            <text:p>11 ♒ 56' 03"</text:p>
          </table:table-cell>
          <table:table-cell office:value-type="float" office:value="-1.08276960210805">
            <text:p>-1.0827696021</text:p>
          </table:table-cell>
          <table:table-cell office:value-type="float" office:value="1.00633041915601">
            <text:p>1.0063304192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5323.67537037">
            <text:p>2425323.67537037</text:p>
          </table:table-cell>
          <table:table-cell office:value-type="string">
            <text:p>1928-03-17 23:12:32.343750 EST-0500</text:p>
          </table:table-cell>
          <table:table-cell office:value-type="float" office:value="0">
            <text:p>0</text:p>
          </table:table-cell>
          <table:table-cell office:value-type="float" office:value="330.05048639323">
            <text:p>330.0504863932</text:p>
          </table:table-cell>
          <table:table-cell office:value-type="float" office:value="330.050509862699">
            <text:p>330.0505098627</text:p>
          </table:table-cell>
          <table:table-cell table:number-columns-repeated="2" office:value-type="string">
            <text:p><text:s/>0 ♓ 03' 01"</text:p>
          </table:table-cell>
          <table:table-cell office:value-type="float" office:value="0.768808874753214">
            <text:p>0.7688088748</text:p>
          </table:table-cell>
          <table:table-cell office:value-type="float" office:value="1.22830446811504">
            <text:p>1.2283044681</text:p>
          </table:table-cell>
          <table:table-cell office:value-type="float" office:value="307.20053729089">
            <text:p>307.2005372909</text:p>
          </table:table-cell>
          <table:table-cell office:value-type="float" office:value="307.200560760359">
            <text:p>307.2005607604</text:p>
          </table:table-cell>
          <table:table-cell office:value-type="string">
            <text:p><text:s/>7 ♒ 12' 01"</text:p>
          </table:table-cell>
          <table:table-cell office:value-type="string">
            <text:p><text:s/>7 ♒ 12' 02"</text:p>
          </table:table-cell>
          <table:table-cell office:value-type="float" office:value="0.768807352498126">
            <text:p>0.7688073525</text:p>
          </table:table-cell>
          <table:table-cell office:value-type="float" office:value="1.22830282903295">
            <text:p>1.228302829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5329.75618056">
            <text:p>2425329.75618056</text:p>
          </table:table-cell>
          <table:table-cell office:value-type="string">
            <text:p>1928-03-24 01:08:54.375000 EST-0500</text:p>
          </table:table-cell>
          <table:table-cell office:value-type="float" office:value="0">
            <text:p>0</text:p>
          </table:table-cell>
          <table:table-cell office:value-type="float" office:value="3.37149116904314">
            <text:p>3.371491169</text:p>
          </table:table-cell>
          <table:table-cell office:value-type="float" office:value="3.37138997342219">
            <text:p>3.3713899734</text:p>
          </table:table-cell>
          <table:table-cell table:number-columns-repeated="2" office:value-type="string">
            <text:p><text:s/>3 ♈ 22' 17"</text:p>
          </table:table-cell>
          <table:table-cell office:value-type="float" office:value="0.99123198191556">
            <text:p>0.9912319819</text:p>
          </table:table-cell>
          <table:table-cell office:value-type="float" office:value="0.0571597477490197">
            <text:p>0.0571597477</text:p>
          </table:table-cell>
          <table:table-cell office:value-type="float" office:value="340.521484841636">
            <text:p>340.5214848416</text:p>
          </table:table-cell>
          <table:table-cell office:value-type="float" office:value="340.521383646015">
            <text:p>340.521383646</text:p>
          </table:table-cell>
          <table:table-cell office:value-type="string">
            <text:p>10 ♓ 31' 17"</text:p>
          </table:table-cell>
          <table:table-cell office:value-type="string">
            <text:p>10 ♓ 31' 16"</text:p>
          </table:table-cell>
          <table:table-cell office:value-type="float" office:value="0.991253341277222">
            <text:p>0.9912533413</text:p>
          </table:table-cell>
          <table:table-cell office:value-type="float" office:value="0.0571812613270232">
            <text:p>0.0571812613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5343.11555556">
            <text:p>2425343.11555556</text:p>
          </table:table-cell>
          <table:table-cell office:value-type="string">
            <text:p>1928-04-06 09:46:24.375000 EST-0500</text:p>
          </table:table-cell>
          <table:table-cell office:value-type="float" office:value="0">
            <text:p>0</text:p>
          </table:table-cell>
          <table:table-cell office:value-type="float" office:value="16.5571567097487">
            <text:p>16.5571567097</text:p>
          </table:table-cell>
          <table:table-cell office:value-type="float" office:value="16.5569946153675">
            <text:p>16.5569946154</text:p>
          </table:table-cell>
          <table:table-cell table:number-columns-repeated="2" office:value-type="string">
            <text:p>16 ♈ 33' 25"</text:p>
          </table:table-cell>
          <table:table-cell office:value-type="float" office:value="0.982952345688938">
            <text:p>0.9829523457</text:p>
          </table:table-cell>
          <table:table-cell office:value-type="float" office:value="0.241595535038802">
            <text:p>0.241595535</text:p>
          </table:table-cell>
          <table:table-cell office:value-type="float" office:value="353.706763336901">
            <text:p>353.7067633369</text:p>
          </table:table-cell>
          <table:table-cell office:value-type="float" office:value="353.70660124252">
            <text:p>353.7066012425</text:p>
          </table:table-cell>
          <table:table-cell office:value-type="string">
            <text:p>23 ♓ 42' 24"</text:p>
          </table:table-cell>
          <table:table-cell office:value-type="string">
            <text:p>23 ♓ 42' 23"</text:p>
          </table:table-cell>
          <table:table-cell office:value-type="float" office:value="0.982980277245322">
            <text:p>0.9829802772</text:p>
          </table:table-cell>
          <table:table-cell office:value-type="float" office:value="0.241623659320183">
            <text:p>0.2416236593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5345.95344907">
            <text:p>2425345.95344907</text:p>
          </table:table-cell>
          <table:table-cell office:value-type="string">
            <text:p>1928-04-09 05:52:58.125000 EST-0500</text:p>
          </table:table-cell>
          <table:table-cell office:value-type="float" office:value="0">
            <text:p>0</text:p>
          </table:table-cell>
          <table:table-cell office:value-type="float" office:value="357.416187021392">
            <text:p>357.4161870214</text:p>
          </table:table-cell>
          <table:table-cell office:value-type="float" office:value="357.416105048197">
            <text:p>357.4161050482</text:p>
          </table:table-cell>
          <table:table-cell office:value-type="string">
            <text:p>27 ♓ 24' 58"</text:p>
          </table:table-cell>
          <table:table-cell office:value-type="string">
            <text:p>27 ♓ 24' 57"</text:p>
          </table:table-cell>
          <table:table-cell office:value-type="float" office:value="1.57405026845794">
            <text:p>1.5740502685</text:p>
          </table:table-cell>
          <table:table-cell office:value-type="float" office:value="1.2282983656874">
            <text:p>1.2282983657</text:p>
          </table:table-cell>
          <table:table-cell office:value-type="float" office:value="334.565721605338">
            <text:p>334.5657216053</text:p>
          </table:table-cell>
          <table:table-cell office:value-type="float" office:value="334.565639632143">
            <text:p>334.5656396321</text:p>
          </table:table-cell>
          <table:table-cell table:number-columns-repeated="2" office:value-type="string">
            <text:p><text:s/>4 ♓ 33' 56"</text:p>
          </table:table-cell>
          <table:table-cell office:value-type="float" office:value="1.5740483136153">
            <text:p>1.5740483136</text:p>
          </table:table-cell>
          <table:table-cell office:value-type="float" office:value="1.22829620850333">
            <text:p>1.2282962085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5350.31403935">
            <text:p>2425350.31403935</text:p>
          </table:table-cell>
          <table:table-cell office:value-type="string">
            <text:p>1928-04-13 14:32:13.593750 EST-0500</text:p>
          </table:table-cell>
          <table:table-cell office:value-type="float" office:value="0">
            <text:p>0</text:p>
          </table:table-cell>
          <table:table-cell office:value-type="float" office:value="4.52966214175736">
            <text:p>4.5296621418</text:p>
          </table:table-cell>
          <table:table-cell office:value-type="float" office:value="4.52935978814558">
            <text:p>4.5293597881</text:p>
          </table:table-cell>
          <table:table-cell office:value-type="string">
            <text:p><text:s/>4 ♈ 31' 46"</text:p>
          </table:table-cell>
          <table:table-cell office:value-type="string">
            <text:p><text:s/>4 ♈ 31' 45"</text:p>
          </table:table-cell>
          <table:table-cell office:value-type="float" office:value="1.68855029909443">
            <text:p>1.6885502991</text:p>
          </table:table-cell>
          <table:table-cell office:value-type="float" office:value="0.0547333863029478">
            <text:p>0.0547333863</text:p>
          </table:table-cell>
          <table:table-cell office:value-type="float" office:value="341.678971568142">
            <text:p>341.6789715681</text:p>
          </table:table-cell>
          <table:table-cell office:value-type="float" office:value="341.67866921453">
            <text:p>341.6786692145</text:p>
          </table:table-cell>
          <table:table-cell office:value-type="string">
            <text:p>11 ♓ 40' 44"</text:p>
          </table:table-cell>
          <table:table-cell office:value-type="string">
            <text:p>11 ♓ 40' 43"</text:p>
          </table:table-cell>
          <table:table-cell office:value-type="float" office:value="1.68853879870002">
            <text:p>1.6885387987</text:p>
          </table:table-cell>
          <table:table-cell office:value-type="float" office:value="0.0547221179140139">
            <text:p>0.0547221179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5351.81111111">
            <text:p>2425351.81111111</text:p>
          </table:table-cell>
          <table:table-cell office:value-type="string">
            <text:p>1928-04-15 02:28:00.468750 EST-0500</text:p>
          </table:table-cell>
          <table:table-cell office:value-type="float" office:value="0">
            <text:p>0</text:p>
          </table:table-cell>
          <table:table-cell office:value-type="float" office:value="4.61124016144969">
            <text:p>4.6112401614</text:p>
          </table:table-cell>
          <table:table-cell office:value-type="float" office:value="4.6110238673849">
            <text:p>4.6110238674</text:p>
          </table:table-cell>
          <table:table-cell office:value-type="string">
            <text:p><text:s/>4 ♈ 36' 40"</text:p>
          </table:table-cell>
          <table:table-cell office:value-type="string">
            <text:p><text:s/>4 ♈ 36' 39"</text:p>
          </table:table-cell>
          <table:table-cell office:value-type="float" office:value="1.22831618194441">
            <text:p>1.2283161819</text:p>
          </table:table-cell>
          <table:table-cell office:value-type="float" office:value="0.0543596195538285">
            <text:p>0.0543596196</text:p>
          </table:table-cell>
          <table:table-cell office:value-type="float" office:value="341.760486633036">
            <text:p>341.760486633</text:p>
          </table:table-cell>
          <table:table-cell office:value-type="float" office:value="341.760270338971">
            <text:p>341.760270339</text:p>
          </table:table-cell>
          <table:table-cell office:value-type="string">
            <text:p>11 ♓ 45' 37"</text:p>
          </table:table-cell>
          <table:table-cell office:value-type="string">
            <text:p>11 ♓ 45' 36"</text:p>
          </table:table-cell>
          <table:table-cell office:value-type="float" office:value="1.22832081353341">
            <text:p>1.2283208135</text:p>
          </table:table-cell>
          <table:table-cell office:value-type="float" office:value="0.0543644298321222">
            <text:p>0.0543644298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5359.10603009">
            <text:p>2425359.10603009</text:p>
          </table:table-cell>
          <table:table-cell office:value-type="string">
            <text:p>1928-04-22 09:32:41.718750 EST-0500</text:p>
          </table:table-cell>
          <table:table-cell office:value-type="float" office:value="0">
            <text:p>0</text:p>
          </table:table-cell>
          <table:table-cell office:value-type="float" office:value="20.4052991153685">
            <text:p>20.4052991154</text:p>
          </table:table-cell>
          <table:table-cell office:value-type="float" office:value="20.40513280398">
            <text:p>20.405132804</text:p>
          </table:table-cell>
          <table:table-cell office:value-type="string">
            <text:p>20 ♈ 24' 19"</text:p>
          </table:table-cell>
          <table:table-cell office:value-type="string">
            <text:p>20 ♈ 24' 18"</text:p>
          </table:table-cell>
          <table:table-cell office:value-type="float" office:value="1.92402178007132">
            <text:p>1.9240217801</text:p>
          </table:table-cell>
          <table:table-cell office:value-type="float" office:value="0.238826680622272">
            <text:p>0.2388266806</text:p>
          </table:table-cell>
          <table:table-cell office:value-type="float" office:value="357.554402347982">
            <text:p>357.554402348</text:p>
          </table:table-cell>
          <table:table-cell office:value-type="float" office:value="357.554236036594">
            <text:p>357.5542360366</text:p>
          </table:table-cell>
          <table:table-cell table:number-columns-repeated="2" office:value-type="string">
            <text:p>27 ♓ 33' 15"</text:p>
          </table:table-cell>
          <table:table-cell office:value-type="float" office:value="1.92399902572698">
            <text:p>1.9239990257</text:p>
          </table:table-cell>
          <table:table-cell office:value-type="float" office:value="0.238803743697994">
            <text:p>0.2388037437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5366.00862269">
            <text:p>2425366.00862269</text:p>
          </table:table-cell>
          <table:table-cell office:value-type="string">
            <text:p>1928-04-29 07:12:25.312500 EST-0500</text:p>
          </table:table-cell>
          <table:table-cell office:value-type="float" office:value="0">
            <text:p>0</text:p>
          </table:table-cell>
          <table:table-cell office:value-type="float" office:value="22.0440444076219">
            <text:p>22.0440444076</text:p>
          </table:table-cell>
          <table:table-cell office:value-type="float" office:value="22.0440341233905">
            <text:p>22.0440341234</text:p>
          </table:table-cell>
          <table:table-cell table:number-columns-repeated="2" office:value-type="string">
            <text:p>22 ♈ 02' 38"</text:p>
          </table:table-cell>
          <table:table-cell office:value-type="float" office:value="1.22719647265917">
            <text:p>1.2271964727</text:p>
          </table:table-cell>
          <table:table-cell office:value-type="float" office:value="0.235854919113138">
            <text:p>0.2358549191</text:p>
          </table:table-cell>
          <table:table-cell office:value-type="float" office:value="359.192776089425">
            <text:p>359.1927760894</text:p>
          </table:table-cell>
          <table:table-cell office:value-type="float" office:value="359.192765805193">
            <text:p>359.1927658052</text:p>
          </table:table-cell>
          <table:table-cell table:number-columns-repeated="2" office:value-type="string">
            <text:p>29 ♓ 11' 33"</text:p>
          </table:table-cell>
          <table:table-cell office:value-type="float" office:value="1.22721940182559">
            <text:p>1.2272194018</text:p>
          </table:table-cell>
          <table:table-cell office:value-type="float" office:value="0.235877890078901">
            <text:p>0.235877890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369.99519676">
            <text:p>2425369.99519676</text:p>
          </table:table-cell>
          <table:table-cell office:value-type="string">
            <text:p>1928-05-03 06:53:05.156250 EST-0500</text:p>
          </table:table-cell>
          <table:table-cell office:value-type="float" office:value="0">
            <text:p>0</text:p>
          </table:table-cell>
          <table:table-cell office:value-type="float" office:value="42.7935064195684">
            <text:p>42.7935064196</text:p>
          </table:table-cell>
          <table:table-cell office:value-type="float" office:value="42.7932484317195">
            <text:p>42.7932484317</text:p>
          </table:table-cell>
          <table:table-cell office:value-type="string">
            <text:p>12 ♉ 47' 36"</text:p>
          </table:table-cell>
          <table:table-cell office:value-type="string">
            <text:p>12 ♉ 47' 35"</text:p>
          </table:table-cell>
          <table:table-cell office:value-type="float" office:value="2.15782298801168">
            <text:p>2.157822988</text:p>
          </table:table-cell>
          <table:table-cell office:value-type="float" office:value="0.96876138481745">
            <text:p>0.9687613848</text:p>
          </table:table-cell>
          <table:table-cell office:value-type="float" office:value="19.9422001129339">
            <text:p>19.9422001129</text:p>
          </table:table-cell>
          <table:table-cell office:value-type="float" office:value="19.9419421250849">
            <text:p>19.9419421251</text:p>
          </table:table-cell>
          <table:table-cell office:value-type="string">
            <text:p>19 ♈ 56' 31"</text:p>
          </table:table-cell>
          <table:table-cell office:value-type="string">
            <text:p>19 ♈ 56' 30"</text:p>
          </table:table-cell>
          <table:table-cell office:value-type="float" office:value="2.15784498315397">
            <text:p>2.1578449832</text:p>
          </table:table-cell>
          <table:table-cell office:value-type="float" office:value="0.968783359120931">
            <text:p>0.9687833591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25391.98371528">
            <text:p>2425391.98371528</text:p>
          </table:table-cell>
          <table:table-cell office:value-type="string">
            <text:p>1928-05-25 06:36:33.750000 EST-0500</text:p>
          </table:table-cell>
          <table:table-cell office:value-type="float" office:value="0">
            <text:p>0</text:p>
          </table:table-cell>
          <table:table-cell office:value-type="float" office:value="6.48248379001139">
            <text:p>6.48248379</text:p>
          </table:table-cell>
          <table:table-cell office:value-type="float" office:value="6.48237608949327">
            <text:p>6.4823760895</text:p>
          </table:table-cell>
          <table:table-cell table:number-columns-repeated="2" office:value-type="string">
            <text:p><text:s/>6 ♈ 28' 56"</text:p>
          </table:table-cell>
          <table:table-cell office:value-type="float" office:value="0.751328415220099">
            <text:p>0.7513284152</text:p>
          </table:table-cell>
          <table:table-cell office:value-type="float" office:value="0.0362663149818046">
            <text:p>0.036266315</text:p>
          </table:table-cell>
          <table:table-cell office:value-type="float" office:value="343.63009980923">
            <text:p>343.6300998092</text:p>
          </table:table-cell>
          <table:table-cell office:value-type="float" office:value="343.629992108712">
            <text:p>343.6299921087</text:p>
          </table:table-cell>
          <table:table-cell office:value-type="string">
            <text:p>13 ♓ 37' 48"</text:p>
          </table:table-cell>
          <table:table-cell office:value-type="string">
            <text:p>13 ♓ 37' 47"</text:p>
          </table:table-cell>
          <table:table-cell office:value-type="float" office:value="0.751324521582755">
            <text:p>0.7513245216</text:p>
          </table:table-cell>
          <table:table-cell office:value-type="float" office:value="0.0362625932266373">
            <text:p>0.036262593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427.04645833">
            <text:p>2425427.04645833</text:p>
          </table:table-cell>
          <table:table-cell office:value-type="string">
            <text:p>1928-06-29 08:06:54.843750 EST-0500</text:p>
          </table:table-cell>
          <table:table-cell office:value-type="float" office:value="0">
            <text:p>0</text:p>
          </table:table-cell>
          <table:table-cell office:value-type="float" office:value="97.5153431134078">
            <text:p>97.5153431134</text:p>
          </table:table-cell>
          <table:table-cell office:value-type="float" office:value="97.5155895758555">
            <text:p>97.5155895759</text:p>
          </table:table-cell>
          <table:table-cell office:value-type="string">
            <text:p><text:s/>7 ♋ 30' 55"</text:p>
          </table:table-cell>
          <table:table-cell office:value-type="string">
            <text:p><text:s/>7 ♋ 30' 56"</text:p>
          </table:table-cell>
          <table:table-cell office:value-type="float" office:value="-0.59944978367516">
            <text:p>-0.5994497837</text:p>
          </table:table-cell>
          <table:table-cell office:value-type="float" office:value="0.953123144701786">
            <text:p>0.9531231447</text:p>
          </table:table-cell>
          <table:table-cell office:value-type="float" office:value="74.6613585080033">
            <text:p>74.661358508</text:p>
          </table:table-cell>
          <table:table-cell office:value-type="float" office:value="74.661604970451">
            <text:p>74.6616049705</text:p>
          </table:table-cell>
          <table:table-cell office:value-type="string">
            <text:p>14 ♊ 39' 40"</text:p>
          </table:table-cell>
          <table:table-cell office:value-type="string">
            <text:p>14 ♊ 39' 41"</text:p>
          </table:table-cell>
          <table:table-cell office:value-type="float" office:value="-0.599466183419319">
            <text:p>-0.5994661834</text:p>
          </table:table-cell>
          <table:table-cell office:value-type="float" office:value="0.953106825835554">
            <text:p>0.9531068258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5427.35969907">
            <text:p>2425427.35969907</text:p>
          </table:table-cell>
          <table:table-cell office:value-type="string">
            <text:p>1928-06-29 15:37:58.125000 EST-0500</text:p>
          </table:table-cell>
          <table:table-cell office:value-type="float" office:value="0">
            <text:p>0</text:p>
          </table:table-cell>
          <table:table-cell office:value-type="float" office:value="97.327860742559">
            <text:p>97.3278607426</text:p>
          </table:table-cell>
          <table:table-cell office:value-type="float" office:value="97.3281627790135">
            <text:p>97.328162779</text:p>
          </table:table-cell>
          <table:table-cell office:value-type="string">
            <text:p><text:s/>7 ♋ 19' 40"</text:p>
          </table:table-cell>
          <table:table-cell office:value-type="string">
            <text:p><text:s/>7 ♋ 19' 41"</text:p>
          </table:table-cell>
          <table:table-cell office:value-type="float" office:value="-0.597430650655008">
            <text:p>-0.5974306507</text:p>
          </table:table-cell>
          <table:table-cell office:value-type="float" office:value="1.2286757448736">
            <text:p>1.2286757449</text:p>
          </table:table-cell>
          <table:table-cell office:value-type="float" office:value="74.4738585328337">
            <text:p>74.4738585328</text:p>
          </table:table-cell>
          <table:table-cell office:value-type="float" office:value="74.4741605692881">
            <text:p>74.4741605693</text:p>
          </table:table-cell>
          <table:table-cell office:value-type="string">
            <text:p>14 ♊ 28' 25"</text:p>
          </table:table-cell>
          <table:table-cell office:value-type="string">
            <text:p>14 ♊ 28' 26"</text:p>
          </table:table-cell>
          <table:table-cell office:value-type="float" office:value="-0.597450319256908">
            <text:p>-0.5974503193</text:p>
          </table:table-cell>
          <table:table-cell office:value-type="float" office:value="1.22865615887934">
            <text:p>1.2286561589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5429.12239583">
            <text:p>2425429.12239583</text:p>
          </table:table-cell>
          <table:table-cell office:value-type="string">
            <text:p>1928-07-01 09:56:15.000000 EST-0500</text:p>
          </table:table-cell>
          <table:table-cell office:value-type="float" office:value="0">
            <text:p>0</text:p>
          </table:table-cell>
          <table:table-cell office:value-type="float" office:value="99.4941133697141">
            <text:p>99.4941133697</text:p>
          </table:table-cell>
          <table:table-cell office:value-type="float" office:value="99.494077049347">
            <text:p>99.4940770493</text:p>
          </table:table-cell>
          <table:table-cell table:number-columns-repeated="2" office:value-type="string">
            <text:p><text:s/>9 ♋ 29' 38"</text:p>
          </table:table-cell>
          <table:table-cell office:value-type="float" office:value="1.22886896099797">
            <text:p>1.228868961</text:p>
          </table:table-cell>
          <table:table-cell office:value-type="float" office:value="0.953004631096787">
            <text:p>0.9530046311</text:p>
          </table:table-cell>
          <table:table-cell office:value-type="float" office:value="76.6399953538592">
            <text:p>76.6399953539</text:p>
          </table:table-cell>
          <table:table-cell office:value-type="float" office:value="76.6399590334922">
            <text:p>76.6399590335</text:p>
          </table:table-cell>
          <table:table-cell table:number-columns-repeated="2" office:value-type="string">
            <text:p>16 ♊ 38' 23"</text:p>
          </table:table-cell>
          <table:table-cell office:value-type="float" office:value="1.22883510599703">
            <text:p>1.228835106</text:p>
          </table:table-cell>
          <table:table-cell office:value-type="float" office:value="0.952970773763185">
            <text:p>0.9529707738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25431.55427083">
            <text:p>2425431.55427083</text:p>
          </table:table-cell>
          <table:table-cell office:value-type="string">
            <text:p>1928-07-03 20:18:09.843750 EST-0500</text:p>
          </table:table-cell>
          <table:table-cell office:value-type="float" office:value="0">
            <text:p>0</text:p>
          </table:table-cell>
          <table:table-cell office:value-type="float" office:value="35.4964985614015">
            <text:p>35.4964985614</text:p>
          </table:table-cell>
          <table:table-cell office:value-type="float" office:value="35.4964312963189">
            <text:p>35.4964312963</text:p>
          </table:table-cell>
          <table:table-cell table:number-columns-repeated="2" office:value-type="string">
            <text:p><text:s/>5 ♉ 29' 47"</text:p>
          </table:table-cell>
          <table:table-cell office:value-type="float" office:value="0.71001791099896">
            <text:p>0.710017911</text:p>
          </table:table-cell>
          <table:table-cell office:value-type="float" office:value="0.158190573909446">
            <text:p>0.1581905739</text:p>
          </table:table-cell>
          <table:table-cell office:value-type="float" office:value="12.642200722789">
            <text:p>12.6422007228</text:p>
          </table:table-cell>
          <table:table-cell office:value-type="float" office:value="12.6421334577064">
            <text:p>12.6421334577</text:p>
          </table:table-cell>
          <table:table-cell table:number-columns-repeated="2" office:value-type="string">
            <text:p>12 ♈ 38' 31"</text:p>
          </table:table-cell>
          <table:table-cell office:value-type="float" office:value="0.709984953659324">
            <text:p>0.7099849537</text:p>
          </table:table-cell>
          <table:table-cell office:value-type="float" office:value="0.15815766255704">
            <text:p>0.1581576626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5434.93489583">
            <text:p>2425434.93489583</text:p>
          </table:table-cell>
          <table:table-cell office:value-type="string">
            <text:p>1928-07-07 05:26:15.000000 EST-0500</text:p>
          </table:table-cell>
          <table:table-cell office:value-type="float" office:value="0">
            <text:p>0</text:p>
          </table:table-cell>
          <table:table-cell office:value-type="float" office:value="106.638994603699">
            <text:p>106.6389946037</text:p>
          </table:table-cell>
          <table:table-cell office:value-type="float" office:value="106.638938536374">
            <text:p>106.6389385364</text:p>
          </table:table-cell>
          <table:table-cell table:number-columns-repeated="2" office:value-type="string">
            <text:p>16 ♋ 38' 20"</text:p>
          </table:table-cell>
          <table:table-cell office:value-type="float" office:value="1.22961703481913">
            <text:p>1.2296170348</text:p>
          </table:table-cell>
          <table:table-cell office:value-type="float" office:value="0.0259509021284923">
            <text:p>0.0259509021</text:p>
          </table:table-cell>
          <table:table-cell office:value-type="float" office:value="83.7845172781215">
            <text:p>83.7845172781</text:p>
          </table:table-cell>
          <table:table-cell office:value-type="float" office:value="83.7844612107967">
            <text:p>83.7844612108</text:p>
          </table:table-cell>
          <table:table-cell table:number-columns-repeated="2" office:value-type="string">
            <text:p>23 ♊ 47' 04"</text:p>
          </table:table-cell>
          <table:table-cell office:value-type="float" office:value="1.22962335694979">
            <text:p>1.2296233569</text:p>
          </table:table-cell>
          <table:table-cell office:value-type="float" office:value="0.0259573535148526">
            <text:p>0.0259573535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5436.66657407">
            <text:p>2425436.66657407</text:p>
          </table:table-cell>
          <table:table-cell office:value-type="string">
            <text:p>1928-07-08 22:59:52.968750 EST-0500</text:p>
          </table:table-cell>
          <table:table-cell office:value-type="float" office:value="0">
            <text:p>0</text:p>
          </table:table-cell>
          <table:table-cell office:value-type="float" office:value="106.684014168711">
            <text:p>106.6840141687</text:p>
          </table:table-cell>
          <table:table-cell office:value-type="float" office:value="106.683876837865">
            <text:p>106.6838768379</text:p>
          </table:table-cell>
          <table:table-cell office:value-type="string">
            <text:p>16 ♋ 41' 02"</text:p>
          </table:table-cell>
          <table:table-cell office:value-type="string">
            <text:p>16 ♋ 41' 01"</text:p>
          </table:table-cell>
          <table:table-cell office:value-type="float" office:value="0.953286886423062">
            <text:p>0.9532868864</text:p>
          </table:table-cell>
          <table:table-cell office:value-type="float" office:value="0.0259502889830401">
            <text:p>0.025950289</text:p>
          </table:table-cell>
          <table:table-cell office:value-type="float" office:value="83.8294962781277">
            <text:p>83.8294962781</text:p>
          </table:table-cell>
          <table:table-cell office:value-type="float" office:value="83.8293589472816">
            <text:p>83.8293589473</text:p>
          </table:table-cell>
          <table:table-cell office:value-type="string">
            <text:p>23 ♊ 49' 46"</text:p>
          </table:table-cell>
          <table:table-cell office:value-type="string">
            <text:p>23 ♊ 49' 45"</text:p>
          </table:table-cell>
          <table:table-cell office:value-type="float" office:value="0.953307486901329">
            <text:p>0.9533074869</text:p>
          </table:table-cell>
          <table:table-cell office:value-type="float" office:value="0.0259709220210968">
            <text:p>0.025970922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5456.02277778">
            <text:p>2425456.02277778</text:p>
          </table:table-cell>
          <table:table-cell office:value-type="string">
            <text:p>1928-07-28 07:32:48.750000 EST-0500</text:p>
          </table:table-cell>
          <table:table-cell office:value-type="float" office:value="0">
            <text:p>0</text:p>
          </table:table-cell>
          <table:table-cell office:value-type="float" office:value="107.179965432055">
            <text:p>107.1799654321</text:p>
          </table:table-cell>
          <table:table-cell office:value-type="float" office:value="107.17986317291">
            <text:p>107.1798631729</text:p>
          </table:table-cell>
          <table:table-cell table:number-columns-repeated="2" office:value-type="string">
            <text:p>17 ♋ 10' 47"</text:p>
          </table:table-cell>
          <table:table-cell office:value-type="float" office:value="1.52692901600424">
            <text:p>1.526929016</text:p>
          </table:table-cell>
          <table:table-cell office:value-type="float" office:value="0.0249069016541438">
            <text:p>0.0249069017</text:p>
          </table:table-cell>
          <table:table-cell office:value-type="float" office:value="84.3245784031921">
            <text:p>84.3245784032</text:p>
          </table:table-cell>
          <table:table-cell office:value-type="float" office:value="84.3244761440472">
            <text:p>84.324476144</text:p>
          </table:table-cell>
          <table:table-cell table:number-columns-repeated="2" office:value-type="string">
            <text:p>24 ♊ 19' 28"</text:p>
          </table:table-cell>
          <table:table-cell office:value-type="float" office:value="1.52690444807481">
            <text:p>1.5269044481</text:p>
          </table:table-cell>
          <table:table-cell office:value-type="float" office:value="0.0248823337212374">
            <text:p>0.0248823337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5468.90607639">
            <text:p>2425468.90607639</text:p>
          </table:table-cell>
          <table:table-cell office:value-type="string">
            <text:p>1928-08-10 04:44:45.937500 EST-0500</text:p>
          </table:table-cell>
          <table:table-cell office:value-type="float" office:value="0">
            <text:p>0</text:p>
          </table:table-cell>
          <table:table-cell office:value-type="float" office:value="148.483727540042">
            <text:p>148.48372754</text:p>
          </table:table-cell>
          <table:table-cell office:value-type="float" office:value="148.483726081269">
            <text:p>148.4837260813</text:p>
          </table:table-cell>
          <table:table-cell table:number-columns-repeated="2" office:value-type="string">
            <text:p>28 ♌ 29' 01"</text:p>
          </table:table-cell>
          <table:table-cell office:value-type="float" office:value="1.23346788280051">
            <text:p>1.2334678828</text:p>
          </table:table-cell>
          <table:table-cell office:value-type="float" office:value="0.0365525433160158">
            <text:p>0.0365525433</text:p>
          </table:table-cell>
          <table:table-cell office:value-type="float" office:value="125.627829018755">
            <text:p>125.6278290188</text:p>
          </table:table-cell>
          <table:table-cell office:value-type="float" office:value="125.627827559982">
            <text:p>125.62782756</text:p>
          </table:table-cell>
          <table:table-cell table:number-columns-repeated="2" office:value-type="string">
            <text:p><text:s/>5 ♌ 37' 40"</text:p>
          </table:table-cell>
          <table:table-cell office:value-type="float" office:value="1.23344024119957">
            <text:p>1.2334402412</text:p>
          </table:table-cell>
          <table:table-cell office:value-type="float" office:value="0.0365248408048843">
            <text:p>0.036524840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474.70222222">
            <text:p>2425474.70222222</text:p>
          </table:table-cell>
          <table:table-cell office:value-type="string">
            <text:p>1928-08-15 23:51:12.656250 EST-0500</text:p>
          </table:table-cell>
          <table:table-cell office:value-type="float" office:value="0">
            <text:p>0</text:p>
          </table:table-cell>
          <table:table-cell office:value-type="float" office:value="143.063303182612">
            <text:p>143.0633031826</text:p>
          </table:table-cell>
          <table:table-cell office:value-type="float" office:value="143.06307970359">
            <text:p>143.0630797036</text:p>
          </table:table-cell>
          <table:table-cell table:number-columns-repeated="2" office:value-type="string">
            <text:p>23 ♌ 03' 47"</text:p>
          </table:table-cell>
          <table:table-cell office:value-type="float" office:value="2.01370436057499">
            <text:p>2.0137043606</text:p>
          </table:table-cell>
          <table:table-cell office:value-type="float" office:value="0.961752063044361">
            <text:p>0.961752063</text:p>
          </table:table-cell>
          <table:table-cell office:value-type="float" office:value="120.20705367504">
            <text:p>120.207053675</text:p>
          </table:table-cell>
          <table:table-cell office:value-type="float" office:value="120.206830196019">
            <text:p>120.206830196</text:p>
          </table:table-cell>
          <table:table-cell office:value-type="string">
            <text:p><text:s/>0 ♌ 12' 25"</text:p>
          </table:table-cell>
          <table:table-cell office:value-type="string">
            <text:p><text:s/>0 ♌ 12' 24"</text:p>
          </table:table-cell>
          <table:table-cell office:value-type="float" office:value="2.01371896582631">
            <text:p>2.0137189658</text:p>
          </table:table-cell>
          <table:table-cell office:value-type="float" office:value="0.961767169662078">
            <text:p>0.9617671697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5477.58820602">
            <text:p>2425477.58820602</text:p>
          </table:table-cell>
          <table:table-cell office:value-type="string">
            <text:p>1928-08-18 21:07:01.875000 EST-0500</text:p>
          </table:table-cell>
          <table:table-cell office:value-type="float" office:value="0">
            <text:p>0</text:p>
          </table:table-cell>
          <table:table-cell office:value-type="float" office:value="148.803777474712">
            <text:p>148.8037774747</text:p>
          </table:table-cell>
          <table:table-cell office:value-type="float" office:value="148.803641808452">
            <text:p>148.8036418085</text:p>
          </table:table-cell>
          <table:table-cell table:number-columns-repeated="2" office:value-type="string">
            <text:p>28 ♌ 48' 13"</text:p>
          </table:table-cell>
          <table:table-cell office:value-type="float" office:value="1.96237663055519">
            <text:p>1.9623766306</text:p>
          </table:table-cell>
          <table:table-cell office:value-type="float" office:value="0.0370188709152815">
            <text:p>0.0370188709</text:p>
          </table:table-cell>
          <table:table-cell office:value-type="float" office:value="125.947501233639">
            <text:p>125.9475012336</text:p>
          </table:table-cell>
          <table:table-cell office:value-type="float" office:value="125.947365567379">
            <text:p>125.9473655674</text:p>
          </table:table-cell>
          <table:table-cell office:value-type="string">
            <text:p><text:s/>5 ♌ 56' 51"</text:p>
          </table:table-cell>
          <table:table-cell office:value-type="string">
            <text:p><text:s/>5 ♌ 56' 50"</text:p>
          </table:table-cell>
          <table:table-cell office:value-type="float" office:value="1.96241090682323">
            <text:p>1.9624109068</text:p>
          </table:table-cell>
          <table:table-cell office:value-type="float" office:value="0.0370532401343725">
            <text:p>0.0370532401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5480.78815972">
            <text:p>2425480.78815972</text:p>
          </table:table-cell>
          <table:table-cell office:value-type="string">
            <text:p>1928-08-22 01:54:57.656250 EST-0500</text:p>
          </table:table-cell>
          <table:table-cell office:value-type="float" office:value="0">
            <text:p>0</text:p>
          </table:table-cell>
          <table:table-cell office:value-type="float" office:value="148.922395682813">
            <text:p>148.9223956828</text:p>
          </table:table-cell>
          <table:table-cell office:value-type="float" office:value="148.922210013783">
            <text:p>148.9222100138</text:p>
          </table:table-cell>
          <table:table-cell office:value-type="string">
            <text:p>28 ♌ 55' 20"</text:p>
          </table:table-cell>
          <table:table-cell office:value-type="string">
            <text:p>28 ♌ 55' 19"</text:p>
          </table:table-cell>
          <table:table-cell office:value-type="float" office:value="0.963784080941694">
            <text:p>0.9637840809</text:p>
          </table:table-cell>
          <table:table-cell office:value-type="float" office:value="0.0370780013960541">
            <text:p>0.0370780014</text:p>
          </table:table-cell>
          <table:table-cell office:value-type="float" office:value="126.066075215844">
            <text:p>126.0660752158</text:p>
          </table:table-cell>
          <table:table-cell office:value-type="float" office:value="126.065889546815">
            <text:p>126.0658895468</text:p>
          </table:table-cell>
          <table:table-cell table:number-columns-repeated="2" office:value-type="string">
            <text:p><text:s/>6 ♌ 03' 57"</text:p>
          </table:table-cell>
          <table:table-cell office:value-type="float" office:value="0.963793826344321">
            <text:p>0.9637938263</text:p>
          </table:table-cell>
          <table:table-cell office:value-type="float" office:value="0.0370877892118982">
            <text:p>0.0370877892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5497.85871528">
            <text:p>2425497.85871528</text:p>
          </table:table-cell>
          <table:table-cell office:value-type="string">
            <text:p>1928-09-08 03:36:33.750000 EST-0500</text:p>
          </table:table-cell>
          <table:table-cell office:value-type="float" office:value="0">
            <text:p>0</text:p>
          </table:table-cell>
          <table:table-cell office:value-type="float" office:value="184.200417754151">
            <text:p>184.2004177542</text:p>
          </table:table-cell>
          <table:table-cell office:value-type="float" office:value="184.200413019717">
            <text:p>184.2004130197</text:p>
          </table:table-cell>
          <table:table-cell table:number-columns-repeated="2" office:value-type="string">
            <text:p><text:s/>4 ♎ 12' 01"</text:p>
          </table:table-cell>
          <table:table-cell office:value-type="float" office:value="1.53778491782774">
            <text:p>1.5377849178</text:p>
          </table:table-cell>
          <table:table-cell office:value-type="float" office:value="1.23325008397605">
            <text:p>1.233250084</text:p>
          </table:table-cell>
          <table:table-cell office:value-type="float" office:value="161.343492997534">
            <text:p>161.3434929975</text:p>
          </table:table-cell>
          <table:table-cell office:value-type="float" office:value="161.3434882631">
            <text:p>161.3434882631</text:p>
          </table:table-cell>
          <table:table-cell table:number-columns-repeated="2" office:value-type="string">
            <text:p>11 ♍ 20' 36"</text:p>
          </table:table-cell>
          <table:table-cell office:value-type="float" office:value="1.53775611240479">
            <text:p>1.5377561124</text:p>
          </table:table-cell>
          <table:table-cell office:value-type="float" office:value="1.23322118505877">
            <text:p>1.2332211851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5523.61799769">
            <text:p>2425523.61799769</text:p>
          </table:table-cell>
          <table:table-cell office:value-type="string">
            <text:p>1928-10-03 21:49:55.312500 EST-0500</text:p>
          </table:table-cell>
          <table:table-cell office:value-type="float" office:value="0">
            <text:p>0</text:p>
          </table:table-cell>
          <table:table-cell office:value-type="float" office:value="215.933267844117">
            <text:p>215.9332678441</text:p>
          </table:table-cell>
          <table:table-cell office:value-type="float" office:value="215.933330804841">
            <text:p>215.9333308048</text:p>
          </table:table-cell>
          <table:table-cell table:number-columns-repeated="2" office:value-type="string">
            <text:p><text:s/>5 ♏ 55' 59"</text:p>
          </table:table-cell>
          <table:table-cell office:value-type="float" office:value="0.767153703344252">
            <text:p>0.7671537033</text:p>
          </table:table-cell>
          <table:table-cell office:value-type="float" office:value="1.22998683644774">
            <text:p>1.2299868364</text:p>
          </table:table-cell>
          <table:table-cell office:value-type="float" office:value="193.075670967089">
            <text:p>193.0756709671</text:p>
          </table:table-cell>
          <table:table-cell office:value-type="float" office:value="193.075733927814">
            <text:p>193.0757339278</text:p>
          </table:table-cell>
          <table:table-cell table:number-columns-repeated="2" office:value-type="string">
            <text:p>13 ♎ 04' 32"</text:p>
          </table:table-cell>
          <table:table-cell office:value-type="float" office:value="0.767130232332067">
            <text:p>0.7671302323</text:p>
          </table:table-cell>
          <table:table-cell office:value-type="float" office:value="1.22996386297392">
            <text:p>1.22996386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543.85138889">
            <text:p>2425543.85138889</text:p>
          </table:table-cell>
          <table:table-cell office:value-type="string">
            <text:p>1928-10-24 03:26:00.937500 EST-0500</text:p>
          </table:table-cell>
          <table:table-cell office:value-type="float" office:value="0">
            <text:p>0</text:p>
          </table:table-cell>
          <table:table-cell office:value-type="float" office:value="210.691688996728">
            <text:p>210.6916889967</text:p>
          </table:table-cell>
          <table:table-cell office:value-type="float" office:value="210.691834623849">
            <text:p>210.6918346239</text:p>
          </table:table-cell>
          <table:table-cell table:number-columns-repeated="2" office:value-type="string">
            <text:p><text:s/>0 ♏ 41' 30"</text:p>
          </table:table-cell>
          <table:table-cell office:value-type="float" office:value="-1.26417899015867">
            <text:p>-1.2641789902</text:p>
          </table:table-cell>
          <table:table-cell office:value-type="float" office:value="0.996608082043417">
            <text:p>0.996608082</text:p>
          </table:table-cell>
          <table:table-cell office:value-type="float" office:value="187.833379532652">
            <text:p>187.8333795327</text:p>
          </table:table-cell>
          <table:table-cell office:value-type="float" office:value="187.833525159772">
            <text:p>187.8335251598</text:p>
          </table:table-cell>
          <table:table-cell table:number-columns-repeated="2" office:value-type="string">
            <text:p><text:s/>7 ♎ 50' 00"</text:p>
          </table:table-cell>
          <table:table-cell office:value-type="float" office:value="-1.26416346389494">
            <text:p>-1.2641634639</text:p>
          </table:table-cell>
          <table:table-cell office:value-type="float" office:value="0.996623452941051">
            <text:p>0.9966234529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5557.3955787">
            <text:p>2425557.3955787</text:p>
          </table:table-cell>
          <table:table-cell office:value-type="string">
            <text:p>1928-11-06 16:29:38.906250 EST-0500</text:p>
          </table:table-cell>
          <table:table-cell office:value-type="float" office:value="0">
            <text:p>0</text:p>
          </table:table-cell>
          <table:table-cell office:value-type="float" office:value="257.366679559926">
            <text:p>257.3666795599</text:p>
          </table:table-cell>
          <table:table-cell office:value-type="float" office:value="257.366513432313">
            <text:p>257.3665134323</text:p>
          </table:table-cell>
          <table:table-cell office:value-type="string">
            <text:p>17 ♐ 22' 00"</text:p>
          </table:table-cell>
          <table:table-cell office:value-type="string">
            <text:p>17 ♐ 21' 59"</text:p>
          </table:table-cell>
          <table:table-cell office:value-type="float" office:value="1.22205567433616">
            <text:p>1.2220556743</text:p>
          </table:table-cell>
          <table:table-cell office:value-type="float" office:value="0.105353495078375">
            <text:p>0.1053534951</text:p>
          </table:table-cell>
          <table:table-cell office:value-type="float" office:value="234.507828946915">
            <text:p>234.5078289469</text:p>
          </table:table-cell>
          <table:table-cell office:value-type="float" office:value="234.507662819302">
            <text:p>234.5076628193</text:p>
          </table:table-cell>
          <table:table-cell office:value-type="string">
            <text:p>24 ♏ 30' 28"</text:p>
          </table:table-cell>
          <table:table-cell office:value-type="string">
            <text:p>24 ♏ 30' 27"</text:p>
          </table:table-cell>
          <table:table-cell office:value-type="float" office:value="1.22207748454774">
            <text:p>1.2220774845</text:p>
          </table:table-cell>
          <table:table-cell office:value-type="float" office:value="0.10537524514347">
            <text:p>0.1053752451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5594.30476852">
            <text:p>2425594.30476852</text:p>
          </table:table-cell>
          <table:table-cell office:value-type="string">
            <text:p>1928-12-13 14:18:52.031250 EST-0500</text:p>
          </table:table-cell>
          <table:table-cell office:value-type="float" office:value="0">
            <text:p>0</text:p>
          </table:table-cell>
          <table:table-cell office:value-type="float" office:value="261.574393236545">
            <text:p>261.5743932365</text:p>
          </table:table-cell>
          <table:table-cell office:value-type="float" office:value="261.574367880684">
            <text:p>261.5743678807</text:p>
          </table:table-cell>
          <table:table-cell table:number-columns-repeated="2" office:value-type="string">
            <text:p>21 ♐ 34' 27"</text:p>
          </table:table-cell>
          <table:table-cell office:value-type="float" office:value="1.01767324851057">
            <text:p>1.0176732485</text:p>
          </table:table-cell>
          <table:table-cell office:value-type="float" office:value="0.118409647233991">
            <text:p>0.1184096472</text:p>
          </table:table-cell>
          <table:table-cell office:value-type="float" office:value="238.713830777714">
            <text:p>238.7138307777</text:p>
          </table:table-cell>
          <table:table-cell office:value-type="float" office:value="238.713805421853">
            <text:p>238.7138054219</text:p>
          </table:table-cell>
          <table:table-cell table:number-columns-repeated="2" office:value-type="string">
            <text:p>28 ♏ 42' 49"</text:p>
          </table:table-cell>
          <table:table-cell office:value-type="float" office:value="1.0176350022135">
            <text:p>1.0176350022</text:p>
          </table:table-cell>
          <table:table-cell office:value-type="float" office:value="0.118371395543756">
            <text:p>0.1183713955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5596.11115741">
            <text:p>2425596.11115741</text:p>
          </table:table-cell>
          <table:table-cell office:value-type="string">
            <text:p>1928-12-15 09:40:04.687500 EST-0500</text:p>
          </table:table-cell>
          <table:table-cell office:value-type="float" office:value="0">
            <text:p>0</text:p>
          </table:table-cell>
          <table:table-cell office:value-type="float" office:value="261.788473233141">
            <text:p>261.7884732331</text:p>
          </table:table-cell>
          <table:table-cell office:value-type="float" office:value="261.788232737961">
            <text:p>261.788232738</text:p>
          </table:table-cell>
          <table:table-cell office:value-type="string">
            <text:p>21 ♐ 47' 18"</text:p>
          </table:table-cell>
          <table:table-cell office:value-type="string">
            <text:p>21 ♐ 47' 17"</text:p>
          </table:table-cell>
          <table:table-cell office:value-type="float" office:value="1.57348553120289">
            <text:p>1.5734855312</text:p>
          </table:table-cell>
          <table:table-cell office:value-type="float" office:value="0.118364008925198">
            <text:p>0.1183640089</text:p>
          </table:table-cell>
          <table:table-cell office:value-type="float" office:value="238.927778961954">
            <text:p>238.927778962</text:p>
          </table:table-cell>
          <table:table-cell office:value-type="float" office:value="238.927538466774">
            <text:p>238.9275384668</text:p>
          </table:table-cell>
          <table:table-cell office:value-type="string">
            <text:p>28 ♏ 55' 40"</text:p>
          </table:table-cell>
          <table:table-cell office:value-type="string">
            <text:p>28 ♏ 55' 39"</text:p>
          </table:table-cell>
          <table:table-cell office:value-type="float" office:value="1.57345661070151">
            <text:p>1.5734566107</text:p>
          </table:table-cell>
          <table:table-cell office:value-type="float" office:value="0.118335028865871">
            <text:p>0.118335028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599.01936343">
            <text:p>2425599.01936343</text:p>
          </table:table-cell>
          <table:table-cell office:value-type="string">
            <text:p>1928-12-18 07:27:53.437500 EST-0500</text:p>
          </table:table-cell>
          <table:table-cell office:value-type="float" office:value="0">
            <text:p>0</text:p>
          </table:table-cell>
          <table:table-cell office:value-type="float" office:value="266.373969289712">
            <text:p>266.3739692897</text:p>
          </table:table-cell>
          <table:table-cell office:value-type="float" office:value="266.373865937424">
            <text:p>266.3738659374</text:p>
          </table:table-cell>
          <table:table-cell office:value-type="string">
            <text:p>26 ♐ 22' 26"</text:p>
          </table:table-cell>
          <table:table-cell office:value-type="string">
            <text:p>26 ♐ 22' 25"</text:p>
          </table:table-cell>
          <table:table-cell office:value-type="float" office:value="1.58034820266809">
            <text:p>1.5803482027</text:p>
          </table:table-cell>
          <table:table-cell office:value-type="float" office:value="1.01824543497834">
            <text:p>1.018245435</text:p>
          </table:table-cell>
          <table:table-cell office:value-type="float" office:value="243.513125073656">
            <text:p>243.5131250737</text:p>
          </table:table-cell>
          <table:table-cell office:value-type="float" office:value="243.513021721368">
            <text:p>243.5130217214</text:p>
          </table:table-cell>
          <table:table-cell office:value-type="string">
            <text:p><text:s/>3 ♐ 30' 47"</text:p>
          </table:table-cell>
          <table:table-cell office:value-type="string">
            <text:p><text:s/>3 ♐ 30' 46"</text:p>
          </table:table-cell>
          <table:table-cell office:value-type="float" office:value="1.58035151041649">
            <text:p>1.5803515104</text:p>
          </table:table-cell>
          <table:table-cell office:value-type="float" office:value="1.01824872331564">
            <text:p>1.018248723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649.64949074">
            <text:p>2425649.64949074</text:p>
          </table:table-cell>
          <table:table-cell office:value-type="string">
            <text:p>1929-02-06 22:35:16.406250 EST-0500</text:p>
          </table:table-cell>
          <table:table-cell office:value-type="float" office:value="0">
            <text:p>0</text:p>
          </table:table-cell>
          <table:table-cell office:value-type="float" office:value="317.896058039929">
            <text:p>317.8960580399</text:p>
          </table:table-cell>
          <table:table-cell office:value-type="float" office:value="317.896395378177">
            <text:p>317.8963953782</text:p>
          </table:table-cell>
          <table:table-cell office:value-type="string">
            <text:p>17 ♒ 53' 45"</text:p>
          </table:table-cell>
          <table:table-cell office:value-type="string">
            <text:p>17 ♒ 53' 47"</text:p>
          </table:table-cell>
          <table:table-cell office:value-type="float" office:value="-1.19435050027731">
            <text:p>-1.1943505003</text:p>
          </table:table-cell>
          <table:table-cell office:value-type="float" office:value="1.01320281805617">
            <text:p>1.0132028181</text:p>
          </table:table-cell>
          <table:table-cell office:value-type="float" office:value="295.032711102109">
            <text:p>295.0327111021</text:p>
          </table:table-cell>
          <table:table-cell office:value-type="float" office:value="295.033048440357">
            <text:p>295.0330484404</text:p>
          </table:table-cell>
          <table:table-cell office:value-type="string">
            <text:p>25 ♑ 01' 57"</text:p>
          </table:table-cell>
          <table:table-cell office:value-type="string">
            <text:p>25 ♑ 01' 58"</text:p>
          </table:table-cell>
          <table:table-cell office:value-type="float" office:value="-1.19437234748364">
            <text:p>-1.1943723475</text:p>
          </table:table-cell>
          <table:table-cell office:value-type="float" office:value="1.01318035670273">
            <text:p>1.0131803567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5649.7315162">
            <text:p>2425649.7315162</text:p>
          </table:table-cell>
          <table:table-cell office:value-type="string">
            <text:p>1929-02-07 00:33:23.906250 EST-0500</text:p>
          </table:table-cell>
          <table:table-cell office:value-type="float" office:value="0">
            <text:p>0</text:p>
          </table:table-cell>
          <table:table-cell office:value-type="float" office:value="4.76710845105342">
            <text:p>4.7671084511</text:p>
          </table:table-cell>
          <table:table-cell office:value-type="float" office:value="4.76702607539703">
            <text:p>4.7670260754</text:p>
          </table:table-cell>
          <table:table-cell table:number-columns-repeated="2" office:value-type="string">
            <text:p><text:s/>4 ♈ 46' 01"</text:p>
          </table:table-cell>
          <table:table-cell office:value-type="float" office:value="1.01473462379581">
            <text:p>1.0147346238</text:p>
          </table:table-cell>
          <table:table-cell office:value-type="float" office:value="0.0431302289918385">
            <text:p>0.043130229</text:p>
          </table:table-cell>
          <table:table-cell office:value-type="float" office:value="341.903756553437">
            <text:p>341.9037565534</text:p>
          </table:table-cell>
          <table:table-cell office:value-type="float" office:value="341.903674177781">
            <text:p>341.9036741778</text:p>
          </table:table-cell>
          <table:table-cell table:number-columns-repeated="2" office:value-type="string">
            <text:p>11 ♓ 54' 13"</text:p>
          </table:table-cell>
          <table:table-cell office:value-type="float" office:value="1.01471285951693">
            <text:p>1.0147128595</text:p>
          </table:table-cell>
          <table:table-cell office:value-type="float" office:value="0.043108065929278">
            <text:p>0.0431080659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5699.02644676">
            <text:p>2425699.02644676</text:p>
          </table:table-cell>
          <table:table-cell office:value-type="string">
            <text:p>1929-03-28 07:38:05.156250 EST-0500</text:p>
          </table:table-cell>
          <table:table-cell office:value-type="float" office:value="0">
            <text:p>0</text:p>
          </table:table-cell>
          <table:table-cell office:value-type="float" office:value="7.35271617429056">
            <text:p>7.3527161743</text:p>
          </table:table-cell>
          <table:table-cell office:value-type="float" office:value="7.352648156917">
            <text:p>7.3526481569</text:p>
          </table:table-cell>
          <table:table-cell table:number-columns-repeated="2" office:value-type="string">
            <text:p><text:s/>7 ♈ 21' 09"</text:p>
          </table:table-cell>
          <table:table-cell office:value-type="float" office:value="0.988252717109961">
            <text:p>0.9882527171</text:p>
          </table:table-cell>
          <table:table-cell office:value-type="float" office:value="0.0571311784885518">
            <text:p>0.0571311785</text:p>
          </table:table-cell>
          <table:table-cell office:value-type="float" office:value="344.48788247676">
            <text:p>344.4878824768</text:p>
          </table:table-cell>
          <table:table-cell office:value-type="float" office:value="344.487814459386">
            <text:p>344.4878144594</text:p>
          </table:table-cell>
          <table:table-cell table:number-columns-repeated="2" office:value-type="string">
            <text:p>14 ♓ 29' 16"</text:p>
          </table:table-cell>
          <table:table-cell office:value-type="float" office:value="0.988268420309968">
            <text:p>0.9882684203</text:p>
          </table:table-cell>
          <table:table-cell office:value-type="float" office:value="0.0571470287004634">
            <text:p>0.0571470287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5709.65633102">
            <text:p>2425709.65633102</text:p>
          </table:table-cell>
          <table:table-cell office:value-type="string">
            <text:p>1929-04-07 22:45:07.031250 EST-0500</text:p>
          </table:table-cell>
          <table:table-cell office:value-type="float" office:value="0">
            <text:p>0</text:p>
          </table:table-cell>
          <table:table-cell office:value-type="float" office:value="7.95822428453812">
            <text:p>7.9582242845</text:p>
          </table:table-cell>
          <table:table-cell office:value-type="float" office:value="7.95788891565773">
            <text:p>7.9578889157</text:p>
          </table:table-cell>
          <table:table-cell office:value-type="string">
            <text:p><text:s/>7 ♈ 57' 29"</text:p>
          </table:table-cell>
          <table:table-cell office:value-type="string">
            <text:p><text:s/>7 ♈ 57' 28"</text:p>
          </table:table-cell>
          <table:table-cell office:value-type="float" office:value="1.91329805558755">
            <text:p>1.9132980556</text:p>
          </table:table-cell>
          <table:table-cell office:value-type="float" office:value="0.0564774224116798">
            <text:p>0.0564774224</text:p>
          </table:table-cell>
          <table:table-cell office:value-type="float" office:value="345.093022719439">
            <text:p>345.0930227194</text:p>
          </table:table-cell>
          <table:table-cell office:value-type="float" office:value="345.092687350558">
            <text:p>345.0926873506</text:p>
          </table:table-cell>
          <table:table-cell office:value-type="string">
            <text:p>15 ♓ 05' 34"</text:p>
          </table:table-cell>
          <table:table-cell office:value-type="string">
            <text:p>15 ♓ 05' 33"</text:p>
          </table:table-cell>
          <table:table-cell office:value-type="float" office:value="1.91333724656728">
            <text:p>1.9133372466</text:p>
          </table:table-cell>
          <table:table-cell office:value-type="float" office:value="0.0565166748964632">
            <text:p>0.0565166749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25718.28523148">
            <text:p>2425718.28523148</text:p>
          </table:table-cell>
          <table:table-cell office:value-type="string">
            <text:p>1929-04-16 13:50:44.531250 EST-0500</text:p>
          </table:table-cell>
          <table:table-cell office:value-type="float" office:value="0">
            <text:p>0</text:p>
          </table:table-cell>
          <table:table-cell office:value-type="float" office:value="106.26451147419">
            <text:p>106.2645114742</text:p>
          </table:table-cell>
          <table:table-cell office:value-type="float" office:value="106.264412989898">
            <text:p>106.2644129899</text:p>
          </table:table-cell>
          <table:table-cell office:value-type="string">
            <text:p>16 ♋ 15' 52"</text:p>
          </table:table-cell>
          <table:table-cell office:value-type="string">
            <text:p>16 ♋ 15' 51"</text:p>
          </table:table-cell>
          <table:table-cell office:value-type="float" office:value="0.497081919132202">
            <text:p>0.4970819191</text:p>
          </table:table-cell>
          <table:table-cell office:value-type="float" office:value="0.0070943825398051">
            <text:p>0.0070943825</text:p>
          </table:table-cell>
          <table:table-cell office:value-type="float" office:value="83.3989602358578">
            <text:p>83.3989602359</text:p>
          </table:table-cell>
          <table:table-cell office:value-type="float" office:value="83.3988617515658">
            <text:p>83.3988617516</text:p>
          </table:table-cell>
          <table:table-cell office:value-type="string">
            <text:p>23 ♊ 23' 56"</text:p>
          </table:table-cell>
          <table:table-cell office:value-type="string">
            <text:p>23 ♊ 23' 55"</text:p>
          </table:table-cell>
          <table:table-cell office:value-type="float" office:value="0.49706145480306">
            <text:p>0.4970614548</text:p>
          </table:table-cell>
          <table:table-cell office:value-type="float" office:value="0.007074041239894">
            <text:p>0.007074041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719.15730324">
            <text:p>2425719.15730324</text:p>
          </table:table-cell>
          <table:table-cell office:value-type="string">
            <text:p>1929-04-17 10:46:31.406250 EST-0500</text:p>
          </table:table-cell>
          <table:table-cell office:value-type="float" office:value="0">
            <text:p>0</text:p>
          </table:table-cell>
          <table:table-cell office:value-type="float" office:value="27.1421829205531">
            <text:p>27.1421829206</text:p>
          </table:table-cell>
          <table:table-cell office:value-type="float" office:value="27.1419664933192">
            <text:p>27.1419664933</text:p>
          </table:table-cell>
          <table:table-cell table:number-columns-repeated="2" office:value-type="string">
            <text:p>27 ♈ 08' 31"</text:p>
          </table:table-cell>
          <table:table-cell office:value-type="float" office:value="2.10764116672477">
            <text:p>2.1076411667</text:p>
          </table:table-cell>
          <table:table-cell office:value-type="float" office:value="0.977237506730843">
            <text:p>0.9772375067</text:p>
          </table:table-cell>
          <table:table-cell office:value-type="float" office:value="4.27658660877557">
            <text:p>4.2765866088</text:p>
          </table:table-cell>
          <table:table-cell office:value-type="float" office:value="4.27637018154177">
            <text:p>4.2763701815</text:p>
          </table:table-cell>
          <table:table-cell office:value-type="string">
            <text:p><text:s/>4 ♈ 16' 35"</text:p>
          </table:table-cell>
          <table:table-cell office:value-type="string">
            <text:p><text:s/>4 ♈ 16' 34"</text:p>
          </table:table-cell>
          <table:table-cell office:value-type="float" office:value="2.10763485116043">
            <text:p>2.1076348512</text:p>
          </table:table-cell>
          <table:table-cell office:value-type="float" office:value="0.977231307815894">
            <text:p>0.9772313078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5720.75545139">
            <text:p>2425720.75545139</text:p>
          </table:table-cell>
          <table:table-cell office:value-type="string">
            <text:p>1929-04-19 01:07:51.093750 EST-0500</text:p>
          </table:table-cell>
          <table:table-cell office:value-type="float" office:value="0">
            <text:p>0</text:p>
          </table:table-cell>
          <table:table-cell office:value-type="float" office:value="30.5243988464676">
            <text:p>30.5243988465</text:p>
          </table:table-cell>
          <table:table-cell office:value-type="float" office:value="30.5238262669817">
            <text:p>30.523826267</text:p>
          </table:table-cell>
          <table:table-cell office:value-type="string">
            <text:p><text:s/>0 ♉ 31' 27"</text:p>
          </table:table-cell>
          <table:table-cell office:value-type="string">
            <text:p><text:s/>0 ♉ 31' 25"</text:p>
          </table:table-cell>
          <table:table-cell office:value-type="float" office:value="2.12365093774581">
            <text:p>2.1236509377</text:p>
          </table:table-cell>
          <table:table-cell office:value-type="float" office:value="-0.629864259487271">
            <text:p>-0.6298642595</text:p>
          </table:table-cell>
          <table:table-cell office:value-type="float" office:value="7.65875298674212">
            <text:p>7.6587529867</text:p>
          </table:table-cell>
          <table:table-cell office:value-type="float" office:value="7.65818040725621">
            <text:p>7.6581804073</text:p>
          </table:table-cell>
          <table:table-cell office:value-type="string">
            <text:p><text:s/>7 ♈ 39' 31"</text:p>
          </table:table-cell>
          <table:table-cell office:value-type="string">
            <text:p><text:s/>7 ♈ 39' 29"</text:p>
          </table:table-cell>
          <table:table-cell office:value-type="float" office:value="2.12367064757903">
            <text:p>2.1236706476</text:p>
          </table:table-cell>
          <table:table-cell office:value-type="float" office:value="-0.629843475597406">
            <text:p>-0.6298434756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5721.88826389">
            <text:p>2425721.88826389</text:p>
          </table:table-cell>
          <table:table-cell office:value-type="string">
            <text:p>1929-04-20 04:19:06.093750 EST-0500</text:p>
          </table:table-cell>
          <table:table-cell office:value-type="float" office:value="0">
            <text:p>0</text:p>
          </table:table-cell>
          <table:table-cell office:value-type="float" office:value="29.8083795103504">
            <text:p>29.8083795104</text:p>
          </table:table-cell>
          <table:table-cell office:value-type="float" office:value="29.8084242896633">
            <text:p>29.8084242897</text:p>
          </table:table-cell>
          <table:table-cell table:number-columns-repeated="2" office:value-type="string">
            <text:p>29 ♈ 48' 30"</text:p>
          </table:table-cell>
          <table:table-cell office:value-type="float" office:value="-0.632361063225112">
            <text:p>-0.6323610632</text:p>
          </table:table-cell>
          <table:table-cell office:value-type="float" office:value="0.975546347782135">
            <text:p>0.9755463478</text:p>
          </table:table-cell>
          <table:table-cell office:value-type="float" office:value="6.94272036410703">
            <text:p>6.9427203641</text:p>
          </table:table-cell>
          <table:table-cell office:value-type="float" office:value="6.94276514341991">
            <text:p>6.9427651434</text:p>
          </table:table-cell>
          <table:table-cell table:number-columns-repeated="2" office:value-type="string">
            <text:p><text:s/>6 ♈ 56' 33"</text:p>
          </table:table-cell>
          <table:table-cell office:value-type="float" office:value="-0.632328582761631">
            <text:p>-0.6323285828</text:p>
          </table:table-cell>
          <table:table-cell office:value-type="float" office:value="0.975578362532745">
            <text:p>0.9755783625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5729.74958333">
            <text:p>2425729.74958333</text:p>
          </table:table-cell>
          <table:table-cell office:value-type="string">
            <text:p>1929-04-28 00:59:24.843750 EST-0500</text:p>
          </table:table-cell>
          <table:table-cell office:value-type="float" office:value="0">
            <text:p>0</text:p>
          </table:table-cell>
          <table:table-cell office:value-type="float" office:value="49.3856333674631">
            <text:p>49.3856333675</text:p>
          </table:table-cell>
          <table:table-cell office:value-type="float" office:value="49.3854825686089">
            <text:p>49.3854825686</text:p>
          </table:table-cell>
          <table:table-cell office:value-type="string">
            <text:p>19 ♉ 23' 08"</text:p>
          </table:table-cell>
          <table:table-cell office:value-type="string">
            <text:p>19 ♉ 23' 07"</text:p>
          </table:table-cell>
          <table:table-cell office:value-type="float" office:value="2.00404902967748">
            <text:p>2.0040490297</text:p>
          </table:table-cell>
          <table:table-cell office:value-type="float" office:value="0.234848772328247">
            <text:p>0.2348487723</text:p>
          </table:table-cell>
          <table:table-cell office:value-type="float" office:value="26.5197668960438">
            <text:p>26.519766896</text:p>
          </table:table-cell>
          <table:table-cell office:value-type="float" office:value="26.5196160971896">
            <text:p>26.5196160972</text:p>
          </table:table-cell>
          <table:table-cell office:value-type="string">
            <text:p>26 ♈ 31' 11"</text:p>
          </table:table-cell>
          <table:table-cell office:value-type="string">
            <text:p>26 ♈ 31' 10"</text:p>
          </table:table-cell>
          <table:table-cell office:value-type="float" office:value="2.00402704473976">
            <text:p>2.0040270447</text:p>
          </table:table-cell>
          <table:table-cell office:value-type="float" office:value="0.234826955704385">
            <text:p>0.2348269557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5746.04451389">
            <text:p>2425746.04451389</text:p>
          </table:table-cell>
          <table:table-cell office:value-type="string">
            <text:p>1929-05-14 08:04:06.093750 EST-0500</text:p>
          </table:table-cell>
          <table:table-cell office:value-type="float" office:value="0">
            <text:p>0</text:p>
          </table:table-cell>
          <table:table-cell office:value-type="float" office:value="53.2369217883057">
            <text:p>53.2369217883</text:p>
          </table:table-cell>
          <table:table-cell office:value-type="float" office:value="53.2367913659999">
            <text:p>53.236791366</text:p>
          </table:table-cell>
          <table:table-cell table:number-columns-repeated="2" office:value-type="string">
            <text:p>23 ♉ 14' 12"</text:p>
          </table:table-cell>
          <table:table-cell office:value-type="float" office:value="0.964498956721166">
            <text:p>0.9644989567</text:p>
          </table:table-cell>
          <table:table-cell office:value-type="float" office:value="0.236929666955083">
            <text:p>0.236929667</text:p>
          </table:table-cell>
          <table:table-cell office:value-type="float" office:value="30.3702843801754">
            <text:p>30.3702843802</text:p>
          </table:table-cell>
          <table:table-cell office:value-type="float" office:value="30.3701539578696">
            <text:p>30.3701539579</text:p>
          </table:table-cell>
          <table:table-cell office:value-type="string">
            <text:p><text:s/>0 ♉ 22' 13"</text:p>
          </table:table-cell>
          <table:table-cell office:value-type="string">
            <text:p><text:s/>0 ♉ 22' 12"</text:p>
          </table:table-cell>
          <table:table-cell office:value-type="float" office:value="0.964474506400553">
            <text:p>0.9644745064</text:p>
          </table:table-cell>
          <table:table-cell office:value-type="float" office:value="0.236905120581943">
            <text:p>0.236905120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771.95637731">
            <text:p>2425771.95637731</text:p>
          </table:table-cell>
          <table:table-cell office:value-type="string">
            <text:p>1929-06-09 05:57:11.250000 EST-0500</text:p>
          </table:table-cell>
          <table:table-cell office:value-type="float" office:value="0">
            <text:p>0</text:p>
          </table:table-cell>
          <table:table-cell office:value-type="float" office:value="78.1062807996163">
            <text:p>78.1062807996</text:p>
          </table:table-cell>
          <table:table-cell office:value-type="float" office:value="78.1065395284475">
            <text:p>78.1065395284</text:p>
          </table:table-cell>
          <table:table-cell office:value-type="string">
            <text:p>18 ♊ 06' 22"</text:p>
          </table:table-cell>
          <table:table-cell office:value-type="string">
            <text:p>18 ♊ 06' 23"</text:p>
          </table:table-cell>
          <table:table-cell office:value-type="float" office:value="-0.560177069742543">
            <text:p>-0.5601770697</text:p>
          </table:table-cell>
          <table:table-cell office:value-type="float" office:value="0.956526285961143">
            <text:p>0.956526286</text:p>
          </table:table-cell>
          <table:table-cell office:value-type="float" office:value="55.2384394702608">
            <text:p>55.2384394703</text:p>
          </table:table-cell>
          <table:table-cell office:value-type="float" office:value="55.2386981990919">
            <text:p>55.2386981991</text:p>
          </table:table-cell>
          <table:table-cell office:value-type="string">
            <text:p>25 ♉ 14' 18"</text:p>
          </table:table-cell>
          <table:table-cell office:value-type="string">
            <text:p>25 ♉ 14' 19"</text:p>
          </table:table-cell>
          <table:table-cell office:value-type="float" office:value="-0.560234074571573">
            <text:p>-0.5602340746</text:p>
          </table:table-cell>
          <table:table-cell office:value-type="float" office:value="0.956469354484741">
            <text:p>0.9564693545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25795.83918981">
            <text:p>2425795.83918981</text:p>
          </table:table-cell>
          <table:table-cell office:value-type="string">
            <text:p>1929-07-03 03:08:26.250000 EST-0500</text:p>
          </table:table-cell>
          <table:table-cell office:value-type="float" office:value="0">
            <text:p>0</text:p>
          </table:table-cell>
          <table:table-cell office:value-type="float" office:value="149.361552684523">
            <text:p>149.3615526845</text:p>
          </table:table-cell>
          <table:table-cell office:value-type="float" office:value="149.361433384312">
            <text:p>149.3614333843</text:p>
          </table:table-cell>
          <table:table-cell table:number-columns-repeated="2" office:value-type="string">
            <text:p>29 ♌ 21' 41"</text:p>
          </table:table-cell>
          <table:table-cell office:value-type="float" office:value="0.597767217015912">
            <text:p>0.597767217</text:p>
          </table:table-cell>
          <table:table-cell office:value-type="float" office:value="0.0267380241908934">
            <text:p>0.0267380242</text:p>
          </table:table-cell>
          <table:table-cell office:value-type="float" office:value="126.492600709852">
            <text:p>126.4926007099</text:p>
          </table:table-cell>
          <table:table-cell office:value-type="float" office:value="126.492481409641">
            <text:p>126.4924814096</text:p>
          </table:table-cell>
          <table:table-cell office:value-type="string">
            <text:p><text:s/>6 ♌ 29' 33"</text:p>
          </table:table-cell>
          <table:table-cell office:value-type="string">
            <text:p><text:s/>6 ♌ 29' 32"</text:p>
          </table:table-cell>
          <table:table-cell office:value-type="float" office:value="0.597745259141842">
            <text:p>0.5977452591</text:p>
          </table:table-cell>
          <table:table-cell office:value-type="float" office:value="0.0267159623831544">
            <text:p>0.0267159624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5803.19978009">
            <text:p>2425803.19978009</text:p>
          </table:table-cell>
          <table:table-cell office:value-type="string">
            <text:p>1929-07-10 11:47:41.718750 EST-0500</text:p>
          </table:table-cell>
          <table:table-cell office:value-type="float" office:value="0">
            <text:p>0</text:p>
          </table:table-cell>
          <table:table-cell office:value-type="float" office:value="107.91752669002">
            <text:p>107.91752669</text:p>
          </table:table-cell>
          <table:table-cell office:value-type="float" office:value="107.917361404308">
            <text:p>107.9173614043</text:p>
          </table:table-cell>
          <table:table-cell office:value-type="string">
            <text:p>17 ♋ 55' 03"</text:p>
          </table:table-cell>
          <table:table-cell office:value-type="string">
            <text:p>17 ♋ 55' 02"</text:p>
          </table:table-cell>
          <table:table-cell office:value-type="float" office:value="0.953813329430863">
            <text:p>0.9538133294</text:p>
          </table:table-cell>
          <table:table-cell office:value-type="float" office:value="0.026131857627756">
            <text:p>0.0261318576</text:p>
          </table:table-cell>
          <table:table-cell office:value-type="float" office:value="85.048027019652">
            <text:p>85.0480270197</text:p>
          </table:table-cell>
          <table:table-cell office:value-type="float" office:value="85.0478617339397">
            <text:p>85.0478617339</text:p>
          </table:table-cell>
          <table:table-cell table:number-columns-repeated="2" office:value-type="string">
            <text:p>25 ♊ 02' 52"</text:p>
          </table:table-cell>
          <table:table-cell office:value-type="float" office:value="0.953824791186575">
            <text:p>0.9538247912</text:p>
          </table:table-cell>
          <table:table-cell office:value-type="float" office:value="0.0261433574084814">
            <text:p>0.0261433574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5807.38045139">
            <text:p>2425807.38045139</text:p>
          </table:table-cell>
          <table:table-cell office:value-type="string">
            <text:p>1929-07-14 16:07:51.093750 EST-0500</text:p>
          </table:table-cell>
          <table:table-cell office:value-type="float" office:value="0">
            <text:p>0</text:p>
          </table:table-cell>
          <table:table-cell office:value-type="float" office:value="66.961199913023">
            <text:p>66.961199913</text:p>
          </table:table-cell>
          <table:table-cell office:value-type="float" office:value="66.9611765201158">
            <text:p>66.9611765201</text:p>
          </table:table-cell>
          <table:table-cell table:number-columns-repeated="2" office:value-type="string">
            <text:p><text:s/>6 ♊ 57' 40"</text:p>
          </table:table-cell>
          <table:table-cell office:value-type="float" office:value="1.03913943949116">
            <text:p>1.0391394395</text:p>
          </table:table-cell>
          <table:table-cell office:value-type="float" office:value="0.197947184329683">
            <text:p>0.1979471843</text:p>
          </table:table-cell>
          <table:table-cell office:value-type="float" office:value="44.0916085965256">
            <text:p>44.0916085965</text:p>
          </table:table-cell>
          <table:table-cell office:value-type="float" office:value="44.0915852036184">
            <text:p>44.0915852036</text:p>
          </table:table-cell>
          <table:table-cell table:number-columns-repeated="2" office:value-type="string">
            <text:p>14 ♉ 05' 29"</text:p>
          </table:table-cell>
          <table:table-cell office:value-type="float" office:value="1.03914370105151">
            <text:p>1.0391437011</text:p>
          </table:table-cell>
          <table:table-cell office:value-type="float" office:value="0.197951345753573">
            <text:p>0.1979513458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5814.47028935">
            <text:p>2425814.47028935</text:p>
          </table:table-cell>
          <table:table-cell office:value-type="string">
            <text:p>1929-07-21 18:17:13.593750 EST-0500</text:p>
          </table:table-cell>
          <table:table-cell office:value-type="float" office:value="0">
            <text:p>0</text:p>
          </table:table-cell>
          <table:table-cell office:value-type="float" office:value="108.211022190371">
            <text:p>108.2110221904</text:p>
          </table:table-cell>
          <table:table-cell office:value-type="float" office:value="108.210623547158">
            <text:p>108.2106235472</text:p>
          </table:table-cell>
          <table:table-cell office:value-type="string">
            <text:p>18 ♋ 12' 39"</text:p>
          </table:table-cell>
          <table:table-cell office:value-type="string">
            <text:p>18 ♋ 12' 38"</text:p>
          </table:table-cell>
          <table:table-cell office:value-type="float" office:value="2.02952217164117">
            <text:p>2.0295221716</text:p>
          </table:table-cell>
          <table:table-cell office:value-type="float" office:value="0.0257821274813622">
            <text:p>0.0257821275</text:p>
          </table:table-cell>
          <table:table-cell office:value-type="float" office:value="85.3410048647781">
            <text:p>85.3410048648</text:p>
          </table:table-cell>
          <table:table-cell office:value-type="float" office:value="85.3406062215657">
            <text:p>85.3406062216</text:p>
          </table:table-cell>
          <table:table-cell office:value-type="string">
            <text:p>25 ♊ 20' 27"</text:p>
          </table:table-cell>
          <table:table-cell office:value-type="string">
            <text:p>25 ♊ 20' 26"</text:p>
          </table:table-cell>
          <table:table-cell office:value-type="float" office:value="2.02950179722169">
            <text:p>2.0295017972</text:p>
          </table:table-cell>
          <table:table-cell office:value-type="float" office:value="0.0257618490281473">
            <text:p>0.02576184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823.67414352">
            <text:p>2425823.67414352</text:p>
          </table:table-cell>
          <table:table-cell office:value-type="string">
            <text:p>1929-07-30 23:10:46.875000 EST-0500</text:p>
          </table:table-cell>
          <table:table-cell office:value-type="float" office:value="0">
            <text:p>0</text:p>
          </table:table-cell>
          <table:table-cell office:value-type="float" office:value="127.463220867539">
            <text:p>127.4632208675</text:p>
          </table:table-cell>
          <table:table-cell office:value-type="float" office:value="127.463059636508">
            <text:p>127.4630596365</text:p>
          </table:table-cell>
          <table:table-cell table:number-columns-repeated="2" office:value-type="string">
            <text:p><text:s/>7 ♌ 27' 47"</text:p>
          </table:table-cell>
          <table:table-cell office:value-type="float" office:value="2.08652951694919">
            <text:p>2.0865295169</text:p>
          </table:table-cell>
          <table:table-cell office:value-type="float" office:value="0.956772918491278">
            <text:p>0.9567729185</text:p>
          </table:table-cell>
          <table:table-cell office:value-type="float" office:value="104.592922149718">
            <text:p>104.5929221497</text:p>
          </table:table-cell>
          <table:table-cell office:value-type="float" office:value="104.592760918687">
            <text:p>104.5927609187</text:p>
          </table:table-cell>
          <table:table-cell office:value-type="string">
            <text:p>14 ♋ 35' 34"</text:p>
          </table:table-cell>
          <table:table-cell office:value-type="string">
            <text:p>14 ♋ 35' 33"</text:p>
          </table:table-cell>
          <table:table-cell office:value-type="float" office:value="2.08650732993919">
            <text:p>2.0865073299</text:p>
          </table:table-cell>
          <table:table-cell office:value-type="float" office:value="0.956750578944408">
            <text:p>0.9567505789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5835.4637037">
            <text:p>2425835.4637037</text:p>
          </table:table-cell>
          <table:table-cell office:value-type="string">
            <text:p>1929-08-11 18:07:44.062500 EST-0500</text:p>
          </table:table-cell>
          <table:table-cell office:value-type="float" office:value="0">
            <text:p>0</text:p>
          </table:table-cell>
          <table:table-cell office:value-type="float" office:value="150.649541930104">
            <text:p>150.6495419301</text:p>
          </table:table-cell>
          <table:table-cell office:value-type="float" office:value="150.649261869662">
            <text:p>150.6492618697</text:p>
          </table:table-cell>
          <table:table-cell office:value-type="string">
            <text:p><text:s/>0 ♍ 38' 58"</text:p>
          </table:table-cell>
          <table:table-cell office:value-type="string">
            <text:p><text:s/>0 ♍ 38' 57"</text:p>
          </table:table-cell>
          <table:table-cell office:value-type="float" office:value="1.82576814163369">
            <text:p>1.8257681416</text:p>
          </table:table-cell>
          <table:table-cell office:value-type="float" office:value="0.0364348458990916">
            <text:p>0.0364348459</text:p>
          </table:table-cell>
          <table:table-cell office:value-type="float" office:value="127.778713141063">
            <text:p>127.7787131411</text:p>
          </table:table-cell>
          <table:table-cell office:value-type="float" office:value="127.778433080622">
            <text:p>127.7784330806</text:p>
          </table:table-cell>
          <table:table-cell office:value-type="string">
            <text:p><text:s/>7 ♌ 46' 43"</text:p>
          </table:table-cell>
          <table:table-cell office:value-type="string">
            <text:p><text:s/>7 ♌ 46' 42"</text:p>
          </table:table-cell>
          <table:table-cell office:value-type="float" office:value="1.82577248550803">
            <text:p>1.8257724855</text:p>
          </table:table-cell>
          <table:table-cell office:value-type="float" office:value="0.0364391052426813">
            <text:p>0.0364391052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5845.45295139">
            <text:p>2425845.45295139</text:p>
          </table:table-cell>
          <table:table-cell office:value-type="string">
            <text:p>1929-08-21 17:52:15.937500 EST-0500</text:p>
          </table:table-cell>
          <table:table-cell office:value-type="float" office:value="0">
            <text:p>0</text:p>
          </table:table-cell>
          <table:table-cell office:value-type="float" office:value="108.949138698456">
            <text:p>108.9491386985</text:p>
          </table:table-cell>
          <table:table-cell office:value-type="float" office:value="108.949075589763">
            <text:p>108.9490755898</text:p>
          </table:table-cell>
          <table:table-cell table:number-columns-repeated="2" office:value-type="string">
            <text:p>18 ♋ 56' 56"</text:p>
          </table:table-cell>
          <table:table-cell office:value-type="float" office:value="1.1517626851133">
            <text:p>1.1517626851</text:p>
          </table:table-cell>
          <table:table-cell office:value-type="float" office:value="0.0209672306744607">
            <text:p>0.0209672307</text:p>
          </table:table-cell>
          <table:table-cell office:value-type="float" office:value="86.0778727510956">
            <text:p>86.0778727511</text:p>
          </table:table-cell>
          <table:table-cell office:value-type="float" office:value="86.0778096424019">
            <text:p>86.0778096424</text:p>
          </table:table-cell>
          <table:table-cell table:number-columns-repeated="2" office:value-type="string">
            <text:p>26 ♊ 04' 40"</text:p>
          </table:table-cell>
          <table:table-cell office:value-type="float" office:value="1.15179344868077">
            <text:p>1.1517934487</text:p>
          </table:table-cell>
          <table:table-cell office:value-type="float" office:value="0.0209979383397049">
            <text:p>0.0209979383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5848.31258102">
            <text:p>2425848.31258102</text:p>
          </table:table-cell>
          <table:table-cell office:value-type="string">
            <text:p>1929-08-24 14:30:07.031250 EST-0500</text:p>
          </table:table-cell>
          <table:table-cell office:value-type="float" office:value="0">
            <text:p>0</text:p>
          </table:table-cell>
          <table:table-cell office:value-type="float" office:value="151.123086537296">
            <text:p>151.1230865373</text:p>
          </table:table-cell>
          <table:table-cell office:value-type="float" office:value="151.122886920754">
            <text:p>151.1228869208</text:p>
          </table:table-cell>
          <table:table-cell office:value-type="string">
            <text:p><text:s/>1 ♍ 07' 23"</text:p>
          </table:table-cell>
          <table:table-cell office:value-type="string">
            <text:p><text:s/>1 ♍ 07' 22"</text:p>
          </table:table-cell>
          <table:table-cell office:value-type="float" office:value="0.964468724764512">
            <text:p>0.9644687248</text:p>
          </table:table-cell>
          <table:table-cell office:value-type="float" office:value="0.0370565716809507">
            <text:p>0.0370565717</text:p>
          </table:table-cell>
          <table:table-cell office:value-type="float" office:value="128.251808850265">
            <text:p>128.2518088503</text:p>
          </table:table-cell>
          <table:table-cell office:value-type="float" office:value="128.251609233722">
            <text:p>128.2516092337</text:p>
          </table:table-cell>
          <table:table-cell office:value-type="string">
            <text:p><text:s/>8 ♌ 15' 06"</text:p>
          </table:table-cell>
          <table:table-cell office:value-type="string">
            <text:p><text:s/>8 ♌ 15' 05"</text:p>
          </table:table-cell>
          <table:table-cell office:value-type="float" office:value="0.964497748286202">
            <text:p>0.9644977483</text:p>
          </table:table-cell>
          <table:table-cell office:value-type="float" office:value="0.0370856233714228">
            <text:p>0.0370856234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5862.29988426">
            <text:p>2425862.29988426</text:p>
          </table:table-cell>
          <table:table-cell office:value-type="string">
            <text:p>1929-09-07 14:11:50.156250 EST-0500</text:p>
          </table:table-cell>
          <table:table-cell office:value-type="float" office:value="0">
            <text:p>0</text:p>
          </table:table-cell>
          <table:table-cell office:value-type="float" office:value="190.911030485288">
            <text:p>190.9110304853</text:p>
          </table:table-cell>
          <table:table-cell office:value-type="float" office:value="190.911026472464">
            <text:p>190.9110264725</text:p>
          </table:table-cell>
          <table:table-cell table:number-columns-repeated="2" office:value-type="string">
            <text:p>10 ♎ 54' 39"</text:p>
          </table:table-cell>
          <table:table-cell office:value-type="float" office:value="1.1491584752064">
            <text:p>1.1491584752</text:p>
          </table:table-cell>
          <table:table-cell office:value-type="float" office:value="0.652746808687812">
            <text:p>0.6527468087</text:p>
          </table:table-cell>
          <table:table-cell office:value-type="float" office:value="168.039279478638">
            <text:p>168.0392794786</text:p>
          </table:table-cell>
          <table:table-cell office:value-type="float" office:value="168.039275465814">
            <text:p>168.0392754658</text:p>
          </table:table-cell>
          <table:table-cell table:number-columns-repeated="2" office:value-type="string">
            <text:p>18 ♍ 02' 21"</text:p>
          </table:table-cell>
          <table:table-cell office:value-type="float" office:value="1.14917659787534">
            <text:p>1.1491765979</text:p>
          </table:table-cell>
          <table:table-cell office:value-type="float" office:value="0.652765290560266">
            <text:p>0.6527652906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5881.08747685">
            <text:p>2425881.08747685</text:p>
          </table:table-cell>
          <table:table-cell office:value-type="string">
            <text:p>1929-09-26 09:05:58.593750 EST-0500</text:p>
          </table:table-cell>
          <table:table-cell office:value-type="float" office:value="0">
            <text:p>0</text:p>
          </table:table-cell>
          <table:table-cell office:value-type="float" office:value="203.322819423152">
            <text:p>203.3228194232</text:p>
          </table:table-cell>
          <table:table-cell office:value-type="float" office:value="203.322856344544">
            <text:p>203.3228563445</text:p>
          </table:table-cell>
          <table:table-cell table:number-columns-repeated="2" office:value-type="string">
            <text:p>23 ♎ 19' 22"</text:p>
          </table:table-cell>
          <table:table-cell office:value-type="float" office:value="-0.0942646400174748">
            <text:p>-0.09426464</text:p>
          </table:table-cell>
          <table:table-cell office:value-type="float" office:value="0.668860228172626">
            <text:p>0.6688602282</text:p>
          </table:table-cell>
          <table:table-cell office:value-type="float" office:value="180.450457236013">
            <text:p>180.450457236</text:p>
          </table:table-cell>
          <table:table-cell office:value-type="float" office:value="180.450494157405">
            <text:p>180.4504941574</text:p>
          </table:table-cell>
          <table:table-cell table:number-columns-repeated="2" office:value-type="string">
            <text:p><text:s/>0 ♎ 27' 01"</text:p>
          </table:table-cell>
          <table:table-cell office:value-type="float" office:value="-0.0942948961312329">
            <text:p>-0.0942948961</text:p>
          </table:table-cell>
          <table:table-cell office:value-type="float" office:value="0.668829666154465">
            <text:p>0.6688296662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5882.08918981">
            <text:p>2425882.08918981</text:p>
          </table:table-cell>
          <table:table-cell office:value-type="string">
            <text:p>1929-09-27 09:08:26.250000 EST-0500</text:p>
          </table:table-cell>
          <table:table-cell office:value-type="float" office:value="0">
            <text:p>0</text:p>
          </table:table-cell>
          <table:table-cell office:value-type="float" office:value="152.324643245939">
            <text:p>152.3246432459</text:p>
          </table:table-cell>
          <table:table-cell office:value-type="float" office:value="152.324582448911">
            <text:p>152.3245824489</text:p>
          </table:table-cell>
          <table:table-cell table:number-columns-repeated="2" office:value-type="string">
            <text:p><text:s/>2 ♍ 19' 28"</text:p>
          </table:table-cell>
          <table:table-cell office:value-type="float" office:value="1.21136419358372">
            <text:p>1.2113641936</text:p>
          </table:table-cell>
          <table:table-cell office:value-type="float" office:value="0.032593746040955">
            <text:p>0.032593746</text:p>
          </table:table-cell>
          <table:table-cell office:value-type="float" office:value="129.452215603655">
            <text:p>129.4522156037</text:p>
          </table:table-cell>
          <table:table-cell office:value-type="float" office:value="129.452154806627">
            <text:p>129.4521548066</text:p>
          </table:table-cell>
          <table:table-cell table:number-columns-repeated="2" office:value-type="string">
            <text:p><text:s/>9 ♌ 27' 07"</text:p>
          </table:table-cell>
          <table:table-cell office:value-type="float" office:value="1.21134176389742">
            <text:p>1.2113417639</text:p>
          </table:table-cell>
          <table:table-cell office:value-type="float" office:value="0.0325713690793653">
            <text:p>0.032571369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892.75422454">
            <text:p>2425892.75422454</text:p>
          </table:table-cell>
          <table:table-cell office:value-type="string">
            <text:p>1929-10-08 01:06:05.625000 EST-0500</text:p>
          </table:table-cell>
          <table:table-cell office:value-type="float" office:value="0">
            <text:p>0</text:p>
          </table:table-cell>
          <table:table-cell office:value-type="float" office:value="194.48359337649">
            <text:p>194.4835933765</text:p>
          </table:table-cell>
          <table:table-cell office:value-type="float" office:value="194.483622667047">
            <text:p>194.483622667</text:p>
          </table:table-cell>
          <table:table-cell office:value-type="string">
            <text:p>14 ♎ 29' 00"</text:p>
          </table:table-cell>
          <table:table-cell office:value-type="string">
            <text:p>14 ♎ 29' 01"</text:p>
          </table:table-cell>
          <table:table-cell office:value-type="float" office:value="-1.17691475718401">
            <text:p>-1.1769147572</text:p>
          </table:table-cell>
          <table:table-cell office:value-type="float" office:value="0.987837702281638">
            <text:p>0.9878377023</text:p>
          </table:table-cell>
          <table:table-cell office:value-type="float" office:value="171.610928584648">
            <text:p>171.6109285846</text:p>
          </table:table-cell>
          <table:table-cell office:value-type="float" office:value="171.610957875205">
            <text:p>171.6109578752</text:p>
          </table:table-cell>
          <table:table-cell table:number-columns-repeated="2" office:value-type="string">
            <text:p>21 ♍ 36' 39"</text:p>
          </table:table-cell>
          <table:table-cell office:value-type="float" office:value="-1.17692849420588">
            <text:p>-1.1769284942</text:p>
          </table:table-cell>
          <table:table-cell office:value-type="float" office:value="0.987824233555702">
            <text:p>0.987824233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943.0716088">
            <text:p>2425943.0716088</text:p>
          </table:table-cell>
          <table:table-cell office:value-type="string">
            <text:p>1929-11-27 08:43:07.500000 EST-0500</text:p>
          </table:table-cell>
          <table:table-cell office:value-type="float" office:value="0">
            <text:p>0</text:p>
          </table:table-cell>
          <table:table-cell office:value-type="float" office:value="244.850683861139">
            <text:p>244.8506838611</text:p>
          </table:table-cell>
          <table:table-cell office:value-type="float" office:value="244.850673486059">
            <text:p>244.8506734861</text:p>
          </table:table-cell>
          <table:table-cell table:number-columns-repeated="2" office:value-type="string">
            <text:p><text:s/>4 ♐ 51' 02"</text:p>
          </table:table-cell>
          <table:table-cell office:value-type="float" office:value="1.57381202415658">
            <text:p>1.5738120242</text:p>
          </table:table-cell>
          <table:table-cell office:value-type="float" office:value="1.01288093296176">
            <text:p>1.012880933</text:p>
          </table:table-cell>
          <table:table-cell office:value-type="float" office:value="221.976014239276">
            <text:p>221.9760142393</text:p>
          </table:table-cell>
          <table:table-cell office:value-type="float" office:value="221.976003864196">
            <text:p>221.9760038642</text:p>
          </table:table-cell>
          <table:table-cell table:number-columns-repeated="2" office:value-type="string">
            <text:p>11 ♏ 58' 33"</text:p>
          </table:table-cell>
          <table:table-cell office:value-type="float" office:value="1.57382505655051">
            <text:p>1.5738250566</text:p>
          </table:table-cell>
          <table:table-cell office:value-type="float" office:value="1.0128940240316">
            <text:p>1.012894024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5945.01887731">
            <text:p>2425945.01887731</text:p>
          </table:table-cell>
          <table:table-cell office:value-type="string">
            <text:p>1929-11-29 07:27:11.250000 EST-0500</text:p>
          </table:table-cell>
          <table:table-cell office:value-type="float" office:value="0">
            <text:p>0</text:p>
          </table:table-cell>
          <table:table-cell office:value-type="float" office:value="247.912097741378">
            <text:p>247.9120977414</text:p>
          </table:table-cell>
          <table:table-cell office:value-type="float" office:value="247.911901102604">
            <text:p>247.9119011026</text:p>
          </table:table-cell>
          <table:table-cell office:value-type="string">
            <text:p><text:s/>7 ♐ 54' 43"</text:p>
          </table:table-cell>
          <table:table-cell office:value-type="string">
            <text:p><text:s/>7 ♐ 54' 42"</text:p>
          </table:table-cell>
          <table:table-cell office:value-type="float" office:value="1.57066355766546">
            <text:p>1.5706635577</text:p>
          </table:table-cell>
          <table:table-cell office:value-type="float" office:value="0.726071523303184">
            <text:p>0.7260715233</text:p>
          </table:table-cell>
          <table:table-cell office:value-type="float" office:value="225.037357097188">
            <text:p>225.0373570972</text:p>
          </table:table-cell>
          <table:table-cell office:value-type="float" office:value="225.037160458414">
            <text:p>225.0371604584</text:p>
          </table:table-cell>
          <table:table-cell office:value-type="string">
            <text:p>15 ♏ 02' 14"</text:p>
          </table:table-cell>
          <table:table-cell office:value-type="string">
            <text:p>15 ♏ 02' 13"</text:p>
          </table:table-cell>
          <table:table-cell office:value-type="float" office:value="1.57065280685278">
            <text:p>1.5706528069</text:p>
          </table:table-cell>
          <table:table-cell office:value-type="float" office:value="0.726060825061329">
            <text:p>0.7260608251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25948.81599537">
            <text:p>2425948.81599537</text:p>
          </table:table-cell>
          <table:table-cell office:value-type="string">
            <text:p>1929-12-03 02:35:02.343750 EST-0500</text:p>
          </table:table-cell>
          <table:table-cell office:value-type="float" office:value="0">
            <text:p>0</text:p>
          </table:table-cell>
          <table:table-cell office:value-type="float" office:value="250.675232079509">
            <text:p>250.6752320795</text:p>
          </table:table-cell>
          <table:table-cell office:value-type="float" office:value="250.675173990549">
            <text:p>250.6751739905</text:p>
          </table:table-cell>
          <table:table-cell table:number-columns-repeated="2" office:value-type="string">
            <text:p>10 ♐ 40' 30"</text:p>
          </table:table-cell>
          <table:table-cell office:value-type="float" office:value="1.01489209677849">
            <text:p>1.0148920968</text:p>
          </table:table-cell>
          <table:table-cell office:value-type="float" office:value="0.729355660438045">
            <text:p>0.7293556604</text:p>
          </table:table-cell>
          <table:table-cell office:value-type="float" office:value="227.800236197327">
            <text:p>227.8002361973</text:p>
          </table:table-cell>
          <table:table-cell office:value-type="float" office:value="227.800178108366">
            <text:p>227.8001781084</text:p>
          </table:table-cell>
          <table:table-cell table:number-columns-repeated="2" office:value-type="string">
            <text:p>17 ♏ 48' 00"</text:p>
          </table:table-cell>
          <table:table-cell office:value-type="float" office:value="1.01485411158751">
            <text:p>1.0148541116</text:p>
          </table:table-cell>
          <table:table-cell office:value-type="float" office:value="0.729317670672893">
            <text:p>0.7293176707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5960.17024306">
            <text:p>2425960.17024306</text:p>
          </table:table-cell>
          <table:table-cell office:value-type="string">
            <text:p>1929-12-14 11:05:09.375000 EST-0500</text:p>
          </table:table-cell>
          <table:table-cell office:value-type="float" office:value="0">
            <text:p>0</text:p>
          </table:table-cell>
          <table:table-cell office:value-type="float" office:value="271.674685601703">
            <text:p>271.6746856017</text:p>
          </table:table-cell>
          <table:table-cell office:value-type="float" office:value="271.674419021647">
            <text:p>271.6744190216</text:p>
          </table:table-cell>
          <table:table-cell office:value-type="string">
            <text:p><text:s/>1 ♑ 40' 28"</text:p>
          </table:table-cell>
          <table:table-cell office:value-type="string">
            <text:p><text:s/>1 ♑ 40' 27"</text:p>
          </table:table-cell>
          <table:table-cell office:value-type="float" office:value="1.57103395469953">
            <text:p>1.5710339547</text:p>
          </table:table-cell>
          <table:table-cell office:value-type="float" office:value="0.117199882898112">
            <text:p>0.1171998829</text:p>
          </table:table-cell>
          <table:table-cell office:value-type="float" office:value="248.799175356598">
            <text:p>248.7991753566</text:p>
          </table:table-cell>
          <table:table-cell office:value-type="float" office:value="248.798908776542">
            <text:p>248.7989087765</text:p>
          </table:table-cell>
          <table:table-cell office:value-type="string">
            <text:p><text:s/>8 ♐ 47' 57"</text:p>
          </table:table-cell>
          <table:table-cell office:value-type="string">
            <text:p><text:s/>8 ♐ 47' 56"</text:p>
          </table:table-cell>
          <table:table-cell office:value-type="float" office:value="1.57099984612507">
            <text:p>1.5709998461</text:p>
          </table:table-cell>
          <table:table-cell office:value-type="float" office:value="0.11716575088738">
            <text:p>0.1171657509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5970.68293981">
            <text:p>2425970.68293981</text:p>
          </table:table-cell>
          <table:table-cell office:value-type="string">
            <text:p>1929-12-24 23:23:26.250000 EST-0500</text:p>
          </table:table-cell>
          <table:table-cell office:value-type="float" office:value="0">
            <text:p>0</text:p>
          </table:table-cell>
          <table:table-cell office:value-type="float" office:value="272.914064343215">
            <text:p>272.9140643432</text:p>
          </table:table-cell>
          <table:table-cell office:value-type="float" office:value="272.914031149453">
            <text:p>272.9140311495</text:p>
          </table:table-cell>
          <table:table-cell table:number-columns-repeated="2" office:value-type="string">
            <text:p><text:s/>2 ♑ 54' 50"</text:p>
          </table:table-cell>
          <table:table-cell office:value-type="float" office:value="1.01903871164303">
            <text:p>1.0190387116</text:p>
          </table:table-cell>
          <table:table-cell office:value-type="float" office:value="0.118285314161765">
            <text:p>0.1182853142</text:p>
          </table:table-cell>
          <table:table-cell office:value-type="float" office:value="250.037909039132">
            <text:p>250.0379090391</text:p>
          </table:table-cell>
          <table:table-cell office:value-type="float" office:value="250.03787584537">
            <text:p>250.0378758454</text:p>
          </table:table-cell>
          <table:table-cell table:number-columns-repeated="2" office:value-type="string">
            <text:p>10 ♐ 02' 16"</text:p>
          </table:table-cell>
          <table:table-cell office:value-type="float" office:value="1.01904285190131">
            <text:p>1.0190428519</text:p>
          </table:table-cell>
          <table:table-cell office:value-type="float" office:value="0.118289448451524">
            <text:p>0.1182894485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5979.1887963">
            <text:p>2425979.1887963</text:p>
          </table:table-cell>
          <table:table-cell office:value-type="string">
            <text:p>1930-01-02 11:31:52.500000 EST-0500</text:p>
          </table:table-cell>
          <table:table-cell office:value-type="float" office:value="0">
            <text:p>0</text:p>
          </table:table-cell>
          <table:table-cell office:value-type="float" office:value="273.199351061719">
            <text:p>273.1993510617</text:p>
          </table:table-cell>
          <table:table-cell office:value-type="float" office:value="273.199321987506">
            <text:p>273.1993219875</text:p>
          </table:table-cell>
          <table:table-cell table:number-columns-repeated="2" office:value-type="string">
            <text:p><text:s/>3 ♑ 11' 57"</text:p>
          </table:table-cell>
          <table:table-cell office:value-type="float" office:value="1.25801522250488">
            <text:p>1.2580152225</text:p>
          </table:table-cell>
          <table:table-cell office:value-type="float" office:value="0.753395103906277">
            <text:p>0.7533951039</text:p>
          </table:table-cell>
          <table:table-cell office:value-type="float" office:value="250.32264278452">
            <text:p>250.3226427845</text:p>
          </table:table-cell>
          <table:table-cell office:value-type="float" office:value="250.322613710307">
            <text:p>250.3226137103</text:p>
          </table:table-cell>
          <table:table-cell table:number-columns-repeated="2" office:value-type="string">
            <text:p>10 ♐ 19' 21"</text:p>
          </table:table-cell>
          <table:table-cell office:value-type="float" office:value="1.25799736785044">
            <text:p>1.2579973679</text:p>
          </table:table-cell>
          <table:table-cell office:value-type="float" office:value="0.753377241056058">
            <text:p>0.7533772411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5979.81965278">
            <text:p>2425979.81965278</text:p>
          </table:table-cell>
          <table:table-cell office:value-type="string">
            <text:p>1930-01-03 02:40:18.750000 EST-0500</text:p>
          </table:table-cell>
          <table:table-cell office:value-type="float" office:value="0">
            <text:p>0</text:p>
          </table:table-cell>
          <table:table-cell office:value-type="float" office:value="273.992967908589">
            <text:p>273.9929679086</text:p>
          </table:table-cell>
          <table:table-cell office:value-type="float" office:value="273.99276803073">
            <text:p>273.9927680307</text:p>
          </table:table-cell>
          <table:table-cell office:value-type="string">
            <text:p><text:s/>3 ♑ 59' 34"</text:p>
          </table:table-cell>
          <table:table-cell office:value-type="string">
            <text:p><text:s/>3 ♑ 59' 33"</text:p>
          </table:table-cell>
          <table:table-cell office:value-type="float" office:value="1.25798227422918">
            <text:p>1.2579822742</text:p>
          </table:table-cell>
          <table:table-cell office:value-type="float" office:value="0.117511909472316">
            <text:p>0.1175119095</text:p>
          </table:table-cell>
          <table:table-cell office:value-type="float" office:value="251.116226516783">
            <text:p>251.1162265168</text:p>
          </table:table-cell>
          <table:table-cell office:value-type="float" office:value="251.116026638924">
            <text:p>251.1160266389</text:p>
          </table:table-cell>
          <table:table-cell office:value-type="string">
            <text:p>11 ♐ 06' 58"</text:p>
          </table:table-cell>
          <table:table-cell office:value-type="string">
            <text:p>11 ♐ 06' 57"</text:p>
          </table:table-cell>
          <table:table-cell office:value-type="float" office:value="1.25797164773497">
            <text:p>1.2579716477</text:p>
          </table:table-cell>
          <table:table-cell office:value-type="float" office:value="0.11750130136863">
            <text:p>0.1175013014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25980.31940972">
            <text:p>2425980.31940972</text:p>
          </table:table-cell>
          <table:table-cell office:value-type="string">
            <text:p>1930-01-03 14:39:57.656250 EST-0500</text:p>
          </table:table-cell>
          <table:table-cell office:value-type="float" office:value="0">
            <text:p>0</text:p>
          </table:table-cell>
          <table:table-cell office:value-type="float" office:value="274.05155663333">
            <text:p>274.0515566333</text:p>
          </table:table-cell>
          <table:table-cell office:value-type="float" office:value="274.05147092917">
            <text:p>274.0514709292</text:p>
          </table:table-cell>
          <table:table-cell table:number-columns-repeated="2" office:value-type="string">
            <text:p><text:s/>4 ♑ 03' 05"</text:p>
          </table:table-cell>
          <table:table-cell office:value-type="float" office:value="0.754163943393797">
            <text:p>0.7541639434</text:p>
          </table:table-cell>
          <table:table-cell office:value-type="float" office:value="0.117413025641232">
            <text:p>0.1174130256</text:p>
          </table:table-cell>
          <table:table-cell office:value-type="float" office:value="251.17479227136">
            <text:p>251.1747922714</text:p>
          </table:table-cell>
          <table:table-cell office:value-type="float" office:value="251.1747065672">
            <text:p>251.1747065672</text:p>
          </table:table-cell>
          <table:table-cell office:value-type="string">
            <text:p>11 ♐ 10' 29"</text:p>
          </table:table-cell>
          <table:table-cell office:value-type="string">
            <text:p>11 ♐ 10' 28"</text:p>
          </table:table-cell>
          <table:table-cell office:value-type="float" office:value="0.754159075869679">
            <text:p>0.7541590759</text:p>
          </table:table-cell>
          <table:table-cell office:value-type="float" office:value="0.117408187060409">
            <text:p>0.117408187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998.52326389">
            <text:p>2425998.52326389</text:p>
          </table:table-cell>
          <table:table-cell office:value-type="string">
            <text:p>1930-01-21 19:33:30.937500 EST-0500</text:p>
          </table:table-cell>
          <table:table-cell office:value-type="float" office:value="0">
            <text:p>0</text:p>
          </table:table-cell>
          <table:table-cell office:value-type="float" office:value="301.277716148865">
            <text:p>301.2777161489</text:p>
          </table:table-cell>
          <table:table-cell office:value-type="float" office:value="301.277925542837">
            <text:p>301.2779255428</text:p>
          </table:table-cell>
          <table:table-cell office:value-type="string">
            <text:p><text:s/>1 ♒ 16' 39"</text:p>
          </table:table-cell>
          <table:table-cell office:value-type="string">
            <text:p><text:s/>1 ♒ 16' 40"</text:p>
          </table:table-cell>
          <table:table-cell office:value-type="float" office:value="-1.28494513693276">
            <text:p>-1.2849451369</text:p>
          </table:table-cell>
          <table:table-cell office:value-type="float" office:value="1.01733361875788">
            <text:p>1.0173336188</text:p>
          </table:table-cell>
          <table:table-cell office:value-type="float" office:value="278.400098440574">
            <text:p>278.4000984406</text:p>
          </table:table-cell>
          <table:table-cell office:value-type="float" office:value="278.400307834545">
            <text:p>278.4003078345</text:p>
          </table:table-cell>
          <table:table-cell office:value-type="string">
            <text:p><text:s/>8 ♑ 24' 00"</text:p>
          </table:table-cell>
          <table:table-cell office:value-type="string">
            <text:p><text:s/>8 ♑ 24' 01"</text:p>
          </table:table-cell>
          <table:table-cell office:value-type="float" office:value="-1.28494153816935">
            <text:p>-1.2849415382</text:p>
          </table:table-cell>
          <table:table-cell office:value-type="float" office:value="1.01733740711526">
            <text:p>1.0173374071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6000.00789352">
            <text:p>2426000.00789352</text:p>
          </table:table-cell>
          <table:table-cell office:value-type="string">
            <text:p>1930-01-23 07:11:22.031250 EST-0500</text:p>
          </table:table-cell>
          <table:table-cell office:value-type="float" office:value="0">
            <text:p>0</text:p>
          </table:table-cell>
          <table:table-cell office:value-type="float" office:value="299.374932709974">
            <text:p>299.37493271</text:p>
          </table:table-cell>
          <table:table-cell office:value-type="float" office:value="299.375180628298">
            <text:p>299.3751806283</text:p>
          </table:table-cell>
          <table:table-cell office:value-type="string">
            <text:p>29 ♑ 22' 29"</text:p>
          </table:table-cell>
          <table:table-cell office:value-type="string">
            <text:p>29 ♑ 22' 30"</text:p>
          </table:table-cell>
          <table:table-cell office:value-type="float" office:value="-1.26445739192584">
            <text:p>-1.2644573919</text:p>
          </table:table-cell>
          <table:table-cell office:value-type="float" office:value="1.25666271315011">
            <text:p>1.2566627132</text:p>
          </table:table-cell>
          <table:table-cell office:value-type="float" office:value="276.497250641932">
            <text:p>276.4972506419</text:p>
          </table:table-cell>
          <table:table-cell office:value-type="float" office:value="276.497498560256">
            <text:p>276.4974985603</text:p>
          </table:table-cell>
          <table:table-cell table:number-columns-repeated="2" office:value-type="string">
            <text:p><text:s/>6 ♑ 29' 50"</text:p>
          </table:table-cell>
          <table:table-cell office:value-type="float" office:value="-1.26447136940939">
            <text:p>-1.2644713694</text:p>
          </table:table-cell>
          <table:table-cell office:value-type="float" office:value="1.25664898152251">
            <text:p>1.2566489815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6005.90314815">
            <text:p>2426005.90314815</text:p>
          </table:table-cell>
          <table:table-cell office:value-type="string">
            <text:p>1930-01-29 04:40:32.812500 EST-0500</text:p>
          </table:table-cell>
          <table:table-cell office:value-type="float" office:value="0">
            <text:p>0</text:p>
          </table:table-cell>
          <table:table-cell office:value-type="float" office:value="293.555872405163">
            <text:p>293.5558724052</text:p>
          </table:table-cell>
          <table:table-cell office:value-type="float" office:value="293.555967664443">
            <text:p>293.5559676644</text:p>
          </table:table-cell>
          <table:table-cell table:number-columns-repeated="2" office:value-type="string">
            <text:p>23 ♑ 33' 21"</text:p>
          </table:table-cell>
          <table:table-cell office:value-type="float" office:value="-0.606620569799802">
            <text:p>-0.6066205698</text:p>
          </table:table-cell>
          <table:table-cell office:value-type="float" office:value="0.770030907834024">
            <text:p>0.7700309078</text:p>
          </table:table-cell>
          <table:table-cell office:value-type="float" office:value="270.677814612637">
            <text:p>270.6778146126</text:p>
          </table:table-cell>
          <table:table-cell office:value-type="float" office:value="270.677909871917">
            <text:p>270.6779098719</text:p>
          </table:table-cell>
          <table:table-cell table:number-columns-repeated="2" office:value-type="string">
            <text:p><text:s/>0 ♑ 40' 40"</text:p>
          </table:table-cell>
          <table:table-cell office:value-type="float" office:value="-0.606634154683391">
            <text:p>-0.6066341547</text:p>
          </table:table-cell>
          <table:table-cell office:value-type="float" office:value="0.770016798994387">
            <text:p>0.770016799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6014.20833333">
            <text:p>2426014.20833333</text:p>
          </table:table-cell>
          <table:table-cell office:value-type="string">
            <text:p>1930-02-06 12:00:00.000000 EST-0500</text:p>
          </table:table-cell>
          <table:table-cell office:value-type="float" office:value="0">
            <text:p>0</text:p>
          </table:table-cell>
          <table:table-cell office:value-type="float" office:value="317.207869032304">
            <text:p>317.2078690323</text:p>
          </table:table-cell>
          <table:table-cell office:value-type="float" office:value="317.207845668988">
            <text:p>317.207845669</text:p>
          </table:table-cell>
          <table:table-cell table:number-columns-repeated="2" office:value-type="string">
            <text:p>17 ♒ 12' 28"</text:p>
          </table:table-cell>
          <table:table-cell office:value-type="float" office:value="1.25453137512739">
            <text:p>1.2545313751</text:p>
          </table:table-cell>
          <table:table-cell office:value-type="float" office:value="1.01301879259046">
            <text:p>1.0130187926</text:p>
          </table:table-cell>
          <table:table-cell office:value-type="float" office:value="294.329610867911">
            <text:p>294.3296108679</text:p>
          </table:table-cell>
          <table:table-cell office:value-type="float" office:value="294.329587504595">
            <text:p>294.3295875046</text:p>
          </table:table-cell>
          <table:table-cell table:number-columns-repeated="2" office:value-type="string">
            <text:p>24 ♑ 19' 46"</text:p>
          </table:table-cell>
          <table:table-cell office:value-type="float" office:value="1.25452827774588">
            <text:p>1.2545282777</text:p>
          </table:table-cell>
          <table:table-cell office:value-type="float" office:value="1.01301556215644">
            <text:p>1.0130155622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6037.63899306">
            <text:p>2426037.63899306</text:p>
          </table:table-cell>
          <table:table-cell office:value-type="string">
            <text:p>1930-03-01 22:20:09.375000 EST-0500</text:p>
          </table:table-cell>
          <table:table-cell office:value-type="float" office:value="0">
            <text:p>0</text:p>
          </table:table-cell>
          <table:table-cell office:value-type="float" office:value="318.195835794067">
            <text:p>318.1958357941</text:p>
          </table:table-cell>
          <table:table-cell office:value-type="float" office:value="318.195749121943">
            <text:p>318.1957491219</text:p>
          </table:table-cell>
          <table:table-cell office:value-type="string">
            <text:p>18 ♒ 11' 45"</text:p>
          </table:table-cell>
          <table:table-cell office:value-type="string">
            <text:p>18 ♒ 11' 44"</text:p>
          </table:table-cell>
          <table:table-cell office:value-type="float" office:value="1.43625453567431">
            <text:p>1.4362545357</text:p>
          </table:table-cell>
          <table:table-cell office:value-type="float" office:value="0.781256054843603">
            <text:p>0.7812560548</text:p>
          </table:table-cell>
          <table:table-cell office:value-type="float" office:value="295.316636325356">
            <text:p>295.3166363254</text:p>
          </table:table-cell>
          <table:table-cell office:value-type="float" office:value="295.316549653232">
            <text:p>295.3165496532</text:p>
          </table:table-cell>
          <table:table-cell table:number-columns-repeated="2" office:value-type="string">
            <text:p>25 ♑ 18' 59"</text:p>
          </table:table-cell>
          <table:table-cell office:value-type="float" office:value="1.43629352831017">
            <text:p>1.4362935283</text:p>
          </table:table-cell>
          <table:table-cell office:value-type="float" office:value="0.7812950915277">
            <text:p>0.7812950915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6057.0340162">
            <text:p>2426057.0340162</text:p>
          </table:table-cell>
          <table:table-cell office:value-type="string">
            <text:p>1930-03-21 07:48:59.062500 EST-0500</text:p>
          </table:table-cell>
          <table:table-cell office:value-type="float" office:value="0">
            <text:p>0</text:p>
          </table:table-cell>
          <table:table-cell office:value-type="float" office:value="10.6989008098055">
            <text:p>10.6989008098</text:p>
          </table:table-cell>
          <table:table-cell office:value-type="float" office:value="10.6987876084418">
            <text:p>10.6987876084</text:p>
          </table:table-cell>
          <table:table-cell office:value-type="string">
            <text:p>10 ♈ 41' 56"</text:p>
          </table:table-cell>
          <table:table-cell office:value-type="string">
            <text:p>10 ♈ 41' 55"</text:p>
          </table:table-cell>
          <table:table-cell office:value-type="float" office:value="1.24197699997025">
            <text:p>1.241977</text:p>
          </table:table-cell>
          <table:table-cell office:value-type="float" office:value="0.056457750961018">
            <text:p>0.056457751</text:p>
          </table:table-cell>
          <table:table-cell office:value-type="float" office:value="347.819110200188">
            <text:p>347.8191102002</text:p>
          </table:table-cell>
          <table:table-cell office:value-type="float" office:value="347.818996998824">
            <text:p>347.8189969988</text:p>
          </table:table-cell>
          <table:table-cell table:number-columns-repeated="2" office:value-type="string">
            <text:p>17 ♓ 49' 08"</text:p>
          </table:table-cell>
          <table:table-cell office:value-type="float" office:value="1.24196084626775">
            <text:p>1.2419608463</text:p>
          </table:table-cell>
          <table:table-cell office:value-type="float" office:value="0.0564415718317826">
            <text:p>0.056441571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068.0325463">
            <text:p>2426068.0325463</text:p>
          </table:table-cell>
          <table:table-cell office:value-type="string">
            <text:p>1930-04-01 07:46:52.500000 EST-0500</text:p>
          </table:table-cell>
          <table:table-cell office:value-type="float" office:value="0">
            <text:p>0</text:p>
          </table:table-cell>
          <table:table-cell office:value-type="float" office:value="11.0703607245116">
            <text:p>11.0703607245</text:p>
          </table:table-cell>
          <table:table-cell office:value-type="float" office:value="11.0701693161215">
            <text:p>11.0701693161</text:p>
          </table:table-cell>
          <table:table-cell office:value-type="string">
            <text:p>11 ♈ 04' 13"</text:p>
          </table:table-cell>
          <table:table-cell office:value-type="string">
            <text:p>11 ♈ 04' 12"</text:p>
          </table:table-cell>
          <table:table-cell office:value-type="float" office:value="2.04032774449162">
            <text:p>2.0403277445</text:p>
          </table:table-cell>
          <table:table-cell office:value-type="float" office:value="0.986715184602874">
            <text:p>0.9867151846</text:p>
          </table:table-cell>
          <table:table-cell office:value-type="float" office:value="348.190328501281">
            <text:p>348.1903285013</text:p>
          </table:table-cell>
          <table:table-cell office:value-type="float" office:value="348.19013709289">
            <text:p>348.1901370929</text:p>
          </table:table-cell>
          <table:table-cell office:value-type="string">
            <text:p>18 ♓ 11' 25"</text:p>
          </table:table-cell>
          <table:table-cell office:value-type="string">
            <text:p>18 ♓ 11' 24"</text:p>
          </table:table-cell>
          <table:table-cell office:value-type="float" office:value="2.04034611381078">
            <text:p>2.0403461138</text:p>
          </table:table-cell>
          <table:table-cell office:value-type="float" office:value="0.986733280994751">
            <text:p>0.986733281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6068.16096065">
            <text:p>2426068.16096065</text:p>
          </table:table-cell>
          <table:table-cell office:value-type="string">
            <text:p>1930-04-01 10:51:47.812500 EST-0500</text:p>
          </table:table-cell>
          <table:table-cell office:value-type="float" office:value="0">
            <text:p>0</text:p>
          </table:table-cell>
          <table:table-cell office:value-type="float" office:value="11.3324870020849">
            <text:p>11.3324870021</text:p>
          </table:table-cell>
          <table:table-cell office:value-type="float" office:value="11.3322090769186">
            <text:p>11.3322090769</text:p>
          </table:table-cell>
          <table:table-cell office:value-type="string">
            <text:p>11 ♈ 19' 56"</text:p>
          </table:table-cell>
          <table:table-cell office:value-type="string">
            <text:p>11 ♈ 19' 55"</text:p>
          </table:table-cell>
          <table:table-cell office:value-type="float" office:value="2.04217356697026">
            <text:p>2.042173567</text:p>
          </table:table-cell>
          <table:table-cell office:value-type="float" office:value="0.0571752981382752">
            <text:p>0.0571752981</text:p>
          </table:table-cell>
          <table:table-cell office:value-type="float" office:value="348.452452064184">
            <text:p>348.4524520642</text:p>
          </table:table-cell>
          <table:table-cell office:value-type="float" office:value="348.452174139018">
            <text:p>348.452174139</text:p>
          </table:table-cell>
          <table:table-cell office:value-type="string">
            <text:p>18 ♓ 27' 08"</text:p>
          </table:table-cell>
          <table:table-cell office:value-type="string">
            <text:p>18 ♓ 27' 07"</text:p>
          </table:table-cell>
          <table:table-cell office:value-type="float" office:value="2.04218992391077">
            <text:p>2.0421899239</text:p>
          </table:table-cell>
          <table:table-cell office:value-type="float" office:value="0.0571915521987896">
            <text:p>0.0571915522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6068.30671296">
            <text:p>2426068.30671296</text:p>
          </table:table-cell>
          <table:table-cell office:value-type="string">
            <text:p>1930-04-01 14:21:40.781250 EST-0500</text:p>
          </table:table-cell>
          <table:table-cell office:value-type="float" office:value="0">
            <text:p>0</text:p>
          </table:table-cell>
          <table:table-cell office:value-type="float" office:value="11.3406715727244">
            <text:p>11.3406715727</text:p>
          </table:table-cell>
          <table:table-cell office:value-type="float" office:value="11.3405426800711">
            <text:p>11.3405426801</text:p>
          </table:table-cell>
          <table:table-cell office:value-type="string">
            <text:p>11 ♈ 20' 26"</text:p>
          </table:table-cell>
          <table:table-cell office:value-type="string">
            <text:p>11 ♈ 20' 25"</text:p>
          </table:table-cell>
          <table:table-cell office:value-type="float" office:value="0.986553396239384">
            <text:p>0.9865533962</text:p>
          </table:table-cell>
          <table:table-cell office:value-type="float" office:value="0.0571772602689889">
            <text:p>0.0571772603</text:p>
          </table:table-cell>
          <table:table-cell office:value-type="float" office:value="348.460633236473">
            <text:p>348.4606332365</text:p>
          </table:table-cell>
          <table:table-cell office:value-type="float" office:value="348.46050434382">
            <text:p>348.4605043438</text:p>
          </table:table-cell>
          <table:table-cell office:value-type="string">
            <text:p>18 ♓ 27' 38"</text:p>
          </table:table-cell>
          <table:table-cell office:value-type="string">
            <text:p>18 ♓ 27' 37"</text:p>
          </table:table-cell>
          <table:table-cell office:value-type="float" office:value="0.986567139803054">
            <text:p>0.9865671398</text:p>
          </table:table-cell>
          <table:table-cell office:value-type="float" office:value="0.0571911782145401">
            <text:p>0.0571911782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6086.46052083">
            <text:p>2426086.46052083</text:p>
          </table:table-cell>
          <table:table-cell office:value-type="string">
            <text:p>1930-04-19 18:03:09.843750 EST-0500</text:p>
          </table:table-cell>
          <table:table-cell office:value-type="float" office:value="0">
            <text:p>0</text:p>
          </table:table-cell>
          <table:table-cell office:value-type="float" office:value="47.0580195327243">
            <text:p>47.0580195327</text:p>
          </table:table-cell>
          <table:table-cell office:value-type="float" office:value="47.0579358538554">
            <text:p>47.0579358539</text:p>
          </table:table-cell>
          <table:table-cell table:number-columns-repeated="2" office:value-type="string">
            <text:p>17 ♉ 03' 28"</text:p>
          </table:table-cell>
          <table:table-cell office:value-type="float" office:value="1.58455192620655">
            <text:p>1.5845519262</text:p>
          </table:table-cell>
          <table:table-cell office:value-type="float" office:value="1.22856427467305">
            <text:p>1.2285642747</text:p>
          </table:table-cell>
          <table:table-cell office:value-type="float" office:value="24.1772562475728">
            <text:p>24.1772562476</text:p>
          </table:table-cell>
          <table:table-cell office:value-type="float" office:value="24.1771725687039">
            <text:p>24.1771725687</text:p>
          </table:table-cell>
          <table:table-cell office:value-type="string">
            <text:p>24 ♈ 10' 38"</text:p>
          </table:table-cell>
          <table:table-cell office:value-type="string">
            <text:p>24 ♈ 10' 37"</text:p>
          </table:table-cell>
          <table:table-cell office:value-type="float" office:value="1.58453489260914">
            <text:p>1.5845348926</text:p>
          </table:table-cell>
          <table:table-cell office:value-type="float" office:value="1.22854715633308">
            <text:p>1.2285471563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6095.85481481">
            <text:p>2426095.85481481</text:p>
          </table:table-cell>
          <table:table-cell office:value-type="string">
            <text:p>1930-04-29 03:30:56.250000 EST-0500</text:p>
          </table:table-cell>
          <table:table-cell office:value-type="float" office:value="0">
            <text:p>0</text:p>
          </table:table-cell>
          <table:table-cell office:value-type="float" office:value="58.5783830759208">
            <text:p>58.5783830759</text:p>
          </table:table-cell>
          <table:table-cell office:value-type="float" office:value="58.5783900377194">
            <text:p>58.5783900377</text:p>
          </table:table-cell>
          <table:table-cell table:number-columns-repeated="2" office:value-type="string">
            <text:p>28 ♉ 34' 42"</text:p>
          </table:table-cell>
          <table:table-cell office:value-type="float" office:value="0.84141745737587">
            <text:p>0.8414174574</text:p>
          </table:table-cell>
          <table:table-cell office:value-type="float" office:value="1.22405295353704">
            <text:p>1.2240529535</text:p>
          </table:table-cell>
          <table:table-cell office:value-type="float" office:value="35.6974086920956">
            <text:p>35.6974086921</text:p>
          </table:table-cell>
          <table:table-cell office:value-type="float" office:value="35.6974156538942">
            <text:p>35.6974156539</text:p>
          </table:table-cell>
          <table:table-cell table:number-columns-repeated="2" office:value-type="string">
            <text:p><text:s/>5 ♉ 41' 50"</text:p>
          </table:table-cell>
          <table:table-cell office:value-type="float" office:value="0.841417512679518">
            <text:p>0.8414175127</text:p>
          </table:table-cell>
          <table:table-cell office:value-type="float" office:value="1.22405343860357">
            <text:p>1.2240534386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26108.81696759">
            <text:p>2426108.81696759</text:p>
          </table:table-cell>
          <table:table-cell office:value-type="string">
            <text:p>1930-05-12 02:36:26.718750 EST-0500</text:p>
          </table:table-cell>
          <table:table-cell office:value-type="float" office:value="0">
            <text:p>0</text:p>
          </table:table-cell>
          <table:table-cell office:value-type="float" office:value="13.5311623869858">
            <text:p>13.531162387</text:p>
          </table:table-cell>
          <table:table-cell office:value-type="float" office:value="13.5310557681053">
            <text:p>13.5310557681</text:p>
          </table:table-cell>
          <table:table-cell office:value-type="string">
            <text:p>13 ♈ 31' 52"</text:p>
          </table:table-cell>
          <table:table-cell office:value-type="string">
            <text:p>13 ♈ 31' 51"</text:p>
          </table:table-cell>
          <table:table-cell office:value-type="float" office:value="0.76320246077029">
            <text:p>0.7632024608</text:p>
          </table:table-cell>
          <table:table-cell office:value-type="float" office:value="0.0480125480143529">
            <text:p>0.048012548</text:p>
          </table:table-cell>
          <table:table-cell office:value-type="float" office:value="350.64961541206">
            <text:p>350.6496154121</text:p>
          </table:table-cell>
          <table:table-cell office:value-type="float" office:value="350.649508793179">
            <text:p>350.6495087932</text:p>
          </table:table-cell>
          <table:table-cell table:number-columns-repeated="2" office:value-type="string">
            <text:p>20 ♓ 38' 58"</text:p>
          </table:table-cell>
          <table:table-cell office:value-type="float" office:value="0.763198429447868">
            <text:p>0.7631984294</text:p>
          </table:table-cell>
          <table:table-cell office:value-type="float" office:value="0.048008373413133">
            <text:p>0.0480083734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6114.14412037">
            <text:p>2426114.14412037</text:p>
          </table:table-cell>
          <table:table-cell office:value-type="string">
            <text:p>1930-05-17 10:27:32.343750 EST-0500</text:p>
          </table:table-cell>
          <table:table-cell office:value-type="float" office:value="0">
            <text:p>0</text:p>
          </table:table-cell>
          <table:table-cell office:value-type="float" office:value="80.8688833340528">
            <text:p>80.8688833341</text:p>
          </table:table-cell>
          <table:table-cell office:value-type="float" office:value="80.8686814432674">
            <text:p>80.8686814433</text:p>
          </table:table-cell>
          <table:table-cell table:number-columns-repeated="2" office:value-type="string">
            <text:p>20 ♊ 52' 07"</text:p>
          </table:table-cell>
          <table:table-cell office:value-type="float" office:value="1.21334676719663">
            <text:p>1.2133467672</text:p>
          </table:table-cell>
          <table:table-cell office:value-type="float" office:value="0.219376904051426">
            <text:p>0.2193769041</text:p>
          </table:table-cell>
          <table:table-cell office:value-type="float" office:value="57.9869920359844">
            <text:p>57.986992036</text:p>
          </table:table-cell>
          <table:table-cell office:value-type="float" office:value="57.986790145199">
            <text:p>57.9867901452</text:p>
          </table:table-cell>
          <table:table-cell office:value-type="string">
            <text:p>27 ♉ 59' 13"</text:p>
          </table:table-cell>
          <table:table-cell office:value-type="string">
            <text:p>27 ♉ 59' 12"</text:p>
          </table:table-cell>
          <table:table-cell office:value-type="float" office:value="1.21332142662117">
            <text:p>1.2133214266</text:p>
          </table:table-cell>
          <table:table-cell office:value-type="float" office:value="0.219351546833618">
            <text:p>0.219351546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116.70979167">
            <text:p>2426116.70979167</text:p>
          </table:table-cell>
          <table:table-cell office:value-type="string">
            <text:p>1930-05-20 00:02:06.562500 EST-0500</text:p>
          </table:table-cell>
          <table:table-cell office:value-type="float" office:value="0">
            <text:p>0</text:p>
          </table:table-cell>
          <table:table-cell office:value-type="float" office:value="58.4558678495866">
            <text:p>58.4558678496</text:p>
          </table:table-cell>
          <table:table-cell office:value-type="float" office:value="58.4558948854064">
            <text:p>58.4558948854</text:p>
          </table:table-cell>
          <table:table-cell table:number-columns-repeated="2" office:value-type="string">
            <text:p>28 ♉ 27' 21"</text:p>
          </table:table-cell>
          <table:table-cell office:value-type="float" office:value="-0.57830659935503">
            <text:p>-0.5783065994</text:p>
          </table:table-cell>
          <table:table-cell office:value-type="float" office:value="0.96219645522121">
            <text:p>0.9621964552</text:p>
          </table:table-cell>
          <table:table-cell office:value-type="float" office:value="35.5738467957093">
            <text:p>35.5738467957</text:p>
          </table:table-cell>
          <table:table-cell office:value-type="float" office:value="35.573873831529">
            <text:p>35.5738738315</text:p>
          </table:table-cell>
          <table:table-cell table:number-columns-repeated="2" office:value-type="string">
            <text:p><text:s/>5 ♉ 34' 25"</text:p>
          </table:table-cell>
          <table:table-cell office:value-type="float" office:value="-0.578304837279454">
            <text:p>-0.5783048373</text:p>
          </table:table-cell>
          <table:table-cell office:value-type="float" office:value="0.962198307721033">
            <text:p>0.9621983077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6136.9168287">
            <text:p>2426136.9168287</text:p>
          </table:table-cell>
          <table:table-cell office:value-type="string">
            <text:p>1930-06-09 05:00:14.062500 EST-0500</text:p>
          </table:table-cell>
          <table:table-cell office:value-type="float" office:value="0">
            <text:p>0</text:p>
          </table:table-cell>
          <table:table-cell office:value-type="float" office:value="108.337254546669">
            <text:p>108.3372545467</text:p>
          </table:table-cell>
          <table:table-cell office:value-type="float" office:value="108.337176234479">
            <text:p>108.3371762345</text:p>
          </table:table-cell>
          <table:table-cell office:value-type="string">
            <text:p>18 ♋ 20' 14"</text:p>
          </table:table-cell>
          <table:table-cell office:value-type="string">
            <text:p>18 ♋ 20' 13"</text:p>
          </table:table-cell>
          <table:table-cell office:value-type="float" office:value="1.19790806010363">
            <text:p>1.1979080601</text:p>
          </table:table-cell>
          <table:table-cell office:value-type="float" office:value="0.0231439130296953">
            <text:p>0.023143913</text:p>
          </table:table-cell>
          <table:table-cell office:value-type="float" office:value="85.4543347729358">
            <text:p>85.4543347729</text:p>
          </table:table-cell>
          <table:table-cell office:value-type="float" office:value="85.4542564607455">
            <text:p>85.4542564607</text:p>
          </table:table-cell>
          <table:table-cell table:number-columns-repeated="2" office:value-type="string">
            <text:p>25 ♊ 27' 15"</text:p>
          </table:table-cell>
          <table:table-cell office:value-type="float" office:value="1.19788521351289">
            <text:p>1.1978852135</text:p>
          </table:table-cell>
          <table:table-cell office:value-type="float" office:value="0.02312092012928">
            <text:p>0.0231209201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6148.15241898">
            <text:p>2426148.15241898</text:p>
          </table:table-cell>
          <table:table-cell office:value-type="string">
            <text:p>1930-06-20 10:39:29.531250 EST-0500</text:p>
          </table:table-cell>
          <table:table-cell office:value-type="float" office:value="0">
            <text:p>0</text:p>
          </table:table-cell>
          <table:table-cell office:value-type="float" office:value="88.5652917325034">
            <text:p>88.5652917325</text:p>
          </table:table-cell>
          <table:table-cell office:value-type="float" office:value="88.5651654842605">
            <text:p>88.5651654843</text:p>
          </table:table-cell>
          <table:table-cell office:value-type="string">
            <text:p>28 ♊ 33' 55"</text:p>
          </table:table-cell>
          <table:table-cell office:value-type="string">
            <text:p>28 ♊ 33' 54"</text:p>
          </table:table-cell>
          <table:table-cell office:value-type="float" office:value="0.954363211564624">
            <text:p>0.9543632116</text:p>
          </table:table-cell>
          <table:table-cell office:value-type="float" office:value="0.22943914031584">
            <text:p>0.2294391403</text:p>
          </table:table-cell>
          <table:table-cell office:value-type="float" office:value="65.6817796605403">
            <text:p>65.6817796605</text:p>
          </table:table-cell>
          <table:table-cell office:value-type="float" office:value="65.6816534122973">
            <text:p>65.6816534123</text:p>
          </table:table-cell>
          <table:table-cell office:value-type="string">
            <text:p><text:s/>5 ♊ 40' 54"</text:p>
          </table:table-cell>
          <table:table-cell office:value-type="string">
            <text:p><text:s/>5 ♊ 40' 53"</text:p>
          </table:table-cell>
          <table:table-cell office:value-type="float" office:value="0.954379292122061">
            <text:p>0.9543792921</text:p>
          </table:table-cell>
          <table:table-cell office:value-type="float" office:value="0.229455221246402">
            <text:p>0.2294552212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6163.43806713">
            <text:p>2426163.43806713</text:p>
          </table:table-cell>
          <table:table-cell office:value-type="string">
            <text:p>1930-07-05 17:30:49.218750 EST-0500</text:p>
          </table:table-cell>
          <table:table-cell office:value-type="float" office:value="0">
            <text:p>0</text:p>
          </table:table-cell>
          <table:table-cell office:value-type="float" office:value="92.0586348690359">
            <text:p>92.058634869</text:p>
          </table:table-cell>
          <table:table-cell office:value-type="float" office:value="92.0582019356745">
            <text:p>92.0582019357</text:p>
          </table:table-cell>
          <table:table-cell office:value-type="string">
            <text:p><text:s/>2 ♋ 03' 31"</text:p>
          </table:table-cell>
          <table:table-cell office:value-type="string">
            <text:p><text:s/>2 ♋ 03' 29"</text:p>
          </table:table-cell>
          <table:table-cell office:value-type="float" office:value="2.03370623957932">
            <text:p>2.0337062396</text:p>
          </table:table-cell>
          <table:table-cell office:value-type="float" office:value="0.226745091079471">
            <text:p>0.2267450911</text:p>
          </table:table-cell>
          <table:table-cell office:value-type="float" office:value="69.1743119685362">
            <text:p>69.1743119685</text:p>
          </table:table-cell>
          <table:table-cell office:value-type="float" office:value="69.1738790351748">
            <text:p>69.1738790352</text:p>
          </table:table-cell>
          <table:table-cell office:value-type="string">
            <text:p><text:s/>9 ♊ 10' 27"</text:p>
          </table:table-cell>
          <table:table-cell office:value-type="string">
            <text:p><text:s/>9 ♊ 10' 25"</text:p>
          </table:table-cell>
          <table:table-cell office:value-type="float" office:value="2.03369314554427">
            <text:p>2.0336931455</text:p>
          </table:table-cell>
          <table:table-cell office:value-type="float" office:value="0.22673199454901">
            <text:p>0.2267319945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6169.75349537">
            <text:p>2426169.75349537</text:p>
          </table:table-cell>
          <table:table-cell office:value-type="string">
            <text:p>1930-07-12 01:05:02.343750 EST-0500</text:p>
          </table:table-cell>
          <table:table-cell office:value-type="float" office:value="0">
            <text:p>0</text:p>
          </table:table-cell>
          <table:table-cell office:value-type="float" office:value="109.166404935062">
            <text:p>109.1664049351</text:p>
          </table:table-cell>
          <table:table-cell office:value-type="float" office:value="109.166274436266">
            <text:p>109.1662744363</text:p>
          </table:table-cell>
          <table:table-cell office:value-type="string">
            <text:p>19 ♋ 09' 59"</text:p>
          </table:table-cell>
          <table:table-cell office:value-type="string">
            <text:p>19 ♋ 09' 58"</text:p>
          </table:table-cell>
          <table:table-cell office:value-type="float" office:value="0.953364692259952">
            <text:p>0.9533646923</text:p>
          </table:table-cell>
          <table:table-cell office:value-type="float" office:value="0.026313441257557">
            <text:p>0.0263134413</text:p>
          </table:table-cell>
          <table:table-cell office:value-type="float" office:value="86.2816459583912">
            <text:p>86.2816459584</text:p>
          </table:table-cell>
          <table:table-cell office:value-type="float" office:value="86.2815154595956">
            <text:p>86.2815154596</text:p>
          </table:table-cell>
          <table:table-cell table:number-columns-repeated="2" office:value-type="string">
            <text:p>26 ♊ 16' 53"</text:p>
          </table:table-cell>
          <table:table-cell office:value-type="float" office:value="0.953345510012097">
            <text:p>0.95334551</text:p>
          </table:table-cell>
          <table:table-cell office:value-type="float" office:value="0.0262942643434744">
            <text:p>0.0262942643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6171.53059028">
            <text:p>2426171.53059028</text:p>
          </table:table-cell>
          <table:table-cell office:value-type="string">
            <text:p>1930-07-13 19:44:03.750000 EST-0500</text:p>
          </table:table-cell>
          <table:table-cell office:value-type="float" office:value="0">
            <text:p>0</text:p>
          </table:table-cell>
          <table:table-cell office:value-type="float" office:value="109.213408276157">
            <text:p>109.2134082762</text:p>
          </table:table-cell>
          <table:table-cell office:value-type="float" office:value="109.213014518912">
            <text:p>109.2130145189</text:p>
          </table:table-cell>
          <table:table-cell office:value-type="string">
            <text:p>19 ♋ 12' 48"</text:p>
          </table:table-cell>
          <table:table-cell office:value-type="string">
            <text:p>19 ♋ 12' 46"</text:p>
          </table:table-cell>
          <table:table-cell office:value-type="float" office:value="2.15307034414134">
            <text:p>2.1530703441</text:p>
          </table:table-cell>
          <table:table-cell office:value-type="float" office:value="0.0262863647251564">
            <text:p>0.0262863647</text:p>
          </table:table-cell>
          <table:table-cell office:value-type="float" office:value="86.3285656601077">
            <text:p>86.3285656601</text:p>
          </table:table-cell>
          <table:table-cell office:value-type="float" office:value="86.328171902862">
            <text:p>86.3281719029</text:p>
          </table:table-cell>
          <table:table-cell office:value-type="string">
            <text:p>26 ♊ 19' 42"</text:p>
          </table:table-cell>
          <table:table-cell office:value-type="string">
            <text:p>26 ♊ 19' 41"</text:p>
          </table:table-cell>
          <table:table-cell office:value-type="float" office:value="2.15307178463575">
            <text:p>2.1530717846</text:p>
          </table:table-cell>
          <table:table-cell office:value-type="float" office:value="0.0262879403736519">
            <text:p>0.026287940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172.90925926">
            <text:p>2426172.90925926</text:p>
          </table:table-cell>
          <table:table-cell office:value-type="string">
            <text:p>1930-07-15 04:49:20.156250 EST-0500</text:p>
          </table:table-cell>
          <table:table-cell office:value-type="float" office:value="0">
            <text:p>0</text:p>
          </table:table-cell>
          <table:table-cell office:value-type="float" office:value="112.175624291963">
            <text:p>112.175624292</text:p>
          </table:table-cell>
          <table:table-cell office:value-type="float" office:value="112.175496282226">
            <text:p>112.1754962822</text:p>
          </table:table-cell>
          <table:table-cell office:value-type="string">
            <text:p>22 ♋ 10' 32"</text:p>
          </table:table-cell>
          <table:table-cell office:value-type="string">
            <text:p>22 ♋ 10' 31"</text:p>
          </table:table-cell>
          <table:table-cell office:value-type="float" office:value="2.14286791425153">
            <text:p>2.1428679143</text:p>
          </table:table-cell>
          <table:table-cell office:value-type="float" office:value="0.953715372102702">
            <text:p>0.9537153721</text:p>
          </table:table-cell>
          <table:table-cell office:value-type="float" office:value="89.2907410160745">
            <text:p>89.2907410161</text:p>
          </table:table-cell>
          <table:table-cell office:value-type="float" office:value="89.2906130063376">
            <text:p>89.2906130063</text:p>
          </table:table-cell>
          <table:table-cell table:number-columns-repeated="2" office:value-type="string">
            <text:p>29 ♊ 17' 26"</text:p>
          </table:table-cell>
          <table:table-cell office:value-type="float" office:value="2.14288288284872">
            <text:p>2.1428828828</text:p>
          </table:table-cell>
          <table:table-cell office:value-type="float" office:value="0.953730467824383">
            <text:p>0.9537304678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6173.78914352">
            <text:p>2426173.78914352</text:p>
          </table:table-cell>
          <table:table-cell office:value-type="string">
            <text:p>1930-07-16 01:56:22.031250 EST-0500</text:p>
          </table:table-cell>
          <table:table-cell office:value-type="float" office:value="0">
            <text:p>0</text:p>
          </table:table-cell>
          <table:table-cell office:value-type="float" office:value="151.861557357779">
            <text:p>151.8615573578</text:p>
          </table:table-cell>
          <table:table-cell office:value-type="float" office:value="151.86145240231">
            <text:p>151.8614524023</text:p>
          </table:table-cell>
          <table:table-cell table:number-columns-repeated="2" office:value-type="string">
            <text:p><text:s/>1 ♍ 51' 41"</text:p>
          </table:table-cell>
          <table:table-cell office:value-type="float" office:value="1.15839377719867">
            <text:p>1.1583937772</text:p>
          </table:table-cell>
          <table:table-cell office:value-type="float" office:value="0.0302827415242335">
            <text:p>0.0302827415</text:p>
          </table:table-cell>
          <table:table-cell office:value-type="float" office:value="128.976656291006">
            <text:p>128.976656291</text:p>
          </table:table-cell>
          <table:table-cell office:value-type="float" office:value="128.976551335537">
            <text:p>128.9765513355</text:p>
          </table:table-cell>
          <table:table-cell table:number-columns-repeated="2" office:value-type="string">
            <text:p><text:s/>8 ♌ 58' 35"</text:p>
          </table:table-cell>
          <table:table-cell office:value-type="float" office:value="1.15841396481044">
            <text:p>1.1584139648</text:p>
          </table:table-cell>
          <table:table-cell office:value-type="float" office:value="0.0303030401522832">
            <text:p>0.0303030402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6194.154375">
            <text:p>2426194.154375</text:p>
          </table:table-cell>
          <table:table-cell office:value-type="string">
            <text:p>1930-08-05 10:42:18.281250 EST-0500</text:p>
          </table:table-cell>
          <table:table-cell office:value-type="float" office:value="0">
            <text:p>0</text:p>
          </table:table-cell>
          <table:table-cell office:value-type="float" office:value="152.534406261193">
            <text:p>152.5344062612</text:p>
          </table:table-cell>
          <table:table-cell office:value-type="float" office:value="152.534233527333">
            <text:p>152.5342335273</text:p>
          </table:table-cell>
          <table:table-cell table:number-columns-repeated="2" office:value-type="string">
            <text:p><text:s/>2 ♍ 32' 03"</text:p>
          </table:table-cell>
          <table:table-cell office:value-type="float" office:value="1.61250734087776">
            <text:p>1.6125073409</text:p>
          </table:table-cell>
          <table:table-cell office:value-type="float" office:value="0.0352698709865645">
            <text:p>0.035269871</text:p>
          </table:table-cell>
          <table:table-cell office:value-type="float" office:value="129.648551111391">
            <text:p>129.6485511114</text:p>
          </table:table-cell>
          <table:table-cell office:value-type="float" office:value="129.648378377531">
            <text:p>129.6483783775</text:p>
          </table:table-cell>
          <table:table-cell table:number-columns-repeated="2" office:value-type="string">
            <text:p><text:s/>9 ♌ 38' 54"</text:p>
          </table:table-cell>
          <table:table-cell office:value-type="float" office:value="1.61247731698848">
            <text:p>1.612477317</text:p>
          </table:table-cell>
          <table:table-cell office:value-type="float" office:value="0.035239866301726">
            <text:p>0.0352398663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6215.83186343">
            <text:p>2426215.83186343</text:p>
          </table:table-cell>
          <table:table-cell office:value-type="string">
            <text:p>1930-08-27 02:57:53.437500 EST-0500</text:p>
          </table:table-cell>
          <table:table-cell office:value-type="float" office:value="0">
            <text:p>0</text:p>
          </table:table-cell>
          <table:table-cell office:value-type="float" office:value="153.324967760909">
            <text:p>153.3249677609</text:p>
          </table:table-cell>
          <table:table-cell office:value-type="float" office:value="153.324938733111">
            <text:p>153.3249387331</text:p>
          </table:table-cell>
          <table:table-cell table:number-columns-repeated="2" office:value-type="string">
            <text:p><text:s/>3 ♍ 19' 29"</text:p>
          </table:table-cell>
          <table:table-cell office:value-type="float" office:value="0.965965322164395">
            <text:p>0.9659653222</text:p>
          </table:table-cell>
          <table:table-cell office:value-type="float" office:value="0.0370791158720067">
            <text:p>0.0370791159</text:p>
          </table:table-cell>
          <table:table-cell office:value-type="float" office:value="130.43831158147">
            <text:p>130.4383115815</text:p>
          </table:table-cell>
          <table:table-cell office:value-type="float" office:value="130.438282553671">
            <text:p>130.4382825537</text:p>
          </table:table-cell>
          <table:table-cell table:number-columns-repeated="2" office:value-type="string">
            <text:p>10 ♌ 26' 17"</text:p>
          </table:table-cell>
          <table:table-cell office:value-type="float" office:value="0.965997658484592">
            <text:p>0.9659976585</text:p>
          </table:table-cell>
          <table:table-cell office:value-type="float" office:value="0.0371114868708257">
            <text:p>0.037111486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241.34309028">
            <text:p>2426241.34309028</text:p>
          </table:table-cell>
          <table:table-cell office:value-type="string">
            <text:p>1930-09-21 15:14:03.750000 EST-0500</text:p>
          </table:table-cell>
          <table:table-cell office:value-type="float" office:value="0">
            <text:p>0</text:p>
          </table:table-cell>
          <table:table-cell office:value-type="float" office:value="178.113807565823">
            <text:p>178.1138075658</text:p>
          </table:table-cell>
          <table:table-cell office:value-type="float" office:value="178.11405651514">
            <text:p>178.1140565151</text:p>
          </table:table-cell>
          <table:table-cell office:value-type="string">
            <text:p>28 ♍ 06' 49"</text:p>
          </table:table-cell>
          <table:table-cell office:value-type="string">
            <text:p>28 ♍ 06' 50"</text:p>
          </table:table-cell>
          <table:table-cell office:value-type="float" office:value="-1.07467133475902">
            <text:p>-1.0746713348</text:p>
          </table:table-cell>
          <table:table-cell office:value-type="float" office:value="0.97866203278387">
            <text:p>0.9786620328</text:p>
          </table:table-cell>
          <table:table-cell office:value-type="float" office:value="155.226292497188">
            <text:p>155.2262924972</text:p>
          </table:table-cell>
          <table:table-cell office:value-type="float" office:value="155.226541446504">
            <text:p>155.2265414465</text:p>
          </table:table-cell>
          <table:table-cell office:value-type="string">
            <text:p><text:s/>5 ♍ 13' 34"</text:p>
          </table:table-cell>
          <table:table-cell office:value-type="string">
            <text:p><text:s/>5 ♍ 13' 35"</text:p>
          </table:table-cell>
          <table:table-cell office:value-type="float" office:value="-1.07463150996877">
            <text:p>-1.07463151</text:p>
          </table:table-cell>
          <table:table-cell office:value-type="float" office:value="0.978701363712926">
            <text:p>0.9787013637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26246.76545139">
            <text:p>2426246.76545139</text:p>
          </table:table-cell>
          <table:table-cell office:value-type="string">
            <text:p>1930-09-27 01:22:15.937500 EST-0500</text:p>
          </table:table-cell>
          <table:table-cell office:value-type="float" office:value="0">
            <text:p>0</text:p>
          </table:table-cell>
          <table:table-cell office:value-type="float" office:value="107.801751071273">
            <text:p>107.8017510713</text:p>
          </table:table-cell>
          <table:table-cell office:value-type="float" office:value="107.801727355133">
            <text:p>107.8017273551</text:p>
          </table:table-cell>
          <table:table-cell table:number-columns-repeated="2" office:value-type="string">
            <text:p>17 ♋ 48' 06"</text:p>
          </table:table-cell>
          <table:table-cell office:value-type="float" office:value="0.560290846285365">
            <text:p>0.5602908463</text:p>
          </table:table-cell>
          <table:table-cell office:value-type="float" office:value="0.122708319489556">
            <text:p>0.1227083195</text:p>
          </table:table-cell>
          <table:table-cell office:value-type="float" office:value="84.914148807635">
            <text:p>84.9141488076</text:p>
          </table:table-cell>
          <table:table-cell office:value-type="float" office:value="84.9141250914946">
            <text:p>84.9141250915</text:p>
          </table:table-cell>
          <table:table-cell table:number-columns-repeated="2" office:value-type="string">
            <text:p>24 ♊ 54' 50"</text:p>
          </table:table-cell>
          <table:table-cell office:value-type="float" office:value="0.560278234956701">
            <text:p>0.560278235</text:p>
          </table:table-cell>
          <table:table-cell office:value-type="float" office:value="0.122695665170543">
            <text:p>0.1226956652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26252.21564815">
            <text:p>2426252.21564815</text:p>
          </table:table-cell>
          <table:table-cell office:value-type="string">
            <text:p>1930-10-02 12:10:32.812500 EST-0500</text:p>
          </table:table-cell>
          <table:table-cell office:value-type="float" office:value="0">
            <text:p>0</text:p>
          </table:table-cell>
          <table:table-cell office:value-type="float" office:value="110.811637936932">
            <text:p>110.8116379369</text:p>
          </table:table-cell>
          <table:table-cell office:value-type="float" office:value="110.811605545752">
            <text:p>110.8116055458</text:p>
          </table:table-cell>
          <table:table-cell table:number-columns-repeated="2" office:value-type="string">
            <text:p>20 ♋ 48' 41"</text:p>
          </table:table-cell>
          <table:table-cell office:value-type="float" office:value="0.544017558367782">
            <text:p>0.5440175584</text:p>
          </table:table-cell>
          <table:table-cell office:value-type="float" office:value="0.0079943098246255">
            <text:p>0.0079943098</text:p>
          </table:table-cell>
          <table:table-cell office:value-type="float" office:value="87.9237630315527">
            <text:p>87.9237630316</text:p>
          </table:table-cell>
          <table:table-cell office:value-type="float" office:value="87.9237306403734">
            <text:p>87.9237306404</text:p>
          </table:table-cell>
          <table:table-cell table:number-columns-repeated="2" office:value-type="string">
            <text:p>27 ♊ 55' 25"</text:p>
          </table:table-cell>
          <table:table-cell office:value-type="float" office:value="0.544026410271985">
            <text:p>0.5440264103</text:p>
          </table:table-cell>
          <table:table-cell office:value-type="float" office:value="0.00800321609666845">
            <text:p>0.008003216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287.60481481">
            <text:p>2426287.60481481</text:p>
          </table:table-cell>
          <table:table-cell office:value-type="string">
            <text:p>1930-11-06 21:30:56.250000 EST-0500</text:p>
          </table:table-cell>
          <table:table-cell office:value-type="float" office:value="0">
            <text:p>0</text:p>
          </table:table-cell>
          <table:table-cell office:value-type="float" office:value="223.967959871193">
            <text:p>223.9679598712</text:p>
          </table:table-cell>
          <table:table-cell office:value-type="float" office:value="223.96782604765">
            <text:p>223.9678260477</text:p>
          </table:table-cell>
          <table:table-cell table:number-columns-repeated="2" office:value-type="string">
            <text:p>13 ♏ 58' 04"</text:p>
          </table:table-cell>
          <table:table-cell office:value-type="float" office:value="1.61317848999595">
            <text:p>1.61317849</text:p>
          </table:table-cell>
          <table:table-cell office:value-type="float" office:value="1.00332357654271">
            <text:p>1.0033235765</text:p>
          </table:table-cell>
          <table:table-cell office:value-type="float" office:value="201.079003598497">
            <text:p>201.0790035985</text:p>
          </table:table-cell>
          <table:table-cell office:value-type="float" office:value="201.078869774954">
            <text:p>201.078869775</text:p>
          </table:table-cell>
          <table:table-cell office:value-type="string">
            <text:p>21 ♎ 04' 44"</text:p>
          </table:table-cell>
          <table:table-cell office:value-type="string">
            <text:p>21 ♎ 04' 43"</text:p>
          </table:table-cell>
          <table:table-cell office:value-type="float" office:value="1.61316837285866">
            <text:p>1.6131683729</text:p>
          </table:table-cell>
          <table:table-cell office:value-type="float" office:value="1.00331342630499">
            <text:p>1.0033134263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6299.12605324">
            <text:p>2426299.12605324</text:p>
          </table:table-cell>
          <table:table-cell office:value-type="string">
            <text:p>1930-11-18 10:01:31.406250 EST-0500</text:p>
          </table:table-cell>
          <table:table-cell office:value-type="float" office:value="0">
            <text:p>0</text:p>
          </table:table-cell>
          <table:table-cell office:value-type="float" office:value="242.188338828634">
            <text:p>242.1883388286</text:p>
          </table:table-cell>
          <table:table-cell office:value-type="float" office:value="242.187919650181">
            <text:p>242.1879196502</text:p>
          </table:table-cell>
          <table:table-cell office:value-type="string">
            <text:p><text:s/>2 ♐ 11' 18"</text:p>
          </table:table-cell>
          <table:table-cell office:value-type="string">
            <text:p><text:s/>2 ♐ 11' 16"</text:p>
          </table:table-cell>
          <table:table-cell office:value-type="float" office:value="1.55550842925039">
            <text:p>1.5555084293</text:p>
          </table:table-cell>
          <table:table-cell office:value-type="float" office:value="-0.569669320030838">
            <text:p>-0.56966932</text:p>
          </table:table-cell>
          <table:table-cell office:value-type="float" office:value="219.298830238675">
            <text:p>219.2988302387</text:p>
          </table:table-cell>
          <table:table-cell office:value-type="float" office:value="219.298411060222">
            <text:p>219.2984110602</text:p>
          </table:table-cell>
          <table:table-cell office:value-type="string">
            <text:p><text:s/>9 ♏ 17' 55"</text:p>
          </table:table-cell>
          <table:table-cell office:value-type="string">
            <text:p><text:s/>9 ♏ 17' 54"</text:p>
          </table:table-cell>
          <table:table-cell office:value-type="float" office:value="1.55551353050848">
            <text:p>1.5555135305</text:p>
          </table:table-cell>
          <table:table-cell office:value-type="float" office:value="-0.569664591452751">
            <text:p>-0.5696645915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6303.25690972">
            <text:p>2426303.25690972</text:p>
          </table:table-cell>
          <table:table-cell office:value-type="string">
            <text:p>1930-11-22 13:09:57.656250 EST-0500</text:p>
          </table:table-cell>
          <table:table-cell office:value-type="float" office:value="0">
            <text:p>0</text:p>
          </table:table-cell>
          <table:table-cell office:value-type="float" office:value="239.73557342356">
            <text:p>239.7355734236</text:p>
          </table:table-cell>
          <table:table-cell office:value-type="float" office:value="239.735804384529">
            <text:p>239.7358043845</text:p>
          </table:table-cell>
          <table:table-cell table:number-columns-repeated="2" office:value-type="string">
            <text:p>29 ♏ 44' 08"</text:p>
          </table:table-cell>
          <table:table-cell office:value-type="float" office:value="-0.606387237808376">
            <text:p>-0.6063872378</text:p>
          </table:table-cell>
          <table:table-cell office:value-type="float" office:value="1.01107474707421">
            <text:p>1.0110747471</text:p>
          </table:table-cell>
          <table:table-cell office:value-type="float" office:value="216.845805545823">
            <text:p>216.8458055458</text:p>
          </table:table-cell>
          <table:table-cell office:value-type="float" office:value="216.846036506791">
            <text:p>216.8460365068</text:p>
          </table:table-cell>
          <table:table-cell office:value-type="string">
            <text:p><text:s/>6 ♏ 50' 44"</text:p>
          </table:table-cell>
          <table:table-cell office:value-type="string">
            <text:p><text:s/>6 ♏ 50' 45"</text:p>
          </table:table-cell>
          <table:table-cell office:value-type="float" office:value="-0.606429049172158">
            <text:p>-0.6064290492</text:p>
          </table:table-cell>
          <table:table-cell office:value-type="float" office:value="1.01103306842115">
            <text:p>1.0110330684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6325.68219907">
            <text:p>2426325.68219907</text:p>
          </table:table-cell>
          <table:table-cell office:value-type="string">
            <text:p>1930-12-14 23:22:22.968750 EST-0500</text:p>
          </table:table-cell>
          <table:table-cell office:value-type="float" office:value="0">
            <text:p>0</text:p>
          </table:table-cell>
          <table:table-cell office:value-type="float" office:value="281.753789512567">
            <text:p>281.7537895126</text:p>
          </table:table-cell>
          <table:table-cell office:value-type="float" office:value="281.753713582301">
            <text:p>281.7537135823</text:p>
          </table:table-cell>
          <table:table-cell table:number-columns-repeated="2" office:value-type="string">
            <text:p>11 ♑ 45' 13"</text:p>
          </table:table-cell>
          <table:table-cell office:value-type="float" office:value="1.30986874089352">
            <text:p>1.3098687409</text:p>
          </table:table-cell>
          <table:table-cell office:value-type="float" office:value="0.114021446344685">
            <text:p>0.1140214463</text:p>
          </table:table-cell>
          <table:table-cell office:value-type="float" office:value="258.862876666767">
            <text:p>258.8628766668</text:p>
          </table:table-cell>
          <table:table-cell office:value-type="float" office:value="258.862800736501">
            <text:p>258.8628007365</text:p>
          </table:table-cell>
          <table:table-cell table:number-columns-repeated="2" office:value-type="string">
            <text:p>18 ♐ 51' 46"</text:p>
          </table:table-cell>
          <table:table-cell office:value-type="float" office:value="1.30987594743091">
            <text:p>1.3098759474</text:p>
          </table:table-cell>
          <table:table-cell office:value-type="float" office:value="0.114028551923964">
            <text:p>0.1140285519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6347.05085648">
            <text:p>2426347.05085648</text:p>
          </table:table-cell>
          <table:table-cell office:value-type="string">
            <text:p>1931-01-05 08:13:14.531250 EST-0500</text:p>
          </table:table-cell>
          <table:table-cell office:value-type="float" office:value="0">
            <text:p>0</text:p>
          </table:table-cell>
          <table:table-cell office:value-type="float" office:value="284.25406379403">
            <text:p>284.254063794</text:p>
          </table:table-cell>
          <table:table-cell office:value-type="float" office:value="284.253916845018">
            <text:p>284.253916845</text:p>
          </table:table-cell>
          <table:table-cell table:number-columns-repeated="2" office:value-type="string">
            <text:p>14 ♑ 15' 14"</text:p>
          </table:table-cell>
          <table:table-cell office:value-type="float" office:value="1.01895569985013">
            <text:p>1.0189556999</text:p>
          </table:table-cell>
          <table:table-cell office:value-type="float" office:value="0.118468413004225">
            <text:p>0.118468413</text:p>
          </table:table-cell>
          <table:table-cell office:value-type="float" office:value="261.361868937103">
            <text:p>261.3618689371</text:p>
          </table:table-cell>
          <table:table-cell office:value-type="float" office:value="261.36172198809">
            <text:p>261.3617219881</text:p>
          </table:table-cell>
          <table:table-cell table:number-columns-repeated="2" office:value-type="string">
            <text:p>21 ♐ 21' 42"</text:p>
          </table:table-cell>
          <table:table-cell office:value-type="float" office:value="1.01890964177196">
            <text:p>1.0189096418</text:p>
          </table:table-cell>
          <table:table-cell office:value-type="float" office:value="0.118422381452748">
            <text:p>0.118422381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347.6341088">
            <text:p>2426347.6341088</text:p>
          </table:table-cell>
          <table:table-cell office:value-type="string">
            <text:p>1931-01-05 22:13:07.500000 EST-0500</text:p>
          </table:table-cell>
          <table:table-cell office:value-type="float" office:value="0">
            <text:p>0</text:p>
          </table:table-cell>
          <table:table-cell office:value-type="float" office:value="284.847855574508">
            <text:p>284.8478555745</text:p>
          </table:table-cell>
          <table:table-cell office:value-type="float" office:value="284.848368901788">
            <text:p>284.8483689018</text:p>
          </table:table-cell>
          <table:table-cell office:value-type="string">
            <text:p>14 ♑ 50' 52"</text:p>
          </table:table-cell>
          <table:table-cell office:value-type="string">
            <text:p>14 ♑ 50' 54"</text:p>
          </table:table-cell>
          <table:table-cell office:value-type="float" office:value="-1.34867281384505">
            <text:p>-1.3486728138</text:p>
          </table:table-cell>
          <table:table-cell office:value-type="float" office:value="1.01894514516457">
            <text:p>1.0189451452</text:p>
          </table:table-cell>
          <table:table-cell office:value-type="float" office:value="261.955614504943">
            <text:p>261.9556145049</text:p>
          </table:table-cell>
          <table:table-cell office:value-type="float" office:value="261.956127832223">
            <text:p>261.9561278322</text:p>
          </table:table-cell>
          <table:table-cell office:value-type="string">
            <text:p>21 ♐ 57' 20"</text:p>
          </table:table-cell>
          <table:table-cell office:value-type="string">
            <text:p>21 ♐ 57' 22"</text:p>
          </table:table-cell>
          <table:table-cell office:value-type="float" office:value="-1.34870814550164">
            <text:p>-1.3487081455</text:p>
          </table:table-cell>
          <table:table-cell office:value-type="float" office:value="1.01890955968549">
            <text:p>1.0189095597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6347.99177083">
            <text:p>2426347.99177083</text:p>
          </table:table-cell>
          <table:table-cell office:value-type="string">
            <text:p>1931-01-06 06:48:09.843750 EST-0500</text:p>
          </table:table-cell>
          <table:table-cell office:value-type="float" office:value="0">
            <text:p>0</text:p>
          </table:table-cell>
          <table:table-cell office:value-type="float" office:value="284.365176369419">
            <text:p>284.3651763694</text:p>
          </table:table-cell>
          <table:table-cell office:value-type="float" office:value="284.365376622865">
            <text:p>284.3653766229</text:p>
          </table:table-cell>
          <table:table-cell office:value-type="string">
            <text:p>14 ♑ 21' 54"</text:p>
          </table:table-cell>
          <table:table-cell office:value-type="string">
            <text:p>14 ♑ 21' 55"</text:p>
          </table:table-cell>
          <table:table-cell office:value-type="float" office:value="-1.34946884603978">
            <text:p>-1.349468846</text:p>
          </table:table-cell>
          <table:table-cell office:value-type="float" office:value="0.118446251463695">
            <text:p>0.1184462515</text:p>
          </table:table-cell>
          <table:table-cell office:value-type="float" office:value="261.47291018503">
            <text:p>261.472910185</text:p>
          </table:table-cell>
          <table:table-cell office:value-type="float" office:value="261.473110438477">
            <text:p>261.4731104385</text:p>
          </table:table-cell>
          <table:table-cell office:value-type="string">
            <text:p>21 ♐ 28' 22"</text:p>
          </table:table-cell>
          <table:table-cell office:value-type="string">
            <text:p>21 ♐ 28' 23"</text:p>
          </table:table-cell>
          <table:table-cell office:value-type="float" office:value="-1.34949689585743">
            <text:p>-1.3494968959</text:p>
          </table:table-cell>
          <table:table-cell office:value-type="float" office:value="0.118417969581607">
            <text:p>0.1184179696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6374.3028125">
            <text:p>2426374.3028125</text:p>
          </table:table-cell>
          <table:table-cell office:value-type="string">
            <text:p>1931-02-01 14:16:03.281250 EST-0500</text:p>
          </table:table-cell>
          <table:table-cell office:value-type="float" office:value="0">
            <text:p>0</text:p>
          </table:table-cell>
          <table:table-cell office:value-type="float" office:value="287.417948587814">
            <text:p>287.4179485878</text:p>
          </table:table-cell>
          <table:table-cell office:value-type="float" office:value="287.417764758984">
            <text:p>287.417764759</text:p>
          </table:table-cell>
          <table:table-cell office:value-type="string">
            <text:p>17 ♑ 25' 04"</text:p>
          </table:table-cell>
          <table:table-cell office:value-type="string">
            <text:p>17 ♑ 25' 03"</text:p>
          </table:table-cell>
          <table:table-cell office:value-type="float" office:value="1.16766462142628">
            <text:p>1.1676646214</text:p>
          </table:table-cell>
          <table:table-cell office:value-type="float" office:value="0.111330561475045">
            <text:p>0.1113305615</text:p>
          </table:table-cell>
          <table:table-cell office:value-type="float" office:value="264.524401741956">
            <text:p>264.524401742</text:p>
          </table:table-cell>
          <table:table-cell office:value-type="float" office:value="264.524217913126">
            <text:p>264.5242179131</text:p>
          </table:table-cell>
          <table:table-cell table:number-columns-repeated="2" office:value-type="string">
            <text:p>24 ♐ 31' 27"</text:p>
          </table:table-cell>
          <table:table-cell office:value-type="float" office:value="1.16762509040059">
            <text:p>1.1676250904</text:p>
          </table:table-cell>
          <table:table-cell office:value-type="float" office:value="0.111291024792256">
            <text:p>0.1112910248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6397.34407407">
            <text:p>2426397.34407407</text:p>
          </table:table-cell>
          <table:table-cell office:value-type="string">
            <text:p>1931-02-24 15:15:28.125000 EST-0500</text:p>
          </table:table-cell>
          <table:table-cell office:value-type="float" office:value="0">
            <text:p>0</text:p>
          </table:table-cell>
          <table:table-cell office:value-type="float" office:value="289.806787324631">
            <text:p>289.8067873246</text:p>
          </table:table-cell>
          <table:table-cell office:value-type="float" office:value="289.806584077284">
            <text:p>289.8065840773</text:p>
          </table:table-cell>
          <table:table-cell office:value-type="string">
            <text:p>19 ♑ 48' 24"</text:p>
          </table:table-cell>
          <table:table-cell office:value-type="string">
            <text:p>19 ♑ 48' 23"</text:p>
          </table:table-cell>
          <table:table-cell office:value-type="float" office:value="1.11340738997378">
            <text:p>1.11340739</text:p>
          </table:table-cell>
          <table:table-cell office:value-type="float" office:value="0.0943859010292847">
            <text:p>0.094385901</text:p>
          </table:table-cell>
          <table:table-cell office:value-type="float" office:value="266.91247772601">
            <text:p>266.912477726</text:p>
          </table:table-cell>
          <table:table-cell office:value-type="float" office:value="266.912274478663">
            <text:p>266.9122744787</text:p>
          </table:table-cell>
          <table:table-cell table:number-columns-repeated="2" office:value-type="string">
            <text:p>26 ♐ 54' 44"</text:p>
          </table:table-cell>
          <table:table-cell office:value-type="float" office:value="1.11340304233517">
            <text:p>1.1134030423</text:p>
          </table:table-cell>
          <table:table-cell office:value-type="float" office:value="0.0943816424121581">
            <text:p>0.094381642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416.49616898">
            <text:p>2426416.49616898</text:p>
          </table:table-cell>
          <table:table-cell office:value-type="string">
            <text:p>1931-03-15 18:54:29.531250 EST-0500</text:p>
          </table:table-cell>
          <table:table-cell office:value-type="float" office:value="0">
            <text:p>0</text:p>
          </table:table-cell>
          <table:table-cell office:value-type="float" office:value="354.444120663883">
            <text:p>354.4441206639</text:p>
          </table:table-cell>
          <table:table-cell office:value-type="float" office:value="354.444063129301">
            <text:p>354.4440631293</text:p>
          </table:table-cell>
          <table:table-cell table:number-columns-repeated="2" office:value-type="string">
            <text:p>24 ♓ 26' 38"</text:p>
          </table:table-cell>
          <table:table-cell office:value-type="float" office:value="1.95818389597073">
            <text:p>1.958183896</text:p>
          </table:table-cell>
          <table:table-cell office:value-type="float" office:value="0.99617988463599">
            <text:p>0.9961798846</text:p>
          </table:table-cell>
          <table:table-cell office:value-type="float" office:value="331.54902510716">
            <text:p>331.5490251072</text:p>
          </table:table-cell>
          <table:table-cell office:value-type="float" office:value="331.548967572578">
            <text:p>331.5489675726</text:p>
          </table:table-cell>
          <table:table-cell table:number-columns-repeated="2" office:value-type="string">
            <text:p><text:s/>1 ♓ 32' 56"</text:p>
          </table:table-cell>
          <table:table-cell office:value-type="float" office:value="1.95819884606722">
            <text:p>1.9581988461</text:p>
          </table:table-cell>
          <table:table-cell office:value-type="float" office:value="0.996195208167244">
            <text:p>0.9961952082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6426.64583333">
            <text:p>2426426.64583333</text:p>
          </table:table-cell>
          <table:table-cell office:value-type="string">
            <text:p>1931-03-25 22:30:00.000000 EST-0500</text:p>
          </table:table-cell>
          <table:table-cell office:value-type="float" office:value="0">
            <text:p>0</text:p>
          </table:table-cell>
          <table:table-cell office:value-type="float" office:value="14.7122090527367">
            <text:p>14.7122090527</text:p>
          </table:table-cell>
          <table:table-cell office:value-type="float" office:value="14.712141505425">
            <text:p>14.7121415054</text:p>
          </table:table-cell>
          <table:table-cell table:number-columns-repeated="2" office:value-type="string">
            <text:p>14 ♈ 42' 43"</text:p>
          </table:table-cell>
          <table:table-cell office:value-type="float" office:value="1.97689778625585">
            <text:p>1.9768977863</text:p>
          </table:table-cell>
          <table:table-cell office:value-type="float" office:value="0.0565489887140285">
            <text:p>0.0565489887</text:p>
          </table:table-cell>
          <table:table-cell office:value-type="float" office:value="351.816938042345">
            <text:p>351.8169380423</text:p>
          </table:table-cell>
          <table:table-cell office:value-type="float" office:value="351.816870495034">
            <text:p>351.816870495</text:p>
          </table:table-cell>
          <table:table-cell table:number-columns-repeated="2" office:value-type="string">
            <text:p>21 ♓ 49' 00"</text:p>
          </table:table-cell>
          <table:table-cell office:value-type="float" office:value="1.97687454257891">
            <text:p>1.9768745426</text:p>
          </table:table-cell>
          <table:table-cell office:value-type="float" office:value="0.056525807765877">
            <text:p>0.0565258078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6437.60017361">
            <text:p>2426437.60017361</text:p>
          </table:table-cell>
          <table:table-cell office:value-type="string">
            <text:p>1931-04-05 21:24:15.468750 EST-0500</text:p>
          </table:table-cell>
          <table:table-cell office:value-type="float" office:value="0">
            <text:p>0</text:p>
          </table:table-cell>
          <table:table-cell office:value-type="float" office:value="15.3362500514296">
            <text:p>15.3362500514</text:p>
          </table:table-cell>
          <table:table-cell office:value-type="float" office:value="15.3360780793612">
            <text:p>15.3360780794</text:p>
          </table:table-cell>
          <table:table-cell office:value-type="string">
            <text:p>15 ♈ 20' 10"</text:p>
          </table:table-cell>
          <table:table-cell office:value-type="string">
            <text:p>15 ♈ 20' 09"</text:p>
          </table:table-cell>
          <table:table-cell office:value-type="float" office:value="0.983719097713725">
            <text:p>0.9837190977</text:p>
          </table:table-cell>
          <table:table-cell office:value-type="float" office:value="0.0572018206132991">
            <text:p>0.0572018206</text:p>
          </table:table-cell>
          <table:table-cell office:value-type="float" office:value="352.44063850356">
            <text:p>352.4406385036</text:p>
          </table:table-cell>
          <table:table-cell office:value-type="float" office:value="352.440466531491">
            <text:p>352.4404665315</text:p>
          </table:table-cell>
          <table:table-cell office:value-type="string">
            <text:p>22 ♓ 26' 26"</text:p>
          </table:table-cell>
          <table:table-cell office:value-type="string">
            <text:p>22 ♓ 26' 25"</text:p>
          </table:table-cell>
          <table:table-cell office:value-type="float" office:value="0.983704966263392">
            <text:p>0.9837049663</text:p>
          </table:table-cell>
          <table:table-cell office:value-type="float" office:value="0.0571878677021552">
            <text:p>0.057187867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461.91731481">
            <text:p>2426461.91731481</text:p>
          </table:table-cell>
          <table:table-cell office:value-type="string">
            <text:p>1931-04-30 05:00:56.250000 EST-0500</text:p>
          </table:table-cell>
          <table:table-cell office:value-type="float" office:value="0">
            <text:p>0</text:p>
          </table:table-cell>
          <table:table-cell office:value-type="float" office:value="39.1040426372116">
            <text:p>39.1040426372</text:p>
          </table:table-cell>
          <table:table-cell office:value-type="float" office:value="39.1041383293186">
            <text:p>39.1041383293</text:p>
          </table:table-cell>
          <table:table-cell table:number-columns-repeated="2" office:value-type="string">
            <text:p><text:s/>9 ♉ 06' 14"</text:p>
          </table:table-cell>
          <table:table-cell office:value-type="float" office:value="-0.649359817844836">
            <text:p>-0.6493598178</text:p>
          </table:table-cell>
          <table:table-cell office:value-type="float" office:value="0.970570819318456">
            <text:p>0.9705708193</text:p>
          </table:table-cell>
          <table:table-cell office:value-type="float" office:value="16.2075600996625">
            <text:p>16.2075600997</text:p>
          </table:table-cell>
          <table:table-cell office:value-type="float" office:value="16.2076557917696">
            <text:p>16.2076557918</text:p>
          </table:table-cell>
          <table:table-cell table:number-columns-repeated="2" office:value-type="string">
            <text:p>16 ♈ 12' 27"</text:p>
          </table:table-cell>
          <table:table-cell office:value-type="float" office:value="-0.649331001459965">
            <text:p>-0.6493310015</text:p>
          </table:table-cell>
          <table:table-cell office:value-type="float" office:value="0.970599775090235">
            <text:p>0.9705997751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6471.9737037">
            <text:p>2426471.9737037</text:p>
          </table:table-cell>
          <table:table-cell office:value-type="string">
            <text:p>1931-05-10 06:22:08.906250 EST-0500</text:p>
          </table:table-cell>
          <table:table-cell office:value-type="float" office:value="0">
            <text:p>0</text:p>
          </table:table-cell>
          <table:table-cell office:value-type="float" office:value="17.2254877771717">
            <text:p>17.2254877772</text:p>
          </table:table-cell>
          <table:table-cell office:value-type="float" office:value="17.2254761709268">
            <text:p>17.2254761709</text:p>
          </table:table-cell>
          <table:table-cell table:number-columns-repeated="2" office:value-type="string">
            <text:p>17 ♈ 13' 31"</text:p>
          </table:table-cell>
          <table:table-cell office:value-type="float" office:value="1.2001144248888">
            <text:p>1.2001144249</text:p>
          </table:table-cell>
          <table:table-cell office:value-type="float" office:value="0.0505756220864677">
            <text:p>0.0505756221</text:p>
          </table:table-cell>
          <table:table-cell office:value-type="float" office:value="354.328479855113">
            <text:p>354.3284798551</text:p>
          </table:table-cell>
          <table:table-cell office:value-type="float" office:value="354.328468248868">
            <text:p>354.3284682489</text:p>
          </table:table-cell>
          <table:table-cell table:number-columns-repeated="2" office:value-type="string">
            <text:p>24 ♓ 19' 42"</text:p>
          </table:table-cell>
          <table:table-cell office:value-type="float" office:value="1.20012612547536">
            <text:p>1.2001261255</text:p>
          </table:table-cell>
          <table:table-cell office:value-type="float" office:value="0.0505874530271604">
            <text:p>0.050587453</text:p>
          </table:table-cell>
        </table:table-row>
        <table:table-row table:style-name="ro1">
          <table:table-cell office:value-type="string">
            <text:p>Jupiter/Pluto</text:p>
          </table:table-cell>
          <table:table-cell office:value-type="float" office:value="2426488.62458333">
            <text:p>2426488.62458333</text:p>
          </table:table-cell>
          <table:table-cell office:value-type="string">
            <text:p>1931-05-26 21:59:24.843750 EST-0500</text:p>
          </table:table-cell>
          <table:table-cell office:value-type="float" office:value="0">
            <text:p>0</text:p>
          </table:table-cell>
          <table:table-cell office:value-type="float" office:value="109.27370127727">
            <text:p>109.2737012773</text:p>
          </table:table-cell>
          <table:table-cell office:value-type="float" office:value="109.273691789189">
            <text:p>109.2736917892</text:p>
          </table:table-cell>
          <table:table-cell table:number-columns-repeated="2" office:value-type="string">
            <text:p>19 ♋ 16' 25"</text:p>
          </table:table-cell>
          <table:table-cell office:value-type="float" office:value="0.188329329268368">
            <text:p>0.1883293293</text:p>
          </table:table-cell>
          <table:table-cell office:value-type="float" office:value="0.0198553362146287">
            <text:p>0.0198553362</text:p>
          </table:table-cell>
          <table:table-cell office:value-type="float" office:value="86.3760013410632">
            <text:p>86.3760013411</text:p>
          </table:table-cell>
          <table:table-cell office:value-type="float" office:value="86.3759918529822">
            <text:p>86.375991853</text:p>
          </table:table-cell>
          <table:table-cell table:number-columns-repeated="2" office:value-type="string">
            <text:p>26 ♊ 22' 33"</text:p>
          </table:table-cell>
          <table:table-cell office:value-type="float" office:value="0.188352073721149">
            <text:p>0.1883520737</text:p>
          </table:table-cell>
          <table:table-cell office:value-type="float" office:value="0.0198780780397187">
            <text:p>0.019878078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26509.21833333">
            <text:p>2426509.21833333</text:p>
          </table:table-cell>
          <table:table-cell office:value-type="string">
            <text:p>1931-06-16 12:14:24.843750 EST-0500</text:p>
          </table:table-cell>
          <table:table-cell office:value-type="float" office:value="0">
            <text:p>0</text:p>
          </table:table-cell>
          <table:table-cell office:value-type="float" office:value="153.284626432985">
            <text:p>153.284626433</text:p>
          </table:table-cell>
          <table:table-cell office:value-type="float" office:value="153.284561262846">
            <text:p>153.2845612628</text:p>
          </table:table-cell>
          <table:table-cell table:number-columns-repeated="2" office:value-type="string">
            <text:p><text:s/>3 ♍ 17' 04"</text:p>
          </table:table-cell>
          <table:table-cell office:value-type="float" office:value="0.54416380059641">
            <text:p>0.5441638006</text:p>
          </table:table-cell>
          <table:table-cell office:value-type="float" office:value="0.0173779166058412">
            <text:p>0.0173779166</text:p>
          </table:table-cell>
          <table:table-cell office:value-type="float" office:value="130.385856644353">
            <text:p>130.3858566444</text:p>
          </table:table-cell>
          <table:table-cell office:value-type="float" office:value="130.385791474214">
            <text:p>130.3857914742</text:p>
          </table:table-cell>
          <table:table-cell office:value-type="string">
            <text:p>10 ♌ 23' 09"</text:p>
          </table:table-cell>
          <table:table-cell office:value-type="string">
            <text:p>10 ♌ 23' 08"</text:p>
          </table:table-cell>
          <table:table-cell office:value-type="float" office:value="0.544111902642056">
            <text:p>0.5441119026</text:p>
          </table:table-cell>
          <table:table-cell office:value-type="float" office:value="0.0173260184429541">
            <text:p>0.017326018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522.30939815">
            <text:p>2426522.30939815</text:p>
          </table:table-cell>
          <table:table-cell office:value-type="string">
            <text:p>1931-06-29 14:25:32.812500 EST-0500</text:p>
          </table:table-cell>
          <table:table-cell office:value-type="float" office:value="0">
            <text:p>0</text:p>
          </table:table-cell>
          <table:table-cell office:value-type="float" office:value="97.0759608417752">
            <text:p>97.0759608418</text:p>
          </table:table-cell>
          <table:table-cell office:value-type="float" office:value="97.0758271571129">
            <text:p>97.0758271571</text:p>
          </table:table-cell>
          <table:table-cell office:value-type="string">
            <text:p><text:s/>7 ♋ 04' 33"</text:p>
          </table:table-cell>
          <table:table-cell office:value-type="string">
            <text:p><text:s/>7 ♋ 04' 32"</text:p>
          </table:table-cell>
          <table:table-cell office:value-type="float" office:value="2.18102486702052">
            <text:p>2.181024867</text:p>
          </table:table-cell>
          <table:table-cell office:value-type="float" office:value="0.953136632601045">
            <text:p>0.9531366326</text:p>
          </table:table-cell>
          <table:table-cell office:value-type="float" office:value="74.17645303711">
            <text:p>74.1764530371</text:p>
          </table:table-cell>
          <table:table-cell office:value-type="float" office:value="74.1763193524477">
            <text:p>74.1763193524</text:p>
          </table:table-cell>
          <table:table-cell office:value-type="string">
            <text:p>14 ♊ 10' 35"</text:p>
          </table:table-cell>
          <table:table-cell office:value-type="string">
            <text:p>14 ♊ 10' 34"</text:p>
          </table:table-cell>
          <table:table-cell office:value-type="float" office:value="2.18097671508117">
            <text:p>2.1809767151</text:p>
          </table:table-cell>
          <table:table-cell office:value-type="float" office:value="0.953088490321935">
            <text:p>0.9530884903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6528.45662037">
            <text:p>2426528.45662037</text:p>
          </table:table-cell>
          <table:table-cell office:value-type="string">
            <text:p>1931-07-05 17:57:32.343750 EST-0500</text:p>
          </table:table-cell>
          <table:table-cell office:value-type="float" office:value="0">
            <text:p>0</text:p>
          </table:table-cell>
          <table:table-cell office:value-type="float" office:value="110.222877905898">
            <text:p>110.2228779059</text:p>
          </table:table-cell>
          <table:table-cell office:value-type="float" office:value="110.222505684831">
            <text:p>110.2225056848</text:p>
          </table:table-cell>
          <table:table-cell office:value-type="string">
            <text:p>20 ♋ 13' 22"</text:p>
          </table:table-cell>
          <table:table-cell office:value-type="string">
            <text:p>20 ♋ 13' 21"</text:p>
          </table:table-cell>
          <table:table-cell office:value-type="float" office:value="2.07651228068267">
            <text:p>2.0765122807</text:p>
          </table:table-cell>
          <table:table-cell office:value-type="float" office:value="0.026258464596173">
            <text:p>0.0262584646</text:p>
          </table:table-cell>
          <table:table-cell office:value-type="float" office:value="87.323046331155">
            <text:p>87.3230463312</text:p>
          </table:table-cell>
          <table:table-cell office:value-type="float" office:value="87.3226741100877">
            <text:p>87.3226741101</text:p>
          </table:table-cell>
          <table:table-cell office:value-type="string">
            <text:p>27 ♊ 19' 22"</text:p>
          </table:table-cell>
          <table:table-cell office:value-type="string">
            <text:p>27 ♊ 19' 21"</text:p>
          </table:table-cell>
          <table:table-cell office:value-type="float" office:value="2.07652974358901">
            <text:p>2.0765297436</text:p>
          </table:table-cell>
          <table:table-cell office:value-type="float" office:value="0.026275989572315">
            <text:p>0.0262759896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6532.49543981">
            <text:p>2426532.49543981</text:p>
          </table:table-cell>
          <table:table-cell office:value-type="string">
            <text:p>1931-07-09 18:53:26.250000 EST-0500</text:p>
          </table:table-cell>
          <table:table-cell office:value-type="float" office:value="0">
            <text:p>0</text:p>
          </table:table-cell>
          <table:table-cell office:value-type="float" office:value="118.386325840071">
            <text:p>118.3863258401</text:p>
          </table:table-cell>
          <table:table-cell office:value-type="float" office:value="118.385981398089">
            <text:p>118.3859813981</text:p>
          </table:table-cell>
          <table:table-cell office:value-type="string">
            <text:p>28 ♋ 23' 10"</text:p>
          </table:table-cell>
          <table:table-cell office:value-type="string">
            <text:p>28 ♋ 23' 09"</text:p>
          </table:table-cell>
          <table:table-cell office:value-type="float" office:value="1.96277631947347">
            <text:p>1.9627763195</text:p>
          </table:table-cell>
          <table:table-cell office:value-type="float" office:value="0.220301143362029">
            <text:p>0.2203011434</text:p>
          </table:table-cell>
          <table:table-cell office:value-type="float" office:value="95.4863927793071">
            <text:p>95.4863927793</text:p>
          </table:table-cell>
          <table:table-cell office:value-type="float" office:value="95.4860483373258">
            <text:p>95.4860483373</text:p>
          </table:table-cell>
          <table:table-cell office:value-type="string">
            <text:p><text:s/>5 ♋ 29' 11"</text:p>
          </table:table-cell>
          <table:table-cell office:value-type="string">
            <text:p><text:s/>5 ♋ 29' 09"</text:p>
          </table:table-cell>
          <table:table-cell office:value-type="float" office:value="1.96277321843257">
            <text:p>1.9627732184</text:p>
          </table:table-cell>
          <table:table-cell office:value-type="float" office:value="0.220297920613395">
            <text:p>0.2202979206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6536.31648148">
            <text:p>2426536.31648148</text:p>
          </table:table-cell>
          <table:table-cell office:value-type="string">
            <text:p>1931-07-13 14:35:44.531250 EST-0500</text:p>
          </table:table-cell>
          <table:table-cell office:value-type="float" office:value="0">
            <text:p>0</text:p>
          </table:table-cell>
          <table:table-cell office:value-type="float" office:value="110.430256124348">
            <text:p>110.4302561243</text:p>
          </table:table-cell>
          <table:table-cell office:value-type="float" office:value="110.430141070134">
            <text:p>110.4301410701</text:p>
          </table:table-cell>
          <table:table-cell table:number-columns-repeated="2" office:value-type="string">
            <text:p>20 ♋ 25' 48"</text:p>
          </table:table-cell>
          <table:table-cell office:value-type="float" office:value="0.954136630109622">
            <text:p>0.9541366301</text:p>
          </table:table-cell>
          <table:table-cell office:value-type="float" office:value="0.0265304874707925">
            <text:p>0.0265304875</text:p>
          </table:table-cell>
          <table:table-cell office:value-type="float" office:value="87.5300660735756">
            <text:p>87.5300660736</text:p>
          </table:table-cell>
          <table:table-cell office:value-type="float" office:value="87.5299510193616">
            <text:p>87.5299510194</text:p>
          </table:table-cell>
          <table:table-cell office:value-type="string">
            <text:p>27 ♊ 31' 48"</text:p>
          </table:table-cell>
          <table:table-cell office:value-type="string">
            <text:p>27 ♊ 31' 47"</text:p>
          </table:table-cell>
          <table:table-cell office:value-type="float" office:value="0.95408730196403">
            <text:p>0.954087302</text:p>
          </table:table-cell>
          <table:table-cell office:value-type="float" office:value="0.0264811549163725">
            <text:p>0.0264811549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6548.32917824">
            <text:p>2426548.32917824</text:p>
          </table:table-cell>
          <table:table-cell office:value-type="string">
            <text:p>1931-07-25 14:54:01.406250 EST-0500</text:p>
          </table:table-cell>
          <table:table-cell office:value-type="float" office:value="0">
            <text:p>0</text:p>
          </table:table-cell>
          <table:table-cell office:value-type="float" office:value="121.897464825373">
            <text:p>121.8974648254</text:p>
          </table:table-cell>
          <table:table-cell office:value-type="float" office:value="121.897372467702">
            <text:p>121.8973724677</text:p>
          </table:table-cell>
          <table:table-cell table:number-columns-repeated="2" office:value-type="string">
            <text:p><text:s/>1 ♌ 53' 50"</text:p>
          </table:table-cell>
          <table:table-cell office:value-type="float" office:value="0.955113236470288">
            <text:p>0.9551132365</text:p>
          </table:table-cell>
          <table:table-cell office:value-type="float" office:value="0.222362929169056">
            <text:p>0.2223629292</text:p>
          </table:table-cell>
          <table:table-cell office:value-type="float" office:value="98.9966761118285">
            <text:p>98.9966761118</text:p>
          </table:table-cell>
          <table:table-cell office:value-type="float" office:value="98.9965837541576">
            <text:p>98.9965837542</text:p>
          </table:table-cell>
          <table:table-cell office:value-type="string">
            <text:p><text:s/>8 ♋ 59' 48"</text:p>
          </table:table-cell>
          <table:table-cell office:value-type="string">
            <text:p><text:s/>8 ♋ 59' 47"</text:p>
          </table:table-cell>
          <table:table-cell office:value-type="float" office:value="0.955073433244653">
            <text:p>0.9550734332</text:p>
          </table:table-cell>
          <table:table-cell office:value-type="float" office:value="0.222323132026635">
            <text:p>0.222323132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6549.11701389">
            <text:p>2426549.11701389</text:p>
          </table:table-cell>
          <table:table-cell office:value-type="string">
            <text:p>1931-07-26 09:48:30.937500 EST-0500</text:p>
          </table:table-cell>
          <table:table-cell office:value-type="float" office:value="0">
            <text:p>0</text:p>
          </table:table-cell>
          <table:table-cell office:value-type="float" office:value="110.767219444371">
            <text:p>110.7672194444</text:p>
          </table:table-cell>
          <table:table-cell office:value-type="float" office:value="110.767180401833">
            <text:p>110.7671804018</text:p>
          </table:table-cell>
          <table:table-cell table:number-columns-repeated="2" office:value-type="string">
            <text:p>20 ♋ 46' 01"</text:p>
          </table:table-cell>
          <table:table-cell office:value-type="float" office:value="1.22646135734309">
            <text:p>1.2264613573</text:p>
          </table:table-cell>
          <table:table-cell office:value-type="float" office:value="0.0260262400193223">
            <text:p>0.02602624</text:p>
          </table:table-cell>
          <table:table-cell office:value-type="float" office:value="87.8663683597739">
            <text:p>87.8663683598</text:p>
          </table:table-cell>
          <table:table-cell office:value-type="float" office:value="87.8663293172356">
            <text:p>87.8663293172</text:p>
          </table:table-cell>
          <table:table-cell table:number-columns-repeated="2" office:value-type="string">
            <text:p>27 ♊ 51' 58"</text:p>
          </table:table-cell>
          <table:table-cell office:value-type="float" office:value="1.2264200176084">
            <text:p>1.2264200176</text:p>
          </table:table-cell>
          <table:table-cell office:value-type="float" office:value="0.0259849029068072">
            <text:p>0.0259849029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6554.92097222">
            <text:p>2426554.92097222</text:p>
          </table:table-cell>
          <table:table-cell office:value-type="string">
            <text:p>1931-08-01 05:06:12.656250 EST-0500</text:p>
          </table:table-cell>
          <table:table-cell office:value-type="float" office:value="0">
            <text:p>0</text:p>
          </table:table-cell>
          <table:table-cell office:value-type="float" office:value="154.503259197778">
            <text:p>154.5032591978</text:p>
          </table:table-cell>
          <table:table-cell office:value-type="float" office:value="154.503043239183">
            <text:p>154.5030432392</text:p>
          </table:table-cell>
          <table:table-cell office:value-type="string">
            <text:p><text:s/>4 ♍ 30' 11"</text:p>
          </table:table-cell>
          <table:table-cell office:value-type="string">
            <text:p><text:s/>4 ♍ 30' 10"</text:p>
          </table:table-cell>
          <table:table-cell office:value-type="float" office:value="1.24375526894366">
            <text:p>1.2437552689</text:p>
          </table:table-cell>
          <table:table-cell office:value-type="float" office:value="0.0339054817078689">
            <text:p>0.0339054817</text:p>
          </table:table-cell>
          <table:table-cell office:value-type="float" office:value="131.602105877726">
            <text:p>131.6021058777</text:p>
          </table:table-cell>
          <table:table-cell office:value-type="float" office:value="131.601889919132">
            <text:p>131.6018899191</text:p>
          </table:table-cell>
          <table:table-cell office:value-type="string">
            <text:p>11 ♌ 36' 07"</text:p>
          </table:table-cell>
          <table:table-cell office:value-type="string">
            <text:p>11 ♌ 36' 06"</text:p>
          </table:table-cell>
          <table:table-cell office:value-type="float" office:value="1.24377575812738">
            <text:p>1.2437757581</text:p>
          </table:table-cell>
          <table:table-cell office:value-type="float" office:value="0.0339257398011922">
            <text:p>0.0339257398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6560.34284722">
            <text:p>2426560.34284722</text:p>
          </table:table-cell>
          <table:table-cell office:value-type="string">
            <text:p>1931-08-06 15:13:42.656250 EST-0500</text:p>
          </table:table-cell>
          <table:table-cell office:value-type="float" office:value="0">
            <text:p>0</text:p>
          </table:table-cell>
          <table:table-cell office:value-type="float" office:value="124.561631503883">
            <text:p>124.5616315039</text:p>
          </table:table-cell>
          <table:table-cell office:value-type="float" office:value="124.561595444232">
            <text:p>124.5615954442</text:p>
          </table:table-cell>
          <table:table-cell table:number-columns-repeated="2" office:value-type="string">
            <text:p><text:s/>4 ♌ 33' 41"</text:p>
          </table:table-cell>
          <table:table-cell office:value-type="float" office:value="1.23130011926053">
            <text:p>1.2313001193</text:p>
          </table:table-cell>
          <table:table-cell office:value-type="float" office:value="0.220801593009105">
            <text:p>0.220801593</text:p>
          </table:table-cell>
          <table:table-cell office:value-type="float" office:value="101.660380217237">
            <text:p>101.6603802172</text:p>
          </table:table-cell>
          <table:table-cell office:value-type="float" office:value="101.660344157586">
            <text:p>101.6603441576</text:p>
          </table:table-cell>
          <table:table-cell table:number-columns-repeated="2" office:value-type="string">
            <text:p>11 ♋ 39' 37"</text:p>
          </table:table-cell>
          <table:table-cell office:value-type="float" office:value="1.23129946683523">
            <text:p>1.2312994668</text:p>
          </table:table-cell>
          <table:table-cell office:value-type="float" office:value="0.220800907645608">
            <text:p>0.2208009076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6583.3543287">
            <text:p>2426583.3543287</text:p>
          </table:table-cell>
          <table:table-cell office:value-type="string">
            <text:p>1931-08-29 15:30:14.062500 EST-0500</text:p>
          </table:table-cell>
          <table:table-cell office:value-type="float" office:value="0">
            <text:p>0</text:p>
          </table:table-cell>
          <table:table-cell office:value-type="float" office:value="155.527943806614">
            <text:p>155.5279438066</text:p>
          </table:table-cell>
          <table:table-cell office:value-type="float" office:value="155.527784501974">
            <text:p>155.527784502</text:p>
          </table:table-cell>
          <table:table-cell table:number-columns-repeated="2" office:value-type="string">
            <text:p><text:s/>5 ♍ 31' 40"</text:p>
          </table:table-cell>
          <table:table-cell office:value-type="float" office:value="0.966266294740267">
            <text:p>0.9662662947</text:p>
          </table:table-cell>
          <table:table-cell office:value-type="float" office:value="0.0370584608323892">
            <text:p>0.0370584608</text:p>
          </table:table-cell>
          <table:table-cell office:value-type="float" office:value="132.625708235439">
            <text:p>132.6257082354</text:p>
          </table:table-cell>
          <table:table-cell office:value-type="float" office:value="132.6255489308">
            <text:p>132.6255489308</text:p>
          </table:table-cell>
          <table:table-cell office:value-type="string">
            <text:p>12 ♌ 37' 32"</text:p>
          </table:table-cell>
          <table:table-cell office:value-type="string">
            <text:p>12 ♌ 37' 31"</text:p>
          </table:table-cell>
          <table:table-cell office:value-type="float" office:value="0.966303329860916">
            <text:p>0.9663033299</text:p>
          </table:table-cell>
          <table:table-cell office:value-type="float" office:value="0.0370954166590363">
            <text:p>0.0370954167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6585.4590625">
            <text:p>2426585.4590625</text:p>
          </table:table-cell>
          <table:table-cell office:value-type="string">
            <text:p>1931-08-31 18:01:03.281250 EST-0500</text:p>
          </table:table-cell>
          <table:table-cell office:value-type="float" office:value="0">
            <text:p>0</text:p>
          </table:table-cell>
          <table:table-cell office:value-type="float" office:value="155.605985639728">
            <text:p>155.6059856397</text:p>
          </table:table-cell>
          <table:table-cell office:value-type="float" office:value="155.605775093834">
            <text:p>155.6057750938</text:p>
          </table:table-cell>
          <table:table-cell office:value-type="string">
            <text:p><text:s/>5 ♍ 36' 21"</text:p>
          </table:table-cell>
          <table:table-cell office:value-type="string">
            <text:p><text:s/>5 ♍ 36' 20"</text:p>
          </table:table-cell>
          <table:table-cell office:value-type="float" office:value="1.24017242093998">
            <text:p>1.2401724209</text:p>
          </table:table-cell>
          <table:table-cell office:value-type="float" office:value="0.0370491653833658">
            <text:p>0.0370491654</text:p>
          </table:table-cell>
          <table:table-cell office:value-type="float" office:value="132.703746369655">
            <text:p>132.7037463697</text:p>
          </table:table-cell>
          <table:table-cell office:value-type="float" office:value="132.703535823761">
            <text:p>132.7035358238</text:p>
          </table:table-cell>
          <table:table-cell office:value-type="string">
            <text:p>12 ♌ 42' 13"</text:p>
          </table:table-cell>
          <table:table-cell office:value-type="string">
            <text:p>12 ♌ 42' 12"</text:p>
          </table:table-cell>
          <table:table-cell office:value-type="float" office:value="1.24020496466176">
            <text:p>1.2402049647</text:p>
          </table:table-cell>
          <table:table-cell office:value-type="float" office:value="0.0370816683678237">
            <text:p>0.037081668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589.50153935">
            <text:p>2426589.50153935</text:p>
          </table:table-cell>
          <table:table-cell office:value-type="string">
            <text:p>1931-09-04 19:02:13.593750 EST-0500</text:p>
          </table:table-cell>
          <table:table-cell office:value-type="float" office:value="0">
            <text:p>0</text:p>
          </table:table-cell>
          <table:table-cell office:value-type="float" office:value="161.477097209322">
            <text:p>161.4770972093</text:p>
          </table:table-cell>
          <table:table-cell office:value-type="float" office:value="161.477364616949">
            <text:p>161.4773646169</text:p>
          </table:table-cell>
          <table:table-cell office:value-type="string">
            <text:p>11 ♍ 28' 37"</text:p>
          </table:table-cell>
          <table:table-cell office:value-type="string">
            <text:p>11 ♍ 28' 38"</text:p>
          </table:table-cell>
          <table:table-cell office:value-type="float" office:value="-0.96349942896725">
            <text:p>-0.963499429</text:p>
          </table:table-cell>
          <table:table-cell office:value-type="float" office:value="0.969488994821278">
            <text:p>0.9694889948</text:p>
          </table:table-cell>
          <table:table-cell office:value-type="float" office:value="138.574746778621">
            <text:p>138.5747467786</text:p>
          </table:table-cell>
          <table:table-cell office:value-type="float" office:value="138.575014186248">
            <text:p>138.5750141862</text:p>
          </table:table-cell>
          <table:table-cell office:value-type="string">
            <text:p>18 ♌ 34' 29"</text:p>
          </table:table-cell>
          <table:table-cell office:value-type="string">
            <text:p>18 ♌ 34' 30"</text:p>
          </table:table-cell>
          <table:table-cell office:value-type="float" office:value="-0.963514051891466">
            <text:p>-0.9635140519</text:p>
          </table:table-cell>
          <table:table-cell office:value-type="float" office:value="0.96947479026565">
            <text:p>0.9694747903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6589.88996528">
            <text:p>2426589.88996528</text:p>
          </table:table-cell>
          <table:table-cell office:value-type="string">
            <text:p>1931-09-05 04:21:33.750000 EST-0500</text:p>
          </table:table-cell>
          <table:table-cell office:value-type="float" office:value="0">
            <text:p>0</text:p>
          </table:table-cell>
          <table:table-cell office:value-type="float" office:value="161.104301640068">
            <text:p>161.1043016401</text:p>
          </table:table-cell>
          <table:table-cell office:value-type="float" office:value="161.104407802347">
            <text:p>161.1044078023</text:p>
          </table:table-cell>
          <table:table-cell table:number-columns-repeated="2" office:value-type="string">
            <text:p>11 ♍ 06' 15"</text:p>
          </table:table-cell>
          <table:table-cell office:value-type="float" office:value="-0.95547472602072">
            <text:p>-0.955474726</text:p>
          </table:table-cell>
          <table:table-cell office:value-type="float" office:value="1.24167443177156">
            <text:p>1.2416744318</text:p>
          </table:table-cell>
          <table:table-cell office:value-type="float" office:value="138.201930006158">
            <text:p>138.2019300062</text:p>
          </table:table-cell>
          <table:table-cell office:value-type="float" office:value="138.202036168438">
            <text:p>138.2020361684</text:p>
          </table:table-cell>
          <table:table-cell office:value-type="string">
            <text:p>18 ♌ 12' 06"</text:p>
          </table:table-cell>
          <table:table-cell office:value-type="string">
            <text:p>18 ♌ 12' 07"</text:p>
          </table:table-cell>
          <table:table-cell office:value-type="float" office:value="-0.95549345843473">
            <text:p>-0.9554934584</text:p>
          </table:table-cell>
          <table:table-cell office:value-type="float" office:value="1.24165612292382">
            <text:p>1.2416561229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6592.6497338">
            <text:p>2426592.6497338</text:p>
          </table:table-cell>
          <table:table-cell office:value-type="string">
            <text:p>1931-09-07 22:35:37.500000 EST-0500</text:p>
          </table:table-cell>
          <table:table-cell office:value-type="float" office:value="0">
            <text:p>0</text:p>
          </table:table-cell>
          <table:table-cell office:value-type="float" office:value="164.532362854357">
            <text:p>164.5323628544</text:p>
          </table:table-cell>
          <table:table-cell office:value-type="float" office:value="164.532315129858">
            <text:p>164.5323151299</text:p>
          </table:table-cell>
          <table:table-cell table:number-columns-repeated="2" office:value-type="string">
            <text:p>14 ♍ 31' 56"</text:p>
          </table:table-cell>
          <table:table-cell office:value-type="float" office:value="1.24254166581238">
            <text:p>1.2425416658</text:p>
          </table:table-cell>
          <table:table-cell office:value-type="float" office:value="0.971269396068652">
            <text:p>0.9712693961</text:p>
          </table:table-cell>
          <table:table-cell office:value-type="float" office:value="141.629813836089">
            <text:p>141.6298138361</text:p>
          </table:table-cell>
          <table:table-cell office:value-type="float" office:value="141.62976611159">
            <text:p>141.6297661116</text:p>
          </table:table-cell>
          <table:table-cell table:number-columns-repeated="2" office:value-type="string">
            <text:p>21 ♌ 37' 47"</text:p>
          </table:table-cell>
          <table:table-cell office:value-type="float" office:value="1.24251607252652">
            <text:p>1.2425160725</text:p>
          </table:table-cell>
          <table:table-cell office:value-type="float" office:value="0.97124410863031">
            <text:p>0.9712441086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6597.44612269">
            <text:p>2426597.44612269</text:p>
          </table:table-cell>
          <table:table-cell office:value-type="string">
            <text:p>1931-09-12 17:42:25.312500 EST-0500</text:p>
          </table:table-cell>
          <table:table-cell office:value-type="float" office:value="0">
            <text:p>0</text:p>
          </table:table-cell>
          <table:table-cell office:value-type="float" office:value="156.046881791939">
            <text:p>156.0468817919</text:p>
          </table:table-cell>
          <table:table-cell office:value-type="float" office:value="156.046943427425">
            <text:p>156.0469434274</text:p>
          </table:table-cell>
          <table:table-cell table:number-columns-repeated="2" office:value-type="string">
            <text:p><text:s/>6 ♍ 02' 48"</text:p>
          </table:table-cell>
          <table:table-cell office:value-type="float" office:value="-0.222560519893109">
            <text:p>-0.2225605199</text:p>
          </table:table-cell>
          <table:table-cell office:value-type="float" office:value="0.0362871342098657">
            <text:p>0.0362871342</text:p>
          </table:table-cell>
          <table:table-cell office:value-type="float" office:value="133.144203126591">
            <text:p>133.1442031266</text:p>
          </table:table-cell>
          <table:table-cell office:value-type="float" office:value="133.144264762077">
            <text:p>133.1442647621</text:p>
          </table:table-cell>
          <table:table-cell table:number-columns-repeated="2" office:value-type="string">
            <text:p>13 ♌ 08' 39"</text:p>
          </table:table-cell>
          <table:table-cell office:value-type="float" office:value="-0.2225178837923">
            <text:p>-0.2225178838</text:p>
          </table:table-cell>
          <table:table-cell office:value-type="float" office:value="0.0363296731441306">
            <text:p>0.0363296731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6600.80646991">
            <text:p>2426600.80646991</text:p>
          </table:table-cell>
          <table:table-cell office:value-type="string">
            <text:p>1931-09-16 02:21:19.687500 EST-0500</text:p>
          </table:table-cell>
          <table:table-cell office:value-type="float" office:value="0">
            <text:p>0</text:p>
          </table:table-cell>
          <table:table-cell office:value-type="float" office:value="156.168252155572">
            <text:p>156.1682521556</text:p>
          </table:table-cell>
          <table:table-cell office:value-type="float" office:value="156.168239246156">
            <text:p>156.1682392462</text:p>
          </table:table-cell>
          <table:table-cell table:number-columns-repeated="2" office:value-type="string">
            <text:p><text:s/>6 ♍ 10' 05"</text:p>
          </table:table-cell>
          <table:table-cell office:value-type="float" office:value="0.298606959067533">
            <text:p>0.2986069591</text:p>
          </table:table-cell>
          <table:table-cell office:value-type="float" office:value="0.0358997528790974">
            <text:p>0.0358997529</text:p>
          </table:table-cell>
          <table:table-cell office:value-type="float" office:value="133.265529523964">
            <text:p>133.265529524</text:p>
          </table:table-cell>
          <table:table-cell office:value-type="float" office:value="133.265516614549">
            <text:p>133.2655166145</text:p>
          </table:table-cell>
          <table:table-cell table:number-columns-repeated="2" office:value-type="string">
            <text:p>13 ♌ 15' 55"</text:p>
          </table:table-cell>
          <table:table-cell office:value-type="float" office:value="0.298603875589767">
            <text:p>0.2986038756</text:p>
          </table:table-cell>
          <table:table-cell office:value-type="float" office:value="0.0358969560532718">
            <text:p>0.035896956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633.19123843">
            <text:p>2426633.19123843</text:p>
          </table:table-cell>
          <table:table-cell office:value-type="string">
            <text:p>1931-10-18 11:35:23.437500 EST-0500</text:p>
          </table:table-cell>
          <table:table-cell office:value-type="float" office:value="0">
            <text:p>0</text:p>
          </table:table-cell>
          <table:table-cell office:value-type="float" office:value="204.342074010835">
            <text:p>204.3420740108</text:p>
          </table:table-cell>
          <table:table-cell office:value-type="float" office:value="204.342030233301">
            <text:p>204.3420302333</text:p>
          </table:table-cell>
          <table:table-cell table:number-columns-repeated="2" office:value-type="string">
            <text:p>24 ♎ 20' 31"</text:p>
          </table:table-cell>
          <table:table-cell office:value-type="float" office:value="1.68703390655911">
            <text:p>1.6870339066</text:p>
          </table:table-cell>
          <table:table-cell office:value-type="float" office:value="0.993230118392113">
            <text:p>0.9932301184</text:p>
          </table:table-cell>
          <table:table-cell office:value-type="float" office:value="181.438199678339">
            <text:p>181.4381996783</text:p>
          </table:table-cell>
          <table:table-cell office:value-type="float" office:value="181.438155900804">
            <text:p>181.4381559008</text:p>
          </table:table-cell>
          <table:table-cell table:number-columns-repeated="2" office:value-type="string">
            <text:p><text:s/>1 ♎ 26' 17"</text:p>
          </table:table-cell>
          <table:table-cell office:value-type="float" office:value="1.68702147854608">
            <text:p>1.6870214785</text:p>
          </table:table-cell>
          <table:table-cell office:value-type="float" office:value="0.993217793208863">
            <text:p>0.9932177932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6664.6277662">
            <text:p>2426664.6277662</text:p>
          </table:table-cell>
          <table:table-cell office:value-type="string">
            <text:p>1931-11-18 22:03:59.062500 EST-0500</text:p>
          </table:table-cell>
          <table:table-cell office:value-type="float" office:value="0">
            <text:p>0</text:p>
          </table:table-cell>
          <table:table-cell office:value-type="float" office:value="254.292408126811">
            <text:p>254.2924081268</text:p>
          </table:table-cell>
          <table:table-cell office:value-type="float" office:value="254.292369758591">
            <text:p>254.2923697586</text:p>
          </table:table-cell>
          <table:table-cell table:number-columns-repeated="2" office:value-type="string">
            <text:p>14 ♐ 17' 32"</text:p>
          </table:table-cell>
          <table:table-cell office:value-type="float" office:value="1.24800404157278">
            <text:p>1.2480040416</text:p>
          </table:table-cell>
          <table:table-cell office:value-type="float" office:value="0.738595910632266">
            <text:p>0.7385959106</text:p>
          </table:table-cell>
          <table:table-cell office:value-type="float" office:value="231.387291591504">
            <text:p>231.3872915915</text:p>
          </table:table-cell>
          <table:table-cell office:value-type="float" office:value="231.387253223284">
            <text:p>231.3872532233</text:p>
          </table:table-cell>
          <table:table-cell table:number-columns-repeated="2" office:value-type="string">
            <text:p>21 ♏ 23' 14"</text:p>
          </table:table-cell>
          <table:table-cell office:value-type="float" office:value="1.24802541250865">
            <text:p>1.2480254125</text:p>
          </table:table-cell>
          <table:table-cell office:value-type="float" office:value="0.738617281692885">
            <text:p>0.7386172817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6666.2683912">
            <text:p>2426666.2683912</text:p>
          </table:table-cell>
          <table:table-cell office:value-type="string">
            <text:p>1931-11-20 13:26:29.062500 EST-0500</text:p>
          </table:table-cell>
          <table:table-cell office:value-type="float" office:value="0">
            <text:p>0</text:p>
          </table:table-cell>
          <table:table-cell office:value-type="float" office:value="255.505418432974">
            <text:p>255.505418433</text:p>
          </table:table-cell>
          <table:table-cell office:value-type="float" office:value="255.505383239728">
            <text:p>255.5053832397</text:p>
          </table:table-cell>
          <table:table-cell table:number-columns-repeated="2" office:value-type="string">
            <text:p>15 ♐ 30' 19"</text:p>
          </table:table-cell>
          <table:table-cell office:value-type="float" office:value="1.4135456826041">
            <text:p>1.4135456826</text:p>
          </table:table-cell>
          <table:table-cell office:value-type="float" office:value="0.740125687831287">
            <text:p>0.7401256878</text:p>
          </table:table-cell>
          <table:table-cell office:value-type="float" office:value="232.600276834924">
            <text:p>232.6002768349</text:p>
          </table:table-cell>
          <table:table-cell office:value-type="float" office:value="232.600241641678">
            <text:p>232.6002416417</text:p>
          </table:table-cell>
          <table:table-cell table:number-columns-repeated="2" office:value-type="string">
            <text:p>22 ♏ 36' 00"</text:p>
          </table:table-cell>
          <table:table-cell office:value-type="float" office:value="1.41356795834087">
            <text:p>1.4135679583</text:p>
          </table:table-cell>
          <table:table-cell office:value-type="float" office:value="0.74014802134646">
            <text:p>0.7401480213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6691.72200231">
            <text:p>2426691.72200231</text:p>
          </table:table-cell>
          <table:table-cell office:value-type="string">
            <text:p>1931-12-16 00:19:41.250000 EST-0500</text:p>
          </table:table-cell>
          <table:table-cell office:value-type="float" office:value="0">
            <text:p>0</text:p>
          </table:table-cell>
          <table:table-cell office:value-type="float" office:value="274.639399230796">
            <text:p>274.6393992308</text:p>
          </table:table-cell>
          <table:table-cell office:value-type="float" office:value="274.639782363998">
            <text:p>274.639782364</text:p>
          </table:table-cell>
          <table:table-cell office:value-type="string">
            <text:p><text:s/>4 ♑ 38' 21"</text:p>
          </table:table-cell>
          <table:table-cell office:value-type="string">
            <text:p><text:s/>4 ♑ 38' 23"</text:p>
          </table:table-cell>
          <table:table-cell office:value-type="float" office:value="-0.818707735489301">
            <text:p>-0.8187077355</text:p>
          </table:table-cell>
          <table:table-cell office:value-type="float" office:value="0.762496471953227">
            <text:p>0.762496472</text:p>
          </table:table-cell>
          <table:table-cell office:value-type="float" office:value="251.732850389886">
            <text:p>251.7328503899</text:p>
          </table:table-cell>
          <table:table-cell office:value-type="float" office:value="251.733233523088">
            <text:p>251.7332335231</text:p>
          </table:table-cell>
          <table:table-cell office:value-type="string">
            <text:p>11 ♐ 43' 58"</text:p>
          </table:table-cell>
          <table:table-cell office:value-type="string">
            <text:p>11 ♐ 43' 59"</text:p>
          </table:table-cell>
          <table:table-cell office:value-type="float" office:value="-0.818695811185849">
            <text:p>-0.8186958112</text:p>
          </table:table-cell>
          <table:table-cell office:value-type="float" office:value="0.76250838623966">
            <text:p>0.7625083862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6695.16438657">
            <text:p>2426695.16438657</text:p>
          </table:table-cell>
          <table:table-cell office:value-type="string">
            <text:p>1931-12-19 10:56:43.125000 EST-0500</text:p>
          </table:table-cell>
          <table:table-cell office:value-type="float" office:value="0">
            <text:p>0</text:p>
          </table:table-cell>
          <table:table-cell office:value-type="float" office:value="292.356713888722">
            <text:p>292.3567138887</text:p>
          </table:table-cell>
          <table:table-cell office:value-type="float" office:value="292.356493671362">
            <text:p>292.3564936714</text:p>
          </table:table-cell>
          <table:table-cell office:value-type="string">
            <text:p>22 ♑ 21' 24"</text:p>
          </table:table-cell>
          <table:table-cell office:value-type="string">
            <text:p>22 ♑ 21' 23"</text:p>
          </table:table-cell>
          <table:table-cell office:value-type="float" office:value="1.24392945304949">
            <text:p>1.243929453</text:p>
          </table:table-cell>
          <table:table-cell office:value-type="float" office:value="0.111081651958339">
            <text:p>0.111081652</text:p>
          </table:table-cell>
          <table:table-cell office:value-type="float" office:value="269.450076992024">
            <text:p>269.450076992</text:p>
          </table:table-cell>
          <table:table-cell office:value-type="float" office:value="269.449856774664">
            <text:p>269.4498567747</text:p>
          </table:table-cell>
          <table:table-cell office:value-type="string">
            <text:p>29 ♐ 27' 00"</text:p>
          </table:table-cell>
          <table:table-cell office:value-type="string">
            <text:p>29 ♐ 26' 59"</text:p>
          </table:table-cell>
          <table:table-cell office:value-type="float" office:value="1.24393384022722">
            <text:p>1.2439338402</text:p>
          </table:table-cell>
          <table:table-cell office:value-type="float" office:value="0.11108592973493">
            <text:p>0.111085929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696.88508102">
            <text:p>2426696.88508102</text:p>
          </table:table-cell>
          <table:table-cell office:value-type="string">
            <text:p>1931-12-21 04:14:31.875000 EST-0500</text:p>
          </table:table-cell>
          <table:table-cell office:value-type="float" office:value="0">
            <text:p>0</text:p>
          </table:table-cell>
          <table:table-cell office:value-type="float" office:value="268.552283580151">
            <text:p>268.5522835802</text:p>
          </table:table-cell>
          <table:table-cell office:value-type="float" office:value="268.552661686368">
            <text:p>268.5526616864</text:p>
          </table:table-cell>
          <table:table-cell office:value-type="string">
            <text:p>28 ♐ 33' 08"</text:p>
          </table:table-cell>
          <table:table-cell office:value-type="string">
            <text:p>28 ♐ 33' 09"</text:p>
          </table:table-cell>
          <table:table-cell office:value-type="float" office:value="-1.38185384668855">
            <text:p>-1.3818538467</text:p>
          </table:table-cell>
          <table:table-cell office:value-type="float" office:value="1.01817343018672">
            <text:p>1.0181734302</text:p>
          </table:table-cell>
          <table:table-cell office:value-type="float" office:value="245.645571559424">
            <text:p>245.6455715594</text:p>
          </table:table-cell>
          <table:table-cell office:value-type="float" office:value="245.645949665641">
            <text:p>245.6459496656</text:p>
          </table:table-cell>
          <table:table-cell office:value-type="string">
            <text:p><text:s/>5 ♐ 38' 44"</text:p>
          </table:table-cell>
          <table:table-cell office:value-type="string">
            <text:p><text:s/>5 ♐ 38' 45"</text:p>
          </table:table-cell>
          <table:table-cell office:value-type="float" office:value="-1.38187004645485">
            <text:p>-1.3818700465</text:p>
          </table:table-cell>
          <table:table-cell office:value-type="float" office:value="1.01815721777877">
            <text:p>1.0181572178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26718.12653935">
            <text:p>2426718.12653935</text:p>
          </table:table-cell>
          <table:table-cell office:value-type="string">
            <text:p>1932-01-11 10:02:13.593750 EST-0500</text:p>
          </table:table-cell>
          <table:table-cell office:value-type="float" office:value="0">
            <text:p>0</text:p>
          </table:table-cell>
          <table:table-cell office:value-type="float" office:value="295.013571956555">
            <text:p>295.0135719566</text:p>
          </table:table-cell>
          <table:table-cell office:value-type="float" office:value="295.013533872115">
            <text:p>295.0135338721</text:p>
          </table:table-cell>
          <table:table-cell table:number-columns-repeated="2" office:value-type="string">
            <text:p>25 ♑ 00' 48"</text:p>
          </table:table-cell>
          <table:table-cell office:value-type="float" office:value="0.779671921488106">
            <text:p>0.7796719215</text:p>
          </table:table-cell>
          <table:table-cell office:value-type="float" office:value="0.118623038225574">
            <text:p>0.1186230382</text:p>
          </table:table-cell>
          <table:table-cell office:value-type="float" office:value="272.105534397482">
            <text:p>272.1055343975</text:p>
          </table:table-cell>
          <table:table-cell office:value-type="float" office:value="272.105496313042">
            <text:p>272.105496313</text:p>
          </table:table-cell>
          <table:table-cell table:number-columns-repeated="2" office:value-type="string">
            <text:p><text:s/>2 ♑ 06' 19"</text:p>
          </table:table-cell>
          <table:table-cell office:value-type="float" office:value="0.779678547302362">
            <text:p>0.7796785473</text:p>
          </table:table-cell>
          <table:table-cell office:value-type="float" office:value="0.11862976391593">
            <text:p>0.1186297639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6723.47420139">
            <text:p>2426723.47420139</text:p>
          </table:table-cell>
          <table:table-cell office:value-type="string">
            <text:p>1932-01-16 18:22:51.093750 EST-0500</text:p>
          </table:table-cell>
          <table:table-cell office:value-type="float" office:value="0">
            <text:p>0</text:p>
          </table:table-cell>
          <table:table-cell office:value-type="float" office:value="295.648905742591">
            <text:p>295.6489057426</text:p>
          </table:table-cell>
          <table:table-cell office:value-type="float" office:value="295.648765960189">
            <text:p>295.6487659602</text:p>
          </table:table-cell>
          <table:table-cell office:value-type="string">
            <text:p>25 ♑ 38' 56"</text:p>
          </table:table-cell>
          <table:table-cell office:value-type="string">
            <text:p>25 ♑ 38' 55"</text:p>
          </table:table-cell>
          <table:table-cell office:value-type="float" office:value="1.0182957079336">
            <text:p>1.0182957079</text:p>
          </table:table-cell>
          <table:table-cell office:value-type="float" office:value="0.118877345921436">
            <text:p>0.1188773459</text:p>
          </table:table-cell>
          <table:table-cell office:value-type="float" office:value="272.740734343472">
            <text:p>272.7407343435</text:p>
          </table:table-cell>
          <table:table-cell office:value-type="float" office:value="272.74059456107">
            <text:p>272.7405945611</text:p>
          </table:table-cell>
          <table:table-cell table:number-columns-repeated="2" office:value-type="string">
            <text:p><text:s/>2 ♑ 44' 26"</text:p>
          </table:table-cell>
          <table:table-cell office:value-type="float" office:value="1.01829412641474">
            <text:p>1.0182941264</text:p>
          </table:table-cell>
          <table:table-cell office:value-type="float" office:value="0.118875770787891">
            <text:p>0.1188757708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26738.75202546">
            <text:p>2426738.75202546</text:p>
          </table:table-cell>
          <table:table-cell office:value-type="string">
            <text:p>1932-02-01 01:02:55.781250 EST-0500</text:p>
          </table:table-cell>
          <table:table-cell office:value-type="float" office:value="0">
            <text:p>0</text:p>
          </table:table-cell>
          <table:table-cell office:value-type="float" office:value="311.181699207901">
            <text:p>311.1816992079</text:p>
          </table:table-cell>
          <table:table-cell office:value-type="float" office:value="311.181651750347">
            <text:p>311.1816517503</text:p>
          </table:table-cell>
          <table:table-cell office:value-type="string">
            <text:p>11 ♒ 10' 54"</text:p>
          </table:table-cell>
          <table:table-cell office:value-type="string">
            <text:p>11 ♒ 10' 53"</text:p>
          </table:table-cell>
          <table:table-cell office:value-type="float" office:value="1.01523259159531">
            <text:p>1.0152325916</text:p>
          </table:table-cell>
          <table:table-cell office:value-type="float" office:value="0.787553588336644">
            <text:p>0.7875535883</text:p>
          </table:table-cell>
          <table:table-cell office:value-type="float" office:value="288.272759681337">
            <text:p>288.2727596813</text:p>
          </table:table-cell>
          <table:table-cell office:value-type="float" office:value="288.272712223783">
            <text:p>288.2727122238</text:p>
          </table:table-cell>
          <table:table-cell table:number-columns-repeated="2" office:value-type="string">
            <text:p>18 ♑ 16' 21"</text:p>
          </table:table-cell>
          <table:table-cell office:value-type="float" office:value="1.01519980038418">
            <text:p>1.0151998004</text:p>
          </table:table-cell>
          <table:table-cell office:value-type="float" office:value="0.787520880967415">
            <text:p>0.787520881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6741.12922454">
            <text:p>2426741.12922454</text:p>
          </table:table-cell>
          <table:table-cell office:value-type="string">
            <text:p>1932-02-03 10:06:05.625000 EST-0500</text:p>
          </table:table-cell>
          <table:table-cell office:value-type="float" office:value="0">
            <text:p>0</text:p>
          </table:table-cell>
          <table:table-cell office:value-type="float" office:value="297.730431753445">
            <text:p>297.7304317534</text:p>
          </table:table-cell>
          <table:table-cell office:value-type="float" office:value="297.730203103481">
            <text:p>297.7302031035</text:p>
          </table:table-cell>
          <table:table-cell office:value-type="string">
            <text:p>27 ♑ 43' 49"</text:p>
          </table:table-cell>
          <table:table-cell office:value-type="string">
            <text:p>27 ♑ 43' 48"</text:p>
          </table:table-cell>
          <table:table-cell office:value-type="float" office:value="1.53307082774818">
            <text:p>1.5330708277</text:p>
          </table:table-cell>
          <table:table-cell office:value-type="float" office:value="0.115975145451717">
            <text:p>0.1159751455</text:p>
          </table:table-cell>
          <table:table-cell office:value-type="float" office:value="274.821306735089">
            <text:p>274.8213067351</text:p>
          </table:table-cell>
          <table:table-cell office:value-type="float" office:value="274.821078085125">
            <text:p>274.8210780851</text:p>
          </table:table-cell>
          <table:table-cell office:value-type="string">
            <text:p><text:s/>4 ♑ 49' 16"</text:p>
          </table:table-cell>
          <table:table-cell office:value-type="string">
            <text:p><text:s/>4 ♑ 49' 15"</text:p>
          </table:table-cell>
          <table:table-cell office:value-type="float" office:value="1.53303122122755">
            <text:p>1.5330312212</text:p>
          </table:table-cell>
          <table:table-cell office:value-type="float" office:value="0.115935640297049">
            <text:p>0.1159356403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6758.89949074">
            <text:p>2426758.89949074</text:p>
          </table:table-cell>
          <table:table-cell office:value-type="string">
            <text:p>1932-02-21 04:35:16.406250 EST-0500</text:p>
          </table:table-cell>
          <table:table-cell office:value-type="float" office:value="0">
            <text:p>0</text:p>
          </table:table-cell>
          <table:table-cell office:value-type="float" office:value="327.081971058474">
            <text:p>327.0819710585</text:p>
          </table:table-cell>
          <table:table-cell office:value-type="float" office:value="327.081785195992">
            <text:p>327.081785196</text:p>
          </table:table-cell>
          <table:table-cell office:value-type="string">
            <text:p>27 ♒ 04' 55"</text:p>
          </table:table-cell>
          <table:table-cell office:value-type="string">
            <text:p>27 ♒ 04' 54"</text:p>
          </table:table-cell>
          <table:table-cell office:value-type="float" office:value="1.78066274506735">
            <text:p>1.7806627451</text:p>
          </table:table-cell>
          <table:table-cell office:value-type="float" office:value="0.789766649673225">
            <text:p>0.7897666497</text:p>
          </table:table-cell>
          <table:table-cell office:value-type="float" office:value="304.172117222321">
            <text:p>304.1721172223</text:p>
          </table:table-cell>
          <table:table-cell office:value-type="float" office:value="304.171931359839">
            <text:p>304.1719313598</text:p>
          </table:table-cell>
          <table:table-cell office:value-type="string">
            <text:p><text:s/>4 ♒ 10' 19"</text:p>
          </table:table-cell>
          <table:table-cell office:value-type="string">
            <text:p><text:s/>4 ♒ 10' 18"</text:p>
          </table:table-cell>
          <table:table-cell office:value-type="float" office:value="1.78066973554415">
            <text:p>1.7806697355</text:p>
          </table:table-cell>
          <table:table-cell office:value-type="float" office:value="0.789773954460668">
            <text:p>0.789773954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764.38263889">
            <text:p>2426764.38263889</text:p>
          </table:table-cell>
          <table:table-cell office:value-type="string">
            <text:p>1932-02-26 16:11:00.937500 EST-0500</text:p>
          </table:table-cell>
          <table:table-cell office:value-type="float" office:value="0">
            <text:p>0</text:p>
          </table:table-cell>
          <table:table-cell office:value-type="float" office:value="337.079338116438">
            <text:p>337.0793381164</text:p>
          </table:table-cell>
          <table:table-cell office:value-type="float" office:value="337.079242722989">
            <text:p>337.079242723</text:p>
          </table:table-cell>
          <table:table-cell table:number-columns-repeated="2" office:value-type="string">
            <text:p><text:s/>7 ♓ 04' 45"</text:p>
          </table:table-cell>
          <table:table-cell office:value-type="float" office:value="1.865023696308">
            <text:p>1.8650236963</text:p>
          </table:table-cell>
          <table:table-cell office:value-type="float" office:value="1.00478067277863">
            <text:p>1.0047806728</text:p>
          </table:table-cell>
          <table:table-cell office:value-type="float" office:value="314.169417189843">
            <text:p>314.1694171898</text:p>
          </table:table-cell>
          <table:table-cell office:value-type="float" office:value="314.169321796395">
            <text:p>314.1693217964</text:p>
          </table:table-cell>
          <table:table-cell table:number-columns-repeated="2" office:value-type="string">
            <text:p>14 ♒ 10' 09"</text:p>
          </table:table-cell>
          <table:table-cell office:value-type="float" office:value="1.86502657728788">
            <text:p>1.8650265773</text:p>
          </table:table-cell>
          <table:table-cell office:value-type="float" office:value="1.00478314958415">
            <text:p>1.0047831496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6764.50715278">
            <text:p>2426764.50715278</text:p>
          </table:table-cell>
          <table:table-cell office:value-type="string">
            <text:p>1932-02-26 19:10:18.750000 EST-0500</text:p>
          </table:table-cell>
          <table:table-cell office:value-type="float" office:value="0">
            <text:p>0</text:p>
          </table:table-cell>
          <table:table-cell office:value-type="float" office:value="17.0598301129467">
            <text:p>17.0598301129</text:p>
          </table:table-cell>
          <table:table-cell office:value-type="float" office:value="17.0597814336256">
            <text:p>17.0597814336</text:p>
          </table:table-cell>
          <table:table-cell table:number-columns-repeated="2" office:value-type="string">
            <text:p>17 ♈ 03' 35"</text:p>
          </table:table-cell>
          <table:table-cell office:value-type="float" office:value="1.17971770649456">
            <text:p>1.1797177065</text:p>
          </table:table-cell>
          <table:table-cell office:value-type="float" office:value="0.0468747947041549">
            <text:p>0.0468747947</text:p>
          </table:table-cell>
          <table:table-cell office:value-type="float" office:value="354.14990459111">
            <text:p>354.1499045911</text:p>
          </table:table-cell>
          <table:table-cell office:value-type="float" office:value="354.149855911789">
            <text:p>354.1498559118</text:p>
          </table:table-cell>
          <table:table-cell table:number-columns-repeated="2" office:value-type="string">
            <text:p>24 ♓ 08' 59"</text:p>
          </table:table-cell>
          <table:table-cell office:value-type="float" office:value="1.17971786626649">
            <text:p>1.1797178663</text:p>
          </table:table-cell>
          <table:table-cell office:value-type="float" office:value="0.0468751173367482">
            <text:p>0.0468751173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6787.35383102">
            <text:p>2426787.35383102</text:p>
          </table:table-cell>
          <table:table-cell office:value-type="string">
            <text:p>1932-03-20 15:29:31.875000 EST-0500</text:p>
          </table:table-cell>
          <table:table-cell office:value-type="float" office:value="0">
            <text:p>0</text:p>
          </table:table-cell>
          <table:table-cell office:value-type="float" office:value="18.2358300505316">
            <text:p>18.2358300505</text:p>
          </table:table-cell>
          <table:table-cell office:value-type="float" office:value="18.2355860930884">
            <text:p>18.2355860931</text:p>
          </table:table-cell>
          <table:table-cell table:number-columns-repeated="2" office:value-type="string">
            <text:p>18 ♈ 14' 08"</text:p>
          </table:table-cell>
          <table:table-cell office:value-type="float" office:value="1.25238468936665">
            <text:p>1.2523846894</text:p>
          </table:table-cell>
          <table:table-cell office:value-type="float" office:value="0.0550010984620664">
            <text:p>0.0550010985</text:p>
          </table:table-cell>
          <table:table-cell office:value-type="float" office:value="355.325084520722">
            <text:p>355.3250845207</text:p>
          </table:table-cell>
          <table:table-cell office:value-type="float" office:value="355.324840563279">
            <text:p>355.3248405633</text:p>
          </table:table-cell>
          <table:table-cell office:value-type="string">
            <text:p>25 ♓ 19' 30"</text:p>
          </table:table-cell>
          <table:table-cell office:value-type="string">
            <text:p>25 ♓ 19' 29"</text:p>
          </table:table-cell>
          <table:table-cell office:value-type="float" office:value="1.25241575572504">
            <text:p>1.2524157557</text:p>
          </table:table-cell>
          <table:table-cell office:value-type="float" office:value="0.0550316381240842">
            <text:p>0.0550316381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6806.91340278">
            <text:p>2426806.91340278</text:p>
          </table:table-cell>
          <table:table-cell office:value-type="string">
            <text:p>1932-04-09 04:55:18.750000 EST-0500</text:p>
          </table:table-cell>
          <table:table-cell office:value-type="float" office:value="0">
            <text:p>0</text:p>
          </table:table-cell>
          <table:table-cell office:value-type="float" office:value="19.3409341160955">
            <text:p>19.3409341161</text:p>
          </table:table-cell>
          <table:table-cell office:value-type="float" office:value="19.3407735323453">
            <text:p>19.3407735323</text:p>
          </table:table-cell>
          <table:table-cell office:value-type="string">
            <text:p>19 ♈ 20' 27"</text:p>
          </table:table-cell>
          <table:table-cell office:value-type="string">
            <text:p>19 ♈ 20' 26"</text:p>
          </table:table-cell>
          <table:table-cell office:value-type="float" office:value="0.981995473358151">
            <text:p>0.9819954734</text:p>
          </table:table-cell>
          <table:table-cell office:value-type="float" office:value="0.0572597315264459">
            <text:p>0.0572597315</text:p>
          </table:table-cell>
          <table:table-cell office:value-type="float" office:value="356.429697325048">
            <text:p>356.429697325</text:p>
          </table:table-cell>
          <table:table-cell office:value-type="float" office:value="356.429536741298">
            <text:p>356.4295367413</text:p>
          </table:table-cell>
          <table:table-cell table:number-columns-repeated="2" office:value-type="string">
            <text:p>26 ♓ 25' 46"</text:p>
          </table:table-cell>
          <table:table-cell office:value-type="float" office:value="0.981994809980411">
            <text:p>0.98199481</text:p>
          </table:table-cell>
          <table:table-cell office:value-type="float" office:value="0.0572592223101288">
            <text:p>0.057259222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807.94123843">
            <text:p>2426807.94123843</text:p>
          </table:table-cell>
          <table:table-cell office:value-type="string">
            <text:p>1932-04-10 05:35:23.437500 EST-0500</text:p>
          </table:table-cell>
          <table:table-cell office:value-type="float" office:value="0">
            <text:p>0</text:p>
          </table:table-cell>
          <table:table-cell office:value-type="float" office:value="20.3495659148323">
            <text:p>20.3495659148</text:p>
          </table:table-cell>
          <table:table-cell office:value-type="float" office:value="20.3499496624534">
            <text:p>20.3499496625</text:p>
          </table:table-cell>
          <table:table-cell office:value-type="string">
            <text:p>20 ♈ 20' 58"</text:p>
          </table:table-cell>
          <table:table-cell office:value-type="string">
            <text:p>20 ♈ 20' 59"</text:p>
          </table:table-cell>
          <table:table-cell office:value-type="float" office:value="-0.755894652760338">
            <text:p>-0.7558946528</text:p>
          </table:table-cell>
          <table:table-cell office:value-type="float" office:value="0.981381713794156">
            <text:p>0.9813817138</text:p>
          </table:table-cell>
          <table:table-cell office:value-type="float" office:value="357.438283147147">
            <text:p>357.4382831471</text:p>
          </table:table-cell>
          <table:table-cell office:value-type="float" office:value="357.438666894768">
            <text:p>357.4386668948</text:p>
          </table:table-cell>
          <table:table-cell office:value-type="string">
            <text:p>27 ♓ 26' 17"</text:p>
          </table:table-cell>
          <table:table-cell office:value-type="string">
            <text:p>27 ♓ 26' 19"</text:p>
          </table:table-cell>
          <table:table-cell office:value-type="float" office:value="-0.755907084983015">
            <text:p>-0.755907085</text:p>
          </table:table-cell>
          <table:table-cell office:value-type="float" office:value="0.981369763628701">
            <text:p>0.9813697636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6809.10407407">
            <text:p>2426809.10407407</text:p>
          </table:table-cell>
          <table:table-cell office:value-type="string">
            <text:p>1932-04-11 09:29:52.968750 EST-0500</text:p>
          </table:table-cell>
          <table:table-cell office:value-type="float" office:value="0">
            <text:p>0</text:p>
          </table:table-cell>
          <table:table-cell office:value-type="float" office:value="19.4661357785297">
            <text:p>19.4661357785</text:p>
          </table:table-cell>
          <table:table-cell office:value-type="float" office:value="19.4662063392931">
            <text:p>19.4662063393</text:p>
          </table:table-cell>
          <table:table-cell table:number-columns-repeated="2" office:value-type="string">
            <text:p>19 ♈ 27' 58"</text:p>
          </table:table-cell>
          <table:table-cell office:value-type="float" office:value="-0.760280431719509">
            <text:p>-0.7602804317</text:p>
          </table:table-cell>
          <table:table-cell office:value-type="float" office:value="0.0572433271739206">
            <text:p>0.0572433272</text:p>
          </table:table-cell>
          <table:table-cell office:value-type="float" office:value="356.554788991901">
            <text:p>356.5547889919</text:p>
          </table:table-cell>
          <table:table-cell office:value-type="float" office:value="356.554859552665">
            <text:p>356.5548595527</text:p>
          </table:table-cell>
          <table:table-cell table:number-columns-repeated="2" office:value-type="string">
            <text:p>26 ♓ 33' 17"</text:p>
          </table:table-cell>
          <table:table-cell office:value-type="float" office:value="-0.760301504805557">
            <text:p>-0.7603015048</text:p>
          </table:table-cell>
          <table:table-cell office:value-type="float" office:value="0.0572225767762859">
            <text:p>0.0572225768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6818.91975694">
            <text:p>2426818.91975694</text:p>
          </table:table-cell>
          <table:table-cell office:value-type="string">
            <text:p>1932-04-21 05:04:27.187500 EST-0500</text:p>
          </table:table-cell>
          <table:table-cell office:value-type="float" office:value="0">
            <text:p>0</text:p>
          </table:table-cell>
          <table:table-cell office:value-type="float" office:value="14.0280516294424">
            <text:p>14.0280516294</text:p>
          </table:table-cell>
          <table:table-cell office:value-type="float" office:value="14.0281075762447">
            <text:p>14.0281075762</text:p>
          </table:table-cell>
          <table:table-cell office:value-type="string">
            <text:p>14 ♈ 01' 40"</text:p>
          </table:table-cell>
          <table:table-cell office:value-type="string">
            <text:p>14 ♈ 01' 41"</text:p>
          </table:table-cell>
          <table:table-cell office:value-type="float" office:value="-0.218523580063014">
            <text:p>-0.2185235801</text:p>
          </table:table-cell>
          <table:table-cell office:value-type="float" office:value="0.767403260524474">
            <text:p>0.7674032605</text:p>
          </table:table-cell>
          <table:table-cell office:value-type="float" office:value="351.11639859045">
            <text:p>351.1163985905</text:p>
          </table:table-cell>
          <table:table-cell office:value-type="float" office:value="351.116454537253">
            <text:p>351.1164545373</text:p>
          </table:table-cell>
          <table:table-cell table:number-columns-repeated="2" office:value-type="string">
            <text:p>21 ♓ 06' 59"</text:p>
          </table:table-cell>
          <table:table-cell office:value-type="float" office:value="-0.218520543990199">
            <text:p>-0.218520544</text:p>
          </table:table-cell>
          <table:table-cell office:value-type="float" office:value="0.767406380207241">
            <text:p>0.7674063802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26827.37946759">
            <text:p>2426827.37946759</text:p>
          </table:table-cell>
          <table:table-cell office:value-type="string">
            <text:p>1932-04-29 16:06:26.718750 EST-0500</text:p>
          </table:table-cell>
          <table:table-cell office:value-type="float" office:value="0">
            <text:p>0</text:p>
          </table:table-cell>
          <table:table-cell office:value-type="float" office:value="20.4959814319779">
            <text:p>20.495981432</text:p>
          </table:table-cell>
          <table:table-cell office:value-type="float" office:value="20.4958937769539">
            <text:p>20.495893777</text:p>
          </table:table-cell>
          <table:table-cell table:number-columns-repeated="2" office:value-type="string">
            <text:p>20 ♈ 29' 45"</text:p>
          </table:table-cell>
          <table:table-cell office:value-type="float" office:value="0.761547142312936">
            <text:p>0.7615471423</text:p>
          </table:table-cell>
          <table:table-cell office:value-type="float" office:value="0.0548473112806754">
            <text:p>0.0548473113</text:p>
          </table:table-cell>
          <table:table-cell office:value-type="float" office:value="357.583851719927">
            <text:p>357.5838517199</text:p>
          </table:table-cell>
          <table:table-cell office:value-type="float" office:value="357.583764064903">
            <text:p>357.5837640649</text:p>
          </table:table-cell>
          <table:table-cell table:number-columns-repeated="2" office:value-type="string">
            <text:p>27 ♓ 35' 01"</text:p>
          </table:table-cell>
          <table:table-cell office:value-type="float" office:value="0.761568816302958">
            <text:p>0.7615688163</text:p>
          </table:table-cell>
          <table:table-cell office:value-type="float" office:value="0.0548689972483663">
            <text:p>0.0548689972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6835.48835648">
            <text:p>2426835.48835648</text:p>
          </table:table-cell>
          <table:table-cell office:value-type="string">
            <text:p>1932-05-07 18:43:14.531250 EST-0500</text:p>
          </table:table-cell>
          <table:table-cell office:value-type="float" office:value="0">
            <text:p>0</text:p>
          </table:table-cell>
          <table:table-cell office:value-type="float" office:value="20.9323825462176">
            <text:p>20.9323825462</text:p>
          </table:table-cell>
          <table:table-cell office:value-type="float" office:value="20.9322395833428">
            <text:p>20.9322395833</text:p>
          </table:table-cell>
          <table:table-cell table:number-columns-repeated="2" office:value-type="string">
            <text:p>20 ♈ 55' 56"</text:p>
          </table:table-cell>
          <table:table-cell office:value-type="float" office:value="0.950809683047179">
            <text:p>0.950809683</text:p>
          </table:table-cell>
          <table:table-cell office:value-type="float" office:value="0.0526785502669114">
            <text:p>0.0526785503</text:p>
          </table:table-cell>
          <table:table-cell office:value-type="float" office:value="358.020048718845">
            <text:p>358.0200487188</text:p>
          </table:table-cell>
          <table:table-cell office:value-type="float" office:value="358.01990575597">
            <text:p>358.019905756</text:p>
          </table:table-cell>
          <table:table-cell office:value-type="string">
            <text:p>28 ♓ 01' 12"</text:p>
          </table:table-cell>
          <table:table-cell office:value-type="string">
            <text:p>28 ♓ 01' 11"</text:p>
          </table:table-cell>
          <table:table-cell office:value-type="float" office:value="0.950785919264884">
            <text:p>0.9507859193</text:p>
          </table:table-cell>
          <table:table-cell office:value-type="float" office:value="0.0526542456566666">
            <text:p>0.0526542457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6847.49104167">
            <text:p>2426847.49104167</text:p>
          </table:table-cell>
          <table:table-cell office:value-type="string">
            <text:p>1932-05-19 18:47:06.562500 EST-0500</text:p>
          </table:table-cell>
          <table:table-cell office:value-type="float" office:value="0">
            <text:p>0</text:p>
          </table:table-cell>
          <table:table-cell office:value-type="float" office:value="35.6486961653326">
            <text:p>35.6486961653</text:p>
          </table:table-cell>
          <table:table-cell office:value-type="float" office:value="35.6485790463181">
            <text:p>35.6485790463</text:p>
          </table:table-cell>
          <table:table-cell office:value-type="string">
            <text:p><text:s/>5 ♉ 38' 55"</text:p>
          </table:table-cell>
          <table:table-cell office:value-type="string">
            <text:p><text:s/>5 ♉ 38' 54"</text:p>
          </table:table-cell>
          <table:table-cell office:value-type="float" office:value="1.47664843327505">
            <text:p>1.4766484333</text:p>
          </table:table-cell>
          <table:table-cell office:value-type="float" office:value="0.744800195025676">
            <text:p>0.744800195</text:p>
          </table:table-cell>
          <table:table-cell office:value-type="float" office:value="12.7358324044701">
            <text:p>12.7358324045</text:p>
          </table:table-cell>
          <table:table-cell office:value-type="float" office:value="12.7357152854556">
            <text:p>12.7357152855</text:p>
          </table:table-cell>
          <table:table-cell table:number-columns-repeated="2" office:value-type="string">
            <text:p>12 ♈ 44' 08"</text:p>
          </table:table-cell>
          <table:table-cell office:value-type="float" office:value="1.47661701764014">
            <text:p>1.4766170176</text:p>
          </table:table-cell>
          <table:table-cell office:value-type="float" office:value="0.744768073071189">
            <text:p>0.744768073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871.78888889">
            <text:p>2426871.78888889</text:p>
          </table:table-cell>
          <table:table-cell office:value-type="string">
            <text:p>1932-06-13 01:56:00.937500 EST-0500</text:p>
          </table:table-cell>
          <table:table-cell office:value-type="float" office:value="0">
            <text:p>0</text:p>
          </table:table-cell>
          <table:table-cell office:value-type="float" office:value="82.0359827045138">
            <text:p>82.0359827045</text:p>
          </table:table-cell>
          <table:table-cell office:value-type="float" office:value="82.0358725708985">
            <text:p>82.0358725709</text:p>
          </table:table-cell>
          <table:table-cell table:number-columns-repeated="2" office:value-type="string">
            <text:p>22 ♊ 02' 09"</text:p>
          </table:table-cell>
          <table:table-cell office:value-type="float" office:value="2.19998225775324">
            <text:p>2.1999822578</text:p>
          </table:table-cell>
          <table:table-cell office:value-type="float" office:value="0.955057905390373">
            <text:p>0.9550579054</text:p>
          </table:table-cell>
          <table:table-cell office:value-type="float" office:value="59.1218564564587">
            <text:p>59.1218564565</text:p>
          </table:table-cell>
          <table:table-cell office:value-type="float" office:value="59.1217463228434">
            <text:p>59.1217463228</text:p>
          </table:table-cell>
          <table:table-cell table:number-columns-repeated="2" office:value-type="string">
            <text:p>29 ♉ 07' 18"</text:p>
          </table:table-cell>
          <table:table-cell office:value-type="float" office:value="2.19999914495395">
            <text:p>2.199999145</text:p>
          </table:table-cell>
          <table:table-cell office:value-type="float" office:value="0.955074810923071">
            <text:p>0.9550748109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6880.80061343">
            <text:p>2426880.80061343</text:p>
          </table:table-cell>
          <table:table-cell office:value-type="string">
            <text:p>1932-06-22 02:12:53.437500 EST-0500</text:p>
          </table:table-cell>
          <table:table-cell office:value-type="float" office:value="0">
            <text:p>0</text:p>
          </table:table-cell>
          <table:table-cell office:value-type="float" office:value="101.304213812636">
            <text:p>101.3042138126</text:p>
          </table:table-cell>
          <table:table-cell office:value-type="float" office:value="101.303771262007">
            <text:p>101.303771262</text:p>
          </table:table-cell>
          <table:table-cell office:value-type="string">
            <text:p>11 ♋ 18' 15"</text:p>
          </table:table-cell>
          <table:table-cell office:value-type="string">
            <text:p>11 ♋ 18' 13"</text:p>
          </table:table-cell>
          <table:table-cell office:value-type="float" office:value="2.03175877826547">
            <text:p>2.0317587783</text:p>
          </table:table-cell>
          <table:table-cell office:value-type="float" office:value="-0.535460261510739">
            <text:p>-0.5354602615</text:p>
          </table:table-cell>
          <table:table-cell office:value-type="float" office:value="78.3894635837133">
            <text:p>78.3894635837</text:p>
          </table:table-cell>
          <table:table-cell office:value-type="float" office:value="78.3890210330835">
            <text:p>78.3890210331</text:p>
          </table:table-cell>
          <table:table-cell office:value-type="string">
            <text:p>18 ♊ 23' 22"</text:p>
          </table:table-cell>
          <table:table-cell office:value-type="string">
            <text:p>18 ♊ 23' 20"</text:p>
          </table:table-cell>
          <table:table-cell office:value-type="float" office:value="2.03174962778235">
            <text:p>2.0317496278</text:p>
          </table:table-cell>
          <table:table-cell office:value-type="float" office:value="-0.535469246203273">
            <text:p>-0.5354692462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6885.91170139">
            <text:p>2426885.91170139</text:p>
          </table:table-cell>
          <table:table-cell office:value-type="string">
            <text:p>1932-06-27 04:52:51.093750 EST-0500</text:p>
          </table:table-cell>
          <table:table-cell office:value-type="float" office:value="0">
            <text:p>0</text:p>
          </table:table-cell>
          <table:table-cell office:value-type="float" office:value="111.26106572398">
            <text:p>111.261065724</text:p>
          </table:table-cell>
          <table:table-cell office:value-type="float" office:value="111.260707818814">
            <text:p>111.2607078188</text:p>
          </table:table-cell>
          <table:table-cell office:value-type="string">
            <text:p>21 ♋ 15' 39"</text:p>
          </table:table-cell>
          <table:table-cell office:value-type="string">
            <text:p>21 ♋ 15' 38"</text:p>
          </table:table-cell>
          <table:table-cell office:value-type="float" office:value="1.86093851848794">
            <text:p>1.8609385185</text:p>
          </table:table-cell>
          <table:table-cell office:value-type="float" office:value="0.0257578155080998">
            <text:p>0.0257578155</text:p>
          </table:table-cell>
          <table:table-cell office:value-type="float" office:value="88.3461780691141">
            <text:p>88.3461780691</text:p>
          </table:table-cell>
          <table:table-cell office:value-type="float" office:value="88.3458201639485">
            <text:p>88.3458201639</text:p>
          </table:table-cell>
          <table:table-cell office:value-type="string">
            <text:p>28 ♊ 20' 46"</text:p>
          </table:table-cell>
          <table:table-cell office:value-type="string">
            <text:p>28 ♊ 20' 44"</text:p>
          </table:table-cell>
          <table:table-cell office:value-type="float" office:value="1.86094796324663">
            <text:p>1.8609479632</text:p>
          </table:table-cell>
          <table:table-cell office:value-type="float" office:value="0.0257671915561483">
            <text:p>0.0257671916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6887.68976852">
            <text:p>2426887.68976852</text:p>
          </table:table-cell>
          <table:table-cell office:value-type="string">
            <text:p>1932-06-28 23:33:16.875000 EST-0500</text:p>
          </table:table-cell>
          <table:table-cell office:value-type="float" office:value="0">
            <text:p>0</text:p>
          </table:table-cell>
          <table:table-cell office:value-type="float" office:value="97.2041545095633">
            <text:p>97.2041545096</text:p>
          </table:table-cell>
          <table:table-cell office:value-type="float" office:value="97.204481999678">
            <text:p>97.2044819997</text:p>
          </table:table-cell>
          <table:table-cell office:value-type="string">
            <text:p><text:s/>7 ♋ 12' 14"</text:p>
          </table:table-cell>
          <table:table-cell office:value-type="string">
            <text:p><text:s/>7 ♋ 12' 16"</text:p>
          </table:table-cell>
          <table:table-cell office:value-type="float" office:value="-0.625430731971462">
            <text:p>-0.625430732</text:p>
          </table:table-cell>
          <table:table-cell office:value-type="float" office:value="0.95363998819395">
            <text:p>0.9536399882</text:p>
          </table:table-cell>
          <table:table-cell office:value-type="float" office:value="74.289199533414">
            <text:p>74.2891995334</text:p>
          </table:table-cell>
          <table:table-cell office:value-type="float" office:value="74.2895270235288">
            <text:p>74.2895270235</text:p>
          </table:table-cell>
          <table:table-cell office:value-type="string">
            <text:p>14 ♊ 17' 21"</text:p>
          </table:table-cell>
          <table:table-cell office:value-type="string">
            <text:p>14 ♊ 17' 22"</text:p>
          </table:table-cell>
          <table:table-cell office:value-type="float" office:value="-0.625440455298612">
            <text:p>-0.6254404553</text:p>
          </table:table-cell>
          <table:table-cell office:value-type="float" office:value="0.953630345261762">
            <text:p>0.9536303453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6902.89924768">
            <text:p>2426902.89924768</text:p>
          </table:table-cell>
          <table:table-cell office:value-type="string">
            <text:p>1932-07-14 04:34:55.312500 EST-0500</text:p>
          </table:table-cell>
          <table:table-cell office:value-type="float" office:value="0">
            <text:p>0</text:p>
          </table:table-cell>
          <table:table-cell office:value-type="float" office:value="111.708792367128">
            <text:p>111.7087923671</text:p>
          </table:table-cell>
          <table:table-cell office:value-type="float" office:value="111.708607554654">
            <text:p>111.7086075547</text:p>
          </table:table-cell>
          <table:table-cell office:value-type="string">
            <text:p>21 ♋ 42' 31"</text:p>
          </table:table-cell>
          <table:table-cell office:value-type="string">
            <text:p>21 ♋ 42' 30"</text:p>
          </table:table-cell>
          <table:table-cell office:value-type="float" office:value="0.953588293363796">
            <text:p>0.9535882934</text:p>
          </table:table-cell>
          <table:table-cell office:value-type="float" office:value="0.0266801042593125">
            <text:p>0.0266801043</text:p>
          </table:table-cell>
          <table:table-cell office:value-type="float" office:value="88.7930316011273">
            <text:p>88.7930316011</text:p>
          </table:table-cell>
          <table:table-cell office:value-type="float" office:value="88.792846788653">
            <text:p>88.7928467887</text:p>
          </table:table-cell>
          <table:table-cell table:number-columns-repeated="2" office:value-type="string">
            <text:p>28 ♊ 47' 34"</text:p>
          </table:table-cell>
          <table:table-cell office:value-type="float" office:value="0.95354552877404">
            <text:p>0.9535455288</text:p>
          </table:table-cell>
          <table:table-cell office:value-type="float" office:value="0.0266373831161748">
            <text:p>0.0266373831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6910.38630787">
            <text:p>2426910.38630787</text:p>
          </table:table-cell>
          <table:table-cell office:value-type="string">
            <text:p>1932-07-21 16:16:17.343750 EST-0500</text:p>
          </table:table-cell>
          <table:table-cell office:value-type="float" office:value="0">
            <text:p>0</text:p>
          </table:table-cell>
          <table:table-cell office:value-type="float" office:value="145.700336008166">
            <text:p>145.7003360082</text:p>
          </table:table-cell>
          <table:table-cell office:value-type="float" office:value="145.700267480121">
            <text:p>145.7002674801</text:p>
          </table:table-cell>
          <table:table-cell office:value-type="string">
            <text:p>25 ♌ 42' 01"</text:p>
          </table:table-cell>
          <table:table-cell office:value-type="string">
            <text:p>25 ♌ 42' 00"</text:p>
          </table:table-cell>
          <table:table-cell office:value-type="float" office:value="0.891126374795675">
            <text:p>0.8911263748</text:p>
          </table:table-cell>
          <table:table-cell office:value-type="float" office:value="0.205089602464912">
            <text:p>0.2050896025</text:p>
          </table:table-cell>
          <table:table-cell office:value-type="float" office:value="122.784105406412">
            <text:p>122.7841054064</text:p>
          </table:table-cell>
          <table:table-cell office:value-type="float" office:value="122.784036878368">
            <text:p>122.7840368784</text:p>
          </table:table-cell>
          <table:table-cell table:number-columns-repeated="2" office:value-type="string">
            <text:p><text:s/>2 ♌ 47' 02"</text:p>
          </table:table-cell>
          <table:table-cell office:value-type="float" office:value="0.891147975846435">
            <text:p>0.8911479758</text:p>
          </table:table-cell>
          <table:table-cell office:value-type="float" office:value="0.2051109392076">
            <text:p>0.2051109392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6930.06940972">
            <text:p>2426930.06940972</text:p>
          </table:table-cell>
          <table:table-cell office:value-type="string">
            <text:p>1932-08-10 08:39:57.656250 EST-0500</text:p>
          </table:table-cell>
          <table:table-cell office:value-type="float" office:value="0">
            <text:p>0</text:p>
          </table:table-cell>
          <table:table-cell office:value-type="float" office:value="149.849959599728">
            <text:p>149.8499595997</text:p>
          </table:table-cell>
          <table:table-cell office:value-type="float" office:value="149.850046065245">
            <text:p>149.8500460652</text:p>
          </table:table-cell>
          <table:table-cell office:value-type="string">
            <text:p>29 ♌ 50' 59"</text:p>
          </table:table-cell>
          <table:table-cell office:value-type="string">
            <text:p>29 ♌ 51' 00"</text:p>
          </table:table-cell>
          <table:table-cell office:value-type="float" office:value="-0.588533272601053">
            <text:p>-0.5885332726</text:p>
          </table:table-cell>
          <table:table-cell office:value-type="float" office:value="0.215196680232912">
            <text:p>0.2151966802</text:p>
          </table:table-cell>
          <table:table-cell office:value-type="float" office:value="126.932951793397">
            <text:p>126.9329517934</text:p>
          </table:table-cell>
          <table:table-cell office:value-type="float" office:value="126.933038258914">
            <text:p>126.9330382589</text:p>
          </table:table-cell>
          <table:table-cell table:number-columns-repeated="2" office:value-type="string">
            <text:p><text:s/>6 ♌ 55' 58"</text:p>
          </table:table-cell>
          <table:table-cell office:value-type="float" office:value="-0.588564232500847">
            <text:p>-0.5885642325</text:p>
          </table:table-cell>
          <table:table-cell office:value-type="float" office:value="0.215166408628301">
            <text:p>0.215166408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937.09064815">
            <text:p>2426937.09064815</text:p>
          </table:table-cell>
          <table:table-cell office:value-type="string">
            <text:p>1932-08-17 09:10:32.812500 EST-0500</text:p>
          </table:table-cell>
          <table:table-cell office:value-type="float" office:value="0">
            <text:p>0</text:p>
          </table:table-cell>
          <table:table-cell office:value-type="float" office:value="144.432066237617">
            <text:p>144.4320662376</text:p>
          </table:table-cell>
          <table:table-cell office:value-type="float" office:value="144.432136772683">
            <text:p>144.4321367727</text:p>
          </table:table-cell>
          <table:table-cell table:number-columns-repeated="2" office:value-type="string">
            <text:p>24 ♌ 25' 55"</text:p>
          </table:table-cell>
          <table:table-cell office:value-type="float" office:value="-0.848560689524623">
            <text:p>-0.8485606895</text:p>
          </table:table-cell>
          <table:table-cell office:value-type="float" office:value="0.96158813252838">
            <text:p>0.9615881325</text:p>
          </table:table-cell>
          <table:table-cell office:value-type="float" office:value="121.51466566935">
            <text:p>121.5146656694</text:p>
          </table:table-cell>
          <table:table-cell office:value-type="float" office:value="121.514736204416">
            <text:p>121.5147362044</text:p>
          </table:table-cell>
          <table:table-cell office:value-type="string">
            <text:p><text:s/>1 ♌ 30' 52"</text:p>
          </table:table-cell>
          <table:table-cell office:value-type="string">
            <text:p><text:s/>1 ♌ 30' 53"</text:p>
          </table:table-cell>
          <table:table-cell office:value-type="float" office:value="-0.848532863339018">
            <text:p>-0.8485328633</text:p>
          </table:table-cell>
          <table:table-cell office:value-type="float" office:value="0.961615083907881">
            <text:p>0.9616150839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6946.3841088">
            <text:p>2426946.3841088</text:p>
          </table:table-cell>
          <table:table-cell office:value-type="string">
            <text:p>1932-08-26 16:13:07.500000 EST-0500</text:p>
          </table:table-cell>
          <table:table-cell office:value-type="float" office:value="0">
            <text:p>0</text:p>
          </table:table-cell>
          <table:table-cell office:value-type="float" office:value="153.387973776278">
            <text:p>153.3879737763</text:p>
          </table:table-cell>
          <table:table-cell office:value-type="float" office:value="153.387943913169">
            <text:p>153.3879439132</text:p>
          </table:table-cell>
          <table:table-cell table:number-columns-repeated="2" office:value-type="string">
            <text:p><text:s/>3 ♍ 23' 16"</text:p>
          </table:table-cell>
          <table:table-cell office:value-type="float" office:value="0.96593640529297">
            <text:p>0.9659364053</text:p>
          </table:table-cell>
          <table:table-cell office:value-type="float" office:value="0.21779435476861">
            <text:p>0.2177943548</text:p>
          </table:table-cell>
          <table:table-cell office:value-type="float" office:value="130.470307794583">
            <text:p>130.4703077946</text:p>
          </table:table-cell>
          <table:table-cell office:value-type="float" office:value="130.470277931474">
            <text:p>130.4702779315</text:p>
          </table:table-cell>
          <table:table-cell table:number-columns-repeated="2" office:value-type="string">
            <text:p>10 ♌ 28' 13"</text:p>
          </table:table-cell>
          <table:table-cell office:value-type="float" office:value="0.965911446600746">
            <text:p>0.9659114466</text:p>
          </table:table-cell>
          <table:table-cell office:value-type="float" office:value="0.217769322790141">
            <text:p>0.2177693228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6950.87482639">
            <text:p>2426950.87482639</text:p>
          </table:table-cell>
          <table:table-cell office:value-type="string">
            <text:p>1932-08-31 03:59:45.937500 EST-0500</text:p>
          </table:table-cell>
          <table:table-cell office:value-type="float" office:value="0">
            <text:p>0</text:p>
          </table:table-cell>
          <table:table-cell office:value-type="float" office:value="157.730630987568">
            <text:p>157.7306309876</text:p>
          </table:table-cell>
          <table:table-cell office:value-type="float" office:value="157.730416842734">
            <text:p>157.7304168427</text:p>
          </table:table-cell>
          <table:table-cell office:value-type="string">
            <text:p><text:s/>7 ♍ 43' 50"</text:p>
          </table:table-cell>
          <table:table-cell office:value-type="string">
            <text:p><text:s/>7 ♍ 43' 49"</text:p>
          </table:table-cell>
          <table:table-cell office:value-type="float" office:value="0.968085697031639">
            <text:p>0.968085697</text:p>
          </table:table-cell>
          <table:table-cell office:value-type="float" office:value="0.0371048832924883">
            <text:p>0.0371048833</text:p>
          </table:table-cell>
          <table:table-cell office:value-type="float" office:value="134.812758964589">
            <text:p>134.8127589646</text:p>
          </table:table-cell>
          <table:table-cell office:value-type="float" office:value="134.812544819755">
            <text:p>134.8125448198</text:p>
          </table:table-cell>
          <table:table-cell table:number-columns-repeated="2" office:value-type="string">
            <text:p>14 ♌ 48' 45"</text:p>
          </table:table-cell>
          <table:table-cell office:value-type="float" office:value="0.968108844971982">
            <text:p>0.968108845</text:p>
          </table:table-cell>
          <table:table-cell office:value-type="float" office:value="0.0371278212192239">
            <text:p>0.0371278212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6951.79695602">
            <text:p>2426951.79695602</text:p>
          </table:table-cell>
          <table:table-cell office:value-type="string">
            <text:p>1932-09-01 02:07:37.031250 EST-0500</text:p>
          </table:table-cell>
          <table:table-cell office:value-type="float" office:value="0">
            <text:p>0</text:p>
          </table:table-cell>
          <table:table-cell office:value-type="float" office:value="112.89751620301">
            <text:p>112.897516203</text:p>
          </table:table-cell>
          <table:table-cell office:value-type="float" office:value="112.89750094739">
            <text:p>112.8975009474</text:p>
          </table:table-cell>
          <table:table-cell table:number-columns-repeated="2" office:value-type="string">
            <text:p>22 ♋ 53' 51"</text:p>
          </table:table-cell>
          <table:table-cell office:value-type="float" office:value="0.912415565950088">
            <text:p>0.912415566</text:p>
          </table:table-cell>
          <table:table-cell office:value-type="float" office:value="0.0196714492193303">
            <text:p>0.0196714492</text:p>
          </table:table-cell>
          <table:table-cell office:value-type="float" office:value="89.9796360445952">
            <text:p>89.9796360446</text:p>
          </table:table-cell>
          <table:table-cell office:value-type="float" office:value="89.9796207889753">
            <text:p>89.979620789</text:p>
          </table:table-cell>
          <table:table-cell table:number-columns-repeated="2" office:value-type="string">
            <text:p>29 ♊ 58' 46"</text:p>
          </table:table-cell>
          <table:table-cell office:value-type="float" office:value="0.912450646601009">
            <text:p>0.9124506466</text:p>
          </table:table-cell>
          <table:table-cell office:value-type="float" office:value="0.0197062303074156">
            <text:p>0.0197062303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26960.00935185">
            <text:p>2426960.00935185</text:p>
          </table:table-cell>
          <table:table-cell office:value-type="string">
            <text:p>1932-09-09 07:13:28.593750 EST-0500</text:p>
          </table:table-cell>
          <table:table-cell office:value-type="float" office:value="0">
            <text:p>0</text:p>
          </table:table-cell>
          <table:table-cell office:value-type="float" office:value="113.049647997933">
            <text:p>113.0496479979</text:p>
          </table:table-cell>
          <table:table-cell office:value-type="float" office:value="113.049501487549">
            <text:p>113.0495014875</text:p>
          </table:table-cell>
          <table:table-cell table:number-columns-repeated="2" office:value-type="string">
            <text:p>23 ♋ 02' 58"</text:p>
          </table:table-cell>
          <table:table-cell office:value-type="float" office:value="0.6229313562331">
            <text:p>0.6229313562</text:p>
          </table:table-cell>
          <table:table-cell office:value-type="float" office:value="0.017293651120791">
            <text:p>0.0172936511</text:p>
          </table:table-cell>
          <table:table-cell office:value-type="float" office:value="90.1314763882061">
            <text:p>90.1314763882</text:p>
          </table:table-cell>
          <table:table-cell office:value-type="float" office:value="90.1313298778221">
            <text:p>90.1313298778</text:p>
          </table:table-cell>
          <table:table-cell office:value-type="string">
            <text:p><text:s/>0 ♋ 07' 53"</text:p>
          </table:table-cell>
          <table:table-cell office:value-type="string">
            <text:p><text:s/>0 ♋ 07' 52"</text:p>
          </table:table-cell>
          <table:table-cell office:value-type="float" office:value="0.622904585896374">
            <text:p>0.6229045859</text:p>
          </table:table-cell>
          <table:table-cell office:value-type="float" office:value="0.0172668834113937">
            <text:p>0.0172668834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6964.16951389">
            <text:p>2426964.16951389</text:p>
          </table:table-cell>
          <table:table-cell office:value-type="string">
            <text:p>1932-09-13 11:04:06.093750 EST-0500</text:p>
          </table:table-cell>
          <table:table-cell office:value-type="float" office:value="0">
            <text:p>0</text:p>
          </table:table-cell>
          <table:table-cell office:value-type="float" office:value="157.242201016029">
            <text:p>157.242201016</text:p>
          </table:table-cell>
          <table:table-cell office:value-type="float" office:value="157.242018050579">
            <text:p>157.2420180506</text:p>
          </table:table-cell>
          <table:table-cell table:number-columns-repeated="2" office:value-type="string">
            <text:p><text:s/>7 ♍ 14' 31"</text:p>
          </table:table-cell>
          <table:table-cell office:value-type="float" office:value="1.76165988989716">
            <text:p>1.7616598899</text:p>
          </table:table-cell>
          <table:table-cell office:value-type="float" office:value="0.214482041505029">
            <text:p>0.2144820415</text:p>
          </table:table-cell>
          <table:table-cell office:value-type="float" office:value="134.323880804693">
            <text:p>134.3238808047</text:p>
          </table:table-cell>
          <table:table-cell office:value-type="float" office:value="134.323697839243">
            <text:p>134.3236978392</text:p>
          </table:table-cell>
          <table:table-cell table:number-columns-repeated="2" office:value-type="string">
            <text:p>14 ♌ 19' 25"</text:p>
          </table:table-cell>
          <table:table-cell office:value-type="float" office:value="1.76169181624103">
            <text:p>1.7616918162</text:p>
          </table:table-cell>
          <table:table-cell office:value-type="float" office:value="0.21451410174385">
            <text:p>0.2145141017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6964.73371528">
            <text:p>2426964.73371528</text:p>
          </table:table-cell>
          <table:table-cell office:value-type="string">
            <text:p>1932-09-14 00:36:33.750000 EST-0500</text:p>
          </table:table-cell>
          <table:table-cell office:value-type="float" office:value="0">
            <text:p>0</text:p>
          </table:table-cell>
          <table:table-cell office:value-type="float" office:value="158.241593205012">
            <text:p>158.241593205</text:p>
          </table:table-cell>
          <table:table-cell office:value-type="float" office:value="158.241181042831">
            <text:p>158.2411810428</text:p>
          </table:table-cell>
          <table:table-cell office:value-type="string">
            <text:p><text:s/>8 ♍ 14' 29"</text:p>
          </table:table-cell>
          <table:table-cell office:value-type="string">
            <text:p><text:s/>8 ♍ 14' 28"</text:p>
          </table:table-cell>
          <table:table-cell office:value-type="float" office:value="1.78062067136805">
            <text:p>1.7806206714</text:p>
          </table:table-cell>
          <table:table-cell office:value-type="float" office:value="0.0362984862199453">
            <text:p>0.0362984862</text:p>
          </table:table-cell>
          <table:table-cell office:value-type="float" office:value="135.323271093958">
            <text:p>135.323271094</text:p>
          </table:table-cell>
          <table:table-cell office:value-type="float" office:value="135.322858931778">
            <text:p>135.3228589318</text:p>
          </table:table-cell>
          <table:table-cell office:value-type="string">
            <text:p>15 ♌ 19' 23"</text:p>
          </table:table-cell>
          <table:table-cell office:value-type="string">
            <text:p>15 ♌ 19' 22"</text:p>
          </table:table-cell>
          <table:table-cell office:value-type="float" office:value="1.7806576574446">
            <text:p>1.7806576574</text:p>
          </table:table-cell>
          <table:table-cell office:value-type="float" office:value="0.0363355946099686">
            <text:p>0.0363355946</text:p>
          </table:table-cell>
        </table:table-row>
        <table:table-row table:style-name="ro1">
          <table:table-cell office:value-type="string">
            <text:p>Jupiter/Neptune</text:p>
          </table:table-cell>
          <table:table-cell office:value-type="float" office:value="2426969.68732639">
            <text:p>2426969.68732639</text:p>
          </table:table-cell>
          <table:table-cell office:value-type="string">
            <text:p>1932-09-18 23:29:45.937500 EST-0500</text:p>
          </table:table-cell>
          <table:table-cell office:value-type="float" office:value="0">
            <text:p>0</text:p>
          </table:table-cell>
          <table:table-cell office:value-type="float" office:value="158.419509120186">
            <text:p>158.4195091202</text:p>
          </table:table-cell>
          <table:table-cell office:value-type="float" office:value="158.419495277756">
            <text:p>158.4194952778</text:p>
          </table:table-cell>
          <table:table-cell table:number-columns-repeated="2" office:value-type="string">
            <text:p><text:s/>8 ♍ 25' 10"</text:p>
          </table:table-cell>
          <table:table-cell office:value-type="float" office:value="0.212239842923177">
            <text:p>0.2122398429</text:p>
          </table:table-cell>
          <table:table-cell office:value-type="float" office:value="0.0356804561930656">
            <text:p>0.0356804562</text:p>
          </table:table-cell>
          <table:table-cell office:value-type="float" office:value="135.501163310492">
            <text:p>135.5011633105</text:p>
          </table:table-cell>
          <table:table-cell office:value-type="float" office:value="135.501149468062">
            <text:p>135.5011494681</text:p>
          </table:table-cell>
          <table:table-cell table:number-columns-repeated="2" office:value-type="string">
            <text:p>15 ♌ 30' 04"</text:p>
          </table:table-cell>
          <table:table-cell office:value-type="float" office:value="0.212253306775631">
            <text:p>0.2122533068</text:p>
          </table:table-cell>
          <table:table-cell office:value-type="float" office:value="0.0356938915099227">
            <text:p>0.035693891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979.88435185">
            <text:p>2426979.88435185</text:p>
          </table:table-cell>
          <table:table-cell office:value-type="string">
            <text:p>1932-09-29 04:13:28.593750 EST-0500</text:p>
          </table:table-cell>
          <table:table-cell office:value-type="float" office:value="0">
            <text:p>0</text:p>
          </table:table-cell>
          <table:table-cell office:value-type="float" office:value="186.014708447486">
            <text:p>186.0147084475</text:p>
          </table:table-cell>
          <table:table-cell office:value-type="float" office:value="186.014701115731">
            <text:p>186.0147011157</text:p>
          </table:table-cell>
          <table:table-cell table:number-columns-repeated="2" office:value-type="string">
            <text:p><text:s/>6 ♎ 00' 52"</text:p>
          </table:table-cell>
          <table:table-cell office:value-type="float" office:value="1.77859417761894">
            <text:p>1.7785941776</text:p>
          </table:table-cell>
          <table:table-cell office:value-type="float" office:value="0.983157213257355">
            <text:p>0.9831572133</text:p>
          </table:table-cell>
          <table:table-cell office:value-type="float" office:value="163.095990149423">
            <text:p>163.0959901494</text:p>
          </table:table-cell>
          <table:table-cell office:value-type="float" office:value="163.095982817668">
            <text:p>163.0959828177</text:p>
          </table:table-cell>
          <table:table-cell table:number-columns-repeated="2" office:value-type="string">
            <text:p>13 ♍ 05' 45"</text:p>
          </table:table-cell>
          <table:table-cell office:value-type="float" office:value="1.77863638299078">
            <text:p>1.778636383</text:p>
          </table:table-cell>
          <table:table-cell office:value-type="float" office:value="0.983199444115213">
            <text:p>0.9831994441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6995.92902778">
            <text:p>2426995.92902778</text:p>
          </table:table-cell>
          <table:table-cell office:value-type="string">
            <text:p>1932-10-15 05:17:48.750000 EST-0500</text:p>
          </table:table-cell>
          <table:table-cell office:value-type="float" office:value="0">
            <text:p>0</text:p>
          </table:table-cell>
          <table:table-cell office:value-type="float" office:value="159.280708615573">
            <text:p>159.2807086156</text:p>
          </table:table-cell>
          <table:table-cell office:value-type="float" office:value="159.280448729598">
            <text:p>159.2804487296</text:p>
          </table:table-cell>
          <table:table-cell office:value-type="string">
            <text:p><text:s/>9 ♍ 16' 50"</text:p>
          </table:table-cell>
          <table:table-cell office:value-type="string">
            <text:p><text:s/>9 ♍ 16' 49"</text:p>
          </table:table-cell>
          <table:table-cell office:value-type="float" office:value="1.14538950268232">
            <text:p>1.1453895027</text:p>
          </table:table-cell>
          <table:table-cell office:value-type="float" office:value="0.0290216670891117">
            <text:p>0.0290216671</text:p>
          </table:table-cell>
          <table:table-cell office:value-type="float" office:value="136.361536670761">
            <text:p>136.3615366708</text:p>
          </table:table-cell>
          <table:table-cell office:value-type="float" office:value="136.361276784786">
            <text:p>136.3612767848</text:p>
          </table:table-cell>
          <table:table-cell office:value-type="string">
            <text:p>16 ♌ 21' 41"</text:p>
          </table:table-cell>
          <table:table-cell office:value-type="string">
            <text:p>16 ♌ 21' 40"</text:p>
          </table:table-cell>
          <table:table-cell office:value-type="float" office:value="1.14541146868264">
            <text:p>1.1454114687</text:p>
          </table:table-cell>
          <table:table-cell office:value-type="float" office:value="0.0290436855102136">
            <text:p>0.0290436855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7000.5808912">
            <text:p>2427000.5808912</text:p>
          </table:table-cell>
          <table:table-cell office:value-type="string">
            <text:p>1932-10-19 20:56:29.062500 EST-0500</text:p>
          </table:table-cell>
          <table:table-cell office:value-type="float" office:value="0">
            <text:p>0</text:p>
          </table:table-cell>
          <table:table-cell office:value-type="float" office:value="164.640129115848">
            <text:p>164.6401291158</text:p>
          </table:table-cell>
          <table:table-cell office:value-type="float" office:value="164.639897649191">
            <text:p>164.6398976492</text:p>
          </table:table-cell>
          <table:table-cell office:value-type="string">
            <text:p>14 ♍ 38' 24"</text:p>
          </table:table-cell>
          <table:table-cell office:value-type="string">
            <text:p>14 ♍ 38' 23"</text:p>
          </table:table-cell>
          <table:table-cell office:value-type="float" office:value="1.15858882289512">
            <text:p>1.1585888229</text:p>
          </table:table-cell>
          <table:table-cell office:value-type="float" office:value="0.186692343057052">
            <text:p>0.1866923431</text:p>
          </table:table-cell>
          <table:table-cell office:value-type="float" office:value="141.720763607283">
            <text:p>141.7207636073</text:p>
          </table:table-cell>
          <table:table-cell office:value-type="float" office:value="141.720532140627">
            <text:p>141.7205321406</text:p>
          </table:table-cell>
          <table:table-cell office:value-type="string">
            <text:p>21 ♌ 43' 14"</text:p>
          </table:table-cell>
          <table:table-cell office:value-type="string">
            <text:p>21 ♌ 43' 13"</text:p>
          </table:table-cell>
          <table:table-cell office:value-type="float" office:value="1.15856713955289">
            <text:p>1.1585671396</text:p>
          </table:table-cell>
          <table:table-cell office:value-type="float" office:value="0.186670671047779">
            <text:p>0.18667067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7046.19440972">
            <text:p>2427046.19440972</text:p>
          </table:table-cell>
          <table:table-cell office:value-type="string">
            <text:p>1932-12-04 11:39:57.656250 EST-0500</text:p>
          </table:table-cell>
          <table:table-cell office:value-type="float" office:value="0">
            <text:p>0</text:p>
          </table:table-cell>
          <table:table-cell office:value-type="float" office:value="252.355765624749">
            <text:p>252.3557656247</text:p>
          </table:table-cell>
          <table:table-cell office:value-type="float" office:value="252.355806749237">
            <text:p>252.3558067492</text:p>
          </table:table-cell>
          <table:table-cell table:number-columns-repeated="2" office:value-type="string">
            <text:p>12 ♐ 21' 20"</text:p>
          </table:table-cell>
          <table:table-cell office:value-type="float" office:value="-1.38410572306493">
            <text:p>-1.3841057231</text:p>
          </table:table-cell>
          <table:table-cell office:value-type="float" office:value="1.01504994307854">
            <text:p>1.0150499431</text:p>
          </table:table-cell>
          <table:table-cell office:value-type="float" office:value="229.434267626506">
            <text:p>229.4342676265</text:p>
          </table:table-cell>
          <table:table-cell office:value-type="float" office:value="229.434308750995">
            <text:p>229.434308751</text:p>
          </table:table-cell>
          <table:table-cell table:number-columns-repeated="2" office:value-type="string">
            <text:p>19 ♏ 26' 03"</text:p>
          </table:table-cell>
          <table:table-cell office:value-type="float" office:value="-1.38409423420332">
            <text:p>-1.3840942342</text:p>
          </table:table-cell>
          <table:table-cell office:value-type="float" office:value="1.01506146552899">
            <text:p>1.0150614655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27048.38263889">
            <text:p>2427048.38263889</text:p>
          </table:table-cell>
          <table:table-cell office:value-type="string">
            <text:p>1932-12-06 16:11:00.937500 EST-0500</text:p>
          </table:table-cell>
          <table:table-cell office:value-type="float" office:value="0">
            <text:p>0</text:p>
          </table:table-cell>
          <table:table-cell office:value-type="float" office:value="160.179489356928">
            <text:p>160.1794893569</text:p>
          </table:table-cell>
          <table:table-cell office:value-type="float" office:value="160.179474828006">
            <text:p>160.179474828</text:p>
          </table:table-cell>
          <table:table-cell table:number-columns-repeated="2" office:value-type="string">
            <text:p>10 ♍ 10' 46"</text:p>
          </table:table-cell>
          <table:table-cell office:value-type="float" office:value="0.390340932715169">
            <text:p>0.3903409327</text:p>
          </table:table-cell>
          <table:table-cell office:value-type="float" office:value="0.00317359758650965">
            <text:p>0.0031735976</text:p>
          </table:table-cell>
          <table:table-cell office:value-type="float" office:value="137.257943045053">
            <text:p>137.2579430451</text:p>
          </table:table-cell>
          <table:table-cell office:value-type="float" office:value="137.257928516131">
            <text:p>137.2579285161</text:p>
          </table:table-cell>
          <table:table-cell table:number-columns-repeated="2" office:value-type="string">
            <text:p>17 ♌ 15' 28"</text:p>
          </table:table-cell>
          <table:table-cell office:value-type="float" office:value="0.390357518010946">
            <text:p>0.390357518</text:p>
          </table:table-cell>
          <table:table-cell office:value-type="float" office:value="0.00318999766211725">
            <text:p>0.0031899977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7100.02131944">
            <text:p>2427100.02131944</text:p>
          </table:table-cell>
          <table:table-cell office:value-type="string">
            <text:p>1933-01-27 07:30:42.187500 EST-0500</text:p>
          </table:table-cell>
          <table:table-cell office:value-type="float" office:value="0">
            <text:p>0</text:p>
          </table:table-cell>
          <table:table-cell office:value-type="float" office:value="307.153477812314">
            <text:p>307.1534778123</text:p>
          </table:table-cell>
          <table:table-cell office:value-type="float" office:value="307.153318586077">
            <text:p>307.1533185861</text:p>
          </table:table-cell>
          <table:table-cell office:value-type="string">
            <text:p><text:s/>7 ♒ 09' 12"</text:p>
          </table:table-cell>
          <table:table-cell office:value-type="string">
            <text:p><text:s/>7 ♒ 09' 11"</text:p>
          </table:table-cell>
          <table:table-cell office:value-type="float" office:value="1.01645514631495">
            <text:p>1.0164551463</text:p>
          </table:table-cell>
          <table:table-cell office:value-type="float" office:value="0.119563987198613">
            <text:p>0.1195639872</text:p>
          </table:table-cell>
          <table:table-cell office:value-type="float" office:value="284.229080442281">
            <text:p>284.2290804423</text:p>
          </table:table-cell>
          <table:table-cell office:value-type="float" office:value="284.228921216044">
            <text:p>284.228921216</text:p>
          </table:table-cell>
          <table:table-cell table:number-columns-repeated="2" office:value-type="string">
            <text:p>14 ♑ 13' 44"</text:p>
          </table:table-cell>
          <table:table-cell office:value-type="float" office:value="1.01646161730337">
            <text:p>1.0164616173</text:p>
          </table:table-cell>
          <table:table-cell office:value-type="float" office:value="0.119570349421478">
            <text:p>0.1195703494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7105.10822917">
            <text:p>2427105.10822917</text:p>
          </table:table-cell>
          <table:table-cell office:value-type="string">
            <text:p>1933-02-01 09:35:51.562500 EST-0500</text:p>
          </table:table-cell>
          <table:table-cell office:value-type="float" office:value="0">
            <text:p>0</text:p>
          </table:table-cell>
          <table:table-cell office:value-type="float" office:value="307.76117248679">
            <text:p>307.7611724868</text:p>
          </table:table-cell>
          <table:table-cell office:value-type="float" office:value="307.760980550522">
            <text:p>307.7609805505</text:p>
          </table:table-cell>
          <table:table-cell office:value-type="string">
            <text:p><text:s/>7 ♒ 45' 40"</text:p>
          </table:table-cell>
          <table:table-cell office:value-type="string">
            <text:p><text:s/>7 ♒ 45' 39"</text:p>
          </table:table-cell>
          <table:table-cell office:value-type="float" office:value="1.68829863829899">
            <text:p>1.6882986383</text:p>
          </table:table-cell>
          <table:table-cell office:value-type="float" office:value="0.119285425379239">
            <text:p>0.1192854254</text:p>
          </table:table-cell>
          <table:table-cell office:value-type="float" office:value="284.836683446919">
            <text:p>284.8366834469</text:p>
          </table:table-cell>
          <table:table-cell office:value-type="float" office:value="284.836491510651">
            <text:p>284.8364915107</text:p>
          </table:table-cell>
          <table:table-cell office:value-type="string">
            <text:p>14 ♑ 50' 12"</text:p>
          </table:table-cell>
          <table:table-cell office:value-type="string">
            <text:p>14 ♑ 50' 11"</text:p>
          </table:table-cell>
          <table:table-cell office:value-type="float" office:value="1.68830838497277">
            <text:p>1.688308385</text:p>
          </table:table-cell>
          <table:table-cell office:value-type="float" office:value="0.1192950566986">
            <text:p>0.119295056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7111.49079861">
            <text:p>2427111.49079861</text:p>
          </table:table-cell>
          <table:table-cell office:value-type="string">
            <text:p>1933-02-07 18:46:45.468750 EST-0500</text:p>
          </table:table-cell>
          <table:table-cell office:value-type="float" office:value="0">
            <text:p>0</text:p>
          </table:table-cell>
          <table:table-cell office:value-type="float" office:value="318.788734123505">
            <text:p>318.7887341235</text:p>
          </table:table-cell>
          <table:table-cell office:value-type="float" office:value="318.788712670939">
            <text:p>318.7887126709</text:p>
          </table:table-cell>
          <table:table-cell table:number-columns-repeated="2" office:value-type="string">
            <text:p>18 ♒ 47' 19"</text:p>
          </table:table-cell>
          <table:table-cell office:value-type="float" office:value="1.76773177132653">
            <text:p>1.7677317713</text:p>
          </table:table-cell>
          <table:table-cell office:value-type="float" office:value="1.01226187474849">
            <text:p>1.0122618747</text:p>
          </table:table-cell>
          <table:table-cell office:value-type="float" office:value="295.863889534617">
            <text:p>295.8638895346</text:p>
          </table:table-cell>
          <table:table-cell office:value-type="float" office:value="295.863868082052">
            <text:p>295.8638680821</text:p>
          </table:table-cell>
          <table:table-cell office:value-type="string">
            <text:p>25 ♑ 51' 50"</text:p>
          </table:table-cell>
          <table:table-cell office:value-type="string">
            <text:p>25 ♑ 51' 49"</text:p>
          </table:table-cell>
          <table:table-cell office:value-type="float" office:value="1.76770748486949">
            <text:p>1.7677074849</text:p>
          </table:table-cell>
          <table:table-cell office:value-type="float" office:value="1.01223796050315">
            <text:p>1.0122379605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7118.4012037">
            <text:p>2427118.4012037</text:p>
          </table:table-cell>
          <table:table-cell office:value-type="string">
            <text:p>1933-02-14 16:37:44.062500 EST-0500</text:p>
          </table:table-cell>
          <table:table-cell office:value-type="float" office:value="0">
            <text:p>0</text:p>
          </table:table-cell>
          <table:table-cell office:value-type="float" office:value="309.330520874061">
            <text:p>309.3305208741</text:p>
          </table:table-cell>
          <table:table-cell office:value-type="float" office:value="309.330366650122">
            <text:p>309.3303666501</text:p>
          </table:table-cell>
          <table:table-cell table:number-columns-repeated="2" office:value-type="string">
            <text:p><text:s/>9 ♒ 19' 49"</text:p>
          </table:table-cell>
          <table:table-cell office:value-type="float" office:value="1.24842476206534">
            <text:p>1.2484247621</text:p>
          </table:table-cell>
          <table:table-cell office:value-type="float" office:value="0.116281264999334">
            <text:p>0.116281265</text:p>
          </table:table-cell>
          <table:table-cell office:value-type="float" office:value="286.405501717361">
            <text:p>286.4055017174</text:p>
          </table:table-cell>
          <table:table-cell office:value-type="float" office:value="286.405347493422">
            <text:p>286.4053474934</text:p>
          </table:table-cell>
          <table:table-cell table:number-columns-repeated="2" office:value-type="string">
            <text:p>16 ♑ 24' 19"</text:p>
          </table:table-cell>
          <table:table-cell office:value-type="float" office:value="1.24844878199274">
            <text:p>1.248448782</text:p>
          </table:table-cell>
          <table:table-cell office:value-type="float" office:value="0.116305268127952">
            <text:p>0.1163052681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27139.00153935">
            <text:p>2427139.00153935</text:p>
          </table:table-cell>
          <table:table-cell office:value-type="string">
            <text:p>1933-03-07 07:02:13.593750 EST-0500</text:p>
          </table:table-cell>
          <table:table-cell office:value-type="float" office:value="0">
            <text:p>0</text:p>
          </table:table-cell>
          <table:table-cell office:value-type="float" office:value="158.59874920473">
            <text:p>158.5987492047</text:p>
          </table:table-cell>
          <table:table-cell office:value-type="float" office:value="158.598808747048">
            <text:p>158.598808747</text:p>
          </table:table-cell>
          <table:table-cell table:number-columns-repeated="2" office:value-type="string">
            <text:p><text:s/>8 ♍ 35' 55"</text:p>
          </table:table-cell>
          <table:table-cell office:value-type="float" office:value="-0.386308690860734">
            <text:p>-0.3863086909</text:p>
          </table:table-cell>
          <table:table-cell office:value-type="float" office:value="-0.0275490842067739">
            <text:p>-0.0275490842</text:p>
          </table:table-cell>
          <table:table-cell office:value-type="float" office:value="135.672927443998">
            <text:p>135.672927444</text:p>
          </table:table-cell>
          <table:table-cell office:value-type="float" office:value="135.672986986317">
            <text:p>135.6729869863</text:p>
          </table:table-cell>
          <table:table-cell table:number-columns-repeated="2" office:value-type="string">
            <text:p>15 ♌ 40' 22"</text:p>
          </table:table-cell>
          <table:table-cell office:value-type="float" office:value="-0.386322009824484">
            <text:p>-0.3863220098</text:p>
          </table:table-cell>
          <table:table-cell office:value-type="float" office:value="-0.0275617977707156">
            <text:p>-0.027561797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7154.84383102">
            <text:p>2427154.84383102</text:p>
          </table:table-cell>
          <table:table-cell office:value-type="string">
            <text:p>1933-03-23 03:15:07.031250 EST-0500</text:p>
          </table:table-cell>
          <table:table-cell office:value-type="float" office:value="0">
            <text:p>0</text:p>
          </table:table-cell>
          <table:table-cell office:value-type="float" office:value="2.26062707891329">
            <text:p>2.2606270789</text:p>
          </table:table-cell>
          <table:table-cell office:value-type="float" office:value="2.26064955720387">
            <text:p>2.2606495572</text:p>
          </table:table-cell>
          <table:table-cell table:number-columns-repeated="2" office:value-type="string">
            <text:p><text:s/>2 ♈ 15' 38"</text:p>
          </table:table-cell>
          <table:table-cell office:value-type="float" office:value="-0.882212851037968">
            <text:p>-0.882212851</text:p>
          </table:table-cell>
          <table:table-cell office:value-type="float" office:value="0.991773303039909">
            <text:p>0.991773303</text:p>
          </table:table-cell>
          <table:table-cell office:value-type="float" office:value="339.334279381613">
            <text:p>339.3342793816</text:p>
          </table:table-cell>
          <table:table-cell office:value-type="float" office:value="339.334301859904">
            <text:p>339.3343018599</text:p>
          </table:table-cell>
          <table:table-cell table:number-columns-repeated="2" office:value-type="string">
            <text:p><text:s/>9 ♓ 20' 03"</text:p>
          </table:table-cell>
          <table:table-cell office:value-type="float" office:value="-0.882186554293923">
            <text:p>-0.8821865543</text:p>
          </table:table-cell>
          <table:table-cell office:value-type="float" office:value="0.991798944219982">
            <text:p>0.9917989442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7158.39680556">
            <text:p>2427158.39680556</text:p>
          </table:table-cell>
          <table:table-cell office:value-type="string">
            <text:p>1933-03-26 16:31:24.375000 EST-0500</text:p>
          </table:table-cell>
          <table:table-cell office:value-type="float" office:value="0">
            <text:p>0</text:p>
          </table:table-cell>
          <table:table-cell office:value-type="float" office:value="359.161315826637">
            <text:p>359.1613158266</text:p>
          </table:table-cell>
          <table:table-cell office:value-type="float" office:value="359.161431155405">
            <text:p>359.1614311554</text:p>
          </table:table-cell>
          <table:table-cell office:value-type="string">
            <text:p>29 ♓ 09' 40"</text:p>
          </table:table-cell>
          <table:table-cell office:value-type="string">
            <text:p>29 ♓ 09' 41"</text:p>
          </table:table-cell>
          <table:table-cell office:value-type="float" office:value="-0.826441350991692">
            <text:p>-0.826441351</text:p>
          </table:table-cell>
          <table:table-cell office:value-type="float" office:value="1.24240490100949">
            <text:p>1.242404901</text:p>
          </table:table-cell>
          <table:table-cell office:value-type="float" office:value="336.234967302962">
            <text:p>336.234967303</text:p>
          </table:table-cell>
          <table:table-cell office:value-type="float" office:value="336.235082631731">
            <text:p>336.2350826317</text:p>
          </table:table-cell>
          <table:table-cell office:value-type="string">
            <text:p><text:s/>6 ♓ 14' 05"</text:p>
          </table:table-cell>
          <table:table-cell office:value-type="string">
            <text:p><text:s/>6 ♓ 14' 06"</text:p>
          </table:table-cell>
          <table:table-cell office:value-type="float" office:value="-0.826404572464235">
            <text:p>-0.8264045725</text:p>
          </table:table-cell>
          <table:table-cell office:value-type="float" office:value="1.24244234253639">
            <text:p>1.2424423425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7176.25300926">
            <text:p>2427176.25300926</text:p>
          </table:table-cell>
          <table:table-cell office:value-type="string">
            <text:p>1933-04-13 13:04:20.156250 EST-0500</text:p>
          </table:table-cell>
          <table:table-cell office:value-type="float" office:value="0">
            <text:p>0</text:p>
          </table:table-cell>
          <table:table-cell office:value-type="float" office:value="23.3571755379206">
            <text:p>23.3571755379</text:p>
          </table:table-cell>
          <table:table-cell office:value-type="float" office:value="23.3569592709422">
            <text:p>23.3569592709</text:p>
          </table:table-cell>
          <table:table-cell table:number-columns-repeated="2" office:value-type="string">
            <text:p>23 ♈ 21' 25"</text:p>
          </table:table-cell>
          <table:table-cell office:value-type="float" office:value="0.979133728852128">
            <text:p>0.9791337289</text:p>
          </table:table-cell>
          <table:table-cell office:value-type="float" office:value="0.0573156602150864">
            <text:p>0.0573156602</text:p>
          </table:table-cell>
          <table:table-cell office:value-type="float" office:value="0.430292545712758">
            <text:p>0.4302925457</text:p>
          </table:table-cell>
          <table:table-cell office:value-type="float" office:value="0.430076278734315">
            <text:p>0.4300762787</text:p>
          </table:table-cell>
          <table:table-cell office:value-type="string">
            <text:p><text:s/>0 ♈ 25' 49"</text:p>
          </table:table-cell>
          <table:table-cell office:value-type="string">
            <text:p><text:s/>0 ♈ 25' 48"</text:p>
          </table:table-cell>
          <table:table-cell office:value-type="float" office:value="0.979102716057441">
            <text:p>0.9791027161</text:p>
          </table:table-cell>
          <table:table-cell office:value-type="float" office:value="0.0572847996376245">
            <text:p>0.0572847996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7177.99201389">
            <text:p>2427177.99201389</text:p>
          </table:table-cell>
          <table:table-cell office:value-type="string">
            <text:p>1933-04-15 06:48:30.937500 EST-0500</text:p>
          </table:table-cell>
          <table:table-cell office:value-type="float" office:value="0">
            <text:p>0</text:p>
          </table:table-cell>
          <table:table-cell office:value-type="float" office:value="23.4569162717301">
            <text:p>23.4569162717</text:p>
          </table:table-cell>
          <table:table-cell office:value-type="float" office:value="23.4566371644909">
            <text:p>23.4566371645</text:p>
          </table:table-cell>
          <table:table-cell office:value-type="string">
            <text:p>23 ♈ 27' 24"</text:p>
          </table:table-cell>
          <table:table-cell office:value-type="string">
            <text:p>23 ♈ 27' 23"</text:p>
          </table:table-cell>
          <table:table-cell office:value-type="float" office:value="1.2375048194314">
            <text:p>1.2375048194</text:p>
          </table:table-cell>
          <table:table-cell office:value-type="float" office:value="0.0573112764354567">
            <text:p>0.0573112764</text:p>
          </table:table-cell>
          <table:table-cell office:value-type="float" office:value="0.529901854509733">
            <text:p>0.5299018545</text:p>
          </table:table-cell>
          <table:table-cell office:value-type="float" office:value="0.529622747270501">
            <text:p>0.5296227473</text:p>
          </table:table-cell>
          <table:table-cell office:value-type="string">
            <text:p><text:s/>0 ♈ 31' 47"</text:p>
          </table:table-cell>
          <table:table-cell office:value-type="string">
            <text:p><text:s/>0 ♈ 31' 46"</text:p>
          </table:table-cell>
          <table:table-cell office:value-type="float" office:value="1.23746650373333">
            <text:p>1.2374665037</text:p>
          </table:table-cell>
          <table:table-cell office:value-type="float" office:value="0.057272939103556">
            <text:p>0.0572729391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7184.15510417">
            <text:p>2427184.15510417</text:p>
          </table:table-cell>
          <table:table-cell office:value-type="string">
            <text:p>1933-04-21 10:43:21.562500 EST-0500</text:p>
          </table:table-cell>
          <table:table-cell office:value-type="float" office:value="0">
            <text:p>0</text:p>
          </table:table-cell>
          <table:table-cell office:value-type="float" office:value="31.0796842963432">
            <text:p>31.0796842963</text:p>
          </table:table-cell>
          <table:table-cell office:value-type="float" office:value="31.0796500431514">
            <text:p>31.0796500432</text:p>
          </table:table-cell>
          <table:table-cell table:number-columns-repeated="2" office:value-type="string">
            <text:p><text:s/>1 ♉ 04' 46"</text:p>
          </table:table-cell>
          <table:table-cell office:value-type="float" office:value="1.2361632012822">
            <text:p>1.2361632013</text:p>
          </table:table-cell>
          <table:table-cell office:value-type="float" office:value="0.975385574846168">
            <text:p>0.9753855748</text:p>
          </table:table-cell>
          <table:table-cell office:value-type="float" office:value="8.15244837683594">
            <text:p>8.1524483768</text:p>
          </table:table-cell>
          <table:table-cell office:value-type="float" office:value="8.15241412364412">
            <text:p>8.1524141236</text:p>
          </table:table-cell>
          <table:table-cell table:number-columns-repeated="2" office:value-type="string">
            <text:p><text:s/>8 ♈ 09' 08"</text:p>
          </table:table-cell>
          <table:table-cell office:value-type="float" office:value="1.23619880377116">
            <text:p>1.2361988038</text:p>
          </table:table-cell>
          <table:table-cell office:value-type="float" office:value="0.975421111132581">
            <text:p>0.9754211111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7199.62263889">
            <text:p>2427199.62263889</text:p>
          </table:table-cell>
          <table:table-cell office:value-type="string">
            <text:p>1933-05-06 21:56:36.093750 EST-0500</text:p>
          </table:table-cell>
          <table:table-cell office:value-type="float" office:value="0">
            <text:p>0</text:p>
          </table:table-cell>
          <table:table-cell office:value-type="float" office:value="24.6718346349559">
            <text:p>24.671834635</text:p>
          </table:table-cell>
          <table:table-cell office:value-type="float" office:value="24.6718058354534">
            <text:p>24.6718058355</text:p>
          </table:table-cell>
          <table:table-cell table:number-columns-repeated="2" office:value-type="string">
            <text:p>24 ♈ 40' 18"</text:p>
          </table:table-cell>
          <table:table-cell office:value-type="float" office:value="1.61694532062072">
            <text:p>1.6169453206</text:p>
          </table:table-cell>
          <table:table-cell office:value-type="float" office:value="0.0541618821935039">
            <text:p>0.0541618822</text:p>
          </table:table-cell>
          <table:table-cell office:value-type="float" office:value="1.74407237672329">
            <text:p>1.7440723767</text:p>
          </table:table-cell>
          <table:table-cell office:value-type="float" office:value="1.74404357722072">
            <text:p>1.7440435772</text:p>
          </table:table-cell>
          <table:table-cell table:number-columns-repeated="2" office:value-type="string">
            <text:p><text:s/>1 ♈ 44' 38"</text:p>
          </table:table-cell>
          <table:table-cell office:value-type="float" office:value="1.61697433323308">
            <text:p>1.6169743332</text:p>
          </table:table-cell>
          <table:table-cell office:value-type="float" office:value="0.0541905133290506">
            <text:p>0.0541905133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27210.21760417">
            <text:p>2427210.21760417</text:p>
          </table:table-cell>
          <table:table-cell office:value-type="string">
            <text:p>1933-05-17 12:13:21.562500 EST-0500</text:p>
          </table:table-cell>
          <table:table-cell office:value-type="float" office:value="0">
            <text:p>0</text:p>
          </table:table-cell>
          <table:table-cell office:value-type="float" office:value="157.398205224426">
            <text:p>157.3982052244</text:p>
          </table:table-cell>
          <table:table-cell office:value-type="float" office:value="157.398149665528">
            <text:p>157.3981496655</text:p>
          </table:table-cell>
          <table:table-cell table:number-columns-repeated="2" office:value-type="string">
            <text:p><text:s/>7 ♍ 23' 53"</text:p>
          </table:table-cell>
          <table:table-cell office:value-type="float" office:value="0.330484714867736">
            <text:p>0.3304847149</text:p>
          </table:table-cell>
          <table:table-cell office:value-type="float" office:value="-0.000634412109150024">
            <text:p>-0.0006344121</text:p>
          </table:table-cell>
          <table:table-cell office:value-type="float" office:value="134.469853519251">
            <text:p>134.4698535193</text:p>
          </table:table-cell>
          <table:table-cell office:value-type="float" office:value="134.469797960353">
            <text:p>134.4697979604</text:p>
          </table:table-cell>
          <table:table-cell table:number-columns-repeated="2" office:value-type="string">
            <text:p>14 ♌ 28' 11"</text:p>
          </table:table-cell>
          <table:table-cell office:value-type="float" office:value="0.330504230376867">
            <text:p>0.3305042304</text:p>
          </table:table-cell>
          <table:table-cell office:value-type="float" office:value="-0.000614869530317094">
            <text:p>-0.000614869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7221.2747338">
            <text:p>2427221.2747338</text:p>
          </table:table-cell>
          <table:table-cell office:value-type="string">
            <text:p>1933-05-28 13:35:37.500000 EST-0500</text:p>
          </table:table-cell>
          <table:table-cell office:value-type="float" office:value="0">
            <text:p>0</text:p>
          </table:table-cell>
          <table:table-cell office:value-type="float" office:value="66.9561657539972">
            <text:p>66.956165754</text:p>
          </table:table-cell>
          <table:table-cell office:value-type="float" office:value="66.9561382346612">
            <text:p>66.9561382347</text:p>
          </table:table-cell>
          <table:table-cell table:number-columns-repeated="2" office:value-type="string">
            <text:p><text:s/>6 ♊ 57' 22"</text:p>
          </table:table-cell>
          <table:table-cell office:value-type="float" office:value="2.19936551206989">
            <text:p>2.1993655121</text:p>
          </table:table-cell>
          <table:table-cell office:value-type="float" office:value="0.959358434455061">
            <text:p>0.9593584345</text:p>
          </table:table-cell>
          <table:table-cell office:value-type="float" office:value="44.0273151672526">
            <text:p>44.0273151673</text:p>
          </table:table-cell>
          <table:table-cell office:value-type="float" office:value="44.0272876479166">
            <text:p>44.0272876479</text:p>
          </table:table-cell>
          <table:table-cell table:number-columns-repeated="2" office:value-type="string">
            <text:p>14 ♉ 01' 38"</text:p>
          </table:table-cell>
          <table:table-cell office:value-type="float" office:value="2.19934020806223">
            <text:p>2.1993402081</text:p>
          </table:table-cell>
          <table:table-cell office:value-type="float" office:value="0.959333109531853">
            <text:p>0.9593331095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27228.09480324">
            <text:p>2427228.09480324</text:p>
          </table:table-cell>
          <table:table-cell office:value-type="string">
            <text:p>1933-06-04 09:16:31.406250 EST-0500</text:p>
          </table:table-cell>
          <table:table-cell office:value-type="float" office:value="0">
            <text:p>0</text:p>
          </table:table-cell>
          <table:table-cell office:value-type="float" office:value="164.226483236186">
            <text:p>164.2264832362</text:p>
          </table:table-cell>
          <table:table-cell office:value-type="float" office:value="164.226467923217">
            <text:p>164.2264679232</text:p>
          </table:table-cell>
          <table:table-cell table:number-columns-repeated="2" office:value-type="string">
            <text:p>14 ♍ 13' 35"</text:p>
          </table:table-cell>
          <table:table-cell office:value-type="float" office:value="0.427488700481684">
            <text:p>0.4274887005</text:p>
          </table:table-cell>
          <table:table-cell office:value-type="float" office:value="0.0726689804993962">
            <text:p>0.0726689805</text:p>
          </table:table-cell>
          <table:table-cell office:value-type="float" office:value="141.297406575607">
            <text:p>141.2974065756</text:p>
          </table:table-cell>
          <table:table-cell office:value-type="float" office:value="141.297391262638">
            <text:p>141.2973912626</text:p>
          </table:table-cell>
          <table:table-cell table:number-columns-repeated="2" office:value-type="string">
            <text:p>21 ♌ 17' 50"</text:p>
          </table:table-cell>
          <table:table-cell office:value-type="float" office:value="0.427496951346135">
            <text:p>0.4274969513</text:p>
          </table:table-cell>
          <table:table-cell office:value-type="float" office:value="0.0726773018881644">
            <text:p>0.0726773019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7232.16731481">
            <text:p>2427232.16731481</text:p>
          </table:table-cell>
          <table:table-cell office:value-type="string">
            <text:p>1933-06-08 11:00:56.250000 EST-0500</text:p>
          </table:table-cell>
          <table:table-cell office:value-type="float" office:value="0">
            <text:p>0</text:p>
          </table:table-cell>
          <table:table-cell office:value-type="float" office:value="90.1651519944108">
            <text:p>90.1651519944</text:p>
          </table:table-cell>
          <table:table-cell office:value-type="float" office:value="90.1650303128377">
            <text:p>90.1650303128</text:p>
          </table:table-cell>
          <table:table-cell table:number-columns-repeated="2" office:value-type="string">
            <text:p><text:s/>0 ♋ 09' 54"</text:p>
          </table:table-cell>
          <table:table-cell office:value-type="float" office:value="1.99010898199837">
            <text:p>1.990108982</text:p>
          </table:table-cell>
          <table:table-cell office:value-type="float" office:value="1.22557251984644">
            <text:p>1.2255725198</text:p>
          </table:table-cell>
          <table:table-cell office:value-type="float" office:value="67.2357898813809">
            <text:p>67.2357898814</text:p>
          </table:table-cell>
          <table:table-cell office:value-type="float" office:value="67.2356681998077">
            <text:p>67.2356681998</text:p>
          </table:table-cell>
          <table:table-cell table:number-columns-repeated="2" office:value-type="string">
            <text:p><text:s/>7 ♊ 14' 08"</text:p>
          </table:table-cell>
          <table:table-cell office:value-type="float" office:value="1.99004592169223">
            <text:p>1.9900459217</text:p>
          </table:table-cell>
          <table:table-cell office:value-type="float" office:value="1.22550945920415">
            <text:p>1.2255094592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7244.91511574">
            <text:p>2427244.91511574</text:p>
          </table:table-cell>
          <table:table-cell office:value-type="string">
            <text:p>1933-06-21 04:57:46.406250 EST-0500</text:p>
          </table:table-cell>
          <table:table-cell office:value-type="float" office:value="0">
            <text:p>0</text:p>
          </table:table-cell>
          <table:table-cell office:value-type="float" office:value="112.356707241742">
            <text:p>112.3567072417</text:p>
          </table:table-cell>
          <table:table-cell office:value-type="float" office:value="112.356682478193">
            <text:p>112.3566824782</text:p>
          </table:table-cell>
          <table:table-cell table:number-columns-repeated="2" office:value-type="string">
            <text:p>22 ♋ 21' 24"</text:p>
          </table:table-cell>
          <table:table-cell office:value-type="float" office:value="1.47962601428439">
            <text:p>1.4796260143</text:p>
          </table:table-cell>
          <table:table-cell office:value-type="float" office:value="0.0250343529736341">
            <text:p>0.025034353</text:p>
          </table:table-cell>
          <table:table-cell office:value-type="float" office:value="89.4266937636146">
            <text:p>89.4266937636</text:p>
          </table:table-cell>
          <table:table-cell office:value-type="float" office:value="89.4266690000661">
            <text:p>89.4266690001</text:p>
          </table:table-cell>
          <table:table-cell table:number-columns-repeated="2" office:value-type="string">
            <text:p>29 ♊ 25' 36"</text:p>
          </table:table-cell>
          <table:table-cell office:value-type="float" office:value="1.47959251447372">
            <text:p>1.4795925145</text:p>
          </table:table-cell>
          <table:table-cell office:value-type="float" office:value="0.0250008214381734">
            <text:p>0.0250008214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7250.41071759">
            <text:p>2427250.41071759</text:p>
          </table:table-cell>
          <table:table-cell office:value-type="string">
            <text:p>1933-06-26 16:51:26.718750 EST-0500</text:p>
          </table:table-cell>
          <table:table-cell office:value-type="float" office:value="0">
            <text:p>0</text:p>
          </table:table-cell>
          <table:table-cell office:value-type="float" office:value="112.496303437433">
            <text:p>112.4963034374</text:p>
          </table:table-cell>
          <table:table-cell office:value-type="float" office:value="112.496301774699">
            <text:p>112.4963017747</text:p>
          </table:table-cell>
          <table:table-cell table:number-columns-repeated="2" office:value-type="string">
            <text:p>22 ♋ 29' 46"</text:p>
          </table:table-cell>
          <table:table-cell office:value-type="float" office:value="1.22245939381006">
            <text:p>1.2224593938</text:p>
          </table:table-cell>
          <table:table-cell office:value-type="float" office:value="0.0257273354692039">
            <text:p>0.0257273355</text:p>
          </table:table-cell>
          <table:table-cell office:value-type="float" office:value="89.565916559621">
            <text:p>89.5659165596</text:p>
          </table:table-cell>
          <table:table-cell office:value-type="float" office:value="89.5659148968861">
            <text:p>89.5659148969</text:p>
          </table:table-cell>
          <table:table-cell table:number-columns-repeated="2" office:value-type="string">
            <text:p>29 ♊ 33' 57"</text:p>
          </table:table-cell>
          <table:table-cell office:value-type="float" office:value="1.22245199545117">
            <text:p>1.2224519955</text:p>
          </table:table-cell>
          <table:table-cell office:value-type="float" office:value="0.0257199608042421">
            <text:p>0.0257199608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7267.19587963">
            <text:p>2427267.19587963</text:p>
          </table:table-cell>
          <table:table-cell office:value-type="string">
            <text:p>1933-07-13 11:42:04.218750 EST-0500</text:p>
          </table:table-cell>
          <table:table-cell office:value-type="float" office:value="0">
            <text:p>0</text:p>
          </table:table-cell>
          <table:table-cell office:value-type="float" office:value="132.979012134608">
            <text:p>132.9790121346</text:p>
          </table:table-cell>
          <table:table-cell office:value-type="float" office:value="132.979097859142">
            <text:p>132.9790978591</text:p>
          </table:table-cell>
          <table:table-cell table:number-columns-repeated="2" office:value-type="string">
            <text:p>12 ♌ 58' 44"</text:p>
          </table:table-cell>
          <table:table-cell office:value-type="float" office:value="0.237047184283185">
            <text:p>0.2370471843</text:p>
          </table:table-cell>
          <table:table-cell office:value-type="float" office:value="1.21814449171067">
            <text:p>1.2181444917</text:p>
          </table:table-cell>
          <table:table-cell office:value-type="float" office:value="110.047804491758">
            <text:p>110.0478044918</text:p>
          </table:table-cell>
          <table:table-cell office:value-type="float" office:value="110.047890216291">
            <text:p>110.0478902163</text:p>
          </table:table-cell>
          <table:table-cell table:number-columns-repeated="2" office:value-type="string">
            <text:p>20 ♋ 02' 52"</text:p>
          </table:table-cell>
          <table:table-cell office:value-type="float" office:value="0.237065039027928">
            <text:p>0.237065039</text:p>
          </table:table-cell>
          <table:table-cell office:value-type="float" office:value="1.21816254854536">
            <text:p>1.2181625485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7269.50056713">
            <text:p>2427269.50056713</text:p>
          </table:table-cell>
          <table:table-cell office:value-type="string">
            <text:p>1933-07-15 19:00:49.218750 EST-0500</text:p>
          </table:table-cell>
          <table:table-cell office:value-type="float" office:value="0">
            <text:p>0</text:p>
          </table:table-cell>
          <table:table-cell office:value-type="float" office:value="113.001314538988">
            <text:p>113.001314539</text:p>
          </table:table-cell>
          <table:table-cell office:value-type="float" office:value="113.001287811502">
            <text:p>113.0012878115</text:p>
          </table:table-cell>
          <table:table-cell table:number-columns-repeated="2" office:value-type="string">
            <text:p>23 ♋ 00' 04"</text:p>
          </table:table-cell>
          <table:table-cell office:value-type="float" office:value="0.954045504164741">
            <text:p>0.9540455042</text:p>
          </table:table-cell>
          <table:table-cell office:value-type="float" office:value="0.0268284214461142">
            <text:p>0.0268284214</text:p>
          </table:table-cell>
          <table:table-cell office:value-type="float" office:value="90.0700371470773">
            <text:p>90.0700371471</text:p>
          </table:table-cell>
          <table:table-cell office:value-type="float" office:value="90.0700104195921">
            <text:p>90.0700104196</text:p>
          </table:table-cell>
          <table:table-cell table:number-columns-repeated="2" office:value-type="string">
            <text:p><text:s/>0 ♋ 04' 12"</text:p>
          </table:table-cell>
          <table:table-cell office:value-type="float" office:value="0.954041418587055">
            <text:p>0.9540414186</text:p>
          </table:table-cell>
          <table:table-cell office:value-type="float" office:value="0.0268244112474959">
            <text:p>0.026824411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7283.96150463">
            <text:p>2427283.96150463</text:p>
          </table:table-cell>
          <table:table-cell office:value-type="string">
            <text:p>1933-07-30 06:04:34.218750 EST-0500</text:p>
          </table:table-cell>
          <table:table-cell office:value-type="float" office:value="0">
            <text:p>0</text:p>
          </table:table-cell>
          <table:table-cell office:value-type="float" office:value="126.815320764451">
            <text:p>126.8153207645</text:p>
          </table:table-cell>
          <table:table-cell office:value-type="float" office:value="126.815454101538">
            <text:p>126.8154541015</text:p>
          </table:table-cell>
          <table:table-cell table:number-columns-repeated="2" office:value-type="string">
            <text:p><text:s/>6 ♌ 48' 55"</text:p>
          </table:table-cell>
          <table:table-cell office:value-type="float" office:value="-0.736497104419271">
            <text:p>-0.7364971044</text:p>
          </table:table-cell>
          <table:table-cell office:value-type="float" office:value="0.956367577860968">
            <text:p>0.9563675779</text:p>
          </table:table-cell>
          <table:table-cell office:value-type="float" office:value="103.883404220694">
            <text:p>103.8834042207</text:p>
          </table:table-cell>
          <table:table-cell office:value-type="float" office:value="103.883537557781">
            <text:p>103.8835375578</text:p>
          </table:table-cell>
          <table:table-cell table:number-columns-repeated="2" office:value-type="string">
            <text:p>13 ♋ 53' 00"</text:p>
          </table:table-cell>
          <table:table-cell office:value-type="float" office:value="-0.736503432069214">
            <text:p>-0.7365034321</text:p>
          </table:table-cell>
          <table:table-cell office:value-type="float" office:value="0.956361907976662">
            <text:p>0.956361908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7288.49372685">
            <text:p>2427288.49372685</text:p>
          </table:table-cell>
          <table:table-cell office:value-type="string">
            <text:p>1933-08-03 18:50:58.593750 EST-0500</text:p>
          </table:table-cell>
          <table:table-cell office:value-type="float" office:value="0">
            <text:p>0</text:p>
          </table:table-cell>
          <table:table-cell office:value-type="float" office:value="158.857603346144">
            <text:p>158.8576033461</text:p>
          </table:table-cell>
          <table:table-cell office:value-type="float" office:value="158.857330901718">
            <text:p>158.8573309017</text:p>
          </table:table-cell>
          <table:table-cell office:value-type="string">
            <text:p><text:s/>8 ♍ 51' 27"</text:p>
          </table:table-cell>
          <table:table-cell office:value-type="string">
            <text:p><text:s/>8 ♍ 51' 26"</text:p>
          </table:table-cell>
          <table:table-cell office:value-type="float" office:value="1.21105054680175">
            <text:p>1.2110505468</text:p>
          </table:table-cell>
          <table:table-cell office:value-type="float" office:value="0.0336461852412102">
            <text:p>0.0336461852</text:p>
          </table:table-cell>
          <table:table-cell office:value-type="float" office:value="135.925343345287">
            <text:p>135.9253433453</text:p>
          </table:table-cell>
          <table:table-cell office:value-type="float" office:value="135.925070900862">
            <text:p>135.9250709009</text:p>
          </table:table-cell>
          <table:table-cell office:value-type="string">
            <text:p>15 ♌ 55' 31"</text:p>
          </table:table-cell>
          <table:table-cell office:value-type="string">
            <text:p>15 ♌ 55' 30"</text:p>
          </table:table-cell>
          <table:table-cell office:value-type="float" office:value="1.21100696864193">
            <text:p>1.2110069686</text:p>
          </table:table-cell>
          <table:table-cell office:value-type="float" office:value="0.0336027456740993">
            <text:p>0.0336027457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7301.92390046">
            <text:p>2427301.92390046</text:p>
          </table:table-cell>
          <table:table-cell office:value-type="string">
            <text:p>1933-08-17 05:10:25.781250 EST-0500</text:p>
          </table:table-cell>
          <table:table-cell office:value-type="float" office:value="0">
            <text:p>0</text:p>
          </table:table-cell>
          <table:table-cell office:value-type="float" office:value="175.081907154727">
            <text:p>175.0819071547</text:p>
          </table:table-cell>
          <table:table-cell office:value-type="float" office:value="175.081895326116">
            <text:p>175.0818953261</text:p>
          </table:table-cell>
          <table:table-cell table:number-columns-repeated="2" office:value-type="string">
            <text:p>25 ♍ 04' 54"</text:p>
          </table:table-cell>
          <table:table-cell office:value-type="float" office:value="1.20511708020549">
            <text:p>1.2051170802</text:p>
          </table:table-cell>
          <table:table-cell office:value-type="float" office:value="0.19901883943971">
            <text:p>0.1990188394</text:p>
          </table:table-cell>
          <table:table-cell office:value-type="float" office:value="152.149129334766">
            <text:p>152.1491293348</text:p>
          </table:table-cell>
          <table:table-cell office:value-type="float" office:value="152.149117506156">
            <text:p>152.1491175062</text:p>
          </table:table-cell>
          <table:table-cell table:number-columns-repeated="2" office:value-type="string">
            <text:p><text:s/>2 ♍ 08' 56"</text:p>
          </table:table-cell>
          <table:table-cell office:value-type="float" office:value="1.20509543330003">
            <text:p>1.2050954333</text:p>
          </table:table-cell>
          <table:table-cell office:value-type="float" office:value="0.19899717667457">
            <text:p>0.1989971767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7318.39070602">
            <text:p>2427318.39070602</text:p>
          </table:table-cell>
          <table:table-cell office:value-type="string">
            <text:p>1933-09-02 16:22:37.031250 EST-0500</text:p>
          </table:table-cell>
          <table:table-cell office:value-type="float" office:value="0">
            <text:p>0</text:p>
          </table:table-cell>
          <table:table-cell office:value-type="float" office:value="159.931937425531">
            <text:p>159.9319374255</text:p>
          </table:table-cell>
          <table:table-cell office:value-type="float" office:value="159.931745494385">
            <text:p>159.9317454944</text:p>
          </table:table-cell>
          <table:table-cell table:number-columns-repeated="2" office:value-type="string">
            <text:p><text:s/>9 ♍ 55' 54"</text:p>
          </table:table-cell>
          <table:table-cell office:value-type="float" office:value="0.968395692366795">
            <text:p>0.9683956924</text:p>
          </table:table-cell>
          <table:table-cell office:value-type="float" office:value="0.0370921601448345">
            <text:p>0.0370921601</text:p>
          </table:table-cell>
          <table:table-cell office:value-type="float" office:value="136.998525858055">
            <text:p>136.9985258581</text:p>
          </table:table-cell>
          <table:table-cell office:value-type="float" office:value="136.99833392691">
            <text:p>136.9983339269</text:p>
          </table:table-cell>
          <table:table-cell table:number-columns-repeated="2" office:value-type="string">
            <text:p>16 ♌ 59' 54"</text:p>
          </table:table-cell>
          <table:table-cell office:value-type="float" office:value="0.96841074465332">
            <text:p>0.9684107447</text:p>
          </table:table-cell>
          <table:table-cell office:value-type="float" office:value="0.0371069708824583">
            <text:p>0.0371069709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7322.94123843">
            <text:p>2427322.94123843</text:p>
          </table:table-cell>
          <table:table-cell office:value-type="string">
            <text:p>1933-09-07 05:35:23.437500 EST-0500</text:p>
          </table:table-cell>
          <table:table-cell office:value-type="float" office:value="0">
            <text:p>0</text:p>
          </table:table-cell>
          <table:table-cell office:value-type="float" office:value="160.100629509807">
            <text:p>160.1006295098</text:p>
          </table:table-cell>
          <table:table-cell office:value-type="float" office:value="160.100329845396">
            <text:p>160.1003298454</text:p>
          </table:table-cell>
          <table:table-cell office:value-type="string">
            <text:p>10 ♍ 06' 02"</text:p>
          </table:table-cell>
          <table:table-cell office:value-type="string">
            <text:p>10 ♍ 06' 01"</text:p>
          </table:table-cell>
          <table:table-cell office:value-type="float" office:value="1.93115786987536">
            <text:p>1.9311578699</text:p>
          </table:table-cell>
          <table:table-cell office:value-type="float" office:value="0.0370011204304367">
            <text:p>0.0370011204</text:p>
          </table:table-cell>
          <table:table-cell office:value-type="float" office:value="137.167197147914">
            <text:p>137.1671971479</text:p>
          </table:table-cell>
          <table:table-cell office:value-type="float" office:value="137.166897483502">
            <text:p>137.1668974835</text:p>
          </table:table-cell>
          <table:table-cell office:value-type="string">
            <text:p>17 ♌ 10' 01"</text:p>
          </table:table-cell>
          <table:table-cell office:value-type="string">
            <text:p>17 ♌ 10' 00"</text:p>
          </table:table-cell>
          <table:table-cell office:value-type="float" office:value="1.93118612495927">
            <text:p>1.931186125</text:p>
          </table:table-cell>
          <table:table-cell office:value-type="float" office:value="0.0370292220994632">
            <text:p>0.037029222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7327.48688657">
            <text:p>2427327.48688657</text:p>
          </table:table-cell>
          <table:table-cell office:value-type="string">
            <text:p>1933-09-11 18:41:07.968750 EST-0500</text:p>
          </table:table-cell>
          <table:table-cell office:value-type="float" office:value="0">
            <text:p>0</text:p>
          </table:table-cell>
          <table:table-cell office:value-type="float" office:value="168.761789999004">
            <text:p>168.761789999</text:p>
          </table:table-cell>
          <table:table-cell office:value-type="float" office:value="168.761713343604">
            <text:p>168.7617133436</text:p>
          </table:table-cell>
          <table:table-cell table:number-columns-repeated="2" office:value-type="string">
            <text:p>18 ♍ 45' 42"</text:p>
          </table:table-cell>
          <table:table-cell office:value-type="float" office:value="1.87428844447751">
            <text:p>1.8742884445</text:p>
          </table:table-cell>
          <table:table-cell office:value-type="float" office:value="0.973281987672451">
            <text:p>0.9732819877</text:p>
          </table:table-cell>
          <table:table-cell office:value-type="float" office:value="145.828198238946">
            <text:p>145.8281982389</text:p>
          </table:table-cell>
          <table:table-cell office:value-type="float" office:value="145.828121583546">
            <text:p>145.8281215835</text:p>
          </table:table-cell>
          <table:table-cell table:number-columns-repeated="2" office:value-type="string">
            <text:p>25 ♌ 49' 41"</text:p>
          </table:table-cell>
          <table:table-cell office:value-type="float" office:value="1.87427338637822">
            <text:p>1.8742733864</text:p>
          </table:table-cell>
          <table:table-cell office:value-type="float" office:value="0.973266863948781">
            <text:p>0.9732668639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7334.75618056">
            <text:p>2427334.75618056</text:p>
          </table:table-cell>
          <table:table-cell office:value-type="string">
            <text:p>1933-09-19 01:08:54.375000 EST-0500</text:p>
          </table:table-cell>
          <table:table-cell office:value-type="float" office:value="0">
            <text:p>0</text:p>
          </table:table-cell>
          <table:table-cell office:value-type="float" office:value="181.947943681385">
            <text:p>181.9479436814</text:p>
          </table:table-cell>
          <table:table-cell office:value-type="float" office:value="181.947816561243">
            <text:p>181.9478165612</text:p>
          </table:table-cell>
          <table:table-cell table:number-columns-repeated="2" office:value-type="string">
            <text:p><text:s/>1 ♎ 56' 52"</text:p>
          </table:table-cell>
          <table:table-cell office:value-type="float" office:value="1.75182794348375">
            <text:p>1.7518279435</text:p>
          </table:table-cell>
          <table:table-cell office:value-type="float" office:value="0.215648989912715">
            <text:p>0.2156489899</text:p>
          </table:table-cell>
          <table:table-cell office:value-type="float" office:value="159.014116786836">
            <text:p>159.0141167868</text:p>
          </table:table-cell>
          <table:table-cell office:value-type="float" office:value="159.013989666693">
            <text:p>159.0139896667</text:p>
          </table:table-cell>
          <table:table-cell table:number-columns-repeated="2" office:value-type="string">
            <text:p><text:s/>9 ♍ 00' 50"</text:p>
          </table:table-cell>
          <table:table-cell office:value-type="float" office:value="1.75186887372221">
            <text:p>1.7518688737</text:p>
          </table:table-cell>
          <table:table-cell office:value-type="float" office:value="0.215689917664889">
            <text:p>0.2156899177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7342.74177083">
            <text:p>2427342.74177083</text:p>
          </table:table-cell>
          <table:table-cell office:value-type="string">
            <text:p>1933-09-27 00:48:09.843750 EST-0500</text:p>
          </table:table-cell>
          <table:table-cell office:value-type="float" office:value="0">
            <text:p>0</text:p>
          </table:table-cell>
          <table:table-cell office:value-type="float" office:value="183.67404072832">
            <text:p>183.6740407283</text:p>
          </table:table-cell>
          <table:table-cell office:value-type="float" office:value="183.673934124032">
            <text:p>183.673934124</text:p>
          </table:table-cell>
          <table:table-cell table:number-columns-repeated="2" office:value-type="string">
            <text:p><text:s/>3 ♎ 40' 26"</text:p>
          </table:table-cell>
          <table:table-cell office:value-type="float" office:value="0.981463618850002">
            <text:p>0.9814636189</text:p>
          </table:table-cell>
          <table:table-cell office:value-type="float" office:value="0.216412603388738">
            <text:p>0.2164126034</text:p>
          </table:table-cell>
          <table:table-cell office:value-type="float" office:value="160.739941534677">
            <text:p>160.7399415347</text:p>
          </table:table-cell>
          <table:table-cell office:value-type="float" office:value="160.739834930389">
            <text:p>160.7398349304</text:p>
          </table:table-cell>
          <table:table-cell table:number-columns-repeated="2" office:value-type="string">
            <text:p>10 ♍ 44' 23"</text:p>
          </table:table-cell>
          <table:table-cell office:value-type="float" office:value="0.981435370499342">
            <text:p>0.9814353705</text:p>
          </table:table-cell>
          <table:table-cell office:value-type="float" office:value="0.21638424422405">
            <text:p>0.2163842442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7359.44148148">
            <text:p>2427359.44148148</text:p>
          </table:table-cell>
          <table:table-cell office:value-type="string">
            <text:p>1933-10-13 17:35:44.531250 EST-0500</text:p>
          </table:table-cell>
          <table:table-cell office:value-type="float" office:value="0">
            <text:p>0</text:p>
          </table:table-cell>
          <table:table-cell office:value-type="float" office:value="243.188283550852">
            <text:p>243.1882835509</text:p>
          </table:table-cell>
          <table:table-cell office:value-type="float" office:value="243.188246408489">
            <text:p>243.1882464085</text:p>
          </table:table-cell>
          <table:table-cell table:number-columns-repeated="2" office:value-type="string">
            <text:p><text:s/>3 ♐ 11' 17"</text:p>
          </table:table-cell>
          <table:table-cell office:value-type="float" office:value="1.15375865969589">
            <text:p>1.1537586597</text:p>
          </table:table-cell>
          <table:table-cell office:value-type="float" office:value="0.716092691765403">
            <text:p>0.7160926918</text:p>
          </table:table-cell>
          <table:table-cell office:value-type="float" office:value="220.253661738669">
            <text:p>220.2536617387</text:p>
          </table:table-cell>
          <table:table-cell office:value-type="float" office:value="220.253624596307">
            <text:p>220.2536245963</text:p>
          </table:table-cell>
          <table:table-cell table:number-columns-repeated="2" office:value-type="string">
            <text:p>10 ♏ 15' 13"</text:p>
          </table:table-cell>
          <table:table-cell office:value-type="float" office:value="1.1537694420603">
            <text:p>1.1537694421</text:p>
          </table:table-cell>
          <table:table-cell office:value-type="float" office:value="0.716103391600956">
            <text:p>0.716103391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7395.48664352">
            <text:p>2427395.48664352</text:p>
          </table:table-cell>
          <table:table-cell office:value-type="string">
            <text:p>1933-11-18 18:40:46.875000 EST-0500</text:p>
          </table:table-cell>
          <table:table-cell office:value-type="float" office:value="0">
            <text:p>0</text:p>
          </table:table-cell>
          <table:table-cell office:value-type="float" office:value="236.207510960982">
            <text:p>236.207510961</text:p>
          </table:table-cell>
          <table:table-cell office:value-type="float" office:value="236.207762298358">
            <text:p>236.2077622984</text:p>
          </table:table-cell>
          <table:table-cell table:number-columns-repeated="2" office:value-type="string">
            <text:p>26 ♏ 12' 27"</text:p>
          </table:table-cell>
          <table:table-cell office:value-type="float" office:value="-1.35697020284655">
            <text:p>-1.3569702028</text:p>
          </table:table-cell>
          <table:table-cell office:value-type="float" office:value="1.00977493805512">
            <text:p>1.0097749381</text:p>
          </table:table-cell>
          <table:table-cell office:value-type="float" office:value="213.271563507882">
            <text:p>213.2715635079</text:p>
          </table:table-cell>
          <table:table-cell office:value-type="float" office:value="213.271814845258">
            <text:p>213.2718148453</text:p>
          </table:table-cell>
          <table:table-cell office:value-type="string">
            <text:p><text:s/>3 ♏ 16' 17"</text:p>
          </table:table-cell>
          <table:table-cell office:value-type="string">
            <text:p><text:s/>3 ♏ 16' 18"</text:p>
          </table:table-cell>
          <table:table-cell office:value-type="float" office:value="-1.35702209400514">
            <text:p>-1.357022094</text:p>
          </table:table-cell>
          <table:table-cell office:value-type="float" office:value="1.00972297762536">
            <text:p>1.0097229776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7428.09114583">
            <text:p>2427428.09114583</text:p>
          </table:table-cell>
          <table:table-cell office:value-type="string">
            <text:p>1933-12-21 09:11:15.000000 EST-0500</text:p>
          </table:table-cell>
          <table:table-cell office:value-type="float" office:value="0">
            <text:p>0</text:p>
          </table:table-cell>
          <table:table-cell office:value-type="float" office:value="313.332707467061">
            <text:p>313.3327074671</text:p>
          </table:table-cell>
          <table:table-cell office:value-type="float" office:value="313.332610848978">
            <text:p>313.332610849</text:p>
          </table:table-cell>
          <table:table-cell table:number-columns-repeated="2" office:value-type="string">
            <text:p>13 ♒ 19' 57"</text:p>
          </table:table-cell>
          <table:table-cell office:value-type="float" office:value="0.727722968532851">
            <text:p>0.7277229685</text:p>
          </table:table-cell>
          <table:table-cell office:value-type="float" office:value="0.0974291714930777">
            <text:p>0.0974291715</text:p>
          </table:table-cell>
          <table:table-cell office:value-type="float" office:value="290.394922053126">
            <text:p>290.3949220531</text:p>
          </table:table-cell>
          <table:table-cell office:value-type="float" office:value="290.394825435042">
            <text:p>290.394825435</text:p>
          </table:table-cell>
          <table:table-cell table:number-columns-repeated="2" office:value-type="string">
            <text:p>20 ♑ 23' 41"</text:p>
          </table:table-cell>
          <table:table-cell office:value-type="float" office:value="0.727724806349237">
            <text:p>0.7277248063</text:p>
          </table:table-cell>
          <table:table-cell office:value-type="float" office:value="0.0974310498564606">
            <text:p>0.0974310499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27455.29255787">
            <text:p>2427455.29255787</text:p>
          </table:table-cell>
          <table:table-cell office:value-type="string">
            <text:p>1934-01-17 14:01:17.343750 EST-0500</text:p>
          </table:table-cell>
          <table:table-cell office:value-type="float" office:value="0">
            <text:p>0</text:p>
          </table:table-cell>
          <table:table-cell office:value-type="float" office:value="316.266424317655">
            <text:p>316.2664243177</text:p>
          </table:table-cell>
          <table:table-cell office:value-type="float" office:value="316.266323794779">
            <text:p>316.2663237948</text:p>
          </table:table-cell>
          <table:table-cell office:value-type="string">
            <text:p>16 ♒ 15' 59"</text:p>
          </table:table-cell>
          <table:table-cell office:value-type="string">
            <text:p>16 ♒ 15' 58"</text:p>
          </table:table-cell>
          <table:table-cell office:value-type="float" office:value="0.790364520441916">
            <text:p>0.7903645204</text:p>
          </table:table-cell>
          <table:table-cell office:value-type="float" office:value="0.115946182923524">
            <text:p>0.1159461829</text:p>
          </table:table-cell>
          <table:table-cell office:value-type="float" office:value="293.327175699858">
            <text:p>293.3271756999</text:p>
          </table:table-cell>
          <table:table-cell office:value-type="float" office:value="293.327075176982">
            <text:p>293.327075177</text:p>
          </table:table-cell>
          <table:table-cell table:number-columns-repeated="2" office:value-type="string">
            <text:p>23 ♑ 19' 37"</text:p>
          </table:table-cell>
          <table:table-cell office:value-type="float" office:value="0.790367658878909">
            <text:p>0.7903676589</text:p>
          </table:table-cell>
          <table:table-cell office:value-type="float" office:value="0.115949352648305">
            <text:p>0.115949352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7457.59993056">
            <text:p>2427457.59993056</text:p>
          </table:table-cell>
          <table:table-cell office:value-type="string">
            <text:p>1934-01-19 21:23:54.375000 EST-0500</text:p>
          </table:table-cell>
          <table:table-cell office:value-type="float" office:value="0">
            <text:p>0</text:p>
          </table:table-cell>
          <table:table-cell office:value-type="float" office:value="299.360606478296">
            <text:p>299.3606064783</text:p>
          </table:table-cell>
          <table:table-cell office:value-type="float" office:value="299.36048479472">
            <text:p>299.3604847947</text:p>
          </table:table-cell>
          <table:table-cell office:value-type="string">
            <text:p>29 ♑ 21' 38"</text:p>
          </table:table-cell>
          <table:table-cell office:value-type="string">
            <text:p>29 ♑ 21' 37"</text:p>
          </table:table-cell>
          <table:table-cell office:value-type="float" office:value="1.67647710410293">
            <text:p>1.6764771041</text:p>
          </table:table-cell>
          <table:table-cell office:value-type="float" office:value="1.01791618775799">
            <text:p>1.0179161878</text:p>
          </table:table-cell>
          <table:table-cell office:value-type="float" office:value="276.421308616778">
            <text:p>276.4213086168</text:p>
          </table:table-cell>
          <table:table-cell office:value-type="float" office:value="276.421186933202">
            <text:p>276.4211869332</text:p>
          </table:table-cell>
          <table:table-cell table:number-columns-repeated="2" office:value-type="string">
            <text:p><text:s/>6 ♑ 25' 16"</text:p>
          </table:table-cell>
          <table:table-cell office:value-type="float" office:value="1.67649949774755">
            <text:p>1.6764994977</text:p>
          </table:table-cell>
          <table:table-cell office:value-type="float" office:value="1.01793860042556">
            <text:p>1.0179386004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7462.32625">
            <text:p>2427462.32625</text:p>
          </table:table-cell>
          <table:table-cell office:value-type="string">
            <text:p>1934-01-24 14:49:48.281250 EST-0500</text:p>
          </table:table-cell>
          <table:table-cell office:value-type="float" office:value="0">
            <text:p>0</text:p>
          </table:table-cell>
          <table:table-cell office:value-type="float" office:value="321.827451990241">
            <text:p>321.8274519902</text:p>
          </table:table-cell>
          <table:table-cell office:value-type="float" office:value="321.827621951034">
            <text:p>321.827621951</text:p>
          </table:table-cell>
          <table:table-cell office:value-type="string">
            <text:p>21 ♒ 49' 38"</text:p>
          </table:table-cell>
          <table:table-cell office:value-type="string">
            <text:p>21 ♒ 49' 39"</text:p>
          </table:table-cell>
          <table:table-cell office:value-type="float" office:value="-0.384175506570559">
            <text:p>-0.3841755066</text:p>
          </table:table-cell>
          <table:table-cell office:value-type="float" office:value="0.79082498642312">
            <text:p>0.7908249864</text:p>
          </table:table-cell>
          <table:table-cell office:value-type="float" office:value="298.88798519088">
            <text:p>298.8879851909</text:p>
          </table:table-cell>
          <table:table-cell office:value-type="float" office:value="298.888155151673">
            <text:p>298.8881551517</text:p>
          </table:table-cell>
          <table:table-cell office:value-type="string">
            <text:p>28 ♑ 53' 16"</text:p>
          </table:table-cell>
          <table:table-cell office:value-type="string">
            <text:p>28 ♑ 53' 17"</text:p>
          </table:table-cell>
          <table:table-cell office:value-type="float" office:value="-0.384197906869285">
            <text:p>-0.3841979069</text:p>
          </table:table-cell>
          <table:table-cell office:value-type="float" office:value="0.790803152596976">
            <text:p>0.7908031526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7468.295">
            <text:p>2427468.295</text:p>
          </table:table-cell>
          <table:table-cell office:value-type="string">
            <text:p>1934-01-30 14:04:48.281250 EST-0500</text:p>
          </table:table-cell>
          <table:table-cell office:value-type="float" office:value="0">
            <text:p>0</text:p>
          </table:table-cell>
          <table:table-cell office:value-type="float" office:value="317.801897315231">
            <text:p>317.8018973152</text:p>
          </table:table-cell>
          <table:table-cell office:value-type="float" office:value="317.801683791116">
            <text:p>317.8016837911</text:p>
          </table:table-cell>
          <table:table-cell table:number-columns-repeated="2" office:value-type="string">
            <text:p>17 ♒ 48' 06"</text:p>
          </table:table-cell>
          <table:table-cell office:value-type="float" office:value="1.7641468397404">
            <text:p>1.7641468397</text:p>
          </table:table-cell>
          <table:table-cell office:value-type="float" office:value="0.119661910451243">
            <text:p>0.1196619105</text:p>
          </table:table-cell>
          <table:table-cell office:value-type="float" office:value="294.862061033924">
            <text:p>294.8620610339</text:p>
          </table:table-cell>
          <table:table-cell office:value-type="float" office:value="294.861847509808">
            <text:p>294.8618475098</text:p>
          </table:table-cell>
          <table:table-cell office:value-type="string">
            <text:p>24 ♑ 51' 43"</text:p>
          </table:table-cell>
          <table:table-cell office:value-type="string">
            <text:p>24 ♑ 51' 42"</text:p>
          </table:table-cell>
          <table:table-cell office:value-type="float" office:value="1.76414330506671">
            <text:p>1.7641433051</text:p>
          </table:table-cell>
          <table:table-cell office:value-type="float" office:value="0.119658575410595">
            <text:p>0.1196585754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7468.78351852">
            <text:p>2427468.78351852</text:p>
          </table:table-cell>
          <table:table-cell office:value-type="string">
            <text:p>1934-01-31 01:48:16.875000 EST-0500</text:p>
          </table:table-cell>
          <table:table-cell office:value-type="float" office:value="0">
            <text:p>0</text:p>
          </table:table-cell>
          <table:table-cell office:value-type="float" office:value="318.664208769759">
            <text:p>318.6642087698</text:p>
          </table:table-cell>
          <table:table-cell office:value-type="float" office:value="318.664167672397">
            <text:p>318.6641676724</text:p>
          </table:table-cell>
          <table:table-cell table:number-columns-repeated="2" office:value-type="string">
            <text:p>18 ♒ 39' 51"</text:p>
          </table:table-cell>
          <table:table-cell office:value-type="float" office:value="1.76610407405984">
            <text:p>1.7661040741</text:p>
          </table:table-cell>
          <table:table-cell office:value-type="float" office:value="-0.57595011663326">
            <text:p>-0.5759501166</text:p>
          </table:table-cell>
          <table:table-cell office:value-type="float" office:value="295.724353733772">
            <text:p>295.7243537338</text:p>
          </table:table-cell>
          <table:table-cell office:value-type="float" office:value="295.72431263641">
            <text:p>295.7243126364</text:p>
          </table:table-cell>
          <table:table-cell table:number-columns-repeated="2" office:value-type="string">
            <text:p>25 ♑ 43' 27"</text:p>
          </table:table-cell>
          <table:table-cell office:value-type="float" office:value="1.76610647612182">
            <text:p>1.7661064761</text:p>
          </table:table-cell>
          <table:table-cell office:value-type="float" office:value="-0.57594574844373">
            <text:p>-0.5759457484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7469.92244213">
            <text:p>2427469.92244213</text:p>
          </table:table-cell>
          <table:table-cell office:value-type="string">
            <text:p>1934-02-01 05:08:19.218750 EST-0500</text:p>
          </table:table-cell>
          <table:table-cell office:value-type="float" office:value="0">
            <text:p>0</text:p>
          </table:table-cell>
          <table:table-cell office:value-type="float" office:value="317.996545001603">
            <text:p>317.9965450016</text:p>
          </table:table-cell>
          <table:table-cell office:value-type="float" office:value="317.996614567591">
            <text:p>317.9966145676</text:p>
          </table:table-cell>
          <table:table-cell table:number-columns-repeated="2" office:value-type="string">
            <text:p>17 ♒ 59' 47"</text:p>
          </table:table-cell>
          <table:table-cell office:value-type="float" office:value="-0.595573727037024">
            <text:p>-0.595573727</text:p>
          </table:table-cell>
          <table:table-cell office:value-type="float" office:value="0.119885896494846">
            <text:p>0.1198858965</text:p>
          </table:table-cell>
          <table:table-cell office:value-type="float" office:value="295.056657266663">
            <text:p>295.0566572667</text:p>
          </table:table-cell>
          <table:table-cell office:value-type="float" office:value="295.056726832651">
            <text:p>295.0567268327</text:p>
          </table:table-cell>
          <table:table-cell office:value-type="string">
            <text:p>25 ♑ 03' 23"</text:p>
          </table:table-cell>
          <table:table-cell office:value-type="string">
            <text:p>25 ♑ 03' 24"</text:p>
          </table:table-cell>
          <table:table-cell office:value-type="float" office:value="-0.595556461427496">
            <text:p>-0.5955564614</text:p>
          </table:table-cell>
          <table:table-cell office:value-type="float" office:value="0.119901615074758">
            <text:p>0.1199016151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7473.67878472">
            <text:p>2427473.67878472</text:p>
          </table:table-cell>
          <table:table-cell office:value-type="string">
            <text:p>1934-02-04 23:17:27.656250 EST-0500</text:p>
          </table:table-cell>
          <table:table-cell office:value-type="float" office:value="0">
            <text:p>0</text:p>
          </table:table-cell>
          <table:table-cell office:value-type="float" office:value="315.691038366496">
            <text:p>315.6910383665</text:p>
          </table:table-cell>
          <table:table-cell office:value-type="float" office:value="315.691184843907">
            <text:p>315.6911848439</text:p>
          </table:table-cell>
          <table:table-cell office:value-type="string">
            <text:p>15 ♒ 41' 27"</text:p>
          </table:table-cell>
          <table:table-cell office:value-type="string">
            <text:p>15 ♒ 41' 28"</text:p>
          </table:table-cell>
          <table:table-cell office:value-type="float" office:value="-0.621817745151291">
            <text:p>-0.6218177452</text:p>
          </table:table-cell>
          <table:table-cell office:value-type="float" office:value="1.01341452809485">
            <text:p>1.0134145281</text:p>
          </table:table-cell>
          <table:table-cell office:value-type="float" office:value="292.751101350137">
            <text:p>292.7511013501</text:p>
          </table:table-cell>
          <table:table-cell office:value-type="float" office:value="292.751247827548">
            <text:p>292.7512478275</text:p>
          </table:table-cell>
          <table:table-cell office:value-type="string">
            <text:p>22 ♑ 45' 03"</text:p>
          </table:table-cell>
          <table:table-cell office:value-type="string">
            <text:p>22 ♑ 45' 04"</text:p>
          </table:table-cell>
          <table:table-cell office:value-type="float" office:value="-0.621796929960853">
            <text:p>-0.62179693</text:p>
          </table:table-cell>
          <table:table-cell office:value-type="float" office:value="1.0134359094367">
            <text:p>1.0134359094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7476.7669213">
            <text:p>2427476.7669213</text:p>
          </table:table-cell>
          <table:table-cell office:value-type="string">
            <text:p>1934-02-08 01:24:22.500000 EST-0500</text:p>
          </table:table-cell>
          <table:table-cell office:value-type="float" office:value="0">
            <text:p>0</text:p>
          </table:table-cell>
          <table:table-cell office:value-type="float" office:value="318.819581548304">
            <text:p>318.8195815483</text:p>
          </table:table-cell>
          <table:table-cell office:value-type="float" office:value="318.819392187165">
            <text:p>318.8193921872</text:p>
          </table:table-cell>
          <table:table-cell office:value-type="string">
            <text:p>18 ♒ 49' 10"</text:p>
          </table:table-cell>
          <table:table-cell office:value-type="string">
            <text:p>18 ♒ 49' 09"</text:p>
          </table:table-cell>
          <table:table-cell office:value-type="float" office:value="1.01265788556711">
            <text:p>1.0126578856</text:p>
          </table:table-cell>
          <table:table-cell office:value-type="float" office:value="0.120430528881308">
            <text:p>0.1204305289</text:p>
          </table:table-cell>
          <table:table-cell office:value-type="float" office:value="295.879524936007">
            <text:p>295.879524936</text:p>
          </table:table-cell>
          <table:table-cell office:value-type="float" office:value="295.879335574868">
            <text:p>295.8793355749</text:p>
          </table:table-cell>
          <table:table-cell office:value-type="string">
            <text:p>25 ♑ 52' 46"</text:p>
          </table:table-cell>
          <table:table-cell office:value-type="string">
            <text:p>25 ♑ 52' 45"</text:p>
          </table:table-cell>
          <table:table-cell office:value-type="float" office:value="1.012631580619">
            <text:p>1.0126315806</text:p>
          </table:table-cell>
          <table:table-cell office:value-type="float" office:value="0.120404343210314">
            <text:p>0.1204043432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7477.40413194">
            <text:p>2427477.40413194</text:p>
          </table:table-cell>
          <table:table-cell office:value-type="string">
            <text:p>1934-02-08 16:41:57.187500 EST-0500</text:p>
          </table:table-cell>
          <table:table-cell office:value-type="float" office:value="0">
            <text:p>0</text:p>
          </table:table-cell>
          <table:table-cell office:value-type="float" office:value="333.746379424721">
            <text:p>333.7463794247</text:p>
          </table:table-cell>
          <table:table-cell office:value-type="float" office:value="333.746350629667">
            <text:p>333.7463506297</text:p>
          </table:table-cell>
          <table:table-cell table:number-columns-repeated="2" office:value-type="string">
            <text:p><text:s/>3 ♓ 44' 46"</text:p>
          </table:table-cell>
          <table:table-cell office:value-type="float" office:value="1.68605356225624">
            <text:p>1.6860535623</text:p>
          </table:table-cell>
          <table:table-cell office:value-type="float" office:value="0.78985962684437">
            <text:p>0.7898596268</text:p>
          </table:table-cell>
          <table:table-cell office:value-type="float" office:value="310.806278525718">
            <text:p>310.8062785257</text:p>
          </table:table-cell>
          <table:table-cell office:value-type="float" office:value="310.806249730664">
            <text:p>310.8062497307</text:p>
          </table:table-cell>
          <table:table-cell table:number-columns-repeated="2" office:value-type="string">
            <text:p>10 ♒ 48' 22"</text:p>
          </table:table-cell>
          <table:table-cell office:value-type="float" office:value="1.68601775948071">
            <text:p>1.6860177595</text:p>
          </table:table-cell>
          <table:table-cell office:value-type="float" office:value="0.78982383502878">
            <text:p>0.789823835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7497.15583333">
            <text:p>2427497.15583333</text:p>
          </table:table-cell>
          <table:table-cell office:value-type="string">
            <text:p>1934-02-28 10:44:24.843750 EST-0500</text:p>
          </table:table-cell>
          <table:table-cell office:value-type="float" office:value="0">
            <text:p>0</text:p>
          </table:table-cell>
          <table:table-cell office:value-type="float" office:value="349.296655795631">
            <text:p>349.2966557956</text:p>
          </table:table-cell>
          <table:table-cell office:value-type="float" office:value="349.296875170332">
            <text:p>349.2968751703</text:p>
          </table:table-cell>
          <table:table-cell office:value-type="string">
            <text:p>19 ♓ 17' 47"</text:p>
          </table:table-cell>
          <table:table-cell office:value-type="string">
            <text:p>19 ♓ 17' 48"</text:p>
          </table:table-cell>
          <table:table-cell office:value-type="float" office:value="-0.584986980423918">
            <text:p>-0.5849869804</text:p>
          </table:table-cell>
          <table:table-cell office:value-type="float" office:value="0.783699539017189">
            <text:p>0.783699539</text:p>
          </table:table-cell>
          <table:table-cell office:value-type="float" office:value="326.355740339229">
            <text:p>326.3557403392</text:p>
          </table:table-cell>
          <table:table-cell office:value-type="float" office:value="326.35595971393">
            <text:p>326.3559597139</text:p>
          </table:table-cell>
          <table:table-cell office:value-type="string">
            <text:p>26 ♒ 21' 20"</text:p>
          </table:table-cell>
          <table:table-cell office:value-type="string">
            <text:p>26 ♒ 21' 21"</text:p>
          </table:table-cell>
          <table:table-cell office:value-type="float" office:value="-0.584959541299883">
            <text:p>-0.5849595413</text:p>
          </table:table-cell>
          <table:table-cell office:value-type="float" office:value="0.783726034065173">
            <text:p>0.783726034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7502.50642361">
            <text:p>2427502.50642361</text:p>
          </table:table-cell>
          <table:table-cell office:value-type="string">
            <text:p>1934-03-05 19:09:15.468750 EST-0500</text:p>
          </table:table-cell>
          <table:table-cell office:value-type="float" office:value="0">
            <text:p>0</text:p>
          </table:table-cell>
          <table:table-cell office:value-type="float" office:value="344.743360928361">
            <text:p>344.7433609284</text:p>
          </table:table-cell>
          <table:table-cell office:value-type="float" office:value="344.743669912836">
            <text:p>344.7436699128</text:p>
          </table:table-cell>
          <table:table-cell office:value-type="string">
            <text:p>14 ♓ 44' 36"</text:p>
          </table:table-cell>
          <table:table-cell office:value-type="string">
            <text:p>14 ♓ 44' 37"</text:p>
          </table:table-cell>
          <table:table-cell office:value-type="float" office:value="-1.01264416268536">
            <text:p>-1.0126441627</text:p>
          </table:table-cell>
          <table:table-cell office:value-type="float" office:value="1.00088369925657">
            <text:p>1.0008836993</text:p>
          </table:table-cell>
          <table:table-cell office:value-type="float" office:value="321.802411001491">
            <text:p>321.8024110015</text:p>
          </table:table-cell>
          <table:table-cell office:value-type="float" office:value="321.802719985966">
            <text:p>321.802719986</text:p>
          </table:table-cell>
          <table:table-cell office:value-type="string">
            <text:p>21 ♒ 48' 08"</text:p>
          </table:table-cell>
          <table:table-cell office:value-type="string">
            <text:p>21 ♒ 48' 09"</text:p>
          </table:table-cell>
          <table:table-cell office:value-type="float" office:value="-1.01263504120688">
            <text:p>-1.0126350412</text:p>
          </table:table-cell>
          <table:table-cell office:value-type="float" office:value="1.00089367976884">
            <text:p>1.0008936798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7527.56184028">
            <text:p>2427527.56184028</text:p>
          </table:table-cell>
          <table:table-cell office:value-type="string">
            <text:p>1934-03-30 20:29:03.750000 EST-0500</text:p>
          </table:table-cell>
          <table:table-cell office:value-type="float" office:value="0">
            <text:p>0</text:p>
          </table:table-cell>
          <table:table-cell office:value-type="float" office:value="324.525450717484">
            <text:p>324.5254507175</text:p>
          </table:table-cell>
          <table:table-cell office:value-type="float" office:value="324.525445686136">
            <text:p>324.5254456861</text:p>
          </table:table-cell>
          <table:table-cell table:number-columns-repeated="2" office:value-type="string">
            <text:p>24 ♒ 31' 31"</text:p>
          </table:table-cell>
          <table:table-cell office:value-type="float" office:value="0.829451568782391">
            <text:p>0.8294515688</text:p>
          </table:table-cell>
          <table:table-cell office:value-type="float" office:value="0.0963640837985549">
            <text:p>0.0963640838</text:p>
          </table:table-cell>
          <table:table-cell office:value-type="float" office:value="301.583721935314">
            <text:p>301.5837219353</text:p>
          </table:table-cell>
          <table:table-cell office:value-type="float" office:value="301.583716903967">
            <text:p>301.583716904</text:p>
          </table:table-cell>
          <table:table-cell table:number-columns-repeated="2" office:value-type="string">
            <text:p><text:s/>1 ♒ 35' 01"</text:p>
          </table:table-cell>
          <table:table-cell office:value-type="float" office:value="0.829490089876636">
            <text:p>0.8294900899</text:p>
          </table:table-cell>
          <table:table-cell office:value-type="float" office:value="0.0964030939728896">
            <text:p>0.096403094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27542.10164352">
            <text:p>2427542.10164352</text:p>
          </table:table-cell>
          <table:table-cell office:value-type="string">
            <text:p>1934-04-14 09:26:22.031250 EST-0500</text:p>
          </table:table-cell>
          <table:table-cell office:value-type="float" office:value="0">
            <text:p>0</text:p>
          </table:table-cell>
          <table:table-cell office:value-type="float" office:value="23.9534307822642">
            <text:p>23.9534307823</text:p>
          </table:table-cell>
          <table:table-cell office:value-type="float" office:value="23.9533821374325">
            <text:p>23.9533821374</text:p>
          </table:table-cell>
          <table:table-cell table:number-columns-repeated="2" office:value-type="string">
            <text:p>23 ♈ 57' 12"</text:p>
          </table:table-cell>
          <table:table-cell office:value-type="float" office:value="0.97950447586539">
            <text:p>0.9795044759</text:p>
          </table:table-cell>
          <table:table-cell office:value-type="float" office:value="0.755639095537041">
            <text:p>0.7556390955</text:p>
          </table:table-cell>
          <table:table-cell office:value-type="float" office:value="1.01125033322186">
            <text:p>1.0112503332</text:p>
          </table:table-cell>
          <table:table-cell office:value-type="float" office:value="1.01120168839015">
            <text:p>1.0112016884</text:p>
          </table:table-cell>
          <table:table-cell table:number-columns-repeated="2" office:value-type="string">
            <text:p><text:s/>1 ♈ 00' 40"</text:p>
          </table:table-cell>
          <table:table-cell office:value-type="float" office:value="0.979522182598211">
            <text:p>0.9795221826</text:p>
          </table:table-cell>
          <table:table-cell office:value-type="float" office:value="0.755656943000429">
            <text:p>0.755656943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7545.6106713">
            <text:p>2427545.6106713</text:p>
          </table:table-cell>
          <table:table-cell office:value-type="string">
            <text:p>1934-04-17 21:39:22.500000 EST-0500</text:p>
          </table:table-cell>
          <table:table-cell office:value-type="float" office:value="0">
            <text:p>0</text:p>
          </table:table-cell>
          <table:table-cell office:value-type="float" office:value="27.3870774023124">
            <text:p>27.3870774023</text:p>
          </table:table-cell>
          <table:table-cell office:value-type="float" office:value="27.3869310131428">
            <text:p>27.3869310131</text:p>
          </table:table-cell>
          <table:table-cell office:value-type="string">
            <text:p>27 ♈ 23' 13"</text:p>
          </table:table-cell>
          <table:table-cell office:value-type="string">
            <text:p>27 ♈ 23' 12"</text:p>
          </table:table-cell>
          <table:table-cell office:value-type="float" office:value="0.977504037035829">
            <text:p>0.977504037</text:p>
          </table:table-cell>
          <table:table-cell office:value-type="float" office:value="0.0574053750601482">
            <text:p>0.0574053751</text:p>
          </table:table-cell>
          <table:table-cell office:value-type="float" office:value="4.44474872286983">
            <text:p>4.4447487229</text:p>
          </table:table-cell>
          <table:table-cell office:value-type="float" office:value="4.44460233370026">
            <text:p>4.4446023337</text:p>
          </table:table-cell>
          <table:table-cell office:value-type="string">
            <text:p><text:s/>4 ♈ 26' 41"</text:p>
          </table:table-cell>
          <table:table-cell office:value-type="string">
            <text:p><text:s/>4 ♈ 26' 40"</text:p>
          </table:table-cell>
          <table:table-cell office:value-type="float" office:value="0.977484569281841">
            <text:p>0.9774845693</text:p>
          </table:table-cell>
          <table:table-cell office:value-type="float" office:value="0.0573859937537581">
            <text:p>0.0573859938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27546.74324074">
            <text:p>2427546.74324074</text:p>
          </table:table-cell>
          <table:table-cell office:value-type="string">
            <text:p>1934-04-19 00:50:16.406250 EST-0500</text:p>
          </table:table-cell>
          <table:table-cell office:value-type="float" office:value="0">
            <text:p>0</text:p>
          </table:table-cell>
          <table:table-cell office:value-type="float" office:value="27.4520908379482">
            <text:p>27.4520908379</text:p>
          </table:table-cell>
          <table:table-cell office:value-type="float" office:value="27.4519425113066">
            <text:p>27.4519425113</text:p>
          </table:table-cell>
          <table:table-cell office:value-type="string">
            <text:p>27 ♈ 27' 07"</text:p>
          </table:table-cell>
          <table:table-cell office:value-type="string">
            <text:p>27 ♈ 27' 06"</text:p>
          </table:table-cell>
          <table:table-cell office:value-type="float" office:value="0.751857930017643">
            <text:p>0.75185793</text:p>
          </table:table-cell>
          <table:table-cell office:value-type="float" office:value="0.0573945041501053">
            <text:p>0.0573945042</text:p>
          </table:table-cell>
          <table:table-cell office:value-type="float" office:value="4.50969551230451">
            <text:p>4.5096955123</text:p>
          </table:table-cell>
          <table:table-cell office:value-type="float" office:value="4.5095471856629">
            <text:p>4.5095471857</text:p>
          </table:table-cell>
          <table:table-cell table:number-columns-repeated="2" office:value-type="string">
            <text:p><text:s/>4 ♈ 30' 34"</text:p>
          </table:table-cell>
          <table:table-cell office:value-type="float" office:value="0.751837218005047">
            <text:p>0.751837218</text:p>
          </table:table-cell>
          <table:table-cell office:value-type="float" office:value="0.0573738004926363">
            <text:p>0.0573738005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7559.33162037">
            <text:p>2427559.33162037</text:p>
          </table:table-cell>
          <table:table-cell office:value-type="string">
            <text:p>1934-05-01 14:57:32.343750 EST-0500</text:p>
          </table:table-cell>
          <table:table-cell office:value-type="float" office:value="0">
            <text:p>0</text:p>
          </table:table-cell>
          <table:table-cell office:value-type="float" office:value="28.1690190514566">
            <text:p>28.1690190515</text:p>
          </table:table-cell>
          <table:table-cell office:value-type="float" office:value="28.1690026716146">
            <text:p>28.1690026716</text:p>
          </table:table-cell>
          <table:table-cell table:number-columns-repeated="2" office:value-type="string">
            <text:p>28 ♈ 10' 08"</text:p>
          </table:table-cell>
          <table:table-cell office:value-type="float" office:value="1.93001276746781">
            <text:p>1.9300127675</text:p>
          </table:table-cell>
          <table:table-cell office:value-type="float" office:value="0.0563191701905987">
            <text:p>0.0563191702</text:p>
          </table:table-cell>
          <table:table-cell office:value-type="float" office:value="5.22622023353186">
            <text:p>5.2262202335</text:p>
          </table:table-cell>
          <table:table-cell office:value-type="float" office:value="5.22620385368989">
            <text:p>5.2262038537</text:p>
          </table:table-cell>
          <table:table-cell table:number-columns-repeated="2" office:value-type="string">
            <text:p><text:s/>5 ♈ 13' 34"</text:p>
          </table:table-cell>
          <table:table-cell office:value-type="float" office:value="1.92997602242451">
            <text:p>1.9299760224</text:p>
          </table:table-cell>
          <table:table-cell office:value-type="float" office:value="0.056282150507313">
            <text:p>0.0562821505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7566.08820602">
            <text:p>2427566.08820602</text:p>
          </table:table-cell>
          <table:table-cell office:value-type="string">
            <text:p>1934-05-08 09:07:01.875000 EST-0500</text:p>
          </table:table-cell>
          <table:table-cell office:value-type="float" office:value="0">
            <text:p>0</text:p>
          </table:table-cell>
          <table:table-cell office:value-type="float" office:value="41.8370016102059">
            <text:p>41.8370016102</text:p>
          </table:table-cell>
          <table:table-cell office:value-type="float" office:value="41.8367134085809">
            <text:p>41.8367134086</text:p>
          </table:table-cell>
          <table:table-cell office:value-type="string">
            <text:p>11 ♉ 50' 13"</text:p>
          </table:table-cell>
          <table:table-cell office:value-type="string">
            <text:p>11 ♉ 50' 12"</text:p>
          </table:table-cell>
          <table:table-cell office:value-type="float" office:value="2.10817738721209">
            <text:p>2.1081773872</text:p>
          </table:table-cell>
          <table:table-cell office:value-type="float" office:value="0.735404211413073">
            <text:p>0.7354042114</text:p>
          </table:table-cell>
          <table:table-cell office:value-type="float" office:value="18.8938380593653">
            <text:p>18.8938380594</text:p>
          </table:table-cell>
          <table:table-cell office:value-type="float" office:value="18.8935498577403">
            <text:p>18.8935498577</text:p>
          </table:table-cell>
          <table:table-cell office:value-type="string">
            <text:p>18 ♈ 53' 37"</text:p>
          </table:table-cell>
          <table:table-cell office:value-type="string">
            <text:p>18 ♈ 53' 36"</text:p>
          </table:table-cell>
          <table:table-cell office:value-type="float" office:value="2.10820486346438">
            <text:p>2.1082048635</text:p>
          </table:table-cell>
          <table:table-cell office:value-type="float" office:value="0.735431675308064">
            <text:p>0.735431675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7570.69685185">
            <text:p>2427570.69685185</text:p>
          </table:table-cell>
          <table:table-cell office:value-type="string">
            <text:p>1934-05-12 23:43:28.593750 EST-0500</text:p>
          </table:table-cell>
          <table:table-cell office:value-type="float" office:value="0">
            <text:p>0</text:p>
          </table:table-cell>
          <table:table-cell office:value-type="float" office:value="51.7413925749124">
            <text:p>51.7413925749</text:p>
          </table:table-cell>
          <table:table-cell office:value-type="float" office:value="51.741115820401">
            <text:p>51.7411158204</text:p>
          </table:table-cell>
          <table:table-cell office:value-type="string">
            <text:p>21 ♉ 44' 29"</text:p>
          </table:table-cell>
          <table:table-cell office:value-type="string">
            <text:p>21 ♉ 44' 28"</text:p>
          </table:table-cell>
          <table:table-cell office:value-type="float" office:value="2.17891678482528">
            <text:p>2.1789167848</text:p>
          </table:table-cell>
          <table:table-cell office:value-type="float" office:value="0.965389637140557">
            <text:p>0.9653896371</text:p>
          </table:table-cell>
          <table:table-cell office:value-type="float" office:value="28.7981279571895">
            <text:p>28.7981279572</text:p>
          </table:table-cell>
          <table:table-cell office:value-type="float" office:value="28.7978512026781">
            <text:p>28.7978512027</text:p>
          </table:table-cell>
          <table:table-cell office:value-type="string">
            <text:p>28 ♈ 47' 53"</text:p>
          </table:table-cell>
          <table:table-cell office:value-type="string">
            <text:p>28 ♈ 47' 52"</text:p>
          </table:table-cell>
          <table:table-cell office:value-type="float" office:value="2.17890708940148">
            <text:p>2.1789070894</text:p>
          </table:table-cell>
          <table:table-cell office:value-type="float" office:value="0.965379967804718">
            <text:p>0.9653799678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7590.74788194">
            <text:p>2427590.74788194</text:p>
          </table:table-cell>
          <table:table-cell office:value-type="string">
            <text:p>1934-06-02 00:56:57.187500 EST-0500</text:p>
          </table:table-cell>
          <table:table-cell office:value-type="float" office:value="0">
            <text:p>0</text:p>
          </table:table-cell>
          <table:table-cell office:value-type="float" office:value="29.8064422497048">
            <text:p>29.8064422497</text:p>
          </table:table-cell>
          <table:table-cell office:value-type="float" office:value="29.8063631874578">
            <text:p>29.8063631875</text:p>
          </table:table-cell>
          <table:table-cell office:value-type="string">
            <text:p>29 ♈ 48' 23"</text:p>
          </table:table-cell>
          <table:table-cell office:value-type="string">
            <text:p>29 ♈ 48' 22"</text:p>
          </table:table-cell>
          <table:table-cell office:value-type="float" office:value="1.13676043229648">
            <text:p>1.1367604323</text:p>
          </table:table-cell>
          <table:table-cell office:value-type="float" office:value="0.0462532095363081">
            <text:p>0.0462532095</text:p>
          </table:table-cell>
          <table:table-cell office:value-type="float" office:value="6.86209235726546">
            <text:p>6.8620923573</text:p>
          </table:table-cell>
          <table:table-cell office:value-type="float" office:value="6.86201329501837">
            <text:p>6.862013295</text:p>
          </table:table-cell>
          <table:table-cell table:number-columns-repeated="2" office:value-type="string">
            <text:p><text:s/>6 ♈ 51' 43"</text:p>
          </table:table-cell>
          <table:table-cell office:value-type="float" office:value="1.13674190184449">
            <text:p>1.1367419018</text:p>
          </table:table-cell>
          <table:table-cell office:value-type="float" office:value="0.0462349685928231">
            <text:p>0.0462349686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7614.00398148">
            <text:p>2427614.00398148</text:p>
          </table:table-cell>
          <table:table-cell office:value-type="string">
            <text:p>1934-06-25 07:05:44.531250 EST-0500</text:p>
          </table:table-cell>
          <table:table-cell office:value-type="float" office:value="0">
            <text:p>0</text:p>
          </table:table-cell>
          <table:table-cell office:value-type="float" office:value="113.722099230659">
            <text:p>113.7220992307</text:p>
          </table:table-cell>
          <table:table-cell office:value-type="float" office:value="113.722071595445">
            <text:p>113.7220715954</text:p>
          </table:table-cell>
          <table:table-cell table:number-columns-repeated="2" office:value-type="string">
            <text:p>23 ♋ 43' 19"</text:p>
          </table:table-cell>
          <table:table-cell office:value-type="float" office:value="0.207072340202758">
            <text:p>0.2070723402</text:p>
          </table:table-cell>
          <table:table-cell office:value-type="float" office:value="0.0255564887150933">
            <text:p>0.0255564887</text:p>
          </table:table-cell>
          <table:table-cell office:value-type="float" office:value="90.7766929881898">
            <text:p>90.7766929882</text:p>
          </table:table-cell>
          <table:table-cell office:value-type="float" office:value="90.7766653529755">
            <text:p>90.776665353</text:p>
          </table:table-cell>
          <table:table-cell office:value-type="string">
            <text:p><text:s/>0 ♋ 46' 36"</text:p>
          </table:table-cell>
          <table:table-cell office:value-type="string">
            <text:p><text:s/>0 ♋ 46' 35"</text:p>
          </table:table-cell>
          <table:table-cell office:value-type="float" office:value="0.20702133531724">
            <text:p>0.2070213353</text:p>
          </table:table-cell>
          <table:table-cell office:value-type="float" office:value="0.0255057047055034">
            <text:p>0.0255057047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7618.73591435">
            <text:p>2427618.73591435</text:p>
          </table:table-cell>
          <table:table-cell office:value-type="string">
            <text:p>1934-06-30 00:39:43.593750 EST-0500</text:p>
          </table:table-cell>
          <table:table-cell office:value-type="float" office:value="0">
            <text:p>0</text:p>
          </table:table-cell>
          <table:table-cell office:value-type="float" office:value="113.844332288271">
            <text:p>113.8443322883</text:p>
          </table:table-cell>
          <table:table-cell office:value-type="float" office:value="113.844353309377">
            <text:p>113.8443533094</text:p>
          </table:table-cell>
          <table:table-cell table:number-columns-repeated="2" office:value-type="string">
            <text:p>23 ♋ 50' 39"</text:p>
          </table:table-cell>
          <table:table-cell office:value-type="float" office:value="-0.154284193259025">
            <text:p>-0.1542841933</text:p>
          </table:table-cell>
          <table:table-cell office:value-type="float" office:value="0.0260759874086213">
            <text:p>0.0260759874</text:p>
          </table:table-cell>
          <table:table-cell office:value-type="float" office:value="90.8985301412977">
            <text:p>90.8985301413</text:p>
          </table:table-cell>
          <table:table-cell office:value-type="float" office:value="90.8985511624034">
            <text:p>90.8985511624</text:p>
          </table:table-cell>
          <table:table-cell table:number-columns-repeated="2" office:value-type="string">
            <text:p><text:s/>0 ♋ 53' 54"</text:p>
          </table:table-cell>
          <table:table-cell office:value-type="float" office:value="-0.154292048774924">
            <text:p>-0.1542920488</text:p>
          </table:table-cell>
          <table:table-cell office:value-type="float" office:value="0.0260676760082217">
            <text:p>0.02606767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7630.00349537">
            <text:p>2427630.00349537</text:p>
          </table:table-cell>
          <table:table-cell office:value-type="string">
            <text:p>1934-07-11 07:05:02.343750 EST-0500</text:p>
          </table:table-cell>
          <table:table-cell office:value-type="float" office:value="0">
            <text:p>0</text:p>
          </table:table-cell>
          <table:table-cell office:value-type="float" office:value="108.489882467452">
            <text:p>108.4898824675</text:p>
          </table:table-cell>
          <table:table-cell office:value-type="float" office:value="108.490115204797">
            <text:p>108.4901152048</text:p>
          </table:table-cell>
          <table:table-cell office:value-type="string">
            <text:p>18 ♋ 29' 23"</text:p>
          </table:table-cell>
          <table:table-cell office:value-type="string">
            <text:p>18 ♋ 29' 24"</text:p>
          </table:table-cell>
          <table:table-cell office:value-type="float" office:value="-0.639940361924196">
            <text:p>-0.6399403619</text:p>
          </table:table-cell>
          <table:table-cell office:value-type="float" office:value="0.953947248595894">
            <text:p>0.9539472486</text:p>
          </table:table-cell>
          <table:table-cell office:value-type="float" office:value="85.5435472668835">
            <text:p>85.5435472669</text:p>
          </table:table-cell>
          <table:table-cell office:value-type="float" office:value="85.5437800042285">
            <text:p>85.5437800042</text:p>
          </table:table-cell>
          <table:table-cell office:value-type="string">
            <text:p>25 ♊ 32' 36"</text:p>
          </table:table-cell>
          <table:table-cell office:value-type="string">
            <text:p>25 ♊ 32' 37"</text:p>
          </table:table-cell>
          <table:table-cell office:value-type="float" office:value="-0.639968743091582">
            <text:p>-0.6399687431</text:p>
          </table:table-cell>
          <table:table-cell office:value-type="float" office:value="0.953918613569125">
            <text:p>0.9539186136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7636.10138889">
            <text:p>2427636.10138889</text:p>
          </table:table-cell>
          <table:table-cell office:value-type="string">
            <text:p>1934-07-17 09:26:00.937500 EST-0500</text:p>
          </table:table-cell>
          <table:table-cell office:value-type="float" office:value="0">
            <text:p>0</text:p>
          </table:table-cell>
          <table:table-cell office:value-type="float" office:value="114.30807108863">
            <text:p>114.3080710886</text:p>
          </table:table-cell>
          <table:table-cell office:value-type="float" office:value="114.308026692127">
            <text:p>114.3080266921</text:p>
          </table:table-cell>
          <table:table-cell office:value-type="string">
            <text:p>24 ♋ 18' 29"</text:p>
          </table:table-cell>
          <table:table-cell office:value-type="string">
            <text:p>24 ♋ 18' 28"</text:p>
          </table:table-cell>
          <table:table-cell office:value-type="float" office:value="0.954229228364256">
            <text:p>0.9542292284</text:p>
          </table:table-cell>
          <table:table-cell office:value-type="float" office:value="0.0269858805738598">
            <text:p>0.0269858806</text:p>
          </table:table-cell>
          <table:table-cell office:value-type="float" office:value="91.3615097669688">
            <text:p>91.361509767</text:p>
          </table:table-cell>
          <table:table-cell office:value-type="float" office:value="91.3614653704658">
            <text:p>91.3614653705</text:p>
          </table:table-cell>
          <table:table-cell table:number-columns-repeated="2" office:value-type="string">
            <text:p><text:s/>1 ♋ 21' 41"</text:p>
          </table:table-cell>
          <table:table-cell office:value-type="float" office:value="0.954251728151425">
            <text:p>0.9542517282</text:p>
          </table:table-cell>
          <table:table-cell office:value-type="float" office:value="0.0270083699136169">
            <text:p>0.0270083699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7652.17121528">
            <text:p>2427652.17121528</text:p>
          </table:table-cell>
          <table:table-cell office:value-type="string">
            <text:p>1934-08-02 11:06:33.750000 EST-0500</text:p>
          </table:table-cell>
          <table:table-cell office:value-type="float" office:value="0">
            <text:p>0</text:p>
          </table:table-cell>
          <table:table-cell office:value-type="float" office:value="101.884777517701">
            <text:p>101.8847775177</text:p>
          </table:table-cell>
          <table:table-cell office:value-type="float" office:value="101.884707767508">
            <text:p>101.8847077675</text:p>
          </table:table-cell>
          <table:table-cell office:value-type="string">
            <text:p>11 ♋ 53' 05"</text:p>
          </table:table-cell>
          <table:table-cell office:value-type="string">
            <text:p>11 ♋ 53' 04"</text:p>
          </table:table-cell>
          <table:table-cell office:value-type="float" office:value="1.2033024177974">
            <text:p>1.2033024178</text:p>
          </table:table-cell>
          <table:table-cell office:value-type="float" office:value="0.660999745212358">
            <text:p>0.6609997452</text:p>
          </table:table-cell>
          <table:table-cell office:value-type="float" office:value="78.9374950696569">
            <text:p>78.9374950697</text:p>
          </table:table-cell>
          <table:table-cell office:value-type="float" office:value="78.9374253194639">
            <text:p>78.9374253195</text:p>
          </table:table-cell>
          <table:table-cell table:number-columns-repeated="2" office:value-type="string">
            <text:p>18 ♊ 56' 14"</text:p>
          </table:table-cell>
          <table:table-cell office:value-type="float" office:value="1.20329632296218">
            <text:p>1.203296323</text:p>
          </table:table-cell>
          <table:table-cell office:value-type="float" office:value="0.660993692371799">
            <text:p>0.6609936924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7655.7237037">
            <text:p>2427655.7237037</text:p>
          </table:table-cell>
          <table:table-cell office:value-type="string">
            <text:p>1934-08-06 00:22:08.906250 EST-0500</text:p>
          </table:table-cell>
          <table:table-cell office:value-type="float" office:value="0">
            <text:p>0</text:p>
          </table:table-cell>
          <table:table-cell office:value-type="float" office:value="114.830626188989">
            <text:p>114.830626189</text:p>
          </table:table-cell>
          <table:table-cell office:value-type="float" office:value="114.830585033012">
            <text:p>114.830585033</text:p>
          </table:table-cell>
          <table:table-cell table:number-columns-repeated="2" office:value-type="string">
            <text:p>24 ♋ 49' 50"</text:p>
          </table:table-cell>
          <table:table-cell office:value-type="float" office:value="1.41606547355796">
            <text:p>1.4160654736</text:p>
          </table:table-cell>
          <table:table-cell office:value-type="float" office:value="0.0258921423109594">
            <text:p>0.0258921423</text:p>
          </table:table-cell>
          <table:table-cell office:value-type="float" office:value="91.883133844866">
            <text:p>91.8831338449</text:p>
          </table:table-cell>
          <table:table-cell office:value-type="float" office:value="91.8830926888891">
            <text:p>91.8830926889</text:p>
          </table:table-cell>
          <table:table-cell table:number-columns-repeated="2" office:value-type="string">
            <text:p><text:s/>1 ♋ 52' 59"</text:p>
          </table:table-cell>
          <table:table-cell office:value-type="float" office:value="1.41603829051409">
            <text:p>1.4160382905</text:p>
          </table:table-cell>
          <table:table-cell office:value-type="float" office:value="0.0258648914550712">
            <text:p>0.0258648915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7663.04207176">
            <text:p>2427663.04207176</text:p>
          </table:table-cell>
          <table:table-cell office:value-type="string">
            <text:p>1934-08-13 08:00:35.156250 EST-0500</text:p>
          </table:table-cell>
          <table:table-cell office:value-type="float" office:value="0">
            <text:p>0</text:p>
          </table:table-cell>
          <table:table-cell office:value-type="float" office:value="115.016488078467">
            <text:p>115.0164880785</text:p>
          </table:table-cell>
          <table:table-cell office:value-type="float" office:value="115.016318922097">
            <text:p>115.0163189221</text:p>
          </table:table-cell>
          <table:table-cell office:value-type="string">
            <text:p>25 ♋ 00' 59"</text:p>
          </table:table-cell>
          <table:table-cell office:value-type="string">
            <text:p>25 ♋ 00' 58"</text:p>
          </table:table-cell>
          <table:table-cell office:value-type="float" office:value="1.21238372653282">
            <text:p>1.2123837265</text:p>
          </table:table-cell>
          <table:table-cell office:value-type="float" office:value="0.0248103495957705">
            <text:p>0.0248103496</text:p>
          </table:table-cell>
          <table:table-cell office:value-type="float" office:value="92.068735068309">
            <text:p>92.0687350683</text:p>
          </table:table-cell>
          <table:table-cell office:value-type="float" office:value="92.068565911939">
            <text:p>92.0685659119</text:p>
          </table:table-cell>
          <table:table-cell office:value-type="string">
            <text:p><text:s/>2 ♋ 04' 07"</text:p>
          </table:table-cell>
          <table:table-cell office:value-type="string">
            <text:p><text:s/>2 ♋ 04' 06"</text:p>
          </table:table-cell>
          <table:table-cell office:value-type="float" office:value="1.21241611085721">
            <text:p>1.2124161109</text:p>
          </table:table-cell>
          <table:table-cell office:value-type="float" office:value="0.0248426917109651">
            <text:p>0.0248426917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27672.64509259">
            <text:p>2427672.64509259</text:p>
          </table:table-cell>
          <table:table-cell office:value-type="string">
            <text:p>1934-08-22 22:28:56.718750 EST-0500</text:p>
          </table:table-cell>
          <table:table-cell office:value-type="float" office:value="0">
            <text:p>0</text:p>
          </table:table-cell>
          <table:table-cell office:value-type="float" office:value="115.246741382702">
            <text:p>115.2467413827</text:p>
          </table:table-cell>
          <table:table-cell office:value-type="float" office:value="115.24662089218">
            <text:p>115.2466208922</text:p>
          </table:table-cell>
          <table:table-cell office:value-type="string">
            <text:p>25 ♋ 14' 48"</text:p>
          </table:table-cell>
          <table:table-cell office:value-type="string">
            <text:p>25 ♋ 14' 47"</text:p>
          </table:table-cell>
          <table:table-cell office:value-type="float" office:value="0.644137433894462">
            <text:p>0.6441374339</text:p>
          </table:table-cell>
          <table:table-cell office:value-type="float" office:value="0.0230355070963264">
            <text:p>0.0230355071</text:p>
          </table:table-cell>
          <table:table-cell office:value-type="float" office:value="92.2985475387594">
            <text:p>92.2985475388</text:p>
          </table:table-cell>
          <table:table-cell office:value-type="float" office:value="92.2984270482374">
            <text:p>92.2984270482</text:p>
          </table:table-cell>
          <table:table-cell table:number-columns-repeated="2" office:value-type="string">
            <text:p><text:s/>2 ♋ 17' 54"</text:p>
          </table:table-cell>
          <table:table-cell office:value-type="float" office:value="0.644125258600292">
            <text:p>0.6441252586</text:p>
          </table:table-cell>
          <table:table-cell office:value-type="float" office:value="0.0230232405098362">
            <text:p>0.023023240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7675.77033565">
            <text:p>2427675.77033565</text:p>
          </table:table-cell>
          <table:table-cell office:value-type="string">
            <text:p>1934-08-26 01:29:17.812500 EST-0500</text:p>
          </table:table-cell>
          <table:table-cell office:value-type="float" office:value="0">
            <text:p>0</text:p>
          </table:table-cell>
          <table:table-cell office:value-type="float" office:value="152.334154955172">
            <text:p>152.3341549552</text:p>
          </table:table-cell>
          <table:table-cell office:value-type="float" office:value="152.334144193949">
            <text:p>152.334144194</text:p>
          </table:table-cell>
          <table:table-cell table:number-columns-repeated="2" office:value-type="string">
            <text:p><text:s/>2 ♍ 20' 02"</text:p>
          </table:table-cell>
          <table:table-cell office:value-type="float" office:value="1.96525691718013">
            <text:p>1.9652569172</text:p>
          </table:table-cell>
          <table:table-cell office:value-type="float" office:value="0.964786681655696">
            <text:p>0.9647866817</text:p>
          </table:table-cell>
          <table:table-cell office:value-type="float" office:value="129.385897550346">
            <text:p>129.3858975503</text:p>
          </table:table-cell>
          <table:table-cell office:value-type="float" office:value="129.385886789123">
            <text:p>129.3858867891</text:p>
          </table:table-cell>
          <table:table-cell table:number-columns-repeated="2" office:value-type="string">
            <text:p><text:s/>9 ♌ 23' 09"</text:p>
          </table:table-cell>
          <table:table-cell office:value-type="float" office:value="1.96529461180556">
            <text:p>1.9652946118</text:p>
          </table:table-cell>
          <table:table-cell office:value-type="float" office:value="0.964824492766586">
            <text:p>0.9648244928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7680.77131944">
            <text:p>2427680.77131944</text:p>
          </table:table-cell>
          <table:table-cell office:value-type="string">
            <text:p>1934-08-31 01:30:42.187500 EST-0500</text:p>
          </table:table-cell>
          <table:table-cell office:value-type="float" office:value="0">
            <text:p>0</text:p>
          </table:table-cell>
          <table:table-cell office:value-type="float" office:value="161.940570791258">
            <text:p>161.9405707913</text:p>
          </table:table-cell>
          <table:table-cell office:value-type="float" office:value="161.940436799347">
            <text:p>161.9404367993</text:p>
          </table:table-cell>
          <table:table-cell office:value-type="string">
            <text:p>11 ♍ 56' 26"</text:p>
          </table:table-cell>
          <table:table-cell office:value-type="string">
            <text:p>11 ♍ 56' 25"</text:p>
          </table:table-cell>
          <table:table-cell office:value-type="float" office:value="1.87312130662458">
            <text:p>1.8731213066</text:p>
          </table:table-cell>
          <table:table-cell office:value-type="float" office:value="0.0370230743017773">
            <text:p>0.0370230743</text:p>
          </table:table-cell>
          <table:table-cell office:value-type="float" office:value="138.992210447737">
            <text:p>138.9922104477</text:p>
          </table:table-cell>
          <table:table-cell office:value-type="float" office:value="138.992076455826">
            <text:p>138.9920764558</text:p>
          </table:table-cell>
          <table:table-cell table:number-columns-repeated="2" office:value-type="string">
            <text:p>18 ♌ 59' 31"</text:p>
          </table:table-cell>
          <table:table-cell office:value-type="float" office:value="1.87311064580216">
            <text:p>1.8731106458</text:p>
          </table:table-cell>
          <table:table-cell office:value-type="float" office:value="0.037012323519111">
            <text:p>0.0370123235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7685.89704861">
            <text:p>2427685.89704861</text:p>
          </table:table-cell>
          <table:table-cell office:value-type="string">
            <text:p>1934-09-05 04:31:45.468750 EST-0500</text:p>
          </table:table-cell>
          <table:table-cell office:value-type="float" office:value="0">
            <text:p>0</text:p>
          </table:table-cell>
          <table:table-cell office:value-type="float" office:value="162.130672442375">
            <text:p>162.1306724424</text:p>
          </table:table-cell>
          <table:table-cell office:value-type="float" office:value="162.130618783511">
            <text:p>162.1306187835</text:p>
          </table:table-cell>
          <table:table-cell table:number-columns-repeated="2" office:value-type="string">
            <text:p>12 ♍ 07' 50"</text:p>
          </table:table-cell>
          <table:table-cell office:value-type="float" office:value="0.970073610466899">
            <text:p>0.9700736105</text:p>
          </table:table-cell>
          <table:table-cell office:value-type="float" office:value="0.0371303829767919">
            <text:p>0.037130383</text:p>
          </table:table-cell>
          <table:table-cell office:value-type="float" office:value="139.18205146985">
            <text:p>139.1820514699</text:p>
          </table:table-cell>
          <table:table-cell office:value-type="float" office:value="139.181997810987">
            <text:p>139.181997811</text:p>
          </table:table-cell>
          <table:table-cell table:number-columns-repeated="2" office:value-type="string">
            <text:p>19 ♌ 10' 55"</text:p>
          </table:table-cell>
          <table:table-cell office:value-type="float" office:value="0.970076640752232">
            <text:p>0.9700766408</text:p>
          </table:table-cell>
          <table:table-cell office:value-type="float" office:value="0.0371332167688946">
            <text:p>0.0371332168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7701.92268518">
            <text:p>2427701.92268518</text:p>
          </table:table-cell>
          <table:table-cell office:value-type="string">
            <text:p>1934-09-21 05:08:40.312500 EST-0500</text:p>
          </table:table-cell>
          <table:table-cell office:value-type="float" office:value="0">
            <text:p>0</text:p>
          </table:table-cell>
          <table:table-cell office:value-type="float" office:value="162.719990206193">
            <text:p>162.7199902062</text:p>
          </table:table-cell>
          <table:table-cell office:value-type="float" office:value="162.719973588031">
            <text:p>162.719973588</text:p>
          </table:table-cell>
          <table:table-cell table:number-columns-repeated="2" office:value-type="string">
            <text:p>12 ♍ 43' 11"</text:p>
          </table:table-cell>
          <table:table-cell office:value-type="float" office:value="1.23958376718298">
            <text:p>1.2395837672</text:p>
          </table:table-cell>
          <table:table-cell office:value-type="float" office:value="0.0360490365463069">
            <text:p>0.0360490365</text:p>
          </table:table-cell>
          <table:table-cell office:value-type="float" office:value="139.770905395684">
            <text:p>139.7709053957</text:p>
          </table:table-cell>
          <table:table-cell office:value-type="float" office:value="139.770888777521">
            <text:p>139.7708887775</text:p>
          </table:table-cell>
          <table:table-cell table:number-columns-repeated="2" office:value-type="string">
            <text:p>19 ♌ 46' 15"</text:p>
          </table:table-cell>
          <table:table-cell office:value-type="float" office:value="1.23961477462296">
            <text:p>1.2396147746</text:p>
          </table:table-cell>
          <table:table-cell office:value-type="float" office:value="0.0360801244997778">
            <text:p>0.0360801245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7709.09138889">
            <text:p>2427709.09138889</text:p>
          </table:table-cell>
          <table:table-cell office:value-type="string">
            <text:p>1934-09-28 09:11:36.093750 EST-0500</text:p>
          </table:table-cell>
          <table:table-cell office:value-type="float" office:value="0">
            <text:p>0</text:p>
          </table:table-cell>
          <table:table-cell office:value-type="float" office:value="207.331637405509">
            <text:p>207.3316374055</text:p>
          </table:table-cell>
          <table:table-cell office:value-type="float" office:value="207.331362004033">
            <text:p>207.331362004</text:p>
          </table:table-cell>
          <table:table-cell office:value-type="string">
            <text:p>27 ♎ 19' 53"</text:p>
          </table:table-cell>
          <table:table-cell office:value-type="string">
            <text:p>27 ♎ 19' 52"</text:p>
          </table:table-cell>
          <table:table-cell office:value-type="float" office:value="1.34371099456812">
            <text:p>1.3437109946</text:p>
          </table:table-cell>
          <table:table-cell office:value-type="float" office:value="0.20869225459384">
            <text:p>0.2086922546</text:p>
          </table:table-cell>
          <table:table-cell office:value-type="float" office:value="184.3824229213">
            <text:p>184.3824229213</text:p>
          </table:table-cell>
          <table:table-cell office:value-type="float" office:value="184.382147519825">
            <text:p>184.3821475198</text:p>
          </table:table-cell>
          <table:table-cell office:value-type="string">
            <text:p><text:s/>4 ♎ 22' 56"</text:p>
          </table:table-cell>
          <table:table-cell office:value-type="string">
            <text:p><text:s/>4 ♎ 22' 55"</text:p>
          </table:table-cell>
          <table:table-cell office:value-type="float" office:value="1.34369582183616">
            <text:p>1.3436958218</text:p>
          </table:table-cell>
          <table:table-cell office:value-type="float" office:value="0.208677421705321">
            <text:p>0.2086774217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7738.20563657">
            <text:p>2427738.20563657</text:p>
          </table:table-cell>
          <table:table-cell office:value-type="string">
            <text:p>1934-10-27 11:56:07.968750 EST-0500</text:p>
          </table:table-cell>
          <table:table-cell office:value-type="float" office:value="0">
            <text:p>0</text:p>
          </table:table-cell>
          <table:table-cell office:value-type="float" office:value="213.592461767087">
            <text:p>213.5924617671</text:p>
          </table:table-cell>
          <table:table-cell office:value-type="float" office:value="213.592461622712">
            <text:p>213.5924616227</text:p>
          </table:table-cell>
          <table:table-cell table:number-columns-repeated="2" office:value-type="string">
            <text:p><text:s/>3 ♏ 35' 32"</text:p>
          </table:table-cell>
          <table:table-cell office:value-type="float" office:value="0.998186052204041">
            <text:p>0.9981860522</text:p>
          </table:table-cell>
          <table:table-cell office:value-type="float" office:value="0.218419468060249">
            <text:p>0.2184194681</text:p>
          </table:table-cell>
          <table:table-cell office:value-type="float" office:value="190.642288388521">
            <text:p>190.6422883885</text:p>
          </table:table-cell>
          <table:table-cell office:value-type="float" office:value="190.642288244146">
            <text:p>190.6422882441</text:p>
          </table:table-cell>
          <table:table-cell table:number-columns-repeated="2" office:value-type="string">
            <text:p>10 ♎ 38' 32"</text:p>
          </table:table-cell>
          <table:table-cell office:value-type="float" office:value="0.998163546177547">
            <text:p>0.9981635462</text:p>
          </table:table-cell>
          <table:table-cell office:value-type="float" office:value="0.218397004495907">
            <text:p>0.2183970045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7743.61311343">
            <text:p>2427743.61311343</text:p>
          </table:table-cell>
          <table:table-cell office:value-type="string">
            <text:p>1934-11-01 21:42:53.437500 EST-0500</text:p>
          </table:table-cell>
          <table:table-cell office:value-type="float" office:value="0">
            <text:p>0</text:p>
          </table:table-cell>
          <table:table-cell office:value-type="float" office:value="214.77353582492">
            <text:p>214.7735358249</text:p>
          </table:table-cell>
          <table:table-cell office:value-type="float" office:value="214.773430379277">
            <text:p>214.7734303793</text:p>
          </table:table-cell>
          <table:table-cell table:number-columns-repeated="2" office:value-type="string">
            <text:p><text:s/>4 ♏ 46' 24"</text:p>
          </table:table-cell>
          <table:table-cell office:value-type="float" office:value="1.25474717652328">
            <text:p>1.2547471765</text:p>
          </table:table-cell>
          <table:table-cell office:value-type="float" office:value="0.218263723493897">
            <text:p>0.2182637235</text:p>
          </table:table-cell>
          <table:table-cell office:value-type="float" office:value="191.823161532607">
            <text:p>191.8231615326</text:p>
          </table:table-cell>
          <table:table-cell office:value-type="float" office:value="191.823056086964">
            <text:p>191.823056087</text:p>
          </table:table-cell>
          <table:table-cell table:number-columns-repeated="2" office:value-type="string">
            <text:p>11 ♎ 49' 23"</text:p>
          </table:table-cell>
          <table:table-cell office:value-type="float" office:value="1.25477376195692">
            <text:p>1.254773762</text:p>
          </table:table-cell>
          <table:table-cell office:value-type="float" office:value="0.218290308894061">
            <text:p>0.218290308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7744.68976852">
            <text:p>2427744.68976852</text:p>
          </table:table-cell>
          <table:table-cell office:value-type="string">
            <text:p>1934-11-02 23:33:16.875000 EST-0500</text:p>
          </table:table-cell>
          <table:table-cell office:value-type="float" office:value="0">
            <text:p>0</text:p>
          </table:table-cell>
          <table:table-cell office:value-type="float" office:value="220.077118166034">
            <text:p>220.077118166</text:p>
          </table:table-cell>
          <table:table-cell office:value-type="float" office:value="220.077270294092">
            <text:p>220.0772702941</text:p>
          </table:table-cell>
          <table:table-cell office:value-type="string">
            <text:p>10 ♏ 04' 37"</text:p>
          </table:table-cell>
          <table:table-cell office:value-type="string">
            <text:p>10 ♏ 04' 38"</text:p>
          </table:table-cell>
          <table:table-cell office:value-type="float" office:value="-1.30433353759455">
            <text:p>-1.3043335376</text:p>
          </table:table-cell>
          <table:table-cell office:value-type="float" office:value="1.00198830904201">
            <text:p>1.001988309</text:p>
          </table:table-cell>
          <table:table-cell office:value-type="float" office:value="197.126734252671">
            <text:p>197.1267342527</text:p>
          </table:table-cell>
          <table:table-cell office:value-type="float" office:value="197.12688638073">
            <text:p>197.1268863807</text:p>
          </table:table-cell>
          <table:table-cell table:number-columns-repeated="2" office:value-type="string">
            <text:p>17 ♎ 07' 36"</text:p>
          </table:table-cell>
          <table:table-cell office:value-type="float" office:value="-1.30430241298253">
            <text:p>-1.304302413</text:p>
          </table:table-cell>
          <table:table-cell office:value-type="float" office:value="1.00201946542861">
            <text:p>1.0020194654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7746.25032407">
            <text:p>2427746.25032407</text:p>
          </table:table-cell>
          <table:table-cell office:value-type="string">
            <text:p>1934-11-04 13:00:28.125000 EST-0500</text:p>
          </table:table-cell>
          <table:table-cell office:value-type="float" office:value="0">
            <text:p>0</text:p>
          </table:table-cell>
          <table:table-cell office:value-type="float" office:value="218.082857692508">
            <text:p>218.0828576925</text:p>
          </table:table-cell>
          <table:table-cell office:value-type="float" office:value="218.083247050437">
            <text:p>218.0832470504</text:p>
          </table:table-cell>
          <table:table-cell office:value-type="string">
            <text:p><text:s/>8 ♏ 04' 58"</text:p>
          </table:table-cell>
          <table:table-cell office:value-type="string">
            <text:p><text:s/>8 ♏ 04' 59"</text:p>
          </table:table-cell>
          <table:table-cell office:value-type="float" office:value="-1.23475814846489">
            <text:p>-1.2347581485</text:p>
          </table:table-cell>
          <table:table-cell office:value-type="float" office:value="1.25525328102053">
            <text:p>1.255253281</text:p>
          </table:table-cell>
          <table:table-cell office:value-type="float" office:value="195.132461352646">
            <text:p>195.1324613526</text:p>
          </table:table-cell>
          <table:table-cell office:value-type="float" office:value="195.132850710575">
            <text:p>195.1328507106</text:p>
          </table:table-cell>
          <table:table-cell office:value-type="string">
            <text:p>15 ♎ 07' 56"</text:p>
          </table:table-cell>
          <table:table-cell office:value-type="string">
            <text:p>15 ♎ 07' 58"</text:p>
          </table:table-cell>
          <table:table-cell office:value-type="float" office:value="-1.23473110193706">
            <text:p>-1.2347311019</text:p>
          </table:table-cell>
          <table:table-cell office:value-type="float" office:value="1.25528050038478">
            <text:p>1.2552805004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7748.2762037">
            <text:p>2427748.2762037</text:p>
          </table:table-cell>
          <table:table-cell office:value-type="string">
            <text:p>1934-11-06 13:37:44.062500 EST-0500</text:p>
          </table:table-cell>
          <table:table-cell office:value-type="float" office:value="0">
            <text:p>0</text:p>
          </table:table-cell>
          <table:table-cell office:value-type="float" office:value="215.789931872817">
            <text:p>215.7899318728</text:p>
          </table:table-cell>
          <table:table-cell office:value-type="float" office:value="215.789958359431">
            <text:p>215.7899583594</text:p>
          </table:table-cell>
          <table:table-cell table:number-columns-repeated="2" office:value-type="string">
            <text:p><text:s/>5 ♏ 47' 23"</text:p>
          </table:table-cell>
          <table:table-cell office:value-type="float" office:value="-1.00522136937455">
            <text:p>-1.0052213694</text:p>
          </table:table-cell>
          <table:table-cell office:value-type="float" office:value="0.217656110252038">
            <text:p>0.2176561103</text:p>
          </table:table-cell>
          <table:table-cell office:value-type="float" office:value="192.839490118467">
            <text:p>192.8394901185</text:p>
          </table:table-cell>
          <table:table-cell office:value-type="float" office:value="192.83951660508">
            <text:p>192.8395166051</text:p>
          </table:table-cell>
          <table:table-cell table:number-columns-repeated="2" office:value-type="string">
            <text:p>12 ♎ 50' 22"</text:p>
          </table:table-cell>
          <table:table-cell office:value-type="float" office:value="-1.00521982554191">
            <text:p>-1.0052198255</text:p>
          </table:table-cell>
          <table:table-cell office:value-type="float" office:value="0.217657730082245">
            <text:p>0.2176577301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27753.32697917">
            <text:p>2427753.32697917</text:p>
          </table:table-cell>
          <table:table-cell office:value-type="string">
            <text:p>1934-11-11 14:50:51.562500 EST-0500</text:p>
          </table:table-cell>
          <table:table-cell office:value-type="float" office:value="0">
            <text:p>0</text:p>
          </table:table-cell>
          <table:table-cell office:value-type="float" office:value="164.22934469537">
            <text:p>164.2293446954</text:p>
          </table:table-cell>
          <table:table-cell office:value-type="float" office:value="164.229340490284">
            <text:p>164.2293404903</text:p>
          </table:table-cell>
          <table:table-cell table:number-columns-repeated="2" office:value-type="string">
            <text:p>14 ♍ 13' 45"</text:p>
          </table:table-cell>
          <table:table-cell office:value-type="float" office:value="0.560509785763074">
            <text:p>0.5605097858</text:p>
          </table:table-cell>
          <table:table-cell office:value-type="float" office:value="0.0195274065838925">
            <text:p>0.0195274066</text:p>
          </table:table-cell>
          <table:table-cell office:value-type="float" office:value="141.278557156224">
            <text:p>141.2785571562</text:p>
          </table:table-cell>
          <table:table-cell office:value-type="float" office:value="141.278552951138">
            <text:p>141.2785529511</text:p>
          </table:table-cell>
          <table:table-cell table:number-columns-repeated="2" office:value-type="string">
            <text:p>21 ♌ 16' 42"</text:p>
          </table:table-cell>
          <table:table-cell office:value-type="float" office:value="0.560475257474014">
            <text:p>0.5604752575</text:p>
          </table:table-cell>
          <table:table-cell office:value-type="float" office:value="0.0194929266055841">
            <text:p>0.0194929266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7760.48640046">
            <text:p>2427760.48640046</text:p>
          </table:table-cell>
          <table:table-cell office:value-type="string">
            <text:p>1934-11-18 18:40:25.781250 EST-0500</text:p>
          </table:table-cell>
          <table:table-cell office:value-type="float" office:value="0">
            <text:p>0</text:p>
          </table:table-cell>
          <table:table-cell office:value-type="float" office:value="235.964458868942">
            <text:p>235.9644588689</text:p>
          </table:table-cell>
          <table:table-cell office:value-type="float" office:value="235.96440480863">
            <text:p>235.9644048086</text:p>
          </table:table-cell>
          <table:table-cell office:value-type="string">
            <text:p>25 ♏ 57' 52"</text:p>
          </table:table-cell>
          <table:table-cell office:value-type="string">
            <text:p>25 ♏ 57' 51"</text:p>
          </table:table-cell>
          <table:table-cell office:value-type="float" office:value="1.25648311430377">
            <text:p>1.2564831143</text:p>
          </table:table-cell>
          <table:table-cell office:value-type="float" office:value="1.00883320990675">
            <text:p>1.0088332099</text:p>
          </table:table-cell>
          <table:table-cell office:value-type="float" office:value="213.013448968534">
            <text:p>213.0134489685</text:p>
          </table:table-cell>
          <table:table-cell office:value-type="float" office:value="213.013394908221">
            <text:p>213.0133949082</text:p>
          </table:table-cell>
          <table:table-cell table:number-columns-repeated="2" office:value-type="string">
            <text:p><text:s/>3 ♏ 00' 48"</text:p>
          </table:table-cell>
          <table:table-cell office:value-type="float" office:value="1.2564888584213">
            <text:p>1.2564888584</text:p>
          </table:table-cell>
          <table:table-cell office:value-type="float" office:value="1.00883885420412">
            <text:p>1.0088388542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7762.74079861">
            <text:p>2427762.74079861</text:p>
          </table:table-cell>
          <table:table-cell office:value-type="string">
            <text:p>1934-11-21 00:46:45.468750 EST-0500</text:p>
          </table:table-cell>
          <table:table-cell office:value-type="float" office:value="0">
            <text:p>0</text:p>
          </table:table-cell>
          <table:table-cell office:value-type="float" office:value="218.905962541205">
            <text:p>218.9059625412</text:p>
          </table:table-cell>
          <table:table-cell office:value-type="float" office:value="218.905897328377">
            <text:p>218.9058973284</text:p>
          </table:table-cell>
          <table:table-cell table:number-columns-repeated="2" office:value-type="string">
            <text:p><text:s/>8 ♏ 54' 21"</text:p>
          </table:table-cell>
          <table:table-cell office:value-type="float" office:value="1.13826937845103">
            <text:p>1.1382693785</text:p>
          </table:table-cell>
          <table:table-cell office:value-type="float" office:value="0.212411777806819">
            <text:p>0.2124117778</text:p>
          </table:table-cell>
          <table:table-cell office:value-type="float" office:value="195.954841930718">
            <text:p>195.9548419307</text:p>
          </table:table-cell>
          <table:table-cell office:value-type="float" office:value="195.95477671789">
            <text:p>195.9547767179</text:p>
          </table:table-cell>
          <table:table-cell table:number-columns-repeated="2" office:value-type="string">
            <text:p>15 ♎ 57' 17"</text:p>
          </table:table-cell>
          <table:table-cell office:value-type="float" office:value="1.1382439557869">
            <text:p>1.1382439558</text:p>
          </table:table-cell>
          <table:table-cell office:value-type="float" office:value="0.212386039781174">
            <text:p>0.212386039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7802.60822917">
            <text:p>2427802.60822917</text:p>
          </table:table-cell>
          <table:table-cell office:value-type="string">
            <text:p>1934-12-30 21:35:51.562500 EST-0500</text:p>
          </table:table-cell>
          <table:table-cell office:value-type="float" office:value="0">
            <text:p>0</text:p>
          </table:table-cell>
          <table:table-cell office:value-type="float" office:value="278.741656131634">
            <text:p>278.7416561316</text:p>
          </table:table-cell>
          <table:table-cell office:value-type="float" office:value="278.741543921922">
            <text:p>278.7415439219</text:p>
          </table:table-cell>
          <table:table-cell table:number-columns-repeated="2" office:value-type="string">
            <text:p><text:s/>8 ♑ 44' 29"</text:p>
          </table:table-cell>
          <table:table-cell office:value-type="float" office:value="1.60528160475349">
            <text:p>1.6052816048</text:p>
          </table:table-cell>
          <table:table-cell office:value-type="float" office:value="1.01944319014741">
            <text:p>1.0194431901</text:p>
          </table:table-cell>
          <table:table-cell office:value-type="float" office:value="255.788494619779">
            <text:p>255.7884946198</text:p>
          </table:table-cell>
          <table:table-cell office:value-type="float" office:value="255.788382410068">
            <text:p>255.7883824101</text:p>
          </table:table-cell>
          <table:table-cell table:number-columns-repeated="2" office:value-type="string">
            <text:p>15 ♐ 47' 18"</text:p>
          </table:table-cell>
          <table:table-cell office:value-type="float" office:value="1.60527718147189">
            <text:p>1.6052771815</text:p>
          </table:table-cell>
          <table:table-cell office:value-type="float" office:value="1.01943870475081">
            <text:p>1.0194387048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7828.46736111">
            <text:p>2427828.46736111</text:p>
          </table:table-cell>
          <table:table-cell office:value-type="string">
            <text:p>1935-01-25 18:13:00.468750 EST-0500</text:p>
          </table:table-cell>
          <table:table-cell office:value-type="float" office:value="0">
            <text:p>0</text:p>
          </table:table-cell>
          <table:table-cell office:value-type="float" office:value="321.343604709021">
            <text:p>321.343604709</text:p>
          </table:table-cell>
          <table:table-cell office:value-type="float" office:value="321.343600682192">
            <text:p>321.3436006822</text:p>
          </table:table-cell>
          <table:table-cell table:number-columns-repeated="2" office:value-type="string">
            <text:p>21 ♒ 20' 36"</text:p>
          </table:table-cell>
          <table:table-cell office:value-type="float" office:value="1.53419854725455">
            <text:p>1.5341985473</text:p>
          </table:table-cell>
          <table:table-cell office:value-type="float" office:value="1.25116896462602">
            <text:p>1.2511689646</text:p>
          </table:table-cell>
          <table:table-cell office:value-type="float" office:value="298.389106022392">
            <text:p>298.3891060224</text:p>
          </table:table-cell>
          <table:table-cell office:value-type="float" office:value="298.389101995563">
            <text:p>298.3891019956</text:p>
          </table:table-cell>
          <table:table-cell table:number-columns-repeated="2" office:value-type="string">
            <text:p>28 ♑ 23' 20"</text:p>
          </table:table-cell>
          <table:table-cell office:value-type="float" office:value="1.53421815370772">
            <text:p>1.5342181537</text:p>
          </table:table-cell>
          <table:table-cell office:value-type="float" office:value="1.25118859591199">
            <text:p>1.2511885959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7833.42341435">
            <text:p>2427833.42341435</text:p>
          </table:table-cell>
          <table:table-cell office:value-type="string">
            <text:p>1935-01-30 17:09:43.593750 EST-0500</text:p>
          </table:table-cell>
          <table:table-cell office:value-type="float" office:value="0">
            <text:p>0</text:p>
          </table:table-cell>
          <table:table-cell office:value-type="float" office:value="328.252810487309">
            <text:p>328.2528104873</text:p>
          </table:table-cell>
          <table:table-cell office:value-type="float" office:value="328.252693748903">
            <text:p>328.2526937489</text:p>
          </table:table-cell>
          <table:table-cell office:value-type="string">
            <text:p>28 ♒ 15' 10"</text:p>
          </table:table-cell>
          <table:table-cell office:value-type="string">
            <text:p>28 ♒ 15' 09"</text:p>
          </table:table-cell>
          <table:table-cell office:value-type="float" office:value="1.21105778711843">
            <text:p>1.2110577871</text:p>
          </table:table-cell>
          <table:table-cell office:value-type="float" office:value="0.117496905269195">
            <text:p>0.1174969053</text:p>
          </table:table-cell>
          <table:table-cell office:value-type="float" office:value="305.29807122671">
            <text:p>305.2980712267</text:p>
          </table:table-cell>
          <table:table-cell office:value-type="float" office:value="305.297954488304">
            <text:p>305.2979544883</text:p>
          </table:table-cell>
          <table:table-cell office:value-type="string">
            <text:p><text:s/>5 ♒ 17' 53"</text:p>
          </table:table-cell>
          <table:table-cell office:value-type="string">
            <text:p><text:s/>5 ♒ 17' 52"</text:p>
          </table:table-cell>
          <table:table-cell office:value-type="float" office:value="1.21101460420652">
            <text:p>1.2110146042</text:p>
          </table:table-cell>
          <table:table-cell office:value-type="float" office:value="0.117453736232844">
            <text:p>0.1174537362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7834.0518287">
            <text:p>2427834.0518287</text:p>
          </table:table-cell>
          <table:table-cell office:value-type="string">
            <text:p>1935-01-31 08:14:38.906250 EST-0500</text:p>
          </table:table-cell>
          <table:table-cell office:value-type="float" office:value="0">
            <text:p>0</text:p>
          </table:table-cell>
          <table:table-cell office:value-type="float" office:value="328.326780232976">
            <text:p>328.326780233</text:p>
          </table:table-cell>
          <table:table-cell office:value-type="float" office:value="328.326610503312">
            <text:p>328.3266105033</text:p>
          </table:table-cell>
          <table:table-cell office:value-type="string">
            <text:p>28 ♒ 19' 36"</text:p>
          </table:table-cell>
          <table:table-cell office:value-type="string">
            <text:p>28 ♒ 19' 35"</text:p>
          </table:table-cell>
          <table:table-cell office:value-type="float" office:value="1.24972335013744">
            <text:p>1.2497233501</text:p>
          </table:table-cell>
          <table:table-cell office:value-type="float" office:value="0.117749683512594">
            <text:p>0.1177496835</text:p>
          </table:table-cell>
          <table:table-cell office:value-type="float" office:value="305.371988566471">
            <text:p>305.3719885665</text:p>
          </table:table-cell>
          <table:table-cell office:value-type="float" office:value="305.371818836807">
            <text:p>305.3718188368</text:p>
          </table:table-cell>
          <table:table-cell office:value-type="string">
            <text:p><text:s/>5 ♒ 22' 19"</text:p>
          </table:table-cell>
          <table:table-cell office:value-type="string">
            <text:p><text:s/>5 ♒ 22' 18"</text:p>
          </table:table-cell>
          <table:table-cell office:value-type="float" office:value="1.24967671995052">
            <text:p>1.24967672</text:p>
          </table:table-cell>
          <table:table-cell office:value-type="float" office:value="0.117703063483639">
            <text:p>0.1177030635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7836.72297454">
            <text:p>2427836.72297454</text:p>
          </table:table-cell>
          <table:table-cell office:value-type="string">
            <text:p>1935-02-03 00:21:05.625000 EST-0500</text:p>
          </table:table-cell>
          <table:table-cell office:value-type="float" office:value="0">
            <text:p>0</text:p>
          </table:table-cell>
          <table:table-cell office:value-type="float" office:value="331.663765506688">
            <text:p>331.6637655067</text:p>
          </table:table-cell>
          <table:table-cell office:value-type="float" office:value="331.663842810179">
            <text:p>331.6638428102</text:p>
          </table:table-cell>
          <table:table-cell table:number-columns-repeated="2" office:value-type="string">
            <text:p><text:s/>1 ♓ 39' 49"</text:p>
          </table:table-cell>
          <table:table-cell office:value-type="float" office:value="0.832379889752271">
            <text:p>0.8323798898</text:p>
          </table:table-cell>
          <table:table-cell office:value-type="float" office:value="1.2488441417197">
            <text:p>1.2488441417</text:p>
          </table:table-cell>
          <table:table-cell office:value-type="float" office:value="308.708772024868">
            <text:p>308.7087720249</text:p>
          </table:table-cell>
          <table:table-cell office:value-type="float" office:value="308.708849328359">
            <text:p>308.7088493284</text:p>
          </table:table-cell>
          <table:table-cell table:number-columns-repeated="2" office:value-type="string">
            <text:p><text:s/>8 ♒ 42' 31"</text:p>
          </table:table-cell>
          <table:table-cell office:value-type="float" office:value="0.832363107680587">
            <text:p>0.8323631077</text:p>
          </table:table-cell>
          <table:table-cell office:value-type="float" office:value="1.248826651913">
            <text:p>1.2488266519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7848.55939815">
            <text:p>2427848.55939815</text:p>
          </table:table-cell>
          <table:table-cell office:value-type="string">
            <text:p>1935-02-14 20:25:32.812500 EST-0500</text:p>
          </table:table-cell>
          <table:table-cell office:value-type="float" office:value="0">
            <text:p>0</text:p>
          </table:table-cell>
          <table:table-cell office:value-type="float" office:value="330.064344721863">
            <text:p>330.0643447219</text:p>
          </table:table-cell>
          <table:table-cell office:value-type="float" office:value="330.064541679955">
            <text:p>330.06454168</text:p>
          </table:table-cell>
          <table:table-cell office:value-type="string">
            <text:p><text:s/>0 ♓ 03' 51"</text:p>
          </table:table-cell>
          <table:table-cell office:value-type="string">
            <text:p><text:s/>0 ♓ 03' 52"</text:p>
          </table:table-cell>
          <table:table-cell office:value-type="float" office:value="-1.01913111203957">
            <text:p>-1.019131112</text:p>
          </table:table-cell>
          <table:table-cell office:value-type="float" office:value="0.121166287857219">
            <text:p>0.1211662879</text:p>
          </table:table-cell>
          <table:table-cell office:value-type="float" office:value="307.108899683358">
            <text:p>307.1088996834</text:p>
          </table:table-cell>
          <table:table-cell office:value-type="float" office:value="307.10909664145">
            <text:p>307.1090966415</text:p>
          </table:table-cell>
          <table:table-cell table:number-columns-repeated="2" office:value-type="string">
            <text:p><text:s/>7 ♒ 06' 32"</text:p>
          </table:table-cell>
          <table:table-cell office:value-type="float" office:value="-1.01914443033281">
            <text:p>-1.0191444303</text:p>
          </table:table-cell>
          <table:table-cell office:value-type="float" office:value="0.12115204558113">
            <text:p>0.121152045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7850.76008102">
            <text:p>2427850.76008102</text:p>
          </table:table-cell>
          <table:table-cell office:value-type="string">
            <text:p>1935-02-17 01:14:31.875000 EST-0500</text:p>
          </table:table-cell>
          <table:table-cell office:value-type="float" office:value="0">
            <text:p>0</text:p>
          </table:table-cell>
          <table:table-cell office:value-type="float" office:value="327.668832364421">
            <text:p>327.6688323644</text:p>
          </table:table-cell>
          <table:table-cell office:value-type="float" office:value="327.668924543726">
            <text:p>327.6689245437</text:p>
          </table:table-cell>
          <table:table-cell office:value-type="string">
            <text:p>27 ♒ 40' 07"</text:p>
          </table:table-cell>
          <table:table-cell office:value-type="string">
            <text:p>27 ♒ 40' 08"</text:p>
          </table:table-cell>
          <table:table-cell office:value-type="float" office:value="-1.1336885594257">
            <text:p>-1.1336885594</text:p>
          </table:table-cell>
          <table:table-cell office:value-type="float" office:value="1.00879424184382">
            <text:p>1.0087942418</text:p>
          </table:table-cell>
          <table:table-cell office:value-type="float" office:value="304.713298467399">
            <text:p>304.7132984674</text:p>
          </table:table-cell>
          <table:table-cell office:value-type="float" office:value="304.713390646703">
            <text:p>304.7133906467</text:p>
          </table:table-cell>
          <table:table-cell office:value-type="string">
            <text:p><text:s/>4 ♒ 42' 47"</text:p>
          </table:table-cell>
          <table:table-cell office:value-type="string">
            <text:p><text:s/>4 ♒ 42' 48"</text:p>
          </table:table-cell>
          <table:table-cell office:value-type="float" office:value="-1.13367719204499">
            <text:p>-1.133677192</text:p>
          </table:table-cell>
          <table:table-cell office:value-type="float" office:value="1.00880477647084">
            <text:p>1.0088047765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7853.76252315">
            <text:p>2427853.76252315</text:p>
          </table:table-cell>
          <table:table-cell office:value-type="string">
            <text:p>1935-02-20 01:18:02.812500 EST-0500</text:p>
          </table:table-cell>
          <table:table-cell office:value-type="float" office:value="0">
            <text:p>0</text:p>
          </table:table-cell>
          <table:table-cell office:value-type="float" office:value="330.695784753208">
            <text:p>330.6957847532</text:p>
          </table:table-cell>
          <table:table-cell office:value-type="float" office:value="330.695714870265">
            <text:p>330.6957148703</text:p>
          </table:table-cell>
          <table:table-cell table:number-columns-repeated="2" office:value-type="string">
            <text:p><text:s/>0 ♓ 41' 44"</text:p>
          </table:table-cell>
          <table:table-cell office:value-type="float" office:value="1.00748601462034">
            <text:p>1.0074860146</text:p>
          </table:table-cell>
          <table:table-cell office:value-type="float" office:value="0.121373470806101">
            <text:p>0.1213734708</text:p>
          </table:table-cell>
          <table:table-cell office:value-type="float" office:value="307.740211333498">
            <text:p>307.7402113335</text:p>
          </table:table-cell>
          <table:table-cell office:value-type="float" office:value="307.740141450554">
            <text:p>307.7401414506</text:p>
          </table:table-cell>
          <table:table-cell table:number-columns-repeated="2" office:value-type="string">
            <text:p><text:s/>7 ♒ 44' 24"</text:p>
          </table:table-cell>
          <table:table-cell office:value-type="float" office:value="1.00752125119378">
            <text:p>1.0075212512</text:p>
          </table:table-cell>
          <table:table-cell office:value-type="float" office:value="0.121408596258819">
            <text:p>0.1214085963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7883.67658565">
            <text:p>2427883.67658565</text:p>
          </table:table-cell>
          <table:table-cell office:value-type="string">
            <text:p>1935-03-21 23:14:17.812500 EST-0500</text:p>
          </table:table-cell>
          <table:table-cell office:value-type="float" office:value="0">
            <text:p>0</text:p>
          </table:table-cell>
          <table:table-cell office:value-type="float" office:value="29.692563752027">
            <text:p>29.692563752</text:p>
          </table:table-cell>
          <table:table-cell office:value-type="float" office:value="29.6922876189945">
            <text:p>29.692287619</text:p>
          </table:table-cell>
          <table:table-cell office:value-type="string">
            <text:p>29 ♈ 41' 33"</text:p>
          </table:table-cell>
          <table:table-cell office:value-type="string">
            <text:p>29 ♈ 41' 32"</text:p>
          </table:table-cell>
          <table:table-cell office:value-type="float" office:value="1.21856495109998">
            <text:p>1.2185649511</text:p>
          </table:table-cell>
          <table:table-cell office:value-type="float" office:value="0.0518024072495231">
            <text:p>0.0518024072</text:p>
          </table:table-cell>
          <table:table-cell office:value-type="float" office:value="6.73616400339237">
            <text:p>6.7361640034</text:p>
          </table:table-cell>
          <table:table-cell office:value-type="float" office:value="6.73588787035992">
            <text:p>6.7358878704</text:p>
          </table:table-cell>
          <table:table-cell office:value-type="string">
            <text:p><text:s/>6 ♈ 44' 10"</text:p>
          </table:table-cell>
          <table:table-cell office:value-type="string">
            <text:p><text:s/>6 ♈ 44' 09"</text:p>
          </table:table-cell>
          <table:table-cell office:value-type="float" office:value="1.21859628318969">
            <text:p>1.2185962832</text:p>
          </table:table-cell>
          <table:table-cell office:value-type="float" office:value="0.0518338080536134">
            <text:p>0.0518338081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7883.99958333">
            <text:p>2427883.99958333</text:p>
          </table:table-cell>
          <table:table-cell office:value-type="string">
            <text:p>1935-03-22 06:59:24.843750 EST-0500</text:p>
          </table:table-cell>
          <table:table-cell office:value-type="float" office:value="0">
            <text:p>0</text:p>
          </table:table-cell>
          <table:table-cell office:value-type="float" office:value="334.281076726856">
            <text:p>334.2810767269</text:p>
          </table:table-cell>
          <table:table-cell office:value-type="float" office:value="334.281073835735">
            <text:p>334.2810738357</text:p>
          </table:table-cell>
          <table:table-cell table:number-columns-repeated="2" office:value-type="string">
            <text:p><text:s/>4 ♓ 16' 51"</text:p>
          </table:table-cell>
          <table:table-cell office:value-type="float" office:value="1.25186154548584">
            <text:p>1.2518615455</text:p>
          </table:table-cell>
          <table:table-cell office:value-type="float" office:value="0.112859580382785">
            <text:p>0.1128595804</text:p>
          </table:table-cell>
          <table:table-cell office:value-type="float" office:value="311.324674200252">
            <text:p>311.3246742003</text:p>
          </table:table-cell>
          <table:table-cell office:value-type="float" office:value="311.324671309131">
            <text:p>311.3246713091</text:p>
          </table:table-cell>
          <table:table-cell table:number-columns-repeated="2" office:value-type="string">
            <text:p>11 ♒ 19' 28"</text:p>
          </table:table-cell>
          <table:table-cell office:value-type="float" office:value="1.2518898015214">
            <text:p>1.2518898015</text:p>
          </table:table-cell>
          <table:table-cell office:value-type="float" office:value="0.112887770555319">
            <text:p>0.1128877706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7914.99909722">
            <text:p>2427914.99909722</text:p>
          </table:table-cell>
          <table:table-cell office:value-type="string">
            <text:p>1935-04-22 06:58:42.656250 EST-0500</text:p>
          </table:table-cell>
          <table:table-cell office:value-type="float" office:value="0">
            <text:p>0</text:p>
          </table:table-cell>
          <table:table-cell office:value-type="float" office:value="31.4336029158272">
            <text:p>31.4336029158</text:p>
          </table:table-cell>
          <table:table-cell office:value-type="float" office:value="31.4333830931047">
            <text:p>31.4333830931</text:p>
          </table:table-cell>
          <table:table-cell table:number-columns-repeated="2" office:value-type="string">
            <text:p><text:s/>1 ♉ 26' 00"</text:p>
          </table:table-cell>
          <table:table-cell office:value-type="float" office:value="0.974798237988938">
            <text:p>0.974798238</text:p>
          </table:table-cell>
          <table:table-cell office:value-type="float" office:value="0.057471004493593">
            <text:p>0.0574710045</text:p>
          </table:table-cell>
          <table:table-cell office:value-type="float" office:value="8.47623463784165">
            <text:p>8.4762346378</text:p>
          </table:table-cell>
          <table:table-cell office:value-type="float" office:value="8.4760148151192">
            <text:p>8.4760148151</text:p>
          </table:table-cell>
          <table:table-cell office:value-type="string">
            <text:p><text:s/>8 ♈ 28' 34"</text:p>
          </table:table-cell>
          <table:table-cell office:value-type="string">
            <text:p><text:s/>8 ♈ 28' 33"</text:p>
          </table:table-cell>
          <table:table-cell office:value-type="float" office:value="0.974772137945131">
            <text:p>0.9747721379</text:p>
          </table:table-cell>
          <table:table-cell office:value-type="float" office:value="0.0574449934205054">
            <text:p>0.0574449934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7917.77083333">
            <text:p>2427917.77083333</text:p>
          </table:table-cell>
          <table:table-cell office:value-type="string">
            <text:p>1935-04-25 01:30:00.000000 EST-0500</text:p>
          </table:table-cell>
          <table:table-cell office:value-type="float" office:value="0">
            <text:p>0</text:p>
          </table:table-cell>
          <table:table-cell office:value-type="float" office:value="31.5930781600441">
            <text:p>31.59307816</text:p>
          </table:table-cell>
          <table:table-cell office:value-type="float" office:value="31.5926546402892">
            <text:p>31.5926546403</text:p>
          </table:table-cell>
          <table:table-cell office:value-type="string">
            <text:p><text:s/>1 ♉ 35' 35"</text:p>
          </table:table-cell>
          <table:table-cell office:value-type="string">
            <text:p><text:s/>1 ♉ 35' 33"</text:p>
          </table:table-cell>
          <table:table-cell office:value-type="float" office:value="2.10729177162934">
            <text:p>2.1072917716</text:p>
          </table:table-cell>
          <table:table-cell office:value-type="float" office:value="0.0574313506889633">
            <text:p>0.0574313507</text:p>
          </table:table-cell>
          <table:table-cell office:value-type="float" office:value="8.63552576245011">
            <text:p>8.6355257625</text:p>
          </table:table-cell>
          <table:table-cell office:value-type="float" office:value="8.63510224269522">
            <text:p>8.6351022427</text:p>
          </table:table-cell>
          <table:table-cell office:value-type="string">
            <text:p><text:s/>8 ♈ 38' 07"</text:p>
          </table:table-cell>
          <table:table-cell office:value-type="string">
            <text:p><text:s/>8 ♈ 38' 06"</text:p>
          </table:table-cell>
          <table:table-cell office:value-type="float" office:value="2.10727071245132">
            <text:p>2.1072707125</text:p>
          </table:table-cell>
          <table:table-cell office:value-type="float" office:value="0.0574103067485598">
            <text:p>0.057410306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7919.9778588">
            <text:p>2427919.9778588</text:p>
          </table:table-cell>
          <table:table-cell office:value-type="string">
            <text:p>1935-04-27 06:28:07.500000 EST-0500</text:p>
          </table:table-cell>
          <table:table-cell office:value-type="float" office:value="0">
            <text:p>0</text:p>
          </table:table-cell>
          <table:table-cell office:value-type="float" office:value="36.2813624755684">
            <text:p>36.2813624756</text:p>
          </table:table-cell>
          <table:table-cell office:value-type="float" office:value="36.2813276300116">
            <text:p>36.28132763</text:p>
          </table:table-cell>
          <table:table-cell table:number-columns-repeated="2" office:value-type="string">
            <text:p><text:s/>6 ♉ 16' 52"</text:p>
          </table:table-cell>
          <table:table-cell office:value-type="float" office:value="2.13889761008804">
            <text:p>2.1388976101</text:p>
          </table:table-cell>
          <table:table-cell office:value-type="float" office:value="0.972582284870432">
            <text:p>0.9725822849</text:p>
          </table:table-cell>
          <table:table-cell office:value-type="float" office:value="13.3237151048363">
            <text:p>13.3237151048</text:p>
          </table:table-cell>
          <table:table-cell office:value-type="float" office:value="13.3236802592796">
            <text:p>13.3236802593</text:p>
          </table:table-cell>
          <table:table-cell table:number-columns-repeated="2" office:value-type="string">
            <text:p>13 ♈ 19' 25"</text:p>
          </table:table-cell>
          <table:table-cell office:value-type="float" office:value="2.1389106762129">
            <text:p>2.1389106762</text:p>
          </table:table-cell>
          <table:table-cell office:value-type="float" office:value="0.972595382608807">
            <text:p>0.9725953826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7956.1902662">
            <text:p>2427956.1902662</text:p>
          </table:table-cell>
          <table:table-cell office:value-type="string">
            <text:p>1935-06-02 11:33:59.062500 EST-0500</text:p>
          </table:table-cell>
          <table:table-cell office:value-type="float" office:value="0">
            <text:p>0</text:p>
          </table:table-cell>
          <table:table-cell office:value-type="float" office:value="114.464719166365">
            <text:p>114.4647191664</text:p>
          </table:table-cell>
          <table:table-cell office:value-type="float" office:value="114.464621094454">
            <text:p>114.4646210945</text:p>
          </table:table-cell>
          <table:table-cell table:number-columns-repeated="2" office:value-type="string">
            <text:p>24 ♋ 27' 52"</text:p>
          </table:table-cell>
          <table:table-cell office:value-type="float" office:value="1.09326442474606">
            <text:p>1.0932644247</text:p>
          </table:table-cell>
          <table:table-cell office:value-type="float" office:value="0.02081243365061">
            <text:p>0.0208124337</text:p>
          </table:table-cell>
          <table:table-cell office:value-type="float" office:value="91.5055559738098">
            <text:p>91.5055559738</text:p>
          </table:table-cell>
          <table:table-cell office:value-type="float" office:value="91.5054579018993">
            <text:p>91.5054579019</text:p>
          </table:table-cell>
          <table:table-cell office:value-type="string">
            <text:p><text:s/>1 ♋ 30' 20"</text:p>
          </table:table-cell>
          <table:table-cell office:value-type="string">
            <text:p><text:s/>1 ♋ 30' 19"</text:p>
          </table:table-cell>
          <table:table-cell office:value-type="float" office:value="1.09322413871202">
            <text:p>1.0932241387</text:p>
          </table:table-cell>
          <table:table-cell office:value-type="float" office:value="0.0207721301440439">
            <text:p>0.020772130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7975.24788194">
            <text:p>2427975.24788194</text:p>
          </table:table-cell>
          <table:table-cell office:value-type="string">
            <text:p>1935-06-21 12:56:57.187500 EST-0500</text:p>
          </table:table-cell>
          <table:table-cell office:value-type="float" office:value="0">
            <text:p>0</text:p>
          </table:table-cell>
          <table:table-cell office:value-type="float" office:value="89.4217078859708">
            <text:p>89.421707886</text:p>
          </table:table-cell>
          <table:table-cell office:value-type="float" office:value="89.4220616796659">
            <text:p>89.4220616797</text:p>
          </table:table-cell>
          <table:table-cell office:value-type="string">
            <text:p>29 ♊ 25' 18"</text:p>
          </table:table-cell>
          <table:table-cell office:value-type="string">
            <text:p>29 ♊ 25' 19"</text:p>
          </table:table-cell>
          <table:table-cell office:value-type="float" office:value="-0.576945424805604">
            <text:p>-0.5769454248</text:p>
          </table:table-cell>
          <table:table-cell office:value-type="float" office:value="0.953918281276683">
            <text:p>0.9539182813</text:p>
          </table:table-cell>
          <table:table-cell office:value-type="float" office:value="66.4615475917439">
            <text:p>66.4615475917</text:p>
          </table:table-cell>
          <table:table-cell office:value-type="float" office:value="66.4619013854391">
            <text:p>66.4619013854</text:p>
          </table:table-cell>
          <table:table-cell office:value-type="string">
            <text:p><text:s/>6 ♊ 27' 41"</text:p>
          </table:table-cell>
          <table:table-cell office:value-type="string">
            <text:p><text:s/>6 ♊ 27' 42"</text:p>
          </table:table-cell>
          <table:table-cell office:value-type="float" office:value="-0.576935439693926">
            <text:p>-0.5769354397</text:p>
          </table:table-cell>
          <table:table-cell office:value-type="float" office:value="0.953928271646671">
            <text:p>0.9539282716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8002.7293287">
            <text:p>2428002.7293287</text:p>
          </table:table-cell>
          <table:table-cell office:value-type="string">
            <text:p>1935-07-19 00:30:14.062500 EST-0500</text:p>
          </table:table-cell>
          <table:table-cell office:value-type="float" office:value="0">
            <text:p>0</text:p>
          </table:table-cell>
          <table:table-cell office:value-type="float" office:value="115.629355384339">
            <text:p>115.6293553843</text:p>
          </table:table-cell>
          <table:table-cell office:value-type="float" office:value="115.629249291704">
            <text:p>115.6292492917</text:p>
          </table:table-cell>
          <table:table-cell table:number-columns-repeated="2" office:value-type="string">
            <text:p>25 ♋ 37' 45"</text:p>
          </table:table-cell>
          <table:table-cell office:value-type="float" office:value="0.953930975588606">
            <text:p>0.9539309756</text:p>
          </table:table-cell>
          <table:table-cell office:value-type="float" office:value="0.02716811646691">
            <text:p>0.0271681165</text:p>
          </table:table-cell>
          <table:table-cell office:value-type="float" office:value="92.6678303314552">
            <text:p>92.6678303315</text:p>
          </table:table-cell>
          <table:table-cell office:value-type="float" office:value="92.6677242388198">
            <text:p>92.6677242388</text:p>
          </table:table-cell>
          <table:table-cell office:value-type="string">
            <text:p><text:s/>2 ♋ 40' 04"</text:p>
          </table:table-cell>
          <table:table-cell office:value-type="string">
            <text:p><text:s/>2 ♋ 40' 03"</text:p>
          </table:table-cell>
          <table:table-cell office:value-type="float" office:value="0.953947457852886">
            <text:p>0.9539474579</text:p>
          </table:table-cell>
          <table:table-cell office:value-type="float" office:value="0.0271844454323544">
            <text:p>0.0271844454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8007.21883102">
            <text:p>2428007.21883102</text:p>
          </table:table-cell>
          <table:table-cell office:value-type="string">
            <text:p>1935-07-23 12:15:07.031250 EST-0500</text:p>
          </table:table-cell>
          <table:table-cell office:value-type="float" office:value="0">
            <text:p>0</text:p>
          </table:table-cell>
          <table:table-cell office:value-type="float" office:value="162.740078105312">
            <text:p>162.7400781053</text:p>
          </table:table-cell>
          <table:table-cell office:value-type="float" office:value="162.739986076764">
            <text:p>162.7399860768</text:p>
          </table:table-cell>
          <table:table-cell office:value-type="string">
            <text:p>12 ♍ 44' 24"</text:p>
          </table:table-cell>
          <table:table-cell office:value-type="string">
            <text:p>12 ♍ 44' 23"</text:p>
          </table:table-cell>
          <table:table-cell office:value-type="float" office:value="0.692755030705118">
            <text:p>0.6927550307</text:p>
          </table:table-cell>
          <table:table-cell office:value-type="float" office:value="0.0289447200183018">
            <text:p>0.02894472</text:p>
          </table:table-cell>
          <table:table-cell office:value-type="float" office:value="139.77844658662">
            <text:p>139.7784465866</text:p>
          </table:table-cell>
          <table:table-cell office:value-type="float" office:value="139.778354558072">
            <text:p>139.7783545581</text:p>
          </table:table-cell>
          <table:table-cell table:number-columns-repeated="2" office:value-type="string">
            <text:p>19 ♌ 46' 42"</text:p>
          </table:table-cell>
          <table:table-cell office:value-type="float" office:value="0.692745777996623">
            <text:p>0.692745778</text:p>
          </table:table-cell>
          <table:table-cell office:value-type="float" office:value="0.0289359104888888">
            <text:p>0.0289359105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8014.5652662">
            <text:p>2428014.5652662</text:p>
          </table:table-cell>
          <table:table-cell office:value-type="string">
            <text:p>1935-07-30 20:33:59.062500 EST-0500</text:p>
          </table:table-cell>
          <table:table-cell office:value-type="float" office:value="0">
            <text:p>0</text:p>
          </table:table-cell>
          <table:table-cell office:value-type="float" office:value="115.949891948732">
            <text:p>115.9498919487</text:p>
          </table:table-cell>
          <table:table-cell office:value-type="float" office:value="115.949618518096">
            <text:p>115.9496185181</text:p>
          </table:table-cell>
          <table:table-cell office:value-type="string">
            <text:p>25 ♋ 56' 59"</text:p>
          </table:table-cell>
          <table:table-cell office:value-type="string">
            <text:p>25 ♋ 56' 58"</text:p>
          </table:table-cell>
          <table:table-cell office:value-type="float" office:value="1.99559306191292">
            <text:p>1.9955930619</text:p>
          </table:table-cell>
          <table:table-cell office:value-type="float" office:value="0.0267823901053308">
            <text:p>0.0267823901</text:p>
          </table:table-cell>
          <table:table-cell office:value-type="float" office:value="92.9878147567056">
            <text:p>92.9878147567</text:p>
          </table:table-cell>
          <table:table-cell office:value-type="float" office:value="92.9875413260696">
            <text:p>92.9875413261</text:p>
          </table:table-cell>
          <table:table-cell office:value-type="string">
            <text:p><text:s/>2 ♋ 59' 16"</text:p>
          </table:table-cell>
          <table:table-cell office:value-type="string">
            <text:p><text:s/>2 ♋ 59' 15"</text:p>
          </table:table-cell>
          <table:table-cell office:value-type="float" office:value="1.99559591323439">
            <text:p>1.9955959132</text:p>
          </table:table-cell>
          <table:table-cell office:value-type="float" office:value="0.0267851258315163">
            <text:p>0.026785125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8024.53645833">
            <text:p>2428024.53645833</text:p>
          </table:table-cell>
          <table:table-cell office:value-type="string">
            <text:p>1935-08-09 19:52:30.000000 EST-0500</text:p>
          </table:table-cell>
          <table:table-cell office:value-type="float" office:value="0">
            <text:p>0</text:p>
          </table:table-cell>
          <table:table-cell office:value-type="float" office:value="136.486955160092">
            <text:p>136.4869551601</text:p>
          </table:table-cell>
          <table:table-cell office:value-type="float" office:value="136.486732359232">
            <text:p>136.4867323592</text:p>
          </table:table-cell>
          <table:table-cell office:value-type="string">
            <text:p>16 ♌ 29' 13"</text:p>
          </table:table-cell>
          <table:table-cell office:value-type="string">
            <text:p>16 ♌ 29' 12"</text:p>
          </table:table-cell>
          <table:table-cell office:value-type="float" office:value="2.04619698751736">
            <text:p>2.0461969875</text:p>
          </table:table-cell>
          <table:table-cell office:value-type="float" office:value="0.958886867874557">
            <text:p>0.9588868679</text:p>
          </table:table-cell>
          <table:table-cell office:value-type="float" office:value="113.524588858875">
            <text:p>113.5245888589</text:p>
          </table:table-cell>
          <table:table-cell office:value-type="float" office:value="113.524366058015">
            <text:p>113.524366058</text:p>
          </table:table-cell>
          <table:table-cell office:value-type="string">
            <text:p>23 ♋ 31' 28"</text:p>
          </table:table-cell>
          <table:table-cell office:value-type="string">
            <text:p>23 ♋ 31' 27"</text:p>
          </table:table-cell>
          <table:table-cell office:value-type="float" office:value="2.04616446302487">
            <text:p>2.046164463</text:p>
          </table:table-cell>
          <table:table-cell office:value-type="float" office:value="0.958854309287007">
            <text:p>0.9588543093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8038.92292824">
            <text:p>2428038.92292824</text:p>
          </table:table-cell>
          <table:table-cell office:value-type="string">
            <text:p>1935-08-24 05:09:01.406250 EST-0500</text:p>
          </table:table-cell>
          <table:table-cell office:value-type="float" office:value="0">
            <text:p>0</text:p>
          </table:table-cell>
          <table:table-cell office:value-type="float" office:value="163.793216795777">
            <text:p>163.7932167958</text:p>
          </table:table-cell>
          <table:table-cell office:value-type="float" office:value="163.79294153579">
            <text:p>163.7929415358</text:p>
          </table:table-cell>
          <table:table-cell office:value-type="string">
            <text:p>13 ♍ 47' 35"</text:p>
          </table:table-cell>
          <table:table-cell office:value-type="string">
            <text:p>13 ♍ 47' 34"</text:p>
          </table:table-cell>
          <table:table-cell office:value-type="float" office:value="1.73493150703179">
            <text:p>1.734931507</text:p>
          </table:table-cell>
          <table:table-cell office:value-type="float" office:value="0.0363063538452664">
            <text:p>0.0363063538</text:p>
          </table:table-cell>
          <table:table-cell office:value-type="float" office:value="140.830237893849">
            <text:p>140.8302378938</text:p>
          </table:table-cell>
          <table:table-cell office:value-type="float" office:value="140.829962633863">
            <text:p>140.8299626339</text:p>
          </table:table-cell>
          <table:table-cell office:value-type="string">
            <text:p>20 ♌ 49' 48"</text:p>
          </table:table-cell>
          <table:table-cell office:value-type="string">
            <text:p>20 ♌ 49' 47"</text:p>
          </table:table-cell>
          <table:table-cell office:value-type="float" office:value="1.73491303014636">
            <text:p>1.7349130301</text:p>
          </table:table-cell>
          <table:table-cell office:value-type="float" office:value="0.0362878964649306">
            <text:p>0.0362878965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28041.20173611">
            <text:p>2428041.20173611</text:p>
          </table:table-cell>
          <table:table-cell office:value-type="string">
            <text:p>1935-08-26 11:50:30.468750 EST-0500</text:p>
          </table:table-cell>
          <table:table-cell office:value-type="float" office:value="0">
            <text:p>0</text:p>
          </table:table-cell>
          <table:table-cell office:value-type="float" office:value="226.428557988044">
            <text:p>226.428557988</text:p>
          </table:table-cell>
          <table:table-cell office:value-type="float" office:value="226.428436263873">
            <text:p>226.4284362639</text:p>
          </table:table-cell>
          <table:table-cell table:number-columns-repeated="2" office:value-type="string">
            <text:p>16 ♏ 25' 42"</text:p>
          </table:table-cell>
          <table:table-cell office:value-type="float" office:value="0.627010172301451">
            <text:p>0.6270101723</text:p>
          </table:table-cell>
          <table:table-cell office:value-type="float" office:value="0.123845396251058">
            <text:p>0.1238453963</text:p>
          </table:table-cell>
          <table:table-cell office:value-type="float" office:value="203.465475734117">
            <text:p>203.4654757341</text:p>
          </table:table-cell>
          <table:table-cell office:value-type="float" office:value="203.465354009946">
            <text:p>203.4653540099</text:p>
          </table:table-cell>
          <table:table-cell table:number-columns-repeated="2" office:value-type="string">
            <text:p>23 ♎ 27' 55"</text:p>
          </table:table-cell>
          <table:table-cell office:value-type="float" office:value="0.627016334678812">
            <text:p>0.6270163347</text:p>
          </table:table-cell>
          <table:table-cell office:value-type="float" office:value="0.123851193216651">
            <text:p>0.1238511932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8042.98494213">
            <text:p>2428042.98494213</text:p>
          </table:table-cell>
          <table:table-cell office:value-type="string">
            <text:p>1935-08-28 06:38:19.218750 EST-0500</text:p>
          </table:table-cell>
          <table:table-cell office:value-type="float" office:value="0">
            <text:p>0</text:p>
          </table:table-cell>
          <table:table-cell office:value-type="float" office:value="170.656864718596">
            <text:p>170.6568647186</text:p>
          </table:table-cell>
          <table:table-cell office:value-type="float" office:value="170.656489379315">
            <text:p>170.6564893793</text:p>
          </table:table-cell>
          <table:table-cell office:value-type="string">
            <text:p>20 ♍ 39' 24"</text:p>
          </table:table-cell>
          <table:table-cell office:value-type="string">
            <text:p>20 ♍ 39' 23"</text:p>
          </table:table-cell>
          <table:table-cell office:value-type="float" office:value="1.64512625943232">
            <text:p>1.6451262594</text:p>
          </table:table-cell>
          <table:table-cell office:value-type="float" office:value="-0.399755926027957">
            <text:p>-0.399755926</text:p>
          </table:table-cell>
          <table:table-cell office:value-type="float" office:value="147.693743575321">
            <text:p>147.6937435753</text:p>
          </table:table-cell>
          <table:table-cell office:value-type="float" office:value="147.69336823604">
            <text:p>147.693368236</text:p>
          </table:table-cell>
          <table:table-cell office:value-type="string">
            <text:p>27 ♌ 41' 37"</text:p>
          </table:table-cell>
          <table:table-cell office:value-type="string">
            <text:p>27 ♌ 41' 36"</text:p>
          </table:table-cell>
          <table:table-cell office:value-type="float" office:value="1.64515216901701">
            <text:p>1.645152169</text:p>
          </table:table-cell>
          <table:table-cell office:value-type="float" office:value="-0.399728320073068">
            <text:p>-0.3997283201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8053.40046296">
            <text:p>2428053.40046296</text:p>
          </table:table-cell>
          <table:table-cell office:value-type="string">
            <text:p>1935-09-07 16:36:40.781250 EST-0500</text:p>
          </table:table-cell>
          <table:table-cell office:value-type="float" office:value="0">
            <text:p>0</text:p>
          </table:table-cell>
          <table:table-cell office:value-type="float" office:value="164.326459029641">
            <text:p>164.3264590296</text:p>
          </table:table-cell>
          <table:table-cell office:value-type="float" office:value="164.326299287763">
            <text:p>164.3262992878</text:p>
          </table:table-cell>
          <table:table-cell office:value-type="string">
            <text:p>14 ♍ 19' 35"</text:p>
          </table:table-cell>
          <table:table-cell office:value-type="string">
            <text:p>14 ♍ 19' 34"</text:p>
          </table:table-cell>
          <table:table-cell office:value-type="float" office:value="0.970702738339258">
            <text:p>0.9707027383</text:p>
          </table:table-cell>
          <table:table-cell office:value-type="float" office:value="0.037145957760428">
            <text:p>0.0371459578</text:p>
          </table:table-cell>
          <table:table-cell office:value-type="float" office:value="141.363076226201">
            <text:p>141.3630762262</text:p>
          </table:table-cell>
          <table:table-cell office:value-type="float" office:value="141.362916484322">
            <text:p>141.3629164843</text:p>
          </table:table-cell>
          <table:table-cell office:value-type="string">
            <text:p>21 ♌ 21' 47"</text:p>
          </table:table-cell>
          <table:table-cell office:value-type="string">
            <text:p>21 ♌ 21' 46"</text:p>
          </table:table-cell>
          <table:table-cell office:value-type="float" office:value="0.970678037515191">
            <text:p>0.9706780375</text:p>
          </table:table-cell>
          <table:table-cell office:value-type="float" office:value="0.0371211602739457">
            <text:p>0.0371211603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8053.86287037">
            <text:p>2428053.86287037</text:p>
          </table:table-cell>
          <table:table-cell office:value-type="string">
            <text:p>1935-09-08 03:42:32.343750 EST-0500</text:p>
          </table:table-cell>
          <table:table-cell office:value-type="float" office:value="0">
            <text:p>0</text:p>
          </table:table-cell>
          <table:table-cell office:value-type="float" office:value="164.775124996924">
            <text:p>164.7751249969</text:p>
          </table:table-cell>
          <table:table-cell office:value-type="float" office:value="164.77536307399">
            <text:p>164.775363074</text:p>
          </table:table-cell>
          <table:table-cell office:value-type="string">
            <text:p>14 ♍ 46' 30"</text:p>
          </table:table-cell>
          <table:table-cell office:value-type="string">
            <text:p>14 ♍ 46' 31"</text:p>
          </table:table-cell>
          <table:table-cell office:value-type="float" office:value="-0.619894131494208">
            <text:p>-0.6198941315</text:p>
          </table:table-cell>
          <table:table-cell office:value-type="float" office:value="0.970892727041178">
            <text:p>0.970892727</text:p>
          </table:table-cell>
          <table:table-cell office:value-type="float" office:value="141.8117135235">
            <text:p>141.8117135235</text:p>
          </table:table-cell>
          <table:table-cell office:value-type="float" office:value="141.811951600566">
            <text:p>141.8119516006</text:p>
          </table:table-cell>
          <table:table-cell office:value-type="string">
            <text:p>21 ♌ 48' 42"</text:p>
          </table:table-cell>
          <table:table-cell office:value-type="string">
            <text:p>21 ♌ 48' 43"</text:p>
          </table:table-cell>
          <table:table-cell office:value-type="float" office:value="-0.619915333981758">
            <text:p>-0.619915334</text:p>
          </table:table-cell>
          <table:table-cell office:value-type="float" office:value="0.970870185014485">
            <text:p>0.970870185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8054.51984954">
            <text:p>2428054.51984954</text:p>
          </table:table-cell>
          <table:table-cell office:value-type="string">
            <text:p>1935-09-08 19:28:35.625000 EST-0500</text:p>
          </table:table-cell>
          <table:table-cell office:value-type="float" office:value="0">
            <text:p>0</text:p>
          </table:table-cell>
          <table:table-cell office:value-type="float" office:value="164.367817063433">
            <text:p>164.3678170634</text:p>
          </table:table-cell>
          <table:table-cell office:value-type="float" office:value="164.367872895147">
            <text:p>164.3678728951</text:p>
          </table:table-cell>
          <table:table-cell table:number-columns-repeated="2" office:value-type="string">
            <text:p>14 ♍ 22' 04"</text:p>
          </table:table-cell>
          <table:table-cell office:value-type="float" office:value="-0.61975649473922">
            <text:p>-0.6197564947</text:p>
          </table:table-cell>
          <table:table-cell office:value-type="float" office:value="0.037130277066155">
            <text:p>0.0371302771</text:p>
          </table:table-cell>
          <table:table-cell office:value-type="float" office:value="141.404367467608">
            <text:p>141.4043674676</text:p>
          </table:table-cell>
          <table:table-cell office:value-type="float" office:value="141.404423299322">
            <text:p>141.4044232993</text:p>
          </table:table-cell>
          <table:table-cell table:number-columns-repeated="2" office:value-type="string">
            <text:p>21 ♌ 24' 15"</text:p>
          </table:table-cell>
          <table:table-cell office:value-type="float" office:value="-0.619771078680541">
            <text:p>-0.6197710787</text:p>
          </table:table-cell>
          <table:table-cell office:value-type="float" office:value="0.0371136087915507">
            <text:p>0.037113608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8093.72614583">
            <text:p>2428093.72614583</text:p>
          </table:table-cell>
          <table:table-cell office:value-type="string">
            <text:p>1935-10-18 00:25:39.843750 EST-0500</text:p>
          </table:table-cell>
          <table:table-cell office:value-type="float" office:value="0">
            <text:p>0</text:p>
          </table:table-cell>
          <table:table-cell office:value-type="float" office:value="203.909976000489">
            <text:p>203.9099760005</text:p>
          </table:table-cell>
          <table:table-cell office:value-type="float" office:value="203.910010004004">
            <text:p>203.910010004</text:p>
          </table:table-cell>
          <table:table-cell office:value-type="string">
            <text:p>23 ♎ 54' 35"</text:p>
          </table:table-cell>
          <table:table-cell office:value-type="string">
            <text:p>23 ♎ 54' 36"</text:p>
          </table:table-cell>
          <table:table-cell office:value-type="float" office:value="-1.22928898765773">
            <text:p>-1.2292889877</text:p>
          </table:table-cell>
          <table:table-cell office:value-type="float" office:value="0.992924356207961">
            <text:p>0.9929243562</text:p>
          </table:table-cell>
          <table:table-cell office:value-type="float" office:value="180.94539962167">
            <text:p>180.9453996217</text:p>
          </table:table-cell>
          <table:table-cell office:value-type="float" office:value="180.945433625185">
            <text:p>180.9454336252</text:p>
          </table:table-cell>
          <table:table-cell table:number-columns-repeated="2" office:value-type="string">
            <text:p><text:s/>0 ♎ 56' 43"</text:p>
          </table:table-cell>
          <table:table-cell office:value-type="float" office:value="-1.22930534246174">
            <text:p>-1.2293053425</text:p>
          </table:table-cell>
          <table:table-cell office:value-type="float" office:value="0.992907971555126">
            <text:p>0.9929079716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8099.07087963">
            <text:p>2428099.07087963</text:p>
          </table:table-cell>
          <table:table-cell office:value-type="string">
            <text:p>1935-10-23 08:42:04.218750 EST-0500</text:p>
          </table:table-cell>
          <table:table-cell office:value-type="float" office:value="0">
            <text:p>0</text:p>
          </table:table-cell>
          <table:table-cell office:value-type="float" office:value="165.894062908969">
            <text:p>165.894062909</text:p>
          </table:table-cell>
          <table:table-cell office:value-type="float" office:value="165.893932562292">
            <text:p>165.8939325623</text:p>
          </table:table-cell>
          <table:table-cell table:number-columns-repeated="2" office:value-type="string">
            <text:p>15 ♍ 53' 38"</text:p>
          </table:table-cell>
          <table:table-cell office:value-type="float" office:value="0.694055894768028">
            <text:p>0.6940558948</text:p>
          </table:table-cell>
          <table:table-cell office:value-type="float" office:value="0.0287695992442751">
            <text:p>0.0287695992</text:p>
          </table:table-cell>
          <table:table-cell office:value-type="float" office:value="142.929347554394">
            <text:p>142.9293475544</text:p>
          </table:table-cell>
          <table:table-cell office:value-type="float" office:value="142.929217207716">
            <text:p>142.9292172077</text:p>
          </table:table-cell>
          <table:table-cell table:number-columns-repeated="2" office:value-type="string">
            <text:p>22 ♌ 55' 45"</text:p>
          </table:table-cell>
          <table:table-cell office:value-type="float" office:value="0.694090474231044">
            <text:p>0.6940904742</text:p>
          </table:table-cell>
          <table:table-cell office:value-type="float" office:value="0.0288043271330497">
            <text:p>0.0288043271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8133.70052083">
            <text:p>2428133.70052083</text:p>
          </table:table-cell>
          <table:table-cell office:value-type="string">
            <text:p>1935-11-26 23:48:45.000000 EST-0500</text:p>
          </table:table-cell>
          <table:table-cell office:value-type="float" office:value="0">
            <text:p>0</text:p>
          </table:table-cell>
          <table:table-cell office:value-type="float" office:value="244.021077270617">
            <text:p>244.0210772706</text:p>
          </table:table-cell>
          <table:table-cell office:value-type="float" office:value="244.021029367116">
            <text:p>244.0210293671</text:p>
          </table:table-cell>
          <table:table-cell table:number-columns-repeated="2" office:value-type="string">
            <text:p><text:s/>4 ♐ 01' 15"</text:p>
          </table:table-cell>
          <table:table-cell office:value-type="float" office:value="1.01278926194694">
            <text:p>1.0127892619</text:p>
          </table:table-cell>
          <table:table-cell office:value-type="float" office:value="0.223565652035317">
            <text:p>0.223565652</text:p>
          </table:table-cell>
          <table:table-cell office:value-type="float" office:value="221.055017466742">
            <text:p>221.0550174667</text:p>
          </table:table-cell>
          <table:table-cell office:value-type="float" office:value="221.054969563241">
            <text:p>221.0549695632</text:p>
          </table:table-cell>
          <table:table-cell office:value-type="string">
            <text:p>11 ♏ 03' 18"</text:p>
          </table:table-cell>
          <table:table-cell office:value-type="string">
            <text:p>11 ♏ 03' 17"</text:p>
          </table:table-cell>
          <table:table-cell office:value-type="float" office:value="1.01275085905019">
            <text:p>1.0127508591</text:p>
          </table:table-cell>
          <table:table-cell office:value-type="float" office:value="0.223527299812102">
            <text:p>0.2235272998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8139.10871528">
            <text:p>2428139.10871528</text:p>
          </table:table-cell>
          <table:table-cell office:value-type="string">
            <text:p>1935-12-02 09:36:33.750000 EST-0500</text:p>
          </table:table-cell>
          <table:table-cell office:value-type="float" office:value="0">
            <text:p>0</text:p>
          </table:table-cell>
          <table:table-cell office:value-type="float" office:value="245.230084880404">
            <text:p>245.2300848804</text:p>
          </table:table-cell>
          <table:table-cell office:value-type="float" office:value="245.229802279369">
            <text:p>245.2298022794</text:p>
          </table:table-cell>
          <table:table-cell office:value-type="string">
            <text:p><text:s/>5 ♐ 13' 48"</text:p>
          </table:table-cell>
          <table:table-cell office:value-type="string">
            <text:p><text:s/>5 ♐ 13' 47"</text:p>
          </table:table-cell>
          <table:table-cell office:value-type="float" office:value="1.57262622481114">
            <text:p>1.5726262248</text:p>
          </table:table-cell>
          <table:table-cell office:value-type="float" office:value="0.223309478379708">
            <text:p>0.2233094784</text:p>
          </table:table-cell>
          <table:table-cell office:value-type="float" office:value="222.263680894909">
            <text:p>222.2636808949</text:p>
          </table:table-cell>
          <table:table-cell office:value-type="float" office:value="222.263398293874">
            <text:p>222.2633982939</text:p>
          </table:table-cell>
          <table:table-cell office:value-type="string">
            <text:p>12 ♏ 15' 49"</text:p>
          </table:table-cell>
          <table:table-cell office:value-type="string">
            <text:p>12 ♏ 15' 48"</text:p>
          </table:table-cell>
          <table:table-cell office:value-type="float" office:value="1.57263372630584">
            <text:p>1.5726337263</text:p>
          </table:table-cell>
          <table:table-cell office:value-type="float" office:value="0.22331694556208">
            <text:p>0.223316945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8146.7981713">
            <text:p>2428146.7981713</text:p>
          </table:table-cell>
          <table:table-cell office:value-type="string">
            <text:p>1935-12-10 02:09:22.500000 EST-0500</text:p>
          </table:table-cell>
          <table:table-cell office:value-type="float" office:value="0">
            <text:p>0</text:p>
          </table:table-cell>
          <table:table-cell office:value-type="float" office:value="257.308576914364">
            <text:p>257.3085769144</text:p>
          </table:table-cell>
          <table:table-cell office:value-type="float" office:value="257.308543245785">
            <text:p>257.3085432458</text:p>
          </table:table-cell>
          <table:table-cell table:number-columns-repeated="2" office:value-type="string">
            <text:p>17 ♐ 18' 30"</text:p>
          </table:table-cell>
          <table:table-cell office:value-type="float" office:value="1.57134746344016">
            <text:p>1.5713474634</text:p>
          </table:table-cell>
          <table:table-cell office:value-type="float" office:value="1.01604664930765">
            <text:p>1.0160466493</text:p>
          </table:table-cell>
          <table:table-cell office:value-type="float" office:value="234.341827794668">
            <text:p>234.3418277947</text:p>
          </table:table-cell>
          <table:table-cell office:value-type="float" office:value="234.341794126088">
            <text:p>234.3417941261</text:p>
          </table:table-cell>
          <table:table-cell table:number-columns-repeated="2" office:value-type="string">
            <text:p>24 ♏ 20' 30"</text:p>
          </table:table-cell>
          <table:table-cell office:value-type="float" office:value="1.57129990591464">
            <text:p>1.5712999059</text:p>
          </table:table-cell>
          <table:table-cell office:value-type="float" office:value="1.01599912366722">
            <text:p>1.0159991237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8183.40925926">
            <text:p>2428183.40925926</text:p>
          </table:table-cell>
          <table:table-cell office:value-type="string">
            <text:p>1936-01-15 16:49:20.156250 EST-0500</text:p>
          </table:table-cell>
          <table:table-cell office:value-type="float" office:value="0">
            <text:p>0</text:p>
          </table:table-cell>
          <table:table-cell office:value-type="float" office:value="254.699928768059">
            <text:p>254.6999287681</text:p>
          </table:table-cell>
          <table:table-cell office:value-type="float" office:value="254.699743639386">
            <text:p>254.6997436394</text:p>
          </table:table-cell>
          <table:table-cell table:number-columns-repeated="2" office:value-type="string">
            <text:p>14 ♐ 41' 59"</text:p>
          </table:table-cell>
          <table:table-cell office:value-type="float" office:value="1.20149058200795">
            <text:p>1.201490582</text:p>
          </table:table-cell>
          <table:table-cell office:value-type="float" office:value="0.196366899029536">
            <text:p>0.196366899</text:p>
          </table:table-cell>
          <table:table-cell office:value-type="float" office:value="231.731319472928">
            <text:p>231.7313194729</text:p>
          </table:table-cell>
          <table:table-cell office:value-type="float" office:value="231.731134344255">
            <text:p>231.7311343443</text:p>
          </table:table-cell>
          <table:table-cell table:number-columns-repeated="2" office:value-type="string">
            <text:p>21 ♏ 43' 52"</text:p>
          </table:table-cell>
          <table:table-cell office:value-type="float" office:value="1.20150519537264">
            <text:p>1.2015051954</text:p>
          </table:table-cell>
          <table:table-cell office:value-type="float" office:value="0.196381480281103">
            <text:p>0.1963814803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28192.68171296">
            <text:p>2428192.68171296</text:p>
          </table:table-cell>
          <table:table-cell office:value-type="string">
            <text:p>1936-01-24 23:21:40.781250 EST-0500</text:p>
          </table:table-cell>
          <table:table-cell office:value-type="float" office:value="0">
            <text:p>0</text:p>
          </table:table-cell>
          <table:table-cell office:value-type="float" office:value="338.299661413901">
            <text:p>338.2996614139</text:p>
          </table:table-cell>
          <table:table-cell office:value-type="float" office:value="338.299508210499">
            <text:p>338.2995082105</text:p>
          </table:table-cell>
          <table:table-cell table:number-columns-repeated="2" office:value-type="string">
            <text:p><text:s/>8 ♓ 17' 58"</text:p>
          </table:table-cell>
          <table:table-cell office:value-type="float" office:value="0.781185137959748">
            <text:p>0.781185138</text:p>
          </table:table-cell>
          <table:table-cell office:value-type="float" office:value="0.108439323431684">
            <text:p>0.1084393234</text:p>
          </table:table-cell>
          <table:table-cell office:value-type="float" office:value="315.330510161466">
            <text:p>315.3305101615</text:p>
          </table:table-cell>
          <table:table-cell office:value-type="float" office:value="315.330356958064">
            <text:p>315.3303569581</text:p>
          </table:table-cell>
          <table:table-cell table:number-columns-repeated="2" office:value-type="string">
            <text:p>15 ♒ 19' 49"</text:p>
          </table:table-cell>
          <table:table-cell office:value-type="float" office:value="0.78118044914141">
            <text:p>0.7811804491</text:p>
          </table:table-cell>
          <table:table-cell office:value-type="float" office:value="0.108434398244272">
            <text:p>0.108434398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8199.44733796">
            <text:p>2428199.44733796</text:p>
          </table:table-cell>
          <table:table-cell office:value-type="string">
            <text:p>1936-01-31 17:44:10.781250 EST-0500</text:p>
          </table:table-cell>
          <table:table-cell office:value-type="float" office:value="0">
            <text:p>0</text:p>
          </table:table-cell>
          <table:table-cell office:value-type="float" office:value="310.916290047393">
            <text:p>310.9162900474</text:p>
          </table:table-cell>
          <table:table-cell office:value-type="float" office:value="310.916565583715">
            <text:p>310.9165655837</text:p>
          </table:table-cell>
          <table:table-cell office:value-type="string">
            <text:p>10 ♒ 54' 58"</text:p>
          </table:table-cell>
          <table:table-cell office:value-type="string">
            <text:p>10 ♒ 54' 59"</text:p>
          </table:table-cell>
          <table:table-cell office:value-type="float" office:value="-1.23631252234393">
            <text:p>-1.2363125223</text:p>
          </table:table-cell>
          <table:table-cell office:value-type="float" office:value="1.0151043808857">
            <text:p>1.0151043809</text:p>
          </table:table-cell>
          <table:table-cell office:value-type="float" office:value="287.946953702704">
            <text:p>287.9469537027</text:p>
          </table:table-cell>
          <table:table-cell office:value-type="float" office:value="287.947229239025">
            <text:p>287.947229239</text:p>
          </table:table-cell>
          <table:table-cell office:value-type="string">
            <text:p>17 ♑ 56' 49"</text:p>
          </table:table-cell>
          <table:table-cell office:value-type="string">
            <text:p>17 ♑ 56' 50"</text:p>
          </table:table-cell>
          <table:table-cell office:value-type="float" office:value="-1.23633233778317">
            <text:p>-1.2363323378</text:p>
          </table:table-cell>
          <table:table-cell office:value-type="float" office:value="1.01508494486772">
            <text:p>1.0150849449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8231.06452546">
            <text:p>2428231.06452546</text:p>
          </table:table-cell>
          <table:table-cell office:value-type="string">
            <text:p>1936-03-03 08:32:55.781250 EST-0500</text:p>
          </table:table-cell>
          <table:table-cell office:value-type="float" office:value="0">
            <text:p>0</text:p>
          </table:table-cell>
          <table:table-cell office:value-type="float" office:value="342.82502982835">
            <text:p>342.8250298284</text:p>
          </table:table-cell>
          <table:table-cell office:value-type="float" office:value="342.824979577988">
            <text:p>342.824979578</text:p>
          </table:table-cell>
          <table:table-cell office:value-type="string">
            <text:p>12 ♓ 49' 30"</text:p>
          </table:table-cell>
          <table:table-cell office:value-type="string">
            <text:p>12 ♓ 49' 29"</text:p>
          </table:table-cell>
          <table:table-cell office:value-type="float" office:value="1.00191731013093">
            <text:p>1.0019173101</text:p>
          </table:table-cell>
          <table:table-cell office:value-type="float" office:value="0.122617972668341">
            <text:p>0.1226179727</text:p>
          </table:table-cell>
          <table:table-cell office:value-type="float" office:value="319.854477901173">
            <text:p>319.8544779012</text:p>
          </table:table-cell>
          <table:table-cell office:value-type="float" office:value="319.854427650812">
            <text:p>319.8544276508</text:p>
          </table:table-cell>
          <table:table-cell office:value-type="string">
            <text:p>19 ♒ 51' 16"</text:p>
          </table:table-cell>
          <table:table-cell office:value-type="string">
            <text:p>19 ♒ 51' 15"</text:p>
          </table:table-cell>
          <table:table-cell office:value-type="float" office:value="1.00191022585939">
            <text:p>1.0019102259</text:p>
          </table:table-cell>
          <table:table-cell office:value-type="float" office:value="0.122610574046818">
            <text:p>0.122610574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8250.3575">
            <text:p>2428250.3575</text:p>
          </table:table-cell>
          <table:table-cell office:value-type="string">
            <text:p>1936-03-22 15:34:48.281250 EST-0500</text:p>
          </table:table-cell>
          <table:table-cell office:value-type="float" office:value="0">
            <text:p>0</text:p>
          </table:table-cell>
          <table:table-cell office:value-type="float" office:value="345.168277916144">
            <text:p>345.1682779161</text:p>
          </table:table-cell>
          <table:table-cell office:value-type="float" office:value="345.168244791474">
            <text:p>345.1682447915</text:p>
          </table:table-cell>
          <table:table-cell table:number-columns-repeated="2" office:value-type="string">
            <text:p>15 ♓ 10' 05"</text:p>
          </table:table-cell>
          <table:table-cell office:value-type="float" office:value="1.68456583749798">
            <text:p>1.6845658375</text:p>
          </table:table-cell>
          <table:table-cell office:value-type="float" office:value="0.119168451529368">
            <text:p>0.1191684515</text:p>
          </table:table-cell>
          <table:table-cell office:value-type="float" office:value="322.197280379025">
            <text:p>322.197280379</text:p>
          </table:table-cell>
          <table:table-cell office:value-type="float" office:value="322.197247254355">
            <text:p>322.1972472544</text:p>
          </table:table-cell>
          <table:table-cell table:number-columns-repeated="2" office:value-type="string">
            <text:p>22 ♒ 11' 50"</text:p>
          </table:table-cell>
          <table:table-cell office:value-type="float" office:value="1.68460952916576">
            <text:p>1.6846095292</text:p>
          </table:table-cell>
          <table:table-cell office:value-type="float" office:value="0.119212096700157">
            <text:p>0.1192120967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8258.20100694">
            <text:p>2428258.20100694</text:p>
          </table:table-cell>
          <table:table-cell office:value-type="string">
            <text:p>1936-03-30 11:49:27.187500 EST-0500</text:p>
          </table:table-cell>
          <table:table-cell office:value-type="float" office:value="0">
            <text:p>0</text:p>
          </table:table-cell>
          <table:table-cell office:value-type="float" office:value="346.090852645418">
            <text:p>346.0908526454</text:p>
          </table:table-cell>
          <table:table-cell office:value-type="float" office:value="346.090630511708">
            <text:p>346.0906305117</text:p>
          </table:table-cell>
          <table:table-cell office:value-type="string">
            <text:p>16 ♓ 05' 27"</text:p>
          </table:table-cell>
          <table:table-cell office:value-type="string">
            <text:p>16 ♓ 05' 26"</text:p>
          </table:table-cell>
          <table:table-cell office:value-type="float" office:value="1.22915224610805">
            <text:p>1.2291522461</text:p>
          </table:table-cell>
          <table:table-cell office:value-type="float" office:value="0.115803903221896">
            <text:p>0.1158039032</text:p>
          </table:table-cell>
          <table:table-cell office:value-type="float" office:value="323.119564956848">
            <text:p>323.1195649568</text:p>
          </table:table-cell>
          <table:table-cell office:value-type="float" office:value="323.119342823138">
            <text:p>323.1193428231</text:p>
          </table:table-cell>
          <table:table-cell office:value-type="string">
            <text:p>23 ♒ 07' 10"</text:p>
          </table:table-cell>
          <table:table-cell office:value-type="string">
            <text:p>23 ♒ 07' 09"</text:p>
          </table:table-cell>
          <table:table-cell office:value-type="float" office:value="1.22914492709944">
            <text:p>1.2291449271</text:p>
          </table:table-cell>
          <table:table-cell office:value-type="float" office:value="0.115796545404629">
            <text:p>0.1157965454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28266.45052083">
            <text:p>2428266.45052083</text:p>
          </table:table-cell>
          <table:table-cell office:value-type="string">
            <text:p>1936-04-07 17:48:45.000000 EST-0500</text:p>
          </table:table-cell>
          <table:table-cell office:value-type="float" office:value="0">
            <text:p>0</text:p>
          </table:table-cell>
          <table:table-cell office:value-type="float" office:value="34.4762862123946">
            <text:p>34.4762862124</text:p>
          </table:table-cell>
          <table:table-cell office:value-type="float" office:value="34.4762539468745">
            <text:p>34.4762539469</text:p>
          </table:table-cell>
          <table:table-cell table:number-columns-repeated="2" office:value-type="string">
            <text:p><text:s/>4 ♉ 28' 34"</text:p>
          </table:table-cell>
          <table:table-cell office:value-type="float" office:value="0.735093193140264">
            <text:p>0.7350931931</text:p>
          </table:table-cell>
          <table:table-cell office:value-type="float" office:value="0.0556839378001871">
            <text:p>0.0556839378</text:p>
          </table:table-cell>
          <table:table-cell office:value-type="float" office:value="11.5049024475694">
            <text:p>11.5049024476</text:p>
          </table:table-cell>
          <table:table-cell office:value-type="float" office:value="11.5048701820492">
            <text:p>11.504870182</text:p>
          </table:table-cell>
          <table:table-cell table:number-columns-repeated="2" office:value-type="string">
            <text:p>11 ♈ 30' 17"</text:p>
          </table:table-cell>
          <table:table-cell office:value-type="float" office:value="0.735117483167735">
            <text:p>0.7351174832</text:p>
          </table:table-cell>
          <table:table-cell office:value-type="float" office:value="0.0557083149790092">
            <text:p>0.05570831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8269.03327546">
            <text:p>2428269.03327546</text:p>
          </table:table-cell>
          <table:table-cell office:value-type="string">
            <text:p>1936-04-10 07:47:55.781250 EST-0500</text:p>
          </table:table-cell>
          <table:table-cell office:value-type="float" office:value="0">
            <text:p>0</text:p>
          </table:table-cell>
          <table:table-cell office:value-type="float" office:value="20.4774131171666">
            <text:p>20.4774131172</text:p>
          </table:table-cell>
          <table:table-cell office:value-type="float" office:value="20.4772089802118">
            <text:p>20.4772089802</text:p>
          </table:table-cell>
          <table:table-cell office:value-type="string">
            <text:p>20 ♈ 28' 38"</text:p>
          </table:table-cell>
          <table:table-cell office:value-type="string">
            <text:p>20 ♈ 28' 37"</text:p>
          </table:table-cell>
          <table:table-cell office:value-type="float" office:value="2.08069437912854">
            <text:p>2.0806943791</text:p>
          </table:table-cell>
          <table:table-cell office:value-type="float" office:value="0.980801160575774">
            <text:p>0.9808011606</text:p>
          </table:table-cell>
          <table:table-cell office:value-type="float" office:value="357.505956458574">
            <text:p>357.5059564586</text:p>
          </table:table-cell>
          <table:table-cell office:value-type="float" office:value="357.505752321619">
            <text:p>357.5057523216</text:p>
          </table:table-cell>
          <table:table-cell office:value-type="string">
            <text:p>27 ♓ 30' 21"</text:p>
          </table:table-cell>
          <table:table-cell office:value-type="string">
            <text:p>27 ♓ 30' 20"</text:p>
          </table:table-cell>
          <table:table-cell office:value-type="float" office:value="2.08069024754973">
            <text:p>2.0806902475</text:p>
          </table:table-cell>
          <table:table-cell office:value-type="float" office:value="0.980796840418002">
            <text:p>0.9807968404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8275.95076389">
            <text:p>2428275.95076389</text:p>
          </table:table-cell>
          <table:table-cell office:value-type="string">
            <text:p>1936-04-17 05:49:06.093750 EST-0500</text:p>
          </table:table-cell>
          <table:table-cell office:value-type="float" office:value="0">
            <text:p>0</text:p>
          </table:table-cell>
          <table:table-cell office:value-type="float" office:value="35.0133467539322">
            <text:p>35.0133467539</text:p>
          </table:table-cell>
          <table:table-cell office:value-type="float" office:value="35.0132174800046">
            <text:p>35.01321748</text:p>
          </table:table-cell>
          <table:table-cell office:value-type="string">
            <text:p><text:s/>5 ♉ 00' 48"</text:p>
          </table:table-cell>
          <table:table-cell office:value-type="string">
            <text:p><text:s/>5 ♉ 00' 47"</text:p>
          </table:table-cell>
          <table:table-cell office:value-type="float" office:value="2.08948077902149">
            <text:p>2.089480779</text:p>
          </table:table-cell>
          <table:table-cell office:value-type="float" office:value="0.0571403312838638">
            <text:p>0.0571403313</text:p>
          </table:table-cell>
          <table:table-cell office:value-type="float" office:value="12.0415806065885">
            <text:p>12.0415806066</text:p>
          </table:table-cell>
          <table:table-cell office:value-type="float" office:value="12.041451332661">
            <text:p>12.0414513327</text:p>
          </table:table-cell>
          <table:table-cell table:number-columns-repeated="2" office:value-type="string">
            <text:p>12 ♈ 02' 29"</text:p>
          </table:table-cell>
          <table:table-cell office:value-type="float" office:value="2.0895059371565">
            <text:p>2.0895059372</text:p>
          </table:table-cell>
          <table:table-cell office:value-type="float" office:value="0.0571654371255241">
            <text:p>0.0571654371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8280.85554398">
            <text:p>2428280.85554398</text:p>
          </table:table-cell>
          <table:table-cell office:value-type="string">
            <text:p>1936-04-22 03:31:59.531250 EST-0500</text:p>
          </table:table-cell>
          <table:table-cell office:value-type="float" office:value="0">
            <text:p>0</text:p>
          </table:table-cell>
          <table:table-cell office:value-type="float" office:value="44.9820403278975">
            <text:p>44.9820403279</text:p>
          </table:table-cell>
          <table:table-cell office:value-type="float" office:value="44.9817925330675">
            <text:p>44.9817925331</text:p>
          </table:table-cell>
          <table:table-cell office:value-type="string">
            <text:p>14 ♉ 58' 55"</text:p>
          </table:table-cell>
          <table:table-cell office:value-type="string">
            <text:p>14 ♉ 58' 54"</text:p>
          </table:table-cell>
          <table:table-cell office:value-type="float" office:value="1.9538272899092">
            <text:p>1.9538272899</text:p>
          </table:table-cell>
          <table:table-cell office:value-type="float" office:value="0.72349599232463">
            <text:p>0.7234959923</text:p>
          </table:table-cell>
          <table:table-cell office:value-type="float" office:value="22.0102130884715">
            <text:p>22.0102130885</text:p>
          </table:table-cell>
          <table:table-cell office:value-type="float" office:value="22.0099652936415">
            <text:p>22.0099652936</text:p>
          </table:table-cell>
          <table:table-cell office:value-type="string">
            <text:p>22 ♈ 00' 36"</text:p>
          </table:table-cell>
          <table:table-cell office:value-type="string">
            <text:p>22 ♈ 00' 35"</text:p>
          </table:table-cell>
          <table:table-cell office:value-type="float" office:value="1.95382174228508">
            <text:p>1.9538217423</text:p>
          </table:table-cell>
          <table:table-cell office:value-type="float" office:value="0.723490788146327">
            <text:p>0.7234907881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8284.40803241">
            <text:p>2428284.40803241</text:p>
          </table:table-cell>
          <table:table-cell office:value-type="string">
            <text:p>1936-04-25 16:47:34.687500 EST-0500</text:p>
          </table:table-cell>
          <table:table-cell office:value-type="float" office:value="0">
            <text:p>0</text:p>
          </table:table-cell>
          <table:table-cell office:value-type="float" office:value="35.4992006365751">
            <text:p>35.4992006366</text:p>
          </table:table-cell>
          <table:table-cell office:value-type="float" office:value="35.4989808188761">
            <text:p>35.4989808189</text:p>
          </table:table-cell>
          <table:table-cell office:value-type="string">
            <text:p><text:s/>5 ♉ 29' 57"</text:p>
          </table:table-cell>
          <table:table-cell office:value-type="string">
            <text:p><text:s/>5 ♉ 29' 56"</text:p>
          </table:table-cell>
          <table:table-cell office:value-type="float" office:value="0.973063798204824">
            <text:p>0.9730637982</text:p>
          </table:table-cell>
          <table:table-cell office:value-type="float" office:value="0.0575963052125827">
            <text:p>0.0575963052</text:p>
          </table:table-cell>
          <table:table-cell office:value-type="float" office:value="12.5271483472503">
            <text:p>12.5271483473</text:p>
          </table:table-cell>
          <table:table-cell office:value-type="float" office:value="12.5269285295512">
            <text:p>12.5269285296</text:p>
          </table:table-cell>
          <table:table-cell office:value-type="string">
            <text:p>12 ♈ 31' 37"</text:p>
          </table:table-cell>
          <table:table-cell office:value-type="string">
            <text:p>12 ♈ 31' 36"</text:p>
          </table:table-cell>
          <table:table-cell office:value-type="float" office:value="0.973035906324378">
            <text:p>0.9730359063</text:p>
          </table:table-cell>
          <table:table-cell office:value-type="float" office:value="0.0575684295490394">
            <text:p>0.0575684295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8299.10945602">
            <text:p>2428299.10945602</text:p>
          </table:table-cell>
          <table:table-cell office:value-type="string">
            <text:p>1936-05-10 09:37:37.031250 EST-0500</text:p>
          </table:table-cell>
          <table:table-cell office:value-type="float" office:value="0">
            <text:p>0</text:p>
          </table:table-cell>
          <table:table-cell office:value-type="float" office:value="36.3391549955735">
            <text:p>36.3391549956</text:p>
          </table:table-cell>
          <table:table-cell office:value-type="float" office:value="36.3389139707491">
            <text:p>36.3389139707</text:p>
          </table:table-cell>
          <table:table-cell table:number-columns-repeated="2" office:value-type="string">
            <text:p><text:s/>6 ♉ 20' 20"</text:p>
          </table:table-cell>
          <table:table-cell office:value-type="float" office:value="1.22713740838661">
            <text:p>1.2271374084</text:p>
          </table:table-cell>
          <table:table-cell office:value-type="float" office:value="0.0563520991891443">
            <text:p>0.0563520992</text:p>
          </table:table-cell>
          <table:table-cell office:value-type="float" office:value="13.3665920967224">
            <text:p>13.3665920967</text:p>
          </table:table-cell>
          <table:table-cell office:value-type="float" office:value="13.366351071898">
            <text:p>13.3663510719</text:p>
          </table:table-cell>
          <table:table-cell office:value-type="string">
            <text:p>13 ♈ 21' 59"</text:p>
          </table:table-cell>
          <table:table-cell office:value-type="string">
            <text:p>13 ♈ 21' 58"</text:p>
          </table:table-cell>
          <table:table-cell office:value-type="float" office:value="1.22710957640969">
            <text:p>1.2271095764</text:p>
          </table:table-cell>
          <table:table-cell office:value-type="float" office:value="0.0563242332127482">
            <text:p>0.0563242332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8317.75398148">
            <text:p>2428317.75398148</text:p>
          </table:table-cell>
          <table:table-cell office:value-type="string">
            <text:p>1936-05-29 01:05:44.531250 EST-0500</text:p>
          </table:table-cell>
          <table:table-cell office:value-type="float" office:value="0">
            <text:p>0</text:p>
          </table:table-cell>
          <table:table-cell office:value-type="float" office:value="71.1130670802193">
            <text:p>71.1130670802</text:p>
          </table:table-cell>
          <table:table-cell office:value-type="float" office:value="71.1132718111411">
            <text:p>71.1132718111</text:p>
          </table:table-cell>
          <table:table-cell table:number-columns-repeated="2" office:value-type="string">
            <text:p>11 ♊ 06' 47"</text:p>
          </table:table-cell>
          <table:table-cell office:value-type="float" office:value="-0.534854231603826">
            <text:p>-0.5348542316</text:p>
          </table:table-cell>
          <table:table-cell office:value-type="float" office:value="0.693393512112545">
            <text:p>0.6933935121</text:p>
          </table:table-cell>
          <table:table-cell office:value-type="float" office:value="48.1396707119428">
            <text:p>48.1396707119</text:p>
          </table:table-cell>
          <table:table-cell office:value-type="float" office:value="48.1398754428646">
            <text:p>48.1398754429</text:p>
          </table:table-cell>
          <table:table-cell office:value-type="string">
            <text:p>18 ♉ 08' 22"</text:p>
          </table:table-cell>
          <table:table-cell office:value-type="string">
            <text:p>18 ♉ 08' 23"</text:p>
          </table:table-cell>
          <table:table-cell office:value-type="float" office:value="-0.53483296703111">
            <text:p>-0.534832967</text:p>
          </table:table-cell>
          <table:table-cell office:value-type="float" office:value="0.693414727140206">
            <text:p>0.693414727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8320.02107639">
            <text:p>2428320.02107639</text:p>
          </table:table-cell>
          <table:table-cell office:value-type="string">
            <text:p>1936-05-31 07:30:21.093750 EST-0500</text:p>
          </table:table-cell>
          <table:table-cell office:value-type="float" office:value="0">
            <text:p>0</text:p>
          </table:table-cell>
          <table:table-cell office:value-type="float" office:value="69.8605873105282">
            <text:p>69.8605873105</text:p>
          </table:table-cell>
          <table:table-cell office:value-type="float" office:value="69.8605893113305">
            <text:p>69.8605893113</text:p>
          </table:table-cell>
          <table:table-cell table:number-columns-repeated="2" office:value-type="string">
            <text:p><text:s/>9 ♊ 51' 38"</text:p>
          </table:table-cell>
          <table:table-cell office:value-type="float" office:value="-0.561814379533171">
            <text:p>-0.5618143795</text:p>
          </table:table-cell>
          <table:table-cell office:value-type="float" office:value="0.957987576053816">
            <text:p>0.9579875761</text:p>
          </table:table-cell>
          <table:table-cell office:value-type="float" office:value="46.8871479355234">
            <text:p>46.8871479355</text:p>
          </table:table-cell>
          <table:table-cell office:value-type="float" office:value="46.8871499363257">
            <text:p>46.8871499363</text:p>
          </table:table-cell>
          <table:table-cell table:number-columns-repeated="2" office:value-type="string">
            <text:p>16 ♉ 53' 13"</text:p>
          </table:table-cell>
          <table:table-cell office:value-type="float" office:value="-0.561800419651793">
            <text:p>-0.5618004197</text:p>
          </table:table-cell>
          <table:table-cell office:value-type="float" office:value="0.958001353418733">
            <text:p>0.9580013534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8324.49152778">
            <text:p>2428324.49152778</text:p>
          </table:table-cell>
          <table:table-cell office:value-type="string">
            <text:p>1936-06-04 18:47:48.750000 EST-0500</text:p>
          </table:table-cell>
          <table:table-cell office:value-type="float" office:value="0">
            <text:p>0</text:p>
          </table:table-cell>
          <table:table-cell office:value-type="float" office:value="67.481783914619">
            <text:p>67.4817839146</text:p>
          </table:table-cell>
          <table:table-cell office:value-type="float" office:value="67.4820450289749">
            <text:p>67.482045029</text:p>
          </table:table-cell>
          <table:table-cell office:value-type="string">
            <text:p><text:s/>7 ♊ 28' 54"</text:p>
          </table:table-cell>
          <table:table-cell office:value-type="string">
            <text:p><text:s/>7 ♊ 28' 55"</text:p>
          </table:table-cell>
          <table:table-cell office:value-type="float" office:value="-0.472048498221126">
            <text:p>-0.4720484982</text:p>
          </table:table-cell>
          <table:table-cell office:value-type="float" office:value="1.22681958911226">
            <text:p>1.2268195891</text:p>
          </table:table-cell>
          <table:table-cell office:value-type="float" office:value="44.5081324204044">
            <text:p>44.5081324204</text:p>
          </table:table-cell>
          <table:table-cell office:value-type="float" office:value="44.5083935347603">
            <text:p>44.5083935348</text:p>
          </table:table-cell>
          <table:table-cell office:value-type="string">
            <text:p>14 ♉ 30' 29"</text:p>
          </table:table-cell>
          <table:table-cell office:value-type="string">
            <text:p>14 ♉ 30' 30"</text:p>
          </table:table-cell>
          <table:table-cell office:value-type="float" office:value="-0.47208044802196">
            <text:p>-0.472080448</text:p>
          </table:table-cell>
          <table:table-cell office:value-type="float" office:value="1.22678744225686">
            <text:p>1.2267874423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28330.51765046">
            <text:p>2428330.51765046</text:p>
          </table:table-cell>
          <table:table-cell office:value-type="string">
            <text:p>1936-06-10 19:25:25.781250 EST-0500</text:p>
          </table:table-cell>
          <table:table-cell office:value-type="float" office:value="0">
            <text:p>0</text:p>
          </table:table-cell>
          <table:table-cell office:value-type="float" office:value="79.9013417558196">
            <text:p>79.9013417558</text:p>
          </table:table-cell>
          <table:table-cell office:value-type="float" office:value="79.9012792073645">
            <text:p>79.9012792074</text:p>
          </table:table-cell>
          <table:table-cell table:number-columns-repeated="2" office:value-type="string">
            <text:p>19 ♊ 54' 04"</text:p>
          </table:table-cell>
          <table:table-cell office:value-type="float" office:value="0.955513718163827">
            <text:p>0.9555137182</text:p>
          </table:table-cell>
          <table:table-cell office:value-type="float" office:value="0.683827727953769">
            <text:p>0.683827728</text:p>
          </table:table-cell>
          <table:table-cell office:value-type="float" office:value="56.9273185023029">
            <text:p>56.9273185023</text:p>
          </table:table-cell>
          <table:table-cell office:value-type="float" office:value="56.9272559538478">
            <text:p>56.9272559538</text:p>
          </table:table-cell>
          <table:table-cell table:number-columns-repeated="2" office:value-type="string">
            <text:p>26 ♉ 55' 38"</text:p>
          </table:table-cell>
          <table:table-cell office:value-type="float" office:value="0.95552205901071">
            <text:p>0.955522059</text:p>
          </table:table-cell>
          <table:table-cell office:value-type="float" office:value="0.683836079149138">
            <text:p>0.6838360791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8339.70369213">
            <text:p>2428339.70369213</text:p>
          </table:table-cell>
          <table:table-cell office:value-type="string">
            <text:p>1936-06-19 23:53:19.218750 EST-0500</text:p>
          </table:table-cell>
          <table:table-cell office:value-type="float" office:value="0">
            <text:p>0</text:p>
          </table:table-cell>
          <table:table-cell office:value-type="float" office:value="86.1542374686217">
            <text:p>86.1542374686</text:p>
          </table:table-cell>
          <table:table-cell office:value-type="float" office:value="86.1541732986468">
            <text:p>86.1541732986</text:p>
          </table:table-cell>
          <table:table-cell table:number-columns-repeated="2" office:value-type="string">
            <text:p>26 ♊ 09' 15"</text:p>
          </table:table-cell>
          <table:table-cell office:value-type="float" office:value="1.22821592299291">
            <text:p>1.228215923</text:p>
          </table:table-cell>
          <table:table-cell office:value-type="float" office:value="0.677547150755102">
            <text:p>0.6775471508</text:p>
          </table:table-cell>
          <table:table-cell office:value-type="float" office:value="63.1797435430752">
            <text:p>63.1797435431</text:p>
          </table:table-cell>
          <table:table-cell office:value-type="float" office:value="63.1796793731003">
            <text:p>63.1796793731</text:p>
          </table:table-cell>
          <table:table-cell office:value-type="string">
            <text:p><text:s/>3 ♊ 10' 47"</text:p>
          </table:table-cell>
          <table:table-cell office:value-type="string">
            <text:p><text:s/>3 ♊ 10' 46"</text:p>
          </table:table-cell>
          <table:table-cell office:value-type="float" office:value="1.22817534902492">
            <text:p>1.228175349</text:p>
          </table:table-cell>
          <table:table-cell office:value-type="float" office:value="0.677506579742621">
            <text:p>0.6775065797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8348.88020833">
            <text:p>2428348.88020833</text:p>
          </table:table-cell>
          <table:table-cell office:value-type="string">
            <text:p>1936-06-29 04:07:30.000000 EST-0500</text:p>
          </table:table-cell>
          <table:table-cell office:value-type="float" office:value="0">
            <text:p>0</text:p>
          </table:table-cell>
          <table:table-cell office:value-type="float" office:value="97.4273497698494">
            <text:p>97.4273497698</text:p>
          </table:table-cell>
          <table:table-cell office:value-type="float" office:value="97.427328235965">
            <text:p>97.427328236</text:p>
          </table:table-cell>
          <table:table-cell table:number-columns-repeated="2" office:value-type="string">
            <text:p><text:s/>7 ♋ 25' 38"</text:p>
          </table:table-cell>
          <table:table-cell office:value-type="float" office:value="1.22877814139879">
            <text:p>1.2287781414</text:p>
          </table:table-cell>
          <table:table-cell office:value-type="float" office:value="0.953206216822293">
            <text:p>0.9532062168</text:p>
          </table:table-cell>
          <table:table-cell office:value-type="float" office:value="74.4525159151339">
            <text:p>74.4525159151</text:p>
          </table:table-cell>
          <table:table-cell office:value-type="float" office:value="74.4524943812495">
            <text:p>74.4524943812</text:p>
          </table:table-cell>
          <table:table-cell office:value-type="string">
            <text:p>14 ♊ 27' 09"</text:p>
          </table:table-cell>
          <table:table-cell office:value-type="string">
            <text:p>14 ♊ 27' 08"</text:p>
          </table:table-cell>
          <table:table-cell office:value-type="float" office:value="1.22877507221962">
            <text:p>1.2287750722</text:p>
          </table:table-cell>
          <table:table-cell office:value-type="float" office:value="0.953203133876156">
            <text:p>0.9532031339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8364.66414352">
            <text:p>2428364.66414352</text:p>
          </table:table-cell>
          <table:table-cell office:value-type="string">
            <text:p>1936-07-14 22:56:22.031250 EST-0500</text:p>
          </table:table-cell>
          <table:table-cell office:value-type="float" office:value="0">
            <text:p>0</text:p>
          </table:table-cell>
          <table:table-cell office:value-type="float" office:value="116.836644270588">
            <text:p>116.8366442706</text:p>
          </table:table-cell>
          <table:table-cell office:value-type="float" office:value="116.836438826451">
            <text:p>116.8364388265</text:p>
          </table:table-cell>
          <table:table-cell table:number-columns-repeated="2" office:value-type="string">
            <text:p>26 ♋ 50' 11"</text:p>
          </table:table-cell>
          <table:table-cell office:value-type="float" office:value="1.23089237098874">
            <text:p>1.230892371</text:p>
          </table:table-cell>
          <table:table-cell office:value-type="float" office:value="0.0273587801452476">
            <text:p>0.0273587801</text:p>
          </table:table-cell>
          <table:table-cell office:value-type="float" office:value="93.8610146204674">
            <text:p>93.8610146205</text:p>
          </table:table-cell>
          <table:table-cell office:value-type="float" office:value="93.8608091763302">
            <text:p>93.8608091763</text:p>
          </table:table-cell>
          <table:table-cell office:value-type="string">
            <text:p><text:s/>3 ♋ 51' 39"</text:p>
          </table:table-cell>
          <table:table-cell office:value-type="string">
            <text:p><text:s/>3 ♋ 51' 38"</text:p>
          </table:table-cell>
          <table:table-cell office:value-type="float" office:value="1.2308538295351">
            <text:p>1.2308538295</text:p>
          </table:table-cell>
          <table:table-cell office:value-type="float" office:value="0.027320301329282">
            <text:p>0.0273203013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8365.20466435">
            <text:p>2428365.20466435</text:p>
          </table:table-cell>
          <table:table-cell office:value-type="string">
            <text:p>1936-07-15 11:54:43.593750 EST-0500</text:p>
          </table:table-cell>
          <table:table-cell office:value-type="float" office:value="0">
            <text:p>0</text:p>
          </table:table-cell>
          <table:table-cell office:value-type="float" office:value="103.212103478132">
            <text:p>103.2121034781</text:p>
          </table:table-cell>
          <table:table-cell office:value-type="float" office:value="103.212003997005">
            <text:p>103.212003997</text:p>
          </table:table-cell>
          <table:table-cell table:number-columns-repeated="2" office:value-type="string">
            <text:p>13 ♋ 12' 43"</text:p>
          </table:table-cell>
          <table:table-cell office:value-type="float" office:value="2.05939190986702">
            <text:p>2.0593919099</text:p>
          </table:table-cell>
          <table:table-cell office:value-type="float" office:value="0.661073999701121">
            <text:p>0.6610739997</text:p>
          </table:table-cell>
          <table:table-cell office:value-type="float" office:value="80.2364313243577">
            <text:p>80.2364313244</text:p>
          </table:table-cell>
          <table:table-cell office:value-type="float" office:value="80.2363318432307">
            <text:p>80.2363318432</text:p>
          </table:table-cell>
          <table:table-cell office:value-type="string">
            <text:p>20 ♊ 14' 11"</text:p>
          </table:table-cell>
          <table:table-cell office:value-type="string">
            <text:p>20 ♊ 14' 10"</text:p>
          </table:table-cell>
          <table:table-cell office:value-type="float" office:value="2.05935009129975">
            <text:p>2.0593500913</text:p>
          </table:table-cell>
          <table:table-cell office:value-type="float" office:value="0.661032183643397">
            <text:p>0.6610321836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8369.37043981">
            <text:p>2428369.37043981</text:p>
          </table:table-cell>
          <table:table-cell office:value-type="string">
            <text:p>1936-07-19 15:53:26.250000 EST-0500</text:p>
          </table:table-cell>
          <table:table-cell office:value-type="float" office:value="0">
            <text:p>0</text:p>
          </table:table-cell>
          <table:table-cell office:value-type="float" office:value="116.965473793449">
            <text:p>116.9654737935</text:p>
          </table:table-cell>
          <table:table-cell office:value-type="float" office:value="116.965397981417">
            <text:p>116.9653979814</text:p>
          </table:table-cell>
          <table:table-cell table:number-columns-repeated="2" office:value-type="string">
            <text:p>26 ♋ 57' 55"</text:p>
          </table:table-cell>
          <table:table-cell office:value-type="float" office:value="0.954766101480761">
            <text:p>0.9547661015</text:p>
          </table:table-cell>
          <table:table-cell office:value-type="float" office:value="0.0274003934486843">
            <text:p>0.0274003934</text:p>
          </table:table-cell>
          <table:table-cell office:value-type="float" office:value="93.9895193772597">
            <text:p>93.9895193773</text:p>
          </table:table-cell>
          <table:table-cell office:value-type="float" office:value="93.9894435652268">
            <text:p>93.9894435652</text:p>
          </table:table-cell>
          <table:table-cell office:value-type="string">
            <text:p><text:s/>3 ♋ 59' 22"</text:p>
          </table:table-cell>
          <table:table-cell office:value-type="string">
            <text:p><text:s/>3 ♋ 59' 21"</text:p>
          </table:table-cell>
          <table:table-cell office:value-type="float" office:value="0.954762299107991">
            <text:p>0.9547622991</text:p>
          </table:table-cell>
          <table:table-cell office:value-type="float" office:value="0.0273963317826372">
            <text:p>0.0273963318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8371.74665509">
            <text:p>2428371.74665509</text:p>
          </table:table-cell>
          <table:table-cell office:value-type="string">
            <text:p>1936-07-22 00:55:11.718750 EST-0500</text:p>
          </table:table-cell>
          <table:table-cell office:value-type="float" office:value="0">
            <text:p>0</text:p>
          </table:table-cell>
          <table:table-cell office:value-type="float" office:value="117.030696046539">
            <text:p>117.0306960465</text:p>
          </table:table-cell>
          <table:table-cell office:value-type="float" office:value="117.030458832354">
            <text:p>117.0304588324</text:p>
          </table:table-cell>
          <table:table-cell office:value-type="string">
            <text:p>27 ♋ 01' 50"</text:p>
          </table:table-cell>
          <table:table-cell office:value-type="string">
            <text:p>27 ♋ 01' 49"</text:p>
          </table:table-cell>
          <table:table-cell office:value-type="float" office:value="2.12912152991734">
            <text:p>2.1291215299</text:p>
          </table:table-cell>
          <table:table-cell office:value-type="float" office:value="0.0273575398565696">
            <text:p>0.0273575399</text:p>
          </table:table-cell>
          <table:table-cell office:value-type="float" office:value="94.0546760640404">
            <text:p>94.054676064</text:p>
          </table:table-cell>
          <table:table-cell office:value-type="float" office:value="94.0544388498561">
            <text:p>94.0544388499</text:p>
          </table:table-cell>
          <table:table-cell office:value-type="string">
            <text:p><text:s/>4 ♋ 03' 16"</text:p>
          </table:table-cell>
          <table:table-cell office:value-type="string">
            <text:p><text:s/>4 ♋ 03' 15"</text:p>
          </table:table-cell>
          <table:table-cell office:value-type="float" office:value="2.12914287432403">
            <text:p>2.1291428743</text:p>
          </table:table-cell>
          <table:table-cell office:value-type="float" office:value="0.0273788400794063">
            <text:p>0.027378840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8373.6355787">
            <text:p>2428373.6355787</text:p>
          </table:table-cell>
          <table:table-cell office:value-type="string">
            <text:p>1936-07-23 22:15:14.062500 EST-0500</text:p>
          </table:table-cell>
          <table:table-cell office:value-type="float" office:value="0">
            <text:p>0</text:p>
          </table:table-cell>
          <table:table-cell office:value-type="float" office:value="121.038918574021">
            <text:p>121.038918574</text:p>
          </table:table-cell>
          <table:table-cell office:value-type="float" office:value="121.038633757965">
            <text:p>121.038633758</text:p>
          </table:table-cell>
          <table:table-cell office:value-type="string">
            <text:p><text:s/>1 ♌ 02' 20"</text:p>
          </table:table-cell>
          <table:table-cell office:value-type="string">
            <text:p><text:s/>1 ♌ 02' 19"</text:p>
          </table:table-cell>
          <table:table-cell office:value-type="float" office:value="2.11258288652701">
            <text:p>2.1125828865</text:p>
          </table:table-cell>
          <table:table-cell office:value-type="float" office:value="0.955219600976792">
            <text:p>0.955219601</text:p>
          </table:table-cell>
          <table:table-cell office:value-type="float" office:value="98.0628712050395">
            <text:p>98.062871205</text:p>
          </table:table-cell>
          <table:table-cell office:value-type="float" office:value="98.0625863889834">
            <text:p>98.062586389</text:p>
          </table:table-cell>
          <table:table-cell office:value-type="string">
            <text:p><text:s/>8 ♋ 03' 46"</text:p>
          </table:table-cell>
          <table:table-cell office:value-type="string">
            <text:p><text:s/>8 ♋ 03' 45"</text:p>
          </table:table-cell>
          <table:table-cell office:value-type="float" office:value="2.11260615859952">
            <text:p>2.1126061586</text:p>
          </table:table-cell>
          <table:table-cell office:value-type="float" office:value="0.955242850761894">
            <text:p>0.9552428508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8382.19685185">
            <text:p>2428382.19685185</text:p>
          </table:table-cell>
          <table:table-cell office:value-type="string">
            <text:p>1936-08-01 11:43:28.593750 EST-0500</text:p>
          </table:table-cell>
          <table:table-cell office:value-type="float" office:value="0">
            <text:p>0</text:p>
          </table:table-cell>
          <table:table-cell office:value-type="float" office:value="138.432502720854">
            <text:p>138.4325027209</text:p>
          </table:table-cell>
          <table:table-cell office:value-type="float" office:value="138.432344278">
            <text:p>138.432344278</text:p>
          </table:table-cell>
          <table:table-cell office:value-type="string">
            <text:p>18 ♌ 25' 57"</text:p>
          </table:table-cell>
          <table:table-cell office:value-type="string">
            <text:p>18 ♌ 25' 56"</text:p>
          </table:table-cell>
          <table:table-cell office:value-type="float" office:value="1.93168766880041">
            <text:p>1.9316876688</text:p>
          </table:table-cell>
          <table:table-cell office:value-type="float" office:value="1.23231600528536">
            <text:p>1.2323160053</text:p>
          </table:table-cell>
          <table:table-cell office:value-type="float" office:value="115.456045056599">
            <text:p>115.4560450566</text:p>
          </table:table-cell>
          <table:table-cell office:value-type="float" office:value="115.455886613745">
            <text:p>115.4558866137</text:p>
          </table:table-cell>
          <table:table-cell table:number-columns-repeated="2" office:value-type="string">
            <text:p>25 ♋ 27' 21"</text:p>
          </table:table-cell>
          <table:table-cell office:value-type="float" office:value="1.93166418539745">
            <text:p>1.9316641854</text:p>
          </table:table-cell>
          <table:table-cell office:value-type="float" office:value="1.23229258059253">
            <text:p>1.2322925806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28386.93928241">
            <text:p>2428386.93928241</text:p>
          </table:table-cell>
          <table:table-cell office:value-type="string">
            <text:p>1936-08-06 05:32:34.687500 EST-0500</text:p>
          </table:table-cell>
          <table:table-cell office:value-type="float" office:value="0">
            <text:p>0</text:p>
          </table:table-cell>
          <table:table-cell office:value-type="float" office:value="117.441157859035">
            <text:p>117.441157859</text:p>
          </table:table-cell>
          <table:table-cell office:value-type="float" office:value="117.441077309804">
            <text:p>117.4410773098</text:p>
          </table:table-cell>
          <table:table-cell office:value-type="string">
            <text:p>27 ♋ 26' 28"</text:p>
          </table:table-cell>
          <table:table-cell office:value-type="string">
            <text:p>27 ♋ 26' 27"</text:p>
          </table:table-cell>
          <table:table-cell office:value-type="float" office:value="0.648631190939722">
            <text:p>0.6486311909</text:p>
          </table:table-cell>
          <table:table-cell office:value-type="float" office:value="0.0264208345930241">
            <text:p>0.0264208346</text:p>
          </table:table-cell>
          <table:table-cell office:value-type="float" office:value="94.4645584060897">
            <text:p>94.4645584061</text:p>
          </table:table-cell>
          <table:table-cell office:value-type="float" office:value="94.4644778568589">
            <text:p>94.4644778569</text:p>
          </table:table-cell>
          <table:table-cell table:number-columns-repeated="2" office:value-type="string">
            <text:p><text:s/>4 ♋ 27' 52"</text:p>
          </table:table-cell>
          <table:table-cell office:value-type="float" office:value="0.648661803626446">
            <text:p>0.6486618036</text:p>
          </table:table-cell>
          <table:table-cell office:value-type="float" office:value="0.0264514391720362">
            <text:p>0.0264514392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8397.97273148">
            <text:p>2428397.97273148</text:p>
          </table:table-cell>
          <table:table-cell office:value-type="string">
            <text:p>1936-08-17 06:20:44.531250 EST-0500</text:p>
          </table:table-cell>
          <table:table-cell office:value-type="float" office:value="0">
            <text:p>0</text:p>
          </table:table-cell>
          <table:table-cell office:value-type="float" office:value="165.683381270229">
            <text:p>165.6833812702</text:p>
          </table:table-cell>
          <table:table-cell office:value-type="float" office:value="165.683286872549">
            <text:p>165.6832868725</text:p>
          </table:table-cell>
          <table:table-cell office:value-type="string">
            <text:p>15 ♍ 41' 00"</text:p>
          </table:table-cell>
          <table:table-cell office:value-type="string">
            <text:p>15 ♍ 40' 59"</text:p>
          </table:table-cell>
          <table:table-cell office:value-type="float" office:value="1.52791323809461">
            <text:p>1.5279132381</text:p>
          </table:table-cell>
          <table:table-cell office:value-type="float" office:value="0.0350252406745694">
            <text:p>0.0350252407</text:p>
          </table:table-cell>
          <table:table-cell office:value-type="float" office:value="142.70630694825">
            <text:p>142.7063069483</text:p>
          </table:table-cell>
          <table:table-cell office:value-type="float" office:value="142.706212550569">
            <text:p>142.7062125506</text:p>
          </table:table-cell>
          <table:table-cell table:number-columns-repeated="2" office:value-type="string">
            <text:p>22 ♌ 42' 22"</text:p>
          </table:table-cell>
          <table:table-cell office:value-type="float" office:value="1.52793602389041">
            <text:p>1.5279360239</text:p>
          </table:table-cell>
          <table:table-cell office:value-type="float" office:value="0.035047878218901">
            <text:p>0.0350478782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8404.48469907">
            <text:p>2428404.48469907</text:p>
          </table:table-cell>
          <table:table-cell office:value-type="string">
            <text:p>1936-08-23 18:37:58.125000 EST-0500</text:p>
          </table:table-cell>
          <table:table-cell office:value-type="float" office:value="0">
            <text:p>0</text:p>
          </table:table-cell>
          <table:table-cell office:value-type="float" office:value="165.914864615339">
            <text:p>165.9148646153</text:p>
          </table:table-cell>
          <table:table-cell office:value-type="float" office:value="165.914805352896">
            <text:p>165.9148053529</text:p>
          </table:table-cell>
          <table:table-cell table:number-columns-repeated="2" office:value-type="string">
            <text:p>15 ♍ 54' 53"</text:p>
          </table:table-cell>
          <table:table-cell office:value-type="float" office:value="1.23336150431779">
            <text:p>1.2333615043</text:p>
          </table:table-cell>
          <table:table-cell office:value-type="float" office:value="0.0360479511126425">
            <text:p>0.0360479511</text:p>
          </table:table-cell>
          <table:table-cell office:value-type="float" office:value="142.937711566648">
            <text:p>142.9377115666</text:p>
          </table:table-cell>
          <table:table-cell office:value-type="float" office:value="142.937652304205">
            <text:p>142.9376523042</text:p>
          </table:table-cell>
          <table:table-cell table:number-columns-repeated="2" office:value-type="string">
            <text:p>22 ♌ 56' 15"</text:p>
          </table:table-cell>
          <table:table-cell office:value-type="float" office:value="1.23336638734949">
            <text:p>1.2333663873</text:p>
          </table:table-cell>
          <table:table-cell office:value-type="float" office:value="0.0360527800394663">
            <text:p>0.03605278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8420.90461806">
            <text:p>2428420.90461806</text:p>
          </table:table-cell>
          <table:table-cell office:value-type="string">
            <text:p>1936-09-09 04:42:39.375000 EST-0500</text:p>
          </table:table-cell>
          <table:table-cell office:value-type="float" office:value="0">
            <text:p>0</text:p>
          </table:table-cell>
          <table:table-cell office:value-type="float" office:value="166.518453525507">
            <text:p>166.5184535255</text:p>
          </table:table-cell>
          <table:table-cell office:value-type="float" office:value="166.518366143222">
            <text:p>166.5183661432</text:p>
          </table:table-cell>
          <table:table-cell table:number-columns-repeated="2" office:value-type="string">
            <text:p>16 ♍ 31' 06"</text:p>
          </table:table-cell>
          <table:table-cell office:value-type="float" office:value="0.972060690075398">
            <text:p>0.9720606901</text:p>
          </table:table-cell>
          <table:table-cell office:value-type="float" office:value="0.0371542425804797">
            <text:p>0.0371542426</text:p>
          </table:table-cell>
          <table:table-cell office:value-type="float" office:value="143.540716889942">
            <text:p>143.5407168899</text:p>
          </table:table-cell>
          <table:table-cell office:value-type="float" office:value="143.540629507657">
            <text:p>143.5406295077</text:p>
          </table:table-cell>
          <table:table-cell table:number-columns-repeated="2" office:value-type="string">
            <text:p>23 ♌ 32' 26"</text:p>
          </table:table-cell>
          <table:table-cell office:value-type="float" office:value="0.97204087262566">
            <text:p>0.9720408726</text:p>
          </table:table-cell>
          <table:table-cell office:value-type="float" office:value="0.0371343588482183">
            <text:p>0.0371343588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8429.25959491">
            <text:p>2428429.25959491</text:p>
          </table:table-cell>
          <table:table-cell office:value-type="string">
            <text:p>1936-09-17 13:13:49.687500 EST-0500</text:p>
          </table:table-cell>
          <table:table-cell office:value-type="float" office:value="0">
            <text:p>0</text:p>
          </table:table-cell>
          <table:table-cell office:value-type="float" office:value="196.451644523687">
            <text:p>196.4516445237</text:p>
          </table:table-cell>
          <table:table-cell office:value-type="float" office:value="196.451864791109">
            <text:p>196.4518647911</text:p>
          </table:table-cell>
          <table:table-cell office:value-type="string">
            <text:p>16 ♎ 27' 05"</text:p>
          </table:table-cell>
          <table:table-cell office:value-type="string">
            <text:p>16 ♎ 27' 06"</text:p>
          </table:table-cell>
          <table:table-cell office:value-type="float" office:value="0.0495478006968091">
            <text:p>0.0495478007</text:p>
          </table:table-cell>
          <table:table-cell office:value-type="float" office:value="1.23174703841233">
            <text:p>1.2317470384</text:p>
          </table:table-cell>
          <table:table-cell office:value-type="float" office:value="173.473760843106">
            <text:p>173.4737608431</text:p>
          </table:table-cell>
          <table:table-cell office:value-type="float" office:value="173.473981110528">
            <text:p>173.4739811105</text:p>
          </table:table-cell>
          <table:table-cell office:value-type="string">
            <text:p>23 ♍ 28' 25"</text:p>
          </table:table-cell>
          <table:table-cell office:value-type="string">
            <text:p>23 ♍ 28' 26"</text:p>
          </table:table-cell>
          <table:table-cell office:value-type="float" office:value="0.0495821957863909">
            <text:p>0.0495821958</text:p>
          </table:table-cell>
          <table:table-cell office:value-type="float" office:value="1.23178210158299">
            <text:p>1.231782101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8442.50837963">
            <text:p>2428442.50837963</text:p>
          </table:table-cell>
          <table:table-cell office:value-type="string">
            <text:p>1936-09-30 19:12:04.218750 EST-0500</text:p>
          </table:table-cell>
          <table:table-cell office:value-type="float" office:value="0">
            <text:p>0</text:p>
          </table:table-cell>
          <table:table-cell office:value-type="float" office:value="187.641329760787">
            <text:p>187.6413297608</text:p>
          </table:table-cell>
          <table:table-cell office:value-type="float" office:value="187.641355717892">
            <text:p>187.6413557179</text:p>
          </table:table-cell>
          <table:table-cell table:number-columns-repeated="2" office:value-type="string">
            <text:p><text:s/>7 ♎ 38' 28"</text:p>
          </table:table-cell>
          <table:table-cell office:value-type="float" office:value="-1.13615847509335">
            <text:p>-1.1361584751</text:p>
          </table:table-cell>
          <table:table-cell office:value-type="float" office:value="0.983181733892403">
            <text:p>0.9831817339</text:p>
          </table:table-cell>
          <table:table-cell office:value-type="float" office:value="164.663104048864">
            <text:p>164.6631040489</text:p>
          </table:table-cell>
          <table:table-cell office:value-type="float" office:value="164.663130005969">
            <text:p>164.663130006</text:p>
          </table:table-cell>
          <table:table-cell table:number-columns-repeated="2" office:value-type="string">
            <text:p>14 ♍ 39' 47"</text:p>
          </table:table-cell>
          <table:table-cell office:value-type="float" office:value="-1.13612019369153">
            <text:p>-1.1361201937</text:p>
          </table:table-cell>
          <table:table-cell office:value-type="float" office:value="0.983220516143999">
            <text:p>0.9832205161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28467.43415509">
            <text:p>2428467.43415509</text:p>
          </table:table-cell>
          <table:table-cell office:value-type="string">
            <text:p>1936-10-25 17:25:11.718750 EST-0500</text:p>
          </table:table-cell>
          <table:table-cell office:value-type="float" office:value="0">
            <text:p>0</text:p>
          </table:table-cell>
          <table:table-cell office:value-type="float" office:value="168.110501601037">
            <text:p>168.110501601</text:p>
          </table:table-cell>
          <table:table-cell office:value-type="float" office:value="168.110485095066">
            <text:p>168.1104850951</text:p>
          </table:table-cell>
          <table:table-cell table:number-columns-repeated="2" office:value-type="string">
            <text:p>18 ♍ 06' 37"</text:p>
          </table:table-cell>
          <table:table-cell office:value-type="float" office:value="0.609879048388504">
            <text:p>0.6098790484</text:p>
          </table:table-cell>
          <table:table-cell office:value-type="float" office:value="0.028425442188924">
            <text:p>0.0284254422</text:p>
          </table:table-cell>
          <table:table-cell office:value-type="float" office:value="145.131492955195">
            <text:p>145.1314929552</text:p>
          </table:table-cell>
          <table:table-cell office:value-type="float" office:value="145.131476449224">
            <text:p>145.1314764492</text:p>
          </table:table-cell>
          <table:table-cell table:number-columns-repeated="2" office:value-type="string">
            <text:p>25 ♌ 07' 53"</text:p>
          </table:table-cell>
          <table:table-cell office:value-type="float" office:value="0.609904593448638">
            <text:p>0.6099045934</text:p>
          </table:table-cell>
          <table:table-cell office:value-type="float" office:value="0.0284510007741579">
            <text:p>0.0284510008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8485.92292824">
            <text:p>2428485.92292824</text:p>
          </table:table-cell>
          <table:table-cell office:value-type="string">
            <text:p>1936-11-13 05:09:01.406250 EST-0500</text:p>
          </table:table-cell>
          <table:table-cell office:value-type="float" office:value="0">
            <text:p>0</text:p>
          </table:table-cell>
          <table:table-cell office:value-type="float" office:value="265.928537308107">
            <text:p>265.9285373081</text:p>
          </table:table-cell>
          <table:table-cell office:value-type="float" office:value="265.928492440245">
            <text:p>265.9284924402</text:p>
          </table:table-cell>
          <table:table-cell table:number-columns-repeated="2" office:value-type="string">
            <text:p>25 ♐ 55' 42"</text:p>
          </table:table-cell>
          <table:table-cell office:value-type="float" office:value="1.21803343588243">
            <text:p>1.2180334359</text:p>
          </table:table-cell>
          <table:table-cell office:value-type="float" office:value="0.20694866037876">
            <text:p>0.2069486604</text:p>
          </table:table-cell>
          <table:table-cell office:value-type="float" office:value="242.948932086002">
            <text:p>242.948932086</text:p>
          </table:table-cell>
          <table:table-cell office:value-type="float" office:value="242.94888721814">
            <text:p>242.9488872181</text:p>
          </table:table-cell>
          <table:table-cell office:value-type="string">
            <text:p><text:s/>2 ♐ 56' 56"</text:p>
          </table:table-cell>
          <table:table-cell office:value-type="string">
            <text:p><text:s/>2 ♐ 56' 55"</text:p>
          </table:table-cell>
          <table:table-cell office:value-type="float" office:value="1.21803282060383">
            <text:p>1.2180328206</text:p>
          </table:table-cell>
          <table:table-cell office:value-type="float" office:value="0.206948086855026">
            <text:p>0.206948086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8490.95002315">
            <text:p>2428490.95002315</text:p>
          </table:table-cell>
          <table:table-cell office:value-type="string">
            <text:p>1936-11-18 05:48:02.812500 EST-0500</text:p>
          </table:table-cell>
          <table:table-cell office:value-type="float" office:value="0">
            <text:p>0</text:p>
          </table:table-cell>
          <table:table-cell office:value-type="float" office:value="235.939291146591">
            <text:p>235.9392911466</text:p>
          </table:table-cell>
          <table:table-cell office:value-type="float" office:value="235.939174618621">
            <text:p>235.9391746186</text:p>
          </table:table-cell>
          <table:table-cell table:number-columns-repeated="2" office:value-type="string">
            <text:p>25 ♏ 56' 21"</text:p>
          </table:table-cell>
          <table:table-cell office:value-type="float" office:value="1.58567717255214">
            <text:p>1.5856771726</text:p>
          </table:table-cell>
          <table:table-cell office:value-type="float" office:value="1.0094888524598">
            <text:p>1.0094888525</text:p>
          </table:table-cell>
          <table:table-cell office:value-type="float" office:value="212.959394735442">
            <text:p>212.9593947354</text:p>
          </table:table-cell>
          <table:table-cell office:value-type="float" office:value="212.959278207472">
            <text:p>212.9592782075</text:p>
          </table:table-cell>
          <table:table-cell table:number-columns-repeated="2" office:value-type="string">
            <text:p><text:s/>2 ♏ 57' 33"</text:p>
          </table:table-cell>
          <table:table-cell office:value-type="float" office:value="1.58565249348324">
            <text:p>1.5856524935</text:p>
          </table:table-cell>
          <table:table-cell office:value-type="float" office:value="1.00946417435501">
            <text:p>1.0094641744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8514.12385417">
            <text:p>2428514.12385417</text:p>
          </table:table-cell>
          <table:table-cell office:value-type="string">
            <text:p>1936-12-11 09:58:21.562500 EST-0500</text:p>
          </table:table-cell>
          <table:table-cell office:value-type="float" office:value="0">
            <text:p>0</text:p>
          </table:table-cell>
          <table:table-cell office:value-type="float" office:value="272.091913980874">
            <text:p>272.0919139809</text:p>
          </table:table-cell>
          <table:table-cell office:value-type="float" office:value="272.091826527173">
            <text:p>272.0918265272</text:p>
          </table:table-cell>
          <table:table-cell table:number-columns-repeated="2" office:value-type="string">
            <text:p><text:s/>2 ♑ 05' 30"</text:p>
          </table:table-cell>
          <table:table-cell office:value-type="float" office:value="1.54289658697555">
            <text:p>1.542896587</text:p>
          </table:table-cell>
          <table:table-cell office:value-type="float" office:value="0.227169596881611">
            <text:p>0.2271695969</text:p>
          </table:table-cell>
          <table:table-cell office:value-type="float" office:value="249.11098885639">
            <text:p>249.1109888564</text:p>
          </table:table-cell>
          <table:table-cell office:value-type="float" office:value="249.110901402689">
            <text:p>249.1109014027</text:p>
          </table:table-cell>
          <table:table-cell table:number-columns-repeated="2" office:value-type="string">
            <text:p><text:s/>9 ♐ 06' 39"</text:p>
          </table:table-cell>
          <table:table-cell office:value-type="float" office:value="1.54287655405557">
            <text:p>1.5428765541</text:p>
          </table:table-cell>
          <table:table-cell office:value-type="float" office:value="0.227149544112329">
            <text:p>0.2271495441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8530.18025463">
            <text:p>2428530.18025463</text:p>
          </table:table-cell>
          <table:table-cell office:value-type="string">
            <text:p>1936-12-27 11:19:34.218750 EST-0500</text:p>
          </table:table-cell>
          <table:table-cell office:value-type="float" office:value="0">
            <text:p>0</text:p>
          </table:table-cell>
          <table:table-cell office:value-type="float" office:value="275.773766317907">
            <text:p>275.7737663179</text:p>
          </table:table-cell>
          <table:table-cell office:value-type="float" office:value="275.773623343706">
            <text:p>275.7736233437</text:p>
          </table:table-cell>
          <table:table-cell table:number-columns-repeated="2" office:value-type="string">
            <text:p><text:s/>5 ♑ 46' 25"</text:p>
          </table:table-cell>
          <table:table-cell office:value-type="float" office:value="1.01889120669809">
            <text:p>1.0188912067</text:p>
          </table:table-cell>
          <table:table-cell office:value-type="float" office:value="0.230458719382962">
            <text:p>0.2304587194</text:p>
          </table:table-cell>
          <table:table-cell office:value-type="float" office:value="252.791938469328">
            <text:p>252.7919384693</text:p>
          </table:table-cell>
          <table:table-cell office:value-type="float" office:value="252.791795495126">
            <text:p>252.7917954951</text:p>
          </table:table-cell>
          <table:table-cell table:number-columns-repeated="2" office:value-type="string">
            <text:p>12 ♐ 47' 30"</text:p>
          </table:table-cell>
          <table:table-cell office:value-type="float" office:value="1.01883948861296">
            <text:p>1.0188394886</text:p>
          </table:table-cell>
          <table:table-cell office:value-type="float" office:value="0.230407001461652">
            <text:p>0.230407001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8548.43439815">
            <text:p>2428548.43439815</text:p>
          </table:table-cell>
          <table:table-cell office:value-type="string">
            <text:p>1937-01-14 17:25:32.812500 EST-0500</text:p>
          </table:table-cell>
          <table:table-cell office:value-type="float" office:value="0">
            <text:p>0</text:p>
          </table:table-cell>
          <table:table-cell office:value-type="float" office:value="294.379220742225">
            <text:p>294.3792207422</text:p>
          </table:table-cell>
          <table:table-cell office:value-type="float" office:value="294.3797513045">
            <text:p>294.3797513045</text:p>
          </table:table-cell>
          <table:table-cell office:value-type="string">
            <text:p>24 ♑ 22' 45"</text:p>
          </table:table-cell>
          <table:table-cell office:value-type="string">
            <text:p>24 ♑ 22' 47"</text:p>
          </table:table-cell>
          <table:table-cell office:value-type="float" office:value="-1.3147186620022">
            <text:p>-1.314718662</text:p>
          </table:table-cell>
          <table:table-cell office:value-type="float" office:value="1.01895943862991">
            <text:p>1.0189594386</text:p>
          </table:table-cell>
          <table:table-cell office:value-type="float" office:value="271.396458290079">
            <text:p>271.3964582901</text:p>
          </table:table-cell>
          <table:table-cell office:value-type="float" office:value="271.396988852354">
            <text:p>271.3969888524</text:p>
          </table:table-cell>
          <table:table-cell office:value-type="string">
            <text:p><text:s/>1 ♑ 23' 47"</text:p>
          </table:table-cell>
          <table:table-cell office:value-type="string">
            <text:p><text:s/>1 ♑ 23' 49"</text:p>
          </table:table-cell>
          <table:table-cell office:value-type="float" office:value="-1.3147160742396">
            <text:p>-1.3147160742</text:p>
          </table:table-cell>
          <table:table-cell office:value-type="float" office:value="1.01896172627319">
            <text:p>1.0189617263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8556.81038194">
            <text:p>2428556.81038194</text:p>
          </table:table-cell>
          <table:table-cell office:value-type="string">
            <text:p>1937-01-23 02:26:57.187500 EST-0500</text:p>
          </table:table-cell>
          <table:table-cell office:value-type="float" office:value="0">
            <text:p>0</text:p>
          </table:table-cell>
          <table:table-cell office:value-type="float" office:value="349.255892547903">
            <text:p>349.2558925479</text:p>
          </table:table-cell>
          <table:table-cell office:value-type="float" office:value="349.255670583751">
            <text:p>349.2556705838</text:p>
          </table:table-cell>
          <table:table-cell office:value-type="string">
            <text:p>19 ♓ 15' 21"</text:p>
          </table:table-cell>
          <table:table-cell office:value-type="string">
            <text:p>19 ♓ 15' 20"</text:p>
          </table:table-cell>
          <table:table-cell office:value-type="float" office:value="1.08729772436477">
            <text:p>1.0872977244</text:p>
          </table:table-cell>
          <table:table-cell office:value-type="float" office:value="0.097977341928922">
            <text:p>0.0979773419</text:p>
          </table:table-cell>
          <table:table-cell office:value-type="float" office:value="326.272801804222">
            <text:p>326.2728018042</text:p>
          </table:table-cell>
          <table:table-cell office:value-type="float" office:value="326.27257984007">
            <text:p>326.2725798401</text:p>
          </table:table-cell>
          <table:table-cell office:value-type="string">
            <text:p>26 ♒ 16' 22"</text:p>
          </table:table-cell>
          <table:table-cell office:value-type="string">
            <text:p>26 ♒ 16' 21"</text:p>
          </table:table-cell>
          <table:table-cell office:value-type="float" office:value="1.08725618233598">
            <text:p>1.0872561823</text:p>
          </table:table-cell>
          <table:table-cell office:value-type="float" office:value="0.0979358039191">
            <text:p>0.0979358039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8608.74079861">
            <text:p>2428608.74079861</text:p>
          </table:table-cell>
          <table:table-cell office:value-type="string">
            <text:p>1937-03-16 00:46:45.468750 EST-0500</text:p>
          </table:table-cell>
          <table:table-cell office:value-type="float" office:value="0">
            <text:p>0</text:p>
          </table:table-cell>
          <table:table-cell office:value-type="float" office:value="355.242734340656">
            <text:p>355.2427343407</text:p>
          </table:table-cell>
          <table:table-cell office:value-type="float" office:value="355.242529722988">
            <text:p>355.242529723</text:p>
          </table:table-cell>
          <table:table-cell table:number-columns-repeated="2" office:value-type="string">
            <text:p>25 ♓ 14' 33"</text:p>
          </table:table-cell>
          <table:table-cell office:value-type="float" office:value="0.995772402449838">
            <text:p>0.9957724024</text:p>
          </table:table-cell>
          <table:table-cell office:value-type="float" office:value="0.123934162616081">
            <text:p>0.1239341626</text:p>
          </table:table-cell>
          <table:table-cell office:value-type="float" office:value="332.257993363296">
            <text:p>332.2579933633</text:p>
          </table:table-cell>
          <table:table-cell office:value-type="float" office:value="332.257788745628">
            <text:p>332.2577887456</text:p>
          </table:table-cell>
          <table:table-cell table:number-columns-repeated="2" office:value-type="string">
            <text:p><text:s/>2 ♓ 15' 28"</text:p>
          </table:table-cell>
          <table:table-cell office:value-type="float" office:value="0.995778758063134">
            <text:p>0.9957787581</text:p>
          </table:table-cell>
          <table:table-cell office:value-type="float" office:value="0.123941084248277">
            <text:p>0.1239410842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8613.51179398">
            <text:p>2428613.51179398</text:p>
          </table:table-cell>
          <table:table-cell office:value-type="string">
            <text:p>1937-03-20 19:16:59.531250 EST-0500</text:p>
          </table:table-cell>
          <table:table-cell office:value-type="float" office:value="0">
            <text:p>0</text:p>
          </table:table-cell>
          <table:table-cell office:value-type="float" office:value="355.833681284159">
            <text:p>355.8336812842</text:p>
          </table:table-cell>
          <table:table-cell office:value-type="float" office:value="355.833486898617">
            <text:p>355.8334868986</text:p>
          </table:table-cell>
          <table:table-cell office:value-type="string">
            <text:p>25 ♓ 50' 01"</text:p>
          </table:table-cell>
          <table:table-cell office:value-type="string">
            <text:p>25 ♓ 50' 00"</text:p>
          </table:table-cell>
          <table:table-cell office:value-type="float" office:value="1.93239112880521">
            <text:p>1.9323911288</text:p>
          </table:table-cell>
          <table:table-cell office:value-type="float" office:value="0.123696896829799">
            <text:p>0.1236968968</text:p>
          </table:table-cell>
          <table:table-cell office:value-type="float" office:value="332.848691905947">
            <text:p>332.8486919059</text:p>
          </table:table-cell>
          <table:table-cell office:value-type="float" office:value="332.848497520405">
            <text:p>332.8484975204</text:p>
          </table:table-cell>
          <table:table-cell office:value-type="string">
            <text:p><text:s/>2 ♓ 50' 55"</text:p>
          </table:table-cell>
          <table:table-cell office:value-type="string">
            <text:p><text:s/>2 ♓ 50' 54"</text:p>
          </table:table-cell>
          <table:table-cell office:value-type="float" office:value="1.93238310422602">
            <text:p>1.9323831042</text:p>
          </table:table-cell>
          <table:table-cell office:value-type="float" office:value="0.123688835033945">
            <text:p>0.12368883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8617.75105324">
            <text:p>2428617.75105324</text:p>
          </table:table-cell>
          <table:table-cell office:value-type="string">
            <text:p>1937-03-25 01:01:31.406250 EST-0500</text:p>
          </table:table-cell>
          <table:table-cell office:value-type="float" office:value="0">
            <text:p>0</text:p>
          </table:table-cell>
          <table:table-cell office:value-type="float" office:value="4.18906423014893">
            <text:p>4.1890642301</text:p>
          </table:table-cell>
          <table:table-cell office:value-type="float" office:value="4.18904524054853">
            <text:p>4.1890452405</text:p>
          </table:table-cell>
          <table:table-cell table:number-columns-repeated="2" office:value-type="string">
            <text:p><text:s/>4 ♈ 11' 20"</text:p>
          </table:table-cell>
          <table:table-cell office:value-type="float" office:value="2.00651416815054">
            <text:p>2.0065141682</text:p>
          </table:table-cell>
          <table:table-cell office:value-type="float" office:value="0.990045085834514">
            <text:p>0.9900450858</text:p>
          </table:table-cell>
          <table:table-cell office:value-type="float" office:value="341.203994892847">
            <text:p>341.2039948928</text:p>
          </table:table-cell>
          <table:table-cell office:value-type="float" office:value="341.203975903247">
            <text:p>341.2039759032</text:p>
          </table:table-cell>
          <table:table-cell table:number-columns-repeated="2" office:value-type="string">
            <text:p>11 ♓ 12' 14"</text:p>
          </table:table-cell>
          <table:table-cell office:value-type="float" office:value="2.00655444314137">
            <text:p>2.0065544431</text:p>
          </table:table-cell>
          <table:table-cell office:value-type="float" office:value="0.990085380443397">
            <text:p>0.9900853804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8632.14167824">
            <text:p>2428632.14167824</text:p>
          </table:table-cell>
          <table:table-cell office:value-type="string">
            <text:p>1937-04-08 10:24:01.406250 EST-0500</text:p>
          </table:table-cell>
          <table:table-cell office:value-type="float" office:value="0">
            <text:p>0</text:p>
          </table:table-cell>
          <table:table-cell office:value-type="float" office:value="32.9932338918083">
            <text:p>32.9932338918</text:p>
          </table:table-cell>
          <table:table-cell office:value-type="float" office:value="32.9929331778234">
            <text:p>32.9929331778</text:p>
          </table:table-cell>
          <table:table-cell office:value-type="string">
            <text:p><text:s/>2 ♉ 59' 35"</text:p>
          </table:table-cell>
          <table:table-cell office:value-type="string">
            <text:p><text:s/>2 ♉ 59' 34"</text:p>
          </table:table-cell>
          <table:table-cell office:value-type="float" office:value="1.83192705817289">
            <text:p>1.8319270582</text:p>
          </table:table-cell>
          <table:table-cell office:value-type="float" office:value="-0.464614981095539">
            <text:p>-0.4646149811</text:p>
          </table:table-cell>
          <table:table-cell office:value-type="float" office:value="10.0078243725461">
            <text:p>10.0078243725</text:p>
          </table:table-cell>
          <table:table-cell office:value-type="float" office:value="10.0075236585612">
            <text:p>10.0075236586</text:p>
          </table:table-cell>
          <table:table-cell office:value-type="string">
            <text:p>10 ♈ 00' 28"</text:p>
          </table:table-cell>
          <table:table-cell office:value-type="string">
            <text:p>10 ♈ 00' 27"</text:p>
          </table:table-cell>
          <table:table-cell office:value-type="float" office:value="1.83196463582086">
            <text:p>1.8319646358</text:p>
          </table:table-cell>
          <table:table-cell office:value-type="float" office:value="-0.464577460008348">
            <text:p>-0.46457746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8635.32112268">
            <text:p>2428635.32112268</text:p>
          </table:table-cell>
          <table:table-cell office:value-type="string">
            <text:p>1937-04-11 14:42:25.312500 EST-0500</text:p>
          </table:table-cell>
          <table:table-cell office:value-type="float" office:value="0">
            <text:p>0</text:p>
          </table:table-cell>
          <table:table-cell office:value-type="float" office:value="38.5295644719139">
            <text:p>38.5295644719</text:p>
          </table:table-cell>
          <table:table-cell office:value-type="float" office:value="38.5292726588698">
            <text:p>38.5292726589</text:p>
          </table:table-cell>
          <table:table-cell office:value-type="string">
            <text:p><text:s/>8 ♉ 31' 46"</text:p>
          </table:table-cell>
          <table:table-cell office:value-type="string">
            <text:p><text:s/>8 ♉ 31' 45"</text:p>
          </table:table-cell>
          <table:table-cell office:value-type="float" office:value="1.64189632735747">
            <text:p>1.6418963274</text:p>
          </table:table-cell>
          <table:table-cell office:value-type="float" office:value="0.0557283088082568">
            <text:p>0.0557283088</text:p>
          </table:table-cell>
          <table:table-cell office:value-type="float" office:value="15.5441421369215">
            <text:p>15.5441421369</text:p>
          </table:table-cell>
          <table:table-cell office:value-type="float" office:value="15.5438503238774">
            <text:p>15.5438503239</text:p>
          </table:table-cell>
          <table:table-cell office:value-type="string">
            <text:p>15 ♈ 32' 38"</text:p>
          </table:table-cell>
          <table:table-cell office:value-type="string">
            <text:p>15 ♈ 32' 37"</text:p>
          </table:table-cell>
          <table:table-cell office:value-type="float" office:value="1.64191269762558">
            <text:p>1.6419126976</text:p>
          </table:table-cell>
          <table:table-cell office:value-type="float" office:value="0.055745309212006">
            <text:p>0.0557453092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8641.54670139">
            <text:p>2428641.54670139</text:p>
          </table:table-cell>
          <table:table-cell office:value-type="string">
            <text:p>1937-04-17 20:07:15.937500 EST-0500</text:p>
          </table:table-cell>
          <table:table-cell office:value-type="float" office:value="0">
            <text:p>0</text:p>
          </table:table-cell>
          <table:table-cell office:value-type="float" office:value="27.5973731727394">
            <text:p>27.5973731727</text:p>
          </table:table-cell>
          <table:table-cell office:value-type="float" office:value="27.5975341540051">
            <text:p>27.597534154</text:p>
          </table:table-cell>
          <table:table-cell office:value-type="string">
            <text:p>27 ♈ 35' 50"</text:p>
          </table:table-cell>
          <table:table-cell office:value-type="string">
            <text:p>27 ♈ 35' 51"</text:p>
          </table:table-cell>
          <table:table-cell office:value-type="float" office:value="-0.631280678736568">
            <text:p>-0.6312806787</text:p>
          </table:table-cell>
          <table:table-cell office:value-type="float" office:value="0.977075556651701">
            <text:p>0.9770755567</text:p>
          </table:table-cell>
          <table:table-cell office:value-type="float" office:value="4.61162071999906">
            <text:p>4.61162072</text:p>
          </table:table-cell>
          <table:table-cell office:value-type="float" office:value="4.61178170126468">
            <text:p>4.6117817013</text:p>
          </table:table-cell>
          <table:table-cell office:value-type="string">
            <text:p><text:s/>4 ♈ 36' 41"</text:p>
          </table:table-cell>
          <table:table-cell office:value-type="string">
            <text:p><text:s/>4 ♈ 36' 42"</text:p>
          </table:table-cell>
          <table:table-cell office:value-type="float" office:value="-0.631282881942331">
            <text:p>-0.6312828819</text:p>
          </table:table-cell>
          <table:table-cell office:value-type="float" office:value="0.977072818802433">
            <text:p>0.9770728188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8653.86115741">
            <text:p>2428653.86115741</text:p>
          </table:table-cell>
          <table:table-cell office:value-type="string">
            <text:p>1937-04-30 03:40:04.687500 EST-0500</text:p>
          </table:table-cell>
          <table:table-cell office:value-type="float" office:value="0">
            <text:p>0</text:p>
          </table:table-cell>
          <table:table-cell office:value-type="float" office:value="39.5864205371">
            <text:p>39.5864205371</text:p>
          </table:table-cell>
          <table:table-cell office:value-type="float" office:value="39.5863939489997">
            <text:p>39.586393949</text:p>
          </table:table-cell>
          <table:table-cell table:number-columns-repeated="2" office:value-type="string">
            <text:p><text:s/>9 ♉ 35' 11"</text:p>
          </table:table-cell>
          <table:table-cell office:value-type="float" office:value="0.970507685049035">
            <text:p>0.970507685</text:p>
          </table:table-cell>
          <table:table-cell office:value-type="float" office:value="0.057676695835971">
            <text:p>0.0576766958</text:p>
          </table:table-cell>
          <table:table-cell office:value-type="float" office:value="16.6003522894639">
            <text:p>16.6003522895</text:p>
          </table:table-cell>
          <table:table-cell office:value-type="float" office:value="16.6003257013637">
            <text:p>16.6003257014</text:p>
          </table:table-cell>
          <table:table-cell table:number-columns-repeated="2" office:value-type="string">
            <text:p>16 ♈ 36' 01"</text:p>
          </table:table-cell>
          <table:table-cell office:value-type="float" office:value="0.970490501216105">
            <text:p>0.9704905012</text:p>
          </table:table-cell>
          <table:table-cell office:value-type="float" office:value="0.057659538632915">
            <text:p>0.057659538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8664.90070602">
            <text:p>2428664.90070602</text:p>
          </table:table-cell>
          <table:table-cell office:value-type="string">
            <text:p>1937-05-11 04:37:01.875000 EST-0500</text:p>
          </table:table-cell>
          <table:table-cell office:value-type="float" office:value="0">
            <text:p>0</text:p>
          </table:table-cell>
          <table:table-cell office:value-type="float" office:value="50.2754946896183">
            <text:p>50.2754946896</text:p>
          </table:table-cell>
          <table:table-cell office:value-type="float" office:value="50.2755347296234">
            <text:p>50.2755347296</text:p>
          </table:table-cell>
          <table:table-cell table:number-columns-repeated="2" office:value-type="string">
            <text:p>20 ♉ 16' 31"</text:p>
          </table:table-cell>
          <table:table-cell office:value-type="float" office:value="-0.601592966190795">
            <text:p>-0.6015929662</text:p>
          </table:table-cell>
          <table:table-cell office:value-type="float" office:value="0.966039553393505">
            <text:p>0.9660395534</text:p>
          </table:table-cell>
          <table:table-cell office:value-type="float" office:value="27.289064939103">
            <text:p>27.2890649391</text:p>
          </table:table-cell>
          <table:table-cell office:value-type="float" office:value="27.2891049791082">
            <text:p>27.2891049791</text:p>
          </table:table-cell>
          <table:table-cell table:number-columns-repeated="2" office:value-type="string">
            <text:p>27 ♈ 17' 20"</text:p>
          </table:table-cell>
          <table:table-cell office:value-type="float" office:value="-0.601625095629848">
            <text:p>-0.6016250956</text:p>
          </table:table-cell>
          <table:table-cell office:value-type="float" office:value="0.966007367852456">
            <text:p>0.9660073679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8703.9121875">
            <text:p>2428703.9121875</text:p>
          </table:table-cell>
          <table:table-cell office:value-type="string">
            <text:p>1937-06-19 04:53:33.281250 EST-0500</text:p>
          </table:table-cell>
          <table:table-cell office:value-type="float" office:value="0">
            <text:p>0</text:p>
          </table:table-cell>
          <table:table-cell office:value-type="float" office:value="42.243988733206">
            <text:p>42.2439887332</text:p>
          </table:table-cell>
          <table:table-cell office:value-type="float" office:value="42.2437938142529">
            <text:p>42.2437938143</text:p>
          </table:table-cell>
          <table:table-cell office:value-type="string">
            <text:p>12 ♉ 14' 38"</text:p>
          </table:table-cell>
          <table:table-cell office:value-type="string">
            <text:p>12 ♉ 14' 37"</text:p>
          </table:table-cell>
          <table:table-cell office:value-type="float" office:value="0.892040448366852">
            <text:p>0.8920404484</text:p>
          </table:table-cell>
          <table:table-cell office:value-type="float" office:value="0.0441373124960152">
            <text:p>0.0441373125</text:p>
          </table:table-cell>
          <table:table-cell office:value-type="float" office:value="19.2558074164059">
            <text:p>19.2558074164</text:p>
          </table:table-cell>
          <table:table-cell office:value-type="float" office:value="19.2556124974527">
            <text:p>19.2556124975</text:p>
          </table:table-cell>
          <table:table-cell table:number-columns-repeated="2" office:value-type="string">
            <text:p>19 ♈ 15' 20"</text:p>
          </table:table-cell>
          <table:table-cell office:value-type="float" office:value="0.892036186399666">
            <text:p>0.8920361864</text:p>
          </table:table-cell>
          <table:table-cell office:value-type="float" office:value="0.0441326263844128">
            <text:p>0.044132626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8722.95246528">
            <text:p>2428722.95246528</text:p>
          </table:table-cell>
          <table:table-cell office:value-type="string">
            <text:p>1937-07-08 05:51:33.750000 EST-0500</text:p>
          </table:table-cell>
          <table:table-cell office:value-type="float" office:value="0">
            <text:p>0</text:p>
          </table:table-cell>
          <table:table-cell office:value-type="float" office:value="105.843975038914">
            <text:p>105.8439750389</text:p>
          </table:table-cell>
          <table:table-cell office:value-type="float" office:value="105.843933063734">
            <text:p>105.8439330637</text:p>
          </table:table-cell>
          <table:table-cell table:number-columns-repeated="2" office:value-type="string">
            <text:p>15 ♋ 50' 38"</text:p>
          </table:table-cell>
          <table:table-cell office:value-type="float" office:value="2.16185596635804">
            <text:p>2.1618559664</text:p>
          </table:table-cell>
          <table:table-cell office:value-type="float" office:value="0.953853859799956">
            <text:p>0.9538538598</text:p>
          </table:table-cell>
          <table:table-cell office:value-type="float" office:value="82.8547710843684">
            <text:p>82.8547710844</text:p>
          </table:table-cell>
          <table:table-cell office:value-type="float" office:value="82.8547291091887">
            <text:p>82.8547291092</text:p>
          </table:table-cell>
          <table:table-cell table:number-columns-repeated="2" office:value-type="string">
            <text:p>22 ♊ 51' 17"</text:p>
          </table:table-cell>
          <table:table-cell office:value-type="float" office:value="2.16182136623824">
            <text:p>2.1618213662</text:p>
          </table:table-cell>
          <table:table-cell office:value-type="float" office:value="0.953819335390057">
            <text:p>0.9538193354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8728.7471412">
            <text:p>2428728.7471412</text:p>
          </table:table-cell>
          <table:table-cell office:value-type="string">
            <text:p>1937-07-14 00:55:53.906250 EST-0500</text:p>
          </table:table-cell>
          <table:table-cell office:value-type="float" office:value="0">
            <text:p>0</text:p>
          </table:table-cell>
          <table:table-cell office:value-type="float" office:value="118.117411314663">
            <text:p>118.1174113147</text:p>
          </table:table-cell>
          <table:table-cell office:value-type="float" office:value="118.116984746086">
            <text:p>118.1169847461</text:p>
          </table:table-cell>
          <table:table-cell office:value-type="string">
            <text:p>28 ♋ 07' 02"</text:p>
          </table:table-cell>
          <table:table-cell office:value-type="string">
            <text:p>28 ♋ 07' 01"</text:p>
          </table:table-cell>
          <table:table-cell office:value-type="float" office:value="2.05859046255666">
            <text:p>2.0585904626</text:p>
          </table:table-cell>
          <table:table-cell office:value-type="float" office:value="0.0274026432386171">
            <text:p>0.0274026432</text:p>
          </table:table-cell>
          <table:table-cell office:value-type="float" office:value="95.1280099780444">
            <text:p>95.128009978</text:p>
          </table:table-cell>
          <table:table-cell office:value-type="float" office:value="95.1275834094679">
            <text:p>95.1275834095</text:p>
          </table:table-cell>
          <table:table-cell office:value-type="string">
            <text:p><text:s/>5 ♋ 07' 40"</text:p>
          </table:table-cell>
          <table:table-cell office:value-type="string">
            <text:p><text:s/>5 ♋ 07' 39"</text:p>
          </table:table-cell>
          <table:table-cell office:value-type="float" office:value="2.05860918730713">
            <text:p>2.0586091873</text:p>
          </table:table-cell>
          <table:table-cell office:value-type="float" office:value="0.0274213953998012">
            <text:p>0.0274213954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8736.02790509">
            <text:p>2428736.02790509</text:p>
          </table:table-cell>
          <table:table-cell office:value-type="string">
            <text:p>1937-07-21 07:40:11.718750 EST-0500</text:p>
          </table:table-cell>
          <table:table-cell office:value-type="float" office:value="0">
            <text:p>0</text:p>
          </table:table-cell>
          <table:table-cell office:value-type="float" office:value="118.317556048416">
            <text:p>118.3175560484</text:p>
          </table:table-cell>
          <table:table-cell office:value-type="float" office:value="118.317469362827">
            <text:p>118.3174693628</text:p>
          </table:table-cell>
          <table:table-cell office:value-type="string">
            <text:p>28 ♋ 19' 03"</text:p>
          </table:table-cell>
          <table:table-cell office:value-type="string">
            <text:p>28 ♋ 19' 02"</text:p>
          </table:table-cell>
          <table:table-cell office:value-type="float" office:value="0.954369313273216">
            <text:p>0.9543693133</text:p>
          </table:table-cell>
          <table:table-cell office:value-type="float" office:value="0.0276055408773076">
            <text:p>0.0276055409</text:p>
          </table:table-cell>
          <table:table-cell office:value-type="float" office:value="95.3278109356827">
            <text:p>95.3278109357</text:p>
          </table:table-cell>
          <table:table-cell office:value-type="float" office:value="95.3277242500945">
            <text:p>95.3277242501</text:p>
          </table:table-cell>
          <table:table-cell office:value-type="string">
            <text:p><text:s/>5 ♋ 19' 40"</text:p>
          </table:table-cell>
          <table:table-cell office:value-type="string">
            <text:p><text:s/>5 ♋ 19' 39"</text:p>
          </table:table-cell>
          <table:table-cell office:value-type="float" office:value="0.954344000717498">
            <text:p>0.9543440007</text:p>
          </table:table-cell>
          <table:table-cell office:value-type="float" office:value="0.0275800862176179">
            <text:p>0.0275800862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8759.40461806">
            <text:p>2428759.40461806</text:p>
          </table:table-cell>
          <table:table-cell office:value-type="string">
            <text:p>1937-08-13 16:42:39.375000 EST-0500</text:p>
          </table:table-cell>
          <table:table-cell office:value-type="float" office:value="0">
            <text:p>0</text:p>
          </table:table-cell>
          <table:table-cell office:value-type="float" office:value="167.662982882607">
            <text:p>167.6629828826</text:p>
          </table:table-cell>
          <table:table-cell office:value-type="float" office:value="167.662720906696">
            <text:p>167.6627209067</text:p>
          </table:table-cell>
          <table:table-cell office:value-type="string">
            <text:p>17 ♍ 39' 46"</text:p>
          </table:table-cell>
          <table:table-cell office:value-type="string">
            <text:p>17 ♍ 39' 45"</text:p>
          </table:table-cell>
          <table:table-cell office:value-type="float" office:value="1.13882588173014">
            <text:p>1.1388258817</text:p>
          </table:table-cell>
          <table:table-cell office:value-type="float" office:value="0.0338157760422169">
            <text:p>0.033815776</text:p>
          </table:table-cell>
          <table:table-cell office:value-type="float" office:value="144.67239743062">
            <text:p>144.6723974306</text:p>
          </table:table-cell>
          <table:table-cell office:value-type="float" office:value="144.672135454709">
            <text:p>144.6721354547</text:p>
          </table:table-cell>
          <table:table-cell office:value-type="string">
            <text:p>24 ♌ 40' 20"</text:p>
          </table:table-cell>
          <table:table-cell office:value-type="string">
            <text:p>24 ♌ 40' 19"</text:p>
          </table:table-cell>
          <table:table-cell office:value-type="float" office:value="1.13882643226716">
            <text:p>1.1388264323</text:p>
          </table:table-cell>
          <table:table-cell office:value-type="float" office:value="0.033816580211517">
            <text:p>0.0338165802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8775.94782407">
            <text:p>2428775.94782407</text:p>
          </table:table-cell>
          <table:table-cell office:value-type="string">
            <text:p>1937-08-30 05:44:52.968750 EST-0500</text:p>
          </table:table-cell>
          <table:table-cell office:value-type="float" office:value="0">
            <text:p>0</text:p>
          </table:table-cell>
          <table:table-cell office:value-type="float" office:value="119.354610969458">
            <text:p>119.3546109695</text:p>
          </table:table-cell>
          <table:table-cell office:value-type="float" office:value="119.354375646604">
            <text:p>119.3543756466</text:p>
          </table:table-cell>
          <table:table-cell office:value-type="string">
            <text:p>29 ♋ 21' 16"</text:p>
          </table:table-cell>
          <table:table-cell office:value-type="string">
            <text:p>29 ♋ 21' 15"</text:p>
          </table:table-cell>
          <table:table-cell office:value-type="float" office:value="1.17190470834089">
            <text:p>1.1719047083</text:p>
          </table:table-cell>
          <table:table-cell office:value-type="float" office:value="0.02280346220241">
            <text:p>0.0228034622</text:p>
          </table:table-cell>
          <table:table-cell office:value-type="float" office:value="96.3634586732918">
            <text:p>96.3634586733</text:p>
          </table:table-cell>
          <table:table-cell office:value-type="float" office:value="96.3632233504384">
            <text:p>96.3632233504</text:p>
          </table:table-cell>
          <table:table-cell office:value-type="string">
            <text:p><text:s/>6 ♋ 21' 48"</text:p>
          </table:table-cell>
          <table:table-cell office:value-type="string">
            <text:p><text:s/>6 ♋ 21' 47"</text:p>
          </table:table-cell>
          <table:table-cell office:value-type="float" office:value="1.17187992643192">
            <text:p>1.1718799264</text:p>
          </table:table-cell>
          <table:table-cell office:value-type="float" office:value="0.0227786219265529">
            <text:p>0.0227786219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8788.38899306">
            <text:p>2428788.38899306</text:p>
          </table:table-cell>
          <table:table-cell office:value-type="string">
            <text:p>1937-09-11 16:20:09.375000 EST-0500</text:p>
          </table:table-cell>
          <table:table-cell office:value-type="float" office:value="0">
            <text:p>0</text:p>
          </table:table-cell>
          <table:table-cell office:value-type="float" office:value="168.706460977316">
            <text:p>168.7064609773</text:p>
          </table:table-cell>
          <table:table-cell office:value-type="float" office:value="168.706374034353">
            <text:p>168.7063740344</text:p>
          </table:table-cell>
          <table:table-cell office:value-type="string">
            <text:p>18 ♍ 42' 23"</text:p>
          </table:table-cell>
          <table:table-cell office:value-type="string">
            <text:p>18 ♍ 42' 22"</text:p>
          </table:table-cell>
          <table:table-cell office:value-type="float" office:value="0.973192495221072">
            <text:p>0.9731924952</text:p>
          </table:table-cell>
          <table:table-cell office:value-type="float" office:value="0.0371422940186372">
            <text:p>0.037142294</text:p>
          </table:table-cell>
          <table:table-cell office:value-type="float" office:value="145.715017580014">
            <text:p>145.71501758</text:p>
          </table:table-cell>
          <table:table-cell office:value-type="float" office:value="145.714930637051">
            <text:p>145.7149306371</text:p>
          </table:table-cell>
          <table:table-cell office:value-type="string">
            <text:p>25 ♌ 42' 54"</text:p>
          </table:table-cell>
          <table:table-cell office:value-type="string">
            <text:p>25 ♌ 42' 53"</text:p>
          </table:table-cell>
          <table:table-cell office:value-type="float" office:value="0.973189342449667">
            <text:p>0.9731893424</text:p>
          </table:table-cell>
          <table:table-cell office:value-type="float" office:value="0.0371392357423395">
            <text:p>0.037139235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8790.93269676">
            <text:p>2428790.93269676</text:p>
          </table:table-cell>
          <table:table-cell office:value-type="string">
            <text:p>1937-09-14 05:23:05.156250 EST-0500</text:p>
          </table:table-cell>
          <table:table-cell office:value-type="float" office:value="0">
            <text:p>0</text:p>
          </table:table-cell>
          <table:table-cell office:value-type="float" office:value="171.183027421746">
            <text:p>171.1830274217</text:p>
          </table:table-cell>
          <table:table-cell office:value-type="float" office:value="171.183411943666">
            <text:p>171.1834119437</text:p>
          </table:table-cell>
          <table:table-cell office:value-type="string">
            <text:p>21 ♍ 10' 58"</text:p>
          </table:table-cell>
          <table:table-cell office:value-type="string">
            <text:p>21 ♍ 11' 00"</text:p>
          </table:table-cell>
          <table:table-cell office:value-type="float" office:value="-1.02882625405579">
            <text:p>-1.0288262541</text:p>
          </table:table-cell>
          <table:table-cell office:value-type="float" office:value="0.974323308548386">
            <text:p>0.9743233085</text:p>
          </table:table-cell>
          <table:table-cell office:value-type="float" office:value="148.191470415169">
            <text:p>148.1914704152</text:p>
          </table:table-cell>
          <table:table-cell office:value-type="float" office:value="148.191854937089">
            <text:p>148.1918549371</text:p>
          </table:table-cell>
          <table:table-cell office:value-type="string">
            <text:p>28 ♌ 11' 29"</text:p>
          </table:table-cell>
          <table:table-cell office:value-type="string">
            <text:p>28 ♌ 11' 30"</text:p>
          </table:table-cell>
          <table:table-cell office:value-type="float" office:value="-1.0288318039739">
            <text:p>-1.028831804</text:p>
          </table:table-cell>
          <table:table-cell office:value-type="float" office:value="0.974317493673796">
            <text:p>0.9743174937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8793.2591088">
            <text:p>2428793.2591088</text:p>
          </table:table-cell>
          <table:table-cell office:value-type="string">
            <text:p>1937-09-16 13:13:07.500000 EST-0500</text:p>
          </table:table-cell>
          <table:table-cell office:value-type="float" office:value="0">
            <text:p>0</text:p>
          </table:table-cell>
          <table:table-cell office:value-type="float" office:value="168.88700920175">
            <text:p>168.8870092018</text:p>
          </table:table-cell>
          <table:table-cell office:value-type="float" office:value="168.887077904846">
            <text:p>168.8870779048</text:p>
          </table:table-cell>
          <table:table-cell table:number-columns-repeated="2" office:value-type="string">
            <text:p>18 ♍ 53' 13"</text:p>
          </table:table-cell>
          <table:table-cell office:value-type="float" office:value="-0.922778607755987">
            <text:p>-0.9227786078</text:p>
          </table:table-cell>
          <table:table-cell office:value-type="float" office:value="0.0370215081102517">
            <text:p>0.0370215081</text:p>
          </table:table-cell>
          <table:table-cell office:value-type="float" office:value="145.895367181688">
            <text:p>145.8953671817</text:p>
          </table:table-cell>
          <table:table-cell office:value-type="float" office:value="145.895435884784">
            <text:p>145.8954358848</text:p>
          </table:table-cell>
          <table:table-cell table:number-columns-repeated="2" office:value-type="string">
            <text:p>25 ♌ 53' 43"</text:p>
          </table:table-cell>
          <table:table-cell office:value-type="float" office:value="-0.922766060694102">
            <text:p>-0.9227660607</text:p>
          </table:table-cell>
          <table:table-cell office:value-type="float" office:value="0.0370333886738571">
            <text:p>0.0370333887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8807.31916667">
            <text:p>2428807.31916667</text:p>
          </table:table-cell>
          <table:table-cell office:value-type="string">
            <text:p>1937-09-30 14:39:36.562500 EST-0500</text:p>
          </table:table-cell>
          <table:table-cell office:value-type="float" office:value="0">
            <text:p>0</text:p>
          </table:table-cell>
          <table:table-cell office:value-type="float" office:value="169.400183569963">
            <text:p>169.40018357</text:p>
          </table:table-cell>
          <table:table-cell office:value-type="float" office:value="169.400042439682">
            <text:p>169.4000424397</text:p>
          </table:table-cell>
          <table:table-cell table:number-columns-repeated="2" office:value-type="string">
            <text:p>19 ♍ 24' 00"</text:p>
          </table:table-cell>
          <table:table-cell office:value-type="float" office:value="1.06815886563347">
            <text:p>1.0681588656</text:p>
          </table:table-cell>
          <table:table-cell office:value-type="float" office:value="0.0356745638511014">
            <text:p>0.0356745639</text:p>
          </table:table-cell>
          <table:table-cell office:value-type="float" office:value="146.408173787457">
            <text:p>146.4081737875</text:p>
          </table:table-cell>
          <table:table-cell office:value-type="float" office:value="146.408032657176">
            <text:p>146.4080326572</text:p>
          </table:table-cell>
          <table:table-cell office:value-type="string">
            <text:p>26 ♌ 24' 29"</text:p>
          </table:table-cell>
          <table:table-cell office:value-type="string">
            <text:p>26 ♌ 24' 28"</text:p>
          </table:table-cell>
          <table:table-cell office:value-type="float" office:value="1.06818446106459">
            <text:p>1.0681844611</text:p>
          </table:table-cell>
          <table:table-cell office:value-type="float" office:value="0.0357001898864188">
            <text:p>0.0357001899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8817.87043981">
            <text:p>2428817.87043981</text:p>
          </table:table-cell>
          <table:table-cell office:value-type="string">
            <text:p>1937-10-11 03:53:26.250000 EST-0500</text:p>
          </table:table-cell>
          <table:table-cell office:value-type="float" office:value="0">
            <text:p>0</text:p>
          </table:table-cell>
          <table:table-cell office:value-type="float" office:value="169.766572455276">
            <text:p>169.7665724553</text:p>
          </table:table-cell>
          <table:table-cell office:value-type="float" office:value="169.766353012584">
            <text:p>169.7663530126</text:p>
          </table:table-cell>
          <table:table-cell office:value-type="string">
            <text:p>19 ♍ 45' 59"</text:p>
          </table:table-cell>
          <table:table-cell office:value-type="string">
            <text:p>19 ♍ 45' 58"</text:p>
          </table:table-cell>
          <table:table-cell office:value-type="float" office:value="1.22773448920207">
            <text:p>1.2277344892</text:p>
          </table:table-cell>
          <table:table-cell office:value-type="float" office:value="0.0336236500121949">
            <text:p>0.03362365</text:p>
          </table:table-cell>
          <table:table-cell office:value-type="float" office:value="146.77436007769">
            <text:p>146.7743600777</text:p>
          </table:table-cell>
          <table:table-cell office:value-type="float" office:value="146.774140634997">
            <text:p>146.774140635</text:p>
          </table:table-cell>
          <table:table-cell office:value-type="string">
            <text:p>26 ♌ 46' 27"</text:p>
          </table:table-cell>
          <table:table-cell office:value-type="string">
            <text:p>26 ♌ 46' 26"</text:p>
          </table:table-cell>
          <table:table-cell office:value-type="float" office:value="1.22772697086084">
            <text:p>1.2277269709</text:p>
          </table:table-cell>
          <table:table-cell office:value-type="float" office:value="0.0336161222761522">
            <text:p>0.033616122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8835.89607639">
            <text:p>2428835.89607639</text:p>
          </table:table-cell>
          <table:table-cell office:value-type="string">
            <text:p>1937-10-29 04:30:21.093750 EST-0500</text:p>
          </table:table-cell>
          <table:table-cell office:value-type="float" office:value="0">
            <text:p>0</text:p>
          </table:table-cell>
          <table:table-cell office:value-type="float" office:value="215.552088704741">
            <text:p>215.5520887047</text:p>
          </table:table-cell>
          <table:table-cell office:value-type="float" office:value="215.551980979972">
            <text:p>215.55198098</text:p>
          </table:table-cell>
          <table:table-cell table:number-columns-repeated="2" office:value-type="string">
            <text:p><text:s/>5 ♏ 33' 07"</text:p>
          </table:table-cell>
          <table:table-cell office:value-type="float" office:value="1.64173123346591">
            <text:p>1.6417312335</text:p>
          </table:table-cell>
          <table:table-cell office:value-type="float" office:value="0.999522943771758">
            <text:p>0.9995229438</text:p>
          </table:table-cell>
          <table:table-cell office:value-type="float" office:value="192.559307992078">
            <text:p>192.5593079921</text:p>
          </table:table-cell>
          <table:table-cell office:value-type="float" office:value="192.55920026731">
            <text:p>192.5592002673</text:p>
          </table:table-cell>
          <table:table-cell table:number-columns-repeated="2" office:value-type="string">
            <text:p>12 ♎ 33' 33"</text:p>
          </table:table-cell>
          <table:table-cell office:value-type="float" office:value="1.64176154670541">
            <text:p>1.6417615467</text:p>
          </table:table-cell>
          <table:table-cell office:value-type="float" office:value="0.999553242925539">
            <text:p>0.9995532429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28836.5752662">
            <text:p>2428836.5752662</text:p>
          </table:table-cell>
          <table:table-cell office:value-type="string">
            <text:p>1937-10-29 20:48:23.906250 EST-0500</text:p>
          </table:table-cell>
          <table:table-cell office:value-type="float" office:value="0">
            <text:p>0</text:p>
          </table:table-cell>
          <table:table-cell office:value-type="float" office:value="290.723250853059">
            <text:p>290.7232508531</text:p>
          </table:table-cell>
          <table:table-cell office:value-type="float" office:value="290.72318812843">
            <text:p>290.7231881284</text:p>
          </table:table-cell>
          <table:table-cell table:number-columns-repeated="2" office:value-type="string">
            <text:p>20 ♑ 43' 23"</text:p>
          </table:table-cell>
          <table:table-cell office:value-type="float" office:value="0.723004511003338">
            <text:p>0.723004511</text:p>
          </table:table-cell>
          <table:table-cell office:value-type="float" office:value="0.133566132265739">
            <text:p>0.1335661323</text:p>
          </table:table-cell>
          <table:table-cell office:value-type="float" office:value="267.730465715511">
            <text:p>267.7304657155</text:p>
          </table:table-cell>
          <table:table-cell office:value-type="float" office:value="267.730402990881">
            <text:p>267.7304029909</text:p>
          </table:table-cell>
          <table:table-cell table:number-columns-repeated="2" office:value-type="string">
            <text:p>27 ♐ 43' 49"</text:p>
          </table:table-cell>
          <table:table-cell office:value-type="float" office:value="0.723037304207215">
            <text:p>0.7230373042</text:p>
          </table:table-cell>
          <table:table-cell office:value-type="float" office:value="0.133598874279923">
            <text:p>0.133598874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8897.6153125">
            <text:p>2428897.6153125</text:p>
          </table:table-cell>
          <table:table-cell office:value-type="string">
            <text:p>1937-12-29 21:46:03.281250 EST-0500</text:p>
          </table:table-cell>
          <table:table-cell office:value-type="float" office:value="0">
            <text:p>0</text:p>
          </table:table-cell>
          <table:table-cell office:value-type="float" office:value="278.005486385781">
            <text:p>278.0054863858</text:p>
          </table:table-cell>
          <table:table-cell office:value-type="float" office:value="278.005982169262">
            <text:p>278.0059821693</text:p>
          </table:table-cell>
          <table:table-cell office:value-type="string">
            <text:p><text:s/>8 ♑ 00' 19"</text:p>
          </table:table-cell>
          <table:table-cell office:value-type="string">
            <text:p><text:s/>8 ♑ 00' 21"</text:p>
          </table:table-cell>
          <table:table-cell office:value-type="float" office:value="-1.3654074225466">
            <text:p>-1.3654074225</text:p>
          </table:table-cell>
          <table:table-cell office:value-type="float" office:value="1.01962512854564">
            <text:p>1.0196251285</text:p>
          </table:table-cell>
          <table:table-cell office:value-type="float" office:value="255.010036700942">
            <text:p>255.0100367009</text:p>
          </table:table-cell>
          <table:table-cell office:value-type="float" office:value="255.010532484423">
            <text:p>255.0105324844</text:p>
          </table:table-cell>
          <table:table-cell office:value-type="string">
            <text:p>15 ♐ 00' 36"</text:p>
          </table:table-cell>
          <table:table-cell office:value-type="string">
            <text:p>15 ♐ 00' 37"</text:p>
          </table:table-cell>
          <table:table-cell office:value-type="float" office:value="-1.3654351614325">
            <text:p>-1.3654351614</text:p>
          </table:table-cell>
          <table:table-cell office:value-type="float" office:value="1.0195974211429">
            <text:p>1.0195974211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8900.9893287">
            <text:p>2428900.9893287</text:p>
          </table:table-cell>
          <table:table-cell office:value-type="string">
            <text:p>1938-01-02 06:44:38.906250 EST-0500</text:p>
          </table:table-cell>
          <table:table-cell office:value-type="float" office:value="0">
            <text:p>0</text:p>
          </table:table-cell>
          <table:table-cell office:value-type="float" office:value="273.631079375164">
            <text:p>273.6310793752</text:p>
          </table:table-cell>
          <table:table-cell office:value-type="float" office:value="273.631653701837">
            <text:p>273.6316537018</text:p>
          </table:table-cell>
          <table:table-cell office:value-type="string">
            <text:p><text:s/>3 ♑ 37' 51"</text:p>
          </table:table-cell>
          <table:table-cell office:value-type="string">
            <text:p><text:s/>3 ♑ 37' 53"</text:p>
          </table:table-cell>
          <table:table-cell office:value-type="float" office:value="-1.15348036018853">
            <text:p>-1.1534803602</text:p>
          </table:table-cell>
          <table:table-cell office:value-type="float" office:value="1.25819862931054">
            <text:p>1.2581986293</text:p>
          </table:table-cell>
          <table:table-cell office:value-type="float" office:value="250.635403044017">
            <text:p>250.635403044</text:p>
          </table:table-cell>
          <table:table-cell office:value-type="float" office:value="250.635977370691">
            <text:p>250.6359773707</text:p>
          </table:table-cell>
          <table:table-cell office:value-type="string">
            <text:p>10 ♐ 38' 07"</text:p>
          </table:table-cell>
          <table:table-cell office:value-type="string">
            <text:p>10 ♐ 38' 09"</text:p>
          </table:table-cell>
          <table:table-cell office:value-type="float" office:value="-1.1535037336275">
            <text:p>-1.1535037336</text:p>
          </table:table-cell>
          <table:table-cell office:value-type="float" office:value="1.25817522669171">
            <text:p>1.2581752267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8928.47688657">
            <text:p>2428928.47688657</text:p>
          </table:table-cell>
          <table:table-cell office:value-type="string">
            <text:p>1938-01-29 18:26:43.125000 EST-0500</text:p>
          </table:table-cell>
          <table:table-cell office:value-type="float" office:value="0">
            <text:p>0</text:p>
          </table:table-cell>
          <table:table-cell office:value-type="float" office:value="309.431059246736">
            <text:p>309.4310592467</text:p>
          </table:table-cell>
          <table:table-cell office:value-type="float" office:value="309.43098043566">
            <text:p>309.4309804357</text:p>
          </table:table-cell>
          <table:table-cell table:number-columns-repeated="2" office:value-type="string">
            <text:p><text:s/>9 ♒ 25' 51"</text:p>
          </table:table-cell>
          <table:table-cell office:value-type="float" office:value="1.01592678125457">
            <text:p>1.0159267813</text:p>
          </table:table-cell>
          <table:table-cell office:value-type="float" office:value="0.237613386201973">
            <text:p>0.2376133862</text:p>
          </table:table-cell>
          <table:table-cell office:value-type="float" office:value="286.434136410462">
            <text:p>286.4341364105</text:p>
          </table:table-cell>
          <table:table-cell office:value-type="float" office:value="286.434057599386">
            <text:p>286.4340575994</text:p>
          </table:table-cell>
          <table:table-cell table:number-columns-repeated="2" office:value-type="string">
            <text:p>16 ♑ 26' 02"</text:p>
          </table:table-cell>
          <table:table-cell office:value-type="float" office:value="1.01591433614712">
            <text:p>1.0159143361</text:p>
          </table:table-cell>
          <table:table-cell office:value-type="float" office:value="0.237600868894864">
            <text:p>0.2376008689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8929.69685185">
            <text:p>2428929.69685185</text:p>
          </table:table-cell>
          <table:table-cell office:value-type="string">
            <text:p>1938-01-30 23:43:28.593750 EST-0500</text:p>
          </table:table-cell>
          <table:table-cell office:value-type="float" office:value="0">
            <text:p>0</text:p>
          </table:table-cell>
          <table:table-cell office:value-type="float" office:value="309.721083205946">
            <text:p>309.7210832059</text:p>
          </table:table-cell>
          <table:table-cell office:value-type="float" office:value="309.720861190724">
            <text:p>309.7208611907</text:p>
          </table:table-cell>
          <table:table-cell table:number-columns-repeated="2" office:value-type="string">
            <text:p><text:s/>9 ♒ 43' 15"</text:p>
          </table:table-cell>
          <table:table-cell office:value-type="float" office:value="1.25588737790487">
            <text:p>1.2558873779</text:p>
          </table:table-cell>
          <table:table-cell office:value-type="float" office:value="0.237607948334296">
            <text:p>0.2376079483</text:p>
          </table:table-cell>
          <table:table-cell office:value-type="float" office:value="286.724105164063">
            <text:p>286.7241051641</text:p>
          </table:table-cell>
          <table:table-cell office:value-type="float" office:value="286.723883148842">
            <text:p>286.7238831488</text:p>
          </table:table-cell>
          <table:table-cell office:value-type="string">
            <text:p>16 ♑ 43' 26"</text:p>
          </table:table-cell>
          <table:table-cell office:value-type="string">
            <text:p>16 ♑ 43' 25"</text:p>
          </table:table-cell>
          <table:table-cell office:value-type="float" office:value="1.25588611207792">
            <text:p>1.2558861121</text:p>
          </table:table-cell>
          <table:table-cell office:value-type="float" office:value="0.237606776722346">
            <text:p>0.2376067767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28931.08333333">
            <text:p>2428931.08333333</text:p>
          </table:table-cell>
          <table:table-cell office:value-type="string">
            <text:p>1938-02-01 09:00:00.000000 EST-0500</text:p>
          </table:table-cell>
          <table:table-cell office:value-type="float" office:value="0">
            <text:p>0</text:p>
          </table:table-cell>
          <table:table-cell office:value-type="float" office:value="1.54130788054169">
            <text:p>1.5413078805</text:p>
          </table:table-cell>
          <table:table-cell office:value-type="float" office:value="1.54125639702656">
            <text:p>1.541256397</text:p>
          </table:table-cell>
          <table:table-cell table:number-columns-repeated="2" office:value-type="string">
            <text:p><text:s/>1 ♈ 32' 28"</text:p>
          </table:table-cell>
          <table:table-cell office:value-type="float" office:value="0.746442023473179">
            <text:p>0.7464420235</text:p>
          </table:table-cell>
          <table:table-cell office:value-type="float" office:value="0.0955250680464757">
            <text:p>0.095525068</text:p>
          </table:table-cell>
          <table:table-cell office:value-type="float" office:value="338.54428552307">
            <text:p>338.5442855231</text:p>
          </table:table-cell>
          <table:table-cell office:value-type="float" office:value="338.544234039555">
            <text:p>338.5442340396</text:p>
          </table:table-cell>
          <table:table-cell table:number-columns-repeated="2" office:value-type="string">
            <text:p><text:s/>8 ♓ 32' 39"</text:p>
          </table:table-cell>
          <table:table-cell office:value-type="float" office:value="0.746455508255852">
            <text:p>0.7464555083</text:p>
          </table:table-cell>
          <table:table-cell office:value-type="float" office:value="0.0955381302011398">
            <text:p>0.0955381302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8933.64216435">
            <text:p>2428933.64216435</text:p>
          </table:table-cell>
          <table:table-cell office:value-type="string">
            <text:p>1938-02-03 22:24:43.593750 EST-0500</text:p>
          </table:table-cell>
          <table:table-cell office:value-type="float" office:value="0">
            <text:p>0</text:p>
          </table:table-cell>
          <table:table-cell office:value-type="float" office:value="314.674607370761">
            <text:p>314.6746073708</text:p>
          </table:table-cell>
          <table:table-cell office:value-type="float" office:value="314.674579220505">
            <text:p>314.6745792205</text:p>
          </table:table-cell>
          <table:table-cell table:number-columns-repeated="2" office:value-type="string">
            <text:p>14 ♒ 40' 28"</text:p>
          </table:table-cell>
          <table:table-cell office:value-type="float" office:value="1.25517851866757">
            <text:p>1.2551785187</text:p>
          </table:table-cell>
          <table:table-cell office:value-type="float" office:value="1.01426828891937">
            <text:p>1.0142682889</text:p>
          </table:table-cell>
          <table:table-cell office:value-type="float" office:value="291.677547073718">
            <text:p>291.6775470737</text:p>
          </table:table-cell>
          <table:table-cell office:value-type="float" office:value="291.677518923462">
            <text:p>291.6775189235</text:p>
          </table:table-cell>
          <table:table-cell table:number-columns-repeated="2" office:value-type="string">
            <text:p>21 ♑ 40' 39"</text:p>
          </table:table-cell>
          <table:table-cell office:value-type="float" office:value="1.25520733445691">
            <text:p>1.2552073345</text:p>
          </table:table-cell>
          <table:table-cell office:value-type="float" office:value="1.01429714795264">
            <text:p>1.014297148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8946.99958333">
            <text:p>2428946.99958333</text:p>
          </table:table-cell>
          <table:table-cell office:value-type="string">
            <text:p>1938-02-17 06:59:24.843750 EST-0500</text:p>
          </table:table-cell>
          <table:table-cell office:value-type="float" office:value="0">
            <text:p>0</text:p>
          </table:table-cell>
          <table:table-cell office:value-type="float" office:value="313.810153693581">
            <text:p>313.8101536936</text:p>
          </table:table-cell>
          <table:table-cell office:value-type="float" office:value="313.809929595799">
            <text:p>313.8099295958</text:p>
          </table:table-cell>
          <table:table-cell office:value-type="string">
            <text:p>13 ♒ 48' 36"</text:p>
          </table:table-cell>
          <table:table-cell office:value-type="string">
            <text:p>13 ♒ 48' 35"</text:p>
          </table:table-cell>
          <table:table-cell office:value-type="float" office:value="1.60820575976773">
            <text:p>1.6082057598</text:p>
          </table:table-cell>
          <table:table-cell office:value-type="float" office:value="0.233963317495748">
            <text:p>0.2339633175</text:p>
          </table:table-cell>
          <table:table-cell office:value-type="float" office:value="290.81261774047">
            <text:p>290.8126177405</text:p>
          </table:table-cell>
          <table:table-cell office:value-type="float" office:value="290.812393642688">
            <text:p>290.8123936427</text:p>
          </table:table-cell>
          <table:table-cell office:value-type="string">
            <text:p>20 ♑ 48' 45"</text:p>
          </table:table-cell>
          <table:table-cell office:value-type="string">
            <text:p>20 ♑ 48' 44"</text:p>
          </table:table-cell>
          <table:table-cell office:value-type="float" office:value="1.60823935259553">
            <text:p>1.6082393526</text:p>
          </table:table-cell>
          <table:table-cell office:value-type="float" office:value="0.233996894520939">
            <text:p>0.233996894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8965.99152778">
            <text:p>2428965.99152778</text:p>
          </table:table-cell>
          <table:table-cell office:value-type="string">
            <text:p>1938-03-08 06:47:48.750000 EST-0500</text:p>
          </table:table-cell>
          <table:table-cell office:value-type="float" office:value="0">
            <text:p>0</text:p>
          </table:table-cell>
          <table:table-cell office:value-type="float" office:value="347.267094656882">
            <text:p>347.2670946569</text:p>
          </table:table-cell>
          <table:table-cell office:value-type="float" office:value="347.266892132929">
            <text:p>347.2668921329</text:p>
          </table:table-cell>
          <table:table-cell office:value-type="string">
            <text:p>17 ♓ 16' 01"</text:p>
          </table:table-cell>
          <table:table-cell office:value-type="string">
            <text:p>17 ♓ 16' 00"</text:p>
          </table:table-cell>
          <table:table-cell office:value-type="float" office:value="1.9195876678373">
            <text:p>1.9195876678</text:p>
          </table:table-cell>
          <table:table-cell office:value-type="float" office:value="0.99994698323209">
            <text:p>0.9999469832</text:p>
          </table:table-cell>
          <table:table-cell office:value-type="float" office:value="324.269082970867">
            <text:p>324.2690829709</text:p>
          </table:table-cell>
          <table:table-cell office:value-type="float" office:value="324.268880446915">
            <text:p>324.2688804469</text:p>
          </table:table-cell>
          <table:table-cell office:value-type="string">
            <text:p>24 ♒ 16' 08"</text:p>
          </table:table-cell>
          <table:table-cell office:value-type="string">
            <text:p>24 ♒ 16' 07"</text:p>
          </table:table-cell>
          <table:table-cell office:value-type="float" office:value="1.91957504553947">
            <text:p>1.9195750455</text:p>
          </table:table-cell>
          <table:table-cell office:value-type="float" office:value="0.999934145006734">
            <text:p>0.999934145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8975.11262731">
            <text:p>2428975.11262731</text:p>
          </table:table-cell>
          <table:table-cell office:value-type="string">
            <text:p>1938-03-17 09:42:11.250000 EST-0500</text:p>
          </table:table-cell>
          <table:table-cell office:value-type="float" office:value="0">
            <text:p>0</text:p>
          </table:table-cell>
          <table:table-cell office:value-type="float" office:value="6.51115159874124">
            <text:p>6.5111515987</text:p>
          </table:table-cell>
          <table:table-cell office:value-type="float" office:value="6.51094723811533">
            <text:p>6.5109472381</text:p>
          </table:table-cell>
          <table:table-cell office:value-type="string">
            <text:p><text:s/>6 ♈ 30' 40"</text:p>
          </table:table-cell>
          <table:table-cell office:value-type="string">
            <text:p><text:s/>6 ♈ 30' 39"</text:p>
          </table:table-cell>
          <table:table-cell office:value-type="float" office:value="1.24310395631806">
            <text:p>1.2431039563</text:p>
          </table:table-cell>
          <table:table-cell office:value-type="float" office:value="0.123871995068453">
            <text:p>0.1238719951</text:p>
          </table:table-cell>
          <table:table-cell office:value-type="float" office:value="343.512894521768">
            <text:p>343.5128945218</text:p>
          </table:table-cell>
          <table:table-cell office:value-type="float" office:value="343.512690161142">
            <text:p>343.5126901611</text:p>
          </table:table-cell>
          <table:table-cell office:value-type="string">
            <text:p>13 ♓ 30' 46"</text:p>
          </table:table-cell>
          <table:table-cell office:value-type="string">
            <text:p>13 ♓ 30' 45"</text:p>
          </table:table-cell>
          <table:table-cell office:value-type="float" office:value="1.2431407570168">
            <text:p>1.243140757</text:p>
          </table:table-cell>
          <table:table-cell office:value-type="float" office:value="0.123908936187718">
            <text:p>0.1239089362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8975.83283565">
            <text:p>2428975.83283565</text:p>
          </table:table-cell>
          <table:table-cell office:value-type="string">
            <text:p>1938-03-18 02:59:17.812500 EST-0500</text:p>
          </table:table-cell>
          <table:table-cell office:value-type="float" office:value="0">
            <text:p>0</text:p>
          </table:table-cell>
          <table:table-cell office:value-type="float" office:value="6.60060093786987">
            <text:p>6.6006009379</text:p>
          </table:table-cell>
          <table:table-cell office:value-type="float" office:value="6.60021934994871">
            <text:p>6.6002193499</text:p>
          </table:table-cell>
          <table:table-cell office:value-type="string">
            <text:p><text:s/>6 ♈ 36' 02"</text:p>
          </table:table-cell>
          <table:table-cell office:value-type="string">
            <text:p><text:s/>6 ♈ 36' 00"</text:p>
          </table:table-cell>
          <table:table-cell office:value-type="float" office:value="1.96353434825672">
            <text:p>1.9635343483</text:p>
          </table:table-cell>
          <table:table-cell office:value-type="float" office:value="0.124032407518074">
            <text:p>0.1240324075</text:p>
          </table:table-cell>
          <table:table-cell office:value-type="float" office:value="343.602340591776">
            <text:p>343.6023405918</text:p>
          </table:table-cell>
          <table:table-cell office:value-type="float" office:value="343.601959003855">
            <text:p>343.6019590039</text:p>
          </table:table-cell>
          <table:table-cell office:value-type="string">
            <text:p>13 ♓ 36' 08"</text:p>
          </table:table-cell>
          <table:table-cell office:value-type="string">
            <text:p>13 ♓ 36' 07"</text:p>
          </table:table-cell>
          <table:table-cell office:value-type="float" office:value="1.96356490940457">
            <text:p>1.9635649094</text:p>
          </table:table-cell>
          <table:table-cell office:value-type="float" office:value="0.124063315849279">
            <text:p>0.1240633158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8976.96467593">
            <text:p>2428976.96467593</text:p>
          </table:table-cell>
          <table:table-cell office:value-type="string">
            <text:p>1938-03-19 06:09:08.437500 EST-0500</text:p>
          </table:table-cell>
          <table:table-cell office:value-type="float" office:value="0">
            <text:p>0</text:p>
          </table:table-cell>
          <table:table-cell office:value-type="float" office:value="8.81292668819071">
            <text:p>8.8129266882</text:p>
          </table:table-cell>
          <table:table-cell office:value-type="float" office:value="8.81279851412576">
            <text:p>8.8127985141</text:p>
          </table:table-cell>
          <table:table-cell table:number-columns-repeated="2" office:value-type="string">
            <text:p><text:s/>8 ♈ 48' 46"</text:p>
          </table:table-cell>
          <table:table-cell office:value-type="float" office:value="1.94448894982944">
            <text:p>1.9444889498</text:p>
          </table:table-cell>
          <table:table-cell office:value-type="float" office:value="1.24241323890418">
            <text:p>1.2424132389</text:p>
          </table:table-cell>
          <table:table-cell office:value-type="float" office:value="345.814651161003">
            <text:p>345.814651161</text:p>
          </table:table-cell>
          <table:table-cell office:value-type="float" office:value="345.814522986938">
            <text:p>345.8145229869</text:p>
          </table:table-cell>
          <table:table-cell table:number-columns-repeated="2" office:value-type="string">
            <text:p>15 ♓ 48' 52"</text:p>
          </table:table-cell>
          <table:table-cell office:value-type="float" office:value="1.94450794086454">
            <text:p>1.9445079409</text:p>
          </table:table-cell>
          <table:table-cell office:value-type="float" office:value="1.24243245385832">
            <text:p>1.2424324539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28986.07087963">
            <text:p>2428986.07087963</text:p>
          </table:table-cell>
          <table:table-cell office:value-type="string">
            <text:p>1938-03-28 08:42:04.218750 EST-0500</text:p>
          </table:table-cell>
          <table:table-cell office:value-type="float" office:value="0">
            <text:p>0</text:p>
          </table:table-cell>
          <table:table-cell office:value-type="float" office:value="41.6418446004808">
            <text:p>41.6418446005</text:p>
          </table:table-cell>
          <table:table-cell office:value-type="float" office:value="41.6417923090561">
            <text:p>41.6417923091</text:p>
          </table:table-cell>
          <table:table-cell table:number-columns-repeated="2" office:value-type="string">
            <text:p>11 ♉ 38' 30"</text:p>
          </table:table-cell>
          <table:table-cell office:value-type="float" office:value="0.710328705329037">
            <text:p>0.7103287053</text:p>
          </table:table-cell>
          <table:table-cell office:value-type="float" office:value="0.04990443285085">
            <text:p>0.0499044329</text:p>
          </table:table-cell>
          <table:table-cell office:value-type="float" office:value="18.6432785344915">
            <text:p>18.6432785345</text:p>
          </table:table-cell>
          <table:table-cell office:value-type="float" office:value="18.6432262430668">
            <text:p>18.6432262431</text:p>
          </table:table-cell>
          <table:table-cell table:number-columns-repeated="2" office:value-type="string">
            <text:p>18 ♈ 38' 35"</text:p>
          </table:table-cell>
          <table:table-cell office:value-type="float" office:value="0.710359268127898">
            <text:p>0.7103592681</text:p>
          </table:table-cell>
          <table:table-cell office:value-type="float" office:value="0.0499349471656043">
            <text:p>0.0499349472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8986.82136574">
            <text:p>2428986.82136574</text:p>
          </table:table-cell>
          <table:table-cell office:value-type="string">
            <text:p>1938-03-29 02:42:46.406250 EST-0500</text:p>
          </table:table-cell>
          <table:table-cell office:value-type="float" office:value="0">
            <text:p>0</text:p>
          </table:table-cell>
          <table:table-cell office:value-type="float" office:value="7.97216305252482">
            <text:p>7.9721630525</text:p>
          </table:table-cell>
          <table:table-cell office:value-type="float" office:value="7.9720132917468">
            <text:p>7.9720132917</text:p>
          </table:table-cell>
          <table:table-cell table:number-columns-repeated="2" office:value-type="string">
            <text:p><text:s/>7 ♈ 58' 19"</text:p>
          </table:table-cell>
          <table:table-cell office:value-type="float" office:value="0.988606070317985">
            <text:p>0.9886060703</text:p>
          </table:table-cell>
          <table:table-cell office:value-type="float" office:value="0.125225063393899">
            <text:p>0.1252250634</text:p>
          </table:table-cell>
          <table:table-cell office:value-type="float" office:value="344.973593577992">
            <text:p>344.973593578</text:p>
          </table:table-cell>
          <table:table-cell office:value-type="float" office:value="344.973443817214">
            <text:p>344.9734438172</text:p>
          </table:table-cell>
          <table:table-cell table:number-columns-repeated="2" office:value-type="string">
            <text:p>14 ♓ 58' 24"</text:p>
          </table:table-cell>
          <table:table-cell office:value-type="float" office:value="0.988642651723909">
            <text:p>0.9886426517</text:p>
          </table:table-cell>
          <table:table-cell office:value-type="float" office:value="0.125261539916188">
            <text:p>0.1252615399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8998.49469907">
            <text:p>2428998.49469907</text:p>
          </table:table-cell>
          <table:table-cell office:value-type="string">
            <text:p>1938-04-09 18:52:22.968750 EST-0500</text:p>
          </table:table-cell>
          <table:table-cell office:value-type="float" office:value="0">
            <text:p>0</text:p>
          </table:table-cell>
          <table:table-cell office:value-type="float" office:value="35.4676819553396">
            <text:p>35.4676819553</text:p>
          </table:table-cell>
          <table:table-cell office:value-type="float" office:value="35.4679281710794">
            <text:p>35.4679281711</text:p>
          </table:table-cell>
          <table:table-cell office:value-type="string">
            <text:p><text:s/>5 ♉ 28' 03"</text:p>
          </table:table-cell>
          <table:table-cell office:value-type="string">
            <text:p><text:s/>5 ♉ 28' 04"</text:p>
          </table:table-cell>
          <table:table-cell office:value-type="float" office:value="0.174105994010842">
            <text:p>0.174105994</text:p>
          </table:table-cell>
          <table:table-cell office:value-type="float" office:value="1.23296029554066">
            <text:p>1.2329602955</text:p>
          </table:table-cell>
          <table:table-cell office:value-type="float" office:value="12.4687728272254">
            <text:p>12.4687728272</text:p>
          </table:table-cell>
          <table:table-cell office:value-type="float" office:value="12.4690190429652">
            <text:p>12.469019043</text:p>
          </table:table-cell>
          <table:table-cell office:value-type="string">
            <text:p>12 ♈ 28' 07"</text:p>
          </table:table-cell>
          <table:table-cell office:value-type="string">
            <text:p>12 ♈ 28' 08"</text:p>
          </table:table-cell>
          <table:table-cell office:value-type="float" office:value="0.174126733111716">
            <text:p>0.1741267331</text:p>
          </table:table-cell>
          <table:table-cell office:value-type="float" office:value="1.23298073535831">
            <text:p>1.2329807354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9004.29475694">
            <text:p>2429004.29475694</text:p>
          </table:table-cell>
          <table:table-cell office:value-type="string">
            <text:p>1938-04-15 14:04:27.187500 EST-0500</text:p>
          </table:table-cell>
          <table:table-cell office:value-type="float" office:value="0">
            <text:p>0</text:p>
          </table:table-cell>
          <table:table-cell office:value-type="float" office:value="42.6102152437864">
            <text:p>42.6102152438</text:p>
          </table:table-cell>
          <table:table-cell office:value-type="float" office:value="42.6101746434638">
            <text:p>42.6101746435</text:p>
          </table:table-cell>
          <table:table-cell table:number-columns-repeated="2" office:value-type="string">
            <text:p>12 ♉ 36' 36"</text:p>
          </table:table-cell>
          <table:table-cell office:value-type="float" office:value="1.22992585942297">
            <text:p>1.2299258594</text:p>
          </table:table-cell>
          <table:table-cell office:value-type="float" office:value="0.0557148321871238">
            <text:p>0.0557148322</text:p>
          </table:table-cell>
          <table:table-cell office:value-type="float" office:value="19.6112638647185">
            <text:p>19.6112638647</text:p>
          </table:table-cell>
          <table:table-cell office:value-type="float" office:value="19.611223264396">
            <text:p>19.6112232644</text:p>
          </table:table-cell>
          <table:table-cell table:number-columns-repeated="2" office:value-type="string">
            <text:p>19 ♈ 36' 40"</text:p>
          </table:table-cell>
          <table:table-cell office:value-type="float" office:value="1.22994085250914">
            <text:p>1.2299408525</text:p>
          </table:table-cell>
          <table:table-cell office:value-type="float" office:value="0.0557298547736176">
            <text:p>0.055729854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9010.42708333">
            <text:p>2429010.42708333</text:p>
          </table:table-cell>
          <table:table-cell office:value-type="string">
            <text:p>1938-04-21 17:15:00.000000 EST-0500</text:p>
          </table:table-cell>
          <table:table-cell office:value-type="float" office:value="0">
            <text:p>0</text:p>
          </table:table-cell>
          <table:table-cell office:value-type="float" office:value="31.1436324288482">
            <text:p>31.1436324288</text:p>
          </table:table-cell>
          <table:table-cell office:value-type="float" office:value="31.1438533377756">
            <text:p>31.1438533378</text:p>
          </table:table-cell>
          <table:table-cell table:number-columns-repeated="2" office:value-type="string">
            <text:p><text:s/>1 ♉ 08' 37"</text:p>
          </table:table-cell>
          <table:table-cell office:value-type="float" office:value="-0.691154791964827">
            <text:p>-0.691154792</text:p>
          </table:table-cell>
          <table:table-cell office:value-type="float" office:value="0.975134226150055">
            <text:p>0.9751342262</text:p>
          </table:table-cell>
          <table:table-cell office:value-type="float" office:value="8.14442364013914">
            <text:p>8.1444236401</text:p>
          </table:table-cell>
          <table:table-cell office:value-type="float" office:value="8.1446445490665">
            <text:p>8.1446445491</text:p>
          </table:table-cell>
          <table:table-cell office:value-type="string">
            <text:p><text:s/>8 ♈ 08' 39"</text:p>
          </table:table-cell>
          <table:table-cell office:value-type="string">
            <text:p><text:s/>8 ♈ 08' 40"</text:p>
          </table:table-cell>
          <table:table-cell office:value-type="float" office:value="-0.691157137949136">
            <text:p>-0.6911571379</text:p>
          </table:table-cell>
          <table:table-cell office:value-type="float" office:value="0.97513185104325">
            <text:p>0.975131851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9023.34114583">
            <text:p>2429023.34114583</text:p>
          </table:table-cell>
          <table:table-cell office:value-type="string">
            <text:p>1938-05-04 15:11:15.000000 EST-0500</text:p>
          </table:table-cell>
          <table:table-cell office:value-type="float" office:value="0">
            <text:p>0</text:p>
          </table:table-cell>
          <table:table-cell office:value-type="float" office:value="43.6981685671205">
            <text:p>43.6981685671</text:p>
          </table:table-cell>
          <table:table-cell office:value-type="float" office:value="43.6981110076718">
            <text:p>43.6981110077</text:p>
          </table:table-cell>
          <table:table-cell table:number-columns-repeated="2" office:value-type="string">
            <text:p>13 ♉ 41' 53"</text:p>
          </table:table-cell>
          <table:table-cell office:value-type="float" office:value="0.968931068411205">
            <text:p>0.9689310684</text:p>
          </table:table-cell>
          <table:table-cell office:value-type="float" office:value="0.0578332783171348">
            <text:p>0.0578332783</text:p>
          </table:table-cell>
          <table:table-cell office:value-type="float" office:value="20.6985290802032">
            <text:p>20.6985290802</text:p>
          </table:table-cell>
          <table:table-cell office:value-type="float" office:value="20.6984715207546">
            <text:p>20.6984715208</text:p>
          </table:table-cell>
          <table:table-cell table:number-columns-repeated="2" office:value-type="string">
            <text:p>20 ♈ 41' 54"</text:p>
          </table:table-cell>
          <table:table-cell office:value-type="float" office:value="0.968907860216722">
            <text:p>0.9689078602</text:p>
          </table:table-cell>
          <table:table-cell office:value-type="float" office:value="0.0578100629076711">
            <text:p>0.0578100629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9026.46711806">
            <text:p>2429026.46711806</text:p>
          </table:table-cell>
          <table:table-cell office:value-type="string">
            <text:p>1938-05-07 18:12:39.375000 EST-0500</text:p>
          </table:table-cell>
          <table:table-cell office:value-type="float" office:value="0">
            <text:p>0</text:p>
          </table:table-cell>
          <table:table-cell office:value-type="float" office:value="69.7572440424686">
            <text:p>69.7572440425</text:p>
          </table:table-cell>
          <table:table-cell office:value-type="float" office:value="69.7571498025443">
            <text:p>69.7571498025</text:p>
          </table:table-cell>
          <table:table-cell office:value-type="string">
            <text:p><text:s/>9 ♊ 45' 26"</text:p>
          </table:table-cell>
          <table:table-cell office:value-type="string">
            <text:p><text:s/>9 ♊ 45' 25"</text:p>
          </table:table-cell>
          <table:table-cell office:value-type="float" office:value="1.21823664146417">
            <text:p>1.2182366415</text:p>
          </table:table-cell>
          <table:table-cell office:value-type="float" office:value="0.682158940743435">
            <text:p>0.6821589407</text:p>
          </table:table-cell>
          <table:table-cell office:value-type="float" office:value="46.7574810951921">
            <text:p>46.7574810952</text:p>
          </table:table-cell>
          <table:table-cell office:value-type="float" office:value="46.7573868552677">
            <text:p>46.7573868553</text:p>
          </table:table-cell>
          <table:table-cell table:number-columns-repeated="2" office:value-type="string">
            <text:p>16 ♉ 45' 26"</text:p>
          </table:table-cell>
          <table:table-cell office:value-type="float" office:value="1.21825628634979">
            <text:p>1.2182562863</text:p>
          </table:table-cell>
          <table:table-cell office:value-type="float" office:value="0.682178585264594">
            <text:p>0.6821785853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9048.4558912">
            <text:p>2429048.4558912</text:p>
          </table:table-cell>
          <table:table-cell office:value-type="string">
            <text:p>1938-05-29 17:56:29.062500 EST-0500</text:p>
          </table:table-cell>
          <table:table-cell office:value-type="float" office:value="0">
            <text:p>0</text:p>
          </table:table-cell>
          <table:table-cell office:value-type="float" office:value="45.1201904800249">
            <text:p>45.12019048</text:p>
          </table:table-cell>
          <table:table-cell office:value-type="float" office:value="45.1201061511844">
            <text:p>45.1201061512</text:p>
          </table:table-cell>
          <table:table-cell table:number-columns-repeated="2" office:value-type="string">
            <text:p>15 ♉ 07' 12"</text:p>
          </table:table-cell>
          <table:table-cell office:value-type="float" office:value="1.45072284339914">
            <text:p>1.4507228434</text:p>
          </table:table-cell>
          <table:table-cell office:value-type="float" office:value="0.0543543078428937">
            <text:p>0.0543543078</text:p>
          </table:table-cell>
          <table:table-cell office:value-type="float" office:value="22.1196357853243">
            <text:p>22.1196357853</text:p>
          </table:table-cell>
          <table:table-cell office:value-type="float" office:value="22.1195514564837">
            <text:p>22.1195514565</text:p>
          </table:table-cell>
          <table:table-cell table:number-columns-repeated="2" office:value-type="string">
            <text:p>22 ♈ 07' 10"</text:p>
          </table:table-cell>
          <table:table-cell office:value-type="float" office:value="1.45068197015">
            <text:p>1.4506819702</text:p>
          </table:table-cell>
          <table:table-cell office:value-type="float" office:value="0.0543130912650546">
            <text:p>0.0543130913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9067.12849537">
            <text:p>2429067.12849537</text:p>
          </table:table-cell>
          <table:table-cell office:value-type="string">
            <text:p>1938-06-17 10:05:02.343750 EST-0500</text:p>
          </table:table-cell>
          <table:table-cell office:value-type="float" office:value="0">
            <text:p>0</text:p>
          </table:table-cell>
          <table:table-cell office:value-type="float" office:value="118.744638902633">
            <text:p>118.7446389026</text:p>
          </table:table-cell>
          <table:table-cell office:value-type="float" office:value="118.744618024768">
            <text:p>118.7446180248</text:p>
          </table:table-cell>
          <table:table-cell table:number-columns-repeated="2" office:value-type="string">
            <text:p>28 ♋ 44' 40"</text:p>
          </table:table-cell>
          <table:table-cell office:value-type="float" office:value="1.18886330287965">
            <text:p>1.1888633029</text:p>
          </table:table-cell>
          <table:table-cell office:value-type="float" office:value="0.0239007776220401">
            <text:p>0.0239007776</text:p>
          </table:table-cell>
          <table:table-cell office:value-type="float" office:value="95.7431574946532">
            <text:p>95.7431574947</text:p>
          </table:table-cell>
          <table:table-cell office:value-type="float" office:value="95.7431366167889">
            <text:p>95.7431366168</text:p>
          </table:table-cell>
          <table:table-cell table:number-columns-repeated="2" office:value-type="string">
            <text:p><text:s/>5 ♋ 44' 35"</text:p>
          </table:table-cell>
          <table:table-cell office:value-type="float" office:value="1.18886283630588">
            <text:p>1.1888628363</text:p>
          </table:table-cell>
          <table:table-cell office:value-type="float" office:value="0.0239002419711779">
            <text:p>0.02390024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9072.39484954">
            <text:p>2429072.39484954</text:p>
          </table:table-cell>
          <table:table-cell office:value-type="string">
            <text:p>1938-06-22 16:28:35.625000 EST-0500</text:p>
          </table:table-cell>
          <table:table-cell office:value-type="float" office:value="0">
            <text:p>0</text:p>
          </table:table-cell>
          <table:table-cell office:value-type="float" office:value="90.777763793865">
            <text:p>90.7777637939</text:p>
          </table:table-cell>
          <table:table-cell office:value-type="float" office:value="90.7775338754073">
            <text:p>90.7775338754</text:p>
          </table:table-cell>
          <table:table-cell table:number-columns-repeated="2" office:value-type="string">
            <text:p><text:s/>0 ♋ 46' 39"</text:p>
          </table:table-cell>
          <table:table-cell office:value-type="float" office:value="2.19177101998022">
            <text:p>2.19177102</text:p>
          </table:table-cell>
          <table:table-cell office:value-type="float" office:value="0.954099880121886">
            <text:p>0.9540998801</text:p>
          </table:table-cell>
          <table:table-cell office:value-type="float" office:value="67.776146963843">
            <text:p>67.7761469638</text:p>
          </table:table-cell>
          <table:table-cell office:value-type="float" office:value="67.7759170453853">
            <text:p>67.7759170454</text:p>
          </table:table-cell>
          <table:table-cell office:value-type="string">
            <text:p><text:s/>7 ♊ 46' 34"</text:p>
          </table:table-cell>
          <table:table-cell office:value-type="string">
            <text:p><text:s/>7 ♊ 46' 33"</text:p>
          </table:table-cell>
          <table:table-cell office:value-type="float" office:value="2.19177735439723">
            <text:p>2.1917773544</text:p>
          </table:table-cell>
          <table:table-cell office:value-type="float" office:value="0.9541062113413">
            <text:p>0.9541062113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9078.87458333">
            <text:p>2429078.87458333</text:p>
          </table:table-cell>
          <table:table-cell office:value-type="string">
            <text:p>1938-06-29 03:59:24.843750 EST-0500</text:p>
          </table:table-cell>
          <table:table-cell office:value-type="float" office:value="0">
            <text:p>0</text:p>
          </table:table-cell>
          <table:table-cell office:value-type="float" office:value="104.712793001698">
            <text:p>104.7127930017</text:p>
          </table:table-cell>
          <table:table-cell office:value-type="float" office:value="104.712556966921">
            <text:p>104.7125569669</text:p>
          </table:table-cell>
          <table:table-cell office:value-type="string">
            <text:p>14 ♋ 42' 46"</text:p>
          </table:table-cell>
          <table:table-cell office:value-type="string">
            <text:p>14 ♋ 42' 45"</text:p>
          </table:table-cell>
          <table:table-cell office:value-type="float" office:value="2.08549421308636">
            <text:p>2.0854942131</text:p>
          </table:table-cell>
          <table:table-cell office:value-type="float" office:value="0.654028903874607">
            <text:p>0.6540289039</text:p>
          </table:table-cell>
          <table:table-cell office:value-type="float" office:value="81.7107331557548">
            <text:p>81.7107331558</text:p>
          </table:table-cell>
          <table:table-cell office:value-type="float" office:value="81.7104971209784">
            <text:p>81.710497121</text:p>
          </table:table-cell>
          <table:table-cell office:value-type="string">
            <text:p>21 ♊ 42' 38"</text:p>
          </table:table-cell>
          <table:table-cell office:value-type="string">
            <text:p>21 ♊ 42' 37"</text:p>
          </table:table-cell>
          <table:table-cell office:value-type="float" office:value="2.08546663596905">
            <text:p>2.085466636</text:p>
          </table:table-cell>
          <table:table-cell office:value-type="float" office:value="0.654001366266056">
            <text:p>0.6540013663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9086.21907407">
            <text:p>2429086.21907407</text:p>
          </table:table-cell>
          <table:table-cell office:value-type="string">
            <text:p>1938-07-06 12:15:28.125000 EST-0500</text:p>
          </table:table-cell>
          <table:table-cell office:value-type="float" office:value="0">
            <text:p>0</text:p>
          </table:table-cell>
          <table:table-cell office:value-type="float" office:value="119.233574149086">
            <text:p>119.2335741491</text:p>
          </table:table-cell>
          <table:table-cell office:value-type="float" office:value="119.233488346362">
            <text:p>119.2334883464</text:p>
          </table:table-cell>
          <table:table-cell table:number-columns-repeated="2" office:value-type="string">
            <text:p>29 ♋ 14' 00"</text:p>
          </table:table-cell>
          <table:table-cell office:value-type="float" office:value="1.86060577841594">
            <text:p>1.8606057784</text:p>
          </table:table-cell>
          <table:table-cell office:value-type="float" office:value="0.026941994502233">
            <text:p>0.0269419945</text:p>
          </table:table-cell>
          <table:table-cell office:value-type="float" office:value="96.2312776464173">
            <text:p>96.2312776464</text:p>
          </table:table-cell>
          <table:table-cell office:value-type="float" office:value="96.2311918436933">
            <text:p>96.2311918437</text:p>
          </table:table-cell>
          <table:table-cell table:number-columns-repeated="2" office:value-type="string">
            <text:p><text:s/>6 ♋ 13' 52"</text:p>
          </table:table-cell>
          <table:table-cell office:value-type="float" office:value="1.86060183711133">
            <text:p>1.8606018371</text:p>
          </table:table-cell>
          <table:table-cell office:value-type="float" office:value="0.0269381515059811">
            <text:p>0.0269381515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29101.8997338">
            <text:p>2429101.8997338</text:p>
          </table:table-cell>
          <table:table-cell office:value-type="string">
            <text:p>1938-07-22 04:35:37.500000 EST-0500</text:p>
          </table:table-cell>
          <table:table-cell office:value-type="float" office:value="0">
            <text:p>0</text:p>
          </table:table-cell>
          <table:table-cell office:value-type="float" office:value="119.664581267341">
            <text:p>119.6645812673</text:p>
          </table:table-cell>
          <table:table-cell office:value-type="float" office:value="119.664573628239">
            <text:p>119.6645736282</text:p>
          </table:table-cell>
          <table:table-cell table:number-columns-repeated="2" office:value-type="string">
            <text:p>29 ♋ 39' 52"</text:p>
          </table:table-cell>
          <table:table-cell office:value-type="float" office:value="0.645475382087526">
            <text:p>0.6454753821</text:p>
          </table:table-cell>
          <table:table-cell office:value-type="float" office:value="0.0278186268745978">
            <text:p>0.0278186269</text:p>
          </table:table-cell>
          <table:table-cell office:value-type="float" office:value="96.6616330406683">
            <text:p>96.6616330407</text:p>
          </table:table-cell>
          <table:table-cell office:value-type="float" office:value="96.6616254015663">
            <text:p>96.6616254016</text:p>
          </table:table-cell>
          <table:table-cell table:number-columns-repeated="2" office:value-type="string">
            <text:p><text:s/>6 ♋ 39' 41"</text:p>
          </table:table-cell>
          <table:table-cell office:value-type="float" office:value="0.645456952004808">
            <text:p>0.645456952</text:p>
          </table:table-cell>
          <table:table-cell office:value-type="float" office:value="0.0278003535504188">
            <text:p>0.0278003536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9102.70613426">
            <text:p>2429102.70613426</text:p>
          </table:table-cell>
          <table:table-cell office:value-type="string">
            <text:p>1938-07-22 23:56:50.156250 EST-0500</text:p>
          </table:table-cell>
          <table:table-cell office:value-type="float" office:value="0">
            <text:p>0</text:p>
          </table:table-cell>
          <table:table-cell office:value-type="float" office:value="119.687056180656">
            <text:p>119.6870561807</text:p>
          </table:table-cell>
          <table:table-cell office:value-type="float" office:value="119.687013624315">
            <text:p>119.6870136243</text:p>
          </table:table-cell>
          <table:table-cell table:number-columns-repeated="2" office:value-type="string">
            <text:p>29 ♋ 41' 13"</text:p>
          </table:table-cell>
          <table:table-cell office:value-type="float" office:value="0.955178798762325">
            <text:p>0.9551787988</text:p>
          </table:table-cell>
          <table:table-cell office:value-type="float" office:value="0.0278346089800626">
            <text:p>0.027834609</text:p>
          </table:table-cell>
          <table:table-cell office:value-type="float" office:value="96.6840575441348">
            <text:p>96.6840575441</text:p>
          </table:table-cell>
          <table:table-cell office:value-type="float" office:value="96.684014987794">
            <text:p>96.6840149878</text:p>
          </table:table-cell>
          <table:table-cell table:number-columns-repeated="2" office:value-type="string">
            <text:p><text:s/>6 ♋ 41' 02"</text:p>
          </table:table-cell>
          <table:table-cell office:value-type="float" office:value="0.955149113151131">
            <text:p>0.9551491132</text:p>
          </table:table-cell>
          <table:table-cell office:value-type="float" office:value="0.0278050919326026">
            <text:p>0.0278050919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29104.31086806">
            <text:p>2429104.31086806</text:p>
          </table:table-cell>
          <table:table-cell office:value-type="string">
            <text:p>1938-07-24 14:27:39.375000 EST-0500</text:p>
          </table:table-cell>
          <table:table-cell office:value-type="float" office:value="0">
            <text:p>0</text:p>
          </table:table-cell>
          <table:table-cell office:value-type="float" office:value="121.220181956389">
            <text:p>121.2201819564</text:p>
          </table:table-cell>
          <table:table-cell office:value-type="float" office:value="121.220126372539">
            <text:p>121.2201263725</text:p>
          </table:table-cell>
          <table:table-cell table:number-columns-repeated="2" office:value-type="string">
            <text:p><text:s/>1 ♌ 13' 12"</text:p>
          </table:table-cell>
          <table:table-cell office:value-type="float" office:value="0.955569389584769">
            <text:p>0.9555693896</text:p>
          </table:table-cell>
          <table:table-cell office:value-type="float" office:value="0.644819369617845">
            <text:p>0.6448193696</text:p>
          </table:table-cell>
          <table:table-cell office:value-type="float" office:value="98.2170630681722">
            <text:p>98.2170630682</text:p>
          </table:table-cell>
          <table:table-cell office:value-type="float" office:value="98.2170074843223">
            <text:p>98.2170074843</text:p>
          </table:table-cell>
          <table:table-cell table:number-columns-repeated="2" office:value-type="string">
            <text:p><text:s/>8 ♋ 13' 01"</text:p>
          </table:table-cell>
          <table:table-cell office:value-type="float" office:value="0.955529118802141">
            <text:p>0.9555291188</text:p>
          </table:table-cell>
          <table:table-cell office:value-type="float" office:value="0.644779061320773">
            <text:p>0.6447790613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9110.63313657">
            <text:p>2429110.63313657</text:p>
          </table:table-cell>
          <table:table-cell office:value-type="string">
            <text:p>1938-07-30 22:11:43.125000 EST-0500</text:p>
          </table:table-cell>
          <table:table-cell office:value-type="float" office:value="0">
            <text:p>0</text:p>
          </table:table-cell>
          <table:table-cell office:value-type="float" office:value="169.332569186562">
            <text:p>169.3325691866</text:p>
          </table:table-cell>
          <table:table-cell office:value-type="float" office:value="169.332513046509">
            <text:p>169.3325130465</text:p>
          </table:table-cell>
          <table:table-cell table:number-columns-repeated="2" office:value-type="string">
            <text:p>19 ♍ 19' 57"</text:p>
          </table:table-cell>
          <table:table-cell office:value-type="float" office:value="1.12845341081733">
            <text:p>1.1284534108</text:p>
          </table:table-cell>
          <table:table-cell office:value-type="float" office:value="0.0292246807274403">
            <text:p>0.0292246807</text:p>
          </table:table-cell>
          <table:table-cell office:value-type="float" office:value="146.329188659312">
            <text:p>146.3291886593</text:p>
          </table:table-cell>
          <table:table-cell office:value-type="float" office:value="146.329132519259">
            <text:p>146.3291325193</text:p>
          </table:table-cell>
          <table:table-cell office:value-type="string">
            <text:p>26 ♌ 19' 45"</text:p>
          </table:table-cell>
          <table:table-cell office:value-type="string">
            <text:p>26 ♌ 19' 44"</text:p>
          </table:table-cell>
          <table:table-cell office:value-type="float" office:value="1.12847979921439">
            <text:p>1.1284797992</text:p>
          </table:table-cell>
          <table:table-cell office:value-type="float" office:value="0.0292510679628189">
            <text:p>0.02925106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9138.86824074">
            <text:p>2429138.86824074</text:p>
          </table:table-cell>
          <table:table-cell office:value-type="string">
            <text:p>1938-08-28 03:50:16.406250 EST-0500</text:p>
          </table:table-cell>
          <table:table-cell office:value-type="float" office:value="0">
            <text:p>0</text:p>
          </table:table-cell>
          <table:table-cell office:value-type="float" office:value="154.393110513788">
            <text:p>154.3931105138</text:p>
          </table:table-cell>
          <table:table-cell office:value-type="float" office:value="154.393520374954">
            <text:p>154.393520375</text:p>
          </table:table-cell>
          <table:table-cell office:value-type="string">
            <text:p><text:s/>4 ♍ 23' 35"</text:p>
          </table:table-cell>
          <table:table-cell office:value-type="string">
            <text:p><text:s/>4 ♍ 23' 36"</text:p>
          </table:table-cell>
          <table:table-cell office:value-type="float" office:value="-0.913776355459275">
            <text:p>-0.9137763555</text:p>
          </table:table-cell>
          <table:table-cell office:value-type="float" office:value="0.9663797466993">
            <text:p>0.9663797467</text:p>
          </table:table-cell>
          <table:table-cell office:value-type="float" office:value="131.388828444266">
            <text:p>131.3888284443</text:p>
          </table:table-cell>
          <table:table-cell office:value-type="float" office:value="131.389238305432">
            <text:p>131.3892383054</text:p>
          </table:table-cell>
          <table:table-cell office:value-type="string">
            <text:p>11 ♌ 23' 19"</text:p>
          </table:table-cell>
          <table:table-cell office:value-type="string">
            <text:p>11 ♌ 23' 21"</text:p>
          </table:table-cell>
          <table:table-cell office:value-type="float" office:value="-0.913744151233941">
            <text:p>-0.9137441512</text:p>
          </table:table-cell>
          <table:table-cell office:value-type="float" office:value="0.966412261558947">
            <text:p>0.9664122616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9147.77644676">
            <text:p>2429147.77644676</text:p>
          </table:table-cell>
          <table:table-cell office:value-type="string">
            <text:p>1938-09-06 01:38:05.156250 EST-0500</text:p>
          </table:table-cell>
          <table:table-cell office:value-type="float" office:value="0">
            <text:p>0</text:p>
          </table:table-cell>
          <table:table-cell office:value-type="float" office:value="149.010934512678">
            <text:p>149.0109345127</text:p>
          </table:table-cell>
          <table:table-cell office:value-type="float" office:value="149.011078644089">
            <text:p>149.0110786441</text:p>
          </table:table-cell>
          <table:table-cell table:number-columns-repeated="2" office:value-type="string">
            <text:p>29 ♌ 00' 39"</text:p>
          </table:table-cell>
          <table:table-cell office:value-type="float" office:value="-0.0967350996832266">
            <text:p>-0.0967350997</text:p>
          </table:table-cell>
          <table:table-cell office:value-type="float" office:value="0.63515247244158">
            <text:p>0.6351524724</text:p>
          </table:table-cell>
          <table:table-cell office:value-type="float" office:value="126.006355507534">
            <text:p>126.0063555075</text:p>
          </table:table-cell>
          <table:table-cell office:value-type="float" office:value="126.006499638945">
            <text:p>126.0064996389</text:p>
          </table:table-cell>
          <table:table-cell office:value-type="string">
            <text:p><text:s/>6 ♌ 00' 22"</text:p>
          </table:table-cell>
          <table:table-cell office:value-type="string">
            <text:p><text:s/>6 ♌ 00' 23"</text:p>
          </table:table-cell>
          <table:table-cell office:value-type="float" office:value="-0.0967244186082669">
            <text:p>-0.0967244186</text:p>
          </table:table-cell>
          <table:table-cell office:value-type="float" office:value="0.635162693448463">
            <text:p>0.6351626934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9155.8777662">
            <text:p>2429155.8777662</text:p>
          </table:table-cell>
          <table:table-cell office:value-type="string">
            <text:p>1938-09-14 04:03:59.062500 EST-0500</text:p>
          </table:table-cell>
          <table:table-cell office:value-type="float" office:value="0">
            <text:p>0</text:p>
          </table:table-cell>
          <table:table-cell office:value-type="float" office:value="170.891101475411">
            <text:p>170.8911014754</text:p>
          </table:table-cell>
          <table:table-cell office:value-type="float" office:value="170.89104421487">
            <text:p>170.8910442149</text:p>
          </table:table-cell>
          <table:table-cell table:number-columns-repeated="2" office:value-type="string">
            <text:p>20 ♍ 53' 27"</text:p>
          </table:table-cell>
          <table:table-cell office:value-type="float" office:value="0.974057353745438">
            <text:p>0.9740573537</text:p>
          </table:table-cell>
          <table:table-cell office:value-type="float" office:value="0.0371269421417484">
            <text:p>0.0371269421</text:p>
          </table:table-cell>
          <table:table-cell office:value-type="float" office:value="147.886448829172">
            <text:p>147.8864488292</text:p>
          </table:table-cell>
          <table:table-cell office:value-type="float" office:value="147.886391568632">
            <text:p>147.8863915686</text:p>
          </table:table-cell>
          <table:table-cell table:number-columns-repeated="2" office:value-type="string">
            <text:p>27 ♌ 53' 11"</text:p>
          </table:table-cell>
          <table:table-cell office:value-type="float" office:value="0.974066436742961">
            <text:p>0.9740664367</text:p>
          </table:table-cell>
          <table:table-cell office:value-type="float" office:value="0.0371362445537804">
            <text:p>0.0371362446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9158.03181713">
            <text:p>2429158.03181713</text:p>
          </table:table-cell>
          <table:table-cell office:value-type="string">
            <text:p>1938-09-16 07:45:49.218750 EST-0500</text:p>
          </table:table-cell>
          <table:table-cell office:value-type="float" office:value="0">
            <text:p>0</text:p>
          </table:table-cell>
          <table:table-cell office:value-type="float" office:value="155.518336362868">
            <text:p>155.5183363629</text:p>
          </table:table-cell>
          <table:table-cell office:value-type="float" office:value="155.518227771069">
            <text:p>155.5182277711</text:p>
          </table:table-cell>
          <table:table-cell office:value-type="string">
            <text:p><text:s/>5 ♍ 31' 06"</text:p>
          </table:table-cell>
          <table:table-cell office:value-type="string">
            <text:p><text:s/>5 ♍ 31' 05"</text:p>
          </table:table-cell>
          <table:table-cell office:value-type="float" office:value="1.28008284283073">
            <text:p>1.2800828428</text:p>
          </table:table-cell>
          <table:table-cell office:value-type="float" office:value="0.634057313553785">
            <text:p>0.6340573136</text:p>
          </table:table-cell>
          <table:table-cell office:value-type="float" office:value="132.513592886815">
            <text:p>132.5135928868</text:p>
          </table:table-cell>
          <table:table-cell office:value-type="float" office:value="132.513484295016">
            <text:p>132.513484295</text:p>
          </table:table-cell>
          <table:table-cell table:number-columns-repeated="2" office:value-type="string">
            <text:p>12 ♌ 30' 48"</text:p>
          </table:table-cell>
          <table:table-cell office:value-type="float" office:value="1.28006862192246">
            <text:p>1.2800686219</text:p>
          </table:table-cell>
          <table:table-cell office:value-type="float" office:value="0.634043105303806">
            <text:p>0.6340431053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9167.88069444">
            <text:p>2429167.88069444</text:p>
          </table:table-cell>
          <table:table-cell office:value-type="string">
            <text:p>1938-09-26 04:08:12.187500 EST-0500</text:p>
          </table:table-cell>
          <table:table-cell office:value-type="float" office:value="0">
            <text:p>0</text:p>
          </table:table-cell>
          <table:table-cell office:value-type="float" office:value="171.334597726392">
            <text:p>171.3345977264</text:p>
          </table:table-cell>
          <table:table-cell office:value-type="float" office:value="171.334500258321">
            <text:p>171.3345002583</text:p>
          </table:table-cell>
          <table:table-cell table:number-columns-repeated="2" office:value-type="string">
            <text:p>21 ♍ 20' 04"</text:p>
          </table:table-cell>
          <table:table-cell office:value-type="float" office:value="1.79124433232315">
            <text:p>1.7912443323</text:p>
          </table:table-cell>
          <table:table-cell office:value-type="float" office:value="0.036551577086044">
            <text:p>0.0365515771</text:p>
          </table:table-cell>
          <table:table-cell office:value-type="float" office:value="148.329638441118">
            <text:p>148.3296384411</text:p>
          </table:table-cell>
          <table:table-cell office:value-type="float" office:value="148.329540973046">
            <text:p>148.329540973</text:p>
          </table:table-cell>
          <table:table-cell table:number-columns-repeated="2" office:value-type="string">
            <text:p>28 ♌ 19' 46"</text:p>
          </table:table-cell>
          <table:table-cell office:value-type="float" office:value="1.7912657273353">
            <text:p>1.7912657273</text:p>
          </table:table-cell>
          <table:table-cell office:value-type="float" office:value="0.0365727987095888">
            <text:p>0.036572798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9181.96980324">
            <text:p>2429181.96980324</text:p>
          </table:table-cell>
          <table:table-cell office:value-type="string">
            <text:p>1938-10-10 06:16:31.406250 EST-0500</text:p>
          </table:table-cell>
          <table:table-cell office:value-type="float" office:value="0">
            <text:p>0</text:p>
          </table:table-cell>
          <table:table-cell office:value-type="float" office:value="196.497855370959">
            <text:p>196.497855371</text:p>
          </table:table-cell>
          <table:table-cell office:value-type="float" office:value="196.497849931578">
            <text:p>196.4978499316</text:p>
          </table:table-cell>
          <table:table-cell table:number-columns-repeated="2" office:value-type="string">
            <text:p>16 ♎ 29' 52"</text:p>
          </table:table-cell>
          <table:table-cell office:value-type="float" office:value="1.72430854017547">
            <text:p>1.7243085402</text:p>
          </table:table-cell>
          <table:table-cell office:value-type="float" office:value="0.98828875991655">
            <text:p>0.9882887599</text:p>
          </table:table-cell>
          <table:table-cell office:value-type="float" office:value="173.492593141738">
            <text:p>173.4925931417</text:p>
          </table:table-cell>
          <table:table-cell office:value-type="float" office:value="173.492587702358">
            <text:p>173.4925877024</text:p>
          </table:table-cell>
          <table:table-cell table:number-columns-repeated="2" office:value-type="string">
            <text:p>23 ♍ 29' 33"</text:p>
          </table:table-cell>
          <table:table-cell office:value-type="float" office:value="1.72433169311396">
            <text:p>1.7243316931</text:p>
          </table:table-cell>
          <table:table-cell office:value-type="float" office:value="0.988311634434275">
            <text:p>0.9883116344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29183.92488426">
            <text:p>2429183.92488426</text:p>
          </table:table-cell>
          <table:table-cell office:value-type="string">
            <text:p>1938-10-12 05:11:50.156250 EST-0500</text:p>
          </table:table-cell>
          <table:table-cell office:value-type="float" office:value="0">
            <text:p>0</text:p>
          </table:table-cell>
          <table:table-cell office:value-type="float" office:value="171.902645495189">
            <text:p>171.9026454952</text:p>
          </table:table-cell>
          <table:table-cell office:value-type="float" office:value="171.902613968774">
            <text:p>171.9026139688</text:p>
          </table:table-cell>
          <table:table-cell table:number-columns-repeated="2" office:value-type="string">
            <text:p>21 ♍ 54' 09"</text:p>
          </table:table-cell>
          <table:table-cell office:value-type="float" office:value="0.631673809916278">
            <text:p>0.6316738099</text:p>
          </table:table-cell>
          <table:table-cell office:value-type="float" office:value="0.0339495523348301">
            <text:p>0.0339495523</text:p>
          </table:table-cell>
          <table:table-cell office:value-type="float" office:value="148.897326814465">
            <text:p>148.8973268145</text:p>
          </table:table-cell>
          <table:table-cell office:value-type="float" office:value="148.89729528805">
            <text:p>148.8972952881</text:p>
          </table:table-cell>
          <table:table-cell table:number-columns-repeated="2" office:value-type="string">
            <text:p>28 ♌ 53' 50"</text:p>
          </table:table-cell>
          <table:table-cell office:value-type="float" office:value="0.631669949669973">
            <text:p>0.6316699497</text:p>
          </table:table-cell>
          <table:table-cell office:value-type="float" office:value="0.0339456733797613">
            <text:p>0.0339456734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9211.63386574">
            <text:p>2429211.63386574</text:p>
          </table:table-cell>
          <table:table-cell office:value-type="string">
            <text:p>1938-11-08 22:12:46.406250 EST-0500</text:p>
          </table:table-cell>
          <table:table-cell office:value-type="float" office:value="0">
            <text:p>0</text:p>
          </table:table-cell>
          <table:table-cell office:value-type="float" office:value="243.134465929318">
            <text:p>243.1344659293</text:p>
          </table:table-cell>
          <table:table-cell office:value-type="float" office:value="243.134130034956">
            <text:p>243.134130035</text:p>
          </table:table-cell>
          <table:table-cell office:value-type="string">
            <text:p><text:s/>3 ♐ 08' 04"</text:p>
          </table:table-cell>
          <table:table-cell office:value-type="string">
            <text:p><text:s/>3 ♐ 08' 02"</text:p>
          </table:table-cell>
          <table:table-cell office:value-type="float" office:value="1.44056747881388">
            <text:p>1.4405674788</text:p>
          </table:table-cell>
          <table:table-cell office:value-type="float" office:value="-0.376973483724475">
            <text:p>-0.3769734837</text:p>
          </table:table-cell>
          <table:table-cell office:value-type="float" office:value="220.128305500033">
            <text:p>220.1283055</text:p>
          </table:table-cell>
          <table:table-cell office:value-type="float" office:value="220.127969605671">
            <text:p>220.1279696057</text:p>
          </table:table-cell>
          <table:table-cell office:value-type="string">
            <text:p>10 ♏ 07' 41"</text:p>
          </table:table-cell>
          <table:table-cell office:value-type="string">
            <text:p>10 ♏ 07' 40"</text:p>
          </table:table-cell>
          <table:table-cell office:value-type="float" office:value="1.44054584626916">
            <text:p>1.4405458463</text:p>
          </table:table-cell>
          <table:table-cell office:value-type="float" office:value="-0.376995529159697">
            <text:p>-0.3769955292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9222.76643518">
            <text:p>2429222.76643518</text:p>
          </table:table-cell>
          <table:table-cell office:value-type="string">
            <text:p>1938-11-20 01:23:40.312500 EST-0500</text:p>
          </table:table-cell>
          <table:table-cell office:value-type="float" office:value="0">
            <text:p>0</text:p>
          </table:table-cell>
          <table:table-cell office:value-type="float" office:value="237.281047530076">
            <text:p>237.2810475301</text:p>
          </table:table-cell>
          <table:table-cell office:value-type="float" office:value="237.281177962141">
            <text:p>237.2811779621</text:p>
          </table:table-cell>
          <table:table-cell office:value-type="string">
            <text:p>27 ♏ 16' 51"</text:p>
          </table:table-cell>
          <table:table-cell office:value-type="string">
            <text:p>27 ♏ 16' 52"</text:p>
          </table:table-cell>
          <table:table-cell office:value-type="float" office:value="-0.606512883475919">
            <text:p>-0.6065128835</text:p>
          </table:table-cell>
          <table:table-cell office:value-type="float" office:value="1.00998627263239">
            <text:p>1.0099862726</text:p>
          </table:table-cell>
          <table:table-cell office:value-type="float" office:value="214.274445464485">
            <text:p>214.2744454645</text:p>
          </table:table-cell>
          <table:table-cell office:value-type="float" office:value="214.27457589655">
            <text:p>214.2745758966</text:p>
          </table:table-cell>
          <table:table-cell table:number-columns-repeated="2" office:value-type="string">
            <text:p><text:s/>4 ♏ 16' 28"</text:p>
          </table:table-cell>
          <table:table-cell office:value-type="float" office:value="-0.606512350664901">
            <text:p>-0.6065123507</text:p>
          </table:table-cell>
          <table:table-cell office:value-type="float" office:value="1.00998729601501">
            <text:p>1.00998729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9246.89997685">
            <text:p>2429246.89997685</text:p>
          </table:table-cell>
          <table:table-cell office:value-type="string">
            <text:p>1938-12-14 04:35:58.593750 EST-0500</text:p>
          </table:table-cell>
          <table:table-cell office:value-type="float" office:value="0">
            <text:p>0</text:p>
          </table:table-cell>
          <table:table-cell office:value-type="float" office:value="261.747917631359">
            <text:p>261.7479176314</text:p>
          </table:table-cell>
          <table:table-cell office:value-type="float" office:value="261.748464426168">
            <text:p>261.7484644262</text:p>
          </table:table-cell>
          <table:table-cell office:value-type="string">
            <text:p>21 ♐ 44' 52"</text:p>
          </table:table-cell>
          <table:table-cell office:value-type="string">
            <text:p>21 ♐ 44' 54"</text:p>
          </table:table-cell>
          <table:table-cell office:value-type="float" office:value="-1.38627826832614">
            <text:p>-1.3862782683</text:p>
          </table:table-cell>
          <table:table-cell office:value-type="float" office:value="1.01725086903922">
            <text:p>1.017250869</text:p>
          </table:table-cell>
          <table:table-cell office:value-type="float" office:value="238.740158604052">
            <text:p>238.7401586041</text:p>
          </table:table-cell>
          <table:table-cell office:value-type="float" office:value="238.740705398861">
            <text:p>238.7407053989</text:p>
          </table:table-cell>
          <table:table-cell office:value-type="string">
            <text:p>28 ♏ 44' 24"</text:p>
          </table:table-cell>
          <table:table-cell office:value-type="string">
            <text:p>28 ♏ 44' 26"</text:p>
          </table:table-cell>
          <table:table-cell office:value-type="float" office:value="-1.38626200672682">
            <text:p>-1.3862620067</text:p>
          </table:table-cell>
          <table:table-cell office:value-type="float" office:value="1.01726711262539">
            <text:p>1.017267112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9313.57233796">
            <text:p>2429313.57233796</text:p>
          </table:table-cell>
          <table:table-cell office:value-type="string">
            <text:p>1939-02-18 20:44:10.781250 EST-0500</text:p>
          </table:table-cell>
          <table:table-cell office:value-type="float" office:value="0">
            <text:p>0</text:p>
          </table:table-cell>
          <table:table-cell office:value-type="float" office:value="329.526033888041">
            <text:p>329.526033888</text:p>
          </table:table-cell>
          <table:table-cell office:value-type="float" office:value="329.525864599538">
            <text:p>329.5258645995</text:p>
          </table:table-cell>
          <table:table-cell table:number-columns-repeated="2" office:value-type="string">
            <text:p>29 ♒ 31' 33"</text:p>
          </table:table-cell>
          <table:table-cell office:value-type="float" office:value="1.82413997000104">
            <text:p>1.82413997</text:p>
          </table:table-cell>
          <table:table-cell office:value-type="float" office:value="1.00885865123808">
            <text:p>1.0088586512</text:p>
          </table:table-cell>
          <table:table-cell office:value-type="float" office:value="306.515430720472">
            <text:p>306.5154307205</text:p>
          </table:table-cell>
          <table:table-cell office:value-type="float" office:value="306.515261431969">
            <text:p>306.515261432</text:p>
          </table:table-cell>
          <table:table-cell office:value-type="string">
            <text:p><text:s/>6 ♒ 30' 55"</text:p>
          </table:table-cell>
          <table:table-cell office:value-type="string">
            <text:p><text:s/>6 ♒ 30' 54"</text:p>
          </table:table-cell>
          <table:table-cell office:value-type="float" office:value="1.82416338638005">
            <text:p>1.8241633864</text:p>
          </table:table-cell>
          <table:table-cell office:value-type="float" office:value="1.00888240351364">
            <text:p>1.0088824035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9320.82112268">
            <text:p>2429320.82112268</text:p>
          </table:table-cell>
          <table:table-cell office:value-type="string">
            <text:p>1939-02-26 02:42:25.312500 EST-0500</text:p>
          </table:table-cell>
          <table:table-cell office:value-type="float" office:value="0">
            <text:p>0</text:p>
          </table:table-cell>
          <table:table-cell office:value-type="float" office:value="343.063397965801">
            <text:p>343.0633979658</text:p>
          </table:table-cell>
          <table:table-cell office:value-type="float" office:value="343.063168978768">
            <text:p>343.0631689788</text:p>
          </table:table-cell>
          <table:table-cell office:value-type="string">
            <text:p>13 ♓ 03' 48"</text:p>
          </table:table-cell>
          <table:table-cell office:value-type="string">
            <text:p>13 ♓ 03' 47"</text:p>
          </table:table-cell>
          <table:table-cell office:value-type="float" office:value="1.9002653615309">
            <text:p>1.9002653615</text:p>
          </table:table-cell>
          <table:table-cell office:value-type="float" office:value="0.241301526460961">
            <text:p>0.2413015265</text:p>
          </table:table-cell>
          <table:table-cell office:value-type="float" office:value="320.052701036199">
            <text:p>320.0527010362</text:p>
          </table:table-cell>
          <table:table-cell office:value-type="float" office:value="320.052472049166">
            <text:p>320.0524720492</text:p>
          </table:table-cell>
          <table:table-cell office:value-type="string">
            <text:p>20 ♒ 03' 09"</text:p>
          </table:table-cell>
          <table:table-cell office:value-type="string">
            <text:p>20 ♒ 03' 08"</text:p>
          </table:table-cell>
          <table:table-cell office:value-type="float" office:value="1.90026352808421">
            <text:p>1.9002635281</text:p>
          </table:table-cell>
          <table:table-cell office:value-type="float" office:value="0.241299648765865">
            <text:p>0.2412996488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9329.01423611">
            <text:p>2429329.01423611</text:p>
          </table:table-cell>
          <table:table-cell office:value-type="string">
            <text:p>1939-03-06 07:20:30.468750 EST-0500</text:p>
          </table:table-cell>
          <table:table-cell office:value-type="float" office:value="0">
            <text:p>0</text:p>
          </table:table-cell>
          <table:table-cell office:value-type="float" office:value="345.043498001521">
            <text:p>345.0434980015</text:p>
          </table:table-cell>
          <table:table-cell office:value-type="float" office:value="345.043399292268">
            <text:p>345.0433992923</text:p>
          </table:table-cell>
          <table:table-cell table:number-columns-repeated="2" office:value-type="string">
            <text:p>15 ♓ 02' 36"</text:p>
          </table:table-cell>
          <table:table-cell office:value-type="float" office:value="1.00067923095983">
            <text:p>1.000679231</text:p>
          </table:table-cell>
          <table:table-cell office:value-type="float" office:value="0.241841810399058">
            <text:p>0.2418418104</text:p>
          </table:table-cell>
          <table:table-cell office:value-type="float" office:value="322.032514529307">
            <text:p>322.0325145293</text:p>
          </table:table-cell>
          <table:table-cell office:value-type="float" office:value="322.032415820054">
            <text:p>322.0324158201</text:p>
          </table:table-cell>
          <table:table-cell office:value-type="string">
            <text:p>22 ♒ 01' 57"</text:p>
          </table:table-cell>
          <table:table-cell office:value-type="string">
            <text:p>22 ♒ 01' 56"</text:p>
          </table:table-cell>
          <table:table-cell office:value-type="float" office:value="1.00071973273024">
            <text:p>1.0007197327</text:p>
          </table:table-cell>
          <table:table-cell office:value-type="float" office:value="0.241882295913062">
            <text:p>0.241882295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9356.83357639">
            <text:p>2429356.83357639</text:p>
          </table:table-cell>
          <table:table-cell office:value-type="string">
            <text:p>1939-04-03 03:00:21.093750 EST-0500</text:p>
          </table:table-cell>
          <table:table-cell office:value-type="float" office:value="0">
            <text:p>0</text:p>
          </table:table-cell>
          <table:table-cell office:value-type="float" office:value="12.6826859033188">
            <text:p>12.6826859033</text:p>
          </table:table-cell>
          <table:table-cell office:value-type="float" office:value="12.6829676423874">
            <text:p>12.6829676424</text:p>
          </table:table-cell>
          <table:table-cell office:value-type="string">
            <text:p>12 ♈ 40' 57"</text:p>
          </table:table-cell>
          <table:table-cell office:value-type="string">
            <text:p>12 ♈ 40' 58"</text:p>
          </table:table-cell>
          <table:table-cell office:value-type="float" office:value="-0.809598495992771">
            <text:p>-0.809598496</text:p>
          </table:table-cell>
          <table:table-cell office:value-type="float" office:value="0.985263390957092">
            <text:p>0.985263391</text:p>
          </table:table-cell>
          <table:table-cell office:value-type="float" office:value="349.671085908659">
            <text:p>349.6710859087</text:p>
          </table:table-cell>
          <table:table-cell office:value-type="float" office:value="349.671367647727">
            <text:p>349.6713676477</text:p>
          </table:table-cell>
          <table:table-cell office:value-type="string">
            <text:p>19 ♓ 40' 15"</text:p>
          </table:table-cell>
          <table:table-cell office:value-type="string">
            <text:p>19 ♓ 40' 16"</text:p>
          </table:table-cell>
          <table:table-cell office:value-type="float" office:value="-0.809558388629881">
            <text:p>-0.8095583886</text:p>
          </table:table-cell>
          <table:table-cell office:value-type="float" office:value="0.985303806621649">
            <text:p>0.9853038066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9365.31623843">
            <text:p>2429365.31623843</text:p>
          </table:table-cell>
          <table:table-cell office:value-type="string">
            <text:p>1939-04-11 14:35:23.437500 EST-0500</text:p>
          </table:table-cell>
          <table:table-cell office:value-type="float" office:value="0">
            <text:p>0</text:p>
          </table:table-cell>
          <table:table-cell office:value-type="float" office:value="21.0216574895349">
            <text:p>21.0216574895</text:p>
          </table:table-cell>
          <table:table-cell office:value-type="float" office:value="21.0214853450414">
            <text:p>21.021485345</text:p>
          </table:table-cell>
          <table:table-cell table:number-columns-repeated="2" office:value-type="string">
            <text:p>21 ♈ 01' 17"</text:p>
          </table:table-cell>
          <table:table-cell office:value-type="float" office:value="0.980908533144507">
            <text:p>0.9809085331</text:p>
          </table:table-cell>
          <table:table-cell office:value-type="float" office:value="0.126504283339037">
            <text:p>0.1265042833</text:p>
          </table:table-cell>
          <table:table-cell office:value-type="float" office:value="358.009802575045">
            <text:p>358.009802575</text:p>
          </table:table-cell>
          <table:table-cell office:value-type="float" office:value="358.009630430552">
            <text:p>358.0096304306</text:p>
          </table:table-cell>
          <table:table-cell office:value-type="string">
            <text:p>28 ♓ 00' 35"</text:p>
          </table:table-cell>
          <table:table-cell office:value-type="string">
            <text:p>28 ♓ 00' 34"</text:p>
          </table:table-cell>
          <table:table-cell office:value-type="float" office:value="0.980911513429367">
            <text:p>0.9809115134</text:p>
          </table:table-cell>
          <table:table-cell office:value-type="float" office:value="0.126507173344793">
            <text:p>0.1265071733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9375.73591435">
            <text:p>2429375.73591435</text:p>
          </table:table-cell>
          <table:table-cell office:value-type="string">
            <text:p>1939-04-22 00:39:43.593750 EST-0500</text:p>
          </table:table-cell>
          <table:table-cell office:value-type="float" office:value="0">
            <text:p>0</text:p>
          </table:table-cell>
          <table:table-cell office:value-type="float" office:value="355.985420563021">
            <text:p>355.985420563</text:p>
          </table:table-cell>
          <table:table-cell office:value-type="float" office:value="355.98521422212">
            <text:p>355.9852142221</text:p>
          </table:table-cell>
          <table:table-cell office:value-type="string">
            <text:p>25 ♓ 59' 07"</text:p>
          </table:table-cell>
          <table:table-cell office:value-type="string">
            <text:p>25 ♓ 59' 06"</text:p>
          </table:table-cell>
          <table:table-cell office:value-type="float" office:value="1.19425919654494">
            <text:p>1.1942591965</text:p>
          </table:table-cell>
          <table:table-cell office:value-type="float" office:value="0.218847796480518">
            <text:p>0.2188477965</text:p>
          </table:table-cell>
          <table:table-cell office:value-type="float" office:value="332.973387289917">
            <text:p>332.9733872899</text:p>
          </table:table-cell>
          <table:table-cell office:value-type="float" office:value="332.973180949017">
            <text:p>332.973180949</text:p>
          </table:table-cell>
          <table:table-cell office:value-type="string">
            <text:p><text:s/>2 ♓ 58' 24"</text:p>
          </table:table-cell>
          <table:table-cell office:value-type="string">
            <text:p><text:s/>2 ♓ 58' 23"</text:p>
          </table:table-cell>
          <table:table-cell office:value-type="float" office:value="1.1942500000812">
            <text:p>1.1942500001</text:p>
          </table:table-cell>
          <table:table-cell office:value-type="float" office:value="0.218838504978123">
            <text:p>0.218838505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9392.8575">
            <text:p>2429392.8575</text:p>
          </table:table-cell>
          <table:table-cell office:value-type="string">
            <text:p>1939-05-09 03:34:48.281250 EST-0500</text:p>
          </table:table-cell>
          <table:table-cell office:value-type="float" office:value="0">
            <text:p>0</text:p>
          </table:table-cell>
          <table:table-cell office:value-type="float" office:value="47.8360477009612">
            <text:p>47.836047701</text:p>
          </table:table-cell>
          <table:table-cell office:value-type="float" office:value="47.8359720308345">
            <text:p>47.8359720308</text:p>
          </table:table-cell>
          <table:table-cell table:number-columns-repeated="2" office:value-type="string">
            <text:p>17 ♉ 50' 09"</text:p>
          </table:table-cell>
          <table:table-cell office:value-type="float" office:value="0.966674230718821">
            <text:p>0.9666742307</text:p>
          </table:table-cell>
          <table:table-cell office:value-type="float" office:value="0.0579406414831349">
            <text:p>0.0579406415</text:p>
          </table:table-cell>
          <table:table-cell office:value-type="float" office:value="24.8233643933749">
            <text:p>24.8233643934</text:p>
          </table:table-cell>
          <table:table-cell office:value-type="float" office:value="24.8232887232481">
            <text:p>24.8232887232</text:p>
          </table:table-cell>
          <table:table-cell office:value-type="string">
            <text:p>24 ♈ 49' 24"</text:p>
          </table:table-cell>
          <table:table-cell office:value-type="string">
            <text:p>24 ♈ 49' 23"</text:p>
          </table:table-cell>
          <table:table-cell office:value-type="float" office:value="0.966668365586413">
            <text:p>0.9666683656</text:p>
          </table:table-cell>
          <table:table-cell office:value-type="float" office:value="0.0579347713974859">
            <text:p>0.0579347714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9394.36238426">
            <text:p>2429394.36238426</text:p>
          </table:table-cell>
          <table:table-cell office:value-type="string">
            <text:p>1939-05-10 15:41:50.156250 EST-0500</text:p>
          </table:table-cell>
          <table:table-cell office:value-type="float" office:value="0">
            <text:p>0</text:p>
          </table:table-cell>
          <table:table-cell office:value-type="float" office:value="24.6223281775751">
            <text:p>24.6223281776</text:p>
          </table:table-cell>
          <table:table-cell office:value-type="float" office:value="24.6223033849171">
            <text:p>24.6223033849</text:p>
          </table:table-cell>
          <table:table-cell table:number-columns-repeated="2" office:value-type="string">
            <text:p>24 ♈ 37' 20"</text:p>
          </table:table-cell>
          <table:table-cell office:value-type="float" office:value="1.38331841358274">
            <text:p>1.3833184136</text:p>
          </table:table-cell>
          <table:table-cell office:value-type="float" office:value="0.118956428868325">
            <text:p>0.1189564289</text:p>
          </table:table-cell>
          <table:table-cell office:value-type="float" office:value="1.60958807895267">
            <text:p>1.609588079</text:p>
          </table:table-cell>
          <table:table-cell office:value-type="float" office:value="1.60956328629462">
            <text:p>1.6095632863</text:p>
          </table:table-cell>
          <table:table-cell table:number-columns-repeated="2" office:value-type="string">
            <text:p><text:s/>1 ♈ 36' 34"</text:p>
          </table:table-cell>
          <table:table-cell office:value-type="float" office:value="1.38332530748448">
            <text:p>1.3833253075</text:p>
          </table:table-cell>
          <table:table-cell office:value-type="float" office:value="0.118963350142105">
            <text:p>0.1189633501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9400.18635417">
            <text:p>2429400.18635417</text:p>
          </table:table-cell>
          <table:table-cell office:value-type="string">
            <text:p>1939-05-16 11:28:21.562500 EST-0500</text:p>
          </table:table-cell>
          <table:table-cell office:value-type="float" office:value="0">
            <text:p>0</text:p>
          </table:table-cell>
          <table:table-cell office:value-type="float" office:value="25.3060162400892">
            <text:p>25.3060162401</text:p>
          </table:table-cell>
          <table:table-cell office:value-type="float" office:value="25.3058124513298">
            <text:p>25.3058124513</text:p>
          </table:table-cell>
          <table:table-cell office:value-type="string">
            <text:p>25 ♈ 18' 21"</text:p>
          </table:table-cell>
          <table:table-cell office:value-type="string">
            <text:p>25 ♈ 18' 20"</text:p>
          </table:table-cell>
          <table:table-cell office:value-type="float" office:value="1.20377386062544">
            <text:p>1.2037738606</text:p>
          </table:table-cell>
          <table:table-cell office:value-type="float" office:value="0.115679924375818">
            <text:p>0.1156799244</text:p>
          </table:table-cell>
          <table:table-cell office:value-type="float" office:value="2.29317224255531">
            <text:p>2.2931722426</text:p>
          </table:table-cell>
          <table:table-cell office:value-type="float" office:value="2.292968453796">
            <text:p>2.2929684538</text:p>
          </table:table-cell>
          <table:table-cell office:value-type="string">
            <text:p><text:s/>2 ♈ 17' 35"</text:p>
          </table:table-cell>
          <table:table-cell office:value-type="string">
            <text:p><text:s/>2 ♈ 17' 34"</text:p>
          </table:table-cell>
          <table:table-cell office:value-type="float" office:value="1.20378907890991">
            <text:p>1.2037890789</text:p>
          </table:table-cell>
          <table:table-cell office:value-type="float" office:value="0.115695269015902">
            <text:p>0.115695269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9408.998125">
            <text:p>2429408.998125</text:p>
          </table:table-cell>
          <table:table-cell office:value-type="string">
            <text:p>1939-05-25 06:57:18.281250 EST-0500</text:p>
          </table:table-cell>
          <table:table-cell office:value-type="float" office:value="0">
            <text:p>0</text:p>
          </table:table-cell>
          <table:table-cell office:value-type="float" office:value="48.7638729116984">
            <text:p>48.7638729117</text:p>
          </table:table-cell>
          <table:table-cell office:value-type="float" office:value="48.7634839547485">
            <text:p>48.7634839547</text:p>
          </table:table-cell>
          <table:table-cell office:value-type="string">
            <text:p>18 ♉ 45' 49"</text:p>
          </table:table-cell>
          <table:table-cell office:value-type="string">
            <text:p>18 ♉ 45' 48"</text:p>
          </table:table-cell>
          <table:table-cell office:value-type="float" office:value="1.91023518478798">
            <text:p>1.9102351848</text:p>
          </table:table-cell>
          <table:table-cell office:value-type="float" office:value="0.0564718704104295">
            <text:p>0.0564718704</text:p>
          </table:table-cell>
          <table:table-cell office:value-type="float" office:value="25.7505630272832">
            <text:p>25.7505630273</text:p>
          </table:table-cell>
          <table:table-cell office:value-type="float" office:value="25.7501740703333">
            <text:p>25.7501740703</text:p>
          </table:table-cell>
          <table:table-cell office:value-type="string">
            <text:p>25 ♈ 45' 02"</text:p>
          </table:table-cell>
          <table:table-cell office:value-type="string">
            <text:p>25 ♈ 45' 00"</text:p>
          </table:table-cell>
          <table:table-cell office:value-type="float" office:value="1.9102443885782">
            <text:p>1.9102443886</text:p>
          </table:table-cell>
          <table:table-cell office:value-type="float" office:value="0.0564811284782915">
            <text:p>0.0564811285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9420.1419213">
            <text:p>2429420.1419213</text:p>
          </table:table-cell>
          <table:table-cell office:value-type="string">
            <text:p>1939-06-05 10:24:22.500000 EST-0500</text:p>
          </table:table-cell>
          <table:table-cell office:value-type="float" office:value="0">
            <text:p>0</text:p>
          </table:table-cell>
          <table:table-cell office:value-type="float" office:value="49.3794676389532">
            <text:p>49.379467639</text:p>
          </table:table-cell>
          <table:table-cell office:value-type="float" office:value="49.3792052945198">
            <text:p>49.3792052945</text:p>
          </table:table-cell>
          <table:table-cell office:value-type="string">
            <text:p>19 ♉ 22' 46"</text:p>
          </table:table-cell>
          <table:table-cell office:value-type="string">
            <text:p>19 ♉ 22' 45"</text:p>
          </table:table-cell>
          <table:table-cell office:value-type="float" office:value="1.20912267901518">
            <text:p>1.209122679</text:p>
          </table:table-cell>
          <table:table-cell office:value-type="float" office:value="0.0538288046556076">
            <text:p>0.0538288047</text:p>
          </table:table-cell>
          <table:table-cell office:value-type="float" office:value="26.3656856259218">
            <text:p>26.3656856259</text:p>
          </table:table-cell>
          <table:table-cell office:value-type="float" office:value="26.3654232814885">
            <text:p>26.3654232815</text:p>
          </table:table-cell>
          <table:table-cell office:value-type="string">
            <text:p>26 ♈ 21' 56"</text:p>
          </table:table-cell>
          <table:table-cell office:value-type="string">
            <text:p>26 ♈ 21' 55"</text:p>
          </table:table-cell>
          <table:table-cell office:value-type="float" office:value="1.20910732287921">
            <text:p>1.2091073229</text:p>
          </table:table-cell>
          <table:table-cell office:value-type="float" office:value="0.0538134974579518">
            <text:p>0.053813497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9421.88630787">
            <text:p>2429421.88630787</text:p>
          </table:table-cell>
          <table:table-cell office:value-type="string">
            <text:p>1939-06-07 04:16:17.343750 EST-0500</text:p>
          </table:table-cell>
          <table:table-cell office:value-type="float" office:value="0">
            <text:p>0</text:p>
          </table:table-cell>
          <table:table-cell office:value-type="float" office:value="75.7395023135901">
            <text:p>75.7395023136</text:p>
          </table:table-cell>
          <table:table-cell office:value-type="float" office:value="75.7393739069943">
            <text:p>75.739373907</text:p>
          </table:table-cell>
          <table:table-cell office:value-type="string">
            <text:p>15 ♊ 44' 22"</text:p>
          </table:table-cell>
          <table:table-cell office:value-type="string">
            <text:p>15 ♊ 44' 21"</text:p>
          </table:table-cell>
          <table:table-cell office:value-type="float" office:value="2.20203199435472">
            <text:p>2.2020319944</text:p>
          </table:table-cell>
          <table:table-cell office:value-type="float" office:value="0.956455494864176">
            <text:p>0.9564554949</text:p>
          </table:table-cell>
          <table:table-cell office:value-type="float" office:value="52.7256402430662">
            <text:p>52.7256402431</text:p>
          </table:table-cell>
          <table:table-cell office:value-type="float" office:value="52.7255118364704">
            <text:p>52.7255118365</text:p>
          </table:table-cell>
          <table:table-cell office:value-type="string">
            <text:p>22 ♉ 43' 32"</text:p>
          </table:table-cell>
          <table:table-cell office:value-type="string">
            <text:p>22 ♉ 43' 31"</text:p>
          </table:table-cell>
          <table:table-cell office:value-type="float" office:value="2.202032167573">
            <text:p>2.2020321676</text:p>
          </table:table-cell>
          <table:table-cell office:value-type="float" office:value="0.956455650684442">
            <text:p>0.9564556507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9445.03962963">
            <text:p>2429445.03962963</text:p>
          </table:table-cell>
          <table:table-cell office:value-type="string">
            <text:p>1939-06-30 07:57:04.218750 EST-0500</text:p>
          </table:table-cell>
          <table:table-cell office:value-type="float" office:value="0">
            <text:p>0</text:p>
          </table:table-cell>
          <table:table-cell office:value-type="float" office:value="120.408844032323">
            <text:p>120.4088440323</text:p>
          </table:table-cell>
          <table:table-cell office:value-type="float" office:value="120.408672484676">
            <text:p>120.4086724847</text:p>
          </table:table-cell>
          <table:table-cell table:number-columns-repeated="2" office:value-type="string">
            <text:p><text:s/>0 ♌ 24' 31"</text:p>
          </table:table-cell>
          <table:table-cell office:value-type="float" office:value="1.52452908723676">
            <text:p>1.5245290872</text:p>
          </table:table-cell>
          <table:table-cell office:value-type="float" office:value="0.0261711619358432">
            <text:p>0.0261711619</text:p>
          </table:table-cell>
          <table:table-cell office:value-type="float" office:value="97.3939662743279">
            <text:p>97.3939662743</text:p>
          </table:table-cell>
          <table:table-cell office:value-type="float" office:value="97.3937947266806">
            <text:p>97.3937947267</text:p>
          </table:table-cell>
          <table:table-cell office:value-type="string">
            <text:p><text:s/>7 ♋ 23' 38"</text:p>
          </table:table-cell>
          <table:table-cell office:value-type="string">
            <text:p><text:s/>7 ♋ 23' 37"</text:p>
          </table:table-cell>
          <table:table-cell office:value-type="float" office:value="1.52450072370456">
            <text:p>1.5245007237</text:p>
          </table:table-cell>
          <table:table-cell office:value-type="float" office:value="0.0261428010187445">
            <text:p>0.026142801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9469.39631944">
            <text:p>2429469.39631944</text:p>
          </table:table-cell>
          <table:table-cell office:value-type="string">
            <text:p>1939-07-24 16:30:42.187500 EST-0500</text:p>
          </table:table-cell>
          <table:table-cell office:value-type="float" office:value="0">
            <text:p>0</text:p>
          </table:table-cell>
          <table:table-cell office:value-type="float" office:value="121.07598669551">
            <text:p>121.0759866955</text:p>
          </table:table-cell>
          <table:table-cell office:value-type="float" office:value="121.075795626312">
            <text:p>121.0757956263</text:p>
          </table:table-cell>
          <table:table-cell office:value-type="string">
            <text:p><text:s/>1 ♌ 04' 33"</text:p>
          </table:table-cell>
          <table:table-cell office:value-type="string">
            <text:p><text:s/>1 ♌ 04' 32"</text:p>
          </table:table-cell>
          <table:table-cell office:value-type="float" office:value="0.954983378566948">
            <text:p>0.9549833786</text:p>
          </table:table-cell>
          <table:table-cell office:value-type="float" office:value="0.0280192006687293">
            <text:p>0.0280192007</text:p>
          </table:table-cell>
          <table:table-cell office:value-type="float" office:value="98.0601019833542">
            <text:p>98.0601019834</text:p>
          </table:table-cell>
          <table:table-cell office:value-type="float" office:value="98.059910914157">
            <text:p>98.0599109142</text:p>
          </table:table-cell>
          <table:table-cell office:value-type="string">
            <text:p><text:s/>8 ♋ 03' 36"</text:p>
          </table:table-cell>
          <table:table-cell office:value-type="string">
            <text:p><text:s/>8 ♋ 03' 35"</text:p>
          </table:table-cell>
          <table:table-cell office:value-type="float" office:value="0.954976262658795">
            <text:p>0.9549762627</text:p>
          </table:table-cell>
          <table:table-cell office:value-type="float" office:value="0.0280122962111143">
            <text:p>0.0280122962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9479.17829861">
            <text:p>2429479.17829861</text:p>
          </table:table-cell>
          <table:table-cell office:value-type="string">
            <text:p>1939-08-03 11:16:45.468750 EST-0500</text:p>
          </table:table-cell>
          <table:table-cell office:value-type="float" office:value="0">
            <text:p>0</text:p>
          </table:table-cell>
          <table:table-cell office:value-type="float" office:value="121.349026198321">
            <text:p>121.3490261983</text:p>
          </table:table-cell>
          <table:table-cell office:value-type="float" office:value="121.348875119596">
            <text:p>121.3488751196</text:p>
          </table:table-cell>
          <table:table-cell office:value-type="string">
            <text:p><text:s/>1 ♌ 20' 56"</text:p>
          </table:table-cell>
          <table:table-cell office:value-type="string">
            <text:p><text:s/>1 ♌ 20' 55"</text:p>
          </table:table-cell>
          <table:table-cell office:value-type="float" office:value="1.23013432044534">
            <text:p>1.2301343204</text:p>
          </table:table-cell>
          <table:table-cell office:value-type="float" office:value="0.0276935599659195">
            <text:p>0.02769356</text:p>
          </table:table-cell>
          <table:table-cell office:value-type="float" office:value="98.3327293073848">
            <text:p>98.3327293074</text:p>
          </table:table-cell>
          <table:table-cell office:value-type="float" office:value="98.3325782286597">
            <text:p>98.3325782287</text:p>
          </table:table-cell>
          <table:table-cell table:number-columns-repeated="2" office:value-type="string">
            <text:p><text:s/>8 ♋ 19' 57"</text:p>
          </table:table-cell>
          <table:table-cell office:value-type="float" office:value="1.23016049203288">
            <text:p>1.230160492</text:p>
          </table:table-cell>
          <table:table-cell office:value-type="float" office:value="0.0277195626278001">
            <text:p>0.027719562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9486.1690162">
            <text:p>2429486.1690162</text:p>
          </table:table-cell>
          <table:table-cell office:value-type="string">
            <text:p>1939-08-10 11:03:23.906250 EST-0500</text:p>
          </table:table-cell>
          <table:table-cell office:value-type="float" office:value="0">
            <text:p>0</text:p>
          </table:table-cell>
          <table:table-cell office:value-type="float" office:value="137.122963067706">
            <text:p>137.1229630677</text:p>
          </table:table-cell>
          <table:table-cell office:value-type="float" office:value="137.123373808495">
            <text:p>137.1233738085</text:p>
          </table:table-cell>
          <table:table-cell office:value-type="string">
            <text:p>17 ♌ 07' 22"</text:p>
          </table:table-cell>
          <table:table-cell office:value-type="string">
            <text:p>17 ♌ 07' 24"</text:p>
          </table:table-cell>
          <table:table-cell office:value-type="float" office:value="-0.799005234202154">
            <text:p>-0.7990052342</text:p>
          </table:table-cell>
          <table:table-cell office:value-type="float" office:value="0.959444364062274">
            <text:p>0.9594443641</text:p>
          </table:table-cell>
          <table:table-cell office:value-type="float" office:value="114.106471511077">
            <text:p>114.1064715111</text:p>
          </table:table-cell>
          <table:table-cell office:value-type="float" office:value="114.106882251866">
            <text:p>114.1068822519</text:p>
          </table:table-cell>
          <table:table-cell office:value-type="string">
            <text:p>24 ♋ 06' 23"</text:p>
          </table:table-cell>
          <table:table-cell office:value-type="string">
            <text:p>24 ♋ 06' 24"</text:p>
          </table:table-cell>
          <table:table-cell office:value-type="float" office:value="-0.799026955566539">
            <text:p>-0.7990269556</text:p>
          </table:table-cell>
          <table:table-cell office:value-type="float" office:value="0.959422673983741">
            <text:p>0.959422674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9489.795">
            <text:p>2429489.795</text:p>
          </table:table-cell>
          <table:table-cell office:value-type="string">
            <text:p>1939-08-14 02:04:48.281250 EST-0500</text:p>
          </table:table-cell>
          <table:table-cell office:value-type="float" office:value="0">
            <text:p>0</text:p>
          </table:table-cell>
          <table:table-cell office:value-type="float" office:value="134.433386970096">
            <text:p>134.4333869701</text:p>
          </table:table-cell>
          <table:table-cell office:value-type="float" office:value="134.433619487585">
            <text:p>134.4336194876</text:p>
          </table:table-cell>
          <table:table-cell office:value-type="string">
            <text:p>14 ♌ 26' 00"</text:p>
          </table:table-cell>
          <table:table-cell office:value-type="string">
            <text:p>14 ♌ 26' 01"</text:p>
          </table:table-cell>
          <table:table-cell office:value-type="float" office:value="-0.651517081348765">
            <text:p>-0.6515170813</text:p>
          </table:table-cell>
          <table:table-cell office:value-type="float" office:value="1.23467166098456">
            <text:p>1.234671661</text:p>
          </table:table-cell>
          <table:table-cell office:value-type="float" office:value="111.416684103164">
            <text:p>111.4166841032</text:p>
          </table:table-cell>
          <table:table-cell office:value-type="float" office:value="111.416916620653">
            <text:p>111.4169166207</text:p>
          </table:table-cell>
          <table:table-cell table:number-columns-repeated="2" office:value-type="string">
            <text:p>21 ♋ 25' 00"</text:p>
          </table:table-cell>
          <table:table-cell office:value-type="float" office:value="-0.651518992517806">
            <text:p>-0.6515189925</text:p>
          </table:table-cell>
          <table:table-cell office:value-type="float" office:value="1.2346686705355">
            <text:p>1.2346686705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9512.35994213">
            <text:p>2429512.35994213</text:p>
          </table:table-cell>
          <table:table-cell office:value-type="string">
            <text:p>1939-09-05 15:38:19.218750 EST-0500</text:p>
          </table:table-cell>
          <table:table-cell office:value-type="float" office:value="0">
            <text:p>0</text:p>
          </table:table-cell>
          <table:table-cell office:value-type="float" office:value="162.374673311225">
            <text:p>162.3746733112</text:p>
          </table:table-cell>
          <table:table-cell office:value-type="float" office:value="162.37463088712">
            <text:p>162.3746308871</text:p>
          </table:table-cell>
          <table:table-cell table:number-columns-repeated="2" office:value-type="string">
            <text:p>12 ♍ 22' 28"</text:p>
          </table:table-cell>
          <table:table-cell office:value-type="float" office:value="1.24172878318449">
            <text:p>1.2417287832</text:p>
          </table:table-cell>
          <table:table-cell office:value-type="float" office:value="0.969749921118649">
            <text:p>0.9697499211</text:p>
          </table:table-cell>
          <table:table-cell office:value-type="float" office:value="139.357464224344">
            <text:p>139.3574642243</text:p>
          </table:table-cell>
          <table:table-cell office:value-type="float" office:value="139.357421800238">
            <text:p>139.3574218002</text:p>
          </table:table-cell>
          <table:table-cell table:number-columns-repeated="2" office:value-type="string">
            <text:p>19 ♌ 21' 26"</text:p>
          </table:table-cell>
          <table:table-cell office:value-type="float" office:value="1.24172886188352">
            <text:p>1.2417288619</text:p>
          </table:table-cell>
          <table:table-cell office:value-type="float" office:value="0.969749852990075">
            <text:p>0.969749853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9520.89412037">
            <text:p>2429520.89412037</text:p>
          </table:table-cell>
          <table:table-cell office:value-type="string">
            <text:p>1939-09-14 04:27:32.343750 EST-0500</text:p>
          </table:table-cell>
          <table:table-cell office:value-type="float" office:value="0">
            <text:p>0</text:p>
          </table:table-cell>
          <table:table-cell office:value-type="float" office:value="172.982177778226">
            <text:p>172.9821777782</text:p>
          </table:table-cell>
          <table:table-cell office:value-type="float" office:value="172.981934811331">
            <text:p>172.9819348113</text:p>
          </table:table-cell>
          <table:table-cell office:value-type="string">
            <text:p>22 ♍ 58' 55"</text:p>
          </table:table-cell>
          <table:table-cell office:value-type="string">
            <text:p>22 ♍ 58' 54"</text:p>
          </table:table-cell>
          <table:table-cell office:value-type="float" office:value="1.24397968295642">
            <text:p>1.243979683</text:p>
          </table:table-cell>
          <table:table-cell office:value-type="float" office:value="0.0370983685078452">
            <text:p>0.0370983685</text:p>
          </table:table-cell>
          <table:table-cell office:value-type="float" office:value="149.964713318224">
            <text:p>149.9647133182</text:p>
          </table:table-cell>
          <table:table-cell office:value-type="float" office:value="149.964470351328">
            <text:p>149.9644703513</text:p>
          </table:table-cell>
          <table:table-cell table:number-columns-repeated="2" office:value-type="string">
            <text:p>29 ♌ 57' 52"</text:p>
          </table:table-cell>
          <table:table-cell office:value-type="float" office:value="1.2440204967916">
            <text:p>1.2440204968</text:p>
          </table:table-cell>
          <table:table-cell office:value-type="float" office:value="0.0371391700864906">
            <text:p>0.0371391701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9523.35798611">
            <text:p>2429523.35798611</text:p>
          </table:table-cell>
          <table:table-cell office:value-type="string">
            <text:p>1939-09-16 15:35:30.468750 EST-0500</text:p>
          </table:table-cell>
          <table:table-cell office:value-type="float" office:value="0">
            <text:p>0</text:p>
          </table:table-cell>
          <table:table-cell office:value-type="float" office:value="173.073617790652">
            <text:p>173.0736177907</text:p>
          </table:table-cell>
          <table:table-cell office:value-type="float" office:value="173.073404941211">
            <text:p>173.0734049412</text:p>
          </table:table-cell>
          <table:table-cell office:value-type="string">
            <text:p>23 ♍ 04' 25"</text:p>
          </table:table-cell>
          <table:table-cell office:value-type="string">
            <text:p>23 ♍ 04' 24"</text:p>
          </table:table-cell>
          <table:table-cell office:value-type="float" office:value="0.975655527168128">
            <text:p>0.9756555272</text:p>
          </table:table-cell>
          <table:table-cell office:value-type="float" office:value="0.0371453040685755">
            <text:p>0.0371453041</text:p>
          </table:table-cell>
          <table:table-cell office:value-type="float" office:value="150.056133372578">
            <text:p>150.0561333726</text:p>
          </table:table-cell>
          <table:table-cell office:value-type="float" office:value="150.055920523137">
            <text:p>150.0559205231</text:p>
          </table:table-cell>
          <table:table-cell office:value-type="string">
            <text:p><text:s/>0 ♍ 03' 22"</text:p>
          </table:table-cell>
          <table:table-cell office:value-type="string">
            <text:p><text:s/>0 ♍ 03' 21"</text:p>
          </table:table-cell>
          <table:table-cell office:value-type="float" office:value="0.975671448822899">
            <text:p>0.9756714488</text:p>
          </table:table-cell>
          <table:table-cell office:value-type="float" office:value="0.0371614548442324">
            <text:p>0.0371614548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9526.09700231">
            <text:p>2429526.09700231</text:p>
          </table:table-cell>
          <table:table-cell office:value-type="string">
            <text:p>1939-09-19 09:19:41.250000 EST-0500</text:p>
          </table:table-cell>
          <table:table-cell office:value-type="float" office:value="0">
            <text:p>0</text:p>
          </table:table-cell>
          <table:table-cell office:value-type="float" office:value="173.175373037884">
            <text:p>173.1753730379</text:p>
          </table:table-cell>
          <table:table-cell office:value-type="float" office:value="173.175147291645">
            <text:p>173.1751472916</text:p>
          </table:table-cell>
          <table:table-cell office:value-type="string">
            <text:p>23 ♍ 10' 31"</text:p>
          </table:table-cell>
          <table:table-cell office:value-type="string">
            <text:p>23 ♍ 10' 30"</text:p>
          </table:table-cell>
          <table:table-cell office:value-type="float" office:value="1.85956822179008">
            <text:p>1.8595682218</text:p>
          </table:table-cell>
          <table:table-cell office:value-type="float" office:value="0.0371299433712747">
            <text:p>0.0371299434</text:p>
          </table:table-cell>
          <table:table-cell office:value-type="float" office:value="150.157791856615">
            <text:p>150.1577918566</text:p>
          </table:table-cell>
          <table:table-cell office:value-type="float" office:value="150.157566110376">
            <text:p>150.1575661104</text:p>
          </table:table-cell>
          <table:table-cell office:value-type="string">
            <text:p><text:s/>0 ♍ 09' 28"</text:p>
          </table:table-cell>
          <table:table-cell office:value-type="string">
            <text:p><text:s/>0 ♍ 09' 27"</text:p>
          </table:table-cell>
          <table:table-cell office:value-type="float" office:value="1.8595633604878">
            <text:p>1.8595633605</text:p>
          </table:table-cell>
          <table:table-cell office:value-type="float" office:value="0.0371250485791783">
            <text:p>0.037125048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9529.08039352">
            <text:p>2429529.08039352</text:p>
          </table:table-cell>
          <table:table-cell office:value-type="string">
            <text:p>1939-09-22 08:55:46.875000 EST-0500</text:p>
          </table:table-cell>
          <table:table-cell office:value-type="float" office:value="0">
            <text:p>0</text:p>
          </table:table-cell>
          <table:table-cell office:value-type="float" office:value="178.664441624332">
            <text:p>178.6644416243</text:p>
          </table:table-cell>
          <table:table-cell office:value-type="float" office:value="178.664363557259">
            <text:p>178.6643635573</text:p>
          </table:table-cell>
          <table:table-cell table:number-columns-repeated="2" office:value-type="string">
            <text:p>28 ♍ 39' 51"</text:p>
          </table:table-cell>
          <table:table-cell office:value-type="float" office:value="1.81896801982355">
            <text:p>1.8189680198</text:p>
          </table:table-cell>
          <table:table-cell office:value-type="float" office:value="0.978322249425452">
            <text:p>0.9783222494</text:p>
          </table:table-cell>
          <table:table-cell office:value-type="float" office:value="155.646741241273">
            <text:p>155.6467412413</text:p>
          </table:table-cell>
          <table:table-cell office:value-type="float" office:value="155.646663174201">
            <text:p>155.6466631742</text:p>
          </table:table-cell>
          <table:table-cell office:value-type="string">
            <text:p><text:s/>5 ♍ 38' 48"</text:p>
          </table:table-cell>
          <table:table-cell office:value-type="string">
            <text:p><text:s/>5 ♍ 38' 47"</text:p>
          </table:table-cell>
          <table:table-cell office:value-type="float" office:value="1.81897410293697">
            <text:p>1.8189741029</text:p>
          </table:table-cell>
          <table:table-cell office:value-type="float" office:value="0.978328498004722">
            <text:p>0.978328498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9537.99739583">
            <text:p>2429537.99739583</text:p>
          </table:table-cell>
          <table:table-cell office:value-type="string">
            <text:p>1939-10-01 06:56:15.000000 EST-0500</text:p>
          </table:table-cell>
          <table:table-cell office:value-type="float" office:value="0">
            <text:p>0</text:p>
          </table:table-cell>
          <table:table-cell office:value-type="float" office:value="194.280037844141">
            <text:p>194.2800378441</text:p>
          </table:table-cell>
          <table:table-cell office:value-type="float" office:value="194.279984961229">
            <text:p>194.2799849612</text:p>
          </table:table-cell>
          <table:table-cell office:value-type="string">
            <text:p>14 ♎ 16' 48"</text:p>
          </table:table-cell>
          <table:table-cell office:value-type="string">
            <text:p>14 ♎ 16' 47"</text:p>
          </table:table-cell>
          <table:table-cell office:value-type="float" office:value="1.68397049829509">
            <text:p>1.6839704983</text:p>
          </table:table-cell>
          <table:table-cell office:value-type="float" office:value="1.24632968609815">
            <text:p>1.2463296861</text:p>
          </table:table-cell>
          <table:table-cell office:value-type="float" office:value="171.262262251626">
            <text:p>171.2622622516</text:p>
          </table:table-cell>
          <table:table-cell office:value-type="float" office:value="171.262209368714">
            <text:p>171.2622093687</text:p>
          </table:table-cell>
          <table:table-cell office:value-type="string">
            <text:p>21 ♍ 15' 44"</text:p>
          </table:table-cell>
          <table:table-cell office:value-type="string">
            <text:p>21 ♍ 15' 43"</text:p>
          </table:table-cell>
          <table:table-cell office:value-type="float" office:value="1.68398997110561">
            <text:p>1.6839899711</text:p>
          </table:table-cell>
          <table:table-cell office:value-type="float" office:value="1.24634926092622">
            <text:p>1.2463492609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9585.83063657">
            <text:p>2429585.83063657</text:p>
          </table:table-cell>
          <table:table-cell office:value-type="string">
            <text:p>1939-11-18 02:56:07.968750 EST-0500</text:p>
          </table:table-cell>
          <table:table-cell office:value-type="float" office:value="0">
            <text:p>0</text:p>
          </table:table-cell>
          <table:table-cell office:value-type="float" office:value="253.960417798023">
            <text:p>253.960417798</text:p>
          </table:table-cell>
          <table:table-cell office:value-type="float" office:value="253.960568279669">
            <text:p>253.9605682797</text:p>
          </table:table-cell>
          <table:table-cell office:value-type="string">
            <text:p>13 ♐ 57' 37"</text:p>
          </table:table-cell>
          <table:table-cell office:value-type="string">
            <text:p>13 ♐ 57' 38"</text:p>
          </table:table-cell>
          <table:table-cell office:value-type="float" office:value="0.019495880458813">
            <text:p>0.0194958805</text:p>
          </table:table-cell>
          <table:table-cell office:value-type="float" office:value="1.24761282602238">
            <text:p>1.247612826</text:p>
          </table:table-cell>
          <table:table-cell office:value-type="float" office:value="230.941123021937">
            <text:p>230.9411230219</text:p>
          </table:table-cell>
          <table:table-cell office:value-type="float" office:value="230.941273503583">
            <text:p>230.9412735036</text:p>
          </table:table-cell>
          <table:table-cell table:number-columns-repeated="2" office:value-type="string">
            <text:p>20 ♏ 56' 28"</text:p>
          </table:table-cell>
          <table:table-cell office:value-type="float" office:value="0.0195026918301146">
            <text:p>0.0195026918</text:p>
          </table:table-cell>
          <table:table-cell office:value-type="float" office:value="1.24761962159644">
            <text:p>1.247619621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9596.21052083">
            <text:p>2429596.21052083</text:p>
          </table:table-cell>
          <table:table-cell office:value-type="string">
            <text:p>1939-11-28 12:03:09.843750 EST-0500</text:p>
          </table:table-cell>
          <table:table-cell office:value-type="float" office:value="0">
            <text:p>0</text:p>
          </table:table-cell>
          <table:table-cell office:value-type="float" office:value="245.571434637396">
            <text:p>245.5714346374</text:p>
          </table:table-cell>
          <table:table-cell office:value-type="float" office:value="245.571903903517">
            <text:p>245.5719039035</text:p>
          </table:table-cell>
          <table:table-cell office:value-type="string">
            <text:p><text:s/>5 ♐ 34' 17"</text:p>
          </table:table-cell>
          <table:table-cell office:value-type="string">
            <text:p><text:s/>5 ♐ 34' 18"</text:p>
          </table:table-cell>
          <table:table-cell office:value-type="float" office:value="-1.37694599614675">
            <text:p>-1.3769459961</text:p>
          </table:table-cell>
          <table:table-cell office:value-type="float" office:value="1.01245574677344">
            <text:p>1.0124557468</text:p>
          </table:table-cell>
          <table:table-cell office:value-type="float" office:value="222.551772455805">
            <text:p>222.5517724558</text:p>
          </table:table-cell>
          <table:table-cell office:value-type="float" office:value="222.552241721926">
            <text:p>222.5522417219</text:p>
          </table:table-cell>
          <table:table-cell office:value-type="string">
            <text:p>12 ♏ 33' 06"</text:p>
          </table:table-cell>
          <table:table-cell office:value-type="string">
            <text:p>12 ♏ 33' 08"</text:p>
          </table:table-cell>
          <table:table-cell office:value-type="float" office:value="-1.37697933839056">
            <text:p>-1.3769793384</text:p>
          </table:table-cell>
          <table:table-cell office:value-type="float" office:value="1.01242236972895">
            <text:p>1.0124223697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29635.26740741">
            <text:p>2429635.26740741</text:p>
          </table:table-cell>
          <table:table-cell office:value-type="string">
            <text:p>1940-01-06 13:25:04.687500 EST-0500</text:p>
          </table:table-cell>
          <table:table-cell office:value-type="float" office:value="0">
            <text:p>0</text:p>
          </table:table-cell>
          <table:table-cell office:value-type="float" office:value="1.88196412092987">
            <text:p>1.8819641209</text:p>
          </table:table-cell>
          <table:table-cell office:value-type="float" office:value="1.8818805035575">
            <text:p>1.8818805036</text:p>
          </table:table-cell>
          <table:table-cell office:value-type="string">
            <text:p><text:s/>1 ♈ 52' 55"</text:p>
          </table:table-cell>
          <table:table-cell office:value-type="string">
            <text:p><text:s/>1 ♈ 52' 54"</text:p>
          </table:table-cell>
          <table:table-cell office:value-type="float" office:value="0.679542489498145">
            <text:p>0.6795424895</text:p>
          </table:table-cell>
          <table:table-cell office:value-type="float" office:value="0.133224054946867">
            <text:p>0.1332240549</text:p>
          </table:table-cell>
          <table:table-cell office:value-type="float" office:value="338.860472826952">
            <text:p>338.860472827</text:p>
          </table:table-cell>
          <table:table-cell office:value-type="float" office:value="338.860389209579">
            <text:p>338.8603892096</text:p>
          </table:table-cell>
          <table:table-cell table:number-columns-repeated="2" office:value-type="string">
            <text:p><text:s/>8 ♓ 51' 37"</text:p>
          </table:table-cell>
          <table:table-cell office:value-type="float" office:value="0.679513585734141">
            <text:p>0.6795135857</text:p>
          </table:table-cell>
          <table:table-cell office:value-type="float" office:value="0.13319520755656">
            <text:p>0.133195207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9660.2762037">
            <text:p>2429660.2762037</text:p>
          </table:table-cell>
          <table:table-cell office:value-type="string">
            <text:p>1940-01-31 13:37:44.062500 EST-0500</text:p>
          </table:table-cell>
          <table:table-cell office:value-type="float" office:value="0">
            <text:p>0</text:p>
          </table:table-cell>
          <table:table-cell office:value-type="float" office:value="310.756790513709">
            <text:p>310.7567905137</text:p>
          </table:table-cell>
          <table:table-cell office:value-type="float" office:value="310.756615917412">
            <text:p>310.7566159174</text:p>
          </table:table-cell>
          <table:table-cell office:value-type="string">
            <text:p>10 ♒ 45' 24"</text:p>
          </table:table-cell>
          <table:table-cell office:value-type="string">
            <text:p>10 ♒ 45' 23"</text:p>
          </table:table-cell>
          <table:table-cell office:value-type="float" office:value="1.72752756305552">
            <text:p>1.7275275631</text:p>
          </table:table-cell>
          <table:table-cell office:value-type="float" office:value="1.01520633882804">
            <text:p>1.0152063388</text:p>
          </table:table-cell>
          <table:table-cell office:value-type="float" office:value="287.734270688282">
            <text:p>287.7342706883</text:p>
          </table:table-cell>
          <table:table-cell office:value-type="float" office:value="287.734096091985">
            <text:p>287.734096092</text:p>
          </table:table-cell>
          <table:table-cell office:value-type="string">
            <text:p>17 ♑ 44' 03"</text:p>
          </table:table-cell>
          <table:table-cell office:value-type="string">
            <text:p>17 ♑ 44' 02"</text:p>
          </table:table-cell>
          <table:table-cell office:value-type="float" office:value="1.72752747269335">
            <text:p>1.7275274727</text:p>
          </table:table-cell>
          <table:table-cell office:value-type="float" office:value="1.01520610064448">
            <text:p>1.0152061006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29671.06306713">
            <text:p>2429671.06306713</text:p>
          </table:table-cell>
          <table:table-cell office:value-type="string">
            <text:p>1940-02-11 08:30:49.218750 EST-0500</text:p>
          </table:table-cell>
          <table:table-cell office:value-type="float" office:value="0">
            <text:p>0</text:p>
          </table:table-cell>
          <table:table-cell office:value-type="float" office:value="26.2602989155374">
            <text:p>26.2602989155</text:p>
          </table:table-cell>
          <table:table-cell office:value-type="float" office:value="26.2601883964782">
            <text:p>26.2601883965</text:p>
          </table:table-cell>
          <table:table-cell office:value-type="string">
            <text:p>26 ♈ 15' 37"</text:p>
          </table:table-cell>
          <table:table-cell office:value-type="string">
            <text:p>26 ♈ 15' 36"</text:p>
          </table:table-cell>
          <table:table-cell office:value-type="float" office:value="0.679768086379176">
            <text:p>0.6797680864</text:p>
          </table:table-cell>
          <table:table-cell office:value-type="float" office:value="0.0772629003239236">
            <text:p>0.0772629003</text:p>
          </table:table-cell>
          <table:table-cell office:value-type="float" office:value="3.23737584683193">
            <text:p>3.2373758468</text:p>
          </table:table-cell>
          <table:table-cell office:value-type="float" office:value="3.23726532777277">
            <text:p>3.2372653278</text:p>
          </table:table-cell>
          <table:table-cell table:number-columns-repeated="2" office:value-type="string">
            <text:p><text:s/>3 ♈ 14' 14"</text:p>
          </table:table-cell>
          <table:table-cell office:value-type="float" office:value="0.679799012235536">
            <text:p>0.6797990122</text:p>
          </table:table-cell>
          <table:table-cell office:value-type="float" office:value="0.0772936113539106">
            <text:p>0.0772936114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9680.00325231">
            <text:p>2429680.00325231</text:p>
          </table:table-cell>
          <table:table-cell office:value-type="string">
            <text:p>1940-02-20 07:04:41.250000 EST-0500</text:p>
          </table:table-cell>
          <table:table-cell office:value-type="float" office:value="0">
            <text:p>0</text:p>
          </table:table-cell>
          <table:table-cell office:value-type="float" office:value="9.88330283829869">
            <text:p>9.8833028383</text:p>
          </table:table-cell>
          <table:table-cell office:value-type="float" office:value="9.8832044109532">
            <text:p>9.883204411</text:p>
          </table:table-cell>
          <table:table-cell table:number-columns-repeated="2" office:value-type="string">
            <text:p><text:s/>9 ♈ 52' 59"</text:p>
          </table:table-cell>
          <table:table-cell office:value-type="float" office:value="1.18854184470526">
            <text:p>1.1885418447</text:p>
          </table:table-cell>
          <table:table-cell office:value-type="float" office:value="0.214171729081592">
            <text:p>0.2141717291</text:p>
          </table:table-cell>
          <table:table-cell office:value-type="float" office:value="346.860085581945">
            <text:p>346.8600855819</text:p>
          </table:table-cell>
          <table:table-cell office:value-type="float" office:value="346.8599871546">
            <text:p>346.8599871546</text:p>
          </table:table-cell>
          <table:table-cell office:value-type="string">
            <text:p>16 ♓ 51' 36"</text:p>
          </table:table-cell>
          <table:table-cell office:value-type="string">
            <text:p>16 ♓ 51' 35"</text:p>
          </table:table-cell>
          <table:table-cell office:value-type="float" office:value="1.18852886615224">
            <text:p>1.1885288662</text:p>
          </table:table-cell>
          <table:table-cell office:value-type="float" office:value="0.214158564381491">
            <text:p>0.2141585644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9695.9324537">
            <text:p>2429695.9324537</text:p>
          </table:table-cell>
          <table:table-cell office:value-type="string">
            <text:p>1940-03-07 05:22:44.062500 EST-0500</text:p>
          </table:table-cell>
          <table:table-cell office:value-type="float" office:value="0">
            <text:p>0</text:p>
          </table:table-cell>
          <table:table-cell office:value-type="float" office:value="28.562609799535">
            <text:p>28.5626097995</text:p>
          </table:table-cell>
          <table:table-cell office:value-type="float" office:value="28.5626081600267">
            <text:p>28.56260816</text:p>
          </table:table-cell>
          <table:table-cell table:number-columns-repeated="2" office:value-type="string">
            <text:p>28 ♈ 33' 45"</text:p>
          </table:table-cell>
          <table:table-cell office:value-type="float" office:value="1.15522915672021">
            <text:p>1.1552291567</text:p>
          </table:table-cell>
          <table:table-cell office:value-type="float" office:value="0.105948441392368">
            <text:p>0.1059484414</text:p>
          </table:table-cell>
          <table:table-cell office:value-type="float" office:value="5.53897085226464">
            <text:p>5.5389708523</text:p>
          </table:table-cell>
          <table:table-cell office:value-type="float" office:value="5.53896921275629">
            <text:p>5.5389692128</text:p>
          </table:table-cell>
          <table:table-cell table:number-columns-repeated="2" office:value-type="string">
            <text:p><text:s/>5 ♈ 32' 20"</text:p>
          </table:table-cell>
          <table:table-cell office:value-type="float" office:value="1.15525914015857">
            <text:p>1.1552591402</text:p>
          </table:table-cell>
          <table:table-cell office:value-type="float" office:value="0.105978000321291">
            <text:p>0.105978000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9704.07746528">
            <text:p>2429704.07746528</text:p>
          </table:table-cell>
          <table:table-cell office:value-type="string">
            <text:p>1940-03-15 08:51:33.750000 EST-0500</text:p>
          </table:table-cell>
          <table:table-cell office:value-type="float" office:value="0">
            <text:p>0</text:p>
          </table:table-cell>
          <table:table-cell office:value-type="float" office:value="354.846018509844">
            <text:p>354.8460185098</text:p>
          </table:table-cell>
          <table:table-cell office:value-type="float" office:value="354.846260596201">
            <text:p>354.8462605962</text:p>
          </table:table-cell>
          <table:table-cell office:value-type="string">
            <text:p>24 ♓ 50' 45"</text:p>
          </table:table-cell>
          <table:table-cell office:value-type="string">
            <text:p>24 ♓ 50' 46"</text:p>
          </table:table-cell>
          <table:table-cell office:value-type="float" office:value="-0.938033828223047">
            <text:p>-0.9380338282</text:p>
          </table:table-cell>
          <table:table-cell office:value-type="float" office:value="0.99595128158307">
            <text:p>0.9959512816</text:p>
          </table:table-cell>
          <table:table-cell office:value-type="float" office:value="331.822300905614">
            <text:p>331.8223009056</text:p>
          </table:table-cell>
          <table:table-cell office:value-type="float" office:value="331.822542991971">
            <text:p>331.822542992</text:p>
          </table:table-cell>
          <table:table-cell office:value-type="string">
            <text:p><text:s/>1 ♓ 49' 20"</text:p>
          </table:table-cell>
          <table:table-cell office:value-type="string">
            <text:p><text:s/>1 ♓ 49' 21"</text:p>
          </table:table-cell>
          <table:table-cell office:value-type="float" office:value="-0.938032696664803">
            <text:p>-0.9380326967</text:p>
          </table:table-cell>
          <table:table-cell office:value-type="float" office:value="0.995952794093239">
            <text:p>0.9959527941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29704.77180556">
            <text:p>2429704.77180556</text:p>
          </table:table-cell>
          <table:table-cell office:value-type="string">
            <text:p>1940-03-16 01:31:24.375000 EST-0500</text:p>
          </table:table-cell>
          <table:table-cell office:value-type="float" office:value="0">
            <text:p>0</text:p>
          </table:table-cell>
          <table:table-cell office:value-type="float" office:value="49.0120204670372">
            <text:p>49.012020467</text:p>
          </table:table-cell>
          <table:table-cell office:value-type="float" office:value="49.0119264736892">
            <text:p>49.0119264737</text:p>
          </table:table-cell>
          <table:table-cell office:value-type="string">
            <text:p>19 ♉ 00' 43"</text:p>
          </table:table-cell>
          <table:table-cell office:value-type="string">
            <text:p>19 ♉ 00' 42"</text:p>
          </table:table-cell>
          <table:table-cell office:value-type="float" office:value="0.669530673084706">
            <text:p>0.6695306731</text:p>
          </table:table-cell>
          <table:table-cell office:value-type="float" office:value="0.0395603714383071">
            <text:p>0.0395603714</text:p>
          </table:table-cell>
          <table:table-cell office:value-type="float" office:value="25.9882755437343">
            <text:p>25.9882755437</text:p>
          </table:table-cell>
          <table:table-cell office:value-type="float" office:value="25.9881815503863">
            <text:p>25.9881815504</text:p>
          </table:table-cell>
          <table:table-cell table:number-columns-repeated="2" office:value-type="string">
            <text:p>25 ♈ 59' 17"</text:p>
          </table:table-cell>
          <table:table-cell office:value-type="float" office:value="0.669527121196683">
            <text:p>0.6695271212</text:p>
          </table:table-cell>
          <table:table-cell office:value-type="float" office:value="0.0395568702332414">
            <text:p>0.0395568702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9714.41877315">
            <text:p>2429714.41877315</text:p>
          </table:table-cell>
          <table:table-cell office:value-type="string">
            <text:p>1940-03-25 17:03:02.812500 EST-0500</text:p>
          </table:table-cell>
          <table:table-cell office:value-type="float" office:value="0">
            <text:p>0</text:p>
          </table:table-cell>
          <table:table-cell office:value-type="float" office:value="49.4211899678365">
            <text:p>49.4211899678</text:p>
          </table:table-cell>
          <table:table-cell office:value-type="float" office:value="49.4209699745902">
            <text:p>49.4209699746</text:p>
          </table:table-cell>
          <table:table-cell office:value-type="string">
            <text:p>19 ♉ 25' 16"</text:p>
          </table:table-cell>
          <table:table-cell office:value-type="string">
            <text:p>19 ♉ 25' 15"</text:p>
          </table:table-cell>
          <table:table-cell office:value-type="float" office:value="1.09662681959072">
            <text:p>1.0966268196</text:p>
          </table:table-cell>
          <table:table-cell office:value-type="float" office:value="0.0451064377027335">
            <text:p>0.0451064377</text:p>
          </table:table-cell>
          <table:table-cell office:value-type="float" office:value="26.3972401437762">
            <text:p>26.3972401438</text:p>
          </table:table-cell>
          <table:table-cell office:value-type="float" office:value="26.3970201505299">
            <text:p>26.3970201505</text:p>
          </table:table-cell>
          <table:table-cell office:value-type="string">
            <text:p>26 ♈ 23' 50"</text:p>
          </table:table-cell>
          <table:table-cell office:value-type="string">
            <text:p>26 ♈ 23' 49"</text:p>
          </table:table-cell>
          <table:table-cell office:value-type="float" office:value="1.096646981243">
            <text:p>1.0966469812</text:p>
          </table:table-cell>
          <table:table-cell office:value-type="float" office:value="0.0451269695549102">
            <text:p>0.0451269696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9729.47834491">
            <text:p>2429729.47834491</text:p>
          </table:table-cell>
          <table:table-cell office:value-type="string">
            <text:p>1940-04-09 18:28:49.687500 EST-0500</text:p>
          </table:table-cell>
          <table:table-cell office:value-type="float" office:value="0">
            <text:p>0</text:p>
          </table:table-cell>
          <table:table-cell office:value-type="float" office:value="65.4322009648609">
            <text:p>65.4322009649</text:p>
          </table:table-cell>
          <table:table-cell office:value-type="float" office:value="65.4321918586954">
            <text:p>65.4321918587</text:p>
          </table:table-cell>
          <table:table-cell table:number-columns-repeated="2" office:value-type="string">
            <text:p><text:s/>5 ♊ 25' 55"</text:p>
          </table:table-cell>
          <table:table-cell office:value-type="float" office:value="1.02489156521384">
            <text:p>1.0248915652</text:p>
          </table:table-cell>
          <table:table-cell office:value-type="float" office:value="0.660043078520187">
            <text:p>0.6600430785</text:p>
          </table:table-cell>
          <table:table-cell office:value-type="float" office:value="42.4079303724534">
            <text:p>42.4079303725</text:p>
          </table:table-cell>
          <table:table-cell office:value-type="float" office:value="42.4079212662879">
            <text:p>42.4079212663</text:p>
          </table:table-cell>
          <table:table-cell table:number-columns-repeated="2" office:value-type="string">
            <text:p>12 ♉ 24' 28"</text:p>
          </table:table-cell>
          <table:table-cell office:value-type="float" office:value="1.0249073699312">
            <text:p>1.0249073699</text:p>
          </table:table-cell>
          <table:table-cell office:value-type="float" office:value="0.660059085041112">
            <text:p>0.660059085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9731.40290509">
            <text:p>2429731.40290509</text:p>
          </table:table-cell>
          <table:table-cell office:value-type="string">
            <text:p>1940-04-11 16:40:11.718750 EST-0500</text:p>
          </table:table-cell>
          <table:table-cell office:value-type="float" office:value="0">
            <text:p>0</text:p>
          </table:table-cell>
          <table:table-cell office:value-type="float" office:value="21.8475678568483">
            <text:p>21.8475678568</text:p>
          </table:table-cell>
          <table:table-cell office:value-type="float" office:value="21.8474203204669">
            <text:p>21.8474203205</text:p>
          </table:table-cell>
          <table:table-cell office:value-type="string">
            <text:p>21 ♈ 50' 51"</text:p>
          </table:table-cell>
          <table:table-cell office:value-type="string">
            <text:p>21 ♈ 50' 50"</text:p>
          </table:table-cell>
          <table:table-cell office:value-type="float" office:value="0.980707377006202">
            <text:p>0.980707377</text:p>
          </table:table-cell>
          <table:table-cell office:value-type="float" office:value="0.241442381714325">
            <text:p>0.2414423817</text:p>
          </table:table-cell>
          <table:table-cell office:value-type="float" office:value="358.823236625574">
            <text:p>358.8232366256</text:p>
          </table:table-cell>
          <table:table-cell office:value-type="float" office:value="358.823089089193">
            <text:p>358.8230890892</text:p>
          </table:table-cell>
          <table:table-cell table:number-columns-repeated="2" office:value-type="string">
            <text:p>28 ♓ 49' 23"</text:p>
          </table:table-cell>
          <table:table-cell office:value-type="float" office:value="0.980705406866866">
            <text:p>0.9807054069</text:p>
          </table:table-cell>
          <table:table-cell office:value-type="float" office:value="0.24144059606591">
            <text:p>0.2414405961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9744.23615741">
            <text:p>2429744.23615741</text:p>
          </table:table-cell>
          <table:table-cell office:value-type="string">
            <text:p>1940-04-24 12:40:04.687500 EST-0500</text:p>
          </table:table-cell>
          <table:table-cell office:value-type="float" office:value="0">
            <text:p>0</text:p>
          </table:table-cell>
          <table:table-cell office:value-type="float" office:value="34.3828636267637">
            <text:p>34.3828636268</text:p>
          </table:table-cell>
          <table:table-cell office:value-type="float" office:value="34.3827055911998">
            <text:p>34.3827055912</text:p>
          </table:table-cell>
          <table:table-cell office:value-type="string">
            <text:p><text:s/>4 ♉ 22' 58"</text:p>
          </table:table-cell>
          <table:table-cell office:value-type="string">
            <text:p><text:s/>4 ♉ 22' 57"</text:p>
          </table:table-cell>
          <table:table-cell office:value-type="float" office:value="0.973238013489066">
            <text:p>0.9732380135</text:p>
          </table:table-cell>
          <table:table-cell office:value-type="float" office:value="0.127656561288199">
            <text:p>0.1276565613</text:p>
          </table:table-cell>
          <table:table-cell office:value-type="float" office:value="11.3581589268182">
            <text:p>11.3581589268</text:p>
          </table:table-cell>
          <table:table-cell office:value-type="float" office:value="11.3580008912544">
            <text:p>11.3580008913</text:p>
          </table:table-cell>
          <table:table-cell office:value-type="string">
            <text:p>11 ♈ 21' 29"</text:p>
          </table:table-cell>
          <table:table-cell office:value-type="string">
            <text:p>11 ♈ 21' 28"</text:p>
          </table:table-cell>
          <table:table-cell office:value-type="float" office:value="0.973223480384711">
            <text:p>0.9732234804</text:p>
          </table:table-cell>
          <table:table-cell office:value-type="float" office:value="0.127642429689505">
            <text:p>0.1276424297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9754.9934838">
            <text:p>2429754.9934838</text:p>
          </table:table-cell>
          <table:table-cell office:value-type="string">
            <text:p>1940-05-05 06:50:37.500000 EST-0500</text:p>
          </table:table-cell>
          <table:table-cell office:value-type="float" office:value="0">
            <text:p>0</text:p>
          </table:table-cell>
          <table:table-cell office:value-type="float" office:value="27.4911707044734">
            <text:p>27.4911707045</text:p>
          </table:table-cell>
          <table:table-cell office:value-type="float" office:value="27.4909868633432">
            <text:p>27.4909868633</text:p>
          </table:table-cell>
          <table:table-cell office:value-type="string">
            <text:p>27 ♈ 29' 28"</text:p>
          </table:table-cell>
          <table:table-cell office:value-type="string">
            <text:p>27 ♈ 29' 27"</text:p>
          </table:table-cell>
          <table:table-cell office:value-type="float" office:value="1.79102479499327">
            <text:p>1.791024795</text:p>
          </table:table-cell>
          <table:table-cell office:value-type="float" office:value="0.235325998251076">
            <text:p>0.2353259983</text:p>
          </table:table-cell>
          <table:table-cell office:value-type="float" office:value="4.46615281314787">
            <text:p>4.4661528131</text:p>
          </table:table-cell>
          <table:table-cell office:value-type="float" office:value="4.46596897201768">
            <text:p>4.465968972</text:p>
          </table:table-cell>
          <table:table-cell office:value-type="string">
            <text:p><text:s/>4 ♈ 27' 58"</text:p>
          </table:table-cell>
          <table:table-cell office:value-type="string">
            <text:p><text:s/>4 ♈ 27' 57"</text:p>
          </table:table-cell>
          <table:table-cell office:value-type="float" office:value="1.79104685449577">
            <text:p>1.7910468545</text:p>
          </table:table-cell>
          <table:table-cell office:value-type="float" office:value="0.235347846090528">
            <text:p>0.2353478461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9759.7449537">
            <text:p>2429759.7449537</text:p>
          </table:table-cell>
          <table:table-cell office:value-type="string">
            <text:p>1940-05-10 00:52:44.062500 EST-0500</text:p>
          </table:table-cell>
          <table:table-cell office:value-type="float" office:value="0">
            <text:p>0</text:p>
          </table:table-cell>
          <table:table-cell office:value-type="float" office:value="36.3518582517787">
            <text:p>36.3518582518</text:p>
          </table:table-cell>
          <table:table-cell office:value-type="float" office:value="36.3517916905794">
            <text:p>36.3517916906</text:p>
          </table:table-cell>
          <table:table-cell table:number-columns-repeated="2" office:value-type="string">
            <text:p><text:s/>6 ♉ 21' 06"</text:p>
          </table:table-cell>
          <table:table-cell office:value-type="float" office:value="1.93829067850891">
            <text:p>1.9382906785</text:p>
          </table:table-cell>
          <table:table-cell office:value-type="float" office:value="0.125573205769604">
            <text:p>0.1255732058</text:p>
          </table:table-cell>
          <table:table-cell office:value-type="float" office:value="13.3266583723789">
            <text:p>13.3266583724</text:p>
          </table:table-cell>
          <table:table-cell office:value-type="float" office:value="13.3265918111796">
            <text:p>13.3265918112</text:p>
          </table:table-cell>
          <table:table-cell table:number-columns-repeated="2" office:value-type="string">
            <text:p>13 ♈ 19' 35"</text:p>
          </table:table-cell>
          <table:table-cell office:value-type="float" office:value="1.93827139725446">
            <text:p>1.9382713973</text:p>
          </table:table-cell>
          <table:table-cell office:value-type="float" office:value="0.125553999160329">
            <text:p>0.1255539992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9762.41340278">
            <text:p>2429762.41340278</text:p>
          </table:table-cell>
          <table:table-cell office:value-type="string">
            <text:p>1940-05-12 16:55:18.750000 EST-0500</text:p>
          </table:table-cell>
          <table:table-cell office:value-type="float" office:value="0">
            <text:p>0</text:p>
          </table:table-cell>
          <table:table-cell office:value-type="float" office:value="52.001340731743">
            <text:p>52.0013407317</text:p>
          </table:table-cell>
          <table:table-cell office:value-type="float" office:value="52.0011407510752">
            <text:p>52.0011407511</text:p>
          </table:table-cell>
          <table:table-cell table:number-columns-repeated="2" office:value-type="string">
            <text:p>22 ♉ 00' 04"</text:p>
          </table:table-cell>
          <table:table-cell office:value-type="float" office:value="0.965130025708402">
            <text:p>0.9651300257</text:p>
          </table:table-cell>
          <table:table-cell office:value-type="float" office:value="0.0581157342496774">
            <text:p>0.0581157342</text:p>
          </table:table-cell>
          <table:table-cell office:value-type="float" office:value="28.9759882581239">
            <text:p>28.9759882581</text:p>
          </table:table-cell>
          <table:table-cell office:value-type="float" office:value="28.975788277456">
            <text:p>28.9757882775</text:p>
          </table:table-cell>
          <table:table-cell office:value-type="string">
            <text:p>28 ♈ 58' 33"</text:p>
          </table:table-cell>
          <table:table-cell office:value-type="string">
            <text:p>28 ♈ 58' 32"</text:p>
          </table:table-cell>
          <table:table-cell office:value-type="float" office:value="0.965117364988095">
            <text:p>0.965117365</text:p>
          </table:table-cell>
          <table:table-cell office:value-type="float" office:value="0.0581030648672083">
            <text:p>0.0581030649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9767.5283912">
            <text:p>2429767.5283912</text:p>
          </table:table-cell>
          <table:table-cell office:value-type="string">
            <text:p>1940-05-17 19:40:53.906250 EST-0500</text:p>
          </table:table-cell>
          <table:table-cell office:value-type="float" office:value="0">
            <text:p>0</text:p>
          </table:table-cell>
          <table:table-cell office:value-type="float" office:value="52.2983021283864">
            <text:p>52.2983021284</text:p>
          </table:table-cell>
          <table:table-cell office:value-type="float" office:value="52.2979620042355">
            <text:p>52.2979620042</text:p>
          </table:table-cell>
          <table:table-cell office:value-type="string">
            <text:p>22 ♉ 17' 53"</text:p>
          </table:table-cell>
          <table:table-cell office:value-type="string">
            <text:p>22 ♉ 17' 52"</text:p>
          </table:table-cell>
          <table:table-cell office:value-type="float" office:value="2.14478077449177">
            <text:p>2.1447807745</text:p>
          </table:table-cell>
          <table:table-cell office:value-type="float" office:value="0.0579090166856206">
            <text:p>0.0579090167</text:p>
          </table:table-cell>
          <table:table-cell office:value-type="float" office:value="29.2728142472946">
            <text:p>29.2728142473</text:p>
          </table:table-cell>
          <table:table-cell office:value-type="float" office:value="29.2724741231437">
            <text:p>29.2724741231</text:p>
          </table:table-cell>
          <table:table-cell office:value-type="string">
            <text:p>29 ♈ 16' 22"</text:p>
          </table:table-cell>
          <table:table-cell office:value-type="string">
            <text:p>29 ♈ 16' 20"</text:p>
          </table:table-cell>
          <table:table-cell office:value-type="float" office:value="2.14480346248658">
            <text:p>2.1448034625</text:p>
          </table:table-cell>
          <table:table-cell office:value-type="float" office:value="0.0579317015104195">
            <text:p>0.057931701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9771.3528588">
            <text:p>2429771.3528588</text:p>
          </table:table-cell>
          <table:table-cell office:value-type="string">
            <text:p>1940-05-21 15:28:07.500000 EST-0500</text:p>
          </table:table-cell>
          <table:table-cell office:value-type="float" office:value="0">
            <text:p>0</text:p>
          </table:table-cell>
          <table:table-cell office:value-type="float" office:value="60.6098252071524">
            <text:p>60.6098252072</text:p>
          </table:table-cell>
          <table:table-cell office:value-type="float" office:value="60.6097844784918">
            <text:p>60.6097844785</text:p>
          </table:table-cell>
          <table:table-cell table:number-columns-repeated="2" office:value-type="string">
            <text:p><text:s/>0 ♊ 36' 35"</text:p>
          </table:table-cell>
          <table:table-cell office:value-type="float" office:value="2.19268255097932">
            <text:p>2.192682551</text:p>
          </table:table-cell>
          <table:table-cell office:value-type="float" office:value="0.961083973745024">
            <text:p>0.9610839737</text:p>
          </table:table-cell>
          <table:table-cell office:value-type="float" office:value="37.5841941078191">
            <text:p>37.5841941078</text:p>
          </table:table-cell>
          <table:table-cell office:value-type="float" office:value="37.5841533791585">
            <text:p>37.5841533792</text:p>
          </table:table-cell>
          <table:table-cell office:value-type="string">
            <text:p><text:s/>7 ♉ 35' 03"</text:p>
          </table:table-cell>
          <table:table-cell office:value-type="string">
            <text:p><text:s/>7 ♉ 35' 02"</text:p>
          </table:table-cell>
          <table:table-cell office:value-type="float" office:value="2.19265960130212">
            <text:p>2.1926596013</text:p>
          </table:table-cell>
          <table:table-cell office:value-type="float" office:value="0.9610610671305">
            <text:p>0.9610610671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9787.67829861">
            <text:p>2429787.67829861</text:p>
          </table:table-cell>
          <table:table-cell office:value-type="string">
            <text:p>1940-06-06 23:16:45.468750 EST-0500</text:p>
          </table:table-cell>
          <table:table-cell office:value-type="float" office:value="0">
            <text:p>0</text:p>
          </table:table-cell>
          <table:table-cell office:value-type="float" office:value="103.243763545051">
            <text:p>103.2437635451</text:p>
          </table:table-cell>
          <table:table-cell office:value-type="float" office:value="103.24386284255">
            <text:p>103.2438628426</text:p>
          </table:table-cell>
          <table:table-cell table:number-columns-repeated="2" office:value-type="string">
            <text:p>13 ♋ 14' 37"</text:p>
          </table:table-cell>
          <table:table-cell office:value-type="float" office:value="-0.0692077679374835">
            <text:p>-0.0692077679</text:p>
          </table:table-cell>
          <table:table-cell office:value-type="float" office:value="0.641195464053755">
            <text:p>0.6411954641</text:p>
          </table:table-cell>
          <table:table-cell office:value-type="float" office:value="80.217422845575">
            <text:p>80.2174228456</text:p>
          </table:table-cell>
          <table:table-cell office:value-type="float" office:value="80.2175221430739">
            <text:p>80.2175221431</text:p>
          </table:table-cell>
          <table:table-cell office:value-type="string">
            <text:p>20 ♊ 13' 02"</text:p>
          </table:table-cell>
          <table:table-cell office:value-type="string">
            <text:p>20 ♊ 13' 03"</text:p>
          </table:table-cell>
          <table:table-cell office:value-type="float" office:value="-0.06923837869982">
            <text:p>-0.0692383787</text:p>
          </table:table-cell>
          <table:table-cell office:value-type="float" office:value="0.641164849726336">
            <text:p>0.6411648497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9792.65021991">
            <text:p>2429792.65021991</text:p>
          </table:table-cell>
          <table:table-cell office:value-type="string">
            <text:p>1940-06-11 22:36:19.687500 EST-0500</text:p>
          </table:table-cell>
          <table:table-cell office:value-type="float" office:value="0">
            <text:p>0</text:p>
          </table:table-cell>
          <table:table-cell office:value-type="float" office:value="102.40411993734">
            <text:p>102.4041199373</text:p>
          </table:table-cell>
          <table:table-cell office:value-type="float" office:value="102.404079790351">
            <text:p>102.4040797904</text:p>
          </table:table-cell>
          <table:table-cell table:number-columns-repeated="2" office:value-type="string">
            <text:p>12 ♋ 24' 14"</text:p>
          </table:table-cell>
          <table:table-cell office:value-type="float" office:value="1.56030874056526">
            <text:p>1.5603087406</text:p>
          </table:table-cell>
          <table:table-cell office:value-type="float" office:value="-0.268462728111815">
            <text:p>-0.2684627281</text:p>
          </table:table-cell>
          <table:table-cell office:value-type="float" office:value="79.3775215465722">
            <text:p>79.3775215466</text:p>
          </table:table-cell>
          <table:table-cell office:value-type="float" office:value="79.3774813995829">
            <text:p>79.3774813996</text:p>
          </table:table-cell>
          <table:table-cell office:value-type="string">
            <text:p>19 ♊ 22' 39"</text:p>
          </table:table-cell>
          <table:table-cell office:value-type="string">
            <text:p>19 ♊ 22' 38"</text:p>
          </table:table-cell>
          <table:table-cell office:value-type="float" office:value="1.56032096008516">
            <text:p>1.5603209601</text:p>
          </table:table-cell>
          <table:table-cell office:value-type="float" office:value="-0.268450484304128">
            <text:p>-0.2684504843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9797.62922454">
            <text:p>2429797.62922454</text:p>
          </table:table-cell>
          <table:table-cell office:value-type="string">
            <text:p>1940-06-16 22:06:05.625000 EST-0500</text:p>
          </table:table-cell>
          <table:table-cell office:value-type="float" office:value="0">
            <text:p>0</text:p>
          </table:table-cell>
          <table:table-cell office:value-type="float" office:value="109.612617508481">
            <text:p>109.6126175085</text:p>
          </table:table-cell>
          <table:table-cell office:value-type="float" office:value="109.612477906037">
            <text:p>109.612477906</text:p>
          </table:table-cell>
          <table:table-cell office:value-type="string">
            <text:p>19 ♋ 36' 45"</text:p>
          </table:table-cell>
          <table:table-cell office:value-type="string">
            <text:p>19 ♋ 36' 44"</text:p>
          </table:table-cell>
          <table:table-cell office:value-type="float" office:value="1.33327679421843">
            <text:p>1.3332767942</text:p>
          </table:table-cell>
          <table:table-cell office:value-type="float" office:value="0.638844521362048">
            <text:p>0.6388445214</text:p>
          </table:table-cell>
          <table:table-cell office:value-type="float" office:value="86.585870880299">
            <text:p>86.5858708803</text:p>
          </table:table-cell>
          <table:table-cell office:value-type="float" office:value="86.5857312778548">
            <text:p>86.5857312779</text:p>
          </table:table-cell>
          <table:table-cell office:value-type="string">
            <text:p>26 ♊ 35' 09"</text:p>
          </table:table-cell>
          <table:table-cell office:value-type="string">
            <text:p>26 ♊ 35' 08"</text:p>
          </table:table-cell>
          <table:table-cell office:value-type="float" office:value="1.33326157335588">
            <text:p>1.3332615734</text:p>
          </table:table-cell>
          <table:table-cell office:value-type="float" office:value="0.638829269171521">
            <text:p>0.6388292692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9807.37971065">
            <text:p>2429807.37971065</text:p>
          </table:table-cell>
          <table:table-cell office:value-type="string">
            <text:p>1940-06-26 16:06:47.812500 EST-0500</text:p>
          </table:table-cell>
          <table:table-cell office:value-type="float" office:value="0">
            <text:p>0</text:p>
          </table:table-cell>
          <table:table-cell office:value-type="float" office:value="95.0712053363253">
            <text:p>95.0712053363</text:p>
          </table:table-cell>
          <table:table-cell office:value-type="float" office:value="95.0714287893224">
            <text:p>95.0714287893</text:p>
          </table:table-cell>
          <table:table-cell office:value-type="string">
            <text:p><text:s/>5 ♋ 04' 16"</text:p>
          </table:table-cell>
          <table:table-cell office:value-type="string">
            <text:p><text:s/>5 ♋ 04' 17"</text:p>
          </table:table-cell>
          <table:table-cell office:value-type="float" office:value="-0.626761865576849">
            <text:p>-0.6267618656</text:p>
          </table:table-cell>
          <table:table-cell office:value-type="float" office:value="0.953450842782457">
            <text:p>0.9534508428</text:p>
          </table:table-cell>
          <table:table-cell office:value-type="float" office:value="72.0439641315717">
            <text:p>72.0439641316</text:p>
          </table:table-cell>
          <table:table-cell office:value-type="float" office:value="72.0441875845688">
            <text:p>72.0441875846</text:p>
          </table:table-cell>
          <table:table-cell office:value-type="string">
            <text:p>12 ♊ 02' 38"</text:p>
          </table:table-cell>
          <table:table-cell office:value-type="string">
            <text:p>12 ♊ 02' 39"</text:p>
          </table:table-cell>
          <table:table-cell office:value-type="float" office:value="-0.626744662435892">
            <text:p>-0.6267446624</text:p>
          </table:table-cell>
          <table:table-cell office:value-type="float" office:value="0.953468041230023">
            <text:p>0.9534680412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9809.36384259">
            <text:p>2429809.36384259</text:p>
          </table:table-cell>
          <table:table-cell office:value-type="string">
            <text:p>1940-06-28 15:43:56.718750 EST-0500</text:p>
          </table:table-cell>
          <table:table-cell office:value-type="float" office:value="0">
            <text:p>0</text:p>
          </table:table-cell>
          <table:table-cell office:value-type="float" office:value="121.750105466526">
            <text:p>121.7501054665</text:p>
          </table:table-cell>
          <table:table-cell office:value-type="float" office:value="121.750080550676">
            <text:p>121.7500805507</text:p>
          </table:table-cell>
          <table:table-cell table:number-columns-repeated="2" office:value-type="string">
            <text:p><text:s/>1 ♌ 45' 00"</text:p>
          </table:table-cell>
          <table:table-cell office:value-type="float" office:value="0.703843269470237">
            <text:p>0.7038432695</text:p>
          </table:table-cell>
          <table:table-cell office:value-type="float" office:value="0.0259695182421576">
            <text:p>0.0259695182</text:p>
          </table:table-cell>
          <table:table-cell office:value-type="float" office:value="98.7228196971459">
            <text:p>98.7228196971</text:p>
          </table:table-cell>
          <table:table-cell office:value-type="float" office:value="98.7227947812961">
            <text:p>98.7227947813</text:p>
          </table:table-cell>
          <table:table-cell table:number-columns-repeated="2" office:value-type="string">
            <text:p><text:s/>8 ♋ 43' 22"</text:p>
          </table:table-cell>
          <table:table-cell office:value-type="float" office:value="0.703855421753615">
            <text:p>0.7038554218</text:p>
          </table:table-cell>
          <table:table-cell office:value-type="float" office:value="0.0259818737647695">
            <text:p>0.0259818738</text:p>
          </table:table-cell>
        </table:table-row>
        <table:table-row table:style-name="ro1">
          <table:table-cell office:value-type="string">
            <text:p>Mars/Pluto</text:p>
          </table:table-cell>
          <table:table-cell office:value-type="float" office:value="2429816.99251157">
            <text:p>2429816.99251157</text:p>
          </table:table-cell>
          <table:table-cell office:value-type="string">
            <text:p>1940-07-06 06:49:13.125000 EST-0500</text:p>
          </table:table-cell>
          <table:table-cell office:value-type="float" office:value="0">
            <text:p>0</text:p>
          </table:table-cell>
          <table:table-cell office:value-type="float" office:value="121.952946622103">
            <text:p>121.9529466221</text:p>
          </table:table-cell>
          <table:table-cell office:value-type="float" office:value="121.952843195889">
            <text:p>121.9528431959</text:p>
          </table:table-cell>
          <table:table-cell table:number-columns-repeated="2" office:value-type="string">
            <text:p><text:s/>1 ♌ 57' 10"</text:p>
          </table:table-cell>
          <table:table-cell office:value-type="float" office:value="0.636216238271956">
            <text:p>0.6362162383</text:p>
          </table:table-cell>
          <table:table-cell office:value-type="float" office:value="0.0271061718568935">
            <text:p>0.0271061719</text:p>
          </table:table-cell>
          <table:table-cell office:value-type="float" office:value="98.9252467665326">
            <text:p>98.9252467665</text:p>
          </table:table-cell>
          <table:table-cell office:value-type="float" office:value="98.9251433403181">
            <text:p>98.9251433403</text:p>
          </table:table-cell>
          <table:table-cell table:number-columns-repeated="2" office:value-type="string">
            <text:p><text:s/>8 ♋ 55' 30"</text:p>
          </table:table-cell>
          <table:table-cell office:value-type="float" office:value="0.636194213720191">
            <text:p>0.6361942137</text:p>
          </table:table-cell>
          <table:table-cell office:value-type="float" office:value="0.0270838679768845">
            <text:p>0.027083868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9821.810625">
            <text:p>2429821.810625</text:p>
          </table:table-cell>
          <table:table-cell office:value-type="string">
            <text:p>1940-07-11 02:27:18.281250 EST-0500</text:p>
          </table:table-cell>
          <table:table-cell office:value-type="float" office:value="0">
            <text:p>0</text:p>
          </table:table-cell>
          <table:table-cell office:value-type="float" office:value="125.016735261997">
            <text:p>125.016735262</text:p>
          </table:table-cell>
          <table:table-cell office:value-type="float" office:value="125.016915166533">
            <text:p>125.0169151665</text:p>
          </table:table-cell>
          <table:table-cell table:number-columns-repeated="2" office:value-type="string">
            <text:p><text:s/>5 ♌ 01' 00"</text:p>
          </table:table-cell>
          <table:table-cell office:value-type="float" office:value="-0.213244166293418">
            <text:p>-0.2132441663</text:p>
          </table:table-cell>
          <table:table-cell office:value-type="float" office:value="0.635639546324066">
            <text:p>0.6356395463</text:p>
          </table:table-cell>
          <table:table-cell office:value-type="float" office:value="101.988875267698">
            <text:p>101.9888752677</text:p>
          </table:table-cell>
          <table:table-cell office:value-type="float" office:value="101.989055172234">
            <text:p>101.9890551722</text:p>
          </table:table-cell>
          <table:table-cell office:value-type="string">
            <text:p>11 ♋ 59' 19"</text:p>
          </table:table-cell>
          <table:table-cell office:value-type="string">
            <text:p>11 ♋ 59' 20"</text:p>
          </table:table-cell>
          <table:table-cell office:value-type="float" office:value="-0.213224849857238">
            <text:p>-0.2132248499</text:p>
          </table:table-cell>
          <table:table-cell office:value-type="float" office:value="0.635658893448087">
            <text:p>0.6356588934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9828.17268518">
            <text:p>2429828.17268518</text:p>
          </table:table-cell>
          <table:table-cell office:value-type="string">
            <text:p>1940-07-17 11:08:40.312500 EST-0500</text:p>
          </table:table-cell>
          <table:table-cell office:value-type="float" office:value="0">
            <text:p>0</text:p>
          </table:table-cell>
          <table:table-cell office:value-type="float" office:value="122.261588107808">
            <text:p>122.2615881078</text:p>
          </table:table-cell>
          <table:table-cell office:value-type="float" office:value="122.261659183423">
            <text:p>122.2616591834</text:p>
          </table:table-cell>
          <table:table-cell table:number-columns-repeated="2" office:value-type="string">
            <text:p><text:s/>2 ♌ 15' 41"</text:p>
          </table:table-cell>
          <table:table-cell office:value-type="float" office:value="-0.615646939046578">
            <text:p>-0.615646939</text:p>
          </table:table-cell>
          <table:table-cell office:value-type="float" office:value="0.0280496278937817">
            <text:p>0.0280496279</text:p>
          </table:table-cell>
          <table:table-cell office:value-type="float" office:value="99.2334276325674">
            <text:p>99.2334276326</text:p>
          </table:table-cell>
          <table:table-cell office:value-type="float" office:value="99.2334987081821">
            <text:p>99.2334987082</text:p>
          </table:table-cell>
          <table:table-cell table:number-columns-repeated="2" office:value-type="string">
            <text:p><text:s/>9 ♋ 14' 00"</text:p>
          </table:table-cell>
          <table:table-cell office:value-type="float" office:value="-0.615673452345299">
            <text:p>-0.6156734523</text:p>
          </table:table-cell>
          <table:table-cell office:value-type="float" office:value="0.0280226846880245">
            <text:p>0.028022684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9832.69440972">
            <text:p>2429832.69440972</text:p>
          </table:table-cell>
          <table:table-cell office:value-type="string">
            <text:p>1940-07-21 23:39:57.656250 EST-0500</text:p>
          </table:table-cell>
          <table:table-cell office:value-type="float" office:value="0">
            <text:p>0</text:p>
          </table:table-cell>
          <table:table-cell office:value-type="float" office:value="119.213875915226">
            <text:p>119.2138759152</text:p>
          </table:table-cell>
          <table:table-cell office:value-type="float" office:value="119.214093263986">
            <text:p>119.214093264</text:p>
          </table:table-cell>
          <table:table-cell office:value-type="string">
            <text:p>29 ♋ 12' 49"</text:p>
          </table:table-cell>
          <table:table-cell office:value-type="string">
            <text:p>29 ♋ 12' 50"</text:p>
          </table:table-cell>
          <table:table-cell office:value-type="float" office:value="-0.693628625492659">
            <text:p>-0.6936286255</text:p>
          </table:table-cell>
          <table:table-cell office:value-type="float" office:value="0.954424898786122">
            <text:p>0.9544248988</text:p>
          </table:table-cell>
          <table:table-cell office:value-type="float" office:value="96.185506894158">
            <text:p>96.1855068942</text:p>
          </table:table-cell>
          <table:table-cell office:value-type="float" office:value="96.1857242429181">
            <text:p>96.1857242429</text:p>
          </table:table-cell>
          <table:table-cell office:value-type="string">
            <text:p><text:s/>6 ♋ 11' 07"</text:p>
          </table:table-cell>
          <table:table-cell office:value-type="string">
            <text:p><text:s/>6 ♋ 11' 08"</text:p>
          </table:table-cell>
          <table:table-cell office:value-type="float" office:value="-0.693614214276456">
            <text:p>-0.6936142143</text:p>
          </table:table-cell>
          <table:table-cell office:value-type="float" office:value="0.954438833462054">
            <text:p>0.9544388335</text:p>
          </table:table-cell>
        </table:table-row>
        <table:table-row table:style-name="ro1">
          <table:table-cell office:value-type="string">
            <text:p>Sun/Pluto</text:p>
          </table:table-cell>
          <table:table-cell office:value-type="float" office:value="2429836.12068287">
            <text:p>2429836.12068287</text:p>
          </table:table-cell>
          <table:table-cell office:value-type="string">
            <text:p>1940-07-25 09:53:47.343750 EST-0500</text:p>
          </table:table-cell>
          <table:table-cell office:value-type="float" office:value="0">
            <text:p>0</text:p>
          </table:table-cell>
          <table:table-cell office:value-type="float" office:value="122.485491268199">
            <text:p>122.4854912682</text:p>
          </table:table-cell>
          <table:table-cell office:value-type="float" office:value="122.485442644554">
            <text:p>122.4854426446</text:p>
          </table:table-cell>
          <table:table-cell table:number-columns-repeated="2" office:value-type="string">
            <text:p><text:s/>2 ♌ 29' 07"</text:p>
          </table:table-cell>
          <table:table-cell office:value-type="float" office:value="0.955210367323205">
            <text:p>0.9552103673</text:p>
          </table:table-cell>
          <table:table-cell office:value-type="float" office:value="0.0282150311888533">
            <text:p>0.0282150312</text:p>
          </table:table-cell>
          <table:table-cell office:value-type="float" office:value="99.4570636246407">
            <text:p>99.4570636246</text:p>
          </table:table-cell>
          <table:table-cell office:value-type="float" office:value="99.457015000996">
            <text:p>99.457015001</text:p>
          </table:table-cell>
          <table:table-cell table:number-columns-repeated="2" office:value-type="string">
            <text:p><text:s/>9 ♋ 27' 25"</text:p>
          </table:table-cell>
          <table:table-cell office:value-type="float" office:value="0.955231952393312">
            <text:p>0.9552319524</text:p>
          </table:table-cell>
          <table:table-cell office:value-type="float" office:value="0.0282366083868453">
            <text:p>0.0282366084</text:p>
          </table:table-cell>
        </table:table-row>
        <table:table-row table:style-name="ro1">
          <table:table-cell office:value-type="string">
            <text:p>Jupiter/Saturn</text:p>
          </table:table-cell>
          <table:table-cell office:value-type="float" office:value="2429849.54621528">
            <text:p>2429849.54621528</text:p>
          </table:table-cell>
          <table:table-cell office:value-type="string">
            <text:p>1940-08-07 20:06:33.750000 EST-0500</text:p>
          </table:table-cell>
          <table:table-cell office:value-type="float" office:value="0">
            <text:p>0</text:p>
          </table:table-cell>
          <table:table-cell office:value-type="float" office:value="44.4585045083694">
            <text:p>44.4585045084</text:p>
          </table:table-cell>
          <table:table-cell office:value-type="float" office:value="44.4584965409695">
            <text:p>44.458496541</text:p>
          </table:table-cell>
          <table:table-cell table:number-columns-repeated="2" office:value-type="string">
            <text:p>14 ♉ 27' 30"</text:p>
          </table:table-cell>
          <table:table-cell office:value-type="float" office:value="0.0863123843913941">
            <text:p>0.0863123844</text:p>
          </table:table-cell>
          <table:table-cell office:value-type="float" office:value="0.0333788854952241">
            <text:p>0.0333788855</text:p>
          </table:table-cell>
          <table:table-cell office:value-type="float" office:value="21.429589707471">
            <text:p>21.4295897075</text:p>
          </table:table-cell>
          <table:table-cell office:value-type="float" office:value="21.4295817400711">
            <text:p>21.4295817401</text:p>
          </table:table-cell>
          <table:table-cell table:number-columns-repeated="2" office:value-type="string">
            <text:p>21 ♈ 25' 46"</text:p>
          </table:table-cell>
          <table:table-cell office:value-type="float" office:value="0.0863388015899">
            <text:p>0.0863388016</text:p>
          </table:table-cell>
          <table:table-cell office:value-type="float" office:value="0.0334053185966603">
            <text:p>0.0334053186</text:p>
          </table:table-cell>
        </table:table-row>
        <table:table-row table:style-name="ro1">
          <table:table-cell office:value-type="string">
            <text:p>Mercury/Pluto</text:p>
          </table:table-cell>
          <table:table-cell office:value-type="float" office:value="2429855.73982639">
            <text:p>2429855.73982639</text:p>
          </table:table-cell>
          <table:table-cell office:value-type="string">
            <text:p>1940-08-14 00:45:21.093750 EST-0500</text:p>
          </table:table-cell>
          <table:table-cell office:value-type="float" office:value="0">
            <text:p>0</text:p>
          </table:table-cell>
          <table:table-cell office:value-type="float" office:value="123.032106848477">
            <text:p>123.0321068485</text:p>
          </table:table-cell>
          <table:table-cell office:value-type="float" office:value="123.031821243236">
            <text:p>123.0318212432</text:p>
          </table:table-cell>
          <table:table-cell office:value-type="string">
            <text:p><text:s/>3 ♌ 01' 55"</text:p>
          </table:table-cell>
          <table:table-cell office:value-type="string">
            <text:p><text:s/>3 ♌ 01' 54"</text:p>
          </table:table-cell>
          <table:table-cell office:value-type="float" office:value="1.31707113757006">
            <text:p>1.3170711376</text:p>
          </table:table-cell>
          <table:table-cell office:value-type="float" office:value="0.0270548935520505">
            <text:p>0.0270548936</text:p>
          </table:table-cell>
          <table:table-cell office:value-type="float" office:value="100.002943572791">
            <text:p>100.0029435728</text:p>
          </table:table-cell>
          <table:table-cell office:value-type="float" office:value="100.002657967549">
            <text:p>100.0026579675</text:p>
          </table:table-cell>
          <table:table-cell office:value-type="string">
            <text:p>10 ♋ 00' 10"</text:p>
          </table:table-cell>
          <table:table-cell office:value-type="string">
            <text:p>10 ♋ 00' 09"</text:p>
          </table:table-cell>
          <table:table-cell office:value-type="float" office:value="1.31705708224665">
            <text:p>1.3170570822</text:p>
          </table:table-cell>
          <table:table-cell office:value-type="float" office:value="0.0270405192424764">
            <text:p>0.0270405192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29871.86701389">
            <text:p>2429871.86701389</text:p>
          </table:table-cell>
          <table:table-cell office:value-type="string">
            <text:p>1940-08-30 03:48:30.937500 EST-0500</text:p>
          </table:table-cell>
          <table:table-cell office:value-type="float" office:value="0">
            <text:p>0</text:p>
          </table:table-cell>
          <table:table-cell office:value-type="float" office:value="156.818957914215">
            <text:p>156.8189579142</text:p>
          </table:table-cell>
          <table:table-cell office:value-type="float" office:value="156.818897567205">
            <text:p>156.8188975672</text:p>
          </table:table-cell>
          <table:table-cell table:number-columns-repeated="2" office:value-type="string">
            <text:p><text:s/>6 ♍ 49' 08"</text:p>
          </table:table-cell>
          <table:table-cell office:value-type="float" office:value="0.967467277661613">
            <text:p>0.9674672777</text:p>
          </table:table-cell>
          <table:table-cell office:value-type="float" office:value="0.637040475638291">
            <text:p>0.6370404756</text:p>
          </table:table-cell>
          <table:table-cell office:value-type="float" office:value="133.789347074607">
            <text:p>133.7893470746</text:p>
          </table:table-cell>
          <table:table-cell office:value-type="float" office:value="133.789286727597">
            <text:p>133.7892867276</text:p>
          </table:table-cell>
          <table:table-cell table:number-columns-repeated="2" office:value-type="string">
            <text:p>13 ♌ 47' 21"</text:p>
          </table:table-cell>
          <table:table-cell office:value-type="float" office:value="0.967464423840462">
            <text:p>0.9674644238</text:p>
          </table:table-cell>
          <table:table-cell office:value-type="float" office:value="0.637037395110345">
            <text:p>0.6370373951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9875.67732639">
            <text:p>2429875.67732639</text:p>
          </table:table-cell>
          <table:table-cell office:value-type="string">
            <text:p>1940-09-02 23:15:21.093750 EST-0500</text:p>
          </table:table-cell>
          <table:table-cell office:value-type="float" office:value="0">
            <text:p>0</text:p>
          </table:table-cell>
          <table:table-cell office:value-type="float" office:value="159.247352355609">
            <text:p>159.2473523556</text:p>
          </table:table-cell>
          <table:table-cell office:value-type="float" office:value="159.247210647842">
            <text:p>159.2472106478</text:p>
          </table:table-cell>
          <table:table-cell office:value-type="string">
            <text:p><text:s/>9 ♍ 14' 50"</text:p>
          </table:table-cell>
          <table:table-cell office:value-type="string">
            <text:p><text:s/>9 ♍ 14' 49"</text:p>
          </table:table-cell>
          <table:table-cell office:value-type="float" office:value="1.93397272119414">
            <text:p>1.9339727212</text:p>
          </table:table-cell>
          <table:table-cell office:value-type="float" office:value="0.637553710510072">
            <text:p>0.6375537105</text:p>
          </table:table-cell>
          <table:table-cell office:value-type="float" office:value="136.217673281112">
            <text:p>136.2176732811</text:p>
          </table:table-cell>
          <table:table-cell office:value-type="float" office:value="136.217531573345">
            <text:p>136.2175315733</text:p>
          </table:table-cell>
          <table:table-cell table:number-columns-repeated="2" office:value-type="string">
            <text:p>16 ♌ 13' 03"</text:p>
          </table:table-cell>
          <table:table-cell office:value-type="float" office:value="1.93401147869604">
            <text:p>1.9340114787</text:p>
          </table:table-cell>
          <table:table-cell office:value-type="float" office:value="0.637592516660427">
            <text:p>0.637592516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9876.99885417">
            <text:p>2429876.99885417</text:p>
          </table:table-cell>
          <table:table-cell office:value-type="string">
            <text:p>1940-09-04 06:58:21.562500 EST-0500</text:p>
          </table:table-cell>
          <table:table-cell office:value-type="float" office:value="0">
            <text:p>0</text:p>
          </table:table-cell>
          <table:table-cell office:value-type="float" office:value="161.79030452838">
            <text:p>161.7903045284</text:p>
          </table:table-cell>
          <table:table-cell office:value-type="float" office:value="161.790087230171">
            <text:p>161.7900872302</text:p>
          </table:table-cell>
          <table:table-cell office:value-type="string">
            <text:p>11 ♍ 47' 25"</text:p>
          </table:table-cell>
          <table:table-cell office:value-type="string">
            <text:p>11 ♍ 47' 24"</text:p>
          </table:table-cell>
          <table:table-cell office:value-type="float" office:value="1.91414138844105">
            <text:p>1.9141413884</text:p>
          </table:table-cell>
          <table:table-cell office:value-type="float" office:value="0.969847050161896">
            <text:p>0.9698470502</text:p>
          </table:table-cell>
          <table:table-cell office:value-type="float" office:value="138.76062541192">
            <text:p>138.7606254119</text:p>
          </table:table-cell>
          <table:table-cell office:value-type="float" office:value="138.760408113712">
            <text:p>138.7604081137</text:p>
          </table:table-cell>
          <table:table-cell office:value-type="string">
            <text:p>18 ♌ 45' 38"</text:p>
          </table:table-cell>
          <table:table-cell office:value-type="string">
            <text:p>18 ♌ 45' 37"</text:p>
          </table:table-cell>
          <table:table-cell office:value-type="float" office:value="1.91417668537779">
            <text:p>1.9141766854</text:p>
          </table:table-cell>
          <table:table-cell office:value-type="float" office:value="0.969882238628509">
            <text:p>0.9698822386</text:p>
          </table:table-cell>
        </table:table-row>
        <table:table-row table:style-name="ro1">
          <table:table-cell office:value-type="string">
            <text:p>Mercury/Neptune</text:p>
          </table:table-cell>
          <table:table-cell office:value-type="float" office:value="2429884.13655093">
            <text:p>2429884.13655093</text:p>
          </table:table-cell>
          <table:table-cell office:value-type="string">
            <text:p>1940-09-11 10:16:38.437500 EST-0500</text:p>
          </table:table-cell>
          <table:table-cell office:value-type="float" office:value="0">
            <text:p>0</text:p>
          </table:table-cell>
          <table:table-cell office:value-type="float" office:value="175.006847816495">
            <text:p>175.0068478165</text:p>
          </table:table-cell>
          <table:table-cell office:value-type="float" office:value="175.006510191001">
            <text:p>175.006510191</text:p>
          </table:table-cell>
          <table:table-cell office:value-type="string">
            <text:p>25 ♍ 00' 24"</text:p>
          </table:table-cell>
          <table:table-cell office:value-type="string">
            <text:p>25 ♍ 00' 23"</text:p>
          </table:table-cell>
          <table:table-cell office:value-type="float" office:value="1.78608458880531">
            <text:p>1.7860845888</text:p>
          </table:table-cell>
          <table:table-cell office:value-type="float" office:value="0.0369694029540182">
            <text:p>0.036969403</text:p>
          </table:table-cell>
          <table:table-cell office:value-type="float" office:value="151.976928552783">
            <text:p>151.9769285528</text:p>
          </table:table-cell>
          <table:table-cell office:value-type="float" office:value="151.97659092729">
            <text:p>151.9765909273</text:p>
          </table:table-cell>
          <table:table-cell office:value-type="string">
            <text:p><text:s/>1 ♍ 58' 36"</text:p>
          </table:table-cell>
          <table:table-cell office:value-type="string">
            <text:p><text:s/>1 ♍ 58' 35"</text:p>
          </table:table-cell>
          <table:table-cell office:value-type="float" office:value="1.78608718892462">
            <text:p>1.7860871889</text:p>
          </table:table-cell>
          <table:table-cell office:value-type="float" office:value="0.0369720075372667">
            <text:p>0.0369720075</text:p>
          </table:table-cell>
        </table:table-row>
        <table:table-row table:style-name="ro1">
          <table:table-cell office:value-type="string">
            <text:p>Venus/Pluto</text:p>
          </table:table-cell>
          <table:table-cell office:value-type="float" office:value="2429884.94489583">
            <text:p>2429884.94489583</text:p>
          </table:table-cell>
          <table:table-cell office:value-type="string">
            <text:p>1940-09-12 05:40:39.843750 EST-0500</text:p>
          </table:table-cell>
          <table:table-cell office:value-type="float" office:value="0">
            <text:p>0</text:p>
          </table:table-cell>
          <table:table-cell office:value-type="float" office:value="123.744305940691">
            <text:p>123.7443059407</text:p>
          </table:table-cell>
          <table:table-cell office:value-type="float" office:value="123.744299799236">
            <text:p>123.7442997992</text:p>
          </table:table-cell>
          <table:table-cell table:number-columns-repeated="2" office:value-type="string">
            <text:p><text:s/>3 ♌ 44' 39"</text:p>
          </table:table-cell>
          <table:table-cell office:value-type="float" office:value="1.01265131306767">
            <text:p>1.0126513131</text:p>
          </table:table-cell>
          <table:table-cell office:value-type="float" office:value="0.0209201651930435">
            <text:p>0.0209201652</text:p>
          </table:table-cell>
          <table:table-cell office:value-type="float" office:value="100.714361006888">
            <text:p>100.7143610069</text:p>
          </table:table-cell>
          <table:table-cell office:value-type="float" office:value="100.714354865433">
            <text:p>100.7143548654</text:p>
          </table:table-cell>
          <table:table-cell table:number-columns-repeated="2" office:value-type="string">
            <text:p>10 ♋ 42' 51"</text:p>
          </table:table-cell>
          <table:table-cell office:value-type="float" office:value="1.01266183233264">
            <text:p>1.0126618323</text:p>
          </table:table-cell>
          <table:table-cell office:value-type="float" office:value="0.0209301014192386">
            <text:p>0.0209301014</text:p>
          </table:table-cell>
        </table:table-row>
        <table:table-row table:style-name="ro1">
          <table:table-cell office:value-type="string">
            <text:p>Sun/Neptune</text:p>
          </table:table-cell>
          <table:table-cell office:value-type="float" office:value="2429890.83918981">
            <text:p>2429890.83918981</text:p>
          </table:table-cell>
          <table:table-cell office:value-type="string">
            <text:p>1940-09-18 03:08:26.250000 EST-0500</text:p>
          </table:table-cell>
          <table:table-cell office:value-type="float" office:value="0">
            <text:p>0</text:p>
          </table:table-cell>
          <table:table-cell office:value-type="float" office:value="175.25508295573">
            <text:p>175.2550829557</text:p>
          </table:table-cell>
          <table:table-cell office:value-type="float" office:value="175.254921823786">
            <text:p>175.2549218238</text:p>
          </table:table-cell>
          <table:table-cell office:value-type="string">
            <text:p>25 ♍ 15' 18"</text:p>
          </table:table-cell>
          <table:table-cell office:value-type="string">
            <text:p>25 ♍ 15' 17"</text:p>
          </table:table-cell>
          <table:table-cell office:value-type="float" office:value="0.9762335523155">
            <text:p>0.9762335523</text:p>
          </table:table-cell>
          <table:table-cell office:value-type="float" office:value="0.0371142280757045">
            <text:p>0.0371142281</text:p>
          </table:table-cell>
          <table:table-cell office:value-type="float" office:value="152.225099501374">
            <text:p>152.2250995014</text:p>
          </table:table-cell>
          <table:table-cell office:value-type="float" office:value="152.22493836943">
            <text:p>152.2249383694</text:p>
          </table:table-cell>
          <table:table-cell office:value-type="string">
            <text:p><text:s/>2 ♍ 13' 30"</text:p>
          </table:table-cell>
          <table:table-cell office:value-type="string">
            <text:p><text:s/>2 ♍ 13' 29"</text:p>
          </table:table-cell>
          <table:table-cell office:value-type="float" office:value="0.976271405186796">
            <text:p>0.9762714052</text:p>
          </table:table-cell>
          <table:table-cell office:value-type="float" office:value="0.0371521589980176">
            <text:p>0.037152159</text:p>
          </table:table-cell>
        </table:table-row>
        <table:table-row table:style-name="ro1">
          <table:table-cell office:value-type="string">
            <text:p>Mars/Neptune</text:p>
          </table:table-cell>
          <table:table-cell office:value-type="float" office:value="2429901.30818287">
            <text:p>2429901.30818287</text:p>
          </table:table-cell>
          <table:table-cell office:value-type="string">
            <text:p>1940-09-28 14:23:47.343750 EST-0500</text:p>
          </table:table-cell>
          <table:table-cell office:value-type="float" office:value="0">
            <text:p>0</text:p>
          </table:table-cell>
          <table:table-cell office:value-type="float" office:value="175.64234173213">
            <text:p>175.6423417321</text:p>
          </table:table-cell>
          <table:table-cell office:value-type="float" office:value="175.642336173254">
            <text:p>175.6423361733</text:p>
          </table:table-cell>
          <table:table-cell table:number-columns-repeated="2" office:value-type="string">
            <text:p>25 ♍ 38' 32"</text:p>
          </table:table-cell>
          <table:table-cell office:value-type="float" office:value="0.642435292970269">
            <text:p>0.642435293</text:p>
          </table:table-cell>
          <table:table-cell office:value-type="float" office:value="0.0367082132676381">
            <text:p>0.0367082133</text:p>
          </table:table-cell>
          <table:table-cell office:value-type="float" office:value="152.612074837288">
            <text:p>152.6120748373</text:p>
          </table:table-cell>
          <table:table-cell office:value-type="float" office:value="152.612069278412">
            <text:p>152.6120692784</text:p>
          </table:table-cell>
          <table:table-cell table:number-columns-repeated="2" office:value-type="string">
            <text:p><text:s/>2 ♍ 36' 43"</text:p>
          </table:table-cell>
          <table:table-cell office:value-type="float" office:value="0.642461017793523">
            <text:p>0.6424610178</text:p>
          </table:table-cell>
          <table:table-cell office:value-type="float" office:value="0.0367339076900692">
            <text:p>0.0367339077</text:p>
          </table:table-cell>
        </table:table-row>
        <table:table-row table:style-name="ro1">
          <table:table-cell office:value-type="string">
            <text:p>Jupiter/Saturn</text:p>
          </table:table-cell>
          <table:table-cell office:value-type="float" office:value="2429922.70613426">
            <text:p>2429922.70613426</text:p>
          </table:table-cell>
          <table:table-cell office:value-type="string">
            <text:p>1940-10-19 23:56:50.156250 EST-0500</text:p>
          </table:table-cell>
          <table:table-cell office:value-type="float" office:value="0">
            <text:p>0</text:p>
          </table:table-cell>
          <table:table-cell office:value-type="float" office:value="42.4597654661205">
            <text:p>42.4597654661</text:p>
          </table:table-cell>
          <table:table-cell office:value-type="float" office:value="42.4597679061857">
            <text:p>42.4597679062</text:p>
          </table:table-cell>
          <table:table-cell table:number-columns-repeated="2" office:value-type="string">
            <text:p>12 ♉ 27' 35"</text:p>
          </table:table-cell>
          <table:table-cell office:value-type="float" office:value="-0.12625001267391">
            <text:p>-0.1262500127</text:p>
          </table:table-cell>
          <table:table-cell office:value-type="float" office:value="-0.0758611864669292">
            <text:p>-0.0758611865</text:p>
          </table:table-cell>
          <table:table-cell office:value-type="float" office:value="19.429080052105">
            <text:p>19.4290800521</text:p>
          </table:table-cell>
          <table:table-cell office:value-type="float" office:value="19.4290824921703">
            <text:p>19.4290824922</text:p>
          </table:table-cell>
          <table:table-cell table:number-columns-repeated="2" office:value-type="string">
            <text:p>19 ♈ 25' 44"</text:p>
          </table:table-cell>
          <table:table-cell office:value-type="float" office:value="-0.126251922492996">
            <text:p>-0.1262519225</text:p>
          </table:table-cell>
          <table:table-cell office:value-type="float" office:value="-0.0758629297641543">
            <text:p>-0.0758629298</text:p>
          </table:table-cell>
        </table:table-row>
        <table:table-row table:style-name="ro1">
          <table:table-cell office:value-type="string">
            <text:p>Venus/Neptune</text:p>
          </table:table-cell>
          <table:table-cell office:value-type="float" office:value="2429932.44368056">
            <text:p>2429932.44368056</text:p>
          </table:table-cell>
          <table:table-cell office:value-type="string">
            <text:p>1940-10-29 17:38:54.375000 EST-0500</text:p>
          </table:table-cell>
          <table:table-cell office:value-type="float" office:value="0">
            <text:p>0</text:p>
          </table:table-cell>
          <table:table-cell office:value-type="float" office:value="176.703015374828">
            <text:p>176.7030153748</text:p>
          </table:table-cell>
          <table:table-cell office:value-type="float" office:value="176.702914477386">
            <text:p>176.7029144774</text:p>
          </table:table-cell>
          <table:table-cell table:number-columns-repeated="2" office:value-type="string">
            <text:p>26 ♍ 42' 10"</text:p>
          </table:table-cell>
          <table:table-cell office:value-type="float" office:value="1.18562798856493">
            <text:p>1.1856279886</text:p>
          </table:table-cell>
          <table:table-cell office:value-type="float" office:value="0.0301348548830972">
            <text:p>0.0301348549</text:p>
          </table:table-cell>
          <table:table-cell office:value-type="float" office:value="153.672054646887">
            <text:p>153.6720546469</text:p>
          </table:table-cell>
          <table:table-cell office:value-type="float" office:value="153.671953749445">
            <text:p>153.6719537494</text:p>
          </table:table-cell>
          <table:table-cell table:number-columns-repeated="2" office:value-type="string">
            <text:p><text:s/>3 ♍ 40' 19"</text:p>
          </table:table-cell>
          <table:table-cell office:value-type="float" office:value="1.18565135954715">
            <text:p>1.1856513595</text:p>
          </table:table-cell>
          <table:table-cell office:value-type="float" office:value="0.0301581808026903">
            <text:p>0.030158180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9945.4746875">
            <text:p>2429945.4746875</text:p>
          </table:table-cell>
          <table:table-cell office:value-type="string">
            <text:p>1940-11-11 18:23:33.281250 EST-0500</text:p>
          </table:table-cell>
          <table:table-cell office:value-type="float" office:value="0">
            <text:p>0</text:p>
          </table:table-cell>
          <table:table-cell office:value-type="float" office:value="229.442359820354">
            <text:p>229.4423598204</text:p>
          </table:table-cell>
          <table:table-cell office:value-type="float" office:value="229.442456835774">
            <text:p>229.4424568358</text:p>
          </table:table-cell>
          <table:table-cell table:number-columns-repeated="2" office:value-type="string">
            <text:p>19 ♏ 26' 32"</text:p>
          </table:table-cell>
          <table:table-cell office:value-type="float" office:value="-1.3387382071863">
            <text:p>-1.3387382072</text:p>
          </table:table-cell>
          <table:table-cell office:value-type="float" office:value="1.00596854083217">
            <text:p>1.0059685408</text:p>
          </table:table-cell>
          <table:table-cell office:value-type="float" office:value="206.410946754474">
            <text:p>206.4109467545</text:p>
          </table:table-cell>
          <table:table-cell office:value-type="float" office:value="206.411043769893">
            <text:p>206.4110437699</text:p>
          </table:table-cell>
          <table:table-cell table:number-columns-repeated="2" office:value-type="string">
            <text:p>26 ♎ 24' 39"</text:p>
          </table:table-cell>
          <table:table-cell office:value-type="float" office:value="-1.33871567653983">
            <text:p>-1.3387156765</text:p>
          </table:table-cell>
          <table:table-cell office:value-type="float" office:value="1.00599105897141">
            <text:p>1.005991059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9966.75153935">
            <text:p>2429966.75153935</text:p>
          </table:table-cell>
          <table:table-cell office:value-type="string">
            <text:p>1940-12-03 01:02:13.593750 EST-0500</text:p>
          </table:table-cell>
          <table:table-cell office:value-type="float" office:value="0">
            <text:p>0</text:p>
          </table:table-cell>
          <table:table-cell office:value-type="float" office:value="218.27814591838">
            <text:p>218.2781459184</text:p>
          </table:table-cell>
          <table:table-cell office:value-type="float" office:value="218.27801209576">
            <text:p>218.2780120958</text:p>
          </table:table-cell>
          <table:table-cell office:value-type="string">
            <text:p><text:s/>8 ♏ 16' 41"</text:p>
          </table:table-cell>
          <table:table-cell office:value-type="string">
            <text:p><text:s/>8 ♏ 16' 40"</text:p>
          </table:table-cell>
          <table:table-cell office:value-type="float" office:value="1.23153372941182">
            <text:p>1.2315337294</text:p>
          </table:table-cell>
          <table:table-cell office:value-type="float" office:value="0.661807001419938">
            <text:p>0.6618070014</text:p>
          </table:table-cell>
          <table:table-cell office:value-type="float" office:value="195.245776199424">
            <text:p>195.2457761994</text:p>
          </table:table-cell>
          <table:table-cell office:value-type="float" office:value="195.245642376804">
            <text:p>195.2456423768</text:p>
          </table:table-cell>
          <table:table-cell table:number-columns-repeated="2" office:value-type="string">
            <text:p>15 ♎ 14' 44"</text:p>
          </table:table-cell>
          <table:table-cell office:value-type="float" office:value="1.23151696785395">
            <text:p>1.2315169679</text:p>
          </table:table-cell>
          <table:table-cell office:value-type="float" office:value="0.661790329904072">
            <text:p>0.66179032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dc:date>2013-09-13T17:57:03</dc:date>
    <dc:creator>Ryan </dc:creator>
    <meta:editing-duration>P0D</meta:editing-duration>
    <meta:editing-cycles>1</meta:editing-cycles>
    <meta:document-statistic meta:table-count="1" meta:cell-count="26656" meta:object-count="0"/>
  </office:meta>
</office:document-meta>
</file>